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79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13.88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19.33mm"/>
    </style:style>
    <style:style style:name="co6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23.41mm"/>
    </style:style>
    <style:style style:name="co8" style:family="table-column">
      <style:table-column-properties fo:break-before="auto" style:column-width="3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44.11mm"/>
    </style:style>
    <style:style style:name="co11" style:family="table-column">
      <style:table-column-properties fo:break-before="auto" style:column-width="12.21mm"/>
    </style:style>
    <style:style style:name="co12" style:family="table-column">
      <style:table-column-properties fo:break-before="auto" style:column-width="149.86mm"/>
    </style:style>
    <style:style style:name="co13" style:family="table-column">
      <style:table-column-properties fo:break-before="auto" style:column-width="43.8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8080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fo:border-bottom="none" fo:background-color="#000000" style:text-align-source="fix" style:repeat-content="false" fo:border-left="0.99pt solid #ffffff" fo:border-right="0.99pt solid #ffffff" fo:border-top="none"/>
      <style:paragraph-properties fo:text-align="center" fo:margin-left="0mm"/>
    </style:style>
    <style:style style:name="ce5" style:family="table-cell" style:parent-style-name="Default" style:data-style-name="N109">
      <style:table-cell-properties fo:border-bottom="none" fo:background-color="#000000" style:text-align-source="fix" style:repeat-content="false" fo:border-left="0.99pt solid #ffffff" fo:border-right="0.99pt solid #ffffff" fo:border-top="none" style:vertical-align="middle"/>
      <style:paragraph-properties fo:text-align="center" fo:margin-left="0mm"/>
    </style:style>
    <style:style style:name="ce6" style:family="table-cell" style:parent-style-name="Default" style:data-style-name="N109">
      <style:table-cell-properties fo:background-color="#ff8080" style:text-align-source="fix" style:repeat-content="false"/>
      <style:paragraph-properties fo:text-align="end" fo:margin-left="0mm"/>
    </style:style>
    <style:style style:name="ce7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order-bottom="none" fo:background-color="#000000" style:text-align-source="fix" style:repeat-content="false" fo:border-left="0.99pt solid #ffffff" fo:border-right="0.99pt solid #ffffff" fo:border-top="none"/>
      <style:paragraph-properties fo:text-align="center" fo:margin-left="0mm"/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fo:background-color="#ff8080" style:text-align-source="fix" style:repeat-content="false"/>
      <style:paragraph-properties fo:text-align="end" fo:margin-left="0mm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style:font-name-asian="Droid Sans Fallback" style:font-name-complex="FreeSans"/>
    </style:style>
    <style:style style:name="ce11" style:family="table-cell" style:parent-style-name="Default" style:data-style-name="N109">
      <style:table-cell-properties fo:background-color="#ff808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fo:border-bottom="none" fo:background-color="#000000" style:text-align-source="fix" style:repeat-content="false" fo:border-left="0.99pt solid #ffffff" fo:border-right="0.99pt solid #ffffff" fo:border-top="none" style:vertical-align="middle"/>
      <style:paragraph-properties fo:text-align="center" fo:margin-left="0mm"/>
    </style:style>
    <style:style style:name="ce14" style:family="table-cell" style:parent-style-name="Default" style:data-style-name="N1">
      <style:table-cell-properties fo:background-color="#ff8080" style:text-align-source="fix" style:repeat-content="false"/>
      <style:paragraph-properties fo:text-align="end" fo:margin-left="0mm"/>
    </style:style>
    <style:style style:name="ce15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mm"/>
    </style:style>
    <style:style style:name="ce16" style:family="table-cell" style:parent-style-name="Default" style:data-style-name="N1">
      <style:table-cell-properties fo:background-color="#ff808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8">
      <style:table-cell-properties fo:border-bottom="none" fo:background-color="#000000" style:text-align-source="fix" style:repeat-content="false" fo:border-left="0.99pt solid #ffffff" fo:border-right="0.99pt solid #ffffff" fo:border-top="none"/>
      <style:paragraph-properties fo:text-align="center" fo:margin-left="0mm"/>
    </style:style>
    <style:style style:name="ce18" style:family="table-cell" style:parent-style-name="Default" style:data-style-name="N108">
      <style:table-cell-properties fo:background-color="#ff8080" style:text-align-source="fix" style:repeat-content="false"/>
      <style:paragraph-properties fo:text-align="end" fo:margin-left="0mm"/>
    </style:style>
    <style:style style:name="ce19" style:family="table-cell" style:parent-style-name="Default" style:data-style-name="N108">
      <style:table-cell-properties style:text-align-source="fix" style:repeat-content="false" fo:background-color="transparent"/>
      <style:paragraph-properties fo:text-align="end" fo:margin-left="0mm"/>
    </style:style>
    <style:style style:name="ce20" style:family="table-cell" style:parent-style-name="Default" style:data-style-name="N108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8">
      <style:table-cell-properties fo:background-color="#ff808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08">
      <style:table-cell-properties fo:background-color="#ff8080"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mm"/>
    </style:style>
    <style:style style:name="ce24" style:family="table-cell" style:parent-style-name="Default" style:data-style-name="N1">
      <style:table-cell-properties fo:background-color="#000000"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 style:data-style-name="N110">
      <style:table-cell-properties fo:background-color="#000000"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110">
      <style:table-cell-properties fo:background-color="#ff8080" style:text-align-source="fix" style:repeat-content="false"/>
      <style:paragraph-properties fo:text-align="end" fo:margin-left="0mm"/>
    </style:style>
    <style:style style:name="ce27" style:family="table-cell" style:parent-style-name="Default" style:data-style-name="N110">
      <style:table-cell-properties style:text-align-source="fix" style:repeat-content="false"/>
      <style:paragraph-properties fo:text-align="end" fo:margin-left="0mm"/>
    </style:style>
    <style:style style:name="ce28" style:family="table-cell" style:parent-style-name="Default" style:data-style-name="N108"/>
    <style:style style:name="ce29" style:family="table-cell" style:parent-style-name="Default" style:data-style-name="N37"/>
    <style:style style:name="ce30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mm"/>
      <style:text-properties style:font-name="Ubuntu Mono"/>
    </style:style>
    <style:style style:name="ce31" style:family="table-cell" style:parent-style-name="Default">
      <style:table-cell-properties fo:background-color="#83caff" style:text-align-source="fix" style:repeat-content="false"/>
      <style:paragraph-properties fo:text-align="start" fo:margin-left="0mm"/>
      <style:text-properties style:font-name="Ubuntu Mono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 Mono"/>
    </style:style>
    <style:style style:name="ce33" style:family="table-cell" style:parent-style-name="Default">
      <style:text-properties style:font-name="Ubuntu Mon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3"/>
        <table:table-column table:style-name="co5" table:default-cell-style-name="ce7"/>
        <table:table-column table:style-name="co6" table:default-cell-style-name="ce3"/>
        <table:table-column table:style-name="co7" table:default-cell-style-name="ce15"/>
        <table:table-column table:style-name="co8" table:default-cell-style-name="ce19"/>
        <table:table-column table:style-name="co9" table:default-cell-style-name="ce23"/>
        <table:table-column table:style-name="co7" table:default-cell-style-name="ce15"/>
        <table:table-column table:style-name="co10" table:default-cell-style-name="ce2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k</text:p>
          </table:table-cell>
          <table:table-cell table:style-name="ce4" office:value-type="string" calcext:value-type="string">
            <text:p>n = k*nⱼ*nᵢ</text:p>
          </table:table-cell>
          <table:table-cell table:style-name="ce5" office:value-type="string" calcext:value-type="string" table:number-columns-spanned="2" table:number-rows-spanned="1">
            <text:p>tⱼᵢ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tₜₒₜₐₗ</text:p>
          </table:table-cell>
          <table:covered-table-cell table:style-name="ce4"/>
          <table:table-cell table:style-name="ce13" office:value-type="string" calcext:value-type="string" table:number-columns-spanned="2" table:number-rows-spanned="1">
            <text:p>data e hora (utc)</text:p>
          </table:table-cell>
          <table:covered-table-cell table:style-name="ce17"/>
          <table:table-cell table:style-name="ce17"/>
          <table:table-cell table:style-name="ce24" office:value-type="string" calcext:value-type="string" table:number-columns-spanned="2" table:number-rows-spanned="1">
            <text:p>início</text:p>
          </table:table-cell>
          <table:covered-table-cell table:style-name="ce25"/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2]*1000*50" office:value-type="float" office:value="50000" calcext:value-type="float">
            <text:p>50000</text:p>
          </table:table-cell>
          <table:table-cell table:style-name="ce6" office:value-type="float" office:value="815" calcext:value-type="float">
            <text:p>815,0</text:p>
          </table:table-cell>
          <table:table-cell table:style-name="ce9" table:formula="of:=CONCATENATE(TEXT(MOD(INT([.C2]/60);60);&quot;00&quot;);&quot;:&quot;;TEXT(MOD([.C2];60);&quot;00,0&quot;))" office:value-type="string" office:string-value="13:35,0" calcext:value-type="string">
            <text:p>13:35,0</text:p>
          </table:table-cell>
          <table:table-cell table:style-name="ce6" table:formula="of:=[.C2]" office:value-type="float" office:value="815" calcext:value-type="float">
            <text:p>815,0</text:p>
          </table:table-cell>
          <table:table-cell table:style-name="ce2" table:formula="of:=CONCATENATE(TEXT(INT([.E2]/(60*60*24));&quot;00&quot;);&quot; &quot;;TEXT(MOD(INT([.E2]/(60*60));24);&quot;00&quot;);&quot;:&quot;;TEXT(MOD(INT([.E2]/60);60);&quot;00&quot;);&quot;:&quot;;TEXT(MOD([.E2];60);&quot;00,0&quot;))" office:value-type="string" office:string-value="00 00:13:35,0" calcext:value-type="string">
            <text:p>00 00:13:35,0</text:p>
          </table:table-cell>
          <table:table-cell table:style-name="ce14" table:formula="of:=IF ([.J2]&lt;&gt;&quot;&quot;;[.J2]+[.C2];[.G1]+[.C2])" office:value-type="float" office:value="1446399476" calcext:value-type="float">
            <text:p>1446399476</text:p>
          </table:table-cell>
          <table:table-cell table:style-name="ce18" table:formula="of:=[.G2]/86400+DATEVALUE(&quot;1970-01-01 00:00:00&quot;)" office:value-type="date" office:date-value="2015-11-01T17:37:56" calcext:value-type="date">
            <text:p>2015/11/01 17:37:56</text:p>
          </table:table-cell>
          <table:table-cell table:style-name="ce22" office:value-type="string" calcext:value-type="string">
            <text:p>⟵</text:p>
          </table:table-cell>
          <table:table-cell table:style-name="ce14" table:formula="of:=([.$K2]-DATEVALUE(&quot;1970-01-01 00:00:00&quot;))*86400" office:value-type="float" office:value="1446398661" calcext:value-type="float">
            <text:p>1446398661</text:p>
          </table:table-cell>
          <table:table-cell table:style-name="ce26" office:value-type="date" office:date-value="2015-11-01T17:24:21" calcext:value-type="date">
            <text:p>2015/11/01 17:24:21 UTC</text:p>
          </table:table-cell>
          <table:table-cell table:number-columns-repeated="3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[.A3]*1000*50" office:value-type="float" office:value="100000" calcext:value-type="float">
            <text:p>100000</text:p>
          </table:table-cell>
          <table:table-cell office:value-type="float" office:value="750" calcext:value-type="float">
            <text:p>750,0</text:p>
          </table:table-cell>
          <table:table-cell table:style-name="ce10" table:formula="of:=CONCATENATE(TEXT(MOD(INT([.C3]/60);60);&quot;00&quot;);&quot;:&quot;;TEXT(MOD([.C3];60);&quot;00,0&quot;))" office:value-type="string" office:string-value="12:30,0" calcext:value-type="string">
            <text:p>12:30,0</text:p>
          </table:table-cell>
          <table:table-cell table:formula="of:=[.C3]+[.E2]" office:value-type="float" office:value="1565" calcext:value-type="float">
            <text:p>1565,0</text:p>
          </table:table-cell>
          <table:table-cell table:formula="of:=CONCATENATE(TEXT(INT([.E3]/(60*60*24));&quot;00&quot;);&quot; &quot;;TEXT(MOD(INT([.E3]/(60*60));24);&quot;00&quot;);&quot;:&quot;;TEXT(MOD(INT([.E3]/60);60);&quot;00&quot;);&quot;:&quot;;TEXT(MOD([.E3];60);&quot;00,0&quot;))" office:value-type="string" office:string-value="00 00:26:05,0" calcext:value-type="string">
            <text:p>00 00:26:05,0</text:p>
          </table:table-cell>
          <table:table-cell table:formula="of:=IF ([.J3]&lt;&gt;&quot;&quot;;[.J3]+[.C3];[.G2]+[.C3])" office:value-type="float" office:value="1446400226" calcext:value-type="float">
            <text:p>1446400226</text:p>
          </table:table-cell>
          <table:table-cell table:formula="of:=[.G3]/86400+DATEVALUE(&quot;1970-01-01 00:00:00&quot;)" office:value-type="date" office:date-value="2015-11-01T17:50:26" calcext:value-type="date">
            <text:p>2015/11/01 17:50:26</text:p>
          </table:table-cell>
          <table:table-cell table:number-columns-repeated="6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A4]*1000*50" office:value-type="float" office:value="150000" calcext:value-type="float">
            <text:p>150000</text:p>
          </table:table-cell>
          <table:table-cell office:value-type="float" office:value="687" calcext:value-type="float">
            <text:p>687,0</text:p>
          </table:table-cell>
          <table:table-cell table:style-name="ce10" table:formula="of:=CONCATENATE(TEXT(MOD(INT([.C4]/60);60);&quot;00&quot;);&quot;:&quot;;TEXT(MOD([.C4];60);&quot;00,0&quot;))" office:value-type="string" office:string-value="11:27,0" calcext:value-type="string">
            <text:p>11:27,0</text:p>
          </table:table-cell>
          <table:table-cell table:formula="of:=[.C4]+[.E3]" office:value-type="float" office:value="2252" calcext:value-type="float">
            <text:p>2252,0</text:p>
          </table:table-cell>
          <table:table-cell table:formula="of:=CONCATENATE(TEXT(INT([.E4]/(60*60*24));&quot;00&quot;);&quot; &quot;;TEXT(MOD(INT([.E4]/(60*60));24);&quot;00&quot;);&quot;:&quot;;TEXT(MOD(INT([.E4]/60);60);&quot;00&quot;);&quot;:&quot;;TEXT(MOD([.E4];60);&quot;00,0&quot;))" office:value-type="string" office:string-value="00 00:37:32,0" calcext:value-type="string">
            <text:p>00 00:37:32,0</text:p>
          </table:table-cell>
          <table:table-cell table:formula="of:=IF ([.J4]&lt;&gt;&quot;&quot;;[.J4]+[.C4];[.G3]+[.C4])" office:value-type="float" office:value="1446400913" calcext:value-type="float">
            <text:p>1446400913</text:p>
          </table:table-cell>
          <table:table-cell table:formula="of:=[.G4]/86400+DATEVALUE(&quot;1970-01-01 00:00:00&quot;)" office:value-type="date" office:date-value="2015-11-01T18:01:52.999999" calcext:value-type="date">
            <text:p>2015/11/01 18:01:53</text:p>
          </table:table-cell>
          <table:table-cell table:number-columns-repeated="4"/>
          <table:table-cell table:style-name="ce3"/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A5]*1000*50" office:value-type="float" office:value="200000" calcext:value-type="float">
            <text:p>200000</text:p>
          </table:table-cell>
          <table:table-cell office:value-type="float" office:value="668" calcext:value-type="float">
            <text:p>668,0</text:p>
          </table:table-cell>
          <table:table-cell table:style-name="ce10" table:formula="of:=CONCATENATE(TEXT(MOD(INT([.C5]/60);60);&quot;00&quot;);&quot;:&quot;;TEXT(MOD([.C5];60);&quot;00,0&quot;))" office:value-type="string" office:string-value="11:08,0" calcext:value-type="string">
            <text:p>11:08,0</text:p>
          </table:table-cell>
          <table:table-cell table:formula="of:=[.C5]+[.E4]" office:value-type="float" office:value="2920" calcext:value-type="float">
            <text:p>2920,0</text:p>
          </table:table-cell>
          <table:table-cell table:formula="of:=CONCATENATE(TEXT(INT([.E5]/(60*60*24));&quot;00&quot;);&quot; &quot;;TEXT(MOD(INT([.E5]/(60*60));24);&quot;00&quot;);&quot;:&quot;;TEXT(MOD(INT([.E5]/60);60);&quot;00&quot;);&quot;:&quot;;TEXT(MOD([.E5];60);&quot;00,0&quot;))" office:value-type="string" office:string-value="00 00:48:40,0" calcext:value-type="string">
            <text:p>00 00:48:40,0</text:p>
          </table:table-cell>
          <table:table-cell table:formula="of:=IF ([.J5]&lt;&gt;&quot;&quot;;[.J5]+[.C5];[.G4]+[.C5])" office:value-type="float" office:value="1446401581" calcext:value-type="float">
            <text:p>1446401581</text:p>
          </table:table-cell>
          <table:table-cell table:formula="of:=[.G5]/86400+DATEVALUE(&quot;1970-01-01 00:00:00&quot;)" office:value-type="date" office:date-value="2015-11-01T18:13:01" calcext:value-type="date">
            <text:p>2015/11/01 18:13:01</text:p>
          </table:table-cell>
          <table:table-cell table:number-columns-repeated="6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A6]*1000*50" office:value-type="float" office:value="250000" calcext:value-type="float">
            <text:p>250000</text:p>
          </table:table-cell>
          <table:table-cell office:value-type="float" office:value="656" calcext:value-type="float">
            <text:p>656,0</text:p>
          </table:table-cell>
          <table:table-cell table:style-name="ce10" table:formula="of:=CONCATENATE(TEXT(MOD(INT([.C6]/60);60);&quot;00&quot;);&quot;:&quot;;TEXT(MOD([.C6];60);&quot;00,0&quot;))" office:value-type="string" office:string-value="10:56,0" calcext:value-type="string">
            <text:p>10:56,0</text:p>
          </table:table-cell>
          <table:table-cell table:formula="of:=[.C6]+[.E5]" office:value-type="float" office:value="3576" calcext:value-type="float">
            <text:p>3576,0</text:p>
          </table:table-cell>
          <table:table-cell table:formula="of:=CONCATENATE(TEXT(INT([.E6]/(60*60*24));&quot;00&quot;);&quot; &quot;;TEXT(MOD(INT([.E6]/(60*60));24);&quot;00&quot;);&quot;:&quot;;TEXT(MOD(INT([.E6]/60);60);&quot;00&quot;);&quot;:&quot;;TEXT(MOD([.E6];60);&quot;00,0&quot;))" office:value-type="string" office:string-value="00 00:59:36,0" calcext:value-type="string">
            <text:p>00 00:59:36,0</text:p>
          </table:table-cell>
          <table:table-cell table:formula="of:=IF ([.J6]&lt;&gt;&quot;&quot;;[.J6]+[.C6];[.G5]+[.C6])" office:value-type="float" office:value="1446402237" calcext:value-type="float">
            <text:p>1446402237</text:p>
          </table:table-cell>
          <table:table-cell table:formula="of:=[.G6]/86400+DATEVALUE(&quot;1970-01-01 00:00:00&quot;)" office:value-type="date" office:date-value="2015-11-01T18:23:57" calcext:value-type="date">
            <text:p>2015/11/01 18:23:57</text:p>
          </table:table-cell>
          <table:table-cell table:number-columns-repeated="6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A7]*1000*50" office:value-type="float" office:value="300000" calcext:value-type="float">
            <text:p>300000</text:p>
          </table:table-cell>
          <table:table-cell office:value-type="float" office:value="656" calcext:value-type="float">
            <text:p>656,0</text:p>
          </table:table-cell>
          <table:table-cell table:style-name="ce10" table:formula="of:=CONCATENATE(TEXT(MOD(INT([.C7]/60);60);&quot;00&quot;);&quot;:&quot;;TEXT(MOD([.C7];60);&quot;00,0&quot;))" office:value-type="string" office:string-value="10:56,0" calcext:value-type="string">
            <text:p>10:56,0</text:p>
          </table:table-cell>
          <table:table-cell table:formula="of:=[.C7]+[.E6]" office:value-type="float" office:value="4232" calcext:value-type="float">
            <text:p>4232,0</text:p>
          </table:table-cell>
          <table:table-cell table:formula="of:=CONCATENATE(TEXT(INT([.E7]/(60*60*24));&quot;00&quot;);&quot; &quot;;TEXT(MOD(INT([.E7]/(60*60));24);&quot;00&quot;);&quot;:&quot;;TEXT(MOD(INT([.E7]/60);60);&quot;00&quot;);&quot;:&quot;;TEXT(MOD([.E7];60);&quot;00,0&quot;))" office:value-type="string" office:string-value="00 01:10:32,0" calcext:value-type="string">
            <text:p>00 01:10:32,0</text:p>
          </table:table-cell>
          <table:table-cell table:formula="of:=IF ([.J7]&lt;&gt;&quot;&quot;;[.J7]+[.C7];[.G6]+[.C7])" office:value-type="float" office:value="1446402893" calcext:value-type="float">
            <text:p>1446402893</text:p>
          </table:table-cell>
          <table:table-cell table:formula="of:=[.G7]/86400+DATEVALUE(&quot;1970-01-01 00:00:00&quot;)" office:value-type="date" office:date-value="2015-11-01T18:34:53" calcext:value-type="date">
            <text:p>2015/11/01 18:34:53</text:p>
          </table:table-cell>
          <table:table-cell table:number-columns-repeated="6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A8]*1000*50" office:value-type="float" office:value="350000" calcext:value-type="float">
            <text:p>350000</text:p>
          </table:table-cell>
          <table:table-cell office:value-type="float" office:value="653" calcext:value-type="float">
            <text:p>653,0</text:p>
          </table:table-cell>
          <table:table-cell table:style-name="ce10" table:formula="of:=CONCATENATE(TEXT(MOD(INT([.C8]/60);60);&quot;00&quot;);&quot;:&quot;;TEXT(MOD([.C8];60);&quot;00,0&quot;))" office:value-type="string" office:string-value="10:53,0" calcext:value-type="string">
            <text:p>10:53,0</text:p>
          </table:table-cell>
          <table:table-cell table:formula="of:=[.C8]+[.E7]" office:value-type="float" office:value="4885" calcext:value-type="float">
            <text:p>4885,0</text:p>
          </table:table-cell>
          <table:table-cell table:formula="of:=CONCATENATE(TEXT(INT([.E8]/(60*60*24));&quot;00&quot;);&quot; &quot;;TEXT(MOD(INT([.E8]/(60*60));24);&quot;00&quot;);&quot;:&quot;;TEXT(MOD(INT([.E8]/60);60);&quot;00&quot;);&quot;:&quot;;TEXT(MOD([.E8];60);&quot;00,0&quot;))" office:value-type="string" office:string-value="00 01:21:25,0" calcext:value-type="string">
            <text:p>00 01:21:25,0</text:p>
          </table:table-cell>
          <table:table-cell table:formula="of:=IF ([.J8]&lt;&gt;&quot;&quot;;[.J8]+[.C8];[.G7]+[.C8])" office:value-type="float" office:value="1446403546" calcext:value-type="float">
            <text:p>1446403546</text:p>
          </table:table-cell>
          <table:table-cell table:formula="of:=[.G8]/86400+DATEVALUE(&quot;1970-01-01 00:00:00&quot;)" office:value-type="date" office:date-value="2015-11-01T18:45:45.999999" calcext:value-type="date">
            <text:p>2015/11/01 18:45:46</text:p>
          </table:table-cell>
          <table:table-cell table:number-columns-repeated="6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A9]*1000*50" office:value-type="float" office:value="400000" calcext:value-type="float">
            <text:p>400000</text:p>
          </table:table-cell>
          <table:table-cell office:value-type="float" office:value="642" calcext:value-type="float">
            <text:p>642,0</text:p>
          </table:table-cell>
          <table:table-cell table:style-name="ce10" table:formula="of:=CONCATENATE(TEXT(MOD(INT([.C9]/60);60);&quot;00&quot;);&quot;:&quot;;TEXT(MOD([.C9];60);&quot;00,0&quot;))" office:value-type="string" office:string-value="10:42,0" calcext:value-type="string">
            <text:p>10:42,0</text:p>
          </table:table-cell>
          <table:table-cell table:formula="of:=[.C9]+[.E8]" office:value-type="float" office:value="5527" calcext:value-type="float">
            <text:p>5527,0</text:p>
          </table:table-cell>
          <table:table-cell table:formula="of:=CONCATENATE(TEXT(INT([.E9]/(60*60*24));&quot;00&quot;);&quot; &quot;;TEXT(MOD(INT([.E9]/(60*60));24);&quot;00&quot;);&quot;:&quot;;TEXT(MOD(INT([.E9]/60);60);&quot;00&quot;);&quot;:&quot;;TEXT(MOD([.E9];60);&quot;00,0&quot;))" office:value-type="string" office:string-value="00 01:32:07,0" calcext:value-type="string">
            <text:p>00 01:32:07,0</text:p>
          </table:table-cell>
          <table:table-cell table:formula="of:=IF ([.J9]&lt;&gt;&quot;&quot;;[.J9]+[.C9];[.G8]+[.C9])" office:value-type="float" office:value="1446404188" calcext:value-type="float">
            <text:p>1446404188</text:p>
          </table:table-cell>
          <table:table-cell table:formula="of:=[.G9]/86400+DATEVALUE(&quot;1970-01-01 00:00:00&quot;)" office:value-type="date" office:date-value="2015-11-01T18:56:28" calcext:value-type="date">
            <text:p>2015/11/01 18:56:28</text:p>
          </table:table-cell>
          <table:table-cell table:number-columns-repeated="6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.A10]*1000*50" office:value-type="float" office:value="450000" calcext:value-type="float">
            <text:p>450000</text:p>
          </table:table-cell>
          <table:table-cell office:value-type="float" office:value="642" calcext:value-type="float">
            <text:p>642,0</text:p>
          </table:table-cell>
          <table:table-cell table:style-name="ce10" table:formula="of:=CONCATENATE(TEXT(MOD(INT([.C10]/60);60);&quot;00&quot;);&quot;:&quot;;TEXT(MOD([.C10];60);&quot;00,0&quot;))" office:value-type="string" office:string-value="10:42,0" calcext:value-type="string">
            <text:p>10:42,0</text:p>
          </table:table-cell>
          <table:table-cell table:formula="of:=[.C10]+[.E9]" office:value-type="float" office:value="6169" calcext:value-type="float">
            <text:p>6169,0</text:p>
          </table:table-cell>
          <table:table-cell table:formula="of:=CONCATENATE(TEXT(INT([.E10]/(60*60*24));&quot;00&quot;);&quot; &quot;;TEXT(MOD(INT([.E10]/(60*60));24);&quot;00&quot;);&quot;:&quot;;TEXT(MOD(INT([.E10]/60);60);&quot;00&quot;);&quot;:&quot;;TEXT(MOD([.E10];60);&quot;00,0&quot;))" office:value-type="string" office:string-value="00 01:42:49,0" calcext:value-type="string">
            <text:p>00 01:42:49,0</text:p>
          </table:table-cell>
          <table:table-cell table:formula="of:=IF ([.J10]&lt;&gt;&quot;&quot;;[.J10]+[.C10];[.G9]+[.C10])" office:value-type="float" office:value="1446404830" calcext:value-type="float">
            <text:p>1446404830</text:p>
          </table:table-cell>
          <table:table-cell table:formula="of:=[.G10]/86400+DATEVALUE(&quot;1970-01-01 00:00:00&quot;)" office:value-type="date" office:date-value="2015-11-01T19:07:10" calcext:value-type="date">
            <text:p>2015/11/01 19:07:10</text:p>
          </table:table-cell>
          <table:table-cell table:number-columns-repeated="6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.A11]*1000*50" office:value-type="float" office:value="500000" calcext:value-type="float">
            <text:p>500000</text:p>
          </table:table-cell>
          <table:table-cell office:value-type="float" office:value="641" calcext:value-type="float">
            <text:p>641,0</text:p>
          </table:table-cell>
          <table:table-cell table:style-name="ce10" table:formula="of:=CONCATENATE(TEXT(MOD(INT([.C11]/60);60);&quot;00&quot;);&quot;:&quot;;TEXT(MOD([.C11];60);&quot;00,0&quot;))" office:value-type="string" office:string-value="10:41,0" calcext:value-type="string">
            <text:p>10:41,0</text:p>
          </table:table-cell>
          <table:table-cell table:formula="of:=[.C11]+[.E10]" office:value-type="float" office:value="6810" calcext:value-type="float">
            <text:p>6810,0</text:p>
          </table:table-cell>
          <table:table-cell table:formula="of:=CONCATENATE(TEXT(INT([.E11]/(60*60*24));&quot;00&quot;);&quot; &quot;;TEXT(MOD(INT([.E11]/(60*60));24);&quot;00&quot;);&quot;:&quot;;TEXT(MOD(INT([.E11]/60);60);&quot;00&quot;);&quot;:&quot;;TEXT(MOD([.E11];60);&quot;00,0&quot;))" office:value-type="string" office:string-value="00 01:53:30,0" calcext:value-type="string">
            <text:p>00 01:53:30,0</text:p>
          </table:table-cell>
          <table:table-cell table:formula="of:=IF ([.J11]&lt;&gt;&quot;&quot;;[.J11]+[.C11];[.G10]+[.C11])" office:value-type="float" office:value="1446405471" calcext:value-type="float">
            <text:p>1446405471</text:p>
          </table:table-cell>
          <table:table-cell table:formula="of:=[.G11]/86400+DATEVALUE(&quot;1970-01-01 00:00:00&quot;)" office:value-type="date" office:date-value="2015-11-01T19:17:51" calcext:value-type="date">
            <text:p>2015/11/01 19:17:51</text:p>
          </table:table-cell>
          <table:table-cell table:number-columns-repeated="4"/>
          <table:table-cell table:style-name="ce28"/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[.A12]*1000*50" office:value-type="float" office:value="550000" calcext:value-type="float">
            <text:p>550000</text:p>
          </table:table-cell>
          <table:table-cell office:value-type="float" office:value="633" calcext:value-type="float">
            <text:p>633,0</text:p>
          </table:table-cell>
          <table:table-cell table:style-name="ce10" table:formula="of:=CONCATENATE(TEXT(MOD(INT([.C12]/60);60);&quot;00&quot;);&quot;:&quot;;TEXT(MOD([.C12];60);&quot;00,0&quot;))" office:value-type="string" office:string-value="10:33,0" calcext:value-type="string">
            <text:p>10:33,0</text:p>
          </table:table-cell>
          <table:table-cell table:formula="of:=[.C12]+[.E11]" office:value-type="float" office:value="7443" calcext:value-type="float">
            <text:p>7443,0</text:p>
          </table:table-cell>
          <table:table-cell table:formula="of:=CONCATENATE(TEXT(INT([.E12]/(60*60*24));&quot;00&quot;);&quot; &quot;;TEXT(MOD(INT([.E12]/(60*60));24);&quot;00&quot;);&quot;:&quot;;TEXT(MOD(INT([.E12]/60);60);&quot;00&quot;);&quot;:&quot;;TEXT(MOD([.E12];60);&quot;00,0&quot;))" office:value-type="string" office:string-value="00 02:04:03,0" calcext:value-type="string">
            <text:p>00 02:04:03,0</text:p>
          </table:table-cell>
          <table:table-cell table:formula="of:=IF ([.J12]&lt;&gt;&quot;&quot;;[.J12]+[.C12];[.G11]+[.C12])" office:value-type="float" office:value="1446406104" calcext:value-type="float">
            <text:p>1446406104</text:p>
          </table:table-cell>
          <table:table-cell table:formula="of:=[.G12]/86400+DATEVALUE(&quot;1970-01-01 00:00:00&quot;)" office:value-type="date" office:date-value="2015-11-01T19:28:24" calcext:value-type="date">
            <text:p>2015/11/01 19:28:24</text:p>
          </table:table-cell>
          <table:table-cell table:number-columns-repeated="4"/>
          <table:table-cell table:style-name="ce29"/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[.A13]*1000*50" office:value-type="float" office:value="600000" calcext:value-type="float">
            <text:p>600000</text:p>
          </table:table-cell>
          <table:table-cell office:value-type="float" office:value="631" calcext:value-type="float">
            <text:p>631,0</text:p>
          </table:table-cell>
          <table:table-cell table:style-name="ce10" table:formula="of:=CONCATENATE(TEXT(MOD(INT([.C13]/60);60);&quot;00&quot;);&quot;:&quot;;TEXT(MOD([.C13];60);&quot;00,0&quot;))" office:value-type="string" office:string-value="10:31,0" calcext:value-type="string">
            <text:p>10:31,0</text:p>
          </table:table-cell>
          <table:table-cell table:formula="of:=[.C13]+[.E12]" office:value-type="float" office:value="8074" calcext:value-type="float">
            <text:p>8074,0</text:p>
          </table:table-cell>
          <table:table-cell table:formula="of:=CONCATENATE(TEXT(INT([.E13]/(60*60*24));&quot;00&quot;);&quot; &quot;;TEXT(MOD(INT([.E13]/(60*60));24);&quot;00&quot;);&quot;:&quot;;TEXT(MOD(INT([.E13]/60);60);&quot;00&quot;);&quot;:&quot;;TEXT(MOD([.E13];60);&quot;00,0&quot;))" office:value-type="string" office:string-value="00 02:14:34,0" calcext:value-type="string">
            <text:p>00 02:14:34,0</text:p>
          </table:table-cell>
          <table:table-cell table:formula="of:=IF ([.J13]&lt;&gt;&quot;&quot;;[.J13]+[.C13];[.G12]+[.C13])" office:value-type="float" office:value="1446406735" calcext:value-type="float">
            <text:p>1446406735</text:p>
          </table:table-cell>
          <table:table-cell table:formula="of:=[.G13]/86400+DATEVALUE(&quot;1970-01-01 00:00:00&quot;)" office:value-type="date" office:date-value="2015-11-01T19:38:55" calcext:value-type="date">
            <text:p>2015/11/01 19:38:55</text:p>
          </table:table-cell>
          <table:table-cell table:number-columns-repeated="6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[.A14]*1000*50" office:value-type="float" office:value="650000" calcext:value-type="float">
            <text:p>650000</text:p>
          </table:table-cell>
          <table:table-cell office:value-type="float" office:value="633" calcext:value-type="float">
            <text:p>633,0</text:p>
          </table:table-cell>
          <table:table-cell table:style-name="ce10" table:formula="of:=CONCATENATE(TEXT(MOD(INT([.C14]/60);60);&quot;00&quot;);&quot;:&quot;;TEXT(MOD([.C14];60);&quot;00,0&quot;))" office:value-type="string" office:string-value="10:33,0" calcext:value-type="string">
            <text:p>10:33,0</text:p>
          </table:table-cell>
          <table:table-cell table:formula="of:=[.C14]+[.E13]" office:value-type="float" office:value="8707" calcext:value-type="float">
            <text:p>8707,0</text:p>
          </table:table-cell>
          <table:table-cell table:formula="of:=CONCATENATE(TEXT(INT([.E14]/(60*60*24));&quot;00&quot;);&quot; &quot;;TEXT(MOD(INT([.E14]/(60*60));24);&quot;00&quot;);&quot;:&quot;;TEXT(MOD(INT([.E14]/60);60);&quot;00&quot;);&quot;:&quot;;TEXT(MOD([.E14];60);&quot;00,0&quot;))" office:value-type="string" office:string-value="00 02:25:07,0" calcext:value-type="string">
            <text:p>00 02:25:07,0</text:p>
          </table:table-cell>
          <table:table-cell table:formula="of:=IF ([.J14]&lt;&gt;&quot;&quot;;[.J14]+[.C14];[.G13]+[.C14])" office:value-type="float" office:value="1446407368" calcext:value-type="float">
            <text:p>1446407368</text:p>
          </table:table-cell>
          <table:table-cell table:formula="of:=[.G14]/86400+DATEVALUE(&quot;1970-01-01 00:00:00&quot;)" office:value-type="date" office:date-value="2015-11-01T19:49:28" calcext:value-type="date">
            <text:p>2015/11/01 19:49:28</text:p>
          </table:table-cell>
          <table:table-cell table:number-columns-repeated="6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[.A15]*1000*50" office:value-type="float" office:value="700000" calcext:value-type="float">
            <text:p>700000</text:p>
          </table:table-cell>
          <table:table-cell office:value-type="float" office:value="649" calcext:value-type="float">
            <text:p>649,0</text:p>
          </table:table-cell>
          <table:table-cell table:style-name="ce10" table:formula="of:=CONCATENATE(TEXT(MOD(INT([.C15]/60);60);&quot;00&quot;);&quot;:&quot;;TEXT(MOD([.C15];60);&quot;00,0&quot;))" office:value-type="string" office:string-value="10:49,0" calcext:value-type="string">
            <text:p>10:49,0</text:p>
          </table:table-cell>
          <table:table-cell table:formula="of:=[.C15]+[.E14]" office:value-type="float" office:value="9356" calcext:value-type="float">
            <text:p>9356,0</text:p>
          </table:table-cell>
          <table:table-cell table:formula="of:=CONCATENATE(TEXT(INT([.E15]/(60*60*24));&quot;00&quot;);&quot; &quot;;TEXT(MOD(INT([.E15]/(60*60));24);&quot;00&quot;);&quot;:&quot;;TEXT(MOD(INT([.E15]/60);60);&quot;00&quot;);&quot;:&quot;;TEXT(MOD([.E15];60);&quot;00,0&quot;))" office:value-type="string" office:string-value="00 02:35:56,0" calcext:value-type="string">
            <text:p>00 02:35:56,0</text:p>
          </table:table-cell>
          <table:table-cell table:formula="of:=IF ([.J15]&lt;&gt;&quot;&quot;;[.J15]+[.C15];[.G14]+[.C15])" office:value-type="float" office:value="1446408017" calcext:value-type="float">
            <text:p>1446408017</text:p>
          </table:table-cell>
          <table:table-cell table:formula="of:=[.G15]/86400+DATEVALUE(&quot;1970-01-01 00:00:00&quot;)" office:value-type="date" office:date-value="2015-11-01T20:00:17" calcext:value-type="date">
            <text:p>2015/11/01 20:00:17</text:p>
          </table:table-cell>
          <table:table-cell table:number-columns-repeated="6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[.A16]*1000*50" office:value-type="float" office:value="750000" calcext:value-type="float">
            <text:p>750000</text:p>
          </table:table-cell>
          <table:table-cell office:value-type="float" office:value="691" calcext:value-type="float">
            <text:p>691,0</text:p>
          </table:table-cell>
          <table:table-cell table:style-name="ce10" table:formula="of:=CONCATENATE(TEXT(MOD(INT([.C16]/60);60);&quot;00&quot;);&quot;:&quot;;TEXT(MOD([.C16];60);&quot;00,0&quot;))" office:value-type="string" office:string-value="11:31,0" calcext:value-type="string">
            <text:p>11:31,0</text:p>
          </table:table-cell>
          <table:table-cell table:formula="of:=[.C16]+[.E15]" office:value-type="float" office:value="10047" calcext:value-type="float">
            <text:p>10047,0</text:p>
          </table:table-cell>
          <table:table-cell table:formula="of:=CONCATENATE(TEXT(INT([.E16]/(60*60*24));&quot;00&quot;);&quot; &quot;;TEXT(MOD(INT([.E16]/(60*60));24);&quot;00&quot;);&quot;:&quot;;TEXT(MOD(INT([.E16]/60);60);&quot;00&quot;);&quot;:&quot;;TEXT(MOD([.E16];60);&quot;00,0&quot;))" office:value-type="string" office:string-value="00 02:47:27,0" calcext:value-type="string">
            <text:p>00 02:47:27,0</text:p>
          </table:table-cell>
          <table:table-cell table:formula="of:=IF ([.J16]&lt;&gt;&quot;&quot;;[.J16]+[.C16];[.G15]+[.C16])" office:value-type="float" office:value="1446408708" calcext:value-type="float">
            <text:p>1446408708</text:p>
          </table:table-cell>
          <table:table-cell table:formula="of:=[.G16]/86400+DATEVALUE(&quot;1970-01-01 00:00:00&quot;)" office:value-type="date" office:date-value="2015-11-01T20:11:48" calcext:value-type="date">
            <text:p>2015/11/01 20:11:48</text:p>
          </table:table-cell>
          <table:table-cell table:number-columns-repeated="6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[.A17]*1000*50" office:value-type="float" office:value="800000" calcext:value-type="float">
            <text:p>800000</text:p>
          </table:table-cell>
          <table:table-cell office:value-type="float" office:value="689" calcext:value-type="float">
            <text:p>689,0</text:p>
          </table:table-cell>
          <table:table-cell table:style-name="ce10" table:formula="of:=CONCATENATE(TEXT(MOD(INT([.C17]/60);60);&quot;00&quot;);&quot;:&quot;;TEXT(MOD([.C17];60);&quot;00,0&quot;))" office:value-type="string" office:string-value="11:29,0" calcext:value-type="string">
            <text:p>11:29,0</text:p>
          </table:table-cell>
          <table:table-cell table:formula="of:=[.C17]+[.E16]" office:value-type="float" office:value="10736" calcext:value-type="float">
            <text:p>10736,0</text:p>
          </table:table-cell>
          <table:table-cell table:formula="of:=CONCATENATE(TEXT(INT([.E17]/(60*60*24));&quot;00&quot;);&quot; &quot;;TEXT(MOD(INT([.E17]/(60*60));24);&quot;00&quot;);&quot;:&quot;;TEXT(MOD(INT([.E17]/60);60);&quot;00&quot;);&quot;:&quot;;TEXT(MOD([.E17];60);&quot;00,0&quot;))" office:value-type="string" office:string-value="00 02:58:56,0" calcext:value-type="string">
            <text:p>00 02:58:56,0</text:p>
          </table:table-cell>
          <table:table-cell table:formula="of:=IF ([.J17]&lt;&gt;&quot;&quot;;[.J17]+[.C17];[.G16]+[.C17])" office:value-type="float" office:value="1446409397" calcext:value-type="float">
            <text:p>1446409397</text:p>
          </table:table-cell>
          <table:table-cell table:formula="of:=[.G17]/86400+DATEVALUE(&quot;1970-01-01 00:00:00&quot;)" office:value-type="date" office:date-value="2015-11-01T20:23:17" calcext:value-type="date">
            <text:p>2015/11/01 20:23:17</text:p>
          </table:table-cell>
          <table:table-cell table:number-columns-repeated="6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[.A18]*1000*50" office:value-type="float" office:value="850000" calcext:value-type="float">
            <text:p>850000</text:p>
          </table:table-cell>
          <table:table-cell office:value-type="float" office:value="645" calcext:value-type="float">
            <text:p>645,0</text:p>
          </table:table-cell>
          <table:table-cell table:style-name="ce10" table:formula="of:=CONCATENATE(TEXT(MOD(INT([.C18]/60);60);&quot;00&quot;);&quot;:&quot;;TEXT(MOD([.C18];60);&quot;00,0&quot;))" office:value-type="string" office:string-value="10:45,0" calcext:value-type="string">
            <text:p>10:45,0</text:p>
          </table:table-cell>
          <table:table-cell table:formula="of:=[.C18]+[.E17]" office:value-type="float" office:value="11381" calcext:value-type="float">
            <text:p>11381,0</text:p>
          </table:table-cell>
          <table:table-cell table:formula="of:=CONCATENATE(TEXT(INT([.E18]/(60*60*24));&quot;00&quot;);&quot; &quot;;TEXT(MOD(INT([.E18]/(60*60));24);&quot;00&quot;);&quot;:&quot;;TEXT(MOD(INT([.E18]/60);60);&quot;00&quot;);&quot;:&quot;;TEXT(MOD([.E18];60);&quot;00,0&quot;))" office:value-type="string" office:string-value="00 03:09:41,0" calcext:value-type="string">
            <text:p>00 03:09:41,0</text:p>
          </table:table-cell>
          <table:table-cell table:formula="of:=IF ([.J18]&lt;&gt;&quot;&quot;;[.J18]+[.C18];[.G17]+[.C18])" office:value-type="float" office:value="1446410042" calcext:value-type="float">
            <text:p>1446410042</text:p>
          </table:table-cell>
          <table:table-cell table:formula="of:=[.G18]/86400+DATEVALUE(&quot;1970-01-01 00:00:00&quot;)" office:value-type="date" office:date-value="2015-11-01T20:34:02" calcext:value-type="date">
            <text:p>2015/11/01 20:34:02</text:p>
          </table:table-cell>
          <table:table-cell table:number-columns-repeated="6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[.A19]*1000*50" office:value-type="float" office:value="900000" calcext:value-type="float">
            <text:p>900000</text:p>
          </table:table-cell>
          <table:table-cell office:value-type="float" office:value="671" calcext:value-type="float">
            <text:p>671,0</text:p>
          </table:table-cell>
          <table:table-cell table:style-name="ce10" table:formula="of:=CONCATENATE(TEXT(MOD(INT([.C19]/60);60);&quot;00&quot;);&quot;:&quot;;TEXT(MOD([.C19];60);&quot;00,0&quot;))" office:value-type="string" office:string-value="11:11,0" calcext:value-type="string">
            <text:p>11:11,0</text:p>
          </table:table-cell>
          <table:table-cell table:formula="of:=[.C19]+[.E18]" office:value-type="float" office:value="12052" calcext:value-type="float">
            <text:p>12052,0</text:p>
          </table:table-cell>
          <table:table-cell table:formula="of:=CONCATENATE(TEXT(INT([.E19]/(60*60*24));&quot;00&quot;);&quot; &quot;;TEXT(MOD(INT([.E19]/(60*60));24);&quot;00&quot;);&quot;:&quot;;TEXT(MOD(INT([.E19]/60);60);&quot;00&quot;);&quot;:&quot;;TEXT(MOD([.E19];60);&quot;00,0&quot;))" office:value-type="string" office:string-value="00 03:20:52,0" calcext:value-type="string">
            <text:p>00 03:20:52,0</text:p>
          </table:table-cell>
          <table:table-cell table:formula="of:=IF ([.J19]&lt;&gt;&quot;&quot;;[.J19]+[.C19];[.G18]+[.C19])" office:value-type="float" office:value="1446410713" calcext:value-type="float">
            <text:p>1446410713</text:p>
          </table:table-cell>
          <table:table-cell table:formula="of:=[.G19]/86400+DATEVALUE(&quot;1970-01-01 00:00:00&quot;)" office:value-type="date" office:date-value="2015-11-01T20:45:12.999999" calcext:value-type="date">
            <text:p>2015/11/01 20:45:13</text:p>
          </table:table-cell>
          <table:table-cell table:number-columns-repeated="6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[.A20]*1000*50" office:value-type="float" office:value="950000" calcext:value-type="float">
            <text:p>950000</text:p>
          </table:table-cell>
          <table:table-cell office:value-type="float" office:value="676" calcext:value-type="float">
            <text:p>676,0</text:p>
          </table:table-cell>
          <table:table-cell table:style-name="ce10" table:formula="of:=CONCATENATE(TEXT(MOD(INT([.C20]/60);60);&quot;00&quot;);&quot;:&quot;;TEXT(MOD([.C20];60);&quot;00,0&quot;))" office:value-type="string" office:string-value="11:16,0" calcext:value-type="string">
            <text:p>11:16,0</text:p>
          </table:table-cell>
          <table:table-cell table:formula="of:=[.C20]+[.E19]" office:value-type="float" office:value="12728" calcext:value-type="float">
            <text:p>12728,0</text:p>
          </table:table-cell>
          <table:table-cell table:formula="of:=CONCATENATE(TEXT(INT([.E20]/(60*60*24));&quot;00&quot;);&quot; &quot;;TEXT(MOD(INT([.E20]/(60*60));24);&quot;00&quot;);&quot;:&quot;;TEXT(MOD(INT([.E20]/60);60);&quot;00&quot;);&quot;:&quot;;TEXT(MOD([.E20];60);&quot;00,0&quot;))" office:value-type="string" office:string-value="00 03:32:08,0" calcext:value-type="string">
            <text:p>00 03:32:08,0</text:p>
          </table:table-cell>
          <table:table-cell table:formula="of:=IF ([.J20]&lt;&gt;&quot;&quot;;[.J20]+[.C20];[.G19]+[.C20])" office:value-type="float" office:value="1446411389" calcext:value-type="float">
            <text:p>1446411389</text:p>
          </table:table-cell>
          <table:table-cell table:formula="of:=[.G20]/86400+DATEVALUE(&quot;1970-01-01 00:00:00&quot;)" office:value-type="date" office:date-value="2015-11-01T20:56:29" calcext:value-type="date">
            <text:p>2015/11/01 20:56:29</text:p>
          </table:table-cell>
          <table:table-cell table:number-columns-repeated="6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[.A21]*1000*50" office:value-type="float" office:value="1000000" calcext:value-type="float">
            <text:p>1000000</text:p>
          </table:table-cell>
          <table:table-cell office:value-type="float" office:value="670" calcext:value-type="float">
            <text:p>670,0</text:p>
          </table:table-cell>
          <table:table-cell table:style-name="ce10" table:formula="of:=CONCATENATE(TEXT(MOD(INT([.C21]/60);60);&quot;00&quot;);&quot;:&quot;;TEXT(MOD([.C21];60);&quot;00,0&quot;))" office:value-type="string" office:string-value="11:10,0" calcext:value-type="string">
            <text:p>11:10,0</text:p>
          </table:table-cell>
          <table:table-cell table:formula="of:=[.C21]+[.E20]" office:value-type="float" office:value="13398" calcext:value-type="float">
            <text:p>13398,0</text:p>
          </table:table-cell>
          <table:table-cell table:formula="of:=CONCATENATE(TEXT(INT([.E21]/(60*60*24));&quot;00&quot;);&quot; &quot;;TEXT(MOD(INT([.E21]/(60*60));24);&quot;00&quot;);&quot;:&quot;;TEXT(MOD(INT([.E21]/60);60);&quot;00&quot;);&quot;:&quot;;TEXT(MOD([.E21];60);&quot;00,0&quot;))" office:value-type="string" office:string-value="00 03:43:18,0" calcext:value-type="string">
            <text:p>00 03:43:18,0</text:p>
          </table:table-cell>
          <table:table-cell table:formula="of:=IF ([.J21]&lt;&gt;&quot;&quot;;[.J21]+[.C21];[.G20]+[.C21])" office:value-type="float" office:value="1446412059" calcext:value-type="float">
            <text:p>1446412059</text:p>
          </table:table-cell>
          <table:table-cell table:formula="of:=[.G21]/86400+DATEVALUE(&quot;1970-01-01 00:00:00&quot;)" office:value-type="date" office:date-value="2015-11-01T21:07:39" calcext:value-type="date">
            <text:p>2015/11/01 21:07:39</text:p>
          </table:table-cell>
          <table:table-cell table:number-columns-repeated="6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[.A22]*1000*50" office:value-type="float" office:value="1050000" calcext:value-type="float">
            <text:p>1050000</text:p>
          </table:table-cell>
          <table:table-cell office:value-type="float" office:value="655" calcext:value-type="float">
            <text:p>655,0</text:p>
          </table:table-cell>
          <table:table-cell table:style-name="ce10" table:formula="of:=CONCATENATE(TEXT(MOD(INT([.C22]/60);60);&quot;00&quot;);&quot;:&quot;;TEXT(MOD([.C22];60);&quot;00,0&quot;))" office:value-type="string" office:string-value="10:55,0" calcext:value-type="string">
            <text:p>10:55,0</text:p>
          </table:table-cell>
          <table:table-cell table:formula="of:=[.C22]+[.E21]" office:value-type="float" office:value="14053" calcext:value-type="float">
            <text:p>14053,0</text:p>
          </table:table-cell>
          <table:table-cell table:formula="of:=CONCATENATE(TEXT(INT([.E22]/(60*60*24));&quot;00&quot;);&quot; &quot;;TEXT(MOD(INT([.E22]/(60*60));24);&quot;00&quot;);&quot;:&quot;;TEXT(MOD(INT([.E22]/60);60);&quot;00&quot;);&quot;:&quot;;TEXT(MOD([.E22];60);&quot;00,0&quot;))" office:value-type="string" office:string-value="00 03:54:13,0" calcext:value-type="string">
            <text:p>00 03:54:13,0</text:p>
          </table:table-cell>
          <table:table-cell table:formula="of:=IF ([.J22]&lt;&gt;&quot;&quot;;[.J22]+[.C22];[.G21]+[.C22])" office:value-type="float" office:value="1446412714" calcext:value-type="float">
            <text:p>1446412714</text:p>
          </table:table-cell>
          <table:table-cell table:formula="of:=[.G22]/86400+DATEVALUE(&quot;1970-01-01 00:00:00&quot;)" office:value-type="date" office:date-value="2015-11-01T21:18:34" calcext:value-type="date">
            <text:p>2015/11/01 21:18:34</text:p>
          </table:table-cell>
          <table:table-cell table:number-columns-repeated="6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[.A23]*1000*50" office:value-type="float" office:value="1100000" calcext:value-type="float">
            <text:p>1100000</text:p>
          </table:table-cell>
          <table:table-cell office:value-type="float" office:value="640" calcext:value-type="float">
            <text:p>640,0</text:p>
          </table:table-cell>
          <table:table-cell table:style-name="ce10" table:formula="of:=CONCATENATE(TEXT(MOD(INT([.C23]/60);60);&quot;00&quot;);&quot;:&quot;;TEXT(MOD([.C23];60);&quot;00,0&quot;))" office:value-type="string" office:string-value="10:40,0" calcext:value-type="string">
            <text:p>10:40,0</text:p>
          </table:table-cell>
          <table:table-cell table:formula="of:=[.C23]+[.E22]" office:value-type="float" office:value="14693" calcext:value-type="float">
            <text:p>14693,0</text:p>
          </table:table-cell>
          <table:table-cell table:formula="of:=CONCATENATE(TEXT(INT([.E23]/(60*60*24));&quot;00&quot;);&quot; &quot;;TEXT(MOD(INT([.E23]/(60*60));24);&quot;00&quot;);&quot;:&quot;;TEXT(MOD(INT([.E23]/60);60);&quot;00&quot;);&quot;:&quot;;TEXT(MOD([.E23];60);&quot;00,0&quot;))" office:value-type="string" office:string-value="00 04:04:53,0" calcext:value-type="string">
            <text:p>00 04:04:53,0</text:p>
          </table:table-cell>
          <table:table-cell table:formula="of:=IF ([.J23]&lt;&gt;&quot;&quot;;[.J23]+[.C23];[.G22]+[.C23])" office:value-type="float" office:value="1446413354" calcext:value-type="float">
            <text:p>1446413354</text:p>
          </table:table-cell>
          <table:table-cell table:formula="of:=[.G23]/86400+DATEVALUE(&quot;1970-01-01 00:00:00&quot;)" office:value-type="date" office:date-value="2015-11-01T21:29:14" calcext:value-type="date">
            <text:p>2015/11/01 21:29:14</text:p>
          </table:table-cell>
          <table:table-cell table:number-columns-repeated="6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[.A24]*1000*50" office:value-type="float" office:value="1150000" calcext:value-type="float">
            <text:p>1150000</text:p>
          </table:table-cell>
          <table:table-cell office:value-type="float" office:value="637" calcext:value-type="float">
            <text:p>637,0</text:p>
          </table:table-cell>
          <table:table-cell table:style-name="ce10" table:formula="of:=CONCATENATE(TEXT(MOD(INT([.C24]/60);60);&quot;00&quot;);&quot;:&quot;;TEXT(MOD([.C24];60);&quot;00,0&quot;))" office:value-type="string" office:string-value="10:37,0" calcext:value-type="string">
            <text:p>10:37,0</text:p>
          </table:table-cell>
          <table:table-cell table:formula="of:=[.C24]+[.E23]" office:value-type="float" office:value="15330" calcext:value-type="float">
            <text:p>15330,0</text:p>
          </table:table-cell>
          <table:table-cell table:formula="of:=CONCATENATE(TEXT(INT([.E24]/(60*60*24));&quot;00&quot;);&quot; &quot;;TEXT(MOD(INT([.E24]/(60*60));24);&quot;00&quot;);&quot;:&quot;;TEXT(MOD(INT([.E24]/60);60);&quot;00&quot;);&quot;:&quot;;TEXT(MOD([.E24];60);&quot;00,0&quot;))" office:value-type="string" office:string-value="00 04:15:30,0" calcext:value-type="string">
            <text:p>00 04:15:30,0</text:p>
          </table:table-cell>
          <table:table-cell table:formula="of:=IF ([.J24]&lt;&gt;&quot;&quot;;[.J24]+[.C24];[.G23]+[.C24])" office:value-type="float" office:value="1446413991" calcext:value-type="float">
            <text:p>1446413991</text:p>
          </table:table-cell>
          <table:table-cell table:formula="of:=[.G24]/86400+DATEVALUE(&quot;1970-01-01 00:00:00&quot;)" office:value-type="date" office:date-value="2015-11-01T21:39:51" calcext:value-type="date">
            <text:p>2015/11/01 21:39:51</text:p>
          </table:table-cell>
          <table:table-cell table:number-columns-repeated="6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[.A25]*1000*50" office:value-type="float" office:value="1200000" calcext:value-type="float">
            <text:p>1200000</text:p>
          </table:table-cell>
          <table:table-cell office:value-type="float" office:value="631" calcext:value-type="float">
            <text:p>631,0</text:p>
          </table:table-cell>
          <table:table-cell table:style-name="ce10" table:formula="of:=CONCATENATE(TEXT(MOD(INT([.C25]/60);60);&quot;00&quot;);&quot;:&quot;;TEXT(MOD([.C25];60);&quot;00,0&quot;))" office:value-type="string" office:string-value="10:31,0" calcext:value-type="string">
            <text:p>10:31,0</text:p>
          </table:table-cell>
          <table:table-cell table:formula="of:=[.C25]+[.E24]" office:value-type="float" office:value="15961" calcext:value-type="float">
            <text:p>15961,0</text:p>
          </table:table-cell>
          <table:table-cell table:formula="of:=CONCATENATE(TEXT(INT([.E25]/(60*60*24));&quot;00&quot;);&quot; &quot;;TEXT(MOD(INT([.E25]/(60*60));24);&quot;00&quot;);&quot;:&quot;;TEXT(MOD(INT([.E25]/60);60);&quot;00&quot;);&quot;:&quot;;TEXT(MOD([.E25];60);&quot;00,0&quot;))" office:value-type="string" office:string-value="00 04:26:01,0" calcext:value-type="string">
            <text:p>00 04:26:01,0</text:p>
          </table:table-cell>
          <table:table-cell table:formula="of:=IF ([.J25]&lt;&gt;&quot;&quot;;[.J25]+[.C25];[.G24]+[.C25])" office:value-type="float" office:value="1446414622" calcext:value-type="float">
            <text:p>1446414622</text:p>
          </table:table-cell>
          <table:table-cell table:formula="of:=[.G25]/86400+DATEVALUE(&quot;1970-01-01 00:00:00&quot;)" office:value-type="date" office:date-value="2015-11-01T21:50:22" calcext:value-type="date">
            <text:p>2015/11/01 21:50:22</text:p>
          </table:table-cell>
          <table:table-cell table:number-columns-repeated="6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[.A26]*1000*50" office:value-type="float" office:value="1250000" calcext:value-type="float">
            <text:p>1250000</text:p>
          </table:table-cell>
          <table:table-cell office:value-type="float" office:value="669" calcext:value-type="float">
            <text:p>669,0</text:p>
          </table:table-cell>
          <table:table-cell table:style-name="ce10" table:formula="of:=CONCATENATE(TEXT(MOD(INT([.C26]/60);60);&quot;00&quot;);&quot;:&quot;;TEXT(MOD([.C26];60);&quot;00,0&quot;))" office:value-type="string" office:string-value="11:09,0" calcext:value-type="string">
            <text:p>11:09,0</text:p>
          </table:table-cell>
          <table:table-cell table:formula="of:=[.C26]+[.E25]" office:value-type="float" office:value="16630" calcext:value-type="float">
            <text:p>16630,0</text:p>
          </table:table-cell>
          <table:table-cell table:formula="of:=CONCATENATE(TEXT(INT([.E26]/(60*60*24));&quot;00&quot;);&quot; &quot;;TEXT(MOD(INT([.E26]/(60*60));24);&quot;00&quot;);&quot;:&quot;;TEXT(MOD(INT([.E26]/60);60);&quot;00&quot;);&quot;:&quot;;TEXT(MOD([.E26];60);&quot;00,0&quot;))" office:value-type="string" office:string-value="00 04:37:10,0" calcext:value-type="string">
            <text:p>00 04:37:10,0</text:p>
          </table:table-cell>
          <table:table-cell table:formula="of:=IF ([.J26]&lt;&gt;&quot;&quot;;[.J26]+[.C26];[.G25]+[.C26])" office:value-type="float" office:value="1446415291" calcext:value-type="float">
            <text:p>1446415291</text:p>
          </table:table-cell>
          <table:table-cell table:formula="of:=[.G26]/86400+DATEVALUE(&quot;1970-01-01 00:00:00&quot;)" office:value-type="date" office:date-value="2015-11-01T22:01:31" calcext:value-type="date">
            <text:p>2015/11/01 22:01:31</text:p>
          </table:table-cell>
          <table:table-cell table:number-columns-repeated="6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[.A27]*1000*50" office:value-type="float" office:value="1300000" calcext:value-type="float">
            <text:p>1300000</text:p>
          </table:table-cell>
          <table:table-cell office:value-type="float" office:value="675" calcext:value-type="float">
            <text:p>675,0</text:p>
          </table:table-cell>
          <table:table-cell table:style-name="ce10" table:formula="of:=CONCATENATE(TEXT(MOD(INT([.C27]/60);60);&quot;00&quot;);&quot;:&quot;;TEXT(MOD([.C27];60);&quot;00,0&quot;))" office:value-type="string" office:string-value="11:15,0" calcext:value-type="string">
            <text:p>11:15,0</text:p>
          </table:table-cell>
          <table:table-cell table:formula="of:=[.C27]+[.E26]" office:value-type="float" office:value="17305" calcext:value-type="float">
            <text:p>17305,0</text:p>
          </table:table-cell>
          <table:table-cell table:formula="of:=CONCATENATE(TEXT(INT([.E27]/(60*60*24));&quot;00&quot;);&quot; &quot;;TEXT(MOD(INT([.E27]/(60*60));24);&quot;00&quot;);&quot;:&quot;;TEXT(MOD(INT([.E27]/60);60);&quot;00&quot;);&quot;:&quot;;TEXT(MOD([.E27];60);&quot;00,0&quot;))" office:value-type="string" office:string-value="00 04:48:25,0" calcext:value-type="string">
            <text:p>00 04:48:25,0</text:p>
          </table:table-cell>
          <table:table-cell table:formula="of:=IF ([.J27]&lt;&gt;&quot;&quot;;[.J27]+[.C27];[.G26]+[.C27])" office:value-type="float" office:value="1446415966" calcext:value-type="float">
            <text:p>1446415966</text:p>
          </table:table-cell>
          <table:table-cell table:formula="of:=[.G27]/86400+DATEVALUE(&quot;1970-01-01 00:00:00&quot;)" office:value-type="date" office:date-value="2015-11-01T22:12:46" calcext:value-type="date">
            <text:p>2015/11/01 22:12:46</text:p>
          </table:table-cell>
          <table:table-cell table:number-columns-repeated="6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[.A28]*1000*50" office:value-type="float" office:value="1350000" calcext:value-type="float">
            <text:p>1350000</text:p>
          </table:table-cell>
          <table:table-cell office:value-type="float" office:value="675" calcext:value-type="float">
            <text:p>675,0</text:p>
          </table:table-cell>
          <table:table-cell table:style-name="ce10" table:formula="of:=CONCATENATE(TEXT(MOD(INT([.C28]/60);60);&quot;00&quot;);&quot;:&quot;;TEXT(MOD([.C28];60);&quot;00,0&quot;))" office:value-type="string" office:string-value="11:15,0" calcext:value-type="string">
            <text:p>11:15,0</text:p>
          </table:table-cell>
          <table:table-cell table:formula="of:=[.C28]+[.E27]" office:value-type="float" office:value="17980" calcext:value-type="float">
            <text:p>17980,0</text:p>
          </table:table-cell>
          <table:table-cell table:formula="of:=CONCATENATE(TEXT(INT([.E28]/(60*60*24));&quot;00&quot;);&quot; &quot;;TEXT(MOD(INT([.E28]/(60*60));24);&quot;00&quot;);&quot;:&quot;;TEXT(MOD(INT([.E28]/60);60);&quot;00&quot;);&quot;:&quot;;TEXT(MOD([.E28];60);&quot;00,0&quot;))" office:value-type="string" office:string-value="00 04:59:40,0" calcext:value-type="string">
            <text:p>00 04:59:40,0</text:p>
          </table:table-cell>
          <table:table-cell table:formula="of:=IF ([.J28]&lt;&gt;&quot;&quot;;[.J28]+[.C28];[.G27]+[.C28])" office:value-type="float" office:value="1446416641" calcext:value-type="float">
            <text:p>1446416641</text:p>
          </table:table-cell>
          <table:table-cell table:formula="of:=[.G28]/86400+DATEVALUE(&quot;1970-01-01 00:00:00&quot;)" office:value-type="date" office:date-value="2015-11-01T22:24:01" calcext:value-type="date">
            <text:p>2015/11/01 22:24:01</text:p>
          </table:table-cell>
          <table:table-cell table:number-columns-repeated="6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[.A29]*1000*50" office:value-type="float" office:value="1400000" calcext:value-type="float">
            <text:p>1400000</text:p>
          </table:table-cell>
          <table:table-cell office:value-type="float" office:value="663" calcext:value-type="float">
            <text:p>663,0</text:p>
          </table:table-cell>
          <table:table-cell table:style-name="ce10" table:formula="of:=CONCATENATE(TEXT(MOD(INT([.C29]/60);60);&quot;00&quot;);&quot;:&quot;;TEXT(MOD([.C29];60);&quot;00,0&quot;))" office:value-type="string" office:string-value="11:03,0" calcext:value-type="string">
            <text:p>11:03,0</text:p>
          </table:table-cell>
          <table:table-cell table:formula="of:=[.C29]+[.E28]" office:value-type="float" office:value="18643" calcext:value-type="float">
            <text:p>18643,0</text:p>
          </table:table-cell>
          <table:table-cell table:formula="of:=CONCATENATE(TEXT(INT([.E29]/(60*60*24));&quot;00&quot;);&quot; &quot;;TEXT(MOD(INT([.E29]/(60*60));24);&quot;00&quot;);&quot;:&quot;;TEXT(MOD(INT([.E29]/60);60);&quot;00&quot;);&quot;:&quot;;TEXT(MOD([.E29];60);&quot;00,0&quot;))" office:value-type="string" office:string-value="00 05:10:43,0" calcext:value-type="string">
            <text:p>00 05:10:43,0</text:p>
          </table:table-cell>
          <table:table-cell table:formula="of:=IF ([.J29]&lt;&gt;&quot;&quot;;[.J29]+[.C29];[.G28]+[.C29])" office:value-type="float" office:value="1446417304" calcext:value-type="float">
            <text:p>1446417304</text:p>
          </table:table-cell>
          <table:table-cell table:formula="of:=[.G29]/86400+DATEVALUE(&quot;1970-01-01 00:00:00&quot;)" office:value-type="date" office:date-value="2015-11-01T22:35:03.999999" calcext:value-type="date">
            <text:p>2015/11/01 22:35:04</text:p>
          </table:table-cell>
          <table:table-cell table:number-columns-repeated="6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[.A30]*1000*50" office:value-type="float" office:value="1450000" calcext:value-type="float">
            <text:p>1450000</text:p>
          </table:table-cell>
          <table:table-cell office:value-type="float" office:value="643" calcext:value-type="float">
            <text:p>643,0</text:p>
          </table:table-cell>
          <table:table-cell table:style-name="ce10" table:formula="of:=CONCATENATE(TEXT(MOD(INT([.C30]/60);60);&quot;00&quot;);&quot;:&quot;;TEXT(MOD([.C30];60);&quot;00,0&quot;))" office:value-type="string" office:string-value="10:43,0" calcext:value-type="string">
            <text:p>10:43,0</text:p>
          </table:table-cell>
          <table:table-cell table:formula="of:=[.C30]+[.E29]" office:value-type="float" office:value="19286" calcext:value-type="float">
            <text:p>19286,0</text:p>
          </table:table-cell>
          <table:table-cell table:formula="of:=CONCATENATE(TEXT(INT([.E30]/(60*60*24));&quot;00&quot;);&quot; &quot;;TEXT(MOD(INT([.E30]/(60*60));24);&quot;00&quot;);&quot;:&quot;;TEXT(MOD(INT([.E30]/60);60);&quot;00&quot;);&quot;:&quot;;TEXT(MOD([.E30];60);&quot;00,0&quot;))" office:value-type="string" office:string-value="00 05:21:26,0" calcext:value-type="string">
            <text:p>00 05:21:26,0</text:p>
          </table:table-cell>
          <table:table-cell table:formula="of:=IF ([.J30]&lt;&gt;&quot;&quot;;[.J30]+[.C30];[.G29]+[.C30])" office:value-type="float" office:value="1446417947" calcext:value-type="float">
            <text:p>1446417947</text:p>
          </table:table-cell>
          <table:table-cell table:formula="of:=[.G30]/86400+DATEVALUE(&quot;1970-01-01 00:00:00&quot;)" office:value-type="date" office:date-value="2015-11-01T22:45:46.999999" calcext:value-type="date">
            <text:p>2015/11/01 22:45:47</text:p>
          </table:table-cell>
          <table:table-cell table:number-columns-repeated="6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[.A31]*1000*50" office:value-type="float" office:value="1500000" calcext:value-type="float">
            <text:p>1500000</text:p>
          </table:table-cell>
          <table:table-cell office:value-type="float" office:value="613" calcext:value-type="float">
            <text:p>613,0</text:p>
          </table:table-cell>
          <table:table-cell table:style-name="ce10" table:formula="of:=CONCATENATE(TEXT(MOD(INT([.C31]/60);60);&quot;00&quot;);&quot;:&quot;;TEXT(MOD([.C31];60);&quot;00,0&quot;))" office:value-type="string" office:string-value="10:13,0" calcext:value-type="string">
            <text:p>10:13,0</text:p>
          </table:table-cell>
          <table:table-cell table:formula="of:=[.C31]+[.E30]" office:value-type="float" office:value="19899" calcext:value-type="float">
            <text:p>19899,0</text:p>
          </table:table-cell>
          <table:table-cell table:formula="of:=CONCATENATE(TEXT(INT([.E31]/(60*60*24));&quot;00&quot;);&quot; &quot;;TEXT(MOD(INT([.E31]/(60*60));24);&quot;00&quot;);&quot;:&quot;;TEXT(MOD(INT([.E31]/60);60);&quot;00&quot;);&quot;:&quot;;TEXT(MOD([.E31];60);&quot;00,0&quot;))" office:value-type="string" office:string-value="00 05:31:39,0" calcext:value-type="string">
            <text:p>00 05:31:39,0</text:p>
          </table:table-cell>
          <table:table-cell table:formula="of:=IF ([.J31]&lt;&gt;&quot;&quot;;[.J31]+[.C31];[.G30]+[.C31])" office:value-type="float" office:value="1446418560" calcext:value-type="float">
            <text:p>1446418560</text:p>
          </table:table-cell>
          <table:table-cell table:formula="of:=[.G31]/86400+DATEVALUE(&quot;1970-01-01 00:00:00&quot;)" office:value-type="date" office:date-value="2015-11-01T22:56:00" calcext:value-type="date">
            <text:p>2015/11/01 22:56:00</text:p>
          </table:table-cell>
          <table:table-cell table:number-columns-repeated="6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[.A32]*1000*50" office:value-type="float" office:value="1550000" calcext:value-type="float">
            <text:p>1550000</text:p>
          </table:table-cell>
          <table:table-cell office:value-type="float" office:value="650" calcext:value-type="float">
            <text:p>650,0</text:p>
          </table:table-cell>
          <table:table-cell table:style-name="ce10" table:formula="of:=CONCATENATE(TEXT(MOD(INT([.C32]/60);60);&quot;00&quot;);&quot;:&quot;;TEXT(MOD([.C32];60);&quot;00,0&quot;))" office:value-type="string" office:string-value="10:50,0" calcext:value-type="string">
            <text:p>10:50,0</text:p>
          </table:table-cell>
          <table:table-cell table:formula="of:=[.C32]+[.E31]" office:value-type="float" office:value="20549" calcext:value-type="float">
            <text:p>20549,0</text:p>
          </table:table-cell>
          <table:table-cell table:formula="of:=CONCATENATE(TEXT(INT([.E32]/(60*60*24));&quot;00&quot;);&quot; &quot;;TEXT(MOD(INT([.E32]/(60*60));24);&quot;00&quot;);&quot;:&quot;;TEXT(MOD(INT([.E32]/60);60);&quot;00&quot;);&quot;:&quot;;TEXT(MOD([.E32];60);&quot;00,0&quot;))" office:value-type="string" office:string-value="00 05:42:29,0" calcext:value-type="string">
            <text:p>00 05:42:29,0</text:p>
          </table:table-cell>
          <table:table-cell table:formula="of:=IF ([.J32]&lt;&gt;&quot;&quot;;[.J32]+[.C32];[.G31]+[.C32])" office:value-type="float" office:value="1446419210" calcext:value-type="float">
            <text:p>1446419210</text:p>
          </table:table-cell>
          <table:table-cell table:formula="of:=[.G32]/86400+DATEVALUE(&quot;1970-01-01 00:00:00&quot;)" office:value-type="date" office:date-value="2015-11-01T23:06:50" calcext:value-type="date">
            <text:p>2015/11/01 23:06:50</text:p>
          </table:table-cell>
          <table:table-cell table:number-columns-repeated="6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[.A33]*1000*50" office:value-type="float" office:value="1600000" calcext:value-type="float">
            <text:p>1600000</text:p>
          </table:table-cell>
          <table:table-cell office:value-type="float" office:value="652" calcext:value-type="float">
            <text:p>652,0</text:p>
          </table:table-cell>
          <table:table-cell table:style-name="ce10" table:formula="of:=CONCATENATE(TEXT(MOD(INT([.C33]/60);60);&quot;00&quot;);&quot;:&quot;;TEXT(MOD([.C33];60);&quot;00,0&quot;))" office:value-type="string" office:string-value="10:52,0" calcext:value-type="string">
            <text:p>10:52,0</text:p>
          </table:table-cell>
          <table:table-cell table:formula="of:=[.C33]+[.E32]" office:value-type="float" office:value="21201" calcext:value-type="float">
            <text:p>21201,0</text:p>
          </table:table-cell>
          <table:table-cell table:formula="of:=CONCATENATE(TEXT(INT([.E33]/(60*60*24));&quot;00&quot;);&quot; &quot;;TEXT(MOD(INT([.E33]/(60*60));24);&quot;00&quot;);&quot;:&quot;;TEXT(MOD(INT([.E33]/60);60);&quot;00&quot;);&quot;:&quot;;TEXT(MOD([.E33];60);&quot;00,0&quot;))" office:value-type="string" office:string-value="00 05:53:21,0" calcext:value-type="string">
            <text:p>00 05:53:21,0</text:p>
          </table:table-cell>
          <table:table-cell table:formula="of:=IF ([.J33]&lt;&gt;&quot;&quot;;[.J33]+[.C33];[.G32]+[.C33])" office:value-type="float" office:value="1446419862" calcext:value-type="float">
            <text:p>1446419862</text:p>
          </table:table-cell>
          <table:table-cell table:formula="of:=[.G33]/86400+DATEVALUE(&quot;1970-01-01 00:00:00&quot;)" office:value-type="date" office:date-value="2015-11-01T23:17:42" calcext:value-type="date">
            <text:p>2015/11/01 23:17:42</text:p>
          </table:table-cell>
          <table:table-cell table:number-columns-repeated="6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[.A34]*1000*50" office:value-type="float" office:value="1650000" calcext:value-type="float">
            <text:p>1650000</text:p>
          </table:table-cell>
          <table:table-cell office:value-type="float" office:value="624" calcext:value-type="float">
            <text:p>624,0</text:p>
          </table:table-cell>
          <table:table-cell table:style-name="ce10" table:formula="of:=CONCATENATE(TEXT(MOD(INT([.C34]/60);60);&quot;00&quot;);&quot;:&quot;;TEXT(MOD([.C34];60);&quot;00,0&quot;))" office:value-type="string" office:string-value="10:24,0" calcext:value-type="string">
            <text:p>10:24,0</text:p>
          </table:table-cell>
          <table:table-cell table:formula="of:=[.C34]+[.E33]" office:value-type="float" office:value="21825" calcext:value-type="float">
            <text:p>21825,0</text:p>
          </table:table-cell>
          <table:table-cell table:formula="of:=CONCATENATE(TEXT(INT([.E34]/(60*60*24));&quot;00&quot;);&quot; &quot;;TEXT(MOD(INT([.E34]/(60*60));24);&quot;00&quot;);&quot;:&quot;;TEXT(MOD(INT([.E34]/60);60);&quot;00&quot;);&quot;:&quot;;TEXT(MOD([.E34];60);&quot;00,0&quot;))" office:value-type="string" office:string-value="00 06:03:45,0" calcext:value-type="string">
            <text:p>00 06:03:45,0</text:p>
          </table:table-cell>
          <table:table-cell table:formula="of:=IF ([.J34]&lt;&gt;&quot;&quot;;[.J34]+[.C34];[.G33]+[.C34])" office:value-type="float" office:value="1446420486" calcext:value-type="float">
            <text:p>1446420486</text:p>
          </table:table-cell>
          <table:table-cell table:formula="of:=[.G34]/86400+DATEVALUE(&quot;1970-01-01 00:00:00&quot;)" office:value-type="date" office:date-value="2015-11-01T23:28:06" calcext:value-type="date">
            <text:p>2015/11/01 23:28:06</text:p>
          </table:table-cell>
          <table:table-cell table:number-columns-repeated="6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[.A35]*1000*50" office:value-type="float" office:value="1700000" calcext:value-type="float">
            <text:p>1700000</text:p>
          </table:table-cell>
          <table:table-cell office:value-type="float" office:value="799" calcext:value-type="float">
            <text:p>799,0</text:p>
          </table:table-cell>
          <table:table-cell table:style-name="ce10" table:formula="of:=CONCATENATE(TEXT(MOD(INT([.C35]/60);60);&quot;00&quot;);&quot;:&quot;;TEXT(MOD([.C35];60);&quot;00,0&quot;))" office:value-type="string" office:string-value="13:19,0" calcext:value-type="string">
            <text:p>13:19,0</text:p>
          </table:table-cell>
          <table:table-cell table:formula="of:=[.C35]+[.E34]" office:value-type="float" office:value="22624" calcext:value-type="float">
            <text:p>22624,0</text:p>
          </table:table-cell>
          <table:table-cell table:formula="of:=CONCATENATE(TEXT(INT([.E35]/(60*60*24));&quot;00&quot;);&quot; &quot;;TEXT(MOD(INT([.E35]/(60*60));24);&quot;00&quot;);&quot;:&quot;;TEXT(MOD(INT([.E35]/60);60);&quot;00&quot;);&quot;:&quot;;TEXT(MOD([.E35];60);&quot;00,0&quot;))" office:value-type="string" office:string-value="00 06:17:04,0" calcext:value-type="string">
            <text:p>00 06:17:04,0</text:p>
          </table:table-cell>
          <table:table-cell table:formula="of:=IF ([.J35]&lt;&gt;&quot;&quot;;[.J35]+[.C35];[.G34]+[.C35])" office:value-type="float" office:value="1446421285" calcext:value-type="float">
            <text:p>1446421285</text:p>
          </table:table-cell>
          <table:table-cell table:formula="of:=[.G35]/86400+DATEVALUE(&quot;1970-01-01 00:00:00&quot;)" office:value-type="date" office:date-value="2015-11-01T23:41:25" calcext:value-type="date">
            <text:p>2015/11/01 23:41:25</text:p>
          </table:table-cell>
          <table:table-cell table:number-columns-repeated="6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[.A36]*1000*50" office:value-type="float" office:value="1750000" calcext:value-type="float">
            <text:p>1750000</text:p>
          </table:table-cell>
          <table:table-cell office:value-type="float" office:value="649" calcext:value-type="float">
            <text:p>649,0</text:p>
          </table:table-cell>
          <table:table-cell table:style-name="ce10" table:formula="of:=CONCATENATE(TEXT(MOD(INT([.C36]/60);60);&quot;00&quot;);&quot;:&quot;;TEXT(MOD([.C36];60);&quot;00,0&quot;))" office:value-type="string" office:string-value="10:49,0" calcext:value-type="string">
            <text:p>10:49,0</text:p>
          </table:table-cell>
          <table:table-cell table:formula="of:=[.C36]+[.E35]" office:value-type="float" office:value="23273" calcext:value-type="float">
            <text:p>23273,0</text:p>
          </table:table-cell>
          <table:table-cell table:formula="of:=CONCATENATE(TEXT(INT([.E36]/(60*60*24));&quot;00&quot;);&quot; &quot;;TEXT(MOD(INT([.E36]/(60*60));24);&quot;00&quot;);&quot;:&quot;;TEXT(MOD(INT([.E36]/60);60);&quot;00&quot;);&quot;:&quot;;TEXT(MOD([.E36];60);&quot;00,0&quot;))" office:value-type="string" office:string-value="00 06:27:53,0" calcext:value-type="string">
            <text:p>00 06:27:53,0</text:p>
          </table:table-cell>
          <table:table-cell table:formula="of:=IF ([.J36]&lt;&gt;&quot;&quot;;[.J36]+[.C36];[.G35]+[.C36])" office:value-type="float" office:value="1446421934" calcext:value-type="float">
            <text:p>1446421934</text:p>
          </table:table-cell>
          <table:table-cell table:formula="of:=[.G36]/86400+DATEVALUE(&quot;1970-01-01 00:00:00&quot;)" office:value-type="date" office:date-value="2015-11-01T23:52:14" calcext:value-type="date">
            <text:p>2015/11/01 23:52:14</text:p>
          </table:table-cell>
          <table:table-cell table:number-columns-repeated="6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[.A37]*1000*50" office:value-type="float" office:value="1800000" calcext:value-type="float">
            <text:p>1800000</text:p>
          </table:table-cell>
          <table:table-cell office:value-type="float" office:value="673" calcext:value-type="float">
            <text:p>673,0</text:p>
          </table:table-cell>
          <table:table-cell table:style-name="ce10" table:formula="of:=CONCATENATE(TEXT(MOD(INT([.C37]/60);60);&quot;00&quot;);&quot;:&quot;;TEXT(MOD([.C37];60);&quot;00,0&quot;))" office:value-type="string" office:string-value="11:13,0" calcext:value-type="string">
            <text:p>11:13,0</text:p>
          </table:table-cell>
          <table:table-cell table:formula="of:=[.C37]+[.E36]" office:value-type="float" office:value="23946" calcext:value-type="float">
            <text:p>23946,0</text:p>
          </table:table-cell>
          <table:table-cell table:formula="of:=CONCATENATE(TEXT(INT([.E37]/(60*60*24));&quot;00&quot;);&quot; &quot;;TEXT(MOD(INT([.E37]/(60*60));24);&quot;00&quot;);&quot;:&quot;;TEXT(MOD(INT([.E37]/60);60);&quot;00&quot;);&quot;:&quot;;TEXT(MOD([.E37];60);&quot;00,0&quot;))" office:value-type="string" office:string-value="00 06:39:06,0" calcext:value-type="string">
            <text:p>00 06:39:06,0</text:p>
          </table:table-cell>
          <table:table-cell table:formula="of:=IF ([.J37]&lt;&gt;&quot;&quot;;[.J37]+[.C37];[.G36]+[.C37])" office:value-type="float" office:value="1446422607" calcext:value-type="float">
            <text:p>1446422607</text:p>
          </table:table-cell>
          <table:table-cell table:formula="of:=[.G37]/86400+DATEVALUE(&quot;1970-01-01 00:00:00&quot;)" office:value-type="date" office:date-value="2015-11-02T00:03:27" calcext:value-type="date">
            <text:p>2015/11/02 00:03:27</text:p>
          </table:table-cell>
          <table:table-cell table:number-columns-repeated="6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[.A38]*1000*50" office:value-type="float" office:value="1850000" calcext:value-type="float">
            <text:p>1850000</text:p>
          </table:table-cell>
          <table:table-cell office:value-type="float" office:value="669" calcext:value-type="float">
            <text:p>669,0</text:p>
          </table:table-cell>
          <table:table-cell table:style-name="ce10" table:formula="of:=CONCATENATE(TEXT(MOD(INT([.C38]/60);60);&quot;00&quot;);&quot;:&quot;;TEXT(MOD([.C38];60);&quot;00,0&quot;))" office:value-type="string" office:string-value="11:09,0" calcext:value-type="string">
            <text:p>11:09,0</text:p>
          </table:table-cell>
          <table:table-cell table:formula="of:=[.C38]+[.E37]" office:value-type="float" office:value="24615" calcext:value-type="float">
            <text:p>24615,0</text:p>
          </table:table-cell>
          <table:table-cell table:formula="of:=CONCATENATE(TEXT(INT([.E38]/(60*60*24));&quot;00&quot;);&quot; &quot;;TEXT(MOD(INT([.E38]/(60*60));24);&quot;00&quot;);&quot;:&quot;;TEXT(MOD(INT([.E38]/60);60);&quot;00&quot;);&quot;:&quot;;TEXT(MOD([.E38];60);&quot;00,0&quot;))" office:value-type="string" office:string-value="00 06:50:15,0" calcext:value-type="string">
            <text:p>00 06:50:15,0</text:p>
          </table:table-cell>
          <table:table-cell table:formula="of:=IF ([.J38]&lt;&gt;&quot;&quot;;[.J38]+[.C38];[.G37]+[.C38])" office:value-type="float" office:value="1446423276" calcext:value-type="float">
            <text:p>1446423276</text:p>
          </table:table-cell>
          <table:table-cell table:formula="of:=[.G38]/86400+DATEVALUE(&quot;1970-01-01 00:00:00&quot;)" office:value-type="date" office:date-value="2015-11-02T00:14:36" calcext:value-type="date">
            <text:p>2015/11/02 00:14:36</text:p>
          </table:table-cell>
          <table:table-cell table:number-columns-repeated="6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[.A39]*1000*50" office:value-type="float" office:value="1900000" calcext:value-type="float">
            <text:p>1900000</text:p>
          </table:table-cell>
          <table:table-cell office:value-type="float" office:value="666" calcext:value-type="float">
            <text:p>666,0</text:p>
          </table:table-cell>
          <table:table-cell table:style-name="ce10" table:formula="of:=CONCATENATE(TEXT(MOD(INT([.C39]/60);60);&quot;00&quot;);&quot;:&quot;;TEXT(MOD([.C39];60);&quot;00,0&quot;))" office:value-type="string" office:string-value="11:06,0" calcext:value-type="string">
            <text:p>11:06,0</text:p>
          </table:table-cell>
          <table:table-cell table:formula="of:=[.C39]+[.E38]" office:value-type="float" office:value="25281" calcext:value-type="float">
            <text:p>25281,0</text:p>
          </table:table-cell>
          <table:table-cell table:formula="of:=CONCATENATE(TEXT(INT([.E39]/(60*60*24));&quot;00&quot;);&quot; &quot;;TEXT(MOD(INT([.E39]/(60*60));24);&quot;00&quot;);&quot;:&quot;;TEXT(MOD(INT([.E39]/60);60);&quot;00&quot;);&quot;:&quot;;TEXT(MOD([.E39];60);&quot;00,0&quot;))" office:value-type="string" office:string-value="00 07:01:21,0" calcext:value-type="string">
            <text:p>00 07:01:21,0</text:p>
          </table:table-cell>
          <table:table-cell table:formula="of:=IF ([.J39]&lt;&gt;&quot;&quot;;[.J39]+[.C39];[.G38]+[.C39])" office:value-type="float" office:value="1446423942" calcext:value-type="float">
            <text:p>1446423942</text:p>
          </table:table-cell>
          <table:table-cell table:formula="of:=[.G39]/86400+DATEVALUE(&quot;1970-01-01 00:00:00&quot;)" office:value-type="date" office:date-value="2015-11-02T00:25:42" calcext:value-type="date">
            <text:p>2015/11/02 00:25:42</text:p>
          </table:table-cell>
          <table:table-cell table:number-columns-repeated="6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[.A40]*1000*50" office:value-type="float" office:value="1950000" calcext:value-type="float">
            <text:p>1950000</text:p>
          </table:table-cell>
          <table:table-cell office:value-type="float" office:value="652" calcext:value-type="float">
            <text:p>652,0</text:p>
          </table:table-cell>
          <table:table-cell table:style-name="ce10" table:formula="of:=CONCATENATE(TEXT(MOD(INT([.C40]/60);60);&quot;00&quot;);&quot;:&quot;;TEXT(MOD([.C40];60);&quot;00,0&quot;))" office:value-type="string" office:string-value="10:52,0" calcext:value-type="string">
            <text:p>10:52,0</text:p>
          </table:table-cell>
          <table:table-cell table:formula="of:=[.C40]+[.E39]" office:value-type="float" office:value="25933" calcext:value-type="float">
            <text:p>25933,0</text:p>
          </table:table-cell>
          <table:table-cell table:formula="of:=CONCATENATE(TEXT(INT([.E40]/(60*60*24));&quot;00&quot;);&quot; &quot;;TEXT(MOD(INT([.E40]/(60*60));24);&quot;00&quot;);&quot;:&quot;;TEXT(MOD(INT([.E40]/60);60);&quot;00&quot;);&quot;:&quot;;TEXT(MOD([.E40];60);&quot;00,0&quot;))" office:value-type="string" office:string-value="00 07:12:13,0" calcext:value-type="string">
            <text:p>00 07:12:13,0</text:p>
          </table:table-cell>
          <table:table-cell table:formula="of:=IF ([.J40]&lt;&gt;&quot;&quot;;[.J40]+[.C40];[.G39]+[.C40])" office:value-type="float" office:value="1446424594" calcext:value-type="float">
            <text:p>1446424594</text:p>
          </table:table-cell>
          <table:table-cell table:formula="of:=[.G40]/86400+DATEVALUE(&quot;1970-01-01 00:00:00&quot;)" office:value-type="date" office:date-value="2015-11-02T00:36:34" calcext:value-type="date">
            <text:p>2015/11/02 00:36:34</text:p>
          </table:table-cell>
          <table:table-cell table:number-columns-repeated="6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[.A41]*1000*50" office:value-type="float" office:value="2000000" calcext:value-type="float">
            <text:p>2000000</text:p>
          </table:table-cell>
          <table:table-cell office:value-type="float" office:value="621" calcext:value-type="float">
            <text:p>621,0</text:p>
          </table:table-cell>
          <table:table-cell table:style-name="ce10" table:formula="of:=CONCATENATE(TEXT(MOD(INT([.C41]/60);60);&quot;00&quot;);&quot;:&quot;;TEXT(MOD([.C41];60);&quot;00,0&quot;))" office:value-type="string" office:string-value="10:21,0" calcext:value-type="string">
            <text:p>10:21,0</text:p>
          </table:table-cell>
          <table:table-cell table:formula="of:=[.C41]+[.E40]" office:value-type="float" office:value="26554" calcext:value-type="float">
            <text:p>26554,0</text:p>
          </table:table-cell>
          <table:table-cell table:formula="of:=CONCATENATE(TEXT(INT([.E41]/(60*60*24));&quot;00&quot;);&quot; &quot;;TEXT(MOD(INT([.E41]/(60*60));24);&quot;00&quot;);&quot;:&quot;;TEXT(MOD(INT([.E41]/60);60);&quot;00&quot;);&quot;:&quot;;TEXT(MOD([.E41];60);&quot;00,0&quot;))" office:value-type="string" office:string-value="00 07:22:34,0" calcext:value-type="string">
            <text:p>00 07:22:34,0</text:p>
          </table:table-cell>
          <table:table-cell table:formula="of:=IF ([.J41]&lt;&gt;&quot;&quot;;[.J41]+[.C41];[.G40]+[.C41])" office:value-type="float" office:value="1446425215" calcext:value-type="float">
            <text:p>1446425215</text:p>
          </table:table-cell>
          <table:table-cell table:formula="of:=[.G41]/86400+DATEVALUE(&quot;1970-01-01 00:00:00&quot;)" office:value-type="date" office:date-value="2015-11-02T00:46:55" calcext:value-type="date">
            <text:p>2015/11/02 00:46:55</text:p>
          </table:table-cell>
          <table:table-cell table:number-columns-repeated="6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[.A42]*1000*50" office:value-type="float" office:value="2050000" calcext:value-type="float">
            <text:p>2050000</text:p>
          </table:table-cell>
          <table:table-cell office:value-type="float" office:value="696" calcext:value-type="float">
            <text:p>696,0</text:p>
          </table:table-cell>
          <table:table-cell table:style-name="ce10" table:formula="of:=CONCATENATE(TEXT(MOD(INT([.C42]/60);60);&quot;00&quot;);&quot;:&quot;;TEXT(MOD([.C42];60);&quot;00,0&quot;))" office:value-type="string" office:string-value="11:36,0" calcext:value-type="string">
            <text:p>11:36,0</text:p>
          </table:table-cell>
          <table:table-cell table:formula="of:=[.C42]+[.E41]" office:value-type="float" office:value="27250" calcext:value-type="float">
            <text:p>27250,0</text:p>
          </table:table-cell>
          <table:table-cell table:formula="of:=CONCATENATE(TEXT(INT([.E42]/(60*60*24));&quot;00&quot;);&quot; &quot;;TEXT(MOD(INT([.E42]/(60*60));24);&quot;00&quot;);&quot;:&quot;;TEXT(MOD(INT([.E42]/60);60);&quot;00&quot;);&quot;:&quot;;TEXT(MOD([.E42];60);&quot;00,0&quot;))" office:value-type="string" office:string-value="00 07:34:10,0" calcext:value-type="string">
            <text:p>00 07:34:10,0</text:p>
          </table:table-cell>
          <table:table-cell table:formula="of:=IF ([.J42]&lt;&gt;&quot;&quot;;[.J42]+[.C42];[.G41]+[.C42])" office:value-type="float" office:value="1446425911" calcext:value-type="float">
            <text:p>1446425911</text:p>
          </table:table-cell>
          <table:table-cell table:formula="of:=[.G42]/86400+DATEVALUE(&quot;1970-01-01 00:00:00&quot;)" office:value-type="date" office:date-value="2015-11-02T00:58:31" calcext:value-type="date">
            <text:p>2015/11/02 00:58:31</text:p>
          </table:table-cell>
          <table:table-cell table:number-columns-repeated="6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[.A43]*1000*50" office:value-type="float" office:value="2100000" calcext:value-type="float">
            <text:p>2100000</text:p>
          </table:table-cell>
          <table:table-cell office:value-type="float" office:value="682" calcext:value-type="float">
            <text:p>682,0</text:p>
          </table:table-cell>
          <table:table-cell table:style-name="ce10" table:formula="of:=CONCATENATE(TEXT(MOD(INT([.C43]/60);60);&quot;00&quot;);&quot;:&quot;;TEXT(MOD([.C43];60);&quot;00,0&quot;))" office:value-type="string" office:string-value="11:22,0" calcext:value-type="string">
            <text:p>11:22,0</text:p>
          </table:table-cell>
          <table:table-cell table:formula="of:=[.C43]+[.E42]" office:value-type="float" office:value="27932" calcext:value-type="float">
            <text:p>27932,0</text:p>
          </table:table-cell>
          <table:table-cell table:formula="of:=CONCATENATE(TEXT(INT([.E43]/(60*60*24));&quot;00&quot;);&quot; &quot;;TEXT(MOD(INT([.E43]/(60*60));24);&quot;00&quot;);&quot;:&quot;;TEXT(MOD(INT([.E43]/60);60);&quot;00&quot;);&quot;:&quot;;TEXT(MOD([.E43];60);&quot;00,0&quot;))" office:value-type="string" office:string-value="00 07:45:32,0" calcext:value-type="string">
            <text:p>00 07:45:32,0</text:p>
          </table:table-cell>
          <table:table-cell table:formula="of:=IF ([.J43]&lt;&gt;&quot;&quot;;[.J43]+[.C43];[.G42]+[.C43])" office:value-type="float" office:value="1446426593" calcext:value-type="float">
            <text:p>1446426593</text:p>
          </table:table-cell>
          <table:table-cell table:formula="of:=[.G43]/86400+DATEVALUE(&quot;1970-01-01 00:00:00&quot;)" office:value-type="date" office:date-value="2015-11-02T01:09:53" calcext:value-type="date">
            <text:p>2015/11/02 01:09:53</text:p>
          </table:table-cell>
          <table:table-cell table:number-columns-repeated="6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[.A44]*1000*50" office:value-type="float" office:value="2150000" calcext:value-type="float">
            <text:p>2150000</text:p>
          </table:table-cell>
          <table:table-cell office:value-type="float" office:value="662" calcext:value-type="float">
            <text:p>662,0</text:p>
          </table:table-cell>
          <table:table-cell table:style-name="ce10" table:formula="of:=CONCATENATE(TEXT(MOD(INT([.C44]/60);60);&quot;00&quot;);&quot;:&quot;;TEXT(MOD([.C44];60);&quot;00,0&quot;))" office:value-type="string" office:string-value="11:02,0" calcext:value-type="string">
            <text:p>11:02,0</text:p>
          </table:table-cell>
          <table:table-cell table:formula="of:=[.C44]+[.E43]" office:value-type="float" office:value="28594" calcext:value-type="float">
            <text:p>28594,0</text:p>
          </table:table-cell>
          <table:table-cell table:formula="of:=CONCATENATE(TEXT(INT([.E44]/(60*60*24));&quot;00&quot;);&quot; &quot;;TEXT(MOD(INT([.E44]/(60*60));24);&quot;00&quot;);&quot;:&quot;;TEXT(MOD(INT([.E44]/60);60);&quot;00&quot;);&quot;:&quot;;TEXT(MOD([.E44];60);&quot;00,0&quot;))" office:value-type="string" office:string-value="00 07:56:34,0" calcext:value-type="string">
            <text:p>00 07:56:34,0</text:p>
          </table:table-cell>
          <table:table-cell table:formula="of:=IF ([.J44]&lt;&gt;&quot;&quot;;[.J44]+[.C44];[.G43]+[.C44])" office:value-type="float" office:value="1446427255" calcext:value-type="float">
            <text:p>1446427255</text:p>
          </table:table-cell>
          <table:table-cell table:formula="of:=[.G44]/86400+DATEVALUE(&quot;1970-01-01 00:00:00&quot;)" office:value-type="date" office:date-value="2015-11-02T01:20:55" calcext:value-type="date">
            <text:p>2015/11/02 01:20:55</text:p>
          </table:table-cell>
          <table:table-cell table:number-columns-repeated="6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[.A45]*1000*50" office:value-type="float" office:value="2200000" calcext:value-type="float">
            <text:p>2200000</text:p>
          </table:table-cell>
          <table:table-cell office:value-type="float" office:value="793" calcext:value-type="float">
            <text:p>793,0</text:p>
          </table:table-cell>
          <table:table-cell table:style-name="ce10" table:formula="of:=CONCATENATE(TEXT(MOD(INT([.C45]/60);60);&quot;00&quot;);&quot;:&quot;;TEXT(MOD([.C45];60);&quot;00,0&quot;))" office:value-type="string" office:string-value="13:13,0" calcext:value-type="string">
            <text:p>13:13,0</text:p>
          </table:table-cell>
          <table:table-cell table:formula="of:=[.C45]+[.E44]" office:value-type="float" office:value="29387" calcext:value-type="float">
            <text:p>29387,0</text:p>
          </table:table-cell>
          <table:table-cell table:formula="of:=CONCATENATE(TEXT(INT([.E45]/(60*60*24));&quot;00&quot;);&quot; &quot;;TEXT(MOD(INT([.E45]/(60*60));24);&quot;00&quot;);&quot;:&quot;;TEXT(MOD(INT([.E45]/60);60);&quot;00&quot;);&quot;:&quot;;TEXT(MOD([.E45];60);&quot;00,0&quot;))" office:value-type="string" office:string-value="00 08:09:47,0" calcext:value-type="string">
            <text:p>00 08:09:47,0</text:p>
          </table:table-cell>
          <table:table-cell table:formula="of:=IF ([.J45]&lt;&gt;&quot;&quot;;[.J45]+[.C45];[.G44]+[.C45])" office:value-type="float" office:value="1446428048" calcext:value-type="float">
            <text:p>1446428048</text:p>
          </table:table-cell>
          <table:table-cell table:formula="of:=[.G45]/86400+DATEVALUE(&quot;1970-01-01 00:00:00&quot;)" office:value-type="date" office:date-value="2015-11-02T01:34:08" calcext:value-type="date">
            <text:p>2015/11/02 01:34:08</text:p>
          </table:table-cell>
          <table:table-cell table:number-columns-repeated="6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[.A46]*1000*50" office:value-type="float" office:value="2250000" calcext:value-type="float">
            <text:p>2250000</text:p>
          </table:table-cell>
          <table:table-cell office:value-type="float" office:value="659" calcext:value-type="float">
            <text:p>659,0</text:p>
          </table:table-cell>
          <table:table-cell table:style-name="ce10" table:formula="of:=CONCATENATE(TEXT(MOD(INT([.C46]/60);60);&quot;00&quot;);&quot;:&quot;;TEXT(MOD([.C46];60);&quot;00,0&quot;))" office:value-type="string" office:string-value="10:59,0" calcext:value-type="string">
            <text:p>10:59,0</text:p>
          </table:table-cell>
          <table:table-cell table:formula="of:=[.C46]+[.E45]" office:value-type="float" office:value="30046" calcext:value-type="float">
            <text:p>30046,0</text:p>
          </table:table-cell>
          <table:table-cell table:formula="of:=CONCATENATE(TEXT(INT([.E46]/(60*60*24));&quot;00&quot;);&quot; &quot;;TEXT(MOD(INT([.E46]/(60*60));24);&quot;00&quot;);&quot;:&quot;;TEXT(MOD(INT([.E46]/60);60);&quot;00&quot;);&quot;:&quot;;TEXT(MOD([.E46];60);&quot;00,0&quot;))" office:value-type="string" office:string-value="00 08:20:46,0" calcext:value-type="string">
            <text:p>00 08:20:46,0</text:p>
          </table:table-cell>
          <table:table-cell table:formula="of:=IF ([.J46]&lt;&gt;&quot;&quot;;[.J46]+[.C46];[.G45]+[.C46])" office:value-type="float" office:value="1446428707" calcext:value-type="float">
            <text:p>1446428707</text:p>
          </table:table-cell>
          <table:table-cell table:formula="of:=[.G46]/86400+DATEVALUE(&quot;1970-01-01 00:00:00&quot;)" office:value-type="date" office:date-value="2015-11-02T01:45:07" calcext:value-type="date">
            <text:p>2015/11/02 01:45:07</text:p>
          </table:table-cell>
          <table:table-cell table:number-columns-repeated="6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[.A47]*1000*50" office:value-type="float" office:value="2300000" calcext:value-type="float">
            <text:p>2300000</text:p>
          </table:table-cell>
          <table:table-cell office:value-type="float" office:value="682" calcext:value-type="float">
            <text:p>682,0</text:p>
          </table:table-cell>
          <table:table-cell table:style-name="ce10" table:formula="of:=CONCATENATE(TEXT(MOD(INT([.C47]/60);60);&quot;00&quot;);&quot;:&quot;;TEXT(MOD([.C47];60);&quot;00,0&quot;))" office:value-type="string" office:string-value="11:22,0" calcext:value-type="string">
            <text:p>11:22,0</text:p>
          </table:table-cell>
          <table:table-cell table:formula="of:=[.C47]+[.E46]" office:value-type="float" office:value="30728" calcext:value-type="float">
            <text:p>30728,0</text:p>
          </table:table-cell>
          <table:table-cell table:formula="of:=CONCATENATE(TEXT(INT([.E47]/(60*60*24));&quot;00&quot;);&quot; &quot;;TEXT(MOD(INT([.E47]/(60*60));24);&quot;00&quot;);&quot;:&quot;;TEXT(MOD(INT([.E47]/60);60);&quot;00&quot;);&quot;:&quot;;TEXT(MOD([.E47];60);&quot;00,0&quot;))" office:value-type="string" office:string-value="00 08:32:08,0" calcext:value-type="string">
            <text:p>00 08:32:08,0</text:p>
          </table:table-cell>
          <table:table-cell table:formula="of:=IF ([.J47]&lt;&gt;&quot;&quot;;[.J47]+[.C47];[.G46]+[.C47])" office:value-type="float" office:value="1446429389" calcext:value-type="float">
            <text:p>1446429389</text:p>
          </table:table-cell>
          <table:table-cell table:formula="of:=[.G47]/86400+DATEVALUE(&quot;1970-01-01 00:00:00&quot;)" office:value-type="date" office:date-value="2015-11-02T01:56:29" calcext:value-type="date">
            <text:p>2015/11/02 01:56:29</text:p>
          </table:table-cell>
          <table:table-cell table:number-columns-repeated="6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[.A48]*1000*50" office:value-type="float" office:value="2350000" calcext:value-type="float">
            <text:p>2350000</text:p>
          </table:table-cell>
          <table:table-cell office:value-type="float" office:value="778" calcext:value-type="float">
            <text:p>778,0</text:p>
          </table:table-cell>
          <table:table-cell table:style-name="ce10" table:formula="of:=CONCATENATE(TEXT(MOD(INT([.C48]/60);60);&quot;00&quot;);&quot;:&quot;;TEXT(MOD([.C48];60);&quot;00,0&quot;))" office:value-type="string" office:string-value="12:58,0" calcext:value-type="string">
            <text:p>12:58,0</text:p>
          </table:table-cell>
          <table:table-cell table:formula="of:=[.C48]+[.E47]" office:value-type="float" office:value="31506" calcext:value-type="float">
            <text:p>31506,0</text:p>
          </table:table-cell>
          <table:table-cell table:formula="of:=CONCATENATE(TEXT(INT([.E48]/(60*60*24));&quot;00&quot;);&quot; &quot;;TEXT(MOD(INT([.E48]/(60*60));24);&quot;00&quot;);&quot;:&quot;;TEXT(MOD(INT([.E48]/60);60);&quot;00&quot;);&quot;:&quot;;TEXT(MOD([.E48];60);&quot;00,0&quot;))" office:value-type="string" office:string-value="00 08:45:06,0" calcext:value-type="string">
            <text:p>00 08:45:06,0</text:p>
          </table:table-cell>
          <table:table-cell table:formula="of:=IF ([.J48]&lt;&gt;&quot;&quot;;[.J48]+[.C48];[.G47]+[.C48])" office:value-type="float" office:value="1446430167" calcext:value-type="float">
            <text:p>1446430167</text:p>
          </table:table-cell>
          <table:table-cell table:formula="of:=[.G48]/86400+DATEVALUE(&quot;1970-01-01 00:00:00&quot;)" office:value-type="date" office:date-value="2015-11-02T02:09:26.999999" calcext:value-type="date">
            <text:p>2015/11/02 02:09:27</text:p>
          </table:table-cell>
          <table:table-cell table:number-columns-repeated="6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[.A49]*1000*50" office:value-type="float" office:value="2400000" calcext:value-type="float">
            <text:p>2400000</text:p>
          </table:table-cell>
          <table:table-cell office:value-type="float" office:value="662" calcext:value-type="float">
            <text:p>662,0</text:p>
          </table:table-cell>
          <table:table-cell table:style-name="ce10" table:formula="of:=CONCATENATE(TEXT(MOD(INT([.C49]/60);60);&quot;00&quot;);&quot;:&quot;;TEXT(MOD([.C49];60);&quot;00,0&quot;))" office:value-type="string" office:string-value="11:02,0" calcext:value-type="string">
            <text:p>11:02,0</text:p>
          </table:table-cell>
          <table:table-cell table:formula="of:=[.C49]+[.E48]" office:value-type="float" office:value="32168" calcext:value-type="float">
            <text:p>32168,0</text:p>
          </table:table-cell>
          <table:table-cell table:formula="of:=CONCATENATE(TEXT(INT([.E49]/(60*60*24));&quot;00&quot;);&quot; &quot;;TEXT(MOD(INT([.E49]/(60*60));24);&quot;00&quot;);&quot;:&quot;;TEXT(MOD(INT([.E49]/60);60);&quot;00&quot;);&quot;:&quot;;TEXT(MOD([.E49];60);&quot;00,0&quot;))" office:value-type="string" office:string-value="00 08:56:08,0" calcext:value-type="string">
            <text:p>00 08:56:08,0</text:p>
          </table:table-cell>
          <table:table-cell table:formula="of:=IF ([.J49]&lt;&gt;&quot;&quot;;[.J49]+[.C49];[.G48]+[.C49])" office:value-type="float" office:value="1446430829" calcext:value-type="float">
            <text:p>1446430829</text:p>
          </table:table-cell>
          <table:table-cell table:formula="of:=[.G49]/86400+DATEVALUE(&quot;1970-01-01 00:00:00&quot;)" office:value-type="date" office:date-value="2015-11-02T02:20:29" calcext:value-type="date">
            <text:p>2015/11/02 02:20:29</text:p>
          </table:table-cell>
          <table:table-cell table:number-columns-repeated="6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[.A50]*1000*50" office:value-type="float" office:value="2450000" calcext:value-type="float">
            <text:p>2450000</text:p>
          </table:table-cell>
          <table:table-cell office:value-type="float" office:value="645" calcext:value-type="float">
            <text:p>645,0</text:p>
          </table:table-cell>
          <table:table-cell table:style-name="ce10" table:formula="of:=CONCATENATE(TEXT(MOD(INT([.C50]/60);60);&quot;00&quot;);&quot;:&quot;;TEXT(MOD([.C50];60);&quot;00,0&quot;))" office:value-type="string" office:string-value="10:45,0" calcext:value-type="string">
            <text:p>10:45,0</text:p>
          </table:table-cell>
          <table:table-cell table:formula="of:=[.C50]+[.E49]" office:value-type="float" office:value="32813" calcext:value-type="float">
            <text:p>32813,0</text:p>
          </table:table-cell>
          <table:table-cell table:formula="of:=CONCATENATE(TEXT(INT([.E50]/(60*60*24));&quot;00&quot;);&quot; &quot;;TEXT(MOD(INT([.E50]/(60*60));24);&quot;00&quot;);&quot;:&quot;;TEXT(MOD(INT([.E50]/60);60);&quot;00&quot;);&quot;:&quot;;TEXT(MOD([.E50];60);&quot;00,0&quot;))" office:value-type="string" office:string-value="00 09:06:53,0" calcext:value-type="string">
            <text:p>00 09:06:53,0</text:p>
          </table:table-cell>
          <table:table-cell table:formula="of:=IF ([.J50]&lt;&gt;&quot;&quot;;[.J50]+[.C50];[.G49]+[.C50])" office:value-type="float" office:value="1446431474" calcext:value-type="float">
            <text:p>1446431474</text:p>
          </table:table-cell>
          <table:table-cell table:formula="of:=[.G50]/86400+DATEVALUE(&quot;1970-01-01 00:00:00&quot;)" office:value-type="date" office:date-value="2015-11-02T02:31:14" calcext:value-type="date">
            <text:p>2015/11/02 02:31:14</text:p>
          </table:table-cell>
          <table:table-cell table:number-columns-repeated="6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[.A51]*1000*50" office:value-type="float" office:value="2500000" calcext:value-type="float">
            <text:p>2500000</text:p>
          </table:table-cell>
          <table:table-cell office:value-type="float" office:value="669" calcext:value-type="float">
            <text:p>669,0</text:p>
          </table:table-cell>
          <table:table-cell table:style-name="ce10" table:formula="of:=CONCATENATE(TEXT(MOD(INT([.C51]/60);60);&quot;00&quot;);&quot;:&quot;;TEXT(MOD([.C51];60);&quot;00,0&quot;))" office:value-type="string" office:string-value="11:09,0" calcext:value-type="string">
            <text:p>11:09,0</text:p>
          </table:table-cell>
          <table:table-cell table:formula="of:=[.C51]+[.E50]" office:value-type="float" office:value="33482" calcext:value-type="float">
            <text:p>33482,0</text:p>
          </table:table-cell>
          <table:table-cell table:formula="of:=CONCATENATE(TEXT(INT([.E51]/(60*60*24));&quot;00&quot;);&quot; &quot;;TEXT(MOD(INT([.E51]/(60*60));24);&quot;00&quot;);&quot;:&quot;;TEXT(MOD(INT([.E51]/60);60);&quot;00&quot;);&quot;:&quot;;TEXT(MOD([.E51];60);&quot;00,0&quot;))" office:value-type="string" office:string-value="00 09:18:02,0" calcext:value-type="string">
            <text:p>00 09:18:02,0</text:p>
          </table:table-cell>
          <table:table-cell table:formula="of:=IF ([.J51]&lt;&gt;&quot;&quot;;[.J51]+[.C51];[.G50]+[.C51])" office:value-type="float" office:value="1446432143" calcext:value-type="float">
            <text:p>1446432143</text:p>
          </table:table-cell>
          <table:table-cell table:formula="of:=[.G51]/86400+DATEVALUE(&quot;1970-01-01 00:00:00&quot;)" office:value-type="date" office:date-value="2015-11-02T02:42:23" calcext:value-type="date">
            <text:p>2015/11/02 02:42:23</text:p>
          </table:table-cell>
          <table:table-cell table:number-columns-repeated="6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[.A52]*1000*50" office:value-type="float" office:value="2550000" calcext:value-type="float">
            <text:p>2550000</text:p>
          </table:table-cell>
          <table:table-cell office:value-type="float" office:value="713" calcext:value-type="float">
            <text:p>713,0</text:p>
          </table:table-cell>
          <table:table-cell table:style-name="ce10" table:formula="of:=CONCATENATE(TEXT(MOD(INT([.C52]/60);60);&quot;00&quot;);&quot;:&quot;;TEXT(MOD([.C52];60);&quot;00,0&quot;))" office:value-type="string" office:string-value="11:53,0" calcext:value-type="string">
            <text:p>11:53,0</text:p>
          </table:table-cell>
          <table:table-cell table:formula="of:=[.C52]+[.E51]" office:value-type="float" office:value="34195" calcext:value-type="float">
            <text:p>34195,0</text:p>
          </table:table-cell>
          <table:table-cell table:formula="of:=CONCATENATE(TEXT(INT([.E52]/(60*60*24));&quot;00&quot;);&quot; &quot;;TEXT(MOD(INT([.E52]/(60*60));24);&quot;00&quot;);&quot;:&quot;;TEXT(MOD(INT([.E52]/60);60);&quot;00&quot;);&quot;:&quot;;TEXT(MOD([.E52];60);&quot;00,0&quot;))" office:value-type="string" office:string-value="00 09:29:55,0" calcext:value-type="string">
            <text:p>00 09:29:55,0</text:p>
          </table:table-cell>
          <table:table-cell table:formula="of:=IF ([.J52]&lt;&gt;&quot;&quot;;[.J52]+[.C52];[.G51]+[.C52])" office:value-type="float" office:value="1446432856" calcext:value-type="float">
            <text:p>1446432856</text:p>
          </table:table-cell>
          <table:table-cell table:formula="of:=[.G52]/86400+DATEVALUE(&quot;1970-01-01 00:00:00&quot;)" office:value-type="date" office:date-value="2015-11-02T02:54:16" calcext:value-type="date">
            <text:p>2015/11/02 02:54:16</text:p>
          </table:table-cell>
          <table:table-cell table:number-columns-repeated="6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[.A53]*1000*50" office:value-type="float" office:value="2600000" calcext:value-type="float">
            <text:p>2600000</text:p>
          </table:table-cell>
          <table:table-cell office:value-type="float" office:value="622" calcext:value-type="float">
            <text:p>622,0</text:p>
          </table:table-cell>
          <table:table-cell table:style-name="ce10" table:formula="of:=CONCATENATE(TEXT(MOD(INT([.C53]/60);60);&quot;00&quot;);&quot;:&quot;;TEXT(MOD([.C53];60);&quot;00,0&quot;))" office:value-type="string" office:string-value="10:22,0" calcext:value-type="string">
            <text:p>10:22,0</text:p>
          </table:table-cell>
          <table:table-cell table:formula="of:=[.C53]+[.E52]" office:value-type="float" office:value="34817" calcext:value-type="float">
            <text:p>34817,0</text:p>
          </table:table-cell>
          <table:table-cell table:formula="of:=CONCATENATE(TEXT(INT([.E53]/(60*60*24));&quot;00&quot;);&quot; &quot;;TEXT(MOD(INT([.E53]/(60*60));24);&quot;00&quot;);&quot;:&quot;;TEXT(MOD(INT([.E53]/60);60);&quot;00&quot;);&quot;:&quot;;TEXT(MOD([.E53];60);&quot;00,0&quot;))" office:value-type="string" office:string-value="00 09:40:17,0" calcext:value-type="string">
            <text:p>00 09:40:17,0</text:p>
          </table:table-cell>
          <table:table-cell table:formula="of:=IF ([.J53]&lt;&gt;&quot;&quot;;[.J53]+[.C53];[.G52]+[.C53])" office:value-type="float" office:value="1446433478" calcext:value-type="float">
            <text:p>1446433478</text:p>
          </table:table-cell>
          <table:table-cell table:formula="of:=[.G53]/86400+DATEVALUE(&quot;1970-01-01 00:00:00&quot;)" office:value-type="date" office:date-value="2015-11-02T03:04:38" calcext:value-type="date">
            <text:p>2015/11/02 03:04:38</text:p>
          </table:table-cell>
          <table:table-cell table:number-columns-repeated="6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[.A54]*1000*50" office:value-type="float" office:value="2650000" calcext:value-type="float">
            <text:p>2650000</text:p>
          </table:table-cell>
          <table:table-cell office:value-type="float" office:value="631" calcext:value-type="float">
            <text:p>631,0</text:p>
          </table:table-cell>
          <table:table-cell table:style-name="ce10" table:formula="of:=CONCATENATE(TEXT(MOD(INT([.C54]/60);60);&quot;00&quot;);&quot;:&quot;;TEXT(MOD([.C54];60);&quot;00,0&quot;))" office:value-type="string" office:string-value="10:31,0" calcext:value-type="string">
            <text:p>10:31,0</text:p>
          </table:table-cell>
          <table:table-cell table:formula="of:=[.C54]+[.E53]" office:value-type="float" office:value="35448" calcext:value-type="float">
            <text:p>35448,0</text:p>
          </table:table-cell>
          <table:table-cell table:formula="of:=CONCATENATE(TEXT(INT([.E54]/(60*60*24));&quot;00&quot;);&quot; &quot;;TEXT(MOD(INT([.E54]/(60*60));24);&quot;00&quot;);&quot;:&quot;;TEXT(MOD(INT([.E54]/60);60);&quot;00&quot;);&quot;:&quot;;TEXT(MOD([.E54];60);&quot;00,0&quot;))" office:value-type="string" office:string-value="00 09:50:48,0" calcext:value-type="string">
            <text:p>00 09:50:48,0</text:p>
          </table:table-cell>
          <table:table-cell table:formula="of:=IF ([.J54]&lt;&gt;&quot;&quot;;[.J54]+[.C54];[.G53]+[.C54])" office:value-type="float" office:value="1446434109" calcext:value-type="float">
            <text:p>1446434109</text:p>
          </table:table-cell>
          <table:table-cell table:formula="of:=[.G54]/86400+DATEVALUE(&quot;1970-01-01 00:00:00&quot;)" office:value-type="date" office:date-value="2015-11-02T03:15:08.999999" calcext:value-type="date">
            <text:p>2015/11/02 03:15:09</text:p>
          </table:table-cell>
          <table:table-cell table:number-columns-repeated="6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[.A55]*1000*50" office:value-type="float" office:value="2700000" calcext:value-type="float">
            <text:p>2700000</text:p>
          </table:table-cell>
          <table:table-cell office:value-type="float" office:value="646" calcext:value-type="float">
            <text:p>646,0</text:p>
          </table:table-cell>
          <table:table-cell table:style-name="ce10" table:formula="of:=CONCATENATE(TEXT(MOD(INT([.C55]/60);60);&quot;00&quot;);&quot;:&quot;;TEXT(MOD([.C55];60);&quot;00,0&quot;))" office:value-type="string" office:string-value="10:46,0" calcext:value-type="string">
            <text:p>10:46,0</text:p>
          </table:table-cell>
          <table:table-cell table:formula="of:=[.C55]+[.E54]" office:value-type="float" office:value="36094" calcext:value-type="float">
            <text:p>36094,0</text:p>
          </table:table-cell>
          <table:table-cell table:formula="of:=CONCATENATE(TEXT(INT([.E55]/(60*60*24));&quot;00&quot;);&quot; &quot;;TEXT(MOD(INT([.E55]/(60*60));24);&quot;00&quot;);&quot;:&quot;;TEXT(MOD(INT([.E55]/60);60);&quot;00&quot;);&quot;:&quot;;TEXT(MOD([.E55];60);&quot;00,0&quot;))" office:value-type="string" office:string-value="00 10:01:34,0" calcext:value-type="string">
            <text:p>00 10:01:34,0</text:p>
          </table:table-cell>
          <table:table-cell table:formula="of:=IF ([.J55]&lt;&gt;&quot;&quot;;[.J55]+[.C55];[.G54]+[.C55])" office:value-type="float" office:value="1446434755" calcext:value-type="float">
            <text:p>1446434755</text:p>
          </table:table-cell>
          <table:table-cell table:formula="of:=[.G55]/86400+DATEVALUE(&quot;1970-01-01 00:00:00&quot;)" office:value-type="date" office:date-value="2015-11-02T03:25:55" calcext:value-type="date">
            <text:p>2015/11/02 03:25:55</text:p>
          </table:table-cell>
          <table:table-cell table:number-columns-repeated="6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[.A56]*1000*50" office:value-type="float" office:value="2750000" calcext:value-type="float">
            <text:p>2750000</text:p>
          </table:table-cell>
          <table:table-cell office:value-type="float" office:value="616" calcext:value-type="float">
            <text:p>616,0</text:p>
          </table:table-cell>
          <table:table-cell table:style-name="ce10" table:formula="of:=CONCATENATE(TEXT(MOD(INT([.C56]/60);60);&quot;00&quot;);&quot;:&quot;;TEXT(MOD([.C56];60);&quot;00,0&quot;))" office:value-type="string" office:string-value="10:16,0" calcext:value-type="string">
            <text:p>10:16,0</text:p>
          </table:table-cell>
          <table:table-cell table:formula="of:=[.C56]+[.E55]" office:value-type="float" office:value="36710" calcext:value-type="float">
            <text:p>36710,0</text:p>
          </table:table-cell>
          <table:table-cell table:formula="of:=CONCATENATE(TEXT(INT([.E56]/(60*60*24));&quot;00&quot;);&quot; &quot;;TEXT(MOD(INT([.E56]/(60*60));24);&quot;00&quot;);&quot;:&quot;;TEXT(MOD(INT([.E56]/60);60);&quot;00&quot;);&quot;:&quot;;TEXT(MOD([.E56];60);&quot;00,0&quot;))" office:value-type="string" office:string-value="00 10:11:50,0" calcext:value-type="string">
            <text:p>00 10:11:50,0</text:p>
          </table:table-cell>
          <table:table-cell table:formula="of:=IF ([.J56]&lt;&gt;&quot;&quot;;[.J56]+[.C56];[.G55]+[.C56])" office:value-type="float" office:value="1446435371" calcext:value-type="float">
            <text:p>1446435371</text:p>
          </table:table-cell>
          <table:table-cell table:formula="of:=[.G56]/86400+DATEVALUE(&quot;1970-01-01 00:00:00&quot;)" office:value-type="date" office:date-value="2015-11-02T03:36:11" calcext:value-type="date">
            <text:p>2015/11/02 03:36:11</text:p>
          </table:table-cell>
          <table:table-cell table:number-columns-repeated="6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[.A57]*1000*50" office:value-type="float" office:value="2800000" calcext:value-type="float">
            <text:p>2800000</text:p>
          </table:table-cell>
          <table:table-cell office:value-type="float" office:value="617" calcext:value-type="float">
            <text:p>617,0</text:p>
          </table:table-cell>
          <table:table-cell table:style-name="ce10" table:formula="of:=CONCATENATE(TEXT(MOD(INT([.C57]/60);60);&quot;00&quot;);&quot;:&quot;;TEXT(MOD([.C57];60);&quot;00,0&quot;))" office:value-type="string" office:string-value="10:17,0" calcext:value-type="string">
            <text:p>10:17,0</text:p>
          </table:table-cell>
          <table:table-cell table:formula="of:=[.C57]+[.E56]" office:value-type="float" office:value="37327" calcext:value-type="float">
            <text:p>37327,0</text:p>
          </table:table-cell>
          <table:table-cell table:formula="of:=CONCATENATE(TEXT(INT([.E57]/(60*60*24));&quot;00&quot;);&quot; &quot;;TEXT(MOD(INT([.E57]/(60*60));24);&quot;00&quot;);&quot;:&quot;;TEXT(MOD(INT([.E57]/60);60);&quot;00&quot;);&quot;:&quot;;TEXT(MOD([.E57];60);&quot;00,0&quot;))" office:value-type="string" office:string-value="00 10:22:07,0" calcext:value-type="string">
            <text:p>00 10:22:07,0</text:p>
          </table:table-cell>
          <table:table-cell table:formula="of:=IF ([.J57]&lt;&gt;&quot;&quot;;[.J57]+[.C57];[.G56]+[.C57])" office:value-type="float" office:value="1446435988" calcext:value-type="float">
            <text:p>1446435988</text:p>
          </table:table-cell>
          <table:table-cell table:formula="of:=[.G57]/86400+DATEVALUE(&quot;1970-01-01 00:00:00&quot;)" office:value-type="date" office:date-value="2015-11-02T03:46:28" calcext:value-type="date">
            <text:p>2015/11/02 03:46:28</text:p>
          </table:table-cell>
          <table:table-cell table:number-columns-repeated="6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[.A58]*1000*50" office:value-type="float" office:value="2850000" calcext:value-type="float">
            <text:p>2850000</text:p>
          </table:table-cell>
          <table:table-cell office:value-type="float" office:value="618" calcext:value-type="float">
            <text:p>618,0</text:p>
          </table:table-cell>
          <table:table-cell table:style-name="ce10" table:formula="of:=CONCATENATE(TEXT(MOD(INT([.C58]/60);60);&quot;00&quot;);&quot;:&quot;;TEXT(MOD([.C58];60);&quot;00,0&quot;))" office:value-type="string" office:string-value="10:18,0" calcext:value-type="string">
            <text:p>10:18,0</text:p>
          </table:table-cell>
          <table:table-cell table:formula="of:=[.C58]+[.E57]" office:value-type="float" office:value="37945" calcext:value-type="float">
            <text:p>37945,0</text:p>
          </table:table-cell>
          <table:table-cell table:formula="of:=CONCATENATE(TEXT(INT([.E58]/(60*60*24));&quot;00&quot;);&quot; &quot;;TEXT(MOD(INT([.E58]/(60*60));24);&quot;00&quot;);&quot;:&quot;;TEXT(MOD(INT([.E58]/60);60);&quot;00&quot;);&quot;:&quot;;TEXT(MOD([.E58];60);&quot;00,0&quot;))" office:value-type="string" office:string-value="00 10:32:25,0" calcext:value-type="string">
            <text:p>00 10:32:25,0</text:p>
          </table:table-cell>
          <table:table-cell table:formula="of:=IF ([.J58]&lt;&gt;&quot;&quot;;[.J58]+[.C58];[.G57]+[.C58])" office:value-type="float" office:value="1446436606" calcext:value-type="float">
            <text:p>1446436606</text:p>
          </table:table-cell>
          <table:table-cell table:formula="of:=[.G58]/86400+DATEVALUE(&quot;1970-01-01 00:00:00&quot;)" office:value-type="date" office:date-value="2015-11-02T03:56:46" calcext:value-type="date">
            <text:p>2015/11/02 03:56:46</text:p>
          </table:table-cell>
          <table:table-cell table:number-columns-repeated="6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[.A59]*1000*50" office:value-type="float" office:value="2900000" calcext:value-type="float">
            <text:p>2900000</text:p>
          </table:table-cell>
          <table:table-cell office:value-type="float" office:value="621" calcext:value-type="float">
            <text:p>621,0</text:p>
          </table:table-cell>
          <table:table-cell table:style-name="ce10" table:formula="of:=CONCATENATE(TEXT(MOD(INT([.C59]/60);60);&quot;00&quot;);&quot;:&quot;;TEXT(MOD([.C59];60);&quot;00,0&quot;))" office:value-type="string" office:string-value="10:21,0" calcext:value-type="string">
            <text:p>10:21,0</text:p>
          </table:table-cell>
          <table:table-cell table:formula="of:=[.C59]+[.E58]" office:value-type="float" office:value="38566" calcext:value-type="float">
            <text:p>38566,0</text:p>
          </table:table-cell>
          <table:table-cell table:formula="of:=CONCATENATE(TEXT(INT([.E59]/(60*60*24));&quot;00&quot;);&quot; &quot;;TEXT(MOD(INT([.E59]/(60*60));24);&quot;00&quot;);&quot;:&quot;;TEXT(MOD(INT([.E59]/60);60);&quot;00&quot;);&quot;:&quot;;TEXT(MOD([.E59];60);&quot;00,0&quot;))" office:value-type="string" office:string-value="00 10:42:46,0" calcext:value-type="string">
            <text:p>00 10:42:46,0</text:p>
          </table:table-cell>
          <table:table-cell table:formula="of:=IF ([.J59]&lt;&gt;&quot;&quot;;[.J59]+[.C59];[.G58]+[.C59])" office:value-type="float" office:value="1446437227" calcext:value-type="float">
            <text:p>1446437227</text:p>
          </table:table-cell>
          <table:table-cell table:formula="of:=[.G59]/86400+DATEVALUE(&quot;1970-01-01 00:00:00&quot;)" office:value-type="date" office:date-value="2015-11-02T04:07:07" calcext:value-type="date">
            <text:p>2015/11/02 04:07:07</text:p>
          </table:table-cell>
          <table:table-cell table:number-columns-repeated="6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[.A60]*1000*50" office:value-type="float" office:value="2950000" calcext:value-type="float">
            <text:p>2950000</text:p>
          </table:table-cell>
          <table:table-cell office:value-type="float" office:value="668" calcext:value-type="float">
            <text:p>668,0</text:p>
          </table:table-cell>
          <table:table-cell table:style-name="ce10" table:formula="of:=CONCATENATE(TEXT(MOD(INT([.C60]/60);60);&quot;00&quot;);&quot;:&quot;;TEXT(MOD([.C60];60);&quot;00,0&quot;))" office:value-type="string" office:string-value="11:08,0" calcext:value-type="string">
            <text:p>11:08,0</text:p>
          </table:table-cell>
          <table:table-cell table:formula="of:=[.C60]+[.E59]" office:value-type="float" office:value="39234" calcext:value-type="float">
            <text:p>39234,0</text:p>
          </table:table-cell>
          <table:table-cell table:formula="of:=CONCATENATE(TEXT(INT([.E60]/(60*60*24));&quot;00&quot;);&quot; &quot;;TEXT(MOD(INT([.E60]/(60*60));24);&quot;00&quot;);&quot;:&quot;;TEXT(MOD(INT([.E60]/60);60);&quot;00&quot;);&quot;:&quot;;TEXT(MOD([.E60];60);&quot;00,0&quot;))" office:value-type="string" office:string-value="00 10:53:54,0" calcext:value-type="string">
            <text:p>00 10:53:54,0</text:p>
          </table:table-cell>
          <table:table-cell table:formula="of:=IF ([.J60]&lt;&gt;&quot;&quot;;[.J60]+[.C60];[.G59]+[.C60])" office:value-type="float" office:value="1446437895" calcext:value-type="float">
            <text:p>1446437895</text:p>
          </table:table-cell>
          <table:table-cell table:formula="of:=[.G60]/86400+DATEVALUE(&quot;1970-01-01 00:00:00&quot;)" office:value-type="date" office:date-value="2015-11-02T04:18:15" calcext:value-type="date">
            <text:p>2015/11/02 04:18:15</text:p>
          </table:table-cell>
          <table:table-cell table:number-columns-repeated="6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[.A61]*1000*50" office:value-type="float" office:value="3000000" calcext:value-type="float">
            <text:p>3000000</text:p>
          </table:table-cell>
          <table:table-cell office:value-type="float" office:value="637" calcext:value-type="float">
            <text:p>637,0</text:p>
          </table:table-cell>
          <table:table-cell table:style-name="ce10" table:formula="of:=CONCATENATE(TEXT(MOD(INT([.C61]/60);60);&quot;00&quot;);&quot;:&quot;;TEXT(MOD([.C61];60);&quot;00,0&quot;))" office:value-type="string" office:string-value="10:37,0" calcext:value-type="string">
            <text:p>10:37,0</text:p>
          </table:table-cell>
          <table:table-cell table:formula="of:=[.C61]+[.E60]" office:value-type="float" office:value="39871" calcext:value-type="float">
            <text:p>39871,0</text:p>
          </table:table-cell>
          <table:table-cell table:formula="of:=CONCATENATE(TEXT(INT([.E61]/(60*60*24));&quot;00&quot;);&quot; &quot;;TEXT(MOD(INT([.E61]/(60*60));24);&quot;00&quot;);&quot;:&quot;;TEXT(MOD(INT([.E61]/60);60);&quot;00&quot;);&quot;:&quot;;TEXT(MOD([.E61];60);&quot;00,0&quot;))" office:value-type="string" office:string-value="00 11:04:31,0" calcext:value-type="string">
            <text:p>00 11:04:31,0</text:p>
          </table:table-cell>
          <table:table-cell table:formula="of:=IF ([.J61]&lt;&gt;&quot;&quot;;[.J61]+[.C61];[.G60]+[.C61])" office:value-type="float" office:value="1446438532" calcext:value-type="float">
            <text:p>1446438532</text:p>
          </table:table-cell>
          <table:table-cell table:formula="of:=[.G61]/86400+DATEVALUE(&quot;1970-01-01 00:00:00&quot;)" office:value-type="date" office:date-value="2015-11-02T04:28:52" calcext:value-type="date">
            <text:p>2015/11/02 04:28:52</text:p>
          </table:table-cell>
          <table:table-cell table:number-columns-repeated="6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[.A62]*1000*50" office:value-type="float" office:value="3050000" calcext:value-type="float">
            <text:p>3050000</text:p>
          </table:table-cell>
          <table:table-cell office:value-type="float" office:value="611" calcext:value-type="float">
            <text:p>611,0</text:p>
          </table:table-cell>
          <table:table-cell table:style-name="ce10" table:formula="of:=CONCATENATE(TEXT(MOD(INT([.C62]/60);60);&quot;00&quot;);&quot;:&quot;;TEXT(MOD([.C62];60);&quot;00,0&quot;))" office:value-type="string" office:string-value="10:11,0" calcext:value-type="string">
            <text:p>10:11,0</text:p>
          </table:table-cell>
          <table:table-cell table:formula="of:=[.C62]+[.E61]" office:value-type="float" office:value="40482" calcext:value-type="float">
            <text:p>40482,0</text:p>
          </table:table-cell>
          <table:table-cell table:formula="of:=CONCATENATE(TEXT(INT([.E62]/(60*60*24));&quot;00&quot;);&quot; &quot;;TEXT(MOD(INT([.E62]/(60*60));24);&quot;00&quot;);&quot;:&quot;;TEXT(MOD(INT([.E62]/60);60);&quot;00&quot;);&quot;:&quot;;TEXT(MOD([.E62];60);&quot;00,0&quot;))" office:value-type="string" office:string-value="00 11:14:42,0" calcext:value-type="string">
            <text:p>00 11:14:42,0</text:p>
          </table:table-cell>
          <table:table-cell table:formula="of:=IF ([.J62]&lt;&gt;&quot;&quot;;[.J62]+[.C62];[.G61]+[.C62])" office:value-type="float" office:value="1446439143" calcext:value-type="float">
            <text:p>1446439143</text:p>
          </table:table-cell>
          <table:table-cell table:formula="of:=[.G62]/86400+DATEVALUE(&quot;1970-01-01 00:00:00&quot;)" office:value-type="date" office:date-value="2015-11-02T04:39:02.999999" calcext:value-type="date">
            <text:p>2015/11/02 04:39:03</text:p>
          </table:table-cell>
          <table:table-cell table:number-columns-repeated="6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[.A63]*1000*50" office:value-type="float" office:value="3100000" calcext:value-type="float">
            <text:p>3100000</text:p>
          </table:table-cell>
          <table:table-cell office:value-type="float" office:value="664" calcext:value-type="float">
            <text:p>664,0</text:p>
          </table:table-cell>
          <table:table-cell table:style-name="ce10" table:formula="of:=CONCATENATE(TEXT(MOD(INT([.C63]/60);60);&quot;00&quot;);&quot;:&quot;;TEXT(MOD([.C63];60);&quot;00,0&quot;))" office:value-type="string" office:string-value="11:04,0" calcext:value-type="string">
            <text:p>11:04,0</text:p>
          </table:table-cell>
          <table:table-cell table:formula="of:=[.C63]+[.E62]" office:value-type="float" office:value="41146" calcext:value-type="float">
            <text:p>41146,0</text:p>
          </table:table-cell>
          <table:table-cell table:formula="of:=CONCATENATE(TEXT(INT([.E63]/(60*60*24));&quot;00&quot;);&quot; &quot;;TEXT(MOD(INT([.E63]/(60*60));24);&quot;00&quot;);&quot;:&quot;;TEXT(MOD(INT([.E63]/60);60);&quot;00&quot;);&quot;:&quot;;TEXT(MOD([.E63];60);&quot;00,0&quot;))" office:value-type="string" office:string-value="00 11:25:46,0" calcext:value-type="string">
            <text:p>00 11:25:46,0</text:p>
          </table:table-cell>
          <table:table-cell table:formula="of:=IF ([.J63]&lt;&gt;&quot;&quot;;[.J63]+[.C63];[.G62]+[.C63])" office:value-type="float" office:value="1446439807" calcext:value-type="float">
            <text:p>1446439807</text:p>
          </table:table-cell>
          <table:table-cell table:formula="of:=[.G63]/86400+DATEVALUE(&quot;1970-01-01 00:00:00&quot;)" office:value-type="date" office:date-value="2015-11-02T04:50:07" calcext:value-type="date">
            <text:p>2015/11/02 04:50:07</text:p>
          </table:table-cell>
          <table:table-cell table:number-columns-repeated="6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[.A64]*1000*50" office:value-type="float" office:value="3150000" calcext:value-type="float">
            <text:p>3150000</text:p>
          </table:table-cell>
          <table:table-cell office:value-type="float" office:value="614" calcext:value-type="float">
            <text:p>614,0</text:p>
          </table:table-cell>
          <table:table-cell table:style-name="ce10" table:formula="of:=CONCATENATE(TEXT(MOD(INT([.C64]/60);60);&quot;00&quot;);&quot;:&quot;;TEXT(MOD([.C64];60);&quot;00,0&quot;))" office:value-type="string" office:string-value="10:14,0" calcext:value-type="string">
            <text:p>10:14,0</text:p>
          </table:table-cell>
          <table:table-cell table:formula="of:=[.C64]+[.E63]" office:value-type="float" office:value="41760" calcext:value-type="float">
            <text:p>41760,0</text:p>
          </table:table-cell>
          <table:table-cell table:formula="of:=CONCATENATE(TEXT(INT([.E64]/(60*60*24));&quot;00&quot;);&quot; &quot;;TEXT(MOD(INT([.E64]/(60*60));24);&quot;00&quot;);&quot;:&quot;;TEXT(MOD(INT([.E64]/60);60);&quot;00&quot;);&quot;:&quot;;TEXT(MOD([.E64];60);&quot;00,0&quot;))" office:value-type="string" office:string-value="00 11:36:00,0" calcext:value-type="string">
            <text:p>00 11:36:00,0</text:p>
          </table:table-cell>
          <table:table-cell table:formula="of:=IF ([.J64]&lt;&gt;&quot;&quot;;[.J64]+[.C64];[.G63]+[.C64])" office:value-type="float" office:value="1446440421" calcext:value-type="float">
            <text:p>1446440421</text:p>
          </table:table-cell>
          <table:table-cell table:formula="of:=[.G64]/86400+DATEVALUE(&quot;1970-01-01 00:00:00&quot;)" office:value-type="date" office:date-value="2015-11-02T05:00:21" calcext:value-type="date">
            <text:p>2015/11/02 05:00:21</text:p>
          </table:table-cell>
          <table:table-cell table:number-columns-repeated="6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[.A65]*1000*50" office:value-type="float" office:value="3200000" calcext:value-type="float">
            <text:p>3200000</text:p>
          </table:table-cell>
          <table:table-cell office:value-type="float" office:value="607" calcext:value-type="float">
            <text:p>607,0</text:p>
          </table:table-cell>
          <table:table-cell table:style-name="ce10" table:formula="of:=CONCATENATE(TEXT(MOD(INT([.C65]/60);60);&quot;00&quot;);&quot;:&quot;;TEXT(MOD([.C65];60);&quot;00,0&quot;))" office:value-type="string" office:string-value="10:07,0" calcext:value-type="string">
            <text:p>10:07,0</text:p>
          </table:table-cell>
          <table:table-cell table:formula="of:=[.C65]+[.E64]" office:value-type="float" office:value="42367" calcext:value-type="float">
            <text:p>42367,0</text:p>
          </table:table-cell>
          <table:table-cell table:formula="of:=CONCATENATE(TEXT(INT([.E65]/(60*60*24));&quot;00&quot;);&quot; &quot;;TEXT(MOD(INT([.E65]/(60*60));24);&quot;00&quot;);&quot;:&quot;;TEXT(MOD(INT([.E65]/60);60);&quot;00&quot;);&quot;:&quot;;TEXT(MOD([.E65];60);&quot;00,0&quot;))" office:value-type="string" office:string-value="00 11:46:07,0" calcext:value-type="string">
            <text:p>00 11:46:07,0</text:p>
          </table:table-cell>
          <table:table-cell table:formula="of:=IF ([.J65]&lt;&gt;&quot;&quot;;[.J65]+[.C65];[.G64]+[.C65])" office:value-type="float" office:value="1446441028" calcext:value-type="float">
            <text:p>1446441028</text:p>
          </table:table-cell>
          <table:table-cell table:formula="of:=[.G65]/86400+DATEVALUE(&quot;1970-01-01 00:00:00&quot;)" office:value-type="date" office:date-value="2015-11-02T05:10:28" calcext:value-type="date">
            <text:p>2015/11/02 05:10:28</text:p>
          </table:table-cell>
          <table:table-cell table:number-columns-repeated="6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[.A66]*1000*50" office:value-type="float" office:value="3250000" calcext:value-type="float">
            <text:p>3250000</text:p>
          </table:table-cell>
          <table:table-cell office:value-type="float" office:value="604" calcext:value-type="float">
            <text:p>604,0</text:p>
          </table:table-cell>
          <table:table-cell table:style-name="ce10" table:formula="of:=CONCATENATE(TEXT(MOD(INT([.C66]/60);60);&quot;00&quot;);&quot;:&quot;;TEXT(MOD([.C66];60);&quot;00,0&quot;))" office:value-type="string" office:string-value="10:04,0" calcext:value-type="string">
            <text:p>10:04,0</text:p>
          </table:table-cell>
          <table:table-cell table:formula="of:=[.C66]+[.E65]" office:value-type="float" office:value="42971" calcext:value-type="float">
            <text:p>42971,0</text:p>
          </table:table-cell>
          <table:table-cell table:formula="of:=CONCATENATE(TEXT(INT([.E66]/(60*60*24));&quot;00&quot;);&quot; &quot;;TEXT(MOD(INT([.E66]/(60*60));24);&quot;00&quot;);&quot;:&quot;;TEXT(MOD(INT([.E66]/60);60);&quot;00&quot;);&quot;:&quot;;TEXT(MOD([.E66];60);&quot;00,0&quot;))" office:value-type="string" office:string-value="00 11:56:11,0" calcext:value-type="string">
            <text:p>00 11:56:11,0</text:p>
          </table:table-cell>
          <table:table-cell table:formula="of:=IF ([.J66]&lt;&gt;&quot;&quot;;[.J66]+[.C66];[.G65]+[.C66])" office:value-type="float" office:value="1446441632" calcext:value-type="float">
            <text:p>1446441632</text:p>
          </table:table-cell>
          <table:table-cell table:formula="of:=[.G66]/86400+DATEVALUE(&quot;1970-01-01 00:00:00&quot;)" office:value-type="date" office:date-value="2015-11-02T05:20:32" calcext:value-type="date">
            <text:p>2015/11/02 05:20:32</text:p>
          </table:table-cell>
          <table:table-cell table:number-columns-repeated="6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[.A67]*1000*50" office:value-type="float" office:value="3300000" calcext:value-type="float">
            <text:p>3300000</text:p>
          </table:table-cell>
          <table:table-cell office:value-type="float" office:value="612" calcext:value-type="float">
            <text:p>612,0</text:p>
          </table:table-cell>
          <table:table-cell table:style-name="ce10" table:formula="of:=CONCATENATE(TEXT(MOD(INT([.C67]/60);60);&quot;00&quot;);&quot;:&quot;;TEXT(MOD([.C67];60);&quot;00,0&quot;))" office:value-type="string" office:string-value="10:12,0" calcext:value-type="string">
            <text:p>10:12,0</text:p>
          </table:table-cell>
          <table:table-cell table:formula="of:=[.C67]+[.E66]" office:value-type="float" office:value="43583" calcext:value-type="float">
            <text:p>43583,0</text:p>
          </table:table-cell>
          <table:table-cell table:formula="of:=CONCATENATE(TEXT(INT([.E67]/(60*60*24));&quot;00&quot;);&quot; &quot;;TEXT(MOD(INT([.E67]/(60*60));24);&quot;00&quot;);&quot;:&quot;;TEXT(MOD(INT([.E67]/60);60);&quot;00&quot;);&quot;:&quot;;TEXT(MOD([.E67];60);&quot;00,0&quot;))" office:value-type="string" office:string-value="00 12:06:23,0" calcext:value-type="string">
            <text:p>00 12:06:23,0</text:p>
          </table:table-cell>
          <table:table-cell table:formula="of:=IF ([.J67]&lt;&gt;&quot;&quot;;[.J67]+[.C67];[.G66]+[.C67])" office:value-type="float" office:value="1446442244" calcext:value-type="float">
            <text:p>1446442244</text:p>
          </table:table-cell>
          <table:table-cell table:formula="of:=[.G67]/86400+DATEVALUE(&quot;1970-01-01 00:00:00&quot;)" office:value-type="date" office:date-value="2015-11-02T05:30:43.999999" calcext:value-type="date">
            <text:p>2015/11/02 05:30:44</text:p>
          </table:table-cell>
          <table:table-cell table:number-columns-repeated="6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[.A68]*1000*50" office:value-type="float" office:value="3350000" calcext:value-type="float">
            <text:p>3350000</text:p>
          </table:table-cell>
          <table:table-cell office:value-type="float" office:value="615" calcext:value-type="float">
            <text:p>615,0</text:p>
          </table:table-cell>
          <table:table-cell table:style-name="ce10" table:formula="of:=CONCATENATE(TEXT(MOD(INT([.C68]/60);60);&quot;00&quot;);&quot;:&quot;;TEXT(MOD([.C68];60);&quot;00,0&quot;))" office:value-type="string" office:string-value="10:15,0" calcext:value-type="string">
            <text:p>10:15,0</text:p>
          </table:table-cell>
          <table:table-cell table:formula="of:=[.C68]+[.E67]" office:value-type="float" office:value="44198" calcext:value-type="float">
            <text:p>44198,0</text:p>
          </table:table-cell>
          <table:table-cell table:formula="of:=CONCATENATE(TEXT(INT([.E68]/(60*60*24));&quot;00&quot;);&quot; &quot;;TEXT(MOD(INT([.E68]/(60*60));24);&quot;00&quot;);&quot;:&quot;;TEXT(MOD(INT([.E68]/60);60);&quot;00&quot;);&quot;:&quot;;TEXT(MOD([.E68];60);&quot;00,0&quot;))" office:value-type="string" office:string-value="00 12:16:38,0" calcext:value-type="string">
            <text:p>00 12:16:38,0</text:p>
          </table:table-cell>
          <table:table-cell table:formula="of:=IF ([.J68]&lt;&gt;&quot;&quot;;[.J68]+[.C68];[.G67]+[.C68])" office:value-type="float" office:value="1446442859" calcext:value-type="float">
            <text:p>1446442859</text:p>
          </table:table-cell>
          <table:table-cell table:formula="of:=[.G68]/86400+DATEVALUE(&quot;1970-01-01 00:00:00&quot;)" office:value-type="date" office:date-value="2015-11-02T05:40:59" calcext:value-type="date">
            <text:p>2015/11/02 05:40:59</text:p>
          </table:table-cell>
          <table:table-cell table:number-columns-repeated="6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[.A69]*1000*50" office:value-type="float" office:value="3400000" calcext:value-type="float">
            <text:p>3400000</text:p>
          </table:table-cell>
          <table:table-cell office:value-type="float" office:value="649" calcext:value-type="float">
            <text:p>649,0</text:p>
          </table:table-cell>
          <table:table-cell table:style-name="ce10" table:formula="of:=CONCATENATE(TEXT(MOD(INT([.C69]/60);60);&quot;00&quot;);&quot;:&quot;;TEXT(MOD([.C69];60);&quot;00,0&quot;))" office:value-type="string" office:string-value="10:49,0" calcext:value-type="string">
            <text:p>10:49,0</text:p>
          </table:table-cell>
          <table:table-cell table:formula="of:=[.C69]+[.E68]" office:value-type="float" office:value="44847" calcext:value-type="float">
            <text:p>44847,0</text:p>
          </table:table-cell>
          <table:table-cell table:formula="of:=CONCATENATE(TEXT(INT([.E69]/(60*60*24));&quot;00&quot;);&quot; &quot;;TEXT(MOD(INT([.E69]/(60*60));24);&quot;00&quot;);&quot;:&quot;;TEXT(MOD(INT([.E69]/60);60);&quot;00&quot;);&quot;:&quot;;TEXT(MOD([.E69];60);&quot;00,0&quot;))" office:value-type="string" office:string-value="00 12:27:27,0" calcext:value-type="string">
            <text:p>00 12:27:27,0</text:p>
          </table:table-cell>
          <table:table-cell table:formula="of:=IF ([.J69]&lt;&gt;&quot;&quot;;[.J69]+[.C69];[.G68]+[.C69])" office:value-type="float" office:value="1446443508" calcext:value-type="float">
            <text:p>1446443508</text:p>
          </table:table-cell>
          <table:table-cell table:formula="of:=[.G69]/86400+DATEVALUE(&quot;1970-01-01 00:00:00&quot;)" office:value-type="date" office:date-value="2015-11-02T05:51:47.999999" calcext:value-type="date">
            <text:p>2015/11/02 05:51:48</text:p>
          </table:table-cell>
          <table:table-cell table:number-columns-repeated="6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[.A70]*1000*50" office:value-type="float" office:value="3450000" calcext:value-type="float">
            <text:p>3450000</text:p>
          </table:table-cell>
          <table:table-cell office:value-type="float" office:value="615" calcext:value-type="float">
            <text:p>615,0</text:p>
          </table:table-cell>
          <table:table-cell table:style-name="ce10" table:formula="of:=CONCATENATE(TEXT(MOD(INT([.C70]/60);60);&quot;00&quot;);&quot;:&quot;;TEXT(MOD([.C70];60);&quot;00,0&quot;))" office:value-type="string" office:string-value="10:15,0" calcext:value-type="string">
            <text:p>10:15,0</text:p>
          </table:table-cell>
          <table:table-cell table:formula="of:=[.C70]+[.E69]" office:value-type="float" office:value="45462" calcext:value-type="float">
            <text:p>45462,0</text:p>
          </table:table-cell>
          <table:table-cell table:formula="of:=CONCATENATE(TEXT(INT([.E70]/(60*60*24));&quot;00&quot;);&quot; &quot;;TEXT(MOD(INT([.E70]/(60*60));24);&quot;00&quot;);&quot;:&quot;;TEXT(MOD(INT([.E70]/60);60);&quot;00&quot;);&quot;:&quot;;TEXT(MOD([.E70];60);&quot;00,0&quot;))" office:value-type="string" office:string-value="00 12:37:42,0" calcext:value-type="string">
            <text:p>00 12:37:42,0</text:p>
          </table:table-cell>
          <table:table-cell table:formula="of:=IF ([.J70]&lt;&gt;&quot;&quot;;[.J70]+[.C70];[.G69]+[.C70])" office:value-type="float" office:value="1446444123" calcext:value-type="float">
            <text:p>1446444123</text:p>
          </table:table-cell>
          <table:table-cell table:formula="of:=[.G70]/86400+DATEVALUE(&quot;1970-01-01 00:00:00&quot;)" office:value-type="date" office:date-value="2015-11-02T06:02:03" calcext:value-type="date">
            <text:p>2015/11/02 06:02:03</text:p>
          </table:table-cell>
          <table:table-cell table:number-columns-repeated="6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[.A71]*1000*50" office:value-type="float" office:value="3500000" calcext:value-type="float">
            <text:p>3500000</text:p>
          </table:table-cell>
          <table:table-cell office:value-type="float" office:value="613" calcext:value-type="float">
            <text:p>613,0</text:p>
          </table:table-cell>
          <table:table-cell table:style-name="ce10" table:formula="of:=CONCATENATE(TEXT(MOD(INT([.C71]/60);60);&quot;00&quot;);&quot;:&quot;;TEXT(MOD([.C71];60);&quot;00,0&quot;))" office:value-type="string" office:string-value="10:13,0" calcext:value-type="string">
            <text:p>10:13,0</text:p>
          </table:table-cell>
          <table:table-cell table:formula="of:=[.C71]+[.E70]" office:value-type="float" office:value="46075" calcext:value-type="float">
            <text:p>46075,0</text:p>
          </table:table-cell>
          <table:table-cell table:formula="of:=CONCATENATE(TEXT(INT([.E71]/(60*60*24));&quot;00&quot;);&quot; &quot;;TEXT(MOD(INT([.E71]/(60*60));24);&quot;00&quot;);&quot;:&quot;;TEXT(MOD(INT([.E71]/60);60);&quot;00&quot;);&quot;:&quot;;TEXT(MOD([.E71];60);&quot;00,0&quot;))" office:value-type="string" office:string-value="00 12:47:55,0" calcext:value-type="string">
            <text:p>00 12:47:55,0</text:p>
          </table:table-cell>
          <table:table-cell table:formula="of:=IF ([.J71]&lt;&gt;&quot;&quot;;[.J71]+[.C71];[.G70]+[.C71])" office:value-type="float" office:value="1446444736" calcext:value-type="float">
            <text:p>1446444736</text:p>
          </table:table-cell>
          <table:table-cell table:formula="of:=[.G71]/86400+DATEVALUE(&quot;1970-01-01 00:00:00&quot;)" office:value-type="date" office:date-value="2015-11-02T06:12:16" calcext:value-type="date">
            <text:p>2015/11/02 06:12:16</text:p>
          </table:table-cell>
          <table:table-cell table:number-columns-repeated="6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[.A72]*1000*50" office:value-type="float" office:value="3550000" calcext:value-type="float">
            <text:p>3550000</text:p>
          </table:table-cell>
          <table:table-cell office:value-type="float" office:value="702" calcext:value-type="float">
            <text:p>702,0</text:p>
          </table:table-cell>
          <table:table-cell table:style-name="ce10" table:formula="of:=CONCATENATE(TEXT(MOD(INT([.C72]/60);60);&quot;00&quot;);&quot;:&quot;;TEXT(MOD([.C72];60);&quot;00,0&quot;))" office:value-type="string" office:string-value="11:42,0" calcext:value-type="string">
            <text:p>11:42,0</text:p>
          </table:table-cell>
          <table:table-cell table:formula="of:=[.C72]+[.E71]" office:value-type="float" office:value="46777" calcext:value-type="float">
            <text:p>46777,0</text:p>
          </table:table-cell>
          <table:table-cell table:formula="of:=CONCATENATE(TEXT(INT([.E72]/(60*60*24));&quot;00&quot;);&quot; &quot;;TEXT(MOD(INT([.E72]/(60*60));24);&quot;00&quot;);&quot;:&quot;;TEXT(MOD(INT([.E72]/60);60);&quot;00&quot;);&quot;:&quot;;TEXT(MOD([.E72];60);&quot;00,0&quot;))" office:value-type="string" office:string-value="00 12:59:37,0" calcext:value-type="string">
            <text:p>00 12:59:37,0</text:p>
          </table:table-cell>
          <table:table-cell table:formula="of:=IF ([.J72]&lt;&gt;&quot;&quot;;[.J72]+[.C72];[.G71]+[.C72])" office:value-type="float" office:value="1446445438" calcext:value-type="float">
            <text:p>1446445438</text:p>
          </table:table-cell>
          <table:table-cell table:formula="of:=[.G72]/86400+DATEVALUE(&quot;1970-01-01 00:00:00&quot;)" office:value-type="date" office:date-value="2015-11-02T06:23:58" calcext:value-type="date">
            <text:p>2015/11/02 06:23:58</text:p>
          </table:table-cell>
          <table:table-cell table:number-columns-repeated="6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[.A73]*1000*50" office:value-type="float" office:value="3600000" calcext:value-type="float">
            <text:p>3600000</text:p>
          </table:table-cell>
          <table:table-cell office:value-type="float" office:value="601" calcext:value-type="float">
            <text:p>601,0</text:p>
          </table:table-cell>
          <table:table-cell table:style-name="ce10" table:formula="of:=CONCATENATE(TEXT(MOD(INT([.C73]/60);60);&quot;00&quot;);&quot;:&quot;;TEXT(MOD([.C73];60);&quot;00,0&quot;))" office:value-type="string" office:string-value="10:01,0" calcext:value-type="string">
            <text:p>10:01,0</text:p>
          </table:table-cell>
          <table:table-cell table:formula="of:=[.C73]+[.E72]" office:value-type="float" office:value="47378" calcext:value-type="float">
            <text:p>47378,0</text:p>
          </table:table-cell>
          <table:table-cell table:formula="of:=CONCATENATE(TEXT(INT([.E73]/(60*60*24));&quot;00&quot;);&quot; &quot;;TEXT(MOD(INT([.E73]/(60*60));24);&quot;00&quot;);&quot;:&quot;;TEXT(MOD(INT([.E73]/60);60);&quot;00&quot;);&quot;:&quot;;TEXT(MOD([.E73];60);&quot;00,0&quot;))" office:value-type="string" office:string-value="00 13:09:38,0" calcext:value-type="string">
            <text:p>00 13:09:38,0</text:p>
          </table:table-cell>
          <table:table-cell table:formula="of:=IF ([.J73]&lt;&gt;&quot;&quot;;[.J73]+[.C73];[.G72]+[.C73])" office:value-type="float" office:value="1446446039" calcext:value-type="float">
            <text:p>1446446039</text:p>
          </table:table-cell>
          <table:table-cell table:formula="of:=[.G73]/86400+DATEVALUE(&quot;1970-01-01 00:00:00&quot;)" office:value-type="date" office:date-value="2015-11-02T06:33:59" calcext:value-type="date">
            <text:p>2015/11/02 06:33:59</text:p>
          </table:table-cell>
          <table:table-cell table:number-columns-repeated="6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[.A74]*1000*50" office:value-type="float" office:value="3650000" calcext:value-type="float">
            <text:p>3650000</text:p>
          </table:table-cell>
          <table:table-cell office:value-type="float" office:value="593" calcext:value-type="float">
            <text:p>593,0</text:p>
          </table:table-cell>
          <table:table-cell table:style-name="ce10" table:formula="of:=CONCATENATE(TEXT(MOD(INT([.C74]/60);60);&quot;00&quot;);&quot;:&quot;;TEXT(MOD([.C74];60);&quot;00,0&quot;))" office:value-type="string" office:string-value="09:53,0" calcext:value-type="string">
            <text:p>09:53,0</text:p>
          </table:table-cell>
          <table:table-cell table:formula="of:=[.C74]+[.E73]" office:value-type="float" office:value="47971" calcext:value-type="float">
            <text:p>47971,0</text:p>
          </table:table-cell>
          <table:table-cell table:formula="of:=CONCATENATE(TEXT(INT([.E74]/(60*60*24));&quot;00&quot;);&quot; &quot;;TEXT(MOD(INT([.E74]/(60*60));24);&quot;00&quot;);&quot;:&quot;;TEXT(MOD(INT([.E74]/60);60);&quot;00&quot;);&quot;:&quot;;TEXT(MOD([.E74];60);&quot;00,0&quot;))" office:value-type="string" office:string-value="00 13:19:31,0" calcext:value-type="string">
            <text:p>00 13:19:31,0</text:p>
          </table:table-cell>
          <table:table-cell table:formula="of:=IF ([.J74]&lt;&gt;&quot;&quot;;[.J74]+[.C74];[.G73]+[.C74])" office:value-type="float" office:value="1446446632" calcext:value-type="float">
            <text:p>1446446632</text:p>
          </table:table-cell>
          <table:table-cell table:formula="of:=[.G74]/86400+DATEVALUE(&quot;1970-01-01 00:00:00&quot;)" office:value-type="date" office:date-value="2015-11-02T06:43:52" calcext:value-type="date">
            <text:p>2015/11/02 06:43:52</text:p>
          </table:table-cell>
          <table:table-cell table:number-columns-repeated="6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[.A75]*1000*50" office:value-type="float" office:value="3700000" calcext:value-type="float">
            <text:p>3700000</text:p>
          </table:table-cell>
          <table:table-cell office:value-type="float" office:value="593" calcext:value-type="float">
            <text:p>593,0</text:p>
          </table:table-cell>
          <table:table-cell table:style-name="ce10" table:formula="of:=CONCATENATE(TEXT(MOD(INT([.C75]/60);60);&quot;00&quot;);&quot;:&quot;;TEXT(MOD([.C75];60);&quot;00,0&quot;))" office:value-type="string" office:string-value="09:53,0" calcext:value-type="string">
            <text:p>09:53,0</text:p>
          </table:table-cell>
          <table:table-cell table:formula="of:=[.C75]+[.E74]" office:value-type="float" office:value="48564" calcext:value-type="float">
            <text:p>48564,0</text:p>
          </table:table-cell>
          <table:table-cell table:formula="of:=CONCATENATE(TEXT(INT([.E75]/(60*60*24));&quot;00&quot;);&quot; &quot;;TEXT(MOD(INT([.E75]/(60*60));24);&quot;00&quot;);&quot;:&quot;;TEXT(MOD(INT([.E75]/60);60);&quot;00&quot;);&quot;:&quot;;TEXT(MOD([.E75];60);&quot;00,0&quot;))" office:value-type="string" office:string-value="00 13:29:24,0" calcext:value-type="string">
            <text:p>00 13:29:24,0</text:p>
          </table:table-cell>
          <table:table-cell table:formula="of:=IF ([.J75]&lt;&gt;&quot;&quot;;[.J75]+[.C75];[.G74]+[.C75])" office:value-type="float" office:value="1446447225" calcext:value-type="float">
            <text:p>1446447225</text:p>
          </table:table-cell>
          <table:table-cell table:formula="of:=[.G75]/86400+DATEVALUE(&quot;1970-01-01 00:00:00&quot;)" office:value-type="date" office:date-value="2015-11-02T06:53:45" calcext:value-type="date">
            <text:p>2015/11/02 06:53:45</text:p>
          </table:table-cell>
          <table:table-cell table:number-columns-repeated="6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[.A76]*1000*50" office:value-type="float" office:value="3750000" calcext:value-type="float">
            <text:p>3750000</text:p>
          </table:table-cell>
          <table:table-cell office:value-type="float" office:value="591" calcext:value-type="float">
            <text:p>591,0</text:p>
          </table:table-cell>
          <table:table-cell table:style-name="ce10" table:formula="of:=CONCATENATE(TEXT(MOD(INT([.C76]/60);60);&quot;00&quot;);&quot;:&quot;;TEXT(MOD([.C76];60);&quot;00,0&quot;))" office:value-type="string" office:string-value="09:51,0" calcext:value-type="string">
            <text:p>09:51,0</text:p>
          </table:table-cell>
          <table:table-cell table:formula="of:=[.C76]+[.E75]" office:value-type="float" office:value="49155" calcext:value-type="float">
            <text:p>49155,0</text:p>
          </table:table-cell>
          <table:table-cell table:formula="of:=CONCATENATE(TEXT(INT([.E76]/(60*60*24));&quot;00&quot;);&quot; &quot;;TEXT(MOD(INT([.E76]/(60*60));24);&quot;00&quot;);&quot;:&quot;;TEXT(MOD(INT([.E76]/60);60);&quot;00&quot;);&quot;:&quot;;TEXT(MOD([.E76];60);&quot;00,0&quot;))" office:value-type="string" office:string-value="00 13:39:15,0" calcext:value-type="string">
            <text:p>00 13:39:15,0</text:p>
          </table:table-cell>
          <table:table-cell table:formula="of:=IF ([.J76]&lt;&gt;&quot;&quot;;[.J76]+[.C76];[.G75]+[.C76])" office:value-type="float" office:value="1446447816" calcext:value-type="float">
            <text:p>1446447816</text:p>
          </table:table-cell>
          <table:table-cell table:formula="of:=[.G76]/86400+DATEVALUE(&quot;1970-01-01 00:00:00&quot;)" office:value-type="date" office:date-value="2015-11-02T07:03:35.999999" calcext:value-type="date">
            <text:p>2015/11/02 07:03:36</text:p>
          </table:table-cell>
          <table:table-cell table:number-columns-repeated="6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[.A77]*1000*50" office:value-type="float" office:value="3800000" calcext:value-type="float">
            <text:p>3800000</text:p>
          </table:table-cell>
          <table:table-cell office:value-type="float" office:value="589" calcext:value-type="float">
            <text:p>589,0</text:p>
          </table:table-cell>
          <table:table-cell table:style-name="ce10" table:formula="of:=CONCATENATE(TEXT(MOD(INT([.C77]/60);60);&quot;00&quot;);&quot;:&quot;;TEXT(MOD([.C77];60);&quot;00,0&quot;))" office:value-type="string" office:string-value="09:49,0" calcext:value-type="string">
            <text:p>09:49,0</text:p>
          </table:table-cell>
          <table:table-cell table:formula="of:=[.C77]+[.E76]" office:value-type="float" office:value="49744" calcext:value-type="float">
            <text:p>49744,0</text:p>
          </table:table-cell>
          <table:table-cell table:formula="of:=CONCATENATE(TEXT(INT([.E77]/(60*60*24));&quot;00&quot;);&quot; &quot;;TEXT(MOD(INT([.E77]/(60*60));24);&quot;00&quot;);&quot;:&quot;;TEXT(MOD(INT([.E77]/60);60);&quot;00&quot;);&quot;:&quot;;TEXT(MOD([.E77];60);&quot;00,0&quot;))" office:value-type="string" office:string-value="00 13:49:04,0" calcext:value-type="string">
            <text:p>00 13:49:04,0</text:p>
          </table:table-cell>
          <table:table-cell table:formula="of:=IF ([.J77]&lt;&gt;&quot;&quot;;[.J77]+[.C77];[.G76]+[.C77])" office:value-type="float" office:value="1446448405" calcext:value-type="float">
            <text:p>1446448405</text:p>
          </table:table-cell>
          <table:table-cell table:formula="of:=[.G77]/86400+DATEVALUE(&quot;1970-01-01 00:00:00&quot;)" office:value-type="date" office:date-value="2015-11-02T07:13:24.999999" calcext:value-type="date">
            <text:p>2015/11/02 07:13:25</text:p>
          </table:table-cell>
          <table:table-cell table:number-columns-repeated="6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[.A78]*1000*50" office:value-type="float" office:value="3850000" calcext:value-type="float">
            <text:p>3850000</text:p>
          </table:table-cell>
          <table:table-cell office:value-type="float" office:value="588" calcext:value-type="float">
            <text:p>588,0</text:p>
          </table:table-cell>
          <table:table-cell table:style-name="ce10" table:formula="of:=CONCATENATE(TEXT(MOD(INT([.C78]/60);60);&quot;00&quot;);&quot;:&quot;;TEXT(MOD([.C78];60);&quot;00,0&quot;))" office:value-type="string" office:string-value="09:48,0" calcext:value-type="string">
            <text:p>09:48,0</text:p>
          </table:table-cell>
          <table:table-cell table:formula="of:=[.C78]+[.E77]" office:value-type="float" office:value="50332" calcext:value-type="float">
            <text:p>50332,0</text:p>
          </table:table-cell>
          <table:table-cell table:formula="of:=CONCATENATE(TEXT(INT([.E78]/(60*60*24));&quot;00&quot;);&quot; &quot;;TEXT(MOD(INT([.E78]/(60*60));24);&quot;00&quot;);&quot;:&quot;;TEXT(MOD(INT([.E78]/60);60);&quot;00&quot;);&quot;:&quot;;TEXT(MOD([.E78];60);&quot;00,0&quot;))" office:value-type="string" office:string-value="00 13:58:52,0" calcext:value-type="string">
            <text:p>00 13:58:52,0</text:p>
          </table:table-cell>
          <table:table-cell table:formula="of:=IF ([.J78]&lt;&gt;&quot;&quot;;[.J78]+[.C78];[.G77]+[.C78])" office:value-type="float" office:value="1446448993" calcext:value-type="float">
            <text:p>1446448993</text:p>
          </table:table-cell>
          <table:table-cell table:formula="of:=[.G78]/86400+DATEVALUE(&quot;1970-01-01 00:00:00&quot;)" office:value-type="date" office:date-value="2015-11-02T07:23:13" calcext:value-type="date">
            <text:p>2015/11/02 07:23:13</text:p>
          </table:table-cell>
          <table:table-cell table:number-columns-repeated="6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[.A79]*1000*50" office:value-type="float" office:value="3900000" calcext:value-type="float">
            <text:p>3900000</text:p>
          </table:table-cell>
          <table:table-cell office:value-type="float" office:value="587" calcext:value-type="float">
            <text:p>587,0</text:p>
          </table:table-cell>
          <table:table-cell table:style-name="ce10" table:formula="of:=CONCATENATE(TEXT(MOD(INT([.C79]/60);60);&quot;00&quot;);&quot;:&quot;;TEXT(MOD([.C79];60);&quot;00,0&quot;))" office:value-type="string" office:string-value="09:47,0" calcext:value-type="string">
            <text:p>09:47,0</text:p>
          </table:table-cell>
          <table:table-cell table:formula="of:=[.C79]+[.E78]" office:value-type="float" office:value="50919" calcext:value-type="float">
            <text:p>50919,0</text:p>
          </table:table-cell>
          <table:table-cell table:formula="of:=CONCATENATE(TEXT(INT([.E79]/(60*60*24));&quot;00&quot;);&quot; &quot;;TEXT(MOD(INT([.E79]/(60*60));24);&quot;00&quot;);&quot;:&quot;;TEXT(MOD(INT([.E79]/60);60);&quot;00&quot;);&quot;:&quot;;TEXT(MOD([.E79];60);&quot;00,0&quot;))" office:value-type="string" office:string-value="00 14:08:39,0" calcext:value-type="string">
            <text:p>00 14:08:39,0</text:p>
          </table:table-cell>
          <table:table-cell table:formula="of:=IF ([.J79]&lt;&gt;&quot;&quot;;[.J79]+[.C79];[.G78]+[.C79])" office:value-type="float" office:value="1446449580" calcext:value-type="float">
            <text:p>1446449580</text:p>
          </table:table-cell>
          <table:table-cell table:formula="of:=[.G79]/86400+DATEVALUE(&quot;1970-01-01 00:00:00&quot;)" office:value-type="date" office:date-value="2015-11-02T07:32:59.999999" calcext:value-type="date">
            <text:p>2015/11/02 07:33:00</text:p>
          </table:table-cell>
          <table:table-cell table:number-columns-repeated="6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[.A80]*1000*50" office:value-type="float" office:value="3950000" calcext:value-type="float">
            <text:p>3950000</text:p>
          </table:table-cell>
          <table:table-cell office:value-type="float" office:value="587" calcext:value-type="float">
            <text:p>587,0</text:p>
          </table:table-cell>
          <table:table-cell table:style-name="ce10" table:formula="of:=CONCATENATE(TEXT(MOD(INT([.C80]/60);60);&quot;00&quot;);&quot;:&quot;;TEXT(MOD([.C80];60);&quot;00,0&quot;))" office:value-type="string" office:string-value="09:47,0" calcext:value-type="string">
            <text:p>09:47,0</text:p>
          </table:table-cell>
          <table:table-cell table:formula="of:=[.C80]+[.E79]" office:value-type="float" office:value="51506" calcext:value-type="float">
            <text:p>51506,0</text:p>
          </table:table-cell>
          <table:table-cell table:formula="of:=CONCATENATE(TEXT(INT([.E80]/(60*60*24));&quot;00&quot;);&quot; &quot;;TEXT(MOD(INT([.E80]/(60*60));24);&quot;00&quot;);&quot;:&quot;;TEXT(MOD(INT([.E80]/60);60);&quot;00&quot;);&quot;:&quot;;TEXT(MOD([.E80];60);&quot;00,0&quot;))" office:value-type="string" office:string-value="00 14:18:26,0" calcext:value-type="string">
            <text:p>00 14:18:26,0</text:p>
          </table:table-cell>
          <table:table-cell table:formula="of:=IF ([.J80]&lt;&gt;&quot;&quot;;[.J80]+[.C80];[.G79]+[.C80])" office:value-type="float" office:value="1446450167" calcext:value-type="float">
            <text:p>1446450167</text:p>
          </table:table-cell>
          <table:table-cell table:formula="of:=[.G80]/86400+DATEVALUE(&quot;1970-01-01 00:00:00&quot;)" office:value-type="date" office:date-value="2015-11-02T07:42:47" calcext:value-type="date">
            <text:p>2015/11/02 07:42:47</text:p>
          </table:table-cell>
          <table:table-cell table:number-columns-repeated="6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[.A81]*1000*50" office:value-type="float" office:value="4000000" calcext:value-type="float">
            <text:p>4000000</text:p>
          </table:table-cell>
          <table:table-cell office:value-type="float" office:value="588" calcext:value-type="float">
            <text:p>588,0</text:p>
          </table:table-cell>
          <table:table-cell table:style-name="ce10" table:formula="of:=CONCATENATE(TEXT(MOD(INT([.C81]/60);60);&quot;00&quot;);&quot;:&quot;;TEXT(MOD([.C81];60);&quot;00,0&quot;))" office:value-type="string" office:string-value="09:48,0" calcext:value-type="string">
            <text:p>09:48,0</text:p>
          </table:table-cell>
          <table:table-cell table:formula="of:=[.C81]+[.E80]" office:value-type="float" office:value="52094" calcext:value-type="float">
            <text:p>52094,0</text:p>
          </table:table-cell>
          <table:table-cell table:formula="of:=CONCATENATE(TEXT(INT([.E81]/(60*60*24));&quot;00&quot;);&quot; &quot;;TEXT(MOD(INT([.E81]/(60*60));24);&quot;00&quot;);&quot;:&quot;;TEXT(MOD(INT([.E81]/60);60);&quot;00&quot;);&quot;:&quot;;TEXT(MOD([.E81];60);&quot;00,0&quot;))" office:value-type="string" office:string-value="00 14:28:14,0" calcext:value-type="string">
            <text:p>00 14:28:14,0</text:p>
          </table:table-cell>
          <table:table-cell table:formula="of:=IF ([.J81]&lt;&gt;&quot;&quot;;[.J81]+[.C81];[.G80]+[.C81])" office:value-type="float" office:value="1446450755" calcext:value-type="float">
            <text:p>1446450755</text:p>
          </table:table-cell>
          <table:table-cell table:formula="of:=[.G81]/86400+DATEVALUE(&quot;1970-01-01 00:00:00&quot;)" office:value-type="date" office:date-value="2015-11-02T07:52:35" calcext:value-type="date">
            <text:p>2015/11/02 07:52:35</text:p>
          </table:table-cell>
          <table:table-cell table:number-columns-repeated="6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[.A82]*1000*50" office:value-type="float" office:value="4050000" calcext:value-type="float">
            <text:p>4050000</text:p>
          </table:table-cell>
          <table:table-cell office:value-type="float" office:value="587" calcext:value-type="float">
            <text:p>587,0</text:p>
          </table:table-cell>
          <table:table-cell table:style-name="ce10" table:formula="of:=CONCATENATE(TEXT(MOD(INT([.C82]/60);60);&quot;00&quot;);&quot;:&quot;;TEXT(MOD([.C82];60);&quot;00,0&quot;))" office:value-type="string" office:string-value="09:47,0" calcext:value-type="string">
            <text:p>09:47,0</text:p>
          </table:table-cell>
          <table:table-cell table:formula="of:=[.C82]+[.E81]" office:value-type="float" office:value="52681" calcext:value-type="float">
            <text:p>52681,0</text:p>
          </table:table-cell>
          <table:table-cell table:formula="of:=CONCATENATE(TEXT(INT([.E82]/(60*60*24));&quot;00&quot;);&quot; &quot;;TEXT(MOD(INT([.E82]/(60*60));24);&quot;00&quot;);&quot;:&quot;;TEXT(MOD(INT([.E82]/60);60);&quot;00&quot;);&quot;:&quot;;TEXT(MOD([.E82];60);&quot;00,0&quot;))" office:value-type="string" office:string-value="00 14:38:01,0" calcext:value-type="string">
            <text:p>00 14:38:01,0</text:p>
          </table:table-cell>
          <table:table-cell table:formula="of:=IF ([.J82]&lt;&gt;&quot;&quot;;[.J82]+[.C82];[.G81]+[.C82])" office:value-type="float" office:value="1446451342" calcext:value-type="float">
            <text:p>1446451342</text:p>
          </table:table-cell>
          <table:table-cell table:formula="of:=[.G82]/86400+DATEVALUE(&quot;1970-01-01 00:00:00&quot;)" office:value-type="date" office:date-value="2015-11-02T08:02:22" calcext:value-type="date">
            <text:p>2015/11/02 08:02:22</text:p>
          </table:table-cell>
          <table:table-cell table:number-columns-repeated="6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[.A83]*1000*50" office:value-type="float" office:value="4100000" calcext:value-type="float">
            <text:p>4100000</text:p>
          </table:table-cell>
          <table:table-cell office:value-type="float" office:value="588" calcext:value-type="float">
            <text:p>588,0</text:p>
          </table:table-cell>
          <table:table-cell table:style-name="ce10" table:formula="of:=CONCATENATE(TEXT(MOD(INT([.C83]/60);60);&quot;00&quot;);&quot;:&quot;;TEXT(MOD([.C83];60);&quot;00,0&quot;))" office:value-type="string" office:string-value="09:48,0" calcext:value-type="string">
            <text:p>09:48,0</text:p>
          </table:table-cell>
          <table:table-cell table:formula="of:=[.C83]+[.E82]" office:value-type="float" office:value="53269" calcext:value-type="float">
            <text:p>53269,0</text:p>
          </table:table-cell>
          <table:table-cell table:formula="of:=CONCATENATE(TEXT(INT([.E83]/(60*60*24));&quot;00&quot;);&quot; &quot;;TEXT(MOD(INT([.E83]/(60*60));24);&quot;00&quot;);&quot;:&quot;;TEXT(MOD(INT([.E83]/60);60);&quot;00&quot;);&quot;:&quot;;TEXT(MOD([.E83];60);&quot;00,0&quot;))" office:value-type="string" office:string-value="00 14:47:49,0" calcext:value-type="string">
            <text:p>00 14:47:49,0</text:p>
          </table:table-cell>
          <table:table-cell table:formula="of:=IF ([.J83]&lt;&gt;&quot;&quot;;[.J83]+[.C83];[.G82]+[.C83])" office:value-type="float" office:value="1446451930" calcext:value-type="float">
            <text:p>1446451930</text:p>
          </table:table-cell>
          <table:table-cell table:formula="of:=[.G83]/86400+DATEVALUE(&quot;1970-01-01 00:00:00&quot;)" office:value-type="date" office:date-value="2015-11-02T08:12:10" calcext:value-type="date">
            <text:p>2015/11/02 08:12:10</text:p>
          </table:table-cell>
          <table:table-cell table:number-columns-repeated="6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[.A84]*1000*50" office:value-type="float" office:value="4150000" calcext:value-type="float">
            <text:p>4150000</text:p>
          </table:table-cell>
          <table:table-cell office:value-type="float" office:value="587" calcext:value-type="float">
            <text:p>587,0</text:p>
          </table:table-cell>
          <table:table-cell table:style-name="ce10" table:formula="of:=CONCATENATE(TEXT(MOD(INT([.C84]/60);60);&quot;00&quot;);&quot;:&quot;;TEXT(MOD([.C84];60);&quot;00,0&quot;))" office:value-type="string" office:string-value="09:47,0" calcext:value-type="string">
            <text:p>09:47,0</text:p>
          </table:table-cell>
          <table:table-cell table:formula="of:=[.C84]+[.E83]" office:value-type="float" office:value="53856" calcext:value-type="float">
            <text:p>53856,0</text:p>
          </table:table-cell>
          <table:table-cell table:formula="of:=CONCATENATE(TEXT(INT([.E84]/(60*60*24));&quot;00&quot;);&quot; &quot;;TEXT(MOD(INT([.E84]/(60*60));24);&quot;00&quot;);&quot;:&quot;;TEXT(MOD(INT([.E84]/60);60);&quot;00&quot;);&quot;:&quot;;TEXT(MOD([.E84];60);&quot;00,0&quot;))" office:value-type="string" office:string-value="00 14:57:36,0" calcext:value-type="string">
            <text:p>00 14:57:36,0</text:p>
          </table:table-cell>
          <table:table-cell table:formula="of:=IF ([.J84]&lt;&gt;&quot;&quot;;[.J84]+[.C84];[.G83]+[.C84])" office:value-type="float" office:value="1446452517" calcext:value-type="float">
            <text:p>1446452517</text:p>
          </table:table-cell>
          <table:table-cell table:formula="of:=[.G84]/86400+DATEVALUE(&quot;1970-01-01 00:00:00&quot;)" office:value-type="date" office:date-value="2015-11-02T08:21:57" calcext:value-type="date">
            <text:p>2015/11/02 08:21:57</text:p>
          </table:table-cell>
          <table:table-cell table:number-columns-repeated="6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[.A85]*1000*50" office:value-type="float" office:value="4200000" calcext:value-type="float">
            <text:p>4200000</text:p>
          </table:table-cell>
          <table:table-cell office:value-type="float" office:value="588" calcext:value-type="float">
            <text:p>588,0</text:p>
          </table:table-cell>
          <table:table-cell table:style-name="ce10" table:formula="of:=CONCATENATE(TEXT(MOD(INT([.C85]/60);60);&quot;00&quot;);&quot;:&quot;;TEXT(MOD([.C85];60);&quot;00,0&quot;))" office:value-type="string" office:string-value="09:48,0" calcext:value-type="string">
            <text:p>09:48,0</text:p>
          </table:table-cell>
          <table:table-cell table:formula="of:=[.C85]+[.E84]" office:value-type="float" office:value="54444" calcext:value-type="float">
            <text:p>54444,0</text:p>
          </table:table-cell>
          <table:table-cell table:formula="of:=CONCATENATE(TEXT(INT([.E85]/(60*60*24));&quot;00&quot;);&quot; &quot;;TEXT(MOD(INT([.E85]/(60*60));24);&quot;00&quot;);&quot;:&quot;;TEXT(MOD(INT([.E85]/60);60);&quot;00&quot;);&quot;:&quot;;TEXT(MOD([.E85];60);&quot;00,0&quot;))" office:value-type="string" office:string-value="00 15:07:24,0" calcext:value-type="string">
            <text:p>00 15:07:24,0</text:p>
          </table:table-cell>
          <table:table-cell table:formula="of:=IF ([.J85]&lt;&gt;&quot;&quot;;[.J85]+[.C85];[.G84]+[.C85])" office:value-type="float" office:value="1446453105" calcext:value-type="float">
            <text:p>1446453105</text:p>
          </table:table-cell>
          <table:table-cell table:formula="of:=[.G85]/86400+DATEVALUE(&quot;1970-01-01 00:00:00&quot;)" office:value-type="date" office:date-value="2015-11-02T08:31:45" calcext:value-type="date">
            <text:p>2015/11/02 08:31:45</text:p>
          </table:table-cell>
          <table:table-cell table:number-columns-repeated="6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[.A86]*1000*50" office:value-type="float" office:value="4250000" calcext:value-type="float">
            <text:p>4250000</text:p>
          </table:table-cell>
          <table:table-cell office:value-type="float" office:value="587" calcext:value-type="float">
            <text:p>587,0</text:p>
          </table:table-cell>
          <table:table-cell table:style-name="ce10" table:formula="of:=CONCATENATE(TEXT(MOD(INT([.C86]/60);60);&quot;00&quot;);&quot;:&quot;;TEXT(MOD([.C86];60);&quot;00,0&quot;))" office:value-type="string" office:string-value="09:47,0" calcext:value-type="string">
            <text:p>09:47,0</text:p>
          </table:table-cell>
          <table:table-cell table:formula="of:=[.C86]+[.E85]" office:value-type="float" office:value="55031" calcext:value-type="float">
            <text:p>55031,0</text:p>
          </table:table-cell>
          <table:table-cell table:formula="of:=CONCATENATE(TEXT(INT([.E86]/(60*60*24));&quot;00&quot;);&quot; &quot;;TEXT(MOD(INT([.E86]/(60*60));24);&quot;00&quot;);&quot;:&quot;;TEXT(MOD(INT([.E86]/60);60);&quot;00&quot;);&quot;:&quot;;TEXT(MOD([.E86];60);&quot;00,0&quot;))" office:value-type="string" office:string-value="00 15:17:11,0" calcext:value-type="string">
            <text:p>00 15:17:11,0</text:p>
          </table:table-cell>
          <table:table-cell table:formula="of:=IF ([.J86]&lt;&gt;&quot;&quot;;[.J86]+[.C86];[.G85]+[.C86])" office:value-type="float" office:value="1446453692" calcext:value-type="float">
            <text:p>1446453692</text:p>
          </table:table-cell>
          <table:table-cell table:formula="of:=[.G86]/86400+DATEVALUE(&quot;1970-01-01 00:00:00&quot;)" office:value-type="date" office:date-value="2015-11-02T08:41:32" calcext:value-type="date">
            <text:p>2015/11/02 08:41:32</text:p>
          </table:table-cell>
          <table:table-cell table:number-columns-repeated="6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[.A87]*1000*50" office:value-type="float" office:value="4300000" calcext:value-type="float">
            <text:p>4300000</text:p>
          </table:table-cell>
          <table:table-cell office:value-type="float" office:value="588" calcext:value-type="float">
            <text:p>588,0</text:p>
          </table:table-cell>
          <table:table-cell table:style-name="ce10" table:formula="of:=CONCATENATE(TEXT(MOD(INT([.C87]/60);60);&quot;00&quot;);&quot;:&quot;;TEXT(MOD([.C87];60);&quot;00,0&quot;))" office:value-type="string" office:string-value="09:48,0" calcext:value-type="string">
            <text:p>09:48,0</text:p>
          </table:table-cell>
          <table:table-cell table:formula="of:=[.C87]+[.E86]" office:value-type="float" office:value="55619" calcext:value-type="float">
            <text:p>55619,0</text:p>
          </table:table-cell>
          <table:table-cell table:formula="of:=CONCATENATE(TEXT(INT([.E87]/(60*60*24));&quot;00&quot;);&quot; &quot;;TEXT(MOD(INT([.E87]/(60*60));24);&quot;00&quot;);&quot;:&quot;;TEXT(MOD(INT([.E87]/60);60);&quot;00&quot;);&quot;:&quot;;TEXT(MOD([.E87];60);&quot;00,0&quot;))" office:value-type="string" office:string-value="00 15:26:59,0" calcext:value-type="string">
            <text:p>00 15:26:59,0</text:p>
          </table:table-cell>
          <table:table-cell table:formula="of:=IF ([.J87]&lt;&gt;&quot;&quot;;[.J87]+[.C87];[.G86]+[.C87])" office:value-type="float" office:value="1446454280" calcext:value-type="float">
            <text:p>1446454280</text:p>
          </table:table-cell>
          <table:table-cell table:formula="of:=[.G87]/86400+DATEVALUE(&quot;1970-01-01 00:00:00&quot;)" office:value-type="date" office:date-value="2015-11-02T08:51:20" calcext:value-type="date">
            <text:p>2015/11/02 08:51:20</text:p>
          </table:table-cell>
          <table:table-cell table:number-columns-repeated="6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[.A88]*1000*50" office:value-type="float" office:value="4350000" calcext:value-type="float">
            <text:p>4350000</text:p>
          </table:table-cell>
          <table:table-cell office:value-type="float" office:value="588" calcext:value-type="float">
            <text:p>588,0</text:p>
          </table:table-cell>
          <table:table-cell table:style-name="ce10" table:formula="of:=CONCATENATE(TEXT(MOD(INT([.C88]/60);60);&quot;00&quot;);&quot;:&quot;;TEXT(MOD([.C88];60);&quot;00,0&quot;))" office:value-type="string" office:string-value="09:48,0" calcext:value-type="string">
            <text:p>09:48,0</text:p>
          </table:table-cell>
          <table:table-cell table:formula="of:=[.C88]+[.E87]" office:value-type="float" office:value="56207" calcext:value-type="float">
            <text:p>56207,0</text:p>
          </table:table-cell>
          <table:table-cell table:formula="of:=CONCATENATE(TEXT(INT([.E88]/(60*60*24));&quot;00&quot;);&quot; &quot;;TEXT(MOD(INT([.E88]/(60*60));24);&quot;00&quot;);&quot;:&quot;;TEXT(MOD(INT([.E88]/60);60);&quot;00&quot;);&quot;:&quot;;TEXT(MOD([.E88];60);&quot;00,0&quot;))" office:value-type="string" office:string-value="00 15:36:47,0" calcext:value-type="string">
            <text:p>00 15:36:47,0</text:p>
          </table:table-cell>
          <table:table-cell table:formula="of:=IF ([.J88]&lt;&gt;&quot;&quot;;[.J88]+[.C88];[.G87]+[.C88])" office:value-type="float" office:value="1446454868" calcext:value-type="float">
            <text:p>1446454868</text:p>
          </table:table-cell>
          <table:table-cell table:formula="of:=[.G88]/86400+DATEVALUE(&quot;1970-01-01 00:00:00&quot;)" office:value-type="date" office:date-value="2015-11-02T09:01:08" calcext:value-type="date">
            <text:p>2015/11/02 09:01:08</text:p>
          </table:table-cell>
          <table:table-cell table:number-columns-repeated="6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[.A89]*1000*50" office:value-type="float" office:value="4400000" calcext:value-type="float">
            <text:p>4400000</text:p>
          </table:table-cell>
          <table:table-cell office:value-type="float" office:value="588" calcext:value-type="float">
            <text:p>588,0</text:p>
          </table:table-cell>
          <table:table-cell table:style-name="ce10" table:formula="of:=CONCATENATE(TEXT(MOD(INT([.C89]/60);60);&quot;00&quot;);&quot;:&quot;;TEXT(MOD([.C89];60);&quot;00,0&quot;))" office:value-type="string" office:string-value="09:48,0" calcext:value-type="string">
            <text:p>09:48,0</text:p>
          </table:table-cell>
          <table:table-cell table:formula="of:=[.C89]+[.E88]" office:value-type="float" office:value="56795" calcext:value-type="float">
            <text:p>56795,0</text:p>
          </table:table-cell>
          <table:table-cell table:formula="of:=CONCATENATE(TEXT(INT([.E89]/(60*60*24));&quot;00&quot;);&quot; &quot;;TEXT(MOD(INT([.E89]/(60*60));24);&quot;00&quot;);&quot;:&quot;;TEXT(MOD(INT([.E89]/60);60);&quot;00&quot;);&quot;:&quot;;TEXT(MOD([.E89];60);&quot;00,0&quot;))" office:value-type="string" office:string-value="00 15:46:35,0" calcext:value-type="string">
            <text:p>00 15:46:35,0</text:p>
          </table:table-cell>
          <table:table-cell table:formula="of:=IF ([.J89]&lt;&gt;&quot;&quot;;[.J89]+[.C89];[.G88]+[.C89])" office:value-type="float" office:value="1446455456" calcext:value-type="float">
            <text:p>1446455456</text:p>
          </table:table-cell>
          <table:table-cell table:formula="of:=[.G89]/86400+DATEVALUE(&quot;1970-01-01 00:00:00&quot;)" office:value-type="date" office:date-value="2015-11-02T09:10:56" calcext:value-type="date">
            <text:p>2015/11/02 09:10:56</text:p>
          </table:table-cell>
          <table:table-cell table:number-columns-repeated="6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[.A90]*1000*50" office:value-type="float" office:value="4450000" calcext:value-type="float">
            <text:p>4450000</text:p>
          </table:table-cell>
          <table:table-cell office:value-type="float" office:value="587" calcext:value-type="float">
            <text:p>587,0</text:p>
          </table:table-cell>
          <table:table-cell table:style-name="ce10" table:formula="of:=CONCATENATE(TEXT(MOD(INT([.C90]/60);60);&quot;00&quot;);&quot;:&quot;;TEXT(MOD([.C90];60);&quot;00,0&quot;))" office:value-type="string" office:string-value="09:47,0" calcext:value-type="string">
            <text:p>09:47,0</text:p>
          </table:table-cell>
          <table:table-cell table:formula="of:=[.C90]+[.E89]" office:value-type="float" office:value="57382" calcext:value-type="float">
            <text:p>57382,0</text:p>
          </table:table-cell>
          <table:table-cell table:formula="of:=CONCATENATE(TEXT(INT([.E90]/(60*60*24));&quot;00&quot;);&quot; &quot;;TEXT(MOD(INT([.E90]/(60*60));24);&quot;00&quot;);&quot;:&quot;;TEXT(MOD(INT([.E90]/60);60);&quot;00&quot;);&quot;:&quot;;TEXT(MOD([.E90];60);&quot;00,0&quot;))" office:value-type="string" office:string-value="00 15:56:22,0" calcext:value-type="string">
            <text:p>00 15:56:22,0</text:p>
          </table:table-cell>
          <table:table-cell table:formula="of:=IF ([.J90]&lt;&gt;&quot;&quot;;[.J90]+[.C90];[.G89]+[.C90])" office:value-type="float" office:value="1446456043" calcext:value-type="float">
            <text:p>1446456043</text:p>
          </table:table-cell>
          <table:table-cell table:formula="of:=[.G90]/86400+DATEVALUE(&quot;1970-01-01 00:00:00&quot;)" office:value-type="date" office:date-value="2015-11-02T09:20:43" calcext:value-type="date">
            <text:p>2015/11/02 09:20:43</text:p>
          </table:table-cell>
          <table:table-cell table:number-columns-repeated="6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[.A91]*1000*50" office:value-type="float" office:value="4500000" calcext:value-type="float">
            <text:p>4500000</text:p>
          </table:table-cell>
          <table:table-cell office:value-type="float" office:value="588" calcext:value-type="float">
            <text:p>588,0</text:p>
          </table:table-cell>
          <table:table-cell table:style-name="ce10" table:formula="of:=CONCATENATE(TEXT(MOD(INT([.C91]/60);60);&quot;00&quot;);&quot;:&quot;;TEXT(MOD([.C91];60);&quot;00,0&quot;))" office:value-type="string" office:string-value="09:48,0" calcext:value-type="string">
            <text:p>09:48,0</text:p>
          </table:table-cell>
          <table:table-cell table:formula="of:=[.C91]+[.E90]" office:value-type="float" office:value="57970" calcext:value-type="float">
            <text:p>57970,0</text:p>
          </table:table-cell>
          <table:table-cell table:formula="of:=CONCATENATE(TEXT(INT([.E91]/(60*60*24));&quot;00&quot;);&quot; &quot;;TEXT(MOD(INT([.E91]/(60*60));24);&quot;00&quot;);&quot;:&quot;;TEXT(MOD(INT([.E91]/60);60);&quot;00&quot;);&quot;:&quot;;TEXT(MOD([.E91];60);&quot;00,0&quot;))" office:value-type="string" office:string-value="00 16:06:10,0" calcext:value-type="string">
            <text:p>00 16:06:10,0</text:p>
          </table:table-cell>
          <table:table-cell table:formula="of:=IF ([.J91]&lt;&gt;&quot;&quot;;[.J91]+[.C91];[.G90]+[.C91])" office:value-type="float" office:value="1446456631" calcext:value-type="float">
            <text:p>1446456631</text:p>
          </table:table-cell>
          <table:table-cell table:formula="of:=[.G91]/86400+DATEVALUE(&quot;1970-01-01 00:00:00&quot;)" office:value-type="date" office:date-value="2015-11-02T09:30:31" calcext:value-type="date">
            <text:p>2015/11/02 09:30:31</text:p>
          </table:table-cell>
          <table:table-cell table:number-columns-repeated="6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[.A92]*1000*50" office:value-type="float" office:value="4550000" calcext:value-type="float">
            <text:p>4550000</text:p>
          </table:table-cell>
          <table:table-cell office:value-type="float" office:value="587" calcext:value-type="float">
            <text:p>587,0</text:p>
          </table:table-cell>
          <table:table-cell table:style-name="ce10" table:formula="of:=CONCATENATE(TEXT(MOD(INT([.C92]/60);60);&quot;00&quot;);&quot;:&quot;;TEXT(MOD([.C92];60);&quot;00,0&quot;))" office:value-type="string" office:string-value="09:47,0" calcext:value-type="string">
            <text:p>09:47,0</text:p>
          </table:table-cell>
          <table:table-cell table:formula="of:=[.C92]+[.E91]" office:value-type="float" office:value="58557" calcext:value-type="float">
            <text:p>58557,0</text:p>
          </table:table-cell>
          <table:table-cell table:formula="of:=CONCATENATE(TEXT(INT([.E92]/(60*60*24));&quot;00&quot;);&quot; &quot;;TEXT(MOD(INT([.E92]/(60*60));24);&quot;00&quot;);&quot;:&quot;;TEXT(MOD(INT([.E92]/60);60);&quot;00&quot;);&quot;:&quot;;TEXT(MOD([.E92];60);&quot;00,0&quot;))" office:value-type="string" office:string-value="00 16:15:57,0" calcext:value-type="string">
            <text:p>00 16:15:57,0</text:p>
          </table:table-cell>
          <table:table-cell table:formula="of:=IF ([.J92]&lt;&gt;&quot;&quot;;[.J92]+[.C92];[.G91]+[.C92])" office:value-type="float" office:value="1446457218" calcext:value-type="float">
            <text:p>1446457218</text:p>
          </table:table-cell>
          <table:table-cell table:formula="of:=[.G92]/86400+DATEVALUE(&quot;1970-01-01 00:00:00&quot;)" office:value-type="date" office:date-value="2015-11-02T09:40:17.999999" calcext:value-type="date">
            <text:p>2015/11/02 09:40:18</text:p>
          </table:table-cell>
          <table:table-cell table:number-columns-repeated="6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[.A93]*1000*50" office:value-type="float" office:value="4600000" calcext:value-type="float">
            <text:p>4600000</text:p>
          </table:table-cell>
          <table:table-cell office:value-type="float" office:value="588" calcext:value-type="float">
            <text:p>588,0</text:p>
          </table:table-cell>
          <table:table-cell table:style-name="ce10" table:formula="of:=CONCATENATE(TEXT(MOD(INT([.C93]/60);60);&quot;00&quot;);&quot;:&quot;;TEXT(MOD([.C93];60);&quot;00,0&quot;))" office:value-type="string" office:string-value="09:48,0" calcext:value-type="string">
            <text:p>09:48,0</text:p>
          </table:table-cell>
          <table:table-cell table:formula="of:=[.C93]+[.E92]" office:value-type="float" office:value="59145" calcext:value-type="float">
            <text:p>59145,0</text:p>
          </table:table-cell>
          <table:table-cell table:formula="of:=CONCATENATE(TEXT(INT([.E93]/(60*60*24));&quot;00&quot;);&quot; &quot;;TEXT(MOD(INT([.E93]/(60*60));24);&quot;00&quot;);&quot;:&quot;;TEXT(MOD(INT([.E93]/60);60);&quot;00&quot;);&quot;:&quot;;TEXT(MOD([.E93];60);&quot;00,0&quot;))" office:value-type="string" office:string-value="00 16:25:45,0" calcext:value-type="string">
            <text:p>00 16:25:45,0</text:p>
          </table:table-cell>
          <table:table-cell table:formula="of:=IF ([.J93]&lt;&gt;&quot;&quot;;[.J93]+[.C93];[.G92]+[.C93])" office:value-type="float" office:value="1446457806" calcext:value-type="float">
            <text:p>1446457806</text:p>
          </table:table-cell>
          <table:table-cell table:formula="of:=[.G93]/86400+DATEVALUE(&quot;1970-01-01 00:00:00&quot;)" office:value-type="date" office:date-value="2015-11-02T09:50:06" calcext:value-type="date">
            <text:p>2015/11/02 09:50:06</text:p>
          </table:table-cell>
          <table:table-cell table:number-columns-repeated="6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[.A94]*1000*50" office:value-type="float" office:value="4650000" calcext:value-type="float">
            <text:p>4650000</text:p>
          </table:table-cell>
          <table:table-cell office:value-type="float" office:value="587" calcext:value-type="float">
            <text:p>587,0</text:p>
          </table:table-cell>
          <table:table-cell table:style-name="ce10" table:formula="of:=CONCATENATE(TEXT(MOD(INT([.C94]/60);60);&quot;00&quot;);&quot;:&quot;;TEXT(MOD([.C94];60);&quot;00,0&quot;))" office:value-type="string" office:string-value="09:47,0" calcext:value-type="string">
            <text:p>09:47,0</text:p>
          </table:table-cell>
          <table:table-cell table:formula="of:=[.C94]+[.E93]" office:value-type="float" office:value="59732" calcext:value-type="float">
            <text:p>59732,0</text:p>
          </table:table-cell>
          <table:table-cell table:formula="of:=CONCATENATE(TEXT(INT([.E94]/(60*60*24));&quot;00&quot;);&quot; &quot;;TEXT(MOD(INT([.E94]/(60*60));24);&quot;00&quot;);&quot;:&quot;;TEXT(MOD(INT([.E94]/60);60);&quot;00&quot;);&quot;:&quot;;TEXT(MOD([.E94];60);&quot;00,0&quot;))" office:value-type="string" office:string-value="00 16:35:32,0" calcext:value-type="string">
            <text:p>00 16:35:32,0</text:p>
          </table:table-cell>
          <table:table-cell table:formula="of:=IF ([.J94]&lt;&gt;&quot;&quot;;[.J94]+[.C94];[.G93]+[.C94])" office:value-type="float" office:value="1446458393" calcext:value-type="float">
            <text:p>1446458393</text:p>
          </table:table-cell>
          <table:table-cell table:formula="of:=[.G94]/86400+DATEVALUE(&quot;1970-01-01 00:00:00&quot;)" office:value-type="date" office:date-value="2015-11-02T09:59:52.999999" calcext:value-type="date">
            <text:p>2015/11/02 09:59:53</text:p>
          </table:table-cell>
          <table:table-cell table:number-columns-repeated="6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[.A95]*1000*50" office:value-type="float" office:value="4700000" calcext:value-type="float">
            <text:p>4700000</text:p>
          </table:table-cell>
          <table:table-cell office:value-type="float" office:value="588" calcext:value-type="float">
            <text:p>588,0</text:p>
          </table:table-cell>
          <table:table-cell table:style-name="ce10" table:formula="of:=CONCATENATE(TEXT(MOD(INT([.C95]/60);60);&quot;00&quot;);&quot;:&quot;;TEXT(MOD([.C95];60);&quot;00,0&quot;))" office:value-type="string" office:string-value="09:48,0" calcext:value-type="string">
            <text:p>09:48,0</text:p>
          </table:table-cell>
          <table:table-cell table:formula="of:=[.C95]+[.E94]" office:value-type="float" office:value="60320" calcext:value-type="float">
            <text:p>60320,0</text:p>
          </table:table-cell>
          <table:table-cell table:formula="of:=CONCATENATE(TEXT(INT([.E95]/(60*60*24));&quot;00&quot;);&quot; &quot;;TEXT(MOD(INT([.E95]/(60*60));24);&quot;00&quot;);&quot;:&quot;;TEXT(MOD(INT([.E95]/60);60);&quot;00&quot;);&quot;:&quot;;TEXT(MOD([.E95];60);&quot;00,0&quot;))" office:value-type="string" office:string-value="00 16:45:20,0" calcext:value-type="string">
            <text:p>00 16:45:20,0</text:p>
          </table:table-cell>
          <table:table-cell table:formula="of:=IF ([.J95]&lt;&gt;&quot;&quot;;[.J95]+[.C95];[.G94]+[.C95])" office:value-type="float" office:value="1446458981" calcext:value-type="float">
            <text:p>1446458981</text:p>
          </table:table-cell>
          <table:table-cell table:formula="of:=[.G95]/86400+DATEVALUE(&quot;1970-01-01 00:00:00&quot;)" office:value-type="date" office:date-value="2015-11-02T10:09:41" calcext:value-type="date">
            <text:p>2015/11/02 10:09:41</text:p>
          </table:table-cell>
          <table:table-cell table:number-columns-repeated="6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[.A96]*1000*50" office:value-type="float" office:value="4750000" calcext:value-type="float">
            <text:p>4750000</text:p>
          </table:table-cell>
          <table:table-cell office:value-type="float" office:value="587" calcext:value-type="float">
            <text:p>587,0</text:p>
          </table:table-cell>
          <table:table-cell table:style-name="ce10" table:formula="of:=CONCATENATE(TEXT(MOD(INT([.C96]/60);60);&quot;00&quot;);&quot;:&quot;;TEXT(MOD([.C96];60);&quot;00,0&quot;))" office:value-type="string" office:string-value="09:47,0" calcext:value-type="string">
            <text:p>09:47,0</text:p>
          </table:table-cell>
          <table:table-cell table:formula="of:=[.C96]+[.E95]" office:value-type="float" office:value="60907" calcext:value-type="float">
            <text:p>60907,0</text:p>
          </table:table-cell>
          <table:table-cell table:formula="of:=CONCATENATE(TEXT(INT([.E96]/(60*60*24));&quot;00&quot;);&quot; &quot;;TEXT(MOD(INT([.E96]/(60*60));24);&quot;00&quot;);&quot;:&quot;;TEXT(MOD(INT([.E96]/60);60);&quot;00&quot;);&quot;:&quot;;TEXT(MOD([.E96];60);&quot;00,0&quot;))" office:value-type="string" office:string-value="00 16:55:07,0" calcext:value-type="string">
            <text:p>00 16:55:07,0</text:p>
          </table:table-cell>
          <table:table-cell table:formula="of:=IF ([.J96]&lt;&gt;&quot;&quot;;[.J96]+[.C96];[.G95]+[.C96])" office:value-type="float" office:value="1446459568" calcext:value-type="float">
            <text:p>1446459568</text:p>
          </table:table-cell>
          <table:table-cell table:formula="of:=[.G96]/86400+DATEVALUE(&quot;1970-01-01 00:00:00&quot;)" office:value-type="date" office:date-value="2015-11-02T10:19:27.999999" calcext:value-type="date">
            <text:p>2015/11/02 10:19:28</text:p>
          </table:table-cell>
          <table:table-cell table:number-columns-repeated="6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[.A97]*1000*50" office:value-type="float" office:value="4800000" calcext:value-type="float">
            <text:p>4800000</text:p>
          </table:table-cell>
          <table:table-cell office:value-type="float" office:value="586" calcext:value-type="float">
            <text:p>586,0</text:p>
          </table:table-cell>
          <table:table-cell table:style-name="ce10" table:formula="of:=CONCATENATE(TEXT(MOD(INT([.C97]/60);60);&quot;00&quot;);&quot;:&quot;;TEXT(MOD([.C97];60);&quot;00,0&quot;))" office:value-type="string" office:string-value="09:46,0" calcext:value-type="string">
            <text:p>09:46,0</text:p>
          </table:table-cell>
          <table:table-cell table:formula="of:=[.C97]+[.E96]" office:value-type="float" office:value="61493" calcext:value-type="float">
            <text:p>61493,0</text:p>
          </table:table-cell>
          <table:table-cell table:formula="of:=CONCATENATE(TEXT(INT([.E97]/(60*60*24));&quot;00&quot;);&quot; &quot;;TEXT(MOD(INT([.E97]/(60*60));24);&quot;00&quot;);&quot;:&quot;;TEXT(MOD(INT([.E97]/60);60);&quot;00&quot;);&quot;:&quot;;TEXT(MOD([.E97];60);&quot;00,0&quot;))" office:value-type="string" office:string-value="00 17:04:53,0" calcext:value-type="string">
            <text:p>00 17:04:53,0</text:p>
          </table:table-cell>
          <table:table-cell table:formula="of:=IF ([.J97]&lt;&gt;&quot;&quot;;[.J97]+[.C97];[.G96]+[.C97])" office:value-type="float" office:value="1446460154" calcext:value-type="float">
            <text:p>1446460154</text:p>
          </table:table-cell>
          <table:table-cell table:formula="of:=[.G97]/86400+DATEVALUE(&quot;1970-01-01 00:00:00&quot;)" office:value-type="date" office:date-value="2015-11-02T10:29:13.999999" calcext:value-type="date">
            <text:p>2015/11/02 10:29:14</text:p>
          </table:table-cell>
          <table:table-cell table:number-columns-repeated="6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[.A98]*1000*50" office:value-type="float" office:value="4850000" calcext:value-type="float">
            <text:p>4850000</text:p>
          </table:table-cell>
          <table:table-cell office:value-type="float" office:value="584" calcext:value-type="float">
            <text:p>584,0</text:p>
          </table:table-cell>
          <table:table-cell table:style-name="ce10" table:formula="of:=CONCATENATE(TEXT(MOD(INT([.C98]/60);60);&quot;00&quot;);&quot;:&quot;;TEXT(MOD([.C98];60);&quot;00,0&quot;))" office:value-type="string" office:string-value="09:44,0" calcext:value-type="string">
            <text:p>09:44,0</text:p>
          </table:table-cell>
          <table:table-cell table:formula="of:=[.C98]+[.E97]" office:value-type="float" office:value="62077" calcext:value-type="float">
            <text:p>62077,0</text:p>
          </table:table-cell>
          <table:table-cell table:formula="of:=CONCATENATE(TEXT(INT([.E98]/(60*60*24));&quot;00&quot;);&quot; &quot;;TEXT(MOD(INT([.E98]/(60*60));24);&quot;00&quot;);&quot;:&quot;;TEXT(MOD(INT([.E98]/60);60);&quot;00&quot;);&quot;:&quot;;TEXT(MOD([.E98];60);&quot;00,0&quot;))" office:value-type="string" office:string-value="00 17:14:37,0" calcext:value-type="string">
            <text:p>00 17:14:37,0</text:p>
          </table:table-cell>
          <table:table-cell table:formula="of:=IF ([.J98]&lt;&gt;&quot;&quot;;[.J98]+[.C98];[.G97]+[.C98])" office:value-type="float" office:value="1446460738" calcext:value-type="float">
            <text:p>1446460738</text:p>
          </table:table-cell>
          <table:table-cell table:formula="of:=[.G98]/86400+DATEVALUE(&quot;1970-01-01 00:00:00&quot;)" office:value-type="date" office:date-value="2015-11-02T10:38:58" calcext:value-type="date">
            <text:p>2015/11/02 10:38:58</text:p>
          </table:table-cell>
          <table:table-cell table:number-columns-repeated="6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[.A99]*1000*50" office:value-type="float" office:value="4900000" calcext:value-type="float">
            <text:p>4900000</text:p>
          </table:table-cell>
          <table:table-cell office:value-type="float" office:value="583" calcext:value-type="float">
            <text:p>583,0</text:p>
          </table:table-cell>
          <table:table-cell table:style-name="ce10" table:formula="of:=CONCATENATE(TEXT(MOD(INT([.C99]/60);60);&quot;00&quot;);&quot;:&quot;;TEXT(MOD([.C99];60);&quot;00,0&quot;))" office:value-type="string" office:string-value="09:43,0" calcext:value-type="string">
            <text:p>09:43,0</text:p>
          </table:table-cell>
          <table:table-cell table:formula="of:=[.C99]+[.E98]" office:value-type="float" office:value="62660" calcext:value-type="float">
            <text:p>62660,0</text:p>
          </table:table-cell>
          <table:table-cell table:formula="of:=CONCATENATE(TEXT(INT([.E99]/(60*60*24));&quot;00&quot;);&quot; &quot;;TEXT(MOD(INT([.E99]/(60*60));24);&quot;00&quot;);&quot;:&quot;;TEXT(MOD(INT([.E99]/60);60);&quot;00&quot;);&quot;:&quot;;TEXT(MOD([.E99];60);&quot;00,0&quot;))" office:value-type="string" office:string-value="00 17:24:20,0" calcext:value-type="string">
            <text:p>00 17:24:20,0</text:p>
          </table:table-cell>
          <table:table-cell table:formula="of:=IF ([.J99]&lt;&gt;&quot;&quot;;[.J99]+[.C99];[.G98]+[.C99])" office:value-type="float" office:value="1446461321" calcext:value-type="float">
            <text:p>1446461321</text:p>
          </table:table-cell>
          <table:table-cell table:formula="of:=[.G99]/86400+DATEVALUE(&quot;1970-01-01 00:00:00&quot;)" office:value-type="date" office:date-value="2015-11-02T10:48:41" calcext:value-type="date">
            <text:p>2015/11/02 10:48:41</text:p>
          </table:table-cell>
          <table:table-cell table:number-columns-repeated="6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[.A100]*1000*50" office:value-type="float" office:value="4950000" calcext:value-type="float">
            <text:p>4950000</text:p>
          </table:table-cell>
          <table:table-cell office:value-type="float" office:value="582" calcext:value-type="float">
            <text:p>582,0</text:p>
          </table:table-cell>
          <table:table-cell table:style-name="ce10" table:formula="of:=CONCATENATE(TEXT(MOD(INT([.C100]/60);60);&quot;00&quot;);&quot;:&quot;;TEXT(MOD([.C100];60);&quot;00,0&quot;))" office:value-type="string" office:string-value="09:42,0" calcext:value-type="string">
            <text:p>09:42,0</text:p>
          </table:table-cell>
          <table:table-cell table:formula="of:=[.C100]+[.E99]" office:value-type="float" office:value="63242" calcext:value-type="float">
            <text:p>63242,0</text:p>
          </table:table-cell>
          <table:table-cell table:formula="of:=CONCATENATE(TEXT(INT([.E100]/(60*60*24));&quot;00&quot;);&quot; &quot;;TEXT(MOD(INT([.E100]/(60*60));24);&quot;00&quot;);&quot;:&quot;;TEXT(MOD(INT([.E100]/60);60);&quot;00&quot;);&quot;:&quot;;TEXT(MOD([.E100];60);&quot;00,0&quot;))" office:value-type="string" office:string-value="00 17:34:02,0" calcext:value-type="string">
            <text:p>00 17:34:02,0</text:p>
          </table:table-cell>
          <table:table-cell table:formula="of:=IF ([.J100]&lt;&gt;&quot;&quot;;[.J100]+[.C100];[.G99]+[.C100])" office:value-type="float" office:value="1446461903" calcext:value-type="float">
            <text:p>1446461903</text:p>
          </table:table-cell>
          <table:table-cell table:formula="of:=[.G100]/86400+DATEVALUE(&quot;1970-01-01 00:00:00&quot;)" office:value-type="date" office:date-value="2015-11-02T10:58:23" calcext:value-type="date">
            <text:p>2015/11/02 10:58:23</text:p>
          </table:table-cell>
          <table:table-cell table:number-columns-repeated="6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[.A101]*1000*50" office:value-type="float" office:value="5000000" calcext:value-type="float">
            <text:p>5000000</text:p>
          </table:table-cell>
          <table:table-cell office:value-type="float" office:value="582" calcext:value-type="float">
            <text:p>582,0</text:p>
          </table:table-cell>
          <table:table-cell table:style-name="ce10" table:formula="of:=CONCATENATE(TEXT(MOD(INT([.C101]/60);60);&quot;00&quot;);&quot;:&quot;;TEXT(MOD([.C101];60);&quot;00,0&quot;))" office:value-type="string" office:string-value="09:42,0" calcext:value-type="string">
            <text:p>09:42,0</text:p>
          </table:table-cell>
          <table:table-cell table:formula="of:=[.C101]+[.E100]" office:value-type="float" office:value="63824" calcext:value-type="float">
            <text:p>63824,0</text:p>
          </table:table-cell>
          <table:table-cell table:formula="of:=CONCATENATE(TEXT(INT([.E101]/(60*60*24));&quot;00&quot;);&quot; &quot;;TEXT(MOD(INT([.E101]/(60*60));24);&quot;00&quot;);&quot;:&quot;;TEXT(MOD(INT([.E101]/60);60);&quot;00&quot;);&quot;:&quot;;TEXT(MOD([.E101];60);&quot;00,0&quot;))" office:value-type="string" office:string-value="00 17:43:44,0" calcext:value-type="string">
            <text:p>00 17:43:44,0</text:p>
          </table:table-cell>
          <table:table-cell table:formula="of:=IF ([.J101]&lt;&gt;&quot;&quot;;[.J101]+[.C101];[.G100]+[.C101])" office:value-type="float" office:value="1446462485" calcext:value-type="float">
            <text:p>1446462485</text:p>
          </table:table-cell>
          <table:table-cell table:formula="of:=[.G101]/86400+DATEVALUE(&quot;1970-01-01 00:00:00&quot;)" office:value-type="date" office:date-value="2015-11-02T11:08:05" calcext:value-type="date">
            <text:p>2015/11/02 11:08:05</text:p>
          </table:table-cell>
          <table:table-cell table:number-columns-repeated="6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table:formula="of:=[.A102]*1000*50" office:value-type="float" office:value="5050000" calcext:value-type="float">
            <text:p>5050000</text:p>
          </table:table-cell>
          <table:table-cell office:value-type="float" office:value="582" calcext:value-type="float">
            <text:p>582,0</text:p>
          </table:table-cell>
          <table:table-cell table:style-name="ce10" table:formula="of:=CONCATENATE(TEXT(MOD(INT([.C102]/60);60);&quot;00&quot;);&quot;:&quot;;TEXT(MOD([.C102];60);&quot;00,0&quot;))" office:value-type="string" office:string-value="09:42,0" calcext:value-type="string">
            <text:p>09:42,0</text:p>
          </table:table-cell>
          <table:table-cell table:formula="of:=[.C102]+[.E101]" office:value-type="float" office:value="64406" calcext:value-type="float">
            <text:p>64406,0</text:p>
          </table:table-cell>
          <table:table-cell table:formula="of:=CONCATENATE(TEXT(INT([.E102]/(60*60*24));&quot;00&quot;);&quot; &quot;;TEXT(MOD(INT([.E102]/(60*60));24);&quot;00&quot;);&quot;:&quot;;TEXT(MOD(INT([.E102]/60);60);&quot;00&quot;);&quot;:&quot;;TEXT(MOD([.E102];60);&quot;00,0&quot;))" office:value-type="string" office:string-value="00 17:53:26,0" calcext:value-type="string">
            <text:p>00 17:53:26,0</text:p>
          </table:table-cell>
          <table:table-cell table:formula="of:=IF ([.J102]&lt;&gt;&quot;&quot;;[.J102]+[.C102];[.G101]+[.C102])" office:value-type="float" office:value="1446463067" calcext:value-type="float">
            <text:p>1446463067</text:p>
          </table:table-cell>
          <table:table-cell table:formula="of:=[.G102]/86400+DATEVALUE(&quot;1970-01-01 00:00:00&quot;)" office:value-type="date" office:date-value="2015-11-02T11:17:46.999999" calcext:value-type="date">
            <text:p>2015/11/02 11:17:47</text:p>
          </table:table-cell>
          <table:table-cell table:number-columns-repeated="6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table:formula="of:=[.A103]*1000*50" office:value-type="float" office:value="5100000" calcext:value-type="float">
            <text:p>5100000</text:p>
          </table:table-cell>
          <table:table-cell office:value-type="float" office:value="582" calcext:value-type="float">
            <text:p>582,0</text:p>
          </table:table-cell>
          <table:table-cell table:style-name="ce10" table:formula="of:=CONCATENATE(TEXT(MOD(INT([.C103]/60);60);&quot;00&quot;);&quot;:&quot;;TEXT(MOD([.C103];60);&quot;00,0&quot;))" office:value-type="string" office:string-value="09:42,0" calcext:value-type="string">
            <text:p>09:42,0</text:p>
          </table:table-cell>
          <table:table-cell table:formula="of:=[.C103]+[.E102]" office:value-type="float" office:value="64988" calcext:value-type="float">
            <text:p>64988,0</text:p>
          </table:table-cell>
          <table:table-cell table:formula="of:=CONCATENATE(TEXT(INT([.E103]/(60*60*24));&quot;00&quot;);&quot; &quot;;TEXT(MOD(INT([.E103]/(60*60));24);&quot;00&quot;);&quot;:&quot;;TEXT(MOD(INT([.E103]/60);60);&quot;00&quot;);&quot;:&quot;;TEXT(MOD([.E103];60);&quot;00,0&quot;))" office:value-type="string" office:string-value="00 18:03:08,0" calcext:value-type="string">
            <text:p>00 18:03:08,0</text:p>
          </table:table-cell>
          <table:table-cell table:formula="of:=IF ([.J103]&lt;&gt;&quot;&quot;;[.J103]+[.C103];[.G102]+[.C103])" office:value-type="float" office:value="1446463649" calcext:value-type="float">
            <text:p>1446463649</text:p>
          </table:table-cell>
          <table:table-cell table:formula="of:=[.G103]/86400+DATEVALUE(&quot;1970-01-01 00:00:00&quot;)" office:value-type="date" office:date-value="2015-11-02T11:27:29" calcext:value-type="date">
            <text:p>2015/11/02 11:27:29</text:p>
          </table:table-cell>
          <table:table-cell table:number-columns-repeated="6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table:formula="of:=[.A104]*1000*50" office:value-type="float" office:value="5150000" calcext:value-type="float">
            <text:p>5150000</text:p>
          </table:table-cell>
          <table:table-cell office:value-type="float" office:value="582" calcext:value-type="float">
            <text:p>582,0</text:p>
          </table:table-cell>
          <table:table-cell table:style-name="ce10" table:formula="of:=CONCATENATE(TEXT(MOD(INT([.C104]/60);60);&quot;00&quot;);&quot;:&quot;;TEXT(MOD([.C104];60);&quot;00,0&quot;))" office:value-type="string" office:string-value="09:42,0" calcext:value-type="string">
            <text:p>09:42,0</text:p>
          </table:table-cell>
          <table:table-cell table:formula="of:=[.C104]+[.E103]" office:value-type="float" office:value="65570" calcext:value-type="float">
            <text:p>65570,0</text:p>
          </table:table-cell>
          <table:table-cell table:formula="of:=CONCATENATE(TEXT(INT([.E104]/(60*60*24));&quot;00&quot;);&quot; &quot;;TEXT(MOD(INT([.E104]/(60*60));24);&quot;00&quot;);&quot;:&quot;;TEXT(MOD(INT([.E104]/60);60);&quot;00&quot;);&quot;:&quot;;TEXT(MOD([.E104];60);&quot;00,0&quot;))" office:value-type="string" office:string-value="00 18:12:50,0" calcext:value-type="string">
            <text:p>00 18:12:50,0</text:p>
          </table:table-cell>
          <table:table-cell table:formula="of:=IF ([.J104]&lt;&gt;&quot;&quot;;[.J104]+[.C104];[.G103]+[.C104])" office:value-type="float" office:value="1446464231" calcext:value-type="float">
            <text:p>1446464231</text:p>
          </table:table-cell>
          <table:table-cell table:formula="of:=[.G104]/86400+DATEVALUE(&quot;1970-01-01 00:00:00&quot;)" office:value-type="date" office:date-value="2015-11-02T11:37:11" calcext:value-type="date">
            <text:p>2015/11/02 11:37:11</text:p>
          </table:table-cell>
          <table:table-cell table:number-columns-repeated="6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table:formula="of:=[.A105]*1000*50" office:value-type="float" office:value="5200000" calcext:value-type="float">
            <text:p>5200000</text:p>
          </table:table-cell>
          <table:table-cell office:value-type="float" office:value="582" calcext:value-type="float">
            <text:p>582,0</text:p>
          </table:table-cell>
          <table:table-cell table:style-name="ce10" table:formula="of:=CONCATENATE(TEXT(MOD(INT([.C105]/60);60);&quot;00&quot;);&quot;:&quot;;TEXT(MOD([.C105];60);&quot;00,0&quot;))" office:value-type="string" office:string-value="09:42,0" calcext:value-type="string">
            <text:p>09:42,0</text:p>
          </table:table-cell>
          <table:table-cell table:formula="of:=[.C105]+[.E104]" office:value-type="float" office:value="66152" calcext:value-type="float">
            <text:p>66152,0</text:p>
          </table:table-cell>
          <table:table-cell table:formula="of:=CONCATENATE(TEXT(INT([.E105]/(60*60*24));&quot;00&quot;);&quot; &quot;;TEXT(MOD(INT([.E105]/(60*60));24);&quot;00&quot;);&quot;:&quot;;TEXT(MOD(INT([.E105]/60);60);&quot;00&quot;);&quot;:&quot;;TEXT(MOD([.E105];60);&quot;00,0&quot;))" office:value-type="string" office:string-value="00 18:22:32,0" calcext:value-type="string">
            <text:p>00 18:22:32,0</text:p>
          </table:table-cell>
          <table:table-cell table:formula="of:=IF ([.J105]&lt;&gt;&quot;&quot;;[.J105]+[.C105];[.G104]+[.C105])" office:value-type="float" office:value="1446464813" calcext:value-type="float">
            <text:p>1446464813</text:p>
          </table:table-cell>
          <table:table-cell table:formula="of:=[.G105]/86400+DATEVALUE(&quot;1970-01-01 00:00:00&quot;)" office:value-type="date" office:date-value="2015-11-02T11:46:53" calcext:value-type="date">
            <text:p>2015/11/02 11:46:53</text:p>
          </table:table-cell>
          <table:table-cell table:number-columns-repeated="6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table:formula="of:=[.A106]*1000*50" office:value-type="float" office:value="5250000" calcext:value-type="float">
            <text:p>5250000</text:p>
          </table:table-cell>
          <table:table-cell office:value-type="float" office:value="582" calcext:value-type="float">
            <text:p>582,0</text:p>
          </table:table-cell>
          <table:table-cell table:style-name="ce10" table:formula="of:=CONCATENATE(TEXT(MOD(INT([.C106]/60);60);&quot;00&quot;);&quot;:&quot;;TEXT(MOD([.C106];60);&quot;00,0&quot;))" office:value-type="string" office:string-value="09:42,0" calcext:value-type="string">
            <text:p>09:42,0</text:p>
          </table:table-cell>
          <table:table-cell table:formula="of:=[.C106]+[.E105]" office:value-type="float" office:value="66734" calcext:value-type="float">
            <text:p>66734,0</text:p>
          </table:table-cell>
          <table:table-cell table:formula="of:=CONCATENATE(TEXT(INT([.E106]/(60*60*24));&quot;00&quot;);&quot; &quot;;TEXT(MOD(INT([.E106]/(60*60));24);&quot;00&quot;);&quot;:&quot;;TEXT(MOD(INT([.E106]/60);60);&quot;00&quot;);&quot;:&quot;;TEXT(MOD([.E106];60);&quot;00,0&quot;))" office:value-type="string" office:string-value="00 18:32:14,0" calcext:value-type="string">
            <text:p>00 18:32:14,0</text:p>
          </table:table-cell>
          <table:table-cell table:formula="of:=IF ([.J106]&lt;&gt;&quot;&quot;;[.J106]+[.C106];[.G105]+[.C106])" office:value-type="float" office:value="1446465395" calcext:value-type="float">
            <text:p>1446465395</text:p>
          </table:table-cell>
          <table:table-cell table:formula="of:=[.G106]/86400+DATEVALUE(&quot;1970-01-01 00:00:00&quot;)" office:value-type="date" office:date-value="2015-11-02T11:56:35" calcext:value-type="date">
            <text:p>2015/11/02 11:56:35</text:p>
          </table:table-cell>
          <table:table-cell table:number-columns-repeated="6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table:formula="of:=[.A107]*1000*50" office:value-type="float" office:value="5300000" calcext:value-type="float">
            <text:p>5300000</text:p>
          </table:table-cell>
          <table:table-cell office:value-type="float" office:value="582" calcext:value-type="float">
            <text:p>582,0</text:p>
          </table:table-cell>
          <table:table-cell table:style-name="ce10" table:formula="of:=CONCATENATE(TEXT(MOD(INT([.C107]/60);60);&quot;00&quot;);&quot;:&quot;;TEXT(MOD([.C107];60);&quot;00,0&quot;))" office:value-type="string" office:string-value="09:42,0" calcext:value-type="string">
            <text:p>09:42,0</text:p>
          </table:table-cell>
          <table:table-cell table:formula="of:=[.C107]+[.E106]" office:value-type="float" office:value="67316" calcext:value-type="float">
            <text:p>67316,0</text:p>
          </table:table-cell>
          <table:table-cell table:formula="of:=CONCATENATE(TEXT(INT([.E107]/(60*60*24));&quot;00&quot;);&quot; &quot;;TEXT(MOD(INT([.E107]/(60*60));24);&quot;00&quot;);&quot;:&quot;;TEXT(MOD(INT([.E107]/60);60);&quot;00&quot;);&quot;:&quot;;TEXT(MOD([.E107];60);&quot;00,0&quot;))" office:value-type="string" office:string-value="00 18:41:56,0" calcext:value-type="string">
            <text:p>00 18:41:56,0</text:p>
          </table:table-cell>
          <table:table-cell table:formula="of:=IF ([.J107]&lt;&gt;&quot;&quot;;[.J107]+[.C107];[.G106]+[.C107])" office:value-type="float" office:value="1446465977" calcext:value-type="float">
            <text:p>1446465977</text:p>
          </table:table-cell>
          <table:table-cell table:formula="of:=[.G107]/86400+DATEVALUE(&quot;1970-01-01 00:00:00&quot;)" office:value-type="date" office:date-value="2015-11-02T12:06:16.999999" calcext:value-type="date">
            <text:p>2015/11/02 12:06:17</text:p>
          </table:table-cell>
          <table:table-cell table:number-columns-repeated="6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table:formula="of:=[.A108]*1000*50" office:value-type="float" office:value="5350000" calcext:value-type="float">
            <text:p>5350000</text:p>
          </table:table-cell>
          <table:table-cell office:value-type="float" office:value="582" calcext:value-type="float">
            <text:p>582,0</text:p>
          </table:table-cell>
          <table:table-cell table:style-name="ce10" table:formula="of:=CONCATENATE(TEXT(MOD(INT([.C108]/60);60);&quot;00&quot;);&quot;:&quot;;TEXT(MOD([.C108];60);&quot;00,0&quot;))" office:value-type="string" office:string-value="09:42,0" calcext:value-type="string">
            <text:p>09:42,0</text:p>
          </table:table-cell>
          <table:table-cell table:formula="of:=[.C108]+[.E107]" office:value-type="float" office:value="67898" calcext:value-type="float">
            <text:p>67898,0</text:p>
          </table:table-cell>
          <table:table-cell table:formula="of:=CONCATENATE(TEXT(INT([.E108]/(60*60*24));&quot;00&quot;);&quot; &quot;;TEXT(MOD(INT([.E108]/(60*60));24);&quot;00&quot;);&quot;:&quot;;TEXT(MOD(INT([.E108]/60);60);&quot;00&quot;);&quot;:&quot;;TEXT(MOD([.E108];60);&quot;00,0&quot;))" office:value-type="string" office:string-value="00 18:51:38,0" calcext:value-type="string">
            <text:p>00 18:51:38,0</text:p>
          </table:table-cell>
          <table:table-cell table:formula="of:=IF ([.J108]&lt;&gt;&quot;&quot;;[.J108]+[.C108];[.G107]+[.C108])" office:value-type="float" office:value="1446466559" calcext:value-type="float">
            <text:p>1446466559</text:p>
          </table:table-cell>
          <table:table-cell table:formula="of:=[.G108]/86400+DATEVALUE(&quot;1970-01-01 00:00:00&quot;)" office:value-type="date" office:date-value="2015-11-02T12:15:59" calcext:value-type="date">
            <text:p>2015/11/02 12:15:59</text:p>
          </table:table-cell>
          <table:table-cell table:number-columns-repeated="6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table:formula="of:=[.A109]*1000*50" office:value-type="float" office:value="5400000" calcext:value-type="float">
            <text:p>5400000</text:p>
          </table:table-cell>
          <table:table-cell office:value-type="float" office:value="582" calcext:value-type="float">
            <text:p>582,0</text:p>
          </table:table-cell>
          <table:table-cell table:style-name="ce10" table:formula="of:=CONCATENATE(TEXT(MOD(INT([.C109]/60);60);&quot;00&quot;);&quot;:&quot;;TEXT(MOD([.C109];60);&quot;00,0&quot;))" office:value-type="string" office:string-value="09:42,0" calcext:value-type="string">
            <text:p>09:42,0</text:p>
          </table:table-cell>
          <table:table-cell table:formula="of:=[.C109]+[.E108]" office:value-type="float" office:value="68480" calcext:value-type="float">
            <text:p>68480,0</text:p>
          </table:table-cell>
          <table:table-cell table:formula="of:=CONCATENATE(TEXT(INT([.E109]/(60*60*24));&quot;00&quot;);&quot; &quot;;TEXT(MOD(INT([.E109]/(60*60));24);&quot;00&quot;);&quot;:&quot;;TEXT(MOD(INT([.E109]/60);60);&quot;00&quot;);&quot;:&quot;;TEXT(MOD([.E109];60);&quot;00,0&quot;))" office:value-type="string" office:string-value="00 19:01:20,0" calcext:value-type="string">
            <text:p>00 19:01:20,0</text:p>
          </table:table-cell>
          <table:table-cell table:formula="of:=IF ([.J109]&lt;&gt;&quot;&quot;;[.J109]+[.C109];[.G108]+[.C109])" office:value-type="float" office:value="1446467141" calcext:value-type="float">
            <text:p>1446467141</text:p>
          </table:table-cell>
          <table:table-cell table:formula="of:=[.G109]/86400+DATEVALUE(&quot;1970-01-01 00:00:00&quot;)" office:value-type="date" office:date-value="2015-11-02T12:25:41" calcext:value-type="date">
            <text:p>2015/11/02 12:25:41</text:p>
          </table:table-cell>
          <table:table-cell table:number-columns-repeated="6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table:formula="of:=[.A110]*1000*50" office:value-type="float" office:value="5450000" calcext:value-type="float">
            <text:p>5450000</text:p>
          </table:table-cell>
          <table:table-cell office:value-type="float" office:value="582" calcext:value-type="float">
            <text:p>582,0</text:p>
          </table:table-cell>
          <table:table-cell table:style-name="ce10" table:formula="of:=CONCATENATE(TEXT(MOD(INT([.C110]/60);60);&quot;00&quot;);&quot;:&quot;;TEXT(MOD([.C110];60);&quot;00,0&quot;))" office:value-type="string" office:string-value="09:42,0" calcext:value-type="string">
            <text:p>09:42,0</text:p>
          </table:table-cell>
          <table:table-cell table:formula="of:=[.C110]+[.E109]" office:value-type="float" office:value="69062" calcext:value-type="float">
            <text:p>69062,0</text:p>
          </table:table-cell>
          <table:table-cell table:formula="of:=CONCATENATE(TEXT(INT([.E110]/(60*60*24));&quot;00&quot;);&quot; &quot;;TEXT(MOD(INT([.E110]/(60*60));24);&quot;00&quot;);&quot;:&quot;;TEXT(MOD(INT([.E110]/60);60);&quot;00&quot;);&quot;:&quot;;TEXT(MOD([.E110];60);&quot;00,0&quot;))" office:value-type="string" office:string-value="00 19:11:02,0" calcext:value-type="string">
            <text:p>00 19:11:02,0</text:p>
          </table:table-cell>
          <table:table-cell table:formula="of:=IF ([.J110]&lt;&gt;&quot;&quot;;[.J110]+[.C110];[.G109]+[.C110])" office:value-type="float" office:value="1446467723" calcext:value-type="float">
            <text:p>1446467723</text:p>
          </table:table-cell>
          <table:table-cell table:formula="of:=[.G110]/86400+DATEVALUE(&quot;1970-01-01 00:00:00&quot;)" office:value-type="date" office:date-value="2015-11-02T12:35:23" calcext:value-type="date">
            <text:p>2015/11/02 12:35:23</text:p>
          </table:table-cell>
          <table:table-cell table:number-columns-repeated="6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table:formula="of:=[.A111]*1000*50" office:value-type="float" office:value="5500000" calcext:value-type="float">
            <text:p>5500000</text:p>
          </table:table-cell>
          <table:table-cell office:value-type="float" office:value="583" calcext:value-type="float">
            <text:p>583,0</text:p>
          </table:table-cell>
          <table:table-cell table:style-name="ce10" table:formula="of:=CONCATENATE(TEXT(MOD(INT([.C111]/60);60);&quot;00&quot;);&quot;:&quot;;TEXT(MOD([.C111];60);&quot;00,0&quot;))" office:value-type="string" office:string-value="09:43,0" calcext:value-type="string">
            <text:p>09:43,0</text:p>
          </table:table-cell>
          <table:table-cell table:formula="of:=[.C111]+[.E110]" office:value-type="float" office:value="69645" calcext:value-type="float">
            <text:p>69645,0</text:p>
          </table:table-cell>
          <table:table-cell table:formula="of:=CONCATENATE(TEXT(INT([.E111]/(60*60*24));&quot;00&quot;);&quot; &quot;;TEXT(MOD(INT([.E111]/(60*60));24);&quot;00&quot;);&quot;:&quot;;TEXT(MOD(INT([.E111]/60);60);&quot;00&quot;);&quot;:&quot;;TEXT(MOD([.E111];60);&quot;00,0&quot;))" office:value-type="string" office:string-value="00 19:20:45,0" calcext:value-type="string">
            <text:p>00 19:20:45,0</text:p>
          </table:table-cell>
          <table:table-cell table:formula="of:=IF ([.J111]&lt;&gt;&quot;&quot;;[.J111]+[.C111];[.G110]+[.C111])" office:value-type="float" office:value="1446468306" calcext:value-type="float">
            <text:p>1446468306</text:p>
          </table:table-cell>
          <table:table-cell table:formula="of:=[.G111]/86400+DATEVALUE(&quot;1970-01-01 00:00:00&quot;)" office:value-type="date" office:date-value="2015-11-02T12:45:06" calcext:value-type="date">
            <text:p>2015/11/02 12:45:06</text:p>
          </table:table-cell>
          <table:table-cell table:number-columns-repeated="6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table:formula="of:=[.A112]*1000*50" office:value-type="float" office:value="5550000" calcext:value-type="float">
            <text:p>5550000</text:p>
          </table:table-cell>
          <table:table-cell office:value-type="float" office:value="582" calcext:value-type="float">
            <text:p>582,0</text:p>
          </table:table-cell>
          <table:table-cell table:style-name="ce10" table:formula="of:=CONCATENATE(TEXT(MOD(INT([.C112]/60);60);&quot;00&quot;);&quot;:&quot;;TEXT(MOD([.C112];60);&quot;00,0&quot;))" office:value-type="string" office:string-value="09:42,0" calcext:value-type="string">
            <text:p>09:42,0</text:p>
          </table:table-cell>
          <table:table-cell table:formula="of:=[.C112]+[.E111]" office:value-type="float" office:value="70227" calcext:value-type="float">
            <text:p>70227,0</text:p>
          </table:table-cell>
          <table:table-cell table:formula="of:=CONCATENATE(TEXT(INT([.E112]/(60*60*24));&quot;00&quot;);&quot; &quot;;TEXT(MOD(INT([.E112]/(60*60));24);&quot;00&quot;);&quot;:&quot;;TEXT(MOD(INT([.E112]/60);60);&quot;00&quot;);&quot;:&quot;;TEXT(MOD([.E112];60);&quot;00,0&quot;))" office:value-type="string" office:string-value="00 19:30:27,0" calcext:value-type="string">
            <text:p>00 19:30:27,0</text:p>
          </table:table-cell>
          <table:table-cell table:formula="of:=IF ([.J112]&lt;&gt;&quot;&quot;;[.J112]+[.C112];[.G111]+[.C112])" office:value-type="float" office:value="1446468888" calcext:value-type="float">
            <text:p>1446468888</text:p>
          </table:table-cell>
          <table:table-cell table:formula="of:=[.G112]/86400+DATEVALUE(&quot;1970-01-01 00:00:00&quot;)" office:value-type="date" office:date-value="2015-11-02T12:54:48" calcext:value-type="date">
            <text:p>2015/11/02 12:54:48</text:p>
          </table:table-cell>
          <table:table-cell table:number-columns-repeated="6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table:formula="of:=[.A113]*1000*50" office:value-type="float" office:value="5600000" calcext:value-type="float">
            <text:p>5600000</text:p>
          </table:table-cell>
          <table:table-cell office:value-type="float" office:value="582" calcext:value-type="float">
            <text:p>582,0</text:p>
          </table:table-cell>
          <table:table-cell table:style-name="ce10" table:formula="of:=CONCATENATE(TEXT(MOD(INT([.C113]/60);60);&quot;00&quot;);&quot;:&quot;;TEXT(MOD([.C113];60);&quot;00,0&quot;))" office:value-type="string" office:string-value="09:42,0" calcext:value-type="string">
            <text:p>09:42,0</text:p>
          </table:table-cell>
          <table:table-cell table:formula="of:=[.C113]+[.E112]" office:value-type="float" office:value="70809" calcext:value-type="float">
            <text:p>70809,0</text:p>
          </table:table-cell>
          <table:table-cell table:formula="of:=CONCATENATE(TEXT(INT([.E113]/(60*60*24));&quot;00&quot;);&quot; &quot;;TEXT(MOD(INT([.E113]/(60*60));24);&quot;00&quot;);&quot;:&quot;;TEXT(MOD(INT([.E113]/60);60);&quot;00&quot;);&quot;:&quot;;TEXT(MOD([.E113];60);&quot;00,0&quot;))" office:value-type="string" office:string-value="00 19:40:09,0" calcext:value-type="string">
            <text:p>00 19:40:09,0</text:p>
          </table:table-cell>
          <table:table-cell table:formula="of:=IF ([.J113]&lt;&gt;&quot;&quot;;[.J113]+[.C113];[.G112]+[.C113])" office:value-type="float" office:value="1446469470" calcext:value-type="float">
            <text:p>1446469470</text:p>
          </table:table-cell>
          <table:table-cell table:formula="of:=[.G113]/86400+DATEVALUE(&quot;1970-01-01 00:00:00&quot;)" office:value-type="date" office:date-value="2015-11-02T13:04:29.999999" calcext:value-type="date">
            <text:p>2015/11/02 13:04:30</text:p>
          </table:table-cell>
          <table:table-cell table:number-columns-repeated="6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table:formula="of:=[.A114]*1000*50" office:value-type="float" office:value="5650000" calcext:value-type="float">
            <text:p>5650000</text:p>
          </table:table-cell>
          <table:table-cell office:value-type="float" office:value="583" calcext:value-type="float">
            <text:p>583,0</text:p>
          </table:table-cell>
          <table:table-cell table:style-name="ce10" table:formula="of:=CONCATENATE(TEXT(MOD(INT([.C114]/60);60);&quot;00&quot;);&quot;:&quot;;TEXT(MOD([.C114];60);&quot;00,0&quot;))" office:value-type="string" office:string-value="09:43,0" calcext:value-type="string">
            <text:p>09:43,0</text:p>
          </table:table-cell>
          <table:table-cell table:formula="of:=[.C114]+[.E113]" office:value-type="float" office:value="71392" calcext:value-type="float">
            <text:p>71392,0</text:p>
          </table:table-cell>
          <table:table-cell table:formula="of:=CONCATENATE(TEXT(INT([.E114]/(60*60*24));&quot;00&quot;);&quot; &quot;;TEXT(MOD(INT([.E114]/(60*60));24);&quot;00&quot;);&quot;:&quot;;TEXT(MOD(INT([.E114]/60);60);&quot;00&quot;);&quot;:&quot;;TEXT(MOD([.E114];60);&quot;00,0&quot;))" office:value-type="string" office:string-value="00 19:49:52,0" calcext:value-type="string">
            <text:p>00 19:49:52,0</text:p>
          </table:table-cell>
          <table:table-cell table:formula="of:=IF ([.J114]&lt;&gt;&quot;&quot;;[.J114]+[.C114];[.G113]+[.C114])" office:value-type="float" office:value="1446470053" calcext:value-type="float">
            <text:p>1446470053</text:p>
          </table:table-cell>
          <table:table-cell table:formula="of:=[.G114]/86400+DATEVALUE(&quot;1970-01-01 00:00:00&quot;)" office:value-type="date" office:date-value="2015-11-02T13:14:13" calcext:value-type="date">
            <text:p>2015/11/02 13:14:13</text:p>
          </table:table-cell>
          <table:table-cell table:number-columns-repeated="6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table:formula="of:=[.A115]*1000*50" office:value-type="float" office:value="5700000" calcext:value-type="float">
            <text:p>5700000</text:p>
          </table:table-cell>
          <table:table-cell office:value-type="float" office:value="582" calcext:value-type="float">
            <text:p>582,0</text:p>
          </table:table-cell>
          <table:table-cell table:style-name="ce10" table:formula="of:=CONCATENATE(TEXT(MOD(INT([.C115]/60);60);&quot;00&quot;);&quot;:&quot;;TEXT(MOD([.C115];60);&quot;00,0&quot;))" office:value-type="string" office:string-value="09:42,0" calcext:value-type="string">
            <text:p>09:42,0</text:p>
          </table:table-cell>
          <table:table-cell table:formula="of:=[.C115]+[.E114]" office:value-type="float" office:value="71974" calcext:value-type="float">
            <text:p>71974,0</text:p>
          </table:table-cell>
          <table:table-cell table:formula="of:=CONCATENATE(TEXT(INT([.E115]/(60*60*24));&quot;00&quot;);&quot; &quot;;TEXT(MOD(INT([.E115]/(60*60));24);&quot;00&quot;);&quot;:&quot;;TEXT(MOD(INT([.E115]/60);60);&quot;00&quot;);&quot;:&quot;;TEXT(MOD([.E115];60);&quot;00,0&quot;))" office:value-type="string" office:string-value="00 19:59:34,0" calcext:value-type="string">
            <text:p>00 19:59:34,0</text:p>
          </table:table-cell>
          <table:table-cell table:formula="of:=IF ([.J115]&lt;&gt;&quot;&quot;;[.J115]+[.C115];[.G114]+[.C115])" office:value-type="float" office:value="1446470635" calcext:value-type="float">
            <text:p>1446470635</text:p>
          </table:table-cell>
          <table:table-cell table:formula="of:=[.G115]/86400+DATEVALUE(&quot;1970-01-01 00:00:00&quot;)" office:value-type="date" office:date-value="2015-11-02T13:23:55" calcext:value-type="date">
            <text:p>2015/11/02 13:23:55</text:p>
          </table:table-cell>
          <table:table-cell table:number-columns-repeated="6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table:formula="of:=[.A116]*1000*50" office:value-type="float" office:value="5750000" calcext:value-type="float">
            <text:p>5750000</text:p>
          </table:table-cell>
          <table:table-cell office:value-type="float" office:value="582" calcext:value-type="float">
            <text:p>582,0</text:p>
          </table:table-cell>
          <table:table-cell table:style-name="ce10" table:formula="of:=CONCATENATE(TEXT(MOD(INT([.C116]/60);60);&quot;00&quot;);&quot;:&quot;;TEXT(MOD([.C116];60);&quot;00,0&quot;))" office:value-type="string" office:string-value="09:42,0" calcext:value-type="string">
            <text:p>09:42,0</text:p>
          </table:table-cell>
          <table:table-cell table:formula="of:=[.C116]+[.E115]" office:value-type="float" office:value="72556" calcext:value-type="float">
            <text:p>72556,0</text:p>
          </table:table-cell>
          <table:table-cell table:formula="of:=CONCATENATE(TEXT(INT([.E116]/(60*60*24));&quot;00&quot;);&quot; &quot;;TEXT(MOD(INT([.E116]/(60*60));24);&quot;00&quot;);&quot;:&quot;;TEXT(MOD(INT([.E116]/60);60);&quot;00&quot;);&quot;:&quot;;TEXT(MOD([.E116];60);&quot;00,0&quot;))" office:value-type="string" office:string-value="00 20:09:16,0" calcext:value-type="string">
            <text:p>00 20:09:16,0</text:p>
          </table:table-cell>
          <table:table-cell table:formula="of:=IF ([.J116]&lt;&gt;&quot;&quot;;[.J116]+[.C116];[.G115]+[.C116])" office:value-type="float" office:value="1446471217" calcext:value-type="float">
            <text:p>1446471217</text:p>
          </table:table-cell>
          <table:table-cell table:formula="of:=[.G116]/86400+DATEVALUE(&quot;1970-01-01 00:00:00&quot;)" office:value-type="date" office:date-value="2015-11-02T13:33:37" calcext:value-type="date">
            <text:p>2015/11/02 13:33:37</text:p>
          </table:table-cell>
          <table:table-cell table:number-columns-repeated="6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table:formula="of:=[.A117]*1000*50" office:value-type="float" office:value="5800000" calcext:value-type="float">
            <text:p>5800000</text:p>
          </table:table-cell>
          <table:table-cell office:value-type="float" office:value="582" calcext:value-type="float">
            <text:p>582,0</text:p>
          </table:table-cell>
          <table:table-cell table:style-name="ce10" table:formula="of:=CONCATENATE(TEXT(MOD(INT([.C117]/60);60);&quot;00&quot;);&quot;:&quot;;TEXT(MOD([.C117];60);&quot;00,0&quot;))" office:value-type="string" office:string-value="09:42,0" calcext:value-type="string">
            <text:p>09:42,0</text:p>
          </table:table-cell>
          <table:table-cell table:formula="of:=[.C117]+[.E116]" office:value-type="float" office:value="73138" calcext:value-type="float">
            <text:p>73138,0</text:p>
          </table:table-cell>
          <table:table-cell table:formula="of:=CONCATENATE(TEXT(INT([.E117]/(60*60*24));&quot;00&quot;);&quot; &quot;;TEXT(MOD(INT([.E117]/(60*60));24);&quot;00&quot;);&quot;:&quot;;TEXT(MOD(INT([.E117]/60);60);&quot;00&quot;);&quot;:&quot;;TEXT(MOD([.E117];60);&quot;00,0&quot;))" office:value-type="string" office:string-value="00 20:18:58,0" calcext:value-type="string">
            <text:p>00 20:18:58,0</text:p>
          </table:table-cell>
          <table:table-cell table:formula="of:=IF ([.J117]&lt;&gt;&quot;&quot;;[.J117]+[.C117];[.G116]+[.C117])" office:value-type="float" office:value="1446471799" calcext:value-type="float">
            <text:p>1446471799</text:p>
          </table:table-cell>
          <table:table-cell table:formula="of:=[.G117]/86400+DATEVALUE(&quot;1970-01-01 00:00:00&quot;)" office:value-type="date" office:date-value="2015-11-02T13:43:19" calcext:value-type="date">
            <text:p>2015/11/02 13:43:19</text:p>
          </table:table-cell>
          <table:table-cell table:number-columns-repeated="6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table:formula="of:=[.A118]*1000*50" office:value-type="float" office:value="5850000" calcext:value-type="float">
            <text:p>5850000</text:p>
          </table:table-cell>
          <table:table-cell office:value-type="float" office:value="582" calcext:value-type="float">
            <text:p>582,0</text:p>
          </table:table-cell>
          <table:table-cell table:style-name="ce10" table:formula="of:=CONCATENATE(TEXT(MOD(INT([.C118]/60);60);&quot;00&quot;);&quot;:&quot;;TEXT(MOD([.C118];60);&quot;00,0&quot;))" office:value-type="string" office:string-value="09:42,0" calcext:value-type="string">
            <text:p>09:42,0</text:p>
          </table:table-cell>
          <table:table-cell table:formula="of:=[.C118]+[.E117]" office:value-type="float" office:value="73720" calcext:value-type="float">
            <text:p>73720,0</text:p>
          </table:table-cell>
          <table:table-cell table:formula="of:=CONCATENATE(TEXT(INT([.E118]/(60*60*24));&quot;00&quot;);&quot; &quot;;TEXT(MOD(INT([.E118]/(60*60));24);&quot;00&quot;);&quot;:&quot;;TEXT(MOD(INT([.E118]/60);60);&quot;00&quot;);&quot;:&quot;;TEXT(MOD([.E118];60);&quot;00,0&quot;))" office:value-type="string" office:string-value="00 20:28:40,0" calcext:value-type="string">
            <text:p>00 20:28:40,0</text:p>
          </table:table-cell>
          <table:table-cell table:formula="of:=IF ([.J118]&lt;&gt;&quot;&quot;;[.J118]+[.C118];[.G117]+[.C118])" office:value-type="float" office:value="1446472381" calcext:value-type="float">
            <text:p>1446472381</text:p>
          </table:table-cell>
          <table:table-cell table:formula="of:=[.G118]/86400+DATEVALUE(&quot;1970-01-01 00:00:00&quot;)" office:value-type="date" office:date-value="2015-11-02T13:53:01" calcext:value-type="date">
            <text:p>2015/11/02 13:53:01</text:p>
          </table:table-cell>
          <table:table-cell table:number-columns-repeated="6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table:formula="of:=[.A119]*1000*50" office:value-type="float" office:value="5900000" calcext:value-type="float">
            <text:p>5900000</text:p>
          </table:table-cell>
          <table:table-cell office:value-type="float" office:value="582" calcext:value-type="float">
            <text:p>582,0</text:p>
          </table:table-cell>
          <table:table-cell table:style-name="ce10" table:formula="of:=CONCATENATE(TEXT(MOD(INT([.C119]/60);60);&quot;00&quot;);&quot;:&quot;;TEXT(MOD([.C119];60);&quot;00,0&quot;))" office:value-type="string" office:string-value="09:42,0" calcext:value-type="string">
            <text:p>09:42,0</text:p>
          </table:table-cell>
          <table:table-cell table:formula="of:=[.C119]+[.E118]" office:value-type="float" office:value="74302" calcext:value-type="float">
            <text:p>74302,0</text:p>
          </table:table-cell>
          <table:table-cell table:formula="of:=CONCATENATE(TEXT(INT([.E119]/(60*60*24));&quot;00&quot;);&quot; &quot;;TEXT(MOD(INT([.E119]/(60*60));24);&quot;00&quot;);&quot;:&quot;;TEXT(MOD(INT([.E119]/60);60);&quot;00&quot;);&quot;:&quot;;TEXT(MOD([.E119];60);&quot;00,0&quot;))" office:value-type="string" office:string-value="00 20:38:22,0" calcext:value-type="string">
            <text:p>00 20:38:22,0</text:p>
          </table:table-cell>
          <table:table-cell table:formula="of:=IF ([.J119]&lt;&gt;&quot;&quot;;[.J119]+[.C119];[.G118]+[.C119])" office:value-type="float" office:value="1446472963" calcext:value-type="float">
            <text:p>1446472963</text:p>
          </table:table-cell>
          <table:table-cell table:formula="of:=[.G119]/86400+DATEVALUE(&quot;1970-01-01 00:00:00&quot;)" office:value-type="date" office:date-value="2015-11-02T14:02:42.999999" calcext:value-type="date">
            <text:p>2015/11/02 14:02:43</text:p>
          </table:table-cell>
          <table:table-cell table:number-columns-repeated="6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table:formula="of:=[.A120]*1000*50" office:value-type="float" office:value="5950000" calcext:value-type="float">
            <text:p>5950000</text:p>
          </table:table-cell>
          <table:table-cell office:value-type="float" office:value="582" calcext:value-type="float">
            <text:p>582,0</text:p>
          </table:table-cell>
          <table:table-cell table:style-name="ce10" table:formula="of:=CONCATENATE(TEXT(MOD(INT([.C120]/60);60);&quot;00&quot;);&quot;:&quot;;TEXT(MOD([.C120];60);&quot;00,0&quot;))" office:value-type="string" office:string-value="09:42,0" calcext:value-type="string">
            <text:p>09:42,0</text:p>
          </table:table-cell>
          <table:table-cell table:formula="of:=[.C120]+[.E119]" office:value-type="float" office:value="74884" calcext:value-type="float">
            <text:p>74884,0</text:p>
          </table:table-cell>
          <table:table-cell table:formula="of:=CONCATENATE(TEXT(INT([.E120]/(60*60*24));&quot;00&quot;);&quot; &quot;;TEXT(MOD(INT([.E120]/(60*60));24);&quot;00&quot;);&quot;:&quot;;TEXT(MOD(INT([.E120]/60);60);&quot;00&quot;);&quot;:&quot;;TEXT(MOD([.E120];60);&quot;00,0&quot;))" office:value-type="string" office:string-value="00 20:48:04,0" calcext:value-type="string">
            <text:p>00 20:48:04,0</text:p>
          </table:table-cell>
          <table:table-cell table:formula="of:=IF ([.J120]&lt;&gt;&quot;&quot;;[.J120]+[.C120];[.G119]+[.C120])" office:value-type="float" office:value="1446473545" calcext:value-type="float">
            <text:p>1446473545</text:p>
          </table:table-cell>
          <table:table-cell table:formula="of:=[.G120]/86400+DATEVALUE(&quot;1970-01-01 00:00:00&quot;)" office:value-type="date" office:date-value="2015-11-02T14:12:25" calcext:value-type="date">
            <text:p>2015/11/02 14:12:25</text:p>
          </table:table-cell>
          <table:table-cell table:number-columns-repeated="6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table:formula="of:=[.A121]*1000*50" office:value-type="float" office:value="6000000" calcext:value-type="float">
            <text:p>6000000</text:p>
          </table:table-cell>
          <table:table-cell office:value-type="float" office:value="583" calcext:value-type="float">
            <text:p>583,0</text:p>
          </table:table-cell>
          <table:table-cell table:style-name="ce10" table:formula="of:=CONCATENATE(TEXT(MOD(INT([.C121]/60);60);&quot;00&quot;);&quot;:&quot;;TEXT(MOD([.C121];60);&quot;00,0&quot;))" office:value-type="string" office:string-value="09:43,0" calcext:value-type="string">
            <text:p>09:43,0</text:p>
          </table:table-cell>
          <table:table-cell table:formula="of:=[.C121]+[.E120]" office:value-type="float" office:value="75467" calcext:value-type="float">
            <text:p>75467,0</text:p>
          </table:table-cell>
          <table:table-cell table:formula="of:=CONCATENATE(TEXT(INT([.E121]/(60*60*24));&quot;00&quot;);&quot; &quot;;TEXT(MOD(INT([.E121]/(60*60));24);&quot;00&quot;);&quot;:&quot;;TEXT(MOD(INT([.E121]/60);60);&quot;00&quot;);&quot;:&quot;;TEXT(MOD([.E121];60);&quot;00,0&quot;))" office:value-type="string" office:string-value="00 20:57:47,0" calcext:value-type="string">
            <text:p>00 20:57:47,0</text:p>
          </table:table-cell>
          <table:table-cell table:formula="of:=IF ([.J121]&lt;&gt;&quot;&quot;;[.J121]+[.C121];[.G120]+[.C121])" office:value-type="float" office:value="1446474128" calcext:value-type="float">
            <text:p>1446474128</text:p>
          </table:table-cell>
          <table:table-cell table:formula="of:=[.G121]/86400+DATEVALUE(&quot;1970-01-01 00:00:00&quot;)" office:value-type="date" office:date-value="2015-11-02T14:22:07.999999" calcext:value-type="date">
            <text:p>2015/11/02 14:22:08</text:p>
          </table:table-cell>
          <table:table-cell table:number-columns-repeated="6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table:formula="of:=[.A122]*1000*50" office:value-type="float" office:value="6050000" calcext:value-type="float">
            <text:p>6050000</text:p>
          </table:table-cell>
          <table:table-cell office:value-type="float" office:value="583" calcext:value-type="float">
            <text:p>583,0</text:p>
          </table:table-cell>
          <table:table-cell table:style-name="ce10" table:formula="of:=CONCATENATE(TEXT(MOD(INT([.C122]/60);60);&quot;00&quot;);&quot;:&quot;;TEXT(MOD([.C122];60);&quot;00,0&quot;))" office:value-type="string" office:string-value="09:43,0" calcext:value-type="string">
            <text:p>09:43,0</text:p>
          </table:table-cell>
          <table:table-cell table:formula="of:=[.C122]+[.E121]" office:value-type="float" office:value="76050" calcext:value-type="float">
            <text:p>76050,0</text:p>
          </table:table-cell>
          <table:table-cell table:formula="of:=CONCATENATE(TEXT(INT([.E122]/(60*60*24));&quot;00&quot;);&quot; &quot;;TEXT(MOD(INT([.E122]/(60*60));24);&quot;00&quot;);&quot;:&quot;;TEXT(MOD(INT([.E122]/60);60);&quot;00&quot;);&quot;:&quot;;TEXT(MOD([.E122];60);&quot;00,0&quot;))" office:value-type="string" office:string-value="00 21:07:30,0" calcext:value-type="string">
            <text:p>00 21:07:30,0</text:p>
          </table:table-cell>
          <table:table-cell table:formula="of:=IF ([.J122]&lt;&gt;&quot;&quot;;[.J122]+[.C122];[.G121]+[.C122])" office:value-type="float" office:value="1446474711" calcext:value-type="float">
            <text:p>1446474711</text:p>
          </table:table-cell>
          <table:table-cell table:formula="of:=[.G122]/86400+DATEVALUE(&quot;1970-01-01 00:00:00&quot;)" office:value-type="date" office:date-value="2015-11-02T14:31:50.999999" calcext:value-type="date">
            <text:p>2015/11/02 14:31:51</text:p>
          </table:table-cell>
          <table:table-cell table:number-columns-repeated="6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table:formula="of:=[.A123]*1000*50" office:value-type="float" office:value="6100000" calcext:value-type="float">
            <text:p>6100000</text:p>
          </table:table-cell>
          <table:table-cell office:value-type="float" office:value="582" calcext:value-type="float">
            <text:p>582,0</text:p>
          </table:table-cell>
          <table:table-cell table:style-name="ce10" table:formula="of:=CONCATENATE(TEXT(MOD(INT([.C123]/60);60);&quot;00&quot;);&quot;:&quot;;TEXT(MOD([.C123];60);&quot;00,0&quot;))" office:value-type="string" office:string-value="09:42,0" calcext:value-type="string">
            <text:p>09:42,0</text:p>
          </table:table-cell>
          <table:table-cell table:formula="of:=[.C123]+[.E122]" office:value-type="float" office:value="76632" calcext:value-type="float">
            <text:p>76632,0</text:p>
          </table:table-cell>
          <table:table-cell table:formula="of:=CONCATENATE(TEXT(INT([.E123]/(60*60*24));&quot;00&quot;);&quot; &quot;;TEXT(MOD(INT([.E123]/(60*60));24);&quot;00&quot;);&quot;:&quot;;TEXT(MOD(INT([.E123]/60);60);&quot;00&quot;);&quot;:&quot;;TEXT(MOD([.E123];60);&quot;00,0&quot;))" office:value-type="string" office:string-value="00 21:17:12,0" calcext:value-type="string">
            <text:p>00 21:17:12,0</text:p>
          </table:table-cell>
          <table:table-cell table:formula="of:=IF ([.J123]&lt;&gt;&quot;&quot;;[.J123]+[.C123];[.G122]+[.C123])" office:value-type="float" office:value="1446475293" calcext:value-type="float">
            <text:p>1446475293</text:p>
          </table:table-cell>
          <table:table-cell table:formula="of:=[.G123]/86400+DATEVALUE(&quot;1970-01-01 00:00:00&quot;)" office:value-type="date" office:date-value="2015-11-02T14:41:33" calcext:value-type="date">
            <text:p>2015/11/02 14:41:33</text:p>
          </table:table-cell>
          <table:table-cell table:number-columns-repeated="6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table:formula="of:=[.A124]*1000*50" office:value-type="float" office:value="6150000" calcext:value-type="float">
            <text:p>6150000</text:p>
          </table:table-cell>
          <table:table-cell office:value-type="float" office:value="582" calcext:value-type="float">
            <text:p>582,0</text:p>
          </table:table-cell>
          <table:table-cell table:style-name="ce10" table:formula="of:=CONCATENATE(TEXT(MOD(INT([.C124]/60);60);&quot;00&quot;);&quot;:&quot;;TEXT(MOD([.C124];60);&quot;00,0&quot;))" office:value-type="string" office:string-value="09:42,0" calcext:value-type="string">
            <text:p>09:42,0</text:p>
          </table:table-cell>
          <table:table-cell table:formula="of:=[.C124]+[.E123]" office:value-type="float" office:value="77214" calcext:value-type="float">
            <text:p>77214,0</text:p>
          </table:table-cell>
          <table:table-cell table:formula="of:=CONCATENATE(TEXT(INT([.E124]/(60*60*24));&quot;00&quot;);&quot; &quot;;TEXT(MOD(INT([.E124]/(60*60));24);&quot;00&quot;);&quot;:&quot;;TEXT(MOD(INT([.E124]/60);60);&quot;00&quot;);&quot;:&quot;;TEXT(MOD([.E124];60);&quot;00,0&quot;))" office:value-type="string" office:string-value="00 21:26:54,0" calcext:value-type="string">
            <text:p>00 21:26:54,0</text:p>
          </table:table-cell>
          <table:table-cell table:formula="of:=IF ([.J124]&lt;&gt;&quot;&quot;;[.J124]+[.C124];[.G123]+[.C124])" office:value-type="float" office:value="1446475875" calcext:value-type="float">
            <text:p>1446475875</text:p>
          </table:table-cell>
          <table:table-cell table:formula="of:=[.G124]/86400+DATEVALUE(&quot;1970-01-01 00:00:00&quot;)" office:value-type="date" office:date-value="2015-11-02T14:51:15" calcext:value-type="date">
            <text:p>2015/11/02 14:51:15</text:p>
          </table:table-cell>
          <table:table-cell table:number-columns-repeated="6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table:formula="of:=[.A125]*1000*50" office:value-type="float" office:value="6200000" calcext:value-type="float">
            <text:p>6200000</text:p>
          </table:table-cell>
          <table:table-cell office:value-type="float" office:value="580" calcext:value-type="float">
            <text:p>580,0</text:p>
          </table:table-cell>
          <table:table-cell table:style-name="ce10" table:formula="of:=CONCATENATE(TEXT(MOD(INT([.C125]/60);60);&quot;00&quot;);&quot;:&quot;;TEXT(MOD([.C125];60);&quot;00,0&quot;))" office:value-type="string" office:string-value="09:40,0" calcext:value-type="string">
            <text:p>09:40,0</text:p>
          </table:table-cell>
          <table:table-cell table:formula="of:=[.C125]+[.E124]" office:value-type="float" office:value="77794" calcext:value-type="float">
            <text:p>77794,0</text:p>
          </table:table-cell>
          <table:table-cell table:formula="of:=CONCATENATE(TEXT(INT([.E125]/(60*60*24));&quot;00&quot;);&quot; &quot;;TEXT(MOD(INT([.E125]/(60*60));24);&quot;00&quot;);&quot;:&quot;;TEXT(MOD(INT([.E125]/60);60);&quot;00&quot;);&quot;:&quot;;TEXT(MOD([.E125];60);&quot;00,0&quot;))" office:value-type="string" office:string-value="00 21:36:34,0" calcext:value-type="string">
            <text:p>00 21:36:34,0</text:p>
          </table:table-cell>
          <table:table-cell table:formula="of:=IF ([.J125]&lt;&gt;&quot;&quot;;[.J125]+[.C125];[.G124]+[.C125])" office:value-type="float" office:value="1446476455" calcext:value-type="float">
            <text:p>1446476455</text:p>
          </table:table-cell>
          <table:table-cell table:formula="of:=[.G125]/86400+DATEVALUE(&quot;1970-01-01 00:00:00&quot;)" office:value-type="date" office:date-value="2015-11-02T15:00:55" calcext:value-type="date">
            <text:p>2015/11/02 15:00:55</text:p>
          </table:table-cell>
          <table:table-cell table:number-columns-repeated="6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table:formula="of:=[.A126]*1000*50" office:value-type="float" office:value="6250000" calcext:value-type="float">
            <text:p>6250000</text:p>
          </table:table-cell>
          <table:table-cell office:value-type="float" office:value="579" calcext:value-type="float">
            <text:p>579,0</text:p>
          </table:table-cell>
          <table:table-cell table:style-name="ce10" table:formula="of:=CONCATENATE(TEXT(MOD(INT([.C126]/60);60);&quot;00&quot;);&quot;:&quot;;TEXT(MOD([.C126];60);&quot;00,0&quot;))" office:value-type="string" office:string-value="09:39,0" calcext:value-type="string">
            <text:p>09:39,0</text:p>
          </table:table-cell>
          <table:table-cell table:formula="of:=[.C126]+[.E125]" office:value-type="float" office:value="78373" calcext:value-type="float">
            <text:p>78373,0</text:p>
          </table:table-cell>
          <table:table-cell table:formula="of:=CONCATENATE(TEXT(INT([.E126]/(60*60*24));&quot;00&quot;);&quot; &quot;;TEXT(MOD(INT([.E126]/(60*60));24);&quot;00&quot;);&quot;:&quot;;TEXT(MOD(INT([.E126]/60);60);&quot;00&quot;);&quot;:&quot;;TEXT(MOD([.E126];60);&quot;00,0&quot;))" office:value-type="string" office:string-value="00 21:46:13,0" calcext:value-type="string">
            <text:p>00 21:46:13,0</text:p>
          </table:table-cell>
          <table:table-cell table:formula="of:=IF ([.J126]&lt;&gt;&quot;&quot;;[.J126]+[.C126];[.G125]+[.C126])" office:value-type="float" office:value="1446477034" calcext:value-type="float">
            <text:p>1446477034</text:p>
          </table:table-cell>
          <table:table-cell table:formula="of:=[.G126]/86400+DATEVALUE(&quot;1970-01-01 00:00:00&quot;)" office:value-type="date" office:date-value="2015-11-02T15:10:34" calcext:value-type="date">
            <text:p>2015/11/02 15:10:34</text:p>
          </table:table-cell>
          <table:table-cell table:number-columns-repeated="6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formula="of:=[.A127]*1000*50" office:value-type="float" office:value="6300000" calcext:value-type="float">
            <text:p>6300000</text:p>
          </table:table-cell>
          <table:table-cell office:value-type="float" office:value="577" calcext:value-type="float">
            <text:p>577,0</text:p>
          </table:table-cell>
          <table:table-cell table:style-name="ce10" table:formula="of:=CONCATENATE(TEXT(MOD(INT([.C127]/60);60);&quot;00&quot;);&quot;:&quot;;TEXT(MOD([.C127];60);&quot;00,0&quot;))" office:value-type="string" office:string-value="09:37,0" calcext:value-type="string">
            <text:p>09:37,0</text:p>
          </table:table-cell>
          <table:table-cell table:formula="of:=[.C127]+[.E126]" office:value-type="float" office:value="78950" calcext:value-type="float">
            <text:p>78950,0</text:p>
          </table:table-cell>
          <table:table-cell table:formula="of:=CONCATENATE(TEXT(INT([.E127]/(60*60*24));&quot;00&quot;);&quot; &quot;;TEXT(MOD(INT([.E127]/(60*60));24);&quot;00&quot;);&quot;:&quot;;TEXT(MOD(INT([.E127]/60);60);&quot;00&quot;);&quot;:&quot;;TEXT(MOD([.E127];60);&quot;00,0&quot;))" office:value-type="string" office:string-value="00 21:55:50,0" calcext:value-type="string">
            <text:p>00 21:55:50,0</text:p>
          </table:table-cell>
          <table:table-cell table:formula="of:=IF ([.J127]&lt;&gt;&quot;&quot;;[.J127]+[.C127];[.G126]+[.C127])" office:value-type="float" office:value="1446477611" calcext:value-type="float">
            <text:p>1446477611</text:p>
          </table:table-cell>
          <table:table-cell table:formula="of:=[.G127]/86400+DATEVALUE(&quot;1970-01-01 00:00:00&quot;)" office:value-type="date" office:date-value="2015-11-02T15:20:11" calcext:value-type="date">
            <text:p>2015/11/02 15:20:11</text:p>
          </table:table-cell>
          <table:table-cell table:number-columns-repeated="6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table:formula="of:=[.A128]*1000*50" office:value-type="float" office:value="6350000" calcext:value-type="float">
            <text:p>6350000</text:p>
          </table:table-cell>
          <table:table-cell office:value-type="float" office:value="577" calcext:value-type="float">
            <text:p>577,0</text:p>
          </table:table-cell>
          <table:table-cell table:style-name="ce10" table:formula="of:=CONCATENATE(TEXT(MOD(INT([.C128]/60);60);&quot;00&quot;);&quot;:&quot;;TEXT(MOD([.C128];60);&quot;00,0&quot;))" office:value-type="string" office:string-value="09:37,0" calcext:value-type="string">
            <text:p>09:37,0</text:p>
          </table:table-cell>
          <table:table-cell table:formula="of:=[.C128]+[.E127]" office:value-type="float" office:value="79527" calcext:value-type="float">
            <text:p>79527,0</text:p>
          </table:table-cell>
          <table:table-cell table:formula="of:=CONCATENATE(TEXT(INT([.E128]/(60*60*24));&quot;00&quot;);&quot; &quot;;TEXT(MOD(INT([.E128]/(60*60));24);&quot;00&quot;);&quot;:&quot;;TEXT(MOD(INT([.E128]/60);60);&quot;00&quot;);&quot;:&quot;;TEXT(MOD([.E128];60);&quot;00,0&quot;))" office:value-type="string" office:string-value="00 22:05:27,0" calcext:value-type="string">
            <text:p>00 22:05:27,0</text:p>
          </table:table-cell>
          <table:table-cell table:formula="of:=IF ([.J128]&lt;&gt;&quot;&quot;;[.J128]+[.C128];[.G127]+[.C128])" office:value-type="float" office:value="1446478188" calcext:value-type="float">
            <text:p>1446478188</text:p>
          </table:table-cell>
          <table:table-cell table:formula="of:=[.G128]/86400+DATEVALUE(&quot;1970-01-01 00:00:00&quot;)" office:value-type="date" office:date-value="2015-11-02T15:29:47.999999" calcext:value-type="date">
            <text:p>2015/11/02 15:29:48</text:p>
          </table:table-cell>
          <table:table-cell table:number-columns-repeated="6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table:formula="of:=[.A129]*1000*50" office:value-type="float" office:value="6400000" calcext:value-type="float">
            <text:p>6400000</text:p>
          </table:table-cell>
          <table:table-cell office:value-type="float" office:value="577" calcext:value-type="float">
            <text:p>577,0</text:p>
          </table:table-cell>
          <table:table-cell table:style-name="ce10" table:formula="of:=CONCATENATE(TEXT(MOD(INT([.C129]/60);60);&quot;00&quot;);&quot;:&quot;;TEXT(MOD([.C129];60);&quot;00,0&quot;))" office:value-type="string" office:string-value="09:37,0" calcext:value-type="string">
            <text:p>09:37,0</text:p>
          </table:table-cell>
          <table:table-cell table:formula="of:=[.C129]+[.E128]" office:value-type="float" office:value="80104" calcext:value-type="float">
            <text:p>80104,0</text:p>
          </table:table-cell>
          <table:table-cell table:formula="of:=CONCATENATE(TEXT(INT([.E129]/(60*60*24));&quot;00&quot;);&quot; &quot;;TEXT(MOD(INT([.E129]/(60*60));24);&quot;00&quot;);&quot;:&quot;;TEXT(MOD(INT([.E129]/60);60);&quot;00&quot;);&quot;:&quot;;TEXT(MOD([.E129];60);&quot;00,0&quot;))" office:value-type="string" office:string-value="00 22:15:04,0" calcext:value-type="string">
            <text:p>00 22:15:04,0</text:p>
          </table:table-cell>
          <table:table-cell table:formula="of:=IF ([.J129]&lt;&gt;&quot;&quot;;[.J129]+[.C129];[.G128]+[.C129])" office:value-type="float" office:value="1446478765" calcext:value-type="float">
            <text:p>1446478765</text:p>
          </table:table-cell>
          <table:table-cell table:formula="of:=[.G129]/86400+DATEVALUE(&quot;1970-01-01 00:00:00&quot;)" office:value-type="date" office:date-value="2015-11-02T15:39:25" calcext:value-type="date">
            <text:p>2015/11/02 15:39:25</text:p>
          </table:table-cell>
          <table:table-cell table:number-columns-repeated="6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table:formula="of:=[.A130]*1000*50" office:value-type="float" office:value="6450000" calcext:value-type="float">
            <text:p>6450000</text:p>
          </table:table-cell>
          <table:table-cell office:value-type="float" office:value="578" calcext:value-type="float">
            <text:p>578,0</text:p>
          </table:table-cell>
          <table:table-cell table:style-name="ce10" table:formula="of:=CONCATENATE(TEXT(MOD(INT([.C130]/60);60);&quot;00&quot;);&quot;:&quot;;TEXT(MOD([.C130];60);&quot;00,0&quot;))" office:value-type="string" office:string-value="09:38,0" calcext:value-type="string">
            <text:p>09:38,0</text:p>
          </table:table-cell>
          <table:table-cell table:formula="of:=[.C130]+[.E129]" office:value-type="float" office:value="80682" calcext:value-type="float">
            <text:p>80682,0</text:p>
          </table:table-cell>
          <table:table-cell table:formula="of:=CONCATENATE(TEXT(INT([.E130]/(60*60*24));&quot;00&quot;);&quot; &quot;;TEXT(MOD(INT([.E130]/(60*60));24);&quot;00&quot;);&quot;:&quot;;TEXT(MOD(INT([.E130]/60);60);&quot;00&quot;);&quot;:&quot;;TEXT(MOD([.E130];60);&quot;00,0&quot;))" office:value-type="string" office:string-value="00 22:24:42,0" calcext:value-type="string">
            <text:p>00 22:24:42,0</text:p>
          </table:table-cell>
          <table:table-cell table:formula="of:=IF ([.J130]&lt;&gt;&quot;&quot;;[.J130]+[.C130];[.G129]+[.C130])" office:value-type="float" office:value="1446479343" calcext:value-type="float">
            <text:p>1446479343</text:p>
          </table:table-cell>
          <table:table-cell table:formula="of:=[.G130]/86400+DATEVALUE(&quot;1970-01-01 00:00:00&quot;)" office:value-type="date" office:date-value="2015-11-02T15:49:03" calcext:value-type="date">
            <text:p>2015/11/02 15:49:03</text:p>
          </table:table-cell>
          <table:table-cell table:number-columns-repeated="6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table:formula="of:=[.A131]*1000*50" office:value-type="float" office:value="6500000" calcext:value-type="float">
            <text:p>6500000</text:p>
          </table:table-cell>
          <table:table-cell office:value-type="float" office:value="577" calcext:value-type="float">
            <text:p>577,0</text:p>
          </table:table-cell>
          <table:table-cell table:style-name="ce10" table:formula="of:=CONCATENATE(TEXT(MOD(INT([.C131]/60);60);&quot;00&quot;);&quot;:&quot;;TEXT(MOD([.C131];60);&quot;00,0&quot;))" office:value-type="string" office:string-value="09:37,0" calcext:value-type="string">
            <text:p>09:37,0</text:p>
          </table:table-cell>
          <table:table-cell table:formula="of:=[.C131]+[.E130]" office:value-type="float" office:value="81259" calcext:value-type="float">
            <text:p>81259,0</text:p>
          </table:table-cell>
          <table:table-cell table:formula="of:=CONCATENATE(TEXT(INT([.E131]/(60*60*24));&quot;00&quot;);&quot; &quot;;TEXT(MOD(INT([.E131]/(60*60));24);&quot;00&quot;);&quot;:&quot;;TEXT(MOD(INT([.E131]/60);60);&quot;00&quot;);&quot;:&quot;;TEXT(MOD([.E131];60);&quot;00,0&quot;))" office:value-type="string" office:string-value="00 22:34:19,0" calcext:value-type="string">
            <text:p>00 22:34:19,0</text:p>
          </table:table-cell>
          <table:table-cell table:formula="of:=IF ([.J131]&lt;&gt;&quot;&quot;;[.J131]+[.C131];[.G130]+[.C131])" office:value-type="float" office:value="1446479920" calcext:value-type="float">
            <text:p>1446479920</text:p>
          </table:table-cell>
          <table:table-cell table:formula="of:=[.G131]/86400+DATEVALUE(&quot;1970-01-01 00:00:00&quot;)" office:value-type="date" office:date-value="2015-11-02T15:58:39.999999" calcext:value-type="date">
            <text:p>2015/11/02 15:58:40</text:p>
          </table:table-cell>
          <table:table-cell table:number-columns-repeated="6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table:formula="of:=[.A132]*1000*50" office:value-type="float" office:value="6550000" calcext:value-type="float">
            <text:p>6550000</text:p>
          </table:table-cell>
          <table:table-cell office:value-type="float" office:value="577" calcext:value-type="float">
            <text:p>577,0</text:p>
          </table:table-cell>
          <table:table-cell table:style-name="ce10" table:formula="of:=CONCATENATE(TEXT(MOD(INT([.C132]/60);60);&quot;00&quot;);&quot;:&quot;;TEXT(MOD([.C132];60);&quot;00,0&quot;))" office:value-type="string" office:string-value="09:37,0" calcext:value-type="string">
            <text:p>09:37,0</text:p>
          </table:table-cell>
          <table:table-cell table:formula="of:=[.C132]+[.E131]" office:value-type="float" office:value="81836" calcext:value-type="float">
            <text:p>81836,0</text:p>
          </table:table-cell>
          <table:table-cell table:formula="of:=CONCATENATE(TEXT(INT([.E132]/(60*60*24));&quot;00&quot;);&quot; &quot;;TEXT(MOD(INT([.E132]/(60*60));24);&quot;00&quot;);&quot;:&quot;;TEXT(MOD(INT([.E132]/60);60);&quot;00&quot;);&quot;:&quot;;TEXT(MOD([.E132];60);&quot;00,0&quot;))" office:value-type="string" office:string-value="00 22:43:56,0" calcext:value-type="string">
            <text:p>00 22:43:56,0</text:p>
          </table:table-cell>
          <table:table-cell table:formula="of:=IF ([.J132]&lt;&gt;&quot;&quot;;[.J132]+[.C132];[.G131]+[.C132])" office:value-type="float" office:value="1446480497" calcext:value-type="float">
            <text:p>1446480497</text:p>
          </table:table-cell>
          <table:table-cell table:formula="of:=[.G132]/86400+DATEVALUE(&quot;1970-01-01 00:00:00&quot;)" office:value-type="date" office:date-value="2015-11-02T16:08:17" calcext:value-type="date">
            <text:p>2015/11/02 16:08:17</text:p>
          </table:table-cell>
          <table:table-cell table:number-columns-repeated="6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table:formula="of:=[.A133]*1000*50" office:value-type="float" office:value="6600000" calcext:value-type="float">
            <text:p>6600000</text:p>
          </table:table-cell>
          <table:table-cell office:value-type="float" office:value="577" calcext:value-type="float">
            <text:p>577,0</text:p>
          </table:table-cell>
          <table:table-cell table:style-name="ce10" table:formula="of:=CONCATENATE(TEXT(MOD(INT([.C133]/60);60);&quot;00&quot;);&quot;:&quot;;TEXT(MOD([.C133];60);&quot;00,0&quot;))" office:value-type="string" office:string-value="09:37,0" calcext:value-type="string">
            <text:p>09:37,0</text:p>
          </table:table-cell>
          <table:table-cell table:formula="of:=[.C133]+[.E132]" office:value-type="float" office:value="82413" calcext:value-type="float">
            <text:p>82413,0</text:p>
          </table:table-cell>
          <table:table-cell table:formula="of:=CONCATENATE(TEXT(INT([.E133]/(60*60*24));&quot;00&quot;);&quot; &quot;;TEXT(MOD(INT([.E133]/(60*60));24);&quot;00&quot;);&quot;:&quot;;TEXT(MOD(INT([.E133]/60);60);&quot;00&quot;);&quot;:&quot;;TEXT(MOD([.E133];60);&quot;00,0&quot;))" office:value-type="string" office:string-value="00 22:53:33,0" calcext:value-type="string">
            <text:p>00 22:53:33,0</text:p>
          </table:table-cell>
          <table:table-cell table:formula="of:=IF ([.J133]&lt;&gt;&quot;&quot;;[.J133]+[.C133];[.G132]+[.C133])" office:value-type="float" office:value="1446481074" calcext:value-type="float">
            <text:p>1446481074</text:p>
          </table:table-cell>
          <table:table-cell table:formula="of:=[.G133]/86400+DATEVALUE(&quot;1970-01-01 00:00:00&quot;)" office:value-type="date" office:date-value="2015-11-02T16:17:54" calcext:value-type="date">
            <text:p>2015/11/02 16:17:54</text:p>
          </table:table-cell>
          <table:table-cell table:number-columns-repeated="6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table:formula="of:=[.A134]*1000*50" office:value-type="float" office:value="6650000" calcext:value-type="float">
            <text:p>6650000</text:p>
          </table:table-cell>
          <table:table-cell office:value-type="float" office:value="577" calcext:value-type="float">
            <text:p>577,0</text:p>
          </table:table-cell>
          <table:table-cell table:style-name="ce10" table:formula="of:=CONCATENATE(TEXT(MOD(INT([.C134]/60);60);&quot;00&quot;);&quot;:&quot;;TEXT(MOD([.C134];60);&quot;00,0&quot;))" office:value-type="string" office:string-value="09:37,0" calcext:value-type="string">
            <text:p>09:37,0</text:p>
          </table:table-cell>
          <table:table-cell table:formula="of:=[.C134]+[.E133]" office:value-type="float" office:value="82990" calcext:value-type="float">
            <text:p>82990,0</text:p>
          </table:table-cell>
          <table:table-cell table:formula="of:=CONCATENATE(TEXT(INT([.E134]/(60*60*24));&quot;00&quot;);&quot; &quot;;TEXT(MOD(INT([.E134]/(60*60));24);&quot;00&quot;);&quot;:&quot;;TEXT(MOD(INT([.E134]/60);60);&quot;00&quot;);&quot;:&quot;;TEXT(MOD([.E134];60);&quot;00,0&quot;))" office:value-type="string" office:string-value="00 23:03:10,0" calcext:value-type="string">
            <text:p>00 23:03:10,0</text:p>
          </table:table-cell>
          <table:table-cell table:formula="of:=IF ([.J134]&lt;&gt;&quot;&quot;;[.J134]+[.C134];[.G133]+[.C134])" office:value-type="float" office:value="1446481651" calcext:value-type="float">
            <text:p>1446481651</text:p>
          </table:table-cell>
          <table:table-cell table:formula="of:=[.G134]/86400+DATEVALUE(&quot;1970-01-01 00:00:00&quot;)" office:value-type="date" office:date-value="2015-11-02T16:27:31" calcext:value-type="date">
            <text:p>2015/11/02 16:27:31</text:p>
          </table:table-cell>
          <table:table-cell table:number-columns-repeated="6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table:formula="of:=[.A135]*1000*50" office:value-type="float" office:value="6700000" calcext:value-type="float">
            <text:p>6700000</text:p>
          </table:table-cell>
          <table:table-cell office:value-type="float" office:value="577" calcext:value-type="float">
            <text:p>577,0</text:p>
          </table:table-cell>
          <table:table-cell table:style-name="ce10" table:formula="of:=CONCATENATE(TEXT(MOD(INT([.C135]/60);60);&quot;00&quot;);&quot;:&quot;;TEXT(MOD([.C135];60);&quot;00,0&quot;))" office:value-type="string" office:string-value="09:37,0" calcext:value-type="string">
            <text:p>09:37,0</text:p>
          </table:table-cell>
          <table:table-cell table:formula="of:=[.C135]+[.E134]" office:value-type="float" office:value="83567" calcext:value-type="float">
            <text:p>83567,0</text:p>
          </table:table-cell>
          <table:table-cell table:formula="of:=CONCATENATE(TEXT(INT([.E135]/(60*60*24));&quot;00&quot;);&quot; &quot;;TEXT(MOD(INT([.E135]/(60*60));24);&quot;00&quot;);&quot;:&quot;;TEXT(MOD(INT([.E135]/60);60);&quot;00&quot;);&quot;:&quot;;TEXT(MOD([.E135];60);&quot;00,0&quot;))" office:value-type="string" office:string-value="00 23:12:47,0" calcext:value-type="string">
            <text:p>00 23:12:47,0</text:p>
          </table:table-cell>
          <table:table-cell table:formula="of:=IF ([.J135]&lt;&gt;&quot;&quot;;[.J135]+[.C135];[.G134]+[.C135])" office:value-type="float" office:value="1446482228" calcext:value-type="float">
            <text:p>1446482228</text:p>
          </table:table-cell>
          <table:table-cell table:formula="of:=[.G135]/86400+DATEVALUE(&quot;1970-01-01 00:00:00&quot;)" office:value-type="date" office:date-value="2015-11-02T16:37:07.999999" calcext:value-type="date">
            <text:p>2015/11/02 16:37:08</text:p>
          </table:table-cell>
          <table:table-cell table:number-columns-repeated="6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table:formula="of:=[.A136]*1000*50" office:value-type="float" office:value="6750000" calcext:value-type="float">
            <text:p>6750000</text:p>
          </table:table-cell>
          <table:table-cell office:value-type="float" office:value="582" calcext:value-type="float">
            <text:p>582,0</text:p>
          </table:table-cell>
          <table:table-cell table:style-name="ce10" table:formula="of:=CONCATENATE(TEXT(MOD(INT([.C136]/60);60);&quot;00&quot;);&quot;:&quot;;TEXT(MOD([.C136];60);&quot;00,0&quot;))" office:value-type="string" office:string-value="09:42,0" calcext:value-type="string">
            <text:p>09:42,0</text:p>
          </table:table-cell>
          <table:table-cell table:formula="of:=[.C136]+[.E135]" office:value-type="float" office:value="84149" calcext:value-type="float">
            <text:p>84149,0</text:p>
          </table:table-cell>
          <table:table-cell table:formula="of:=CONCATENATE(TEXT(INT([.E136]/(60*60*24));&quot;00&quot;);&quot; &quot;;TEXT(MOD(INT([.E136]/(60*60));24);&quot;00&quot;);&quot;:&quot;;TEXT(MOD(INT([.E136]/60);60);&quot;00&quot;);&quot;:&quot;;TEXT(MOD([.E136];60);&quot;00,0&quot;))" office:value-type="string" office:string-value="00 23:22:29,0" calcext:value-type="string">
            <text:p>00 23:22:29,0</text:p>
          </table:table-cell>
          <table:table-cell table:formula="of:=IF ([.J136]&lt;&gt;&quot;&quot;;[.J136]+[.C136];[.G135]+[.C136])" office:value-type="float" office:value="1446482810" calcext:value-type="float">
            <text:p>1446482810</text:p>
          </table:table-cell>
          <table:table-cell table:formula="of:=[.G136]/86400+DATEVALUE(&quot;1970-01-01 00:00:00&quot;)" office:value-type="date" office:date-value="2015-11-02T16:46:50" calcext:value-type="date">
            <text:p>2015/11/02 16:46:50</text:p>
          </table:table-cell>
          <table:table-cell table:number-columns-repeated="6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table:formula="of:=[.A137]*1000*50" office:value-type="float" office:value="6800000" calcext:value-type="float">
            <text:p>6800000</text:p>
          </table:table-cell>
          <table:table-cell office:value-type="float" office:value="639" calcext:value-type="float">
            <text:p>639,0</text:p>
          </table:table-cell>
          <table:table-cell table:style-name="ce10" table:formula="of:=CONCATENATE(TEXT(MOD(INT([.C137]/60);60);&quot;00&quot;);&quot;:&quot;;TEXT(MOD([.C137];60);&quot;00,0&quot;))" office:value-type="string" office:string-value="10:39,0" calcext:value-type="string">
            <text:p>10:39,0</text:p>
          </table:table-cell>
          <table:table-cell table:formula="of:=[.C137]+[.E136]" office:value-type="float" office:value="84788" calcext:value-type="float">
            <text:p>84788,0</text:p>
          </table:table-cell>
          <table:table-cell table:formula="of:=CONCATENATE(TEXT(INT([.E137]/(60*60*24));&quot;00&quot;);&quot; &quot;;TEXT(MOD(INT([.E137]/(60*60));24);&quot;00&quot;);&quot;:&quot;;TEXT(MOD(INT([.E137]/60);60);&quot;00&quot;);&quot;:&quot;;TEXT(MOD([.E137];60);&quot;00,0&quot;))" office:value-type="string" office:string-value="00 23:33:08,0" calcext:value-type="string">
            <text:p>00 23:33:08,0</text:p>
          </table:table-cell>
          <table:table-cell table:formula="of:=IF ([.J137]&lt;&gt;&quot;&quot;;[.J137]+[.C137];[.G136]+[.C137])" office:value-type="float" office:value="1446483449" calcext:value-type="float">
            <text:p>1446483449</text:p>
          </table:table-cell>
          <table:table-cell table:formula="of:=[.G137]/86400+DATEVALUE(&quot;1970-01-01 00:00:00&quot;)" office:value-type="date" office:date-value="2015-11-02T16:57:29" calcext:value-type="date">
            <text:p>2015/11/02 16:57:29</text:p>
          </table:table-cell>
          <table:table-cell table:number-columns-repeated="6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table:formula="of:=[.A138]*1000*50" office:value-type="float" office:value="6850000" calcext:value-type="float">
            <text:p>6850000</text:p>
          </table:table-cell>
          <table:table-cell office:value-type="float" office:value="656" calcext:value-type="float">
            <text:p>656,0</text:p>
          </table:table-cell>
          <table:table-cell table:style-name="ce10" table:formula="of:=CONCATENATE(TEXT(MOD(INT([.C138]/60);60);&quot;00&quot;);&quot;:&quot;;TEXT(MOD([.C138];60);&quot;00,0&quot;))" office:value-type="string" office:string-value="10:56,0" calcext:value-type="string">
            <text:p>10:56,0</text:p>
          </table:table-cell>
          <table:table-cell table:formula="of:=[.C138]+[.E137]" office:value-type="float" office:value="85444" calcext:value-type="float">
            <text:p>85444,0</text:p>
          </table:table-cell>
          <table:table-cell table:formula="of:=CONCATENATE(TEXT(INT([.E138]/(60*60*24));&quot;00&quot;);&quot; &quot;;TEXT(MOD(INT([.E138]/(60*60));24);&quot;00&quot;);&quot;:&quot;;TEXT(MOD(INT([.E138]/60);60);&quot;00&quot;);&quot;:&quot;;TEXT(MOD([.E138];60);&quot;00,0&quot;))" office:value-type="string" office:string-value="00 23:44:04,0" calcext:value-type="string">
            <text:p>00 23:44:04,0</text:p>
          </table:table-cell>
          <table:table-cell table:formula="of:=IF ([.J138]&lt;&gt;&quot;&quot;;[.J138]+[.C138];[.G137]+[.C138])" office:value-type="float" office:value="1446484105" calcext:value-type="float">
            <text:p>1446484105</text:p>
          </table:table-cell>
          <table:table-cell table:formula="of:=[.G138]/86400+DATEVALUE(&quot;1970-01-01 00:00:00&quot;)" office:value-type="date" office:date-value="2015-11-02T17:08:25" calcext:value-type="date">
            <text:p>2015/11/02 17:08:25</text:p>
          </table:table-cell>
          <table:table-cell table:number-columns-repeated="6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table:formula="of:=[.A139]*1000*50" office:value-type="float" office:value="6900000" calcext:value-type="float">
            <text:p>6900000</text:p>
          </table:table-cell>
          <table:table-cell office:value-type="float" office:value="656" calcext:value-type="float">
            <text:p>656,0</text:p>
          </table:table-cell>
          <table:table-cell table:style-name="ce10" table:formula="of:=CONCATENATE(TEXT(MOD(INT([.C139]/60);60);&quot;00&quot;);&quot;:&quot;;TEXT(MOD([.C139];60);&quot;00,0&quot;))" office:value-type="string" office:string-value="10:56,0" calcext:value-type="string">
            <text:p>10:56,0</text:p>
          </table:table-cell>
          <table:table-cell table:formula="of:=[.C139]+[.E138]" office:value-type="float" office:value="86100" calcext:value-type="float">
            <text:p>86100,0</text:p>
          </table:table-cell>
          <table:table-cell table:formula="of:=CONCATENATE(TEXT(INT([.E139]/(60*60*24));&quot;00&quot;);&quot; &quot;;TEXT(MOD(INT([.E139]/(60*60));24);&quot;00&quot;);&quot;:&quot;;TEXT(MOD(INT([.E139]/60);60);&quot;00&quot;);&quot;:&quot;;TEXT(MOD([.E139];60);&quot;00,0&quot;))" office:value-type="string" office:string-value="00 23:55:00,0" calcext:value-type="string">
            <text:p>00 23:55:00,0</text:p>
          </table:table-cell>
          <table:table-cell table:formula="of:=IF ([.J139]&lt;&gt;&quot;&quot;;[.J139]+[.C139];[.G138]+[.C139])" office:value-type="float" office:value="1446484761" calcext:value-type="float">
            <text:p>1446484761</text:p>
          </table:table-cell>
          <table:table-cell table:formula="of:=[.G139]/86400+DATEVALUE(&quot;1970-01-01 00:00:00&quot;)" office:value-type="date" office:date-value="2015-11-02T17:19:21" calcext:value-type="date">
            <text:p>2015/11/02 17:19:21</text:p>
          </table:table-cell>
          <table:table-cell table:number-columns-repeated="6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table:formula="of:=[.A140]*1000*50" office:value-type="float" office:value="6950000" calcext:value-type="float">
            <text:p>6950000</text:p>
          </table:table-cell>
          <table:table-cell office:value-type="float" office:value="619" calcext:value-type="float">
            <text:p>619,0</text:p>
          </table:table-cell>
          <table:table-cell table:style-name="ce10" table:formula="of:=CONCATENATE(TEXT(MOD(INT([.C140]/60);60);&quot;00&quot;);&quot;:&quot;;TEXT(MOD([.C140];60);&quot;00,0&quot;))" office:value-type="string" office:string-value="10:19,0" calcext:value-type="string">
            <text:p>10:19,0</text:p>
          </table:table-cell>
          <table:table-cell table:formula="of:=[.C140]+[.E139]" office:value-type="float" office:value="86719" calcext:value-type="float">
            <text:p>86719,0</text:p>
          </table:table-cell>
          <table:table-cell table:formula="of:=CONCATENATE(TEXT(INT([.E140]/(60*60*24));&quot;00&quot;);&quot; &quot;;TEXT(MOD(INT([.E140]/(60*60));24);&quot;00&quot;);&quot;:&quot;;TEXT(MOD(INT([.E140]/60);60);&quot;00&quot;);&quot;:&quot;;TEXT(MOD([.E140];60);&quot;00,0&quot;))" office:value-type="string" office:string-value="01 00:05:19,0" calcext:value-type="string">
            <text:p>01 00:05:19,0</text:p>
          </table:table-cell>
          <table:table-cell table:formula="of:=IF ([.J140]&lt;&gt;&quot;&quot;;[.J140]+[.C140];[.G139]+[.C140])" office:value-type="float" office:value="1446485380" calcext:value-type="float">
            <text:p>1446485380</text:p>
          </table:table-cell>
          <table:table-cell table:formula="of:=[.G140]/86400+DATEVALUE(&quot;1970-01-01 00:00:00&quot;)" office:value-type="date" office:date-value="2015-11-02T17:29:40" calcext:value-type="date">
            <text:p>2015/11/02 17:29:40</text:p>
          </table:table-cell>
          <table:table-cell table:number-columns-repeated="6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table:formula="of:=[.A141]*1000*50" office:value-type="float" office:value="7000000" calcext:value-type="float">
            <text:p>7000000</text:p>
          </table:table-cell>
          <table:table-cell office:value-type="float" office:value="622" calcext:value-type="float">
            <text:p>622,0</text:p>
          </table:table-cell>
          <table:table-cell table:style-name="ce10" table:formula="of:=CONCATENATE(TEXT(MOD(INT([.C141]/60);60);&quot;00&quot;);&quot;:&quot;;TEXT(MOD([.C141];60);&quot;00,0&quot;))" office:value-type="string" office:string-value="10:22,0" calcext:value-type="string">
            <text:p>10:22,0</text:p>
          </table:table-cell>
          <table:table-cell table:formula="of:=[.C141]+[.E140]" office:value-type="float" office:value="87341" calcext:value-type="float">
            <text:p>87341,0</text:p>
          </table:table-cell>
          <table:table-cell table:formula="of:=CONCATENATE(TEXT(INT([.E141]/(60*60*24));&quot;00&quot;);&quot; &quot;;TEXT(MOD(INT([.E141]/(60*60));24);&quot;00&quot;);&quot;:&quot;;TEXT(MOD(INT([.E141]/60);60);&quot;00&quot;);&quot;:&quot;;TEXT(MOD([.E141];60);&quot;00,0&quot;))" office:value-type="string" office:string-value="01 00:15:41,0" calcext:value-type="string">
            <text:p>01 00:15:41,0</text:p>
          </table:table-cell>
          <table:table-cell table:formula="of:=IF ([.J141]&lt;&gt;&quot;&quot;;[.J141]+[.C141];[.G140]+[.C141])" office:value-type="float" office:value="1446486002" calcext:value-type="float">
            <text:p>1446486002</text:p>
          </table:table-cell>
          <table:table-cell table:formula="of:=[.G141]/86400+DATEVALUE(&quot;1970-01-01 00:00:00&quot;)" office:value-type="date" office:date-value="2015-11-02T17:40:02" calcext:value-type="date">
            <text:p>2015/11/02 17:40:02</text:p>
          </table:table-cell>
          <table:table-cell table:number-columns-repeated="6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table:formula="of:=[.A142]*1000*50" office:value-type="float" office:value="7050000" calcext:value-type="float">
            <text:p>7050000</text:p>
          </table:table-cell>
          <table:table-cell office:value-type="float" office:value="605" calcext:value-type="float">
            <text:p>605,0</text:p>
          </table:table-cell>
          <table:table-cell table:style-name="ce10" table:formula="of:=CONCATENATE(TEXT(MOD(INT([.C142]/60);60);&quot;00&quot;);&quot;:&quot;;TEXT(MOD([.C142];60);&quot;00,0&quot;))" office:value-type="string" office:string-value="10:05,0" calcext:value-type="string">
            <text:p>10:05,0</text:p>
          </table:table-cell>
          <table:table-cell table:formula="of:=[.C142]+[.E141]" office:value-type="float" office:value="87946" calcext:value-type="float">
            <text:p>87946,0</text:p>
          </table:table-cell>
          <table:table-cell table:formula="of:=CONCATENATE(TEXT(INT([.E142]/(60*60*24));&quot;00&quot;);&quot; &quot;;TEXT(MOD(INT([.E142]/(60*60));24);&quot;00&quot;);&quot;:&quot;;TEXT(MOD(INT([.E142]/60);60);&quot;00&quot;);&quot;:&quot;;TEXT(MOD([.E142];60);&quot;00,0&quot;))" office:value-type="string" office:string-value="01 00:25:46,0" calcext:value-type="string">
            <text:p>01 00:25:46,0</text:p>
          </table:table-cell>
          <table:table-cell table:formula="of:=IF ([.J142]&lt;&gt;&quot;&quot;;[.J142]+[.C142];[.G141]+[.C142])" office:value-type="float" office:value="1446486607" calcext:value-type="float">
            <text:p>1446486607</text:p>
          </table:table-cell>
          <table:table-cell table:formula="of:=[.G142]/86400+DATEVALUE(&quot;1970-01-01 00:00:00&quot;)" office:value-type="date" office:date-value="2015-11-02T17:50:07" calcext:value-type="date">
            <text:p>2015/11/02 17:50:07</text:p>
          </table:table-cell>
          <table:table-cell table:number-columns-repeated="6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table:formula="of:=[.A143]*1000*50" office:value-type="float" office:value="7100000" calcext:value-type="float">
            <text:p>7100000</text:p>
          </table:table-cell>
          <table:table-cell office:value-type="float" office:value="693" calcext:value-type="float">
            <text:p>693,0</text:p>
          </table:table-cell>
          <table:table-cell table:style-name="ce10" table:formula="of:=CONCATENATE(TEXT(MOD(INT([.C143]/60);60);&quot;00&quot;);&quot;:&quot;;TEXT(MOD([.C143];60);&quot;00,0&quot;))" office:value-type="string" office:string-value="11:33,0" calcext:value-type="string">
            <text:p>11:33,0</text:p>
          </table:table-cell>
          <table:table-cell table:formula="of:=[.C143]+[.E142]" office:value-type="float" office:value="88639" calcext:value-type="float">
            <text:p>88639,0</text:p>
          </table:table-cell>
          <table:table-cell table:formula="of:=CONCATENATE(TEXT(INT([.E143]/(60*60*24));&quot;00&quot;);&quot; &quot;;TEXT(MOD(INT([.E143]/(60*60));24);&quot;00&quot;);&quot;:&quot;;TEXT(MOD(INT([.E143]/60);60);&quot;00&quot;);&quot;:&quot;;TEXT(MOD([.E143];60);&quot;00,0&quot;))" office:value-type="string" office:string-value="01 00:37:19,0" calcext:value-type="string">
            <text:p>01 00:37:19,0</text:p>
          </table:table-cell>
          <table:table-cell table:formula="of:=IF ([.J143]&lt;&gt;&quot;&quot;;[.J143]+[.C143];[.G142]+[.C143])" office:value-type="float" office:value="1446487300" calcext:value-type="float">
            <text:p>1446487300</text:p>
          </table:table-cell>
          <table:table-cell table:formula="of:=[.G143]/86400+DATEVALUE(&quot;1970-01-01 00:00:00&quot;)" office:value-type="date" office:date-value="2015-11-02T18:01:39.999999" calcext:value-type="date">
            <text:p>2015/11/02 18:01:40</text:p>
          </table:table-cell>
          <table:table-cell table:number-columns-repeated="6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table:formula="of:=[.A144]*1000*50" office:value-type="float" office:value="7150000" calcext:value-type="float">
            <text:p>7150000</text:p>
          </table:table-cell>
          <table:table-cell office:value-type="float" office:value="612" calcext:value-type="float">
            <text:p>612,0</text:p>
          </table:table-cell>
          <table:table-cell table:style-name="ce10" table:formula="of:=CONCATENATE(TEXT(MOD(INT([.C144]/60);60);&quot;00&quot;);&quot;:&quot;;TEXT(MOD([.C144];60);&quot;00,0&quot;))" office:value-type="string" office:string-value="10:12,0" calcext:value-type="string">
            <text:p>10:12,0</text:p>
          </table:table-cell>
          <table:table-cell table:formula="of:=[.C144]+[.E143]" office:value-type="float" office:value="89251" calcext:value-type="float">
            <text:p>89251,0</text:p>
          </table:table-cell>
          <table:table-cell table:formula="of:=CONCATENATE(TEXT(INT([.E144]/(60*60*24));&quot;00&quot;);&quot; &quot;;TEXT(MOD(INT([.E144]/(60*60));24);&quot;00&quot;);&quot;:&quot;;TEXT(MOD(INT([.E144]/60);60);&quot;00&quot;);&quot;:&quot;;TEXT(MOD([.E144];60);&quot;00,0&quot;))" office:value-type="string" office:string-value="01 00:47:31,0" calcext:value-type="string">
            <text:p>01 00:47:31,0</text:p>
          </table:table-cell>
          <table:table-cell table:formula="of:=IF ([.J144]&lt;&gt;&quot;&quot;;[.J144]+[.C144];[.G143]+[.C144])" office:value-type="float" office:value="1446487912" calcext:value-type="float">
            <text:p>1446487912</text:p>
          </table:table-cell>
          <table:table-cell table:formula="of:=[.G144]/86400+DATEVALUE(&quot;1970-01-01 00:00:00&quot;)" office:value-type="date" office:date-value="2015-11-02T18:11:52" calcext:value-type="date">
            <text:p>2015/11/02 18:11:52</text:p>
          </table:table-cell>
          <table:table-cell table:number-columns-repeated="6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table:formula="of:=[.A145]*1000*50" office:value-type="float" office:value="7200000" calcext:value-type="float">
            <text:p>7200000</text:p>
          </table:table-cell>
          <table:table-cell office:value-type="float" office:value="614" calcext:value-type="float">
            <text:p>614,0</text:p>
          </table:table-cell>
          <table:table-cell table:style-name="ce10" table:formula="of:=CONCATENATE(TEXT(MOD(INT([.C145]/60);60);&quot;00&quot;);&quot;:&quot;;TEXT(MOD([.C145];60);&quot;00,0&quot;))" office:value-type="string" office:string-value="10:14,0" calcext:value-type="string">
            <text:p>10:14,0</text:p>
          </table:table-cell>
          <table:table-cell table:formula="of:=[.C145]+[.E144]" office:value-type="float" office:value="89865" calcext:value-type="float">
            <text:p>89865,0</text:p>
          </table:table-cell>
          <table:table-cell table:formula="of:=CONCATENATE(TEXT(INT([.E145]/(60*60*24));&quot;00&quot;);&quot; &quot;;TEXT(MOD(INT([.E145]/(60*60));24);&quot;00&quot;);&quot;:&quot;;TEXT(MOD(INT([.E145]/60);60);&quot;00&quot;);&quot;:&quot;;TEXT(MOD([.E145];60);&quot;00,0&quot;))" office:value-type="string" office:string-value="01 00:57:45,0" calcext:value-type="string">
            <text:p>01 00:57:45,0</text:p>
          </table:table-cell>
          <table:table-cell table:formula="of:=IF ([.J145]&lt;&gt;&quot;&quot;;[.J145]+[.C145];[.G144]+[.C145])" office:value-type="float" office:value="1446488526" calcext:value-type="float">
            <text:p>1446488526</text:p>
          </table:table-cell>
          <table:table-cell table:formula="of:=[.G145]/86400+DATEVALUE(&quot;1970-01-01 00:00:00&quot;)" office:value-type="date" office:date-value="2015-11-02T18:22:05.999999" calcext:value-type="date">
            <text:p>2015/11/02 18:22:06</text:p>
          </table:table-cell>
          <table:table-cell table:number-columns-repeated="6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table:formula="of:=[.A146]*1000*50" office:value-type="float" office:value="7250000" calcext:value-type="float">
            <text:p>7250000</text:p>
          </table:table-cell>
          <table:table-cell office:value-type="float" office:value="614" calcext:value-type="float">
            <text:p>614,0</text:p>
          </table:table-cell>
          <table:table-cell table:style-name="ce10" table:formula="of:=CONCATENATE(TEXT(MOD(INT([.C146]/60);60);&quot;00&quot;);&quot;:&quot;;TEXT(MOD([.C146];60);&quot;00,0&quot;))" office:value-type="string" office:string-value="10:14,0" calcext:value-type="string">
            <text:p>10:14,0</text:p>
          </table:table-cell>
          <table:table-cell table:formula="of:=[.C146]+[.E145]" office:value-type="float" office:value="90479" calcext:value-type="float">
            <text:p>90479,0</text:p>
          </table:table-cell>
          <table:table-cell table:formula="of:=CONCATENATE(TEXT(INT([.E146]/(60*60*24));&quot;00&quot;);&quot; &quot;;TEXT(MOD(INT([.E146]/(60*60));24);&quot;00&quot;);&quot;:&quot;;TEXT(MOD(INT([.E146]/60);60);&quot;00&quot;);&quot;:&quot;;TEXT(MOD([.E146];60);&quot;00,0&quot;))" office:value-type="string" office:string-value="01 01:07:59,0" calcext:value-type="string">
            <text:p>01 01:07:59,0</text:p>
          </table:table-cell>
          <table:table-cell table:formula="of:=IF ([.J146]&lt;&gt;&quot;&quot;;[.J146]+[.C146];[.G145]+[.C146])" office:value-type="float" office:value="1446489140" calcext:value-type="float">
            <text:p>1446489140</text:p>
          </table:table-cell>
          <table:table-cell table:formula="of:=[.G146]/86400+DATEVALUE(&quot;1970-01-01 00:00:00&quot;)" office:value-type="date" office:date-value="2015-11-02T18:32:20" calcext:value-type="date">
            <text:p>2015/11/02 18:32:20</text:p>
          </table:table-cell>
          <table:table-cell table:number-columns-repeated="6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table:formula="of:=[.A147]*1000*50" office:value-type="float" office:value="7300000" calcext:value-type="float">
            <text:p>7300000</text:p>
          </table:table-cell>
          <table:table-cell office:value-type="float" office:value="630" calcext:value-type="float">
            <text:p>630,0</text:p>
          </table:table-cell>
          <table:table-cell table:style-name="ce10" table:formula="of:=CONCATENATE(TEXT(MOD(INT([.C147]/60);60);&quot;00&quot;);&quot;:&quot;;TEXT(MOD([.C147];60);&quot;00,0&quot;))" office:value-type="string" office:string-value="10:30,0" calcext:value-type="string">
            <text:p>10:30,0</text:p>
          </table:table-cell>
          <table:table-cell table:formula="of:=[.C147]+[.E146]" office:value-type="float" office:value="91109" calcext:value-type="float">
            <text:p>91109,0</text:p>
          </table:table-cell>
          <table:table-cell table:formula="of:=CONCATENATE(TEXT(INT([.E147]/(60*60*24));&quot;00&quot;);&quot; &quot;;TEXT(MOD(INT([.E147]/(60*60));24);&quot;00&quot;);&quot;:&quot;;TEXT(MOD(INT([.E147]/60);60);&quot;00&quot;);&quot;:&quot;;TEXT(MOD([.E147];60);&quot;00,0&quot;))" office:value-type="string" office:string-value="01 01:18:29,0" calcext:value-type="string">
            <text:p>01 01:18:29,0</text:p>
          </table:table-cell>
          <table:table-cell table:formula="of:=IF ([.J147]&lt;&gt;&quot;&quot;;[.J147]+[.C147];[.G146]+[.C147])" office:value-type="float" office:value="1446489770" calcext:value-type="float">
            <text:p>1446489770</text:p>
          </table:table-cell>
          <table:table-cell table:formula="of:=[.G147]/86400+DATEVALUE(&quot;1970-01-01 00:00:00&quot;)" office:value-type="date" office:date-value="2015-11-02T18:42:50" calcext:value-type="date">
            <text:p>2015/11/02 18:42:50</text:p>
          </table:table-cell>
          <table:table-cell table:number-columns-repeated="6"/>
        </table:table-row>
        <table:table-row table:style-name="ro1">
          <table:table-cell table:style-name="ce2" table:formula="of:=[.A147]+1" office:value-type="float" office:value="147" calcext:value-type="float">
            <text:p>147</text:p>
          </table:table-cell>
          <table:table-cell table:style-name="ce2" table:formula="of:=[.A148]*1000*50" office:value-type="float" office:value="7350000" calcext:value-type="float">
            <text:p>7350000</text:p>
          </table:table-cell>
          <table:table-cell table:style-name="ce6" office:value-type="float" office:value="588" calcext:value-type="float">
            <text:p>588,0</text:p>
          </table:table-cell>
          <table:table-cell table:style-name="ce9" table:formula="of:=CONCATENATE(TEXT(MOD(INT([.C148]/60);60);&quot;00&quot;);&quot;:&quot;;TEXT(MOD([.C148];60);&quot;00,0&quot;))" office:value-type="string" office:string-value="09:48,0" calcext:value-type="string">
            <text:p>09:48,0</text:p>
          </table:table-cell>
          <table:table-cell table:style-name="ce6" table:formula="of:=[.C148]+[.E147]" office:value-type="float" office:value="91697" calcext:value-type="float">
            <text:p>91697,0</text:p>
          </table:table-cell>
          <table:table-cell table:style-name="ce2" table:formula="of:=CONCATENATE(TEXT(INT([.E148]/(60*60*24));&quot;00&quot;);&quot; &quot;;TEXT(MOD(INT([.E148]/(60*60));24);&quot;00&quot;);&quot;:&quot;;TEXT(MOD(INT([.E148]/60);60);&quot;00&quot;);&quot;:&quot;;TEXT(MOD([.E148];60);&quot;00,0&quot;))" office:value-type="string" office:string-value="01 01:28:17,0" calcext:value-type="string">
            <text:p>01 01:28:17,0</text:p>
          </table:table-cell>
          <table:table-cell table:style-name="ce14" table:formula="of:=IF ([.J148]&lt;&gt;&quot;&quot;;[.J148]+[.C148];[.G147]+[.C148])" office:value-type="float" office:value="1446509644" calcext:value-type="float">
            <text:p>1446509644</text:p>
          </table:table-cell>
          <table:table-cell table:style-name="ce18" table:formula="of:=[.G148]/86400+DATEVALUE(&quot;1970-01-01 00:00:00&quot;)" office:value-type="date" office:date-value="2015-11-03T00:14:04" calcext:value-type="date">
            <text:p>2015/11/03 00:14:04</text:p>
          </table:table-cell>
          <table:table-cell table:style-name="ce22" office:value-type="string" calcext:value-type="string">
            <text:p>⟵</text:p>
          </table:table-cell>
          <table:table-cell table:style-name="ce14" table:formula="of:=([.$K148]-DATEVALUE(&quot;1970-01-01 00:00:00&quot;))*86400" office:value-type="float" office:value="1446509056" calcext:value-type="float">
            <text:p>1446509056</text:p>
          </table:table-cell>
          <table:table-cell table:style-name="ce26" office:value-type="date" office:date-value="2015-11-03T00:04:16" calcext:value-type="date">
            <text:p>2015/11/03 00:04:16 UTC</text:p>
          </table:table-cell>
          <table:table-cell table:number-columns-repeated="3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table:formula="of:=[.A149]*1000*50" office:value-type="float" office:value="7400000" calcext:value-type="float">
            <text:p>7400000</text:p>
          </table:table-cell>
          <table:table-cell office:value-type="float" office:value="588" calcext:value-type="float">
            <text:p>588,0</text:p>
          </table:table-cell>
          <table:table-cell table:style-name="ce10" table:formula="of:=CONCATENATE(TEXT(MOD(INT([.C149]/60);60);&quot;00&quot;);&quot;:&quot;;TEXT(MOD([.C149];60);&quot;00,0&quot;))" office:value-type="string" office:string-value="09:48,0" calcext:value-type="string">
            <text:p>09:48,0</text:p>
          </table:table-cell>
          <table:table-cell table:formula="of:=[.C149]+[.E148]" office:value-type="float" office:value="92285" calcext:value-type="float">
            <text:p>92285,0</text:p>
          </table:table-cell>
          <table:table-cell table:formula="of:=CONCATENATE(TEXT(INT([.E149]/(60*60*24));&quot;00&quot;);&quot; &quot;;TEXT(MOD(INT([.E149]/(60*60));24);&quot;00&quot;);&quot;:&quot;;TEXT(MOD(INT([.E149]/60);60);&quot;00&quot;);&quot;:&quot;;TEXT(MOD([.E149];60);&quot;00,0&quot;))" office:value-type="string" office:string-value="01 01:38:05,0" calcext:value-type="string">
            <text:p>01 01:38:05,0</text:p>
          </table:table-cell>
          <table:table-cell table:formula="of:=IF ([.J149]&lt;&gt;&quot;&quot;;[.J149]+[.C149];[.G148]+[.C149])" office:value-type="float" office:value="1446510232" calcext:value-type="float">
            <text:p>1446510232</text:p>
          </table:table-cell>
          <table:table-cell table:formula="of:=[.G149]/86400+DATEVALUE(&quot;1970-01-01 00:00:00&quot;)" office:value-type="date" office:date-value="2015-11-03T00:23:52" calcext:value-type="date">
            <text:p>2015/11/03 00:23:52</text:p>
          </table:table-cell>
          <table:table-cell table:number-columns-repeated="6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table:formula="of:=[.A150]*1000*50" office:value-type="float" office:value="7450000" calcext:value-type="float">
            <text:p>7450000</text:p>
          </table:table-cell>
          <table:table-cell office:value-type="float" office:value="595" calcext:value-type="float">
            <text:p>595,0</text:p>
          </table:table-cell>
          <table:table-cell table:style-name="ce10" table:formula="of:=CONCATENATE(TEXT(MOD(INT([.C150]/60);60);&quot;00&quot;);&quot;:&quot;;TEXT(MOD([.C150];60);&quot;00,0&quot;))" office:value-type="string" office:string-value="09:55,0" calcext:value-type="string">
            <text:p>09:55,0</text:p>
          </table:table-cell>
          <table:table-cell table:formula="of:=[.C150]+[.E149]" office:value-type="float" office:value="92880" calcext:value-type="float">
            <text:p>92880,0</text:p>
          </table:table-cell>
          <table:table-cell table:formula="of:=CONCATENATE(TEXT(INT([.E150]/(60*60*24));&quot;00&quot;);&quot; &quot;;TEXT(MOD(INT([.E150]/(60*60));24);&quot;00&quot;);&quot;:&quot;;TEXT(MOD(INT([.E150]/60);60);&quot;00&quot;);&quot;:&quot;;TEXT(MOD([.E150];60);&quot;00,0&quot;))" office:value-type="string" office:string-value="01 01:48:00,0" calcext:value-type="string">
            <text:p>01 01:48:00,0</text:p>
          </table:table-cell>
          <table:table-cell table:formula="of:=IF ([.J150]&lt;&gt;&quot;&quot;;[.J150]+[.C150];[.G149]+[.C150])" office:value-type="float" office:value="1446510827" calcext:value-type="float">
            <text:p>1446510827</text:p>
          </table:table-cell>
          <table:table-cell table:formula="of:=[.G150]/86400+DATEVALUE(&quot;1970-01-01 00:00:00&quot;)" office:value-type="date" office:date-value="2015-11-03T00:33:47" calcext:value-type="date">
            <text:p>2015/11/03 00:33:47</text:p>
          </table:table-cell>
          <table:table-cell table:number-columns-repeated="6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table:formula="of:=[.A151]*1000*50" office:value-type="float" office:value="7500000" calcext:value-type="float">
            <text:p>7500000</text:p>
          </table:table-cell>
          <table:table-cell office:value-type="float" office:value="598" calcext:value-type="float">
            <text:p>598,0</text:p>
          </table:table-cell>
          <table:table-cell table:style-name="ce10" table:formula="of:=CONCATENATE(TEXT(MOD(INT([.C151]/60);60);&quot;00&quot;);&quot;:&quot;;TEXT(MOD([.C151];60);&quot;00,0&quot;))" office:value-type="string" office:string-value="09:58,0" calcext:value-type="string">
            <text:p>09:58,0</text:p>
          </table:table-cell>
          <table:table-cell table:formula="of:=[.C151]+[.E150]" office:value-type="float" office:value="93478" calcext:value-type="float">
            <text:p>93478,0</text:p>
          </table:table-cell>
          <table:table-cell table:formula="of:=CONCATENATE(TEXT(INT([.E151]/(60*60*24));&quot;00&quot;);&quot; &quot;;TEXT(MOD(INT([.E151]/(60*60));24);&quot;00&quot;);&quot;:&quot;;TEXT(MOD(INT([.E151]/60);60);&quot;00&quot;);&quot;:&quot;;TEXT(MOD([.E151];60);&quot;00,0&quot;))" office:value-type="string" office:string-value="01 01:57:58,0" calcext:value-type="string">
            <text:p>01 01:57:58,0</text:p>
          </table:table-cell>
          <table:table-cell table:formula="of:=IF ([.J151]&lt;&gt;&quot;&quot;;[.J151]+[.C151];[.G150]+[.C151])" office:value-type="float" office:value="1446511425" calcext:value-type="float">
            <text:p>1446511425</text:p>
          </table:table-cell>
          <table:table-cell table:formula="of:=[.G151]/86400+DATEVALUE(&quot;1970-01-01 00:00:00&quot;)" office:value-type="date" office:date-value="2015-11-03T00:43:45.000001" calcext:value-type="date">
            <text:p>2015/11/03 00:43:45</text:p>
          </table:table-cell>
          <table:table-cell table:number-columns-repeated="6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table:formula="of:=[.A152]*1000*50" office:value-type="float" office:value="7550000" calcext:value-type="float">
            <text:p>7550000</text:p>
          </table:table-cell>
          <table:table-cell office:value-type="float" office:value="597" calcext:value-type="float">
            <text:p>597,0</text:p>
          </table:table-cell>
          <table:table-cell table:style-name="ce10" table:formula="of:=CONCATENATE(TEXT(MOD(INT([.C152]/60);60);&quot;00&quot;);&quot;:&quot;;TEXT(MOD([.C152];60);&quot;00,0&quot;))" office:value-type="string" office:string-value="09:57,0" calcext:value-type="string">
            <text:p>09:57,0</text:p>
          </table:table-cell>
          <table:table-cell table:formula="of:=[.C152]+[.E151]" office:value-type="float" office:value="94075" calcext:value-type="float">
            <text:p>94075,0</text:p>
          </table:table-cell>
          <table:table-cell table:formula="of:=CONCATENATE(TEXT(INT([.E152]/(60*60*24));&quot;00&quot;);&quot; &quot;;TEXT(MOD(INT([.E152]/(60*60));24);&quot;00&quot;);&quot;:&quot;;TEXT(MOD(INT([.E152]/60);60);&quot;00&quot;);&quot;:&quot;;TEXT(MOD([.E152];60);&quot;00,0&quot;))" office:value-type="string" office:string-value="01 02:07:55,0" calcext:value-type="string">
            <text:p>01 02:07:55,0</text:p>
          </table:table-cell>
          <table:table-cell table:formula="of:=IF ([.J152]&lt;&gt;&quot;&quot;;[.J152]+[.C152];[.G151]+[.C152])" office:value-type="float" office:value="1446512022" calcext:value-type="float">
            <text:p>1446512022</text:p>
          </table:table-cell>
          <table:table-cell table:formula="of:=[.G152]/86400+DATEVALUE(&quot;1970-01-01 00:00:00&quot;)" office:value-type="date" office:date-value="2015-11-03T00:53:42" calcext:value-type="date">
            <text:p>2015/11/03 00:53:42</text:p>
          </table:table-cell>
          <table:table-cell table:number-columns-repeated="6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table:formula="of:=[.A153]*1000*50" office:value-type="float" office:value="7600000" calcext:value-type="float">
            <text:p>7600000</text:p>
          </table:table-cell>
          <table:table-cell office:value-type="float" office:value="600" calcext:value-type="float">
            <text:p>600,0</text:p>
          </table:table-cell>
          <table:table-cell table:style-name="ce10" table:formula="of:=CONCATENATE(TEXT(MOD(INT([.C153]/60);60);&quot;00&quot;);&quot;:&quot;;TEXT(MOD([.C153];60);&quot;00,0&quot;))" office:value-type="string" office:string-value="10:00,0" calcext:value-type="string">
            <text:p>10:00,0</text:p>
          </table:table-cell>
          <table:table-cell table:formula="of:=[.C153]+[.E152]" office:value-type="float" office:value="94675" calcext:value-type="float">
            <text:p>94675,0</text:p>
          </table:table-cell>
          <table:table-cell table:formula="of:=CONCATENATE(TEXT(INT([.E153]/(60*60*24));&quot;00&quot;);&quot; &quot;;TEXT(MOD(INT([.E153]/(60*60));24);&quot;00&quot;);&quot;:&quot;;TEXT(MOD(INT([.E153]/60);60);&quot;00&quot;);&quot;:&quot;;TEXT(MOD([.E153];60);&quot;00,0&quot;))" office:value-type="string" office:string-value="01 02:17:55,0" calcext:value-type="string">
            <text:p>01 02:17:55,0</text:p>
          </table:table-cell>
          <table:table-cell table:formula="of:=IF ([.J153]&lt;&gt;&quot;&quot;;[.J153]+[.C153];[.G152]+[.C153])" office:value-type="float" office:value="1446512622" calcext:value-type="float">
            <text:p>1446512622</text:p>
          </table:table-cell>
          <table:table-cell table:formula="of:=[.G153]/86400+DATEVALUE(&quot;1970-01-01 00:00:00&quot;)" office:value-type="date" office:date-value="2015-11-03T01:03:42" calcext:value-type="date">
            <text:p>2015/11/03 01:03:42</text:p>
          </table:table-cell>
          <table:table-cell table:number-columns-repeated="6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table:formula="of:=[.A154]*1000*50" office:value-type="float" office:value="7650000" calcext:value-type="float">
            <text:p>7650000</text:p>
          </table:table-cell>
          <table:table-cell office:value-type="float" office:value="594" calcext:value-type="float">
            <text:p>594,0</text:p>
          </table:table-cell>
          <table:table-cell table:style-name="ce10" table:formula="of:=CONCATENATE(TEXT(MOD(INT([.C154]/60);60);&quot;00&quot;);&quot;:&quot;;TEXT(MOD([.C154];60);&quot;00,0&quot;))" office:value-type="string" office:string-value="09:54,0" calcext:value-type="string">
            <text:p>09:54,0</text:p>
          </table:table-cell>
          <table:table-cell table:formula="of:=[.C154]+[.E153]" office:value-type="float" office:value="95269" calcext:value-type="float">
            <text:p>95269,0</text:p>
          </table:table-cell>
          <table:table-cell table:formula="of:=CONCATENATE(TEXT(INT([.E154]/(60*60*24));&quot;00&quot;);&quot; &quot;;TEXT(MOD(INT([.E154]/(60*60));24);&quot;00&quot;);&quot;:&quot;;TEXT(MOD(INT([.E154]/60);60);&quot;00&quot;);&quot;:&quot;;TEXT(MOD([.E154];60);&quot;00,0&quot;))" office:value-type="string" office:string-value="01 02:27:49,0" calcext:value-type="string">
            <text:p>01 02:27:49,0</text:p>
          </table:table-cell>
          <table:table-cell table:formula="of:=IF ([.J154]&lt;&gt;&quot;&quot;;[.J154]+[.C154];[.G153]+[.C154])" office:value-type="float" office:value="1446513216" calcext:value-type="float">
            <text:p>1446513216</text:p>
          </table:table-cell>
          <table:table-cell table:formula="of:=[.G154]/86400+DATEVALUE(&quot;1970-01-01 00:00:00&quot;)" office:value-type="date" office:date-value="2015-11-03T01:13:36" calcext:value-type="date">
            <text:p>2015/11/03 01:13:36</text:p>
          </table:table-cell>
          <table:table-cell table:number-columns-repeated="6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table:formula="of:=[.A155]*1000*50" office:value-type="float" office:value="7700000" calcext:value-type="float">
            <text:p>7700000</text:p>
          </table:table-cell>
          <table:table-cell office:value-type="float" office:value="624" calcext:value-type="float">
            <text:p>624,0</text:p>
          </table:table-cell>
          <table:table-cell table:style-name="ce10" table:formula="of:=CONCATENATE(TEXT(MOD(INT([.C155]/60);60);&quot;00&quot;);&quot;:&quot;;TEXT(MOD([.C155];60);&quot;00,0&quot;))" office:value-type="string" office:string-value="10:24,0" calcext:value-type="string">
            <text:p>10:24,0</text:p>
          </table:table-cell>
          <table:table-cell table:formula="of:=[.C155]+[.E154]" office:value-type="float" office:value="95893" calcext:value-type="float">
            <text:p>95893,0</text:p>
          </table:table-cell>
          <table:table-cell table:formula="of:=CONCATENATE(TEXT(INT([.E155]/(60*60*24));&quot;00&quot;);&quot; &quot;;TEXT(MOD(INT([.E155]/(60*60));24);&quot;00&quot;);&quot;:&quot;;TEXT(MOD(INT([.E155]/60);60);&quot;00&quot;);&quot;:&quot;;TEXT(MOD([.E155];60);&quot;00,0&quot;))" office:value-type="string" office:string-value="01 02:38:13,0" calcext:value-type="string">
            <text:p>01 02:38:13,0</text:p>
          </table:table-cell>
          <table:table-cell table:formula="of:=IF ([.J155]&lt;&gt;&quot;&quot;;[.J155]+[.C155];[.G154]+[.C155])" office:value-type="float" office:value="1446513840" calcext:value-type="float">
            <text:p>1446513840</text:p>
          </table:table-cell>
          <table:table-cell table:formula="of:=[.G155]/86400+DATEVALUE(&quot;1970-01-01 00:00:00&quot;)" office:value-type="date" office:date-value="2015-11-03T01:24:00" calcext:value-type="date">
            <text:p>2015/11/03 01:24:00</text:p>
          </table:table-cell>
          <table:table-cell table:number-columns-repeated="6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table:formula="of:=[.A156]*1000*50" office:value-type="float" office:value="7750000" calcext:value-type="float">
            <text:p>7750000</text:p>
          </table:table-cell>
          <table:table-cell office:value-type="float" office:value="625" calcext:value-type="float">
            <text:p>625,0</text:p>
          </table:table-cell>
          <table:table-cell table:style-name="ce10" table:formula="of:=CONCATENATE(TEXT(MOD(INT([.C156]/60);60);&quot;00&quot;);&quot;:&quot;;TEXT(MOD([.C156];60);&quot;00,0&quot;))" office:value-type="string" office:string-value="10:25,0" calcext:value-type="string">
            <text:p>10:25,0</text:p>
          </table:table-cell>
          <table:table-cell table:formula="of:=[.C156]+[.E155]" office:value-type="float" office:value="96518" calcext:value-type="float">
            <text:p>96518,0</text:p>
          </table:table-cell>
          <table:table-cell table:formula="of:=CONCATENATE(TEXT(INT([.E156]/(60*60*24));&quot;00&quot;);&quot; &quot;;TEXT(MOD(INT([.E156]/(60*60));24);&quot;00&quot;);&quot;:&quot;;TEXT(MOD(INT([.E156]/60);60);&quot;00&quot;);&quot;:&quot;;TEXT(MOD([.E156];60);&quot;00,0&quot;))" office:value-type="string" office:string-value="01 02:48:38,0" calcext:value-type="string">
            <text:p>01 02:48:38,0</text:p>
          </table:table-cell>
          <table:table-cell table:formula="of:=IF ([.J156]&lt;&gt;&quot;&quot;;[.J156]+[.C156];[.G155]+[.C156])" office:value-type="float" office:value="1446514465" calcext:value-type="float">
            <text:p>1446514465</text:p>
          </table:table-cell>
          <table:table-cell table:formula="of:=[.G156]/86400+DATEVALUE(&quot;1970-01-01 00:00:00&quot;)" office:value-type="date" office:date-value="2015-11-03T01:34:25" calcext:value-type="date">
            <text:p>2015/11/03 01:34:25</text:p>
          </table:table-cell>
          <table:table-cell table:number-columns-repeated="6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table:formula="of:=[.A157]*1000*50" office:value-type="float" office:value="7800000" calcext:value-type="float">
            <text:p>7800000</text:p>
          </table:table-cell>
          <table:table-cell office:value-type="float" office:value="628" calcext:value-type="float">
            <text:p>628,0</text:p>
          </table:table-cell>
          <table:table-cell table:style-name="ce10" table:formula="of:=CONCATENATE(TEXT(MOD(INT([.C157]/60);60);&quot;00&quot;);&quot;:&quot;;TEXT(MOD([.C157];60);&quot;00,0&quot;))" office:value-type="string" office:string-value="10:28,0" calcext:value-type="string">
            <text:p>10:28,0</text:p>
          </table:table-cell>
          <table:table-cell table:formula="of:=[.C157]+[.E156]" office:value-type="float" office:value="97146" calcext:value-type="float">
            <text:p>97146,0</text:p>
          </table:table-cell>
          <table:table-cell table:formula="of:=CONCATENATE(TEXT(INT([.E157]/(60*60*24));&quot;00&quot;);&quot; &quot;;TEXT(MOD(INT([.E157]/(60*60));24);&quot;00&quot;);&quot;:&quot;;TEXT(MOD(INT([.E157]/60);60);&quot;00&quot;);&quot;:&quot;;TEXT(MOD([.E157];60);&quot;00,0&quot;))" office:value-type="string" office:string-value="01 02:59:06,0" calcext:value-type="string">
            <text:p>01 02:59:06,0</text:p>
          </table:table-cell>
          <table:table-cell table:formula="of:=IF ([.J157]&lt;&gt;&quot;&quot;;[.J157]+[.C157];[.G156]+[.C157])" office:value-type="float" office:value="1446515093" calcext:value-type="float">
            <text:p>1446515093</text:p>
          </table:table-cell>
          <table:table-cell table:formula="of:=[.G157]/86400+DATEVALUE(&quot;1970-01-01 00:00:00&quot;)" office:value-type="date" office:date-value="2015-11-03T01:44:53.000001" calcext:value-type="date">
            <text:p>2015/11/03 01:44:53</text:p>
          </table:table-cell>
          <table:table-cell table:number-columns-repeated="6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table:formula="of:=[.A158]*1000*50" office:value-type="float" office:value="7850000" calcext:value-type="float">
            <text:p>7850000</text:p>
          </table:table-cell>
          <table:table-cell office:value-type="float" office:value="599" calcext:value-type="float">
            <text:p>599,0</text:p>
          </table:table-cell>
          <table:table-cell table:style-name="ce10" table:formula="of:=CONCATENATE(TEXT(MOD(INT([.C158]/60);60);&quot;00&quot;);&quot;:&quot;;TEXT(MOD([.C158];60);&quot;00,0&quot;))" office:value-type="string" office:string-value="09:59,0" calcext:value-type="string">
            <text:p>09:59,0</text:p>
          </table:table-cell>
          <table:table-cell table:formula="of:=[.C158]+[.E157]" office:value-type="float" office:value="97745" calcext:value-type="float">
            <text:p>97745,0</text:p>
          </table:table-cell>
          <table:table-cell table:formula="of:=CONCATENATE(TEXT(INT([.E158]/(60*60*24));&quot;00&quot;);&quot; &quot;;TEXT(MOD(INT([.E158]/(60*60));24);&quot;00&quot;);&quot;:&quot;;TEXT(MOD(INT([.E158]/60);60);&quot;00&quot;);&quot;:&quot;;TEXT(MOD([.E158];60);&quot;00,0&quot;))" office:value-type="string" office:string-value="01 03:09:05,0" calcext:value-type="string">
            <text:p>01 03:09:05,0</text:p>
          </table:table-cell>
          <table:table-cell table:formula="of:=IF ([.J158]&lt;&gt;&quot;&quot;;[.J158]+[.C158];[.G157]+[.C158])" office:value-type="float" office:value="1446515692" calcext:value-type="float">
            <text:p>1446515692</text:p>
          </table:table-cell>
          <table:table-cell table:formula="of:=[.G158]/86400+DATEVALUE(&quot;1970-01-01 00:00:00&quot;)" office:value-type="date" office:date-value="2015-11-03T01:54:52.000001" calcext:value-type="date">
            <text:p>2015/11/03 01:54:52</text:p>
          </table:table-cell>
          <table:table-cell table:number-columns-repeated="6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table:formula="of:=[.A159]*1000*50" office:value-type="float" office:value="7900000" calcext:value-type="float">
            <text:p>7900000</text:p>
          </table:table-cell>
          <table:table-cell office:value-type="float" office:value="628" calcext:value-type="float">
            <text:p>628,0</text:p>
          </table:table-cell>
          <table:table-cell table:style-name="ce10" table:formula="of:=CONCATENATE(TEXT(MOD(INT([.C159]/60);60);&quot;00&quot;);&quot;:&quot;;TEXT(MOD([.C159];60);&quot;00,0&quot;))" office:value-type="string" office:string-value="10:28,0" calcext:value-type="string">
            <text:p>10:28,0</text:p>
          </table:table-cell>
          <table:table-cell table:formula="of:=[.C159]+[.E158]" office:value-type="float" office:value="98373" calcext:value-type="float">
            <text:p>98373,0</text:p>
          </table:table-cell>
          <table:table-cell table:formula="of:=CONCATENATE(TEXT(INT([.E159]/(60*60*24));&quot;00&quot;);&quot; &quot;;TEXT(MOD(INT([.E159]/(60*60));24);&quot;00&quot;);&quot;:&quot;;TEXT(MOD(INT([.E159]/60);60);&quot;00&quot;);&quot;:&quot;;TEXT(MOD([.E159];60);&quot;00,0&quot;))" office:value-type="string" office:string-value="01 03:19:33,0" calcext:value-type="string">
            <text:p>01 03:19:33,0</text:p>
          </table:table-cell>
          <table:table-cell table:formula="of:=IF ([.J159]&lt;&gt;&quot;&quot;;[.J159]+[.C159];[.G158]+[.C159])" office:value-type="float" office:value="1446516320" calcext:value-type="float">
            <text:p>1446516320</text:p>
          </table:table-cell>
          <table:table-cell table:formula="of:=[.G159]/86400+DATEVALUE(&quot;1970-01-01 00:00:00&quot;)" office:value-type="date" office:date-value="2015-11-03T02:05:20" calcext:value-type="date">
            <text:p>2015/11/03 02:05:20</text:p>
          </table:table-cell>
          <table:table-cell table:number-columns-repeated="6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table:formula="of:=[.A160]*1000*50" office:value-type="float" office:value="7950000" calcext:value-type="float">
            <text:p>7950000</text:p>
          </table:table-cell>
          <table:table-cell office:value-type="float" office:value="666" calcext:value-type="float">
            <text:p>666,0</text:p>
          </table:table-cell>
          <table:table-cell table:style-name="ce10" table:formula="of:=CONCATENATE(TEXT(MOD(INT([.C160]/60);60);&quot;00&quot;);&quot;:&quot;;TEXT(MOD([.C160];60);&quot;00,0&quot;))" office:value-type="string" office:string-value="11:06,0" calcext:value-type="string">
            <text:p>11:06,0</text:p>
          </table:table-cell>
          <table:table-cell table:formula="of:=[.C160]+[.E159]" office:value-type="float" office:value="99039" calcext:value-type="float">
            <text:p>99039,0</text:p>
          </table:table-cell>
          <table:table-cell table:formula="of:=CONCATENATE(TEXT(INT([.E160]/(60*60*24));&quot;00&quot;);&quot; &quot;;TEXT(MOD(INT([.E160]/(60*60));24);&quot;00&quot;);&quot;:&quot;;TEXT(MOD(INT([.E160]/60);60);&quot;00&quot;);&quot;:&quot;;TEXT(MOD([.E160];60);&quot;00,0&quot;))" office:value-type="string" office:string-value="01 03:30:39,0" calcext:value-type="string">
            <text:p>01 03:30:39,0</text:p>
          </table:table-cell>
          <table:table-cell table:formula="of:=IF ([.J160]&lt;&gt;&quot;&quot;;[.J160]+[.C160];[.G159]+[.C160])" office:value-type="float" office:value="1446516986" calcext:value-type="float">
            <text:p>1446516986</text:p>
          </table:table-cell>
          <table:table-cell table:formula="of:=[.G160]/86400+DATEVALUE(&quot;1970-01-01 00:00:00&quot;)" office:value-type="date" office:date-value="2015-11-03T02:16:26" calcext:value-type="date">
            <text:p>2015/11/03 02:16:26</text:p>
          </table:table-cell>
          <table:table-cell table:number-columns-repeated="6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table:formula="of:=[.A161]*1000*50" office:value-type="float" office:value="8000000" calcext:value-type="float">
            <text:p>8000000</text:p>
          </table:table-cell>
          <table:table-cell office:value-type="float" office:value="670" calcext:value-type="float">
            <text:p>670,0</text:p>
          </table:table-cell>
          <table:table-cell table:style-name="ce10" table:formula="of:=CONCATENATE(TEXT(MOD(INT([.C161]/60);60);&quot;00&quot;);&quot;:&quot;;TEXT(MOD([.C161];60);&quot;00,0&quot;))" office:value-type="string" office:string-value="11:10,0" calcext:value-type="string">
            <text:p>11:10,0</text:p>
          </table:table-cell>
          <table:table-cell table:formula="of:=[.C161]+[.E160]" office:value-type="float" office:value="99709" calcext:value-type="float">
            <text:p>99709,0</text:p>
          </table:table-cell>
          <table:table-cell table:formula="of:=CONCATENATE(TEXT(INT([.E161]/(60*60*24));&quot;00&quot;);&quot; &quot;;TEXT(MOD(INT([.E161]/(60*60));24);&quot;00&quot;);&quot;:&quot;;TEXT(MOD(INT([.E161]/60);60);&quot;00&quot;);&quot;:&quot;;TEXT(MOD([.E161];60);&quot;00,0&quot;))" office:value-type="string" office:string-value="01 03:41:49,0" calcext:value-type="string">
            <text:p>01 03:41:49,0</text:p>
          </table:table-cell>
          <table:table-cell table:formula="of:=IF ([.J161]&lt;&gt;&quot;&quot;;[.J161]+[.C161];[.G160]+[.C161])" office:value-type="float" office:value="1446517656" calcext:value-type="float">
            <text:p>1446517656</text:p>
          </table:table-cell>
          <table:table-cell table:formula="of:=[.G161]/86400+DATEVALUE(&quot;1970-01-01 00:00:00&quot;)" office:value-type="date" office:date-value="2015-11-03T02:27:36.000001" calcext:value-type="date">
            <text:p>2015/11/03 02:27:36</text:p>
          </table:table-cell>
          <table:table-cell table:number-columns-repeated="6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table:formula="of:=[.A162]*1000*50" office:value-type="float" office:value="8050000" calcext:value-type="float">
            <text:p>8050000</text:p>
          </table:table-cell>
          <table:table-cell office:value-type="float" office:value="717" calcext:value-type="float">
            <text:p>717,0</text:p>
          </table:table-cell>
          <table:table-cell table:style-name="ce10" table:formula="of:=CONCATENATE(TEXT(MOD(INT([.C162]/60);60);&quot;00&quot;);&quot;:&quot;;TEXT(MOD([.C162];60);&quot;00,0&quot;))" office:value-type="string" office:string-value="11:57,0" calcext:value-type="string">
            <text:p>11:57,0</text:p>
          </table:table-cell>
          <table:table-cell table:formula="of:=[.C162]+[.E161]" office:value-type="float" office:value="100426" calcext:value-type="float">
            <text:p>100426,0</text:p>
          </table:table-cell>
          <table:table-cell table:formula="of:=CONCATENATE(TEXT(INT([.E162]/(60*60*24));&quot;00&quot;);&quot; &quot;;TEXT(MOD(INT([.E162]/(60*60));24);&quot;00&quot;);&quot;:&quot;;TEXT(MOD(INT([.E162]/60);60);&quot;00&quot;);&quot;:&quot;;TEXT(MOD([.E162];60);&quot;00,0&quot;))" office:value-type="string" office:string-value="01 03:53:46,0" calcext:value-type="string">
            <text:p>01 03:53:46,0</text:p>
          </table:table-cell>
          <table:table-cell table:formula="of:=IF ([.J162]&lt;&gt;&quot;&quot;;[.J162]+[.C162];[.G161]+[.C162])" office:value-type="float" office:value="1446518373" calcext:value-type="float">
            <text:p>1446518373</text:p>
          </table:table-cell>
          <table:table-cell table:formula="of:=[.G162]/86400+DATEVALUE(&quot;1970-01-01 00:00:00&quot;)" office:value-type="date" office:date-value="2015-11-03T02:39:33" calcext:value-type="date">
            <text:p>2015/11/03 02:39:33</text:p>
          </table:table-cell>
          <table:table-cell table:number-columns-repeated="6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table:formula="of:=[.A163]*1000*50" office:value-type="float" office:value="8100000" calcext:value-type="float">
            <text:p>8100000</text:p>
          </table:table-cell>
          <table:table-cell office:value-type="float" office:value="629" calcext:value-type="float">
            <text:p>629,0</text:p>
          </table:table-cell>
          <table:table-cell table:style-name="ce10" table:formula="of:=CONCATENATE(TEXT(MOD(INT([.C163]/60);60);&quot;00&quot;);&quot;:&quot;;TEXT(MOD([.C163];60);&quot;00,0&quot;))" office:value-type="string" office:string-value="10:29,0" calcext:value-type="string">
            <text:p>10:29,0</text:p>
          </table:table-cell>
          <table:table-cell table:formula="of:=[.C163]+[.E162]" office:value-type="float" office:value="101055" calcext:value-type="float">
            <text:p>101055,0</text:p>
          </table:table-cell>
          <table:table-cell table:formula="of:=CONCATENATE(TEXT(INT([.E163]/(60*60*24));&quot;00&quot;);&quot; &quot;;TEXT(MOD(INT([.E163]/(60*60));24);&quot;00&quot;);&quot;:&quot;;TEXT(MOD(INT([.E163]/60);60);&quot;00&quot;);&quot;:&quot;;TEXT(MOD([.E163];60);&quot;00,0&quot;))" office:value-type="string" office:string-value="01 04:04:15,0" calcext:value-type="string">
            <text:p>01 04:04:15,0</text:p>
          </table:table-cell>
          <table:table-cell table:formula="of:=IF ([.J163]&lt;&gt;&quot;&quot;;[.J163]+[.C163];[.G162]+[.C163])" office:value-type="float" office:value="1446519002" calcext:value-type="float">
            <text:p>1446519002</text:p>
          </table:table-cell>
          <table:table-cell table:formula="of:=[.G163]/86400+DATEVALUE(&quot;1970-01-01 00:00:00&quot;)" office:value-type="date" office:date-value="2015-11-03T02:50:02" calcext:value-type="date">
            <text:p>2015/11/03 02:50:02</text:p>
          </table:table-cell>
          <table:table-cell table:number-columns-repeated="6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table:formula="of:=[.A164]*1000*50" office:value-type="float" office:value="8150000" calcext:value-type="float">
            <text:p>8150000</text:p>
          </table:table-cell>
          <table:table-cell office:value-type="float" office:value="595" calcext:value-type="float">
            <text:p>595,0</text:p>
          </table:table-cell>
          <table:table-cell table:style-name="ce10" table:formula="of:=CONCATENATE(TEXT(MOD(INT([.C164]/60);60);&quot;00&quot;);&quot;:&quot;;TEXT(MOD([.C164];60);&quot;00,0&quot;))" office:value-type="string" office:string-value="09:55,0" calcext:value-type="string">
            <text:p>09:55,0</text:p>
          </table:table-cell>
          <table:table-cell table:formula="of:=[.C164]+[.E163]" office:value-type="float" office:value="101650" calcext:value-type="float">
            <text:p>101650,0</text:p>
          </table:table-cell>
          <table:table-cell table:formula="of:=CONCATENATE(TEXT(INT([.E164]/(60*60*24));&quot;00&quot;);&quot; &quot;;TEXT(MOD(INT([.E164]/(60*60));24);&quot;00&quot;);&quot;:&quot;;TEXT(MOD(INT([.E164]/60);60);&quot;00&quot;);&quot;:&quot;;TEXT(MOD([.E164];60);&quot;00,0&quot;))" office:value-type="string" office:string-value="01 04:14:10,0" calcext:value-type="string">
            <text:p>01 04:14:10,0</text:p>
          </table:table-cell>
          <table:table-cell table:formula="of:=IF ([.J164]&lt;&gt;&quot;&quot;;[.J164]+[.C164];[.G163]+[.C164])" office:value-type="float" office:value="1446519597" calcext:value-type="float">
            <text:p>1446519597</text:p>
          </table:table-cell>
          <table:table-cell table:formula="of:=[.G164]/86400+DATEVALUE(&quot;1970-01-01 00:00:00&quot;)" office:value-type="date" office:date-value="2015-11-03T02:59:57" calcext:value-type="date">
            <text:p>2015/11/03 02:59:57</text:p>
          </table:table-cell>
          <table:table-cell table:number-columns-repeated="6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table:formula="of:=[.A165]*1000*50" office:value-type="float" office:value="8200000" calcext:value-type="float">
            <text:p>8200000</text:p>
          </table:table-cell>
          <table:table-cell office:value-type="float" office:value="578" calcext:value-type="float">
            <text:p>578,0</text:p>
          </table:table-cell>
          <table:table-cell table:style-name="ce10" table:formula="of:=CONCATENATE(TEXT(MOD(INT([.C165]/60);60);&quot;00&quot;);&quot;:&quot;;TEXT(MOD([.C165];60);&quot;00,0&quot;))" office:value-type="string" office:string-value="09:38,0" calcext:value-type="string">
            <text:p>09:38,0</text:p>
          </table:table-cell>
          <table:table-cell table:formula="of:=[.C165]+[.E164]" office:value-type="float" office:value="102228" calcext:value-type="float">
            <text:p>102228,0</text:p>
          </table:table-cell>
          <table:table-cell table:formula="of:=CONCATENATE(TEXT(INT([.E165]/(60*60*24));&quot;00&quot;);&quot; &quot;;TEXT(MOD(INT([.E165]/(60*60));24);&quot;00&quot;);&quot;:&quot;;TEXT(MOD(INT([.E165]/60);60);&quot;00&quot;);&quot;:&quot;;TEXT(MOD([.E165];60);&quot;00,0&quot;))" office:value-type="string" office:string-value="01 04:23:48,0" calcext:value-type="string">
            <text:p>01 04:23:48,0</text:p>
          </table:table-cell>
          <table:table-cell table:formula="of:=IF ([.J165]&lt;&gt;&quot;&quot;;[.J165]+[.C165];[.G164]+[.C165])" office:value-type="float" office:value="1446520175" calcext:value-type="float">
            <text:p>1446520175</text:p>
          </table:table-cell>
          <table:table-cell table:formula="of:=[.G165]/86400+DATEVALUE(&quot;1970-01-01 00:00:00&quot;)" office:value-type="date" office:date-value="2015-11-03T03:09:35.000001" calcext:value-type="date">
            <text:p>2015/11/03 03:09:35</text:p>
          </table:table-cell>
          <table:table-cell table:number-columns-repeated="6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table:formula="of:=[.A166]*1000*50" office:value-type="float" office:value="8250000" calcext:value-type="float">
            <text:p>8250000</text:p>
          </table:table-cell>
          <table:table-cell office:value-type="float" office:value="572" calcext:value-type="float">
            <text:p>572,0</text:p>
          </table:table-cell>
          <table:table-cell table:style-name="ce10" table:formula="of:=CONCATENATE(TEXT(MOD(INT([.C166]/60);60);&quot;00&quot;);&quot;:&quot;;TEXT(MOD([.C166];60);&quot;00,0&quot;))" office:value-type="string" office:string-value="09:32,0" calcext:value-type="string">
            <text:p>09:32,0</text:p>
          </table:table-cell>
          <table:table-cell table:formula="of:=[.C166]+[.E165]" office:value-type="float" office:value="102800" calcext:value-type="float">
            <text:p>102800,0</text:p>
          </table:table-cell>
          <table:table-cell table:formula="of:=CONCATENATE(TEXT(INT([.E166]/(60*60*24));&quot;00&quot;);&quot; &quot;;TEXT(MOD(INT([.E166]/(60*60));24);&quot;00&quot;);&quot;:&quot;;TEXT(MOD(INT([.E166]/60);60);&quot;00&quot;);&quot;:&quot;;TEXT(MOD([.E166];60);&quot;00,0&quot;))" office:value-type="string" office:string-value="01 04:33:20,0" calcext:value-type="string">
            <text:p>01 04:33:20,0</text:p>
          </table:table-cell>
          <table:table-cell table:formula="of:=IF ([.J166]&lt;&gt;&quot;&quot;;[.J166]+[.C166];[.G165]+[.C166])" office:value-type="float" office:value="1446520747" calcext:value-type="float">
            <text:p>1446520747</text:p>
          </table:table-cell>
          <table:table-cell table:formula="of:=[.G166]/86400+DATEVALUE(&quot;1970-01-01 00:00:00&quot;)" office:value-type="date" office:date-value="2015-11-03T03:19:07" calcext:value-type="date">
            <text:p>2015/11/03 03:19:07</text:p>
          </table:table-cell>
          <table:table-cell table:number-columns-repeated="6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table:formula="of:=[.A167]*1000*50" office:value-type="float" office:value="8300000" calcext:value-type="float">
            <text:p>8300000</text:p>
          </table:table-cell>
          <table:table-cell office:value-type="float" office:value="572" calcext:value-type="float">
            <text:p>572,0</text:p>
          </table:table-cell>
          <table:table-cell table:style-name="ce10" table:formula="of:=CONCATENATE(TEXT(MOD(INT([.C167]/60);60);&quot;00&quot;);&quot;:&quot;;TEXT(MOD([.C167];60);&quot;00,0&quot;))" office:value-type="string" office:string-value="09:32,0" calcext:value-type="string">
            <text:p>09:32,0</text:p>
          </table:table-cell>
          <table:table-cell table:formula="of:=[.C167]+[.E166]" office:value-type="float" office:value="103372" calcext:value-type="float">
            <text:p>103372,0</text:p>
          </table:table-cell>
          <table:table-cell table:formula="of:=CONCATENATE(TEXT(INT([.E167]/(60*60*24));&quot;00&quot;);&quot; &quot;;TEXT(MOD(INT([.E167]/(60*60));24);&quot;00&quot;);&quot;:&quot;;TEXT(MOD(INT([.E167]/60);60);&quot;00&quot;);&quot;:&quot;;TEXT(MOD([.E167];60);&quot;00,0&quot;))" office:value-type="string" office:string-value="01 04:42:52,0" calcext:value-type="string">
            <text:p>01 04:42:52,0</text:p>
          </table:table-cell>
          <table:table-cell table:formula="of:=IF ([.J167]&lt;&gt;&quot;&quot;;[.J167]+[.C167];[.G166]+[.C167])" office:value-type="float" office:value="1446521319" calcext:value-type="float">
            <text:p>1446521319</text:p>
          </table:table-cell>
          <table:table-cell table:formula="of:=[.G167]/86400+DATEVALUE(&quot;1970-01-01 00:00:00&quot;)" office:value-type="date" office:date-value="2015-11-03T03:28:39" calcext:value-type="date">
            <text:p>2015/11/03 03:28:39</text:p>
          </table:table-cell>
          <table:table-cell table:number-columns-repeated="6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table:formula="of:=[.A168]*1000*50" office:value-type="float" office:value="8350000" calcext:value-type="float">
            <text:p>8350000</text:p>
          </table:table-cell>
          <table:table-cell office:value-type="float" office:value="578" calcext:value-type="float">
            <text:p>578,0</text:p>
          </table:table-cell>
          <table:table-cell table:style-name="ce10" table:formula="of:=CONCATENATE(TEXT(MOD(INT([.C168]/60);60);&quot;00&quot;);&quot;:&quot;;TEXT(MOD([.C168];60);&quot;00,0&quot;))" office:value-type="string" office:string-value="09:38,0" calcext:value-type="string">
            <text:p>09:38,0</text:p>
          </table:table-cell>
          <table:table-cell table:formula="of:=[.C168]+[.E167]" office:value-type="float" office:value="103950" calcext:value-type="float">
            <text:p>103950,0</text:p>
          </table:table-cell>
          <table:table-cell table:formula="of:=CONCATENATE(TEXT(INT([.E168]/(60*60*24));&quot;00&quot;);&quot; &quot;;TEXT(MOD(INT([.E168]/(60*60));24);&quot;00&quot;);&quot;:&quot;;TEXT(MOD(INT([.E168]/60);60);&quot;00&quot;);&quot;:&quot;;TEXT(MOD([.E168];60);&quot;00,0&quot;))" office:value-type="string" office:string-value="01 04:52:30,0" calcext:value-type="string">
            <text:p>01 04:52:30,0</text:p>
          </table:table-cell>
          <table:table-cell table:formula="of:=IF ([.J168]&lt;&gt;&quot;&quot;;[.J168]+[.C168];[.G167]+[.C168])" office:value-type="float" office:value="1446521897" calcext:value-type="float">
            <text:p>1446521897</text:p>
          </table:table-cell>
          <table:table-cell table:formula="of:=[.G168]/86400+DATEVALUE(&quot;1970-01-01 00:00:00&quot;)" office:value-type="date" office:date-value="2015-11-03T03:38:17" calcext:value-type="date">
            <text:p>2015/11/03 03:38:17</text:p>
          </table:table-cell>
          <table:table-cell table:number-columns-repeated="6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table:formula="of:=[.A169]*1000*50" office:value-type="float" office:value="8400000" calcext:value-type="float">
            <text:p>8400000</text:p>
          </table:table-cell>
          <table:table-cell office:value-type="float" office:value="576" calcext:value-type="float">
            <text:p>576,0</text:p>
          </table:table-cell>
          <table:table-cell table:style-name="ce10" table:formula="of:=CONCATENATE(TEXT(MOD(INT([.C169]/60);60);&quot;00&quot;);&quot;:&quot;;TEXT(MOD([.C169];60);&quot;00,0&quot;))" office:value-type="string" office:string-value="09:36,0" calcext:value-type="string">
            <text:p>09:36,0</text:p>
          </table:table-cell>
          <table:table-cell table:formula="of:=[.C169]+[.E168]" office:value-type="float" office:value="104526" calcext:value-type="float">
            <text:p>104526,0</text:p>
          </table:table-cell>
          <table:table-cell table:formula="of:=CONCATENATE(TEXT(INT([.E169]/(60*60*24));&quot;00&quot;);&quot; &quot;;TEXT(MOD(INT([.E169]/(60*60));24);&quot;00&quot;);&quot;:&quot;;TEXT(MOD(INT([.E169]/60);60);&quot;00&quot;);&quot;:&quot;;TEXT(MOD([.E169];60);&quot;00,0&quot;))" office:value-type="string" office:string-value="01 05:02:06,0" calcext:value-type="string">
            <text:p>01 05:02:06,0</text:p>
          </table:table-cell>
          <table:table-cell table:formula="of:=IF ([.J169]&lt;&gt;&quot;&quot;;[.J169]+[.C169];[.G168]+[.C169])" office:value-type="float" office:value="1446522473" calcext:value-type="float">
            <text:p>1446522473</text:p>
          </table:table-cell>
          <table:table-cell table:formula="of:=[.G169]/86400+DATEVALUE(&quot;1970-01-01 00:00:00&quot;)" office:value-type="date" office:date-value="2015-11-03T03:47:53" calcext:value-type="date">
            <text:p>2015/11/03 03:47:53</text:p>
          </table:table-cell>
          <table:table-cell table:number-columns-repeated="6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table:formula="of:=[.A170]*1000*50" office:value-type="float" office:value="8450000" calcext:value-type="float">
            <text:p>8450000</text:p>
          </table:table-cell>
          <table:table-cell office:value-type="float" office:value="571" calcext:value-type="float">
            <text:p>571,0</text:p>
          </table:table-cell>
          <table:table-cell table:style-name="ce10" table:formula="of:=CONCATENATE(TEXT(MOD(INT([.C170]/60);60);&quot;00&quot;);&quot;:&quot;;TEXT(MOD([.C170];60);&quot;00,0&quot;))" office:value-type="string" office:string-value="09:31,0" calcext:value-type="string">
            <text:p>09:31,0</text:p>
          </table:table-cell>
          <table:table-cell table:formula="of:=[.C170]+[.E169]" office:value-type="float" office:value="105097" calcext:value-type="float">
            <text:p>105097,0</text:p>
          </table:table-cell>
          <table:table-cell table:formula="of:=CONCATENATE(TEXT(INT([.E170]/(60*60*24));&quot;00&quot;);&quot; &quot;;TEXT(MOD(INT([.E170]/(60*60));24);&quot;00&quot;);&quot;:&quot;;TEXT(MOD(INT([.E170]/60);60);&quot;00&quot;);&quot;:&quot;;TEXT(MOD([.E170];60);&quot;00,0&quot;))" office:value-type="string" office:string-value="01 05:11:37,0" calcext:value-type="string">
            <text:p>01 05:11:37,0</text:p>
          </table:table-cell>
          <table:table-cell table:formula="of:=IF ([.J170]&lt;&gt;&quot;&quot;;[.J170]+[.C170];[.G169]+[.C170])" office:value-type="float" office:value="1446523044" calcext:value-type="float">
            <text:p>1446523044</text:p>
          </table:table-cell>
          <table:table-cell table:formula="of:=[.G170]/86400+DATEVALUE(&quot;1970-01-01 00:00:00&quot;)" office:value-type="date" office:date-value="2015-11-03T03:57:24" calcext:value-type="date">
            <text:p>2015/11/03 03:57:24</text:p>
          </table:table-cell>
          <table:table-cell table:number-columns-repeated="6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table:formula="of:=[.A171]*1000*50" office:value-type="float" office:value="8500000" calcext:value-type="float">
            <text:p>8500000</text:p>
          </table:table-cell>
          <table:table-cell office:value-type="float" office:value="571" calcext:value-type="float">
            <text:p>571,0</text:p>
          </table:table-cell>
          <table:table-cell table:style-name="ce10" table:formula="of:=CONCATENATE(TEXT(MOD(INT([.C171]/60);60);&quot;00&quot;);&quot;:&quot;;TEXT(MOD([.C171];60);&quot;00,0&quot;))" office:value-type="string" office:string-value="09:31,0" calcext:value-type="string">
            <text:p>09:31,0</text:p>
          </table:table-cell>
          <table:table-cell table:formula="of:=[.C171]+[.E170]" office:value-type="float" office:value="105668" calcext:value-type="float">
            <text:p>105668,0</text:p>
          </table:table-cell>
          <table:table-cell table:formula="of:=CONCATENATE(TEXT(INT([.E171]/(60*60*24));&quot;00&quot;);&quot; &quot;;TEXT(MOD(INT([.E171]/(60*60));24);&quot;00&quot;);&quot;:&quot;;TEXT(MOD(INT([.E171]/60);60);&quot;00&quot;);&quot;:&quot;;TEXT(MOD([.E171];60);&quot;00,0&quot;))" office:value-type="string" office:string-value="01 05:21:08,0" calcext:value-type="string">
            <text:p>01 05:21:08,0</text:p>
          </table:table-cell>
          <table:table-cell table:formula="of:=IF ([.J171]&lt;&gt;&quot;&quot;;[.J171]+[.C171];[.G170]+[.C171])" office:value-type="float" office:value="1446523615" calcext:value-type="float">
            <text:p>1446523615</text:p>
          </table:table-cell>
          <table:table-cell table:formula="of:=[.G171]/86400+DATEVALUE(&quot;1970-01-01 00:00:00&quot;)" office:value-type="date" office:date-value="2015-11-03T04:06:55" calcext:value-type="date">
            <text:p>2015/11/03 04:06:55</text:p>
          </table:table-cell>
          <table:table-cell table:number-columns-repeated="6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table:formula="of:=[.A172]*1000*50" office:value-type="float" office:value="8550000" calcext:value-type="float">
            <text:p>8550000</text:p>
          </table:table-cell>
          <table:table-cell office:value-type="float" office:value="571" calcext:value-type="float">
            <text:p>571,0</text:p>
          </table:table-cell>
          <table:table-cell table:style-name="ce10" table:formula="of:=CONCATENATE(TEXT(MOD(INT([.C172]/60);60);&quot;00&quot;);&quot;:&quot;;TEXT(MOD([.C172];60);&quot;00,0&quot;))" office:value-type="string" office:string-value="09:31,0" calcext:value-type="string">
            <text:p>09:31,0</text:p>
          </table:table-cell>
          <table:table-cell table:formula="of:=[.C172]+[.E171]" office:value-type="float" office:value="106239" calcext:value-type="float">
            <text:p>106239,0</text:p>
          </table:table-cell>
          <table:table-cell table:formula="of:=CONCATENATE(TEXT(INT([.E172]/(60*60*24));&quot;00&quot;);&quot; &quot;;TEXT(MOD(INT([.E172]/(60*60));24);&quot;00&quot;);&quot;:&quot;;TEXT(MOD(INT([.E172]/60);60);&quot;00&quot;);&quot;:&quot;;TEXT(MOD([.E172];60);&quot;00,0&quot;))" office:value-type="string" office:string-value="01 05:30:39,0" calcext:value-type="string">
            <text:p>01 05:30:39,0</text:p>
          </table:table-cell>
          <table:table-cell table:formula="of:=IF ([.J172]&lt;&gt;&quot;&quot;;[.J172]+[.C172];[.G171]+[.C172])" office:value-type="float" office:value="1446524186" calcext:value-type="float">
            <text:p>1446524186</text:p>
          </table:table-cell>
          <table:table-cell table:formula="of:=[.G172]/86400+DATEVALUE(&quot;1970-01-01 00:00:00&quot;)" office:value-type="date" office:date-value="2015-11-03T04:16:26" calcext:value-type="date">
            <text:p>2015/11/03 04:16:26</text:p>
          </table:table-cell>
          <table:table-cell table:number-columns-repeated="6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table:formula="of:=[.A173]*1000*50" office:value-type="float" office:value="8600000" calcext:value-type="float">
            <text:p>8600000</text:p>
          </table:table-cell>
          <table:table-cell office:value-type="float" office:value="571" calcext:value-type="float">
            <text:p>571,0</text:p>
          </table:table-cell>
          <table:table-cell table:style-name="ce10" table:formula="of:=CONCATENATE(TEXT(MOD(INT([.C173]/60);60);&quot;00&quot;);&quot;:&quot;;TEXT(MOD([.C173];60);&quot;00,0&quot;))" office:value-type="string" office:string-value="09:31,0" calcext:value-type="string">
            <text:p>09:31,0</text:p>
          </table:table-cell>
          <table:table-cell table:formula="of:=[.C173]+[.E172]" office:value-type="float" office:value="106810" calcext:value-type="float">
            <text:p>106810,0</text:p>
          </table:table-cell>
          <table:table-cell table:formula="of:=CONCATENATE(TEXT(INT([.E173]/(60*60*24));&quot;00&quot;);&quot; &quot;;TEXT(MOD(INT([.E173]/(60*60));24);&quot;00&quot;);&quot;:&quot;;TEXT(MOD(INT([.E173]/60);60);&quot;00&quot;);&quot;:&quot;;TEXT(MOD([.E173];60);&quot;00,0&quot;))" office:value-type="string" office:string-value="01 05:40:10,0" calcext:value-type="string">
            <text:p>01 05:40:10,0</text:p>
          </table:table-cell>
          <table:table-cell table:formula="of:=IF ([.J173]&lt;&gt;&quot;&quot;;[.J173]+[.C173];[.G172]+[.C173])" office:value-type="float" office:value="1446524757" calcext:value-type="float">
            <text:p>1446524757</text:p>
          </table:table-cell>
          <table:table-cell table:formula="of:=[.G173]/86400+DATEVALUE(&quot;1970-01-01 00:00:00&quot;)" office:value-type="date" office:date-value="2015-11-03T04:25:57" calcext:value-type="date">
            <text:p>2015/11/03 04:25:57</text:p>
          </table:table-cell>
          <table:table-cell table:number-columns-repeated="6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table:formula="of:=[.A174]*1000*50" office:value-type="float" office:value="8650000" calcext:value-type="float">
            <text:p>8650000</text:p>
          </table:table-cell>
          <table:table-cell office:value-type="float" office:value="571" calcext:value-type="float">
            <text:p>571,0</text:p>
          </table:table-cell>
          <table:table-cell table:style-name="ce10" table:formula="of:=CONCATENATE(TEXT(MOD(INT([.C174]/60);60);&quot;00&quot;);&quot;:&quot;;TEXT(MOD([.C174];60);&quot;00,0&quot;))" office:value-type="string" office:string-value="09:31,0" calcext:value-type="string">
            <text:p>09:31,0</text:p>
          </table:table-cell>
          <table:table-cell table:formula="of:=[.C174]+[.E173]" office:value-type="float" office:value="107381" calcext:value-type="float">
            <text:p>107381,0</text:p>
          </table:table-cell>
          <table:table-cell table:formula="of:=CONCATENATE(TEXT(INT([.E174]/(60*60*24));&quot;00&quot;);&quot; &quot;;TEXT(MOD(INT([.E174]/(60*60));24);&quot;00&quot;);&quot;:&quot;;TEXT(MOD(INT([.E174]/60);60);&quot;00&quot;);&quot;:&quot;;TEXT(MOD([.E174];60);&quot;00,0&quot;))" office:value-type="string" office:string-value="01 05:49:41,0" calcext:value-type="string">
            <text:p>01 05:49:41,0</text:p>
          </table:table-cell>
          <table:table-cell table:formula="of:=IF ([.J174]&lt;&gt;&quot;&quot;;[.J174]+[.C174];[.G173]+[.C174])" office:value-type="float" office:value="1446525328" calcext:value-type="float">
            <text:p>1446525328</text:p>
          </table:table-cell>
          <table:table-cell table:formula="of:=[.G174]/86400+DATEVALUE(&quot;1970-01-01 00:00:00&quot;)" office:value-type="date" office:date-value="2015-11-03T04:35:28" calcext:value-type="date">
            <text:p>2015/11/03 04:35:28</text:p>
          </table:table-cell>
          <table:table-cell table:number-columns-repeated="6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table:formula="of:=[.A175]*1000*50" office:value-type="float" office:value="8700000" calcext:value-type="float">
            <text:p>8700000</text:p>
          </table:table-cell>
          <table:table-cell office:value-type="float" office:value="570" calcext:value-type="float">
            <text:p>570,0</text:p>
          </table:table-cell>
          <table:table-cell table:style-name="ce10" table:formula="of:=CONCATENATE(TEXT(MOD(INT([.C175]/60);60);&quot;00&quot;);&quot;:&quot;;TEXT(MOD([.C175];60);&quot;00,0&quot;))" office:value-type="string" office:string-value="09:30,0" calcext:value-type="string">
            <text:p>09:30,0</text:p>
          </table:table-cell>
          <table:table-cell table:formula="of:=[.C175]+[.E174]" office:value-type="float" office:value="107951" calcext:value-type="float">
            <text:p>107951,0</text:p>
          </table:table-cell>
          <table:table-cell table:formula="of:=CONCATENATE(TEXT(INT([.E175]/(60*60*24));&quot;00&quot;);&quot; &quot;;TEXT(MOD(INT([.E175]/(60*60));24);&quot;00&quot;);&quot;:&quot;;TEXT(MOD(INT([.E175]/60);60);&quot;00&quot;);&quot;:&quot;;TEXT(MOD([.E175];60);&quot;00,0&quot;))" office:value-type="string" office:string-value="01 05:59:11,0" calcext:value-type="string">
            <text:p>01 05:59:11,0</text:p>
          </table:table-cell>
          <table:table-cell table:formula="of:=IF ([.J175]&lt;&gt;&quot;&quot;;[.J175]+[.C175];[.G174]+[.C175])" office:value-type="float" office:value="1446525898" calcext:value-type="float">
            <text:p>1446525898</text:p>
          </table:table-cell>
          <table:table-cell table:formula="of:=[.G175]/86400+DATEVALUE(&quot;1970-01-01 00:00:00&quot;)" office:value-type="date" office:date-value="2015-11-03T04:44:58" calcext:value-type="date">
            <text:p>2015/11/03 04:44:58</text:p>
          </table:table-cell>
          <table:table-cell table:number-columns-repeated="6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table:formula="of:=[.A176]*1000*50" office:value-type="float" office:value="8750000" calcext:value-type="float">
            <text:p>8750000</text:p>
          </table:table-cell>
          <table:table-cell office:value-type="float" office:value="571" calcext:value-type="float">
            <text:p>571,0</text:p>
          </table:table-cell>
          <table:table-cell table:style-name="ce10" table:formula="of:=CONCATENATE(TEXT(MOD(INT([.C176]/60);60);&quot;00&quot;);&quot;:&quot;;TEXT(MOD([.C176];60);&quot;00,0&quot;))" office:value-type="string" office:string-value="09:31,0" calcext:value-type="string">
            <text:p>09:31,0</text:p>
          </table:table-cell>
          <table:table-cell table:formula="of:=[.C176]+[.E175]" office:value-type="float" office:value="108522" calcext:value-type="float">
            <text:p>108522,0</text:p>
          </table:table-cell>
          <table:table-cell table:formula="of:=CONCATENATE(TEXT(INT([.E176]/(60*60*24));&quot;00&quot;);&quot; &quot;;TEXT(MOD(INT([.E176]/(60*60));24);&quot;00&quot;);&quot;:&quot;;TEXT(MOD(INT([.E176]/60);60);&quot;00&quot;);&quot;:&quot;;TEXT(MOD([.E176];60);&quot;00,0&quot;))" office:value-type="string" office:string-value="01 06:08:42,0" calcext:value-type="string">
            <text:p>01 06:08:42,0</text:p>
          </table:table-cell>
          <table:table-cell table:formula="of:=IF ([.J176]&lt;&gt;&quot;&quot;;[.J176]+[.C176];[.G175]+[.C176])" office:value-type="float" office:value="1446526469" calcext:value-type="float">
            <text:p>1446526469</text:p>
          </table:table-cell>
          <table:table-cell table:formula="of:=[.G176]/86400+DATEVALUE(&quot;1970-01-01 00:00:00&quot;)" office:value-type="date" office:date-value="2015-11-03T04:54:29" calcext:value-type="date">
            <text:p>2015/11/03 04:54:29</text:p>
          </table:table-cell>
          <table:table-cell table:number-columns-repeated="6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table:formula="of:=[.A177]*1000*50" office:value-type="float" office:value="8800000" calcext:value-type="float">
            <text:p>8800000</text:p>
          </table:table-cell>
          <table:table-cell office:value-type="float" office:value="571" calcext:value-type="float">
            <text:p>571,0</text:p>
          </table:table-cell>
          <table:table-cell table:style-name="ce10" table:formula="of:=CONCATENATE(TEXT(MOD(INT([.C177]/60);60);&quot;00&quot;);&quot;:&quot;;TEXT(MOD([.C177];60);&quot;00,0&quot;))" office:value-type="string" office:string-value="09:31,0" calcext:value-type="string">
            <text:p>09:31,0</text:p>
          </table:table-cell>
          <table:table-cell table:formula="of:=[.C177]+[.E176]" office:value-type="float" office:value="109093" calcext:value-type="float">
            <text:p>109093,0</text:p>
          </table:table-cell>
          <table:table-cell table:formula="of:=CONCATENATE(TEXT(INT([.E177]/(60*60*24));&quot;00&quot;);&quot; &quot;;TEXT(MOD(INT([.E177]/(60*60));24);&quot;00&quot;);&quot;:&quot;;TEXT(MOD(INT([.E177]/60);60);&quot;00&quot;);&quot;:&quot;;TEXT(MOD([.E177];60);&quot;00,0&quot;))" office:value-type="string" office:string-value="01 06:18:13,0" calcext:value-type="string">
            <text:p>01 06:18:13,0</text:p>
          </table:table-cell>
          <table:table-cell table:formula="of:=IF ([.J177]&lt;&gt;&quot;&quot;;[.J177]+[.C177];[.G176]+[.C177])" office:value-type="float" office:value="1446527040" calcext:value-type="float">
            <text:p>1446527040</text:p>
          </table:table-cell>
          <table:table-cell table:formula="of:=[.G177]/86400+DATEVALUE(&quot;1970-01-01 00:00:00&quot;)" office:value-type="date" office:date-value="2015-11-03T05:04:00" calcext:value-type="date">
            <text:p>2015/11/03 05:04:00</text:p>
          </table:table-cell>
          <table:table-cell table:number-columns-repeated="6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table:formula="of:=[.A178]*1000*50" office:value-type="float" office:value="8850000" calcext:value-type="float">
            <text:p>8850000</text:p>
          </table:table-cell>
          <table:table-cell office:value-type="float" office:value="571" calcext:value-type="float">
            <text:p>571,0</text:p>
          </table:table-cell>
          <table:table-cell table:style-name="ce10" table:formula="of:=CONCATENATE(TEXT(MOD(INT([.C178]/60);60);&quot;00&quot;);&quot;:&quot;;TEXT(MOD([.C178];60);&quot;00,0&quot;))" office:value-type="string" office:string-value="09:31,0" calcext:value-type="string">
            <text:p>09:31,0</text:p>
          </table:table-cell>
          <table:table-cell table:formula="of:=[.C178]+[.E177]" office:value-type="float" office:value="109664" calcext:value-type="float">
            <text:p>109664,0</text:p>
          </table:table-cell>
          <table:table-cell table:formula="of:=CONCATENATE(TEXT(INT([.E178]/(60*60*24));&quot;00&quot;);&quot; &quot;;TEXT(MOD(INT([.E178]/(60*60));24);&quot;00&quot;);&quot;:&quot;;TEXT(MOD(INT([.E178]/60);60);&quot;00&quot;);&quot;:&quot;;TEXT(MOD([.E178];60);&quot;00,0&quot;))" office:value-type="string" office:string-value="01 06:27:44,0" calcext:value-type="string">
            <text:p>01 06:27:44,0</text:p>
          </table:table-cell>
          <table:table-cell table:formula="of:=IF ([.J178]&lt;&gt;&quot;&quot;;[.J178]+[.C178];[.G177]+[.C178])" office:value-type="float" office:value="1446527611" calcext:value-type="float">
            <text:p>1446527611</text:p>
          </table:table-cell>
          <table:table-cell table:formula="of:=[.G178]/86400+DATEVALUE(&quot;1970-01-01 00:00:00&quot;)" office:value-type="date" office:date-value="2015-11-03T05:13:31" calcext:value-type="date">
            <text:p>2015/11/03 05:13:31</text:p>
          </table:table-cell>
          <table:table-cell table:number-columns-repeated="6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table:formula="of:=[.A179]*1000*50" office:value-type="float" office:value="8900000" calcext:value-type="float">
            <text:p>8900000</text:p>
          </table:table-cell>
          <table:table-cell office:value-type="float" office:value="571" calcext:value-type="float">
            <text:p>571,0</text:p>
          </table:table-cell>
          <table:table-cell table:style-name="ce10" table:formula="of:=CONCATENATE(TEXT(MOD(INT([.C179]/60);60);&quot;00&quot;);&quot;:&quot;;TEXT(MOD([.C179];60);&quot;00,0&quot;))" office:value-type="string" office:string-value="09:31,0" calcext:value-type="string">
            <text:p>09:31,0</text:p>
          </table:table-cell>
          <table:table-cell table:formula="of:=[.C179]+[.E178]" office:value-type="float" office:value="110235" calcext:value-type="float">
            <text:p>110235,0</text:p>
          </table:table-cell>
          <table:table-cell table:formula="of:=CONCATENATE(TEXT(INT([.E179]/(60*60*24));&quot;00&quot;);&quot; &quot;;TEXT(MOD(INT([.E179]/(60*60));24);&quot;00&quot;);&quot;:&quot;;TEXT(MOD(INT([.E179]/60);60);&quot;00&quot;);&quot;:&quot;;TEXT(MOD([.E179];60);&quot;00,0&quot;))" office:value-type="string" office:string-value="01 06:37:15,0" calcext:value-type="string">
            <text:p>01 06:37:15,0</text:p>
          </table:table-cell>
          <table:table-cell table:formula="of:=IF ([.J179]&lt;&gt;&quot;&quot;;[.J179]+[.C179];[.G178]+[.C179])" office:value-type="float" office:value="1446528182" calcext:value-type="float">
            <text:p>1446528182</text:p>
          </table:table-cell>
          <table:table-cell table:formula="of:=[.G179]/86400+DATEVALUE(&quot;1970-01-01 00:00:00&quot;)" office:value-type="date" office:date-value="2015-11-03T05:23:02" calcext:value-type="date">
            <text:p>2015/11/03 05:23:02</text:p>
          </table:table-cell>
          <table:table-cell table:number-columns-repeated="6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table:formula="of:=[.A180]*1000*50" office:value-type="float" office:value="8950000" calcext:value-type="float">
            <text:p>8950000</text:p>
          </table:table-cell>
          <table:table-cell office:value-type="float" office:value="571" calcext:value-type="float">
            <text:p>571,0</text:p>
          </table:table-cell>
          <table:table-cell table:style-name="ce10" table:formula="of:=CONCATENATE(TEXT(MOD(INT([.C180]/60);60);&quot;00&quot;);&quot;:&quot;;TEXT(MOD([.C180];60);&quot;00,0&quot;))" office:value-type="string" office:string-value="09:31,0" calcext:value-type="string">
            <text:p>09:31,0</text:p>
          </table:table-cell>
          <table:table-cell table:formula="of:=[.C180]+[.E179]" office:value-type="float" office:value="110806" calcext:value-type="float">
            <text:p>110806,0</text:p>
          </table:table-cell>
          <table:table-cell table:formula="of:=CONCATENATE(TEXT(INT([.E180]/(60*60*24));&quot;00&quot;);&quot; &quot;;TEXT(MOD(INT([.E180]/(60*60));24);&quot;00&quot;);&quot;:&quot;;TEXT(MOD(INT([.E180]/60);60);&quot;00&quot;);&quot;:&quot;;TEXT(MOD([.E180];60);&quot;00,0&quot;))" office:value-type="string" office:string-value="01 06:46:46,0" calcext:value-type="string">
            <text:p>01 06:46:46,0</text:p>
          </table:table-cell>
          <table:table-cell table:formula="of:=IF ([.J180]&lt;&gt;&quot;&quot;;[.J180]+[.C180];[.G179]+[.C180])" office:value-type="float" office:value="1446528753" calcext:value-type="float">
            <text:p>1446528753</text:p>
          </table:table-cell>
          <table:table-cell table:formula="of:=[.G180]/86400+DATEVALUE(&quot;1970-01-01 00:00:00&quot;)" office:value-type="date" office:date-value="2015-11-03T05:32:33" calcext:value-type="date">
            <text:p>2015/11/03 05:32:33</text:p>
          </table:table-cell>
          <table:table-cell table:number-columns-repeated="6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table:formula="of:=[.A181]*1000*50" office:value-type="float" office:value="9000000" calcext:value-type="float">
            <text:p>9000000</text:p>
          </table:table-cell>
          <table:table-cell office:value-type="float" office:value="571" calcext:value-type="float">
            <text:p>571,0</text:p>
          </table:table-cell>
          <table:table-cell table:style-name="ce10" table:formula="of:=CONCATENATE(TEXT(MOD(INT([.C181]/60);60);&quot;00&quot;);&quot;:&quot;;TEXT(MOD([.C181];60);&quot;00,0&quot;))" office:value-type="string" office:string-value="09:31,0" calcext:value-type="string">
            <text:p>09:31,0</text:p>
          </table:table-cell>
          <table:table-cell table:formula="of:=[.C181]+[.E180]" office:value-type="float" office:value="111377" calcext:value-type="float">
            <text:p>111377,0</text:p>
          </table:table-cell>
          <table:table-cell table:formula="of:=CONCATENATE(TEXT(INT([.E181]/(60*60*24));&quot;00&quot;);&quot; &quot;;TEXT(MOD(INT([.E181]/(60*60));24);&quot;00&quot;);&quot;:&quot;;TEXT(MOD(INT([.E181]/60);60);&quot;00&quot;);&quot;:&quot;;TEXT(MOD([.E181];60);&quot;00,0&quot;))" office:value-type="string" office:string-value="01 06:56:17,0" calcext:value-type="string">
            <text:p>01 06:56:17,0</text:p>
          </table:table-cell>
          <table:table-cell table:formula="of:=IF ([.J181]&lt;&gt;&quot;&quot;;[.J181]+[.C181];[.G180]+[.C181])" office:value-type="float" office:value="1446529324" calcext:value-type="float">
            <text:p>1446529324</text:p>
          </table:table-cell>
          <table:table-cell table:formula="of:=[.G181]/86400+DATEVALUE(&quot;1970-01-01 00:00:00&quot;)" office:value-type="date" office:date-value="2015-11-03T05:42:04" calcext:value-type="date">
            <text:p>2015/11/03 05:42:04</text:p>
          </table:table-cell>
          <table:table-cell table:number-columns-repeated="6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table:formula="of:=[.A182]*1000*50" office:value-type="float" office:value="9050000" calcext:value-type="float">
            <text:p>9050000</text:p>
          </table:table-cell>
          <table:table-cell office:value-type="float" office:value="571" calcext:value-type="float">
            <text:p>571,0</text:p>
          </table:table-cell>
          <table:table-cell table:style-name="ce10" table:formula="of:=CONCATENATE(TEXT(MOD(INT([.C182]/60);60);&quot;00&quot;);&quot;:&quot;;TEXT(MOD([.C182];60);&quot;00,0&quot;))" office:value-type="string" office:string-value="09:31,0" calcext:value-type="string">
            <text:p>09:31,0</text:p>
          </table:table-cell>
          <table:table-cell table:formula="of:=[.C182]+[.E181]" office:value-type="float" office:value="111948" calcext:value-type="float">
            <text:p>111948,0</text:p>
          </table:table-cell>
          <table:table-cell table:formula="of:=CONCATENATE(TEXT(INT([.E182]/(60*60*24));&quot;00&quot;);&quot; &quot;;TEXT(MOD(INT([.E182]/(60*60));24);&quot;00&quot;);&quot;:&quot;;TEXT(MOD(INT([.E182]/60);60);&quot;00&quot;);&quot;:&quot;;TEXT(MOD([.E182];60);&quot;00,0&quot;))" office:value-type="string" office:string-value="01 07:05:48,0" calcext:value-type="string">
            <text:p>01 07:05:48,0</text:p>
          </table:table-cell>
          <table:table-cell table:formula="of:=IF ([.J182]&lt;&gt;&quot;&quot;;[.J182]+[.C182];[.G181]+[.C182])" office:value-type="float" office:value="1446529895" calcext:value-type="float">
            <text:p>1446529895</text:p>
          </table:table-cell>
          <table:table-cell table:formula="of:=[.G182]/86400+DATEVALUE(&quot;1970-01-01 00:00:00&quot;)" office:value-type="date" office:date-value="2015-11-03T05:51:35" calcext:value-type="date">
            <text:p>2015/11/03 05:51:35</text:p>
          </table:table-cell>
          <table:table-cell table:number-columns-repeated="6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table:formula="of:=[.A183]*1000*50" office:value-type="float" office:value="9100000" calcext:value-type="float">
            <text:p>9100000</text:p>
          </table:table-cell>
          <table:table-cell office:value-type="float" office:value="571" calcext:value-type="float">
            <text:p>571,0</text:p>
          </table:table-cell>
          <table:table-cell table:style-name="ce10" table:formula="of:=CONCATENATE(TEXT(MOD(INT([.C183]/60);60);&quot;00&quot;);&quot;:&quot;;TEXT(MOD([.C183];60);&quot;00,0&quot;))" office:value-type="string" office:string-value="09:31,0" calcext:value-type="string">
            <text:p>09:31,0</text:p>
          </table:table-cell>
          <table:table-cell table:formula="of:=[.C183]+[.E182]" office:value-type="float" office:value="112519" calcext:value-type="float">
            <text:p>112519,0</text:p>
          </table:table-cell>
          <table:table-cell table:formula="of:=CONCATENATE(TEXT(INT([.E183]/(60*60*24));&quot;00&quot;);&quot; &quot;;TEXT(MOD(INT([.E183]/(60*60));24);&quot;00&quot;);&quot;:&quot;;TEXT(MOD(INT([.E183]/60);60);&quot;00&quot;);&quot;:&quot;;TEXT(MOD([.E183];60);&quot;00,0&quot;))" office:value-type="string" office:string-value="01 07:15:19,0" calcext:value-type="string">
            <text:p>01 07:15:19,0</text:p>
          </table:table-cell>
          <table:table-cell table:formula="of:=IF ([.J183]&lt;&gt;&quot;&quot;;[.J183]+[.C183];[.G182]+[.C183])" office:value-type="float" office:value="1446530466" calcext:value-type="float">
            <text:p>1446530466</text:p>
          </table:table-cell>
          <table:table-cell table:formula="of:=[.G183]/86400+DATEVALUE(&quot;1970-01-01 00:00:00&quot;)" office:value-type="date" office:date-value="2015-11-03T06:01:06" calcext:value-type="date">
            <text:p>2015/11/03 06:01:06</text:p>
          </table:table-cell>
          <table:table-cell table:number-columns-repeated="6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table:formula="of:=[.A184]*1000*50" office:value-type="float" office:value="9150000" calcext:value-type="float">
            <text:p>9150000</text:p>
          </table:table-cell>
          <table:table-cell office:value-type="float" office:value="570" calcext:value-type="float">
            <text:p>570,0</text:p>
          </table:table-cell>
          <table:table-cell table:style-name="ce10" table:formula="of:=CONCATENATE(TEXT(MOD(INT([.C184]/60);60);&quot;00&quot;);&quot;:&quot;;TEXT(MOD([.C184];60);&quot;00,0&quot;))" office:value-type="string" office:string-value="09:30,0" calcext:value-type="string">
            <text:p>09:30,0</text:p>
          </table:table-cell>
          <table:table-cell table:formula="of:=[.C184]+[.E183]" office:value-type="float" office:value="113089" calcext:value-type="float">
            <text:p>113089,0</text:p>
          </table:table-cell>
          <table:table-cell table:formula="of:=CONCATENATE(TEXT(INT([.E184]/(60*60*24));&quot;00&quot;);&quot; &quot;;TEXT(MOD(INT([.E184]/(60*60));24);&quot;00&quot;);&quot;:&quot;;TEXT(MOD(INT([.E184]/60);60);&quot;00&quot;);&quot;:&quot;;TEXT(MOD([.E184];60);&quot;00,0&quot;))" office:value-type="string" office:string-value="01 07:24:49,0" calcext:value-type="string">
            <text:p>01 07:24:49,0</text:p>
          </table:table-cell>
          <table:table-cell table:formula="of:=IF ([.J184]&lt;&gt;&quot;&quot;;[.J184]+[.C184];[.G183]+[.C184])" office:value-type="float" office:value="1446531036" calcext:value-type="float">
            <text:p>1446531036</text:p>
          </table:table-cell>
          <table:table-cell table:formula="of:=[.G184]/86400+DATEVALUE(&quot;1970-01-01 00:00:00&quot;)" office:value-type="date" office:date-value="2015-11-03T06:10:36" calcext:value-type="date">
            <text:p>2015/11/03 06:10:36</text:p>
          </table:table-cell>
          <table:table-cell table:number-columns-repeated="6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table:formula="of:=[.A185]*1000*50" office:value-type="float" office:value="9200000" calcext:value-type="float">
            <text:p>9200000</text:p>
          </table:table-cell>
          <table:table-cell office:value-type="float" office:value="571" calcext:value-type="float">
            <text:p>571,0</text:p>
          </table:table-cell>
          <table:table-cell table:style-name="ce10" table:formula="of:=CONCATENATE(TEXT(MOD(INT([.C185]/60);60);&quot;00&quot;);&quot;:&quot;;TEXT(MOD([.C185];60);&quot;00,0&quot;))" office:value-type="string" office:string-value="09:31,0" calcext:value-type="string">
            <text:p>09:31,0</text:p>
          </table:table-cell>
          <table:table-cell table:formula="of:=[.C185]+[.E184]" office:value-type="float" office:value="113660" calcext:value-type="float">
            <text:p>113660,0</text:p>
          </table:table-cell>
          <table:table-cell table:formula="of:=CONCATENATE(TEXT(INT([.E185]/(60*60*24));&quot;00&quot;);&quot; &quot;;TEXT(MOD(INT([.E185]/(60*60));24);&quot;00&quot;);&quot;:&quot;;TEXT(MOD(INT([.E185]/60);60);&quot;00&quot;);&quot;:&quot;;TEXT(MOD([.E185];60);&quot;00,0&quot;))" office:value-type="string" office:string-value="01 07:34:20,0" calcext:value-type="string">
            <text:p>01 07:34:20,0</text:p>
          </table:table-cell>
          <table:table-cell table:formula="of:=IF ([.J185]&lt;&gt;&quot;&quot;;[.J185]+[.C185];[.G184]+[.C185])" office:value-type="float" office:value="1446531607" calcext:value-type="float">
            <text:p>1446531607</text:p>
          </table:table-cell>
          <table:table-cell table:formula="of:=[.G185]/86400+DATEVALUE(&quot;1970-01-01 00:00:00&quot;)" office:value-type="date" office:date-value="2015-11-03T06:20:07" calcext:value-type="date">
            <text:p>2015/11/03 06:20:07</text:p>
          </table:table-cell>
          <table:table-cell table:number-columns-repeated="6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table:formula="of:=[.A186]*1000*50" office:value-type="float" office:value="9250000" calcext:value-type="float">
            <text:p>9250000</text:p>
          </table:table-cell>
          <table:table-cell office:value-type="float" office:value="571" calcext:value-type="float">
            <text:p>571,0</text:p>
          </table:table-cell>
          <table:table-cell table:style-name="ce10" table:formula="of:=CONCATENATE(TEXT(MOD(INT([.C186]/60);60);&quot;00&quot;);&quot;:&quot;;TEXT(MOD([.C186];60);&quot;00,0&quot;))" office:value-type="string" office:string-value="09:31,0" calcext:value-type="string">
            <text:p>09:31,0</text:p>
          </table:table-cell>
          <table:table-cell table:formula="of:=[.C186]+[.E185]" office:value-type="float" office:value="114231" calcext:value-type="float">
            <text:p>114231,0</text:p>
          </table:table-cell>
          <table:table-cell table:formula="of:=CONCATENATE(TEXT(INT([.E186]/(60*60*24));&quot;00&quot;);&quot; &quot;;TEXT(MOD(INT([.E186]/(60*60));24);&quot;00&quot;);&quot;:&quot;;TEXT(MOD(INT([.E186]/60);60);&quot;00&quot;);&quot;:&quot;;TEXT(MOD([.E186];60);&quot;00,0&quot;))" office:value-type="string" office:string-value="01 07:43:51,0" calcext:value-type="string">
            <text:p>01 07:43:51,0</text:p>
          </table:table-cell>
          <table:table-cell table:formula="of:=IF ([.J186]&lt;&gt;&quot;&quot;;[.J186]+[.C186];[.G185]+[.C186])" office:value-type="float" office:value="1446532178" calcext:value-type="float">
            <text:p>1446532178</text:p>
          </table:table-cell>
          <table:table-cell table:formula="of:=[.G186]/86400+DATEVALUE(&quot;1970-01-01 00:00:00&quot;)" office:value-type="date" office:date-value="2015-11-03T06:29:38" calcext:value-type="date">
            <text:p>2015/11/03 06:29:38</text:p>
          </table:table-cell>
          <table:table-cell table:number-columns-repeated="6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table:formula="of:=[.A187]*1000*50" office:value-type="float" office:value="9300000" calcext:value-type="float">
            <text:p>9300000</text:p>
          </table:table-cell>
          <table:table-cell office:value-type="float" office:value="571" calcext:value-type="float">
            <text:p>571,0</text:p>
          </table:table-cell>
          <table:table-cell table:style-name="ce10" table:formula="of:=CONCATENATE(TEXT(MOD(INT([.C187]/60);60);&quot;00&quot;);&quot;:&quot;;TEXT(MOD([.C187];60);&quot;00,0&quot;))" office:value-type="string" office:string-value="09:31,0" calcext:value-type="string">
            <text:p>09:31,0</text:p>
          </table:table-cell>
          <table:table-cell table:formula="of:=[.C187]+[.E186]" office:value-type="float" office:value="114802" calcext:value-type="float">
            <text:p>114802,0</text:p>
          </table:table-cell>
          <table:table-cell table:formula="of:=CONCATENATE(TEXT(INT([.E187]/(60*60*24));&quot;00&quot;);&quot; &quot;;TEXT(MOD(INT([.E187]/(60*60));24);&quot;00&quot;);&quot;:&quot;;TEXT(MOD(INT([.E187]/60);60);&quot;00&quot;);&quot;:&quot;;TEXT(MOD([.E187];60);&quot;00,0&quot;))" office:value-type="string" office:string-value="01 07:53:22,0" calcext:value-type="string">
            <text:p>01 07:53:22,0</text:p>
          </table:table-cell>
          <table:table-cell table:formula="of:=IF ([.J187]&lt;&gt;&quot;&quot;;[.J187]+[.C187];[.G186]+[.C187])" office:value-type="float" office:value="1446532749" calcext:value-type="float">
            <text:p>1446532749</text:p>
          </table:table-cell>
          <table:table-cell table:formula="of:=[.G187]/86400+DATEVALUE(&quot;1970-01-01 00:00:00&quot;)" office:value-type="date" office:date-value="2015-11-03T06:39:09" calcext:value-type="date">
            <text:p>2015/11/03 06:39:09</text:p>
          </table:table-cell>
          <table:table-cell table:number-columns-repeated="6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table:formula="of:=[.A188]*1000*50" office:value-type="float" office:value="9350000" calcext:value-type="float">
            <text:p>9350000</text:p>
          </table:table-cell>
          <table:table-cell office:value-type="float" office:value="571" calcext:value-type="float">
            <text:p>571,0</text:p>
          </table:table-cell>
          <table:table-cell table:style-name="ce10" table:formula="of:=CONCATENATE(TEXT(MOD(INT([.C188]/60);60);&quot;00&quot;);&quot;:&quot;;TEXT(MOD([.C188];60);&quot;00,0&quot;))" office:value-type="string" office:string-value="09:31,0" calcext:value-type="string">
            <text:p>09:31,0</text:p>
          </table:table-cell>
          <table:table-cell table:formula="of:=[.C188]+[.E187]" office:value-type="float" office:value="115373" calcext:value-type="float">
            <text:p>115373,0</text:p>
          </table:table-cell>
          <table:table-cell table:formula="of:=CONCATENATE(TEXT(INT([.E188]/(60*60*24));&quot;00&quot;);&quot; &quot;;TEXT(MOD(INT([.E188]/(60*60));24);&quot;00&quot;);&quot;:&quot;;TEXT(MOD(INT([.E188]/60);60);&quot;00&quot;);&quot;:&quot;;TEXT(MOD([.E188];60);&quot;00,0&quot;))" office:value-type="string" office:string-value="01 08:02:53,0" calcext:value-type="string">
            <text:p>01 08:02:53,0</text:p>
          </table:table-cell>
          <table:table-cell table:formula="of:=IF ([.J188]&lt;&gt;&quot;&quot;;[.J188]+[.C188];[.G187]+[.C188])" office:value-type="float" office:value="1446533320" calcext:value-type="float">
            <text:p>1446533320</text:p>
          </table:table-cell>
          <table:table-cell table:formula="of:=[.G188]/86400+DATEVALUE(&quot;1970-01-01 00:00:00&quot;)" office:value-type="date" office:date-value="2015-11-03T06:48:40" calcext:value-type="date">
            <text:p>2015/11/03 06:48:40</text:p>
          </table:table-cell>
          <table:table-cell table:number-columns-repeated="6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table:formula="of:=[.A189]*1000*50" office:value-type="float" office:value="9400000" calcext:value-type="float">
            <text:p>9400000</text:p>
          </table:table-cell>
          <table:table-cell office:value-type="float" office:value="577" calcext:value-type="float">
            <text:p>577,0</text:p>
          </table:table-cell>
          <table:table-cell table:style-name="ce10" table:formula="of:=CONCATENATE(TEXT(MOD(INT([.C189]/60);60);&quot;00&quot;);&quot;:&quot;;TEXT(MOD([.C189];60);&quot;00,0&quot;))" office:value-type="string" office:string-value="09:37,0" calcext:value-type="string">
            <text:p>09:37,0</text:p>
          </table:table-cell>
          <table:table-cell table:formula="of:=[.C189]+[.E188]" office:value-type="float" office:value="115950" calcext:value-type="float">
            <text:p>115950,0</text:p>
          </table:table-cell>
          <table:table-cell table:formula="of:=CONCATENATE(TEXT(INT([.E189]/(60*60*24));&quot;00&quot;);&quot; &quot;;TEXT(MOD(INT([.E189]/(60*60));24);&quot;00&quot;);&quot;:&quot;;TEXT(MOD(INT([.E189]/60);60);&quot;00&quot;);&quot;:&quot;;TEXT(MOD([.E189];60);&quot;00,0&quot;))" office:value-type="string" office:string-value="01 08:12:30,0" calcext:value-type="string">
            <text:p>01 08:12:30,0</text:p>
          </table:table-cell>
          <table:table-cell table:formula="of:=IF ([.J189]&lt;&gt;&quot;&quot;;[.J189]+[.C189];[.G188]+[.C189])" office:value-type="float" office:value="1446533897" calcext:value-type="float">
            <text:p>1446533897</text:p>
          </table:table-cell>
          <table:table-cell table:formula="of:=[.G189]/86400+DATEVALUE(&quot;1970-01-01 00:00:00&quot;)" office:value-type="date" office:date-value="2015-11-03T06:58:17" calcext:value-type="date">
            <text:p>2015/11/03 06:58:17</text:p>
          </table:table-cell>
          <table:table-cell table:number-columns-repeated="6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table:formula="of:=[.A190]*1000*50" office:value-type="float" office:value="9450000" calcext:value-type="float">
            <text:p>9450000</text:p>
          </table:table-cell>
          <table:table-cell office:value-type="float" office:value="574" calcext:value-type="float">
            <text:p>574,0</text:p>
          </table:table-cell>
          <table:table-cell table:style-name="ce10" table:formula="of:=CONCATENATE(TEXT(MOD(INT([.C190]/60);60);&quot;00&quot;);&quot;:&quot;;TEXT(MOD([.C190];60);&quot;00,0&quot;))" office:value-type="string" office:string-value="09:34,0" calcext:value-type="string">
            <text:p>09:34,0</text:p>
          </table:table-cell>
          <table:table-cell table:formula="of:=[.C190]+[.E189]" office:value-type="float" office:value="116524" calcext:value-type="float">
            <text:p>116524,0</text:p>
          </table:table-cell>
          <table:table-cell table:formula="of:=CONCATENATE(TEXT(INT([.E190]/(60*60*24));&quot;00&quot;);&quot; &quot;;TEXT(MOD(INT([.E190]/(60*60));24);&quot;00&quot;);&quot;:&quot;;TEXT(MOD(INT([.E190]/60);60);&quot;00&quot;);&quot;:&quot;;TEXT(MOD([.E190];60);&quot;00,0&quot;))" office:value-type="string" office:string-value="01 08:22:04,0" calcext:value-type="string">
            <text:p>01 08:22:04,0</text:p>
          </table:table-cell>
          <table:table-cell table:formula="of:=IF ([.J190]&lt;&gt;&quot;&quot;;[.J190]+[.C190];[.G189]+[.C190])" office:value-type="float" office:value="1446534471" calcext:value-type="float">
            <text:p>1446534471</text:p>
          </table:table-cell>
          <table:table-cell table:formula="of:=[.G190]/86400+DATEVALUE(&quot;1970-01-01 00:00:00&quot;)" office:value-type="date" office:date-value="2015-11-03T07:07:51.000001" calcext:value-type="date">
            <text:p>2015/11/03 07:07:51</text:p>
          </table:table-cell>
          <table:table-cell table:number-columns-repeated="6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table:formula="of:=[.A191]*1000*50" office:value-type="float" office:value="9500000" calcext:value-type="float">
            <text:p>9500000</text:p>
          </table:table-cell>
          <table:table-cell office:value-type="float" office:value="579" calcext:value-type="float">
            <text:p>579,0</text:p>
          </table:table-cell>
          <table:table-cell table:style-name="ce10" table:formula="of:=CONCATENATE(TEXT(MOD(INT([.C191]/60);60);&quot;00&quot;);&quot;:&quot;;TEXT(MOD([.C191];60);&quot;00,0&quot;))" office:value-type="string" office:string-value="09:39,0" calcext:value-type="string">
            <text:p>09:39,0</text:p>
          </table:table-cell>
          <table:table-cell table:formula="of:=[.C191]+[.E190]" office:value-type="float" office:value="117103" calcext:value-type="float">
            <text:p>117103,0</text:p>
          </table:table-cell>
          <table:table-cell table:formula="of:=CONCATENATE(TEXT(INT([.E191]/(60*60*24));&quot;00&quot;);&quot; &quot;;TEXT(MOD(INT([.E191]/(60*60));24);&quot;00&quot;);&quot;:&quot;;TEXT(MOD(INT([.E191]/60);60);&quot;00&quot;);&quot;:&quot;;TEXT(MOD([.E191];60);&quot;00,0&quot;))" office:value-type="string" office:string-value="01 08:31:43,0" calcext:value-type="string">
            <text:p>01 08:31:43,0</text:p>
          </table:table-cell>
          <table:table-cell table:formula="of:=IF ([.J191]&lt;&gt;&quot;&quot;;[.J191]+[.C191];[.G190]+[.C191])" office:value-type="float" office:value="1446535050" calcext:value-type="float">
            <text:p>1446535050</text:p>
          </table:table-cell>
          <table:table-cell table:formula="of:=[.G191]/86400+DATEVALUE(&quot;1970-01-01 00:00:00&quot;)" office:value-type="date" office:date-value="2015-11-03T07:17:30.000001" calcext:value-type="date">
            <text:p>2015/11/03 07:17:30</text:p>
          </table:table-cell>
          <table:table-cell table:number-columns-repeated="6"/>
        </table:table-row>
        <table:table-row table:style-name="ro1">
          <table:table-cell table:style-name="ce2" table:formula="of:=[.A191]+1" office:value-type="float" office:value="191" calcext:value-type="float">
            <text:p>191</text:p>
          </table:table-cell>
          <table:table-cell table:style-name="ce2" table:formula="of:=[.A192]*1000*50" office:value-type="float" office:value="9550000" calcext:value-type="float">
            <text:p>9550000</text:p>
          </table:table-cell>
          <table:table-cell table:style-name="ce6" office:value-type="float" office:value="578" calcext:value-type="float">
            <text:p>578,0</text:p>
          </table:table-cell>
          <table:table-cell table:style-name="ce9" table:formula="of:=CONCATENATE(TEXT(MOD(INT([.C192]/60);60);&quot;00&quot;);&quot;:&quot;;TEXT(MOD([.C192];60);&quot;00,0&quot;))" office:value-type="string" office:string-value="09:38,0" calcext:value-type="string">
            <text:p>09:38,0</text:p>
          </table:table-cell>
          <table:table-cell table:style-name="ce6" table:formula="of:=[.C192]+[.E191]" office:value-type="float" office:value="117681" calcext:value-type="float">
            <text:p>117681,0</text:p>
          </table:table-cell>
          <table:table-cell table:style-name="ce2" table:formula="of:=CONCATENATE(TEXT(INT([.E192]/(60*60*24));&quot;00&quot;);&quot; &quot;;TEXT(MOD(INT([.E192]/(60*60));24);&quot;00&quot;);&quot;:&quot;;TEXT(MOD(INT([.E192]/60);60);&quot;00&quot;);&quot;:&quot;;TEXT(MOD([.E192];60);&quot;00,0&quot;))" office:value-type="string" office:string-value="01 08:41:21,0" calcext:value-type="string">
            <text:p>01 08:41:21,0</text:p>
          </table:table-cell>
          <table:table-cell table:style-name="ce14" table:formula="of:=IF ([.J192]&lt;&gt;&quot;&quot;;[.J192]+[.C192];[.G191]+[.C192])" office:value-type="float" office:value="1446536688" calcext:value-type="float">
            <text:p>1446536688</text:p>
          </table:table-cell>
          <table:table-cell table:style-name="ce18" table:formula="of:=[.G192]/86400+DATEVALUE(&quot;1970-01-01 00:00:00&quot;)" office:value-type="date" office:date-value="2015-11-03T07:44:48" calcext:value-type="date">
            <text:p>2015/11/03 07:44:48</text:p>
          </table:table-cell>
          <table:table-cell table:style-name="ce22" office:value-type="string" calcext:value-type="string">
            <text:p>⟵</text:p>
          </table:table-cell>
          <table:table-cell table:style-name="ce14" table:formula="of:=([.$K192]-DATEVALUE(&quot;1970-01-01 00:00:00&quot;))*86400" office:value-type="float" office:value="1446536110" calcext:value-type="float">
            <text:p>1446536110</text:p>
          </table:table-cell>
          <table:table-cell table:style-name="ce26" office:value-type="date" office:date-value="2015-11-03T07:35:10" calcext:value-type="date">
            <text:p>2015/11/03 07:35:10 UTC</text:p>
          </table:table-cell>
          <table:table-cell table:number-columns-repeated="3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table:formula="of:=[.A193]*1000*50" office:value-type="float" office:value="9600000" calcext:value-type="float">
            <text:p>9600000</text:p>
          </table:table-cell>
          <table:table-cell office:value-type="float" office:value="570" calcext:value-type="float">
            <text:p>570,0</text:p>
          </table:table-cell>
          <table:table-cell table:style-name="ce10" table:formula="of:=CONCATENATE(TEXT(MOD(INT([.C193]/60);60);&quot;00&quot;);&quot;:&quot;;TEXT(MOD([.C193];60);&quot;00,0&quot;))" office:value-type="string" office:string-value="09:30,0" calcext:value-type="string">
            <text:p>09:30,0</text:p>
          </table:table-cell>
          <table:table-cell table:formula="of:=[.C193]+[.E192]" office:value-type="float" office:value="118251" calcext:value-type="float">
            <text:p>118251,0</text:p>
          </table:table-cell>
          <table:table-cell table:formula="of:=CONCATENATE(TEXT(INT([.E193]/(60*60*24));&quot;00&quot;);&quot; &quot;;TEXT(MOD(INT([.E193]/(60*60));24);&quot;00&quot;);&quot;:&quot;;TEXT(MOD(INT([.E193]/60);60);&quot;00&quot;);&quot;:&quot;;TEXT(MOD([.E193];60);&quot;00,0&quot;))" office:value-type="string" office:string-value="01 08:50:51,0" calcext:value-type="string">
            <text:p>01 08:50:51,0</text:p>
          </table:table-cell>
          <table:table-cell table:formula="of:=IF ([.J193]&lt;&gt;&quot;&quot;;[.J193]+[.C193];[.G192]+[.C193])" office:value-type="float" office:value="1446537258" calcext:value-type="float">
            <text:p>1446537258</text:p>
          </table:table-cell>
          <table:table-cell table:formula="of:=[.G193]/86400+DATEVALUE(&quot;1970-01-01 00:00:00&quot;)" office:value-type="date" office:date-value="2015-11-03T07:54:18" calcext:value-type="date">
            <text:p>2015/11/03 07:54:18</text:p>
          </table:table-cell>
          <table:table-cell table:number-columns-repeated="6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table:formula="of:=[.A194]*1000*50" office:value-type="float" office:value="9650000" calcext:value-type="float">
            <text:p>9650000</text:p>
          </table:table-cell>
          <table:table-cell office:value-type="float" office:value="569" calcext:value-type="float">
            <text:p>569,0</text:p>
          </table:table-cell>
          <table:table-cell table:style-name="ce10" table:formula="of:=CONCATENATE(TEXT(MOD(INT([.C194]/60);60);&quot;00&quot;);&quot;:&quot;;TEXT(MOD([.C194];60);&quot;00,0&quot;))" office:value-type="string" office:string-value="09:29,0" calcext:value-type="string">
            <text:p>09:29,0</text:p>
          </table:table-cell>
          <table:table-cell table:formula="of:=[.C194]+[.E193]" office:value-type="float" office:value="118820" calcext:value-type="float">
            <text:p>118820,0</text:p>
          </table:table-cell>
          <table:table-cell table:formula="of:=CONCATENATE(TEXT(INT([.E194]/(60*60*24));&quot;00&quot;);&quot; &quot;;TEXT(MOD(INT([.E194]/(60*60));24);&quot;00&quot;);&quot;:&quot;;TEXT(MOD(INT([.E194]/60);60);&quot;00&quot;);&quot;:&quot;;TEXT(MOD([.E194];60);&quot;00,0&quot;))" office:value-type="string" office:string-value="01 09:00:20,0" calcext:value-type="string">
            <text:p>01 09:00:20,0</text:p>
          </table:table-cell>
          <table:table-cell table:formula="of:=IF ([.J194]&lt;&gt;&quot;&quot;;[.J194]+[.C194];[.G193]+[.C194])" office:value-type="float" office:value="1446537827" calcext:value-type="float">
            <text:p>1446537827</text:p>
          </table:table-cell>
          <table:table-cell table:formula="of:=[.G194]/86400+DATEVALUE(&quot;1970-01-01 00:00:00&quot;)" office:value-type="date" office:date-value="2015-11-03T08:03:47" calcext:value-type="date">
            <text:p>2015/11/03 08:03:47</text:p>
          </table:table-cell>
          <table:table-cell table:number-columns-repeated="6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table:formula="of:=[.A195]*1000*50" office:value-type="float" office:value="9700000" calcext:value-type="float">
            <text:p>9700000</text:p>
          </table:table-cell>
          <table:table-cell office:value-type="float" office:value="568" calcext:value-type="float">
            <text:p>568,0</text:p>
          </table:table-cell>
          <table:table-cell table:style-name="ce10" table:formula="of:=CONCATENATE(TEXT(MOD(INT([.C195]/60);60);&quot;00&quot;);&quot;:&quot;;TEXT(MOD([.C195];60);&quot;00,0&quot;))" office:value-type="string" office:string-value="09:28,0" calcext:value-type="string">
            <text:p>09:28,0</text:p>
          </table:table-cell>
          <table:table-cell table:formula="of:=[.C195]+[.E194]" office:value-type="float" office:value="119388" calcext:value-type="float">
            <text:p>119388,0</text:p>
          </table:table-cell>
          <table:table-cell table:formula="of:=CONCATENATE(TEXT(INT([.E195]/(60*60*24));&quot;00&quot;);&quot; &quot;;TEXT(MOD(INT([.E195]/(60*60));24);&quot;00&quot;);&quot;:&quot;;TEXT(MOD(INT([.E195]/60);60);&quot;00&quot;);&quot;:&quot;;TEXT(MOD([.E195];60);&quot;00,0&quot;))" office:value-type="string" office:string-value="01 09:09:48,0" calcext:value-type="string">
            <text:p>01 09:09:48,0</text:p>
          </table:table-cell>
          <table:table-cell table:formula="of:=IF ([.J195]&lt;&gt;&quot;&quot;;[.J195]+[.C195];[.G194]+[.C195])" office:value-type="float" office:value="1446538395" calcext:value-type="float">
            <text:p>1446538395</text:p>
          </table:table-cell>
          <table:table-cell table:formula="of:=[.G195]/86400+DATEVALUE(&quot;1970-01-01 00:00:00&quot;)" office:value-type="date" office:date-value="2015-11-03T08:13:15" calcext:value-type="date">
            <text:p>2015/11/03 08:13:15</text:p>
          </table:table-cell>
          <table:table-cell table:number-columns-repeated="6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table:formula="of:=[.A196]*1000*50" office:value-type="float" office:value="9750000" calcext:value-type="float">
            <text:p>9750000</text:p>
          </table:table-cell>
          <table:table-cell office:value-type="float" office:value="569" calcext:value-type="float">
            <text:p>569,0</text:p>
          </table:table-cell>
          <table:table-cell table:style-name="ce10" table:formula="of:=CONCATENATE(TEXT(MOD(INT([.C196]/60);60);&quot;00&quot;);&quot;:&quot;;TEXT(MOD([.C196];60);&quot;00,0&quot;))" office:value-type="string" office:string-value="09:29,0" calcext:value-type="string">
            <text:p>09:29,0</text:p>
          </table:table-cell>
          <table:table-cell table:formula="of:=[.C196]+[.E195]" office:value-type="float" office:value="119957" calcext:value-type="float">
            <text:p>119957,0</text:p>
          </table:table-cell>
          <table:table-cell table:formula="of:=CONCATENATE(TEXT(INT([.E196]/(60*60*24));&quot;00&quot;);&quot; &quot;;TEXT(MOD(INT([.E196]/(60*60));24);&quot;00&quot;);&quot;:&quot;;TEXT(MOD(INT([.E196]/60);60);&quot;00&quot;);&quot;:&quot;;TEXT(MOD([.E196];60);&quot;00,0&quot;))" office:value-type="string" office:string-value="01 09:19:17,0" calcext:value-type="string">
            <text:p>01 09:19:17,0</text:p>
          </table:table-cell>
          <table:table-cell table:formula="of:=IF ([.J196]&lt;&gt;&quot;&quot;;[.J196]+[.C196];[.G195]+[.C196])" office:value-type="float" office:value="1446538964" calcext:value-type="float">
            <text:p>1446538964</text:p>
          </table:table-cell>
          <table:table-cell table:formula="of:=[.G196]/86400+DATEVALUE(&quot;1970-01-01 00:00:00&quot;)" office:value-type="date" office:date-value="2015-11-03T08:22:44" calcext:value-type="date">
            <text:p>2015/11/03 08:22:44</text:p>
          </table:table-cell>
          <table:table-cell table:number-columns-repeated="6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table:formula="of:=[.A197]*1000*50" office:value-type="float" office:value="9800000" calcext:value-type="float">
            <text:p>9800000</text:p>
          </table:table-cell>
          <table:table-cell office:value-type="float" office:value="568" calcext:value-type="float">
            <text:p>568,0</text:p>
          </table:table-cell>
          <table:table-cell table:style-name="ce10" table:formula="of:=CONCATENATE(TEXT(MOD(INT([.C197]/60);60);&quot;00&quot;);&quot;:&quot;;TEXT(MOD([.C197];60);&quot;00,0&quot;))" office:value-type="string" office:string-value="09:28,0" calcext:value-type="string">
            <text:p>09:28,0</text:p>
          </table:table-cell>
          <table:table-cell table:formula="of:=[.C197]+[.E196]" office:value-type="float" office:value="120525" calcext:value-type="float">
            <text:p>120525,0</text:p>
          </table:table-cell>
          <table:table-cell table:formula="of:=CONCATENATE(TEXT(INT([.E197]/(60*60*24));&quot;00&quot;);&quot; &quot;;TEXT(MOD(INT([.E197]/(60*60));24);&quot;00&quot;);&quot;:&quot;;TEXT(MOD(INT([.E197]/60);60);&quot;00&quot;);&quot;:&quot;;TEXT(MOD([.E197];60);&quot;00,0&quot;))" office:value-type="string" office:string-value="01 09:28:45,0" calcext:value-type="string">
            <text:p>01 09:28:45,0</text:p>
          </table:table-cell>
          <table:table-cell table:formula="of:=IF ([.J197]&lt;&gt;&quot;&quot;;[.J197]+[.C197];[.G196]+[.C197])" office:value-type="float" office:value="1446539532" calcext:value-type="float">
            <text:p>1446539532</text:p>
          </table:table-cell>
          <table:table-cell table:formula="of:=[.G197]/86400+DATEVALUE(&quot;1970-01-01 00:00:00&quot;)" office:value-type="date" office:date-value="2015-11-03T08:32:12" calcext:value-type="date">
            <text:p>2015/11/03 08:32:12</text:p>
          </table:table-cell>
          <table:table-cell table:number-columns-repeated="6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table:formula="of:=[.A198]*1000*50" office:value-type="float" office:value="9850000" calcext:value-type="float">
            <text:p>9850000</text:p>
          </table:table-cell>
          <table:table-cell office:value-type="float" office:value="568" calcext:value-type="float">
            <text:p>568,0</text:p>
          </table:table-cell>
          <table:table-cell table:style-name="ce10" table:formula="of:=CONCATENATE(TEXT(MOD(INT([.C198]/60);60);&quot;00&quot;);&quot;:&quot;;TEXT(MOD([.C198];60);&quot;00,0&quot;))" office:value-type="string" office:string-value="09:28,0" calcext:value-type="string">
            <text:p>09:28,0</text:p>
          </table:table-cell>
          <table:table-cell table:formula="of:=[.C198]+[.E197]" office:value-type="float" office:value="121093" calcext:value-type="float">
            <text:p>121093,0</text:p>
          </table:table-cell>
          <table:table-cell table:formula="of:=CONCATENATE(TEXT(INT([.E198]/(60*60*24));&quot;00&quot;);&quot; &quot;;TEXT(MOD(INT([.E198]/(60*60));24);&quot;00&quot;);&quot;:&quot;;TEXT(MOD(INT([.E198]/60);60);&quot;00&quot;);&quot;:&quot;;TEXT(MOD([.E198];60);&quot;00,0&quot;))" office:value-type="string" office:string-value="01 09:38:13,0" calcext:value-type="string">
            <text:p>01 09:38:13,0</text:p>
          </table:table-cell>
          <table:table-cell table:formula="of:=IF ([.J198]&lt;&gt;&quot;&quot;;[.J198]+[.C198];[.G197]+[.C198])" office:value-type="float" office:value="1446540100" calcext:value-type="float">
            <text:p>1446540100</text:p>
          </table:table-cell>
          <table:table-cell table:formula="of:=[.G198]/86400+DATEVALUE(&quot;1970-01-01 00:00:00&quot;)" office:value-type="date" office:date-value="2015-11-03T08:41:40.000001" calcext:value-type="date">
            <text:p>2015/11/03 08:41:40</text:p>
          </table:table-cell>
          <table:table-cell table:number-columns-repeated="6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table:formula="of:=[.A199]*1000*50" office:value-type="float" office:value="9900000" calcext:value-type="float">
            <text:p>9900000</text:p>
          </table:table-cell>
          <table:table-cell office:value-type="float" office:value="569" calcext:value-type="float">
            <text:p>569,0</text:p>
          </table:table-cell>
          <table:table-cell table:style-name="ce10" table:formula="of:=CONCATENATE(TEXT(MOD(INT([.C199]/60);60);&quot;00&quot;);&quot;:&quot;;TEXT(MOD([.C199];60);&quot;00,0&quot;))" office:value-type="string" office:string-value="09:29,0" calcext:value-type="string">
            <text:p>09:29,0</text:p>
          </table:table-cell>
          <table:table-cell table:formula="of:=[.C199]+[.E198]" office:value-type="float" office:value="121662" calcext:value-type="float">
            <text:p>121662,0</text:p>
          </table:table-cell>
          <table:table-cell table:formula="of:=CONCATENATE(TEXT(INT([.E199]/(60*60*24));&quot;00&quot;);&quot; &quot;;TEXT(MOD(INT([.E199]/(60*60));24);&quot;00&quot;);&quot;:&quot;;TEXT(MOD(INT([.E199]/60);60);&quot;00&quot;);&quot;:&quot;;TEXT(MOD([.E199];60);&quot;00,0&quot;))" office:value-type="string" office:string-value="01 09:47:42,0" calcext:value-type="string">
            <text:p>01 09:47:42,0</text:p>
          </table:table-cell>
          <table:table-cell table:formula="of:=IF ([.J199]&lt;&gt;&quot;&quot;;[.J199]+[.C199];[.G198]+[.C199])" office:value-type="float" office:value="1446540669" calcext:value-type="float">
            <text:p>1446540669</text:p>
          </table:table-cell>
          <table:table-cell table:formula="of:=[.G199]/86400+DATEVALUE(&quot;1970-01-01 00:00:00&quot;)" office:value-type="date" office:date-value="2015-11-03T08:51:09" calcext:value-type="date">
            <text:p>2015/11/03 08:51:09</text:p>
          </table:table-cell>
          <table:table-cell table:number-columns-repeated="6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table:formula="of:=[.A200]*1000*50" office:value-type="float" office:value="9950000" calcext:value-type="float">
            <text:p>9950000</text:p>
          </table:table-cell>
          <table:table-cell office:value-type="float" office:value="568" calcext:value-type="float">
            <text:p>568,0</text:p>
          </table:table-cell>
          <table:table-cell table:style-name="ce10" table:formula="of:=CONCATENATE(TEXT(MOD(INT([.C200]/60);60);&quot;00&quot;);&quot;:&quot;;TEXT(MOD([.C200];60);&quot;00,0&quot;))" office:value-type="string" office:string-value="09:28,0" calcext:value-type="string">
            <text:p>09:28,0</text:p>
          </table:table-cell>
          <table:table-cell table:formula="of:=[.C200]+[.E199]" office:value-type="float" office:value="122230" calcext:value-type="float">
            <text:p>122230,0</text:p>
          </table:table-cell>
          <table:table-cell table:formula="of:=CONCATENATE(TEXT(INT([.E200]/(60*60*24));&quot;00&quot;);&quot; &quot;;TEXT(MOD(INT([.E200]/(60*60));24);&quot;00&quot;);&quot;:&quot;;TEXT(MOD(INT([.E200]/60);60);&quot;00&quot;);&quot;:&quot;;TEXT(MOD([.E200];60);&quot;00,0&quot;))" office:value-type="string" office:string-value="01 09:57:10,0" calcext:value-type="string">
            <text:p>01 09:57:10,0</text:p>
          </table:table-cell>
          <table:table-cell table:formula="of:=IF ([.J200]&lt;&gt;&quot;&quot;;[.J200]+[.C200];[.G199]+[.C200])" office:value-type="float" office:value="1446541237" calcext:value-type="float">
            <text:p>1446541237</text:p>
          </table:table-cell>
          <table:table-cell table:formula="of:=[.G200]/86400+DATEVALUE(&quot;1970-01-01 00:00:00&quot;)" office:value-type="date" office:date-value="2015-11-03T09:00:37" calcext:value-type="date">
            <text:p>2015/11/03 09:00:37</text:p>
          </table:table-cell>
          <table:table-cell table:number-columns-repeated="6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table:formula="of:=[.A201]*1000*50" office:value-type="float" office:value="10000000" calcext:value-type="float">
            <text:p>10000000</text:p>
          </table:table-cell>
          <table:table-cell office:value-type="float" office:value="569" calcext:value-type="float">
            <text:p>569,0</text:p>
          </table:table-cell>
          <table:table-cell table:style-name="ce10" table:formula="of:=CONCATENATE(TEXT(MOD(INT([.C201]/60);60);&quot;00&quot;);&quot;:&quot;;TEXT(MOD([.C201];60);&quot;00,0&quot;))" office:value-type="string" office:string-value="09:29,0" calcext:value-type="string">
            <text:p>09:29,0</text:p>
          </table:table-cell>
          <table:table-cell table:formula="of:=[.C201]+[.E200]" office:value-type="float" office:value="122799" calcext:value-type="float">
            <text:p>122799,0</text:p>
          </table:table-cell>
          <table:table-cell table:formula="of:=CONCATENATE(TEXT(INT([.E201]/(60*60*24));&quot;00&quot;);&quot; &quot;;TEXT(MOD(INT([.E201]/(60*60));24);&quot;00&quot;);&quot;:&quot;;TEXT(MOD(INT([.E201]/60);60);&quot;00&quot;);&quot;:&quot;;TEXT(MOD([.E201];60);&quot;00,0&quot;))" office:value-type="string" office:string-value="01 10:06:39,0" calcext:value-type="string">
            <text:p>01 10:06:39,0</text:p>
          </table:table-cell>
          <table:table-cell table:formula="of:=IF ([.J201]&lt;&gt;&quot;&quot;;[.J201]+[.C201];[.G200]+[.C201])" office:value-type="float" office:value="1446541806" calcext:value-type="float">
            <text:p>1446541806</text:p>
          </table:table-cell>
          <table:table-cell table:formula="of:=[.G201]/86400+DATEVALUE(&quot;1970-01-01 00:00:00&quot;)" office:value-type="date" office:date-value="2015-11-03T09:10:06" calcext:value-type="date">
            <text:p>2015/11/03 09:10:06</text:p>
          </table:table-cell>
          <table:table-cell table:number-columns-repeated="6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table:formula="of:=[.A202]*1000*50" office:value-type="float" office:value="10050000" calcext:value-type="float">
            <text:p>10050000</text:p>
          </table:table-cell>
          <table:table-cell office:value-type="float" office:value="568" calcext:value-type="float">
            <text:p>568,0</text:p>
          </table:table-cell>
          <table:table-cell table:style-name="ce10" table:formula="of:=CONCATENATE(TEXT(MOD(INT([.C202]/60);60);&quot;00&quot;);&quot;:&quot;;TEXT(MOD([.C202];60);&quot;00,0&quot;))" office:value-type="string" office:string-value="09:28,0" calcext:value-type="string">
            <text:p>09:28,0</text:p>
          </table:table-cell>
          <table:table-cell table:formula="of:=[.C202]+[.E201]" office:value-type="float" office:value="123367" calcext:value-type="float">
            <text:p>123367,0</text:p>
          </table:table-cell>
          <table:table-cell table:formula="of:=CONCATENATE(TEXT(INT([.E202]/(60*60*24));&quot;00&quot;);&quot; &quot;;TEXT(MOD(INT([.E202]/(60*60));24);&quot;00&quot;);&quot;:&quot;;TEXT(MOD(INT([.E202]/60);60);&quot;00&quot;);&quot;:&quot;;TEXT(MOD([.E202];60);&quot;00,0&quot;))" office:value-type="string" office:string-value="01 10:16:07,0" calcext:value-type="string">
            <text:p>01 10:16:07,0</text:p>
          </table:table-cell>
          <table:table-cell table:formula="of:=IF ([.J202]&lt;&gt;&quot;&quot;;[.J202]+[.C202];[.G201]+[.C202])" office:value-type="float" office:value="1446542374" calcext:value-type="float">
            <text:p>1446542374</text:p>
          </table:table-cell>
          <table:table-cell table:formula="of:=[.G202]/86400+DATEVALUE(&quot;1970-01-01 00:00:00&quot;)" office:value-type="date" office:date-value="2015-11-03T09:19:34" calcext:value-type="date">
            <text:p>2015/11/03 09:19:34</text:p>
          </table:table-cell>
          <table:table-cell table:number-columns-repeated="6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table:formula="of:=[.A203]*1000*50" office:value-type="float" office:value="10100000" calcext:value-type="float">
            <text:p>10100000</text:p>
          </table:table-cell>
          <table:table-cell office:value-type="float" office:value="568" calcext:value-type="float">
            <text:p>568,0</text:p>
          </table:table-cell>
          <table:table-cell table:style-name="ce10" table:formula="of:=CONCATENATE(TEXT(MOD(INT([.C203]/60);60);&quot;00&quot;);&quot;:&quot;;TEXT(MOD([.C203];60);&quot;00,0&quot;))" office:value-type="string" office:string-value="09:28,0" calcext:value-type="string">
            <text:p>09:28,0</text:p>
          </table:table-cell>
          <table:table-cell table:formula="of:=[.C203]+[.E202]" office:value-type="float" office:value="123935" calcext:value-type="float">
            <text:p>123935,0</text:p>
          </table:table-cell>
          <table:table-cell table:formula="of:=CONCATENATE(TEXT(INT([.E203]/(60*60*24));&quot;00&quot;);&quot; &quot;;TEXT(MOD(INT([.E203]/(60*60));24);&quot;00&quot;);&quot;:&quot;;TEXT(MOD(INT([.E203]/60);60);&quot;00&quot;);&quot;:&quot;;TEXT(MOD([.E203];60);&quot;00,0&quot;))" office:value-type="string" office:string-value="01 10:25:35,0" calcext:value-type="string">
            <text:p>01 10:25:35,0</text:p>
          </table:table-cell>
          <table:table-cell table:formula="of:=IF ([.J203]&lt;&gt;&quot;&quot;;[.J203]+[.C203];[.G202]+[.C203])" office:value-type="float" office:value="1446542942" calcext:value-type="float">
            <text:p>1446542942</text:p>
          </table:table-cell>
          <table:table-cell table:formula="of:=[.G203]/86400+DATEVALUE(&quot;1970-01-01 00:00:00&quot;)" office:value-type="date" office:date-value="2015-11-03T09:29:02" calcext:value-type="date">
            <text:p>2015/11/03 09:29:02</text:p>
          </table:table-cell>
          <table:table-cell table:number-columns-repeated="6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table:formula="of:=[.A204]*1000*50" office:value-type="float" office:value="10150000" calcext:value-type="float">
            <text:p>10150000</text:p>
          </table:table-cell>
          <table:table-cell office:value-type="float" office:value="568" calcext:value-type="float">
            <text:p>568,0</text:p>
          </table:table-cell>
          <table:table-cell table:style-name="ce10" table:formula="of:=CONCATENATE(TEXT(MOD(INT([.C204]/60);60);&quot;00&quot;);&quot;:&quot;;TEXT(MOD([.C204];60);&quot;00,0&quot;))" office:value-type="string" office:string-value="09:28,0" calcext:value-type="string">
            <text:p>09:28,0</text:p>
          </table:table-cell>
          <table:table-cell table:formula="of:=[.C204]+[.E203]" office:value-type="float" office:value="124503" calcext:value-type="float">
            <text:p>124503,0</text:p>
          </table:table-cell>
          <table:table-cell table:formula="of:=CONCATENATE(TEXT(INT([.E204]/(60*60*24));&quot;00&quot;);&quot; &quot;;TEXT(MOD(INT([.E204]/(60*60));24);&quot;00&quot;);&quot;:&quot;;TEXT(MOD(INT([.E204]/60);60);&quot;00&quot;);&quot;:&quot;;TEXT(MOD([.E204];60);&quot;00,0&quot;))" office:value-type="string" office:string-value="01 10:35:03,0" calcext:value-type="string">
            <text:p>01 10:35:03,0</text:p>
          </table:table-cell>
          <table:table-cell table:formula="of:=IF ([.J204]&lt;&gt;&quot;&quot;;[.J204]+[.C204];[.G203]+[.C204])" office:value-type="float" office:value="1446543510" calcext:value-type="float">
            <text:p>1446543510</text:p>
          </table:table-cell>
          <table:table-cell table:formula="of:=[.G204]/86400+DATEVALUE(&quot;1970-01-01 00:00:00&quot;)" office:value-type="date" office:date-value="2015-11-03T09:38:30.000001" calcext:value-type="date">
            <text:p>2015/11/03 09:38:30</text:p>
          </table:table-cell>
          <table:table-cell table:number-columns-repeated="6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table:formula="of:=[.A205]*1000*50" office:value-type="float" office:value="10200000" calcext:value-type="float">
            <text:p>10200000</text:p>
          </table:table-cell>
          <table:table-cell office:value-type="float" office:value="568" calcext:value-type="float">
            <text:p>568,0</text:p>
          </table:table-cell>
          <table:table-cell table:style-name="ce10" table:formula="of:=CONCATENATE(TEXT(MOD(INT([.C205]/60);60);&quot;00&quot;);&quot;:&quot;;TEXT(MOD([.C205];60);&quot;00,0&quot;))" office:value-type="string" office:string-value="09:28,0" calcext:value-type="string">
            <text:p>09:28,0</text:p>
          </table:table-cell>
          <table:table-cell table:formula="of:=[.C205]+[.E204]" office:value-type="float" office:value="125071" calcext:value-type="float">
            <text:p>125071,0</text:p>
          </table:table-cell>
          <table:table-cell table:formula="of:=CONCATENATE(TEXT(INT([.E205]/(60*60*24));&quot;00&quot;);&quot; &quot;;TEXT(MOD(INT([.E205]/(60*60));24);&quot;00&quot;);&quot;:&quot;;TEXT(MOD(INT([.E205]/60);60);&quot;00&quot;);&quot;:&quot;;TEXT(MOD([.E205];60);&quot;00,0&quot;))" office:value-type="string" office:string-value="01 10:44:31,0" calcext:value-type="string">
            <text:p>01 10:44:31,0</text:p>
          </table:table-cell>
          <table:table-cell table:formula="of:=IF ([.J205]&lt;&gt;&quot;&quot;;[.J205]+[.C205];[.G204]+[.C205])" office:value-type="float" office:value="1446544078" calcext:value-type="float">
            <text:p>1446544078</text:p>
          </table:table-cell>
          <table:table-cell table:formula="of:=[.G205]/86400+DATEVALUE(&quot;1970-01-01 00:00:00&quot;)" office:value-type="date" office:date-value="2015-11-03T09:47:58" calcext:value-type="date">
            <text:p>2015/11/03 09:47:58</text:p>
          </table:table-cell>
          <table:table-cell table:number-columns-repeated="6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table:formula="of:=[.A206]*1000*50" office:value-type="float" office:value="10250000" calcext:value-type="float">
            <text:p>10250000</text:p>
          </table:table-cell>
          <table:table-cell office:value-type="float" office:value="568" calcext:value-type="float">
            <text:p>568,0</text:p>
          </table:table-cell>
          <table:table-cell table:style-name="ce10" table:formula="of:=CONCATENATE(TEXT(MOD(INT([.C206]/60);60);&quot;00&quot;);&quot;:&quot;;TEXT(MOD([.C206];60);&quot;00,0&quot;))" office:value-type="string" office:string-value="09:28,0" calcext:value-type="string">
            <text:p>09:28,0</text:p>
          </table:table-cell>
          <table:table-cell table:formula="of:=[.C206]+[.E205]" office:value-type="float" office:value="125639" calcext:value-type="float">
            <text:p>125639,0</text:p>
          </table:table-cell>
          <table:table-cell table:formula="of:=CONCATENATE(TEXT(INT([.E206]/(60*60*24));&quot;00&quot;);&quot; &quot;;TEXT(MOD(INT([.E206]/(60*60));24);&quot;00&quot;);&quot;:&quot;;TEXT(MOD(INT([.E206]/60);60);&quot;00&quot;);&quot;:&quot;;TEXT(MOD([.E206];60);&quot;00,0&quot;))" office:value-type="string" office:string-value="01 10:53:59,0" calcext:value-type="string">
            <text:p>01 10:53:59,0</text:p>
          </table:table-cell>
          <table:table-cell table:formula="of:=IF ([.J206]&lt;&gt;&quot;&quot;;[.J206]+[.C206];[.G205]+[.C206])" office:value-type="float" office:value="1446544646" calcext:value-type="float">
            <text:p>1446544646</text:p>
          </table:table-cell>
          <table:table-cell table:formula="of:=[.G206]/86400+DATEVALUE(&quot;1970-01-01 00:00:00&quot;)" office:value-type="date" office:date-value="2015-11-03T09:57:26" calcext:value-type="date">
            <text:p>2015/11/03 09:57:26</text:p>
          </table:table-cell>
          <table:table-cell table:number-columns-repeated="6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table:formula="of:=[.A207]*1000*50" office:value-type="float" office:value="10300000" calcext:value-type="float">
            <text:p>10300000</text:p>
          </table:table-cell>
          <table:table-cell office:value-type="float" office:value="568" calcext:value-type="float">
            <text:p>568,0</text:p>
          </table:table-cell>
          <table:table-cell table:style-name="ce10" table:formula="of:=CONCATENATE(TEXT(MOD(INT([.C207]/60);60);&quot;00&quot;);&quot;:&quot;;TEXT(MOD([.C207];60);&quot;00,0&quot;))" office:value-type="string" office:string-value="09:28,0" calcext:value-type="string">
            <text:p>09:28,0</text:p>
          </table:table-cell>
          <table:table-cell table:formula="of:=[.C207]+[.E206]" office:value-type="float" office:value="126207" calcext:value-type="float">
            <text:p>126207,0</text:p>
          </table:table-cell>
          <table:table-cell table:formula="of:=CONCATENATE(TEXT(INT([.E207]/(60*60*24));&quot;00&quot;);&quot; &quot;;TEXT(MOD(INT([.E207]/(60*60));24);&quot;00&quot;);&quot;:&quot;;TEXT(MOD(INT([.E207]/60);60);&quot;00&quot;);&quot;:&quot;;TEXT(MOD([.E207];60);&quot;00,0&quot;))" office:value-type="string" office:string-value="01 11:03:27,0" calcext:value-type="string">
            <text:p>01 11:03:27,0</text:p>
          </table:table-cell>
          <table:table-cell table:formula="of:=IF ([.J207]&lt;&gt;&quot;&quot;;[.J207]+[.C207];[.G206]+[.C207])" office:value-type="float" office:value="1446545214" calcext:value-type="float">
            <text:p>1446545214</text:p>
          </table:table-cell>
          <table:table-cell table:formula="of:=[.G207]/86400+DATEVALUE(&quot;1970-01-01 00:00:00&quot;)" office:value-type="date" office:date-value="2015-11-03T10:06:54" calcext:value-type="date">
            <text:p>2015/11/03 10:06:54</text:p>
          </table:table-cell>
          <table:table-cell table:number-columns-repeated="6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table:formula="of:=[.A208]*1000*50" office:value-type="float" office:value="10350000" calcext:value-type="float">
            <text:p>10350000</text:p>
          </table:table-cell>
          <table:table-cell office:value-type="float" office:value="568" calcext:value-type="float">
            <text:p>568,0</text:p>
          </table:table-cell>
          <table:table-cell table:style-name="ce10" table:formula="of:=CONCATENATE(TEXT(MOD(INT([.C208]/60);60);&quot;00&quot;);&quot;:&quot;;TEXT(MOD([.C208];60);&quot;00,0&quot;))" office:value-type="string" office:string-value="09:28,0" calcext:value-type="string">
            <text:p>09:28,0</text:p>
          </table:table-cell>
          <table:table-cell table:formula="of:=[.C208]+[.E207]" office:value-type="float" office:value="126775" calcext:value-type="float">
            <text:p>126775,0</text:p>
          </table:table-cell>
          <table:table-cell table:formula="of:=CONCATENATE(TEXT(INT([.E208]/(60*60*24));&quot;00&quot;);&quot; &quot;;TEXT(MOD(INT([.E208]/(60*60));24);&quot;00&quot;);&quot;:&quot;;TEXT(MOD(INT([.E208]/60);60);&quot;00&quot;);&quot;:&quot;;TEXT(MOD([.E208];60);&quot;00,0&quot;))" office:value-type="string" office:string-value="01 11:12:55,0" calcext:value-type="string">
            <text:p>01 11:12:55,0</text:p>
          </table:table-cell>
          <table:table-cell table:formula="of:=IF ([.J208]&lt;&gt;&quot;&quot;;[.J208]+[.C208];[.G207]+[.C208])" office:value-type="float" office:value="1446545782" calcext:value-type="float">
            <text:p>1446545782</text:p>
          </table:table-cell>
          <table:table-cell table:formula="of:=[.G208]/86400+DATEVALUE(&quot;1970-01-01 00:00:00&quot;)" office:value-type="date" office:date-value="2015-11-03T10:16:22" calcext:value-type="date">
            <text:p>2015/11/03 10:16:22</text:p>
          </table:table-cell>
          <table:table-cell table:number-columns-repeated="6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table:formula="of:=[.A209]*1000*50" office:value-type="float" office:value="10400000" calcext:value-type="float">
            <text:p>10400000</text:p>
          </table:table-cell>
          <table:table-cell office:value-type="float" office:value="567" calcext:value-type="float">
            <text:p>567,0</text:p>
          </table:table-cell>
          <table:table-cell table:style-name="ce10" table:formula="of:=CONCATENATE(TEXT(MOD(INT([.C209]/60);60);&quot;00&quot;);&quot;:&quot;;TEXT(MOD([.C209];60);&quot;00,0&quot;))" office:value-type="string" office:string-value="09:27,0" calcext:value-type="string">
            <text:p>09:27,0</text:p>
          </table:table-cell>
          <table:table-cell table:formula="of:=[.C209]+[.E208]" office:value-type="float" office:value="127342" calcext:value-type="float">
            <text:p>127342,0</text:p>
          </table:table-cell>
          <table:table-cell table:formula="of:=CONCATENATE(TEXT(INT([.E209]/(60*60*24));&quot;00&quot;);&quot; &quot;;TEXT(MOD(INT([.E209]/(60*60));24);&quot;00&quot;);&quot;:&quot;;TEXT(MOD(INT([.E209]/60);60);&quot;00&quot;);&quot;:&quot;;TEXT(MOD([.E209];60);&quot;00,0&quot;))" office:value-type="string" office:string-value="01 11:22:22,0" calcext:value-type="string">
            <text:p>01 11:22:22,0</text:p>
          </table:table-cell>
          <table:table-cell table:formula="of:=IF ([.J209]&lt;&gt;&quot;&quot;;[.J209]+[.C209];[.G208]+[.C209])" office:value-type="float" office:value="1446546349" calcext:value-type="float">
            <text:p>1446546349</text:p>
          </table:table-cell>
          <table:table-cell table:formula="of:=[.G209]/86400+DATEVALUE(&quot;1970-01-01 00:00:00&quot;)" office:value-type="date" office:date-value="2015-11-03T10:25:49" calcext:value-type="date">
            <text:p>2015/11/03 10:25:49</text:p>
          </table:table-cell>
          <table:table-cell table:number-columns-repeated="6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table:formula="of:=[.A210]*1000*50" office:value-type="float" office:value="10450000" calcext:value-type="float">
            <text:p>10450000</text:p>
          </table:table-cell>
          <table:table-cell office:value-type="float" office:value="565" calcext:value-type="float">
            <text:p>565,0</text:p>
          </table:table-cell>
          <table:table-cell table:style-name="ce10" table:formula="of:=CONCATENATE(TEXT(MOD(INT([.C210]/60);60);&quot;00&quot;);&quot;:&quot;;TEXT(MOD([.C210];60);&quot;00,0&quot;))" office:value-type="string" office:string-value="09:25,0" calcext:value-type="string">
            <text:p>09:25,0</text:p>
          </table:table-cell>
          <table:table-cell table:formula="of:=[.C210]+[.E209]" office:value-type="float" office:value="127907" calcext:value-type="float">
            <text:p>127907,0</text:p>
          </table:table-cell>
          <table:table-cell table:formula="of:=CONCATENATE(TEXT(INT([.E210]/(60*60*24));&quot;00&quot;);&quot; &quot;;TEXT(MOD(INT([.E210]/(60*60));24);&quot;00&quot;);&quot;:&quot;;TEXT(MOD(INT([.E210]/60);60);&quot;00&quot;);&quot;:&quot;;TEXT(MOD([.E210];60);&quot;00,0&quot;))" office:value-type="string" office:string-value="01 11:31:47,0" calcext:value-type="string">
            <text:p>01 11:31:47,0</text:p>
          </table:table-cell>
          <table:table-cell table:formula="of:=IF ([.J210]&lt;&gt;&quot;&quot;;[.J210]+[.C210];[.G209]+[.C210])" office:value-type="float" office:value="1446546914" calcext:value-type="float">
            <text:p>1446546914</text:p>
          </table:table-cell>
          <table:table-cell table:formula="of:=[.G210]/86400+DATEVALUE(&quot;1970-01-01 00:00:00&quot;)" office:value-type="date" office:date-value="2015-11-03T10:35:14" calcext:value-type="date">
            <text:p>2015/11/03 10:35:14</text:p>
          </table:table-cell>
          <table:table-cell table:number-columns-repeated="6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table:formula="of:=[.A211]*1000*50" office:value-type="float" office:value="10500000" calcext:value-type="float">
            <text:p>10500000</text:p>
          </table:table-cell>
          <table:table-cell office:value-type="float" office:value="566" calcext:value-type="float">
            <text:p>566,0</text:p>
          </table:table-cell>
          <table:table-cell table:style-name="ce10" table:formula="of:=CONCATENATE(TEXT(MOD(INT([.C211]/60);60);&quot;00&quot;);&quot;:&quot;;TEXT(MOD([.C211];60);&quot;00,0&quot;))" office:value-type="string" office:string-value="09:26,0" calcext:value-type="string">
            <text:p>09:26,0</text:p>
          </table:table-cell>
          <table:table-cell table:formula="of:=[.C211]+[.E210]" office:value-type="float" office:value="128473" calcext:value-type="float">
            <text:p>128473,0</text:p>
          </table:table-cell>
          <table:table-cell table:formula="of:=CONCATENATE(TEXT(INT([.E211]/(60*60*24));&quot;00&quot;);&quot; &quot;;TEXT(MOD(INT([.E211]/(60*60));24);&quot;00&quot;);&quot;:&quot;;TEXT(MOD(INT([.E211]/60);60);&quot;00&quot;);&quot;:&quot;;TEXT(MOD([.E211];60);&quot;00,0&quot;))" office:value-type="string" office:string-value="01 11:41:13,0" calcext:value-type="string">
            <text:p>01 11:41:13,0</text:p>
          </table:table-cell>
          <table:table-cell table:formula="of:=IF ([.J211]&lt;&gt;&quot;&quot;;[.J211]+[.C211];[.G210]+[.C211])" office:value-type="float" office:value="1446547480" calcext:value-type="float">
            <text:p>1446547480</text:p>
          </table:table-cell>
          <table:table-cell table:formula="of:=[.G211]/86400+DATEVALUE(&quot;1970-01-01 00:00:00&quot;)" office:value-type="date" office:date-value="2015-11-03T10:44:40" calcext:value-type="date">
            <text:p>2015/11/03 10:44:40</text:p>
          </table:table-cell>
          <table:table-cell table:number-columns-repeated="6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table:formula="of:=[.A212]*1000*50" office:value-type="float" office:value="10550000" calcext:value-type="float">
            <text:p>10550000</text:p>
          </table:table-cell>
          <table:table-cell office:value-type="float" office:value="564" calcext:value-type="float">
            <text:p>564,0</text:p>
          </table:table-cell>
          <table:table-cell table:style-name="ce10" table:formula="of:=CONCATENATE(TEXT(MOD(INT([.C212]/60);60);&quot;00&quot;);&quot;:&quot;;TEXT(MOD([.C212];60);&quot;00,0&quot;))" office:value-type="string" office:string-value="09:24,0" calcext:value-type="string">
            <text:p>09:24,0</text:p>
          </table:table-cell>
          <table:table-cell table:formula="of:=[.C212]+[.E211]" office:value-type="float" office:value="129037" calcext:value-type="float">
            <text:p>129037,0</text:p>
          </table:table-cell>
          <table:table-cell table:formula="of:=CONCATENATE(TEXT(INT([.E212]/(60*60*24));&quot;00&quot;);&quot; &quot;;TEXT(MOD(INT([.E212]/(60*60));24);&quot;00&quot;);&quot;:&quot;;TEXT(MOD(INT([.E212]/60);60);&quot;00&quot;);&quot;:&quot;;TEXT(MOD([.E212];60);&quot;00,0&quot;))" office:value-type="string" office:string-value="01 11:50:37,0" calcext:value-type="string">
            <text:p>01 11:50:37,0</text:p>
          </table:table-cell>
          <table:table-cell table:formula="of:=IF ([.J212]&lt;&gt;&quot;&quot;;[.J212]+[.C212];[.G211]+[.C212])" office:value-type="float" office:value="1446548044" calcext:value-type="float">
            <text:p>1446548044</text:p>
          </table:table-cell>
          <table:table-cell table:formula="of:=[.G212]/86400+DATEVALUE(&quot;1970-01-01 00:00:00&quot;)" office:value-type="date" office:date-value="2015-11-03T10:54:04.000001" calcext:value-type="date">
            <text:p>2015/11/03 10:54:04</text:p>
          </table:table-cell>
          <table:table-cell table:number-columns-repeated="6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table:formula="of:=[.A213]*1000*50" office:value-type="float" office:value="10600000" calcext:value-type="float">
            <text:p>106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13]/60);60);&quot;00&quot;);&quot;:&quot;;TEXT(MOD([.C213];60);&quot;00,0&quot;))" office:value-type="string" office:string-value="09:23,0" calcext:value-type="string">
            <text:p>09:23,0</text:p>
          </table:table-cell>
          <table:table-cell table:formula="of:=[.C213]+[.E212]" office:value-type="float" office:value="129600" calcext:value-type="float">
            <text:p>129600,0</text:p>
          </table:table-cell>
          <table:table-cell table:formula="of:=CONCATENATE(TEXT(INT([.E213]/(60*60*24));&quot;00&quot;);&quot; &quot;;TEXT(MOD(INT([.E213]/(60*60));24);&quot;00&quot;);&quot;:&quot;;TEXT(MOD(INT([.E213]/60);60);&quot;00&quot;);&quot;:&quot;;TEXT(MOD([.E213];60);&quot;00,0&quot;))" office:value-type="string" office:string-value="01 12:00:00,0" calcext:value-type="string">
            <text:p>01 12:00:00,0</text:p>
          </table:table-cell>
          <table:table-cell table:formula="of:=IF ([.J213]&lt;&gt;&quot;&quot;;[.J213]+[.C213];[.G212]+[.C213])" office:value-type="float" office:value="1446548607" calcext:value-type="float">
            <text:p>1446548607</text:p>
          </table:table-cell>
          <table:table-cell table:formula="of:=[.G213]/86400+DATEVALUE(&quot;1970-01-01 00:00:00&quot;)" office:value-type="date" office:date-value="2015-11-03T11:03:27" calcext:value-type="date">
            <text:p>2015/11/03 11:03:27</text:p>
          </table:table-cell>
          <table:table-cell table:number-columns-repeated="6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table:formula="of:=[.A214]*1000*50" office:value-type="float" office:value="10650000" calcext:value-type="float">
            <text:p>1065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14]/60);60);&quot;00&quot;);&quot;:&quot;;TEXT(MOD([.C214];60);&quot;00,0&quot;))" office:value-type="string" office:string-value="09:23,0" calcext:value-type="string">
            <text:p>09:23,0</text:p>
          </table:table-cell>
          <table:table-cell table:formula="of:=[.C214]+[.E213]" office:value-type="float" office:value="130163" calcext:value-type="float">
            <text:p>130163,0</text:p>
          </table:table-cell>
          <table:table-cell table:formula="of:=CONCATENATE(TEXT(INT([.E214]/(60*60*24));&quot;00&quot;);&quot; &quot;;TEXT(MOD(INT([.E214]/(60*60));24);&quot;00&quot;);&quot;:&quot;;TEXT(MOD(INT([.E214]/60);60);&quot;00&quot;);&quot;:&quot;;TEXT(MOD([.E214];60);&quot;00,0&quot;))" office:value-type="string" office:string-value="01 12:09:23,0" calcext:value-type="string">
            <text:p>01 12:09:23,0</text:p>
          </table:table-cell>
          <table:table-cell table:formula="of:=IF ([.J214]&lt;&gt;&quot;&quot;;[.J214]+[.C214];[.G213]+[.C214])" office:value-type="float" office:value="1446549170" calcext:value-type="float">
            <text:p>1446549170</text:p>
          </table:table-cell>
          <table:table-cell table:formula="of:=[.G214]/86400+DATEVALUE(&quot;1970-01-01 00:00:00&quot;)" office:value-type="date" office:date-value="2015-11-03T11:12:50" calcext:value-type="date">
            <text:p>2015/11/03 11:12:50</text:p>
          </table:table-cell>
          <table:table-cell table:number-columns-repeated="6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table:formula="of:=[.A215]*1000*50" office:value-type="float" office:value="10700000" calcext:value-type="float">
            <text:p>107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15]/60);60);&quot;00&quot;);&quot;:&quot;;TEXT(MOD([.C215];60);&quot;00,0&quot;))" office:value-type="string" office:string-value="09:23,0" calcext:value-type="string">
            <text:p>09:23,0</text:p>
          </table:table-cell>
          <table:table-cell table:formula="of:=[.C215]+[.E214]" office:value-type="float" office:value="130726" calcext:value-type="float">
            <text:p>130726,0</text:p>
          </table:table-cell>
          <table:table-cell table:formula="of:=CONCATENATE(TEXT(INT([.E215]/(60*60*24));&quot;00&quot;);&quot; &quot;;TEXT(MOD(INT([.E215]/(60*60));24);&quot;00&quot;);&quot;:&quot;;TEXT(MOD(INT([.E215]/60);60);&quot;00&quot;);&quot;:&quot;;TEXT(MOD([.E215];60);&quot;00,0&quot;))" office:value-type="string" office:string-value="01 12:18:46,0" calcext:value-type="string">
            <text:p>01 12:18:46,0</text:p>
          </table:table-cell>
          <table:table-cell table:formula="of:=IF ([.J215]&lt;&gt;&quot;&quot;;[.J215]+[.C215];[.G214]+[.C215])" office:value-type="float" office:value="1446549733" calcext:value-type="float">
            <text:p>1446549733</text:p>
          </table:table-cell>
          <table:table-cell table:formula="of:=[.G215]/86400+DATEVALUE(&quot;1970-01-01 00:00:00&quot;)" office:value-type="date" office:date-value="2015-11-03T11:22:13" calcext:value-type="date">
            <text:p>2015/11/03 11:22:13</text:p>
          </table:table-cell>
          <table:table-cell table:number-columns-repeated="6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table:formula="of:=[.A216]*1000*50" office:value-type="float" office:value="10750000" calcext:value-type="float">
            <text:p>1075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16]/60);60);&quot;00&quot;);&quot;:&quot;;TEXT(MOD([.C216];60);&quot;00,0&quot;))" office:value-type="string" office:string-value="09:23,0" calcext:value-type="string">
            <text:p>09:23,0</text:p>
          </table:table-cell>
          <table:table-cell table:formula="of:=[.C216]+[.E215]" office:value-type="float" office:value="131289" calcext:value-type="float">
            <text:p>131289,0</text:p>
          </table:table-cell>
          <table:table-cell table:formula="of:=CONCATENATE(TEXT(INT([.E216]/(60*60*24));&quot;00&quot;);&quot; &quot;;TEXT(MOD(INT([.E216]/(60*60));24);&quot;00&quot;);&quot;:&quot;;TEXT(MOD(INT([.E216]/60);60);&quot;00&quot;);&quot;:&quot;;TEXT(MOD([.E216];60);&quot;00,0&quot;))" office:value-type="string" office:string-value="01 12:28:09,0" calcext:value-type="string">
            <text:p>01 12:28:09,0</text:p>
          </table:table-cell>
          <table:table-cell table:formula="of:=IF ([.J216]&lt;&gt;&quot;&quot;;[.J216]+[.C216];[.G215]+[.C216])" office:value-type="float" office:value="1446550296" calcext:value-type="float">
            <text:p>1446550296</text:p>
          </table:table-cell>
          <table:table-cell table:formula="of:=[.G216]/86400+DATEVALUE(&quot;1970-01-01 00:00:00&quot;)" office:value-type="date" office:date-value="2015-11-03T11:31:36" calcext:value-type="date">
            <text:p>2015/11/03 11:31:36</text:p>
          </table:table-cell>
          <table:table-cell table:number-columns-repeated="6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table:formula="of:=[.A217]*1000*50" office:value-type="float" office:value="10800000" calcext:value-type="float">
            <text:p>108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17]/60);60);&quot;00&quot;);&quot;:&quot;;TEXT(MOD([.C217];60);&quot;00,0&quot;))" office:value-type="string" office:string-value="09:23,0" calcext:value-type="string">
            <text:p>09:23,0</text:p>
          </table:table-cell>
          <table:table-cell table:formula="of:=[.C217]+[.E216]" office:value-type="float" office:value="131852" calcext:value-type="float">
            <text:p>131852,0</text:p>
          </table:table-cell>
          <table:table-cell table:formula="of:=CONCATENATE(TEXT(INT([.E217]/(60*60*24));&quot;00&quot;);&quot; &quot;;TEXT(MOD(INT([.E217]/(60*60));24);&quot;00&quot;);&quot;:&quot;;TEXT(MOD(INT([.E217]/60);60);&quot;00&quot;);&quot;:&quot;;TEXT(MOD([.E217];60);&quot;00,0&quot;))" office:value-type="string" office:string-value="01 12:37:32,0" calcext:value-type="string">
            <text:p>01 12:37:32,0</text:p>
          </table:table-cell>
          <table:table-cell table:formula="of:=IF ([.J217]&lt;&gt;&quot;&quot;;[.J217]+[.C217];[.G216]+[.C217])" office:value-type="float" office:value="1446550859" calcext:value-type="float">
            <text:p>1446550859</text:p>
          </table:table-cell>
          <table:table-cell table:formula="of:=[.G217]/86400+DATEVALUE(&quot;1970-01-01 00:00:00&quot;)" office:value-type="date" office:date-value="2015-11-03T11:40:59" calcext:value-type="date">
            <text:p>2015/11/03 11:40:59</text:p>
          </table:table-cell>
          <table:table-cell table:number-columns-repeated="6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table:formula="of:=[.A218]*1000*50" office:value-type="float" office:value="10850000" calcext:value-type="float">
            <text:p>1085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18]/60);60);&quot;00&quot;);&quot;:&quot;;TEXT(MOD([.C218];60);&quot;00,0&quot;))" office:value-type="string" office:string-value="09:23,0" calcext:value-type="string">
            <text:p>09:23,0</text:p>
          </table:table-cell>
          <table:table-cell table:formula="of:=[.C218]+[.E217]" office:value-type="float" office:value="132415" calcext:value-type="float">
            <text:p>132415,0</text:p>
          </table:table-cell>
          <table:table-cell table:formula="of:=CONCATENATE(TEXT(INT([.E218]/(60*60*24));&quot;00&quot;);&quot; &quot;;TEXT(MOD(INT([.E218]/(60*60));24);&quot;00&quot;);&quot;:&quot;;TEXT(MOD(INT([.E218]/60);60);&quot;00&quot;);&quot;:&quot;;TEXT(MOD([.E218];60);&quot;00,0&quot;))" office:value-type="string" office:string-value="01 12:46:55,0" calcext:value-type="string">
            <text:p>01 12:46:55,0</text:p>
          </table:table-cell>
          <table:table-cell table:formula="of:=IF ([.J218]&lt;&gt;&quot;&quot;;[.J218]+[.C218];[.G217]+[.C218])" office:value-type="float" office:value="1446551422" calcext:value-type="float">
            <text:p>1446551422</text:p>
          </table:table-cell>
          <table:table-cell table:formula="of:=[.G218]/86400+DATEVALUE(&quot;1970-01-01 00:00:00&quot;)" office:value-type="date" office:date-value="2015-11-03T11:50:22.000001" calcext:value-type="date">
            <text:p>2015/11/03 11:50:22</text:p>
          </table:table-cell>
          <table:table-cell table:number-columns-repeated="6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table:formula="of:=[.A219]*1000*50" office:value-type="float" office:value="10900000" calcext:value-type="float">
            <text:p>109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19]/60);60);&quot;00&quot;);&quot;:&quot;;TEXT(MOD([.C219];60);&quot;00,0&quot;))" office:value-type="string" office:string-value="09:23,0" calcext:value-type="string">
            <text:p>09:23,0</text:p>
          </table:table-cell>
          <table:table-cell table:formula="of:=[.C219]+[.E218]" office:value-type="float" office:value="132978" calcext:value-type="float">
            <text:p>132978,0</text:p>
          </table:table-cell>
          <table:table-cell table:formula="of:=CONCATENATE(TEXT(INT([.E219]/(60*60*24));&quot;00&quot;);&quot; &quot;;TEXT(MOD(INT([.E219]/(60*60));24);&quot;00&quot;);&quot;:&quot;;TEXT(MOD(INT([.E219]/60);60);&quot;00&quot;);&quot;:&quot;;TEXT(MOD([.E219];60);&quot;00,0&quot;))" office:value-type="string" office:string-value="01 12:56:18,0" calcext:value-type="string">
            <text:p>01 12:56:18,0</text:p>
          </table:table-cell>
          <table:table-cell table:formula="of:=IF ([.J219]&lt;&gt;&quot;&quot;;[.J219]+[.C219];[.G218]+[.C219])" office:value-type="float" office:value="1446551985" calcext:value-type="float">
            <text:p>1446551985</text:p>
          </table:table-cell>
          <table:table-cell table:formula="of:=[.G219]/86400+DATEVALUE(&quot;1970-01-01 00:00:00&quot;)" office:value-type="date" office:date-value="2015-11-03T11:59:45" calcext:value-type="date">
            <text:p>2015/11/03 11:59:45</text:p>
          </table:table-cell>
          <table:table-cell table:number-columns-repeated="6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table:formula="of:=[.A220]*1000*50" office:value-type="float" office:value="10950000" calcext:value-type="float">
            <text:p>1095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20]/60);60);&quot;00&quot;);&quot;:&quot;;TEXT(MOD([.C220];60);&quot;00,0&quot;))" office:value-type="string" office:string-value="09:23,0" calcext:value-type="string">
            <text:p>09:23,0</text:p>
          </table:table-cell>
          <table:table-cell table:formula="of:=[.C220]+[.E219]" office:value-type="float" office:value="133541" calcext:value-type="float">
            <text:p>133541,0</text:p>
          </table:table-cell>
          <table:table-cell table:formula="of:=CONCATENATE(TEXT(INT([.E220]/(60*60*24));&quot;00&quot;);&quot; &quot;;TEXT(MOD(INT([.E220]/(60*60));24);&quot;00&quot;);&quot;:&quot;;TEXT(MOD(INT([.E220]/60);60);&quot;00&quot;);&quot;:&quot;;TEXT(MOD([.E220];60);&quot;00,0&quot;))" office:value-type="string" office:string-value="01 13:05:41,0" calcext:value-type="string">
            <text:p>01 13:05:41,0</text:p>
          </table:table-cell>
          <table:table-cell table:formula="of:=IF ([.J220]&lt;&gt;&quot;&quot;;[.J220]+[.C220];[.G219]+[.C220])" office:value-type="float" office:value="1446552548" calcext:value-type="float">
            <text:p>1446552548</text:p>
          </table:table-cell>
          <table:table-cell table:formula="of:=[.G220]/86400+DATEVALUE(&quot;1970-01-01 00:00:00&quot;)" office:value-type="date" office:date-value="2015-11-03T12:09:08" calcext:value-type="date">
            <text:p>2015/11/03 12:09:08</text:p>
          </table:table-cell>
          <table:table-cell table:number-columns-repeated="6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table:formula="of:=[.A221]*1000*50" office:value-type="float" office:value="11000000" calcext:value-type="float">
            <text:p>110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21]/60);60);&quot;00&quot;);&quot;:&quot;;TEXT(MOD([.C221];60);&quot;00,0&quot;))" office:value-type="string" office:string-value="09:23,0" calcext:value-type="string">
            <text:p>09:23,0</text:p>
          </table:table-cell>
          <table:table-cell table:formula="of:=[.C221]+[.E220]" office:value-type="float" office:value="134104" calcext:value-type="float">
            <text:p>134104,0</text:p>
          </table:table-cell>
          <table:table-cell table:formula="of:=CONCATENATE(TEXT(INT([.E221]/(60*60*24));&quot;00&quot;);&quot; &quot;;TEXT(MOD(INT([.E221]/(60*60));24);&quot;00&quot;);&quot;:&quot;;TEXT(MOD(INT([.E221]/60);60);&quot;00&quot;);&quot;:&quot;;TEXT(MOD([.E221];60);&quot;00,0&quot;))" office:value-type="string" office:string-value="01 13:15:04,0" calcext:value-type="string">
            <text:p>01 13:15:04,0</text:p>
          </table:table-cell>
          <table:table-cell table:formula="of:=IF ([.J221]&lt;&gt;&quot;&quot;;[.J221]+[.C221];[.G220]+[.C221])" office:value-type="float" office:value="1446553111" calcext:value-type="float">
            <text:p>1446553111</text:p>
          </table:table-cell>
          <table:table-cell table:formula="of:=[.G221]/86400+DATEVALUE(&quot;1970-01-01 00:00:00&quot;)" office:value-type="date" office:date-value="2015-11-03T12:18:31" calcext:value-type="date">
            <text:p>2015/11/03 12:18:31</text:p>
          </table:table-cell>
          <table:table-cell table:number-columns-repeated="6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table:formula="of:=[.A222]*1000*50" office:value-type="float" office:value="11050000" calcext:value-type="float">
            <text:p>1105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22]/60);60);&quot;00&quot;);&quot;:&quot;;TEXT(MOD([.C222];60);&quot;00,0&quot;))" office:value-type="string" office:string-value="09:23,0" calcext:value-type="string">
            <text:p>09:23,0</text:p>
          </table:table-cell>
          <table:table-cell table:formula="of:=[.C222]+[.E221]" office:value-type="float" office:value="134667" calcext:value-type="float">
            <text:p>134667,0</text:p>
          </table:table-cell>
          <table:table-cell table:formula="of:=CONCATENATE(TEXT(INT([.E222]/(60*60*24));&quot;00&quot;);&quot; &quot;;TEXT(MOD(INT([.E222]/(60*60));24);&quot;00&quot;);&quot;:&quot;;TEXT(MOD(INT([.E222]/60);60);&quot;00&quot;);&quot;:&quot;;TEXT(MOD([.E222];60);&quot;00,0&quot;))" office:value-type="string" office:string-value="01 13:24:27,0" calcext:value-type="string">
            <text:p>01 13:24:27,0</text:p>
          </table:table-cell>
          <table:table-cell table:formula="of:=IF ([.J222]&lt;&gt;&quot;&quot;;[.J222]+[.C222];[.G221]+[.C222])" office:value-type="float" office:value="1446553674" calcext:value-type="float">
            <text:p>1446553674</text:p>
          </table:table-cell>
          <table:table-cell table:formula="of:=[.G222]/86400+DATEVALUE(&quot;1970-01-01 00:00:00&quot;)" office:value-type="date" office:date-value="2015-11-03T12:27:54" calcext:value-type="date">
            <text:p>2015/11/03 12:27:54</text:p>
          </table:table-cell>
          <table:table-cell table:number-columns-repeated="6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table:formula="of:=[.A223]*1000*50" office:value-type="float" office:value="11100000" calcext:value-type="float">
            <text:p>111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23]/60);60);&quot;00&quot;);&quot;:&quot;;TEXT(MOD([.C223];60);&quot;00,0&quot;))" office:value-type="string" office:string-value="09:23,0" calcext:value-type="string">
            <text:p>09:23,0</text:p>
          </table:table-cell>
          <table:table-cell table:formula="of:=[.C223]+[.E222]" office:value-type="float" office:value="135230" calcext:value-type="float">
            <text:p>135230,0</text:p>
          </table:table-cell>
          <table:table-cell table:formula="of:=CONCATENATE(TEXT(INT([.E223]/(60*60*24));&quot;00&quot;);&quot; &quot;;TEXT(MOD(INT([.E223]/(60*60));24);&quot;00&quot;);&quot;:&quot;;TEXT(MOD(INT([.E223]/60);60);&quot;00&quot;);&quot;:&quot;;TEXT(MOD([.E223];60);&quot;00,0&quot;))" office:value-type="string" office:string-value="01 13:33:50,0" calcext:value-type="string">
            <text:p>01 13:33:50,0</text:p>
          </table:table-cell>
          <table:table-cell table:formula="of:=IF ([.J223]&lt;&gt;&quot;&quot;;[.J223]+[.C223];[.G222]+[.C223])" office:value-type="float" office:value="1446554237" calcext:value-type="float">
            <text:p>1446554237</text:p>
          </table:table-cell>
          <table:table-cell table:formula="of:=[.G223]/86400+DATEVALUE(&quot;1970-01-01 00:00:00&quot;)" office:value-type="date" office:date-value="2015-11-03T12:37:17.000001" calcext:value-type="date">
            <text:p>2015/11/03 12:37:17</text:p>
          </table:table-cell>
          <table:table-cell table:number-columns-repeated="6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table:formula="of:=[.A224]*1000*50" office:value-type="float" office:value="11150000" calcext:value-type="float">
            <text:p>1115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24]/60);60);&quot;00&quot;);&quot;:&quot;;TEXT(MOD([.C224];60);&quot;00,0&quot;))" office:value-type="string" office:string-value="09:23,0" calcext:value-type="string">
            <text:p>09:23,0</text:p>
          </table:table-cell>
          <table:table-cell table:formula="of:=[.C224]+[.E223]" office:value-type="float" office:value="135793" calcext:value-type="float">
            <text:p>135793,0</text:p>
          </table:table-cell>
          <table:table-cell table:formula="of:=CONCATENATE(TEXT(INT([.E224]/(60*60*24));&quot;00&quot;);&quot; &quot;;TEXT(MOD(INT([.E224]/(60*60));24);&quot;00&quot;);&quot;:&quot;;TEXT(MOD(INT([.E224]/60);60);&quot;00&quot;);&quot;:&quot;;TEXT(MOD([.E224];60);&quot;00,0&quot;))" office:value-type="string" office:string-value="01 13:43:13,0" calcext:value-type="string">
            <text:p>01 13:43:13,0</text:p>
          </table:table-cell>
          <table:table-cell table:formula="of:=IF ([.J224]&lt;&gt;&quot;&quot;;[.J224]+[.C224];[.G223]+[.C224])" office:value-type="float" office:value="1446554800" calcext:value-type="float">
            <text:p>1446554800</text:p>
          </table:table-cell>
          <table:table-cell table:formula="of:=[.G224]/86400+DATEVALUE(&quot;1970-01-01 00:00:00&quot;)" office:value-type="date" office:date-value="2015-11-03T12:46:40" calcext:value-type="date">
            <text:p>2015/11/03 12:46:40</text:p>
          </table:table-cell>
          <table:table-cell table:number-columns-repeated="6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table:formula="of:=[.A225]*1000*50" office:value-type="float" office:value="11200000" calcext:value-type="float">
            <text:p>112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25]/60);60);&quot;00&quot;);&quot;:&quot;;TEXT(MOD([.C225];60);&quot;00,0&quot;))" office:value-type="string" office:string-value="09:23,0" calcext:value-type="string">
            <text:p>09:23,0</text:p>
          </table:table-cell>
          <table:table-cell table:formula="of:=[.C225]+[.E224]" office:value-type="float" office:value="136356" calcext:value-type="float">
            <text:p>136356,0</text:p>
          </table:table-cell>
          <table:table-cell table:formula="of:=CONCATENATE(TEXT(INT([.E225]/(60*60*24));&quot;00&quot;);&quot; &quot;;TEXT(MOD(INT([.E225]/(60*60));24);&quot;00&quot;);&quot;:&quot;;TEXT(MOD(INT([.E225]/60);60);&quot;00&quot;);&quot;:&quot;;TEXT(MOD([.E225];60);&quot;00,0&quot;))" office:value-type="string" office:string-value="01 13:52:36,0" calcext:value-type="string">
            <text:p>01 13:52:36,0</text:p>
          </table:table-cell>
          <table:table-cell table:formula="of:=IF ([.J225]&lt;&gt;&quot;&quot;;[.J225]+[.C225];[.G224]+[.C225])" office:value-type="float" office:value="1446555363" calcext:value-type="float">
            <text:p>1446555363</text:p>
          </table:table-cell>
          <table:table-cell table:formula="of:=[.G225]/86400+DATEVALUE(&quot;1970-01-01 00:00:00&quot;)" office:value-type="date" office:date-value="2015-11-03T12:56:03" calcext:value-type="date">
            <text:p>2015/11/03 12:56:03</text:p>
          </table:table-cell>
          <table:table-cell table:number-columns-repeated="6"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table:formula="of:=[.A226]*1000*50" office:value-type="float" office:value="11250000" calcext:value-type="float">
            <text:p>1125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26]/60);60);&quot;00&quot;);&quot;:&quot;;TEXT(MOD([.C226];60);&quot;00,0&quot;))" office:value-type="string" office:string-value="09:23,0" calcext:value-type="string">
            <text:p>09:23,0</text:p>
          </table:table-cell>
          <table:table-cell table:formula="of:=[.C226]+[.E225]" office:value-type="float" office:value="136919" calcext:value-type="float">
            <text:p>136919,0</text:p>
          </table:table-cell>
          <table:table-cell table:formula="of:=CONCATENATE(TEXT(INT([.E226]/(60*60*24));&quot;00&quot;);&quot; &quot;;TEXT(MOD(INT([.E226]/(60*60));24);&quot;00&quot;);&quot;:&quot;;TEXT(MOD(INT([.E226]/60);60);&quot;00&quot;);&quot;:&quot;;TEXT(MOD([.E226];60);&quot;00,0&quot;))" office:value-type="string" office:string-value="01 14:01:59,0" calcext:value-type="string">
            <text:p>01 14:01:59,0</text:p>
          </table:table-cell>
          <table:table-cell table:formula="of:=IF ([.J226]&lt;&gt;&quot;&quot;;[.J226]+[.C226];[.G225]+[.C226])" office:value-type="float" office:value="1446555926" calcext:value-type="float">
            <text:p>1446555926</text:p>
          </table:table-cell>
          <table:table-cell table:formula="of:=[.G226]/86400+DATEVALUE(&quot;1970-01-01 00:00:00&quot;)" office:value-type="date" office:date-value="2015-11-03T13:05:26" calcext:value-type="date">
            <text:p>2015/11/03 13:05:26</text:p>
          </table:table-cell>
          <table:table-cell table:number-columns-repeated="6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table:formula="of:=[.A227]*1000*50" office:value-type="float" office:value="11300000" calcext:value-type="float">
            <text:p>11300000</text:p>
          </table:table-cell>
          <table:table-cell office:value-type="float" office:value="564" calcext:value-type="float">
            <text:p>564,0</text:p>
          </table:table-cell>
          <table:table-cell table:style-name="ce10" table:formula="of:=CONCATENATE(TEXT(MOD(INT([.C227]/60);60);&quot;00&quot;);&quot;:&quot;;TEXT(MOD([.C227];60);&quot;00,0&quot;))" office:value-type="string" office:string-value="09:24,0" calcext:value-type="string">
            <text:p>09:24,0</text:p>
          </table:table-cell>
          <table:table-cell table:formula="of:=[.C227]+[.E226]" office:value-type="float" office:value="137483" calcext:value-type="float">
            <text:p>137483,0</text:p>
          </table:table-cell>
          <table:table-cell table:formula="of:=CONCATENATE(TEXT(INT([.E227]/(60*60*24));&quot;00&quot;);&quot; &quot;;TEXT(MOD(INT([.E227]/(60*60));24);&quot;00&quot;);&quot;:&quot;;TEXT(MOD(INT([.E227]/60);60);&quot;00&quot;);&quot;:&quot;;TEXT(MOD([.E227];60);&quot;00,0&quot;))" office:value-type="string" office:string-value="01 14:11:23,0" calcext:value-type="string">
            <text:p>01 14:11:23,0</text:p>
          </table:table-cell>
          <table:table-cell table:formula="of:=IF ([.J227]&lt;&gt;&quot;&quot;;[.J227]+[.C227];[.G226]+[.C227])" office:value-type="float" office:value="1446556490" calcext:value-type="float">
            <text:p>1446556490</text:p>
          </table:table-cell>
          <table:table-cell table:formula="of:=[.G227]/86400+DATEVALUE(&quot;1970-01-01 00:00:00&quot;)" office:value-type="date" office:date-value="2015-11-03T13:14:50" calcext:value-type="date">
            <text:p>2015/11/03 13:14:50</text:p>
          </table:table-cell>
          <table:table-cell table:number-columns-repeated="6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table:formula="of:=[.A228]*1000*50" office:value-type="float" office:value="11350000" calcext:value-type="float">
            <text:p>1135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28]/60);60);&quot;00&quot;);&quot;:&quot;;TEXT(MOD([.C228];60);&quot;00,0&quot;))" office:value-type="string" office:string-value="09:23,0" calcext:value-type="string">
            <text:p>09:23,0</text:p>
          </table:table-cell>
          <table:table-cell table:formula="of:=[.C228]+[.E227]" office:value-type="float" office:value="138046" calcext:value-type="float">
            <text:p>138046,0</text:p>
          </table:table-cell>
          <table:table-cell table:formula="of:=CONCATENATE(TEXT(INT([.E228]/(60*60*24));&quot;00&quot;);&quot; &quot;;TEXT(MOD(INT([.E228]/(60*60));24);&quot;00&quot;);&quot;:&quot;;TEXT(MOD(INT([.E228]/60);60);&quot;00&quot;);&quot;:&quot;;TEXT(MOD([.E228];60);&quot;00,0&quot;))" office:value-type="string" office:string-value="01 14:20:46,0" calcext:value-type="string">
            <text:p>01 14:20:46,0</text:p>
          </table:table-cell>
          <table:table-cell table:formula="of:=IF ([.J228]&lt;&gt;&quot;&quot;;[.J228]+[.C228];[.G227]+[.C228])" office:value-type="float" office:value="1446557053" calcext:value-type="float">
            <text:p>1446557053</text:p>
          </table:table-cell>
          <table:table-cell table:formula="of:=[.G228]/86400+DATEVALUE(&quot;1970-01-01 00:00:00&quot;)" office:value-type="date" office:date-value="2015-11-03T13:24:13" calcext:value-type="date">
            <text:p>2015/11/03 13:24:13</text:p>
          </table:table-cell>
          <table:table-cell table:number-columns-repeated="6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table:formula="of:=[.A229]*1000*50" office:value-type="float" office:value="11400000" calcext:value-type="float">
            <text:p>114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29]/60);60);&quot;00&quot;);&quot;:&quot;;TEXT(MOD([.C229];60);&quot;00,0&quot;))" office:value-type="string" office:string-value="09:23,0" calcext:value-type="string">
            <text:p>09:23,0</text:p>
          </table:table-cell>
          <table:table-cell table:formula="of:=[.C229]+[.E228]" office:value-type="float" office:value="138609" calcext:value-type="float">
            <text:p>138609,0</text:p>
          </table:table-cell>
          <table:table-cell table:formula="of:=CONCATENATE(TEXT(INT([.E229]/(60*60*24));&quot;00&quot;);&quot; &quot;;TEXT(MOD(INT([.E229]/(60*60));24);&quot;00&quot;);&quot;:&quot;;TEXT(MOD(INT([.E229]/60);60);&quot;00&quot;);&quot;:&quot;;TEXT(MOD([.E229];60);&quot;00,0&quot;))" office:value-type="string" office:string-value="01 14:30:09,0" calcext:value-type="string">
            <text:p>01 14:30:09,0</text:p>
          </table:table-cell>
          <table:table-cell table:formula="of:=IF ([.J229]&lt;&gt;&quot;&quot;;[.J229]+[.C229];[.G228]+[.C229])" office:value-type="float" office:value="1446557616" calcext:value-type="float">
            <text:p>1446557616</text:p>
          </table:table-cell>
          <table:table-cell table:formula="of:=[.G229]/86400+DATEVALUE(&quot;1970-01-01 00:00:00&quot;)" office:value-type="date" office:date-value="2015-11-03T13:33:36" calcext:value-type="date">
            <text:p>2015/11/03 13:33:36</text:p>
          </table:table-cell>
          <table:table-cell table:number-columns-repeated="6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table:formula="of:=[.A230]*1000*50" office:value-type="float" office:value="11450000" calcext:value-type="float">
            <text:p>1145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30]/60);60);&quot;00&quot;);&quot;:&quot;;TEXT(MOD([.C230];60);&quot;00,0&quot;))" office:value-type="string" office:string-value="09:23,0" calcext:value-type="string">
            <text:p>09:23,0</text:p>
          </table:table-cell>
          <table:table-cell table:formula="of:=[.C230]+[.E229]" office:value-type="float" office:value="139172" calcext:value-type="float">
            <text:p>139172,0</text:p>
          </table:table-cell>
          <table:table-cell table:formula="of:=CONCATENATE(TEXT(INT([.E230]/(60*60*24));&quot;00&quot;);&quot; &quot;;TEXT(MOD(INT([.E230]/(60*60));24);&quot;00&quot;);&quot;:&quot;;TEXT(MOD(INT([.E230]/60);60);&quot;00&quot;);&quot;:&quot;;TEXT(MOD([.E230];60);&quot;00,0&quot;))" office:value-type="string" office:string-value="01 14:39:32,0" calcext:value-type="string">
            <text:p>01 14:39:32,0</text:p>
          </table:table-cell>
          <table:table-cell table:formula="of:=IF ([.J230]&lt;&gt;&quot;&quot;;[.J230]+[.C230];[.G229]+[.C230])" office:value-type="float" office:value="1446558179" calcext:value-type="float">
            <text:p>1446558179</text:p>
          </table:table-cell>
          <table:table-cell table:formula="of:=[.G230]/86400+DATEVALUE(&quot;1970-01-01 00:00:00&quot;)" office:value-type="date" office:date-value="2015-11-03T13:42:59" calcext:value-type="date">
            <text:p>2015/11/03 13:42:59</text:p>
          </table:table-cell>
          <table:table-cell table:number-columns-repeated="6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table:formula="of:=[.A231]*1000*50" office:value-type="float" office:value="11500000" calcext:value-type="float">
            <text:p>115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31]/60);60);&quot;00&quot;);&quot;:&quot;;TEXT(MOD([.C231];60);&quot;00,0&quot;))" office:value-type="string" office:string-value="09:23,0" calcext:value-type="string">
            <text:p>09:23,0</text:p>
          </table:table-cell>
          <table:table-cell table:formula="of:=[.C231]+[.E230]" office:value-type="float" office:value="139735" calcext:value-type="float">
            <text:p>139735,0</text:p>
          </table:table-cell>
          <table:table-cell table:formula="of:=CONCATENATE(TEXT(INT([.E231]/(60*60*24));&quot;00&quot;);&quot; &quot;;TEXT(MOD(INT([.E231]/(60*60));24);&quot;00&quot;);&quot;:&quot;;TEXT(MOD(INT([.E231]/60);60);&quot;00&quot;);&quot;:&quot;;TEXT(MOD([.E231];60);&quot;00,0&quot;))" office:value-type="string" office:string-value="01 14:48:55,0" calcext:value-type="string">
            <text:p>01 14:48:55,0</text:p>
          </table:table-cell>
          <table:table-cell table:formula="of:=IF ([.J231]&lt;&gt;&quot;&quot;;[.J231]+[.C231];[.G230]+[.C231])" office:value-type="float" office:value="1446558742" calcext:value-type="float">
            <text:p>1446558742</text:p>
          </table:table-cell>
          <table:table-cell table:formula="of:=[.G231]/86400+DATEVALUE(&quot;1970-01-01 00:00:00&quot;)" office:value-type="date" office:date-value="2015-11-03T13:52:22.000001" calcext:value-type="date">
            <text:p>2015/11/03 13:52:22</text:p>
          </table:table-cell>
          <table:table-cell table:number-columns-repeated="6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table:formula="of:=[.A232]*1000*50" office:value-type="float" office:value="11550000" calcext:value-type="float">
            <text:p>1155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32]/60);60);&quot;00&quot;);&quot;:&quot;;TEXT(MOD([.C232];60);&quot;00,0&quot;))" office:value-type="string" office:string-value="09:23,0" calcext:value-type="string">
            <text:p>09:23,0</text:p>
          </table:table-cell>
          <table:table-cell table:formula="of:=[.C232]+[.E231]" office:value-type="float" office:value="140298" calcext:value-type="float">
            <text:p>140298,0</text:p>
          </table:table-cell>
          <table:table-cell table:formula="of:=CONCATENATE(TEXT(INT([.E232]/(60*60*24));&quot;00&quot;);&quot; &quot;;TEXT(MOD(INT([.E232]/(60*60));24);&quot;00&quot;);&quot;:&quot;;TEXT(MOD(INT([.E232]/60);60);&quot;00&quot;);&quot;:&quot;;TEXT(MOD([.E232];60);&quot;00,0&quot;))" office:value-type="string" office:string-value="01 14:58:18,0" calcext:value-type="string">
            <text:p>01 14:58:18,0</text:p>
          </table:table-cell>
          <table:table-cell table:formula="of:=IF ([.J232]&lt;&gt;&quot;&quot;;[.J232]+[.C232];[.G231]+[.C232])" office:value-type="float" office:value="1446559305" calcext:value-type="float">
            <text:p>1446559305</text:p>
          </table:table-cell>
          <table:table-cell table:formula="of:=[.G232]/86400+DATEVALUE(&quot;1970-01-01 00:00:00&quot;)" office:value-type="date" office:date-value="2015-11-03T14:01:45" calcext:value-type="date">
            <text:p>2015/11/03 14:01:45</text:p>
          </table:table-cell>
          <table:table-cell table:number-columns-repeated="6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table:formula="of:=[.A233]*1000*50" office:value-type="float" office:value="11600000" calcext:value-type="float">
            <text:p>116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33]/60);60);&quot;00&quot;);&quot;:&quot;;TEXT(MOD([.C233];60);&quot;00,0&quot;))" office:value-type="string" office:string-value="09:23,0" calcext:value-type="string">
            <text:p>09:23,0</text:p>
          </table:table-cell>
          <table:table-cell table:formula="of:=[.C233]+[.E232]" office:value-type="float" office:value="140861" calcext:value-type="float">
            <text:p>140861,0</text:p>
          </table:table-cell>
          <table:table-cell table:formula="of:=CONCATENATE(TEXT(INT([.E233]/(60*60*24));&quot;00&quot;);&quot; &quot;;TEXT(MOD(INT([.E233]/(60*60));24);&quot;00&quot;);&quot;:&quot;;TEXT(MOD(INT([.E233]/60);60);&quot;00&quot;);&quot;:&quot;;TEXT(MOD([.E233];60);&quot;00,0&quot;))" office:value-type="string" office:string-value="01 15:07:41,0" calcext:value-type="string">
            <text:p>01 15:07:41,0</text:p>
          </table:table-cell>
          <table:table-cell table:formula="of:=IF ([.J233]&lt;&gt;&quot;&quot;;[.J233]+[.C233];[.G232]+[.C233])" office:value-type="float" office:value="1446559868" calcext:value-type="float">
            <text:p>1446559868</text:p>
          </table:table-cell>
          <table:table-cell table:formula="of:=[.G233]/86400+DATEVALUE(&quot;1970-01-01 00:00:00&quot;)" office:value-type="date" office:date-value="2015-11-03T14:11:08" calcext:value-type="date">
            <text:p>2015/11/03 14:11:08</text:p>
          </table:table-cell>
          <table:table-cell table:number-columns-repeated="6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table:formula="of:=[.A234]*1000*50" office:value-type="float" office:value="11650000" calcext:value-type="float">
            <text:p>1165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34]/60);60);&quot;00&quot;);&quot;:&quot;;TEXT(MOD([.C234];60);&quot;00,0&quot;))" office:value-type="string" office:string-value="09:23,0" calcext:value-type="string">
            <text:p>09:23,0</text:p>
          </table:table-cell>
          <table:table-cell table:formula="of:=[.C234]+[.E233]" office:value-type="float" office:value="141424" calcext:value-type="float">
            <text:p>141424,0</text:p>
          </table:table-cell>
          <table:table-cell table:formula="of:=CONCATENATE(TEXT(INT([.E234]/(60*60*24));&quot;00&quot;);&quot; &quot;;TEXT(MOD(INT([.E234]/(60*60));24);&quot;00&quot;);&quot;:&quot;;TEXT(MOD(INT([.E234]/60);60);&quot;00&quot;);&quot;:&quot;;TEXT(MOD([.E234];60);&quot;00,0&quot;))" office:value-type="string" office:string-value="01 15:17:04,0" calcext:value-type="string">
            <text:p>01 15:17:04,0</text:p>
          </table:table-cell>
          <table:table-cell table:formula="of:=IF ([.J234]&lt;&gt;&quot;&quot;;[.J234]+[.C234];[.G233]+[.C234])" office:value-type="float" office:value="1446560431" calcext:value-type="float">
            <text:p>1446560431</text:p>
          </table:table-cell>
          <table:table-cell table:formula="of:=[.G234]/86400+DATEVALUE(&quot;1970-01-01 00:00:00&quot;)" office:value-type="date" office:date-value="2015-11-03T14:20:31" calcext:value-type="date">
            <text:p>2015/11/03 14:20:31</text:p>
          </table:table-cell>
          <table:table-cell table:number-columns-repeated="6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table:formula="of:=[.A235]*1000*50" office:value-type="float" office:value="11700000" calcext:value-type="float">
            <text:p>117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35]/60);60);&quot;00&quot;);&quot;:&quot;;TEXT(MOD([.C235];60);&quot;00,0&quot;))" office:value-type="string" office:string-value="09:23,0" calcext:value-type="string">
            <text:p>09:23,0</text:p>
          </table:table-cell>
          <table:table-cell table:formula="of:=[.C235]+[.E234]" office:value-type="float" office:value="141987" calcext:value-type="float">
            <text:p>141987,0</text:p>
          </table:table-cell>
          <table:table-cell table:formula="of:=CONCATENATE(TEXT(INT([.E235]/(60*60*24));&quot;00&quot;);&quot; &quot;;TEXT(MOD(INT([.E235]/(60*60));24);&quot;00&quot;);&quot;:&quot;;TEXT(MOD(INT([.E235]/60);60);&quot;00&quot;);&quot;:&quot;;TEXT(MOD([.E235];60);&quot;00,0&quot;))" office:value-type="string" office:string-value="01 15:26:27,0" calcext:value-type="string">
            <text:p>01 15:26:27,0</text:p>
          </table:table-cell>
          <table:table-cell table:formula="of:=IF ([.J235]&lt;&gt;&quot;&quot;;[.J235]+[.C235];[.G234]+[.C235])" office:value-type="float" office:value="1446560994" calcext:value-type="float">
            <text:p>1446560994</text:p>
          </table:table-cell>
          <table:table-cell table:formula="of:=[.G235]/86400+DATEVALUE(&quot;1970-01-01 00:00:00&quot;)" office:value-type="date" office:date-value="2015-11-03T14:29:54" calcext:value-type="date">
            <text:p>2015/11/03 14:29:54</text:p>
          </table:table-cell>
          <table:table-cell table:number-columns-repeated="6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table:formula="of:=[.A236]*1000*50" office:value-type="float" office:value="11750000" calcext:value-type="float">
            <text:p>1175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36]/60);60);&quot;00&quot;);&quot;:&quot;;TEXT(MOD([.C236];60);&quot;00,0&quot;))" office:value-type="string" office:string-value="09:23,0" calcext:value-type="string">
            <text:p>09:23,0</text:p>
          </table:table-cell>
          <table:table-cell table:formula="of:=[.C236]+[.E235]" office:value-type="float" office:value="142550" calcext:value-type="float">
            <text:p>142550,0</text:p>
          </table:table-cell>
          <table:table-cell table:formula="of:=CONCATENATE(TEXT(INT([.E236]/(60*60*24));&quot;00&quot;);&quot; &quot;;TEXT(MOD(INT([.E236]/(60*60));24);&quot;00&quot;);&quot;:&quot;;TEXT(MOD(INT([.E236]/60);60);&quot;00&quot;);&quot;:&quot;;TEXT(MOD([.E236];60);&quot;00,0&quot;))" office:value-type="string" office:string-value="01 15:35:50,0" calcext:value-type="string">
            <text:p>01 15:35:50,0</text:p>
          </table:table-cell>
          <table:table-cell table:formula="of:=IF ([.J236]&lt;&gt;&quot;&quot;;[.J236]+[.C236];[.G235]+[.C236])" office:value-type="float" office:value="1446561557" calcext:value-type="float">
            <text:p>1446561557</text:p>
          </table:table-cell>
          <table:table-cell table:formula="of:=[.G236]/86400+DATEVALUE(&quot;1970-01-01 00:00:00&quot;)" office:value-type="date" office:date-value="2015-11-03T14:39:17" calcext:value-type="date">
            <text:p>2015/11/03 14:39:17</text:p>
          </table:table-cell>
          <table:table-cell table:number-columns-repeated="6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table:formula="of:=[.A237]*1000*50" office:value-type="float" office:value="11800000" calcext:value-type="float">
            <text:p>118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37]/60);60);&quot;00&quot;);&quot;:&quot;;TEXT(MOD([.C237];60);&quot;00,0&quot;))" office:value-type="string" office:string-value="09:23,0" calcext:value-type="string">
            <text:p>09:23,0</text:p>
          </table:table-cell>
          <table:table-cell table:formula="of:=[.C237]+[.E236]" office:value-type="float" office:value="143113" calcext:value-type="float">
            <text:p>143113,0</text:p>
          </table:table-cell>
          <table:table-cell table:formula="of:=CONCATENATE(TEXT(INT([.E237]/(60*60*24));&quot;00&quot;);&quot; &quot;;TEXT(MOD(INT([.E237]/(60*60));24);&quot;00&quot;);&quot;:&quot;;TEXT(MOD(INT([.E237]/60);60);&quot;00&quot;);&quot;:&quot;;TEXT(MOD([.E237];60);&quot;00,0&quot;))" office:value-type="string" office:string-value="01 15:45:13,0" calcext:value-type="string">
            <text:p>01 15:45:13,0</text:p>
          </table:table-cell>
          <table:table-cell table:formula="of:=IF ([.J237]&lt;&gt;&quot;&quot;;[.J237]+[.C237];[.G236]+[.C237])" office:value-type="float" office:value="1446562120" calcext:value-type="float">
            <text:p>1446562120</text:p>
          </table:table-cell>
          <table:table-cell table:formula="of:=[.G237]/86400+DATEVALUE(&quot;1970-01-01 00:00:00&quot;)" office:value-type="date" office:date-value="2015-11-03T14:48:40" calcext:value-type="date">
            <text:p>2015/11/03 14:48:40</text:p>
          </table:table-cell>
          <table:table-cell table:number-columns-repeated="6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table:formula="of:=[.A238]*1000*50" office:value-type="float" office:value="11850000" calcext:value-type="float">
            <text:p>1185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38]/60);60);&quot;00&quot;);&quot;:&quot;;TEXT(MOD([.C238];60);&quot;00,0&quot;))" office:value-type="string" office:string-value="09:23,0" calcext:value-type="string">
            <text:p>09:23,0</text:p>
          </table:table-cell>
          <table:table-cell table:formula="of:=[.C238]+[.E237]" office:value-type="float" office:value="143676" calcext:value-type="float">
            <text:p>143676,0</text:p>
          </table:table-cell>
          <table:table-cell table:formula="of:=CONCATENATE(TEXT(INT([.E238]/(60*60*24));&quot;00&quot;);&quot; &quot;;TEXT(MOD(INT([.E238]/(60*60));24);&quot;00&quot;);&quot;:&quot;;TEXT(MOD(INT([.E238]/60);60);&quot;00&quot;);&quot;:&quot;;TEXT(MOD([.E238];60);&quot;00,0&quot;))" office:value-type="string" office:string-value="01 15:54:36,0" calcext:value-type="string">
            <text:p>01 15:54:36,0</text:p>
          </table:table-cell>
          <table:table-cell table:formula="of:=IF ([.J238]&lt;&gt;&quot;&quot;;[.J238]+[.C238];[.G237]+[.C238])" office:value-type="float" office:value="1446562683" calcext:value-type="float">
            <text:p>1446562683</text:p>
          </table:table-cell>
          <table:table-cell table:formula="of:=[.G238]/86400+DATEVALUE(&quot;1970-01-01 00:00:00&quot;)" office:value-type="date" office:date-value="2015-11-03T14:58:03" calcext:value-type="date">
            <text:p>2015/11/03 14:58:03</text:p>
          </table:table-cell>
          <table:table-cell table:number-columns-repeated="6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table:formula="of:=[.A239]*1000*50" office:value-type="float" office:value="11900000" calcext:value-type="float">
            <text:p>119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39]/60);60);&quot;00&quot;);&quot;:&quot;;TEXT(MOD([.C239];60);&quot;00,0&quot;))" office:value-type="string" office:string-value="09:23,0" calcext:value-type="string">
            <text:p>09:23,0</text:p>
          </table:table-cell>
          <table:table-cell table:formula="of:=[.C239]+[.E238]" office:value-type="float" office:value="144239" calcext:value-type="float">
            <text:p>144239,0</text:p>
          </table:table-cell>
          <table:table-cell table:formula="of:=CONCATENATE(TEXT(INT([.E239]/(60*60*24));&quot;00&quot;);&quot; &quot;;TEXT(MOD(INT([.E239]/(60*60));24);&quot;00&quot;);&quot;:&quot;;TEXT(MOD(INT([.E239]/60);60);&quot;00&quot;);&quot;:&quot;;TEXT(MOD([.E239];60);&quot;00,0&quot;))" office:value-type="string" office:string-value="01 16:03:59,0" calcext:value-type="string">
            <text:p>01 16:03:59,0</text:p>
          </table:table-cell>
          <table:table-cell table:formula="of:=IF ([.J239]&lt;&gt;&quot;&quot;;[.J239]+[.C239];[.G238]+[.C239])" office:value-type="float" office:value="1446563246" calcext:value-type="float">
            <text:p>1446563246</text:p>
          </table:table-cell>
          <table:table-cell table:formula="of:=[.G239]/86400+DATEVALUE(&quot;1970-01-01 00:00:00&quot;)" office:value-type="date" office:date-value="2015-11-03T15:07:26" calcext:value-type="date">
            <text:p>2015/11/03 15:07:26</text:p>
          </table:table-cell>
          <table:table-cell table:number-columns-repeated="6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table:formula="of:=[.A240]*1000*50" office:value-type="float" office:value="11950000" calcext:value-type="float">
            <text:p>11950000</text:p>
          </table:table-cell>
          <table:table-cell office:value-type="float" office:value="564" calcext:value-type="float">
            <text:p>564,0</text:p>
          </table:table-cell>
          <table:table-cell table:style-name="ce10" table:formula="of:=CONCATENATE(TEXT(MOD(INT([.C240]/60);60);&quot;00&quot;);&quot;:&quot;;TEXT(MOD([.C240];60);&quot;00,0&quot;))" office:value-type="string" office:string-value="09:24,0" calcext:value-type="string">
            <text:p>09:24,0</text:p>
          </table:table-cell>
          <table:table-cell table:formula="of:=[.C240]+[.E239]" office:value-type="float" office:value="144803" calcext:value-type="float">
            <text:p>144803,0</text:p>
          </table:table-cell>
          <table:table-cell table:formula="of:=CONCATENATE(TEXT(INT([.E240]/(60*60*24));&quot;00&quot;);&quot; &quot;;TEXT(MOD(INT([.E240]/(60*60));24);&quot;00&quot;);&quot;:&quot;;TEXT(MOD(INT([.E240]/60);60);&quot;00&quot;);&quot;:&quot;;TEXT(MOD([.E240];60);&quot;00,0&quot;))" office:value-type="string" office:string-value="01 16:13:23,0" calcext:value-type="string">
            <text:p>01 16:13:23,0</text:p>
          </table:table-cell>
          <table:table-cell table:formula="of:=IF ([.J240]&lt;&gt;&quot;&quot;;[.J240]+[.C240];[.G239]+[.C240])" office:value-type="float" office:value="1446563810" calcext:value-type="float">
            <text:p>1446563810</text:p>
          </table:table-cell>
          <table:table-cell table:formula="of:=[.G240]/86400+DATEVALUE(&quot;1970-01-01 00:00:00&quot;)" office:value-type="date" office:date-value="2015-11-03T15:16:50" calcext:value-type="date">
            <text:p>2015/11/03 15:16:50</text:p>
          </table:table-cell>
          <table:table-cell table:number-columns-repeated="6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table:formula="of:=[.A241]*1000*50" office:value-type="float" office:value="12000000" calcext:value-type="float">
            <text:p>120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41]/60);60);&quot;00&quot;);&quot;:&quot;;TEXT(MOD([.C241];60);&quot;00,0&quot;))" office:value-type="string" office:string-value="09:23,0" calcext:value-type="string">
            <text:p>09:23,0</text:p>
          </table:table-cell>
          <table:table-cell table:formula="of:=[.C241]+[.E240]" office:value-type="float" office:value="145366" calcext:value-type="float">
            <text:p>145366,0</text:p>
          </table:table-cell>
          <table:table-cell table:formula="of:=CONCATENATE(TEXT(INT([.E241]/(60*60*24));&quot;00&quot;);&quot; &quot;;TEXT(MOD(INT([.E241]/(60*60));24);&quot;00&quot;);&quot;:&quot;;TEXT(MOD(INT([.E241]/60);60);&quot;00&quot;);&quot;:&quot;;TEXT(MOD([.E241];60);&quot;00,0&quot;))" office:value-type="string" office:string-value="01 16:22:46,0" calcext:value-type="string">
            <text:p>01 16:22:46,0</text:p>
          </table:table-cell>
          <table:table-cell table:formula="of:=IF ([.J241]&lt;&gt;&quot;&quot;;[.J241]+[.C241];[.G240]+[.C241])" office:value-type="float" office:value="1446564373" calcext:value-type="float">
            <text:p>1446564373</text:p>
          </table:table-cell>
          <table:table-cell table:formula="of:=[.G241]/86400+DATEVALUE(&quot;1970-01-01 00:00:00&quot;)" office:value-type="date" office:date-value="2015-11-03T15:26:13" calcext:value-type="date">
            <text:p>2015/11/03 15:26:13</text:p>
          </table:table-cell>
          <table:table-cell table:number-columns-repeated="6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table:formula="of:=[.A242]*1000*50" office:value-type="float" office:value="12050000" calcext:value-type="float">
            <text:p>1205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42]/60);60);&quot;00&quot;);&quot;:&quot;;TEXT(MOD([.C242];60);&quot;00,0&quot;))" office:value-type="string" office:string-value="09:23,0" calcext:value-type="string">
            <text:p>09:23,0</text:p>
          </table:table-cell>
          <table:table-cell table:formula="of:=[.C242]+[.E241]" office:value-type="float" office:value="145929" calcext:value-type="float">
            <text:p>145929,0</text:p>
          </table:table-cell>
          <table:table-cell table:formula="of:=CONCATENATE(TEXT(INT([.E242]/(60*60*24));&quot;00&quot;);&quot; &quot;;TEXT(MOD(INT([.E242]/(60*60));24);&quot;00&quot;);&quot;:&quot;;TEXT(MOD(INT([.E242]/60);60);&quot;00&quot;);&quot;:&quot;;TEXT(MOD([.E242];60);&quot;00,0&quot;))" office:value-type="string" office:string-value="01 16:32:09,0" calcext:value-type="string">
            <text:p>01 16:32:09,0</text:p>
          </table:table-cell>
          <table:table-cell table:formula="of:=IF ([.J242]&lt;&gt;&quot;&quot;;[.J242]+[.C242];[.G241]+[.C242])" office:value-type="float" office:value="1446564936" calcext:value-type="float">
            <text:p>1446564936</text:p>
          </table:table-cell>
          <table:table-cell table:formula="of:=[.G242]/86400+DATEVALUE(&quot;1970-01-01 00:00:00&quot;)" office:value-type="date" office:date-value="2015-11-03T15:35:36" calcext:value-type="date">
            <text:p>2015/11/03 15:35:36</text:p>
          </table:table-cell>
          <table:table-cell table:number-columns-repeated="6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table:formula="of:=[.A243]*1000*50" office:value-type="float" office:value="12100000" calcext:value-type="float">
            <text:p>121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43]/60);60);&quot;00&quot;);&quot;:&quot;;TEXT(MOD([.C243];60);&quot;00,0&quot;))" office:value-type="string" office:string-value="09:23,0" calcext:value-type="string">
            <text:p>09:23,0</text:p>
          </table:table-cell>
          <table:table-cell table:formula="of:=[.C243]+[.E242]" office:value-type="float" office:value="146492" calcext:value-type="float">
            <text:p>146492,0</text:p>
          </table:table-cell>
          <table:table-cell table:formula="of:=CONCATENATE(TEXT(INT([.E243]/(60*60*24));&quot;00&quot;);&quot; &quot;;TEXT(MOD(INT([.E243]/(60*60));24);&quot;00&quot;);&quot;:&quot;;TEXT(MOD(INT([.E243]/60);60);&quot;00&quot;);&quot;:&quot;;TEXT(MOD([.E243];60);&quot;00,0&quot;))" office:value-type="string" office:string-value="01 16:41:32,0" calcext:value-type="string">
            <text:p>01 16:41:32,0</text:p>
          </table:table-cell>
          <table:table-cell table:formula="of:=IF ([.J243]&lt;&gt;&quot;&quot;;[.J243]+[.C243];[.G242]+[.C243])" office:value-type="float" office:value="1446565499" calcext:value-type="float">
            <text:p>1446565499</text:p>
          </table:table-cell>
          <table:table-cell table:formula="of:=[.G243]/86400+DATEVALUE(&quot;1970-01-01 00:00:00&quot;)" office:value-type="date" office:date-value="2015-11-03T15:44:59" calcext:value-type="date">
            <text:p>2015/11/03 15:44:59</text:p>
          </table:table-cell>
          <table:table-cell table:number-columns-repeated="6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table:formula="of:=[.A244]*1000*50" office:value-type="float" office:value="12150000" calcext:value-type="float">
            <text:p>1215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44]/60);60);&quot;00&quot;);&quot;:&quot;;TEXT(MOD([.C244];60);&quot;00,0&quot;))" office:value-type="string" office:string-value="09:23,0" calcext:value-type="string">
            <text:p>09:23,0</text:p>
          </table:table-cell>
          <table:table-cell table:formula="of:=[.C244]+[.E243]" office:value-type="float" office:value="147055" calcext:value-type="float">
            <text:p>147055,0</text:p>
          </table:table-cell>
          <table:table-cell table:formula="of:=CONCATENATE(TEXT(INT([.E244]/(60*60*24));&quot;00&quot;);&quot; &quot;;TEXT(MOD(INT([.E244]/(60*60));24);&quot;00&quot;);&quot;:&quot;;TEXT(MOD(INT([.E244]/60);60);&quot;00&quot;);&quot;:&quot;;TEXT(MOD([.E244];60);&quot;00,0&quot;))" office:value-type="string" office:string-value="01 16:50:55,0" calcext:value-type="string">
            <text:p>01 16:50:55,0</text:p>
          </table:table-cell>
          <table:table-cell table:formula="of:=IF ([.J244]&lt;&gt;&quot;&quot;;[.J244]+[.C244];[.G243]+[.C244])" office:value-type="float" office:value="1446566062" calcext:value-type="float">
            <text:p>1446566062</text:p>
          </table:table-cell>
          <table:table-cell table:formula="of:=[.G244]/86400+DATEVALUE(&quot;1970-01-01 00:00:00&quot;)" office:value-type="date" office:date-value="2015-11-03T15:54:22.000001" calcext:value-type="date">
            <text:p>2015/11/03 15:54:22</text:p>
          </table:table-cell>
          <table:table-cell table:number-columns-repeated="6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table:formula="of:=[.A245]*1000*50" office:value-type="float" office:value="12200000" calcext:value-type="float">
            <text:p>122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45]/60);60);&quot;00&quot;);&quot;:&quot;;TEXT(MOD([.C245];60);&quot;00,0&quot;))" office:value-type="string" office:string-value="09:23,0" calcext:value-type="string">
            <text:p>09:23,0</text:p>
          </table:table-cell>
          <table:table-cell table:formula="of:=[.C245]+[.E244]" office:value-type="float" office:value="147618" calcext:value-type="float">
            <text:p>147618,0</text:p>
          </table:table-cell>
          <table:table-cell table:formula="of:=CONCATENATE(TEXT(INT([.E245]/(60*60*24));&quot;00&quot;);&quot; &quot;;TEXT(MOD(INT([.E245]/(60*60));24);&quot;00&quot;);&quot;:&quot;;TEXT(MOD(INT([.E245]/60);60);&quot;00&quot;);&quot;:&quot;;TEXT(MOD([.E245];60);&quot;00,0&quot;))" office:value-type="string" office:string-value="01 17:00:18,0" calcext:value-type="string">
            <text:p>01 17:00:18,0</text:p>
          </table:table-cell>
          <table:table-cell table:formula="of:=IF ([.J245]&lt;&gt;&quot;&quot;;[.J245]+[.C245];[.G244]+[.C245])" office:value-type="float" office:value="1446566625" calcext:value-type="float">
            <text:p>1446566625</text:p>
          </table:table-cell>
          <table:table-cell table:formula="of:=[.G245]/86400+DATEVALUE(&quot;1970-01-01 00:00:00&quot;)" office:value-type="date" office:date-value="2015-11-03T16:03:45" calcext:value-type="date">
            <text:p>2015/11/03 16:03:45</text:p>
          </table:table-cell>
          <table:table-cell table:number-columns-repeated="6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table:formula="of:=[.A246]*1000*50" office:value-type="float" office:value="12250000" calcext:value-type="float">
            <text:p>1225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46]/60);60);&quot;00&quot;);&quot;:&quot;;TEXT(MOD([.C246];60);&quot;00,0&quot;))" office:value-type="string" office:string-value="09:23,0" calcext:value-type="string">
            <text:p>09:23,0</text:p>
          </table:table-cell>
          <table:table-cell table:formula="of:=[.C246]+[.E245]" office:value-type="float" office:value="148181" calcext:value-type="float">
            <text:p>148181,0</text:p>
          </table:table-cell>
          <table:table-cell table:formula="of:=CONCATENATE(TEXT(INT([.E246]/(60*60*24));&quot;00&quot;);&quot; &quot;;TEXT(MOD(INT([.E246]/(60*60));24);&quot;00&quot;);&quot;:&quot;;TEXT(MOD(INT([.E246]/60);60);&quot;00&quot;);&quot;:&quot;;TEXT(MOD([.E246];60);&quot;00,0&quot;))" office:value-type="string" office:string-value="01 17:09:41,0" calcext:value-type="string">
            <text:p>01 17:09:41,0</text:p>
          </table:table-cell>
          <table:table-cell table:formula="of:=IF ([.J246]&lt;&gt;&quot;&quot;;[.J246]+[.C246];[.G245]+[.C246])" office:value-type="float" office:value="1446567188" calcext:value-type="float">
            <text:p>1446567188</text:p>
          </table:table-cell>
          <table:table-cell table:formula="of:=[.G246]/86400+DATEVALUE(&quot;1970-01-01 00:00:00&quot;)" office:value-type="date" office:date-value="2015-11-03T16:13:08" calcext:value-type="date">
            <text:p>2015/11/03 16:13:08</text:p>
          </table:table-cell>
          <table:table-cell table:number-columns-repeated="6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table:formula="of:=[.A247]*1000*50" office:value-type="float" office:value="12300000" calcext:value-type="float">
            <text:p>123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47]/60);60);&quot;00&quot;);&quot;:&quot;;TEXT(MOD([.C247];60);&quot;00,0&quot;))" office:value-type="string" office:string-value="09:23,0" calcext:value-type="string">
            <text:p>09:23,0</text:p>
          </table:table-cell>
          <table:table-cell table:formula="of:=[.C247]+[.E246]" office:value-type="float" office:value="148744" calcext:value-type="float">
            <text:p>148744,0</text:p>
          </table:table-cell>
          <table:table-cell table:formula="of:=CONCATENATE(TEXT(INT([.E247]/(60*60*24));&quot;00&quot;);&quot; &quot;;TEXT(MOD(INT([.E247]/(60*60));24);&quot;00&quot;);&quot;:&quot;;TEXT(MOD(INT([.E247]/60);60);&quot;00&quot;);&quot;:&quot;;TEXT(MOD([.E247];60);&quot;00,0&quot;))" office:value-type="string" office:string-value="01 17:19:04,0" calcext:value-type="string">
            <text:p>01 17:19:04,0</text:p>
          </table:table-cell>
          <table:table-cell table:formula="of:=IF ([.J247]&lt;&gt;&quot;&quot;;[.J247]+[.C247];[.G246]+[.C247])" office:value-type="float" office:value="1446567751" calcext:value-type="float">
            <text:p>1446567751</text:p>
          </table:table-cell>
          <table:table-cell table:formula="of:=[.G247]/86400+DATEVALUE(&quot;1970-01-01 00:00:00&quot;)" office:value-type="date" office:date-value="2015-11-03T16:22:31" calcext:value-type="date">
            <text:p>2015/11/03 16:22:31</text:p>
          </table:table-cell>
          <table:table-cell table:number-columns-repeated="6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table:formula="of:=[.A248]*1000*50" office:value-type="float" office:value="12350000" calcext:value-type="float">
            <text:p>12350000</text:p>
          </table:table-cell>
          <table:table-cell office:value-type="float" office:value="562" calcext:value-type="float">
            <text:p>562,0</text:p>
          </table:table-cell>
          <table:table-cell table:style-name="ce10" table:formula="of:=CONCATENATE(TEXT(MOD(INT([.C248]/60);60);&quot;00&quot;);&quot;:&quot;;TEXT(MOD([.C248];60);&quot;00,0&quot;))" office:value-type="string" office:string-value="09:22,0" calcext:value-type="string">
            <text:p>09:22,0</text:p>
          </table:table-cell>
          <table:table-cell table:formula="of:=[.C248]+[.E247]" office:value-type="float" office:value="149306" calcext:value-type="float">
            <text:p>149306,0</text:p>
          </table:table-cell>
          <table:table-cell table:formula="of:=CONCATENATE(TEXT(INT([.E248]/(60*60*24));&quot;00&quot;);&quot; &quot;;TEXT(MOD(INT([.E248]/(60*60));24);&quot;00&quot;);&quot;:&quot;;TEXT(MOD(INT([.E248]/60);60);&quot;00&quot;);&quot;:&quot;;TEXT(MOD([.E248];60);&quot;00,0&quot;))" office:value-type="string" office:string-value="01 17:28:26,0" calcext:value-type="string">
            <text:p>01 17:28:26,0</text:p>
          </table:table-cell>
          <table:table-cell table:formula="of:=IF ([.J248]&lt;&gt;&quot;&quot;;[.J248]+[.C248];[.G247]+[.C248])" office:value-type="float" office:value="1446568313" calcext:value-type="float">
            <text:p>1446568313</text:p>
          </table:table-cell>
          <table:table-cell table:formula="of:=[.G248]/86400+DATEVALUE(&quot;1970-01-01 00:00:00&quot;)" office:value-type="date" office:date-value="2015-11-03T16:31:53.000001" calcext:value-type="date">
            <text:p>2015/11/03 16:31:53</text:p>
          </table:table-cell>
          <table:table-cell table:number-columns-repeated="6"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table:formula="of:=[.A249]*1000*50" office:value-type="float" office:value="12400000" calcext:value-type="float">
            <text:p>124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49]/60);60);&quot;00&quot;);&quot;:&quot;;TEXT(MOD([.C249];60);&quot;00,0&quot;))" office:value-type="string" office:string-value="09:23,0" calcext:value-type="string">
            <text:p>09:23,0</text:p>
          </table:table-cell>
          <table:table-cell table:formula="of:=[.C249]+[.E248]" office:value-type="float" office:value="149869" calcext:value-type="float">
            <text:p>149869,0</text:p>
          </table:table-cell>
          <table:table-cell table:formula="of:=CONCATENATE(TEXT(INT([.E249]/(60*60*24));&quot;00&quot;);&quot; &quot;;TEXT(MOD(INT([.E249]/(60*60));24);&quot;00&quot;);&quot;:&quot;;TEXT(MOD(INT([.E249]/60);60);&quot;00&quot;);&quot;:&quot;;TEXT(MOD([.E249];60);&quot;00,0&quot;))" office:value-type="string" office:string-value="01 17:37:49,0" calcext:value-type="string">
            <text:p>01 17:37:49,0</text:p>
          </table:table-cell>
          <table:table-cell table:formula="of:=IF ([.J249]&lt;&gt;&quot;&quot;;[.J249]+[.C249];[.G248]+[.C249])" office:value-type="float" office:value="1446568876" calcext:value-type="float">
            <text:p>1446568876</text:p>
          </table:table-cell>
          <table:table-cell table:formula="of:=[.G249]/86400+DATEVALUE(&quot;1970-01-01 00:00:00&quot;)" office:value-type="date" office:date-value="2015-11-03T16:41:16" calcext:value-type="date">
            <text:p>2015/11/03 16:41:16</text:p>
          </table:table-cell>
          <table:table-cell table:number-columns-repeated="6"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table:formula="of:=[.A250]*1000*50" office:value-type="float" office:value="12450000" calcext:value-type="float">
            <text:p>1245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50]/60);60);&quot;00&quot;);&quot;:&quot;;TEXT(MOD([.C250];60);&quot;00,0&quot;))" office:value-type="string" office:string-value="09:23,0" calcext:value-type="string">
            <text:p>09:23,0</text:p>
          </table:table-cell>
          <table:table-cell table:formula="of:=[.C250]+[.E249]" office:value-type="float" office:value="150432" calcext:value-type="float">
            <text:p>150432,0</text:p>
          </table:table-cell>
          <table:table-cell table:formula="of:=CONCATENATE(TEXT(INT([.E250]/(60*60*24));&quot;00&quot;);&quot; &quot;;TEXT(MOD(INT([.E250]/(60*60));24);&quot;00&quot;);&quot;:&quot;;TEXT(MOD(INT([.E250]/60);60);&quot;00&quot;);&quot;:&quot;;TEXT(MOD([.E250];60);&quot;00,0&quot;))" office:value-type="string" office:string-value="01 17:47:12,0" calcext:value-type="string">
            <text:p>01 17:47:12,0</text:p>
          </table:table-cell>
          <table:table-cell table:formula="of:=IF ([.J250]&lt;&gt;&quot;&quot;;[.J250]+[.C250];[.G249]+[.C250])" office:value-type="float" office:value="1446569439" calcext:value-type="float">
            <text:p>1446569439</text:p>
          </table:table-cell>
          <table:table-cell table:formula="of:=[.G250]/86400+DATEVALUE(&quot;1970-01-01 00:00:00&quot;)" office:value-type="date" office:date-value="2015-11-03T16:50:39" calcext:value-type="date">
            <text:p>2015/11/03 16:50:39</text:p>
          </table:table-cell>
          <table:table-cell table:number-columns-repeated="6"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table:formula="of:=[.A251]*1000*50" office:value-type="float" office:value="12500000" calcext:value-type="float">
            <text:p>125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51]/60);60);&quot;00&quot;);&quot;:&quot;;TEXT(MOD([.C251];60);&quot;00,0&quot;))" office:value-type="string" office:string-value="09:23,0" calcext:value-type="string">
            <text:p>09:23,0</text:p>
          </table:table-cell>
          <table:table-cell table:formula="of:=[.C251]+[.E250]" office:value-type="float" office:value="150995" calcext:value-type="float">
            <text:p>150995,0</text:p>
          </table:table-cell>
          <table:table-cell table:formula="of:=CONCATENATE(TEXT(INT([.E251]/(60*60*24));&quot;00&quot;);&quot; &quot;;TEXT(MOD(INT([.E251]/(60*60));24);&quot;00&quot;);&quot;:&quot;;TEXT(MOD(INT([.E251]/60);60);&quot;00&quot;);&quot;:&quot;;TEXT(MOD([.E251];60);&quot;00,0&quot;))" office:value-type="string" office:string-value="01 17:56:35,0" calcext:value-type="string">
            <text:p>01 17:56:35,0</text:p>
          </table:table-cell>
          <table:table-cell table:formula="of:=IF ([.J251]&lt;&gt;&quot;&quot;;[.J251]+[.C251];[.G250]+[.C251])" office:value-type="float" office:value="1446570002" calcext:value-type="float">
            <text:p>1446570002</text:p>
          </table:table-cell>
          <table:table-cell table:formula="of:=[.G251]/86400+DATEVALUE(&quot;1970-01-01 00:00:00&quot;)" office:value-type="date" office:date-value="2015-11-03T17:00:02" calcext:value-type="date">
            <text:p>2015/11/03 17:00:02</text:p>
          </table:table-cell>
          <table:table-cell table:number-columns-repeated="6"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table:formula="of:=[.A252]*1000*50" office:value-type="float" office:value="12550000" calcext:value-type="float">
            <text:p>12550000</text:p>
          </table:table-cell>
          <table:table-cell office:value-type="float" office:value="564" calcext:value-type="float">
            <text:p>564,0</text:p>
          </table:table-cell>
          <table:table-cell table:style-name="ce10" table:formula="of:=CONCATENATE(TEXT(MOD(INT([.C252]/60);60);&quot;00&quot;);&quot;:&quot;;TEXT(MOD([.C252];60);&quot;00,0&quot;))" office:value-type="string" office:string-value="09:24,0" calcext:value-type="string">
            <text:p>09:24,0</text:p>
          </table:table-cell>
          <table:table-cell table:formula="of:=[.C252]+[.E251]" office:value-type="float" office:value="151559" calcext:value-type="float">
            <text:p>151559,0</text:p>
          </table:table-cell>
          <table:table-cell table:formula="of:=CONCATENATE(TEXT(INT([.E252]/(60*60*24));&quot;00&quot;);&quot; &quot;;TEXT(MOD(INT([.E252]/(60*60));24);&quot;00&quot;);&quot;:&quot;;TEXT(MOD(INT([.E252]/60);60);&quot;00&quot;);&quot;:&quot;;TEXT(MOD([.E252];60);&quot;00,0&quot;))" office:value-type="string" office:string-value="01 18:05:59,0" calcext:value-type="string">
            <text:p>01 18:05:59,0</text:p>
          </table:table-cell>
          <table:table-cell table:formula="of:=IF ([.J252]&lt;&gt;&quot;&quot;;[.J252]+[.C252];[.G251]+[.C252])" office:value-type="float" office:value="1446570566" calcext:value-type="float">
            <text:p>1446570566</text:p>
          </table:table-cell>
          <table:table-cell table:formula="of:=[.G252]/86400+DATEVALUE(&quot;1970-01-01 00:00:00&quot;)" office:value-type="date" office:date-value="2015-11-03T17:09:26" calcext:value-type="date">
            <text:p>2015/11/03 17:09:26</text:p>
          </table:table-cell>
          <table:table-cell table:number-columns-repeated="6"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table:formula="of:=[.A253]*1000*50" office:value-type="float" office:value="12600000" calcext:value-type="float">
            <text:p>126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53]/60);60);&quot;00&quot;);&quot;:&quot;;TEXT(MOD([.C253];60);&quot;00,0&quot;))" office:value-type="string" office:string-value="09:23,0" calcext:value-type="string">
            <text:p>09:23,0</text:p>
          </table:table-cell>
          <table:table-cell table:formula="of:=[.C253]+[.E252]" office:value-type="float" office:value="152122" calcext:value-type="float">
            <text:p>152122,0</text:p>
          </table:table-cell>
          <table:table-cell table:formula="of:=CONCATENATE(TEXT(INT([.E253]/(60*60*24));&quot;00&quot;);&quot; &quot;;TEXT(MOD(INT([.E253]/(60*60));24);&quot;00&quot;);&quot;:&quot;;TEXT(MOD(INT([.E253]/60);60);&quot;00&quot;);&quot;:&quot;;TEXT(MOD([.E253];60);&quot;00,0&quot;))" office:value-type="string" office:string-value="01 18:15:22,0" calcext:value-type="string">
            <text:p>01 18:15:22,0</text:p>
          </table:table-cell>
          <table:table-cell table:formula="of:=IF ([.J253]&lt;&gt;&quot;&quot;;[.J253]+[.C253];[.G252]+[.C253])" office:value-type="float" office:value="1446571129" calcext:value-type="float">
            <text:p>1446571129</text:p>
          </table:table-cell>
          <table:table-cell table:formula="of:=[.G253]/86400+DATEVALUE(&quot;1970-01-01 00:00:00&quot;)" office:value-type="date" office:date-value="2015-11-03T17:18:49" calcext:value-type="date">
            <text:p>2015/11/03 17:18:49</text:p>
          </table:table-cell>
          <table:table-cell table:number-columns-repeated="6"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table:formula="of:=[.A254]*1000*50" office:value-type="float" office:value="12650000" calcext:value-type="float">
            <text:p>12650000</text:p>
          </table:table-cell>
          <table:table-cell office:value-type="float" office:value="564" calcext:value-type="float">
            <text:p>564,0</text:p>
          </table:table-cell>
          <table:table-cell table:style-name="ce10" table:formula="of:=CONCATENATE(TEXT(MOD(INT([.C254]/60);60);&quot;00&quot;);&quot;:&quot;;TEXT(MOD([.C254];60);&quot;00,0&quot;))" office:value-type="string" office:string-value="09:24,0" calcext:value-type="string">
            <text:p>09:24,0</text:p>
          </table:table-cell>
          <table:table-cell table:formula="of:=[.C254]+[.E253]" office:value-type="float" office:value="152686" calcext:value-type="float">
            <text:p>152686,0</text:p>
          </table:table-cell>
          <table:table-cell table:formula="of:=CONCATENATE(TEXT(INT([.E254]/(60*60*24));&quot;00&quot;);&quot; &quot;;TEXT(MOD(INT([.E254]/(60*60));24);&quot;00&quot;);&quot;:&quot;;TEXT(MOD(INT([.E254]/60);60);&quot;00&quot;);&quot;:&quot;;TEXT(MOD([.E254];60);&quot;00,0&quot;))" office:value-type="string" office:string-value="01 18:24:46,0" calcext:value-type="string">
            <text:p>01 18:24:46,0</text:p>
          </table:table-cell>
          <table:table-cell table:formula="of:=IF ([.J254]&lt;&gt;&quot;&quot;;[.J254]+[.C254];[.G253]+[.C254])" office:value-type="float" office:value="1446571693" calcext:value-type="float">
            <text:p>1446571693</text:p>
          </table:table-cell>
          <table:table-cell table:formula="of:=[.G254]/86400+DATEVALUE(&quot;1970-01-01 00:00:00&quot;)" office:value-type="date" office:date-value="2015-11-03T17:28:13" calcext:value-type="date">
            <text:p>2015/11/03 17:28:13</text:p>
          </table:table-cell>
          <table:table-cell table:number-columns-repeated="6"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table:formula="of:=[.A255]*1000*50" office:value-type="float" office:value="12700000" calcext:value-type="float">
            <text:p>127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55]/60);60);&quot;00&quot;);&quot;:&quot;;TEXT(MOD([.C255];60);&quot;00,0&quot;))" office:value-type="string" office:string-value="09:23,0" calcext:value-type="string">
            <text:p>09:23,0</text:p>
          </table:table-cell>
          <table:table-cell table:formula="of:=[.C255]+[.E254]" office:value-type="float" office:value="153249" calcext:value-type="float">
            <text:p>153249,0</text:p>
          </table:table-cell>
          <table:table-cell table:formula="of:=CONCATENATE(TEXT(INT([.E255]/(60*60*24));&quot;00&quot;);&quot; &quot;;TEXT(MOD(INT([.E255]/(60*60));24);&quot;00&quot;);&quot;:&quot;;TEXT(MOD(INT([.E255]/60);60);&quot;00&quot;);&quot;:&quot;;TEXT(MOD([.E255];60);&quot;00,0&quot;))" office:value-type="string" office:string-value="01 18:34:09,0" calcext:value-type="string">
            <text:p>01 18:34:09,0</text:p>
          </table:table-cell>
          <table:table-cell table:formula="of:=IF ([.J255]&lt;&gt;&quot;&quot;;[.J255]+[.C255];[.G254]+[.C255])" office:value-type="float" office:value="1446572256" calcext:value-type="float">
            <text:p>1446572256</text:p>
          </table:table-cell>
          <table:table-cell table:formula="of:=[.G255]/86400+DATEVALUE(&quot;1970-01-01 00:00:00&quot;)" office:value-type="date" office:date-value="2015-11-03T17:37:36" calcext:value-type="date">
            <text:p>2015/11/03 17:37:36</text:p>
          </table:table-cell>
          <table:table-cell table:number-columns-repeated="6"/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table:formula="of:=[.A256]*1000*50" office:value-type="float" office:value="12750000" calcext:value-type="float">
            <text:p>1275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56]/60);60);&quot;00&quot;);&quot;:&quot;;TEXT(MOD([.C256];60);&quot;00,0&quot;))" office:value-type="string" office:string-value="09:23,0" calcext:value-type="string">
            <text:p>09:23,0</text:p>
          </table:table-cell>
          <table:table-cell table:formula="of:=[.C256]+[.E255]" office:value-type="float" office:value="153812" calcext:value-type="float">
            <text:p>153812,0</text:p>
          </table:table-cell>
          <table:table-cell table:formula="of:=CONCATENATE(TEXT(INT([.E256]/(60*60*24));&quot;00&quot;);&quot; &quot;;TEXT(MOD(INT([.E256]/(60*60));24);&quot;00&quot;);&quot;:&quot;;TEXT(MOD(INT([.E256]/60);60);&quot;00&quot;);&quot;:&quot;;TEXT(MOD([.E256];60);&quot;00,0&quot;))" office:value-type="string" office:string-value="01 18:43:32,0" calcext:value-type="string">
            <text:p>01 18:43:32,0</text:p>
          </table:table-cell>
          <table:table-cell table:formula="of:=IF ([.J256]&lt;&gt;&quot;&quot;;[.J256]+[.C256];[.G255]+[.C256])" office:value-type="float" office:value="1446572819" calcext:value-type="float">
            <text:p>1446572819</text:p>
          </table:table-cell>
          <table:table-cell table:formula="of:=[.G256]/86400+DATEVALUE(&quot;1970-01-01 00:00:00&quot;)" office:value-type="date" office:date-value="2015-11-03T17:46:59" calcext:value-type="date">
            <text:p>2015/11/03 17:46:59</text:p>
          </table:table-cell>
          <table:table-cell table:number-columns-repeated="6"/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table:formula="of:=[.A257]*1000*50" office:value-type="float" office:value="12800000" calcext:value-type="float">
            <text:p>12800000</text:p>
          </table:table-cell>
          <table:table-cell office:value-type="float" office:value="564" calcext:value-type="float">
            <text:p>564,0</text:p>
          </table:table-cell>
          <table:table-cell table:style-name="ce10" table:formula="of:=CONCATENATE(TEXT(MOD(INT([.C257]/60);60);&quot;00&quot;);&quot;:&quot;;TEXT(MOD([.C257];60);&quot;00,0&quot;))" office:value-type="string" office:string-value="09:24,0" calcext:value-type="string">
            <text:p>09:24,0</text:p>
          </table:table-cell>
          <table:table-cell table:formula="of:=[.C257]+[.E256]" office:value-type="float" office:value="154376" calcext:value-type="float">
            <text:p>154376,0</text:p>
          </table:table-cell>
          <table:table-cell table:formula="of:=CONCATENATE(TEXT(INT([.E257]/(60*60*24));&quot;00&quot;);&quot; &quot;;TEXT(MOD(INT([.E257]/(60*60));24);&quot;00&quot;);&quot;:&quot;;TEXT(MOD(INT([.E257]/60);60);&quot;00&quot;);&quot;:&quot;;TEXT(MOD([.E257];60);&quot;00,0&quot;))" office:value-type="string" office:string-value="01 18:52:56,0" calcext:value-type="string">
            <text:p>01 18:52:56,0</text:p>
          </table:table-cell>
          <table:table-cell table:formula="of:=IF ([.J257]&lt;&gt;&quot;&quot;;[.J257]+[.C257];[.G256]+[.C257])" office:value-type="float" office:value="1446573383" calcext:value-type="float">
            <text:p>1446573383</text:p>
          </table:table-cell>
          <table:table-cell table:formula="of:=[.G257]/86400+DATEVALUE(&quot;1970-01-01 00:00:00&quot;)" office:value-type="date" office:date-value="2015-11-03T17:56:23" calcext:value-type="date">
            <text:p>2015/11/03 17:56:23</text:p>
          </table:table-cell>
          <table:table-cell table:number-columns-repeated="6"/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table:formula="of:=[.A258]*1000*50" office:value-type="float" office:value="12850000" calcext:value-type="float">
            <text:p>1285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58]/60);60);&quot;00&quot;);&quot;:&quot;;TEXT(MOD([.C258];60);&quot;00,0&quot;))" office:value-type="string" office:string-value="09:23,0" calcext:value-type="string">
            <text:p>09:23,0</text:p>
          </table:table-cell>
          <table:table-cell table:formula="of:=[.C258]+[.E257]" office:value-type="float" office:value="154939" calcext:value-type="float">
            <text:p>154939,0</text:p>
          </table:table-cell>
          <table:table-cell table:formula="of:=CONCATENATE(TEXT(INT([.E258]/(60*60*24));&quot;00&quot;);&quot; &quot;;TEXT(MOD(INT([.E258]/(60*60));24);&quot;00&quot;);&quot;:&quot;;TEXT(MOD(INT([.E258]/60);60);&quot;00&quot;);&quot;:&quot;;TEXT(MOD([.E258];60);&quot;00,0&quot;))" office:value-type="string" office:string-value="01 19:02:19,0" calcext:value-type="string">
            <text:p>01 19:02:19,0</text:p>
          </table:table-cell>
          <table:table-cell table:formula="of:=IF ([.J258]&lt;&gt;&quot;&quot;;[.J258]+[.C258];[.G257]+[.C258])" office:value-type="float" office:value="1446573946" calcext:value-type="float">
            <text:p>1446573946</text:p>
          </table:table-cell>
          <table:table-cell table:formula="of:=[.G258]/86400+DATEVALUE(&quot;1970-01-01 00:00:00&quot;)" office:value-type="date" office:date-value="2015-11-03T18:05:46" calcext:value-type="date">
            <text:p>2015/11/03 18:05:46</text:p>
          </table:table-cell>
          <table:table-cell table:number-columns-repeated="6"/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table:formula="of:=[.A259]*1000*50" office:value-type="float" office:value="12900000" calcext:value-type="float">
            <text:p>129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59]/60);60);&quot;00&quot;);&quot;:&quot;;TEXT(MOD([.C259];60);&quot;00,0&quot;))" office:value-type="string" office:string-value="09:23,0" calcext:value-type="string">
            <text:p>09:23,0</text:p>
          </table:table-cell>
          <table:table-cell table:formula="of:=[.C259]+[.E258]" office:value-type="float" office:value="155502" calcext:value-type="float">
            <text:p>155502,0</text:p>
          </table:table-cell>
          <table:table-cell table:formula="of:=CONCATENATE(TEXT(INT([.E259]/(60*60*24));&quot;00&quot;);&quot; &quot;;TEXT(MOD(INT([.E259]/(60*60));24);&quot;00&quot;);&quot;:&quot;;TEXT(MOD(INT([.E259]/60);60);&quot;00&quot;);&quot;:&quot;;TEXT(MOD([.E259];60);&quot;00,0&quot;))" office:value-type="string" office:string-value="01 19:11:42,0" calcext:value-type="string">
            <text:p>01 19:11:42,0</text:p>
          </table:table-cell>
          <table:table-cell table:formula="of:=IF ([.J259]&lt;&gt;&quot;&quot;;[.J259]+[.C259];[.G258]+[.C259])" office:value-type="float" office:value="1446574509" calcext:value-type="float">
            <text:p>1446574509</text:p>
          </table:table-cell>
          <table:table-cell table:formula="of:=[.G259]/86400+DATEVALUE(&quot;1970-01-01 00:00:00&quot;)" office:value-type="date" office:date-value="2015-11-03T18:15:09.000001" calcext:value-type="date">
            <text:p>2015/11/03 18:15:09</text:p>
          </table:table-cell>
          <table:table-cell table:number-columns-repeated="6"/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table:formula="of:=[.A260]*1000*50" office:value-type="float" office:value="12950000" calcext:value-type="float">
            <text:p>12950000</text:p>
          </table:table-cell>
          <table:table-cell office:value-type="float" office:value="564" calcext:value-type="float">
            <text:p>564,0</text:p>
          </table:table-cell>
          <table:table-cell table:style-name="ce10" table:formula="of:=CONCATENATE(TEXT(MOD(INT([.C260]/60);60);&quot;00&quot;);&quot;:&quot;;TEXT(MOD([.C260];60);&quot;00,0&quot;))" office:value-type="string" office:string-value="09:24,0" calcext:value-type="string">
            <text:p>09:24,0</text:p>
          </table:table-cell>
          <table:table-cell table:formula="of:=[.C260]+[.E259]" office:value-type="float" office:value="156066" calcext:value-type="float">
            <text:p>156066,0</text:p>
          </table:table-cell>
          <table:table-cell table:formula="of:=CONCATENATE(TEXT(INT([.E260]/(60*60*24));&quot;00&quot;);&quot; &quot;;TEXT(MOD(INT([.E260]/(60*60));24);&quot;00&quot;);&quot;:&quot;;TEXT(MOD(INT([.E260]/60);60);&quot;00&quot;);&quot;:&quot;;TEXT(MOD([.E260];60);&quot;00,0&quot;))" office:value-type="string" office:string-value="01 19:21:06,0" calcext:value-type="string">
            <text:p>01 19:21:06,0</text:p>
          </table:table-cell>
          <table:table-cell table:formula="of:=IF ([.J260]&lt;&gt;&quot;&quot;;[.J260]+[.C260];[.G259]+[.C260])" office:value-type="float" office:value="1446575073" calcext:value-type="float">
            <text:p>1446575073</text:p>
          </table:table-cell>
          <table:table-cell table:formula="of:=[.G260]/86400+DATEVALUE(&quot;1970-01-01 00:00:00&quot;)" office:value-type="date" office:date-value="2015-11-03T18:24:33" calcext:value-type="date">
            <text:p>2015/11/03 18:24:33</text:p>
          </table:table-cell>
          <table:table-cell table:number-columns-repeated="6"/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table:formula="of:=[.A261]*1000*50" office:value-type="float" office:value="13000000" calcext:value-type="float">
            <text:p>130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61]/60);60);&quot;00&quot;);&quot;:&quot;;TEXT(MOD([.C261];60);&quot;00,0&quot;))" office:value-type="string" office:string-value="09:23,0" calcext:value-type="string">
            <text:p>09:23,0</text:p>
          </table:table-cell>
          <table:table-cell table:formula="of:=[.C261]+[.E260]" office:value-type="float" office:value="156629" calcext:value-type="float">
            <text:p>156629,0</text:p>
          </table:table-cell>
          <table:table-cell table:formula="of:=CONCATENATE(TEXT(INT([.E261]/(60*60*24));&quot;00&quot;);&quot; &quot;;TEXT(MOD(INT([.E261]/(60*60));24);&quot;00&quot;);&quot;:&quot;;TEXT(MOD(INT([.E261]/60);60);&quot;00&quot;);&quot;:&quot;;TEXT(MOD([.E261];60);&quot;00,0&quot;))" office:value-type="string" office:string-value="01 19:30:29,0" calcext:value-type="string">
            <text:p>01 19:30:29,0</text:p>
          </table:table-cell>
          <table:table-cell table:formula="of:=IF ([.J261]&lt;&gt;&quot;&quot;;[.J261]+[.C261];[.G260]+[.C261])" office:value-type="float" office:value="1446575636" calcext:value-type="float">
            <text:p>1446575636</text:p>
          </table:table-cell>
          <table:table-cell table:formula="of:=[.G261]/86400+DATEVALUE(&quot;1970-01-01 00:00:00&quot;)" office:value-type="date" office:date-value="2015-11-03T18:33:56.000001" calcext:value-type="date">
            <text:p>2015/11/03 18:33:56</text:p>
          </table:table-cell>
          <table:table-cell table:number-columns-repeated="6"/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table:formula="of:=[.A262]*1000*50" office:value-type="float" office:value="13050000" calcext:value-type="float">
            <text:p>1305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62]/60);60);&quot;00&quot;);&quot;:&quot;;TEXT(MOD([.C262];60);&quot;00,0&quot;))" office:value-type="string" office:string-value="09:23,0" calcext:value-type="string">
            <text:p>09:23,0</text:p>
          </table:table-cell>
          <table:table-cell table:formula="of:=[.C262]+[.E261]" office:value-type="float" office:value="157192" calcext:value-type="float">
            <text:p>157192,0</text:p>
          </table:table-cell>
          <table:table-cell table:formula="of:=CONCATENATE(TEXT(INT([.E262]/(60*60*24));&quot;00&quot;);&quot; &quot;;TEXT(MOD(INT([.E262]/(60*60));24);&quot;00&quot;);&quot;:&quot;;TEXT(MOD(INT([.E262]/60);60);&quot;00&quot;);&quot;:&quot;;TEXT(MOD([.E262];60);&quot;00,0&quot;))" office:value-type="string" office:string-value="01 19:39:52,0" calcext:value-type="string">
            <text:p>01 19:39:52,0</text:p>
          </table:table-cell>
          <table:table-cell table:formula="of:=IF ([.J262]&lt;&gt;&quot;&quot;;[.J262]+[.C262];[.G261]+[.C262])" office:value-type="float" office:value="1446576199" calcext:value-type="float">
            <text:p>1446576199</text:p>
          </table:table-cell>
          <table:table-cell table:formula="of:=[.G262]/86400+DATEVALUE(&quot;1970-01-01 00:00:00&quot;)" office:value-type="date" office:date-value="2015-11-03T18:43:19" calcext:value-type="date">
            <text:p>2015/11/03 18:43:19</text:p>
          </table:table-cell>
          <table:table-cell table:number-columns-repeated="6"/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table:formula="of:=[.A263]*1000*50" office:value-type="float" office:value="13100000" calcext:value-type="float">
            <text:p>131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63]/60);60);&quot;00&quot;);&quot;:&quot;;TEXT(MOD([.C263];60);&quot;00,0&quot;))" office:value-type="string" office:string-value="09:23,0" calcext:value-type="string">
            <text:p>09:23,0</text:p>
          </table:table-cell>
          <table:table-cell table:formula="of:=[.C263]+[.E262]" office:value-type="float" office:value="157755" calcext:value-type="float">
            <text:p>157755,0</text:p>
          </table:table-cell>
          <table:table-cell table:formula="of:=CONCATENATE(TEXT(INT([.E263]/(60*60*24));&quot;00&quot;);&quot; &quot;;TEXT(MOD(INT([.E263]/(60*60));24);&quot;00&quot;);&quot;:&quot;;TEXT(MOD(INT([.E263]/60);60);&quot;00&quot;);&quot;:&quot;;TEXT(MOD([.E263];60);&quot;00,0&quot;))" office:value-type="string" office:string-value="01 19:49:15,0" calcext:value-type="string">
            <text:p>01 19:49:15,0</text:p>
          </table:table-cell>
          <table:table-cell table:formula="of:=IF ([.J263]&lt;&gt;&quot;&quot;;[.J263]+[.C263];[.G262]+[.C263])" office:value-type="float" office:value="1446576762" calcext:value-type="float">
            <text:p>1446576762</text:p>
          </table:table-cell>
          <table:table-cell table:formula="of:=[.G263]/86400+DATEVALUE(&quot;1970-01-01 00:00:00&quot;)" office:value-type="date" office:date-value="2015-11-03T18:52:42" calcext:value-type="date">
            <text:p>2015/11/03 18:52:42</text:p>
          </table:table-cell>
          <table:table-cell table:number-columns-repeated="6"/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table:formula="of:=[.A264]*1000*50" office:value-type="float" office:value="13150000" calcext:value-type="float">
            <text:p>1315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64]/60);60);&quot;00&quot;);&quot;:&quot;;TEXT(MOD([.C264];60);&quot;00,0&quot;))" office:value-type="string" office:string-value="09:23,0" calcext:value-type="string">
            <text:p>09:23,0</text:p>
          </table:table-cell>
          <table:table-cell table:formula="of:=[.C264]+[.E263]" office:value-type="float" office:value="158318" calcext:value-type="float">
            <text:p>158318,0</text:p>
          </table:table-cell>
          <table:table-cell table:formula="of:=CONCATENATE(TEXT(INT([.E264]/(60*60*24));&quot;00&quot;);&quot; &quot;;TEXT(MOD(INT([.E264]/(60*60));24);&quot;00&quot;);&quot;:&quot;;TEXT(MOD(INT([.E264]/60);60);&quot;00&quot;);&quot;:&quot;;TEXT(MOD([.E264];60);&quot;00,0&quot;))" office:value-type="string" office:string-value="01 19:58:38,0" calcext:value-type="string">
            <text:p>01 19:58:38,0</text:p>
          </table:table-cell>
          <table:table-cell table:formula="of:=IF ([.J264]&lt;&gt;&quot;&quot;;[.J264]+[.C264];[.G263]+[.C264])" office:value-type="float" office:value="1446577325" calcext:value-type="float">
            <text:p>1446577325</text:p>
          </table:table-cell>
          <table:table-cell table:formula="of:=[.G264]/86400+DATEVALUE(&quot;1970-01-01 00:00:00&quot;)" office:value-type="date" office:date-value="2015-11-03T19:02:05" calcext:value-type="date">
            <text:p>2015/11/03 19:02:05</text:p>
          </table:table-cell>
          <table:table-cell table:number-columns-repeated="6"/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table:formula="of:=[.A265]*1000*50" office:value-type="float" office:value="13200000" calcext:value-type="float">
            <text:p>13200000</text:p>
          </table:table-cell>
          <table:table-cell office:value-type="float" office:value="564" calcext:value-type="float">
            <text:p>564,0</text:p>
          </table:table-cell>
          <table:table-cell table:style-name="ce10" table:formula="of:=CONCATENATE(TEXT(MOD(INT([.C265]/60);60);&quot;00&quot;);&quot;:&quot;;TEXT(MOD([.C265];60);&quot;00,0&quot;))" office:value-type="string" office:string-value="09:24,0" calcext:value-type="string">
            <text:p>09:24,0</text:p>
          </table:table-cell>
          <table:table-cell table:formula="of:=[.C265]+[.E264]" office:value-type="float" office:value="158882" calcext:value-type="float">
            <text:p>158882,0</text:p>
          </table:table-cell>
          <table:table-cell table:formula="of:=CONCATENATE(TEXT(INT([.E265]/(60*60*24));&quot;00&quot;);&quot; &quot;;TEXT(MOD(INT([.E265]/(60*60));24);&quot;00&quot;);&quot;:&quot;;TEXT(MOD(INT([.E265]/60);60);&quot;00&quot;);&quot;:&quot;;TEXT(MOD([.E265];60);&quot;00,0&quot;))" office:value-type="string" office:string-value="01 20:08:02,0" calcext:value-type="string">
            <text:p>01 20:08:02,0</text:p>
          </table:table-cell>
          <table:table-cell table:formula="of:=IF ([.J265]&lt;&gt;&quot;&quot;;[.J265]+[.C265];[.G264]+[.C265])" office:value-type="float" office:value="1446577889" calcext:value-type="float">
            <text:p>1446577889</text:p>
          </table:table-cell>
          <table:table-cell table:formula="of:=[.G265]/86400+DATEVALUE(&quot;1970-01-01 00:00:00&quot;)" office:value-type="date" office:date-value="2015-11-03T19:11:29" calcext:value-type="date">
            <text:p>2015/11/03 19:11:29</text:p>
          </table:table-cell>
          <table:table-cell table:number-columns-repeated="6"/>
        </table:table-row>
        <table:table-row table:style-name="ro1">
          <table:table-cell table:style-name="ce2" table:formula="of:=[.A265]+1" office:value-type="float" office:value="265" calcext:value-type="float">
            <text:p>265</text:p>
          </table:table-cell>
          <table:table-cell table:style-name="ce2" table:formula="of:=[.A266]*1000*50" office:value-type="float" office:value="13250000" calcext:value-type="float">
            <text:p>13250000</text:p>
          </table:table-cell>
          <table:table-cell table:style-name="ce6" office:value-type="float" office:value="565" calcext:value-type="float">
            <text:p>565,0</text:p>
          </table:table-cell>
          <table:table-cell table:style-name="ce9" table:formula="of:=CONCATENATE(TEXT(MOD(INT([.C266]/60);60);&quot;00&quot;);&quot;:&quot;;TEXT(MOD([.C266];60);&quot;00,0&quot;))" office:value-type="string" office:string-value="09:25,0" calcext:value-type="string">
            <text:p>09:25,0</text:p>
          </table:table-cell>
          <table:table-cell table:style-name="ce11" table:formula="of:=[.C266]+[.E265]" office:value-type="float" office:value="159447" calcext:value-type="float">
            <text:p>159447,0</text:p>
          </table:table-cell>
          <table:table-cell table:style-name="ce2" table:formula="of:=CONCATENATE(TEXT(INT([.E266]/(60*60*24));&quot;00&quot;);&quot; &quot;;TEXT(MOD(INT([.E266]/(60*60));24);&quot;00&quot;);&quot;:&quot;;TEXT(MOD(INT([.E266]/60);60);&quot;00&quot;);&quot;:&quot;;TEXT(MOD([.E266];60);&quot;00,0&quot;))" office:value-type="string" office:string-value="01 20:17:27,0" calcext:value-type="string">
            <text:p>01 20:17:27,0</text:p>
          </table:table-cell>
          <table:table-cell table:style-name="ce16" table:formula="of:=IF ([.J266]&lt;&gt;&quot;&quot;;[.J266]+[.C266];[.G265]+[.C266])" office:value-type="float" office:value="1446590825" calcext:value-type="float">
            <text:p>1446590825</text:p>
          </table:table-cell>
          <table:table-cell table:style-name="ce18" table:formula="of:=[.G266]/86400+DATEVALUE(&quot;1970-01-01 00:00:00&quot;)" office:value-type="date" office:date-value="2015-11-03T22:47:05" calcext:value-type="date">
            <text:p>2015/11/03 22:47:05</text:p>
          </table:table-cell>
          <table:table-cell table:style-name="ce22" office:value-type="string" calcext:value-type="string">
            <text:p>⟵</text:p>
          </table:table-cell>
          <table:table-cell table:style-name="ce14" table:formula="of:=([.$K266]-DATEVALUE(&quot;1970-01-01 00:00:00&quot;))*86400" office:value-type="float" office:value="1446590260" calcext:value-type="float">
            <text:p>1446590260</text:p>
          </table:table-cell>
          <table:table-cell table:style-name="ce26" office:value-type="date" office:date-value="2015-11-03T22:37:40" calcext:value-type="date">
            <text:p>2015/11/03 22:37:40 UTC</text:p>
          </table:table-cell>
          <table:table-cell table:number-columns-repeated="3"/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table:formula="of:=[.A267]*1000*50" office:value-type="float" office:value="13300000" calcext:value-type="float">
            <text:p>13300000</text:p>
          </table:table-cell>
          <table:table-cell office:value-type="float" office:value="592" calcext:value-type="float">
            <text:p>592,0</text:p>
          </table:table-cell>
          <table:table-cell table:style-name="ce10" table:formula="of:=CONCATENATE(TEXT(MOD(INT([.C267]/60);60);&quot;00&quot;);&quot;:&quot;;TEXT(MOD([.C267];60);&quot;00,0&quot;))" office:value-type="string" office:string-value="09:52,0" calcext:value-type="string">
            <text:p>09:52,0</text:p>
          </table:table-cell>
          <table:table-cell table:formula="of:=[.C267]+[.E266]" office:value-type="float" office:value="160039" calcext:value-type="float">
            <text:p>160039,0</text:p>
          </table:table-cell>
          <table:table-cell table:formula="of:=CONCATENATE(TEXT(INT([.E267]/(60*60*24));&quot;00&quot;);&quot; &quot;;TEXT(MOD(INT([.E267]/(60*60));24);&quot;00&quot;);&quot;:&quot;;TEXT(MOD(INT([.E267]/60);60);&quot;00&quot;);&quot;:&quot;;TEXT(MOD([.E267];60);&quot;00,0&quot;))" office:value-type="string" office:string-value="01 20:27:19,0" calcext:value-type="string">
            <text:p>01 20:27:19,0</text:p>
          </table:table-cell>
          <table:table-cell table:formula="of:=IF ([.J267]&lt;&gt;&quot;&quot;;[.J267]+[.C267];[.G266]+[.C267])" office:value-type="float" office:value="1446591417" calcext:value-type="float">
            <text:p>1446591417</text:p>
          </table:table-cell>
          <table:table-cell table:formula="of:=[.G267]/86400+DATEVALUE(&quot;1970-01-01 00:00:00&quot;)" office:value-type="date" office:date-value="2015-11-03T22:56:57" calcext:value-type="date">
            <text:p>2015/11/03 22:56:57</text:p>
          </table:table-cell>
          <table:table-cell table:number-columns-repeated="6"/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table:formula="of:=[.A268]*1000*50" office:value-type="float" office:value="13350000" calcext:value-type="float">
            <text:p>13350000</text:p>
          </table:table-cell>
          <table:table-cell office:value-type="float" office:value="583" calcext:value-type="float">
            <text:p>583,0</text:p>
          </table:table-cell>
          <table:table-cell table:style-name="ce10" table:formula="of:=CONCATENATE(TEXT(MOD(INT([.C268]/60);60);&quot;00&quot;);&quot;:&quot;;TEXT(MOD([.C268];60);&quot;00,0&quot;))" office:value-type="string" office:string-value="09:43,0" calcext:value-type="string">
            <text:p>09:43,0</text:p>
          </table:table-cell>
          <table:table-cell table:formula="of:=[.C268]+[.E267]" office:value-type="float" office:value="160622" calcext:value-type="float">
            <text:p>160622,0</text:p>
          </table:table-cell>
          <table:table-cell table:formula="of:=CONCATENATE(TEXT(INT([.E268]/(60*60*24));&quot;00&quot;);&quot; &quot;;TEXT(MOD(INT([.E268]/(60*60));24);&quot;00&quot;);&quot;:&quot;;TEXT(MOD(INT([.E268]/60);60);&quot;00&quot;);&quot;:&quot;;TEXT(MOD([.E268];60);&quot;00,0&quot;))" office:value-type="string" office:string-value="01 20:37:02,0" calcext:value-type="string">
            <text:p>01 20:37:02,0</text:p>
          </table:table-cell>
          <table:table-cell table:formula="of:=IF ([.J268]&lt;&gt;&quot;&quot;;[.J268]+[.C268];[.G267]+[.C268])" office:value-type="float" office:value="1446592000" calcext:value-type="float">
            <text:p>1446592000</text:p>
          </table:table-cell>
          <table:table-cell table:formula="of:=[.G268]/86400+DATEVALUE(&quot;1970-01-01 00:00:00&quot;)" office:value-type="date" office:date-value="2015-11-03T23:06:40" calcext:value-type="date">
            <text:p>2015/11/03 23:06:40</text:p>
          </table:table-cell>
          <table:table-cell table:number-columns-repeated="6"/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table:formula="of:=[.A269]*1000*50" office:value-type="float" office:value="13400000" calcext:value-type="float">
            <text:p>13400000</text:p>
          </table:table-cell>
          <table:table-cell office:value-type="float" office:value="571" calcext:value-type="float">
            <text:p>571,0</text:p>
          </table:table-cell>
          <table:table-cell table:style-name="ce10" table:formula="of:=CONCATENATE(TEXT(MOD(INT([.C269]/60);60);&quot;00&quot;);&quot;:&quot;;TEXT(MOD([.C269];60);&quot;00,0&quot;))" office:value-type="string" office:string-value="09:31,0" calcext:value-type="string">
            <text:p>09:31,0</text:p>
          </table:table-cell>
          <table:table-cell table:formula="of:=[.C269]+[.E268]" office:value-type="float" office:value="161193" calcext:value-type="float">
            <text:p>161193,0</text:p>
          </table:table-cell>
          <table:table-cell table:formula="of:=CONCATENATE(TEXT(INT([.E269]/(60*60*24));&quot;00&quot;);&quot; &quot;;TEXT(MOD(INT([.E269]/(60*60));24);&quot;00&quot;);&quot;:&quot;;TEXT(MOD(INT([.E269]/60);60);&quot;00&quot;);&quot;:&quot;;TEXT(MOD([.E269];60);&quot;00,0&quot;))" office:value-type="string" office:string-value="01 20:46:33,0" calcext:value-type="string">
            <text:p>01 20:46:33,0</text:p>
          </table:table-cell>
          <table:table-cell table:formula="of:=IF ([.J269]&lt;&gt;&quot;&quot;;[.J269]+[.C269];[.G268]+[.C269])" office:value-type="float" office:value="1446592571" calcext:value-type="float">
            <text:p>1446592571</text:p>
          </table:table-cell>
          <table:table-cell table:formula="of:=[.G269]/86400+DATEVALUE(&quot;1970-01-01 00:00:00&quot;)" office:value-type="date" office:date-value="2015-11-03T23:16:11" calcext:value-type="date">
            <text:p>2015/11/03 23:16:11</text:p>
          </table:table-cell>
          <table:table-cell table:number-columns-repeated="6"/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table:formula="of:=[.A270]*1000*50" office:value-type="float" office:value="13450000" calcext:value-type="float">
            <text:p>13450000</text:p>
          </table:table-cell>
          <table:table-cell office:value-type="float" office:value="571" calcext:value-type="float">
            <text:p>571,0</text:p>
          </table:table-cell>
          <table:table-cell table:style-name="ce10" table:formula="of:=CONCATENATE(TEXT(MOD(INT([.C270]/60);60);&quot;00&quot;);&quot;:&quot;;TEXT(MOD([.C270];60);&quot;00,0&quot;))" office:value-type="string" office:string-value="09:31,0" calcext:value-type="string">
            <text:p>09:31,0</text:p>
          </table:table-cell>
          <table:table-cell table:formula="of:=[.C270]+[.E269]" office:value-type="float" office:value="161764" calcext:value-type="float">
            <text:p>161764,0</text:p>
          </table:table-cell>
          <table:table-cell table:formula="of:=CONCATENATE(TEXT(INT([.E270]/(60*60*24));&quot;00&quot;);&quot; &quot;;TEXT(MOD(INT([.E270]/(60*60));24);&quot;00&quot;);&quot;:&quot;;TEXT(MOD(INT([.E270]/60);60);&quot;00&quot;);&quot;:&quot;;TEXT(MOD([.E270];60);&quot;00,0&quot;))" office:value-type="string" office:string-value="01 20:56:04,0" calcext:value-type="string">
            <text:p>01 20:56:04,0</text:p>
          </table:table-cell>
          <table:table-cell table:formula="of:=IF ([.J270]&lt;&gt;&quot;&quot;;[.J270]+[.C270];[.G269]+[.C270])" office:value-type="float" office:value="1446593142" calcext:value-type="float">
            <text:p>1446593142</text:p>
          </table:table-cell>
          <table:table-cell table:formula="of:=[.G270]/86400+DATEVALUE(&quot;1970-01-01 00:00:00&quot;)" office:value-type="date" office:date-value="2015-11-03T23:25:42" calcext:value-type="date">
            <text:p>2015/11/03 23:25:42</text:p>
          </table:table-cell>
          <table:table-cell table:number-columns-repeated="6"/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table:formula="of:=[.A271]*1000*50" office:value-type="float" office:value="13500000" calcext:value-type="float">
            <text:p>13500000</text:p>
          </table:table-cell>
          <table:table-cell office:value-type="float" office:value="571" calcext:value-type="float">
            <text:p>571,0</text:p>
          </table:table-cell>
          <table:table-cell table:style-name="ce10" table:formula="of:=CONCATENATE(TEXT(MOD(INT([.C271]/60);60);&quot;00&quot;);&quot;:&quot;;TEXT(MOD([.C271];60);&quot;00,0&quot;))" office:value-type="string" office:string-value="09:31,0" calcext:value-type="string">
            <text:p>09:31,0</text:p>
          </table:table-cell>
          <table:table-cell table:formula="of:=[.C271]+[.E270]" office:value-type="float" office:value="162335" calcext:value-type="float">
            <text:p>162335,0</text:p>
          </table:table-cell>
          <table:table-cell table:formula="of:=CONCATENATE(TEXT(INT([.E271]/(60*60*24));&quot;00&quot;);&quot; &quot;;TEXT(MOD(INT([.E271]/(60*60));24);&quot;00&quot;);&quot;:&quot;;TEXT(MOD(INT([.E271]/60);60);&quot;00&quot;);&quot;:&quot;;TEXT(MOD([.E271];60);&quot;00,0&quot;))" office:value-type="string" office:string-value="01 21:05:35,0" calcext:value-type="string">
            <text:p>01 21:05:35,0</text:p>
          </table:table-cell>
          <table:table-cell table:formula="of:=IF ([.J271]&lt;&gt;&quot;&quot;;[.J271]+[.C271];[.G270]+[.C271])" office:value-type="float" office:value="1446593713" calcext:value-type="float">
            <text:p>1446593713</text:p>
          </table:table-cell>
          <table:table-cell table:formula="of:=[.G271]/86400+DATEVALUE(&quot;1970-01-01 00:00:00&quot;)" office:value-type="date" office:date-value="2015-11-03T23:35:13" calcext:value-type="date">
            <text:p>2015/11/03 23:35:13</text:p>
          </table:table-cell>
          <table:table-cell table:number-columns-repeated="6"/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table:formula="of:=[.A272]*1000*50" office:value-type="float" office:value="13550000" calcext:value-type="float">
            <text:p>13550000</text:p>
          </table:table-cell>
          <table:table-cell office:value-type="float" office:value="571" calcext:value-type="float">
            <text:p>571,0</text:p>
          </table:table-cell>
          <table:table-cell table:style-name="ce10" table:formula="of:=CONCATENATE(TEXT(MOD(INT([.C272]/60);60);&quot;00&quot;);&quot;:&quot;;TEXT(MOD([.C272];60);&quot;00,0&quot;))" office:value-type="string" office:string-value="09:31,0" calcext:value-type="string">
            <text:p>09:31,0</text:p>
          </table:table-cell>
          <table:table-cell table:formula="of:=[.C272]+[.E271]" office:value-type="float" office:value="162906" calcext:value-type="float">
            <text:p>162906,0</text:p>
          </table:table-cell>
          <table:table-cell table:formula="of:=CONCATENATE(TEXT(INT([.E272]/(60*60*24));&quot;00&quot;);&quot; &quot;;TEXT(MOD(INT([.E272]/(60*60));24);&quot;00&quot;);&quot;:&quot;;TEXT(MOD(INT([.E272]/60);60);&quot;00&quot;);&quot;:&quot;;TEXT(MOD([.E272];60);&quot;00,0&quot;))" office:value-type="string" office:string-value="01 21:15:06,0" calcext:value-type="string">
            <text:p>01 21:15:06,0</text:p>
          </table:table-cell>
          <table:table-cell table:formula="of:=IF ([.J272]&lt;&gt;&quot;&quot;;[.J272]+[.C272];[.G271]+[.C272])" office:value-type="float" office:value="1446594284" calcext:value-type="float">
            <text:p>1446594284</text:p>
          </table:table-cell>
          <table:table-cell table:formula="of:=[.G272]/86400+DATEVALUE(&quot;1970-01-01 00:00:00&quot;)" office:value-type="date" office:date-value="2015-11-03T23:44:44" calcext:value-type="date">
            <text:p>2015/11/03 23:44:44</text:p>
          </table:table-cell>
          <table:table-cell table:number-columns-repeated="6"/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table:formula="of:=[.A273]*1000*50" office:value-type="float" office:value="13600000" calcext:value-type="float">
            <text:p>13600000</text:p>
          </table:table-cell>
          <table:table-cell office:value-type="float" office:value="610" calcext:value-type="float">
            <text:p>610,0</text:p>
          </table:table-cell>
          <table:table-cell table:style-name="ce10" table:formula="of:=CONCATENATE(TEXT(MOD(INT([.C273]/60);60);&quot;00&quot;);&quot;:&quot;;TEXT(MOD([.C273];60);&quot;00,0&quot;))" office:value-type="string" office:string-value="10:10,0" calcext:value-type="string">
            <text:p>10:10,0</text:p>
          </table:table-cell>
          <table:table-cell table:formula="of:=[.C273]+[.E272]" office:value-type="float" office:value="163516" calcext:value-type="float">
            <text:p>163516,0</text:p>
          </table:table-cell>
          <table:table-cell table:formula="of:=CONCATENATE(TEXT(INT([.E273]/(60*60*24));&quot;00&quot;);&quot; &quot;;TEXT(MOD(INT([.E273]/(60*60));24);&quot;00&quot;);&quot;:&quot;;TEXT(MOD(INT([.E273]/60);60);&quot;00&quot;);&quot;:&quot;;TEXT(MOD([.E273];60);&quot;00,0&quot;))" office:value-type="string" office:string-value="01 21:25:16,0" calcext:value-type="string">
            <text:p>01 21:25:16,0</text:p>
          </table:table-cell>
          <table:table-cell table:formula="of:=IF ([.J273]&lt;&gt;&quot;&quot;;[.J273]+[.C273];[.G272]+[.C273])" office:value-type="float" office:value="1446594894" calcext:value-type="float">
            <text:p>1446594894</text:p>
          </table:table-cell>
          <table:table-cell table:formula="of:=[.G273]/86400+DATEVALUE(&quot;1970-01-01 00:00:00&quot;)" office:value-type="date" office:date-value="2015-11-03T23:54:54" calcext:value-type="date">
            <text:p>2015/11/03 23:54:54</text:p>
          </table:table-cell>
          <table:table-cell table:number-columns-repeated="6"/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table:formula="of:=[.A274]*1000*50" office:value-type="float" office:value="13650000" calcext:value-type="float">
            <text:p>13650000</text:p>
          </table:table-cell>
          <table:table-cell office:value-type="float" office:value="606" calcext:value-type="float">
            <text:p>606,0</text:p>
          </table:table-cell>
          <table:table-cell table:style-name="ce10" table:formula="of:=CONCATENATE(TEXT(MOD(INT([.C274]/60);60);&quot;00&quot;);&quot;:&quot;;TEXT(MOD([.C274];60);&quot;00,0&quot;))" office:value-type="string" office:string-value="10:06,0" calcext:value-type="string">
            <text:p>10:06,0</text:p>
          </table:table-cell>
          <table:table-cell table:formula="of:=[.C274]+[.E273]" office:value-type="float" office:value="164122" calcext:value-type="float">
            <text:p>164122,0</text:p>
          </table:table-cell>
          <table:table-cell table:formula="of:=CONCATENATE(TEXT(INT([.E274]/(60*60*24));&quot;00&quot;);&quot; &quot;;TEXT(MOD(INT([.E274]/(60*60));24);&quot;00&quot;);&quot;:&quot;;TEXT(MOD(INT([.E274]/60);60);&quot;00&quot;);&quot;:&quot;;TEXT(MOD([.E274];60);&quot;00,0&quot;))" office:value-type="string" office:string-value="01 21:35:22,0" calcext:value-type="string">
            <text:p>01 21:35:22,0</text:p>
          </table:table-cell>
          <table:table-cell table:formula="of:=IF ([.J274]&lt;&gt;&quot;&quot;;[.J274]+[.C274];[.G273]+[.C274])" office:value-type="float" office:value="1446595500" calcext:value-type="float">
            <text:p>1446595500</text:p>
          </table:table-cell>
          <table:table-cell table:formula="of:=[.G274]/86400+DATEVALUE(&quot;1970-01-01 00:00:00&quot;)" office:value-type="date" office:date-value="2015-11-04T00:05:00" calcext:value-type="date">
            <text:p>2015/11/04 00:05:00</text:p>
          </table:table-cell>
          <table:table-cell table:number-columns-repeated="6"/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table:formula="of:=[.A275]*1000*50" office:value-type="float" office:value="13700000" calcext:value-type="float">
            <text:p>13700000</text:p>
          </table:table-cell>
          <table:table-cell office:value-type="float" office:value="615" calcext:value-type="float">
            <text:p>615,0</text:p>
          </table:table-cell>
          <table:table-cell table:style-name="ce10" table:formula="of:=CONCATENATE(TEXT(MOD(INT([.C275]/60);60);&quot;00&quot;);&quot;:&quot;;TEXT(MOD([.C275];60);&quot;00,0&quot;))" office:value-type="string" office:string-value="10:15,0" calcext:value-type="string">
            <text:p>10:15,0</text:p>
          </table:table-cell>
          <table:table-cell table:formula="of:=[.C275]+[.E274]" office:value-type="float" office:value="164737" calcext:value-type="float">
            <text:p>164737,0</text:p>
          </table:table-cell>
          <table:table-cell table:formula="of:=CONCATENATE(TEXT(INT([.E275]/(60*60*24));&quot;00&quot;);&quot; &quot;;TEXT(MOD(INT([.E275]/(60*60));24);&quot;00&quot;);&quot;:&quot;;TEXT(MOD(INT([.E275]/60);60);&quot;00&quot;);&quot;:&quot;;TEXT(MOD([.E275];60);&quot;00,0&quot;))" office:value-type="string" office:string-value="01 21:45:37,0" calcext:value-type="string">
            <text:p>01 21:45:37,0</text:p>
          </table:table-cell>
          <table:table-cell table:formula="of:=IF ([.J275]&lt;&gt;&quot;&quot;;[.J275]+[.C275];[.G274]+[.C275])" office:value-type="float" office:value="1446596115" calcext:value-type="float">
            <text:p>1446596115</text:p>
          </table:table-cell>
          <table:table-cell table:formula="of:=[.G275]/86400+DATEVALUE(&quot;1970-01-01 00:00:00&quot;)" office:value-type="date" office:date-value="2015-11-04T00:15:15" calcext:value-type="date">
            <text:p>2015/11/04 00:15:15</text:p>
          </table:table-cell>
          <table:table-cell table:number-columns-repeated="6"/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table:formula="of:=[.A276]*1000*50" office:value-type="float" office:value="13750000" calcext:value-type="float">
            <text:p>13750000</text:p>
          </table:table-cell>
          <table:table-cell office:value-type="float" office:value="583" calcext:value-type="float">
            <text:p>583,0</text:p>
          </table:table-cell>
          <table:table-cell table:style-name="ce10" table:formula="of:=CONCATENATE(TEXT(MOD(INT([.C276]/60);60);&quot;00&quot;);&quot;:&quot;;TEXT(MOD([.C276];60);&quot;00,0&quot;))" office:value-type="string" office:string-value="09:43,0" calcext:value-type="string">
            <text:p>09:43,0</text:p>
          </table:table-cell>
          <table:table-cell table:formula="of:=[.C276]+[.E275]" office:value-type="float" office:value="165320" calcext:value-type="float">
            <text:p>165320,0</text:p>
          </table:table-cell>
          <table:table-cell table:formula="of:=CONCATENATE(TEXT(INT([.E276]/(60*60*24));&quot;00&quot;);&quot; &quot;;TEXT(MOD(INT([.E276]/(60*60));24);&quot;00&quot;);&quot;:&quot;;TEXT(MOD(INT([.E276]/60);60);&quot;00&quot;);&quot;:&quot;;TEXT(MOD([.E276];60);&quot;00,0&quot;))" office:value-type="string" office:string-value="01 21:55:20,0" calcext:value-type="string">
            <text:p>01 21:55:20,0</text:p>
          </table:table-cell>
          <table:table-cell table:formula="of:=IF ([.J276]&lt;&gt;&quot;&quot;;[.J276]+[.C276];[.G275]+[.C276])" office:value-type="float" office:value="1446596698" calcext:value-type="float">
            <text:p>1446596698</text:p>
          </table:table-cell>
          <table:table-cell table:formula="of:=[.G276]/86400+DATEVALUE(&quot;1970-01-01 00:00:00&quot;)" office:value-type="date" office:date-value="2015-11-04T00:24:58" calcext:value-type="date">
            <text:p>2015/11/04 00:24:58</text:p>
          </table:table-cell>
          <table:table-cell table:number-columns-repeated="6"/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table:formula="of:=[.A277]*1000*50" office:value-type="float" office:value="13800000" calcext:value-type="float">
            <text:p>13800000</text:p>
          </table:table-cell>
          <table:table-cell office:value-type="float" office:value="574" calcext:value-type="float">
            <text:p>574,0</text:p>
          </table:table-cell>
          <table:table-cell table:style-name="ce10" table:formula="of:=CONCATENATE(TEXT(MOD(INT([.C277]/60);60);&quot;00&quot;);&quot;:&quot;;TEXT(MOD([.C277];60);&quot;00,0&quot;))" office:value-type="string" office:string-value="09:34,0" calcext:value-type="string">
            <text:p>09:34,0</text:p>
          </table:table-cell>
          <table:table-cell table:formula="of:=[.C277]+[.E276]" office:value-type="float" office:value="165894" calcext:value-type="float">
            <text:p>165894,0</text:p>
          </table:table-cell>
          <table:table-cell table:formula="of:=CONCATENATE(TEXT(INT([.E277]/(60*60*24));&quot;00&quot;);&quot; &quot;;TEXT(MOD(INT([.E277]/(60*60));24);&quot;00&quot;);&quot;:&quot;;TEXT(MOD(INT([.E277]/60);60);&quot;00&quot;);&quot;:&quot;;TEXT(MOD([.E277];60);&quot;00,0&quot;))" office:value-type="string" office:string-value="01 22:04:54,0" calcext:value-type="string">
            <text:p>01 22:04:54,0</text:p>
          </table:table-cell>
          <table:table-cell table:formula="of:=IF ([.J277]&lt;&gt;&quot;&quot;;[.J277]+[.C277];[.G276]+[.C277])" office:value-type="float" office:value="1446597272" calcext:value-type="float">
            <text:p>1446597272</text:p>
          </table:table-cell>
          <table:table-cell table:formula="of:=[.G277]/86400+DATEVALUE(&quot;1970-01-01 00:00:00&quot;)" office:value-type="date" office:date-value="2015-11-04T00:34:32" calcext:value-type="date">
            <text:p>2015/11/04 00:34:32</text:p>
          </table:table-cell>
          <table:table-cell table:number-columns-repeated="6"/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table:formula="of:=[.A278]*1000*50" office:value-type="float" office:value="13850000" calcext:value-type="float">
            <text:p>13850000</text:p>
          </table:table-cell>
          <table:table-cell office:value-type="float" office:value="580" calcext:value-type="float">
            <text:p>580,0</text:p>
          </table:table-cell>
          <table:table-cell table:style-name="ce10" table:formula="of:=CONCATENATE(TEXT(MOD(INT([.C278]/60);60);&quot;00&quot;);&quot;:&quot;;TEXT(MOD([.C278];60);&quot;00,0&quot;))" office:value-type="string" office:string-value="09:40,0" calcext:value-type="string">
            <text:p>09:40,0</text:p>
          </table:table-cell>
          <table:table-cell table:formula="of:=[.C278]+[.E277]" office:value-type="float" office:value="166474" calcext:value-type="float">
            <text:p>166474,0</text:p>
          </table:table-cell>
          <table:table-cell table:formula="of:=CONCATENATE(TEXT(INT([.E278]/(60*60*24));&quot;00&quot;);&quot; &quot;;TEXT(MOD(INT([.E278]/(60*60));24);&quot;00&quot;);&quot;:&quot;;TEXT(MOD(INT([.E278]/60);60);&quot;00&quot;);&quot;:&quot;;TEXT(MOD([.E278];60);&quot;00,0&quot;))" office:value-type="string" office:string-value="01 22:14:34,0" calcext:value-type="string">
            <text:p>01 22:14:34,0</text:p>
          </table:table-cell>
          <table:table-cell table:formula="of:=IF ([.J278]&lt;&gt;&quot;&quot;;[.J278]+[.C278];[.G277]+[.C278])" office:value-type="float" office:value="1446597852" calcext:value-type="float">
            <text:p>1446597852</text:p>
          </table:table-cell>
          <table:table-cell table:formula="of:=[.G278]/86400+DATEVALUE(&quot;1970-01-01 00:00:00&quot;)" office:value-type="date" office:date-value="2015-11-04T00:44:12" calcext:value-type="date">
            <text:p>2015/11/04 00:44:12</text:p>
          </table:table-cell>
          <table:table-cell table:number-columns-repeated="6"/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table:formula="of:=[.A279]*1000*50" office:value-type="float" office:value="13900000" calcext:value-type="float">
            <text:p>13900000</text:p>
          </table:table-cell>
          <table:table-cell office:value-type="float" office:value="593" calcext:value-type="float">
            <text:p>593,0</text:p>
          </table:table-cell>
          <table:table-cell table:style-name="ce10" table:formula="of:=CONCATENATE(TEXT(MOD(INT([.C279]/60);60);&quot;00&quot;);&quot;:&quot;;TEXT(MOD([.C279];60);&quot;00,0&quot;))" office:value-type="string" office:string-value="09:53,0" calcext:value-type="string">
            <text:p>09:53,0</text:p>
          </table:table-cell>
          <table:table-cell table:formula="of:=[.C279]+[.E278]" office:value-type="float" office:value="167067" calcext:value-type="float">
            <text:p>167067,0</text:p>
          </table:table-cell>
          <table:table-cell table:formula="of:=CONCATENATE(TEXT(INT([.E279]/(60*60*24));&quot;00&quot;);&quot; &quot;;TEXT(MOD(INT([.E279]/(60*60));24);&quot;00&quot;);&quot;:&quot;;TEXT(MOD(INT([.E279]/60);60);&quot;00&quot;);&quot;:&quot;;TEXT(MOD([.E279];60);&quot;00,0&quot;))" office:value-type="string" office:string-value="01 22:24:27,0" calcext:value-type="string">
            <text:p>01 22:24:27,0</text:p>
          </table:table-cell>
          <table:table-cell table:formula="of:=IF ([.J279]&lt;&gt;&quot;&quot;;[.J279]+[.C279];[.G278]+[.C279])" office:value-type="float" office:value="1446598445" calcext:value-type="float">
            <text:p>1446598445</text:p>
          </table:table-cell>
          <table:table-cell table:formula="of:=[.G279]/86400+DATEVALUE(&quot;1970-01-01 00:00:00&quot;)" office:value-type="date" office:date-value="2015-11-04T00:54:05" calcext:value-type="date">
            <text:p>2015/11/04 00:54:05</text:p>
          </table:table-cell>
          <table:table-cell table:number-columns-repeated="6"/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table:formula="of:=[.A280]*1000*50" office:value-type="float" office:value="13950000" calcext:value-type="float">
            <text:p>13950000</text:p>
          </table:table-cell>
          <table:table-cell office:value-type="float" office:value="592" calcext:value-type="float">
            <text:p>592,0</text:p>
          </table:table-cell>
          <table:table-cell table:style-name="ce10" table:formula="of:=CONCATENATE(TEXT(MOD(INT([.C280]/60);60);&quot;00&quot;);&quot;:&quot;;TEXT(MOD([.C280];60);&quot;00,0&quot;))" office:value-type="string" office:string-value="09:52,0" calcext:value-type="string">
            <text:p>09:52,0</text:p>
          </table:table-cell>
          <table:table-cell table:formula="of:=[.C280]+[.E279]" office:value-type="float" office:value="167659" calcext:value-type="float">
            <text:p>167659,0</text:p>
          </table:table-cell>
          <table:table-cell table:formula="of:=CONCATENATE(TEXT(INT([.E280]/(60*60*24));&quot;00&quot;);&quot; &quot;;TEXT(MOD(INT([.E280]/(60*60));24);&quot;00&quot;);&quot;:&quot;;TEXT(MOD(INT([.E280]/60);60);&quot;00&quot;);&quot;:&quot;;TEXT(MOD([.E280];60);&quot;00,0&quot;))" office:value-type="string" office:string-value="01 22:34:19,0" calcext:value-type="string">
            <text:p>01 22:34:19,0</text:p>
          </table:table-cell>
          <table:table-cell table:formula="of:=IF ([.J280]&lt;&gt;&quot;&quot;;[.J280]+[.C280];[.G279]+[.C280])" office:value-type="float" office:value="1446599037" calcext:value-type="float">
            <text:p>1446599037</text:p>
          </table:table-cell>
          <table:table-cell table:formula="of:=[.G280]/86400+DATEVALUE(&quot;1970-01-01 00:00:00&quot;)" office:value-type="date" office:date-value="2015-11-04T01:03:57" calcext:value-type="date">
            <text:p>2015/11/04 01:03:57</text:p>
          </table:table-cell>
          <table:table-cell table:number-columns-repeated="6"/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table:formula="of:=[.A281]*1000*50" office:value-type="float" office:value="14000000" calcext:value-type="float">
            <text:p>14000000</text:p>
          </table:table-cell>
          <table:table-cell office:value-type="float" office:value="589" calcext:value-type="float">
            <text:p>589,0</text:p>
          </table:table-cell>
          <table:table-cell table:style-name="ce10" table:formula="of:=CONCATENATE(TEXT(MOD(INT([.C281]/60);60);&quot;00&quot;);&quot;:&quot;;TEXT(MOD([.C281];60);&quot;00,0&quot;))" office:value-type="string" office:string-value="09:49,0" calcext:value-type="string">
            <text:p>09:49,0</text:p>
          </table:table-cell>
          <table:table-cell table:formula="of:=[.C281]+[.E280]" office:value-type="float" office:value="168248" calcext:value-type="float">
            <text:p>168248,0</text:p>
          </table:table-cell>
          <table:table-cell table:formula="of:=CONCATENATE(TEXT(INT([.E281]/(60*60*24));&quot;00&quot;);&quot; &quot;;TEXT(MOD(INT([.E281]/(60*60));24);&quot;00&quot;);&quot;:&quot;;TEXT(MOD(INT([.E281]/60);60);&quot;00&quot;);&quot;:&quot;;TEXT(MOD([.E281];60);&quot;00,0&quot;))" office:value-type="string" office:string-value="01 22:44:08,0" calcext:value-type="string">
            <text:p>01 22:44:08,0</text:p>
          </table:table-cell>
          <table:table-cell table:formula="of:=IF ([.J281]&lt;&gt;&quot;&quot;;[.J281]+[.C281];[.G280]+[.C281])" office:value-type="float" office:value="1446599626" calcext:value-type="float">
            <text:p>1446599626</text:p>
          </table:table-cell>
          <table:table-cell table:formula="of:=[.G281]/86400+DATEVALUE(&quot;1970-01-01 00:00:00&quot;)" office:value-type="date" office:date-value="2015-11-04T01:13:46" calcext:value-type="date">
            <text:p>2015/11/04 01:13:46</text:p>
          </table:table-cell>
          <table:table-cell table:number-columns-repeated="6"/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table:formula="of:=[.A282]*1000*50" office:value-type="float" office:value="14050000" calcext:value-type="float">
            <text:p>14050000</text:p>
          </table:table-cell>
          <table:table-cell office:value-type="float" office:value="600" calcext:value-type="float">
            <text:p>600,0</text:p>
          </table:table-cell>
          <table:table-cell table:style-name="ce10" table:formula="of:=CONCATENATE(TEXT(MOD(INT([.C282]/60);60);&quot;00&quot;);&quot;:&quot;;TEXT(MOD([.C282];60);&quot;00,0&quot;))" office:value-type="string" office:string-value="10:00,0" calcext:value-type="string">
            <text:p>10:00,0</text:p>
          </table:table-cell>
          <table:table-cell table:formula="of:=[.C282]+[.E281]" office:value-type="float" office:value="168848" calcext:value-type="float">
            <text:p>168848,0</text:p>
          </table:table-cell>
          <table:table-cell table:formula="of:=CONCATENATE(TEXT(INT([.E282]/(60*60*24));&quot;00&quot;);&quot; &quot;;TEXT(MOD(INT([.E282]/(60*60));24);&quot;00&quot;);&quot;:&quot;;TEXT(MOD(INT([.E282]/60);60);&quot;00&quot;);&quot;:&quot;;TEXT(MOD([.E282];60);&quot;00,0&quot;))" office:value-type="string" office:string-value="01 22:54:08,0" calcext:value-type="string">
            <text:p>01 22:54:08,0</text:p>
          </table:table-cell>
          <table:table-cell table:formula="of:=IF ([.J282]&lt;&gt;&quot;&quot;;[.J282]+[.C282];[.G281]+[.C282])" office:value-type="float" office:value="1446600226" calcext:value-type="float">
            <text:p>1446600226</text:p>
          </table:table-cell>
          <table:table-cell table:formula="of:=[.G282]/86400+DATEVALUE(&quot;1970-01-01 00:00:00&quot;)" office:value-type="date" office:date-value="2015-11-04T01:23:46" calcext:value-type="date">
            <text:p>2015/11/04 01:23:46</text:p>
          </table:table-cell>
          <table:table-cell table:number-columns-repeated="6"/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table:formula="of:=[.A283]*1000*50" office:value-type="float" office:value="14100000" calcext:value-type="float">
            <text:p>14100000</text:p>
          </table:table-cell>
          <table:table-cell office:value-type="float" office:value="590" calcext:value-type="float">
            <text:p>590,0</text:p>
          </table:table-cell>
          <table:table-cell table:style-name="ce10" table:formula="of:=CONCATENATE(TEXT(MOD(INT([.C283]/60);60);&quot;00&quot;);&quot;:&quot;;TEXT(MOD([.C283];60);&quot;00,0&quot;))" office:value-type="string" office:string-value="09:50,0" calcext:value-type="string">
            <text:p>09:50,0</text:p>
          </table:table-cell>
          <table:table-cell table:formula="of:=[.C283]+[.E282]" office:value-type="float" office:value="169438" calcext:value-type="float">
            <text:p>169438,0</text:p>
          </table:table-cell>
          <table:table-cell table:formula="of:=CONCATENATE(TEXT(INT([.E283]/(60*60*24));&quot;00&quot;);&quot; &quot;;TEXT(MOD(INT([.E283]/(60*60));24);&quot;00&quot;);&quot;:&quot;;TEXT(MOD(INT([.E283]/60);60);&quot;00&quot;);&quot;:&quot;;TEXT(MOD([.E283];60);&quot;00,0&quot;))" office:value-type="string" office:string-value="01 23:03:58,0" calcext:value-type="string">
            <text:p>01 23:03:58,0</text:p>
          </table:table-cell>
          <table:table-cell table:formula="of:=IF ([.J283]&lt;&gt;&quot;&quot;;[.J283]+[.C283];[.G282]+[.C283])" office:value-type="float" office:value="1446600816" calcext:value-type="float">
            <text:p>1446600816</text:p>
          </table:table-cell>
          <table:table-cell table:formula="of:=[.G283]/86400+DATEVALUE(&quot;1970-01-01 00:00:00&quot;)" office:value-type="date" office:date-value="2015-11-04T01:33:36" calcext:value-type="date">
            <text:p>2015/11/04 01:33:36</text:p>
          </table:table-cell>
          <table:table-cell table:number-columns-repeated="6"/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table:formula="of:=[.A284]*1000*50" office:value-type="float" office:value="14150000" calcext:value-type="float">
            <text:p>14150000</text:p>
          </table:table-cell>
          <table:table-cell office:value-type="float" office:value="592" calcext:value-type="float">
            <text:p>592,0</text:p>
          </table:table-cell>
          <table:table-cell table:style-name="ce10" table:formula="of:=CONCATENATE(TEXT(MOD(INT([.C284]/60);60);&quot;00&quot;);&quot;:&quot;;TEXT(MOD([.C284];60);&quot;00,0&quot;))" office:value-type="string" office:string-value="09:52,0" calcext:value-type="string">
            <text:p>09:52,0</text:p>
          </table:table-cell>
          <table:table-cell table:formula="of:=[.C284]+[.E283]" office:value-type="float" office:value="170030" calcext:value-type="float">
            <text:p>170030,0</text:p>
          </table:table-cell>
          <table:table-cell table:formula="of:=CONCATENATE(TEXT(INT([.E284]/(60*60*24));&quot;00&quot;);&quot; &quot;;TEXT(MOD(INT([.E284]/(60*60));24);&quot;00&quot;);&quot;:&quot;;TEXT(MOD(INT([.E284]/60);60);&quot;00&quot;);&quot;:&quot;;TEXT(MOD([.E284];60);&quot;00,0&quot;))" office:value-type="string" office:string-value="01 23:13:50,0" calcext:value-type="string">
            <text:p>01 23:13:50,0</text:p>
          </table:table-cell>
          <table:table-cell table:formula="of:=IF ([.J284]&lt;&gt;&quot;&quot;;[.J284]+[.C284];[.G283]+[.C284])" office:value-type="float" office:value="1446601408" calcext:value-type="float">
            <text:p>1446601408</text:p>
          </table:table-cell>
          <table:table-cell table:formula="of:=[.G284]/86400+DATEVALUE(&quot;1970-01-01 00:00:00&quot;)" office:value-type="date" office:date-value="2015-11-04T01:43:28" calcext:value-type="date">
            <text:p>2015/11/04 01:43:28</text:p>
          </table:table-cell>
          <table:table-cell table:number-columns-repeated="6"/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table:formula="of:=[.A285]*1000*50" office:value-type="float" office:value="14200000" calcext:value-type="float">
            <text:p>14200000</text:p>
          </table:table-cell>
          <table:table-cell office:value-type="float" office:value="593" calcext:value-type="float">
            <text:p>593,0</text:p>
          </table:table-cell>
          <table:table-cell table:style-name="ce10" table:formula="of:=CONCATENATE(TEXT(MOD(INT([.C285]/60);60);&quot;00&quot;);&quot;:&quot;;TEXT(MOD([.C285];60);&quot;00,0&quot;))" office:value-type="string" office:string-value="09:53,0" calcext:value-type="string">
            <text:p>09:53,0</text:p>
          </table:table-cell>
          <table:table-cell table:formula="of:=[.C285]+[.E284]" office:value-type="float" office:value="170623" calcext:value-type="float">
            <text:p>170623,0</text:p>
          </table:table-cell>
          <table:table-cell table:formula="of:=CONCATENATE(TEXT(INT([.E285]/(60*60*24));&quot;00&quot;);&quot; &quot;;TEXT(MOD(INT([.E285]/(60*60));24);&quot;00&quot;);&quot;:&quot;;TEXT(MOD(INT([.E285]/60);60);&quot;00&quot;);&quot;:&quot;;TEXT(MOD([.E285];60);&quot;00,0&quot;))" office:value-type="string" office:string-value="01 23:23:43,0" calcext:value-type="string">
            <text:p>01 23:23:43,0</text:p>
          </table:table-cell>
          <table:table-cell table:formula="of:=IF ([.J285]&lt;&gt;&quot;&quot;;[.J285]+[.C285];[.G284]+[.C285])" office:value-type="float" office:value="1446602001" calcext:value-type="float">
            <text:p>1446602001</text:p>
          </table:table-cell>
          <table:table-cell table:formula="of:=[.G285]/86400+DATEVALUE(&quot;1970-01-01 00:00:00&quot;)" office:value-type="date" office:date-value="2015-11-04T01:53:21" calcext:value-type="date">
            <text:p>2015/11/04 01:53:21</text:p>
          </table:table-cell>
          <table:table-cell table:number-columns-repeated="6"/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table:formula="of:=[.A286]*1000*50" office:value-type="float" office:value="14250000" calcext:value-type="float">
            <text:p>14250000</text:p>
          </table:table-cell>
          <table:table-cell office:value-type="float" office:value="622" calcext:value-type="float">
            <text:p>622,0</text:p>
          </table:table-cell>
          <table:table-cell table:style-name="ce10" table:formula="of:=CONCATENATE(TEXT(MOD(INT([.C286]/60);60);&quot;00&quot;);&quot;:&quot;;TEXT(MOD([.C286];60);&quot;00,0&quot;))" office:value-type="string" office:string-value="10:22,0" calcext:value-type="string">
            <text:p>10:22,0</text:p>
          </table:table-cell>
          <table:table-cell table:formula="of:=[.C286]+[.E285]" office:value-type="float" office:value="171245" calcext:value-type="float">
            <text:p>171245,0</text:p>
          </table:table-cell>
          <table:table-cell table:formula="of:=CONCATENATE(TEXT(INT([.E286]/(60*60*24));&quot;00&quot;);&quot; &quot;;TEXT(MOD(INT([.E286]/(60*60));24);&quot;00&quot;);&quot;:&quot;;TEXT(MOD(INT([.E286]/60);60);&quot;00&quot;);&quot;:&quot;;TEXT(MOD([.E286];60);&quot;00,0&quot;))" office:value-type="string" office:string-value="01 23:34:05,0" calcext:value-type="string">
            <text:p>01 23:34:05,0</text:p>
          </table:table-cell>
          <table:table-cell table:formula="of:=IF ([.J286]&lt;&gt;&quot;&quot;;[.J286]+[.C286];[.G285]+[.C286])" office:value-type="float" office:value="1446602623" calcext:value-type="float">
            <text:p>1446602623</text:p>
          </table:table-cell>
          <table:table-cell table:formula="of:=[.G286]/86400+DATEVALUE(&quot;1970-01-01 00:00:00&quot;)" office:value-type="date" office:date-value="2015-11-04T02:03:43" calcext:value-type="date">
            <text:p>2015/11/04 02:03:43</text:p>
          </table:table-cell>
          <table:table-cell table:number-columns-repeated="6"/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table:formula="of:=[.A287]*1000*50" office:value-type="float" office:value="14300000" calcext:value-type="float">
            <text:p>14300000</text:p>
          </table:table-cell>
          <table:table-cell office:value-type="float" office:value="614" calcext:value-type="float">
            <text:p>614,0</text:p>
          </table:table-cell>
          <table:table-cell table:style-name="ce10" table:formula="of:=CONCATENATE(TEXT(MOD(INT([.C287]/60);60);&quot;00&quot;);&quot;:&quot;;TEXT(MOD([.C287];60);&quot;00,0&quot;))" office:value-type="string" office:string-value="10:14,0" calcext:value-type="string">
            <text:p>10:14,0</text:p>
          </table:table-cell>
          <table:table-cell table:formula="of:=[.C287]+[.E286]" office:value-type="float" office:value="171859" calcext:value-type="float">
            <text:p>171859,0</text:p>
          </table:table-cell>
          <table:table-cell table:formula="of:=CONCATENATE(TEXT(INT([.E287]/(60*60*24));&quot;00&quot;);&quot; &quot;;TEXT(MOD(INT([.E287]/(60*60));24);&quot;00&quot;);&quot;:&quot;;TEXT(MOD(INT([.E287]/60);60);&quot;00&quot;);&quot;:&quot;;TEXT(MOD([.E287];60);&quot;00,0&quot;))" office:value-type="string" office:string-value="01 23:44:19,0" calcext:value-type="string">
            <text:p>01 23:44:19,0</text:p>
          </table:table-cell>
          <table:table-cell table:formula="of:=IF ([.J287]&lt;&gt;&quot;&quot;;[.J287]+[.C287];[.G286]+[.C287])" office:value-type="float" office:value="1446603237" calcext:value-type="float">
            <text:p>1446603237</text:p>
          </table:table-cell>
          <table:table-cell table:formula="of:=[.G287]/86400+DATEVALUE(&quot;1970-01-01 00:00:00&quot;)" office:value-type="date" office:date-value="2015-11-04T02:13:57" calcext:value-type="date">
            <text:p>2015/11/04 02:13:57</text:p>
          </table:table-cell>
          <table:table-cell table:number-columns-repeated="6"/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table:formula="of:=[.A288]*1000*50" office:value-type="float" office:value="14350000" calcext:value-type="float">
            <text:p>14350000</text:p>
          </table:table-cell>
          <table:table-cell office:value-type="float" office:value="601" calcext:value-type="float">
            <text:p>601,0</text:p>
          </table:table-cell>
          <table:table-cell table:style-name="ce10" table:formula="of:=CONCATENATE(TEXT(MOD(INT([.C288]/60);60);&quot;00&quot;);&quot;:&quot;;TEXT(MOD([.C288];60);&quot;00,0&quot;))" office:value-type="string" office:string-value="10:01,0" calcext:value-type="string">
            <text:p>10:01,0</text:p>
          </table:table-cell>
          <table:table-cell table:formula="of:=[.C288]+[.E287]" office:value-type="float" office:value="172460" calcext:value-type="float">
            <text:p>172460,0</text:p>
          </table:table-cell>
          <table:table-cell table:formula="of:=CONCATENATE(TEXT(INT([.E288]/(60*60*24));&quot;00&quot;);&quot; &quot;;TEXT(MOD(INT([.E288]/(60*60));24);&quot;00&quot;);&quot;:&quot;;TEXT(MOD(INT([.E288]/60);60);&quot;00&quot;);&quot;:&quot;;TEXT(MOD([.E288];60);&quot;00,0&quot;))" office:value-type="string" office:string-value="01 23:54:20,0" calcext:value-type="string">
            <text:p>01 23:54:20,0</text:p>
          </table:table-cell>
          <table:table-cell table:formula="of:=IF ([.J288]&lt;&gt;&quot;&quot;;[.J288]+[.C288];[.G287]+[.C288])" office:value-type="float" office:value="1446603838" calcext:value-type="float">
            <text:p>1446603838</text:p>
          </table:table-cell>
          <table:table-cell table:formula="of:=[.G288]/86400+DATEVALUE(&quot;1970-01-01 00:00:00&quot;)" office:value-type="date" office:date-value="2015-11-04T02:23:58" calcext:value-type="date">
            <text:p>2015/11/04 02:23:58</text:p>
          </table:table-cell>
          <table:table-cell table:number-columns-repeated="6"/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table:formula="of:=[.A289]*1000*50" office:value-type="float" office:value="14400000" calcext:value-type="float">
            <text:p>14400000</text:p>
          </table:table-cell>
          <table:table-cell office:value-type="float" office:value="579" calcext:value-type="float">
            <text:p>579,0</text:p>
          </table:table-cell>
          <table:table-cell table:style-name="ce10" table:formula="of:=CONCATENATE(TEXT(MOD(INT([.C289]/60);60);&quot;00&quot;);&quot;:&quot;;TEXT(MOD([.C289];60);&quot;00,0&quot;))" office:value-type="string" office:string-value="09:39,0" calcext:value-type="string">
            <text:p>09:39,0</text:p>
          </table:table-cell>
          <table:table-cell table:formula="of:=[.C289]+[.E288]" office:value-type="float" office:value="173039" calcext:value-type="float">
            <text:p>173039,0</text:p>
          </table:table-cell>
          <table:table-cell table:formula="of:=CONCATENATE(TEXT(INT([.E289]/(60*60*24));&quot;00&quot;);&quot; &quot;;TEXT(MOD(INT([.E289]/(60*60));24);&quot;00&quot;);&quot;:&quot;;TEXT(MOD(INT([.E289]/60);60);&quot;00&quot;);&quot;:&quot;;TEXT(MOD([.E289];60);&quot;00,0&quot;))" office:value-type="string" office:string-value="02 00:03:59,0" calcext:value-type="string">
            <text:p>02 00:03:59,0</text:p>
          </table:table-cell>
          <table:table-cell table:formula="of:=IF ([.J289]&lt;&gt;&quot;&quot;;[.J289]+[.C289];[.G288]+[.C289])" office:value-type="float" office:value="1446604417" calcext:value-type="float">
            <text:p>1446604417</text:p>
          </table:table-cell>
          <table:table-cell table:formula="of:=[.G289]/86400+DATEVALUE(&quot;1970-01-01 00:00:00&quot;)" office:value-type="date" office:date-value="2015-11-04T02:33:37" calcext:value-type="date">
            <text:p>2015/11/04 02:33:37</text:p>
          </table:table-cell>
          <table:table-cell table:number-columns-repeated="6"/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table:formula="of:=[.A290]*1000*50" office:value-type="float" office:value="14450000" calcext:value-type="float">
            <text:p>14450000</text:p>
          </table:table-cell>
          <table:table-cell office:value-type="float" office:value="594" calcext:value-type="float">
            <text:p>594,0</text:p>
          </table:table-cell>
          <table:table-cell table:style-name="ce10" table:formula="of:=CONCATENATE(TEXT(MOD(INT([.C290]/60);60);&quot;00&quot;);&quot;:&quot;;TEXT(MOD([.C290];60);&quot;00,0&quot;))" office:value-type="string" office:string-value="09:54,0" calcext:value-type="string">
            <text:p>09:54,0</text:p>
          </table:table-cell>
          <table:table-cell table:formula="of:=[.C290]+[.E289]" office:value-type="float" office:value="173633" calcext:value-type="float">
            <text:p>173633,0</text:p>
          </table:table-cell>
          <table:table-cell table:formula="of:=CONCATENATE(TEXT(INT([.E290]/(60*60*24));&quot;00&quot;);&quot; &quot;;TEXT(MOD(INT([.E290]/(60*60));24);&quot;00&quot;);&quot;:&quot;;TEXT(MOD(INT([.E290]/60);60);&quot;00&quot;);&quot;:&quot;;TEXT(MOD([.E290];60);&quot;00,0&quot;))" office:value-type="string" office:string-value="02 00:13:53,0" calcext:value-type="string">
            <text:p>02 00:13:53,0</text:p>
          </table:table-cell>
          <table:table-cell table:formula="of:=IF ([.J290]&lt;&gt;&quot;&quot;;[.J290]+[.C290];[.G289]+[.C290])" office:value-type="float" office:value="1446605011" calcext:value-type="float">
            <text:p>1446605011</text:p>
          </table:table-cell>
          <table:table-cell table:formula="of:=[.G290]/86400+DATEVALUE(&quot;1970-01-01 00:00:00&quot;)" office:value-type="date" office:date-value="2015-11-04T02:43:31" calcext:value-type="date">
            <text:p>2015/11/04 02:43:31</text:p>
          </table:table-cell>
          <table:table-cell table:number-columns-repeated="6"/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table:formula="of:=[.A291]*1000*50" office:value-type="float" office:value="14500000" calcext:value-type="float">
            <text:p>14500000</text:p>
          </table:table-cell>
          <table:table-cell office:value-type="float" office:value="579" calcext:value-type="float">
            <text:p>579,0</text:p>
          </table:table-cell>
          <table:table-cell table:style-name="ce10" table:formula="of:=CONCATENATE(TEXT(MOD(INT([.C291]/60);60);&quot;00&quot;);&quot;:&quot;;TEXT(MOD([.C291];60);&quot;00,0&quot;))" office:value-type="string" office:string-value="09:39,0" calcext:value-type="string">
            <text:p>09:39,0</text:p>
          </table:table-cell>
          <table:table-cell table:formula="of:=[.C291]+[.E290]" office:value-type="float" office:value="174212" calcext:value-type="float">
            <text:p>174212,0</text:p>
          </table:table-cell>
          <table:table-cell table:formula="of:=CONCATENATE(TEXT(INT([.E291]/(60*60*24));&quot;00&quot;);&quot; &quot;;TEXT(MOD(INT([.E291]/(60*60));24);&quot;00&quot;);&quot;:&quot;;TEXT(MOD(INT([.E291]/60);60);&quot;00&quot;);&quot;:&quot;;TEXT(MOD([.E291];60);&quot;00,0&quot;))" office:value-type="string" office:string-value="02 00:23:32,0" calcext:value-type="string">
            <text:p>02 00:23:32,0</text:p>
          </table:table-cell>
          <table:table-cell table:formula="of:=IF ([.J291]&lt;&gt;&quot;&quot;;[.J291]+[.C291];[.G290]+[.C291])" office:value-type="float" office:value="1446605590" calcext:value-type="float">
            <text:p>1446605590</text:p>
          </table:table-cell>
          <table:table-cell table:formula="of:=[.G291]/86400+DATEVALUE(&quot;1970-01-01 00:00:00&quot;)" office:value-type="date" office:date-value="2015-11-04T02:53:10" calcext:value-type="date">
            <text:p>2015/11/04 02:53:10</text:p>
          </table:table-cell>
          <table:table-cell table:number-columns-repeated="6"/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table:formula="of:=[.A292]*1000*50" office:value-type="float" office:value="14550000" calcext:value-type="float">
            <text:p>1455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292]/60);60);&quot;00&quot;);&quot;:&quot;;TEXT(MOD([.C292];60);&quot;00,0&quot;))" office:value-type="string" office:string-value="09:23,0" calcext:value-type="string">
            <text:p>09:23,0</text:p>
          </table:table-cell>
          <table:table-cell table:formula="of:=[.C292]+[.E291]" office:value-type="float" office:value="174775" calcext:value-type="float">
            <text:p>174775,0</text:p>
          </table:table-cell>
          <table:table-cell table:formula="of:=CONCATENATE(TEXT(INT([.E292]/(60*60*24));&quot;00&quot;);&quot; &quot;;TEXT(MOD(INT([.E292]/(60*60));24);&quot;00&quot;);&quot;:&quot;;TEXT(MOD(INT([.E292]/60);60);&quot;00&quot;);&quot;:&quot;;TEXT(MOD([.E292];60);&quot;00,0&quot;))" office:value-type="string" office:string-value="02 00:32:55,0" calcext:value-type="string">
            <text:p>02 00:32:55,0</text:p>
          </table:table-cell>
          <table:table-cell table:formula="of:=IF ([.J292]&lt;&gt;&quot;&quot;;[.J292]+[.C292];[.G291]+[.C292])" office:value-type="float" office:value="1446606153" calcext:value-type="float">
            <text:p>1446606153</text:p>
          </table:table-cell>
          <table:table-cell table:formula="of:=[.G292]/86400+DATEVALUE(&quot;1970-01-01 00:00:00&quot;)" office:value-type="date" office:date-value="2015-11-04T03:02:33" calcext:value-type="date">
            <text:p>2015/11/04 03:02:33</text:p>
          </table:table-cell>
          <table:table-cell table:number-columns-repeated="6"/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table:formula="of:=[.A293]*1000*50" office:value-type="float" office:value="14600000" calcext:value-type="float">
            <text:p>14600000</text:p>
          </table:table-cell>
          <table:table-cell office:value-type="float" office:value="566" calcext:value-type="float">
            <text:p>566,0</text:p>
          </table:table-cell>
          <table:table-cell table:style-name="ce10" table:formula="of:=CONCATENATE(TEXT(MOD(INT([.C293]/60);60);&quot;00&quot;);&quot;:&quot;;TEXT(MOD([.C293];60);&quot;00,0&quot;))" office:value-type="string" office:string-value="09:26,0" calcext:value-type="string">
            <text:p>09:26,0</text:p>
          </table:table-cell>
          <table:table-cell table:formula="of:=[.C293]+[.E292]" office:value-type="float" office:value="175341" calcext:value-type="float">
            <text:p>175341,0</text:p>
          </table:table-cell>
          <table:table-cell table:formula="of:=CONCATENATE(TEXT(INT([.E293]/(60*60*24));&quot;00&quot;);&quot; &quot;;TEXT(MOD(INT([.E293]/(60*60));24);&quot;00&quot;);&quot;:&quot;;TEXT(MOD(INT([.E293]/60);60);&quot;00&quot;);&quot;:&quot;;TEXT(MOD([.E293];60);&quot;00,0&quot;))" office:value-type="string" office:string-value="02 00:42:21,0" calcext:value-type="string">
            <text:p>02 00:42:21,0</text:p>
          </table:table-cell>
          <table:table-cell table:formula="of:=IF ([.J293]&lt;&gt;&quot;&quot;;[.J293]+[.C293];[.G292]+[.C293])" office:value-type="float" office:value="1446606719" calcext:value-type="float">
            <text:p>1446606719</text:p>
          </table:table-cell>
          <table:table-cell table:formula="of:=[.G293]/86400+DATEVALUE(&quot;1970-01-01 00:00:00&quot;)" office:value-type="date" office:date-value="2015-11-04T03:11:59" calcext:value-type="date">
            <text:p>2015/11/04 03:11:59</text:p>
          </table:table-cell>
          <table:table-cell table:number-columns-repeated="6"/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table:formula="of:=[.A294]*1000*50" office:value-type="float" office:value="14650000" calcext:value-type="float">
            <text:p>14650000</text:p>
          </table:table-cell>
          <table:table-cell office:value-type="float" office:value="565" calcext:value-type="float">
            <text:p>565,0</text:p>
          </table:table-cell>
          <table:table-cell table:style-name="ce10" table:formula="of:=CONCATENATE(TEXT(MOD(INT([.C294]/60);60);&quot;00&quot;);&quot;:&quot;;TEXT(MOD([.C294];60);&quot;00,0&quot;))" office:value-type="string" office:string-value="09:25,0" calcext:value-type="string">
            <text:p>09:25,0</text:p>
          </table:table-cell>
          <table:table-cell table:formula="of:=[.C294]+[.E293]" office:value-type="float" office:value="175906" calcext:value-type="float">
            <text:p>175906,0</text:p>
          </table:table-cell>
          <table:table-cell table:formula="of:=CONCATENATE(TEXT(INT([.E294]/(60*60*24));&quot;00&quot;);&quot; &quot;;TEXT(MOD(INT([.E294]/(60*60));24);&quot;00&quot;);&quot;:&quot;;TEXT(MOD(INT([.E294]/60);60);&quot;00&quot;);&quot;:&quot;;TEXT(MOD([.E294];60);&quot;00,0&quot;))" office:value-type="string" office:string-value="02 00:51:46,0" calcext:value-type="string">
            <text:p>02 00:51:46,0</text:p>
          </table:table-cell>
          <table:table-cell table:formula="of:=IF ([.J294]&lt;&gt;&quot;&quot;;[.J294]+[.C294];[.G293]+[.C294])" office:value-type="float" office:value="1446607284" calcext:value-type="float">
            <text:p>1446607284</text:p>
          </table:table-cell>
          <table:table-cell table:formula="of:=[.G294]/86400+DATEVALUE(&quot;1970-01-01 00:00:00&quot;)" office:value-type="date" office:date-value="2015-11-04T03:21:24" calcext:value-type="date">
            <text:p>2015/11/04 03:21:24</text:p>
          </table:table-cell>
          <table:table-cell table:number-columns-repeated="6"/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table:formula="of:=[.A295]*1000*50" office:value-type="float" office:value="14700000" calcext:value-type="float">
            <text:p>14700000</text:p>
          </table:table-cell>
          <table:table-cell office:value-type="float" office:value="566" calcext:value-type="float">
            <text:p>566,0</text:p>
          </table:table-cell>
          <table:table-cell table:style-name="ce10" table:formula="of:=CONCATENATE(TEXT(MOD(INT([.C295]/60);60);&quot;00&quot;);&quot;:&quot;;TEXT(MOD([.C295];60);&quot;00,0&quot;))" office:value-type="string" office:string-value="09:26,0" calcext:value-type="string">
            <text:p>09:26,0</text:p>
          </table:table-cell>
          <table:table-cell table:formula="of:=[.C295]+[.E294]" office:value-type="float" office:value="176472" calcext:value-type="float">
            <text:p>176472,0</text:p>
          </table:table-cell>
          <table:table-cell table:formula="of:=CONCATENATE(TEXT(INT([.E295]/(60*60*24));&quot;00&quot;);&quot; &quot;;TEXT(MOD(INT([.E295]/(60*60));24);&quot;00&quot;);&quot;:&quot;;TEXT(MOD(INT([.E295]/60);60);&quot;00&quot;);&quot;:&quot;;TEXT(MOD([.E295];60);&quot;00,0&quot;))" office:value-type="string" office:string-value="02 01:01:12,0" calcext:value-type="string">
            <text:p>02 01:01:12,0</text:p>
          </table:table-cell>
          <table:table-cell table:formula="of:=IF ([.J295]&lt;&gt;&quot;&quot;;[.J295]+[.C295];[.G294]+[.C295])" office:value-type="float" office:value="1446607850" calcext:value-type="float">
            <text:p>1446607850</text:p>
          </table:table-cell>
          <table:table-cell table:formula="of:=[.G295]/86400+DATEVALUE(&quot;1970-01-01 00:00:00&quot;)" office:value-type="date" office:date-value="2015-11-04T03:30:50" calcext:value-type="date">
            <text:p>2015/11/04 03:30:50</text:p>
          </table:table-cell>
          <table:table-cell table:number-columns-repeated="6"/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table:formula="of:=[.A296]*1000*50" office:value-type="float" office:value="14750000" calcext:value-type="float">
            <text:p>147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296]/60);60);&quot;00&quot;);&quot;:&quot;;TEXT(MOD([.C296];60);&quot;00,0&quot;))" office:value-type="string" office:string-value="09:20,0" calcext:value-type="string">
            <text:p>09:20,0</text:p>
          </table:table-cell>
          <table:table-cell table:formula="of:=[.C296]+[.E295]" office:value-type="float" office:value="177032" calcext:value-type="float">
            <text:p>177032,0</text:p>
          </table:table-cell>
          <table:table-cell table:formula="of:=CONCATENATE(TEXT(INT([.E296]/(60*60*24));&quot;00&quot;);&quot; &quot;;TEXT(MOD(INT([.E296]/(60*60));24);&quot;00&quot;);&quot;:&quot;;TEXT(MOD(INT([.E296]/60);60);&quot;00&quot;);&quot;:&quot;;TEXT(MOD([.E296];60);&quot;00,0&quot;))" office:value-type="string" office:string-value="02 01:10:32,0" calcext:value-type="string">
            <text:p>02 01:10:32,0</text:p>
          </table:table-cell>
          <table:table-cell table:formula="of:=IF ([.J296]&lt;&gt;&quot;&quot;;[.J296]+[.C296];[.G295]+[.C296])" office:value-type="float" office:value="1446608410" calcext:value-type="float">
            <text:p>1446608410</text:p>
          </table:table-cell>
          <table:table-cell table:formula="of:=[.G296]/86400+DATEVALUE(&quot;1970-01-01 00:00:00&quot;)" office:value-type="date" office:date-value="2015-11-04T03:40:10" calcext:value-type="date">
            <text:p>2015/11/04 03:40:10</text:p>
          </table:table-cell>
          <table:table-cell table:number-columns-repeated="6"/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table:formula="of:=[.A297]*1000*50" office:value-type="float" office:value="14800000" calcext:value-type="float">
            <text:p>14800000</text:p>
          </table:table-cell>
          <table:table-cell office:value-type="float" office:value="559" calcext:value-type="float">
            <text:p>559,0</text:p>
          </table:table-cell>
          <table:table-cell table:style-name="ce10" table:formula="of:=CONCATENATE(TEXT(MOD(INT([.C297]/60);60);&quot;00&quot;);&quot;:&quot;;TEXT(MOD([.C297];60);&quot;00,0&quot;))" office:value-type="string" office:string-value="09:19,0" calcext:value-type="string">
            <text:p>09:19,0</text:p>
          </table:table-cell>
          <table:table-cell table:formula="of:=[.C297]+[.E296]" office:value-type="float" office:value="177591" calcext:value-type="float">
            <text:p>177591,0</text:p>
          </table:table-cell>
          <table:table-cell table:formula="of:=CONCATENATE(TEXT(INT([.E297]/(60*60*24));&quot;00&quot;);&quot; &quot;;TEXT(MOD(INT([.E297]/(60*60));24);&quot;00&quot;);&quot;:&quot;;TEXT(MOD(INT([.E297]/60);60);&quot;00&quot;);&quot;:&quot;;TEXT(MOD([.E297];60);&quot;00,0&quot;))" office:value-type="string" office:string-value="02 01:19:51,0" calcext:value-type="string">
            <text:p>02 01:19:51,0</text:p>
          </table:table-cell>
          <table:table-cell table:formula="of:=IF ([.J297]&lt;&gt;&quot;&quot;;[.J297]+[.C297];[.G296]+[.C297])" office:value-type="float" office:value="1446608969" calcext:value-type="float">
            <text:p>1446608969</text:p>
          </table:table-cell>
          <table:table-cell table:formula="of:=[.G297]/86400+DATEVALUE(&quot;1970-01-01 00:00:00&quot;)" office:value-type="date" office:date-value="2015-11-04T03:49:29" calcext:value-type="date">
            <text:p>2015/11/04 03:49:29</text:p>
          </table:table-cell>
          <table:table-cell table:number-columns-repeated="6"/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table:formula="of:=[.A298]*1000*50" office:value-type="float" office:value="14850000" calcext:value-type="float">
            <text:p>148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298]/60);60);&quot;00&quot;);&quot;:&quot;;TEXT(MOD([.C298];60);&quot;00,0&quot;))" office:value-type="string" office:string-value="09:20,0" calcext:value-type="string">
            <text:p>09:20,0</text:p>
          </table:table-cell>
          <table:table-cell table:formula="of:=[.C298]+[.E297]" office:value-type="float" office:value="178151" calcext:value-type="float">
            <text:p>178151,0</text:p>
          </table:table-cell>
          <table:table-cell table:formula="of:=CONCATENATE(TEXT(INT([.E298]/(60*60*24));&quot;00&quot;);&quot; &quot;;TEXT(MOD(INT([.E298]/(60*60));24);&quot;00&quot;);&quot;:&quot;;TEXT(MOD(INT([.E298]/60);60);&quot;00&quot;);&quot;:&quot;;TEXT(MOD([.E298];60);&quot;00,0&quot;))" office:value-type="string" office:string-value="02 01:29:11,0" calcext:value-type="string">
            <text:p>02 01:29:11,0</text:p>
          </table:table-cell>
          <table:table-cell table:formula="of:=IF ([.J298]&lt;&gt;&quot;&quot;;[.J298]+[.C298];[.G297]+[.C298])" office:value-type="float" office:value="1446609529" calcext:value-type="float">
            <text:p>1446609529</text:p>
          </table:table-cell>
          <table:table-cell table:formula="of:=[.G298]/86400+DATEVALUE(&quot;1970-01-01 00:00:00&quot;)" office:value-type="date" office:date-value="2015-11-04T03:58:49" calcext:value-type="date">
            <text:p>2015/11/04 03:58:49</text:p>
          </table:table-cell>
          <table:table-cell table:number-columns-repeated="6"/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table:formula="of:=[.A299]*1000*50" office:value-type="float" office:value="14900000" calcext:value-type="float">
            <text:p>149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299]/60);60);&quot;00&quot;);&quot;:&quot;;TEXT(MOD([.C299];60);&quot;00,0&quot;))" office:value-type="string" office:string-value="09:20,0" calcext:value-type="string">
            <text:p>09:20,0</text:p>
          </table:table-cell>
          <table:table-cell table:formula="of:=[.C299]+[.E298]" office:value-type="float" office:value="178711" calcext:value-type="float">
            <text:p>178711,0</text:p>
          </table:table-cell>
          <table:table-cell table:formula="of:=CONCATENATE(TEXT(INT([.E299]/(60*60*24));&quot;00&quot;);&quot; &quot;;TEXT(MOD(INT([.E299]/(60*60));24);&quot;00&quot;);&quot;:&quot;;TEXT(MOD(INT([.E299]/60);60);&quot;00&quot;);&quot;:&quot;;TEXT(MOD([.E299];60);&quot;00,0&quot;))" office:value-type="string" office:string-value="02 01:38:31,0" calcext:value-type="string">
            <text:p>02 01:38:31,0</text:p>
          </table:table-cell>
          <table:table-cell table:formula="of:=IF ([.J299]&lt;&gt;&quot;&quot;;[.J299]+[.C299];[.G298]+[.C299])" office:value-type="float" office:value="1446610089" calcext:value-type="float">
            <text:p>1446610089</text:p>
          </table:table-cell>
          <table:table-cell table:formula="of:=[.G299]/86400+DATEVALUE(&quot;1970-01-01 00:00:00&quot;)" office:value-type="date" office:date-value="2015-11-04T04:08:09" calcext:value-type="date">
            <text:p>2015/11/04 04:08:09</text:p>
          </table:table-cell>
          <table:table-cell table:number-columns-repeated="6"/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table:formula="of:=[.A300]*1000*50" office:value-type="float" office:value="14950000" calcext:value-type="float">
            <text:p>149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00]/60);60);&quot;00&quot;);&quot;:&quot;;TEXT(MOD([.C300];60);&quot;00,0&quot;))" office:value-type="string" office:string-value="09:20,0" calcext:value-type="string">
            <text:p>09:20,0</text:p>
          </table:table-cell>
          <table:table-cell table:formula="of:=[.C300]+[.E299]" office:value-type="float" office:value="179271" calcext:value-type="float">
            <text:p>179271,0</text:p>
          </table:table-cell>
          <table:table-cell table:formula="of:=CONCATENATE(TEXT(INT([.E300]/(60*60*24));&quot;00&quot;);&quot; &quot;;TEXT(MOD(INT([.E300]/(60*60));24);&quot;00&quot;);&quot;:&quot;;TEXT(MOD(INT([.E300]/60);60);&quot;00&quot;);&quot;:&quot;;TEXT(MOD([.E300];60);&quot;00,0&quot;))" office:value-type="string" office:string-value="02 01:47:51,0" calcext:value-type="string">
            <text:p>02 01:47:51,0</text:p>
          </table:table-cell>
          <table:table-cell table:formula="of:=IF ([.J300]&lt;&gt;&quot;&quot;;[.J300]+[.C300];[.G299]+[.C300])" office:value-type="float" office:value="1446610649" calcext:value-type="float">
            <text:p>1446610649</text:p>
          </table:table-cell>
          <table:table-cell table:formula="of:=[.G300]/86400+DATEVALUE(&quot;1970-01-01 00:00:00&quot;)" office:value-type="date" office:date-value="2015-11-04T04:17:29" calcext:value-type="date">
            <text:p>2015/11/04 04:17:29</text:p>
          </table:table-cell>
          <table:table-cell table:number-columns-repeated="6"/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table:formula="of:=[.A301]*1000*50" office:value-type="float" office:value="15000000" calcext:value-type="float">
            <text:p>150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01]/60);60);&quot;00&quot;);&quot;:&quot;;TEXT(MOD([.C301];60);&quot;00,0&quot;))" office:value-type="string" office:string-value="09:20,0" calcext:value-type="string">
            <text:p>09:20,0</text:p>
          </table:table-cell>
          <table:table-cell table:formula="of:=[.C301]+[.E300]" office:value-type="float" office:value="179831" calcext:value-type="float">
            <text:p>179831,0</text:p>
          </table:table-cell>
          <table:table-cell table:formula="of:=CONCATENATE(TEXT(INT([.E301]/(60*60*24));&quot;00&quot;);&quot; &quot;;TEXT(MOD(INT([.E301]/(60*60));24);&quot;00&quot;);&quot;:&quot;;TEXT(MOD(INT([.E301]/60);60);&quot;00&quot;);&quot;:&quot;;TEXT(MOD([.E301];60);&quot;00,0&quot;))" office:value-type="string" office:string-value="02 01:57:11,0" calcext:value-type="string">
            <text:p>02 01:57:11,0</text:p>
          </table:table-cell>
          <table:table-cell table:formula="of:=IF ([.J301]&lt;&gt;&quot;&quot;;[.J301]+[.C301];[.G300]+[.C301])" office:value-type="float" office:value="1446611209" calcext:value-type="float">
            <text:p>1446611209</text:p>
          </table:table-cell>
          <table:table-cell table:formula="of:=[.G301]/86400+DATEVALUE(&quot;1970-01-01 00:00:00&quot;)" office:value-type="date" office:date-value="2015-11-04T04:26:49" calcext:value-type="date">
            <text:p>2015/11/04 04:26:49</text:p>
          </table:table-cell>
          <table:table-cell table:number-columns-repeated="6"/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table:formula="of:=[.A302]*1000*50" office:value-type="float" office:value="15050000" calcext:value-type="float">
            <text:p>150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02]/60);60);&quot;00&quot;);&quot;:&quot;;TEXT(MOD([.C302];60);&quot;00,0&quot;))" office:value-type="string" office:string-value="09:20,0" calcext:value-type="string">
            <text:p>09:20,0</text:p>
          </table:table-cell>
          <table:table-cell table:formula="of:=[.C302]+[.E301]" office:value-type="float" office:value="180391" calcext:value-type="float">
            <text:p>180391,0</text:p>
          </table:table-cell>
          <table:table-cell table:formula="of:=CONCATENATE(TEXT(INT([.E302]/(60*60*24));&quot;00&quot;);&quot; &quot;;TEXT(MOD(INT([.E302]/(60*60));24);&quot;00&quot;);&quot;:&quot;;TEXT(MOD(INT([.E302]/60);60);&quot;00&quot;);&quot;:&quot;;TEXT(MOD([.E302];60);&quot;00,0&quot;))" office:value-type="string" office:string-value="02 02:06:31,0" calcext:value-type="string">
            <text:p>02 02:06:31,0</text:p>
          </table:table-cell>
          <table:table-cell table:formula="of:=IF ([.J302]&lt;&gt;&quot;&quot;;[.J302]+[.C302];[.G301]+[.C302])" office:value-type="float" office:value="1446611769" calcext:value-type="float">
            <text:p>1446611769</text:p>
          </table:table-cell>
          <table:table-cell table:formula="of:=[.G302]/86400+DATEVALUE(&quot;1970-01-01 00:00:00&quot;)" office:value-type="date" office:date-value="2015-11-04T04:36:09" calcext:value-type="date">
            <text:p>2015/11/04 04:36:09</text:p>
          </table:table-cell>
          <table:table-cell table:number-columns-repeated="6"/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table:formula="of:=[.A303]*1000*50" office:value-type="float" office:value="15100000" calcext:value-type="float">
            <text:p>15100000</text:p>
          </table:table-cell>
          <table:table-cell office:value-type="float" office:value="559" calcext:value-type="float">
            <text:p>559,0</text:p>
          </table:table-cell>
          <table:table-cell table:style-name="ce10" table:formula="of:=CONCATENATE(TEXT(MOD(INT([.C303]/60);60);&quot;00&quot;);&quot;:&quot;;TEXT(MOD([.C303];60);&quot;00,0&quot;))" office:value-type="string" office:string-value="09:19,0" calcext:value-type="string">
            <text:p>09:19,0</text:p>
          </table:table-cell>
          <table:table-cell table:formula="of:=[.C303]+[.E302]" office:value-type="float" office:value="180950" calcext:value-type="float">
            <text:p>180950,0</text:p>
          </table:table-cell>
          <table:table-cell table:formula="of:=CONCATENATE(TEXT(INT([.E303]/(60*60*24));&quot;00&quot;);&quot; &quot;;TEXT(MOD(INT([.E303]/(60*60));24);&quot;00&quot;);&quot;:&quot;;TEXT(MOD(INT([.E303]/60);60);&quot;00&quot;);&quot;:&quot;;TEXT(MOD([.E303];60);&quot;00,0&quot;))" office:value-type="string" office:string-value="02 02:15:50,0" calcext:value-type="string">
            <text:p>02 02:15:50,0</text:p>
          </table:table-cell>
          <table:table-cell table:formula="of:=IF ([.J303]&lt;&gt;&quot;&quot;;[.J303]+[.C303];[.G302]+[.C303])" office:value-type="float" office:value="1446612328" calcext:value-type="float">
            <text:p>1446612328</text:p>
          </table:table-cell>
          <table:table-cell table:formula="of:=[.G303]/86400+DATEVALUE(&quot;1970-01-01 00:00:00&quot;)" office:value-type="date" office:date-value="2015-11-04T04:45:28" calcext:value-type="date">
            <text:p>2015/11/04 04:45:28</text:p>
          </table:table-cell>
          <table:table-cell table:number-columns-repeated="6"/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table:formula="of:=[.A304]*1000*50" office:value-type="float" office:value="15150000" calcext:value-type="float">
            <text:p>151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04]/60);60);&quot;00&quot;);&quot;:&quot;;TEXT(MOD([.C304];60);&quot;00,0&quot;))" office:value-type="string" office:string-value="09:20,0" calcext:value-type="string">
            <text:p>09:20,0</text:p>
          </table:table-cell>
          <table:table-cell table:formula="of:=[.C304]+[.E303]" office:value-type="float" office:value="181510" calcext:value-type="float">
            <text:p>181510,0</text:p>
          </table:table-cell>
          <table:table-cell table:formula="of:=CONCATENATE(TEXT(INT([.E304]/(60*60*24));&quot;00&quot;);&quot; &quot;;TEXT(MOD(INT([.E304]/(60*60));24);&quot;00&quot;);&quot;:&quot;;TEXT(MOD(INT([.E304]/60);60);&quot;00&quot;);&quot;:&quot;;TEXT(MOD([.E304];60);&quot;00,0&quot;))" office:value-type="string" office:string-value="02 02:25:10,0" calcext:value-type="string">
            <text:p>02 02:25:10,0</text:p>
          </table:table-cell>
          <table:table-cell table:formula="of:=IF ([.J304]&lt;&gt;&quot;&quot;;[.J304]+[.C304];[.G303]+[.C304])" office:value-type="float" office:value="1446612888" calcext:value-type="float">
            <text:p>1446612888</text:p>
          </table:table-cell>
          <table:table-cell table:formula="of:=[.G304]/86400+DATEVALUE(&quot;1970-01-01 00:00:00&quot;)" office:value-type="date" office:date-value="2015-11-04T04:54:48" calcext:value-type="date">
            <text:p>2015/11/04 04:54:48</text:p>
          </table:table-cell>
          <table:table-cell table:number-columns-repeated="6"/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table:formula="of:=[.A305]*1000*50" office:value-type="float" office:value="15200000" calcext:value-type="float">
            <text:p>152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05]/60);60);&quot;00&quot;);&quot;:&quot;;TEXT(MOD([.C305];60);&quot;00,0&quot;))" office:value-type="string" office:string-value="09:20,0" calcext:value-type="string">
            <text:p>09:20,0</text:p>
          </table:table-cell>
          <table:table-cell table:formula="of:=[.C305]+[.E304]" office:value-type="float" office:value="182070" calcext:value-type="float">
            <text:p>182070,0</text:p>
          </table:table-cell>
          <table:table-cell table:formula="of:=CONCATENATE(TEXT(INT([.E305]/(60*60*24));&quot;00&quot;);&quot; &quot;;TEXT(MOD(INT([.E305]/(60*60));24);&quot;00&quot;);&quot;:&quot;;TEXT(MOD(INT([.E305]/60);60);&quot;00&quot;);&quot;:&quot;;TEXT(MOD([.E305];60);&quot;00,0&quot;))" office:value-type="string" office:string-value="02 02:34:30,0" calcext:value-type="string">
            <text:p>02 02:34:30,0</text:p>
          </table:table-cell>
          <table:table-cell table:formula="of:=IF ([.J305]&lt;&gt;&quot;&quot;;[.J305]+[.C305];[.G304]+[.C305])" office:value-type="float" office:value="1446613448" calcext:value-type="float">
            <text:p>1446613448</text:p>
          </table:table-cell>
          <table:table-cell table:formula="of:=[.G305]/86400+DATEVALUE(&quot;1970-01-01 00:00:00&quot;)" office:value-type="date" office:date-value="2015-11-04T05:04:08" calcext:value-type="date">
            <text:p>2015/11/04 05:04:08</text:p>
          </table:table-cell>
          <table:table-cell table:number-columns-repeated="6"/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table:formula="of:=[.A306]*1000*50" office:value-type="float" office:value="15250000" calcext:value-type="float">
            <text:p>152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06]/60);60);&quot;00&quot;);&quot;:&quot;;TEXT(MOD([.C306];60);&quot;00,0&quot;))" office:value-type="string" office:string-value="09:20,0" calcext:value-type="string">
            <text:p>09:20,0</text:p>
          </table:table-cell>
          <table:table-cell table:formula="of:=[.C306]+[.E305]" office:value-type="float" office:value="182630" calcext:value-type="float">
            <text:p>182630,0</text:p>
          </table:table-cell>
          <table:table-cell table:formula="of:=CONCATENATE(TEXT(INT([.E306]/(60*60*24));&quot;00&quot;);&quot; &quot;;TEXT(MOD(INT([.E306]/(60*60));24);&quot;00&quot;);&quot;:&quot;;TEXT(MOD(INT([.E306]/60);60);&quot;00&quot;);&quot;:&quot;;TEXT(MOD([.E306];60);&quot;00,0&quot;))" office:value-type="string" office:string-value="02 02:43:50,0" calcext:value-type="string">
            <text:p>02 02:43:50,0</text:p>
          </table:table-cell>
          <table:table-cell table:formula="of:=IF ([.J306]&lt;&gt;&quot;&quot;;[.J306]+[.C306];[.G305]+[.C306])" office:value-type="float" office:value="1446614008" calcext:value-type="float">
            <text:p>1446614008</text:p>
          </table:table-cell>
          <table:table-cell table:formula="of:=[.G306]/86400+DATEVALUE(&quot;1970-01-01 00:00:00&quot;)" office:value-type="date" office:date-value="2015-11-04T05:13:28" calcext:value-type="date">
            <text:p>2015/11/04 05:13:28</text:p>
          </table:table-cell>
          <table:table-cell table:number-columns-repeated="6"/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table:formula="of:=[.A307]*1000*50" office:value-type="float" office:value="15300000" calcext:value-type="float">
            <text:p>153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07]/60);60);&quot;00&quot;);&quot;:&quot;;TEXT(MOD([.C307];60);&quot;00,0&quot;))" office:value-type="string" office:string-value="09:20,0" calcext:value-type="string">
            <text:p>09:20,0</text:p>
          </table:table-cell>
          <table:table-cell table:formula="of:=[.C307]+[.E306]" office:value-type="float" office:value="183190" calcext:value-type="float">
            <text:p>183190,0</text:p>
          </table:table-cell>
          <table:table-cell table:formula="of:=CONCATENATE(TEXT(INT([.E307]/(60*60*24));&quot;00&quot;);&quot; &quot;;TEXT(MOD(INT([.E307]/(60*60));24);&quot;00&quot;);&quot;:&quot;;TEXT(MOD(INT([.E307]/60);60);&quot;00&quot;);&quot;:&quot;;TEXT(MOD([.E307];60);&quot;00,0&quot;))" office:value-type="string" office:string-value="02 02:53:10,0" calcext:value-type="string">
            <text:p>02 02:53:10,0</text:p>
          </table:table-cell>
          <table:table-cell table:formula="of:=IF ([.J307]&lt;&gt;&quot;&quot;;[.J307]+[.C307];[.G306]+[.C307])" office:value-type="float" office:value="1446614568" calcext:value-type="float">
            <text:p>1446614568</text:p>
          </table:table-cell>
          <table:table-cell table:formula="of:=[.G307]/86400+DATEVALUE(&quot;1970-01-01 00:00:00&quot;)" office:value-type="date" office:date-value="2015-11-04T05:22:48" calcext:value-type="date">
            <text:p>2015/11/04 05:22:48</text:p>
          </table:table-cell>
          <table:table-cell table:number-columns-repeated="6"/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table:formula="of:=[.A308]*1000*50" office:value-type="float" office:value="15350000" calcext:value-type="float">
            <text:p>153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08]/60);60);&quot;00&quot;);&quot;:&quot;;TEXT(MOD([.C308];60);&quot;00,0&quot;))" office:value-type="string" office:string-value="09:20,0" calcext:value-type="string">
            <text:p>09:20,0</text:p>
          </table:table-cell>
          <table:table-cell table:formula="of:=[.C308]+[.E307]" office:value-type="float" office:value="183750" calcext:value-type="float">
            <text:p>183750,0</text:p>
          </table:table-cell>
          <table:table-cell table:formula="of:=CONCATENATE(TEXT(INT([.E308]/(60*60*24));&quot;00&quot;);&quot; &quot;;TEXT(MOD(INT([.E308]/(60*60));24);&quot;00&quot;);&quot;:&quot;;TEXT(MOD(INT([.E308]/60);60);&quot;00&quot;);&quot;:&quot;;TEXT(MOD([.E308];60);&quot;00,0&quot;))" office:value-type="string" office:string-value="02 03:02:30,0" calcext:value-type="string">
            <text:p>02 03:02:30,0</text:p>
          </table:table-cell>
          <table:table-cell table:formula="of:=IF ([.J308]&lt;&gt;&quot;&quot;;[.J308]+[.C308];[.G307]+[.C308])" office:value-type="float" office:value="1446615128" calcext:value-type="float">
            <text:p>1446615128</text:p>
          </table:table-cell>
          <table:table-cell table:formula="of:=[.G308]/86400+DATEVALUE(&quot;1970-01-01 00:00:00&quot;)" office:value-type="date" office:date-value="2015-11-04T05:32:08" calcext:value-type="date">
            <text:p>2015/11/04 05:32:08</text:p>
          </table:table-cell>
          <table:table-cell table:number-columns-repeated="6"/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table:formula="of:=[.A309]*1000*50" office:value-type="float" office:value="15400000" calcext:value-type="float">
            <text:p>154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09]/60);60);&quot;00&quot;);&quot;:&quot;;TEXT(MOD([.C309];60);&quot;00,0&quot;))" office:value-type="string" office:string-value="09:20,0" calcext:value-type="string">
            <text:p>09:20,0</text:p>
          </table:table-cell>
          <table:table-cell table:formula="of:=[.C309]+[.E308]" office:value-type="float" office:value="184310" calcext:value-type="float">
            <text:p>184310,0</text:p>
          </table:table-cell>
          <table:table-cell table:formula="of:=CONCATENATE(TEXT(INT([.E309]/(60*60*24));&quot;00&quot;);&quot; &quot;;TEXT(MOD(INT([.E309]/(60*60));24);&quot;00&quot;);&quot;:&quot;;TEXT(MOD(INT([.E309]/60);60);&quot;00&quot;);&quot;:&quot;;TEXT(MOD([.E309];60);&quot;00,0&quot;))" office:value-type="string" office:string-value="02 03:11:50,0" calcext:value-type="string">
            <text:p>02 03:11:50,0</text:p>
          </table:table-cell>
          <table:table-cell table:formula="of:=IF ([.J309]&lt;&gt;&quot;&quot;;[.J309]+[.C309];[.G308]+[.C309])" office:value-type="float" office:value="1446615688" calcext:value-type="float">
            <text:p>1446615688</text:p>
          </table:table-cell>
          <table:table-cell table:formula="of:=[.G309]/86400+DATEVALUE(&quot;1970-01-01 00:00:00&quot;)" office:value-type="date" office:date-value="2015-11-04T05:41:28" calcext:value-type="date">
            <text:p>2015/11/04 05:41:28</text:p>
          </table:table-cell>
          <table:table-cell table:number-columns-repeated="6"/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table:formula="of:=[.A310]*1000*50" office:value-type="float" office:value="15450000" calcext:value-type="float">
            <text:p>154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10]/60);60);&quot;00&quot;);&quot;:&quot;;TEXT(MOD([.C310];60);&quot;00,0&quot;))" office:value-type="string" office:string-value="09:20,0" calcext:value-type="string">
            <text:p>09:20,0</text:p>
          </table:table-cell>
          <table:table-cell table:formula="of:=[.C310]+[.E309]" office:value-type="float" office:value="184870" calcext:value-type="float">
            <text:p>184870,0</text:p>
          </table:table-cell>
          <table:table-cell table:formula="of:=CONCATENATE(TEXT(INT([.E310]/(60*60*24));&quot;00&quot;);&quot; &quot;;TEXT(MOD(INT([.E310]/(60*60));24);&quot;00&quot;);&quot;:&quot;;TEXT(MOD(INT([.E310]/60);60);&quot;00&quot;);&quot;:&quot;;TEXT(MOD([.E310];60);&quot;00,0&quot;))" office:value-type="string" office:string-value="02 03:21:10,0" calcext:value-type="string">
            <text:p>02 03:21:10,0</text:p>
          </table:table-cell>
          <table:table-cell table:formula="of:=IF ([.J310]&lt;&gt;&quot;&quot;;[.J310]+[.C310];[.G309]+[.C310])" office:value-type="float" office:value="1446616248" calcext:value-type="float">
            <text:p>1446616248</text:p>
          </table:table-cell>
          <table:table-cell table:formula="of:=[.G310]/86400+DATEVALUE(&quot;1970-01-01 00:00:00&quot;)" office:value-type="date" office:date-value="2015-11-04T05:50:48" calcext:value-type="date">
            <text:p>2015/11/04 05:50:48</text:p>
          </table:table-cell>
          <table:table-cell table:number-columns-repeated="6"/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table:formula="of:=[.A311]*1000*50" office:value-type="float" office:value="15500000" calcext:value-type="float">
            <text:p>155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11]/60);60);&quot;00&quot;);&quot;:&quot;;TEXT(MOD([.C311];60);&quot;00,0&quot;))" office:value-type="string" office:string-value="09:20,0" calcext:value-type="string">
            <text:p>09:20,0</text:p>
          </table:table-cell>
          <table:table-cell table:formula="of:=[.C311]+[.E310]" office:value-type="float" office:value="185430" calcext:value-type="float">
            <text:p>185430,0</text:p>
          </table:table-cell>
          <table:table-cell table:formula="of:=CONCATENATE(TEXT(INT([.E311]/(60*60*24));&quot;00&quot;);&quot; &quot;;TEXT(MOD(INT([.E311]/(60*60));24);&quot;00&quot;);&quot;:&quot;;TEXT(MOD(INT([.E311]/60);60);&quot;00&quot;);&quot;:&quot;;TEXT(MOD([.E311];60);&quot;00,0&quot;))" office:value-type="string" office:string-value="02 03:30:30,0" calcext:value-type="string">
            <text:p>02 03:30:30,0</text:p>
          </table:table-cell>
          <table:table-cell table:formula="of:=IF ([.J311]&lt;&gt;&quot;&quot;;[.J311]+[.C311];[.G310]+[.C311])" office:value-type="float" office:value="1446616808" calcext:value-type="float">
            <text:p>1446616808</text:p>
          </table:table-cell>
          <table:table-cell table:formula="of:=[.G311]/86400+DATEVALUE(&quot;1970-01-01 00:00:00&quot;)" office:value-type="date" office:date-value="2015-11-04T06:00:08" calcext:value-type="date">
            <text:p>2015/11/04 06:00:08</text:p>
          </table:table-cell>
          <table:table-cell table:number-columns-repeated="6"/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table:formula="of:=[.A312]*1000*50" office:value-type="float" office:value="15550000" calcext:value-type="float">
            <text:p>155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12]/60);60);&quot;00&quot;);&quot;:&quot;;TEXT(MOD([.C312];60);&quot;00,0&quot;))" office:value-type="string" office:string-value="09:20,0" calcext:value-type="string">
            <text:p>09:20,0</text:p>
          </table:table-cell>
          <table:table-cell table:formula="of:=[.C312]+[.E311]" office:value-type="float" office:value="185990" calcext:value-type="float">
            <text:p>185990,0</text:p>
          </table:table-cell>
          <table:table-cell table:formula="of:=CONCATENATE(TEXT(INT([.E312]/(60*60*24));&quot;00&quot;);&quot; &quot;;TEXT(MOD(INT([.E312]/(60*60));24);&quot;00&quot;);&quot;:&quot;;TEXT(MOD(INT([.E312]/60);60);&quot;00&quot;);&quot;:&quot;;TEXT(MOD([.E312];60);&quot;00,0&quot;))" office:value-type="string" office:string-value="02 03:39:50,0" calcext:value-type="string">
            <text:p>02 03:39:50,0</text:p>
          </table:table-cell>
          <table:table-cell table:formula="of:=IF ([.J312]&lt;&gt;&quot;&quot;;[.J312]+[.C312];[.G311]+[.C312])" office:value-type="float" office:value="1446617368" calcext:value-type="float">
            <text:p>1446617368</text:p>
          </table:table-cell>
          <table:table-cell table:formula="of:=[.G312]/86400+DATEVALUE(&quot;1970-01-01 00:00:00&quot;)" office:value-type="date" office:date-value="2015-11-04T06:09:28" calcext:value-type="date">
            <text:p>2015/11/04 06:09:28</text:p>
          </table:table-cell>
          <table:table-cell table:number-columns-repeated="6"/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table:formula="of:=[.A313]*1000*50" office:value-type="float" office:value="15600000" calcext:value-type="float">
            <text:p>156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13]/60);60);&quot;00&quot;);&quot;:&quot;;TEXT(MOD([.C313];60);&quot;00,0&quot;))" office:value-type="string" office:string-value="09:20,0" calcext:value-type="string">
            <text:p>09:20,0</text:p>
          </table:table-cell>
          <table:table-cell table:formula="of:=[.C313]+[.E312]" office:value-type="float" office:value="186550" calcext:value-type="float">
            <text:p>186550,0</text:p>
          </table:table-cell>
          <table:table-cell table:formula="of:=CONCATENATE(TEXT(INT([.E313]/(60*60*24));&quot;00&quot;);&quot; &quot;;TEXT(MOD(INT([.E313]/(60*60));24);&quot;00&quot;);&quot;:&quot;;TEXT(MOD(INT([.E313]/60);60);&quot;00&quot;);&quot;:&quot;;TEXT(MOD([.E313];60);&quot;00,0&quot;))" office:value-type="string" office:string-value="02 03:49:10,0" calcext:value-type="string">
            <text:p>02 03:49:10,0</text:p>
          </table:table-cell>
          <table:table-cell table:formula="of:=IF ([.J313]&lt;&gt;&quot;&quot;;[.J313]+[.C313];[.G312]+[.C313])" office:value-type="float" office:value="1446617928" calcext:value-type="float">
            <text:p>1446617928</text:p>
          </table:table-cell>
          <table:table-cell table:formula="of:=[.G313]/86400+DATEVALUE(&quot;1970-01-01 00:00:00&quot;)" office:value-type="date" office:date-value="2015-11-04T06:18:48" calcext:value-type="date">
            <text:p>2015/11/04 06:18:48</text:p>
          </table:table-cell>
          <table:table-cell table:number-columns-repeated="6"/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table:formula="of:=[.A314]*1000*50" office:value-type="float" office:value="15650000" calcext:value-type="float">
            <text:p>156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14]/60);60);&quot;00&quot;);&quot;:&quot;;TEXT(MOD([.C314];60);&quot;00,0&quot;))" office:value-type="string" office:string-value="09:20,0" calcext:value-type="string">
            <text:p>09:20,0</text:p>
          </table:table-cell>
          <table:table-cell table:formula="of:=[.C314]+[.E313]" office:value-type="float" office:value="187110" calcext:value-type="float">
            <text:p>187110,0</text:p>
          </table:table-cell>
          <table:table-cell table:formula="of:=CONCATENATE(TEXT(INT([.E314]/(60*60*24));&quot;00&quot;);&quot; &quot;;TEXT(MOD(INT([.E314]/(60*60));24);&quot;00&quot;);&quot;:&quot;;TEXT(MOD(INT([.E314]/60);60);&quot;00&quot;);&quot;:&quot;;TEXT(MOD([.E314];60);&quot;00,0&quot;))" office:value-type="string" office:string-value="02 03:58:30,0" calcext:value-type="string">
            <text:p>02 03:58:30,0</text:p>
          </table:table-cell>
          <table:table-cell table:formula="of:=IF ([.J314]&lt;&gt;&quot;&quot;;[.J314]+[.C314];[.G313]+[.C314])" office:value-type="float" office:value="1446618488" calcext:value-type="float">
            <text:p>1446618488</text:p>
          </table:table-cell>
          <table:table-cell table:formula="of:=[.G314]/86400+DATEVALUE(&quot;1970-01-01 00:00:00&quot;)" office:value-type="date" office:date-value="2015-11-04T06:28:08" calcext:value-type="date">
            <text:p>2015/11/04 06:28:08</text:p>
          </table:table-cell>
          <table:table-cell table:number-columns-repeated="6"/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table:formula="of:=[.A315]*1000*50" office:value-type="float" office:value="15700000" calcext:value-type="float">
            <text:p>157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15]/60);60);&quot;00&quot;);&quot;:&quot;;TEXT(MOD([.C315];60);&quot;00,0&quot;))" office:value-type="string" office:string-value="09:20,0" calcext:value-type="string">
            <text:p>09:20,0</text:p>
          </table:table-cell>
          <table:table-cell table:formula="of:=[.C315]+[.E314]" office:value-type="float" office:value="187670" calcext:value-type="float">
            <text:p>187670,0</text:p>
          </table:table-cell>
          <table:table-cell table:formula="of:=CONCATENATE(TEXT(INT([.E315]/(60*60*24));&quot;00&quot;);&quot; &quot;;TEXT(MOD(INT([.E315]/(60*60));24);&quot;00&quot;);&quot;:&quot;;TEXT(MOD(INT([.E315]/60);60);&quot;00&quot;);&quot;:&quot;;TEXT(MOD([.E315];60);&quot;00,0&quot;))" office:value-type="string" office:string-value="02 04:07:50,0" calcext:value-type="string">
            <text:p>02 04:07:50,0</text:p>
          </table:table-cell>
          <table:table-cell table:formula="of:=IF ([.J315]&lt;&gt;&quot;&quot;;[.J315]+[.C315];[.G314]+[.C315])" office:value-type="float" office:value="1446619048" calcext:value-type="float">
            <text:p>1446619048</text:p>
          </table:table-cell>
          <table:table-cell table:formula="of:=[.G315]/86400+DATEVALUE(&quot;1970-01-01 00:00:00&quot;)" office:value-type="date" office:date-value="2015-11-04T06:37:28" calcext:value-type="date">
            <text:p>2015/11/04 06:37:28</text:p>
          </table:table-cell>
          <table:table-cell table:number-columns-repeated="6"/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table:formula="of:=[.A316]*1000*50" office:value-type="float" office:value="15750000" calcext:value-type="float">
            <text:p>157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16]/60);60);&quot;00&quot;);&quot;:&quot;;TEXT(MOD([.C316];60);&quot;00,0&quot;))" office:value-type="string" office:string-value="09:20,0" calcext:value-type="string">
            <text:p>09:20,0</text:p>
          </table:table-cell>
          <table:table-cell table:formula="of:=[.C316]+[.E315]" office:value-type="float" office:value="188230" calcext:value-type="float">
            <text:p>188230,0</text:p>
          </table:table-cell>
          <table:table-cell table:formula="of:=CONCATENATE(TEXT(INT([.E316]/(60*60*24));&quot;00&quot;);&quot; &quot;;TEXT(MOD(INT([.E316]/(60*60));24);&quot;00&quot;);&quot;:&quot;;TEXT(MOD(INT([.E316]/60);60);&quot;00&quot;);&quot;:&quot;;TEXT(MOD([.E316];60);&quot;00,0&quot;))" office:value-type="string" office:string-value="02 04:17:10,0" calcext:value-type="string">
            <text:p>02 04:17:10,0</text:p>
          </table:table-cell>
          <table:table-cell table:formula="of:=IF ([.J316]&lt;&gt;&quot;&quot;;[.J316]+[.C316];[.G315]+[.C316])" office:value-type="float" office:value="1446619608" calcext:value-type="float">
            <text:p>1446619608</text:p>
          </table:table-cell>
          <table:table-cell table:formula="of:=[.G316]/86400+DATEVALUE(&quot;1970-01-01 00:00:00&quot;)" office:value-type="date" office:date-value="2015-11-04T06:46:48" calcext:value-type="date">
            <text:p>2015/11/04 06:46:48</text:p>
          </table:table-cell>
          <table:table-cell table:number-columns-repeated="6"/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table:formula="of:=[.A317]*1000*50" office:value-type="float" office:value="15800000" calcext:value-type="float">
            <text:p>15800000</text:p>
          </table:table-cell>
          <table:table-cell office:value-type="float" office:value="564" calcext:value-type="float">
            <text:p>564,0</text:p>
          </table:table-cell>
          <table:table-cell table:style-name="ce10" table:formula="of:=CONCATENATE(TEXT(MOD(INT([.C317]/60);60);&quot;00&quot;);&quot;:&quot;;TEXT(MOD([.C317];60);&quot;00,0&quot;))" office:value-type="string" office:string-value="09:24,0" calcext:value-type="string">
            <text:p>09:24,0</text:p>
          </table:table-cell>
          <table:table-cell table:formula="of:=[.C317]+[.E316]" office:value-type="float" office:value="188794" calcext:value-type="float">
            <text:p>188794,0</text:p>
          </table:table-cell>
          <table:table-cell table:formula="of:=CONCATENATE(TEXT(INT([.E317]/(60*60*24));&quot;00&quot;);&quot; &quot;;TEXT(MOD(INT([.E317]/(60*60));24);&quot;00&quot;);&quot;:&quot;;TEXT(MOD(INT([.E317]/60);60);&quot;00&quot;);&quot;:&quot;;TEXT(MOD([.E317];60);&quot;00,0&quot;))" office:value-type="string" office:string-value="02 04:26:34,0" calcext:value-type="string">
            <text:p>02 04:26:34,0</text:p>
          </table:table-cell>
          <table:table-cell table:formula="of:=IF ([.J317]&lt;&gt;&quot;&quot;;[.J317]+[.C317];[.G316]+[.C317])" office:value-type="float" office:value="1446620172" calcext:value-type="float">
            <text:p>1446620172</text:p>
          </table:table-cell>
          <table:table-cell table:formula="of:=[.G317]/86400+DATEVALUE(&quot;1970-01-01 00:00:00&quot;)" office:value-type="date" office:date-value="2015-11-04T06:56:12" calcext:value-type="date">
            <text:p>2015/11/04 06:56:12</text:p>
          </table:table-cell>
          <table:table-cell table:number-columns-repeated="6"/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table:formula="of:=[.A318]*1000*50" office:value-type="float" office:value="15850000" calcext:value-type="float">
            <text:p>15850000</text:p>
          </table:table-cell>
          <table:table-cell office:value-type="float" office:value="567" calcext:value-type="float">
            <text:p>567,0</text:p>
          </table:table-cell>
          <table:table-cell table:style-name="ce10" table:formula="of:=CONCATENATE(TEXT(MOD(INT([.C318]/60);60);&quot;00&quot;);&quot;:&quot;;TEXT(MOD([.C318];60);&quot;00,0&quot;))" office:value-type="string" office:string-value="09:27,0" calcext:value-type="string">
            <text:p>09:27,0</text:p>
          </table:table-cell>
          <table:table-cell table:formula="of:=[.C318]+[.E317]" office:value-type="float" office:value="189361" calcext:value-type="float">
            <text:p>189361,0</text:p>
          </table:table-cell>
          <table:table-cell table:formula="of:=CONCATENATE(TEXT(INT([.E318]/(60*60*24));&quot;00&quot;);&quot; &quot;;TEXT(MOD(INT([.E318]/(60*60));24);&quot;00&quot;);&quot;:&quot;;TEXT(MOD(INT([.E318]/60);60);&quot;00&quot;);&quot;:&quot;;TEXT(MOD([.E318];60);&quot;00,0&quot;))" office:value-type="string" office:string-value="02 04:36:01,0" calcext:value-type="string">
            <text:p>02 04:36:01,0</text:p>
          </table:table-cell>
          <table:table-cell table:formula="of:=IF ([.J318]&lt;&gt;&quot;&quot;;[.J318]+[.C318];[.G317]+[.C318])" office:value-type="float" office:value="1446620739" calcext:value-type="float">
            <text:p>1446620739</text:p>
          </table:table-cell>
          <table:table-cell table:formula="of:=[.G318]/86400+DATEVALUE(&quot;1970-01-01 00:00:00&quot;)" office:value-type="date" office:date-value="2015-11-04T07:05:39" calcext:value-type="date">
            <text:p>2015/11/04 07:05:39</text:p>
          </table:table-cell>
          <table:table-cell table:number-columns-repeated="6"/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table:formula="of:=[.A319]*1000*50" office:value-type="float" office:value="15900000" calcext:value-type="float">
            <text:p>159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319]/60);60);&quot;00&quot;);&quot;:&quot;;TEXT(MOD([.C319];60);&quot;00,0&quot;))" office:value-type="string" office:string-value="09:23,0" calcext:value-type="string">
            <text:p>09:23,0</text:p>
          </table:table-cell>
          <table:table-cell table:formula="of:=[.C319]+[.E318]" office:value-type="float" office:value="189924" calcext:value-type="float">
            <text:p>189924,0</text:p>
          </table:table-cell>
          <table:table-cell table:formula="of:=CONCATENATE(TEXT(INT([.E319]/(60*60*24));&quot;00&quot;);&quot; &quot;;TEXT(MOD(INT([.E319]/(60*60));24);&quot;00&quot;);&quot;:&quot;;TEXT(MOD(INT([.E319]/60);60);&quot;00&quot;);&quot;:&quot;;TEXT(MOD([.E319];60);&quot;00,0&quot;))" office:value-type="string" office:string-value="02 04:45:24,0" calcext:value-type="string">
            <text:p>02 04:45:24,0</text:p>
          </table:table-cell>
          <table:table-cell table:formula="of:=IF ([.J319]&lt;&gt;&quot;&quot;;[.J319]+[.C319];[.G318]+[.C319])" office:value-type="float" office:value="1446621302" calcext:value-type="float">
            <text:p>1446621302</text:p>
          </table:table-cell>
          <table:table-cell table:formula="of:=[.G319]/86400+DATEVALUE(&quot;1970-01-01 00:00:00&quot;)" office:value-type="date" office:date-value="2015-11-04T07:15:02" calcext:value-type="date">
            <text:p>2015/11/04 07:15:02</text:p>
          </table:table-cell>
          <table:table-cell table:number-columns-repeated="6"/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table:formula="of:=[.A320]*1000*50" office:value-type="float" office:value="15950000" calcext:value-type="float">
            <text:p>159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20]/60);60);&quot;00&quot;);&quot;:&quot;;TEXT(MOD([.C320];60);&quot;00,0&quot;))" office:value-type="string" office:string-value="09:20,0" calcext:value-type="string">
            <text:p>09:20,0</text:p>
          </table:table-cell>
          <table:table-cell table:formula="of:=[.C320]+[.E319]" office:value-type="float" office:value="190484" calcext:value-type="float">
            <text:p>190484,0</text:p>
          </table:table-cell>
          <table:table-cell table:formula="of:=CONCATENATE(TEXT(INT([.E320]/(60*60*24));&quot;00&quot;);&quot; &quot;;TEXT(MOD(INT([.E320]/(60*60));24);&quot;00&quot;);&quot;:&quot;;TEXT(MOD(INT([.E320]/60);60);&quot;00&quot;);&quot;:&quot;;TEXT(MOD([.E320];60);&quot;00,0&quot;))" office:value-type="string" office:string-value="02 04:54:44,0" calcext:value-type="string">
            <text:p>02 04:54:44,0</text:p>
          </table:table-cell>
          <table:table-cell table:formula="of:=IF ([.J320]&lt;&gt;&quot;&quot;;[.J320]+[.C320];[.G319]+[.C320])" office:value-type="float" office:value="1446621862" calcext:value-type="float">
            <text:p>1446621862</text:p>
          </table:table-cell>
          <table:table-cell table:formula="of:=[.G320]/86400+DATEVALUE(&quot;1970-01-01 00:00:00&quot;)" office:value-type="date" office:date-value="2015-11-04T07:24:22" calcext:value-type="date">
            <text:p>2015/11/04 07:24:22</text:p>
          </table:table-cell>
          <table:table-cell table:number-columns-repeated="6"/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table:formula="of:=[.A321]*1000*50" office:value-type="float" office:value="16000000" calcext:value-type="float">
            <text:p>160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21]/60);60);&quot;00&quot;);&quot;:&quot;;TEXT(MOD([.C321];60);&quot;00,0&quot;))" office:value-type="string" office:string-value="09:20,0" calcext:value-type="string">
            <text:p>09:20,0</text:p>
          </table:table-cell>
          <table:table-cell table:formula="of:=[.C321]+[.E320]" office:value-type="float" office:value="191044" calcext:value-type="float">
            <text:p>191044,0</text:p>
          </table:table-cell>
          <table:table-cell table:formula="of:=CONCATENATE(TEXT(INT([.E321]/(60*60*24));&quot;00&quot;);&quot; &quot;;TEXT(MOD(INT([.E321]/(60*60));24);&quot;00&quot;);&quot;:&quot;;TEXT(MOD(INT([.E321]/60);60);&quot;00&quot;);&quot;:&quot;;TEXT(MOD([.E321];60);&quot;00,0&quot;))" office:value-type="string" office:string-value="02 05:04:04,0" calcext:value-type="string">
            <text:p>02 05:04:04,0</text:p>
          </table:table-cell>
          <table:table-cell table:formula="of:=IF ([.J321]&lt;&gt;&quot;&quot;;[.J321]+[.C321];[.G320]+[.C321])" office:value-type="float" office:value="1446622422" calcext:value-type="float">
            <text:p>1446622422</text:p>
          </table:table-cell>
          <table:table-cell table:formula="of:=[.G321]/86400+DATEVALUE(&quot;1970-01-01 00:00:00&quot;)" office:value-type="date" office:date-value="2015-11-04T07:33:42" calcext:value-type="date">
            <text:p>2015/11/04 07:33:42</text:p>
          </table:table-cell>
          <table:table-cell table:number-columns-repeated="6"/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table:formula="of:=[.A322]*1000*50" office:value-type="float" office:value="16050000" calcext:value-type="float">
            <text:p>160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22]/60);60);&quot;00&quot;);&quot;:&quot;;TEXT(MOD([.C322];60);&quot;00,0&quot;))" office:value-type="string" office:string-value="09:20,0" calcext:value-type="string">
            <text:p>09:20,0</text:p>
          </table:table-cell>
          <table:table-cell table:formula="of:=[.C322]+[.E321]" office:value-type="float" office:value="191604" calcext:value-type="float">
            <text:p>191604,0</text:p>
          </table:table-cell>
          <table:table-cell table:formula="of:=CONCATENATE(TEXT(INT([.E322]/(60*60*24));&quot;00&quot;);&quot; &quot;;TEXT(MOD(INT([.E322]/(60*60));24);&quot;00&quot;);&quot;:&quot;;TEXT(MOD(INT([.E322]/60);60);&quot;00&quot;);&quot;:&quot;;TEXT(MOD([.E322];60);&quot;00,0&quot;))" office:value-type="string" office:string-value="02 05:13:24,0" calcext:value-type="string">
            <text:p>02 05:13:24,0</text:p>
          </table:table-cell>
          <table:table-cell table:formula="of:=IF ([.J322]&lt;&gt;&quot;&quot;;[.J322]+[.C322];[.G321]+[.C322])" office:value-type="float" office:value="1446622982" calcext:value-type="float">
            <text:p>1446622982</text:p>
          </table:table-cell>
          <table:table-cell table:formula="of:=[.G322]/86400+DATEVALUE(&quot;1970-01-01 00:00:00&quot;)" office:value-type="date" office:date-value="2015-11-04T07:43:02" calcext:value-type="date">
            <text:p>2015/11/04 07:43:02</text:p>
          </table:table-cell>
          <table:table-cell table:number-columns-repeated="6"/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table:formula="of:=[.A323]*1000*50" office:value-type="float" office:value="16100000" calcext:value-type="float">
            <text:p>161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23]/60);60);&quot;00&quot;);&quot;:&quot;;TEXT(MOD([.C323];60);&quot;00,0&quot;))" office:value-type="string" office:string-value="09:20,0" calcext:value-type="string">
            <text:p>09:20,0</text:p>
          </table:table-cell>
          <table:table-cell table:formula="of:=[.C323]+[.E322]" office:value-type="float" office:value="192164" calcext:value-type="float">
            <text:p>192164,0</text:p>
          </table:table-cell>
          <table:table-cell table:formula="of:=CONCATENATE(TEXT(INT([.E323]/(60*60*24));&quot;00&quot;);&quot; &quot;;TEXT(MOD(INT([.E323]/(60*60));24);&quot;00&quot;);&quot;:&quot;;TEXT(MOD(INT([.E323]/60);60);&quot;00&quot;);&quot;:&quot;;TEXT(MOD([.E323];60);&quot;00,0&quot;))" office:value-type="string" office:string-value="02 05:22:44,0" calcext:value-type="string">
            <text:p>02 05:22:44,0</text:p>
          </table:table-cell>
          <table:table-cell table:formula="of:=IF ([.J323]&lt;&gt;&quot;&quot;;[.J323]+[.C323];[.G322]+[.C323])" office:value-type="float" office:value="1446623542" calcext:value-type="float">
            <text:p>1446623542</text:p>
          </table:table-cell>
          <table:table-cell table:formula="of:=[.G323]/86400+DATEVALUE(&quot;1970-01-01 00:00:00&quot;)" office:value-type="date" office:date-value="2015-11-04T07:52:22" calcext:value-type="date">
            <text:p>2015/11/04 07:52:22</text:p>
          </table:table-cell>
          <table:table-cell table:number-columns-repeated="6"/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table:formula="of:=[.A324]*1000*50" office:value-type="float" office:value="16150000" calcext:value-type="float">
            <text:p>161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24]/60);60);&quot;00&quot;);&quot;:&quot;;TEXT(MOD([.C324];60);&quot;00,0&quot;))" office:value-type="string" office:string-value="09:20,0" calcext:value-type="string">
            <text:p>09:20,0</text:p>
          </table:table-cell>
          <table:table-cell table:formula="of:=[.C324]+[.E323]" office:value-type="float" office:value="192724" calcext:value-type="float">
            <text:p>192724,0</text:p>
          </table:table-cell>
          <table:table-cell table:formula="of:=CONCATENATE(TEXT(INT([.E324]/(60*60*24));&quot;00&quot;);&quot; &quot;;TEXT(MOD(INT([.E324]/(60*60));24);&quot;00&quot;);&quot;:&quot;;TEXT(MOD(INT([.E324]/60);60);&quot;00&quot;);&quot;:&quot;;TEXT(MOD([.E324];60);&quot;00,0&quot;))" office:value-type="string" office:string-value="02 05:32:04,0" calcext:value-type="string">
            <text:p>02 05:32:04,0</text:p>
          </table:table-cell>
          <table:table-cell table:formula="of:=IF ([.J324]&lt;&gt;&quot;&quot;;[.J324]+[.C324];[.G323]+[.C324])" office:value-type="float" office:value="1446624102" calcext:value-type="float">
            <text:p>1446624102</text:p>
          </table:table-cell>
          <table:table-cell table:formula="of:=[.G324]/86400+DATEVALUE(&quot;1970-01-01 00:00:00&quot;)" office:value-type="date" office:date-value="2015-11-04T08:01:42" calcext:value-type="date">
            <text:p>2015/11/04 08:01:42</text:p>
          </table:table-cell>
          <table:table-cell table:number-columns-repeated="6"/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table:formula="of:=[.A325]*1000*50" office:value-type="float" office:value="16200000" calcext:value-type="float">
            <text:p>162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25]/60);60);&quot;00&quot;);&quot;:&quot;;TEXT(MOD([.C325];60);&quot;00,0&quot;))" office:value-type="string" office:string-value="09:20,0" calcext:value-type="string">
            <text:p>09:20,0</text:p>
          </table:table-cell>
          <table:table-cell table:formula="of:=[.C325]+[.E324]" office:value-type="float" office:value="193284" calcext:value-type="float">
            <text:p>193284,0</text:p>
          </table:table-cell>
          <table:table-cell table:formula="of:=CONCATENATE(TEXT(INT([.E325]/(60*60*24));&quot;00&quot;);&quot; &quot;;TEXT(MOD(INT([.E325]/(60*60));24);&quot;00&quot;);&quot;:&quot;;TEXT(MOD(INT([.E325]/60);60);&quot;00&quot;);&quot;:&quot;;TEXT(MOD([.E325];60);&quot;00,0&quot;))" office:value-type="string" office:string-value="02 05:41:24,0" calcext:value-type="string">
            <text:p>02 05:41:24,0</text:p>
          </table:table-cell>
          <table:table-cell table:formula="of:=IF ([.J325]&lt;&gt;&quot;&quot;;[.J325]+[.C325];[.G324]+[.C325])" office:value-type="float" office:value="1446624662" calcext:value-type="float">
            <text:p>1446624662</text:p>
          </table:table-cell>
          <table:table-cell table:formula="of:=[.G325]/86400+DATEVALUE(&quot;1970-01-01 00:00:00&quot;)" office:value-type="date" office:date-value="2015-11-04T08:11:02" calcext:value-type="date">
            <text:p>2015/11/04 08:11:02</text:p>
          </table:table-cell>
          <table:table-cell table:number-columns-repeated="6"/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table:formula="of:=[.A326]*1000*50" office:value-type="float" office:value="16250000" calcext:value-type="float">
            <text:p>162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26]/60);60);&quot;00&quot;);&quot;:&quot;;TEXT(MOD([.C326];60);&quot;00,0&quot;))" office:value-type="string" office:string-value="09:20,0" calcext:value-type="string">
            <text:p>09:20,0</text:p>
          </table:table-cell>
          <table:table-cell table:formula="of:=[.C326]+[.E325]" office:value-type="float" office:value="193844" calcext:value-type="float">
            <text:p>193844,0</text:p>
          </table:table-cell>
          <table:table-cell table:formula="of:=CONCATENATE(TEXT(INT([.E326]/(60*60*24));&quot;00&quot;);&quot; &quot;;TEXT(MOD(INT([.E326]/(60*60));24);&quot;00&quot;);&quot;:&quot;;TEXT(MOD(INT([.E326]/60);60);&quot;00&quot;);&quot;:&quot;;TEXT(MOD([.E326];60);&quot;00,0&quot;))" office:value-type="string" office:string-value="02 05:50:44,0" calcext:value-type="string">
            <text:p>02 05:50:44,0</text:p>
          </table:table-cell>
          <table:table-cell table:formula="of:=IF ([.J326]&lt;&gt;&quot;&quot;;[.J326]+[.C326];[.G325]+[.C326])" office:value-type="float" office:value="1446625222" calcext:value-type="float">
            <text:p>1446625222</text:p>
          </table:table-cell>
          <table:table-cell table:formula="of:=[.G326]/86400+DATEVALUE(&quot;1970-01-01 00:00:00&quot;)" office:value-type="date" office:date-value="2015-11-04T08:20:22" calcext:value-type="date">
            <text:p>2015/11/04 08:20:22</text:p>
          </table:table-cell>
          <table:table-cell table:number-columns-repeated="6"/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table:formula="of:=[.A327]*1000*50" office:value-type="float" office:value="16300000" calcext:value-type="float">
            <text:p>163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27]/60);60);&quot;00&quot;);&quot;:&quot;;TEXT(MOD([.C327];60);&quot;00,0&quot;))" office:value-type="string" office:string-value="09:20,0" calcext:value-type="string">
            <text:p>09:20,0</text:p>
          </table:table-cell>
          <table:table-cell table:formula="of:=[.C327]+[.E326]" office:value-type="float" office:value="194404" calcext:value-type="float">
            <text:p>194404,0</text:p>
          </table:table-cell>
          <table:table-cell table:formula="of:=CONCATENATE(TEXT(INT([.E327]/(60*60*24));&quot;00&quot;);&quot; &quot;;TEXT(MOD(INT([.E327]/(60*60));24);&quot;00&quot;);&quot;:&quot;;TEXT(MOD(INT([.E327]/60);60);&quot;00&quot;);&quot;:&quot;;TEXT(MOD([.E327];60);&quot;00,0&quot;))" office:value-type="string" office:string-value="02 06:00:04,0" calcext:value-type="string">
            <text:p>02 06:00:04,0</text:p>
          </table:table-cell>
          <table:table-cell table:formula="of:=IF ([.J327]&lt;&gt;&quot;&quot;;[.J327]+[.C327];[.G326]+[.C327])" office:value-type="float" office:value="1446625782" calcext:value-type="float">
            <text:p>1446625782</text:p>
          </table:table-cell>
          <table:table-cell table:formula="of:=[.G327]/86400+DATEVALUE(&quot;1970-01-01 00:00:00&quot;)" office:value-type="date" office:date-value="2015-11-04T08:29:42" calcext:value-type="date">
            <text:p>2015/11/04 08:29:42</text:p>
          </table:table-cell>
          <table:table-cell table:number-columns-repeated="6"/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table:formula="of:=[.A328]*1000*50" office:value-type="float" office:value="16350000" calcext:value-type="float">
            <text:p>163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28]/60);60);&quot;00&quot;);&quot;:&quot;;TEXT(MOD([.C328];60);&quot;00,0&quot;))" office:value-type="string" office:string-value="09:20,0" calcext:value-type="string">
            <text:p>09:20,0</text:p>
          </table:table-cell>
          <table:table-cell table:formula="of:=[.C328]+[.E327]" office:value-type="float" office:value="194964" calcext:value-type="float">
            <text:p>194964,0</text:p>
          </table:table-cell>
          <table:table-cell table:formula="of:=CONCATENATE(TEXT(INT([.E328]/(60*60*24));&quot;00&quot;);&quot; &quot;;TEXT(MOD(INT([.E328]/(60*60));24);&quot;00&quot;);&quot;:&quot;;TEXT(MOD(INT([.E328]/60);60);&quot;00&quot;);&quot;:&quot;;TEXT(MOD([.E328];60);&quot;00,0&quot;))" office:value-type="string" office:string-value="02 06:09:24,0" calcext:value-type="string">
            <text:p>02 06:09:24,0</text:p>
          </table:table-cell>
          <table:table-cell table:formula="of:=IF ([.J328]&lt;&gt;&quot;&quot;;[.J328]+[.C328];[.G327]+[.C328])" office:value-type="float" office:value="1446626342" calcext:value-type="float">
            <text:p>1446626342</text:p>
          </table:table-cell>
          <table:table-cell table:formula="of:=[.G328]/86400+DATEVALUE(&quot;1970-01-01 00:00:00&quot;)" office:value-type="date" office:date-value="2015-11-04T08:39:02" calcext:value-type="date">
            <text:p>2015/11/04 08:39:02</text:p>
          </table:table-cell>
          <table:table-cell table:number-columns-repeated="6"/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table:formula="of:=[.A329]*1000*50" office:value-type="float" office:value="16400000" calcext:value-type="float">
            <text:p>164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29]/60);60);&quot;00&quot;);&quot;:&quot;;TEXT(MOD([.C329];60);&quot;00,0&quot;))" office:value-type="string" office:string-value="09:20,0" calcext:value-type="string">
            <text:p>09:20,0</text:p>
          </table:table-cell>
          <table:table-cell table:formula="of:=[.C329]+[.E328]" office:value-type="float" office:value="195524" calcext:value-type="float">
            <text:p>195524,0</text:p>
          </table:table-cell>
          <table:table-cell table:formula="of:=CONCATENATE(TEXT(INT([.E329]/(60*60*24));&quot;00&quot;);&quot; &quot;;TEXT(MOD(INT([.E329]/(60*60));24);&quot;00&quot;);&quot;:&quot;;TEXT(MOD(INT([.E329]/60);60);&quot;00&quot;);&quot;:&quot;;TEXT(MOD([.E329];60);&quot;00,0&quot;))" office:value-type="string" office:string-value="02 06:18:44,0" calcext:value-type="string">
            <text:p>02 06:18:44,0</text:p>
          </table:table-cell>
          <table:table-cell table:formula="of:=IF ([.J329]&lt;&gt;&quot;&quot;;[.J329]+[.C329];[.G328]+[.C329])" office:value-type="float" office:value="1446626902" calcext:value-type="float">
            <text:p>1446626902</text:p>
          </table:table-cell>
          <table:table-cell table:formula="of:=[.G329]/86400+DATEVALUE(&quot;1970-01-01 00:00:00&quot;)" office:value-type="date" office:date-value="2015-11-04T08:48:22" calcext:value-type="date">
            <text:p>2015/11/04 08:48:22</text:p>
          </table:table-cell>
          <table:table-cell table:number-columns-repeated="6"/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table:formula="of:=[.A330]*1000*50" office:value-type="float" office:value="16450000" calcext:value-type="float">
            <text:p>164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30]/60);60);&quot;00&quot;);&quot;:&quot;;TEXT(MOD([.C330];60);&quot;00,0&quot;))" office:value-type="string" office:string-value="09:20,0" calcext:value-type="string">
            <text:p>09:20,0</text:p>
          </table:table-cell>
          <table:table-cell table:formula="of:=[.C330]+[.E329]" office:value-type="float" office:value="196084" calcext:value-type="float">
            <text:p>196084,0</text:p>
          </table:table-cell>
          <table:table-cell table:formula="of:=CONCATENATE(TEXT(INT([.E330]/(60*60*24));&quot;00&quot;);&quot; &quot;;TEXT(MOD(INT([.E330]/(60*60));24);&quot;00&quot;);&quot;:&quot;;TEXT(MOD(INT([.E330]/60);60);&quot;00&quot;);&quot;:&quot;;TEXT(MOD([.E330];60);&quot;00,0&quot;))" office:value-type="string" office:string-value="02 06:28:04,0" calcext:value-type="string">
            <text:p>02 06:28:04,0</text:p>
          </table:table-cell>
          <table:table-cell table:formula="of:=IF ([.J330]&lt;&gt;&quot;&quot;;[.J330]+[.C330];[.G329]+[.C330])" office:value-type="float" office:value="1446627462" calcext:value-type="float">
            <text:p>1446627462</text:p>
          </table:table-cell>
          <table:table-cell table:formula="of:=[.G330]/86400+DATEVALUE(&quot;1970-01-01 00:00:00&quot;)" office:value-type="date" office:date-value="2015-11-04T08:57:42" calcext:value-type="date">
            <text:p>2015/11/04 08:57:42</text:p>
          </table:table-cell>
          <table:table-cell table:number-columns-repeated="6"/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table:formula="of:=[.A331]*1000*50" office:value-type="float" office:value="16500000" calcext:value-type="float">
            <text:p>165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31]/60);60);&quot;00&quot;);&quot;:&quot;;TEXT(MOD([.C331];60);&quot;00,0&quot;))" office:value-type="string" office:string-value="09:20,0" calcext:value-type="string">
            <text:p>09:20,0</text:p>
          </table:table-cell>
          <table:table-cell table:formula="of:=[.C331]+[.E330]" office:value-type="float" office:value="196644" calcext:value-type="float">
            <text:p>196644,0</text:p>
          </table:table-cell>
          <table:table-cell table:formula="of:=CONCATENATE(TEXT(INT([.E331]/(60*60*24));&quot;00&quot;);&quot; &quot;;TEXT(MOD(INT([.E331]/(60*60));24);&quot;00&quot;);&quot;:&quot;;TEXT(MOD(INT([.E331]/60);60);&quot;00&quot;);&quot;:&quot;;TEXT(MOD([.E331];60);&quot;00,0&quot;))" office:value-type="string" office:string-value="02 06:37:24,0" calcext:value-type="string">
            <text:p>02 06:37:24,0</text:p>
          </table:table-cell>
          <table:table-cell table:formula="of:=IF ([.J331]&lt;&gt;&quot;&quot;;[.J331]+[.C331];[.G330]+[.C331])" office:value-type="float" office:value="1446628022" calcext:value-type="float">
            <text:p>1446628022</text:p>
          </table:table-cell>
          <table:table-cell table:formula="of:=[.G331]/86400+DATEVALUE(&quot;1970-01-01 00:00:00&quot;)" office:value-type="date" office:date-value="2015-11-04T09:07:02" calcext:value-type="date">
            <text:p>2015/11/04 09:07:02</text:p>
          </table:table-cell>
          <table:table-cell table:number-columns-repeated="6"/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table:formula="of:=[.A332]*1000*50" office:value-type="float" office:value="16550000" calcext:value-type="float">
            <text:p>165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32]/60);60);&quot;00&quot;);&quot;:&quot;;TEXT(MOD([.C332];60);&quot;00,0&quot;))" office:value-type="string" office:string-value="09:20,0" calcext:value-type="string">
            <text:p>09:20,0</text:p>
          </table:table-cell>
          <table:table-cell table:formula="of:=[.C332]+[.E331]" office:value-type="float" office:value="197204" calcext:value-type="float">
            <text:p>197204,0</text:p>
          </table:table-cell>
          <table:table-cell table:formula="of:=CONCATENATE(TEXT(INT([.E332]/(60*60*24));&quot;00&quot;);&quot; &quot;;TEXT(MOD(INT([.E332]/(60*60));24);&quot;00&quot;);&quot;:&quot;;TEXT(MOD(INT([.E332]/60);60);&quot;00&quot;);&quot;:&quot;;TEXT(MOD([.E332];60);&quot;00,0&quot;))" office:value-type="string" office:string-value="02 06:46:44,0" calcext:value-type="string">
            <text:p>02 06:46:44,0</text:p>
          </table:table-cell>
          <table:table-cell table:formula="of:=IF ([.J332]&lt;&gt;&quot;&quot;;[.J332]+[.C332];[.G331]+[.C332])" office:value-type="float" office:value="1446628582" calcext:value-type="float">
            <text:p>1446628582</text:p>
          </table:table-cell>
          <table:table-cell table:formula="of:=[.G332]/86400+DATEVALUE(&quot;1970-01-01 00:00:00&quot;)" office:value-type="date" office:date-value="2015-11-04T09:16:22" calcext:value-type="date">
            <text:p>2015/11/04 09:16:22</text:p>
          </table:table-cell>
          <table:table-cell table:number-columns-repeated="6"/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table:formula="of:=[.A333]*1000*50" office:value-type="float" office:value="16600000" calcext:value-type="float">
            <text:p>166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33]/60);60);&quot;00&quot;);&quot;:&quot;;TEXT(MOD([.C333];60);&quot;00,0&quot;))" office:value-type="string" office:string-value="09:20,0" calcext:value-type="string">
            <text:p>09:20,0</text:p>
          </table:table-cell>
          <table:table-cell table:formula="of:=[.C333]+[.E332]" office:value-type="float" office:value="197764" calcext:value-type="float">
            <text:p>197764,0</text:p>
          </table:table-cell>
          <table:table-cell table:formula="of:=CONCATENATE(TEXT(INT([.E333]/(60*60*24));&quot;00&quot;);&quot; &quot;;TEXT(MOD(INT([.E333]/(60*60));24);&quot;00&quot;);&quot;:&quot;;TEXT(MOD(INT([.E333]/60);60);&quot;00&quot;);&quot;:&quot;;TEXT(MOD([.E333];60);&quot;00,0&quot;))" office:value-type="string" office:string-value="02 06:56:04,0" calcext:value-type="string">
            <text:p>02 06:56:04,0</text:p>
          </table:table-cell>
          <table:table-cell table:formula="of:=IF ([.J333]&lt;&gt;&quot;&quot;;[.J333]+[.C333];[.G332]+[.C333])" office:value-type="float" office:value="1446629142" calcext:value-type="float">
            <text:p>1446629142</text:p>
          </table:table-cell>
          <table:table-cell table:formula="of:=[.G333]/86400+DATEVALUE(&quot;1970-01-01 00:00:00&quot;)" office:value-type="date" office:date-value="2015-11-04T09:25:42" calcext:value-type="date">
            <text:p>2015/11/04 09:25:42</text:p>
          </table:table-cell>
          <table:table-cell table:number-columns-repeated="6"/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table:formula="of:=[.A334]*1000*50" office:value-type="float" office:value="16650000" calcext:value-type="float">
            <text:p>166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34]/60);60);&quot;00&quot;);&quot;:&quot;;TEXT(MOD([.C334];60);&quot;00,0&quot;))" office:value-type="string" office:string-value="09:20,0" calcext:value-type="string">
            <text:p>09:20,0</text:p>
          </table:table-cell>
          <table:table-cell table:formula="of:=[.C334]+[.E333]" office:value-type="float" office:value="198324" calcext:value-type="float">
            <text:p>198324,0</text:p>
          </table:table-cell>
          <table:table-cell table:formula="of:=CONCATENATE(TEXT(INT([.E334]/(60*60*24));&quot;00&quot;);&quot; &quot;;TEXT(MOD(INT([.E334]/(60*60));24);&quot;00&quot;);&quot;:&quot;;TEXT(MOD(INT([.E334]/60);60);&quot;00&quot;);&quot;:&quot;;TEXT(MOD([.E334];60);&quot;00,0&quot;))" office:value-type="string" office:string-value="02 07:05:24,0" calcext:value-type="string">
            <text:p>02 07:05:24,0</text:p>
          </table:table-cell>
          <table:table-cell table:formula="of:=IF ([.J334]&lt;&gt;&quot;&quot;;[.J334]+[.C334];[.G333]+[.C334])" office:value-type="float" office:value="1446629702" calcext:value-type="float">
            <text:p>1446629702</text:p>
          </table:table-cell>
          <table:table-cell table:formula="of:=[.G334]/86400+DATEVALUE(&quot;1970-01-01 00:00:00&quot;)" office:value-type="date" office:date-value="2015-11-04T09:35:02" calcext:value-type="date">
            <text:p>2015/11/04 09:35:02</text:p>
          </table:table-cell>
          <table:table-cell table:number-columns-repeated="6"/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table:formula="of:=[.A335]*1000*50" office:value-type="float" office:value="16700000" calcext:value-type="float">
            <text:p>167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35]/60);60);&quot;00&quot;);&quot;:&quot;;TEXT(MOD([.C335];60);&quot;00,0&quot;))" office:value-type="string" office:string-value="09:20,0" calcext:value-type="string">
            <text:p>09:20,0</text:p>
          </table:table-cell>
          <table:table-cell table:formula="of:=[.C335]+[.E334]" office:value-type="float" office:value="198884" calcext:value-type="float">
            <text:p>198884,0</text:p>
          </table:table-cell>
          <table:table-cell table:formula="of:=CONCATENATE(TEXT(INT([.E335]/(60*60*24));&quot;00&quot;);&quot; &quot;;TEXT(MOD(INT([.E335]/(60*60));24);&quot;00&quot;);&quot;:&quot;;TEXT(MOD(INT([.E335]/60);60);&quot;00&quot;);&quot;:&quot;;TEXT(MOD([.E335];60);&quot;00,0&quot;))" office:value-type="string" office:string-value="02 07:14:44,0" calcext:value-type="string">
            <text:p>02 07:14:44,0</text:p>
          </table:table-cell>
          <table:table-cell table:formula="of:=IF ([.J335]&lt;&gt;&quot;&quot;;[.J335]+[.C335];[.G334]+[.C335])" office:value-type="float" office:value="1446630262" calcext:value-type="float">
            <text:p>1446630262</text:p>
          </table:table-cell>
          <table:table-cell table:formula="of:=[.G335]/86400+DATEVALUE(&quot;1970-01-01 00:00:00&quot;)" office:value-type="date" office:date-value="2015-11-04T09:44:22" calcext:value-type="date">
            <text:p>2015/11/04 09:44:22</text:p>
          </table:table-cell>
          <table:table-cell table:number-columns-repeated="6"/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table:formula="of:=[.A336]*1000*50" office:value-type="float" office:value="16750000" calcext:value-type="float">
            <text:p>167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36]/60);60);&quot;00&quot;);&quot;:&quot;;TEXT(MOD([.C336];60);&quot;00,0&quot;))" office:value-type="string" office:string-value="09:20,0" calcext:value-type="string">
            <text:p>09:20,0</text:p>
          </table:table-cell>
          <table:table-cell table:formula="of:=[.C336]+[.E335]" office:value-type="float" office:value="199444" calcext:value-type="float">
            <text:p>199444,0</text:p>
          </table:table-cell>
          <table:table-cell table:formula="of:=CONCATENATE(TEXT(INT([.E336]/(60*60*24));&quot;00&quot;);&quot; &quot;;TEXT(MOD(INT([.E336]/(60*60));24);&quot;00&quot;);&quot;:&quot;;TEXT(MOD(INT([.E336]/60);60);&quot;00&quot;);&quot;:&quot;;TEXT(MOD([.E336];60);&quot;00,0&quot;))" office:value-type="string" office:string-value="02 07:24:04,0" calcext:value-type="string">
            <text:p>02 07:24:04,0</text:p>
          </table:table-cell>
          <table:table-cell table:formula="of:=IF ([.J336]&lt;&gt;&quot;&quot;;[.J336]+[.C336];[.G335]+[.C336])" office:value-type="float" office:value="1446630822" calcext:value-type="float">
            <text:p>1446630822</text:p>
          </table:table-cell>
          <table:table-cell table:formula="of:=[.G336]/86400+DATEVALUE(&quot;1970-01-01 00:00:00&quot;)" office:value-type="date" office:date-value="2015-11-04T09:53:42" calcext:value-type="date">
            <text:p>2015/11/04 09:53:42</text:p>
          </table:table-cell>
          <table:table-cell table:number-columns-repeated="6"/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table:formula="of:=[.A337]*1000*50" office:value-type="float" office:value="16800000" calcext:value-type="float">
            <text:p>168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37]/60);60);&quot;00&quot;);&quot;:&quot;;TEXT(MOD([.C337];60);&quot;00,0&quot;))" office:value-type="string" office:string-value="09:20,0" calcext:value-type="string">
            <text:p>09:20,0</text:p>
          </table:table-cell>
          <table:table-cell table:formula="of:=[.C337]+[.E336]" office:value-type="float" office:value="200004" calcext:value-type="float">
            <text:p>200004,0</text:p>
          </table:table-cell>
          <table:table-cell table:formula="of:=CONCATENATE(TEXT(INT([.E337]/(60*60*24));&quot;00&quot;);&quot; &quot;;TEXT(MOD(INT([.E337]/(60*60));24);&quot;00&quot;);&quot;:&quot;;TEXT(MOD(INT([.E337]/60);60);&quot;00&quot;);&quot;:&quot;;TEXT(MOD([.E337];60);&quot;00,0&quot;))" office:value-type="string" office:string-value="02 07:33:24,0" calcext:value-type="string">
            <text:p>02 07:33:24,0</text:p>
          </table:table-cell>
          <table:table-cell table:formula="of:=IF ([.J337]&lt;&gt;&quot;&quot;;[.J337]+[.C337];[.G336]+[.C337])" office:value-type="float" office:value="1446631382" calcext:value-type="float">
            <text:p>1446631382</text:p>
          </table:table-cell>
          <table:table-cell table:formula="of:=[.G337]/86400+DATEVALUE(&quot;1970-01-01 00:00:00&quot;)" office:value-type="date" office:date-value="2015-11-04T10:03:02" calcext:value-type="date">
            <text:p>2015/11/04 10:03:02</text:p>
          </table:table-cell>
          <table:table-cell table:number-columns-repeated="6"/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table:formula="of:=[.A338]*1000*50" office:value-type="float" office:value="16850000" calcext:value-type="float">
            <text:p>168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38]/60);60);&quot;00&quot;);&quot;:&quot;;TEXT(MOD([.C338];60);&quot;00,0&quot;))" office:value-type="string" office:string-value="09:20,0" calcext:value-type="string">
            <text:p>09:20,0</text:p>
          </table:table-cell>
          <table:table-cell table:formula="of:=[.C338]+[.E337]" office:value-type="float" office:value="200564" calcext:value-type="float">
            <text:p>200564,0</text:p>
          </table:table-cell>
          <table:table-cell table:formula="of:=CONCATENATE(TEXT(INT([.E338]/(60*60*24));&quot;00&quot;);&quot; &quot;;TEXT(MOD(INT([.E338]/(60*60));24);&quot;00&quot;);&quot;:&quot;;TEXT(MOD(INT([.E338]/60);60);&quot;00&quot;);&quot;:&quot;;TEXT(MOD([.E338];60);&quot;00,0&quot;))" office:value-type="string" office:string-value="02 07:42:44,0" calcext:value-type="string">
            <text:p>02 07:42:44,0</text:p>
          </table:table-cell>
          <table:table-cell table:formula="of:=IF ([.J338]&lt;&gt;&quot;&quot;;[.J338]+[.C338];[.G337]+[.C338])" office:value-type="float" office:value="1446631942" calcext:value-type="float">
            <text:p>1446631942</text:p>
          </table:table-cell>
          <table:table-cell table:formula="of:=[.G338]/86400+DATEVALUE(&quot;1970-01-01 00:00:00&quot;)" office:value-type="date" office:date-value="2015-11-04T10:12:22" calcext:value-type="date">
            <text:p>2015/11/04 10:12:22</text:p>
          </table:table-cell>
          <table:table-cell table:number-columns-repeated="6"/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table:formula="of:=[.A339]*1000*50" office:value-type="float" office:value="16900000" calcext:value-type="float">
            <text:p>169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39]/60);60);&quot;00&quot;);&quot;:&quot;;TEXT(MOD([.C339];60);&quot;00,0&quot;))" office:value-type="string" office:string-value="09:20,0" calcext:value-type="string">
            <text:p>09:20,0</text:p>
          </table:table-cell>
          <table:table-cell table:formula="of:=[.C339]+[.E338]" office:value-type="float" office:value="201124" calcext:value-type="float">
            <text:p>201124,0</text:p>
          </table:table-cell>
          <table:table-cell table:formula="of:=CONCATENATE(TEXT(INT([.E339]/(60*60*24));&quot;00&quot;);&quot; &quot;;TEXT(MOD(INT([.E339]/(60*60));24);&quot;00&quot;);&quot;:&quot;;TEXT(MOD(INT([.E339]/60);60);&quot;00&quot;);&quot;:&quot;;TEXT(MOD([.E339];60);&quot;00,0&quot;))" office:value-type="string" office:string-value="02 07:52:04,0" calcext:value-type="string">
            <text:p>02 07:52:04,0</text:p>
          </table:table-cell>
          <table:table-cell table:formula="of:=IF ([.J339]&lt;&gt;&quot;&quot;;[.J339]+[.C339];[.G338]+[.C339])" office:value-type="float" office:value="1446632502" calcext:value-type="float">
            <text:p>1446632502</text:p>
          </table:table-cell>
          <table:table-cell table:formula="of:=[.G339]/86400+DATEVALUE(&quot;1970-01-01 00:00:00&quot;)" office:value-type="date" office:date-value="2015-11-04T10:21:42" calcext:value-type="date">
            <text:p>2015/11/04 10:21:42</text:p>
          </table:table-cell>
          <table:table-cell table:number-columns-repeated="6"/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table:formula="of:=[.A340]*1000*50" office:value-type="float" office:value="16950000" calcext:value-type="float">
            <text:p>16950000</text:p>
          </table:table-cell>
          <table:table-cell office:value-type="float" office:value="561" calcext:value-type="float">
            <text:p>561,0</text:p>
          </table:table-cell>
          <table:table-cell table:style-name="ce10" table:formula="of:=CONCATENATE(TEXT(MOD(INT([.C340]/60);60);&quot;00&quot;);&quot;:&quot;;TEXT(MOD([.C340];60);&quot;00,0&quot;))" office:value-type="string" office:string-value="09:21,0" calcext:value-type="string">
            <text:p>09:21,0</text:p>
          </table:table-cell>
          <table:table-cell table:formula="of:=[.C340]+[.E339]" office:value-type="float" office:value="201685" calcext:value-type="float">
            <text:p>201685,0</text:p>
          </table:table-cell>
          <table:table-cell table:formula="of:=CONCATENATE(TEXT(INT([.E340]/(60*60*24));&quot;00&quot;);&quot; &quot;;TEXT(MOD(INT([.E340]/(60*60));24);&quot;00&quot;);&quot;:&quot;;TEXT(MOD(INT([.E340]/60);60);&quot;00&quot;);&quot;:&quot;;TEXT(MOD([.E340];60);&quot;00,0&quot;))" office:value-type="string" office:string-value="02 08:01:25,0" calcext:value-type="string">
            <text:p>02 08:01:25,0</text:p>
          </table:table-cell>
          <table:table-cell table:formula="of:=IF ([.J340]&lt;&gt;&quot;&quot;;[.J340]+[.C340];[.G339]+[.C340])" office:value-type="float" office:value="1446633063" calcext:value-type="float">
            <text:p>1446633063</text:p>
          </table:table-cell>
          <table:table-cell table:formula="of:=[.G340]/86400+DATEVALUE(&quot;1970-01-01 00:00:00&quot;)" office:value-type="date" office:date-value="2015-11-04T10:31:03" calcext:value-type="date">
            <text:p>2015/11/04 10:31:03</text:p>
          </table:table-cell>
          <table:table-cell table:number-columns-repeated="6"/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table:formula="of:=[.A341]*1000*50" office:value-type="float" office:value="17000000" calcext:value-type="float">
            <text:p>170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41]/60);60);&quot;00&quot;);&quot;:&quot;;TEXT(MOD([.C341];60);&quot;00,0&quot;))" office:value-type="string" office:string-value="09:20,0" calcext:value-type="string">
            <text:p>09:20,0</text:p>
          </table:table-cell>
          <table:table-cell table:formula="of:=[.C341]+[.E340]" office:value-type="float" office:value="202245" calcext:value-type="float">
            <text:p>202245,0</text:p>
          </table:table-cell>
          <table:table-cell table:formula="of:=CONCATENATE(TEXT(INT([.E341]/(60*60*24));&quot;00&quot;);&quot; &quot;;TEXT(MOD(INT([.E341]/(60*60));24);&quot;00&quot;);&quot;:&quot;;TEXT(MOD(INT([.E341]/60);60);&quot;00&quot;);&quot;:&quot;;TEXT(MOD([.E341];60);&quot;00,0&quot;))" office:value-type="string" office:string-value="02 08:10:45,0" calcext:value-type="string">
            <text:p>02 08:10:45,0</text:p>
          </table:table-cell>
          <table:table-cell table:formula="of:=IF ([.J341]&lt;&gt;&quot;&quot;;[.J341]+[.C341];[.G340]+[.C341])" office:value-type="float" office:value="1446633623" calcext:value-type="float">
            <text:p>1446633623</text:p>
          </table:table-cell>
          <table:table-cell table:formula="of:=[.G341]/86400+DATEVALUE(&quot;1970-01-01 00:00:00&quot;)" office:value-type="date" office:date-value="2015-11-04T10:40:23" calcext:value-type="date">
            <text:p>2015/11/04 10:40:23</text:p>
          </table:table-cell>
          <table:table-cell table:number-columns-repeated="6"/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table:formula="of:=[.A342]*1000*50" office:value-type="float" office:value="17050000" calcext:value-type="float">
            <text:p>170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42]/60);60);&quot;00&quot;);&quot;:&quot;;TEXT(MOD([.C342];60);&quot;00,0&quot;))" office:value-type="string" office:string-value="09:20,0" calcext:value-type="string">
            <text:p>09:20,0</text:p>
          </table:table-cell>
          <table:table-cell table:formula="of:=[.C342]+[.E341]" office:value-type="float" office:value="202805" calcext:value-type="float">
            <text:p>202805,0</text:p>
          </table:table-cell>
          <table:table-cell table:formula="of:=CONCATENATE(TEXT(INT([.E342]/(60*60*24));&quot;00&quot;);&quot; &quot;;TEXT(MOD(INT([.E342]/(60*60));24);&quot;00&quot;);&quot;:&quot;;TEXT(MOD(INT([.E342]/60);60);&quot;00&quot;);&quot;:&quot;;TEXT(MOD([.E342];60);&quot;00,0&quot;))" office:value-type="string" office:string-value="02 08:20:05,0" calcext:value-type="string">
            <text:p>02 08:20:05,0</text:p>
          </table:table-cell>
          <table:table-cell table:formula="of:=IF ([.J342]&lt;&gt;&quot;&quot;;[.J342]+[.C342];[.G341]+[.C342])" office:value-type="float" office:value="1446634183" calcext:value-type="float">
            <text:p>1446634183</text:p>
          </table:table-cell>
          <table:table-cell table:formula="of:=[.G342]/86400+DATEVALUE(&quot;1970-01-01 00:00:00&quot;)" office:value-type="date" office:date-value="2015-11-04T10:49:43" calcext:value-type="date">
            <text:p>2015/11/04 10:49:43</text:p>
          </table:table-cell>
          <table:table-cell table:number-columns-repeated="6"/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table:formula="of:=[.A343]*1000*50" office:value-type="float" office:value="17100000" calcext:value-type="float">
            <text:p>171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43]/60);60);&quot;00&quot;);&quot;:&quot;;TEXT(MOD([.C343];60);&quot;00,0&quot;))" office:value-type="string" office:string-value="09:20,0" calcext:value-type="string">
            <text:p>09:20,0</text:p>
          </table:table-cell>
          <table:table-cell table:formula="of:=[.C343]+[.E342]" office:value-type="float" office:value="203365" calcext:value-type="float">
            <text:p>203365,0</text:p>
          </table:table-cell>
          <table:table-cell table:formula="of:=CONCATENATE(TEXT(INT([.E343]/(60*60*24));&quot;00&quot;);&quot; &quot;;TEXT(MOD(INT([.E343]/(60*60));24);&quot;00&quot;);&quot;:&quot;;TEXT(MOD(INT([.E343]/60);60);&quot;00&quot;);&quot;:&quot;;TEXT(MOD([.E343];60);&quot;00,0&quot;))" office:value-type="string" office:string-value="02 08:29:25,0" calcext:value-type="string">
            <text:p>02 08:29:25,0</text:p>
          </table:table-cell>
          <table:table-cell table:formula="of:=IF ([.J343]&lt;&gt;&quot;&quot;;[.J343]+[.C343];[.G342]+[.C343])" office:value-type="float" office:value="1446634743" calcext:value-type="float">
            <text:p>1446634743</text:p>
          </table:table-cell>
          <table:table-cell table:formula="of:=[.G343]/86400+DATEVALUE(&quot;1970-01-01 00:00:00&quot;)" office:value-type="date" office:date-value="2015-11-04T10:59:03" calcext:value-type="date">
            <text:p>2015/11/04 10:59:03</text:p>
          </table:table-cell>
          <table:table-cell table:number-columns-repeated="6"/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table:formula="of:=[.A344]*1000*50" office:value-type="float" office:value="17150000" calcext:value-type="float">
            <text:p>171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44]/60);60);&quot;00&quot;);&quot;:&quot;;TEXT(MOD([.C344];60);&quot;00,0&quot;))" office:value-type="string" office:string-value="09:20,0" calcext:value-type="string">
            <text:p>09:20,0</text:p>
          </table:table-cell>
          <table:table-cell table:formula="of:=[.C344]+[.E343]" office:value-type="float" office:value="203925" calcext:value-type="float">
            <text:p>203925,0</text:p>
          </table:table-cell>
          <table:table-cell table:formula="of:=CONCATENATE(TEXT(INT([.E344]/(60*60*24));&quot;00&quot;);&quot; &quot;;TEXT(MOD(INT([.E344]/(60*60));24);&quot;00&quot;);&quot;:&quot;;TEXT(MOD(INT([.E344]/60);60);&quot;00&quot;);&quot;:&quot;;TEXT(MOD([.E344];60);&quot;00,0&quot;))" office:value-type="string" office:string-value="02 08:38:45,0" calcext:value-type="string">
            <text:p>02 08:38:45,0</text:p>
          </table:table-cell>
          <table:table-cell table:formula="of:=IF ([.J344]&lt;&gt;&quot;&quot;;[.J344]+[.C344];[.G343]+[.C344])" office:value-type="float" office:value="1446635303" calcext:value-type="float">
            <text:p>1446635303</text:p>
          </table:table-cell>
          <table:table-cell table:formula="of:=[.G344]/86400+DATEVALUE(&quot;1970-01-01 00:00:00&quot;)" office:value-type="date" office:date-value="2015-11-04T11:08:23" calcext:value-type="date">
            <text:p>2015/11/04 11:08:23</text:p>
          </table:table-cell>
          <table:table-cell table:number-columns-repeated="6"/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table:formula="of:=[.A345]*1000*50" office:value-type="float" office:value="17200000" calcext:value-type="float">
            <text:p>172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45]/60);60);&quot;00&quot;);&quot;:&quot;;TEXT(MOD([.C345];60);&quot;00,0&quot;))" office:value-type="string" office:string-value="09:20,0" calcext:value-type="string">
            <text:p>09:20,0</text:p>
          </table:table-cell>
          <table:table-cell table:formula="of:=[.C345]+[.E344]" office:value-type="float" office:value="204485" calcext:value-type="float">
            <text:p>204485,0</text:p>
          </table:table-cell>
          <table:table-cell table:formula="of:=CONCATENATE(TEXT(INT([.E345]/(60*60*24));&quot;00&quot;);&quot; &quot;;TEXT(MOD(INT([.E345]/(60*60));24);&quot;00&quot;);&quot;:&quot;;TEXT(MOD(INT([.E345]/60);60);&quot;00&quot;);&quot;:&quot;;TEXT(MOD([.E345];60);&quot;00,0&quot;))" office:value-type="string" office:string-value="02 08:48:05,0" calcext:value-type="string">
            <text:p>02 08:48:05,0</text:p>
          </table:table-cell>
          <table:table-cell table:formula="of:=IF ([.J345]&lt;&gt;&quot;&quot;;[.J345]+[.C345];[.G344]+[.C345])" office:value-type="float" office:value="1446635863" calcext:value-type="float">
            <text:p>1446635863</text:p>
          </table:table-cell>
          <table:table-cell table:formula="of:=[.G345]/86400+DATEVALUE(&quot;1970-01-01 00:00:00&quot;)" office:value-type="date" office:date-value="2015-11-04T11:17:43" calcext:value-type="date">
            <text:p>2015/11/04 11:17:43</text:p>
          </table:table-cell>
          <table:table-cell table:number-columns-repeated="6"/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table:formula="of:=[.A346]*1000*50" office:value-type="float" office:value="17250000" calcext:value-type="float">
            <text:p>172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46]/60);60);&quot;00&quot;);&quot;:&quot;;TEXT(MOD([.C346];60);&quot;00,0&quot;))" office:value-type="string" office:string-value="09:20,0" calcext:value-type="string">
            <text:p>09:20,0</text:p>
          </table:table-cell>
          <table:table-cell table:formula="of:=[.C346]+[.E345]" office:value-type="float" office:value="205045" calcext:value-type="float">
            <text:p>205045,0</text:p>
          </table:table-cell>
          <table:table-cell table:formula="of:=CONCATENATE(TEXT(INT([.E346]/(60*60*24));&quot;00&quot;);&quot; &quot;;TEXT(MOD(INT([.E346]/(60*60));24);&quot;00&quot;);&quot;:&quot;;TEXT(MOD(INT([.E346]/60);60);&quot;00&quot;);&quot;:&quot;;TEXT(MOD([.E346];60);&quot;00,0&quot;))" office:value-type="string" office:string-value="02 08:57:25,0" calcext:value-type="string">
            <text:p>02 08:57:25,0</text:p>
          </table:table-cell>
          <table:table-cell table:formula="of:=IF ([.J346]&lt;&gt;&quot;&quot;;[.J346]+[.C346];[.G345]+[.C346])" office:value-type="float" office:value="1446636423" calcext:value-type="float">
            <text:p>1446636423</text:p>
          </table:table-cell>
          <table:table-cell table:formula="of:=[.G346]/86400+DATEVALUE(&quot;1970-01-01 00:00:00&quot;)" office:value-type="date" office:date-value="2015-11-04T11:27:03" calcext:value-type="date">
            <text:p>2015/11/04 11:27:03</text:p>
          </table:table-cell>
          <table:table-cell table:number-columns-repeated="6"/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table:formula="of:=[.A347]*1000*50" office:value-type="float" office:value="17300000" calcext:value-type="float">
            <text:p>173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47]/60);60);&quot;00&quot;);&quot;:&quot;;TEXT(MOD([.C347];60);&quot;00,0&quot;))" office:value-type="string" office:string-value="09:20,0" calcext:value-type="string">
            <text:p>09:20,0</text:p>
          </table:table-cell>
          <table:table-cell table:formula="of:=[.C347]+[.E346]" office:value-type="float" office:value="205605" calcext:value-type="float">
            <text:p>205605,0</text:p>
          </table:table-cell>
          <table:table-cell table:formula="of:=CONCATENATE(TEXT(INT([.E347]/(60*60*24));&quot;00&quot;);&quot; &quot;;TEXT(MOD(INT([.E347]/(60*60));24);&quot;00&quot;);&quot;:&quot;;TEXT(MOD(INT([.E347]/60);60);&quot;00&quot;);&quot;:&quot;;TEXT(MOD([.E347];60);&quot;00,0&quot;))" office:value-type="string" office:string-value="02 09:06:45,0" calcext:value-type="string">
            <text:p>02 09:06:45,0</text:p>
          </table:table-cell>
          <table:table-cell table:formula="of:=IF ([.J347]&lt;&gt;&quot;&quot;;[.J347]+[.C347];[.G346]+[.C347])" office:value-type="float" office:value="1446636983" calcext:value-type="float">
            <text:p>1446636983</text:p>
          </table:table-cell>
          <table:table-cell table:formula="of:=[.G347]/86400+DATEVALUE(&quot;1970-01-01 00:00:00&quot;)" office:value-type="date" office:date-value="2015-11-04T11:36:23" calcext:value-type="date">
            <text:p>2015/11/04 11:36:23</text:p>
          </table:table-cell>
          <table:table-cell table:number-columns-repeated="6"/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table:formula="of:=[.A348]*1000*50" office:value-type="float" office:value="17350000" calcext:value-type="float">
            <text:p>173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48]/60);60);&quot;00&quot;);&quot;:&quot;;TEXT(MOD([.C348];60);&quot;00,0&quot;))" office:value-type="string" office:string-value="09:20,0" calcext:value-type="string">
            <text:p>09:20,0</text:p>
          </table:table-cell>
          <table:table-cell table:formula="of:=[.C348]+[.E347]" office:value-type="float" office:value="206165" calcext:value-type="float">
            <text:p>206165,0</text:p>
          </table:table-cell>
          <table:table-cell table:formula="of:=CONCATENATE(TEXT(INT([.E348]/(60*60*24));&quot;00&quot;);&quot; &quot;;TEXT(MOD(INT([.E348]/(60*60));24);&quot;00&quot;);&quot;:&quot;;TEXT(MOD(INT([.E348]/60);60);&quot;00&quot;);&quot;:&quot;;TEXT(MOD([.E348];60);&quot;00,0&quot;))" office:value-type="string" office:string-value="02 09:16:05,0" calcext:value-type="string">
            <text:p>02 09:16:05,0</text:p>
          </table:table-cell>
          <table:table-cell table:formula="of:=IF ([.J348]&lt;&gt;&quot;&quot;;[.J348]+[.C348];[.G347]+[.C348])" office:value-type="float" office:value="1446637543" calcext:value-type="float">
            <text:p>1446637543</text:p>
          </table:table-cell>
          <table:table-cell table:formula="of:=[.G348]/86400+DATEVALUE(&quot;1970-01-01 00:00:00&quot;)" office:value-type="date" office:date-value="2015-11-04T11:45:43" calcext:value-type="date">
            <text:p>2015/11/04 11:45:43</text:p>
          </table:table-cell>
          <table:table-cell table:number-columns-repeated="6"/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table:formula="of:=[.A349]*1000*50" office:value-type="float" office:value="17400000" calcext:value-type="float">
            <text:p>17400000</text:p>
          </table:table-cell>
          <table:table-cell office:value-type="float" office:value="559" calcext:value-type="float">
            <text:p>559,0</text:p>
          </table:table-cell>
          <table:table-cell table:style-name="ce10" table:formula="of:=CONCATENATE(TEXT(MOD(INT([.C349]/60);60);&quot;00&quot;);&quot;:&quot;;TEXT(MOD([.C349];60);&quot;00,0&quot;))" office:value-type="string" office:string-value="09:19,0" calcext:value-type="string">
            <text:p>09:19,0</text:p>
          </table:table-cell>
          <table:table-cell table:formula="of:=[.C349]+[.E348]" office:value-type="float" office:value="206724" calcext:value-type="float">
            <text:p>206724,0</text:p>
          </table:table-cell>
          <table:table-cell table:formula="of:=CONCATENATE(TEXT(INT([.E349]/(60*60*24));&quot;00&quot;);&quot; &quot;;TEXT(MOD(INT([.E349]/(60*60));24);&quot;00&quot;);&quot;:&quot;;TEXT(MOD(INT([.E349]/60);60);&quot;00&quot;);&quot;:&quot;;TEXT(MOD([.E349];60);&quot;00,0&quot;))" office:value-type="string" office:string-value="02 09:25:24,0" calcext:value-type="string">
            <text:p>02 09:25:24,0</text:p>
          </table:table-cell>
          <table:table-cell table:formula="of:=IF ([.J349]&lt;&gt;&quot;&quot;;[.J349]+[.C349];[.G348]+[.C349])" office:value-type="float" office:value="1446638102" calcext:value-type="float">
            <text:p>1446638102</text:p>
          </table:table-cell>
          <table:table-cell table:formula="of:=[.G349]/86400+DATEVALUE(&quot;1970-01-01 00:00:00&quot;)" office:value-type="date" office:date-value="2015-11-04T11:55:02" calcext:value-type="date">
            <text:p>2015/11/04 11:55:02</text:p>
          </table:table-cell>
          <table:table-cell table:number-columns-repeated="6"/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table:formula="of:=[.A350]*1000*50" office:value-type="float" office:value="17450000" calcext:value-type="float">
            <text:p>174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50]/60);60);&quot;00&quot;);&quot;:&quot;;TEXT(MOD([.C350];60);&quot;00,0&quot;))" office:value-type="string" office:string-value="09:20,0" calcext:value-type="string">
            <text:p>09:20,0</text:p>
          </table:table-cell>
          <table:table-cell table:formula="of:=[.C350]+[.E349]" office:value-type="float" office:value="207284" calcext:value-type="float">
            <text:p>207284,0</text:p>
          </table:table-cell>
          <table:table-cell table:formula="of:=CONCATENATE(TEXT(INT([.E350]/(60*60*24));&quot;00&quot;);&quot; &quot;;TEXT(MOD(INT([.E350]/(60*60));24);&quot;00&quot;);&quot;:&quot;;TEXT(MOD(INT([.E350]/60);60);&quot;00&quot;);&quot;:&quot;;TEXT(MOD([.E350];60);&quot;00,0&quot;))" office:value-type="string" office:string-value="02 09:34:44,0" calcext:value-type="string">
            <text:p>02 09:34:44,0</text:p>
          </table:table-cell>
          <table:table-cell table:formula="of:=IF ([.J350]&lt;&gt;&quot;&quot;;[.J350]+[.C350];[.G349]+[.C350])" office:value-type="float" office:value="1446638662" calcext:value-type="float">
            <text:p>1446638662</text:p>
          </table:table-cell>
          <table:table-cell table:formula="of:=[.G350]/86400+DATEVALUE(&quot;1970-01-01 00:00:00&quot;)" office:value-type="date" office:date-value="2015-11-04T12:04:22" calcext:value-type="date">
            <text:p>2015/11/04 12:04:22</text:p>
          </table:table-cell>
          <table:table-cell table:number-columns-repeated="6"/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table:formula="of:=[.A351]*1000*50" office:value-type="float" office:value="17500000" calcext:value-type="float">
            <text:p>175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51]/60);60);&quot;00&quot;);&quot;:&quot;;TEXT(MOD([.C351];60);&quot;00,0&quot;))" office:value-type="string" office:string-value="09:20,0" calcext:value-type="string">
            <text:p>09:20,0</text:p>
          </table:table-cell>
          <table:table-cell table:formula="of:=[.C351]+[.E350]" office:value-type="float" office:value="207844" calcext:value-type="float">
            <text:p>207844,0</text:p>
          </table:table-cell>
          <table:table-cell table:formula="of:=CONCATENATE(TEXT(INT([.E351]/(60*60*24));&quot;00&quot;);&quot; &quot;;TEXT(MOD(INT([.E351]/(60*60));24);&quot;00&quot;);&quot;:&quot;;TEXT(MOD(INT([.E351]/60);60);&quot;00&quot;);&quot;:&quot;;TEXT(MOD([.E351];60);&quot;00,0&quot;))" office:value-type="string" office:string-value="02 09:44:04,0" calcext:value-type="string">
            <text:p>02 09:44:04,0</text:p>
          </table:table-cell>
          <table:table-cell table:formula="of:=IF ([.J351]&lt;&gt;&quot;&quot;;[.J351]+[.C351];[.G350]+[.C351])" office:value-type="float" office:value="1446639222" calcext:value-type="float">
            <text:p>1446639222</text:p>
          </table:table-cell>
          <table:table-cell table:formula="of:=[.G351]/86400+DATEVALUE(&quot;1970-01-01 00:00:00&quot;)" office:value-type="date" office:date-value="2015-11-04T12:13:42" calcext:value-type="date">
            <text:p>2015/11/04 12:13:42</text:p>
          </table:table-cell>
          <table:table-cell table:number-columns-repeated="6"/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table:formula="of:=[.A352]*1000*50" office:value-type="float" office:value="17550000" calcext:value-type="float">
            <text:p>175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52]/60);60);&quot;00&quot;);&quot;:&quot;;TEXT(MOD([.C352];60);&quot;00,0&quot;))" office:value-type="string" office:string-value="09:20,0" calcext:value-type="string">
            <text:p>09:20,0</text:p>
          </table:table-cell>
          <table:table-cell table:formula="of:=[.C352]+[.E351]" office:value-type="float" office:value="208404" calcext:value-type="float">
            <text:p>208404,0</text:p>
          </table:table-cell>
          <table:table-cell table:formula="of:=CONCATENATE(TEXT(INT([.E352]/(60*60*24));&quot;00&quot;);&quot; &quot;;TEXT(MOD(INT([.E352]/(60*60));24);&quot;00&quot;);&quot;:&quot;;TEXT(MOD(INT([.E352]/60);60);&quot;00&quot;);&quot;:&quot;;TEXT(MOD([.E352];60);&quot;00,0&quot;))" office:value-type="string" office:string-value="02 09:53:24,0" calcext:value-type="string">
            <text:p>02 09:53:24,0</text:p>
          </table:table-cell>
          <table:table-cell table:formula="of:=IF ([.J352]&lt;&gt;&quot;&quot;;[.J352]+[.C352];[.G351]+[.C352])" office:value-type="float" office:value="1446639782" calcext:value-type="float">
            <text:p>1446639782</text:p>
          </table:table-cell>
          <table:table-cell table:formula="of:=[.G352]/86400+DATEVALUE(&quot;1970-01-01 00:00:00&quot;)" office:value-type="date" office:date-value="2015-11-04T12:23:02" calcext:value-type="date">
            <text:p>2015/11/04 12:23:02</text:p>
          </table:table-cell>
          <table:table-cell table:number-columns-repeated="6"/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table:formula="of:=[.A353]*1000*50" office:value-type="float" office:value="17600000" calcext:value-type="float">
            <text:p>176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53]/60);60);&quot;00&quot;);&quot;:&quot;;TEXT(MOD([.C353];60);&quot;00,0&quot;))" office:value-type="string" office:string-value="09:20,0" calcext:value-type="string">
            <text:p>09:20,0</text:p>
          </table:table-cell>
          <table:table-cell table:formula="of:=[.C353]+[.E352]" office:value-type="float" office:value="208964" calcext:value-type="float">
            <text:p>208964,0</text:p>
          </table:table-cell>
          <table:table-cell table:formula="of:=CONCATENATE(TEXT(INT([.E353]/(60*60*24));&quot;00&quot;);&quot; &quot;;TEXT(MOD(INT([.E353]/(60*60));24);&quot;00&quot;);&quot;:&quot;;TEXT(MOD(INT([.E353]/60);60);&quot;00&quot;);&quot;:&quot;;TEXT(MOD([.E353];60);&quot;00,0&quot;))" office:value-type="string" office:string-value="02 10:02:44,0" calcext:value-type="string">
            <text:p>02 10:02:44,0</text:p>
          </table:table-cell>
          <table:table-cell table:formula="of:=IF ([.J353]&lt;&gt;&quot;&quot;;[.J353]+[.C353];[.G352]+[.C353])" office:value-type="float" office:value="1446640342" calcext:value-type="float">
            <text:p>1446640342</text:p>
          </table:table-cell>
          <table:table-cell table:formula="of:=[.G353]/86400+DATEVALUE(&quot;1970-01-01 00:00:00&quot;)" office:value-type="date" office:date-value="2015-11-04T12:32:22" calcext:value-type="date">
            <text:p>2015/11/04 12:32:22</text:p>
          </table:table-cell>
          <table:table-cell table:number-columns-repeated="6"/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table:formula="of:=[.A354]*1000*50" office:value-type="float" office:value="17650000" calcext:value-type="float">
            <text:p>176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54]/60);60);&quot;00&quot;);&quot;:&quot;;TEXT(MOD([.C354];60);&quot;00,0&quot;))" office:value-type="string" office:string-value="09:20,0" calcext:value-type="string">
            <text:p>09:20,0</text:p>
          </table:table-cell>
          <table:table-cell table:formula="of:=[.C354]+[.E353]" office:value-type="float" office:value="209524" calcext:value-type="float">
            <text:p>209524,0</text:p>
          </table:table-cell>
          <table:table-cell table:formula="of:=CONCATENATE(TEXT(INT([.E354]/(60*60*24));&quot;00&quot;);&quot; &quot;;TEXT(MOD(INT([.E354]/(60*60));24);&quot;00&quot;);&quot;:&quot;;TEXT(MOD(INT([.E354]/60);60);&quot;00&quot;);&quot;:&quot;;TEXT(MOD([.E354];60);&quot;00,0&quot;))" office:value-type="string" office:string-value="02 10:12:04,0" calcext:value-type="string">
            <text:p>02 10:12:04,0</text:p>
          </table:table-cell>
          <table:table-cell table:formula="of:=IF ([.J354]&lt;&gt;&quot;&quot;;[.J354]+[.C354];[.G353]+[.C354])" office:value-type="float" office:value="1446640902" calcext:value-type="float">
            <text:p>1446640902</text:p>
          </table:table-cell>
          <table:table-cell table:formula="of:=[.G354]/86400+DATEVALUE(&quot;1970-01-01 00:00:00&quot;)" office:value-type="date" office:date-value="2015-11-04T12:41:42" calcext:value-type="date">
            <text:p>2015/11/04 12:41:42</text:p>
          </table:table-cell>
          <table:table-cell table:number-columns-repeated="6"/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table:formula="of:=[.A355]*1000*50" office:value-type="float" office:value="17700000" calcext:value-type="float">
            <text:p>177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55]/60);60);&quot;00&quot;);&quot;:&quot;;TEXT(MOD([.C355];60);&quot;00,0&quot;))" office:value-type="string" office:string-value="09:20,0" calcext:value-type="string">
            <text:p>09:20,0</text:p>
          </table:table-cell>
          <table:table-cell table:formula="of:=[.C355]+[.E354]" office:value-type="float" office:value="210084" calcext:value-type="float">
            <text:p>210084,0</text:p>
          </table:table-cell>
          <table:table-cell table:formula="of:=CONCATENATE(TEXT(INT([.E355]/(60*60*24));&quot;00&quot;);&quot; &quot;;TEXT(MOD(INT([.E355]/(60*60));24);&quot;00&quot;);&quot;:&quot;;TEXT(MOD(INT([.E355]/60);60);&quot;00&quot;);&quot;:&quot;;TEXT(MOD([.E355];60);&quot;00,0&quot;))" office:value-type="string" office:string-value="02 10:21:24,0" calcext:value-type="string">
            <text:p>02 10:21:24,0</text:p>
          </table:table-cell>
          <table:table-cell table:formula="of:=IF ([.J355]&lt;&gt;&quot;&quot;;[.J355]+[.C355];[.G354]+[.C355])" office:value-type="float" office:value="1446641462" calcext:value-type="float">
            <text:p>1446641462</text:p>
          </table:table-cell>
          <table:table-cell table:formula="of:=[.G355]/86400+DATEVALUE(&quot;1970-01-01 00:00:00&quot;)" office:value-type="date" office:date-value="2015-11-04T12:51:02" calcext:value-type="date">
            <text:p>2015/11/04 12:51:02</text:p>
          </table:table-cell>
          <table:table-cell table:number-columns-repeated="6"/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table:formula="of:=[.A356]*1000*50" office:value-type="float" office:value="17750000" calcext:value-type="float">
            <text:p>177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56]/60);60);&quot;00&quot;);&quot;:&quot;;TEXT(MOD([.C356];60);&quot;00,0&quot;))" office:value-type="string" office:string-value="09:20,0" calcext:value-type="string">
            <text:p>09:20,0</text:p>
          </table:table-cell>
          <table:table-cell table:formula="of:=[.C356]+[.E355]" office:value-type="float" office:value="210644" calcext:value-type="float">
            <text:p>210644,0</text:p>
          </table:table-cell>
          <table:table-cell table:formula="of:=CONCATENATE(TEXT(INT([.E356]/(60*60*24));&quot;00&quot;);&quot; &quot;;TEXT(MOD(INT([.E356]/(60*60));24);&quot;00&quot;);&quot;:&quot;;TEXT(MOD(INT([.E356]/60);60);&quot;00&quot;);&quot;:&quot;;TEXT(MOD([.E356];60);&quot;00,0&quot;))" office:value-type="string" office:string-value="02 10:30:44,0" calcext:value-type="string">
            <text:p>02 10:30:44,0</text:p>
          </table:table-cell>
          <table:table-cell table:formula="of:=IF ([.J356]&lt;&gt;&quot;&quot;;[.J356]+[.C356];[.G355]+[.C356])" office:value-type="float" office:value="1446642022" calcext:value-type="float">
            <text:p>1446642022</text:p>
          </table:table-cell>
          <table:table-cell table:formula="of:=[.G356]/86400+DATEVALUE(&quot;1970-01-01 00:00:00&quot;)" office:value-type="date" office:date-value="2015-11-04T13:00:22" calcext:value-type="date">
            <text:p>2015/11/04 13:00:22</text:p>
          </table:table-cell>
          <table:table-cell table:number-columns-repeated="6"/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table:formula="of:=[.A357]*1000*50" office:value-type="float" office:value="17800000" calcext:value-type="float">
            <text:p>178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57]/60);60);&quot;00&quot;);&quot;:&quot;;TEXT(MOD([.C357];60);&quot;00,0&quot;))" office:value-type="string" office:string-value="09:20,0" calcext:value-type="string">
            <text:p>09:20,0</text:p>
          </table:table-cell>
          <table:table-cell table:formula="of:=[.C357]+[.E356]" office:value-type="float" office:value="211204" calcext:value-type="float">
            <text:p>211204,0</text:p>
          </table:table-cell>
          <table:table-cell table:formula="of:=CONCATENATE(TEXT(INT([.E357]/(60*60*24));&quot;00&quot;);&quot; &quot;;TEXT(MOD(INT([.E357]/(60*60));24);&quot;00&quot;);&quot;:&quot;;TEXT(MOD(INT([.E357]/60);60);&quot;00&quot;);&quot;:&quot;;TEXT(MOD([.E357];60);&quot;00,0&quot;))" office:value-type="string" office:string-value="02 10:40:04,0" calcext:value-type="string">
            <text:p>02 10:40:04,0</text:p>
          </table:table-cell>
          <table:table-cell table:formula="of:=IF ([.J357]&lt;&gt;&quot;&quot;;[.J357]+[.C357];[.G356]+[.C357])" office:value-type="float" office:value="1446642582" calcext:value-type="float">
            <text:p>1446642582</text:p>
          </table:table-cell>
          <table:table-cell table:formula="of:=[.G357]/86400+DATEVALUE(&quot;1970-01-01 00:00:00&quot;)" office:value-type="date" office:date-value="2015-11-04T13:09:42" calcext:value-type="date">
            <text:p>2015/11/04 13:09:42</text:p>
          </table:table-cell>
          <table:table-cell table:number-columns-repeated="6"/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table:formula="of:=[.A358]*1000*50" office:value-type="float" office:value="17850000" calcext:value-type="float">
            <text:p>178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358]/60);60);&quot;00&quot;);&quot;:&quot;;TEXT(MOD([.C358];60);&quot;00,0&quot;))" office:value-type="string" office:string-value="09:20,0" calcext:value-type="string">
            <text:p>09:20,0</text:p>
          </table:table-cell>
          <table:table-cell table:formula="of:=[.C358]+[.E357]" office:value-type="float" office:value="211764" calcext:value-type="float">
            <text:p>211764,0</text:p>
          </table:table-cell>
          <table:table-cell table:formula="of:=CONCATENATE(TEXT(INT([.E358]/(60*60*24));&quot;00&quot;);&quot; &quot;;TEXT(MOD(INT([.E358]/(60*60));24);&quot;00&quot;);&quot;:&quot;;TEXT(MOD(INT([.E358]/60);60);&quot;00&quot;);&quot;:&quot;;TEXT(MOD([.E358];60);&quot;00,0&quot;))" office:value-type="string" office:string-value="02 10:49:24,0" calcext:value-type="string">
            <text:p>02 10:49:24,0</text:p>
          </table:table-cell>
          <table:table-cell table:formula="of:=IF ([.J358]&lt;&gt;&quot;&quot;;[.J358]+[.C358];[.G357]+[.C358])" office:value-type="float" office:value="1446643142" calcext:value-type="float">
            <text:p>1446643142</text:p>
          </table:table-cell>
          <table:table-cell table:formula="of:=[.G358]/86400+DATEVALUE(&quot;1970-01-01 00:00:00&quot;)" office:value-type="date" office:date-value="2015-11-04T13:19:02" calcext:value-type="date">
            <text:p>2015/11/04 13:19:02</text:p>
          </table:table-cell>
          <table:table-cell table:number-columns-repeated="6"/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table:formula="of:=[.A359]*1000*50" office:value-type="float" office:value="17900000" calcext:value-type="float">
            <text:p>17900000</text:p>
          </table:table-cell>
          <table:table-cell office:value-type="float" office:value="558" calcext:value-type="float">
            <text:p>558,0</text:p>
          </table:table-cell>
          <table:table-cell table:style-name="ce10" table:formula="of:=CONCATENATE(TEXT(MOD(INT([.C359]/60);60);&quot;00&quot;);&quot;:&quot;;TEXT(MOD([.C359];60);&quot;00,0&quot;))" office:value-type="string" office:string-value="09:18,0" calcext:value-type="string">
            <text:p>09:18,0</text:p>
          </table:table-cell>
          <table:table-cell table:formula="of:=[.C359]+[.E358]" office:value-type="float" office:value="212322" calcext:value-type="float">
            <text:p>212322,0</text:p>
          </table:table-cell>
          <table:table-cell table:formula="of:=CONCATENATE(TEXT(INT([.E359]/(60*60*24));&quot;00&quot;);&quot; &quot;;TEXT(MOD(INT([.E359]/(60*60));24);&quot;00&quot;);&quot;:&quot;;TEXT(MOD(INT([.E359]/60);60);&quot;00&quot;);&quot;:&quot;;TEXT(MOD([.E359];60);&quot;00,0&quot;))" office:value-type="string" office:string-value="02 10:58:42,0" calcext:value-type="string">
            <text:p>02 10:58:42,0</text:p>
          </table:table-cell>
          <table:table-cell table:formula="of:=IF ([.J359]&lt;&gt;&quot;&quot;;[.J359]+[.C359];[.G358]+[.C359])" office:value-type="float" office:value="1446643700" calcext:value-type="float">
            <text:p>1446643700</text:p>
          </table:table-cell>
          <table:table-cell table:formula="of:=[.G359]/86400+DATEVALUE(&quot;1970-01-01 00:00:00&quot;)" office:value-type="date" office:date-value="2015-11-04T13:28:20" calcext:value-type="date">
            <text:p>2015/11/04 13:28:20</text:p>
          </table:table-cell>
          <table:table-cell table:number-columns-repeated="6"/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table:formula="of:=[.A360]*1000*50" office:value-type="float" office:value="17950000" calcext:value-type="float">
            <text:p>17950000</text:p>
          </table:table-cell>
          <table:table-cell office:value-type="float" office:value="556" calcext:value-type="float">
            <text:p>556,0</text:p>
          </table:table-cell>
          <table:table-cell table:style-name="ce10" table:formula="of:=CONCATENATE(TEXT(MOD(INT([.C360]/60);60);&quot;00&quot;);&quot;:&quot;;TEXT(MOD([.C360];60);&quot;00,0&quot;))" office:value-type="string" office:string-value="09:16,0" calcext:value-type="string">
            <text:p>09:16,0</text:p>
          </table:table-cell>
          <table:table-cell table:formula="of:=[.C360]+[.E359]" office:value-type="float" office:value="212878" calcext:value-type="float">
            <text:p>212878,0</text:p>
          </table:table-cell>
          <table:table-cell table:formula="of:=CONCATENATE(TEXT(INT([.E360]/(60*60*24));&quot;00&quot;);&quot; &quot;;TEXT(MOD(INT([.E360]/(60*60));24);&quot;00&quot;);&quot;:&quot;;TEXT(MOD(INT([.E360]/60);60);&quot;00&quot;);&quot;:&quot;;TEXT(MOD([.E360];60);&quot;00,0&quot;))" office:value-type="string" office:string-value="02 11:07:58,0" calcext:value-type="string">
            <text:p>02 11:07:58,0</text:p>
          </table:table-cell>
          <table:table-cell table:formula="of:=IF ([.J360]&lt;&gt;&quot;&quot;;[.J360]+[.C360];[.G359]+[.C360])" office:value-type="float" office:value="1446644256" calcext:value-type="float">
            <text:p>1446644256</text:p>
          </table:table-cell>
          <table:table-cell table:formula="of:=[.G360]/86400+DATEVALUE(&quot;1970-01-01 00:00:00&quot;)" office:value-type="date" office:date-value="2015-11-04T13:37:36" calcext:value-type="date">
            <text:p>2015/11/04 13:37:36</text:p>
          </table:table-cell>
          <table:table-cell table:number-columns-repeated="6"/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table:formula="of:=[.A361]*1000*50" office:value-type="float" office:value="18000000" calcext:value-type="float">
            <text:p>18000000</text:p>
          </table:table-cell>
          <table:table-cell office:value-type="float" office:value="558" calcext:value-type="float">
            <text:p>558,0</text:p>
          </table:table-cell>
          <table:table-cell table:style-name="ce10" table:formula="of:=CONCATENATE(TEXT(MOD(INT([.C361]/60);60);&quot;00&quot;);&quot;:&quot;;TEXT(MOD([.C361];60);&quot;00,0&quot;))" office:value-type="string" office:string-value="09:18,0" calcext:value-type="string">
            <text:p>09:18,0</text:p>
          </table:table-cell>
          <table:table-cell table:formula="of:=[.C361]+[.E360]" office:value-type="float" office:value="213436" calcext:value-type="float">
            <text:p>213436,0</text:p>
          </table:table-cell>
          <table:table-cell table:formula="of:=CONCATENATE(TEXT(INT([.E361]/(60*60*24));&quot;00&quot;);&quot; &quot;;TEXT(MOD(INT([.E361]/(60*60));24);&quot;00&quot;);&quot;:&quot;;TEXT(MOD(INT([.E361]/60);60);&quot;00&quot;);&quot;:&quot;;TEXT(MOD([.E361];60);&quot;00,0&quot;))" office:value-type="string" office:string-value="02 11:17:16,0" calcext:value-type="string">
            <text:p>02 11:17:16,0</text:p>
          </table:table-cell>
          <table:table-cell table:formula="of:=IF ([.J361]&lt;&gt;&quot;&quot;;[.J361]+[.C361];[.G360]+[.C361])" office:value-type="float" office:value="1446644814" calcext:value-type="float">
            <text:p>1446644814</text:p>
          </table:table-cell>
          <table:table-cell table:formula="of:=[.G361]/86400+DATEVALUE(&quot;1970-01-01 00:00:00&quot;)" office:value-type="date" office:date-value="2015-11-04T13:46:54" calcext:value-type="date">
            <text:p>2015/11/04 13:46:54</text:p>
          </table:table-cell>
          <table:table-cell table:number-columns-repeated="6"/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table:formula="of:=[.A362]*1000*50" office:value-type="float" office:value="18050000" calcext:value-type="float">
            <text:p>18050000</text:p>
          </table:table-cell>
          <table:table-cell office:value-type="float" office:value="556" calcext:value-type="float">
            <text:p>556,0</text:p>
          </table:table-cell>
          <table:table-cell table:style-name="ce10" table:formula="of:=CONCATENATE(TEXT(MOD(INT([.C362]/60);60);&quot;00&quot;);&quot;:&quot;;TEXT(MOD([.C362];60);&quot;00,0&quot;))" office:value-type="string" office:string-value="09:16,0" calcext:value-type="string">
            <text:p>09:16,0</text:p>
          </table:table-cell>
          <table:table-cell table:formula="of:=[.C362]+[.E361]" office:value-type="float" office:value="213992" calcext:value-type="float">
            <text:p>213992,0</text:p>
          </table:table-cell>
          <table:table-cell table:formula="of:=CONCATENATE(TEXT(INT([.E362]/(60*60*24));&quot;00&quot;);&quot; &quot;;TEXT(MOD(INT([.E362]/(60*60));24);&quot;00&quot;);&quot;:&quot;;TEXT(MOD(INT([.E362]/60);60);&quot;00&quot;);&quot;:&quot;;TEXT(MOD([.E362];60);&quot;00,0&quot;))" office:value-type="string" office:string-value="02 11:26:32,0" calcext:value-type="string">
            <text:p>02 11:26:32,0</text:p>
          </table:table-cell>
          <table:table-cell table:formula="of:=IF ([.J362]&lt;&gt;&quot;&quot;;[.J362]+[.C362];[.G361]+[.C362])" office:value-type="float" office:value="1446645370" calcext:value-type="float">
            <text:p>1446645370</text:p>
          </table:table-cell>
          <table:table-cell table:formula="of:=[.G362]/86400+DATEVALUE(&quot;1970-01-01 00:00:00&quot;)" office:value-type="date" office:date-value="2015-11-04T13:56:10" calcext:value-type="date">
            <text:p>2015/11/04 13:56:10</text:p>
          </table:table-cell>
          <table:table-cell table:number-columns-repeated="6"/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table:formula="of:=[.A363]*1000*50" office:value-type="float" office:value="18100000" calcext:value-type="float">
            <text:p>18100000</text:p>
          </table:table-cell>
          <table:table-cell office:value-type="float" office:value="557" calcext:value-type="float">
            <text:p>557,0</text:p>
          </table:table-cell>
          <table:table-cell table:style-name="ce10" table:formula="of:=CONCATENATE(TEXT(MOD(INT([.C363]/60);60);&quot;00&quot;);&quot;:&quot;;TEXT(MOD([.C363];60);&quot;00,0&quot;))" office:value-type="string" office:string-value="09:17,0" calcext:value-type="string">
            <text:p>09:17,0</text:p>
          </table:table-cell>
          <table:table-cell table:formula="of:=[.C363]+[.E362]" office:value-type="float" office:value="214549" calcext:value-type="float">
            <text:p>214549,0</text:p>
          </table:table-cell>
          <table:table-cell table:formula="of:=CONCATENATE(TEXT(INT([.E363]/(60*60*24));&quot;00&quot;);&quot; &quot;;TEXT(MOD(INT([.E363]/(60*60));24);&quot;00&quot;);&quot;:&quot;;TEXT(MOD(INT([.E363]/60);60);&quot;00&quot;);&quot;:&quot;;TEXT(MOD([.E363];60);&quot;00,0&quot;))" office:value-type="string" office:string-value="02 11:35:49,0" calcext:value-type="string">
            <text:p>02 11:35:49,0</text:p>
          </table:table-cell>
          <table:table-cell table:formula="of:=IF ([.J363]&lt;&gt;&quot;&quot;;[.J363]+[.C363];[.G362]+[.C363])" office:value-type="float" office:value="1446645927" calcext:value-type="float">
            <text:p>1446645927</text:p>
          </table:table-cell>
          <table:table-cell table:formula="of:=[.G363]/86400+DATEVALUE(&quot;1970-01-01 00:00:00&quot;)" office:value-type="date" office:date-value="2015-11-04T14:05:27" calcext:value-type="date">
            <text:p>2015/11/04 14:05:27</text:p>
          </table:table-cell>
          <table:table-cell table:number-columns-repeated="6"/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table:formula="of:=[.A364]*1000*50" office:value-type="float" office:value="18150000" calcext:value-type="float">
            <text:p>18150000</text:p>
          </table:table-cell>
          <table:table-cell office:value-type="float" office:value="556" calcext:value-type="float">
            <text:p>556,0</text:p>
          </table:table-cell>
          <table:table-cell table:style-name="ce10" table:formula="of:=CONCATENATE(TEXT(MOD(INT([.C364]/60);60);&quot;00&quot;);&quot;:&quot;;TEXT(MOD([.C364];60);&quot;00,0&quot;))" office:value-type="string" office:string-value="09:16,0" calcext:value-type="string">
            <text:p>09:16,0</text:p>
          </table:table-cell>
          <table:table-cell table:formula="of:=[.C364]+[.E363]" office:value-type="float" office:value="215105" calcext:value-type="float">
            <text:p>215105,0</text:p>
          </table:table-cell>
          <table:table-cell table:formula="of:=CONCATENATE(TEXT(INT([.E364]/(60*60*24));&quot;00&quot;);&quot; &quot;;TEXT(MOD(INT([.E364]/(60*60));24);&quot;00&quot;);&quot;:&quot;;TEXT(MOD(INT([.E364]/60);60);&quot;00&quot;);&quot;:&quot;;TEXT(MOD([.E364];60);&quot;00,0&quot;))" office:value-type="string" office:string-value="02 11:45:05,0" calcext:value-type="string">
            <text:p>02 11:45:05,0</text:p>
          </table:table-cell>
          <table:table-cell table:formula="of:=IF ([.J364]&lt;&gt;&quot;&quot;;[.J364]+[.C364];[.G363]+[.C364])" office:value-type="float" office:value="1446646483" calcext:value-type="float">
            <text:p>1446646483</text:p>
          </table:table-cell>
          <table:table-cell table:formula="of:=[.G364]/86400+DATEVALUE(&quot;1970-01-01 00:00:00&quot;)" office:value-type="date" office:date-value="2015-11-04T14:14:43" calcext:value-type="date">
            <text:p>2015/11/04 14:14:43</text:p>
          </table:table-cell>
          <table:table-cell table:number-columns-repeated="6"/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 table:formula="of:=[.A365]*1000*50" office:value-type="float" office:value="18200000" calcext:value-type="float">
            <text:p>18200000</text:p>
          </table:table-cell>
          <table:table-cell office:value-type="float" office:value="554" calcext:value-type="float">
            <text:p>554,0</text:p>
          </table:table-cell>
          <table:table-cell table:style-name="ce10" table:formula="of:=CONCATENATE(TEXT(MOD(INT([.C365]/60);60);&quot;00&quot;);&quot;:&quot;;TEXT(MOD([.C365];60);&quot;00,0&quot;))" office:value-type="string" office:string-value="09:14,0" calcext:value-type="string">
            <text:p>09:14,0</text:p>
          </table:table-cell>
          <table:table-cell table:formula="of:=[.C365]+[.E364]" office:value-type="float" office:value="215659" calcext:value-type="float">
            <text:p>215659,0</text:p>
          </table:table-cell>
          <table:table-cell table:formula="of:=CONCATENATE(TEXT(INT([.E365]/(60*60*24));&quot;00&quot;);&quot; &quot;;TEXT(MOD(INT([.E365]/(60*60));24);&quot;00&quot;);&quot;:&quot;;TEXT(MOD(INT([.E365]/60);60);&quot;00&quot;);&quot;:&quot;;TEXT(MOD([.E365];60);&quot;00,0&quot;))" office:value-type="string" office:string-value="02 11:54:19,0" calcext:value-type="string">
            <text:p>02 11:54:19,0</text:p>
          </table:table-cell>
          <table:table-cell table:formula="of:=IF ([.J365]&lt;&gt;&quot;&quot;;[.J365]+[.C365];[.G364]+[.C365])" office:value-type="float" office:value="1446647037" calcext:value-type="float">
            <text:p>1446647037</text:p>
          </table:table-cell>
          <table:table-cell table:formula="of:=[.G365]/86400+DATEVALUE(&quot;1970-01-01 00:00:00&quot;)" office:value-type="date" office:date-value="2015-11-04T14:23:57" calcext:value-type="date">
            <text:p>2015/11/04 14:23:57</text:p>
          </table:table-cell>
          <table:table-cell table:number-columns-repeated="6"/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table:formula="of:=[.A366]*1000*50" office:value-type="float" office:value="18250000" calcext:value-type="float">
            <text:p>1825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366]/60);60);&quot;00&quot;);&quot;:&quot;;TEXT(MOD([.C366];60);&quot;00,0&quot;))" office:value-type="string" office:string-value="09:15,0" calcext:value-type="string">
            <text:p>09:15,0</text:p>
          </table:table-cell>
          <table:table-cell table:formula="of:=[.C366]+[.E365]" office:value-type="float" office:value="216214" calcext:value-type="float">
            <text:p>216214,0</text:p>
          </table:table-cell>
          <table:table-cell table:formula="of:=CONCATENATE(TEXT(INT([.E366]/(60*60*24));&quot;00&quot;);&quot; &quot;;TEXT(MOD(INT([.E366]/(60*60));24);&quot;00&quot;);&quot;:&quot;;TEXT(MOD(INT([.E366]/60);60);&quot;00&quot;);&quot;:&quot;;TEXT(MOD([.E366];60);&quot;00,0&quot;))" office:value-type="string" office:string-value="02 12:03:34,0" calcext:value-type="string">
            <text:p>02 12:03:34,0</text:p>
          </table:table-cell>
          <table:table-cell table:formula="of:=IF ([.J366]&lt;&gt;&quot;&quot;;[.J366]+[.C366];[.G365]+[.C366])" office:value-type="float" office:value="1446647592" calcext:value-type="float">
            <text:p>1446647592</text:p>
          </table:table-cell>
          <table:table-cell table:formula="of:=[.G366]/86400+DATEVALUE(&quot;1970-01-01 00:00:00&quot;)" office:value-type="date" office:date-value="2015-11-04T14:33:12" calcext:value-type="date">
            <text:p>2015/11/04 14:33:12</text:p>
          </table:table-cell>
          <table:table-cell table:number-columns-repeated="6"/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table:formula="of:=[.A367]*1000*50" office:value-type="float" office:value="18300000" calcext:value-type="float">
            <text:p>18300000</text:p>
          </table:table-cell>
          <table:table-cell office:value-type="float" office:value="554" calcext:value-type="float">
            <text:p>554,0</text:p>
          </table:table-cell>
          <table:table-cell table:style-name="ce10" table:formula="of:=CONCATENATE(TEXT(MOD(INT([.C367]/60);60);&quot;00&quot;);&quot;:&quot;;TEXT(MOD([.C367];60);&quot;00,0&quot;))" office:value-type="string" office:string-value="09:14,0" calcext:value-type="string">
            <text:p>09:14,0</text:p>
          </table:table-cell>
          <table:table-cell table:formula="of:=[.C367]+[.E366]" office:value-type="float" office:value="216768" calcext:value-type="float">
            <text:p>216768,0</text:p>
          </table:table-cell>
          <table:table-cell table:formula="of:=CONCATENATE(TEXT(INT([.E367]/(60*60*24));&quot;00&quot;);&quot; &quot;;TEXT(MOD(INT([.E367]/(60*60));24);&quot;00&quot;);&quot;:&quot;;TEXT(MOD(INT([.E367]/60);60);&quot;00&quot;);&quot;:&quot;;TEXT(MOD([.E367];60);&quot;00,0&quot;))" office:value-type="string" office:string-value="02 12:12:48,0" calcext:value-type="string">
            <text:p>02 12:12:48,0</text:p>
          </table:table-cell>
          <table:table-cell table:formula="of:=IF ([.J367]&lt;&gt;&quot;&quot;;[.J367]+[.C367];[.G366]+[.C367])" office:value-type="float" office:value="1446648146" calcext:value-type="float">
            <text:p>1446648146</text:p>
          </table:table-cell>
          <table:table-cell table:formula="of:=[.G367]/86400+DATEVALUE(&quot;1970-01-01 00:00:00&quot;)" office:value-type="date" office:date-value="2015-11-04T14:42:26" calcext:value-type="date">
            <text:p>2015/11/04 14:42:26</text:p>
          </table:table-cell>
          <table:table-cell table:number-columns-repeated="6"/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table:formula="of:=[.A368]*1000*50" office:value-type="float" office:value="18350000" calcext:value-type="float">
            <text:p>1835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368]/60);60);&quot;00&quot;);&quot;:&quot;;TEXT(MOD([.C368];60);&quot;00,0&quot;))" office:value-type="string" office:string-value="09:15,0" calcext:value-type="string">
            <text:p>09:15,0</text:p>
          </table:table-cell>
          <table:table-cell table:formula="of:=[.C368]+[.E367]" office:value-type="float" office:value="217323" calcext:value-type="float">
            <text:p>217323,0</text:p>
          </table:table-cell>
          <table:table-cell table:formula="of:=CONCATENATE(TEXT(INT([.E368]/(60*60*24));&quot;00&quot;);&quot; &quot;;TEXT(MOD(INT([.E368]/(60*60));24);&quot;00&quot;);&quot;:&quot;;TEXT(MOD(INT([.E368]/60);60);&quot;00&quot;);&quot;:&quot;;TEXT(MOD([.E368];60);&quot;00,0&quot;))" office:value-type="string" office:string-value="02 12:22:03,0" calcext:value-type="string">
            <text:p>02 12:22:03,0</text:p>
          </table:table-cell>
          <table:table-cell table:formula="of:=IF ([.J368]&lt;&gt;&quot;&quot;;[.J368]+[.C368];[.G367]+[.C368])" office:value-type="float" office:value="1446648701" calcext:value-type="float">
            <text:p>1446648701</text:p>
          </table:table-cell>
          <table:table-cell table:formula="of:=[.G368]/86400+DATEVALUE(&quot;1970-01-01 00:00:00&quot;)" office:value-type="date" office:date-value="2015-11-04T14:51:41" calcext:value-type="date">
            <text:p>2015/11/04 14:51:41</text:p>
          </table:table-cell>
          <table:table-cell table:number-columns-repeated="6"/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 table:formula="of:=[.A369]*1000*50" office:value-type="float" office:value="18400000" calcext:value-type="float">
            <text:p>18400000</text:p>
          </table:table-cell>
          <table:table-cell office:value-type="float" office:value="554" calcext:value-type="float">
            <text:p>554,0</text:p>
          </table:table-cell>
          <table:table-cell table:style-name="ce10" table:formula="of:=CONCATENATE(TEXT(MOD(INT([.C369]/60);60);&quot;00&quot;);&quot;:&quot;;TEXT(MOD([.C369];60);&quot;00,0&quot;))" office:value-type="string" office:string-value="09:14,0" calcext:value-type="string">
            <text:p>09:14,0</text:p>
          </table:table-cell>
          <table:table-cell table:formula="of:=[.C369]+[.E368]" office:value-type="float" office:value="217877" calcext:value-type="float">
            <text:p>217877,0</text:p>
          </table:table-cell>
          <table:table-cell table:formula="of:=CONCATENATE(TEXT(INT([.E369]/(60*60*24));&quot;00&quot;);&quot; &quot;;TEXT(MOD(INT([.E369]/(60*60));24);&quot;00&quot;);&quot;:&quot;;TEXT(MOD(INT([.E369]/60);60);&quot;00&quot;);&quot;:&quot;;TEXT(MOD([.E369];60);&quot;00,0&quot;))" office:value-type="string" office:string-value="02 12:31:17,0" calcext:value-type="string">
            <text:p>02 12:31:17,0</text:p>
          </table:table-cell>
          <table:table-cell table:formula="of:=IF ([.J369]&lt;&gt;&quot;&quot;;[.J369]+[.C369];[.G368]+[.C369])" office:value-type="float" office:value="1446649255" calcext:value-type="float">
            <text:p>1446649255</text:p>
          </table:table-cell>
          <table:table-cell table:formula="of:=[.G369]/86400+DATEVALUE(&quot;1970-01-01 00:00:00&quot;)" office:value-type="date" office:date-value="2015-11-04T15:00:55" calcext:value-type="date">
            <text:p>2015/11/04 15:00:55</text:p>
          </table:table-cell>
          <table:table-cell table:number-columns-repeated="6"/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table:formula="of:=[.A370]*1000*50" office:value-type="float" office:value="18450000" calcext:value-type="float">
            <text:p>18450000</text:p>
          </table:table-cell>
          <table:table-cell office:value-type="float" office:value="554" calcext:value-type="float">
            <text:p>554,0</text:p>
          </table:table-cell>
          <table:table-cell table:style-name="ce10" table:formula="of:=CONCATENATE(TEXT(MOD(INT([.C370]/60);60);&quot;00&quot;);&quot;:&quot;;TEXT(MOD([.C370];60);&quot;00,0&quot;))" office:value-type="string" office:string-value="09:14,0" calcext:value-type="string">
            <text:p>09:14,0</text:p>
          </table:table-cell>
          <table:table-cell table:formula="of:=[.C370]+[.E369]" office:value-type="float" office:value="218431" calcext:value-type="float">
            <text:p>218431,0</text:p>
          </table:table-cell>
          <table:table-cell table:formula="of:=CONCATENATE(TEXT(INT([.E370]/(60*60*24));&quot;00&quot;);&quot; &quot;;TEXT(MOD(INT([.E370]/(60*60));24);&quot;00&quot;);&quot;:&quot;;TEXT(MOD(INT([.E370]/60);60);&quot;00&quot;);&quot;:&quot;;TEXT(MOD([.E370];60);&quot;00,0&quot;))" office:value-type="string" office:string-value="02 12:40:31,0" calcext:value-type="string">
            <text:p>02 12:40:31,0</text:p>
          </table:table-cell>
          <table:table-cell table:formula="of:=IF ([.J370]&lt;&gt;&quot;&quot;;[.J370]+[.C370];[.G369]+[.C370])" office:value-type="float" office:value="1446649809" calcext:value-type="float">
            <text:p>1446649809</text:p>
          </table:table-cell>
          <table:table-cell table:formula="of:=[.G370]/86400+DATEVALUE(&quot;1970-01-01 00:00:00&quot;)" office:value-type="date" office:date-value="2015-11-04T15:10:09" calcext:value-type="date">
            <text:p>2015/11/04 15:10:09</text:p>
          </table:table-cell>
          <table:table-cell table:number-columns-repeated="6"/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table:formula="of:=[.A371]*1000*50" office:value-type="float" office:value="18500000" calcext:value-type="float">
            <text:p>1850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371]/60);60);&quot;00&quot;);&quot;:&quot;;TEXT(MOD([.C371];60);&quot;00,0&quot;))" office:value-type="string" office:string-value="09:15,0" calcext:value-type="string">
            <text:p>09:15,0</text:p>
          </table:table-cell>
          <table:table-cell table:formula="of:=[.C371]+[.E370]" office:value-type="float" office:value="218986" calcext:value-type="float">
            <text:p>218986,0</text:p>
          </table:table-cell>
          <table:table-cell table:formula="of:=CONCATENATE(TEXT(INT([.E371]/(60*60*24));&quot;00&quot;);&quot; &quot;;TEXT(MOD(INT([.E371]/(60*60));24);&quot;00&quot;);&quot;:&quot;;TEXT(MOD(INT([.E371]/60);60);&quot;00&quot;);&quot;:&quot;;TEXT(MOD([.E371];60);&quot;00,0&quot;))" office:value-type="string" office:string-value="02 12:49:46,0" calcext:value-type="string">
            <text:p>02 12:49:46,0</text:p>
          </table:table-cell>
          <table:table-cell table:formula="of:=IF ([.J371]&lt;&gt;&quot;&quot;;[.J371]+[.C371];[.G370]+[.C371])" office:value-type="float" office:value="1446650364" calcext:value-type="float">
            <text:p>1446650364</text:p>
          </table:table-cell>
          <table:table-cell table:formula="of:=[.G371]/86400+DATEVALUE(&quot;1970-01-01 00:00:00&quot;)" office:value-type="date" office:date-value="2015-11-04T15:19:24" calcext:value-type="date">
            <text:p>2015/11/04 15:19:24</text:p>
          </table:table-cell>
          <table:table-cell table:number-columns-repeated="6"/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table:formula="of:=[.A372]*1000*50" office:value-type="float" office:value="18550000" calcext:value-type="float">
            <text:p>18550000</text:p>
          </table:table-cell>
          <table:table-cell office:value-type="float" office:value="554" calcext:value-type="float">
            <text:p>554,0</text:p>
          </table:table-cell>
          <table:table-cell table:style-name="ce10" table:formula="of:=CONCATENATE(TEXT(MOD(INT([.C372]/60);60);&quot;00&quot;);&quot;:&quot;;TEXT(MOD([.C372];60);&quot;00,0&quot;))" office:value-type="string" office:string-value="09:14,0" calcext:value-type="string">
            <text:p>09:14,0</text:p>
          </table:table-cell>
          <table:table-cell table:formula="of:=[.C372]+[.E371]" office:value-type="float" office:value="219540" calcext:value-type="float">
            <text:p>219540,0</text:p>
          </table:table-cell>
          <table:table-cell table:formula="of:=CONCATENATE(TEXT(INT([.E372]/(60*60*24));&quot;00&quot;);&quot; &quot;;TEXT(MOD(INT([.E372]/(60*60));24);&quot;00&quot;);&quot;:&quot;;TEXT(MOD(INT([.E372]/60);60);&quot;00&quot;);&quot;:&quot;;TEXT(MOD([.E372];60);&quot;00,0&quot;))" office:value-type="string" office:string-value="02 12:59:00,0" calcext:value-type="string">
            <text:p>02 12:59:00,0</text:p>
          </table:table-cell>
          <table:table-cell table:formula="of:=IF ([.J372]&lt;&gt;&quot;&quot;;[.J372]+[.C372];[.G371]+[.C372])" office:value-type="float" office:value="1446650918" calcext:value-type="float">
            <text:p>1446650918</text:p>
          </table:table-cell>
          <table:table-cell table:formula="of:=[.G372]/86400+DATEVALUE(&quot;1970-01-01 00:00:00&quot;)" office:value-type="date" office:date-value="2015-11-04T15:28:38" calcext:value-type="date">
            <text:p>2015/11/04 15:28:38</text:p>
          </table:table-cell>
          <table:table-cell table:number-columns-repeated="6"/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table:formula="of:=[.A373]*1000*50" office:value-type="float" office:value="18600000" calcext:value-type="float">
            <text:p>1860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373]/60);60);&quot;00&quot;);&quot;:&quot;;TEXT(MOD([.C373];60);&quot;00,0&quot;))" office:value-type="string" office:string-value="09:15,0" calcext:value-type="string">
            <text:p>09:15,0</text:p>
          </table:table-cell>
          <table:table-cell table:formula="of:=[.C373]+[.E372]" office:value-type="float" office:value="220095" calcext:value-type="float">
            <text:p>220095,0</text:p>
          </table:table-cell>
          <table:table-cell table:formula="of:=CONCATENATE(TEXT(INT([.E373]/(60*60*24));&quot;00&quot;);&quot; &quot;;TEXT(MOD(INT([.E373]/(60*60));24);&quot;00&quot;);&quot;:&quot;;TEXT(MOD(INT([.E373]/60);60);&quot;00&quot;);&quot;:&quot;;TEXT(MOD([.E373];60);&quot;00,0&quot;))" office:value-type="string" office:string-value="02 13:08:15,0" calcext:value-type="string">
            <text:p>02 13:08:15,0</text:p>
          </table:table-cell>
          <table:table-cell table:formula="of:=IF ([.J373]&lt;&gt;&quot;&quot;;[.J373]+[.C373];[.G372]+[.C373])" office:value-type="float" office:value="1446651473" calcext:value-type="float">
            <text:p>1446651473</text:p>
          </table:table-cell>
          <table:table-cell table:formula="of:=[.G373]/86400+DATEVALUE(&quot;1970-01-01 00:00:00&quot;)" office:value-type="date" office:date-value="2015-11-04T15:37:53" calcext:value-type="date">
            <text:p>2015/11/04 15:37:53</text:p>
          </table:table-cell>
          <table:table-cell table:number-columns-repeated="6"/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table:formula="of:=[.A374]*1000*50" office:value-type="float" office:value="18650000" calcext:value-type="float">
            <text:p>18650000</text:p>
          </table:table-cell>
          <table:table-cell office:value-type="float" office:value="554" calcext:value-type="float">
            <text:p>554,0</text:p>
          </table:table-cell>
          <table:table-cell table:style-name="ce10" table:formula="of:=CONCATENATE(TEXT(MOD(INT([.C374]/60);60);&quot;00&quot;);&quot;:&quot;;TEXT(MOD([.C374];60);&quot;00,0&quot;))" office:value-type="string" office:string-value="09:14,0" calcext:value-type="string">
            <text:p>09:14,0</text:p>
          </table:table-cell>
          <table:table-cell table:formula="of:=[.C374]+[.E373]" office:value-type="float" office:value="220649" calcext:value-type="float">
            <text:p>220649,0</text:p>
          </table:table-cell>
          <table:table-cell table:formula="of:=CONCATENATE(TEXT(INT([.E374]/(60*60*24));&quot;00&quot;);&quot; &quot;;TEXT(MOD(INT([.E374]/(60*60));24);&quot;00&quot;);&quot;:&quot;;TEXT(MOD(INT([.E374]/60);60);&quot;00&quot;);&quot;:&quot;;TEXT(MOD([.E374];60);&quot;00,0&quot;))" office:value-type="string" office:string-value="02 13:17:29,0" calcext:value-type="string">
            <text:p>02 13:17:29,0</text:p>
          </table:table-cell>
          <table:table-cell table:formula="of:=IF ([.J374]&lt;&gt;&quot;&quot;;[.J374]+[.C374];[.G373]+[.C374])" office:value-type="float" office:value="1446652027" calcext:value-type="float">
            <text:p>1446652027</text:p>
          </table:table-cell>
          <table:table-cell table:formula="of:=[.G374]/86400+DATEVALUE(&quot;1970-01-01 00:00:00&quot;)" office:value-type="date" office:date-value="2015-11-04T15:47:07" calcext:value-type="date">
            <text:p>2015/11/04 15:47:07</text:p>
          </table:table-cell>
          <table:table-cell table:number-columns-repeated="6"/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table:formula="of:=[.A375]*1000*50" office:value-type="float" office:value="18700000" calcext:value-type="float">
            <text:p>1870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375]/60);60);&quot;00&quot;);&quot;:&quot;;TEXT(MOD([.C375];60);&quot;00,0&quot;))" office:value-type="string" office:string-value="09:15,0" calcext:value-type="string">
            <text:p>09:15,0</text:p>
          </table:table-cell>
          <table:table-cell table:formula="of:=[.C375]+[.E374]" office:value-type="float" office:value="221204" calcext:value-type="float">
            <text:p>221204,0</text:p>
          </table:table-cell>
          <table:table-cell table:formula="of:=CONCATENATE(TEXT(INT([.E375]/(60*60*24));&quot;00&quot;);&quot; &quot;;TEXT(MOD(INT([.E375]/(60*60));24);&quot;00&quot;);&quot;:&quot;;TEXT(MOD(INT([.E375]/60);60);&quot;00&quot;);&quot;:&quot;;TEXT(MOD([.E375];60);&quot;00,0&quot;))" office:value-type="string" office:string-value="02 13:26:44,0" calcext:value-type="string">
            <text:p>02 13:26:44,0</text:p>
          </table:table-cell>
          <table:table-cell table:formula="of:=IF ([.J375]&lt;&gt;&quot;&quot;;[.J375]+[.C375];[.G374]+[.C375])" office:value-type="float" office:value="1446652582" calcext:value-type="float">
            <text:p>1446652582</text:p>
          </table:table-cell>
          <table:table-cell table:formula="of:=[.G375]/86400+DATEVALUE(&quot;1970-01-01 00:00:00&quot;)" office:value-type="date" office:date-value="2015-11-04T15:56:22" calcext:value-type="date">
            <text:p>2015/11/04 15:56:22</text:p>
          </table:table-cell>
          <table:table-cell table:number-columns-repeated="6"/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table:formula="of:=[.A376]*1000*50" office:value-type="float" office:value="18750000" calcext:value-type="float">
            <text:p>1875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376]/60);60);&quot;00&quot;);&quot;:&quot;;TEXT(MOD([.C376];60);&quot;00,0&quot;))" office:value-type="string" office:string-value="09:15,0" calcext:value-type="string">
            <text:p>09:15,0</text:p>
          </table:table-cell>
          <table:table-cell table:formula="of:=[.C376]+[.E375]" office:value-type="float" office:value="221759" calcext:value-type="float">
            <text:p>221759,0</text:p>
          </table:table-cell>
          <table:table-cell table:formula="of:=CONCATENATE(TEXT(INT([.E376]/(60*60*24));&quot;00&quot;);&quot; &quot;;TEXT(MOD(INT([.E376]/(60*60));24);&quot;00&quot;);&quot;:&quot;;TEXT(MOD(INT([.E376]/60);60);&quot;00&quot;);&quot;:&quot;;TEXT(MOD([.E376];60);&quot;00,0&quot;))" office:value-type="string" office:string-value="02 13:35:59,0" calcext:value-type="string">
            <text:p>02 13:35:59,0</text:p>
          </table:table-cell>
          <table:table-cell table:formula="of:=IF ([.J376]&lt;&gt;&quot;&quot;;[.J376]+[.C376];[.G375]+[.C376])" office:value-type="float" office:value="1446653137" calcext:value-type="float">
            <text:p>1446653137</text:p>
          </table:table-cell>
          <table:table-cell table:formula="of:=[.G376]/86400+DATEVALUE(&quot;1970-01-01 00:00:00&quot;)" office:value-type="date" office:date-value="2015-11-04T16:05:37" calcext:value-type="date">
            <text:p>2015/11/04 16:05:37</text:p>
          </table:table-cell>
          <table:table-cell table:number-columns-repeated="6"/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table:formula="of:=[.A377]*1000*50" office:value-type="float" office:value="18800000" calcext:value-type="float">
            <text:p>1880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377]/60);60);&quot;00&quot;);&quot;:&quot;;TEXT(MOD([.C377];60);&quot;00,0&quot;))" office:value-type="string" office:string-value="09:15,0" calcext:value-type="string">
            <text:p>09:15,0</text:p>
          </table:table-cell>
          <table:table-cell table:formula="of:=[.C377]+[.E376]" office:value-type="float" office:value="222314" calcext:value-type="float">
            <text:p>222314,0</text:p>
          </table:table-cell>
          <table:table-cell table:formula="of:=CONCATENATE(TEXT(INT([.E377]/(60*60*24));&quot;00&quot;);&quot; &quot;;TEXT(MOD(INT([.E377]/(60*60));24);&quot;00&quot;);&quot;:&quot;;TEXT(MOD(INT([.E377]/60);60);&quot;00&quot;);&quot;:&quot;;TEXT(MOD([.E377];60);&quot;00,0&quot;))" office:value-type="string" office:string-value="02 13:45:14,0" calcext:value-type="string">
            <text:p>02 13:45:14,0</text:p>
          </table:table-cell>
          <table:table-cell table:formula="of:=IF ([.J377]&lt;&gt;&quot;&quot;;[.J377]+[.C377];[.G376]+[.C377])" office:value-type="float" office:value="1446653692" calcext:value-type="float">
            <text:p>1446653692</text:p>
          </table:table-cell>
          <table:table-cell table:formula="of:=[.G377]/86400+DATEVALUE(&quot;1970-01-01 00:00:00&quot;)" office:value-type="date" office:date-value="2015-11-04T16:14:52" calcext:value-type="date">
            <text:p>2015/11/04 16:14:52</text:p>
          </table:table-cell>
          <table:table-cell table:number-columns-repeated="6"/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table:formula="of:=[.A378]*1000*50" office:value-type="float" office:value="18850000" calcext:value-type="float">
            <text:p>18850000</text:p>
          </table:table-cell>
          <table:table-cell office:value-type="float" office:value="554" calcext:value-type="float">
            <text:p>554,0</text:p>
          </table:table-cell>
          <table:table-cell table:style-name="ce10" table:formula="of:=CONCATENATE(TEXT(MOD(INT([.C378]/60);60);&quot;00&quot;);&quot;:&quot;;TEXT(MOD([.C378];60);&quot;00,0&quot;))" office:value-type="string" office:string-value="09:14,0" calcext:value-type="string">
            <text:p>09:14,0</text:p>
          </table:table-cell>
          <table:table-cell table:formula="of:=[.C378]+[.E377]" office:value-type="float" office:value="222868" calcext:value-type="float">
            <text:p>222868,0</text:p>
          </table:table-cell>
          <table:table-cell table:formula="of:=CONCATENATE(TEXT(INT([.E378]/(60*60*24));&quot;00&quot;);&quot; &quot;;TEXT(MOD(INT([.E378]/(60*60));24);&quot;00&quot;);&quot;:&quot;;TEXT(MOD(INT([.E378]/60);60);&quot;00&quot;);&quot;:&quot;;TEXT(MOD([.E378];60);&quot;00,0&quot;))" office:value-type="string" office:string-value="02 13:54:28,0" calcext:value-type="string">
            <text:p>02 13:54:28,0</text:p>
          </table:table-cell>
          <table:table-cell table:formula="of:=IF ([.J378]&lt;&gt;&quot;&quot;;[.J378]+[.C378];[.G377]+[.C378])" office:value-type="float" office:value="1446654246" calcext:value-type="float">
            <text:p>1446654246</text:p>
          </table:table-cell>
          <table:table-cell table:formula="of:=[.G378]/86400+DATEVALUE(&quot;1970-01-01 00:00:00&quot;)" office:value-type="date" office:date-value="2015-11-04T16:24:06" calcext:value-type="date">
            <text:p>2015/11/04 16:24:06</text:p>
          </table:table-cell>
          <table:table-cell table:number-columns-repeated="6"/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table:formula="of:=[.A379]*1000*50" office:value-type="float" office:value="18900000" calcext:value-type="float">
            <text:p>1890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379]/60);60);&quot;00&quot;);&quot;:&quot;;TEXT(MOD([.C379];60);&quot;00,0&quot;))" office:value-type="string" office:string-value="09:15,0" calcext:value-type="string">
            <text:p>09:15,0</text:p>
          </table:table-cell>
          <table:table-cell table:formula="of:=[.C379]+[.E378]" office:value-type="float" office:value="223423" calcext:value-type="float">
            <text:p>223423,0</text:p>
          </table:table-cell>
          <table:table-cell table:formula="of:=CONCATENATE(TEXT(INT([.E379]/(60*60*24));&quot;00&quot;);&quot; &quot;;TEXT(MOD(INT([.E379]/(60*60));24);&quot;00&quot;);&quot;:&quot;;TEXT(MOD(INT([.E379]/60);60);&quot;00&quot;);&quot;:&quot;;TEXT(MOD([.E379];60);&quot;00,0&quot;))" office:value-type="string" office:string-value="02 14:03:43,0" calcext:value-type="string">
            <text:p>02 14:03:43,0</text:p>
          </table:table-cell>
          <table:table-cell table:formula="of:=IF ([.J379]&lt;&gt;&quot;&quot;;[.J379]+[.C379];[.G378]+[.C379])" office:value-type="float" office:value="1446654801" calcext:value-type="float">
            <text:p>1446654801</text:p>
          </table:table-cell>
          <table:table-cell table:formula="of:=[.G379]/86400+DATEVALUE(&quot;1970-01-01 00:00:00&quot;)" office:value-type="date" office:date-value="2015-11-04T16:33:21" calcext:value-type="date">
            <text:p>2015/11/04 16:33:21</text:p>
          </table:table-cell>
          <table:table-cell table:number-columns-repeated="6"/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table:formula="of:=[.A380]*1000*50" office:value-type="float" office:value="18950000" calcext:value-type="float">
            <text:p>1895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380]/60);60);&quot;00&quot;);&quot;:&quot;;TEXT(MOD([.C380];60);&quot;00,0&quot;))" office:value-type="string" office:string-value="09:15,0" calcext:value-type="string">
            <text:p>09:15,0</text:p>
          </table:table-cell>
          <table:table-cell table:formula="of:=[.C380]+[.E379]" office:value-type="float" office:value="223978" calcext:value-type="float">
            <text:p>223978,0</text:p>
          </table:table-cell>
          <table:table-cell table:formula="of:=CONCATENATE(TEXT(INT([.E380]/(60*60*24));&quot;00&quot;);&quot; &quot;;TEXT(MOD(INT([.E380]/(60*60));24);&quot;00&quot;);&quot;:&quot;;TEXT(MOD(INT([.E380]/60);60);&quot;00&quot;);&quot;:&quot;;TEXT(MOD([.E380];60);&quot;00,0&quot;))" office:value-type="string" office:string-value="02 14:12:58,0" calcext:value-type="string">
            <text:p>02 14:12:58,0</text:p>
          </table:table-cell>
          <table:table-cell table:formula="of:=IF ([.J380]&lt;&gt;&quot;&quot;;[.J380]+[.C380];[.G379]+[.C380])" office:value-type="float" office:value="1446655356" calcext:value-type="float">
            <text:p>1446655356</text:p>
          </table:table-cell>
          <table:table-cell table:formula="of:=[.G380]/86400+DATEVALUE(&quot;1970-01-01 00:00:00&quot;)" office:value-type="date" office:date-value="2015-11-04T16:42:36" calcext:value-type="date">
            <text:p>2015/11/04 16:42:36</text:p>
          </table:table-cell>
          <table:table-cell table:number-columns-repeated="6"/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table:formula="of:=[.A381]*1000*50" office:value-type="float" office:value="19000000" calcext:value-type="float">
            <text:p>19000000</text:p>
          </table:table-cell>
          <table:table-cell office:value-type="float" office:value="554" calcext:value-type="float">
            <text:p>554,0</text:p>
          </table:table-cell>
          <table:table-cell table:style-name="ce10" table:formula="of:=CONCATENATE(TEXT(MOD(INT([.C381]/60);60);&quot;00&quot;);&quot;:&quot;;TEXT(MOD([.C381];60);&quot;00,0&quot;))" office:value-type="string" office:string-value="09:14,0" calcext:value-type="string">
            <text:p>09:14,0</text:p>
          </table:table-cell>
          <table:table-cell table:formula="of:=[.C381]+[.E380]" office:value-type="float" office:value="224532" calcext:value-type="float">
            <text:p>224532,0</text:p>
          </table:table-cell>
          <table:table-cell table:formula="of:=CONCATENATE(TEXT(INT([.E381]/(60*60*24));&quot;00&quot;);&quot; &quot;;TEXT(MOD(INT([.E381]/(60*60));24);&quot;00&quot;);&quot;:&quot;;TEXT(MOD(INT([.E381]/60);60);&quot;00&quot;);&quot;:&quot;;TEXT(MOD([.E381];60);&quot;00,0&quot;))" office:value-type="string" office:string-value="02 14:22:12,0" calcext:value-type="string">
            <text:p>02 14:22:12,0</text:p>
          </table:table-cell>
          <table:table-cell table:formula="of:=IF ([.J381]&lt;&gt;&quot;&quot;;[.J381]+[.C381];[.G380]+[.C381])" office:value-type="float" office:value="1446655910" calcext:value-type="float">
            <text:p>1446655910</text:p>
          </table:table-cell>
          <table:table-cell table:formula="of:=[.G381]/86400+DATEVALUE(&quot;1970-01-01 00:00:00&quot;)" office:value-type="date" office:date-value="2015-11-04T16:51:50" calcext:value-type="date">
            <text:p>2015/11/04 16:51:50</text:p>
          </table:table-cell>
          <table:table-cell table:number-columns-repeated="6"/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table:formula="of:=[.A382]*1000*50" office:value-type="float" office:value="19050000" calcext:value-type="float">
            <text:p>19050000</text:p>
          </table:table-cell>
          <table:table-cell office:value-type="float" office:value="554" calcext:value-type="float">
            <text:p>554,0</text:p>
          </table:table-cell>
          <table:table-cell table:style-name="ce10" table:formula="of:=CONCATENATE(TEXT(MOD(INT([.C382]/60);60);&quot;00&quot;);&quot;:&quot;;TEXT(MOD([.C382];60);&quot;00,0&quot;))" office:value-type="string" office:string-value="09:14,0" calcext:value-type="string">
            <text:p>09:14,0</text:p>
          </table:table-cell>
          <table:table-cell table:formula="of:=[.C382]+[.E381]" office:value-type="float" office:value="225086" calcext:value-type="float">
            <text:p>225086,0</text:p>
          </table:table-cell>
          <table:table-cell table:formula="of:=CONCATENATE(TEXT(INT([.E382]/(60*60*24));&quot;00&quot;);&quot; &quot;;TEXT(MOD(INT([.E382]/(60*60));24);&quot;00&quot;);&quot;:&quot;;TEXT(MOD(INT([.E382]/60);60);&quot;00&quot;);&quot;:&quot;;TEXT(MOD([.E382];60);&quot;00,0&quot;))" office:value-type="string" office:string-value="02 14:31:26,0" calcext:value-type="string">
            <text:p>02 14:31:26,0</text:p>
          </table:table-cell>
          <table:table-cell table:formula="of:=IF ([.J382]&lt;&gt;&quot;&quot;;[.J382]+[.C382];[.G381]+[.C382])" office:value-type="float" office:value="1446656464" calcext:value-type="float">
            <text:p>1446656464</text:p>
          </table:table-cell>
          <table:table-cell table:formula="of:=[.G382]/86400+DATEVALUE(&quot;1970-01-01 00:00:00&quot;)" office:value-type="date" office:date-value="2015-11-04T17:01:04" calcext:value-type="date">
            <text:p>2015/11/04 17:01:04</text:p>
          </table:table-cell>
          <table:table-cell table:number-columns-repeated="6"/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table:formula="of:=[.A383]*1000*50" office:value-type="float" office:value="19100000" calcext:value-type="float">
            <text:p>1910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383]/60);60);&quot;00&quot;);&quot;:&quot;;TEXT(MOD([.C383];60);&quot;00,0&quot;))" office:value-type="string" office:string-value="09:15,0" calcext:value-type="string">
            <text:p>09:15,0</text:p>
          </table:table-cell>
          <table:table-cell table:formula="of:=[.C383]+[.E382]" office:value-type="float" office:value="225641" calcext:value-type="float">
            <text:p>225641,0</text:p>
          </table:table-cell>
          <table:table-cell table:formula="of:=CONCATENATE(TEXT(INT([.E383]/(60*60*24));&quot;00&quot;);&quot; &quot;;TEXT(MOD(INT([.E383]/(60*60));24);&quot;00&quot;);&quot;:&quot;;TEXT(MOD(INT([.E383]/60);60);&quot;00&quot;);&quot;:&quot;;TEXT(MOD([.E383];60);&quot;00,0&quot;))" office:value-type="string" office:string-value="02 14:40:41,0" calcext:value-type="string">
            <text:p>02 14:40:41,0</text:p>
          </table:table-cell>
          <table:table-cell table:formula="of:=IF ([.J383]&lt;&gt;&quot;&quot;;[.J383]+[.C383];[.G382]+[.C383])" office:value-type="float" office:value="1446657019" calcext:value-type="float">
            <text:p>1446657019</text:p>
          </table:table-cell>
          <table:table-cell table:formula="of:=[.G383]/86400+DATEVALUE(&quot;1970-01-01 00:00:00&quot;)" office:value-type="date" office:date-value="2015-11-04T17:10:19" calcext:value-type="date">
            <text:p>2015/11/04 17:10:19</text:p>
          </table:table-cell>
          <table:table-cell table:number-columns-repeated="6"/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table:formula="of:=[.A384]*1000*50" office:value-type="float" office:value="19150000" calcext:value-type="float">
            <text:p>19150000</text:p>
          </table:table-cell>
          <table:table-cell office:value-type="float" office:value="554" calcext:value-type="float">
            <text:p>554,0</text:p>
          </table:table-cell>
          <table:table-cell table:style-name="ce10" table:formula="of:=CONCATENATE(TEXT(MOD(INT([.C384]/60);60);&quot;00&quot;);&quot;:&quot;;TEXT(MOD([.C384];60);&quot;00,0&quot;))" office:value-type="string" office:string-value="09:14,0" calcext:value-type="string">
            <text:p>09:14,0</text:p>
          </table:table-cell>
          <table:table-cell table:formula="of:=[.C384]+[.E383]" office:value-type="float" office:value="226195" calcext:value-type="float">
            <text:p>226195,0</text:p>
          </table:table-cell>
          <table:table-cell table:formula="of:=CONCATENATE(TEXT(INT([.E384]/(60*60*24));&quot;00&quot;);&quot; &quot;;TEXT(MOD(INT([.E384]/(60*60));24);&quot;00&quot;);&quot;:&quot;;TEXT(MOD(INT([.E384]/60);60);&quot;00&quot;);&quot;:&quot;;TEXT(MOD([.E384];60);&quot;00,0&quot;))" office:value-type="string" office:string-value="02 14:49:55,0" calcext:value-type="string">
            <text:p>02 14:49:55,0</text:p>
          </table:table-cell>
          <table:table-cell table:formula="of:=IF ([.J384]&lt;&gt;&quot;&quot;;[.J384]+[.C384];[.G383]+[.C384])" office:value-type="float" office:value="1446657573" calcext:value-type="float">
            <text:p>1446657573</text:p>
          </table:table-cell>
          <table:table-cell table:formula="of:=[.G384]/86400+DATEVALUE(&quot;1970-01-01 00:00:00&quot;)" office:value-type="date" office:date-value="2015-11-04T17:19:33" calcext:value-type="date">
            <text:p>2015/11/04 17:19:33</text:p>
          </table:table-cell>
          <table:table-cell table:number-columns-repeated="6"/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table:formula="of:=[.A385]*1000*50" office:value-type="float" office:value="19200000" calcext:value-type="float">
            <text:p>1920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385]/60);60);&quot;00&quot;);&quot;:&quot;;TEXT(MOD([.C385];60);&quot;00,0&quot;))" office:value-type="string" office:string-value="09:15,0" calcext:value-type="string">
            <text:p>09:15,0</text:p>
          </table:table-cell>
          <table:table-cell table:formula="of:=[.C385]+[.E384]" office:value-type="float" office:value="226750" calcext:value-type="float">
            <text:p>226750,0</text:p>
          </table:table-cell>
          <table:table-cell table:formula="of:=CONCATENATE(TEXT(INT([.E385]/(60*60*24));&quot;00&quot;);&quot; &quot;;TEXT(MOD(INT([.E385]/(60*60));24);&quot;00&quot;);&quot;:&quot;;TEXT(MOD(INT([.E385]/60);60);&quot;00&quot;);&quot;:&quot;;TEXT(MOD([.E385];60);&quot;00,0&quot;))" office:value-type="string" office:string-value="02 14:59:10,0" calcext:value-type="string">
            <text:p>02 14:59:10,0</text:p>
          </table:table-cell>
          <table:table-cell table:formula="of:=IF ([.J385]&lt;&gt;&quot;&quot;;[.J385]+[.C385];[.G384]+[.C385])" office:value-type="float" office:value="1446658128" calcext:value-type="float">
            <text:p>1446658128</text:p>
          </table:table-cell>
          <table:table-cell table:formula="of:=[.G385]/86400+DATEVALUE(&quot;1970-01-01 00:00:00&quot;)" office:value-type="date" office:date-value="2015-11-04T17:28:48" calcext:value-type="date">
            <text:p>2015/11/04 17:28:48</text:p>
          </table:table-cell>
          <table:table-cell table:number-columns-repeated="6"/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table:formula="of:=[.A386]*1000*50" office:value-type="float" office:value="19250000" calcext:value-type="float">
            <text:p>19250000</text:p>
          </table:table-cell>
          <table:table-cell office:value-type="float" office:value="554" calcext:value-type="float">
            <text:p>554,0</text:p>
          </table:table-cell>
          <table:table-cell table:style-name="ce10" table:formula="of:=CONCATENATE(TEXT(MOD(INT([.C386]/60);60);&quot;00&quot;);&quot;:&quot;;TEXT(MOD([.C386];60);&quot;00,0&quot;))" office:value-type="string" office:string-value="09:14,0" calcext:value-type="string">
            <text:p>09:14,0</text:p>
          </table:table-cell>
          <table:table-cell table:formula="of:=[.C386]+[.E385]" office:value-type="float" office:value="227304" calcext:value-type="float">
            <text:p>227304,0</text:p>
          </table:table-cell>
          <table:table-cell table:formula="of:=CONCATENATE(TEXT(INT([.E386]/(60*60*24));&quot;00&quot;);&quot; &quot;;TEXT(MOD(INT([.E386]/(60*60));24);&quot;00&quot;);&quot;:&quot;;TEXT(MOD(INT([.E386]/60);60);&quot;00&quot;);&quot;:&quot;;TEXT(MOD([.E386];60);&quot;00,0&quot;))" office:value-type="string" office:string-value="02 15:08:24,0" calcext:value-type="string">
            <text:p>02 15:08:24,0</text:p>
          </table:table-cell>
          <table:table-cell table:formula="of:=IF ([.J386]&lt;&gt;&quot;&quot;;[.J386]+[.C386];[.G385]+[.C386])" office:value-type="float" office:value="1446658682" calcext:value-type="float">
            <text:p>1446658682</text:p>
          </table:table-cell>
          <table:table-cell table:formula="of:=[.G386]/86400+DATEVALUE(&quot;1970-01-01 00:00:00&quot;)" office:value-type="date" office:date-value="2015-11-04T17:38:02" calcext:value-type="date">
            <text:p>2015/11/04 17:38:02</text:p>
          </table:table-cell>
          <table:table-cell table:number-columns-repeated="6"/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table:formula="of:=[.A387]*1000*50" office:value-type="float" office:value="19300000" calcext:value-type="float">
            <text:p>1930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387]/60);60);&quot;00&quot;);&quot;:&quot;;TEXT(MOD([.C387];60);&quot;00,0&quot;))" office:value-type="string" office:string-value="09:15,0" calcext:value-type="string">
            <text:p>09:15,0</text:p>
          </table:table-cell>
          <table:table-cell table:formula="of:=[.C387]+[.E386]" office:value-type="float" office:value="227859" calcext:value-type="float">
            <text:p>227859,0</text:p>
          </table:table-cell>
          <table:table-cell table:formula="of:=CONCATENATE(TEXT(INT([.E387]/(60*60*24));&quot;00&quot;);&quot; &quot;;TEXT(MOD(INT([.E387]/(60*60));24);&quot;00&quot;);&quot;:&quot;;TEXT(MOD(INT([.E387]/60);60);&quot;00&quot;);&quot;:&quot;;TEXT(MOD([.E387];60);&quot;00,0&quot;))" office:value-type="string" office:string-value="02 15:17:39,0" calcext:value-type="string">
            <text:p>02 15:17:39,0</text:p>
          </table:table-cell>
          <table:table-cell table:formula="of:=IF ([.J387]&lt;&gt;&quot;&quot;;[.J387]+[.C387];[.G386]+[.C387])" office:value-type="float" office:value="1446659237" calcext:value-type="float">
            <text:p>1446659237</text:p>
          </table:table-cell>
          <table:table-cell table:formula="of:=[.G387]/86400+DATEVALUE(&quot;1970-01-01 00:00:00&quot;)" office:value-type="date" office:date-value="2015-11-04T17:47:17" calcext:value-type="date">
            <text:p>2015/11/04 17:47:17</text:p>
          </table:table-cell>
          <table:table-cell table:number-columns-repeated="6"/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table:formula="of:=[.A388]*1000*50" office:value-type="float" office:value="19350000" calcext:value-type="float">
            <text:p>19350000</text:p>
          </table:table-cell>
          <table:table-cell office:value-type="float" office:value="554" calcext:value-type="float">
            <text:p>554,0</text:p>
          </table:table-cell>
          <table:table-cell table:style-name="ce10" table:formula="of:=CONCATENATE(TEXT(MOD(INT([.C388]/60);60);&quot;00&quot;);&quot;:&quot;;TEXT(MOD([.C388];60);&quot;00,0&quot;))" office:value-type="string" office:string-value="09:14,0" calcext:value-type="string">
            <text:p>09:14,0</text:p>
          </table:table-cell>
          <table:table-cell table:formula="of:=[.C388]+[.E387]" office:value-type="float" office:value="228413" calcext:value-type="float">
            <text:p>228413,0</text:p>
          </table:table-cell>
          <table:table-cell table:formula="of:=CONCATENATE(TEXT(INT([.E388]/(60*60*24));&quot;00&quot;);&quot; &quot;;TEXT(MOD(INT([.E388]/(60*60));24);&quot;00&quot;);&quot;:&quot;;TEXT(MOD(INT([.E388]/60);60);&quot;00&quot;);&quot;:&quot;;TEXT(MOD([.E388];60);&quot;00,0&quot;))" office:value-type="string" office:string-value="02 15:26:53,0" calcext:value-type="string">
            <text:p>02 15:26:53,0</text:p>
          </table:table-cell>
          <table:table-cell table:formula="of:=IF ([.J388]&lt;&gt;&quot;&quot;;[.J388]+[.C388];[.G387]+[.C388])" office:value-type="float" office:value="1446659791" calcext:value-type="float">
            <text:p>1446659791</text:p>
          </table:table-cell>
          <table:table-cell table:formula="of:=[.G388]/86400+DATEVALUE(&quot;1970-01-01 00:00:00&quot;)" office:value-type="date" office:date-value="2015-11-04T17:56:31" calcext:value-type="date">
            <text:p>2015/11/04 17:56:31</text:p>
          </table:table-cell>
          <table:table-cell table:number-columns-repeated="6"/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 table:formula="of:=[.A389]*1000*50" office:value-type="float" office:value="19400000" calcext:value-type="float">
            <text:p>19400000</text:p>
          </table:table-cell>
          <table:table-cell office:value-type="float" office:value="554" calcext:value-type="float">
            <text:p>554,0</text:p>
          </table:table-cell>
          <table:table-cell table:style-name="ce10" table:formula="of:=CONCATENATE(TEXT(MOD(INT([.C389]/60);60);&quot;00&quot;);&quot;:&quot;;TEXT(MOD([.C389];60);&quot;00,0&quot;))" office:value-type="string" office:string-value="09:14,0" calcext:value-type="string">
            <text:p>09:14,0</text:p>
          </table:table-cell>
          <table:table-cell table:formula="of:=[.C389]+[.E388]" office:value-type="float" office:value="228967" calcext:value-type="float">
            <text:p>228967,0</text:p>
          </table:table-cell>
          <table:table-cell table:formula="of:=CONCATENATE(TEXT(INT([.E389]/(60*60*24));&quot;00&quot;);&quot; &quot;;TEXT(MOD(INT([.E389]/(60*60));24);&quot;00&quot;);&quot;:&quot;;TEXT(MOD(INT([.E389]/60);60);&quot;00&quot;);&quot;:&quot;;TEXT(MOD([.E389];60);&quot;00,0&quot;))" office:value-type="string" office:string-value="02 15:36:07,0" calcext:value-type="string">
            <text:p>02 15:36:07,0</text:p>
          </table:table-cell>
          <table:table-cell table:formula="of:=IF ([.J389]&lt;&gt;&quot;&quot;;[.J389]+[.C389];[.G388]+[.C389])" office:value-type="float" office:value="1446660345" calcext:value-type="float">
            <text:p>1446660345</text:p>
          </table:table-cell>
          <table:table-cell table:formula="of:=[.G389]/86400+DATEVALUE(&quot;1970-01-01 00:00:00&quot;)" office:value-type="date" office:date-value="2015-11-04T18:05:45" calcext:value-type="date">
            <text:p>2015/11/04 18:05:45</text:p>
          </table:table-cell>
          <table:table-cell table:number-columns-repeated="6"/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table:formula="of:=[.A390]*1000*50" office:value-type="float" office:value="19450000" calcext:value-type="float">
            <text:p>1945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390]/60);60);&quot;00&quot;);&quot;:&quot;;TEXT(MOD([.C390];60);&quot;00,0&quot;))" office:value-type="string" office:string-value="09:15,0" calcext:value-type="string">
            <text:p>09:15,0</text:p>
          </table:table-cell>
          <table:table-cell table:formula="of:=[.C390]+[.E389]" office:value-type="float" office:value="229522" calcext:value-type="float">
            <text:p>229522,0</text:p>
          </table:table-cell>
          <table:table-cell table:formula="of:=CONCATENATE(TEXT(INT([.E390]/(60*60*24));&quot;00&quot;);&quot; &quot;;TEXT(MOD(INT([.E390]/(60*60));24);&quot;00&quot;);&quot;:&quot;;TEXT(MOD(INT([.E390]/60);60);&quot;00&quot;);&quot;:&quot;;TEXT(MOD([.E390];60);&quot;00,0&quot;))" office:value-type="string" office:string-value="02 15:45:22,0" calcext:value-type="string">
            <text:p>02 15:45:22,0</text:p>
          </table:table-cell>
          <table:table-cell table:formula="of:=IF ([.J390]&lt;&gt;&quot;&quot;;[.J390]+[.C390];[.G389]+[.C390])" office:value-type="float" office:value="1446660900" calcext:value-type="float">
            <text:p>1446660900</text:p>
          </table:table-cell>
          <table:table-cell table:formula="of:=[.G390]/86400+DATEVALUE(&quot;1970-01-01 00:00:00&quot;)" office:value-type="date" office:date-value="2015-11-04T18:15:00" calcext:value-type="date">
            <text:p>2015/11/04 18:15:00</text:p>
          </table:table-cell>
          <table:table-cell table:number-columns-repeated="6"/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table:formula="of:=[.A391]*1000*50" office:value-type="float" office:value="19500000" calcext:value-type="float">
            <text:p>19500000</text:p>
          </table:table-cell>
          <table:table-cell office:value-type="float" office:value="554" calcext:value-type="float">
            <text:p>554,0</text:p>
          </table:table-cell>
          <table:table-cell table:style-name="ce10" table:formula="of:=CONCATENATE(TEXT(MOD(INT([.C391]/60);60);&quot;00&quot;);&quot;:&quot;;TEXT(MOD([.C391];60);&quot;00,0&quot;))" office:value-type="string" office:string-value="09:14,0" calcext:value-type="string">
            <text:p>09:14,0</text:p>
          </table:table-cell>
          <table:table-cell table:formula="of:=[.C391]+[.E390]" office:value-type="float" office:value="230076" calcext:value-type="float">
            <text:p>230076,0</text:p>
          </table:table-cell>
          <table:table-cell table:formula="of:=CONCATENATE(TEXT(INT([.E391]/(60*60*24));&quot;00&quot;);&quot; &quot;;TEXT(MOD(INT([.E391]/(60*60));24);&quot;00&quot;);&quot;:&quot;;TEXT(MOD(INT([.E391]/60);60);&quot;00&quot;);&quot;:&quot;;TEXT(MOD([.E391];60);&quot;00,0&quot;))" office:value-type="string" office:string-value="02 15:54:36,0" calcext:value-type="string">
            <text:p>02 15:54:36,0</text:p>
          </table:table-cell>
          <table:table-cell table:formula="of:=IF ([.J391]&lt;&gt;&quot;&quot;;[.J391]+[.C391];[.G390]+[.C391])" office:value-type="float" office:value="1446661454" calcext:value-type="float">
            <text:p>1446661454</text:p>
          </table:table-cell>
          <table:table-cell table:formula="of:=[.G391]/86400+DATEVALUE(&quot;1970-01-01 00:00:00&quot;)" office:value-type="date" office:date-value="2015-11-04T18:24:14" calcext:value-type="date">
            <text:p>2015/11/04 18:24:14</text:p>
          </table:table-cell>
          <table:table-cell table:number-columns-repeated="6"/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table:formula="of:=[.A392]*1000*50" office:value-type="float" office:value="19550000" calcext:value-type="float">
            <text:p>1955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392]/60);60);&quot;00&quot;);&quot;:&quot;;TEXT(MOD([.C392];60);&quot;00,0&quot;))" office:value-type="string" office:string-value="09:15,0" calcext:value-type="string">
            <text:p>09:15,0</text:p>
          </table:table-cell>
          <table:table-cell table:formula="of:=[.C392]+[.E391]" office:value-type="float" office:value="230631" calcext:value-type="float">
            <text:p>230631,0</text:p>
          </table:table-cell>
          <table:table-cell table:formula="of:=CONCATENATE(TEXT(INT([.E392]/(60*60*24));&quot;00&quot;);&quot; &quot;;TEXT(MOD(INT([.E392]/(60*60));24);&quot;00&quot;);&quot;:&quot;;TEXT(MOD(INT([.E392]/60);60);&quot;00&quot;);&quot;:&quot;;TEXT(MOD([.E392];60);&quot;00,0&quot;))" office:value-type="string" office:string-value="02 16:03:51,0" calcext:value-type="string">
            <text:p>02 16:03:51,0</text:p>
          </table:table-cell>
          <table:table-cell table:formula="of:=IF ([.J392]&lt;&gt;&quot;&quot;;[.J392]+[.C392];[.G391]+[.C392])" office:value-type="float" office:value="1446662009" calcext:value-type="float">
            <text:p>1446662009</text:p>
          </table:table-cell>
          <table:table-cell table:formula="of:=[.G392]/86400+DATEVALUE(&quot;1970-01-01 00:00:00&quot;)" office:value-type="date" office:date-value="2015-11-04T18:33:29" calcext:value-type="date">
            <text:p>2015/11/04 18:33:29</text:p>
          </table:table-cell>
          <table:table-cell table:number-columns-repeated="6"/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table:formula="of:=[.A393]*1000*50" office:value-type="float" office:value="19600000" calcext:value-type="float">
            <text:p>19600000</text:p>
          </table:table-cell>
          <table:table-cell office:value-type="float" office:value="554" calcext:value-type="float">
            <text:p>554,0</text:p>
          </table:table-cell>
          <table:table-cell table:style-name="ce10" table:formula="of:=CONCATENATE(TEXT(MOD(INT([.C393]/60);60);&quot;00&quot;);&quot;:&quot;;TEXT(MOD([.C393];60);&quot;00,0&quot;))" office:value-type="string" office:string-value="09:14,0" calcext:value-type="string">
            <text:p>09:14,0</text:p>
          </table:table-cell>
          <table:table-cell table:formula="of:=[.C393]+[.E392]" office:value-type="float" office:value="231185" calcext:value-type="float">
            <text:p>231185,0</text:p>
          </table:table-cell>
          <table:table-cell table:formula="of:=CONCATENATE(TEXT(INT([.E393]/(60*60*24));&quot;00&quot;);&quot; &quot;;TEXT(MOD(INT([.E393]/(60*60));24);&quot;00&quot;);&quot;:&quot;;TEXT(MOD(INT([.E393]/60);60);&quot;00&quot;);&quot;:&quot;;TEXT(MOD([.E393];60);&quot;00,0&quot;))" office:value-type="string" office:string-value="02 16:13:05,0" calcext:value-type="string">
            <text:p>02 16:13:05,0</text:p>
          </table:table-cell>
          <table:table-cell table:formula="of:=IF ([.J393]&lt;&gt;&quot;&quot;;[.J393]+[.C393];[.G392]+[.C393])" office:value-type="float" office:value="1446662563" calcext:value-type="float">
            <text:p>1446662563</text:p>
          </table:table-cell>
          <table:table-cell table:formula="of:=[.G393]/86400+DATEVALUE(&quot;1970-01-01 00:00:00&quot;)" office:value-type="date" office:date-value="2015-11-04T18:42:43" calcext:value-type="date">
            <text:p>2015/11/04 18:42:43</text:p>
          </table:table-cell>
          <table:table-cell table:number-columns-repeated="6"/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table:formula="of:=[.A394]*1000*50" office:value-type="float" office:value="19650000" calcext:value-type="float">
            <text:p>1965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394]/60);60);&quot;00&quot;);&quot;:&quot;;TEXT(MOD([.C394];60);&quot;00,0&quot;))" office:value-type="string" office:string-value="09:15,0" calcext:value-type="string">
            <text:p>09:15,0</text:p>
          </table:table-cell>
          <table:table-cell table:formula="of:=[.C394]+[.E393]" office:value-type="float" office:value="231740" calcext:value-type="float">
            <text:p>231740,0</text:p>
          </table:table-cell>
          <table:table-cell table:formula="of:=CONCATENATE(TEXT(INT([.E394]/(60*60*24));&quot;00&quot;);&quot; &quot;;TEXT(MOD(INT([.E394]/(60*60));24);&quot;00&quot;);&quot;:&quot;;TEXT(MOD(INT([.E394]/60);60);&quot;00&quot;);&quot;:&quot;;TEXT(MOD([.E394];60);&quot;00,0&quot;))" office:value-type="string" office:string-value="02 16:22:20,0" calcext:value-type="string">
            <text:p>02 16:22:20,0</text:p>
          </table:table-cell>
          <table:table-cell table:formula="of:=IF ([.J394]&lt;&gt;&quot;&quot;;[.J394]+[.C394];[.G393]+[.C394])" office:value-type="float" office:value="1446663118" calcext:value-type="float">
            <text:p>1446663118</text:p>
          </table:table-cell>
          <table:table-cell table:formula="of:=[.G394]/86400+DATEVALUE(&quot;1970-01-01 00:00:00&quot;)" office:value-type="date" office:date-value="2015-11-04T18:51:58" calcext:value-type="date">
            <text:p>2015/11/04 18:51:58</text:p>
          </table:table-cell>
          <table:table-cell table:number-columns-repeated="6"/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table:formula="of:=[.A395]*1000*50" office:value-type="float" office:value="19700000" calcext:value-type="float">
            <text:p>1970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395]/60);60);&quot;00&quot;);&quot;:&quot;;TEXT(MOD([.C395];60);&quot;00,0&quot;))" office:value-type="string" office:string-value="09:15,0" calcext:value-type="string">
            <text:p>09:15,0</text:p>
          </table:table-cell>
          <table:table-cell table:formula="of:=[.C395]+[.E394]" office:value-type="float" office:value="232295" calcext:value-type="float">
            <text:p>232295,0</text:p>
          </table:table-cell>
          <table:table-cell table:formula="of:=CONCATENATE(TEXT(INT([.E395]/(60*60*24));&quot;00&quot;);&quot; &quot;;TEXT(MOD(INT([.E395]/(60*60));24);&quot;00&quot;);&quot;:&quot;;TEXT(MOD(INT([.E395]/60);60);&quot;00&quot;);&quot;:&quot;;TEXT(MOD([.E395];60);&quot;00,0&quot;))" office:value-type="string" office:string-value="02 16:31:35,0" calcext:value-type="string">
            <text:p>02 16:31:35,0</text:p>
          </table:table-cell>
          <table:table-cell table:formula="of:=IF ([.J395]&lt;&gt;&quot;&quot;;[.J395]+[.C395];[.G394]+[.C395])" office:value-type="float" office:value="1446663673" calcext:value-type="float">
            <text:p>1446663673</text:p>
          </table:table-cell>
          <table:table-cell table:formula="of:=[.G395]/86400+DATEVALUE(&quot;1970-01-01 00:00:00&quot;)" office:value-type="date" office:date-value="2015-11-04T19:01:13" calcext:value-type="date">
            <text:p>2015/11/04 19:01:13</text:p>
          </table:table-cell>
          <table:table-cell table:number-columns-repeated="6"/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table:formula="of:=[.A396]*1000*50" office:value-type="float" office:value="19750000" calcext:value-type="float">
            <text:p>19750000</text:p>
          </table:table-cell>
          <table:table-cell office:value-type="float" office:value="554" calcext:value-type="float">
            <text:p>554,0</text:p>
          </table:table-cell>
          <table:table-cell table:style-name="ce10" table:formula="of:=CONCATENATE(TEXT(MOD(INT([.C396]/60);60);&quot;00&quot;);&quot;:&quot;;TEXT(MOD([.C396];60);&quot;00,0&quot;))" office:value-type="string" office:string-value="09:14,0" calcext:value-type="string">
            <text:p>09:14,0</text:p>
          </table:table-cell>
          <table:table-cell table:formula="of:=[.C396]+[.E395]" office:value-type="float" office:value="232849" calcext:value-type="float">
            <text:p>232849,0</text:p>
          </table:table-cell>
          <table:table-cell table:formula="of:=CONCATENATE(TEXT(INT([.E396]/(60*60*24));&quot;00&quot;);&quot; &quot;;TEXT(MOD(INT([.E396]/(60*60));24);&quot;00&quot;);&quot;:&quot;;TEXT(MOD(INT([.E396]/60);60);&quot;00&quot;);&quot;:&quot;;TEXT(MOD([.E396];60);&quot;00,0&quot;))" office:value-type="string" office:string-value="02 16:40:49,0" calcext:value-type="string">
            <text:p>02 16:40:49,0</text:p>
          </table:table-cell>
          <table:table-cell table:formula="of:=IF ([.J396]&lt;&gt;&quot;&quot;;[.J396]+[.C396];[.G395]+[.C396])" office:value-type="float" office:value="1446664227" calcext:value-type="float">
            <text:p>1446664227</text:p>
          </table:table-cell>
          <table:table-cell table:formula="of:=[.G396]/86400+DATEVALUE(&quot;1970-01-01 00:00:00&quot;)" office:value-type="date" office:date-value="2015-11-04T19:10:27" calcext:value-type="date">
            <text:p>2015/11/04 19:10:27</text:p>
          </table:table-cell>
          <table:table-cell table:number-columns-repeated="6"/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table:formula="of:=[.A397]*1000*50" office:value-type="float" office:value="19800000" calcext:value-type="float">
            <text:p>19800000</text:p>
          </table:table-cell>
          <table:table-cell office:value-type="float" office:value="589" calcext:value-type="float">
            <text:p>589,0</text:p>
          </table:table-cell>
          <table:table-cell table:style-name="ce10" table:formula="of:=CONCATENATE(TEXT(MOD(INT([.C397]/60);60);&quot;00&quot;);&quot;:&quot;;TEXT(MOD([.C397];60);&quot;00,0&quot;))" office:value-type="string" office:string-value="09:49,0" calcext:value-type="string">
            <text:p>09:49,0</text:p>
          </table:table-cell>
          <table:table-cell table:formula="of:=[.C397]+[.E396]" office:value-type="float" office:value="233438" calcext:value-type="float">
            <text:p>233438,0</text:p>
          </table:table-cell>
          <table:table-cell table:formula="of:=CONCATENATE(TEXT(INT([.E397]/(60*60*24));&quot;00&quot;);&quot; &quot;;TEXT(MOD(INT([.E397]/(60*60));24);&quot;00&quot;);&quot;:&quot;;TEXT(MOD(INT([.E397]/60);60);&quot;00&quot;);&quot;:&quot;;TEXT(MOD([.E397];60);&quot;00,0&quot;))" office:value-type="string" office:string-value="02 16:50:38,0" calcext:value-type="string">
            <text:p>02 16:50:38,0</text:p>
          </table:table-cell>
          <table:table-cell table:formula="of:=IF ([.J397]&lt;&gt;&quot;&quot;;[.J397]+[.C397];[.G396]+[.C397])" office:value-type="float" office:value="1446664816" calcext:value-type="float">
            <text:p>1446664816</text:p>
          </table:table-cell>
          <table:table-cell table:formula="of:=[.G397]/86400+DATEVALUE(&quot;1970-01-01 00:00:00&quot;)" office:value-type="date" office:date-value="2015-11-04T19:20:16" calcext:value-type="date">
            <text:p>2015/11/04 19:20:16</text:p>
          </table:table-cell>
          <table:table-cell table:number-columns-repeated="6"/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table:formula="of:=[.A398]*1000*50" office:value-type="float" office:value="19850000" calcext:value-type="float">
            <text:p>19850000</text:p>
          </table:table-cell>
          <table:table-cell office:value-type="float" office:value="607" calcext:value-type="float">
            <text:p>607,0</text:p>
          </table:table-cell>
          <table:table-cell table:style-name="ce10" table:formula="of:=CONCATENATE(TEXT(MOD(INT([.C398]/60);60);&quot;00&quot;);&quot;:&quot;;TEXT(MOD([.C398];60);&quot;00,0&quot;))" office:value-type="string" office:string-value="10:07,0" calcext:value-type="string">
            <text:p>10:07,0</text:p>
          </table:table-cell>
          <table:table-cell table:formula="of:=[.C398]+[.E397]" office:value-type="float" office:value="234045" calcext:value-type="float">
            <text:p>234045,0</text:p>
          </table:table-cell>
          <table:table-cell table:formula="of:=CONCATENATE(TEXT(INT([.E398]/(60*60*24));&quot;00&quot;);&quot; &quot;;TEXT(MOD(INT([.E398]/(60*60));24);&quot;00&quot;);&quot;:&quot;;TEXT(MOD(INT([.E398]/60);60);&quot;00&quot;);&quot;:&quot;;TEXT(MOD([.E398];60);&quot;00,0&quot;))" office:value-type="string" office:string-value="02 17:00:45,0" calcext:value-type="string">
            <text:p>02 17:00:45,0</text:p>
          </table:table-cell>
          <table:table-cell table:formula="of:=IF ([.J398]&lt;&gt;&quot;&quot;;[.J398]+[.C398];[.G397]+[.C398])" office:value-type="float" office:value="1446665423" calcext:value-type="float">
            <text:p>1446665423</text:p>
          </table:table-cell>
          <table:table-cell table:formula="of:=[.G398]/86400+DATEVALUE(&quot;1970-01-01 00:00:00&quot;)" office:value-type="date" office:date-value="2015-11-04T19:30:23" calcext:value-type="date">
            <text:p>2015/11/04 19:30:23</text:p>
          </table:table-cell>
          <table:table-cell table:number-columns-repeated="6"/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table:formula="of:=[.A399]*1000*50" office:value-type="float" office:value="19900000" calcext:value-type="float">
            <text:p>19900000</text:p>
          </table:table-cell>
          <table:table-cell office:value-type="float" office:value="642" calcext:value-type="float">
            <text:p>642,0</text:p>
          </table:table-cell>
          <table:table-cell table:style-name="ce10" table:formula="of:=CONCATENATE(TEXT(MOD(INT([.C399]/60);60);&quot;00&quot;);&quot;:&quot;;TEXT(MOD([.C399];60);&quot;00,0&quot;))" office:value-type="string" office:string-value="10:42,0" calcext:value-type="string">
            <text:p>10:42,0</text:p>
          </table:table-cell>
          <table:table-cell table:formula="of:=[.C399]+[.E398]" office:value-type="float" office:value="234687" calcext:value-type="float">
            <text:p>234687,0</text:p>
          </table:table-cell>
          <table:table-cell table:formula="of:=CONCATENATE(TEXT(INT([.E399]/(60*60*24));&quot;00&quot;);&quot; &quot;;TEXT(MOD(INT([.E399]/(60*60));24);&quot;00&quot;);&quot;:&quot;;TEXT(MOD(INT([.E399]/60);60);&quot;00&quot;);&quot;:&quot;;TEXT(MOD([.E399];60);&quot;00,0&quot;))" office:value-type="string" office:string-value="02 17:11:27,0" calcext:value-type="string">
            <text:p>02 17:11:27,0</text:p>
          </table:table-cell>
          <table:table-cell table:formula="of:=IF ([.J399]&lt;&gt;&quot;&quot;;[.J399]+[.C399];[.G398]+[.C399])" office:value-type="float" office:value="1446666065" calcext:value-type="float">
            <text:p>1446666065</text:p>
          </table:table-cell>
          <table:table-cell table:formula="of:=[.G399]/86400+DATEVALUE(&quot;1970-01-01 00:00:00&quot;)" office:value-type="date" office:date-value="2015-11-04T19:41:05" calcext:value-type="date">
            <text:p>2015/11/04 19:41:05</text:p>
          </table:table-cell>
          <table:table-cell table:number-columns-repeated="6"/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table:formula="of:=[.A400]*1000*50" office:value-type="float" office:value="19950000" calcext:value-type="float">
            <text:p>19950000</text:p>
          </table:table-cell>
          <table:table-cell office:value-type="float" office:value="648" calcext:value-type="float">
            <text:p>648,0</text:p>
          </table:table-cell>
          <table:table-cell table:style-name="ce10" table:formula="of:=CONCATENATE(TEXT(MOD(INT([.C400]/60);60);&quot;00&quot;);&quot;:&quot;;TEXT(MOD([.C400];60);&quot;00,0&quot;))" office:value-type="string" office:string-value="10:48,0" calcext:value-type="string">
            <text:p>10:48,0</text:p>
          </table:table-cell>
          <table:table-cell table:formula="of:=[.C400]+[.E399]" office:value-type="float" office:value="235335" calcext:value-type="float">
            <text:p>235335,0</text:p>
          </table:table-cell>
          <table:table-cell table:formula="of:=CONCATENATE(TEXT(INT([.E400]/(60*60*24));&quot;00&quot;);&quot; &quot;;TEXT(MOD(INT([.E400]/(60*60));24);&quot;00&quot;);&quot;:&quot;;TEXT(MOD(INT([.E400]/60);60);&quot;00&quot;);&quot;:&quot;;TEXT(MOD([.E400];60);&quot;00,0&quot;))" office:value-type="string" office:string-value="02 17:22:15,0" calcext:value-type="string">
            <text:p>02 17:22:15,0</text:p>
          </table:table-cell>
          <table:table-cell table:formula="of:=IF ([.J400]&lt;&gt;&quot;&quot;;[.J400]+[.C400];[.G399]+[.C400])" office:value-type="float" office:value="1446666713" calcext:value-type="float">
            <text:p>1446666713</text:p>
          </table:table-cell>
          <table:table-cell table:formula="of:=[.G400]/86400+DATEVALUE(&quot;1970-01-01 00:00:00&quot;)" office:value-type="date" office:date-value="2015-11-04T19:51:53" calcext:value-type="date">
            <text:p>2015/11/04 19:51:53</text:p>
          </table:table-cell>
          <table:table-cell table:number-columns-repeated="6"/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 table:formula="of:=[.A401]*1000*50" office:value-type="float" office:value="20000000" calcext:value-type="float">
            <text:p>20000000</text:p>
          </table:table-cell>
          <table:table-cell office:value-type="float" office:value="608" calcext:value-type="float">
            <text:p>608,0</text:p>
          </table:table-cell>
          <table:table-cell table:style-name="ce10" table:formula="of:=CONCATENATE(TEXT(MOD(INT([.C401]/60);60);&quot;00&quot;);&quot;:&quot;;TEXT(MOD([.C401];60);&quot;00,0&quot;))" office:value-type="string" office:string-value="10:08,0" calcext:value-type="string">
            <text:p>10:08,0</text:p>
          </table:table-cell>
          <table:table-cell table:formula="of:=[.C401]+[.E400]" office:value-type="float" office:value="235943" calcext:value-type="float">
            <text:p>235943,0</text:p>
          </table:table-cell>
          <table:table-cell table:formula="of:=CONCATENATE(TEXT(INT([.E401]/(60*60*24));&quot;00&quot;);&quot; &quot;;TEXT(MOD(INT([.E401]/(60*60));24);&quot;00&quot;);&quot;:&quot;;TEXT(MOD(INT([.E401]/60);60);&quot;00&quot;);&quot;:&quot;;TEXT(MOD([.E401];60);&quot;00,0&quot;))" office:value-type="string" office:string-value="02 17:32:23,0" calcext:value-type="string">
            <text:p>02 17:32:23,0</text:p>
          </table:table-cell>
          <table:table-cell table:formula="of:=IF ([.J401]&lt;&gt;&quot;&quot;;[.J401]+[.C401];[.G400]+[.C401])" office:value-type="float" office:value="1446667321" calcext:value-type="float">
            <text:p>1446667321</text:p>
          </table:table-cell>
          <table:table-cell table:formula="of:=[.G401]/86400+DATEVALUE(&quot;1970-01-01 00:00:00&quot;)" office:value-type="date" office:date-value="2015-11-04T20:02:01" calcext:value-type="date">
            <text:p>2015/11/04 20:02:01</text:p>
          </table:table-cell>
          <table:table-cell table:number-columns-repeated="6"/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 table:formula="of:=[.A402]*1000*50" office:value-type="float" office:value="20050000" calcext:value-type="float">
            <text:p>20050000</text:p>
          </table:table-cell>
          <table:table-cell office:value-type="float" office:value="609" calcext:value-type="float">
            <text:p>609,0</text:p>
          </table:table-cell>
          <table:table-cell table:style-name="ce10" table:formula="of:=CONCATENATE(TEXT(MOD(INT([.C402]/60);60);&quot;00&quot;);&quot;:&quot;;TEXT(MOD([.C402];60);&quot;00,0&quot;))" office:value-type="string" office:string-value="10:09,0" calcext:value-type="string">
            <text:p>10:09,0</text:p>
          </table:table-cell>
          <table:table-cell table:formula="of:=[.C402]+[.E401]" office:value-type="float" office:value="236552" calcext:value-type="float">
            <text:p>236552,0</text:p>
          </table:table-cell>
          <table:table-cell table:formula="of:=CONCATENATE(TEXT(INT([.E402]/(60*60*24));&quot;00&quot;);&quot; &quot;;TEXT(MOD(INT([.E402]/(60*60));24);&quot;00&quot;);&quot;:&quot;;TEXT(MOD(INT([.E402]/60);60);&quot;00&quot;);&quot;:&quot;;TEXT(MOD([.E402];60);&quot;00,0&quot;))" office:value-type="string" office:string-value="02 17:42:32,0" calcext:value-type="string">
            <text:p>02 17:42:32,0</text:p>
          </table:table-cell>
          <table:table-cell table:formula="of:=IF ([.J402]&lt;&gt;&quot;&quot;;[.J402]+[.C402];[.G401]+[.C402])" office:value-type="float" office:value="1446667930" calcext:value-type="float">
            <text:p>1446667930</text:p>
          </table:table-cell>
          <table:table-cell table:formula="of:=[.G402]/86400+DATEVALUE(&quot;1970-01-01 00:00:00&quot;)" office:value-type="date" office:date-value="2015-11-04T20:12:10" calcext:value-type="date">
            <text:p>2015/11/04 20:12:10</text:p>
          </table:table-cell>
          <table:table-cell table:number-columns-repeated="6"/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 table:formula="of:=[.A403]*1000*50" office:value-type="float" office:value="20100000" calcext:value-type="float">
            <text:p>20100000</text:p>
          </table:table-cell>
          <table:table-cell office:value-type="float" office:value="673" calcext:value-type="float">
            <text:p>673,0</text:p>
          </table:table-cell>
          <table:table-cell table:style-name="ce10" table:formula="of:=CONCATENATE(TEXT(MOD(INT([.C403]/60);60);&quot;00&quot;);&quot;:&quot;;TEXT(MOD([.C403];60);&quot;00,0&quot;))" office:value-type="string" office:string-value="11:13,0" calcext:value-type="string">
            <text:p>11:13,0</text:p>
          </table:table-cell>
          <table:table-cell table:formula="of:=[.C403]+[.E402]" office:value-type="float" office:value="237225" calcext:value-type="float">
            <text:p>237225,0</text:p>
          </table:table-cell>
          <table:table-cell table:formula="of:=CONCATENATE(TEXT(INT([.E403]/(60*60*24));&quot;00&quot;);&quot; &quot;;TEXT(MOD(INT([.E403]/(60*60));24);&quot;00&quot;);&quot;:&quot;;TEXT(MOD(INT([.E403]/60);60);&quot;00&quot;);&quot;:&quot;;TEXT(MOD([.E403];60);&quot;00,0&quot;))" office:value-type="string" office:string-value="02 17:53:45,0" calcext:value-type="string">
            <text:p>02 17:53:45,0</text:p>
          </table:table-cell>
          <table:table-cell table:formula="of:=IF ([.J403]&lt;&gt;&quot;&quot;;[.J403]+[.C403];[.G402]+[.C403])" office:value-type="float" office:value="1446668603" calcext:value-type="float">
            <text:p>1446668603</text:p>
          </table:table-cell>
          <table:table-cell table:formula="of:=[.G403]/86400+DATEVALUE(&quot;1970-01-01 00:00:00&quot;)" office:value-type="date" office:date-value="2015-11-04T20:23:23" calcext:value-type="date">
            <text:p>2015/11/04 20:23:23</text:p>
          </table:table-cell>
          <table:table-cell table:number-columns-repeated="6"/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 table:formula="of:=[.A404]*1000*50" office:value-type="float" office:value="20150000" calcext:value-type="float">
            <text:p>20150000</text:p>
          </table:table-cell>
          <table:table-cell office:value-type="float" office:value="583" calcext:value-type="float">
            <text:p>583,0</text:p>
          </table:table-cell>
          <table:table-cell table:style-name="ce10" table:formula="of:=CONCATENATE(TEXT(MOD(INT([.C404]/60);60);&quot;00&quot;);&quot;:&quot;;TEXT(MOD([.C404];60);&quot;00,0&quot;))" office:value-type="string" office:string-value="09:43,0" calcext:value-type="string">
            <text:p>09:43,0</text:p>
          </table:table-cell>
          <table:table-cell table:formula="of:=[.C404]+[.E403]" office:value-type="float" office:value="237808" calcext:value-type="float">
            <text:p>237808,0</text:p>
          </table:table-cell>
          <table:table-cell table:formula="of:=CONCATENATE(TEXT(INT([.E404]/(60*60*24));&quot;00&quot;);&quot; &quot;;TEXT(MOD(INT([.E404]/(60*60));24);&quot;00&quot;);&quot;:&quot;;TEXT(MOD(INT([.E404]/60);60);&quot;00&quot;);&quot;:&quot;;TEXT(MOD([.E404];60);&quot;00,0&quot;))" office:value-type="string" office:string-value="02 18:03:28,0" calcext:value-type="string">
            <text:p>02 18:03:28,0</text:p>
          </table:table-cell>
          <table:table-cell table:formula="of:=IF ([.J404]&lt;&gt;&quot;&quot;;[.J404]+[.C404];[.G403]+[.C404])" office:value-type="float" office:value="1446669186" calcext:value-type="float">
            <text:p>1446669186</text:p>
          </table:table-cell>
          <table:table-cell table:formula="of:=[.G404]/86400+DATEVALUE(&quot;1970-01-01 00:00:00&quot;)" office:value-type="date" office:date-value="2015-11-04T20:33:06" calcext:value-type="date">
            <text:p>2015/11/04 20:33:06</text:p>
          </table:table-cell>
          <table:table-cell table:number-columns-repeated="6"/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 table:formula="of:=[.A405]*1000*50" office:value-type="float" office:value="20200000" calcext:value-type="float">
            <text:p>20200000</text:p>
          </table:table-cell>
          <table:table-cell office:value-type="float" office:value="578" calcext:value-type="float">
            <text:p>578,0</text:p>
          </table:table-cell>
          <table:table-cell table:style-name="ce10" table:formula="of:=CONCATENATE(TEXT(MOD(INT([.C405]/60);60);&quot;00&quot;);&quot;:&quot;;TEXT(MOD([.C405];60);&quot;00,0&quot;))" office:value-type="string" office:string-value="09:38,0" calcext:value-type="string">
            <text:p>09:38,0</text:p>
          </table:table-cell>
          <table:table-cell table:formula="of:=[.C405]+[.E404]" office:value-type="float" office:value="238386" calcext:value-type="float">
            <text:p>238386,0</text:p>
          </table:table-cell>
          <table:table-cell table:formula="of:=CONCATENATE(TEXT(INT([.E405]/(60*60*24));&quot;00&quot;);&quot; &quot;;TEXT(MOD(INT([.E405]/(60*60));24);&quot;00&quot;);&quot;:&quot;;TEXT(MOD(INT([.E405]/60);60);&quot;00&quot;);&quot;:&quot;;TEXT(MOD([.E405];60);&quot;00,0&quot;))" office:value-type="string" office:string-value="02 18:13:06,0" calcext:value-type="string">
            <text:p>02 18:13:06,0</text:p>
          </table:table-cell>
          <table:table-cell table:formula="of:=IF ([.J405]&lt;&gt;&quot;&quot;;[.J405]+[.C405];[.G404]+[.C405])" office:value-type="float" office:value="1446669764" calcext:value-type="float">
            <text:p>1446669764</text:p>
          </table:table-cell>
          <table:table-cell table:formula="of:=[.G405]/86400+DATEVALUE(&quot;1970-01-01 00:00:00&quot;)" office:value-type="date" office:date-value="2015-11-04T20:42:44" calcext:value-type="date">
            <text:p>2015/11/04 20:42:44</text:p>
          </table:table-cell>
          <table:table-cell table:number-columns-repeated="6"/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 table:formula="of:=[.A406]*1000*50" office:value-type="float" office:value="20250000" calcext:value-type="float">
            <text:p>20250000</text:p>
          </table:table-cell>
          <table:table-cell office:value-type="float" office:value="571" calcext:value-type="float">
            <text:p>571,0</text:p>
          </table:table-cell>
          <table:table-cell table:style-name="ce10" table:formula="of:=CONCATENATE(TEXT(MOD(INT([.C406]/60);60);&quot;00&quot;);&quot;:&quot;;TEXT(MOD([.C406];60);&quot;00,0&quot;))" office:value-type="string" office:string-value="09:31,0" calcext:value-type="string">
            <text:p>09:31,0</text:p>
          </table:table-cell>
          <table:table-cell table:formula="of:=[.C406]+[.E405]" office:value-type="float" office:value="238957" calcext:value-type="float">
            <text:p>238957,0</text:p>
          </table:table-cell>
          <table:table-cell table:formula="of:=CONCATENATE(TEXT(INT([.E406]/(60*60*24));&quot;00&quot;);&quot; &quot;;TEXT(MOD(INT([.E406]/(60*60));24);&quot;00&quot;);&quot;:&quot;;TEXT(MOD(INT([.E406]/60);60);&quot;00&quot;);&quot;:&quot;;TEXT(MOD([.E406];60);&quot;00,0&quot;))" office:value-type="string" office:string-value="02 18:22:37,0" calcext:value-type="string">
            <text:p>02 18:22:37,0</text:p>
          </table:table-cell>
          <table:table-cell table:formula="of:=IF ([.J406]&lt;&gt;&quot;&quot;;[.J406]+[.C406];[.G405]+[.C406])" office:value-type="float" office:value="1446670335" calcext:value-type="float">
            <text:p>1446670335</text:p>
          </table:table-cell>
          <table:table-cell table:formula="of:=[.G406]/86400+DATEVALUE(&quot;1970-01-01 00:00:00&quot;)" office:value-type="date" office:date-value="2015-11-04T20:52:15" calcext:value-type="date">
            <text:p>2015/11/04 20:52:15</text:p>
          </table:table-cell>
          <table:table-cell table:number-columns-repeated="6"/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 table:formula="of:=[.A407]*1000*50" office:value-type="float" office:value="20300000" calcext:value-type="float">
            <text:p>20300000</text:p>
          </table:table-cell>
          <table:table-cell office:value-type="float" office:value="565" calcext:value-type="float">
            <text:p>565,0</text:p>
          </table:table-cell>
          <table:table-cell table:style-name="ce10" table:formula="of:=CONCATENATE(TEXT(MOD(INT([.C407]/60);60);&quot;00&quot;);&quot;:&quot;;TEXT(MOD([.C407];60);&quot;00,0&quot;))" office:value-type="string" office:string-value="09:25,0" calcext:value-type="string">
            <text:p>09:25,0</text:p>
          </table:table-cell>
          <table:table-cell table:formula="of:=[.C407]+[.E406]" office:value-type="float" office:value="239522" calcext:value-type="float">
            <text:p>239522,0</text:p>
          </table:table-cell>
          <table:table-cell table:formula="of:=CONCATENATE(TEXT(INT([.E407]/(60*60*24));&quot;00&quot;);&quot; &quot;;TEXT(MOD(INT([.E407]/(60*60));24);&quot;00&quot;);&quot;:&quot;;TEXT(MOD(INT([.E407]/60);60);&quot;00&quot;);&quot;:&quot;;TEXT(MOD([.E407];60);&quot;00,0&quot;))" office:value-type="string" office:string-value="02 18:32:02,0" calcext:value-type="string">
            <text:p>02 18:32:02,0</text:p>
          </table:table-cell>
          <table:table-cell table:formula="of:=IF ([.J407]&lt;&gt;&quot;&quot;;[.J407]+[.C407];[.G406]+[.C407])" office:value-type="float" office:value="1446670900" calcext:value-type="float">
            <text:p>1446670900</text:p>
          </table:table-cell>
          <table:table-cell table:formula="of:=[.G407]/86400+DATEVALUE(&quot;1970-01-01 00:00:00&quot;)" office:value-type="date" office:date-value="2015-11-04T21:01:40" calcext:value-type="date">
            <text:p>2015/11/04 21:01:40</text:p>
          </table:table-cell>
          <table:table-cell table:number-columns-repeated="6"/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 table:formula="of:=[.A408]*1000*50" office:value-type="float" office:value="20350000" calcext:value-type="float">
            <text:p>20350000</text:p>
          </table:table-cell>
          <table:table-cell office:value-type="float" office:value="568" calcext:value-type="float">
            <text:p>568,0</text:p>
          </table:table-cell>
          <table:table-cell table:style-name="ce10" table:formula="of:=CONCATENATE(TEXT(MOD(INT([.C408]/60);60);&quot;00&quot;);&quot;:&quot;;TEXT(MOD([.C408];60);&quot;00,0&quot;))" office:value-type="string" office:string-value="09:28,0" calcext:value-type="string">
            <text:p>09:28,0</text:p>
          </table:table-cell>
          <table:table-cell table:formula="of:=[.C408]+[.E407]" office:value-type="float" office:value="240090" calcext:value-type="float">
            <text:p>240090,0</text:p>
          </table:table-cell>
          <table:table-cell table:formula="of:=CONCATENATE(TEXT(INT([.E408]/(60*60*24));&quot;00&quot;);&quot; &quot;;TEXT(MOD(INT([.E408]/(60*60));24);&quot;00&quot;);&quot;:&quot;;TEXT(MOD(INT([.E408]/60);60);&quot;00&quot;);&quot;:&quot;;TEXT(MOD([.E408];60);&quot;00,0&quot;))" office:value-type="string" office:string-value="02 18:41:30,0" calcext:value-type="string">
            <text:p>02 18:41:30,0</text:p>
          </table:table-cell>
          <table:table-cell table:formula="of:=IF ([.J408]&lt;&gt;&quot;&quot;;[.J408]+[.C408];[.G407]+[.C408])" office:value-type="float" office:value="1446671468" calcext:value-type="float">
            <text:p>1446671468</text:p>
          </table:table-cell>
          <table:table-cell table:formula="of:=[.G408]/86400+DATEVALUE(&quot;1970-01-01 00:00:00&quot;)" office:value-type="date" office:date-value="2015-11-04T21:11:08" calcext:value-type="date">
            <text:p>2015/11/04 21:11:08</text:p>
          </table:table-cell>
          <table:table-cell table:number-columns-repeated="6"/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 table:formula="of:=[.A409]*1000*50" office:value-type="float" office:value="20400000" calcext:value-type="float">
            <text:p>20400000</text:p>
          </table:table-cell>
          <table:table-cell office:value-type="float" office:value="574" calcext:value-type="float">
            <text:p>574,0</text:p>
          </table:table-cell>
          <table:table-cell table:style-name="ce10" table:formula="of:=CONCATENATE(TEXT(MOD(INT([.C409]/60);60);&quot;00&quot;);&quot;:&quot;;TEXT(MOD([.C409];60);&quot;00,0&quot;))" office:value-type="string" office:string-value="09:34,0" calcext:value-type="string">
            <text:p>09:34,0</text:p>
          </table:table-cell>
          <table:table-cell table:formula="of:=[.C409]+[.E408]" office:value-type="float" office:value="240664" calcext:value-type="float">
            <text:p>240664,0</text:p>
          </table:table-cell>
          <table:table-cell table:formula="of:=CONCATENATE(TEXT(INT([.E409]/(60*60*24));&quot;00&quot;);&quot; &quot;;TEXT(MOD(INT([.E409]/(60*60));24);&quot;00&quot;);&quot;:&quot;;TEXT(MOD(INT([.E409]/60);60);&quot;00&quot;);&quot;:&quot;;TEXT(MOD([.E409];60);&quot;00,0&quot;))" office:value-type="string" office:string-value="02 18:51:04,0" calcext:value-type="string">
            <text:p>02 18:51:04,0</text:p>
          </table:table-cell>
          <table:table-cell table:formula="of:=IF ([.J409]&lt;&gt;&quot;&quot;;[.J409]+[.C409];[.G408]+[.C409])" office:value-type="float" office:value="1446672042" calcext:value-type="float">
            <text:p>1446672042</text:p>
          </table:table-cell>
          <table:table-cell table:formula="of:=[.G409]/86400+DATEVALUE(&quot;1970-01-01 00:00:00&quot;)" office:value-type="date" office:date-value="2015-11-04T21:20:42" calcext:value-type="date">
            <text:p>2015/11/04 21:20:42</text:p>
          </table:table-cell>
          <table:table-cell table:number-columns-repeated="6"/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 table:formula="of:=[.A410]*1000*50" office:value-type="float" office:value="20450000" calcext:value-type="float">
            <text:p>20450000</text:p>
          </table:table-cell>
          <table:table-cell office:value-type="float" office:value="617" calcext:value-type="float">
            <text:p>617,0</text:p>
          </table:table-cell>
          <table:table-cell table:style-name="ce10" table:formula="of:=CONCATENATE(TEXT(MOD(INT([.C410]/60);60);&quot;00&quot;);&quot;:&quot;;TEXT(MOD([.C410];60);&quot;00,0&quot;))" office:value-type="string" office:string-value="10:17,0" calcext:value-type="string">
            <text:p>10:17,0</text:p>
          </table:table-cell>
          <table:table-cell table:formula="of:=[.C410]+[.E409]" office:value-type="float" office:value="241281" calcext:value-type="float">
            <text:p>241281,0</text:p>
          </table:table-cell>
          <table:table-cell table:formula="of:=CONCATENATE(TEXT(INT([.E410]/(60*60*24));&quot;00&quot;);&quot; &quot;;TEXT(MOD(INT([.E410]/(60*60));24);&quot;00&quot;);&quot;:&quot;;TEXT(MOD(INT([.E410]/60);60);&quot;00&quot;);&quot;:&quot;;TEXT(MOD([.E410];60);&quot;00,0&quot;))" office:value-type="string" office:string-value="02 19:01:21,0" calcext:value-type="string">
            <text:p>02 19:01:21,0</text:p>
          </table:table-cell>
          <table:table-cell table:formula="of:=IF ([.J410]&lt;&gt;&quot;&quot;;[.J410]+[.C410];[.G409]+[.C410])" office:value-type="float" office:value="1446672659" calcext:value-type="float">
            <text:p>1446672659</text:p>
          </table:table-cell>
          <table:table-cell table:formula="of:=[.G410]/86400+DATEVALUE(&quot;1970-01-01 00:00:00&quot;)" office:value-type="date" office:date-value="2015-11-04T21:30:59" calcext:value-type="date">
            <text:p>2015/11/04 21:30:59</text:p>
          </table:table-cell>
          <table:table-cell table:number-columns-repeated="6"/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 table:formula="of:=[.A411]*1000*50" office:value-type="float" office:value="20500000" calcext:value-type="float">
            <text:p>20500000</text:p>
          </table:table-cell>
          <table:table-cell office:value-type="float" office:value="619" calcext:value-type="float">
            <text:p>619,0</text:p>
          </table:table-cell>
          <table:table-cell table:style-name="ce10" table:formula="of:=CONCATENATE(TEXT(MOD(INT([.C411]/60);60);&quot;00&quot;);&quot;:&quot;;TEXT(MOD([.C411];60);&quot;00,0&quot;))" office:value-type="string" office:string-value="10:19,0" calcext:value-type="string">
            <text:p>10:19,0</text:p>
          </table:table-cell>
          <table:table-cell table:formula="of:=[.C411]+[.E410]" office:value-type="float" office:value="241900" calcext:value-type="float">
            <text:p>241900,0</text:p>
          </table:table-cell>
          <table:table-cell table:formula="of:=CONCATENATE(TEXT(INT([.E411]/(60*60*24));&quot;00&quot;);&quot; &quot;;TEXT(MOD(INT([.E411]/(60*60));24);&quot;00&quot;);&quot;:&quot;;TEXT(MOD(INT([.E411]/60);60);&quot;00&quot;);&quot;:&quot;;TEXT(MOD([.E411];60);&quot;00,0&quot;))" office:value-type="string" office:string-value="02 19:11:40,0" calcext:value-type="string">
            <text:p>02 19:11:40,0</text:p>
          </table:table-cell>
          <table:table-cell table:formula="of:=IF ([.J411]&lt;&gt;&quot;&quot;;[.J411]+[.C411];[.G410]+[.C411])" office:value-type="float" office:value="1446673278" calcext:value-type="float">
            <text:p>1446673278</text:p>
          </table:table-cell>
          <table:table-cell table:formula="of:=[.G411]/86400+DATEVALUE(&quot;1970-01-01 00:00:00&quot;)" office:value-type="date" office:date-value="2015-11-04T21:41:18" calcext:value-type="date">
            <text:p>2015/11/04 21:41:18</text:p>
          </table:table-cell>
          <table:table-cell table:number-columns-repeated="6"/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 table:formula="of:=[.A412]*1000*50" office:value-type="float" office:value="20550000" calcext:value-type="float">
            <text:p>20550000</text:p>
          </table:table-cell>
          <table:table-cell office:value-type="float" office:value="651" calcext:value-type="float">
            <text:p>651,0</text:p>
          </table:table-cell>
          <table:table-cell table:style-name="ce10" table:formula="of:=CONCATENATE(TEXT(MOD(INT([.C412]/60);60);&quot;00&quot;);&quot;:&quot;;TEXT(MOD([.C412];60);&quot;00,0&quot;))" office:value-type="string" office:string-value="10:51,0" calcext:value-type="string">
            <text:p>10:51,0</text:p>
          </table:table-cell>
          <table:table-cell table:formula="of:=[.C412]+[.E411]" office:value-type="float" office:value="242551" calcext:value-type="float">
            <text:p>242551,0</text:p>
          </table:table-cell>
          <table:table-cell table:formula="of:=CONCATENATE(TEXT(INT([.E412]/(60*60*24));&quot;00&quot;);&quot; &quot;;TEXT(MOD(INT([.E412]/(60*60));24);&quot;00&quot;);&quot;:&quot;;TEXT(MOD(INT([.E412]/60);60);&quot;00&quot;);&quot;:&quot;;TEXT(MOD([.E412];60);&quot;00,0&quot;))" office:value-type="string" office:string-value="02 19:22:31,0" calcext:value-type="string">
            <text:p>02 19:22:31,0</text:p>
          </table:table-cell>
          <table:table-cell table:formula="of:=IF ([.J412]&lt;&gt;&quot;&quot;;[.J412]+[.C412];[.G411]+[.C412])" office:value-type="float" office:value="1446673929" calcext:value-type="float">
            <text:p>1446673929</text:p>
          </table:table-cell>
          <table:table-cell table:formula="of:=[.G412]/86400+DATEVALUE(&quot;1970-01-01 00:00:00&quot;)" office:value-type="date" office:date-value="2015-11-04T21:52:09" calcext:value-type="date">
            <text:p>2015/11/04 21:52:09</text:p>
          </table:table-cell>
          <table:table-cell table:number-columns-repeated="6"/>
        </table:table-row>
        <table:table-row table:style-name="ro1">
          <table:table-cell table:formula="of:=[.A412]+1" office:value-type="float" office:value="412" calcext:value-type="float">
            <text:p>412</text:p>
          </table:table-cell>
          <table:table-cell table:formula="of:=[.A413]*1000*50" office:value-type="float" office:value="20600000" calcext:value-type="float">
            <text:p>20600000</text:p>
          </table:table-cell>
          <table:table-cell office:value-type="float" office:value="631" calcext:value-type="float">
            <text:p>631,0</text:p>
          </table:table-cell>
          <table:table-cell table:style-name="ce10" table:formula="of:=CONCATENATE(TEXT(MOD(INT([.C413]/60);60);&quot;00&quot;);&quot;:&quot;;TEXT(MOD([.C413];60);&quot;00,0&quot;))" office:value-type="string" office:string-value="10:31,0" calcext:value-type="string">
            <text:p>10:31,0</text:p>
          </table:table-cell>
          <table:table-cell table:formula="of:=[.C413]+[.E412]" office:value-type="float" office:value="243182" calcext:value-type="float">
            <text:p>243182,0</text:p>
          </table:table-cell>
          <table:table-cell table:formula="of:=CONCATENATE(TEXT(INT([.E413]/(60*60*24));&quot;00&quot;);&quot; &quot;;TEXT(MOD(INT([.E413]/(60*60));24);&quot;00&quot;);&quot;:&quot;;TEXT(MOD(INT([.E413]/60);60);&quot;00&quot;);&quot;:&quot;;TEXT(MOD([.E413];60);&quot;00,0&quot;))" office:value-type="string" office:string-value="02 19:33:02,0" calcext:value-type="string">
            <text:p>02 19:33:02,0</text:p>
          </table:table-cell>
          <table:table-cell table:formula="of:=IF ([.J413]&lt;&gt;&quot;&quot;;[.J413]+[.C413];[.G412]+[.C413])" office:value-type="float" office:value="1446674560" calcext:value-type="float">
            <text:p>1446674560</text:p>
          </table:table-cell>
          <table:table-cell table:formula="of:=[.G413]/86400+DATEVALUE(&quot;1970-01-01 00:00:00&quot;)" office:value-type="date" office:date-value="2015-11-04T22:02:40" calcext:value-type="date">
            <text:p>2015/11/04 22:02:40</text:p>
          </table:table-cell>
          <table:table-cell table:number-columns-repeated="6"/>
        </table:table-row>
        <table:table-row table:style-name="ro1">
          <table:table-cell table:formula="of:=[.A413]+1" office:value-type="float" office:value="413" calcext:value-type="float">
            <text:p>413</text:p>
          </table:table-cell>
          <table:table-cell table:formula="of:=[.A414]*1000*50" office:value-type="float" office:value="20650000" calcext:value-type="float">
            <text:p>20650000</text:p>
          </table:table-cell>
          <table:table-cell office:value-type="float" office:value="632" calcext:value-type="float">
            <text:p>632,0</text:p>
          </table:table-cell>
          <table:table-cell table:style-name="ce10" table:formula="of:=CONCATENATE(TEXT(MOD(INT([.C414]/60);60);&quot;00&quot;);&quot;:&quot;;TEXT(MOD([.C414];60);&quot;00,0&quot;))" office:value-type="string" office:string-value="10:32,0" calcext:value-type="string">
            <text:p>10:32,0</text:p>
          </table:table-cell>
          <table:table-cell table:formula="of:=[.C414]+[.E413]" office:value-type="float" office:value="243814" calcext:value-type="float">
            <text:p>243814,0</text:p>
          </table:table-cell>
          <table:table-cell table:formula="of:=CONCATENATE(TEXT(INT([.E414]/(60*60*24));&quot;00&quot;);&quot; &quot;;TEXT(MOD(INT([.E414]/(60*60));24);&quot;00&quot;);&quot;:&quot;;TEXT(MOD(INT([.E414]/60);60);&quot;00&quot;);&quot;:&quot;;TEXT(MOD([.E414];60);&quot;00,0&quot;))" office:value-type="string" office:string-value="02 19:43:34,0" calcext:value-type="string">
            <text:p>02 19:43:34,0</text:p>
          </table:table-cell>
          <table:table-cell table:formula="of:=IF ([.J414]&lt;&gt;&quot;&quot;;[.J414]+[.C414];[.G413]+[.C414])" office:value-type="float" office:value="1446675192" calcext:value-type="float">
            <text:p>1446675192</text:p>
          </table:table-cell>
          <table:table-cell table:formula="of:=[.G414]/86400+DATEVALUE(&quot;1970-01-01 00:00:00&quot;)" office:value-type="date" office:date-value="2015-11-04T22:13:12" calcext:value-type="date">
            <text:p>2015/11/04 22:13:12</text:p>
          </table:table-cell>
          <table:table-cell table:number-columns-repeated="6"/>
        </table:table-row>
        <table:table-row table:style-name="ro1">
          <table:table-cell table:formula="of:=[.A414]+1" office:value-type="float" office:value="414" calcext:value-type="float">
            <text:p>414</text:p>
          </table:table-cell>
          <table:table-cell table:formula="of:=[.A415]*1000*50" office:value-type="float" office:value="20700000" calcext:value-type="float">
            <text:p>20700000</text:p>
          </table:table-cell>
          <table:table-cell office:value-type="float" office:value="576" calcext:value-type="float">
            <text:p>576,0</text:p>
          </table:table-cell>
          <table:table-cell table:style-name="ce10" table:formula="of:=CONCATENATE(TEXT(MOD(INT([.C415]/60);60);&quot;00&quot;);&quot;:&quot;;TEXT(MOD([.C415];60);&quot;00,0&quot;))" office:value-type="string" office:string-value="09:36,0" calcext:value-type="string">
            <text:p>09:36,0</text:p>
          </table:table-cell>
          <table:table-cell table:formula="of:=[.C415]+[.E414]" office:value-type="float" office:value="244390" calcext:value-type="float">
            <text:p>244390,0</text:p>
          </table:table-cell>
          <table:table-cell table:formula="of:=CONCATENATE(TEXT(INT([.E415]/(60*60*24));&quot;00&quot;);&quot; &quot;;TEXT(MOD(INT([.E415]/(60*60));24);&quot;00&quot;);&quot;:&quot;;TEXT(MOD(INT([.E415]/60);60);&quot;00&quot;);&quot;:&quot;;TEXT(MOD([.E415];60);&quot;00,0&quot;))" office:value-type="string" office:string-value="02 19:53:10,0" calcext:value-type="string">
            <text:p>02 19:53:10,0</text:p>
          </table:table-cell>
          <table:table-cell table:formula="of:=IF ([.J415]&lt;&gt;&quot;&quot;;[.J415]+[.C415];[.G414]+[.C415])" office:value-type="float" office:value="1446675768" calcext:value-type="float">
            <text:p>1446675768</text:p>
          </table:table-cell>
          <table:table-cell table:formula="of:=[.G415]/86400+DATEVALUE(&quot;1970-01-01 00:00:00&quot;)" office:value-type="date" office:date-value="2015-11-04T22:22:48" calcext:value-type="date">
            <text:p>2015/11/04 22:22:48</text:p>
          </table:table-cell>
          <table:table-cell table:number-columns-repeated="6"/>
        </table:table-row>
        <table:table-row table:style-name="ro1">
          <table:table-cell table:formula="of:=[.A415]+1" office:value-type="float" office:value="415" calcext:value-type="float">
            <text:p>415</text:p>
          </table:table-cell>
          <table:table-cell table:formula="of:=[.A416]*1000*50" office:value-type="float" office:value="20750000" calcext:value-type="float">
            <text:p>20750000</text:p>
          </table:table-cell>
          <table:table-cell office:value-type="float" office:value="570" calcext:value-type="float">
            <text:p>570,0</text:p>
          </table:table-cell>
          <table:table-cell table:style-name="ce10" table:formula="of:=CONCATENATE(TEXT(MOD(INT([.C416]/60);60);&quot;00&quot;);&quot;:&quot;;TEXT(MOD([.C416];60);&quot;00,0&quot;))" office:value-type="string" office:string-value="09:30,0" calcext:value-type="string">
            <text:p>09:30,0</text:p>
          </table:table-cell>
          <table:table-cell table:formula="of:=[.C416]+[.E415]" office:value-type="float" office:value="244960" calcext:value-type="float">
            <text:p>244960,0</text:p>
          </table:table-cell>
          <table:table-cell table:formula="of:=CONCATENATE(TEXT(INT([.E416]/(60*60*24));&quot;00&quot;);&quot; &quot;;TEXT(MOD(INT([.E416]/(60*60));24);&quot;00&quot;);&quot;:&quot;;TEXT(MOD(INT([.E416]/60);60);&quot;00&quot;);&quot;:&quot;;TEXT(MOD([.E416];60);&quot;00,0&quot;))" office:value-type="string" office:string-value="02 20:02:40,0" calcext:value-type="string">
            <text:p>02 20:02:40,0</text:p>
          </table:table-cell>
          <table:table-cell table:formula="of:=IF ([.J416]&lt;&gt;&quot;&quot;;[.J416]+[.C416];[.G415]+[.C416])" office:value-type="float" office:value="1446676338" calcext:value-type="float">
            <text:p>1446676338</text:p>
          </table:table-cell>
          <table:table-cell table:formula="of:=[.G416]/86400+DATEVALUE(&quot;1970-01-01 00:00:00&quot;)" office:value-type="date" office:date-value="2015-11-04T22:32:18" calcext:value-type="date">
            <text:p>2015/11/04 22:32:18</text:p>
          </table:table-cell>
          <table:table-cell table:number-columns-repeated="6"/>
        </table:table-row>
        <table:table-row table:style-name="ro1">
          <table:table-cell table:formula="of:=[.A416]+1" office:value-type="float" office:value="416" calcext:value-type="float">
            <text:p>416</text:p>
          </table:table-cell>
          <table:table-cell table:formula="of:=[.A417]*1000*50" office:value-type="float" office:value="20800000" calcext:value-type="float">
            <text:p>20800000</text:p>
          </table:table-cell>
          <table:table-cell office:value-type="float" office:value="576" calcext:value-type="float">
            <text:p>576,0</text:p>
          </table:table-cell>
          <table:table-cell table:style-name="ce10" table:formula="of:=CONCATENATE(TEXT(MOD(INT([.C417]/60);60);&quot;00&quot;);&quot;:&quot;;TEXT(MOD([.C417];60);&quot;00,0&quot;))" office:value-type="string" office:string-value="09:36,0" calcext:value-type="string">
            <text:p>09:36,0</text:p>
          </table:table-cell>
          <table:table-cell table:formula="of:=[.C417]+[.E416]" office:value-type="float" office:value="245536" calcext:value-type="float">
            <text:p>245536,0</text:p>
          </table:table-cell>
          <table:table-cell table:formula="of:=CONCATENATE(TEXT(INT([.E417]/(60*60*24));&quot;00&quot;);&quot; &quot;;TEXT(MOD(INT([.E417]/(60*60));24);&quot;00&quot;);&quot;:&quot;;TEXT(MOD(INT([.E417]/60);60);&quot;00&quot;);&quot;:&quot;;TEXT(MOD([.E417];60);&quot;00,0&quot;))" office:value-type="string" office:string-value="02 20:12:16,0" calcext:value-type="string">
            <text:p>02 20:12:16,0</text:p>
          </table:table-cell>
          <table:table-cell table:formula="of:=IF ([.J417]&lt;&gt;&quot;&quot;;[.J417]+[.C417];[.G416]+[.C417])" office:value-type="float" office:value="1446676914" calcext:value-type="float">
            <text:p>1446676914</text:p>
          </table:table-cell>
          <table:table-cell table:formula="of:=[.G417]/86400+DATEVALUE(&quot;1970-01-01 00:00:00&quot;)" office:value-type="date" office:date-value="2015-11-04T22:41:54" calcext:value-type="date">
            <text:p>2015/11/04 22:41:54</text:p>
          </table:table-cell>
          <table:table-cell table:number-columns-repeated="6"/>
        </table:table-row>
        <table:table-row table:style-name="ro1">
          <table:table-cell table:formula="of:=[.A417]+1" office:value-type="float" office:value="417" calcext:value-type="float">
            <text:p>417</text:p>
          </table:table-cell>
          <table:table-cell table:formula="of:=[.A418]*1000*50" office:value-type="float" office:value="20850000" calcext:value-type="float">
            <text:p>20850000</text:p>
          </table:table-cell>
          <table:table-cell office:value-type="float" office:value="572" calcext:value-type="float">
            <text:p>572,0</text:p>
          </table:table-cell>
          <table:table-cell table:style-name="ce10" table:formula="of:=CONCATENATE(TEXT(MOD(INT([.C418]/60);60);&quot;00&quot;);&quot;:&quot;;TEXT(MOD([.C418];60);&quot;00,0&quot;))" office:value-type="string" office:string-value="09:32,0" calcext:value-type="string">
            <text:p>09:32,0</text:p>
          </table:table-cell>
          <table:table-cell table:formula="of:=[.C418]+[.E417]" office:value-type="float" office:value="246108" calcext:value-type="float">
            <text:p>246108,0</text:p>
          </table:table-cell>
          <table:table-cell table:formula="of:=CONCATENATE(TEXT(INT([.E418]/(60*60*24));&quot;00&quot;);&quot; &quot;;TEXT(MOD(INT([.E418]/(60*60));24);&quot;00&quot;);&quot;:&quot;;TEXT(MOD(INT([.E418]/60);60);&quot;00&quot;);&quot;:&quot;;TEXT(MOD([.E418];60);&quot;00,0&quot;))" office:value-type="string" office:string-value="02 20:21:48,0" calcext:value-type="string">
            <text:p>02 20:21:48,0</text:p>
          </table:table-cell>
          <table:table-cell table:formula="of:=IF ([.J418]&lt;&gt;&quot;&quot;;[.J418]+[.C418];[.G417]+[.C418])" office:value-type="float" office:value="1446677486" calcext:value-type="float">
            <text:p>1446677486</text:p>
          </table:table-cell>
          <table:table-cell table:formula="of:=[.G418]/86400+DATEVALUE(&quot;1970-01-01 00:00:00&quot;)" office:value-type="date" office:date-value="2015-11-04T22:51:26" calcext:value-type="date">
            <text:p>2015/11/04 22:51:26</text:p>
          </table:table-cell>
          <table:table-cell table:number-columns-repeated="6"/>
        </table:table-row>
        <table:table-row table:style-name="ro1">
          <table:table-cell table:formula="of:=[.A418]+1" office:value-type="float" office:value="418" calcext:value-type="float">
            <text:p>418</text:p>
          </table:table-cell>
          <table:table-cell table:formula="of:=[.A419]*1000*50" office:value-type="float" office:value="20900000" calcext:value-type="float">
            <text:p>20900000</text:p>
          </table:table-cell>
          <table:table-cell office:value-type="float" office:value="577" calcext:value-type="float">
            <text:p>577,0</text:p>
          </table:table-cell>
          <table:table-cell table:style-name="ce10" table:formula="of:=CONCATENATE(TEXT(MOD(INT([.C419]/60);60);&quot;00&quot;);&quot;:&quot;;TEXT(MOD([.C419];60);&quot;00,0&quot;))" office:value-type="string" office:string-value="09:37,0" calcext:value-type="string">
            <text:p>09:37,0</text:p>
          </table:table-cell>
          <table:table-cell table:formula="of:=[.C419]+[.E418]" office:value-type="float" office:value="246685" calcext:value-type="float">
            <text:p>246685,0</text:p>
          </table:table-cell>
          <table:table-cell table:formula="of:=CONCATENATE(TEXT(INT([.E419]/(60*60*24));&quot;00&quot;);&quot; &quot;;TEXT(MOD(INT([.E419]/(60*60));24);&quot;00&quot;);&quot;:&quot;;TEXT(MOD(INT([.E419]/60);60);&quot;00&quot;);&quot;:&quot;;TEXT(MOD([.E419];60);&quot;00,0&quot;))" office:value-type="string" office:string-value="02 20:31:25,0" calcext:value-type="string">
            <text:p>02 20:31:25,0</text:p>
          </table:table-cell>
          <table:table-cell table:formula="of:=IF ([.J419]&lt;&gt;&quot;&quot;;[.J419]+[.C419];[.G418]+[.C419])" office:value-type="float" office:value="1446678063" calcext:value-type="float">
            <text:p>1446678063</text:p>
          </table:table-cell>
          <table:table-cell table:formula="of:=[.G419]/86400+DATEVALUE(&quot;1970-01-01 00:00:00&quot;)" office:value-type="date" office:date-value="2015-11-04T23:01:03" calcext:value-type="date">
            <text:p>2015/11/04 23:01:03</text:p>
          </table:table-cell>
          <table:table-cell table:number-columns-repeated="6"/>
        </table:table-row>
        <table:table-row table:style-name="ro1">
          <table:table-cell table:formula="of:=[.A419]+1" office:value-type="float" office:value="419" calcext:value-type="float">
            <text:p>419</text:p>
          </table:table-cell>
          <table:table-cell table:formula="of:=[.A420]*1000*50" office:value-type="float" office:value="20950000" calcext:value-type="float">
            <text:p>20950000</text:p>
          </table:table-cell>
          <table:table-cell office:value-type="float" office:value="577" calcext:value-type="float">
            <text:p>577,0</text:p>
          </table:table-cell>
          <table:table-cell table:style-name="ce10" table:formula="of:=CONCATENATE(TEXT(MOD(INT([.C420]/60);60);&quot;00&quot;);&quot;:&quot;;TEXT(MOD([.C420];60);&quot;00,0&quot;))" office:value-type="string" office:string-value="09:37,0" calcext:value-type="string">
            <text:p>09:37,0</text:p>
          </table:table-cell>
          <table:table-cell table:formula="of:=[.C420]+[.E419]" office:value-type="float" office:value="247262" calcext:value-type="float">
            <text:p>247262,0</text:p>
          </table:table-cell>
          <table:table-cell table:formula="of:=CONCATENATE(TEXT(INT([.E420]/(60*60*24));&quot;00&quot;);&quot; &quot;;TEXT(MOD(INT([.E420]/(60*60));24);&quot;00&quot;);&quot;:&quot;;TEXT(MOD(INT([.E420]/60);60);&quot;00&quot;);&quot;:&quot;;TEXT(MOD([.E420];60);&quot;00,0&quot;))" office:value-type="string" office:string-value="02 20:41:02,0" calcext:value-type="string">
            <text:p>02 20:41:02,0</text:p>
          </table:table-cell>
          <table:table-cell table:formula="of:=IF ([.J420]&lt;&gt;&quot;&quot;;[.J420]+[.C420];[.G419]+[.C420])" office:value-type="float" office:value="1446678640" calcext:value-type="float">
            <text:p>1446678640</text:p>
          </table:table-cell>
          <table:table-cell table:formula="of:=[.G420]/86400+DATEVALUE(&quot;1970-01-01 00:00:00&quot;)" office:value-type="date" office:date-value="2015-11-04T23:10:40" calcext:value-type="date">
            <text:p>2015/11/04 23:10:40</text:p>
          </table:table-cell>
          <table:table-cell table:number-columns-repeated="6"/>
        </table:table-row>
        <table:table-row table:style-name="ro1">
          <table:table-cell table:formula="of:=[.A420]+1" office:value-type="float" office:value="420" calcext:value-type="float">
            <text:p>420</text:p>
          </table:table-cell>
          <table:table-cell table:formula="of:=[.A421]*1000*50" office:value-type="float" office:value="21000000" calcext:value-type="float">
            <text:p>21000000</text:p>
          </table:table-cell>
          <table:table-cell office:value-type="float" office:value="599" calcext:value-type="float">
            <text:p>599,0</text:p>
          </table:table-cell>
          <table:table-cell table:style-name="ce10" table:formula="of:=CONCATENATE(TEXT(MOD(INT([.C421]/60);60);&quot;00&quot;);&quot;:&quot;;TEXT(MOD([.C421];60);&quot;00,0&quot;))" office:value-type="string" office:string-value="09:59,0" calcext:value-type="string">
            <text:p>09:59,0</text:p>
          </table:table-cell>
          <table:table-cell table:formula="of:=[.C421]+[.E420]" office:value-type="float" office:value="247861" calcext:value-type="float">
            <text:p>247861,0</text:p>
          </table:table-cell>
          <table:table-cell table:formula="of:=CONCATENATE(TEXT(INT([.E421]/(60*60*24));&quot;00&quot;);&quot; &quot;;TEXT(MOD(INT([.E421]/(60*60));24);&quot;00&quot;);&quot;:&quot;;TEXT(MOD(INT([.E421]/60);60);&quot;00&quot;);&quot;:&quot;;TEXT(MOD([.E421];60);&quot;00,0&quot;))" office:value-type="string" office:string-value="02 20:51:01,0" calcext:value-type="string">
            <text:p>02 20:51:01,0</text:p>
          </table:table-cell>
          <table:table-cell table:formula="of:=IF ([.J421]&lt;&gt;&quot;&quot;;[.J421]+[.C421];[.G420]+[.C421])" office:value-type="float" office:value="1446679239" calcext:value-type="float">
            <text:p>1446679239</text:p>
          </table:table-cell>
          <table:table-cell table:formula="of:=[.G421]/86400+DATEVALUE(&quot;1970-01-01 00:00:00&quot;)" office:value-type="date" office:date-value="2015-11-04T23:20:39" calcext:value-type="date">
            <text:p>2015/11/04 23:20:39</text:p>
          </table:table-cell>
          <table:table-cell table:number-columns-repeated="6"/>
        </table:table-row>
        <table:table-row table:style-name="ro1">
          <table:table-cell table:formula="of:=[.A421]+1" office:value-type="float" office:value="421" calcext:value-type="float">
            <text:p>421</text:p>
          </table:table-cell>
          <table:table-cell table:formula="of:=[.A422]*1000*50" office:value-type="float" office:value="21050000" calcext:value-type="float">
            <text:p>21050000</text:p>
          </table:table-cell>
          <table:table-cell office:value-type="float" office:value="577" calcext:value-type="float">
            <text:p>577,0</text:p>
          </table:table-cell>
          <table:table-cell table:style-name="ce10" table:formula="of:=CONCATENATE(TEXT(MOD(INT([.C422]/60);60);&quot;00&quot;);&quot;:&quot;;TEXT(MOD([.C422];60);&quot;00,0&quot;))" office:value-type="string" office:string-value="09:37,0" calcext:value-type="string">
            <text:p>09:37,0</text:p>
          </table:table-cell>
          <table:table-cell table:formula="of:=[.C422]+[.E421]" office:value-type="float" office:value="248438" calcext:value-type="float">
            <text:p>248438,0</text:p>
          </table:table-cell>
          <table:table-cell table:formula="of:=CONCATENATE(TEXT(INT([.E422]/(60*60*24));&quot;00&quot;);&quot; &quot;;TEXT(MOD(INT([.E422]/(60*60));24);&quot;00&quot;);&quot;:&quot;;TEXT(MOD(INT([.E422]/60);60);&quot;00&quot;);&quot;:&quot;;TEXT(MOD([.E422];60);&quot;00,0&quot;))" office:value-type="string" office:string-value="02 21:00:38,0" calcext:value-type="string">
            <text:p>02 21:00:38,0</text:p>
          </table:table-cell>
          <table:table-cell table:formula="of:=IF ([.J422]&lt;&gt;&quot;&quot;;[.J422]+[.C422];[.G421]+[.C422])" office:value-type="float" office:value="1446679816" calcext:value-type="float">
            <text:p>1446679816</text:p>
          </table:table-cell>
          <table:table-cell table:formula="of:=[.G422]/86400+DATEVALUE(&quot;1970-01-01 00:00:00&quot;)" office:value-type="date" office:date-value="2015-11-04T23:30:16" calcext:value-type="date">
            <text:p>2015/11/04 23:30:16</text:p>
          </table:table-cell>
          <table:table-cell table:number-columns-repeated="6"/>
        </table:table-row>
        <table:table-row table:style-name="ro1">
          <table:table-cell table:formula="of:=[.A422]+1" office:value-type="float" office:value="422" calcext:value-type="float">
            <text:p>422</text:p>
          </table:table-cell>
          <table:table-cell table:formula="of:=[.A423]*1000*50" office:value-type="float" office:value="21100000" calcext:value-type="float">
            <text:p>21100000</text:p>
          </table:table-cell>
          <table:table-cell office:value-type="float" office:value="575" calcext:value-type="float">
            <text:p>575,0</text:p>
          </table:table-cell>
          <table:table-cell table:style-name="ce10" table:formula="of:=CONCATENATE(TEXT(MOD(INT([.C423]/60);60);&quot;00&quot;);&quot;:&quot;;TEXT(MOD([.C423];60);&quot;00,0&quot;))" office:value-type="string" office:string-value="09:35,0" calcext:value-type="string">
            <text:p>09:35,0</text:p>
          </table:table-cell>
          <table:table-cell table:formula="of:=[.C423]+[.E422]" office:value-type="float" office:value="249013" calcext:value-type="float">
            <text:p>249013,0</text:p>
          </table:table-cell>
          <table:table-cell table:formula="of:=CONCATENATE(TEXT(INT([.E423]/(60*60*24));&quot;00&quot;);&quot; &quot;;TEXT(MOD(INT([.E423]/(60*60));24);&quot;00&quot;);&quot;:&quot;;TEXT(MOD(INT([.E423]/60);60);&quot;00&quot;);&quot;:&quot;;TEXT(MOD([.E423];60);&quot;00,0&quot;))" office:value-type="string" office:string-value="02 21:10:13,0" calcext:value-type="string">
            <text:p>02 21:10:13,0</text:p>
          </table:table-cell>
          <table:table-cell table:formula="of:=IF ([.J423]&lt;&gt;&quot;&quot;;[.J423]+[.C423];[.G422]+[.C423])" office:value-type="float" office:value="1446680391" calcext:value-type="float">
            <text:p>1446680391</text:p>
          </table:table-cell>
          <table:table-cell table:formula="of:=[.G423]/86400+DATEVALUE(&quot;1970-01-01 00:00:00&quot;)" office:value-type="date" office:date-value="2015-11-04T23:39:51" calcext:value-type="date">
            <text:p>2015/11/04 23:39:51</text:p>
          </table:table-cell>
          <table:table-cell table:number-columns-repeated="6"/>
        </table:table-row>
        <table:table-row table:style-name="ro1">
          <table:table-cell table:formula="of:=[.A423]+1" office:value-type="float" office:value="423" calcext:value-type="float">
            <text:p>423</text:p>
          </table:table-cell>
          <table:table-cell table:formula="of:=[.A424]*1000*50" office:value-type="float" office:value="21150000" calcext:value-type="float">
            <text:p>21150000</text:p>
          </table:table-cell>
          <table:table-cell office:value-type="float" office:value="589" calcext:value-type="float">
            <text:p>589,0</text:p>
          </table:table-cell>
          <table:table-cell table:style-name="ce10" table:formula="of:=CONCATENATE(TEXT(MOD(INT([.C424]/60);60);&quot;00&quot;);&quot;:&quot;;TEXT(MOD([.C424];60);&quot;00,0&quot;))" office:value-type="string" office:string-value="09:49,0" calcext:value-type="string">
            <text:p>09:49,0</text:p>
          </table:table-cell>
          <table:table-cell table:formula="of:=[.C424]+[.E423]" office:value-type="float" office:value="249602" calcext:value-type="float">
            <text:p>249602,0</text:p>
          </table:table-cell>
          <table:table-cell table:formula="of:=CONCATENATE(TEXT(INT([.E424]/(60*60*24));&quot;00&quot;);&quot; &quot;;TEXT(MOD(INT([.E424]/(60*60));24);&quot;00&quot;);&quot;:&quot;;TEXT(MOD(INT([.E424]/60);60);&quot;00&quot;);&quot;:&quot;;TEXT(MOD([.E424];60);&quot;00,0&quot;))" office:value-type="string" office:string-value="02 21:20:02,0" calcext:value-type="string">
            <text:p>02 21:20:02,0</text:p>
          </table:table-cell>
          <table:table-cell table:formula="of:=IF ([.J424]&lt;&gt;&quot;&quot;;[.J424]+[.C424];[.G423]+[.C424])" office:value-type="float" office:value="1446680980" calcext:value-type="float">
            <text:p>1446680980</text:p>
          </table:table-cell>
          <table:table-cell table:formula="of:=[.G424]/86400+DATEVALUE(&quot;1970-01-01 00:00:00&quot;)" office:value-type="date" office:date-value="2015-11-04T23:49:40" calcext:value-type="date">
            <text:p>2015/11/04 23:49:40</text:p>
          </table:table-cell>
          <table:table-cell table:number-columns-repeated="6"/>
        </table:table-row>
        <table:table-row table:style-name="ro1">
          <table:table-cell table:formula="of:=[.A424]+1" office:value-type="float" office:value="424" calcext:value-type="float">
            <text:p>424</text:p>
          </table:table-cell>
          <table:table-cell table:formula="of:=[.A425]*1000*50" office:value-type="float" office:value="21200000" calcext:value-type="float">
            <text:p>21200000</text:p>
          </table:table-cell>
          <table:table-cell office:value-type="float" office:value="592" calcext:value-type="float">
            <text:p>592,0</text:p>
          </table:table-cell>
          <table:table-cell table:style-name="ce10" table:formula="of:=CONCATENATE(TEXT(MOD(INT([.C425]/60);60);&quot;00&quot;);&quot;:&quot;;TEXT(MOD([.C425];60);&quot;00,0&quot;))" office:value-type="string" office:string-value="09:52,0" calcext:value-type="string">
            <text:p>09:52,0</text:p>
          </table:table-cell>
          <table:table-cell table:formula="of:=[.C425]+[.E424]" office:value-type="float" office:value="250194" calcext:value-type="float">
            <text:p>250194,0</text:p>
          </table:table-cell>
          <table:table-cell table:formula="of:=CONCATENATE(TEXT(INT([.E425]/(60*60*24));&quot;00&quot;);&quot; &quot;;TEXT(MOD(INT([.E425]/(60*60));24);&quot;00&quot;);&quot;:&quot;;TEXT(MOD(INT([.E425]/60);60);&quot;00&quot;);&quot;:&quot;;TEXT(MOD([.E425];60);&quot;00,0&quot;))" office:value-type="string" office:string-value="02 21:29:54,0" calcext:value-type="string">
            <text:p>02 21:29:54,0</text:p>
          </table:table-cell>
          <table:table-cell table:formula="of:=IF ([.J425]&lt;&gt;&quot;&quot;;[.J425]+[.C425];[.G424]+[.C425])" office:value-type="float" office:value="1446681572" calcext:value-type="float">
            <text:p>1446681572</text:p>
          </table:table-cell>
          <table:table-cell table:formula="of:=[.G425]/86400+DATEVALUE(&quot;1970-01-01 00:00:00&quot;)" office:value-type="date" office:date-value="2015-11-04T23:59:32" calcext:value-type="date">
            <text:p>2015/11/04 23:59:32</text:p>
          </table:table-cell>
          <table:table-cell table:number-columns-repeated="6"/>
        </table:table-row>
        <table:table-row table:style-name="ro1">
          <table:table-cell table:formula="of:=[.A425]+1" office:value-type="float" office:value="425" calcext:value-type="float">
            <text:p>425</text:p>
          </table:table-cell>
          <table:table-cell table:formula="of:=[.A426]*1000*50" office:value-type="float" office:value="21250000" calcext:value-type="float">
            <text:p>21250000</text:p>
          </table:table-cell>
          <table:table-cell office:value-type="float" office:value="603" calcext:value-type="float">
            <text:p>603,0</text:p>
          </table:table-cell>
          <table:table-cell table:style-name="ce10" table:formula="of:=CONCATENATE(TEXT(MOD(INT([.C426]/60);60);&quot;00&quot;);&quot;:&quot;;TEXT(MOD([.C426];60);&quot;00,0&quot;))" office:value-type="string" office:string-value="10:03,0" calcext:value-type="string">
            <text:p>10:03,0</text:p>
          </table:table-cell>
          <table:table-cell table:formula="of:=[.C426]+[.E425]" office:value-type="float" office:value="250797" calcext:value-type="float">
            <text:p>250797,0</text:p>
          </table:table-cell>
          <table:table-cell table:formula="of:=CONCATENATE(TEXT(INT([.E426]/(60*60*24));&quot;00&quot;);&quot; &quot;;TEXT(MOD(INT([.E426]/(60*60));24);&quot;00&quot;);&quot;:&quot;;TEXT(MOD(INT([.E426]/60);60);&quot;00&quot;);&quot;:&quot;;TEXT(MOD([.E426];60);&quot;00,0&quot;))" office:value-type="string" office:string-value="02 21:39:57,0" calcext:value-type="string">
            <text:p>02 21:39:57,0</text:p>
          </table:table-cell>
          <table:table-cell table:formula="of:=IF ([.J426]&lt;&gt;&quot;&quot;;[.J426]+[.C426];[.G425]+[.C426])" office:value-type="float" office:value="1446682175" calcext:value-type="float">
            <text:p>1446682175</text:p>
          </table:table-cell>
          <table:table-cell table:formula="of:=[.G426]/86400+DATEVALUE(&quot;1970-01-01 00:00:00&quot;)" office:value-type="date" office:date-value="2015-11-05T00:09:35" calcext:value-type="date">
            <text:p>2015/11/05 00:09:35</text:p>
          </table:table-cell>
          <table:table-cell table:number-columns-repeated="6"/>
        </table:table-row>
        <table:table-row table:style-name="ro1">
          <table:table-cell table:formula="of:=[.A426]+1" office:value-type="float" office:value="426" calcext:value-type="float">
            <text:p>426</text:p>
          </table:table-cell>
          <table:table-cell table:formula="of:=[.A427]*1000*50" office:value-type="float" office:value="21300000" calcext:value-type="float">
            <text:p>21300000</text:p>
          </table:table-cell>
          <table:table-cell office:value-type="float" office:value="591" calcext:value-type="float">
            <text:p>591,0</text:p>
          </table:table-cell>
          <table:table-cell table:style-name="ce10" table:formula="of:=CONCATENATE(TEXT(MOD(INT([.C427]/60);60);&quot;00&quot;);&quot;:&quot;;TEXT(MOD([.C427];60);&quot;00,0&quot;))" office:value-type="string" office:string-value="09:51,0" calcext:value-type="string">
            <text:p>09:51,0</text:p>
          </table:table-cell>
          <table:table-cell table:formula="of:=[.C427]+[.E426]" office:value-type="float" office:value="251388" calcext:value-type="float">
            <text:p>251388,0</text:p>
          </table:table-cell>
          <table:table-cell table:formula="of:=CONCATENATE(TEXT(INT([.E427]/(60*60*24));&quot;00&quot;);&quot; &quot;;TEXT(MOD(INT([.E427]/(60*60));24);&quot;00&quot;);&quot;:&quot;;TEXT(MOD(INT([.E427]/60);60);&quot;00&quot;);&quot;:&quot;;TEXT(MOD([.E427];60);&quot;00,0&quot;))" office:value-type="string" office:string-value="02 21:49:48,0" calcext:value-type="string">
            <text:p>02 21:49:48,0</text:p>
          </table:table-cell>
          <table:table-cell table:formula="of:=IF ([.J427]&lt;&gt;&quot;&quot;;[.J427]+[.C427];[.G426]+[.C427])" office:value-type="float" office:value="1446682766" calcext:value-type="float">
            <text:p>1446682766</text:p>
          </table:table-cell>
          <table:table-cell table:formula="of:=[.G427]/86400+DATEVALUE(&quot;1970-01-01 00:00:00&quot;)" office:value-type="date" office:date-value="2015-11-05T00:19:26" calcext:value-type="date">
            <text:p>2015/11/05 00:19:26</text:p>
          </table:table-cell>
          <table:table-cell table:number-columns-repeated="6"/>
        </table:table-row>
        <table:table-row table:style-name="ro1">
          <table:table-cell table:formula="of:=[.A427]+1" office:value-type="float" office:value="427" calcext:value-type="float">
            <text:p>427</text:p>
          </table:table-cell>
          <table:table-cell table:formula="of:=[.A428]*1000*50" office:value-type="float" office:value="21350000" calcext:value-type="float">
            <text:p>21350000</text:p>
          </table:table-cell>
          <table:table-cell office:value-type="float" office:value="598" calcext:value-type="float">
            <text:p>598,0</text:p>
          </table:table-cell>
          <table:table-cell table:style-name="ce10" table:formula="of:=CONCATENATE(TEXT(MOD(INT([.C428]/60);60);&quot;00&quot;);&quot;:&quot;;TEXT(MOD([.C428];60);&quot;00,0&quot;))" office:value-type="string" office:string-value="09:58,0" calcext:value-type="string">
            <text:p>09:58,0</text:p>
          </table:table-cell>
          <table:table-cell table:formula="of:=[.C428]+[.E427]" office:value-type="float" office:value="251986" calcext:value-type="float">
            <text:p>251986,0</text:p>
          </table:table-cell>
          <table:table-cell table:formula="of:=CONCATENATE(TEXT(INT([.E428]/(60*60*24));&quot;00&quot;);&quot; &quot;;TEXT(MOD(INT([.E428]/(60*60));24);&quot;00&quot;);&quot;:&quot;;TEXT(MOD(INT([.E428]/60);60);&quot;00&quot;);&quot;:&quot;;TEXT(MOD([.E428];60);&quot;00,0&quot;))" office:value-type="string" office:string-value="02 21:59:46,0" calcext:value-type="string">
            <text:p>02 21:59:46,0</text:p>
          </table:table-cell>
          <table:table-cell table:formula="of:=IF ([.J428]&lt;&gt;&quot;&quot;;[.J428]+[.C428];[.G427]+[.C428])" office:value-type="float" office:value="1446683364" calcext:value-type="float">
            <text:p>1446683364</text:p>
          </table:table-cell>
          <table:table-cell table:formula="of:=[.G428]/86400+DATEVALUE(&quot;1970-01-01 00:00:00&quot;)" office:value-type="date" office:date-value="2015-11-05T00:29:24" calcext:value-type="date">
            <text:p>2015/11/05 00:29:24</text:p>
          </table:table-cell>
          <table:table-cell table:number-columns-repeated="6"/>
        </table:table-row>
        <table:table-row table:style-name="ro1">
          <table:table-cell table:formula="of:=[.A428]+1" office:value-type="float" office:value="428" calcext:value-type="float">
            <text:p>428</text:p>
          </table:table-cell>
          <table:table-cell table:formula="of:=[.A429]*1000*50" office:value-type="float" office:value="21400000" calcext:value-type="float">
            <text:p>21400000</text:p>
          </table:table-cell>
          <table:table-cell office:value-type="float" office:value="599" calcext:value-type="float">
            <text:p>599,0</text:p>
          </table:table-cell>
          <table:table-cell table:style-name="ce10" table:formula="of:=CONCATENATE(TEXT(MOD(INT([.C429]/60);60);&quot;00&quot;);&quot;:&quot;;TEXT(MOD([.C429];60);&quot;00,0&quot;))" office:value-type="string" office:string-value="09:59,0" calcext:value-type="string">
            <text:p>09:59,0</text:p>
          </table:table-cell>
          <table:table-cell table:formula="of:=[.C429]+[.E428]" office:value-type="float" office:value="252585" calcext:value-type="float">
            <text:p>252585,0</text:p>
          </table:table-cell>
          <table:table-cell table:formula="of:=CONCATENATE(TEXT(INT([.E429]/(60*60*24));&quot;00&quot;);&quot; &quot;;TEXT(MOD(INT([.E429]/(60*60));24);&quot;00&quot;);&quot;:&quot;;TEXT(MOD(INT([.E429]/60);60);&quot;00&quot;);&quot;:&quot;;TEXT(MOD([.E429];60);&quot;00,0&quot;))" office:value-type="string" office:string-value="02 22:09:45,0" calcext:value-type="string">
            <text:p>02 22:09:45,0</text:p>
          </table:table-cell>
          <table:table-cell table:formula="of:=IF ([.J429]&lt;&gt;&quot;&quot;;[.J429]+[.C429];[.G428]+[.C429])" office:value-type="float" office:value="1446683963" calcext:value-type="float">
            <text:p>1446683963</text:p>
          </table:table-cell>
          <table:table-cell table:formula="of:=[.G429]/86400+DATEVALUE(&quot;1970-01-01 00:00:00&quot;)" office:value-type="date" office:date-value="2015-11-05T00:39:23" calcext:value-type="date">
            <text:p>2015/11/05 00:39:23</text:p>
          </table:table-cell>
          <table:table-cell table:number-columns-repeated="6"/>
        </table:table-row>
        <table:table-row table:style-name="ro1">
          <table:table-cell table:formula="of:=[.A429]+1" office:value-type="float" office:value="429" calcext:value-type="float">
            <text:p>429</text:p>
          </table:table-cell>
          <table:table-cell table:formula="of:=[.A430]*1000*50" office:value-type="float" office:value="21450000" calcext:value-type="float">
            <text:p>21450000</text:p>
          </table:table-cell>
          <table:table-cell office:value-type="float" office:value="600" calcext:value-type="float">
            <text:p>600,0</text:p>
          </table:table-cell>
          <table:table-cell table:style-name="ce10" table:formula="of:=CONCATENATE(TEXT(MOD(INT([.C430]/60);60);&quot;00&quot;);&quot;:&quot;;TEXT(MOD([.C430];60);&quot;00,0&quot;))" office:value-type="string" office:string-value="10:00,0" calcext:value-type="string">
            <text:p>10:00,0</text:p>
          </table:table-cell>
          <table:table-cell table:formula="of:=[.C430]+[.E429]" office:value-type="float" office:value="253185" calcext:value-type="float">
            <text:p>253185,0</text:p>
          </table:table-cell>
          <table:table-cell table:formula="of:=CONCATENATE(TEXT(INT([.E430]/(60*60*24));&quot;00&quot;);&quot; &quot;;TEXT(MOD(INT([.E430]/(60*60));24);&quot;00&quot;);&quot;:&quot;;TEXT(MOD(INT([.E430]/60);60);&quot;00&quot;);&quot;:&quot;;TEXT(MOD([.E430];60);&quot;00,0&quot;))" office:value-type="string" office:string-value="02 22:19:45,0" calcext:value-type="string">
            <text:p>02 22:19:45,0</text:p>
          </table:table-cell>
          <table:table-cell table:formula="of:=IF ([.J430]&lt;&gt;&quot;&quot;;[.J430]+[.C430];[.G429]+[.C430])" office:value-type="float" office:value="1446684563" calcext:value-type="float">
            <text:p>1446684563</text:p>
          </table:table-cell>
          <table:table-cell table:formula="of:=[.G430]/86400+DATEVALUE(&quot;1970-01-01 00:00:00&quot;)" office:value-type="date" office:date-value="2015-11-05T00:49:23" calcext:value-type="date">
            <text:p>2015/11/05 00:49:23</text:p>
          </table:table-cell>
          <table:table-cell table:number-columns-repeated="6"/>
        </table:table-row>
        <table:table-row table:style-name="ro1">
          <table:table-cell table:formula="of:=[.A430]+1" office:value-type="float" office:value="430" calcext:value-type="float">
            <text:p>430</text:p>
          </table:table-cell>
          <table:table-cell table:formula="of:=[.A431]*1000*50" office:value-type="float" office:value="21500000" calcext:value-type="float">
            <text:p>21500000</text:p>
          </table:table-cell>
          <table:table-cell office:value-type="float" office:value="593" calcext:value-type="float">
            <text:p>593,0</text:p>
          </table:table-cell>
          <table:table-cell table:style-name="ce10" table:formula="of:=CONCATENATE(TEXT(MOD(INT([.C431]/60);60);&quot;00&quot;);&quot;:&quot;;TEXT(MOD([.C431];60);&quot;00,0&quot;))" office:value-type="string" office:string-value="09:53,0" calcext:value-type="string">
            <text:p>09:53,0</text:p>
          </table:table-cell>
          <table:table-cell table:formula="of:=[.C431]+[.E430]" office:value-type="float" office:value="253778" calcext:value-type="float">
            <text:p>253778,0</text:p>
          </table:table-cell>
          <table:table-cell table:formula="of:=CONCATENATE(TEXT(INT([.E431]/(60*60*24));&quot;00&quot;);&quot; &quot;;TEXT(MOD(INT([.E431]/(60*60));24);&quot;00&quot;);&quot;:&quot;;TEXT(MOD(INT([.E431]/60);60);&quot;00&quot;);&quot;:&quot;;TEXT(MOD([.E431];60);&quot;00,0&quot;))" office:value-type="string" office:string-value="02 22:29:38,0" calcext:value-type="string">
            <text:p>02 22:29:38,0</text:p>
          </table:table-cell>
          <table:table-cell table:formula="of:=IF ([.J431]&lt;&gt;&quot;&quot;;[.J431]+[.C431];[.G430]+[.C431])" office:value-type="float" office:value="1446685156" calcext:value-type="float">
            <text:p>1446685156</text:p>
          </table:table-cell>
          <table:table-cell table:formula="of:=[.G431]/86400+DATEVALUE(&quot;1970-01-01 00:00:00&quot;)" office:value-type="date" office:date-value="2015-11-05T00:59:16" calcext:value-type="date">
            <text:p>2015/11/05 00:59:16</text:p>
          </table:table-cell>
          <table:table-cell table:number-columns-repeated="6"/>
        </table:table-row>
        <table:table-row table:style-name="ro1">
          <table:table-cell table:formula="of:=[.A431]+1" office:value-type="float" office:value="431" calcext:value-type="float">
            <text:p>431</text:p>
          </table:table-cell>
          <table:table-cell table:formula="of:=[.A432]*1000*50" office:value-type="float" office:value="21550000" calcext:value-type="float">
            <text:p>21550000</text:p>
          </table:table-cell>
          <table:table-cell office:value-type="float" office:value="591" calcext:value-type="float">
            <text:p>591,0</text:p>
          </table:table-cell>
          <table:table-cell table:style-name="ce10" table:formula="of:=CONCATENATE(TEXT(MOD(INT([.C432]/60);60);&quot;00&quot;);&quot;:&quot;;TEXT(MOD([.C432];60);&quot;00,0&quot;))" office:value-type="string" office:string-value="09:51,0" calcext:value-type="string">
            <text:p>09:51,0</text:p>
          </table:table-cell>
          <table:table-cell table:formula="of:=[.C432]+[.E431]" office:value-type="float" office:value="254369" calcext:value-type="float">
            <text:p>254369,0</text:p>
          </table:table-cell>
          <table:table-cell table:formula="of:=CONCATENATE(TEXT(INT([.E432]/(60*60*24));&quot;00&quot;);&quot; &quot;;TEXT(MOD(INT([.E432]/(60*60));24);&quot;00&quot;);&quot;:&quot;;TEXT(MOD(INT([.E432]/60);60);&quot;00&quot;);&quot;:&quot;;TEXT(MOD([.E432];60);&quot;00,0&quot;))" office:value-type="string" office:string-value="02 22:39:29,0" calcext:value-type="string">
            <text:p>02 22:39:29,0</text:p>
          </table:table-cell>
          <table:table-cell table:formula="of:=IF ([.J432]&lt;&gt;&quot;&quot;;[.J432]+[.C432];[.G431]+[.C432])" office:value-type="float" office:value="1446685747" calcext:value-type="float">
            <text:p>1446685747</text:p>
          </table:table-cell>
          <table:table-cell table:formula="of:=[.G432]/86400+DATEVALUE(&quot;1970-01-01 00:00:00&quot;)" office:value-type="date" office:date-value="2015-11-05T01:09:07" calcext:value-type="date">
            <text:p>2015/11/05 01:09:07</text:p>
          </table:table-cell>
          <table:table-cell table:number-columns-repeated="6"/>
        </table:table-row>
        <table:table-row table:style-name="ro1">
          <table:table-cell table:formula="of:=[.A432]+1" office:value-type="float" office:value="432" calcext:value-type="float">
            <text:p>432</text:p>
          </table:table-cell>
          <table:table-cell table:formula="of:=[.A433]*1000*50" office:value-type="float" office:value="21600000" calcext:value-type="float">
            <text:p>21600000</text:p>
          </table:table-cell>
          <table:table-cell office:value-type="float" office:value="578" calcext:value-type="float">
            <text:p>578,0</text:p>
          </table:table-cell>
          <table:table-cell table:style-name="ce10" table:formula="of:=CONCATENATE(TEXT(MOD(INT([.C433]/60);60);&quot;00&quot;);&quot;:&quot;;TEXT(MOD([.C433];60);&quot;00,0&quot;))" office:value-type="string" office:string-value="09:38,0" calcext:value-type="string">
            <text:p>09:38,0</text:p>
          </table:table-cell>
          <table:table-cell table:formula="of:=[.C433]+[.E432]" office:value-type="float" office:value="254947" calcext:value-type="float">
            <text:p>254947,0</text:p>
          </table:table-cell>
          <table:table-cell table:formula="of:=CONCATENATE(TEXT(INT([.E433]/(60*60*24));&quot;00&quot;);&quot; &quot;;TEXT(MOD(INT([.E433]/(60*60));24);&quot;00&quot;);&quot;:&quot;;TEXT(MOD(INT([.E433]/60);60);&quot;00&quot;);&quot;:&quot;;TEXT(MOD([.E433];60);&quot;00,0&quot;))" office:value-type="string" office:string-value="02 22:49:07,0" calcext:value-type="string">
            <text:p>02 22:49:07,0</text:p>
          </table:table-cell>
          <table:table-cell table:formula="of:=IF ([.J433]&lt;&gt;&quot;&quot;;[.J433]+[.C433];[.G432]+[.C433])" office:value-type="float" office:value="1446686325" calcext:value-type="float">
            <text:p>1446686325</text:p>
          </table:table-cell>
          <table:table-cell table:formula="of:=[.G433]/86400+DATEVALUE(&quot;1970-01-01 00:00:00&quot;)" office:value-type="date" office:date-value="2015-11-05T01:18:45" calcext:value-type="date">
            <text:p>2015/11/05 01:18:45</text:p>
          </table:table-cell>
          <table:table-cell table:number-columns-repeated="6"/>
        </table:table-row>
        <table:table-row table:style-name="ro1">
          <table:table-cell table:formula="of:=[.A433]+1" office:value-type="float" office:value="433" calcext:value-type="float">
            <text:p>433</text:p>
          </table:table-cell>
          <table:table-cell table:formula="of:=[.A434]*1000*50" office:value-type="float" office:value="21650000" calcext:value-type="float">
            <text:p>21650000</text:p>
          </table:table-cell>
          <table:table-cell office:value-type="float" office:value="586" calcext:value-type="float">
            <text:p>586,0</text:p>
          </table:table-cell>
          <table:table-cell table:style-name="ce10" table:formula="of:=CONCATENATE(TEXT(MOD(INT([.C434]/60);60);&quot;00&quot;);&quot;:&quot;;TEXT(MOD([.C434];60);&quot;00,0&quot;))" office:value-type="string" office:string-value="09:46,0" calcext:value-type="string">
            <text:p>09:46,0</text:p>
          </table:table-cell>
          <table:table-cell table:formula="of:=[.C434]+[.E433]" office:value-type="float" office:value="255533" calcext:value-type="float">
            <text:p>255533,0</text:p>
          </table:table-cell>
          <table:table-cell table:formula="of:=CONCATENATE(TEXT(INT([.E434]/(60*60*24));&quot;00&quot;);&quot; &quot;;TEXT(MOD(INT([.E434]/(60*60));24);&quot;00&quot;);&quot;:&quot;;TEXT(MOD(INT([.E434]/60);60);&quot;00&quot;);&quot;:&quot;;TEXT(MOD([.E434];60);&quot;00,0&quot;))" office:value-type="string" office:string-value="02 22:58:53,0" calcext:value-type="string">
            <text:p>02 22:58:53,0</text:p>
          </table:table-cell>
          <table:table-cell table:formula="of:=IF ([.J434]&lt;&gt;&quot;&quot;;[.J434]+[.C434];[.G433]+[.C434])" office:value-type="float" office:value="1446686911" calcext:value-type="float">
            <text:p>1446686911</text:p>
          </table:table-cell>
          <table:table-cell table:formula="of:=[.G434]/86400+DATEVALUE(&quot;1970-01-01 00:00:00&quot;)" office:value-type="date" office:date-value="2015-11-05T01:28:31" calcext:value-type="date">
            <text:p>2015/11/05 01:28:31</text:p>
          </table:table-cell>
          <table:table-cell table:number-columns-repeated="6"/>
        </table:table-row>
        <table:table-row table:style-name="ro1">
          <table:table-cell table:formula="of:=[.A434]+1" office:value-type="float" office:value="434" calcext:value-type="float">
            <text:p>434</text:p>
          </table:table-cell>
          <table:table-cell table:formula="of:=[.A435]*1000*50" office:value-type="float" office:value="21700000" calcext:value-type="float">
            <text:p>21700000</text:p>
          </table:table-cell>
          <table:table-cell office:value-type="float" office:value="572" calcext:value-type="float">
            <text:p>572,0</text:p>
          </table:table-cell>
          <table:table-cell table:style-name="ce10" table:formula="of:=CONCATENATE(TEXT(MOD(INT([.C435]/60);60);&quot;00&quot;);&quot;:&quot;;TEXT(MOD([.C435];60);&quot;00,0&quot;))" office:value-type="string" office:string-value="09:32,0" calcext:value-type="string">
            <text:p>09:32,0</text:p>
          </table:table-cell>
          <table:table-cell table:formula="of:=[.C435]+[.E434]" office:value-type="float" office:value="256105" calcext:value-type="float">
            <text:p>256105,0</text:p>
          </table:table-cell>
          <table:table-cell table:formula="of:=CONCATENATE(TEXT(INT([.E435]/(60*60*24));&quot;00&quot;);&quot; &quot;;TEXT(MOD(INT([.E435]/(60*60));24);&quot;00&quot;);&quot;:&quot;;TEXT(MOD(INT([.E435]/60);60);&quot;00&quot;);&quot;:&quot;;TEXT(MOD([.E435];60);&quot;00,0&quot;))" office:value-type="string" office:string-value="02 23:08:25,0" calcext:value-type="string">
            <text:p>02 23:08:25,0</text:p>
          </table:table-cell>
          <table:table-cell table:formula="of:=IF ([.J435]&lt;&gt;&quot;&quot;;[.J435]+[.C435];[.G434]+[.C435])" office:value-type="float" office:value="1446687483" calcext:value-type="float">
            <text:p>1446687483</text:p>
          </table:table-cell>
          <table:table-cell table:formula="of:=[.G435]/86400+DATEVALUE(&quot;1970-01-01 00:00:00&quot;)" office:value-type="date" office:date-value="2015-11-05T01:38:03" calcext:value-type="date">
            <text:p>2015/11/05 01:38:03</text:p>
          </table:table-cell>
          <table:table-cell table:number-columns-repeated="6"/>
        </table:table-row>
        <table:table-row table:style-name="ro1">
          <table:table-cell table:formula="of:=[.A435]+1" office:value-type="float" office:value="435" calcext:value-type="float">
            <text:p>435</text:p>
          </table:table-cell>
          <table:table-cell table:formula="of:=[.A436]*1000*50" office:value-type="float" office:value="21750000" calcext:value-type="float">
            <text:p>21750000</text:p>
          </table:table-cell>
          <table:table-cell office:value-type="float" office:value="565" calcext:value-type="float">
            <text:p>565,0</text:p>
          </table:table-cell>
          <table:table-cell table:style-name="ce10" table:formula="of:=CONCATENATE(TEXT(MOD(INT([.C436]/60);60);&quot;00&quot;);&quot;:&quot;;TEXT(MOD([.C436];60);&quot;00,0&quot;))" office:value-type="string" office:string-value="09:25,0" calcext:value-type="string">
            <text:p>09:25,0</text:p>
          </table:table-cell>
          <table:table-cell table:formula="of:=[.C436]+[.E435]" office:value-type="float" office:value="256670" calcext:value-type="float">
            <text:p>256670,0</text:p>
          </table:table-cell>
          <table:table-cell table:formula="of:=CONCATENATE(TEXT(INT([.E436]/(60*60*24));&quot;00&quot;);&quot; &quot;;TEXT(MOD(INT([.E436]/(60*60));24);&quot;00&quot;);&quot;:&quot;;TEXT(MOD(INT([.E436]/60);60);&quot;00&quot;);&quot;:&quot;;TEXT(MOD([.E436];60);&quot;00,0&quot;))" office:value-type="string" office:string-value="02 23:17:50,0" calcext:value-type="string">
            <text:p>02 23:17:50,0</text:p>
          </table:table-cell>
          <table:table-cell table:formula="of:=IF ([.J436]&lt;&gt;&quot;&quot;;[.J436]+[.C436];[.G435]+[.C436])" office:value-type="float" office:value="1446688048" calcext:value-type="float">
            <text:p>1446688048</text:p>
          </table:table-cell>
          <table:table-cell table:formula="of:=[.G436]/86400+DATEVALUE(&quot;1970-01-01 00:00:00&quot;)" office:value-type="date" office:date-value="2015-11-05T01:47:28" calcext:value-type="date">
            <text:p>2015/11/05 01:47:28</text:p>
          </table:table-cell>
          <table:table-cell table:number-columns-repeated="6"/>
        </table:table-row>
        <table:table-row table:style-name="ro1">
          <table:table-cell table:formula="of:=[.A436]+1" office:value-type="float" office:value="436" calcext:value-type="float">
            <text:p>436</text:p>
          </table:table-cell>
          <table:table-cell table:formula="of:=[.A437]*1000*50" office:value-type="float" office:value="21800000" calcext:value-type="float">
            <text:p>21800000</text:p>
          </table:table-cell>
          <table:table-cell office:value-type="float" office:value="597" calcext:value-type="float">
            <text:p>597,0</text:p>
          </table:table-cell>
          <table:table-cell table:style-name="ce10" table:formula="of:=CONCATENATE(TEXT(MOD(INT([.C437]/60);60);&quot;00&quot;);&quot;:&quot;;TEXT(MOD([.C437];60);&quot;00,0&quot;))" office:value-type="string" office:string-value="09:57,0" calcext:value-type="string">
            <text:p>09:57,0</text:p>
          </table:table-cell>
          <table:table-cell table:formula="of:=[.C437]+[.E436]" office:value-type="float" office:value="257267" calcext:value-type="float">
            <text:p>257267,0</text:p>
          </table:table-cell>
          <table:table-cell table:formula="of:=CONCATENATE(TEXT(INT([.E437]/(60*60*24));&quot;00&quot;);&quot; &quot;;TEXT(MOD(INT([.E437]/(60*60));24);&quot;00&quot;);&quot;:&quot;;TEXT(MOD(INT([.E437]/60);60);&quot;00&quot;);&quot;:&quot;;TEXT(MOD([.E437];60);&quot;00,0&quot;))" office:value-type="string" office:string-value="02 23:27:47,0" calcext:value-type="string">
            <text:p>02 23:27:47,0</text:p>
          </table:table-cell>
          <table:table-cell table:formula="of:=IF ([.J437]&lt;&gt;&quot;&quot;;[.J437]+[.C437];[.G436]+[.C437])" office:value-type="float" office:value="1446688645" calcext:value-type="float">
            <text:p>1446688645</text:p>
          </table:table-cell>
          <table:table-cell table:formula="of:=[.G437]/86400+DATEVALUE(&quot;1970-01-01 00:00:00&quot;)" office:value-type="date" office:date-value="2015-11-05T01:57:25" calcext:value-type="date">
            <text:p>2015/11/05 01:57:25</text:p>
          </table:table-cell>
          <table:table-cell table:number-columns-repeated="6"/>
        </table:table-row>
        <table:table-row table:style-name="ro1">
          <table:table-cell table:formula="of:=[.A437]+1" office:value-type="float" office:value="437" calcext:value-type="float">
            <text:p>437</text:p>
          </table:table-cell>
          <table:table-cell table:formula="of:=[.A438]*1000*50" office:value-type="float" office:value="21850000" calcext:value-type="float">
            <text:p>21850000</text:p>
          </table:table-cell>
          <table:table-cell office:value-type="float" office:value="575" calcext:value-type="float">
            <text:p>575,0</text:p>
          </table:table-cell>
          <table:table-cell table:style-name="ce10" table:formula="of:=CONCATENATE(TEXT(MOD(INT([.C438]/60);60);&quot;00&quot;);&quot;:&quot;;TEXT(MOD([.C438];60);&quot;00,0&quot;))" office:value-type="string" office:string-value="09:35,0" calcext:value-type="string">
            <text:p>09:35,0</text:p>
          </table:table-cell>
          <table:table-cell table:formula="of:=[.C438]+[.E437]" office:value-type="float" office:value="257842" calcext:value-type="float">
            <text:p>257842,0</text:p>
          </table:table-cell>
          <table:table-cell table:formula="of:=CONCATENATE(TEXT(INT([.E438]/(60*60*24));&quot;00&quot;);&quot; &quot;;TEXT(MOD(INT([.E438]/(60*60));24);&quot;00&quot;);&quot;:&quot;;TEXT(MOD(INT([.E438]/60);60);&quot;00&quot;);&quot;:&quot;;TEXT(MOD([.E438];60);&quot;00,0&quot;))" office:value-type="string" office:string-value="02 23:37:22,0" calcext:value-type="string">
            <text:p>02 23:37:22,0</text:p>
          </table:table-cell>
          <table:table-cell table:formula="of:=IF ([.J438]&lt;&gt;&quot;&quot;;[.J438]+[.C438];[.G437]+[.C438])" office:value-type="float" office:value="1446689220" calcext:value-type="float">
            <text:p>1446689220</text:p>
          </table:table-cell>
          <table:table-cell table:formula="of:=[.G438]/86400+DATEVALUE(&quot;1970-01-01 00:00:00&quot;)" office:value-type="date" office:date-value="2015-11-05T02:07:00" calcext:value-type="date">
            <text:p>2015/11/05 02:07:00</text:p>
          </table:table-cell>
          <table:table-cell table:number-columns-repeated="6"/>
        </table:table-row>
        <table:table-row table:style-name="ro1">
          <table:table-cell table:formula="of:=[.A438]+1" office:value-type="float" office:value="438" calcext:value-type="float">
            <text:p>438</text:p>
          </table:table-cell>
          <table:table-cell table:formula="of:=[.A439]*1000*50" office:value-type="float" office:value="21900000" calcext:value-type="float">
            <text:p>21900000</text:p>
          </table:table-cell>
          <table:table-cell office:value-type="float" office:value="576" calcext:value-type="float">
            <text:p>576,0</text:p>
          </table:table-cell>
          <table:table-cell table:style-name="ce10" table:formula="of:=CONCATENATE(TEXT(MOD(INT([.C439]/60);60);&quot;00&quot;);&quot;:&quot;;TEXT(MOD([.C439];60);&quot;00,0&quot;))" office:value-type="string" office:string-value="09:36,0" calcext:value-type="string">
            <text:p>09:36,0</text:p>
          </table:table-cell>
          <table:table-cell table:formula="of:=[.C439]+[.E438]" office:value-type="float" office:value="258418" calcext:value-type="float">
            <text:p>258418,0</text:p>
          </table:table-cell>
          <table:table-cell table:formula="of:=CONCATENATE(TEXT(INT([.E439]/(60*60*24));&quot;00&quot;);&quot; &quot;;TEXT(MOD(INT([.E439]/(60*60));24);&quot;00&quot;);&quot;:&quot;;TEXT(MOD(INT([.E439]/60);60);&quot;00&quot;);&quot;:&quot;;TEXT(MOD([.E439];60);&quot;00,0&quot;))" office:value-type="string" office:string-value="02 23:46:58,0" calcext:value-type="string">
            <text:p>02 23:46:58,0</text:p>
          </table:table-cell>
          <table:table-cell table:formula="of:=IF ([.J439]&lt;&gt;&quot;&quot;;[.J439]+[.C439];[.G438]+[.C439])" office:value-type="float" office:value="1446689796" calcext:value-type="float">
            <text:p>1446689796</text:p>
          </table:table-cell>
          <table:table-cell table:formula="of:=[.G439]/86400+DATEVALUE(&quot;1970-01-01 00:00:00&quot;)" office:value-type="date" office:date-value="2015-11-05T02:16:36" calcext:value-type="date">
            <text:p>2015/11/05 02:16:36</text:p>
          </table:table-cell>
          <table:table-cell table:number-columns-repeated="6"/>
        </table:table-row>
        <table:table-row table:style-name="ro1">
          <table:table-cell table:formula="of:=[.A439]+1" office:value-type="float" office:value="439" calcext:value-type="float">
            <text:p>439</text:p>
          </table:table-cell>
          <table:table-cell table:formula="of:=[.A440]*1000*50" office:value-type="float" office:value="21950000" calcext:value-type="float">
            <text:p>21950000</text:p>
          </table:table-cell>
          <table:table-cell office:value-type="float" office:value="575" calcext:value-type="float">
            <text:p>575,0</text:p>
          </table:table-cell>
          <table:table-cell table:style-name="ce10" table:formula="of:=CONCATENATE(TEXT(MOD(INT([.C440]/60);60);&quot;00&quot;);&quot;:&quot;;TEXT(MOD([.C440];60);&quot;00,0&quot;))" office:value-type="string" office:string-value="09:35,0" calcext:value-type="string">
            <text:p>09:35,0</text:p>
          </table:table-cell>
          <table:table-cell table:formula="of:=[.C440]+[.E439]" office:value-type="float" office:value="258993" calcext:value-type="float">
            <text:p>258993,0</text:p>
          </table:table-cell>
          <table:table-cell table:formula="of:=CONCATENATE(TEXT(INT([.E440]/(60*60*24));&quot;00&quot;);&quot; &quot;;TEXT(MOD(INT([.E440]/(60*60));24);&quot;00&quot;);&quot;:&quot;;TEXT(MOD(INT([.E440]/60);60);&quot;00&quot;);&quot;:&quot;;TEXT(MOD([.E440];60);&quot;00,0&quot;))" office:value-type="string" office:string-value="02 23:56:33,0" calcext:value-type="string">
            <text:p>02 23:56:33,0</text:p>
          </table:table-cell>
          <table:table-cell table:formula="of:=IF ([.J440]&lt;&gt;&quot;&quot;;[.J440]+[.C440];[.G439]+[.C440])" office:value-type="float" office:value="1446690371" calcext:value-type="float">
            <text:p>1446690371</text:p>
          </table:table-cell>
          <table:table-cell table:formula="of:=[.G440]/86400+DATEVALUE(&quot;1970-01-01 00:00:00&quot;)" office:value-type="date" office:date-value="2015-11-05T02:26:11" calcext:value-type="date">
            <text:p>2015/11/05 02:26:11</text:p>
          </table:table-cell>
          <table:table-cell table:number-columns-repeated="6"/>
        </table:table-row>
        <table:table-row table:style-name="ro1">
          <table:table-cell table:formula="of:=[.A440]+1" office:value-type="float" office:value="440" calcext:value-type="float">
            <text:p>440</text:p>
          </table:table-cell>
          <table:table-cell table:formula="of:=[.A441]*1000*50" office:value-type="float" office:value="22000000" calcext:value-type="float">
            <text:p>22000000</text:p>
          </table:table-cell>
          <table:table-cell office:value-type="float" office:value="576" calcext:value-type="float">
            <text:p>576,0</text:p>
          </table:table-cell>
          <table:table-cell table:style-name="ce10" table:formula="of:=CONCATENATE(TEXT(MOD(INT([.C441]/60);60);&quot;00&quot;);&quot;:&quot;;TEXT(MOD([.C441];60);&quot;00,0&quot;))" office:value-type="string" office:string-value="09:36,0" calcext:value-type="string">
            <text:p>09:36,0</text:p>
          </table:table-cell>
          <table:table-cell table:formula="of:=[.C441]+[.E440]" office:value-type="float" office:value="259569" calcext:value-type="float">
            <text:p>259569,0</text:p>
          </table:table-cell>
          <table:table-cell table:formula="of:=CONCATENATE(TEXT(INT([.E441]/(60*60*24));&quot;00&quot;);&quot; &quot;;TEXT(MOD(INT([.E441]/(60*60));24);&quot;00&quot;);&quot;:&quot;;TEXT(MOD(INT([.E441]/60);60);&quot;00&quot;);&quot;:&quot;;TEXT(MOD([.E441];60);&quot;00,0&quot;))" office:value-type="string" office:string-value="03 00:06:09,0" calcext:value-type="string">
            <text:p>03 00:06:09,0</text:p>
          </table:table-cell>
          <table:table-cell table:formula="of:=IF ([.J441]&lt;&gt;&quot;&quot;;[.J441]+[.C441];[.G440]+[.C441])" office:value-type="float" office:value="1446690947" calcext:value-type="float">
            <text:p>1446690947</text:p>
          </table:table-cell>
          <table:table-cell table:formula="of:=[.G441]/86400+DATEVALUE(&quot;1970-01-01 00:00:00&quot;)" office:value-type="date" office:date-value="2015-11-05T02:35:47" calcext:value-type="date">
            <text:p>2015/11/05 02:35:47</text:p>
          </table:table-cell>
          <table:table-cell table:number-columns-repeated="6"/>
        </table:table-row>
        <table:table-row table:style-name="ro1">
          <table:table-cell table:formula="of:=[.A441]+1" office:value-type="float" office:value="441" calcext:value-type="float">
            <text:p>441</text:p>
          </table:table-cell>
          <table:table-cell table:formula="of:=[.A442]*1000*50" office:value-type="float" office:value="22050000" calcext:value-type="float">
            <text:p>22050000</text:p>
          </table:table-cell>
          <table:table-cell office:value-type="float" office:value="579" calcext:value-type="float">
            <text:p>579,0</text:p>
          </table:table-cell>
          <table:table-cell table:style-name="ce10" table:formula="of:=CONCATENATE(TEXT(MOD(INT([.C442]/60);60);&quot;00&quot;);&quot;:&quot;;TEXT(MOD([.C442];60);&quot;00,0&quot;))" office:value-type="string" office:string-value="09:39,0" calcext:value-type="string">
            <text:p>09:39,0</text:p>
          </table:table-cell>
          <table:table-cell table:formula="of:=[.C442]+[.E441]" office:value-type="float" office:value="260148" calcext:value-type="float">
            <text:p>260148,0</text:p>
          </table:table-cell>
          <table:table-cell table:formula="of:=CONCATENATE(TEXT(INT([.E442]/(60*60*24));&quot;00&quot;);&quot; &quot;;TEXT(MOD(INT([.E442]/(60*60));24);&quot;00&quot;);&quot;:&quot;;TEXT(MOD(INT([.E442]/60);60);&quot;00&quot;);&quot;:&quot;;TEXT(MOD([.E442];60);&quot;00,0&quot;))" office:value-type="string" office:string-value="03 00:15:48,0" calcext:value-type="string">
            <text:p>03 00:15:48,0</text:p>
          </table:table-cell>
          <table:table-cell table:formula="of:=IF ([.J442]&lt;&gt;&quot;&quot;;[.J442]+[.C442];[.G441]+[.C442])" office:value-type="float" office:value="1446691526" calcext:value-type="float">
            <text:p>1446691526</text:p>
          </table:table-cell>
          <table:table-cell table:formula="of:=[.G442]/86400+DATEVALUE(&quot;1970-01-01 00:00:00&quot;)" office:value-type="date" office:date-value="2015-11-05T02:45:26" calcext:value-type="date">
            <text:p>2015/11/05 02:45:26</text:p>
          </table:table-cell>
          <table:table-cell table:number-columns-repeated="6"/>
        </table:table-row>
        <table:table-row table:style-name="ro1">
          <table:table-cell table:formula="of:=[.A442]+1" office:value-type="float" office:value="442" calcext:value-type="float">
            <text:p>442</text:p>
          </table:table-cell>
          <table:table-cell table:formula="of:=[.A443]*1000*50" office:value-type="float" office:value="22100000" calcext:value-type="float">
            <text:p>22100000</text:p>
          </table:table-cell>
          <table:table-cell office:value-type="float" office:value="578" calcext:value-type="float">
            <text:p>578,0</text:p>
          </table:table-cell>
          <table:table-cell table:style-name="ce10" table:formula="of:=CONCATENATE(TEXT(MOD(INT([.C443]/60);60);&quot;00&quot;);&quot;:&quot;;TEXT(MOD([.C443];60);&quot;00,0&quot;))" office:value-type="string" office:string-value="09:38,0" calcext:value-type="string">
            <text:p>09:38,0</text:p>
          </table:table-cell>
          <table:table-cell table:formula="of:=[.C443]+[.E442]" office:value-type="float" office:value="260726" calcext:value-type="float">
            <text:p>260726,0</text:p>
          </table:table-cell>
          <table:table-cell table:formula="of:=CONCATENATE(TEXT(INT([.E443]/(60*60*24));&quot;00&quot;);&quot; &quot;;TEXT(MOD(INT([.E443]/(60*60));24);&quot;00&quot;);&quot;:&quot;;TEXT(MOD(INT([.E443]/60);60);&quot;00&quot;);&quot;:&quot;;TEXT(MOD([.E443];60);&quot;00,0&quot;))" office:value-type="string" office:string-value="03 00:25:26,0" calcext:value-type="string">
            <text:p>03 00:25:26,0</text:p>
          </table:table-cell>
          <table:table-cell table:formula="of:=IF ([.J443]&lt;&gt;&quot;&quot;;[.J443]+[.C443];[.G442]+[.C443])" office:value-type="float" office:value="1446692104" calcext:value-type="float">
            <text:p>1446692104</text:p>
          </table:table-cell>
          <table:table-cell table:formula="of:=[.G443]/86400+DATEVALUE(&quot;1970-01-01 00:00:00&quot;)" office:value-type="date" office:date-value="2015-11-05T02:55:04" calcext:value-type="date">
            <text:p>2015/11/05 02:55:04</text:p>
          </table:table-cell>
          <table:table-cell table:number-columns-repeated="6"/>
        </table:table-row>
        <table:table-row table:style-name="ro1">
          <table:table-cell table:formula="of:=[.A443]+1" office:value-type="float" office:value="443" calcext:value-type="float">
            <text:p>443</text:p>
          </table:table-cell>
          <table:table-cell table:formula="of:=[.A444]*1000*50" office:value-type="float" office:value="22150000" calcext:value-type="float">
            <text:p>22150000</text:p>
          </table:table-cell>
          <table:table-cell office:value-type="float" office:value="564" calcext:value-type="float">
            <text:p>564,0</text:p>
          </table:table-cell>
          <table:table-cell table:style-name="ce10" table:formula="of:=CONCATENATE(TEXT(MOD(INT([.C444]/60);60);&quot;00&quot;);&quot;:&quot;;TEXT(MOD([.C444];60);&quot;00,0&quot;))" office:value-type="string" office:string-value="09:24,0" calcext:value-type="string">
            <text:p>09:24,0</text:p>
          </table:table-cell>
          <table:table-cell table:formula="of:=[.C444]+[.E443]" office:value-type="float" office:value="261290" calcext:value-type="float">
            <text:p>261290,0</text:p>
          </table:table-cell>
          <table:table-cell table:formula="of:=CONCATENATE(TEXT(INT([.E444]/(60*60*24));&quot;00&quot;);&quot; &quot;;TEXT(MOD(INT([.E444]/(60*60));24);&quot;00&quot;);&quot;:&quot;;TEXT(MOD(INT([.E444]/60);60);&quot;00&quot;);&quot;:&quot;;TEXT(MOD([.E444];60);&quot;00,0&quot;))" office:value-type="string" office:string-value="03 00:34:50,0" calcext:value-type="string">
            <text:p>03 00:34:50,0</text:p>
          </table:table-cell>
          <table:table-cell table:formula="of:=IF ([.J444]&lt;&gt;&quot;&quot;;[.J444]+[.C444];[.G443]+[.C444])" office:value-type="float" office:value="1446692668" calcext:value-type="float">
            <text:p>1446692668</text:p>
          </table:table-cell>
          <table:table-cell table:formula="of:=[.G444]/86400+DATEVALUE(&quot;1970-01-01 00:00:00&quot;)" office:value-type="date" office:date-value="2015-11-05T03:04:28" calcext:value-type="date">
            <text:p>2015/11/05 03:04:28</text:p>
          </table:table-cell>
          <table:table-cell table:number-columns-repeated="6"/>
        </table:table-row>
        <table:table-row table:style-name="ro1">
          <table:table-cell table:formula="of:=[.A444]+1" office:value-type="float" office:value="444" calcext:value-type="float">
            <text:p>444</text:p>
          </table:table-cell>
          <table:table-cell table:formula="of:=[.A445]*1000*50" office:value-type="float" office:value="22200000" calcext:value-type="float">
            <text:p>22200000</text:p>
          </table:table-cell>
          <table:table-cell office:value-type="float" office:value="559" calcext:value-type="float">
            <text:p>559,0</text:p>
          </table:table-cell>
          <table:table-cell table:style-name="ce10" table:formula="of:=CONCATENATE(TEXT(MOD(INT([.C445]/60);60);&quot;00&quot;);&quot;:&quot;;TEXT(MOD([.C445];60);&quot;00,0&quot;))" office:value-type="string" office:string-value="09:19,0" calcext:value-type="string">
            <text:p>09:19,0</text:p>
          </table:table-cell>
          <table:table-cell table:formula="of:=[.C445]+[.E444]" office:value-type="float" office:value="261849" calcext:value-type="float">
            <text:p>261849,0</text:p>
          </table:table-cell>
          <table:table-cell table:formula="of:=CONCATENATE(TEXT(INT([.E445]/(60*60*24));&quot;00&quot;);&quot; &quot;;TEXT(MOD(INT([.E445]/(60*60));24);&quot;00&quot;);&quot;:&quot;;TEXT(MOD(INT([.E445]/60);60);&quot;00&quot;);&quot;:&quot;;TEXT(MOD([.E445];60);&quot;00,0&quot;))" office:value-type="string" office:string-value="03 00:44:09,0" calcext:value-type="string">
            <text:p>03 00:44:09,0</text:p>
          </table:table-cell>
          <table:table-cell table:formula="of:=IF ([.J445]&lt;&gt;&quot;&quot;;[.J445]+[.C445];[.G444]+[.C445])" office:value-type="float" office:value="1446693227" calcext:value-type="float">
            <text:p>1446693227</text:p>
          </table:table-cell>
          <table:table-cell table:formula="of:=[.G445]/86400+DATEVALUE(&quot;1970-01-01 00:00:00&quot;)" office:value-type="date" office:date-value="2015-11-05T03:13:47" calcext:value-type="date">
            <text:p>2015/11/05 03:13:47</text:p>
          </table:table-cell>
          <table:table-cell table:number-columns-repeated="6"/>
        </table:table-row>
        <table:table-row table:style-name="ro1">
          <table:table-cell table:formula="of:=[.A445]+1" office:value-type="float" office:value="445" calcext:value-type="float">
            <text:p>445</text:p>
          </table:table-cell>
          <table:table-cell table:formula="of:=[.A446]*1000*50" office:value-type="float" office:value="22250000" calcext:value-type="float">
            <text:p>2225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446]/60);60);&quot;00&quot;);&quot;:&quot;;TEXT(MOD([.C446];60);&quot;00,0&quot;))" office:value-type="string" office:string-value="09:15,0" calcext:value-type="string">
            <text:p>09:15,0</text:p>
          </table:table-cell>
          <table:table-cell table:formula="of:=[.C446]+[.E445]" office:value-type="float" office:value="262404" calcext:value-type="float">
            <text:p>262404,0</text:p>
          </table:table-cell>
          <table:table-cell table:formula="of:=CONCATENATE(TEXT(INT([.E446]/(60*60*24));&quot;00&quot;);&quot; &quot;;TEXT(MOD(INT([.E446]/(60*60));24);&quot;00&quot;);&quot;:&quot;;TEXT(MOD(INT([.E446]/60);60);&quot;00&quot;);&quot;:&quot;;TEXT(MOD([.E446];60);&quot;00,0&quot;))" office:value-type="string" office:string-value="03 00:53:24,0" calcext:value-type="string">
            <text:p>03 00:53:24,0</text:p>
          </table:table-cell>
          <table:table-cell table:formula="of:=IF ([.J446]&lt;&gt;&quot;&quot;;[.J446]+[.C446];[.G445]+[.C446])" office:value-type="float" office:value="1446693782" calcext:value-type="float">
            <text:p>1446693782</text:p>
          </table:table-cell>
          <table:table-cell table:formula="of:=[.G446]/86400+DATEVALUE(&quot;1970-01-01 00:00:00&quot;)" office:value-type="date" office:date-value="2015-11-05T03:23:02" calcext:value-type="date">
            <text:p>2015/11/05 03:23:02</text:p>
          </table:table-cell>
          <table:table-cell table:number-columns-repeated="6"/>
        </table:table-row>
        <table:table-row table:style-name="ro1">
          <table:table-cell table:formula="of:=[.A446]+1" office:value-type="float" office:value="446" calcext:value-type="float">
            <text:p>446</text:p>
          </table:table-cell>
          <table:table-cell table:formula="of:=[.A447]*1000*50" office:value-type="float" office:value="22300000" calcext:value-type="float">
            <text:p>2230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447]/60);60);&quot;00&quot;);&quot;:&quot;;TEXT(MOD([.C447];60);&quot;00,0&quot;))" office:value-type="string" office:string-value="09:15,0" calcext:value-type="string">
            <text:p>09:15,0</text:p>
          </table:table-cell>
          <table:table-cell table:formula="of:=[.C447]+[.E446]" office:value-type="float" office:value="262959" calcext:value-type="float">
            <text:p>262959,0</text:p>
          </table:table-cell>
          <table:table-cell table:formula="of:=CONCATENATE(TEXT(INT([.E447]/(60*60*24));&quot;00&quot;);&quot; &quot;;TEXT(MOD(INT([.E447]/(60*60));24);&quot;00&quot;);&quot;:&quot;;TEXT(MOD(INT([.E447]/60);60);&quot;00&quot;);&quot;:&quot;;TEXT(MOD([.E447];60);&quot;00,0&quot;))" office:value-type="string" office:string-value="03 01:02:39,0" calcext:value-type="string">
            <text:p>03 01:02:39,0</text:p>
          </table:table-cell>
          <table:table-cell table:formula="of:=IF ([.J447]&lt;&gt;&quot;&quot;;[.J447]+[.C447];[.G446]+[.C447])" office:value-type="float" office:value="1446694337" calcext:value-type="float">
            <text:p>1446694337</text:p>
          </table:table-cell>
          <table:table-cell table:formula="of:=[.G447]/86400+DATEVALUE(&quot;1970-01-01 00:00:00&quot;)" office:value-type="date" office:date-value="2015-11-05T03:32:17" calcext:value-type="date">
            <text:p>2015/11/05 03:32:17</text:p>
          </table:table-cell>
          <table:table-cell table:number-columns-repeated="6"/>
        </table:table-row>
        <table:table-row table:style-name="ro1">
          <table:table-cell table:formula="of:=[.A447]+1" office:value-type="float" office:value="447" calcext:value-type="float">
            <text:p>447</text:p>
          </table:table-cell>
          <table:table-cell table:formula="of:=[.A448]*1000*50" office:value-type="float" office:value="22350000" calcext:value-type="float">
            <text:p>2235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448]/60);60);&quot;00&quot;);&quot;:&quot;;TEXT(MOD([.C448];60);&quot;00,0&quot;))" office:value-type="string" office:string-value="09:15,0" calcext:value-type="string">
            <text:p>09:15,0</text:p>
          </table:table-cell>
          <table:table-cell table:formula="of:=[.C448]+[.E447]" office:value-type="float" office:value="263514" calcext:value-type="float">
            <text:p>263514,0</text:p>
          </table:table-cell>
          <table:table-cell table:formula="of:=CONCATENATE(TEXT(INT([.E448]/(60*60*24));&quot;00&quot;);&quot; &quot;;TEXT(MOD(INT([.E448]/(60*60));24);&quot;00&quot;);&quot;:&quot;;TEXT(MOD(INT([.E448]/60);60);&quot;00&quot;);&quot;:&quot;;TEXT(MOD([.E448];60);&quot;00,0&quot;))" office:value-type="string" office:string-value="03 01:11:54,0" calcext:value-type="string">
            <text:p>03 01:11:54,0</text:p>
          </table:table-cell>
          <table:table-cell table:formula="of:=IF ([.J448]&lt;&gt;&quot;&quot;;[.J448]+[.C448];[.G447]+[.C448])" office:value-type="float" office:value="1446694892" calcext:value-type="float">
            <text:p>1446694892</text:p>
          </table:table-cell>
          <table:table-cell table:formula="of:=[.G448]/86400+DATEVALUE(&quot;1970-01-01 00:00:00&quot;)" office:value-type="date" office:date-value="2015-11-05T03:41:32" calcext:value-type="date">
            <text:p>2015/11/05 03:41:32</text:p>
          </table:table-cell>
          <table:table-cell table:number-columns-repeated="6"/>
        </table:table-row>
        <table:table-row table:style-name="ro1">
          <table:table-cell table:formula="of:=[.A448]+1" office:value-type="float" office:value="448" calcext:value-type="float">
            <text:p>448</text:p>
          </table:table-cell>
          <table:table-cell table:formula="of:=[.A449]*1000*50" office:value-type="float" office:value="22400000" calcext:value-type="float">
            <text:p>2240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449]/60);60);&quot;00&quot;);&quot;:&quot;;TEXT(MOD([.C449];60);&quot;00,0&quot;))" office:value-type="string" office:string-value="09:15,0" calcext:value-type="string">
            <text:p>09:15,0</text:p>
          </table:table-cell>
          <table:table-cell table:formula="of:=[.C449]+[.E448]" office:value-type="float" office:value="264069" calcext:value-type="float">
            <text:p>264069,0</text:p>
          </table:table-cell>
          <table:table-cell table:formula="of:=CONCATENATE(TEXT(INT([.E449]/(60*60*24));&quot;00&quot;);&quot; &quot;;TEXT(MOD(INT([.E449]/(60*60));24);&quot;00&quot;);&quot;:&quot;;TEXT(MOD(INT([.E449]/60);60);&quot;00&quot;);&quot;:&quot;;TEXT(MOD([.E449];60);&quot;00,0&quot;))" office:value-type="string" office:string-value="03 01:21:09,0" calcext:value-type="string">
            <text:p>03 01:21:09,0</text:p>
          </table:table-cell>
          <table:table-cell table:formula="of:=IF ([.J449]&lt;&gt;&quot;&quot;;[.J449]+[.C449];[.G448]+[.C449])" office:value-type="float" office:value="1446695447" calcext:value-type="float">
            <text:p>1446695447</text:p>
          </table:table-cell>
          <table:table-cell table:formula="of:=[.G449]/86400+DATEVALUE(&quot;1970-01-01 00:00:00&quot;)" office:value-type="date" office:date-value="2015-11-05T03:50:47" calcext:value-type="date">
            <text:p>2015/11/05 03:50:47</text:p>
          </table:table-cell>
          <table:table-cell table:number-columns-repeated="6"/>
        </table:table-row>
        <table:table-row table:style-name="ro1">
          <table:table-cell table:formula="of:=[.A449]+1" office:value-type="float" office:value="449" calcext:value-type="float">
            <text:p>449</text:p>
          </table:table-cell>
          <table:table-cell table:formula="of:=[.A450]*1000*50" office:value-type="float" office:value="22450000" calcext:value-type="float">
            <text:p>2245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450]/60);60);&quot;00&quot;);&quot;:&quot;;TEXT(MOD([.C450];60);&quot;00,0&quot;))" office:value-type="string" office:string-value="09:15,0" calcext:value-type="string">
            <text:p>09:15,0</text:p>
          </table:table-cell>
          <table:table-cell table:formula="of:=[.C450]+[.E449]" office:value-type="float" office:value="264624" calcext:value-type="float">
            <text:p>264624,0</text:p>
          </table:table-cell>
          <table:table-cell table:formula="of:=CONCATENATE(TEXT(INT([.E450]/(60*60*24));&quot;00&quot;);&quot; &quot;;TEXT(MOD(INT([.E450]/(60*60));24);&quot;00&quot;);&quot;:&quot;;TEXT(MOD(INT([.E450]/60);60);&quot;00&quot;);&quot;:&quot;;TEXT(MOD([.E450];60);&quot;00,0&quot;))" office:value-type="string" office:string-value="03 01:30:24,0" calcext:value-type="string">
            <text:p>03 01:30:24,0</text:p>
          </table:table-cell>
          <table:table-cell table:formula="of:=IF ([.J450]&lt;&gt;&quot;&quot;;[.J450]+[.C450];[.G449]+[.C450])" office:value-type="float" office:value="1446696002" calcext:value-type="float">
            <text:p>1446696002</text:p>
          </table:table-cell>
          <table:table-cell table:formula="of:=[.G450]/86400+DATEVALUE(&quot;1970-01-01 00:00:00&quot;)" office:value-type="date" office:date-value="2015-11-05T04:00:02" calcext:value-type="date">
            <text:p>2015/11/05 04:00:02</text:p>
          </table:table-cell>
          <table:table-cell table:number-columns-repeated="6"/>
        </table:table-row>
        <table:table-row table:style-name="ro1">
          <table:table-cell table:formula="of:=[.A450]+1" office:value-type="float" office:value="450" calcext:value-type="float">
            <text:p>450</text:p>
          </table:table-cell>
          <table:table-cell table:formula="of:=[.A451]*1000*50" office:value-type="float" office:value="22500000" calcext:value-type="float">
            <text:p>2250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451]/60);60);&quot;00&quot;);&quot;:&quot;;TEXT(MOD([.C451];60);&quot;00,0&quot;))" office:value-type="string" office:string-value="09:15,0" calcext:value-type="string">
            <text:p>09:15,0</text:p>
          </table:table-cell>
          <table:table-cell table:formula="of:=[.C451]+[.E450]" office:value-type="float" office:value="265179" calcext:value-type="float">
            <text:p>265179,0</text:p>
          </table:table-cell>
          <table:table-cell table:formula="of:=CONCATENATE(TEXT(INT([.E451]/(60*60*24));&quot;00&quot;);&quot; &quot;;TEXT(MOD(INT([.E451]/(60*60));24);&quot;00&quot;);&quot;:&quot;;TEXT(MOD(INT([.E451]/60);60);&quot;00&quot;);&quot;:&quot;;TEXT(MOD([.E451];60);&quot;00,0&quot;))" office:value-type="string" office:string-value="03 01:39:39,0" calcext:value-type="string">
            <text:p>03 01:39:39,0</text:p>
          </table:table-cell>
          <table:table-cell table:formula="of:=IF ([.J451]&lt;&gt;&quot;&quot;;[.J451]+[.C451];[.G450]+[.C451])" office:value-type="float" office:value="1446696557" calcext:value-type="float">
            <text:p>1446696557</text:p>
          </table:table-cell>
          <table:table-cell table:formula="of:=[.G451]/86400+DATEVALUE(&quot;1970-01-01 00:00:00&quot;)" office:value-type="date" office:date-value="2015-11-05T04:09:17" calcext:value-type="date">
            <text:p>2015/11/05 04:09:17</text:p>
          </table:table-cell>
          <table:table-cell table:number-columns-repeated="6"/>
        </table:table-row>
        <table:table-row table:style-name="ro1">
          <table:table-cell table:formula="of:=[.A451]+1" office:value-type="float" office:value="451" calcext:value-type="float">
            <text:p>451</text:p>
          </table:table-cell>
          <table:table-cell table:formula="of:=[.A452]*1000*50" office:value-type="float" office:value="22550000" calcext:value-type="float">
            <text:p>22550000</text:p>
          </table:table-cell>
          <table:table-cell office:value-type="float" office:value="554" calcext:value-type="float">
            <text:p>554,0</text:p>
          </table:table-cell>
          <table:table-cell table:style-name="ce10" table:formula="of:=CONCATENATE(TEXT(MOD(INT([.C452]/60);60);&quot;00&quot;);&quot;:&quot;;TEXT(MOD([.C452];60);&quot;00,0&quot;))" office:value-type="string" office:string-value="09:14,0" calcext:value-type="string">
            <text:p>09:14,0</text:p>
          </table:table-cell>
          <table:table-cell table:formula="of:=[.C452]+[.E451]" office:value-type="float" office:value="265733" calcext:value-type="float">
            <text:p>265733,0</text:p>
          </table:table-cell>
          <table:table-cell table:formula="of:=CONCATENATE(TEXT(INT([.E452]/(60*60*24));&quot;00&quot;);&quot; &quot;;TEXT(MOD(INT([.E452]/(60*60));24);&quot;00&quot;);&quot;:&quot;;TEXT(MOD(INT([.E452]/60);60);&quot;00&quot;);&quot;:&quot;;TEXT(MOD([.E452];60);&quot;00,0&quot;))" office:value-type="string" office:string-value="03 01:48:53,0" calcext:value-type="string">
            <text:p>03 01:48:53,0</text:p>
          </table:table-cell>
          <table:table-cell table:formula="of:=IF ([.J452]&lt;&gt;&quot;&quot;;[.J452]+[.C452];[.G451]+[.C452])" office:value-type="float" office:value="1446697111" calcext:value-type="float">
            <text:p>1446697111</text:p>
          </table:table-cell>
          <table:table-cell table:formula="of:=[.G452]/86400+DATEVALUE(&quot;1970-01-01 00:00:00&quot;)" office:value-type="date" office:date-value="2015-11-05T04:18:31" calcext:value-type="date">
            <text:p>2015/11/05 04:18:31</text:p>
          </table:table-cell>
          <table:table-cell table:number-columns-repeated="6"/>
        </table:table-row>
        <table:table-row table:style-name="ro1">
          <table:table-cell table:formula="of:=[.A452]+1" office:value-type="float" office:value="452" calcext:value-type="float">
            <text:p>452</text:p>
          </table:table-cell>
          <table:table-cell table:formula="of:=[.A453]*1000*50" office:value-type="float" office:value="22600000" calcext:value-type="float">
            <text:p>2260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453]/60);60);&quot;00&quot;);&quot;:&quot;;TEXT(MOD([.C453];60);&quot;00,0&quot;))" office:value-type="string" office:string-value="09:15,0" calcext:value-type="string">
            <text:p>09:15,0</text:p>
          </table:table-cell>
          <table:table-cell table:formula="of:=[.C453]+[.E452]" office:value-type="float" office:value="266288" calcext:value-type="float">
            <text:p>266288,0</text:p>
          </table:table-cell>
          <table:table-cell table:formula="of:=CONCATENATE(TEXT(INT([.E453]/(60*60*24));&quot;00&quot;);&quot; &quot;;TEXT(MOD(INT([.E453]/(60*60));24);&quot;00&quot;);&quot;:&quot;;TEXT(MOD(INT([.E453]/60);60);&quot;00&quot;);&quot;:&quot;;TEXT(MOD([.E453];60);&quot;00,0&quot;))" office:value-type="string" office:string-value="03 01:58:08,0" calcext:value-type="string">
            <text:p>03 01:58:08,0</text:p>
          </table:table-cell>
          <table:table-cell table:formula="of:=IF ([.J453]&lt;&gt;&quot;&quot;;[.J453]+[.C453];[.G452]+[.C453])" office:value-type="float" office:value="1446697666" calcext:value-type="float">
            <text:p>1446697666</text:p>
          </table:table-cell>
          <table:table-cell table:formula="of:=[.G453]/86400+DATEVALUE(&quot;1970-01-01 00:00:00&quot;)" office:value-type="date" office:date-value="2015-11-05T04:27:46" calcext:value-type="date">
            <text:p>2015/11/05 04:27:46</text:p>
          </table:table-cell>
          <table:table-cell table:number-columns-repeated="6"/>
        </table:table-row>
        <table:table-row table:style-name="ro1">
          <table:table-cell table:formula="of:=[.A453]+1" office:value-type="float" office:value="453" calcext:value-type="float">
            <text:p>453</text:p>
          </table:table-cell>
          <table:table-cell table:formula="of:=[.A454]*1000*50" office:value-type="float" office:value="22650000" calcext:value-type="float">
            <text:p>2265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454]/60);60);&quot;00&quot;);&quot;:&quot;;TEXT(MOD([.C454];60);&quot;00,0&quot;))" office:value-type="string" office:string-value="09:15,0" calcext:value-type="string">
            <text:p>09:15,0</text:p>
          </table:table-cell>
          <table:table-cell table:formula="of:=[.C454]+[.E453]" office:value-type="float" office:value="266843" calcext:value-type="float">
            <text:p>266843,0</text:p>
          </table:table-cell>
          <table:table-cell table:formula="of:=CONCATENATE(TEXT(INT([.E454]/(60*60*24));&quot;00&quot;);&quot; &quot;;TEXT(MOD(INT([.E454]/(60*60));24);&quot;00&quot;);&quot;:&quot;;TEXT(MOD(INT([.E454]/60);60);&quot;00&quot;);&quot;:&quot;;TEXT(MOD([.E454];60);&quot;00,0&quot;))" office:value-type="string" office:string-value="03 02:07:23,0" calcext:value-type="string">
            <text:p>03 02:07:23,0</text:p>
          </table:table-cell>
          <table:table-cell table:formula="of:=IF ([.J454]&lt;&gt;&quot;&quot;;[.J454]+[.C454];[.G453]+[.C454])" office:value-type="float" office:value="1446698221" calcext:value-type="float">
            <text:p>1446698221</text:p>
          </table:table-cell>
          <table:table-cell table:formula="of:=[.G454]/86400+DATEVALUE(&quot;1970-01-01 00:00:00&quot;)" office:value-type="date" office:date-value="2015-11-05T04:37:01" calcext:value-type="date">
            <text:p>2015/11/05 04:37:01</text:p>
          </table:table-cell>
          <table:table-cell table:number-columns-repeated="6"/>
        </table:table-row>
        <table:table-row table:style-name="ro1">
          <table:table-cell table:formula="of:=[.A454]+1" office:value-type="float" office:value="454" calcext:value-type="float">
            <text:p>454</text:p>
          </table:table-cell>
          <table:table-cell table:formula="of:=[.A455]*1000*50" office:value-type="float" office:value="22700000" calcext:value-type="float">
            <text:p>2270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455]/60);60);&quot;00&quot;);&quot;:&quot;;TEXT(MOD([.C455];60);&quot;00,0&quot;))" office:value-type="string" office:string-value="09:15,0" calcext:value-type="string">
            <text:p>09:15,0</text:p>
          </table:table-cell>
          <table:table-cell table:formula="of:=[.C455]+[.E454]" office:value-type="float" office:value="267398" calcext:value-type="float">
            <text:p>267398,0</text:p>
          </table:table-cell>
          <table:table-cell table:formula="of:=CONCATENATE(TEXT(INT([.E455]/(60*60*24));&quot;00&quot;);&quot; &quot;;TEXT(MOD(INT([.E455]/(60*60));24);&quot;00&quot;);&quot;:&quot;;TEXT(MOD(INT([.E455]/60);60);&quot;00&quot;);&quot;:&quot;;TEXT(MOD([.E455];60);&quot;00,0&quot;))" office:value-type="string" office:string-value="03 02:16:38,0" calcext:value-type="string">
            <text:p>03 02:16:38,0</text:p>
          </table:table-cell>
          <table:table-cell table:formula="of:=IF ([.J455]&lt;&gt;&quot;&quot;;[.J455]+[.C455];[.G454]+[.C455])" office:value-type="float" office:value="1446698776" calcext:value-type="float">
            <text:p>1446698776</text:p>
          </table:table-cell>
          <table:table-cell table:formula="of:=[.G455]/86400+DATEVALUE(&quot;1970-01-01 00:00:00&quot;)" office:value-type="date" office:date-value="2015-11-05T04:46:16" calcext:value-type="date">
            <text:p>2015/11/05 04:46:16</text:p>
          </table:table-cell>
          <table:table-cell table:number-columns-repeated="6"/>
        </table:table-row>
        <table:table-row table:style-name="ro1">
          <table:table-cell table:formula="of:=[.A455]+1" office:value-type="float" office:value="455" calcext:value-type="float">
            <text:p>455</text:p>
          </table:table-cell>
          <table:table-cell table:formula="of:=[.A456]*1000*50" office:value-type="float" office:value="22750000" calcext:value-type="float">
            <text:p>2275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456]/60);60);&quot;00&quot;);&quot;:&quot;;TEXT(MOD([.C456];60);&quot;00,0&quot;))" office:value-type="string" office:string-value="09:15,0" calcext:value-type="string">
            <text:p>09:15,0</text:p>
          </table:table-cell>
          <table:table-cell table:formula="of:=[.C456]+[.E455]" office:value-type="float" office:value="267953" calcext:value-type="float">
            <text:p>267953,0</text:p>
          </table:table-cell>
          <table:table-cell table:formula="of:=CONCATENATE(TEXT(INT([.E456]/(60*60*24));&quot;00&quot;);&quot; &quot;;TEXT(MOD(INT([.E456]/(60*60));24);&quot;00&quot;);&quot;:&quot;;TEXT(MOD(INT([.E456]/60);60);&quot;00&quot;);&quot;:&quot;;TEXT(MOD([.E456];60);&quot;00,0&quot;))" office:value-type="string" office:string-value="03 02:25:53,0" calcext:value-type="string">
            <text:p>03 02:25:53,0</text:p>
          </table:table-cell>
          <table:table-cell table:formula="of:=IF ([.J456]&lt;&gt;&quot;&quot;;[.J456]+[.C456];[.G455]+[.C456])" office:value-type="float" office:value="1446699331" calcext:value-type="float">
            <text:p>1446699331</text:p>
          </table:table-cell>
          <table:table-cell table:formula="of:=[.G456]/86400+DATEVALUE(&quot;1970-01-01 00:00:00&quot;)" office:value-type="date" office:date-value="2015-11-05T04:55:31" calcext:value-type="date">
            <text:p>2015/11/05 04:55:31</text:p>
          </table:table-cell>
          <table:table-cell table:number-columns-repeated="6"/>
        </table:table-row>
        <table:table-row table:style-name="ro1">
          <table:table-cell table:formula="of:=[.A456]+1" office:value-type="float" office:value="456" calcext:value-type="float">
            <text:p>456</text:p>
          </table:table-cell>
          <table:table-cell table:formula="of:=[.A457]*1000*50" office:value-type="float" office:value="22800000" calcext:value-type="float">
            <text:p>22800000</text:p>
          </table:table-cell>
          <table:table-cell office:value-type="float" office:value="554" calcext:value-type="float">
            <text:p>554,0</text:p>
          </table:table-cell>
          <table:table-cell table:style-name="ce10" table:formula="of:=CONCATENATE(TEXT(MOD(INT([.C457]/60);60);&quot;00&quot;);&quot;:&quot;;TEXT(MOD([.C457];60);&quot;00,0&quot;))" office:value-type="string" office:string-value="09:14,0" calcext:value-type="string">
            <text:p>09:14,0</text:p>
          </table:table-cell>
          <table:table-cell table:formula="of:=[.C457]+[.E456]" office:value-type="float" office:value="268507" calcext:value-type="float">
            <text:p>268507,0</text:p>
          </table:table-cell>
          <table:table-cell table:formula="of:=CONCATENATE(TEXT(INT([.E457]/(60*60*24));&quot;00&quot;);&quot; &quot;;TEXT(MOD(INT([.E457]/(60*60));24);&quot;00&quot;);&quot;:&quot;;TEXT(MOD(INT([.E457]/60);60);&quot;00&quot;);&quot;:&quot;;TEXT(MOD([.E457];60);&quot;00,0&quot;))" office:value-type="string" office:string-value="03 02:35:07,0" calcext:value-type="string">
            <text:p>03 02:35:07,0</text:p>
          </table:table-cell>
          <table:table-cell table:formula="of:=IF ([.J457]&lt;&gt;&quot;&quot;;[.J457]+[.C457];[.G456]+[.C457])" office:value-type="float" office:value="1446699885" calcext:value-type="float">
            <text:p>1446699885</text:p>
          </table:table-cell>
          <table:table-cell table:formula="of:=[.G457]/86400+DATEVALUE(&quot;1970-01-01 00:00:00&quot;)" office:value-type="date" office:date-value="2015-11-05T05:04:45" calcext:value-type="date">
            <text:p>2015/11/05 05:04:45</text:p>
          </table:table-cell>
          <table:table-cell table:number-columns-repeated="6"/>
        </table:table-row>
        <table:table-row table:style-name="ro1">
          <table:table-cell table:formula="of:=[.A457]+1" office:value-type="float" office:value="457" calcext:value-type="float">
            <text:p>457</text:p>
          </table:table-cell>
          <table:table-cell table:formula="of:=[.A458]*1000*50" office:value-type="float" office:value="22850000" calcext:value-type="float">
            <text:p>2285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458]/60);60);&quot;00&quot;);&quot;:&quot;;TEXT(MOD([.C458];60);&quot;00,0&quot;))" office:value-type="string" office:string-value="09:15,0" calcext:value-type="string">
            <text:p>09:15,0</text:p>
          </table:table-cell>
          <table:table-cell table:formula="of:=[.C458]+[.E457]" office:value-type="float" office:value="269062" calcext:value-type="float">
            <text:p>269062,0</text:p>
          </table:table-cell>
          <table:table-cell table:formula="of:=CONCATENATE(TEXT(INT([.E458]/(60*60*24));&quot;00&quot;);&quot; &quot;;TEXT(MOD(INT([.E458]/(60*60));24);&quot;00&quot;);&quot;:&quot;;TEXT(MOD(INT([.E458]/60);60);&quot;00&quot;);&quot;:&quot;;TEXT(MOD([.E458];60);&quot;00,0&quot;))" office:value-type="string" office:string-value="03 02:44:22,0" calcext:value-type="string">
            <text:p>03 02:44:22,0</text:p>
          </table:table-cell>
          <table:table-cell table:formula="of:=IF ([.J458]&lt;&gt;&quot;&quot;;[.J458]+[.C458];[.G457]+[.C458])" office:value-type="float" office:value="1446700440" calcext:value-type="float">
            <text:p>1446700440</text:p>
          </table:table-cell>
          <table:table-cell table:formula="of:=[.G458]/86400+DATEVALUE(&quot;1970-01-01 00:00:00&quot;)" office:value-type="date" office:date-value="2015-11-05T05:14:00" calcext:value-type="date">
            <text:p>2015/11/05 05:14:00</text:p>
          </table:table-cell>
          <table:table-cell table:number-columns-repeated="6"/>
        </table:table-row>
        <table:table-row table:style-name="ro1">
          <table:table-cell table:formula="of:=[.A458]+1" office:value-type="float" office:value="458" calcext:value-type="float">
            <text:p>458</text:p>
          </table:table-cell>
          <table:table-cell table:formula="of:=[.A459]*1000*50" office:value-type="float" office:value="22900000" calcext:value-type="float">
            <text:p>2290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459]/60);60);&quot;00&quot;);&quot;:&quot;;TEXT(MOD([.C459];60);&quot;00,0&quot;))" office:value-type="string" office:string-value="09:15,0" calcext:value-type="string">
            <text:p>09:15,0</text:p>
          </table:table-cell>
          <table:table-cell table:formula="of:=[.C459]+[.E458]" office:value-type="float" office:value="269617" calcext:value-type="float">
            <text:p>269617,0</text:p>
          </table:table-cell>
          <table:table-cell table:formula="of:=CONCATENATE(TEXT(INT([.E459]/(60*60*24));&quot;00&quot;);&quot; &quot;;TEXT(MOD(INT([.E459]/(60*60));24);&quot;00&quot;);&quot;:&quot;;TEXT(MOD(INT([.E459]/60);60);&quot;00&quot;);&quot;:&quot;;TEXT(MOD([.E459];60);&quot;00,0&quot;))" office:value-type="string" office:string-value="03 02:53:37,0" calcext:value-type="string">
            <text:p>03 02:53:37,0</text:p>
          </table:table-cell>
          <table:table-cell table:formula="of:=IF ([.J459]&lt;&gt;&quot;&quot;;[.J459]+[.C459];[.G458]+[.C459])" office:value-type="float" office:value="1446700995" calcext:value-type="float">
            <text:p>1446700995</text:p>
          </table:table-cell>
          <table:table-cell table:formula="of:=[.G459]/86400+DATEVALUE(&quot;1970-01-01 00:00:00&quot;)" office:value-type="date" office:date-value="2015-11-05T05:23:15" calcext:value-type="date">
            <text:p>2015/11/05 05:23:15</text:p>
          </table:table-cell>
          <table:table-cell table:number-columns-repeated="6"/>
        </table:table-row>
        <table:table-row table:style-name="ro1">
          <table:table-cell table:formula="of:=[.A459]+1" office:value-type="float" office:value="459" calcext:value-type="float">
            <text:p>459</text:p>
          </table:table-cell>
          <table:table-cell table:formula="of:=[.A460]*1000*50" office:value-type="float" office:value="22950000" calcext:value-type="float">
            <text:p>2295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460]/60);60);&quot;00&quot;);&quot;:&quot;;TEXT(MOD([.C460];60);&quot;00,0&quot;))" office:value-type="string" office:string-value="09:15,0" calcext:value-type="string">
            <text:p>09:15,0</text:p>
          </table:table-cell>
          <table:table-cell table:formula="of:=[.C460]+[.E459]" office:value-type="float" office:value="270172" calcext:value-type="float">
            <text:p>270172,0</text:p>
          </table:table-cell>
          <table:table-cell table:formula="of:=CONCATENATE(TEXT(INT([.E460]/(60*60*24));&quot;00&quot;);&quot; &quot;;TEXT(MOD(INT([.E460]/(60*60));24);&quot;00&quot;);&quot;:&quot;;TEXT(MOD(INT([.E460]/60);60);&quot;00&quot;);&quot;:&quot;;TEXT(MOD([.E460];60);&quot;00,0&quot;))" office:value-type="string" office:string-value="03 03:02:52,0" calcext:value-type="string">
            <text:p>03 03:02:52,0</text:p>
          </table:table-cell>
          <table:table-cell table:formula="of:=IF ([.J460]&lt;&gt;&quot;&quot;;[.J460]+[.C460];[.G459]+[.C460])" office:value-type="float" office:value="1446701550" calcext:value-type="float">
            <text:p>1446701550</text:p>
          </table:table-cell>
          <table:table-cell table:formula="of:=[.G460]/86400+DATEVALUE(&quot;1970-01-01 00:00:00&quot;)" office:value-type="date" office:date-value="2015-11-05T05:32:30" calcext:value-type="date">
            <text:p>2015/11/05 05:32:30</text:p>
          </table:table-cell>
          <table:table-cell table:number-columns-repeated="6"/>
        </table:table-row>
        <table:table-row table:style-name="ro1">
          <table:table-cell table:formula="of:=[.A460]+1" office:value-type="float" office:value="460" calcext:value-type="float">
            <text:p>460</text:p>
          </table:table-cell>
          <table:table-cell table:formula="of:=[.A461]*1000*50" office:value-type="float" office:value="23000000" calcext:value-type="float">
            <text:p>2300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461]/60);60);&quot;00&quot;);&quot;:&quot;;TEXT(MOD([.C461];60);&quot;00,0&quot;))" office:value-type="string" office:string-value="09:15,0" calcext:value-type="string">
            <text:p>09:15,0</text:p>
          </table:table-cell>
          <table:table-cell table:formula="of:=[.C461]+[.E460]" office:value-type="float" office:value="270727" calcext:value-type="float">
            <text:p>270727,0</text:p>
          </table:table-cell>
          <table:table-cell table:formula="of:=CONCATENATE(TEXT(INT([.E461]/(60*60*24));&quot;00&quot;);&quot; &quot;;TEXT(MOD(INT([.E461]/(60*60));24);&quot;00&quot;);&quot;:&quot;;TEXT(MOD(INT([.E461]/60);60);&quot;00&quot;);&quot;:&quot;;TEXT(MOD([.E461];60);&quot;00,0&quot;))" office:value-type="string" office:string-value="03 03:12:07,0" calcext:value-type="string">
            <text:p>03 03:12:07,0</text:p>
          </table:table-cell>
          <table:table-cell table:formula="of:=IF ([.J461]&lt;&gt;&quot;&quot;;[.J461]+[.C461];[.G460]+[.C461])" office:value-type="float" office:value="1446702105" calcext:value-type="float">
            <text:p>1446702105</text:p>
          </table:table-cell>
          <table:table-cell table:formula="of:=[.G461]/86400+DATEVALUE(&quot;1970-01-01 00:00:00&quot;)" office:value-type="date" office:date-value="2015-11-05T05:41:45" calcext:value-type="date">
            <text:p>2015/11/05 05:41:45</text:p>
          </table:table-cell>
          <table:table-cell table:number-columns-repeated="6"/>
        </table:table-row>
        <table:table-row table:style-name="ro1">
          <table:table-cell table:formula="of:=[.A461]+1" office:value-type="float" office:value="461" calcext:value-type="float">
            <text:p>461</text:p>
          </table:table-cell>
          <table:table-cell table:formula="of:=[.A462]*1000*50" office:value-type="float" office:value="23050000" calcext:value-type="float">
            <text:p>23050000</text:p>
          </table:table-cell>
          <table:table-cell office:value-type="float" office:value="554" calcext:value-type="float">
            <text:p>554,0</text:p>
          </table:table-cell>
          <table:table-cell table:style-name="ce10" table:formula="of:=CONCATENATE(TEXT(MOD(INT([.C462]/60);60);&quot;00&quot;);&quot;:&quot;;TEXT(MOD([.C462];60);&quot;00,0&quot;))" office:value-type="string" office:string-value="09:14,0" calcext:value-type="string">
            <text:p>09:14,0</text:p>
          </table:table-cell>
          <table:table-cell table:formula="of:=[.C462]+[.E461]" office:value-type="float" office:value="271281" calcext:value-type="float">
            <text:p>271281,0</text:p>
          </table:table-cell>
          <table:table-cell table:formula="of:=CONCATENATE(TEXT(INT([.E462]/(60*60*24));&quot;00&quot;);&quot; &quot;;TEXT(MOD(INT([.E462]/(60*60));24);&quot;00&quot;);&quot;:&quot;;TEXT(MOD(INT([.E462]/60);60);&quot;00&quot;);&quot;:&quot;;TEXT(MOD([.E462];60);&quot;00,0&quot;))" office:value-type="string" office:string-value="03 03:21:21,0" calcext:value-type="string">
            <text:p>03 03:21:21,0</text:p>
          </table:table-cell>
          <table:table-cell table:formula="of:=IF ([.J462]&lt;&gt;&quot;&quot;;[.J462]+[.C462];[.G461]+[.C462])" office:value-type="float" office:value="1446702659" calcext:value-type="float">
            <text:p>1446702659</text:p>
          </table:table-cell>
          <table:table-cell table:formula="of:=[.G462]/86400+DATEVALUE(&quot;1970-01-01 00:00:00&quot;)" office:value-type="date" office:date-value="2015-11-05T05:50:59" calcext:value-type="date">
            <text:p>2015/11/05 05:50:59</text:p>
          </table:table-cell>
          <table:table-cell table:number-columns-repeated="6"/>
        </table:table-row>
        <table:table-row table:style-name="ro1">
          <table:table-cell table:formula="of:=[.A462]+1" office:value-type="float" office:value="462" calcext:value-type="float">
            <text:p>462</text:p>
          </table:table-cell>
          <table:table-cell table:formula="of:=[.A463]*1000*50" office:value-type="float" office:value="23100000" calcext:value-type="float">
            <text:p>2310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463]/60);60);&quot;00&quot;);&quot;:&quot;;TEXT(MOD([.C463];60);&quot;00,0&quot;))" office:value-type="string" office:string-value="09:15,0" calcext:value-type="string">
            <text:p>09:15,0</text:p>
          </table:table-cell>
          <table:table-cell table:formula="of:=[.C463]+[.E462]" office:value-type="float" office:value="271836" calcext:value-type="float">
            <text:p>271836,0</text:p>
          </table:table-cell>
          <table:table-cell table:formula="of:=CONCATENATE(TEXT(INT([.E463]/(60*60*24));&quot;00&quot;);&quot; &quot;;TEXT(MOD(INT([.E463]/(60*60));24);&quot;00&quot;);&quot;:&quot;;TEXT(MOD(INT([.E463]/60);60);&quot;00&quot;);&quot;:&quot;;TEXT(MOD([.E463];60);&quot;00,0&quot;))" office:value-type="string" office:string-value="03 03:30:36,0" calcext:value-type="string">
            <text:p>03 03:30:36,0</text:p>
          </table:table-cell>
          <table:table-cell table:formula="of:=IF ([.J463]&lt;&gt;&quot;&quot;;[.J463]+[.C463];[.G462]+[.C463])" office:value-type="float" office:value="1446703214" calcext:value-type="float">
            <text:p>1446703214</text:p>
          </table:table-cell>
          <table:table-cell table:formula="of:=[.G463]/86400+DATEVALUE(&quot;1970-01-01 00:00:00&quot;)" office:value-type="date" office:date-value="2015-11-05T06:00:14" calcext:value-type="date">
            <text:p>2015/11/05 06:00:14</text:p>
          </table:table-cell>
          <table:table-cell table:number-columns-repeated="6"/>
        </table:table-row>
        <table:table-row table:style-name="ro1">
          <table:table-cell table:formula="of:=[.A463]+1" office:value-type="float" office:value="463" calcext:value-type="float">
            <text:p>463</text:p>
          </table:table-cell>
          <table:table-cell table:formula="of:=[.A464]*1000*50" office:value-type="float" office:value="23150000" calcext:value-type="float">
            <text:p>2315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464]/60);60);&quot;00&quot;);&quot;:&quot;;TEXT(MOD([.C464];60);&quot;00,0&quot;))" office:value-type="string" office:string-value="09:15,0" calcext:value-type="string">
            <text:p>09:15,0</text:p>
          </table:table-cell>
          <table:table-cell table:formula="of:=[.C464]+[.E463]" office:value-type="float" office:value="272391" calcext:value-type="float">
            <text:p>272391,0</text:p>
          </table:table-cell>
          <table:table-cell table:formula="of:=CONCATENATE(TEXT(INT([.E464]/(60*60*24));&quot;00&quot;);&quot; &quot;;TEXT(MOD(INT([.E464]/(60*60));24);&quot;00&quot;);&quot;:&quot;;TEXT(MOD(INT([.E464]/60);60);&quot;00&quot;);&quot;:&quot;;TEXT(MOD([.E464];60);&quot;00,0&quot;))" office:value-type="string" office:string-value="03 03:39:51,0" calcext:value-type="string">
            <text:p>03 03:39:51,0</text:p>
          </table:table-cell>
          <table:table-cell table:formula="of:=IF ([.J464]&lt;&gt;&quot;&quot;;[.J464]+[.C464];[.G463]+[.C464])" office:value-type="float" office:value="1446703769" calcext:value-type="float">
            <text:p>1446703769</text:p>
          </table:table-cell>
          <table:table-cell table:formula="of:=[.G464]/86400+DATEVALUE(&quot;1970-01-01 00:00:00&quot;)" office:value-type="date" office:date-value="2015-11-05T06:09:29" calcext:value-type="date">
            <text:p>2015/11/05 06:09:29</text:p>
          </table:table-cell>
          <table:table-cell table:number-columns-repeated="6"/>
        </table:table-row>
        <table:table-row table:style-name="ro1">
          <table:table-cell table:formula="of:=[.A464]+1" office:value-type="float" office:value="464" calcext:value-type="float">
            <text:p>464</text:p>
          </table:table-cell>
          <table:table-cell table:formula="of:=[.A465]*1000*50" office:value-type="float" office:value="23200000" calcext:value-type="float">
            <text:p>23200000</text:p>
          </table:table-cell>
          <table:table-cell office:value-type="float" office:value="554" calcext:value-type="float">
            <text:p>554,0</text:p>
          </table:table-cell>
          <table:table-cell table:style-name="ce10" table:formula="of:=CONCATENATE(TEXT(MOD(INT([.C465]/60);60);&quot;00&quot;);&quot;:&quot;;TEXT(MOD([.C465];60);&quot;00,0&quot;))" office:value-type="string" office:string-value="09:14,0" calcext:value-type="string">
            <text:p>09:14,0</text:p>
          </table:table-cell>
          <table:table-cell table:formula="of:=[.C465]+[.E464]" office:value-type="float" office:value="272945" calcext:value-type="float">
            <text:p>272945,0</text:p>
          </table:table-cell>
          <table:table-cell table:formula="of:=CONCATENATE(TEXT(INT([.E465]/(60*60*24));&quot;00&quot;);&quot; &quot;;TEXT(MOD(INT([.E465]/(60*60));24);&quot;00&quot;);&quot;:&quot;;TEXT(MOD(INT([.E465]/60);60);&quot;00&quot;);&quot;:&quot;;TEXT(MOD([.E465];60);&quot;00,0&quot;))" office:value-type="string" office:string-value="03 03:49:05,0" calcext:value-type="string">
            <text:p>03 03:49:05,0</text:p>
          </table:table-cell>
          <table:table-cell table:formula="of:=IF ([.J465]&lt;&gt;&quot;&quot;;[.J465]+[.C465];[.G464]+[.C465])" office:value-type="float" office:value="1446704323" calcext:value-type="float">
            <text:p>1446704323</text:p>
          </table:table-cell>
          <table:table-cell table:formula="of:=[.G465]/86400+DATEVALUE(&quot;1970-01-01 00:00:00&quot;)" office:value-type="date" office:date-value="2015-11-05T06:18:43" calcext:value-type="date">
            <text:p>2015/11/05 06:18:43</text:p>
          </table:table-cell>
          <table:table-cell table:number-columns-repeated="6"/>
        </table:table-row>
        <table:table-row table:style-name="ro1">
          <table:table-cell table:formula="of:=[.A465]+1" office:value-type="float" office:value="465" calcext:value-type="float">
            <text:p>465</text:p>
          </table:table-cell>
          <table:table-cell table:formula="of:=[.A466]*1000*50" office:value-type="float" office:value="23250000" calcext:value-type="float">
            <text:p>2325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466]/60);60);&quot;00&quot;);&quot;:&quot;;TEXT(MOD([.C466];60);&quot;00,0&quot;))" office:value-type="string" office:string-value="09:15,0" calcext:value-type="string">
            <text:p>09:15,0</text:p>
          </table:table-cell>
          <table:table-cell table:formula="of:=[.C466]+[.E465]" office:value-type="float" office:value="273500" calcext:value-type="float">
            <text:p>273500,0</text:p>
          </table:table-cell>
          <table:table-cell table:formula="of:=CONCATENATE(TEXT(INT([.E466]/(60*60*24));&quot;00&quot;);&quot; &quot;;TEXT(MOD(INT([.E466]/(60*60));24);&quot;00&quot;);&quot;:&quot;;TEXT(MOD(INT([.E466]/60);60);&quot;00&quot;);&quot;:&quot;;TEXT(MOD([.E466];60);&quot;00,0&quot;))" office:value-type="string" office:string-value="03 03:58:20,0" calcext:value-type="string">
            <text:p>03 03:58:20,0</text:p>
          </table:table-cell>
          <table:table-cell table:formula="of:=IF ([.J466]&lt;&gt;&quot;&quot;;[.J466]+[.C466];[.G465]+[.C466])" office:value-type="float" office:value="1446704878" calcext:value-type="float">
            <text:p>1446704878</text:p>
          </table:table-cell>
          <table:table-cell table:formula="of:=[.G466]/86400+DATEVALUE(&quot;1970-01-01 00:00:00&quot;)" office:value-type="date" office:date-value="2015-11-05T06:27:58" calcext:value-type="date">
            <text:p>2015/11/05 06:27:58</text:p>
          </table:table-cell>
          <table:table-cell table:number-columns-repeated="6"/>
        </table:table-row>
        <table:table-row table:style-name="ro1">
          <table:table-cell table:formula="of:=[.A466]+1" office:value-type="float" office:value="466" calcext:value-type="float">
            <text:p>466</text:p>
          </table:table-cell>
          <table:table-cell table:formula="of:=[.A467]*1000*50" office:value-type="float" office:value="23300000" calcext:value-type="float">
            <text:p>2330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467]/60);60);&quot;00&quot;);&quot;:&quot;;TEXT(MOD([.C467];60);&quot;00,0&quot;))" office:value-type="string" office:string-value="09:15,0" calcext:value-type="string">
            <text:p>09:15,0</text:p>
          </table:table-cell>
          <table:table-cell table:formula="of:=[.C467]+[.E466]" office:value-type="float" office:value="274055" calcext:value-type="float">
            <text:p>274055,0</text:p>
          </table:table-cell>
          <table:table-cell table:formula="of:=CONCATENATE(TEXT(INT([.E467]/(60*60*24));&quot;00&quot;);&quot; &quot;;TEXT(MOD(INT([.E467]/(60*60));24);&quot;00&quot;);&quot;:&quot;;TEXT(MOD(INT([.E467]/60);60);&quot;00&quot;);&quot;:&quot;;TEXT(MOD([.E467];60);&quot;00,0&quot;))" office:value-type="string" office:string-value="03 04:07:35,0" calcext:value-type="string">
            <text:p>03 04:07:35,0</text:p>
          </table:table-cell>
          <table:table-cell table:formula="of:=IF ([.J467]&lt;&gt;&quot;&quot;;[.J467]+[.C467];[.G466]+[.C467])" office:value-type="float" office:value="1446705433" calcext:value-type="float">
            <text:p>1446705433</text:p>
          </table:table-cell>
          <table:table-cell table:formula="of:=[.G467]/86400+DATEVALUE(&quot;1970-01-01 00:00:00&quot;)" office:value-type="date" office:date-value="2015-11-05T06:37:13" calcext:value-type="date">
            <text:p>2015/11/05 06:37:13</text:p>
          </table:table-cell>
          <table:table-cell table:number-columns-repeated="6"/>
        </table:table-row>
        <table:table-row table:style-name="ro1">
          <table:table-cell table:formula="of:=[.A467]+1" office:value-type="float" office:value="467" calcext:value-type="float">
            <text:p>467</text:p>
          </table:table-cell>
          <table:table-cell table:formula="of:=[.A468]*1000*50" office:value-type="float" office:value="23350000" calcext:value-type="float">
            <text:p>23350000</text:p>
          </table:table-cell>
          <table:table-cell office:value-type="float" office:value="554" calcext:value-type="float">
            <text:p>554,0</text:p>
          </table:table-cell>
          <table:table-cell table:style-name="ce10" table:formula="of:=CONCATENATE(TEXT(MOD(INT([.C468]/60);60);&quot;00&quot;);&quot;:&quot;;TEXT(MOD([.C468];60);&quot;00,0&quot;))" office:value-type="string" office:string-value="09:14,0" calcext:value-type="string">
            <text:p>09:14,0</text:p>
          </table:table-cell>
          <table:table-cell table:formula="of:=[.C468]+[.E467]" office:value-type="float" office:value="274609" calcext:value-type="float">
            <text:p>274609,0</text:p>
          </table:table-cell>
          <table:table-cell table:formula="of:=CONCATENATE(TEXT(INT([.E468]/(60*60*24));&quot;00&quot;);&quot; &quot;;TEXT(MOD(INT([.E468]/(60*60));24);&quot;00&quot;);&quot;:&quot;;TEXT(MOD(INT([.E468]/60);60);&quot;00&quot;);&quot;:&quot;;TEXT(MOD([.E468];60);&quot;00,0&quot;))" office:value-type="string" office:string-value="03 04:16:49,0" calcext:value-type="string">
            <text:p>03 04:16:49,0</text:p>
          </table:table-cell>
          <table:table-cell table:formula="of:=IF ([.J468]&lt;&gt;&quot;&quot;;[.J468]+[.C468];[.G467]+[.C468])" office:value-type="float" office:value="1446705987" calcext:value-type="float">
            <text:p>1446705987</text:p>
          </table:table-cell>
          <table:table-cell table:formula="of:=[.G468]/86400+DATEVALUE(&quot;1970-01-01 00:00:00&quot;)" office:value-type="date" office:date-value="2015-11-05T06:46:27" calcext:value-type="date">
            <text:p>2015/11/05 06:46:27</text:p>
          </table:table-cell>
          <table:table-cell table:number-columns-repeated="6"/>
        </table:table-row>
        <table:table-row table:style-name="ro1">
          <table:table-cell table:formula="of:=[.A468]+1" office:value-type="float" office:value="468" calcext:value-type="float">
            <text:p>468</text:p>
          </table:table-cell>
          <table:table-cell table:formula="of:=[.A469]*1000*50" office:value-type="float" office:value="23400000" calcext:value-type="float">
            <text:p>23400000</text:p>
          </table:table-cell>
          <table:table-cell office:value-type="float" office:value="554" calcext:value-type="float">
            <text:p>554,0</text:p>
          </table:table-cell>
          <table:table-cell table:style-name="ce10" table:formula="of:=CONCATENATE(TEXT(MOD(INT([.C469]/60);60);&quot;00&quot;);&quot;:&quot;;TEXT(MOD([.C469];60);&quot;00,0&quot;))" office:value-type="string" office:string-value="09:14,0" calcext:value-type="string">
            <text:p>09:14,0</text:p>
          </table:table-cell>
          <table:table-cell table:formula="of:=[.C469]+[.E468]" office:value-type="float" office:value="275163" calcext:value-type="float">
            <text:p>275163,0</text:p>
          </table:table-cell>
          <table:table-cell table:formula="of:=CONCATENATE(TEXT(INT([.E469]/(60*60*24));&quot;00&quot;);&quot; &quot;;TEXT(MOD(INT([.E469]/(60*60));24);&quot;00&quot;);&quot;:&quot;;TEXT(MOD(INT([.E469]/60);60);&quot;00&quot;);&quot;:&quot;;TEXT(MOD([.E469];60);&quot;00,0&quot;))" office:value-type="string" office:string-value="03 04:26:03,0" calcext:value-type="string">
            <text:p>03 04:26:03,0</text:p>
          </table:table-cell>
          <table:table-cell table:formula="of:=IF ([.J469]&lt;&gt;&quot;&quot;;[.J469]+[.C469];[.G468]+[.C469])" office:value-type="float" office:value="1446706541" calcext:value-type="float">
            <text:p>1446706541</text:p>
          </table:table-cell>
          <table:table-cell table:formula="of:=[.G469]/86400+DATEVALUE(&quot;1970-01-01 00:00:00&quot;)" office:value-type="date" office:date-value="2015-11-05T06:55:41" calcext:value-type="date">
            <text:p>2015/11/05 06:55:41</text:p>
          </table:table-cell>
          <table:table-cell table:number-columns-repeated="6"/>
        </table:table-row>
        <table:table-row table:style-name="ro1">
          <table:table-cell table:formula="of:=[.A469]+1" office:value-type="float" office:value="469" calcext:value-type="float">
            <text:p>469</text:p>
          </table:table-cell>
          <table:table-cell table:formula="of:=[.A470]*1000*50" office:value-type="float" office:value="23450000" calcext:value-type="float">
            <text:p>2345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470]/60);60);&quot;00&quot;);&quot;:&quot;;TEXT(MOD([.C470];60);&quot;00,0&quot;))" office:value-type="string" office:string-value="09:20,0" calcext:value-type="string">
            <text:p>09:20,0</text:p>
          </table:table-cell>
          <table:table-cell table:formula="of:=[.C470]+[.E469]" office:value-type="float" office:value="275723" calcext:value-type="float">
            <text:p>275723,0</text:p>
          </table:table-cell>
          <table:table-cell table:formula="of:=CONCATENATE(TEXT(INT([.E470]/(60*60*24));&quot;00&quot;);&quot; &quot;;TEXT(MOD(INT([.E470]/(60*60));24);&quot;00&quot;);&quot;:&quot;;TEXT(MOD(INT([.E470]/60);60);&quot;00&quot;);&quot;:&quot;;TEXT(MOD([.E470];60);&quot;00,0&quot;))" office:value-type="string" office:string-value="03 04:35:23,0" calcext:value-type="string">
            <text:p>03 04:35:23,0</text:p>
          </table:table-cell>
          <table:table-cell table:formula="of:=IF ([.J470]&lt;&gt;&quot;&quot;;[.J470]+[.C470];[.G469]+[.C470])" office:value-type="float" office:value="1446707101" calcext:value-type="float">
            <text:p>1446707101</text:p>
          </table:table-cell>
          <table:table-cell table:formula="of:=[.G470]/86400+DATEVALUE(&quot;1970-01-01 00:00:00&quot;)" office:value-type="date" office:date-value="2015-11-05T07:05:01" calcext:value-type="date">
            <text:p>2015/11/05 07:05:01</text:p>
          </table:table-cell>
          <table:table-cell table:number-columns-repeated="6"/>
        </table:table-row>
        <table:table-row table:style-name="ro1">
          <table:table-cell table:formula="of:=[.A470]+1" office:value-type="float" office:value="470" calcext:value-type="float">
            <text:p>470</text:p>
          </table:table-cell>
          <table:table-cell table:formula="of:=[.A471]*1000*50" office:value-type="float" office:value="23500000" calcext:value-type="float">
            <text:p>23500000</text:p>
          </table:table-cell>
          <table:table-cell office:value-type="float" office:value="561" calcext:value-type="float">
            <text:p>561,0</text:p>
          </table:table-cell>
          <table:table-cell table:style-name="ce10" table:formula="of:=CONCATENATE(TEXT(MOD(INT([.C471]/60);60);&quot;00&quot;);&quot;:&quot;;TEXT(MOD([.C471];60);&quot;00,0&quot;))" office:value-type="string" office:string-value="09:21,0" calcext:value-type="string">
            <text:p>09:21,0</text:p>
          </table:table-cell>
          <table:table-cell table:formula="of:=[.C471]+[.E470]" office:value-type="float" office:value="276284" calcext:value-type="float">
            <text:p>276284,0</text:p>
          </table:table-cell>
          <table:table-cell table:formula="of:=CONCATENATE(TEXT(INT([.E471]/(60*60*24));&quot;00&quot;);&quot; &quot;;TEXT(MOD(INT([.E471]/(60*60));24);&quot;00&quot;);&quot;:&quot;;TEXT(MOD(INT([.E471]/60);60);&quot;00&quot;);&quot;:&quot;;TEXT(MOD([.E471];60);&quot;00,0&quot;))" office:value-type="string" office:string-value="03 04:44:44,0" calcext:value-type="string">
            <text:p>03 04:44:44,0</text:p>
          </table:table-cell>
          <table:table-cell table:formula="of:=IF ([.J471]&lt;&gt;&quot;&quot;;[.J471]+[.C471];[.G470]+[.C471])" office:value-type="float" office:value="1446707662" calcext:value-type="float">
            <text:p>1446707662</text:p>
          </table:table-cell>
          <table:table-cell table:formula="of:=[.G471]/86400+DATEVALUE(&quot;1970-01-01 00:00:00&quot;)" office:value-type="date" office:date-value="2015-11-05T07:14:22" calcext:value-type="date">
            <text:p>2015/11/05 07:14:22</text:p>
          </table:table-cell>
          <table:table-cell table:number-columns-repeated="6"/>
        </table:table-row>
        <table:table-row table:style-name="ro1">
          <table:table-cell table:formula="of:=[.A471]+1" office:value-type="float" office:value="471" calcext:value-type="float">
            <text:p>471</text:p>
          </table:table-cell>
          <table:table-cell table:formula="of:=[.A472]*1000*50" office:value-type="float" office:value="23550000" calcext:value-type="float">
            <text:p>23550000</text:p>
          </table:table-cell>
          <table:table-cell office:value-type="float" office:value="557" calcext:value-type="float">
            <text:p>557,0</text:p>
          </table:table-cell>
          <table:table-cell table:style-name="ce10" table:formula="of:=CONCATENATE(TEXT(MOD(INT([.C472]/60);60);&quot;00&quot;);&quot;:&quot;;TEXT(MOD([.C472];60);&quot;00,0&quot;))" office:value-type="string" office:string-value="09:17,0" calcext:value-type="string">
            <text:p>09:17,0</text:p>
          </table:table-cell>
          <table:table-cell table:formula="of:=[.C472]+[.E471]" office:value-type="float" office:value="276841" calcext:value-type="float">
            <text:p>276841,0</text:p>
          </table:table-cell>
          <table:table-cell table:formula="of:=CONCATENATE(TEXT(INT([.E472]/(60*60*24));&quot;00&quot;);&quot; &quot;;TEXT(MOD(INT([.E472]/(60*60));24);&quot;00&quot;);&quot;:&quot;;TEXT(MOD(INT([.E472]/60);60);&quot;00&quot;);&quot;:&quot;;TEXT(MOD([.E472];60);&quot;00,0&quot;))" office:value-type="string" office:string-value="03 04:54:01,0" calcext:value-type="string">
            <text:p>03 04:54:01,0</text:p>
          </table:table-cell>
          <table:table-cell table:formula="of:=IF ([.J472]&lt;&gt;&quot;&quot;;[.J472]+[.C472];[.G471]+[.C472])" office:value-type="float" office:value="1446708219" calcext:value-type="float">
            <text:p>1446708219</text:p>
          </table:table-cell>
          <table:table-cell table:formula="of:=[.G472]/86400+DATEVALUE(&quot;1970-01-01 00:00:00&quot;)" office:value-type="date" office:date-value="2015-11-05T07:23:39" calcext:value-type="date">
            <text:p>2015/11/05 07:23:39</text:p>
          </table:table-cell>
          <table:table-cell table:number-columns-repeated="6"/>
        </table:table-row>
        <table:table-row table:style-name="ro1">
          <table:table-cell table:formula="of:=[.A472]+1" office:value-type="float" office:value="472" calcext:value-type="float">
            <text:p>472</text:p>
          </table:table-cell>
          <table:table-cell table:formula="of:=[.A473]*1000*50" office:value-type="float" office:value="23600000" calcext:value-type="float">
            <text:p>23600000</text:p>
          </table:table-cell>
          <table:table-cell office:value-type="float" office:value="555" calcext:value-type="float">
            <text:p>555,0</text:p>
          </table:table-cell>
          <table:table-cell table:style-name="ce10" table:formula="of:=CONCATENATE(TEXT(MOD(INT([.C473]/60);60);&quot;00&quot;);&quot;:&quot;;TEXT(MOD([.C473];60);&quot;00,0&quot;))" office:value-type="string" office:string-value="09:15,0" calcext:value-type="string">
            <text:p>09:15,0</text:p>
          </table:table-cell>
          <table:table-cell table:formula="of:=[.C473]+[.E472]" office:value-type="float" office:value="277396" calcext:value-type="float">
            <text:p>277396,0</text:p>
          </table:table-cell>
          <table:table-cell table:formula="of:=CONCATENATE(TEXT(INT([.E473]/(60*60*24));&quot;00&quot;);&quot; &quot;;TEXT(MOD(INT([.E473]/(60*60));24);&quot;00&quot;);&quot;:&quot;;TEXT(MOD(INT([.E473]/60);60);&quot;00&quot;);&quot;:&quot;;TEXT(MOD([.E473];60);&quot;00,0&quot;))" office:value-type="string" office:string-value="03 05:03:16,0" calcext:value-type="string">
            <text:p>03 05:03:16,0</text:p>
          </table:table-cell>
          <table:table-cell table:formula="of:=IF ([.J473]&lt;&gt;&quot;&quot;;[.J473]+[.C473];[.G472]+[.C473])" office:value-type="float" office:value="1446708774" calcext:value-type="float">
            <text:p>1446708774</text:p>
          </table:table-cell>
          <table:table-cell table:formula="of:=[.G473]/86400+DATEVALUE(&quot;1970-01-01 00:00:00&quot;)" office:value-type="date" office:date-value="2015-11-05T07:32:54" calcext:value-type="date">
            <text:p>2015/11/05 07:32:54</text:p>
          </table:table-cell>
          <table:table-cell table:number-columns-repeated="6"/>
        </table:table-row>
        <table:table-row table:style-name="ro1">
          <table:table-cell table:formula="of:=[.A473]+1" office:value-type="float" office:value="473" calcext:value-type="float">
            <text:p>473</text:p>
          </table:table-cell>
          <table:table-cell table:formula="of:=[.A474]*1000*50" office:value-type="float" office:value="23650000" calcext:value-type="float">
            <text:p>23650000</text:p>
          </table:table-cell>
          <table:table-cell office:value-type="float" office:value="554" calcext:value-type="float">
            <text:p>554,0</text:p>
          </table:table-cell>
          <table:table-cell table:style-name="ce10" table:formula="of:=CONCATENATE(TEXT(MOD(INT([.C474]/60);60);&quot;00&quot;);&quot;:&quot;;TEXT(MOD([.C474];60);&quot;00,0&quot;))" office:value-type="string" office:string-value="09:14,0" calcext:value-type="string">
            <text:p>09:14,0</text:p>
          </table:table-cell>
          <table:table-cell table:formula="of:=[.C474]+[.E473]" office:value-type="float" office:value="277950" calcext:value-type="float">
            <text:p>277950,0</text:p>
          </table:table-cell>
          <table:table-cell table:formula="of:=CONCATENATE(TEXT(INT([.E474]/(60*60*24));&quot;00&quot;);&quot; &quot;;TEXT(MOD(INT([.E474]/(60*60));24);&quot;00&quot;);&quot;:&quot;;TEXT(MOD(INT([.E474]/60);60);&quot;00&quot;);&quot;:&quot;;TEXT(MOD([.E474];60);&quot;00,0&quot;))" office:value-type="string" office:string-value="03 05:12:30,0" calcext:value-type="string">
            <text:p>03 05:12:30,0</text:p>
          </table:table-cell>
          <table:table-cell table:formula="of:=IF ([.J474]&lt;&gt;&quot;&quot;;[.J474]+[.C474];[.G473]+[.C474])" office:value-type="float" office:value="1446709328" calcext:value-type="float">
            <text:p>1446709328</text:p>
          </table:table-cell>
          <table:table-cell table:formula="of:=[.G474]/86400+DATEVALUE(&quot;1970-01-01 00:00:00&quot;)" office:value-type="date" office:date-value="2015-11-05T07:42:08" calcext:value-type="date">
            <text:p>2015/11/05 07:42:08</text:p>
          </table:table-cell>
          <table:table-cell table:number-columns-repeated="6"/>
        </table:table-row>
        <table:table-row table:style-name="ro1">
          <table:table-cell table:formula="of:=[.A474]+1" office:value-type="float" office:value="474" calcext:value-type="float">
            <text:p>474</text:p>
          </table:table-cell>
          <table:table-cell table:formula="of:=[.A475]*1000*50" office:value-type="float" office:value="23700000" calcext:value-type="float">
            <text:p>23700000</text:p>
          </table:table-cell>
          <table:table-cell office:value-type="float" office:value="552" calcext:value-type="float">
            <text:p>552,0</text:p>
          </table:table-cell>
          <table:table-cell table:style-name="ce10" table:formula="of:=CONCATENATE(TEXT(MOD(INT([.C475]/60);60);&quot;00&quot;);&quot;:&quot;;TEXT(MOD([.C475];60);&quot;00,0&quot;))" office:value-type="string" office:string-value="09:12,0" calcext:value-type="string">
            <text:p>09:12,0</text:p>
          </table:table-cell>
          <table:table-cell table:formula="of:=[.C475]+[.E474]" office:value-type="float" office:value="278502" calcext:value-type="float">
            <text:p>278502,0</text:p>
          </table:table-cell>
          <table:table-cell table:formula="of:=CONCATENATE(TEXT(INT([.E475]/(60*60*24));&quot;00&quot;);&quot; &quot;;TEXT(MOD(INT([.E475]/(60*60));24);&quot;00&quot;);&quot;:&quot;;TEXT(MOD(INT([.E475]/60);60);&quot;00&quot;);&quot;:&quot;;TEXT(MOD([.E475];60);&quot;00,0&quot;))" office:value-type="string" office:string-value="03 05:21:42,0" calcext:value-type="string">
            <text:p>03 05:21:42,0</text:p>
          </table:table-cell>
          <table:table-cell table:formula="of:=IF ([.J475]&lt;&gt;&quot;&quot;;[.J475]+[.C475];[.G474]+[.C475])" office:value-type="float" office:value="1446709880" calcext:value-type="float">
            <text:p>1446709880</text:p>
          </table:table-cell>
          <table:table-cell table:formula="of:=[.G475]/86400+DATEVALUE(&quot;1970-01-01 00:00:00&quot;)" office:value-type="date" office:date-value="2015-11-05T07:51:20" calcext:value-type="date">
            <text:p>2015/11/05 07:51:20</text:p>
          </table:table-cell>
          <table:table-cell table:number-columns-repeated="6"/>
        </table:table-row>
        <table:table-row table:style-name="ro1">
          <table:table-cell table:formula="of:=[.A475]+1" office:value-type="float" office:value="475" calcext:value-type="float">
            <text:p>475</text:p>
          </table:table-cell>
          <table:table-cell table:formula="of:=[.A476]*1000*50" office:value-type="float" office:value="23750000" calcext:value-type="float">
            <text:p>23750000</text:p>
          </table:table-cell>
          <table:table-cell office:value-type="float" office:value="552" calcext:value-type="float">
            <text:p>552,0</text:p>
          </table:table-cell>
          <table:table-cell table:style-name="ce10" table:formula="of:=CONCATENATE(TEXT(MOD(INT([.C476]/60);60);&quot;00&quot;);&quot;:&quot;;TEXT(MOD([.C476];60);&quot;00,0&quot;))" office:value-type="string" office:string-value="09:12,0" calcext:value-type="string">
            <text:p>09:12,0</text:p>
          </table:table-cell>
          <table:table-cell table:formula="of:=[.C476]+[.E475]" office:value-type="float" office:value="279054" calcext:value-type="float">
            <text:p>279054,0</text:p>
          </table:table-cell>
          <table:table-cell table:formula="of:=CONCATENATE(TEXT(INT([.E476]/(60*60*24));&quot;00&quot;);&quot; &quot;;TEXT(MOD(INT([.E476]/(60*60));24);&quot;00&quot;);&quot;:&quot;;TEXT(MOD(INT([.E476]/60);60);&quot;00&quot;);&quot;:&quot;;TEXT(MOD([.E476];60);&quot;00,0&quot;))" office:value-type="string" office:string-value="03 05:30:54,0" calcext:value-type="string">
            <text:p>03 05:30:54,0</text:p>
          </table:table-cell>
          <table:table-cell table:formula="of:=IF ([.J476]&lt;&gt;&quot;&quot;;[.J476]+[.C476];[.G475]+[.C476])" office:value-type="float" office:value="1446710432" calcext:value-type="float">
            <text:p>1446710432</text:p>
          </table:table-cell>
          <table:table-cell table:formula="of:=[.G476]/86400+DATEVALUE(&quot;1970-01-01 00:00:00&quot;)" office:value-type="date" office:date-value="2015-11-05T08:00:32" calcext:value-type="date">
            <text:p>2015/11/05 08:00:32</text:p>
          </table:table-cell>
          <table:table-cell table:number-columns-repeated="6"/>
        </table:table-row>
        <table:table-row table:style-name="ro1">
          <table:table-cell table:formula="of:=[.A476]+1" office:value-type="float" office:value="476" calcext:value-type="float">
            <text:p>476</text:p>
          </table:table-cell>
          <table:table-cell table:formula="of:=[.A477]*1000*50" office:value-type="float" office:value="23800000" calcext:value-type="float">
            <text:p>23800000</text:p>
          </table:table-cell>
          <table:table-cell office:value-type="float" office:value="552" calcext:value-type="float">
            <text:p>552,0</text:p>
          </table:table-cell>
          <table:table-cell table:style-name="ce10" table:formula="of:=CONCATENATE(TEXT(MOD(INT([.C477]/60);60);&quot;00&quot;);&quot;:&quot;;TEXT(MOD([.C477];60);&quot;00,0&quot;))" office:value-type="string" office:string-value="09:12,0" calcext:value-type="string">
            <text:p>09:12,0</text:p>
          </table:table-cell>
          <table:table-cell table:formula="of:=[.C477]+[.E476]" office:value-type="float" office:value="279606" calcext:value-type="float">
            <text:p>279606,0</text:p>
          </table:table-cell>
          <table:table-cell table:formula="of:=CONCATENATE(TEXT(INT([.E477]/(60*60*24));&quot;00&quot;);&quot; &quot;;TEXT(MOD(INT([.E477]/(60*60));24);&quot;00&quot;);&quot;:&quot;;TEXT(MOD(INT([.E477]/60);60);&quot;00&quot;);&quot;:&quot;;TEXT(MOD([.E477];60);&quot;00,0&quot;))" office:value-type="string" office:string-value="03 05:40:06,0" calcext:value-type="string">
            <text:p>03 05:40:06,0</text:p>
          </table:table-cell>
          <table:table-cell table:formula="of:=IF ([.J477]&lt;&gt;&quot;&quot;;[.J477]+[.C477];[.G476]+[.C477])" office:value-type="float" office:value="1446710984" calcext:value-type="float">
            <text:p>1446710984</text:p>
          </table:table-cell>
          <table:table-cell table:formula="of:=[.G477]/86400+DATEVALUE(&quot;1970-01-01 00:00:00&quot;)" office:value-type="date" office:date-value="2015-11-05T08:09:44" calcext:value-type="date">
            <text:p>2015/11/05 08:09:44</text:p>
          </table:table-cell>
          <table:table-cell table:number-columns-repeated="6"/>
        </table:table-row>
        <table:table-row table:style-name="ro1">
          <table:table-cell table:formula="of:=[.A477]+1" office:value-type="float" office:value="477" calcext:value-type="float">
            <text:p>477</text:p>
          </table:table-cell>
          <table:table-cell table:formula="of:=[.A478]*1000*50" office:value-type="float" office:value="23850000" calcext:value-type="float">
            <text:p>23850000</text:p>
          </table:table-cell>
          <table:table-cell office:value-type="float" office:value="552" calcext:value-type="float">
            <text:p>552,0</text:p>
          </table:table-cell>
          <table:table-cell table:style-name="ce10" table:formula="of:=CONCATENATE(TEXT(MOD(INT([.C478]/60);60);&quot;00&quot;);&quot;:&quot;;TEXT(MOD([.C478];60);&quot;00,0&quot;))" office:value-type="string" office:string-value="09:12,0" calcext:value-type="string">
            <text:p>09:12,0</text:p>
          </table:table-cell>
          <table:table-cell table:formula="of:=[.C478]+[.E477]" office:value-type="float" office:value="280158" calcext:value-type="float">
            <text:p>280158,0</text:p>
          </table:table-cell>
          <table:table-cell table:formula="of:=CONCATENATE(TEXT(INT([.E478]/(60*60*24));&quot;00&quot;);&quot; &quot;;TEXT(MOD(INT([.E478]/(60*60));24);&quot;00&quot;);&quot;:&quot;;TEXT(MOD(INT([.E478]/60);60);&quot;00&quot;);&quot;:&quot;;TEXT(MOD([.E478];60);&quot;00,0&quot;))" office:value-type="string" office:string-value="03 05:49:18,0" calcext:value-type="string">
            <text:p>03 05:49:18,0</text:p>
          </table:table-cell>
          <table:table-cell table:formula="of:=IF ([.J478]&lt;&gt;&quot;&quot;;[.J478]+[.C478];[.G477]+[.C478])" office:value-type="float" office:value="1446711536" calcext:value-type="float">
            <text:p>1446711536</text:p>
          </table:table-cell>
          <table:table-cell table:formula="of:=[.G478]/86400+DATEVALUE(&quot;1970-01-01 00:00:00&quot;)" office:value-type="date" office:date-value="2015-11-05T08:18:56" calcext:value-type="date">
            <text:p>2015/11/05 08:18:56</text:p>
          </table:table-cell>
          <table:table-cell table:number-columns-repeated="6"/>
        </table:table-row>
        <table:table-row table:style-name="ro1">
          <table:table-cell table:formula="of:=[.A478]+1" office:value-type="float" office:value="478" calcext:value-type="float">
            <text:p>478</text:p>
          </table:table-cell>
          <table:table-cell table:formula="of:=[.A479]*1000*50" office:value-type="float" office:value="23900000" calcext:value-type="float">
            <text:p>23900000</text:p>
          </table:table-cell>
          <table:table-cell office:value-type="float" office:value="551" calcext:value-type="float">
            <text:p>551,0</text:p>
          </table:table-cell>
          <table:table-cell table:style-name="ce10" table:formula="of:=CONCATENATE(TEXT(MOD(INT([.C479]/60);60);&quot;00&quot;);&quot;:&quot;;TEXT(MOD([.C479];60);&quot;00,0&quot;))" office:value-type="string" office:string-value="09:11,0" calcext:value-type="string">
            <text:p>09:11,0</text:p>
          </table:table-cell>
          <table:table-cell table:formula="of:=[.C479]+[.E478]" office:value-type="float" office:value="280709" calcext:value-type="float">
            <text:p>280709,0</text:p>
          </table:table-cell>
          <table:table-cell table:formula="of:=CONCATENATE(TEXT(INT([.E479]/(60*60*24));&quot;00&quot;);&quot; &quot;;TEXT(MOD(INT([.E479]/(60*60));24);&quot;00&quot;);&quot;:&quot;;TEXT(MOD(INT([.E479]/60);60);&quot;00&quot;);&quot;:&quot;;TEXT(MOD([.E479];60);&quot;00,0&quot;))" office:value-type="string" office:string-value="03 05:58:29,0" calcext:value-type="string">
            <text:p>03 05:58:29,0</text:p>
          </table:table-cell>
          <table:table-cell table:formula="of:=IF ([.J479]&lt;&gt;&quot;&quot;;[.J479]+[.C479];[.G478]+[.C479])" office:value-type="float" office:value="1446712087" calcext:value-type="float">
            <text:p>1446712087</text:p>
          </table:table-cell>
          <table:table-cell table:formula="of:=[.G479]/86400+DATEVALUE(&quot;1970-01-01 00:00:00&quot;)" office:value-type="date" office:date-value="2015-11-05T08:28:07" calcext:value-type="date">
            <text:p>2015/11/05 08:28:07</text:p>
          </table:table-cell>
          <table:table-cell table:number-columns-repeated="6"/>
        </table:table-row>
        <table:table-row table:style-name="ro1">
          <table:table-cell table:formula="of:=[.A479]+1" office:value-type="float" office:value="479" calcext:value-type="float">
            <text:p>479</text:p>
          </table:table-cell>
          <table:table-cell table:formula="of:=[.A480]*1000*50" office:value-type="float" office:value="23950000" calcext:value-type="float">
            <text:p>23950000</text:p>
          </table:table-cell>
          <table:table-cell office:value-type="float" office:value="552" calcext:value-type="float">
            <text:p>552,0</text:p>
          </table:table-cell>
          <table:table-cell table:style-name="ce10" table:formula="of:=CONCATENATE(TEXT(MOD(INT([.C480]/60);60);&quot;00&quot;);&quot;:&quot;;TEXT(MOD([.C480];60);&quot;00,0&quot;))" office:value-type="string" office:string-value="09:12,0" calcext:value-type="string">
            <text:p>09:12,0</text:p>
          </table:table-cell>
          <table:table-cell table:formula="of:=[.C480]+[.E479]" office:value-type="float" office:value="281261" calcext:value-type="float">
            <text:p>281261,0</text:p>
          </table:table-cell>
          <table:table-cell table:formula="of:=CONCATENATE(TEXT(INT([.E480]/(60*60*24));&quot;00&quot;);&quot; &quot;;TEXT(MOD(INT([.E480]/(60*60));24);&quot;00&quot;);&quot;:&quot;;TEXT(MOD(INT([.E480]/60);60);&quot;00&quot;);&quot;:&quot;;TEXT(MOD([.E480];60);&quot;00,0&quot;))" office:value-type="string" office:string-value="03 06:07:41,0" calcext:value-type="string">
            <text:p>03 06:07:41,0</text:p>
          </table:table-cell>
          <table:table-cell table:formula="of:=IF ([.J480]&lt;&gt;&quot;&quot;;[.J480]+[.C480];[.G479]+[.C480])" office:value-type="float" office:value="1446712639" calcext:value-type="float">
            <text:p>1446712639</text:p>
          </table:table-cell>
          <table:table-cell table:formula="of:=[.G480]/86400+DATEVALUE(&quot;1970-01-01 00:00:00&quot;)" office:value-type="date" office:date-value="2015-11-05T08:37:19" calcext:value-type="date">
            <text:p>2015/11/05 08:37:19</text:p>
          </table:table-cell>
          <table:table-cell table:number-columns-repeated="6"/>
        </table:table-row>
        <table:table-row table:style-name="ro1">
          <table:table-cell table:formula="of:=[.A480]+1" office:value-type="float" office:value="480" calcext:value-type="float">
            <text:p>480</text:p>
          </table:table-cell>
          <table:table-cell table:formula="of:=[.A481]*1000*50" office:value-type="float" office:value="24000000" calcext:value-type="float">
            <text:p>24000000</text:p>
          </table:table-cell>
          <table:table-cell office:value-type="float" office:value="551" calcext:value-type="float">
            <text:p>551,0</text:p>
          </table:table-cell>
          <table:table-cell table:style-name="ce10" table:formula="of:=CONCATENATE(TEXT(MOD(INT([.C481]/60);60);&quot;00&quot;);&quot;:&quot;;TEXT(MOD([.C481];60);&quot;00,0&quot;))" office:value-type="string" office:string-value="09:11,0" calcext:value-type="string">
            <text:p>09:11,0</text:p>
          </table:table-cell>
          <table:table-cell table:formula="of:=[.C481]+[.E480]" office:value-type="float" office:value="281812" calcext:value-type="float">
            <text:p>281812,0</text:p>
          </table:table-cell>
          <table:table-cell table:formula="of:=CONCATENATE(TEXT(INT([.E481]/(60*60*24));&quot;00&quot;);&quot; &quot;;TEXT(MOD(INT([.E481]/(60*60));24);&quot;00&quot;);&quot;:&quot;;TEXT(MOD(INT([.E481]/60);60);&quot;00&quot;);&quot;:&quot;;TEXT(MOD([.E481];60);&quot;00,0&quot;))" office:value-type="string" office:string-value="03 06:16:52,0" calcext:value-type="string">
            <text:p>03 06:16:52,0</text:p>
          </table:table-cell>
          <table:table-cell table:formula="of:=IF ([.J481]&lt;&gt;&quot;&quot;;[.J481]+[.C481];[.G480]+[.C481])" office:value-type="float" office:value="1446713190" calcext:value-type="float">
            <text:p>1446713190</text:p>
          </table:table-cell>
          <table:table-cell table:formula="of:=[.G481]/86400+DATEVALUE(&quot;1970-01-01 00:00:00&quot;)" office:value-type="date" office:date-value="2015-11-05T08:46:30" calcext:value-type="date">
            <text:p>2015/11/05 08:46:30</text:p>
          </table:table-cell>
          <table:table-cell table:number-columns-repeated="6"/>
        </table:table-row>
        <table:table-row table:style-name="ro1">
          <table:table-cell table:formula="of:=[.A481]+1" office:value-type="float" office:value="481" calcext:value-type="float">
            <text:p>481</text:p>
          </table:table-cell>
          <table:table-cell table:formula="of:=[.A482]*1000*50" office:value-type="float" office:value="24050000" calcext:value-type="float">
            <text:p>2405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482]/60);60);&quot;00&quot;);&quot;:&quot;;TEXT(MOD([.C482];60);&quot;00,0&quot;))" office:value-type="string" office:string-value="09:10,0" calcext:value-type="string">
            <text:p>09:10,0</text:p>
          </table:table-cell>
          <table:table-cell table:formula="of:=[.C482]+[.E481]" office:value-type="float" office:value="282362" calcext:value-type="float">
            <text:p>282362,0</text:p>
          </table:table-cell>
          <table:table-cell table:formula="of:=CONCATENATE(TEXT(INT([.E482]/(60*60*24));&quot;00&quot;);&quot; &quot;;TEXT(MOD(INT([.E482]/(60*60));24);&quot;00&quot;);&quot;:&quot;;TEXT(MOD(INT([.E482]/60);60);&quot;00&quot;);&quot;:&quot;;TEXT(MOD([.E482];60);&quot;00,0&quot;))" office:value-type="string" office:string-value="03 06:26:02,0" calcext:value-type="string">
            <text:p>03 06:26:02,0</text:p>
          </table:table-cell>
          <table:table-cell table:formula="of:=IF ([.J482]&lt;&gt;&quot;&quot;;[.J482]+[.C482];[.G481]+[.C482])" office:value-type="float" office:value="1446713740" calcext:value-type="float">
            <text:p>1446713740</text:p>
          </table:table-cell>
          <table:table-cell table:formula="of:=[.G482]/86400+DATEVALUE(&quot;1970-01-01 00:00:00&quot;)" office:value-type="date" office:date-value="2015-11-05T08:55:40" calcext:value-type="date">
            <text:p>2015/11/05 08:55:40</text:p>
          </table:table-cell>
          <table:table-cell table:number-columns-repeated="6"/>
        </table:table-row>
        <table:table-row table:style-name="ro1">
          <table:table-cell table:formula="of:=[.A482]+1" office:value-type="float" office:value="482" calcext:value-type="float">
            <text:p>482</text:p>
          </table:table-cell>
          <table:table-cell table:formula="of:=[.A483]*1000*50" office:value-type="float" office:value="24100000" calcext:value-type="float">
            <text:p>2410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483]/60);60);&quot;00&quot;);&quot;:&quot;;TEXT(MOD([.C483];60);&quot;00,0&quot;))" office:value-type="string" office:string-value="09:09,0" calcext:value-type="string">
            <text:p>09:09,0</text:p>
          </table:table-cell>
          <table:table-cell table:formula="of:=[.C483]+[.E482]" office:value-type="float" office:value="282911" calcext:value-type="float">
            <text:p>282911,0</text:p>
          </table:table-cell>
          <table:table-cell table:formula="of:=CONCATENATE(TEXT(INT([.E483]/(60*60*24));&quot;00&quot;);&quot; &quot;;TEXT(MOD(INT([.E483]/(60*60));24);&quot;00&quot;);&quot;:&quot;;TEXT(MOD(INT([.E483]/60);60);&quot;00&quot;);&quot;:&quot;;TEXT(MOD([.E483];60);&quot;00,0&quot;))" office:value-type="string" office:string-value="03 06:35:11,0" calcext:value-type="string">
            <text:p>03 06:35:11,0</text:p>
          </table:table-cell>
          <table:table-cell table:formula="of:=IF ([.J483]&lt;&gt;&quot;&quot;;[.J483]+[.C483];[.G482]+[.C483])" office:value-type="float" office:value="1446714289" calcext:value-type="float">
            <text:p>1446714289</text:p>
          </table:table-cell>
          <table:table-cell table:formula="of:=[.G483]/86400+DATEVALUE(&quot;1970-01-01 00:00:00&quot;)" office:value-type="date" office:date-value="2015-11-05T09:04:49" calcext:value-type="date">
            <text:p>2015/11/05 09:04:49</text:p>
          </table:table-cell>
          <table:table-cell table:number-columns-repeated="6"/>
        </table:table-row>
        <table:table-row table:style-name="ro1">
          <table:table-cell table:formula="of:=[.A483]+1" office:value-type="float" office:value="483" calcext:value-type="float">
            <text:p>483</text:p>
          </table:table-cell>
          <table:table-cell table:formula="of:=[.A484]*1000*50" office:value-type="float" office:value="24150000" calcext:value-type="float">
            <text:p>2415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484]/60);60);&quot;00&quot;);&quot;:&quot;;TEXT(MOD([.C484];60);&quot;00,0&quot;))" office:value-type="string" office:string-value="09:10,0" calcext:value-type="string">
            <text:p>09:10,0</text:p>
          </table:table-cell>
          <table:table-cell table:formula="of:=[.C484]+[.E483]" office:value-type="float" office:value="283461" calcext:value-type="float">
            <text:p>283461,0</text:p>
          </table:table-cell>
          <table:table-cell table:formula="of:=CONCATENATE(TEXT(INT([.E484]/(60*60*24));&quot;00&quot;);&quot; &quot;;TEXT(MOD(INT([.E484]/(60*60));24);&quot;00&quot;);&quot;:&quot;;TEXT(MOD(INT([.E484]/60);60);&quot;00&quot;);&quot;:&quot;;TEXT(MOD([.E484];60);&quot;00,0&quot;))" office:value-type="string" office:string-value="03 06:44:21,0" calcext:value-type="string">
            <text:p>03 06:44:21,0</text:p>
          </table:table-cell>
          <table:table-cell table:formula="of:=IF ([.J484]&lt;&gt;&quot;&quot;;[.J484]+[.C484];[.G483]+[.C484])" office:value-type="float" office:value="1446714839" calcext:value-type="float">
            <text:p>1446714839</text:p>
          </table:table-cell>
          <table:table-cell table:formula="of:=[.G484]/86400+DATEVALUE(&quot;1970-01-01 00:00:00&quot;)" office:value-type="date" office:date-value="2015-11-05T09:13:59" calcext:value-type="date">
            <text:p>2015/11/05 09:13:59</text:p>
          </table:table-cell>
          <table:table-cell table:number-columns-repeated="6"/>
        </table:table-row>
        <table:table-row table:style-name="ro1">
          <table:table-cell table:formula="of:=[.A484]+1" office:value-type="float" office:value="484" calcext:value-type="float">
            <text:p>484</text:p>
          </table:table-cell>
          <table:table-cell table:formula="of:=[.A485]*1000*50" office:value-type="float" office:value="24200000" calcext:value-type="float">
            <text:p>2420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485]/60);60);&quot;00&quot;);&quot;:&quot;;TEXT(MOD([.C485];60);&quot;00,0&quot;))" office:value-type="string" office:string-value="09:09,0" calcext:value-type="string">
            <text:p>09:09,0</text:p>
          </table:table-cell>
          <table:table-cell table:formula="of:=[.C485]+[.E484]" office:value-type="float" office:value="284010" calcext:value-type="float">
            <text:p>284010,0</text:p>
          </table:table-cell>
          <table:table-cell table:formula="of:=CONCATENATE(TEXT(INT([.E485]/(60*60*24));&quot;00&quot;);&quot; &quot;;TEXT(MOD(INT([.E485]/(60*60));24);&quot;00&quot;);&quot;:&quot;;TEXT(MOD(INT([.E485]/60);60);&quot;00&quot;);&quot;:&quot;;TEXT(MOD([.E485];60);&quot;00,0&quot;))" office:value-type="string" office:string-value="03 06:53:30,0" calcext:value-type="string">
            <text:p>03 06:53:30,0</text:p>
          </table:table-cell>
          <table:table-cell table:formula="of:=IF ([.J485]&lt;&gt;&quot;&quot;;[.J485]+[.C485];[.G484]+[.C485])" office:value-type="float" office:value="1446715388" calcext:value-type="float">
            <text:p>1446715388</text:p>
          </table:table-cell>
          <table:table-cell table:formula="of:=[.G485]/86400+DATEVALUE(&quot;1970-01-01 00:00:00&quot;)" office:value-type="date" office:date-value="2015-11-05T09:23:08" calcext:value-type="date">
            <text:p>2015/11/05 09:23:08</text:p>
          </table:table-cell>
          <table:table-cell table:number-columns-repeated="6"/>
        </table:table-row>
        <table:table-row table:style-name="ro1">
          <table:table-cell table:formula="of:=[.A485]+1" office:value-type="float" office:value="485" calcext:value-type="float">
            <text:p>485</text:p>
          </table:table-cell>
          <table:table-cell table:formula="of:=[.A486]*1000*50" office:value-type="float" office:value="24250000" calcext:value-type="float">
            <text:p>2425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486]/60);60);&quot;00&quot;);&quot;:&quot;;TEXT(MOD([.C486];60);&quot;00,0&quot;))" office:value-type="string" office:string-value="09:09,0" calcext:value-type="string">
            <text:p>09:09,0</text:p>
          </table:table-cell>
          <table:table-cell table:formula="of:=[.C486]+[.E485]" office:value-type="float" office:value="284559" calcext:value-type="float">
            <text:p>284559,0</text:p>
          </table:table-cell>
          <table:table-cell table:formula="of:=CONCATENATE(TEXT(INT([.E486]/(60*60*24));&quot;00&quot;);&quot; &quot;;TEXT(MOD(INT([.E486]/(60*60));24);&quot;00&quot;);&quot;:&quot;;TEXT(MOD(INT([.E486]/60);60);&quot;00&quot;);&quot;:&quot;;TEXT(MOD([.E486];60);&quot;00,0&quot;))" office:value-type="string" office:string-value="03 07:02:39,0" calcext:value-type="string">
            <text:p>03 07:02:39,0</text:p>
          </table:table-cell>
          <table:table-cell table:formula="of:=IF ([.J486]&lt;&gt;&quot;&quot;;[.J486]+[.C486];[.G485]+[.C486])" office:value-type="float" office:value="1446715937" calcext:value-type="float">
            <text:p>1446715937</text:p>
          </table:table-cell>
          <table:table-cell table:formula="of:=[.G486]/86400+DATEVALUE(&quot;1970-01-01 00:00:00&quot;)" office:value-type="date" office:date-value="2015-11-05T09:32:17" calcext:value-type="date">
            <text:p>2015/11/05 09:32:17</text:p>
          </table:table-cell>
          <table:table-cell table:number-columns-repeated="6"/>
        </table:table-row>
        <table:table-row table:style-name="ro1">
          <table:table-cell table:formula="of:=[.A486]+1" office:value-type="float" office:value="486" calcext:value-type="float">
            <text:p>486</text:p>
          </table:table-cell>
          <table:table-cell table:formula="of:=[.A487]*1000*50" office:value-type="float" office:value="24300000" calcext:value-type="float">
            <text:p>2430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487]/60);60);&quot;00&quot;);&quot;:&quot;;TEXT(MOD([.C487];60);&quot;00,0&quot;))" office:value-type="string" office:string-value="09:10,0" calcext:value-type="string">
            <text:p>09:10,0</text:p>
          </table:table-cell>
          <table:table-cell table:formula="of:=[.C487]+[.E486]" office:value-type="float" office:value="285109" calcext:value-type="float">
            <text:p>285109,0</text:p>
          </table:table-cell>
          <table:table-cell table:formula="of:=CONCATENATE(TEXT(INT([.E487]/(60*60*24));&quot;00&quot;);&quot; &quot;;TEXT(MOD(INT([.E487]/(60*60));24);&quot;00&quot;);&quot;:&quot;;TEXT(MOD(INT([.E487]/60);60);&quot;00&quot;);&quot;:&quot;;TEXT(MOD([.E487];60);&quot;00,0&quot;))" office:value-type="string" office:string-value="03 07:11:49,0" calcext:value-type="string">
            <text:p>03 07:11:49,0</text:p>
          </table:table-cell>
          <table:table-cell table:formula="of:=IF ([.J487]&lt;&gt;&quot;&quot;;[.J487]+[.C487];[.G486]+[.C487])" office:value-type="float" office:value="1446716487" calcext:value-type="float">
            <text:p>1446716487</text:p>
          </table:table-cell>
          <table:table-cell table:formula="of:=[.G487]/86400+DATEVALUE(&quot;1970-01-01 00:00:00&quot;)" office:value-type="date" office:date-value="2015-11-05T09:41:27" calcext:value-type="date">
            <text:p>2015/11/05 09:41:27</text:p>
          </table:table-cell>
          <table:table-cell table:number-columns-repeated="6"/>
        </table:table-row>
        <table:table-row table:style-name="ro1">
          <table:table-cell table:formula="of:=[.A487]+1" office:value-type="float" office:value="487" calcext:value-type="float">
            <text:p>487</text:p>
          </table:table-cell>
          <table:table-cell table:formula="of:=[.A488]*1000*50" office:value-type="float" office:value="24350000" calcext:value-type="float">
            <text:p>2435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488]/60);60);&quot;00&quot;);&quot;:&quot;;TEXT(MOD([.C488];60);&quot;00,0&quot;))" office:value-type="string" office:string-value="09:09,0" calcext:value-type="string">
            <text:p>09:09,0</text:p>
          </table:table-cell>
          <table:table-cell table:formula="of:=[.C488]+[.E487]" office:value-type="float" office:value="285658" calcext:value-type="float">
            <text:p>285658,0</text:p>
          </table:table-cell>
          <table:table-cell table:formula="of:=CONCATENATE(TEXT(INT([.E488]/(60*60*24));&quot;00&quot;);&quot; &quot;;TEXT(MOD(INT([.E488]/(60*60));24);&quot;00&quot;);&quot;:&quot;;TEXT(MOD(INT([.E488]/60);60);&quot;00&quot;);&quot;:&quot;;TEXT(MOD([.E488];60);&quot;00,0&quot;))" office:value-type="string" office:string-value="03 07:20:58,0" calcext:value-type="string">
            <text:p>03 07:20:58,0</text:p>
          </table:table-cell>
          <table:table-cell table:formula="of:=IF ([.J488]&lt;&gt;&quot;&quot;;[.J488]+[.C488];[.G487]+[.C488])" office:value-type="float" office:value="1446717036" calcext:value-type="float">
            <text:p>1446717036</text:p>
          </table:table-cell>
          <table:table-cell table:formula="of:=[.G488]/86400+DATEVALUE(&quot;1970-01-01 00:00:00&quot;)" office:value-type="date" office:date-value="2015-11-05T09:50:36" calcext:value-type="date">
            <text:p>2015/11/05 09:50:36</text:p>
          </table:table-cell>
          <table:table-cell table:number-columns-repeated="6"/>
        </table:table-row>
        <table:table-row table:style-name="ro1">
          <table:table-cell table:formula="of:=[.A488]+1" office:value-type="float" office:value="488" calcext:value-type="float">
            <text:p>488</text:p>
          </table:table-cell>
          <table:table-cell table:formula="of:=[.A489]*1000*50" office:value-type="float" office:value="24400000" calcext:value-type="float">
            <text:p>2440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489]/60);60);&quot;00&quot;);&quot;:&quot;;TEXT(MOD([.C489];60);&quot;00,0&quot;))" office:value-type="string" office:string-value="09:09,0" calcext:value-type="string">
            <text:p>09:09,0</text:p>
          </table:table-cell>
          <table:table-cell table:formula="of:=[.C489]+[.E488]" office:value-type="float" office:value="286207" calcext:value-type="float">
            <text:p>286207,0</text:p>
          </table:table-cell>
          <table:table-cell table:formula="of:=CONCATENATE(TEXT(INT([.E489]/(60*60*24));&quot;00&quot;);&quot; &quot;;TEXT(MOD(INT([.E489]/(60*60));24);&quot;00&quot;);&quot;:&quot;;TEXT(MOD(INT([.E489]/60);60);&quot;00&quot;);&quot;:&quot;;TEXT(MOD([.E489];60);&quot;00,0&quot;))" office:value-type="string" office:string-value="03 07:30:07,0" calcext:value-type="string">
            <text:p>03 07:30:07,0</text:p>
          </table:table-cell>
          <table:table-cell table:formula="of:=IF ([.J489]&lt;&gt;&quot;&quot;;[.J489]+[.C489];[.G488]+[.C489])" office:value-type="float" office:value="1446717585" calcext:value-type="float">
            <text:p>1446717585</text:p>
          </table:table-cell>
          <table:table-cell table:formula="of:=[.G489]/86400+DATEVALUE(&quot;1970-01-01 00:00:00&quot;)" office:value-type="date" office:date-value="2015-11-05T09:59:45" calcext:value-type="date">
            <text:p>2015/11/05 09:59:45</text:p>
          </table:table-cell>
          <table:table-cell table:number-columns-repeated="6"/>
        </table:table-row>
        <table:table-row table:style-name="ro1">
          <table:table-cell table:formula="of:=[.A489]+1" office:value-type="float" office:value="489" calcext:value-type="float">
            <text:p>489</text:p>
          </table:table-cell>
          <table:table-cell table:formula="of:=[.A490]*1000*50" office:value-type="float" office:value="24450000" calcext:value-type="float">
            <text:p>2445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490]/60);60);&quot;00&quot;);&quot;:&quot;;TEXT(MOD([.C490];60);&quot;00,0&quot;))" office:value-type="string" office:string-value="09:10,0" calcext:value-type="string">
            <text:p>09:10,0</text:p>
          </table:table-cell>
          <table:table-cell table:formula="of:=[.C490]+[.E489]" office:value-type="float" office:value="286757" calcext:value-type="float">
            <text:p>286757,0</text:p>
          </table:table-cell>
          <table:table-cell table:formula="of:=CONCATENATE(TEXT(INT([.E490]/(60*60*24));&quot;00&quot;);&quot; &quot;;TEXT(MOD(INT([.E490]/(60*60));24);&quot;00&quot;);&quot;:&quot;;TEXT(MOD(INT([.E490]/60);60);&quot;00&quot;);&quot;:&quot;;TEXT(MOD([.E490];60);&quot;00,0&quot;))" office:value-type="string" office:string-value="03 07:39:17,0" calcext:value-type="string">
            <text:p>03 07:39:17,0</text:p>
          </table:table-cell>
          <table:table-cell table:formula="of:=IF ([.J490]&lt;&gt;&quot;&quot;;[.J490]+[.C490];[.G489]+[.C490])" office:value-type="float" office:value="1446718135" calcext:value-type="float">
            <text:p>1446718135</text:p>
          </table:table-cell>
          <table:table-cell table:formula="of:=[.G490]/86400+DATEVALUE(&quot;1970-01-01 00:00:00&quot;)" office:value-type="date" office:date-value="2015-11-05T10:08:55" calcext:value-type="date">
            <text:p>2015/11/05 10:08:55</text:p>
          </table:table-cell>
          <table:table-cell table:number-columns-repeated="6"/>
        </table:table-row>
        <table:table-row table:style-name="ro1">
          <table:table-cell table:formula="of:=[.A490]+1" office:value-type="float" office:value="490" calcext:value-type="float">
            <text:p>490</text:p>
          </table:table-cell>
          <table:table-cell table:formula="of:=[.A491]*1000*50" office:value-type="float" office:value="24500000" calcext:value-type="float">
            <text:p>2450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491]/60);60);&quot;00&quot;);&quot;:&quot;;TEXT(MOD([.C491];60);&quot;00,0&quot;))" office:value-type="string" office:string-value="09:09,0" calcext:value-type="string">
            <text:p>09:09,0</text:p>
          </table:table-cell>
          <table:table-cell table:formula="of:=[.C491]+[.E490]" office:value-type="float" office:value="287306" calcext:value-type="float">
            <text:p>287306,0</text:p>
          </table:table-cell>
          <table:table-cell table:formula="of:=CONCATENATE(TEXT(INT([.E491]/(60*60*24));&quot;00&quot;);&quot; &quot;;TEXT(MOD(INT([.E491]/(60*60));24);&quot;00&quot;);&quot;:&quot;;TEXT(MOD(INT([.E491]/60);60);&quot;00&quot;);&quot;:&quot;;TEXT(MOD([.E491];60);&quot;00,0&quot;))" office:value-type="string" office:string-value="03 07:48:26,0" calcext:value-type="string">
            <text:p>03 07:48:26,0</text:p>
          </table:table-cell>
          <table:table-cell table:formula="of:=IF ([.J491]&lt;&gt;&quot;&quot;;[.J491]+[.C491];[.G490]+[.C491])" office:value-type="float" office:value="1446718684" calcext:value-type="float">
            <text:p>1446718684</text:p>
          </table:table-cell>
          <table:table-cell table:formula="of:=[.G491]/86400+DATEVALUE(&quot;1970-01-01 00:00:00&quot;)" office:value-type="date" office:date-value="2015-11-05T10:18:04" calcext:value-type="date">
            <text:p>2015/11/05 10:18:04</text:p>
          </table:table-cell>
          <table:table-cell table:number-columns-repeated="6"/>
        </table:table-row>
        <table:table-row table:style-name="ro1">
          <table:table-cell table:formula="of:=[.A491]+1" office:value-type="float" office:value="491" calcext:value-type="float">
            <text:p>491</text:p>
          </table:table-cell>
          <table:table-cell table:formula="of:=[.A492]*1000*50" office:value-type="float" office:value="24550000" calcext:value-type="float">
            <text:p>2455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492]/60);60);&quot;00&quot;);&quot;:&quot;;TEXT(MOD([.C492];60);&quot;00,0&quot;))" office:value-type="string" office:string-value="09:10,0" calcext:value-type="string">
            <text:p>09:10,0</text:p>
          </table:table-cell>
          <table:table-cell table:formula="of:=[.C492]+[.E491]" office:value-type="float" office:value="287856" calcext:value-type="float">
            <text:p>287856,0</text:p>
          </table:table-cell>
          <table:table-cell table:formula="of:=CONCATENATE(TEXT(INT([.E492]/(60*60*24));&quot;00&quot;);&quot; &quot;;TEXT(MOD(INT([.E492]/(60*60));24);&quot;00&quot;);&quot;:&quot;;TEXT(MOD(INT([.E492]/60);60);&quot;00&quot;);&quot;:&quot;;TEXT(MOD([.E492];60);&quot;00,0&quot;))" office:value-type="string" office:string-value="03 07:57:36,0" calcext:value-type="string">
            <text:p>03 07:57:36,0</text:p>
          </table:table-cell>
          <table:table-cell table:formula="of:=IF ([.J492]&lt;&gt;&quot;&quot;;[.J492]+[.C492];[.G491]+[.C492])" office:value-type="float" office:value="1446719234" calcext:value-type="float">
            <text:p>1446719234</text:p>
          </table:table-cell>
          <table:table-cell table:formula="of:=[.G492]/86400+DATEVALUE(&quot;1970-01-01 00:00:00&quot;)" office:value-type="date" office:date-value="2015-11-05T10:27:14" calcext:value-type="date">
            <text:p>2015/11/05 10:27:14</text:p>
          </table:table-cell>
          <table:table-cell table:number-columns-repeated="6"/>
        </table:table-row>
        <table:table-row table:style-name="ro1">
          <table:table-cell table:formula="of:=[.A492]+1" office:value-type="float" office:value="492" calcext:value-type="float">
            <text:p>492</text:p>
          </table:table-cell>
          <table:table-cell table:formula="of:=[.A493]*1000*50" office:value-type="float" office:value="24600000" calcext:value-type="float">
            <text:p>2460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493]/60);60);&quot;00&quot;);&quot;:&quot;;TEXT(MOD([.C493];60);&quot;00,0&quot;))" office:value-type="string" office:string-value="09:09,0" calcext:value-type="string">
            <text:p>09:09,0</text:p>
          </table:table-cell>
          <table:table-cell table:formula="of:=[.C493]+[.E492]" office:value-type="float" office:value="288405" calcext:value-type="float">
            <text:p>288405,0</text:p>
          </table:table-cell>
          <table:table-cell table:formula="of:=CONCATENATE(TEXT(INT([.E493]/(60*60*24));&quot;00&quot;);&quot; &quot;;TEXT(MOD(INT([.E493]/(60*60));24);&quot;00&quot;);&quot;:&quot;;TEXT(MOD(INT([.E493]/60);60);&quot;00&quot;);&quot;:&quot;;TEXT(MOD([.E493];60);&quot;00,0&quot;))" office:value-type="string" office:string-value="03 08:06:45,0" calcext:value-type="string">
            <text:p>03 08:06:45,0</text:p>
          </table:table-cell>
          <table:table-cell table:formula="of:=IF ([.J493]&lt;&gt;&quot;&quot;;[.J493]+[.C493];[.G492]+[.C493])" office:value-type="float" office:value="1446719783" calcext:value-type="float">
            <text:p>1446719783</text:p>
          </table:table-cell>
          <table:table-cell table:formula="of:=[.G493]/86400+DATEVALUE(&quot;1970-01-01 00:00:00&quot;)" office:value-type="date" office:date-value="2015-11-05T10:36:23" calcext:value-type="date">
            <text:p>2015/11/05 10:36:23</text:p>
          </table:table-cell>
          <table:table-cell table:number-columns-repeated="6"/>
        </table:table-row>
        <table:table-row table:style-name="ro1">
          <table:table-cell table:formula="of:=[.A493]+1" office:value-type="float" office:value="493" calcext:value-type="float">
            <text:p>493</text:p>
          </table:table-cell>
          <table:table-cell table:formula="of:=[.A494]*1000*50" office:value-type="float" office:value="24650000" calcext:value-type="float">
            <text:p>2465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494]/60);60);&quot;00&quot;);&quot;:&quot;;TEXT(MOD([.C494];60);&quot;00,0&quot;))" office:value-type="string" office:string-value="09:10,0" calcext:value-type="string">
            <text:p>09:10,0</text:p>
          </table:table-cell>
          <table:table-cell table:formula="of:=[.C494]+[.E493]" office:value-type="float" office:value="288955" calcext:value-type="float">
            <text:p>288955,0</text:p>
          </table:table-cell>
          <table:table-cell table:formula="of:=CONCATENATE(TEXT(INT([.E494]/(60*60*24));&quot;00&quot;);&quot; &quot;;TEXT(MOD(INT([.E494]/(60*60));24);&quot;00&quot;);&quot;:&quot;;TEXT(MOD(INT([.E494]/60);60);&quot;00&quot;);&quot;:&quot;;TEXT(MOD([.E494];60);&quot;00,0&quot;))" office:value-type="string" office:string-value="03 08:15:55,0" calcext:value-type="string">
            <text:p>03 08:15:55,0</text:p>
          </table:table-cell>
          <table:table-cell table:formula="of:=IF ([.J494]&lt;&gt;&quot;&quot;;[.J494]+[.C494];[.G493]+[.C494])" office:value-type="float" office:value="1446720333" calcext:value-type="float">
            <text:p>1446720333</text:p>
          </table:table-cell>
          <table:table-cell table:formula="of:=[.G494]/86400+DATEVALUE(&quot;1970-01-01 00:00:00&quot;)" office:value-type="date" office:date-value="2015-11-05T10:45:33" calcext:value-type="date">
            <text:p>2015/11/05 10:45:33</text:p>
          </table:table-cell>
          <table:table-cell table:number-columns-repeated="6"/>
        </table:table-row>
        <table:table-row table:style-name="ro1">
          <table:table-cell table:formula="of:=[.A494]+1" office:value-type="float" office:value="494" calcext:value-type="float">
            <text:p>494</text:p>
          </table:table-cell>
          <table:table-cell table:formula="of:=[.A495]*1000*50" office:value-type="float" office:value="24700000" calcext:value-type="float">
            <text:p>2470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495]/60);60);&quot;00&quot;);&quot;:&quot;;TEXT(MOD([.C495];60);&quot;00,0&quot;))" office:value-type="string" office:string-value="09:09,0" calcext:value-type="string">
            <text:p>09:09,0</text:p>
          </table:table-cell>
          <table:table-cell table:formula="of:=[.C495]+[.E494]" office:value-type="float" office:value="289504" calcext:value-type="float">
            <text:p>289504,0</text:p>
          </table:table-cell>
          <table:table-cell table:formula="of:=CONCATENATE(TEXT(INT([.E495]/(60*60*24));&quot;00&quot;);&quot; &quot;;TEXT(MOD(INT([.E495]/(60*60));24);&quot;00&quot;);&quot;:&quot;;TEXT(MOD(INT([.E495]/60);60);&quot;00&quot;);&quot;:&quot;;TEXT(MOD([.E495];60);&quot;00,0&quot;))" office:value-type="string" office:string-value="03 08:25:04,0" calcext:value-type="string">
            <text:p>03 08:25:04,0</text:p>
          </table:table-cell>
          <table:table-cell table:formula="of:=IF ([.J495]&lt;&gt;&quot;&quot;;[.J495]+[.C495];[.G494]+[.C495])" office:value-type="float" office:value="1446720882" calcext:value-type="float">
            <text:p>1446720882</text:p>
          </table:table-cell>
          <table:table-cell table:formula="of:=[.G495]/86400+DATEVALUE(&quot;1970-01-01 00:00:00&quot;)" office:value-type="date" office:date-value="2015-11-05T10:54:42" calcext:value-type="date">
            <text:p>2015/11/05 10:54:42</text:p>
          </table:table-cell>
          <table:table-cell table:number-columns-repeated="6"/>
        </table:table-row>
        <table:table-row table:style-name="ro1">
          <table:table-cell table:formula="of:=[.A495]+1" office:value-type="float" office:value="495" calcext:value-type="float">
            <text:p>495</text:p>
          </table:table-cell>
          <table:table-cell table:formula="of:=[.A496]*1000*50" office:value-type="float" office:value="24750000" calcext:value-type="float">
            <text:p>2475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496]/60);60);&quot;00&quot;);&quot;:&quot;;TEXT(MOD([.C496];60);&quot;00,0&quot;))" office:value-type="string" office:string-value="09:10,0" calcext:value-type="string">
            <text:p>09:10,0</text:p>
          </table:table-cell>
          <table:table-cell table:formula="of:=[.C496]+[.E495]" office:value-type="float" office:value="290054" calcext:value-type="float">
            <text:p>290054,0</text:p>
          </table:table-cell>
          <table:table-cell table:formula="of:=CONCATENATE(TEXT(INT([.E496]/(60*60*24));&quot;00&quot;);&quot; &quot;;TEXT(MOD(INT([.E496]/(60*60));24);&quot;00&quot;);&quot;:&quot;;TEXT(MOD(INT([.E496]/60);60);&quot;00&quot;);&quot;:&quot;;TEXT(MOD([.E496];60);&quot;00,0&quot;))" office:value-type="string" office:string-value="03 08:34:14,0" calcext:value-type="string">
            <text:p>03 08:34:14,0</text:p>
          </table:table-cell>
          <table:table-cell table:formula="of:=IF ([.J496]&lt;&gt;&quot;&quot;;[.J496]+[.C496];[.G495]+[.C496])" office:value-type="float" office:value="1446721432" calcext:value-type="float">
            <text:p>1446721432</text:p>
          </table:table-cell>
          <table:table-cell table:formula="of:=[.G496]/86400+DATEVALUE(&quot;1970-01-01 00:00:00&quot;)" office:value-type="date" office:date-value="2015-11-05T11:03:52" calcext:value-type="date">
            <text:p>2015/11/05 11:03:52</text:p>
          </table:table-cell>
          <table:table-cell table:number-columns-repeated="6"/>
        </table:table-row>
        <table:table-row table:style-name="ro1">
          <table:table-cell table:formula="of:=[.A496]+1" office:value-type="float" office:value="496" calcext:value-type="float">
            <text:p>496</text:p>
          </table:table-cell>
          <table:table-cell table:formula="of:=[.A497]*1000*50" office:value-type="float" office:value="24800000" calcext:value-type="float">
            <text:p>2480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497]/60);60);&quot;00&quot;);&quot;:&quot;;TEXT(MOD([.C497];60);&quot;00,0&quot;))" office:value-type="string" office:string-value="09:09,0" calcext:value-type="string">
            <text:p>09:09,0</text:p>
          </table:table-cell>
          <table:table-cell table:formula="of:=[.C497]+[.E496]" office:value-type="float" office:value="290603" calcext:value-type="float">
            <text:p>290603,0</text:p>
          </table:table-cell>
          <table:table-cell table:formula="of:=CONCATENATE(TEXT(INT([.E497]/(60*60*24));&quot;00&quot;);&quot; &quot;;TEXT(MOD(INT([.E497]/(60*60));24);&quot;00&quot;);&quot;:&quot;;TEXT(MOD(INT([.E497]/60);60);&quot;00&quot;);&quot;:&quot;;TEXT(MOD([.E497];60);&quot;00,0&quot;))" office:value-type="string" office:string-value="03 08:43:23,0" calcext:value-type="string">
            <text:p>03 08:43:23,0</text:p>
          </table:table-cell>
          <table:table-cell table:formula="of:=IF ([.J497]&lt;&gt;&quot;&quot;;[.J497]+[.C497];[.G496]+[.C497])" office:value-type="float" office:value="1446721981" calcext:value-type="float">
            <text:p>1446721981</text:p>
          </table:table-cell>
          <table:table-cell table:formula="of:=[.G497]/86400+DATEVALUE(&quot;1970-01-01 00:00:00&quot;)" office:value-type="date" office:date-value="2015-11-05T11:13:01" calcext:value-type="date">
            <text:p>2015/11/05 11:13:01</text:p>
          </table:table-cell>
          <table:table-cell table:number-columns-repeated="6"/>
        </table:table-row>
        <table:table-row table:style-name="ro1">
          <table:table-cell table:formula="of:=[.A497]+1" office:value-type="float" office:value="497" calcext:value-type="float">
            <text:p>497</text:p>
          </table:table-cell>
          <table:table-cell table:formula="of:=[.A498]*1000*50" office:value-type="float" office:value="24850000" calcext:value-type="float">
            <text:p>2485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498]/60);60);&quot;00&quot;);&quot;:&quot;;TEXT(MOD([.C498];60);&quot;00,0&quot;))" office:value-type="string" office:string-value="09:10,0" calcext:value-type="string">
            <text:p>09:10,0</text:p>
          </table:table-cell>
          <table:table-cell table:formula="of:=[.C498]+[.E497]" office:value-type="float" office:value="291153" calcext:value-type="float">
            <text:p>291153,0</text:p>
          </table:table-cell>
          <table:table-cell table:formula="of:=CONCATENATE(TEXT(INT([.E498]/(60*60*24));&quot;00&quot;);&quot; &quot;;TEXT(MOD(INT([.E498]/(60*60));24);&quot;00&quot;);&quot;:&quot;;TEXT(MOD(INT([.E498]/60);60);&quot;00&quot;);&quot;:&quot;;TEXT(MOD([.E498];60);&quot;00,0&quot;))" office:value-type="string" office:string-value="03 08:52:33,0" calcext:value-type="string">
            <text:p>03 08:52:33,0</text:p>
          </table:table-cell>
          <table:table-cell table:formula="of:=IF ([.J498]&lt;&gt;&quot;&quot;;[.J498]+[.C498];[.G497]+[.C498])" office:value-type="float" office:value="1446722531" calcext:value-type="float">
            <text:p>1446722531</text:p>
          </table:table-cell>
          <table:table-cell table:formula="of:=[.G498]/86400+DATEVALUE(&quot;1970-01-01 00:00:00&quot;)" office:value-type="date" office:date-value="2015-11-05T11:22:11" calcext:value-type="date">
            <text:p>2015/11/05 11:22:11</text:p>
          </table:table-cell>
          <table:table-cell table:number-columns-repeated="6"/>
        </table:table-row>
        <table:table-row table:style-name="ro1">
          <table:table-cell table:formula="of:=[.A498]+1" office:value-type="float" office:value="498" calcext:value-type="float">
            <text:p>498</text:p>
          </table:table-cell>
          <table:table-cell table:formula="of:=[.A499]*1000*50" office:value-type="float" office:value="24900000" calcext:value-type="float">
            <text:p>2490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499]/60);60);&quot;00&quot;);&quot;:&quot;;TEXT(MOD([.C499];60);&quot;00,0&quot;))" office:value-type="string" office:string-value="09:09,0" calcext:value-type="string">
            <text:p>09:09,0</text:p>
          </table:table-cell>
          <table:table-cell table:formula="of:=[.C499]+[.E498]" office:value-type="float" office:value="291702" calcext:value-type="float">
            <text:p>291702,0</text:p>
          </table:table-cell>
          <table:table-cell table:formula="of:=CONCATENATE(TEXT(INT([.E499]/(60*60*24));&quot;00&quot;);&quot; &quot;;TEXT(MOD(INT([.E499]/(60*60));24);&quot;00&quot;);&quot;:&quot;;TEXT(MOD(INT([.E499]/60);60);&quot;00&quot;);&quot;:&quot;;TEXT(MOD([.E499];60);&quot;00,0&quot;))" office:value-type="string" office:string-value="03 09:01:42,0" calcext:value-type="string">
            <text:p>03 09:01:42,0</text:p>
          </table:table-cell>
          <table:table-cell table:formula="of:=IF ([.J499]&lt;&gt;&quot;&quot;;[.J499]+[.C499];[.G498]+[.C499])" office:value-type="float" office:value="1446723080" calcext:value-type="float">
            <text:p>1446723080</text:p>
          </table:table-cell>
          <table:table-cell table:formula="of:=[.G499]/86400+DATEVALUE(&quot;1970-01-01 00:00:00&quot;)" office:value-type="date" office:date-value="2015-11-05T11:31:20" calcext:value-type="date">
            <text:p>2015/11/05 11:31:20</text:p>
          </table:table-cell>
          <table:table-cell table:number-columns-repeated="6"/>
        </table:table-row>
        <table:table-row table:style-name="ro1">
          <table:table-cell table:formula="of:=[.A499]+1" office:value-type="float" office:value="499" calcext:value-type="float">
            <text:p>499</text:p>
          </table:table-cell>
          <table:table-cell table:formula="of:=[.A500]*1000*50" office:value-type="float" office:value="24950000" calcext:value-type="float">
            <text:p>2495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00]/60);60);&quot;00&quot;);&quot;:&quot;;TEXT(MOD([.C500];60);&quot;00,0&quot;))" office:value-type="string" office:string-value="09:09,0" calcext:value-type="string">
            <text:p>09:09,0</text:p>
          </table:table-cell>
          <table:table-cell table:formula="of:=[.C500]+[.E499]" office:value-type="float" office:value="292251" calcext:value-type="float">
            <text:p>292251,0</text:p>
          </table:table-cell>
          <table:table-cell table:formula="of:=CONCATENATE(TEXT(INT([.E500]/(60*60*24));&quot;00&quot;);&quot; &quot;;TEXT(MOD(INT([.E500]/(60*60));24);&quot;00&quot;);&quot;:&quot;;TEXT(MOD(INT([.E500]/60);60);&quot;00&quot;);&quot;:&quot;;TEXT(MOD([.E500];60);&quot;00,0&quot;))" office:value-type="string" office:string-value="03 09:10:51,0" calcext:value-type="string">
            <text:p>03 09:10:51,0</text:p>
          </table:table-cell>
          <table:table-cell table:formula="of:=IF ([.J500]&lt;&gt;&quot;&quot;;[.J500]+[.C500];[.G499]+[.C500])" office:value-type="float" office:value="1446723629" calcext:value-type="float">
            <text:p>1446723629</text:p>
          </table:table-cell>
          <table:table-cell table:formula="of:=[.G500]/86400+DATEVALUE(&quot;1970-01-01 00:00:00&quot;)" office:value-type="date" office:date-value="2015-11-05T11:40:29" calcext:value-type="date">
            <text:p>2015/11/05 11:40:29</text:p>
          </table:table-cell>
          <table:table-cell table:number-columns-repeated="6"/>
        </table:table-row>
        <table:table-row table:style-name="ro1">
          <table:table-cell table:formula="of:=[.A500]+1" office:value-type="float" office:value="500" calcext:value-type="float">
            <text:p>500</text:p>
          </table:table-cell>
          <table:table-cell table:formula="of:=[.A501]*1000*50" office:value-type="float" office:value="25000000" calcext:value-type="float">
            <text:p>2500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501]/60);60);&quot;00&quot;);&quot;:&quot;;TEXT(MOD([.C501];60);&quot;00,0&quot;))" office:value-type="string" office:string-value="09:10,0" calcext:value-type="string">
            <text:p>09:10,0</text:p>
          </table:table-cell>
          <table:table-cell table:formula="of:=[.C501]+[.E500]" office:value-type="float" office:value="292801" calcext:value-type="float">
            <text:p>292801,0</text:p>
          </table:table-cell>
          <table:table-cell table:formula="of:=CONCATENATE(TEXT(INT([.E501]/(60*60*24));&quot;00&quot;);&quot; &quot;;TEXT(MOD(INT([.E501]/(60*60));24);&quot;00&quot;);&quot;:&quot;;TEXT(MOD(INT([.E501]/60);60);&quot;00&quot;);&quot;:&quot;;TEXT(MOD([.E501];60);&quot;00,0&quot;))" office:value-type="string" office:string-value="03 09:20:01,0" calcext:value-type="string">
            <text:p>03 09:20:01,0</text:p>
          </table:table-cell>
          <table:table-cell table:formula="of:=IF ([.J501]&lt;&gt;&quot;&quot;;[.J501]+[.C501];[.G500]+[.C501])" office:value-type="float" office:value="1446724179" calcext:value-type="float">
            <text:p>1446724179</text:p>
          </table:table-cell>
          <table:table-cell table:formula="of:=[.G501]/86400+DATEVALUE(&quot;1970-01-01 00:00:00&quot;)" office:value-type="date" office:date-value="2015-11-05T11:49:39" calcext:value-type="date">
            <text:p>2015/11/05 11:49:39</text:p>
          </table:table-cell>
          <table:table-cell table:number-columns-repeated="6"/>
        </table:table-row>
        <table:table-row table:style-name="ro1">
          <table:table-cell table:formula="of:=[.A501]+1" office:value-type="float" office:value="501" calcext:value-type="float">
            <text:p>501</text:p>
          </table:table-cell>
          <table:table-cell table:formula="of:=[.A502]*1000*50" office:value-type="float" office:value="25050000" calcext:value-type="float">
            <text:p>2505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02]/60);60);&quot;00&quot;);&quot;:&quot;;TEXT(MOD([.C502];60);&quot;00,0&quot;))" office:value-type="string" office:string-value="09:09,0" calcext:value-type="string">
            <text:p>09:09,0</text:p>
          </table:table-cell>
          <table:table-cell table:formula="of:=[.C502]+[.E501]" office:value-type="float" office:value="293350" calcext:value-type="float">
            <text:p>293350,0</text:p>
          </table:table-cell>
          <table:table-cell table:formula="of:=CONCATENATE(TEXT(INT([.E502]/(60*60*24));&quot;00&quot;);&quot; &quot;;TEXT(MOD(INT([.E502]/(60*60));24);&quot;00&quot;);&quot;:&quot;;TEXT(MOD(INT([.E502]/60);60);&quot;00&quot;);&quot;:&quot;;TEXT(MOD([.E502];60);&quot;00,0&quot;))" office:value-type="string" office:string-value="03 09:29:10,0" calcext:value-type="string">
            <text:p>03 09:29:10,0</text:p>
          </table:table-cell>
          <table:table-cell table:formula="of:=IF ([.J502]&lt;&gt;&quot;&quot;;[.J502]+[.C502];[.G501]+[.C502])" office:value-type="float" office:value="1446724728" calcext:value-type="float">
            <text:p>1446724728</text:p>
          </table:table-cell>
          <table:table-cell table:formula="of:=[.G502]/86400+DATEVALUE(&quot;1970-01-01 00:00:00&quot;)" office:value-type="date" office:date-value="2015-11-05T11:58:48" calcext:value-type="date">
            <text:p>2015/11/05 11:58:48</text:p>
          </table:table-cell>
          <table:table-cell table:number-columns-repeated="6"/>
        </table:table-row>
        <table:table-row table:style-name="ro1">
          <table:table-cell table:formula="of:=[.A502]+1" office:value-type="float" office:value="502" calcext:value-type="float">
            <text:p>502</text:p>
          </table:table-cell>
          <table:table-cell table:formula="of:=[.A503]*1000*50" office:value-type="float" office:value="25100000" calcext:value-type="float">
            <text:p>2510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503]/60);60);&quot;00&quot;);&quot;:&quot;;TEXT(MOD([.C503];60);&quot;00,0&quot;))" office:value-type="string" office:string-value="09:10,0" calcext:value-type="string">
            <text:p>09:10,0</text:p>
          </table:table-cell>
          <table:table-cell table:formula="of:=[.C503]+[.E502]" office:value-type="float" office:value="293900" calcext:value-type="float">
            <text:p>293900,0</text:p>
          </table:table-cell>
          <table:table-cell table:formula="of:=CONCATENATE(TEXT(INT([.E503]/(60*60*24));&quot;00&quot;);&quot; &quot;;TEXT(MOD(INT([.E503]/(60*60));24);&quot;00&quot;);&quot;:&quot;;TEXT(MOD(INT([.E503]/60);60);&quot;00&quot;);&quot;:&quot;;TEXT(MOD([.E503];60);&quot;00,0&quot;))" office:value-type="string" office:string-value="03 09:38:20,0" calcext:value-type="string">
            <text:p>03 09:38:20,0</text:p>
          </table:table-cell>
          <table:table-cell table:formula="of:=IF ([.J503]&lt;&gt;&quot;&quot;;[.J503]+[.C503];[.G502]+[.C503])" office:value-type="float" office:value="1446725278" calcext:value-type="float">
            <text:p>1446725278</text:p>
          </table:table-cell>
          <table:table-cell table:formula="of:=[.G503]/86400+DATEVALUE(&quot;1970-01-01 00:00:00&quot;)" office:value-type="date" office:date-value="2015-11-05T12:07:58" calcext:value-type="date">
            <text:p>2015/11/05 12:07:58</text:p>
          </table:table-cell>
          <table:table-cell table:number-columns-repeated="6"/>
        </table:table-row>
        <table:table-row table:style-name="ro1">
          <table:table-cell table:formula="of:=[.A503]+1" office:value-type="float" office:value="503" calcext:value-type="float">
            <text:p>503</text:p>
          </table:table-cell>
          <table:table-cell table:formula="of:=[.A504]*1000*50" office:value-type="float" office:value="25150000" calcext:value-type="float">
            <text:p>2515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04]/60);60);&quot;00&quot;);&quot;:&quot;;TEXT(MOD([.C504];60);&quot;00,0&quot;))" office:value-type="string" office:string-value="09:09,0" calcext:value-type="string">
            <text:p>09:09,0</text:p>
          </table:table-cell>
          <table:table-cell table:formula="of:=[.C504]+[.E503]" office:value-type="float" office:value="294449" calcext:value-type="float">
            <text:p>294449,0</text:p>
          </table:table-cell>
          <table:table-cell table:formula="of:=CONCATENATE(TEXT(INT([.E504]/(60*60*24));&quot;00&quot;);&quot; &quot;;TEXT(MOD(INT([.E504]/(60*60));24);&quot;00&quot;);&quot;:&quot;;TEXT(MOD(INT([.E504]/60);60);&quot;00&quot;);&quot;:&quot;;TEXT(MOD([.E504];60);&quot;00,0&quot;))" office:value-type="string" office:string-value="03 09:47:29,0" calcext:value-type="string">
            <text:p>03 09:47:29,0</text:p>
          </table:table-cell>
          <table:table-cell table:formula="of:=IF ([.J504]&lt;&gt;&quot;&quot;;[.J504]+[.C504];[.G503]+[.C504])" office:value-type="float" office:value="1446725827" calcext:value-type="float">
            <text:p>1446725827</text:p>
          </table:table-cell>
          <table:table-cell table:formula="of:=[.G504]/86400+DATEVALUE(&quot;1970-01-01 00:00:00&quot;)" office:value-type="date" office:date-value="2015-11-05T12:17:07" calcext:value-type="date">
            <text:p>2015/11/05 12:17:07</text:p>
          </table:table-cell>
          <table:table-cell table:number-columns-repeated="6"/>
        </table:table-row>
        <table:table-row table:style-name="ro1">
          <table:table-cell table:formula="of:=[.A504]+1" office:value-type="float" office:value="504" calcext:value-type="float">
            <text:p>504</text:p>
          </table:table-cell>
          <table:table-cell table:formula="of:=[.A505]*1000*50" office:value-type="float" office:value="25200000" calcext:value-type="float">
            <text:p>2520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05]/60);60);&quot;00&quot;);&quot;:&quot;;TEXT(MOD([.C505];60);&quot;00,0&quot;))" office:value-type="string" office:string-value="09:09,0" calcext:value-type="string">
            <text:p>09:09,0</text:p>
          </table:table-cell>
          <table:table-cell table:formula="of:=[.C505]+[.E504]" office:value-type="float" office:value="294998" calcext:value-type="float">
            <text:p>294998,0</text:p>
          </table:table-cell>
          <table:table-cell table:formula="of:=CONCATENATE(TEXT(INT([.E505]/(60*60*24));&quot;00&quot;);&quot; &quot;;TEXT(MOD(INT([.E505]/(60*60));24);&quot;00&quot;);&quot;:&quot;;TEXT(MOD(INT([.E505]/60);60);&quot;00&quot;);&quot;:&quot;;TEXT(MOD([.E505];60);&quot;00,0&quot;))" office:value-type="string" office:string-value="03 09:56:38,0" calcext:value-type="string">
            <text:p>03 09:56:38,0</text:p>
          </table:table-cell>
          <table:table-cell table:formula="of:=IF ([.J505]&lt;&gt;&quot;&quot;;[.J505]+[.C505];[.G504]+[.C505])" office:value-type="float" office:value="1446726376" calcext:value-type="float">
            <text:p>1446726376</text:p>
          </table:table-cell>
          <table:table-cell table:formula="of:=[.G505]/86400+DATEVALUE(&quot;1970-01-01 00:00:00&quot;)" office:value-type="date" office:date-value="2015-11-05T12:26:16" calcext:value-type="date">
            <text:p>2015/11/05 12:26:16</text:p>
          </table:table-cell>
          <table:table-cell table:number-columns-repeated="6"/>
        </table:table-row>
        <table:table-row table:style-name="ro1">
          <table:table-cell table:formula="of:=[.A505]+1" office:value-type="float" office:value="505" calcext:value-type="float">
            <text:p>505</text:p>
          </table:table-cell>
          <table:table-cell table:formula="of:=[.A506]*1000*50" office:value-type="float" office:value="25250000" calcext:value-type="float">
            <text:p>2525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06]/60);60);&quot;00&quot;);&quot;:&quot;;TEXT(MOD([.C506];60);&quot;00,0&quot;))" office:value-type="string" office:string-value="09:09,0" calcext:value-type="string">
            <text:p>09:09,0</text:p>
          </table:table-cell>
          <table:table-cell table:formula="of:=[.C506]+[.E505]" office:value-type="float" office:value="295547" calcext:value-type="float">
            <text:p>295547,0</text:p>
          </table:table-cell>
          <table:table-cell table:formula="of:=CONCATENATE(TEXT(INT([.E506]/(60*60*24));&quot;00&quot;);&quot; &quot;;TEXT(MOD(INT([.E506]/(60*60));24);&quot;00&quot;);&quot;:&quot;;TEXT(MOD(INT([.E506]/60);60);&quot;00&quot;);&quot;:&quot;;TEXT(MOD([.E506];60);&quot;00,0&quot;))" office:value-type="string" office:string-value="03 10:05:47,0" calcext:value-type="string">
            <text:p>03 10:05:47,0</text:p>
          </table:table-cell>
          <table:table-cell table:formula="of:=IF ([.J506]&lt;&gt;&quot;&quot;;[.J506]+[.C506];[.G505]+[.C506])" office:value-type="float" office:value="1446726925" calcext:value-type="float">
            <text:p>1446726925</text:p>
          </table:table-cell>
          <table:table-cell table:formula="of:=[.G506]/86400+DATEVALUE(&quot;1970-01-01 00:00:00&quot;)" office:value-type="date" office:date-value="2015-11-05T12:35:25" calcext:value-type="date">
            <text:p>2015/11/05 12:35:25</text:p>
          </table:table-cell>
          <table:table-cell table:number-columns-repeated="6"/>
        </table:table-row>
        <table:table-row table:style-name="ro1">
          <table:table-cell table:formula="of:=[.A506]+1" office:value-type="float" office:value="506" calcext:value-type="float">
            <text:p>506</text:p>
          </table:table-cell>
          <table:table-cell table:formula="of:=[.A507]*1000*50" office:value-type="float" office:value="25300000" calcext:value-type="float">
            <text:p>2530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507]/60);60);&quot;00&quot;);&quot;:&quot;;TEXT(MOD([.C507];60);&quot;00,0&quot;))" office:value-type="string" office:string-value="09:10,0" calcext:value-type="string">
            <text:p>09:10,0</text:p>
          </table:table-cell>
          <table:table-cell table:formula="of:=[.C507]+[.E506]" office:value-type="float" office:value="296097" calcext:value-type="float">
            <text:p>296097,0</text:p>
          </table:table-cell>
          <table:table-cell table:formula="of:=CONCATENATE(TEXT(INT([.E507]/(60*60*24));&quot;00&quot;);&quot; &quot;;TEXT(MOD(INT([.E507]/(60*60));24);&quot;00&quot;);&quot;:&quot;;TEXT(MOD(INT([.E507]/60);60);&quot;00&quot;);&quot;:&quot;;TEXT(MOD([.E507];60);&quot;00,0&quot;))" office:value-type="string" office:string-value="03 10:14:57,0" calcext:value-type="string">
            <text:p>03 10:14:57,0</text:p>
          </table:table-cell>
          <table:table-cell table:formula="of:=IF ([.J507]&lt;&gt;&quot;&quot;;[.J507]+[.C507];[.G506]+[.C507])" office:value-type="float" office:value="1446727475" calcext:value-type="float">
            <text:p>1446727475</text:p>
          </table:table-cell>
          <table:table-cell table:formula="of:=[.G507]/86400+DATEVALUE(&quot;1970-01-01 00:00:00&quot;)" office:value-type="date" office:date-value="2015-11-05T12:44:35" calcext:value-type="date">
            <text:p>2015/11/05 12:44:35</text:p>
          </table:table-cell>
          <table:table-cell table:number-columns-repeated="6"/>
        </table:table-row>
        <table:table-row table:style-name="ro1">
          <table:table-cell table:formula="of:=[.A507]+1" office:value-type="float" office:value="507" calcext:value-type="float">
            <text:p>507</text:p>
          </table:table-cell>
          <table:table-cell table:formula="of:=[.A508]*1000*50" office:value-type="float" office:value="25350000" calcext:value-type="float">
            <text:p>2535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08]/60);60);&quot;00&quot;);&quot;:&quot;;TEXT(MOD([.C508];60);&quot;00,0&quot;))" office:value-type="string" office:string-value="09:09,0" calcext:value-type="string">
            <text:p>09:09,0</text:p>
          </table:table-cell>
          <table:table-cell table:formula="of:=[.C508]+[.E507]" office:value-type="float" office:value="296646" calcext:value-type="float">
            <text:p>296646,0</text:p>
          </table:table-cell>
          <table:table-cell table:formula="of:=CONCATENATE(TEXT(INT([.E508]/(60*60*24));&quot;00&quot;);&quot; &quot;;TEXT(MOD(INT([.E508]/(60*60));24);&quot;00&quot;);&quot;:&quot;;TEXT(MOD(INT([.E508]/60);60);&quot;00&quot;);&quot;:&quot;;TEXT(MOD([.E508];60);&quot;00,0&quot;))" office:value-type="string" office:string-value="03 10:24:06,0" calcext:value-type="string">
            <text:p>03 10:24:06,0</text:p>
          </table:table-cell>
          <table:table-cell table:formula="of:=IF ([.J508]&lt;&gt;&quot;&quot;;[.J508]+[.C508];[.G507]+[.C508])" office:value-type="float" office:value="1446728024" calcext:value-type="float">
            <text:p>1446728024</text:p>
          </table:table-cell>
          <table:table-cell table:formula="of:=[.G508]/86400+DATEVALUE(&quot;1970-01-01 00:00:00&quot;)" office:value-type="date" office:date-value="2015-11-05T12:53:44" calcext:value-type="date">
            <text:p>2015/11/05 12:53:44</text:p>
          </table:table-cell>
          <table:table-cell table:number-columns-repeated="6"/>
        </table:table-row>
        <table:table-row table:style-name="ro1">
          <table:table-cell table:formula="of:=[.A508]+1" office:value-type="float" office:value="508" calcext:value-type="float">
            <text:p>508</text:p>
          </table:table-cell>
          <table:table-cell table:formula="of:=[.A509]*1000*50" office:value-type="float" office:value="25400000" calcext:value-type="float">
            <text:p>2540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09]/60);60);&quot;00&quot;);&quot;:&quot;;TEXT(MOD([.C509];60);&quot;00,0&quot;))" office:value-type="string" office:string-value="09:09,0" calcext:value-type="string">
            <text:p>09:09,0</text:p>
          </table:table-cell>
          <table:table-cell table:formula="of:=[.C509]+[.E508]" office:value-type="float" office:value="297195" calcext:value-type="float">
            <text:p>297195,0</text:p>
          </table:table-cell>
          <table:table-cell table:formula="of:=CONCATENATE(TEXT(INT([.E509]/(60*60*24));&quot;00&quot;);&quot; &quot;;TEXT(MOD(INT([.E509]/(60*60));24);&quot;00&quot;);&quot;:&quot;;TEXT(MOD(INT([.E509]/60);60);&quot;00&quot;);&quot;:&quot;;TEXT(MOD([.E509];60);&quot;00,0&quot;))" office:value-type="string" office:string-value="03 10:33:15,0" calcext:value-type="string">
            <text:p>03 10:33:15,0</text:p>
          </table:table-cell>
          <table:table-cell table:formula="of:=IF ([.J509]&lt;&gt;&quot;&quot;;[.J509]+[.C509];[.G508]+[.C509])" office:value-type="float" office:value="1446728573" calcext:value-type="float">
            <text:p>1446728573</text:p>
          </table:table-cell>
          <table:table-cell table:formula="of:=[.G509]/86400+DATEVALUE(&quot;1970-01-01 00:00:00&quot;)" office:value-type="date" office:date-value="2015-11-05T13:02:53" calcext:value-type="date">
            <text:p>2015/11/05 13:02:53</text:p>
          </table:table-cell>
          <table:table-cell table:number-columns-repeated="6"/>
        </table:table-row>
        <table:table-row table:style-name="ro1">
          <table:table-cell table:formula="of:=[.A509]+1" office:value-type="float" office:value="509" calcext:value-type="float">
            <text:p>509</text:p>
          </table:table-cell>
          <table:table-cell table:formula="of:=[.A510]*1000*50" office:value-type="float" office:value="25450000" calcext:value-type="float">
            <text:p>2545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510]/60);60);&quot;00&quot;);&quot;:&quot;;TEXT(MOD([.C510];60);&quot;00,0&quot;))" office:value-type="string" office:string-value="09:10,0" calcext:value-type="string">
            <text:p>09:10,0</text:p>
          </table:table-cell>
          <table:table-cell table:formula="of:=[.C510]+[.E509]" office:value-type="float" office:value="297745" calcext:value-type="float">
            <text:p>297745,0</text:p>
          </table:table-cell>
          <table:table-cell table:formula="of:=CONCATENATE(TEXT(INT([.E510]/(60*60*24));&quot;00&quot;);&quot; &quot;;TEXT(MOD(INT([.E510]/(60*60));24);&quot;00&quot;);&quot;:&quot;;TEXT(MOD(INT([.E510]/60);60);&quot;00&quot;);&quot;:&quot;;TEXT(MOD([.E510];60);&quot;00,0&quot;))" office:value-type="string" office:string-value="03 10:42:25,0" calcext:value-type="string">
            <text:p>03 10:42:25,0</text:p>
          </table:table-cell>
          <table:table-cell table:formula="of:=IF ([.J510]&lt;&gt;&quot;&quot;;[.J510]+[.C510];[.G509]+[.C510])" office:value-type="float" office:value="1446729123" calcext:value-type="float">
            <text:p>1446729123</text:p>
          </table:table-cell>
          <table:table-cell table:formula="of:=[.G510]/86400+DATEVALUE(&quot;1970-01-01 00:00:00&quot;)" office:value-type="date" office:date-value="2015-11-05T13:12:03" calcext:value-type="date">
            <text:p>2015/11/05 13:12:03</text:p>
          </table:table-cell>
          <table:table-cell table:number-columns-repeated="6"/>
        </table:table-row>
        <table:table-row table:style-name="ro1">
          <table:table-cell table:formula="of:=[.A510]+1" office:value-type="float" office:value="510" calcext:value-type="float">
            <text:p>510</text:p>
          </table:table-cell>
          <table:table-cell table:formula="of:=[.A511]*1000*50" office:value-type="float" office:value="25500000" calcext:value-type="float">
            <text:p>2550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11]/60);60);&quot;00&quot;);&quot;:&quot;;TEXT(MOD([.C511];60);&quot;00,0&quot;))" office:value-type="string" office:string-value="09:09,0" calcext:value-type="string">
            <text:p>09:09,0</text:p>
          </table:table-cell>
          <table:table-cell table:formula="of:=[.C511]+[.E510]" office:value-type="float" office:value="298294" calcext:value-type="float">
            <text:p>298294,0</text:p>
          </table:table-cell>
          <table:table-cell table:formula="of:=CONCATENATE(TEXT(INT([.E511]/(60*60*24));&quot;00&quot;);&quot; &quot;;TEXT(MOD(INT([.E511]/(60*60));24);&quot;00&quot;);&quot;:&quot;;TEXT(MOD(INT([.E511]/60);60);&quot;00&quot;);&quot;:&quot;;TEXT(MOD([.E511];60);&quot;00,0&quot;))" office:value-type="string" office:string-value="03 10:51:34,0" calcext:value-type="string">
            <text:p>03 10:51:34,0</text:p>
          </table:table-cell>
          <table:table-cell table:formula="of:=IF ([.J511]&lt;&gt;&quot;&quot;;[.J511]+[.C511];[.G510]+[.C511])" office:value-type="float" office:value="1446729672" calcext:value-type="float">
            <text:p>1446729672</text:p>
          </table:table-cell>
          <table:table-cell table:formula="of:=[.G511]/86400+DATEVALUE(&quot;1970-01-01 00:00:00&quot;)" office:value-type="date" office:date-value="2015-11-05T13:21:12" calcext:value-type="date">
            <text:p>2015/11/05 13:21:12</text:p>
          </table:table-cell>
          <table:table-cell table:number-columns-repeated="6"/>
        </table:table-row>
        <table:table-row table:style-name="ro1">
          <table:table-cell table:formula="of:=[.A511]+1" office:value-type="float" office:value="511" calcext:value-type="float">
            <text:p>511</text:p>
          </table:table-cell>
          <table:table-cell table:formula="of:=[.A512]*1000*50" office:value-type="float" office:value="25550000" calcext:value-type="float">
            <text:p>2555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12]/60);60);&quot;00&quot;);&quot;:&quot;;TEXT(MOD([.C512];60);&quot;00,0&quot;))" office:value-type="string" office:string-value="09:09,0" calcext:value-type="string">
            <text:p>09:09,0</text:p>
          </table:table-cell>
          <table:table-cell table:formula="of:=[.C512]+[.E511]" office:value-type="float" office:value="298843" calcext:value-type="float">
            <text:p>298843,0</text:p>
          </table:table-cell>
          <table:table-cell table:formula="of:=CONCATENATE(TEXT(INT([.E512]/(60*60*24));&quot;00&quot;);&quot; &quot;;TEXT(MOD(INT([.E512]/(60*60));24);&quot;00&quot;);&quot;:&quot;;TEXT(MOD(INT([.E512]/60);60);&quot;00&quot;);&quot;:&quot;;TEXT(MOD([.E512];60);&quot;00,0&quot;))" office:value-type="string" office:string-value="03 11:00:43,0" calcext:value-type="string">
            <text:p>03 11:00:43,0</text:p>
          </table:table-cell>
          <table:table-cell table:formula="of:=IF ([.J512]&lt;&gt;&quot;&quot;;[.J512]+[.C512];[.G511]+[.C512])" office:value-type="float" office:value="1446730221" calcext:value-type="float">
            <text:p>1446730221</text:p>
          </table:table-cell>
          <table:table-cell table:formula="of:=[.G512]/86400+DATEVALUE(&quot;1970-01-01 00:00:00&quot;)" office:value-type="date" office:date-value="2015-11-05T13:30:21" calcext:value-type="date">
            <text:p>2015/11/05 13:30:21</text:p>
          </table:table-cell>
          <table:table-cell table:number-columns-repeated="6"/>
        </table:table-row>
        <table:table-row table:style-name="ro1">
          <table:table-cell table:formula="of:=[.A512]+1" office:value-type="float" office:value="512" calcext:value-type="float">
            <text:p>512</text:p>
          </table:table-cell>
          <table:table-cell table:formula="of:=[.A513]*1000*50" office:value-type="float" office:value="25600000" calcext:value-type="float">
            <text:p>2560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513]/60);60);&quot;00&quot;);&quot;:&quot;;TEXT(MOD([.C513];60);&quot;00,0&quot;))" office:value-type="string" office:string-value="09:10,0" calcext:value-type="string">
            <text:p>09:10,0</text:p>
          </table:table-cell>
          <table:table-cell table:formula="of:=[.C513]+[.E512]" office:value-type="float" office:value="299393" calcext:value-type="float">
            <text:p>299393,0</text:p>
          </table:table-cell>
          <table:table-cell table:formula="of:=CONCATENATE(TEXT(INT([.E513]/(60*60*24));&quot;00&quot;);&quot; &quot;;TEXT(MOD(INT([.E513]/(60*60));24);&quot;00&quot;);&quot;:&quot;;TEXT(MOD(INT([.E513]/60);60);&quot;00&quot;);&quot;:&quot;;TEXT(MOD([.E513];60);&quot;00,0&quot;))" office:value-type="string" office:string-value="03 11:09:53,0" calcext:value-type="string">
            <text:p>03 11:09:53,0</text:p>
          </table:table-cell>
          <table:table-cell table:formula="of:=IF ([.J513]&lt;&gt;&quot;&quot;;[.J513]+[.C513];[.G512]+[.C513])" office:value-type="float" office:value="1446730771" calcext:value-type="float">
            <text:p>1446730771</text:p>
          </table:table-cell>
          <table:table-cell table:formula="of:=[.G513]/86400+DATEVALUE(&quot;1970-01-01 00:00:00&quot;)" office:value-type="date" office:date-value="2015-11-05T13:39:31" calcext:value-type="date">
            <text:p>2015/11/05 13:39:31</text:p>
          </table:table-cell>
          <table:table-cell table:number-columns-repeated="6"/>
        </table:table-row>
        <table:table-row table:style-name="ro1">
          <table:table-cell table:formula="of:=[.A513]+1" office:value-type="float" office:value="513" calcext:value-type="float">
            <text:p>513</text:p>
          </table:table-cell>
          <table:table-cell table:formula="of:=[.A514]*1000*50" office:value-type="float" office:value="25650000" calcext:value-type="float">
            <text:p>2565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14]/60);60);&quot;00&quot;);&quot;:&quot;;TEXT(MOD([.C514];60);&quot;00,0&quot;))" office:value-type="string" office:string-value="09:09,0" calcext:value-type="string">
            <text:p>09:09,0</text:p>
          </table:table-cell>
          <table:table-cell table:formula="of:=[.C514]+[.E513]" office:value-type="float" office:value="299942" calcext:value-type="float">
            <text:p>299942,0</text:p>
          </table:table-cell>
          <table:table-cell table:formula="of:=CONCATENATE(TEXT(INT([.E514]/(60*60*24));&quot;00&quot;);&quot; &quot;;TEXT(MOD(INT([.E514]/(60*60));24);&quot;00&quot;);&quot;:&quot;;TEXT(MOD(INT([.E514]/60);60);&quot;00&quot;);&quot;:&quot;;TEXT(MOD([.E514];60);&quot;00,0&quot;))" office:value-type="string" office:string-value="03 11:19:02,0" calcext:value-type="string">
            <text:p>03 11:19:02,0</text:p>
          </table:table-cell>
          <table:table-cell table:formula="of:=IF ([.J514]&lt;&gt;&quot;&quot;;[.J514]+[.C514];[.G513]+[.C514])" office:value-type="float" office:value="1446731320" calcext:value-type="float">
            <text:p>1446731320</text:p>
          </table:table-cell>
          <table:table-cell table:formula="of:=[.G514]/86400+DATEVALUE(&quot;1970-01-01 00:00:00&quot;)" office:value-type="date" office:date-value="2015-11-05T13:48:40" calcext:value-type="date">
            <text:p>2015/11/05 13:48:40</text:p>
          </table:table-cell>
          <table:table-cell table:number-columns-repeated="6"/>
        </table:table-row>
        <table:table-row table:style-name="ro1">
          <table:table-cell table:formula="of:=[.A514]+1" office:value-type="float" office:value="514" calcext:value-type="float">
            <text:p>514</text:p>
          </table:table-cell>
          <table:table-cell table:formula="of:=[.A515]*1000*50" office:value-type="float" office:value="25700000" calcext:value-type="float">
            <text:p>2570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15]/60);60);&quot;00&quot;);&quot;:&quot;;TEXT(MOD([.C515];60);&quot;00,0&quot;))" office:value-type="string" office:string-value="09:09,0" calcext:value-type="string">
            <text:p>09:09,0</text:p>
          </table:table-cell>
          <table:table-cell table:formula="of:=[.C515]+[.E514]" office:value-type="float" office:value="300491" calcext:value-type="float">
            <text:p>300491,0</text:p>
          </table:table-cell>
          <table:table-cell table:formula="of:=CONCATENATE(TEXT(INT([.E515]/(60*60*24));&quot;00&quot;);&quot; &quot;;TEXT(MOD(INT([.E515]/(60*60));24);&quot;00&quot;);&quot;:&quot;;TEXT(MOD(INT([.E515]/60);60);&quot;00&quot;);&quot;:&quot;;TEXT(MOD([.E515];60);&quot;00,0&quot;))" office:value-type="string" office:string-value="03 11:28:11,0" calcext:value-type="string">
            <text:p>03 11:28:11,0</text:p>
          </table:table-cell>
          <table:table-cell table:formula="of:=IF ([.J515]&lt;&gt;&quot;&quot;;[.J515]+[.C515];[.G514]+[.C515])" office:value-type="float" office:value="1446731869" calcext:value-type="float">
            <text:p>1446731869</text:p>
          </table:table-cell>
          <table:table-cell table:formula="of:=[.G515]/86400+DATEVALUE(&quot;1970-01-01 00:00:00&quot;)" office:value-type="date" office:date-value="2015-11-05T13:57:49" calcext:value-type="date">
            <text:p>2015/11/05 13:57:49</text:p>
          </table:table-cell>
          <table:table-cell table:number-columns-repeated="6"/>
        </table:table-row>
        <table:table-row table:style-name="ro1">
          <table:table-cell table:formula="of:=[.A515]+1" office:value-type="float" office:value="515" calcext:value-type="float">
            <text:p>515</text:p>
          </table:table-cell>
          <table:table-cell table:formula="of:=[.A516]*1000*50" office:value-type="float" office:value="25750000" calcext:value-type="float">
            <text:p>2575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516]/60);60);&quot;00&quot;);&quot;:&quot;;TEXT(MOD([.C516];60);&quot;00,0&quot;))" office:value-type="string" office:string-value="09:10,0" calcext:value-type="string">
            <text:p>09:10,0</text:p>
          </table:table-cell>
          <table:table-cell table:formula="of:=[.C516]+[.E515]" office:value-type="float" office:value="301041" calcext:value-type="float">
            <text:p>301041,0</text:p>
          </table:table-cell>
          <table:table-cell table:formula="of:=CONCATENATE(TEXT(INT([.E516]/(60*60*24));&quot;00&quot;);&quot; &quot;;TEXT(MOD(INT([.E516]/(60*60));24);&quot;00&quot;);&quot;:&quot;;TEXT(MOD(INT([.E516]/60);60);&quot;00&quot;);&quot;:&quot;;TEXT(MOD([.E516];60);&quot;00,0&quot;))" office:value-type="string" office:string-value="03 11:37:21,0" calcext:value-type="string">
            <text:p>03 11:37:21,0</text:p>
          </table:table-cell>
          <table:table-cell table:formula="of:=IF ([.J516]&lt;&gt;&quot;&quot;;[.J516]+[.C516];[.G515]+[.C516])" office:value-type="float" office:value="1446732419" calcext:value-type="float">
            <text:p>1446732419</text:p>
          </table:table-cell>
          <table:table-cell table:formula="of:=[.G516]/86400+DATEVALUE(&quot;1970-01-01 00:00:00&quot;)" office:value-type="date" office:date-value="2015-11-05T14:06:59" calcext:value-type="date">
            <text:p>2015/11/05 14:06:59</text:p>
          </table:table-cell>
          <table:table-cell table:number-columns-repeated="6"/>
        </table:table-row>
        <table:table-row table:style-name="ro1">
          <table:table-cell table:formula="of:=[.A516]+1" office:value-type="float" office:value="516" calcext:value-type="float">
            <text:p>516</text:p>
          </table:table-cell>
          <table:table-cell table:formula="of:=[.A517]*1000*50" office:value-type="float" office:value="25800000" calcext:value-type="float">
            <text:p>2580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17]/60);60);&quot;00&quot;);&quot;:&quot;;TEXT(MOD([.C517];60);&quot;00,0&quot;))" office:value-type="string" office:string-value="09:09,0" calcext:value-type="string">
            <text:p>09:09,0</text:p>
          </table:table-cell>
          <table:table-cell table:formula="of:=[.C517]+[.E516]" office:value-type="float" office:value="301590" calcext:value-type="float">
            <text:p>301590,0</text:p>
          </table:table-cell>
          <table:table-cell table:formula="of:=CONCATENATE(TEXT(INT([.E517]/(60*60*24));&quot;00&quot;);&quot; &quot;;TEXT(MOD(INT([.E517]/(60*60));24);&quot;00&quot;);&quot;:&quot;;TEXT(MOD(INT([.E517]/60);60);&quot;00&quot;);&quot;:&quot;;TEXT(MOD([.E517];60);&quot;00,0&quot;))" office:value-type="string" office:string-value="03 11:46:30,0" calcext:value-type="string">
            <text:p>03 11:46:30,0</text:p>
          </table:table-cell>
          <table:table-cell table:formula="of:=IF ([.J517]&lt;&gt;&quot;&quot;;[.J517]+[.C517];[.G516]+[.C517])" office:value-type="float" office:value="1446732968" calcext:value-type="float">
            <text:p>1446732968</text:p>
          </table:table-cell>
          <table:table-cell table:formula="of:=[.G517]/86400+DATEVALUE(&quot;1970-01-01 00:00:00&quot;)" office:value-type="date" office:date-value="2015-11-05T14:16:08" calcext:value-type="date">
            <text:p>2015/11/05 14:16:08</text:p>
          </table:table-cell>
          <table:table-cell table:number-columns-repeated="6"/>
        </table:table-row>
        <table:table-row table:style-name="ro1">
          <table:table-cell table:formula="of:=[.A517]+1" office:value-type="float" office:value="517" calcext:value-type="float">
            <text:p>517</text:p>
          </table:table-cell>
          <table:table-cell table:formula="of:=[.A518]*1000*50" office:value-type="float" office:value="25850000" calcext:value-type="float">
            <text:p>2585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518]/60);60);&quot;00&quot;);&quot;:&quot;;TEXT(MOD([.C518];60);&quot;00,0&quot;))" office:value-type="string" office:string-value="09:10,0" calcext:value-type="string">
            <text:p>09:10,0</text:p>
          </table:table-cell>
          <table:table-cell table:formula="of:=[.C518]+[.E517]" office:value-type="float" office:value="302140" calcext:value-type="float">
            <text:p>302140,0</text:p>
          </table:table-cell>
          <table:table-cell table:formula="of:=CONCATENATE(TEXT(INT([.E518]/(60*60*24));&quot;00&quot;);&quot; &quot;;TEXT(MOD(INT([.E518]/(60*60));24);&quot;00&quot;);&quot;:&quot;;TEXT(MOD(INT([.E518]/60);60);&quot;00&quot;);&quot;:&quot;;TEXT(MOD([.E518];60);&quot;00,0&quot;))" office:value-type="string" office:string-value="03 11:55:40,0" calcext:value-type="string">
            <text:p>03 11:55:40,0</text:p>
          </table:table-cell>
          <table:table-cell table:formula="of:=IF ([.J518]&lt;&gt;&quot;&quot;;[.J518]+[.C518];[.G517]+[.C518])" office:value-type="float" office:value="1446733518" calcext:value-type="float">
            <text:p>1446733518</text:p>
          </table:table-cell>
          <table:table-cell table:formula="of:=[.G518]/86400+DATEVALUE(&quot;1970-01-01 00:00:00&quot;)" office:value-type="date" office:date-value="2015-11-05T14:25:18" calcext:value-type="date">
            <text:p>2015/11/05 14:25:18</text:p>
          </table:table-cell>
          <table:table-cell table:number-columns-repeated="6"/>
        </table:table-row>
        <table:table-row table:style-name="ro1">
          <table:table-cell table:formula="of:=[.A518]+1" office:value-type="float" office:value="518" calcext:value-type="float">
            <text:p>518</text:p>
          </table:table-cell>
          <table:table-cell table:formula="of:=[.A519]*1000*50" office:value-type="float" office:value="25900000" calcext:value-type="float">
            <text:p>2590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19]/60);60);&quot;00&quot;);&quot;:&quot;;TEXT(MOD([.C519];60);&quot;00,0&quot;))" office:value-type="string" office:string-value="09:09,0" calcext:value-type="string">
            <text:p>09:09,0</text:p>
          </table:table-cell>
          <table:table-cell table:formula="of:=[.C519]+[.E518]" office:value-type="float" office:value="302689" calcext:value-type="float">
            <text:p>302689,0</text:p>
          </table:table-cell>
          <table:table-cell table:formula="of:=CONCATENATE(TEXT(INT([.E519]/(60*60*24));&quot;00&quot;);&quot; &quot;;TEXT(MOD(INT([.E519]/(60*60));24);&quot;00&quot;);&quot;:&quot;;TEXT(MOD(INT([.E519]/60);60);&quot;00&quot;);&quot;:&quot;;TEXT(MOD([.E519];60);&quot;00,0&quot;))" office:value-type="string" office:string-value="03 12:04:49,0" calcext:value-type="string">
            <text:p>03 12:04:49,0</text:p>
          </table:table-cell>
          <table:table-cell table:formula="of:=IF ([.J519]&lt;&gt;&quot;&quot;;[.J519]+[.C519];[.G518]+[.C519])" office:value-type="float" office:value="1446734067" calcext:value-type="float">
            <text:p>1446734067</text:p>
          </table:table-cell>
          <table:table-cell table:formula="of:=[.G519]/86400+DATEVALUE(&quot;1970-01-01 00:00:00&quot;)" office:value-type="date" office:date-value="2015-11-05T14:34:27" calcext:value-type="date">
            <text:p>2015/11/05 14:34:27</text:p>
          </table:table-cell>
          <table:table-cell table:number-columns-repeated="6"/>
        </table:table-row>
        <table:table-row table:style-name="ro1">
          <table:table-cell table:formula="of:=[.A519]+1" office:value-type="float" office:value="519" calcext:value-type="float">
            <text:p>519</text:p>
          </table:table-cell>
          <table:table-cell table:formula="of:=[.A520]*1000*50" office:value-type="float" office:value="25950000" calcext:value-type="float">
            <text:p>2595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20]/60);60);&quot;00&quot;);&quot;:&quot;;TEXT(MOD([.C520];60);&quot;00,0&quot;))" office:value-type="string" office:string-value="09:09,0" calcext:value-type="string">
            <text:p>09:09,0</text:p>
          </table:table-cell>
          <table:table-cell table:formula="of:=[.C520]+[.E519]" office:value-type="float" office:value="303238" calcext:value-type="float">
            <text:p>303238,0</text:p>
          </table:table-cell>
          <table:table-cell table:formula="of:=CONCATENATE(TEXT(INT([.E520]/(60*60*24));&quot;00&quot;);&quot; &quot;;TEXT(MOD(INT([.E520]/(60*60));24);&quot;00&quot;);&quot;:&quot;;TEXT(MOD(INT([.E520]/60);60);&quot;00&quot;);&quot;:&quot;;TEXT(MOD([.E520];60);&quot;00,0&quot;))" office:value-type="string" office:string-value="03 12:13:58,0" calcext:value-type="string">
            <text:p>03 12:13:58,0</text:p>
          </table:table-cell>
          <table:table-cell table:formula="of:=IF ([.J520]&lt;&gt;&quot;&quot;;[.J520]+[.C520];[.G519]+[.C520])" office:value-type="float" office:value="1446734616" calcext:value-type="float">
            <text:p>1446734616</text:p>
          </table:table-cell>
          <table:table-cell table:formula="of:=[.G520]/86400+DATEVALUE(&quot;1970-01-01 00:00:00&quot;)" office:value-type="date" office:date-value="2015-11-05T14:43:36" calcext:value-type="date">
            <text:p>2015/11/05 14:43:36</text:p>
          </table:table-cell>
          <table:table-cell table:number-columns-repeated="6"/>
        </table:table-row>
        <table:table-row table:style-name="ro1">
          <table:table-cell table:formula="of:=[.A520]+1" office:value-type="float" office:value="520" calcext:value-type="float">
            <text:p>520</text:p>
          </table:table-cell>
          <table:table-cell table:formula="of:=[.A521]*1000*50" office:value-type="float" office:value="26000000" calcext:value-type="float">
            <text:p>2600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521]/60);60);&quot;00&quot;);&quot;:&quot;;TEXT(MOD([.C521];60);&quot;00,0&quot;))" office:value-type="string" office:string-value="09:10,0" calcext:value-type="string">
            <text:p>09:10,0</text:p>
          </table:table-cell>
          <table:table-cell table:formula="of:=[.C521]+[.E520]" office:value-type="float" office:value="303788" calcext:value-type="float">
            <text:p>303788,0</text:p>
          </table:table-cell>
          <table:table-cell table:formula="of:=CONCATENATE(TEXT(INT([.E521]/(60*60*24));&quot;00&quot;);&quot; &quot;;TEXT(MOD(INT([.E521]/(60*60));24);&quot;00&quot;);&quot;:&quot;;TEXT(MOD(INT([.E521]/60);60);&quot;00&quot;);&quot;:&quot;;TEXT(MOD([.E521];60);&quot;00,0&quot;))" office:value-type="string" office:string-value="03 12:23:08,0" calcext:value-type="string">
            <text:p>03 12:23:08,0</text:p>
          </table:table-cell>
          <table:table-cell table:formula="of:=IF ([.J521]&lt;&gt;&quot;&quot;;[.J521]+[.C521];[.G520]+[.C521])" office:value-type="float" office:value="1446735166" calcext:value-type="float">
            <text:p>1446735166</text:p>
          </table:table-cell>
          <table:table-cell table:formula="of:=[.G521]/86400+DATEVALUE(&quot;1970-01-01 00:00:00&quot;)" office:value-type="date" office:date-value="2015-11-05T14:52:46" calcext:value-type="date">
            <text:p>2015/11/05 14:52:46</text:p>
          </table:table-cell>
          <table:table-cell table:number-columns-repeated="6"/>
        </table:table-row>
        <table:table-row table:style-name="ro1">
          <table:table-cell table:formula="of:=[.A521]+1" office:value-type="float" office:value="521" calcext:value-type="float">
            <text:p>521</text:p>
          </table:table-cell>
          <table:table-cell table:formula="of:=[.A522]*1000*50" office:value-type="float" office:value="26050000" calcext:value-type="float">
            <text:p>2605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22]/60);60);&quot;00&quot;);&quot;:&quot;;TEXT(MOD([.C522];60);&quot;00,0&quot;))" office:value-type="string" office:string-value="09:09,0" calcext:value-type="string">
            <text:p>09:09,0</text:p>
          </table:table-cell>
          <table:table-cell table:formula="of:=[.C522]+[.E521]" office:value-type="float" office:value="304337" calcext:value-type="float">
            <text:p>304337,0</text:p>
          </table:table-cell>
          <table:table-cell table:formula="of:=CONCATENATE(TEXT(INT([.E522]/(60*60*24));&quot;00&quot;);&quot; &quot;;TEXT(MOD(INT([.E522]/(60*60));24);&quot;00&quot;);&quot;:&quot;;TEXT(MOD(INT([.E522]/60);60);&quot;00&quot;);&quot;:&quot;;TEXT(MOD([.E522];60);&quot;00,0&quot;))" office:value-type="string" office:string-value="03 12:32:17,0" calcext:value-type="string">
            <text:p>03 12:32:17,0</text:p>
          </table:table-cell>
          <table:table-cell table:formula="of:=IF ([.J522]&lt;&gt;&quot;&quot;;[.J522]+[.C522];[.G521]+[.C522])" office:value-type="float" office:value="1446735715" calcext:value-type="float">
            <text:p>1446735715</text:p>
          </table:table-cell>
          <table:table-cell table:formula="of:=[.G522]/86400+DATEVALUE(&quot;1970-01-01 00:00:00&quot;)" office:value-type="date" office:date-value="2015-11-05T15:01:55" calcext:value-type="date">
            <text:p>2015/11/05 15:01:55</text:p>
          </table:table-cell>
          <table:table-cell table:number-columns-repeated="6"/>
        </table:table-row>
        <table:table-row table:style-name="ro1">
          <table:table-cell table:formula="of:=[.A522]+1" office:value-type="float" office:value="522" calcext:value-type="float">
            <text:p>522</text:p>
          </table:table-cell>
          <table:table-cell table:formula="of:=[.A523]*1000*50" office:value-type="float" office:value="26100000" calcext:value-type="float">
            <text:p>2610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23]/60);60);&quot;00&quot;);&quot;:&quot;;TEXT(MOD([.C523];60);&quot;00,0&quot;))" office:value-type="string" office:string-value="09:09,0" calcext:value-type="string">
            <text:p>09:09,0</text:p>
          </table:table-cell>
          <table:table-cell table:formula="of:=[.C523]+[.E522]" office:value-type="float" office:value="304886" calcext:value-type="float">
            <text:p>304886,0</text:p>
          </table:table-cell>
          <table:table-cell table:formula="of:=CONCATENATE(TEXT(INT([.E523]/(60*60*24));&quot;00&quot;);&quot; &quot;;TEXT(MOD(INT([.E523]/(60*60));24);&quot;00&quot;);&quot;:&quot;;TEXT(MOD(INT([.E523]/60);60);&quot;00&quot;);&quot;:&quot;;TEXT(MOD([.E523];60);&quot;00,0&quot;))" office:value-type="string" office:string-value="03 12:41:26,0" calcext:value-type="string">
            <text:p>03 12:41:26,0</text:p>
          </table:table-cell>
          <table:table-cell table:formula="of:=IF ([.J523]&lt;&gt;&quot;&quot;;[.J523]+[.C523];[.G522]+[.C523])" office:value-type="float" office:value="1446736264" calcext:value-type="float">
            <text:p>1446736264</text:p>
          </table:table-cell>
          <table:table-cell table:formula="of:=[.G523]/86400+DATEVALUE(&quot;1970-01-01 00:00:00&quot;)" office:value-type="date" office:date-value="2015-11-05T15:11:04" calcext:value-type="date">
            <text:p>2015/11/05 15:11:04</text:p>
          </table:table-cell>
          <table:table-cell table:number-columns-repeated="6"/>
        </table:table-row>
        <table:table-row table:style-name="ro1">
          <table:table-cell table:formula="of:=[.A523]+1" office:value-type="float" office:value="523" calcext:value-type="float">
            <text:p>523</text:p>
          </table:table-cell>
          <table:table-cell table:formula="of:=[.A524]*1000*50" office:value-type="float" office:value="26150000" calcext:value-type="float">
            <text:p>2615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524]/60);60);&quot;00&quot;);&quot;:&quot;;TEXT(MOD([.C524];60);&quot;00,0&quot;))" office:value-type="string" office:string-value="09:10,0" calcext:value-type="string">
            <text:p>09:10,0</text:p>
          </table:table-cell>
          <table:table-cell table:formula="of:=[.C524]+[.E523]" office:value-type="float" office:value="305436" calcext:value-type="float">
            <text:p>305436,0</text:p>
          </table:table-cell>
          <table:table-cell table:formula="of:=CONCATENATE(TEXT(INT([.E524]/(60*60*24));&quot;00&quot;);&quot; &quot;;TEXT(MOD(INT([.E524]/(60*60));24);&quot;00&quot;);&quot;:&quot;;TEXT(MOD(INT([.E524]/60);60);&quot;00&quot;);&quot;:&quot;;TEXT(MOD([.E524];60);&quot;00,0&quot;))" office:value-type="string" office:string-value="03 12:50:36,0" calcext:value-type="string">
            <text:p>03 12:50:36,0</text:p>
          </table:table-cell>
          <table:table-cell table:formula="of:=IF ([.J524]&lt;&gt;&quot;&quot;;[.J524]+[.C524];[.G523]+[.C524])" office:value-type="float" office:value="1446736814" calcext:value-type="float">
            <text:p>1446736814</text:p>
          </table:table-cell>
          <table:table-cell table:formula="of:=[.G524]/86400+DATEVALUE(&quot;1970-01-01 00:00:00&quot;)" office:value-type="date" office:date-value="2015-11-05T15:20:14" calcext:value-type="date">
            <text:p>2015/11/05 15:20:14</text:p>
          </table:table-cell>
          <table:table-cell table:number-columns-repeated="6"/>
        </table:table-row>
        <table:table-row table:style-name="ro1">
          <table:table-cell table:formula="of:=[.A524]+1" office:value-type="float" office:value="524" calcext:value-type="float">
            <text:p>524</text:p>
          </table:table-cell>
          <table:table-cell table:formula="of:=[.A525]*1000*50" office:value-type="float" office:value="26200000" calcext:value-type="float">
            <text:p>2620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25]/60);60);&quot;00&quot;);&quot;:&quot;;TEXT(MOD([.C525];60);&quot;00,0&quot;))" office:value-type="string" office:string-value="09:09,0" calcext:value-type="string">
            <text:p>09:09,0</text:p>
          </table:table-cell>
          <table:table-cell table:formula="of:=[.C525]+[.E524]" office:value-type="float" office:value="305985" calcext:value-type="float">
            <text:p>305985,0</text:p>
          </table:table-cell>
          <table:table-cell table:formula="of:=CONCATENATE(TEXT(INT([.E525]/(60*60*24));&quot;00&quot;);&quot; &quot;;TEXT(MOD(INT([.E525]/(60*60));24);&quot;00&quot;);&quot;:&quot;;TEXT(MOD(INT([.E525]/60);60);&quot;00&quot;);&quot;:&quot;;TEXT(MOD([.E525];60);&quot;00,0&quot;))" office:value-type="string" office:string-value="03 12:59:45,0" calcext:value-type="string">
            <text:p>03 12:59:45,0</text:p>
          </table:table-cell>
          <table:table-cell table:formula="of:=IF ([.J525]&lt;&gt;&quot;&quot;;[.J525]+[.C525];[.G524]+[.C525])" office:value-type="float" office:value="1446737363" calcext:value-type="float">
            <text:p>1446737363</text:p>
          </table:table-cell>
          <table:table-cell table:formula="of:=[.G525]/86400+DATEVALUE(&quot;1970-01-01 00:00:00&quot;)" office:value-type="date" office:date-value="2015-11-05T15:29:23" calcext:value-type="date">
            <text:p>2015/11/05 15:29:23</text:p>
          </table:table-cell>
          <table:table-cell table:number-columns-repeated="6"/>
        </table:table-row>
        <table:table-row table:style-name="ro1">
          <table:table-cell table:formula="of:=[.A525]+1" office:value-type="float" office:value="525" calcext:value-type="float">
            <text:p>525</text:p>
          </table:table-cell>
          <table:table-cell table:formula="of:=[.A526]*1000*50" office:value-type="float" office:value="26250000" calcext:value-type="float">
            <text:p>2625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526]/60);60);&quot;00&quot;);&quot;:&quot;;TEXT(MOD([.C526];60);&quot;00,0&quot;))" office:value-type="string" office:string-value="09:10,0" calcext:value-type="string">
            <text:p>09:10,0</text:p>
          </table:table-cell>
          <table:table-cell table:formula="of:=[.C526]+[.E525]" office:value-type="float" office:value="306535" calcext:value-type="float">
            <text:p>306535,0</text:p>
          </table:table-cell>
          <table:table-cell table:formula="of:=CONCATENATE(TEXT(INT([.E526]/(60*60*24));&quot;00&quot;);&quot; &quot;;TEXT(MOD(INT([.E526]/(60*60));24);&quot;00&quot;);&quot;:&quot;;TEXT(MOD(INT([.E526]/60);60);&quot;00&quot;);&quot;:&quot;;TEXT(MOD([.E526];60);&quot;00,0&quot;))" office:value-type="string" office:string-value="03 13:08:55,0" calcext:value-type="string">
            <text:p>03 13:08:55,0</text:p>
          </table:table-cell>
          <table:table-cell table:formula="of:=IF ([.J526]&lt;&gt;&quot;&quot;;[.J526]+[.C526];[.G525]+[.C526])" office:value-type="float" office:value="1446737913" calcext:value-type="float">
            <text:p>1446737913</text:p>
          </table:table-cell>
          <table:table-cell table:formula="of:=[.G526]/86400+DATEVALUE(&quot;1970-01-01 00:00:00&quot;)" office:value-type="date" office:date-value="2015-11-05T15:38:33" calcext:value-type="date">
            <text:p>2015/11/05 15:38:33</text:p>
          </table:table-cell>
          <table:table-cell table:number-columns-repeated="6"/>
        </table:table-row>
        <table:table-row table:style-name="ro1">
          <table:table-cell table:formula="of:=[.A526]+1" office:value-type="float" office:value="526" calcext:value-type="float">
            <text:p>526</text:p>
          </table:table-cell>
          <table:table-cell table:formula="of:=[.A527]*1000*50" office:value-type="float" office:value="26300000" calcext:value-type="float">
            <text:p>2630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27]/60);60);&quot;00&quot;);&quot;:&quot;;TEXT(MOD([.C527];60);&quot;00,0&quot;))" office:value-type="string" office:string-value="09:09,0" calcext:value-type="string">
            <text:p>09:09,0</text:p>
          </table:table-cell>
          <table:table-cell table:formula="of:=[.C527]+[.E526]" office:value-type="float" office:value="307084" calcext:value-type="float">
            <text:p>307084,0</text:p>
          </table:table-cell>
          <table:table-cell table:formula="of:=CONCATENATE(TEXT(INT([.E527]/(60*60*24));&quot;00&quot;);&quot; &quot;;TEXT(MOD(INT([.E527]/(60*60));24);&quot;00&quot;);&quot;:&quot;;TEXT(MOD(INT([.E527]/60);60);&quot;00&quot;);&quot;:&quot;;TEXT(MOD([.E527];60);&quot;00,0&quot;))" office:value-type="string" office:string-value="03 13:18:04,0" calcext:value-type="string">
            <text:p>03 13:18:04,0</text:p>
          </table:table-cell>
          <table:table-cell table:formula="of:=IF ([.J527]&lt;&gt;&quot;&quot;;[.J527]+[.C527];[.G526]+[.C527])" office:value-type="float" office:value="1446738462" calcext:value-type="float">
            <text:p>1446738462</text:p>
          </table:table-cell>
          <table:table-cell table:formula="of:=[.G527]/86400+DATEVALUE(&quot;1970-01-01 00:00:00&quot;)" office:value-type="date" office:date-value="2015-11-05T15:47:42" calcext:value-type="date">
            <text:p>2015/11/05 15:47:42</text:p>
          </table:table-cell>
          <table:table-cell table:number-columns-repeated="6"/>
        </table:table-row>
        <table:table-row table:style-name="ro1">
          <table:table-cell table:formula="of:=[.A527]+1" office:value-type="float" office:value="527" calcext:value-type="float">
            <text:p>527</text:p>
          </table:table-cell>
          <table:table-cell table:formula="of:=[.A528]*1000*50" office:value-type="float" office:value="26350000" calcext:value-type="float">
            <text:p>2635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528]/60);60);&quot;00&quot;);&quot;:&quot;;TEXT(MOD([.C528];60);&quot;00,0&quot;))" office:value-type="string" office:string-value="09:10,0" calcext:value-type="string">
            <text:p>09:10,0</text:p>
          </table:table-cell>
          <table:table-cell table:formula="of:=[.C528]+[.E527]" office:value-type="float" office:value="307634" calcext:value-type="float">
            <text:p>307634,0</text:p>
          </table:table-cell>
          <table:table-cell table:formula="of:=CONCATENATE(TEXT(INT([.E528]/(60*60*24));&quot;00&quot;);&quot; &quot;;TEXT(MOD(INT([.E528]/(60*60));24);&quot;00&quot;);&quot;:&quot;;TEXT(MOD(INT([.E528]/60);60);&quot;00&quot;);&quot;:&quot;;TEXT(MOD([.E528];60);&quot;00,0&quot;))" office:value-type="string" office:string-value="03 13:27:14,0" calcext:value-type="string">
            <text:p>03 13:27:14,0</text:p>
          </table:table-cell>
          <table:table-cell table:formula="of:=IF ([.J528]&lt;&gt;&quot;&quot;;[.J528]+[.C528];[.G527]+[.C528])" office:value-type="float" office:value="1446739012" calcext:value-type="float">
            <text:p>1446739012</text:p>
          </table:table-cell>
          <table:table-cell table:formula="of:=[.G528]/86400+DATEVALUE(&quot;1970-01-01 00:00:00&quot;)" office:value-type="date" office:date-value="2015-11-05T15:56:52" calcext:value-type="date">
            <text:p>2015/11/05 15:56:52</text:p>
          </table:table-cell>
          <table:table-cell table:number-columns-repeated="6"/>
        </table:table-row>
        <table:table-row table:style-name="ro1">
          <table:table-cell table:formula="of:=[.A528]+1" office:value-type="float" office:value="528" calcext:value-type="float">
            <text:p>528</text:p>
          </table:table-cell>
          <table:table-cell table:formula="of:=[.A529]*1000*50" office:value-type="float" office:value="26400000" calcext:value-type="float">
            <text:p>2640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29]/60);60);&quot;00&quot;);&quot;:&quot;;TEXT(MOD([.C529];60);&quot;00,0&quot;))" office:value-type="string" office:string-value="09:09,0" calcext:value-type="string">
            <text:p>09:09,0</text:p>
          </table:table-cell>
          <table:table-cell table:formula="of:=[.C529]+[.E528]" office:value-type="float" office:value="308183" calcext:value-type="float">
            <text:p>308183,0</text:p>
          </table:table-cell>
          <table:table-cell table:formula="of:=CONCATENATE(TEXT(INT([.E529]/(60*60*24));&quot;00&quot;);&quot; &quot;;TEXT(MOD(INT([.E529]/(60*60));24);&quot;00&quot;);&quot;:&quot;;TEXT(MOD(INT([.E529]/60);60);&quot;00&quot;);&quot;:&quot;;TEXT(MOD([.E529];60);&quot;00,0&quot;))" office:value-type="string" office:string-value="03 13:36:23,0" calcext:value-type="string">
            <text:p>03 13:36:23,0</text:p>
          </table:table-cell>
          <table:table-cell table:formula="of:=IF ([.J529]&lt;&gt;&quot;&quot;;[.J529]+[.C529];[.G528]+[.C529])" office:value-type="float" office:value="1446739561" calcext:value-type="float">
            <text:p>1446739561</text:p>
          </table:table-cell>
          <table:table-cell table:formula="of:=[.G529]/86400+DATEVALUE(&quot;1970-01-01 00:00:00&quot;)" office:value-type="date" office:date-value="2015-11-05T16:06:01" calcext:value-type="date">
            <text:p>2015/11/05 16:06:01</text:p>
          </table:table-cell>
          <table:table-cell table:number-columns-repeated="6"/>
        </table:table-row>
        <table:table-row table:style-name="ro1">
          <table:table-cell table:formula="of:=[.A529]+1" office:value-type="float" office:value="529" calcext:value-type="float">
            <text:p>529</text:p>
          </table:table-cell>
          <table:table-cell table:formula="of:=[.A530]*1000*50" office:value-type="float" office:value="26450000" calcext:value-type="float">
            <text:p>2645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30]/60);60);&quot;00&quot;);&quot;:&quot;;TEXT(MOD([.C530];60);&quot;00,0&quot;))" office:value-type="string" office:string-value="09:09,0" calcext:value-type="string">
            <text:p>09:09,0</text:p>
          </table:table-cell>
          <table:table-cell table:formula="of:=[.C530]+[.E529]" office:value-type="float" office:value="308732" calcext:value-type="float">
            <text:p>308732,0</text:p>
          </table:table-cell>
          <table:table-cell table:formula="of:=CONCATENATE(TEXT(INT([.E530]/(60*60*24));&quot;00&quot;);&quot; &quot;;TEXT(MOD(INT([.E530]/(60*60));24);&quot;00&quot;);&quot;:&quot;;TEXT(MOD(INT([.E530]/60);60);&quot;00&quot;);&quot;:&quot;;TEXT(MOD([.E530];60);&quot;00,0&quot;))" office:value-type="string" office:string-value="03 13:45:32,0" calcext:value-type="string">
            <text:p>03 13:45:32,0</text:p>
          </table:table-cell>
          <table:table-cell table:formula="of:=IF ([.J530]&lt;&gt;&quot;&quot;;[.J530]+[.C530];[.G529]+[.C530])" office:value-type="float" office:value="1446740110" calcext:value-type="float">
            <text:p>1446740110</text:p>
          </table:table-cell>
          <table:table-cell table:formula="of:=[.G530]/86400+DATEVALUE(&quot;1970-01-01 00:00:00&quot;)" office:value-type="date" office:date-value="2015-11-05T16:15:10" calcext:value-type="date">
            <text:p>2015/11/05 16:15:10</text:p>
          </table:table-cell>
          <table:table-cell table:number-columns-repeated="6"/>
        </table:table-row>
        <table:table-row table:style-name="ro1">
          <table:table-cell table:formula="of:=[.A530]+1" office:value-type="float" office:value="530" calcext:value-type="float">
            <text:p>530</text:p>
          </table:table-cell>
          <table:table-cell table:formula="of:=[.A531]*1000*50" office:value-type="float" office:value="26500000" calcext:value-type="float">
            <text:p>2650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531]/60);60);&quot;00&quot;);&quot;:&quot;;TEXT(MOD([.C531];60);&quot;00,0&quot;))" office:value-type="string" office:string-value="09:10,0" calcext:value-type="string">
            <text:p>09:10,0</text:p>
          </table:table-cell>
          <table:table-cell table:formula="of:=[.C531]+[.E530]" office:value-type="float" office:value="309282" calcext:value-type="float">
            <text:p>309282,0</text:p>
          </table:table-cell>
          <table:table-cell table:formula="of:=CONCATENATE(TEXT(INT([.E531]/(60*60*24));&quot;00&quot;);&quot; &quot;;TEXT(MOD(INT([.E531]/(60*60));24);&quot;00&quot;);&quot;:&quot;;TEXT(MOD(INT([.E531]/60);60);&quot;00&quot;);&quot;:&quot;;TEXT(MOD([.E531];60);&quot;00,0&quot;))" office:value-type="string" office:string-value="03 13:54:42,0" calcext:value-type="string">
            <text:p>03 13:54:42,0</text:p>
          </table:table-cell>
          <table:table-cell table:formula="of:=IF ([.J531]&lt;&gt;&quot;&quot;;[.J531]+[.C531];[.G530]+[.C531])" office:value-type="float" office:value="1446740660" calcext:value-type="float">
            <text:p>1446740660</text:p>
          </table:table-cell>
          <table:table-cell table:formula="of:=[.G531]/86400+DATEVALUE(&quot;1970-01-01 00:00:00&quot;)" office:value-type="date" office:date-value="2015-11-05T16:24:20" calcext:value-type="date">
            <text:p>2015/11/05 16:24:20</text:p>
          </table:table-cell>
          <table:table-cell table:number-columns-repeated="6"/>
        </table:table-row>
        <table:table-row table:style-name="ro1">
          <table:table-cell table:formula="of:=[.A531]+1" office:value-type="float" office:value="531" calcext:value-type="float">
            <text:p>531</text:p>
          </table:table-cell>
          <table:table-cell table:formula="of:=[.A532]*1000*50" office:value-type="float" office:value="26550000" calcext:value-type="float">
            <text:p>2655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532]/60);60);&quot;00&quot;);&quot;:&quot;;TEXT(MOD([.C532];60);&quot;00,0&quot;))" office:value-type="string" office:string-value="09:10,0" calcext:value-type="string">
            <text:p>09:10,0</text:p>
          </table:table-cell>
          <table:table-cell table:formula="of:=[.C532]+[.E531]" office:value-type="float" office:value="309832" calcext:value-type="float">
            <text:p>309832,0</text:p>
          </table:table-cell>
          <table:table-cell table:formula="of:=CONCATENATE(TEXT(INT([.E532]/(60*60*24));&quot;00&quot;);&quot; &quot;;TEXT(MOD(INT([.E532]/(60*60));24);&quot;00&quot;);&quot;:&quot;;TEXT(MOD(INT([.E532]/60);60);&quot;00&quot;);&quot;:&quot;;TEXT(MOD([.E532];60);&quot;00,0&quot;))" office:value-type="string" office:string-value="03 14:03:52,0" calcext:value-type="string">
            <text:p>03 14:03:52,0</text:p>
          </table:table-cell>
          <table:table-cell table:formula="of:=IF ([.J532]&lt;&gt;&quot;&quot;;[.J532]+[.C532];[.G531]+[.C532])" office:value-type="float" office:value="1446741210" calcext:value-type="float">
            <text:p>1446741210</text:p>
          </table:table-cell>
          <table:table-cell table:formula="of:=[.G532]/86400+DATEVALUE(&quot;1970-01-01 00:00:00&quot;)" office:value-type="date" office:date-value="2015-11-05T16:33:30" calcext:value-type="date">
            <text:p>2015/11/05 16:33:30</text:p>
          </table:table-cell>
          <table:table-cell table:number-columns-repeated="6"/>
        </table:table-row>
        <table:table-row table:style-name="ro1">
          <table:table-cell table:formula="of:=[.A532]+1" office:value-type="float" office:value="532" calcext:value-type="float">
            <text:p>532</text:p>
          </table:table-cell>
          <table:table-cell table:formula="of:=[.A533]*1000*50" office:value-type="float" office:value="26600000" calcext:value-type="float">
            <text:p>2660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33]/60);60);&quot;00&quot;);&quot;:&quot;;TEXT(MOD([.C533];60);&quot;00,0&quot;))" office:value-type="string" office:string-value="09:09,0" calcext:value-type="string">
            <text:p>09:09,0</text:p>
          </table:table-cell>
          <table:table-cell table:formula="of:=[.C533]+[.E532]" office:value-type="float" office:value="310381" calcext:value-type="float">
            <text:p>310381,0</text:p>
          </table:table-cell>
          <table:table-cell table:formula="of:=CONCATENATE(TEXT(INT([.E533]/(60*60*24));&quot;00&quot;);&quot; &quot;;TEXT(MOD(INT([.E533]/(60*60));24);&quot;00&quot;);&quot;:&quot;;TEXT(MOD(INT([.E533]/60);60);&quot;00&quot;);&quot;:&quot;;TEXT(MOD([.E533];60);&quot;00,0&quot;))" office:value-type="string" office:string-value="03 14:13:01,0" calcext:value-type="string">
            <text:p>03 14:13:01,0</text:p>
          </table:table-cell>
          <table:table-cell table:formula="of:=IF ([.J533]&lt;&gt;&quot;&quot;;[.J533]+[.C533];[.G532]+[.C533])" office:value-type="float" office:value="1446741759" calcext:value-type="float">
            <text:p>1446741759</text:p>
          </table:table-cell>
          <table:table-cell table:formula="of:=[.G533]/86400+DATEVALUE(&quot;1970-01-01 00:00:00&quot;)" office:value-type="date" office:date-value="2015-11-05T16:42:39" calcext:value-type="date">
            <text:p>2015/11/05 16:42:39</text:p>
          </table:table-cell>
          <table:table-cell table:number-columns-repeated="6"/>
        </table:table-row>
        <table:table-row table:style-name="ro1">
          <table:table-cell table:formula="of:=[.A533]+1" office:value-type="float" office:value="533" calcext:value-type="float">
            <text:p>533</text:p>
          </table:table-cell>
          <table:table-cell table:formula="of:=[.A534]*1000*50" office:value-type="float" office:value="26650000" calcext:value-type="float">
            <text:p>2665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534]/60);60);&quot;00&quot;);&quot;:&quot;;TEXT(MOD([.C534];60);&quot;00,0&quot;))" office:value-type="string" office:string-value="09:10,0" calcext:value-type="string">
            <text:p>09:10,0</text:p>
          </table:table-cell>
          <table:table-cell table:formula="of:=[.C534]+[.E533]" office:value-type="float" office:value="310931" calcext:value-type="float">
            <text:p>310931,0</text:p>
          </table:table-cell>
          <table:table-cell table:formula="of:=CONCATENATE(TEXT(INT([.E534]/(60*60*24));&quot;00&quot;);&quot; &quot;;TEXT(MOD(INT([.E534]/(60*60));24);&quot;00&quot;);&quot;:&quot;;TEXT(MOD(INT([.E534]/60);60);&quot;00&quot;);&quot;:&quot;;TEXT(MOD([.E534];60);&quot;00,0&quot;))" office:value-type="string" office:string-value="03 14:22:11,0" calcext:value-type="string">
            <text:p>03 14:22:11,0</text:p>
          </table:table-cell>
          <table:table-cell table:formula="of:=IF ([.J534]&lt;&gt;&quot;&quot;;[.J534]+[.C534];[.G533]+[.C534])" office:value-type="float" office:value="1446742309" calcext:value-type="float">
            <text:p>1446742309</text:p>
          </table:table-cell>
          <table:table-cell table:formula="of:=[.G534]/86400+DATEVALUE(&quot;1970-01-01 00:00:00&quot;)" office:value-type="date" office:date-value="2015-11-05T16:51:49" calcext:value-type="date">
            <text:p>2015/11/05 16:51:49</text:p>
          </table:table-cell>
          <table:table-cell table:number-columns-repeated="6"/>
        </table:table-row>
        <table:table-row table:style-name="ro1">
          <table:table-cell table:formula="of:=[.A534]+1" office:value-type="float" office:value="534" calcext:value-type="float">
            <text:p>534</text:p>
          </table:table-cell>
          <table:table-cell table:formula="of:=[.A535]*1000*50" office:value-type="float" office:value="26700000" calcext:value-type="float">
            <text:p>2670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35]/60);60);&quot;00&quot;);&quot;:&quot;;TEXT(MOD([.C535];60);&quot;00,0&quot;))" office:value-type="string" office:string-value="09:09,0" calcext:value-type="string">
            <text:p>09:09,0</text:p>
          </table:table-cell>
          <table:table-cell table:formula="of:=[.C535]+[.E534]" office:value-type="float" office:value="311480" calcext:value-type="float">
            <text:p>311480,0</text:p>
          </table:table-cell>
          <table:table-cell table:formula="of:=CONCATENATE(TEXT(INT([.E535]/(60*60*24));&quot;00&quot;);&quot; &quot;;TEXT(MOD(INT([.E535]/(60*60));24);&quot;00&quot;);&quot;:&quot;;TEXT(MOD(INT([.E535]/60);60);&quot;00&quot;);&quot;:&quot;;TEXT(MOD([.E535];60);&quot;00,0&quot;))" office:value-type="string" office:string-value="03 14:31:20,0" calcext:value-type="string">
            <text:p>03 14:31:20,0</text:p>
          </table:table-cell>
          <table:table-cell table:formula="of:=IF ([.J535]&lt;&gt;&quot;&quot;;[.J535]+[.C535];[.G534]+[.C535])" office:value-type="float" office:value="1446742858" calcext:value-type="float">
            <text:p>1446742858</text:p>
          </table:table-cell>
          <table:table-cell table:formula="of:=[.G535]/86400+DATEVALUE(&quot;1970-01-01 00:00:00&quot;)" office:value-type="date" office:date-value="2015-11-05T17:00:58" calcext:value-type="date">
            <text:p>2015/11/05 17:00:58</text:p>
          </table:table-cell>
          <table:table-cell table:number-columns-repeated="6"/>
        </table:table-row>
        <table:table-row table:style-name="ro1">
          <table:table-cell table:formula="of:=[.A535]+1" office:value-type="float" office:value="535" calcext:value-type="float">
            <text:p>535</text:p>
          </table:table-cell>
          <table:table-cell table:formula="of:=[.A536]*1000*50" office:value-type="float" office:value="26750000" calcext:value-type="float">
            <text:p>2675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536]/60);60);&quot;00&quot;);&quot;:&quot;;TEXT(MOD([.C536];60);&quot;00,0&quot;))" office:value-type="string" office:string-value="09:10,0" calcext:value-type="string">
            <text:p>09:10,0</text:p>
          </table:table-cell>
          <table:table-cell table:formula="of:=[.C536]+[.E535]" office:value-type="float" office:value="312030" calcext:value-type="float">
            <text:p>312030,0</text:p>
          </table:table-cell>
          <table:table-cell table:formula="of:=CONCATENATE(TEXT(INT([.E536]/(60*60*24));&quot;00&quot;);&quot; &quot;;TEXT(MOD(INT([.E536]/(60*60));24);&quot;00&quot;);&quot;:&quot;;TEXT(MOD(INT([.E536]/60);60);&quot;00&quot;);&quot;:&quot;;TEXT(MOD([.E536];60);&quot;00,0&quot;))" office:value-type="string" office:string-value="03 14:40:30,0" calcext:value-type="string">
            <text:p>03 14:40:30,0</text:p>
          </table:table-cell>
          <table:table-cell table:formula="of:=IF ([.J536]&lt;&gt;&quot;&quot;;[.J536]+[.C536];[.G535]+[.C536])" office:value-type="float" office:value="1446743408" calcext:value-type="float">
            <text:p>1446743408</text:p>
          </table:table-cell>
          <table:table-cell table:formula="of:=[.G536]/86400+DATEVALUE(&quot;1970-01-01 00:00:00&quot;)" office:value-type="date" office:date-value="2015-11-05T17:10:08" calcext:value-type="date">
            <text:p>2015/11/05 17:10:08</text:p>
          </table:table-cell>
          <table:table-cell table:number-columns-repeated="6"/>
        </table:table-row>
        <table:table-row table:style-name="ro1">
          <table:table-cell table:formula="of:=[.A536]+1" office:value-type="float" office:value="536" calcext:value-type="float">
            <text:p>536</text:p>
          </table:table-cell>
          <table:table-cell table:formula="of:=[.A537]*1000*50" office:value-type="float" office:value="26800000" calcext:value-type="float">
            <text:p>2680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37]/60);60);&quot;00&quot;);&quot;:&quot;;TEXT(MOD([.C537];60);&quot;00,0&quot;))" office:value-type="string" office:string-value="09:09,0" calcext:value-type="string">
            <text:p>09:09,0</text:p>
          </table:table-cell>
          <table:table-cell table:formula="of:=[.C537]+[.E536]" office:value-type="float" office:value="312579" calcext:value-type="float">
            <text:p>312579,0</text:p>
          </table:table-cell>
          <table:table-cell table:formula="of:=CONCATENATE(TEXT(INT([.E537]/(60*60*24));&quot;00&quot;);&quot; &quot;;TEXT(MOD(INT([.E537]/(60*60));24);&quot;00&quot;);&quot;:&quot;;TEXT(MOD(INT([.E537]/60);60);&quot;00&quot;);&quot;:&quot;;TEXT(MOD([.E537];60);&quot;00,0&quot;))" office:value-type="string" office:string-value="03 14:49:39,0" calcext:value-type="string">
            <text:p>03 14:49:39,0</text:p>
          </table:table-cell>
          <table:table-cell table:formula="of:=IF ([.J537]&lt;&gt;&quot;&quot;;[.J537]+[.C537];[.G536]+[.C537])" office:value-type="float" office:value="1446743957" calcext:value-type="float">
            <text:p>1446743957</text:p>
          </table:table-cell>
          <table:table-cell table:formula="of:=[.G537]/86400+DATEVALUE(&quot;1970-01-01 00:00:00&quot;)" office:value-type="date" office:date-value="2015-11-05T17:19:17" calcext:value-type="date">
            <text:p>2015/11/05 17:19:17</text:p>
          </table:table-cell>
          <table:table-cell table:number-columns-repeated="6"/>
        </table:table-row>
        <table:table-row table:style-name="ro1">
          <table:table-cell table:formula="of:=[.A537]+1" office:value-type="float" office:value="537" calcext:value-type="float">
            <text:p>537</text:p>
          </table:table-cell>
          <table:table-cell table:formula="of:=[.A538]*1000*50" office:value-type="float" office:value="26850000" calcext:value-type="float">
            <text:p>2685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538]/60);60);&quot;00&quot;);&quot;:&quot;;TEXT(MOD([.C538];60);&quot;00,0&quot;))" office:value-type="string" office:string-value="09:10,0" calcext:value-type="string">
            <text:p>09:10,0</text:p>
          </table:table-cell>
          <table:table-cell table:formula="of:=[.C538]+[.E537]" office:value-type="float" office:value="313129" calcext:value-type="float">
            <text:p>313129,0</text:p>
          </table:table-cell>
          <table:table-cell table:formula="of:=CONCATENATE(TEXT(INT([.E538]/(60*60*24));&quot;00&quot;);&quot; &quot;;TEXT(MOD(INT([.E538]/(60*60));24);&quot;00&quot;);&quot;:&quot;;TEXT(MOD(INT([.E538]/60);60);&quot;00&quot;);&quot;:&quot;;TEXT(MOD([.E538];60);&quot;00,0&quot;))" office:value-type="string" office:string-value="03 14:58:49,0" calcext:value-type="string">
            <text:p>03 14:58:49,0</text:p>
          </table:table-cell>
          <table:table-cell table:formula="of:=IF ([.J538]&lt;&gt;&quot;&quot;;[.J538]+[.C538];[.G537]+[.C538])" office:value-type="float" office:value="1446744507" calcext:value-type="float">
            <text:p>1446744507</text:p>
          </table:table-cell>
          <table:table-cell table:formula="of:=[.G538]/86400+DATEVALUE(&quot;1970-01-01 00:00:00&quot;)" office:value-type="date" office:date-value="2015-11-05T17:28:27" calcext:value-type="date">
            <text:p>2015/11/05 17:28:27</text:p>
          </table:table-cell>
          <table:table-cell table:number-columns-repeated="6"/>
        </table:table-row>
        <table:table-row table:style-name="ro1">
          <table:table-cell table:formula="of:=[.A538]+1" office:value-type="float" office:value="538" calcext:value-type="float">
            <text:p>538</text:p>
          </table:table-cell>
          <table:table-cell table:formula="of:=[.A539]*1000*50" office:value-type="float" office:value="26900000" calcext:value-type="float">
            <text:p>2690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39]/60);60);&quot;00&quot;);&quot;:&quot;;TEXT(MOD([.C539];60);&quot;00,0&quot;))" office:value-type="string" office:string-value="09:09,0" calcext:value-type="string">
            <text:p>09:09,0</text:p>
          </table:table-cell>
          <table:table-cell table:formula="of:=[.C539]+[.E538]" office:value-type="float" office:value="313678" calcext:value-type="float">
            <text:p>313678,0</text:p>
          </table:table-cell>
          <table:table-cell table:formula="of:=CONCATENATE(TEXT(INT([.E539]/(60*60*24));&quot;00&quot;);&quot; &quot;;TEXT(MOD(INT([.E539]/(60*60));24);&quot;00&quot;);&quot;:&quot;;TEXT(MOD(INT([.E539]/60);60);&quot;00&quot;);&quot;:&quot;;TEXT(MOD([.E539];60);&quot;00,0&quot;))" office:value-type="string" office:string-value="03 15:07:58,0" calcext:value-type="string">
            <text:p>03 15:07:58,0</text:p>
          </table:table-cell>
          <table:table-cell table:formula="of:=IF ([.J539]&lt;&gt;&quot;&quot;;[.J539]+[.C539];[.G538]+[.C539])" office:value-type="float" office:value="1446745056" calcext:value-type="float">
            <text:p>1446745056</text:p>
          </table:table-cell>
          <table:table-cell table:formula="of:=[.G539]/86400+DATEVALUE(&quot;1970-01-01 00:00:00&quot;)" office:value-type="date" office:date-value="2015-11-05T17:37:36" calcext:value-type="date">
            <text:p>2015/11/05 17:37:36</text:p>
          </table:table-cell>
          <table:table-cell table:number-columns-repeated="6"/>
        </table:table-row>
        <table:table-row table:style-name="ro1">
          <table:table-cell table:formula="of:=[.A539]+1" office:value-type="float" office:value="539" calcext:value-type="float">
            <text:p>539</text:p>
          </table:table-cell>
          <table:table-cell table:formula="of:=[.A540]*1000*50" office:value-type="float" office:value="26950000" calcext:value-type="float">
            <text:p>2695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40]/60);60);&quot;00&quot;);&quot;:&quot;;TEXT(MOD([.C540];60);&quot;00,0&quot;))" office:value-type="string" office:string-value="09:09,0" calcext:value-type="string">
            <text:p>09:09,0</text:p>
          </table:table-cell>
          <table:table-cell table:formula="of:=[.C540]+[.E539]" office:value-type="float" office:value="314227" calcext:value-type="float">
            <text:p>314227,0</text:p>
          </table:table-cell>
          <table:table-cell table:formula="of:=CONCATENATE(TEXT(INT([.E540]/(60*60*24));&quot;00&quot;);&quot; &quot;;TEXT(MOD(INT([.E540]/(60*60));24);&quot;00&quot;);&quot;:&quot;;TEXT(MOD(INT([.E540]/60);60);&quot;00&quot;);&quot;:&quot;;TEXT(MOD([.E540];60);&quot;00,0&quot;))" office:value-type="string" office:string-value="03 15:17:07,0" calcext:value-type="string">
            <text:p>03 15:17:07,0</text:p>
          </table:table-cell>
          <table:table-cell table:formula="of:=IF ([.J540]&lt;&gt;&quot;&quot;;[.J540]+[.C540];[.G539]+[.C540])" office:value-type="float" office:value="1446745605" calcext:value-type="float">
            <text:p>1446745605</text:p>
          </table:table-cell>
          <table:table-cell table:formula="of:=[.G540]/86400+DATEVALUE(&quot;1970-01-01 00:00:00&quot;)" office:value-type="date" office:date-value="2015-11-05T17:46:45" calcext:value-type="date">
            <text:p>2015/11/05 17:46:45</text:p>
          </table:table-cell>
          <table:table-cell table:number-columns-repeated="6"/>
        </table:table-row>
        <table:table-row table:style-name="ro1">
          <table:table-cell table:formula="of:=[.A540]+1" office:value-type="float" office:value="540" calcext:value-type="float">
            <text:p>540</text:p>
          </table:table-cell>
          <table:table-cell table:formula="of:=[.A541]*1000*50" office:value-type="float" office:value="27000000" calcext:value-type="float">
            <text:p>2700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541]/60);60);&quot;00&quot;);&quot;:&quot;;TEXT(MOD([.C541];60);&quot;00,0&quot;))" office:value-type="string" office:string-value="09:10,0" calcext:value-type="string">
            <text:p>09:10,0</text:p>
          </table:table-cell>
          <table:table-cell table:formula="of:=[.C541]+[.E540]" office:value-type="float" office:value="314777" calcext:value-type="float">
            <text:p>314777,0</text:p>
          </table:table-cell>
          <table:table-cell table:formula="of:=CONCATENATE(TEXT(INT([.E541]/(60*60*24));&quot;00&quot;);&quot; &quot;;TEXT(MOD(INT([.E541]/(60*60));24);&quot;00&quot;);&quot;:&quot;;TEXT(MOD(INT([.E541]/60);60);&quot;00&quot;);&quot;:&quot;;TEXT(MOD([.E541];60);&quot;00,0&quot;))" office:value-type="string" office:string-value="03 15:26:17,0" calcext:value-type="string">
            <text:p>03 15:26:17,0</text:p>
          </table:table-cell>
          <table:table-cell table:formula="of:=IF ([.J541]&lt;&gt;&quot;&quot;;[.J541]+[.C541];[.G540]+[.C541])" office:value-type="float" office:value="1446746155" calcext:value-type="float">
            <text:p>1446746155</text:p>
          </table:table-cell>
          <table:table-cell table:formula="of:=[.G541]/86400+DATEVALUE(&quot;1970-01-01 00:00:00&quot;)" office:value-type="date" office:date-value="2015-11-05T17:55:55" calcext:value-type="date">
            <text:p>2015/11/05 17:55:55</text:p>
          </table:table-cell>
          <table:table-cell table:number-columns-repeated="6"/>
        </table:table-row>
        <table:table-row table:style-name="ro1">
          <table:table-cell table:formula="of:=[.A541]+1" office:value-type="float" office:value="541" calcext:value-type="float">
            <text:p>541</text:p>
          </table:table-cell>
          <table:table-cell table:formula="of:=[.A542]*1000*50" office:value-type="float" office:value="27050000" calcext:value-type="float">
            <text:p>2705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42]/60);60);&quot;00&quot;);&quot;:&quot;;TEXT(MOD([.C542];60);&quot;00,0&quot;))" office:value-type="string" office:string-value="09:09,0" calcext:value-type="string">
            <text:p>09:09,0</text:p>
          </table:table-cell>
          <table:table-cell table:formula="of:=[.C542]+[.E541]" office:value-type="float" office:value="315326" calcext:value-type="float">
            <text:p>315326,0</text:p>
          </table:table-cell>
          <table:table-cell table:formula="of:=CONCATENATE(TEXT(INT([.E542]/(60*60*24));&quot;00&quot;);&quot; &quot;;TEXT(MOD(INT([.E542]/(60*60));24);&quot;00&quot;);&quot;:&quot;;TEXT(MOD(INT([.E542]/60);60);&quot;00&quot;);&quot;:&quot;;TEXT(MOD([.E542];60);&quot;00,0&quot;))" office:value-type="string" office:string-value="03 15:35:26,0" calcext:value-type="string">
            <text:p>03 15:35:26,0</text:p>
          </table:table-cell>
          <table:table-cell table:formula="of:=IF ([.J542]&lt;&gt;&quot;&quot;;[.J542]+[.C542];[.G541]+[.C542])" office:value-type="float" office:value="1446746704" calcext:value-type="float">
            <text:p>1446746704</text:p>
          </table:table-cell>
          <table:table-cell table:formula="of:=[.G542]/86400+DATEVALUE(&quot;1970-01-01 00:00:00&quot;)" office:value-type="date" office:date-value="2015-11-05T18:05:04" calcext:value-type="date">
            <text:p>2015/11/05 18:05:04</text:p>
          </table:table-cell>
          <table:table-cell table:number-columns-repeated="6"/>
        </table:table-row>
        <table:table-row table:style-name="ro1">
          <table:table-cell table:formula="of:=[.A542]+1" office:value-type="float" office:value="542" calcext:value-type="float">
            <text:p>542</text:p>
          </table:table-cell>
          <table:table-cell table:formula="of:=[.A543]*1000*50" office:value-type="float" office:value="27100000" calcext:value-type="float">
            <text:p>2710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43]/60);60);&quot;00&quot;);&quot;:&quot;;TEXT(MOD([.C543];60);&quot;00,0&quot;))" office:value-type="string" office:string-value="09:09,0" calcext:value-type="string">
            <text:p>09:09,0</text:p>
          </table:table-cell>
          <table:table-cell table:formula="of:=[.C543]+[.E542]" office:value-type="float" office:value="315875" calcext:value-type="float">
            <text:p>315875,0</text:p>
          </table:table-cell>
          <table:table-cell table:formula="of:=CONCATENATE(TEXT(INT([.E543]/(60*60*24));&quot;00&quot;);&quot; &quot;;TEXT(MOD(INT([.E543]/(60*60));24);&quot;00&quot;);&quot;:&quot;;TEXT(MOD(INT([.E543]/60);60);&quot;00&quot;);&quot;:&quot;;TEXT(MOD([.E543];60);&quot;00,0&quot;))" office:value-type="string" office:string-value="03 15:44:35,0" calcext:value-type="string">
            <text:p>03 15:44:35,0</text:p>
          </table:table-cell>
          <table:table-cell table:formula="of:=IF ([.J543]&lt;&gt;&quot;&quot;;[.J543]+[.C543];[.G542]+[.C543])" office:value-type="float" office:value="1446747253" calcext:value-type="float">
            <text:p>1446747253</text:p>
          </table:table-cell>
          <table:table-cell table:formula="of:=[.G543]/86400+DATEVALUE(&quot;1970-01-01 00:00:00&quot;)" office:value-type="date" office:date-value="2015-11-05T18:14:13" calcext:value-type="date">
            <text:p>2015/11/05 18:14:13</text:p>
          </table:table-cell>
          <table:table-cell table:number-columns-repeated="6"/>
        </table:table-row>
        <table:table-row table:style-name="ro1">
          <table:table-cell table:formula="of:=[.A543]+1" office:value-type="float" office:value="543" calcext:value-type="float">
            <text:p>543</text:p>
          </table:table-cell>
          <table:table-cell table:formula="of:=[.A544]*1000*50" office:value-type="float" office:value="27150000" calcext:value-type="float">
            <text:p>2715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544]/60);60);&quot;00&quot;);&quot;:&quot;;TEXT(MOD([.C544];60);&quot;00,0&quot;))" office:value-type="string" office:string-value="09:10,0" calcext:value-type="string">
            <text:p>09:10,0</text:p>
          </table:table-cell>
          <table:table-cell table:formula="of:=[.C544]+[.E543]" office:value-type="float" office:value="316425" calcext:value-type="float">
            <text:p>316425,0</text:p>
          </table:table-cell>
          <table:table-cell table:formula="of:=CONCATENATE(TEXT(INT([.E544]/(60*60*24));&quot;00&quot;);&quot; &quot;;TEXT(MOD(INT([.E544]/(60*60));24);&quot;00&quot;);&quot;:&quot;;TEXT(MOD(INT([.E544]/60);60);&quot;00&quot;);&quot;:&quot;;TEXT(MOD([.E544];60);&quot;00,0&quot;))" office:value-type="string" office:string-value="03 15:53:45,0" calcext:value-type="string">
            <text:p>03 15:53:45,0</text:p>
          </table:table-cell>
          <table:table-cell table:formula="of:=IF ([.J544]&lt;&gt;&quot;&quot;;[.J544]+[.C544];[.G543]+[.C544])" office:value-type="float" office:value="1446747803" calcext:value-type="float">
            <text:p>1446747803</text:p>
          </table:table-cell>
          <table:table-cell table:formula="of:=[.G544]/86400+DATEVALUE(&quot;1970-01-01 00:00:00&quot;)" office:value-type="date" office:date-value="2015-11-05T18:23:23" calcext:value-type="date">
            <text:p>2015/11/05 18:23:23</text:p>
          </table:table-cell>
          <table:table-cell table:number-columns-repeated="6"/>
        </table:table-row>
        <table:table-row table:style-name="ro1">
          <table:table-cell table:formula="of:=[.A544]+1" office:value-type="float" office:value="544" calcext:value-type="float">
            <text:p>544</text:p>
          </table:table-cell>
          <table:table-cell table:formula="of:=[.A545]*1000*50" office:value-type="float" office:value="27200000" calcext:value-type="float">
            <text:p>2720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545]/60);60);&quot;00&quot;);&quot;:&quot;;TEXT(MOD([.C545];60);&quot;00,0&quot;))" office:value-type="string" office:string-value="09:09,0" calcext:value-type="string">
            <text:p>09:09,0</text:p>
          </table:table-cell>
          <table:table-cell table:formula="of:=[.C545]+[.E544]" office:value-type="float" office:value="316974" calcext:value-type="float">
            <text:p>316974,0</text:p>
          </table:table-cell>
          <table:table-cell table:formula="of:=CONCATENATE(TEXT(INT([.E545]/(60*60*24));&quot;00&quot;);&quot; &quot;;TEXT(MOD(INT([.E545]/(60*60));24);&quot;00&quot;);&quot;:&quot;;TEXT(MOD(INT([.E545]/60);60);&quot;00&quot;);&quot;:&quot;;TEXT(MOD([.E545];60);&quot;00,0&quot;))" office:value-type="string" office:string-value="03 16:02:54,0" calcext:value-type="string">
            <text:p>03 16:02:54,0</text:p>
          </table:table-cell>
          <table:table-cell table:formula="of:=IF ([.J545]&lt;&gt;&quot;&quot;;[.J545]+[.C545];[.G544]+[.C545])" office:value-type="float" office:value="1446748352" calcext:value-type="float">
            <text:p>1446748352</text:p>
          </table:table-cell>
          <table:table-cell table:formula="of:=[.G545]/86400+DATEVALUE(&quot;1970-01-01 00:00:00&quot;)" office:value-type="date" office:date-value="2015-11-05T18:32:32" calcext:value-type="date">
            <text:p>2015/11/05 18:32:32</text:p>
          </table:table-cell>
          <table:table-cell table:number-columns-repeated="6"/>
        </table:table-row>
        <table:table-row table:style-name="ro1">
          <table:table-cell table:formula="of:=[.A545]+1" office:value-type="float" office:value="545" calcext:value-type="float">
            <text:p>545</text:p>
          </table:table-cell>
          <table:table-cell table:formula="of:=[.A546]*1000*50" office:value-type="float" office:value="27250000" calcext:value-type="float">
            <text:p>27250000</text:p>
          </table:table-cell>
          <table:table-cell office:value-type="float" office:value="552" calcext:value-type="float">
            <text:p>552,0</text:p>
          </table:table-cell>
          <table:table-cell table:style-name="ce10" table:formula="of:=CONCATENATE(TEXT(MOD(INT([.C546]/60);60);&quot;00&quot;);&quot;:&quot;;TEXT(MOD([.C546];60);&quot;00,0&quot;))" office:value-type="string" office:string-value="09:12,0" calcext:value-type="string">
            <text:p>09:12,0</text:p>
          </table:table-cell>
          <table:table-cell table:formula="of:=[.C546]+[.E545]" office:value-type="float" office:value="317526" calcext:value-type="float">
            <text:p>317526,0</text:p>
          </table:table-cell>
          <table:table-cell table:formula="of:=CONCATENATE(TEXT(INT([.E546]/(60*60*24));&quot;00&quot;);&quot; &quot;;TEXT(MOD(INT([.E546]/(60*60));24);&quot;00&quot;);&quot;:&quot;;TEXT(MOD(INT([.E546]/60);60);&quot;00&quot;);&quot;:&quot;;TEXT(MOD([.E546];60);&quot;00,0&quot;))" office:value-type="string" office:string-value="03 16:12:06,0" calcext:value-type="string">
            <text:p>03 16:12:06,0</text:p>
          </table:table-cell>
          <table:table-cell table:formula="of:=IF ([.J546]&lt;&gt;&quot;&quot;;[.J546]+[.C546];[.G545]+[.C546])" office:value-type="float" office:value="1446748904" calcext:value-type="float">
            <text:p>1446748904</text:p>
          </table:table-cell>
          <table:table-cell table:formula="of:=[.G546]/86400+DATEVALUE(&quot;1970-01-01 00:00:00&quot;)" office:value-type="date" office:date-value="2015-11-05T18:41:44" calcext:value-type="date">
            <text:p>2015/11/05 18:41:44</text:p>
          </table:table-cell>
          <table:table-cell table:number-columns-repeated="6"/>
        </table:table-row>
        <table:table-row table:style-name="ro1">
          <table:table-cell table:formula="of:=[.A546]+1" office:value-type="float" office:value="546" calcext:value-type="float">
            <text:p>546</text:p>
          </table:table-cell>
          <table:table-cell table:formula="of:=[.A547]*1000*50" office:value-type="float" office:value="27300000" calcext:value-type="float">
            <text:p>27300000</text:p>
          </table:table-cell>
          <table:table-cell office:value-type="float" office:value="618" calcext:value-type="float">
            <text:p>618,0</text:p>
          </table:table-cell>
          <table:table-cell table:style-name="ce10" table:formula="of:=CONCATENATE(TEXT(MOD(INT([.C547]/60);60);&quot;00&quot;);&quot;:&quot;;TEXT(MOD([.C547];60);&quot;00,0&quot;))" office:value-type="string" office:string-value="10:18,0" calcext:value-type="string">
            <text:p>10:18,0</text:p>
          </table:table-cell>
          <table:table-cell table:formula="of:=[.C547]+[.E546]" office:value-type="float" office:value="318144" calcext:value-type="float">
            <text:p>318144,0</text:p>
          </table:table-cell>
          <table:table-cell table:formula="of:=CONCATENATE(TEXT(INT([.E547]/(60*60*24));&quot;00&quot;);&quot; &quot;;TEXT(MOD(INT([.E547]/(60*60));24);&quot;00&quot;);&quot;:&quot;;TEXT(MOD(INT([.E547]/60);60);&quot;00&quot;);&quot;:&quot;;TEXT(MOD([.E547];60);&quot;00,0&quot;))" office:value-type="string" office:string-value="03 16:22:24,0" calcext:value-type="string">
            <text:p>03 16:22:24,0</text:p>
          </table:table-cell>
          <table:table-cell table:formula="of:=IF ([.J547]&lt;&gt;&quot;&quot;;[.J547]+[.C547];[.G546]+[.C547])" office:value-type="float" office:value="1446749522" calcext:value-type="float">
            <text:p>1446749522</text:p>
          </table:table-cell>
          <table:table-cell table:formula="of:=[.G547]/86400+DATEVALUE(&quot;1970-01-01 00:00:00&quot;)" office:value-type="date" office:date-value="2015-11-05T18:52:02" calcext:value-type="date">
            <text:p>2015/11/05 18:52:02</text:p>
          </table:table-cell>
          <table:table-cell table:number-columns-repeated="6"/>
        </table:table-row>
        <table:table-row table:style-name="ro1">
          <table:table-cell table:formula="of:=[.A547]+1" office:value-type="float" office:value="547" calcext:value-type="float">
            <text:p>547</text:p>
          </table:table-cell>
          <table:table-cell table:formula="of:=[.A548]*1000*50" office:value-type="float" office:value="27350000" calcext:value-type="float">
            <text:p>27350000</text:p>
          </table:table-cell>
          <table:table-cell office:value-type="float" office:value="591" calcext:value-type="float">
            <text:p>591,0</text:p>
          </table:table-cell>
          <table:table-cell table:style-name="ce10" table:formula="of:=CONCATENATE(TEXT(MOD(INT([.C548]/60);60);&quot;00&quot;);&quot;:&quot;;TEXT(MOD([.C548];60);&quot;00,0&quot;))" office:value-type="string" office:string-value="09:51,0" calcext:value-type="string">
            <text:p>09:51,0</text:p>
          </table:table-cell>
          <table:table-cell table:formula="of:=[.C548]+[.E547]" office:value-type="float" office:value="318735" calcext:value-type="float">
            <text:p>318735,0</text:p>
          </table:table-cell>
          <table:table-cell table:formula="of:=CONCATENATE(TEXT(INT([.E548]/(60*60*24));&quot;00&quot;);&quot; &quot;;TEXT(MOD(INT([.E548]/(60*60));24);&quot;00&quot;);&quot;:&quot;;TEXT(MOD(INT([.E548]/60);60);&quot;00&quot;);&quot;:&quot;;TEXT(MOD([.E548];60);&quot;00,0&quot;))" office:value-type="string" office:string-value="03 16:32:15,0" calcext:value-type="string">
            <text:p>03 16:32:15,0</text:p>
          </table:table-cell>
          <table:table-cell table:formula="of:=IF ([.J548]&lt;&gt;&quot;&quot;;[.J548]+[.C548];[.G547]+[.C548])" office:value-type="float" office:value="1446750113" calcext:value-type="float">
            <text:p>1446750113</text:p>
          </table:table-cell>
          <table:table-cell table:formula="of:=[.G548]/86400+DATEVALUE(&quot;1970-01-01 00:00:00&quot;)" office:value-type="date" office:date-value="2015-11-05T19:01:53" calcext:value-type="date">
            <text:p>2015/11/05 19:01:53</text:p>
          </table:table-cell>
          <table:table-cell table:number-columns-repeated="6"/>
        </table:table-row>
        <table:table-row table:style-name="ro1">
          <table:table-cell table:formula="of:=[.A548]+1" office:value-type="float" office:value="548" calcext:value-type="float">
            <text:p>548</text:p>
          </table:table-cell>
          <table:table-cell table:formula="of:=[.A549]*1000*50" office:value-type="float" office:value="27400000" calcext:value-type="float">
            <text:p>27400000</text:p>
          </table:table-cell>
          <table:table-cell office:value-type="float" office:value="658" calcext:value-type="float">
            <text:p>658,0</text:p>
          </table:table-cell>
          <table:table-cell table:style-name="ce10" table:formula="of:=CONCATENATE(TEXT(MOD(INT([.C549]/60);60);&quot;00&quot;);&quot;:&quot;;TEXT(MOD([.C549];60);&quot;00,0&quot;))" office:value-type="string" office:string-value="10:58,0" calcext:value-type="string">
            <text:p>10:58,0</text:p>
          </table:table-cell>
          <table:table-cell table:formula="of:=[.C549]+[.E548]" office:value-type="float" office:value="319393" calcext:value-type="float">
            <text:p>319393,0</text:p>
          </table:table-cell>
          <table:table-cell table:formula="of:=CONCATENATE(TEXT(INT([.E549]/(60*60*24));&quot;00&quot;);&quot; &quot;;TEXT(MOD(INT([.E549]/(60*60));24);&quot;00&quot;);&quot;:&quot;;TEXT(MOD(INT([.E549]/60);60);&quot;00&quot;);&quot;:&quot;;TEXT(MOD([.E549];60);&quot;00,0&quot;))" office:value-type="string" office:string-value="03 16:43:13,0" calcext:value-type="string">
            <text:p>03 16:43:13,0</text:p>
          </table:table-cell>
          <table:table-cell table:formula="of:=IF ([.J549]&lt;&gt;&quot;&quot;;[.J549]+[.C549];[.G548]+[.C549])" office:value-type="float" office:value="1446750771" calcext:value-type="float">
            <text:p>1446750771</text:p>
          </table:table-cell>
          <table:table-cell table:formula="of:=[.G549]/86400+DATEVALUE(&quot;1970-01-01 00:00:00&quot;)" office:value-type="date" office:date-value="2015-11-05T19:12:51" calcext:value-type="date">
            <text:p>2015/11/05 19:12:51</text:p>
          </table:table-cell>
          <table:table-cell table:number-columns-repeated="6"/>
        </table:table-row>
        <table:table-row table:style-name="ro1">
          <table:table-cell table:formula="of:=[.A549]+1" office:value-type="float" office:value="549" calcext:value-type="float">
            <text:p>549</text:p>
          </table:table-cell>
          <table:table-cell table:formula="of:=[.A550]*1000*50" office:value-type="float" office:value="27450000" calcext:value-type="float">
            <text:p>27450000</text:p>
          </table:table-cell>
          <table:table-cell office:value-type="float" office:value="847" calcext:value-type="float">
            <text:p>847,0</text:p>
          </table:table-cell>
          <table:table-cell table:style-name="ce10" table:formula="of:=CONCATENATE(TEXT(MOD(INT([.C550]/60);60);&quot;00&quot;);&quot;:&quot;;TEXT(MOD([.C550];60);&quot;00,0&quot;))" office:value-type="string" office:string-value="14:07,0" calcext:value-type="string">
            <text:p>14:07,0</text:p>
          </table:table-cell>
          <table:table-cell table:formula="of:=[.C550]+[.E549]" office:value-type="float" office:value="320240" calcext:value-type="float">
            <text:p>320240,0</text:p>
          </table:table-cell>
          <table:table-cell table:formula="of:=CONCATENATE(TEXT(INT([.E550]/(60*60*24));&quot;00&quot;);&quot; &quot;;TEXT(MOD(INT([.E550]/(60*60));24);&quot;00&quot;);&quot;:&quot;;TEXT(MOD(INT([.E550]/60);60);&quot;00&quot;);&quot;:&quot;;TEXT(MOD([.E550];60);&quot;00,0&quot;))" office:value-type="string" office:string-value="03 16:57:20,0" calcext:value-type="string">
            <text:p>03 16:57:20,0</text:p>
          </table:table-cell>
          <table:table-cell table:formula="of:=IF ([.J550]&lt;&gt;&quot;&quot;;[.J550]+[.C550];[.G549]+[.C550])" office:value-type="float" office:value="1446751618" calcext:value-type="float">
            <text:p>1446751618</text:p>
          </table:table-cell>
          <table:table-cell table:formula="of:=[.G550]/86400+DATEVALUE(&quot;1970-01-01 00:00:00&quot;)" office:value-type="date" office:date-value="2015-11-05T19:26:58" calcext:value-type="date">
            <text:p>2015/11/05 19:26:58</text:p>
          </table:table-cell>
          <table:table-cell table:number-columns-repeated="6"/>
        </table:table-row>
        <table:table-row table:style-name="ro1">
          <table:table-cell table:formula="of:=[.A550]+1" office:value-type="float" office:value="550" calcext:value-type="float">
            <text:p>550</text:p>
          </table:table-cell>
          <table:table-cell table:formula="of:=[.A551]*1000*50" office:value-type="float" office:value="27500000" calcext:value-type="float">
            <text:p>27500000</text:p>
          </table:table-cell>
          <table:table-cell office:value-type="float" office:value="828" calcext:value-type="float">
            <text:p>828,0</text:p>
          </table:table-cell>
          <table:table-cell table:style-name="ce10" table:formula="of:=CONCATENATE(TEXT(MOD(INT([.C551]/60);60);&quot;00&quot;);&quot;:&quot;;TEXT(MOD([.C551];60);&quot;00,0&quot;))" office:value-type="string" office:string-value="13:48,0" calcext:value-type="string">
            <text:p>13:48,0</text:p>
          </table:table-cell>
          <table:table-cell table:formula="of:=[.C551]+[.E550]" office:value-type="float" office:value="321068" calcext:value-type="float">
            <text:p>321068,0</text:p>
          </table:table-cell>
          <table:table-cell table:formula="of:=CONCATENATE(TEXT(INT([.E551]/(60*60*24));&quot;00&quot;);&quot; &quot;;TEXT(MOD(INT([.E551]/(60*60));24);&quot;00&quot;);&quot;:&quot;;TEXT(MOD(INT([.E551]/60);60);&quot;00&quot;);&quot;:&quot;;TEXT(MOD([.E551];60);&quot;00,0&quot;))" office:value-type="string" office:string-value="03 17:11:08,0" calcext:value-type="string">
            <text:p>03 17:11:08,0</text:p>
          </table:table-cell>
          <table:table-cell table:formula="of:=IF ([.J551]&lt;&gt;&quot;&quot;;[.J551]+[.C551];[.G550]+[.C551])" office:value-type="float" office:value="1446752446" calcext:value-type="float">
            <text:p>1446752446</text:p>
          </table:table-cell>
          <table:table-cell table:formula="of:=[.G551]/86400+DATEVALUE(&quot;1970-01-01 00:00:00&quot;)" office:value-type="date" office:date-value="2015-11-05T19:40:46" calcext:value-type="date">
            <text:p>2015/11/05 19:40:46</text:p>
          </table:table-cell>
          <table:table-cell table:number-columns-repeated="6"/>
        </table:table-row>
        <table:table-row table:style-name="ro1">
          <table:table-cell table:formula="of:=[.A551]+1" office:value-type="float" office:value="551" calcext:value-type="float">
            <text:p>551</text:p>
          </table:table-cell>
          <table:table-cell table:formula="of:=[.A552]*1000*50" office:value-type="float" office:value="27550000" calcext:value-type="float">
            <text:p>27550000</text:p>
          </table:table-cell>
          <table:table-cell office:value-type="float" office:value="590" calcext:value-type="float">
            <text:p>590,0</text:p>
          </table:table-cell>
          <table:table-cell table:style-name="ce10" table:formula="of:=CONCATENATE(TEXT(MOD(INT([.C552]/60);60);&quot;00&quot;);&quot;:&quot;;TEXT(MOD([.C552];60);&quot;00,0&quot;))" office:value-type="string" office:string-value="09:50,0" calcext:value-type="string">
            <text:p>09:50,0</text:p>
          </table:table-cell>
          <table:table-cell table:formula="of:=[.C552]+[.E551]" office:value-type="float" office:value="321658" calcext:value-type="float">
            <text:p>321658,0</text:p>
          </table:table-cell>
          <table:table-cell table:formula="of:=CONCATENATE(TEXT(INT([.E552]/(60*60*24));&quot;00&quot;);&quot; &quot;;TEXT(MOD(INT([.E552]/(60*60));24);&quot;00&quot;);&quot;:&quot;;TEXT(MOD(INT([.E552]/60);60);&quot;00&quot;);&quot;:&quot;;TEXT(MOD([.E552];60);&quot;00,0&quot;))" office:value-type="string" office:string-value="03 17:20:58,0" calcext:value-type="string">
            <text:p>03 17:20:58,0</text:p>
          </table:table-cell>
          <table:table-cell table:formula="of:=IF ([.J552]&lt;&gt;&quot;&quot;;[.J552]+[.C552];[.G551]+[.C552])" office:value-type="float" office:value="1446753036" calcext:value-type="float">
            <text:p>1446753036</text:p>
          </table:table-cell>
          <table:table-cell table:formula="of:=[.G552]/86400+DATEVALUE(&quot;1970-01-01 00:00:00&quot;)" office:value-type="date" office:date-value="2015-11-05T19:50:36" calcext:value-type="date">
            <text:p>2015/11/05 19:50:36</text:p>
          </table:table-cell>
          <table:table-cell table:number-columns-repeated="6"/>
        </table:table-row>
        <table:table-row table:style-name="ro1">
          <table:table-cell table:formula="of:=[.A552]+1" office:value-type="float" office:value="552" calcext:value-type="float">
            <text:p>552</text:p>
          </table:table-cell>
          <table:table-cell table:formula="of:=[.A553]*1000*50" office:value-type="float" office:value="27600000" calcext:value-type="float">
            <text:p>27600000</text:p>
          </table:table-cell>
          <table:table-cell office:value-type="float" office:value="573" calcext:value-type="float">
            <text:p>573,0</text:p>
          </table:table-cell>
          <table:table-cell table:style-name="ce10" table:formula="of:=CONCATENATE(TEXT(MOD(INT([.C553]/60);60);&quot;00&quot;);&quot;:&quot;;TEXT(MOD([.C553];60);&quot;00,0&quot;))" office:value-type="string" office:string-value="09:33,0" calcext:value-type="string">
            <text:p>09:33,0</text:p>
          </table:table-cell>
          <table:table-cell table:formula="of:=[.C553]+[.E552]" office:value-type="float" office:value="322231" calcext:value-type="float">
            <text:p>322231,0</text:p>
          </table:table-cell>
          <table:table-cell table:formula="of:=CONCATENATE(TEXT(INT([.E553]/(60*60*24));&quot;00&quot;);&quot; &quot;;TEXT(MOD(INT([.E553]/(60*60));24);&quot;00&quot;);&quot;:&quot;;TEXT(MOD(INT([.E553]/60);60);&quot;00&quot;);&quot;:&quot;;TEXT(MOD([.E553];60);&quot;00,0&quot;))" office:value-type="string" office:string-value="03 17:30:31,0" calcext:value-type="string">
            <text:p>03 17:30:31,0</text:p>
          </table:table-cell>
          <table:table-cell table:formula="of:=IF ([.J553]&lt;&gt;&quot;&quot;;[.J553]+[.C553];[.G552]+[.C553])" office:value-type="float" office:value="1446753609" calcext:value-type="float">
            <text:p>1446753609</text:p>
          </table:table-cell>
          <table:table-cell table:formula="of:=[.G553]/86400+DATEVALUE(&quot;1970-01-01 00:00:00&quot;)" office:value-type="date" office:date-value="2015-11-05T20:00:09" calcext:value-type="date">
            <text:p>2015/11/05 20:00:09</text:p>
          </table:table-cell>
          <table:table-cell table:number-columns-repeated="6"/>
        </table:table-row>
        <table:table-row table:style-name="ro1">
          <table:table-cell table:formula="of:=[.A553]+1" office:value-type="float" office:value="553" calcext:value-type="float">
            <text:p>553</text:p>
          </table:table-cell>
          <table:table-cell table:formula="of:=[.A554]*1000*50" office:value-type="float" office:value="27650000" calcext:value-type="float">
            <text:p>27650000</text:p>
          </table:table-cell>
          <table:table-cell office:value-type="float" office:value="591" calcext:value-type="float">
            <text:p>591,0</text:p>
          </table:table-cell>
          <table:table-cell table:style-name="ce10" table:formula="of:=CONCATENATE(TEXT(MOD(INT([.C554]/60);60);&quot;00&quot;);&quot;:&quot;;TEXT(MOD([.C554];60);&quot;00,0&quot;))" office:value-type="string" office:string-value="09:51,0" calcext:value-type="string">
            <text:p>09:51,0</text:p>
          </table:table-cell>
          <table:table-cell table:formula="of:=[.C554]+[.E553]" office:value-type="float" office:value="322822" calcext:value-type="float">
            <text:p>322822,0</text:p>
          </table:table-cell>
          <table:table-cell table:formula="of:=CONCATENATE(TEXT(INT([.E554]/(60*60*24));&quot;00&quot;);&quot; &quot;;TEXT(MOD(INT([.E554]/(60*60));24);&quot;00&quot;);&quot;:&quot;;TEXT(MOD(INT([.E554]/60);60);&quot;00&quot;);&quot;:&quot;;TEXT(MOD([.E554];60);&quot;00,0&quot;))" office:value-type="string" office:string-value="03 17:40:22,0" calcext:value-type="string">
            <text:p>03 17:40:22,0</text:p>
          </table:table-cell>
          <table:table-cell table:formula="of:=IF ([.J554]&lt;&gt;&quot;&quot;;[.J554]+[.C554];[.G553]+[.C554])" office:value-type="float" office:value="1446754200" calcext:value-type="float">
            <text:p>1446754200</text:p>
          </table:table-cell>
          <table:table-cell table:formula="of:=[.G554]/86400+DATEVALUE(&quot;1970-01-01 00:00:00&quot;)" office:value-type="date" office:date-value="2015-11-05T20:10:00" calcext:value-type="date">
            <text:p>2015/11/05 20:10:00</text:p>
          </table:table-cell>
          <table:table-cell table:number-columns-repeated="6"/>
        </table:table-row>
        <table:table-row table:style-name="ro1">
          <table:table-cell table:formula="of:=[.A554]+1" office:value-type="float" office:value="554" calcext:value-type="float">
            <text:p>554</text:p>
          </table:table-cell>
          <table:table-cell table:formula="of:=[.A555]*1000*50" office:value-type="float" office:value="27700000" calcext:value-type="float">
            <text:p>27700000</text:p>
          </table:table-cell>
          <table:table-cell office:value-type="float" office:value="584" calcext:value-type="float">
            <text:p>584,0</text:p>
          </table:table-cell>
          <table:table-cell table:style-name="ce10" table:formula="of:=CONCATENATE(TEXT(MOD(INT([.C555]/60);60);&quot;00&quot;);&quot;:&quot;;TEXT(MOD([.C555];60);&quot;00,0&quot;))" office:value-type="string" office:string-value="09:44,0" calcext:value-type="string">
            <text:p>09:44,0</text:p>
          </table:table-cell>
          <table:table-cell table:formula="of:=[.C555]+[.E554]" office:value-type="float" office:value="323406" calcext:value-type="float">
            <text:p>323406,0</text:p>
          </table:table-cell>
          <table:table-cell table:formula="of:=CONCATENATE(TEXT(INT([.E555]/(60*60*24));&quot;00&quot;);&quot; &quot;;TEXT(MOD(INT([.E555]/(60*60));24);&quot;00&quot;);&quot;:&quot;;TEXT(MOD(INT([.E555]/60);60);&quot;00&quot;);&quot;:&quot;;TEXT(MOD([.E555];60);&quot;00,0&quot;))" office:value-type="string" office:string-value="03 17:50:06,0" calcext:value-type="string">
            <text:p>03 17:50:06,0</text:p>
          </table:table-cell>
          <table:table-cell table:formula="of:=IF ([.J555]&lt;&gt;&quot;&quot;;[.J555]+[.C555];[.G554]+[.C555])" office:value-type="float" office:value="1446754784" calcext:value-type="float">
            <text:p>1446754784</text:p>
          </table:table-cell>
          <table:table-cell table:formula="of:=[.G555]/86400+DATEVALUE(&quot;1970-01-01 00:00:00&quot;)" office:value-type="date" office:date-value="2015-11-05T20:19:44" calcext:value-type="date">
            <text:p>2015/11/05 20:19:44</text:p>
          </table:table-cell>
          <table:table-cell table:number-columns-repeated="6"/>
        </table:table-row>
        <table:table-row table:style-name="ro1">
          <table:table-cell table:formula="of:=[.A555]+1" office:value-type="float" office:value="555" calcext:value-type="float">
            <text:p>555</text:p>
          </table:table-cell>
          <table:table-cell table:formula="of:=[.A556]*1000*50" office:value-type="float" office:value="27750000" calcext:value-type="float">
            <text:p>27750000</text:p>
          </table:table-cell>
          <table:table-cell office:value-type="float" office:value="599" calcext:value-type="float">
            <text:p>599,0</text:p>
          </table:table-cell>
          <table:table-cell table:style-name="ce10" table:formula="of:=CONCATENATE(TEXT(MOD(INT([.C556]/60);60);&quot;00&quot;);&quot;:&quot;;TEXT(MOD([.C556];60);&quot;00,0&quot;))" office:value-type="string" office:string-value="09:59,0" calcext:value-type="string">
            <text:p>09:59,0</text:p>
          </table:table-cell>
          <table:table-cell table:formula="of:=[.C556]+[.E555]" office:value-type="float" office:value="324005" calcext:value-type="float">
            <text:p>324005,0</text:p>
          </table:table-cell>
          <table:table-cell table:formula="of:=CONCATENATE(TEXT(INT([.E556]/(60*60*24));&quot;00&quot;);&quot; &quot;;TEXT(MOD(INT([.E556]/(60*60));24);&quot;00&quot;);&quot;:&quot;;TEXT(MOD(INT([.E556]/60);60);&quot;00&quot;);&quot;:&quot;;TEXT(MOD([.E556];60);&quot;00,0&quot;))" office:value-type="string" office:string-value="03 18:00:05,0" calcext:value-type="string">
            <text:p>03 18:00:05,0</text:p>
          </table:table-cell>
          <table:table-cell table:formula="of:=IF ([.J556]&lt;&gt;&quot;&quot;;[.J556]+[.C556];[.G555]+[.C556])" office:value-type="float" office:value="1446755383" calcext:value-type="float">
            <text:p>1446755383</text:p>
          </table:table-cell>
          <table:table-cell table:formula="of:=[.G556]/86400+DATEVALUE(&quot;1970-01-01 00:00:00&quot;)" office:value-type="date" office:date-value="2015-11-05T20:29:43" calcext:value-type="date">
            <text:p>2015/11/05 20:29:43</text:p>
          </table:table-cell>
          <table:table-cell table:number-columns-repeated="6"/>
        </table:table-row>
        <table:table-row table:style-name="ro1">
          <table:table-cell table:formula="of:=[.A556]+1" office:value-type="float" office:value="556" calcext:value-type="float">
            <text:p>556</text:p>
          </table:table-cell>
          <table:table-cell table:formula="of:=[.A557]*1000*50" office:value-type="float" office:value="27800000" calcext:value-type="float">
            <text:p>27800000</text:p>
          </table:table-cell>
          <table:table-cell office:value-type="float" office:value="657" calcext:value-type="float">
            <text:p>657,0</text:p>
          </table:table-cell>
          <table:table-cell table:style-name="ce10" table:formula="of:=CONCATENATE(TEXT(MOD(INT([.C557]/60);60);&quot;00&quot;);&quot;:&quot;;TEXT(MOD([.C557];60);&quot;00,0&quot;))" office:value-type="string" office:string-value="10:57,0" calcext:value-type="string">
            <text:p>10:57,0</text:p>
          </table:table-cell>
          <table:table-cell table:formula="of:=[.C557]+[.E556]" office:value-type="float" office:value="324662" calcext:value-type="float">
            <text:p>324662,0</text:p>
          </table:table-cell>
          <table:table-cell table:formula="of:=CONCATENATE(TEXT(INT([.E557]/(60*60*24));&quot;00&quot;);&quot; &quot;;TEXT(MOD(INT([.E557]/(60*60));24);&quot;00&quot;);&quot;:&quot;;TEXT(MOD(INT([.E557]/60);60);&quot;00&quot;);&quot;:&quot;;TEXT(MOD([.E557];60);&quot;00,0&quot;))" office:value-type="string" office:string-value="03 18:11:02,0" calcext:value-type="string">
            <text:p>03 18:11:02,0</text:p>
          </table:table-cell>
          <table:table-cell table:formula="of:=IF ([.J557]&lt;&gt;&quot;&quot;;[.J557]+[.C557];[.G556]+[.C557])" office:value-type="float" office:value="1446756040" calcext:value-type="float">
            <text:p>1446756040</text:p>
          </table:table-cell>
          <table:table-cell table:formula="of:=[.G557]/86400+DATEVALUE(&quot;1970-01-01 00:00:00&quot;)" office:value-type="date" office:date-value="2015-11-05T20:40:40" calcext:value-type="date">
            <text:p>2015/11/05 20:40:40</text:p>
          </table:table-cell>
          <table:table-cell table:number-columns-repeated="6"/>
        </table:table-row>
        <table:table-row table:style-name="ro1">
          <table:table-cell table:formula="of:=[.A557]+1" office:value-type="float" office:value="557" calcext:value-type="float">
            <text:p>557</text:p>
          </table:table-cell>
          <table:table-cell table:formula="of:=[.A558]*1000*50" office:value-type="float" office:value="27850000" calcext:value-type="float">
            <text:p>27850000</text:p>
          </table:table-cell>
          <table:table-cell office:value-type="float" office:value="643" calcext:value-type="float">
            <text:p>643,0</text:p>
          </table:table-cell>
          <table:table-cell table:style-name="ce10" table:formula="of:=CONCATENATE(TEXT(MOD(INT([.C558]/60);60);&quot;00&quot;);&quot;:&quot;;TEXT(MOD([.C558];60);&quot;00,0&quot;))" office:value-type="string" office:string-value="10:43,0" calcext:value-type="string">
            <text:p>10:43,0</text:p>
          </table:table-cell>
          <table:table-cell table:formula="of:=[.C558]+[.E557]" office:value-type="float" office:value="325305" calcext:value-type="float">
            <text:p>325305,0</text:p>
          </table:table-cell>
          <table:table-cell table:formula="of:=CONCATENATE(TEXT(INT([.E558]/(60*60*24));&quot;00&quot;);&quot; &quot;;TEXT(MOD(INT([.E558]/(60*60));24);&quot;00&quot;);&quot;:&quot;;TEXT(MOD(INT([.E558]/60);60);&quot;00&quot;);&quot;:&quot;;TEXT(MOD([.E558];60);&quot;00,0&quot;))" office:value-type="string" office:string-value="03 18:21:45,0" calcext:value-type="string">
            <text:p>03 18:21:45,0</text:p>
          </table:table-cell>
          <table:table-cell table:formula="of:=IF ([.J558]&lt;&gt;&quot;&quot;;[.J558]+[.C558];[.G557]+[.C558])" office:value-type="float" office:value="1446756683" calcext:value-type="float">
            <text:p>1446756683</text:p>
          </table:table-cell>
          <table:table-cell table:formula="of:=[.G558]/86400+DATEVALUE(&quot;1970-01-01 00:00:00&quot;)" office:value-type="date" office:date-value="2015-11-05T20:51:23" calcext:value-type="date">
            <text:p>2015/11/05 20:51:23</text:p>
          </table:table-cell>
          <table:table-cell table:number-columns-repeated="6"/>
        </table:table-row>
        <table:table-row table:style-name="ro1">
          <table:table-cell table:formula="of:=[.A558]+1" office:value-type="float" office:value="558" calcext:value-type="float">
            <text:p>558</text:p>
          </table:table-cell>
          <table:table-cell table:formula="of:=[.A559]*1000*50" office:value-type="float" office:value="27900000" calcext:value-type="float">
            <text:p>27900000</text:p>
          </table:table-cell>
          <table:table-cell office:value-type="float" office:value="612" calcext:value-type="float">
            <text:p>612,0</text:p>
          </table:table-cell>
          <table:table-cell table:style-name="ce10" table:formula="of:=CONCATENATE(TEXT(MOD(INT([.C559]/60);60);&quot;00&quot;);&quot;:&quot;;TEXT(MOD([.C559];60);&quot;00,0&quot;))" office:value-type="string" office:string-value="10:12,0" calcext:value-type="string">
            <text:p>10:12,0</text:p>
          </table:table-cell>
          <table:table-cell table:formula="of:=[.C559]+[.E558]" office:value-type="float" office:value="325917" calcext:value-type="float">
            <text:p>325917,0</text:p>
          </table:table-cell>
          <table:table-cell table:formula="of:=CONCATENATE(TEXT(INT([.E559]/(60*60*24));&quot;00&quot;);&quot; &quot;;TEXT(MOD(INT([.E559]/(60*60));24);&quot;00&quot;);&quot;:&quot;;TEXT(MOD(INT([.E559]/60);60);&quot;00&quot;);&quot;:&quot;;TEXT(MOD([.E559];60);&quot;00,0&quot;))" office:value-type="string" office:string-value="03 18:31:57,0" calcext:value-type="string">
            <text:p>03 18:31:57,0</text:p>
          </table:table-cell>
          <table:table-cell table:formula="of:=IF ([.J559]&lt;&gt;&quot;&quot;;[.J559]+[.C559];[.G558]+[.C559])" office:value-type="float" office:value="1446757295" calcext:value-type="float">
            <text:p>1446757295</text:p>
          </table:table-cell>
          <table:table-cell table:formula="of:=[.G559]/86400+DATEVALUE(&quot;1970-01-01 00:00:00&quot;)" office:value-type="date" office:date-value="2015-11-05T21:01:35" calcext:value-type="date">
            <text:p>2015/11/05 21:01:35</text:p>
          </table:table-cell>
          <table:table-cell table:number-columns-repeated="6"/>
        </table:table-row>
        <table:table-row table:style-name="ro1">
          <table:table-cell table:formula="of:=[.A559]+1" office:value-type="float" office:value="559" calcext:value-type="float">
            <text:p>559</text:p>
          </table:table-cell>
          <table:table-cell table:formula="of:=[.A560]*1000*50" office:value-type="float" office:value="27950000" calcext:value-type="float">
            <text:p>27950000</text:p>
          </table:table-cell>
          <table:table-cell office:value-type="float" office:value="657" calcext:value-type="float">
            <text:p>657,0</text:p>
          </table:table-cell>
          <table:table-cell table:style-name="ce10" table:formula="of:=CONCATENATE(TEXT(MOD(INT([.C560]/60);60);&quot;00&quot;);&quot;:&quot;;TEXT(MOD([.C560];60);&quot;00,0&quot;))" office:value-type="string" office:string-value="10:57,0" calcext:value-type="string">
            <text:p>10:57,0</text:p>
          </table:table-cell>
          <table:table-cell table:formula="of:=[.C560]+[.E559]" office:value-type="float" office:value="326574" calcext:value-type="float">
            <text:p>326574,0</text:p>
          </table:table-cell>
          <table:table-cell table:formula="of:=CONCATENATE(TEXT(INT([.E560]/(60*60*24));&quot;00&quot;);&quot; &quot;;TEXT(MOD(INT([.E560]/(60*60));24);&quot;00&quot;);&quot;:&quot;;TEXT(MOD(INT([.E560]/60);60);&quot;00&quot;);&quot;:&quot;;TEXT(MOD([.E560];60);&quot;00,0&quot;))" office:value-type="string" office:string-value="03 18:42:54,0" calcext:value-type="string">
            <text:p>03 18:42:54,0</text:p>
          </table:table-cell>
          <table:table-cell table:formula="of:=IF ([.J560]&lt;&gt;&quot;&quot;;[.J560]+[.C560];[.G559]+[.C560])" office:value-type="float" office:value="1446757952" calcext:value-type="float">
            <text:p>1446757952</text:p>
          </table:table-cell>
          <table:table-cell table:formula="of:=[.G560]/86400+DATEVALUE(&quot;1970-01-01 00:00:00&quot;)" office:value-type="date" office:date-value="2015-11-05T21:12:32" calcext:value-type="date">
            <text:p>2015/11/05 21:12:32</text:p>
          </table:table-cell>
          <table:table-cell table:number-columns-repeated="6"/>
        </table:table-row>
        <table:table-row table:style-name="ro1">
          <table:table-cell table:formula="of:=[.A560]+1" office:value-type="float" office:value="560" calcext:value-type="float">
            <text:p>560</text:p>
          </table:table-cell>
          <table:table-cell table:formula="of:=[.A561]*1000*50" office:value-type="float" office:value="28000000" calcext:value-type="float">
            <text:p>28000000</text:p>
          </table:table-cell>
          <table:table-cell office:value-type="float" office:value="611" calcext:value-type="float">
            <text:p>611,0</text:p>
          </table:table-cell>
          <table:table-cell table:style-name="ce10" table:formula="of:=CONCATENATE(TEXT(MOD(INT([.C561]/60);60);&quot;00&quot;);&quot;:&quot;;TEXT(MOD([.C561];60);&quot;00,0&quot;))" office:value-type="string" office:string-value="10:11,0" calcext:value-type="string">
            <text:p>10:11,0</text:p>
          </table:table-cell>
          <table:table-cell table:formula="of:=[.C561]+[.E560]" office:value-type="float" office:value="327185" calcext:value-type="float">
            <text:p>327185,0</text:p>
          </table:table-cell>
          <table:table-cell table:formula="of:=CONCATENATE(TEXT(INT([.E561]/(60*60*24));&quot;00&quot;);&quot; &quot;;TEXT(MOD(INT([.E561]/(60*60));24);&quot;00&quot;);&quot;:&quot;;TEXT(MOD(INT([.E561]/60);60);&quot;00&quot;);&quot;:&quot;;TEXT(MOD([.E561];60);&quot;00,0&quot;))" office:value-type="string" office:string-value="03 18:53:05,0" calcext:value-type="string">
            <text:p>03 18:53:05,0</text:p>
          </table:table-cell>
          <table:table-cell table:formula="of:=IF ([.J561]&lt;&gt;&quot;&quot;;[.J561]+[.C561];[.G560]+[.C561])" office:value-type="float" office:value="1446758563" calcext:value-type="float">
            <text:p>1446758563</text:p>
          </table:table-cell>
          <table:table-cell table:formula="of:=[.G561]/86400+DATEVALUE(&quot;1970-01-01 00:00:00&quot;)" office:value-type="date" office:date-value="2015-11-05T21:22:43" calcext:value-type="date">
            <text:p>2015/11/05 21:22:43</text:p>
          </table:table-cell>
          <table:table-cell table:number-columns-repeated="6"/>
        </table:table-row>
        <table:table-row table:style-name="ro1">
          <table:table-cell table:formula="of:=[.A561]+1" office:value-type="float" office:value="561" calcext:value-type="float">
            <text:p>561</text:p>
          </table:table-cell>
          <table:table-cell table:formula="of:=[.A562]*1000*50" office:value-type="float" office:value="28050000" calcext:value-type="float">
            <text:p>28050000</text:p>
          </table:table-cell>
          <table:table-cell office:value-type="float" office:value="609" calcext:value-type="float">
            <text:p>609,0</text:p>
          </table:table-cell>
          <table:table-cell table:style-name="ce10" table:formula="of:=CONCATENATE(TEXT(MOD(INT([.C562]/60);60);&quot;00&quot;);&quot;:&quot;;TEXT(MOD([.C562];60);&quot;00,0&quot;))" office:value-type="string" office:string-value="10:09,0" calcext:value-type="string">
            <text:p>10:09,0</text:p>
          </table:table-cell>
          <table:table-cell table:formula="of:=[.C562]+[.E561]" office:value-type="float" office:value="327794" calcext:value-type="float">
            <text:p>327794,0</text:p>
          </table:table-cell>
          <table:table-cell table:formula="of:=CONCATENATE(TEXT(INT([.E562]/(60*60*24));&quot;00&quot;);&quot; &quot;;TEXT(MOD(INT([.E562]/(60*60));24);&quot;00&quot;);&quot;:&quot;;TEXT(MOD(INT([.E562]/60);60);&quot;00&quot;);&quot;:&quot;;TEXT(MOD([.E562];60);&quot;00,0&quot;))" office:value-type="string" office:string-value="03 19:03:14,0" calcext:value-type="string">
            <text:p>03 19:03:14,0</text:p>
          </table:table-cell>
          <table:table-cell table:formula="of:=IF ([.J562]&lt;&gt;&quot;&quot;;[.J562]+[.C562];[.G561]+[.C562])" office:value-type="float" office:value="1446759172" calcext:value-type="float">
            <text:p>1446759172</text:p>
          </table:table-cell>
          <table:table-cell table:formula="of:=[.G562]/86400+DATEVALUE(&quot;1970-01-01 00:00:00&quot;)" office:value-type="date" office:date-value="2015-11-05T21:32:52" calcext:value-type="date">
            <text:p>2015/11/05 21:32:52</text:p>
          </table:table-cell>
          <table:table-cell table:number-columns-repeated="6"/>
        </table:table-row>
        <table:table-row table:style-name="ro1">
          <table:table-cell table:formula="of:=[.A562]+1" office:value-type="float" office:value="562" calcext:value-type="float">
            <text:p>562</text:p>
          </table:table-cell>
          <table:table-cell table:formula="of:=[.A563]*1000*50" office:value-type="float" office:value="28100000" calcext:value-type="float">
            <text:p>281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563]/60);60);&quot;00&quot;);&quot;:&quot;;TEXT(MOD([.C563];60);&quot;00,0&quot;))" office:value-type="string" office:string-value="09:23,0" calcext:value-type="string">
            <text:p>09:23,0</text:p>
          </table:table-cell>
          <table:table-cell table:formula="of:=[.C563]+[.E562]" office:value-type="float" office:value="328357" calcext:value-type="float">
            <text:p>328357,0</text:p>
          </table:table-cell>
          <table:table-cell table:formula="of:=CONCATENATE(TEXT(INT([.E563]/(60*60*24));&quot;00&quot;);&quot; &quot;;TEXT(MOD(INT([.E563]/(60*60));24);&quot;00&quot;);&quot;:&quot;;TEXT(MOD(INT([.E563]/60);60);&quot;00&quot;);&quot;:&quot;;TEXT(MOD([.E563];60);&quot;00,0&quot;))" office:value-type="string" office:string-value="03 19:12:37,0" calcext:value-type="string">
            <text:p>03 19:12:37,0</text:p>
          </table:table-cell>
          <table:table-cell table:formula="of:=IF ([.J563]&lt;&gt;&quot;&quot;;[.J563]+[.C563];[.G562]+[.C563])" office:value-type="float" office:value="1446759735" calcext:value-type="float">
            <text:p>1446759735</text:p>
          </table:table-cell>
          <table:table-cell table:formula="of:=[.G563]/86400+DATEVALUE(&quot;1970-01-01 00:00:00&quot;)" office:value-type="date" office:date-value="2015-11-05T21:42:15" calcext:value-type="date">
            <text:p>2015/11/05 21:42:15</text:p>
          </table:table-cell>
          <table:table-cell table:number-columns-repeated="6"/>
        </table:table-row>
        <table:table-row table:style-name="ro1">
          <table:table-cell table:formula="of:=[.A563]+1" office:value-type="float" office:value="563" calcext:value-type="float">
            <text:p>563</text:p>
          </table:table-cell>
          <table:table-cell table:formula="of:=[.A564]*1000*50" office:value-type="float" office:value="28150000" calcext:value-type="float">
            <text:p>28150000</text:p>
          </table:table-cell>
          <table:table-cell office:value-type="float" office:value="677" calcext:value-type="float">
            <text:p>677,0</text:p>
          </table:table-cell>
          <table:table-cell table:style-name="ce10" table:formula="of:=CONCATENATE(TEXT(MOD(INT([.C564]/60);60);&quot;00&quot;);&quot;:&quot;;TEXT(MOD([.C564];60);&quot;00,0&quot;))" office:value-type="string" office:string-value="11:17,0" calcext:value-type="string">
            <text:p>11:17,0</text:p>
          </table:table-cell>
          <table:table-cell table:formula="of:=[.C564]+[.E563]" office:value-type="float" office:value="329034" calcext:value-type="float">
            <text:p>329034,0</text:p>
          </table:table-cell>
          <table:table-cell table:formula="of:=CONCATENATE(TEXT(INT([.E564]/(60*60*24));&quot;00&quot;);&quot; &quot;;TEXT(MOD(INT([.E564]/(60*60));24);&quot;00&quot;);&quot;:&quot;;TEXT(MOD(INT([.E564]/60);60);&quot;00&quot;);&quot;:&quot;;TEXT(MOD([.E564];60);&quot;00,0&quot;))" office:value-type="string" office:string-value="03 19:23:54,0" calcext:value-type="string">
            <text:p>03 19:23:54,0</text:p>
          </table:table-cell>
          <table:table-cell table:formula="of:=IF ([.J564]&lt;&gt;&quot;&quot;;[.J564]+[.C564];[.G563]+[.C564])" office:value-type="float" office:value="1446760412" calcext:value-type="float">
            <text:p>1446760412</text:p>
          </table:table-cell>
          <table:table-cell table:formula="of:=[.G564]/86400+DATEVALUE(&quot;1970-01-01 00:00:00&quot;)" office:value-type="date" office:date-value="2015-11-05T21:53:32" calcext:value-type="date">
            <text:p>2015/11/05 21:53:32</text:p>
          </table:table-cell>
          <table:table-cell table:number-columns-repeated="6"/>
        </table:table-row>
        <table:table-row table:style-name="ro1">
          <table:table-cell table:formula="of:=[.A564]+1" office:value-type="float" office:value="564" calcext:value-type="float">
            <text:p>564</text:p>
          </table:table-cell>
          <table:table-cell table:formula="of:=[.A565]*1000*50" office:value-type="float" office:value="28200000" calcext:value-type="float">
            <text:p>28200000</text:p>
          </table:table-cell>
          <table:table-cell office:value-type="float" office:value="701" calcext:value-type="float">
            <text:p>701,0</text:p>
          </table:table-cell>
          <table:table-cell table:style-name="ce10" table:formula="of:=CONCATENATE(TEXT(MOD(INT([.C565]/60);60);&quot;00&quot;);&quot;:&quot;;TEXT(MOD([.C565];60);&quot;00,0&quot;))" office:value-type="string" office:string-value="11:41,0" calcext:value-type="string">
            <text:p>11:41,0</text:p>
          </table:table-cell>
          <table:table-cell table:formula="of:=[.C565]+[.E564]" office:value-type="float" office:value="329735" calcext:value-type="float">
            <text:p>329735,0</text:p>
          </table:table-cell>
          <table:table-cell table:formula="of:=CONCATENATE(TEXT(INT([.E565]/(60*60*24));&quot;00&quot;);&quot; &quot;;TEXT(MOD(INT([.E565]/(60*60));24);&quot;00&quot;);&quot;:&quot;;TEXT(MOD(INT([.E565]/60);60);&quot;00&quot;);&quot;:&quot;;TEXT(MOD([.E565];60);&quot;00,0&quot;))" office:value-type="string" office:string-value="03 19:35:35,0" calcext:value-type="string">
            <text:p>03 19:35:35,0</text:p>
          </table:table-cell>
          <table:table-cell table:formula="of:=IF ([.J565]&lt;&gt;&quot;&quot;;[.J565]+[.C565];[.G564]+[.C565])" office:value-type="float" office:value="1446761113" calcext:value-type="float">
            <text:p>1446761113</text:p>
          </table:table-cell>
          <table:table-cell table:formula="of:=[.G565]/86400+DATEVALUE(&quot;1970-01-01 00:00:00&quot;)" office:value-type="date" office:date-value="2015-11-05T22:05:13" calcext:value-type="date">
            <text:p>2015/11/05 22:05:13</text:p>
          </table:table-cell>
          <table:table-cell table:number-columns-repeated="6"/>
        </table:table-row>
        <table:table-row table:style-name="ro1">
          <table:table-cell table:formula="of:=[.A565]+1" office:value-type="float" office:value="565" calcext:value-type="float">
            <text:p>565</text:p>
          </table:table-cell>
          <table:table-cell table:formula="of:=[.A566]*1000*50" office:value-type="float" office:value="28250000" calcext:value-type="float">
            <text:p>28250000</text:p>
          </table:table-cell>
          <table:table-cell office:value-type="float" office:value="576" calcext:value-type="float">
            <text:p>576,0</text:p>
          </table:table-cell>
          <table:table-cell table:style-name="ce10" table:formula="of:=CONCATENATE(TEXT(MOD(INT([.C566]/60);60);&quot;00&quot;);&quot;:&quot;;TEXT(MOD([.C566];60);&quot;00,0&quot;))" office:value-type="string" office:string-value="09:36,0" calcext:value-type="string">
            <text:p>09:36,0</text:p>
          </table:table-cell>
          <table:table-cell table:formula="of:=[.C566]+[.E565]" office:value-type="float" office:value="330311" calcext:value-type="float">
            <text:p>330311,0</text:p>
          </table:table-cell>
          <table:table-cell table:formula="of:=CONCATENATE(TEXT(INT([.E566]/(60*60*24));&quot;00&quot;);&quot; &quot;;TEXT(MOD(INT([.E566]/(60*60));24);&quot;00&quot;);&quot;:&quot;;TEXT(MOD(INT([.E566]/60);60);&quot;00&quot;);&quot;:&quot;;TEXT(MOD([.E566];60);&quot;00,0&quot;))" office:value-type="string" office:string-value="03 19:45:11,0" calcext:value-type="string">
            <text:p>03 19:45:11,0</text:p>
          </table:table-cell>
          <table:table-cell table:formula="of:=IF ([.J566]&lt;&gt;&quot;&quot;;[.J566]+[.C566];[.G565]+[.C566])" office:value-type="float" office:value="1446761689" calcext:value-type="float">
            <text:p>1446761689</text:p>
          </table:table-cell>
          <table:table-cell table:formula="of:=[.G566]/86400+DATEVALUE(&quot;1970-01-01 00:00:00&quot;)" office:value-type="date" office:date-value="2015-11-05T22:14:49" calcext:value-type="date">
            <text:p>2015/11/05 22:14:49</text:p>
          </table:table-cell>
          <table:table-cell table:number-columns-repeated="6"/>
        </table:table-row>
        <table:table-row table:style-name="ro1">
          <table:table-cell table:formula="of:=[.A566]+1" office:value-type="float" office:value="566" calcext:value-type="float">
            <text:p>566</text:p>
          </table:table-cell>
          <table:table-cell table:formula="of:=[.A567]*1000*50" office:value-type="float" office:value="28300000" calcext:value-type="float">
            <text:p>28300000</text:p>
          </table:table-cell>
          <table:table-cell office:value-type="float" office:value="578" calcext:value-type="float">
            <text:p>578,0</text:p>
          </table:table-cell>
          <table:table-cell table:style-name="ce10" table:formula="of:=CONCATENATE(TEXT(MOD(INT([.C567]/60);60);&quot;00&quot;);&quot;:&quot;;TEXT(MOD([.C567];60);&quot;00,0&quot;))" office:value-type="string" office:string-value="09:38,0" calcext:value-type="string">
            <text:p>09:38,0</text:p>
          </table:table-cell>
          <table:table-cell table:formula="of:=[.C567]+[.E566]" office:value-type="float" office:value="330889" calcext:value-type="float">
            <text:p>330889,0</text:p>
          </table:table-cell>
          <table:table-cell table:formula="of:=CONCATENATE(TEXT(INT([.E567]/(60*60*24));&quot;00&quot;);&quot; &quot;;TEXT(MOD(INT([.E567]/(60*60));24);&quot;00&quot;);&quot;:&quot;;TEXT(MOD(INT([.E567]/60);60);&quot;00&quot;);&quot;:&quot;;TEXT(MOD([.E567];60);&quot;00,0&quot;))" office:value-type="string" office:string-value="03 19:54:49,0" calcext:value-type="string">
            <text:p>03 19:54:49,0</text:p>
          </table:table-cell>
          <table:table-cell table:formula="of:=IF ([.J567]&lt;&gt;&quot;&quot;;[.J567]+[.C567];[.G566]+[.C567])" office:value-type="float" office:value="1446762267" calcext:value-type="float">
            <text:p>1446762267</text:p>
          </table:table-cell>
          <table:table-cell table:formula="of:=[.G567]/86400+DATEVALUE(&quot;1970-01-01 00:00:00&quot;)" office:value-type="date" office:date-value="2015-11-05T22:24:27" calcext:value-type="date">
            <text:p>2015/11/05 22:24:27</text:p>
          </table:table-cell>
          <table:table-cell table:number-columns-repeated="6"/>
        </table:table-row>
        <table:table-row table:style-name="ro1">
          <table:table-cell table:formula="of:=[.A567]+1" office:value-type="float" office:value="567" calcext:value-type="float">
            <text:p>567</text:p>
          </table:table-cell>
          <table:table-cell table:formula="of:=[.A568]*1000*50" office:value-type="float" office:value="28350000" calcext:value-type="float">
            <text:p>28350000</text:p>
          </table:table-cell>
          <table:table-cell office:value-type="float" office:value="581" calcext:value-type="float">
            <text:p>581,0</text:p>
          </table:table-cell>
          <table:table-cell table:style-name="ce10" table:formula="of:=CONCATENATE(TEXT(MOD(INT([.C568]/60);60);&quot;00&quot;);&quot;:&quot;;TEXT(MOD([.C568];60);&quot;00,0&quot;))" office:value-type="string" office:string-value="09:41,0" calcext:value-type="string">
            <text:p>09:41,0</text:p>
          </table:table-cell>
          <table:table-cell table:formula="of:=[.C568]+[.E567]" office:value-type="float" office:value="331470" calcext:value-type="float">
            <text:p>331470,0</text:p>
          </table:table-cell>
          <table:table-cell table:formula="of:=CONCATENATE(TEXT(INT([.E568]/(60*60*24));&quot;00&quot;);&quot; &quot;;TEXT(MOD(INT([.E568]/(60*60));24);&quot;00&quot;);&quot;:&quot;;TEXT(MOD(INT([.E568]/60);60);&quot;00&quot;);&quot;:&quot;;TEXT(MOD([.E568];60);&quot;00,0&quot;))" office:value-type="string" office:string-value="03 20:04:30,0" calcext:value-type="string">
            <text:p>03 20:04:30,0</text:p>
          </table:table-cell>
          <table:table-cell table:formula="of:=IF ([.J568]&lt;&gt;&quot;&quot;;[.J568]+[.C568];[.G567]+[.C568])" office:value-type="float" office:value="1446762848" calcext:value-type="float">
            <text:p>1446762848</text:p>
          </table:table-cell>
          <table:table-cell table:formula="of:=[.G568]/86400+DATEVALUE(&quot;1970-01-01 00:00:00&quot;)" office:value-type="date" office:date-value="2015-11-05T22:34:08" calcext:value-type="date">
            <text:p>2015/11/05 22:34:08</text:p>
          </table:table-cell>
          <table:table-cell table:number-columns-repeated="6"/>
        </table:table-row>
        <table:table-row table:style-name="ro1">
          <table:table-cell table:formula="of:=[.A568]+1" office:value-type="float" office:value="568" calcext:value-type="float">
            <text:p>568</text:p>
          </table:table-cell>
          <table:table-cell table:formula="of:=[.A569]*1000*50" office:value-type="float" office:value="28400000" calcext:value-type="float">
            <text:p>28400000</text:p>
          </table:table-cell>
          <table:table-cell office:value-type="float" office:value="580" calcext:value-type="float">
            <text:p>580,0</text:p>
          </table:table-cell>
          <table:table-cell table:style-name="ce10" table:formula="of:=CONCATENATE(TEXT(MOD(INT([.C569]/60);60);&quot;00&quot;);&quot;:&quot;;TEXT(MOD([.C569];60);&quot;00,0&quot;))" office:value-type="string" office:string-value="09:40,0" calcext:value-type="string">
            <text:p>09:40,0</text:p>
          </table:table-cell>
          <table:table-cell table:formula="of:=[.C569]+[.E568]" office:value-type="float" office:value="332050" calcext:value-type="float">
            <text:p>332050,0</text:p>
          </table:table-cell>
          <table:table-cell table:formula="of:=CONCATENATE(TEXT(INT([.E569]/(60*60*24));&quot;00&quot;);&quot; &quot;;TEXT(MOD(INT([.E569]/(60*60));24);&quot;00&quot;);&quot;:&quot;;TEXT(MOD(INT([.E569]/60);60);&quot;00&quot;);&quot;:&quot;;TEXT(MOD([.E569];60);&quot;00,0&quot;))" office:value-type="string" office:string-value="03 20:14:10,0" calcext:value-type="string">
            <text:p>03 20:14:10,0</text:p>
          </table:table-cell>
          <table:table-cell table:formula="of:=IF ([.J569]&lt;&gt;&quot;&quot;;[.J569]+[.C569];[.G568]+[.C569])" office:value-type="float" office:value="1446763428" calcext:value-type="float">
            <text:p>1446763428</text:p>
          </table:table-cell>
          <table:table-cell table:formula="of:=[.G569]/86400+DATEVALUE(&quot;1970-01-01 00:00:00&quot;)" office:value-type="date" office:date-value="2015-11-05T22:43:48" calcext:value-type="date">
            <text:p>2015/11/05 22:43:48</text:p>
          </table:table-cell>
          <table:table-cell table:number-columns-repeated="6"/>
        </table:table-row>
        <table:table-row table:style-name="ro1">
          <table:table-cell table:formula="of:=[.A569]+1" office:value-type="float" office:value="569" calcext:value-type="float">
            <text:p>569</text:p>
          </table:table-cell>
          <table:table-cell table:formula="of:=[.A570]*1000*50" office:value-type="float" office:value="28450000" calcext:value-type="float">
            <text:p>28450000</text:p>
          </table:table-cell>
          <table:table-cell office:value-type="float" office:value="656" calcext:value-type="float">
            <text:p>656,0</text:p>
          </table:table-cell>
          <table:table-cell table:style-name="ce10" table:formula="of:=CONCATENATE(TEXT(MOD(INT([.C570]/60);60);&quot;00&quot;);&quot;:&quot;;TEXT(MOD([.C570];60);&quot;00,0&quot;))" office:value-type="string" office:string-value="10:56,0" calcext:value-type="string">
            <text:p>10:56,0</text:p>
          </table:table-cell>
          <table:table-cell table:formula="of:=[.C570]+[.E569]" office:value-type="float" office:value="332706" calcext:value-type="float">
            <text:p>332706,0</text:p>
          </table:table-cell>
          <table:table-cell table:formula="of:=CONCATENATE(TEXT(INT([.E570]/(60*60*24));&quot;00&quot;);&quot; &quot;;TEXT(MOD(INT([.E570]/(60*60));24);&quot;00&quot;);&quot;:&quot;;TEXT(MOD(INT([.E570]/60);60);&quot;00&quot;);&quot;:&quot;;TEXT(MOD([.E570];60);&quot;00,0&quot;))" office:value-type="string" office:string-value="03 20:25:06,0" calcext:value-type="string">
            <text:p>03 20:25:06,0</text:p>
          </table:table-cell>
          <table:table-cell table:formula="of:=IF ([.J570]&lt;&gt;&quot;&quot;;[.J570]+[.C570];[.G569]+[.C570])" office:value-type="float" office:value="1446764084" calcext:value-type="float">
            <text:p>1446764084</text:p>
          </table:table-cell>
          <table:table-cell table:formula="of:=[.G570]/86400+DATEVALUE(&quot;1970-01-01 00:00:00&quot;)" office:value-type="date" office:date-value="2015-11-05T22:54:44" calcext:value-type="date">
            <text:p>2015/11/05 22:54:44</text:p>
          </table:table-cell>
          <table:table-cell table:number-columns-repeated="6"/>
        </table:table-row>
        <table:table-row table:style-name="ro1">
          <table:table-cell table:formula="of:=[.A570]+1" office:value-type="float" office:value="570" calcext:value-type="float">
            <text:p>570</text:p>
          </table:table-cell>
          <table:table-cell table:formula="of:=[.A571]*1000*50" office:value-type="float" office:value="28500000" calcext:value-type="float">
            <text:p>28500000</text:p>
          </table:table-cell>
          <table:table-cell office:value-type="float" office:value="597" calcext:value-type="float">
            <text:p>597,0</text:p>
          </table:table-cell>
          <table:table-cell table:style-name="ce10" table:formula="of:=CONCATENATE(TEXT(MOD(INT([.C571]/60);60);&quot;00&quot;);&quot;:&quot;;TEXT(MOD([.C571];60);&quot;00,0&quot;))" office:value-type="string" office:string-value="09:57,0" calcext:value-type="string">
            <text:p>09:57,0</text:p>
          </table:table-cell>
          <table:table-cell table:formula="of:=[.C571]+[.E570]" office:value-type="float" office:value="333303" calcext:value-type="float">
            <text:p>333303,0</text:p>
          </table:table-cell>
          <table:table-cell table:formula="of:=CONCATENATE(TEXT(INT([.E571]/(60*60*24));&quot;00&quot;);&quot; &quot;;TEXT(MOD(INT([.E571]/(60*60));24);&quot;00&quot;);&quot;:&quot;;TEXT(MOD(INT([.E571]/60);60);&quot;00&quot;);&quot;:&quot;;TEXT(MOD([.E571];60);&quot;00,0&quot;))" office:value-type="string" office:string-value="03 20:35:03,0" calcext:value-type="string">
            <text:p>03 20:35:03,0</text:p>
          </table:table-cell>
          <table:table-cell table:formula="of:=IF ([.J571]&lt;&gt;&quot;&quot;;[.J571]+[.C571];[.G570]+[.C571])" office:value-type="float" office:value="1446764681" calcext:value-type="float">
            <text:p>1446764681</text:p>
          </table:table-cell>
          <table:table-cell table:formula="of:=[.G571]/86400+DATEVALUE(&quot;1970-01-01 00:00:00&quot;)" office:value-type="date" office:date-value="2015-11-05T23:04:41" calcext:value-type="date">
            <text:p>2015/11/05 23:04:41</text:p>
          </table:table-cell>
          <table:table-cell table:number-columns-repeated="6"/>
        </table:table-row>
        <table:table-row table:style-name="ro1">
          <table:table-cell table:formula="of:=[.A571]+1" office:value-type="float" office:value="571" calcext:value-type="float">
            <text:p>571</text:p>
          </table:table-cell>
          <table:table-cell table:formula="of:=[.A572]*1000*50" office:value-type="float" office:value="28550000" calcext:value-type="float">
            <text:p>28550000</text:p>
          </table:table-cell>
          <table:table-cell office:value-type="float" office:value="614" calcext:value-type="float">
            <text:p>614,0</text:p>
          </table:table-cell>
          <table:table-cell table:style-name="ce10" table:formula="of:=CONCATENATE(TEXT(MOD(INT([.C572]/60);60);&quot;00&quot;);&quot;:&quot;;TEXT(MOD([.C572];60);&quot;00,0&quot;))" office:value-type="string" office:string-value="10:14,0" calcext:value-type="string">
            <text:p>10:14,0</text:p>
          </table:table-cell>
          <table:table-cell table:formula="of:=[.C572]+[.E571]" office:value-type="float" office:value="333917" calcext:value-type="float">
            <text:p>333917,0</text:p>
          </table:table-cell>
          <table:table-cell table:formula="of:=CONCATENATE(TEXT(INT([.E572]/(60*60*24));&quot;00&quot;);&quot; &quot;;TEXT(MOD(INT([.E572]/(60*60));24);&quot;00&quot;);&quot;:&quot;;TEXT(MOD(INT([.E572]/60);60);&quot;00&quot;);&quot;:&quot;;TEXT(MOD([.E572];60);&quot;00,0&quot;))" office:value-type="string" office:string-value="03 20:45:17,0" calcext:value-type="string">
            <text:p>03 20:45:17,0</text:p>
          </table:table-cell>
          <table:table-cell table:formula="of:=IF ([.J572]&lt;&gt;&quot;&quot;;[.J572]+[.C572];[.G571]+[.C572])" office:value-type="float" office:value="1446765295" calcext:value-type="float">
            <text:p>1446765295</text:p>
          </table:table-cell>
          <table:table-cell table:formula="of:=[.G572]/86400+DATEVALUE(&quot;1970-01-01 00:00:00&quot;)" office:value-type="date" office:date-value="2015-11-05T23:14:55" calcext:value-type="date">
            <text:p>2015/11/05 23:14:55</text:p>
          </table:table-cell>
          <table:table-cell table:number-columns-repeated="6"/>
        </table:table-row>
        <table:table-row table:style-name="ro1">
          <table:table-cell table:formula="of:=[.A572]+1" office:value-type="float" office:value="572" calcext:value-type="float">
            <text:p>572</text:p>
          </table:table-cell>
          <table:table-cell table:formula="of:=[.A573]*1000*50" office:value-type="float" office:value="28600000" calcext:value-type="float">
            <text:p>28600000</text:p>
          </table:table-cell>
          <table:table-cell office:value-type="float" office:value="571" calcext:value-type="float">
            <text:p>571,0</text:p>
          </table:table-cell>
          <table:table-cell table:style-name="ce10" table:formula="of:=CONCATENATE(TEXT(MOD(INT([.C573]/60);60);&quot;00&quot;);&quot;:&quot;;TEXT(MOD([.C573];60);&quot;00,0&quot;))" office:value-type="string" office:string-value="09:31,0" calcext:value-type="string">
            <text:p>09:31,0</text:p>
          </table:table-cell>
          <table:table-cell table:formula="of:=[.C573]+[.E572]" office:value-type="float" office:value="334488" calcext:value-type="float">
            <text:p>334488,0</text:p>
          </table:table-cell>
          <table:table-cell table:formula="of:=CONCATENATE(TEXT(INT([.E573]/(60*60*24));&quot;00&quot;);&quot; &quot;;TEXT(MOD(INT([.E573]/(60*60));24);&quot;00&quot;);&quot;:&quot;;TEXT(MOD(INT([.E573]/60);60);&quot;00&quot;);&quot;:&quot;;TEXT(MOD([.E573];60);&quot;00,0&quot;))" office:value-type="string" office:string-value="03 20:54:48,0" calcext:value-type="string">
            <text:p>03 20:54:48,0</text:p>
          </table:table-cell>
          <table:table-cell table:formula="of:=IF ([.J573]&lt;&gt;&quot;&quot;;[.J573]+[.C573];[.G572]+[.C573])" office:value-type="float" office:value="1446765866" calcext:value-type="float">
            <text:p>1446765866</text:p>
          </table:table-cell>
          <table:table-cell table:formula="of:=[.G573]/86400+DATEVALUE(&quot;1970-01-01 00:00:00&quot;)" office:value-type="date" office:date-value="2015-11-05T23:24:26" calcext:value-type="date">
            <text:p>2015/11/05 23:24:26</text:p>
          </table:table-cell>
          <table:table-cell table:number-columns-repeated="6"/>
        </table:table-row>
        <table:table-row table:style-name="ro1">
          <table:table-cell table:formula="of:=[.A573]+1" office:value-type="float" office:value="573" calcext:value-type="float">
            <text:p>573</text:p>
          </table:table-cell>
          <table:table-cell table:formula="of:=[.A574]*1000*50" office:value-type="float" office:value="28650000" calcext:value-type="float">
            <text:p>28650000</text:p>
          </table:table-cell>
          <table:table-cell office:value-type="float" office:value="588" calcext:value-type="float">
            <text:p>588,0</text:p>
          </table:table-cell>
          <table:table-cell table:style-name="ce10" table:formula="of:=CONCATENATE(TEXT(MOD(INT([.C574]/60);60);&quot;00&quot;);&quot;:&quot;;TEXT(MOD([.C574];60);&quot;00,0&quot;))" office:value-type="string" office:string-value="09:48,0" calcext:value-type="string">
            <text:p>09:48,0</text:p>
          </table:table-cell>
          <table:table-cell table:formula="of:=[.C574]+[.E573]" office:value-type="float" office:value="335076" calcext:value-type="float">
            <text:p>335076,0</text:p>
          </table:table-cell>
          <table:table-cell table:formula="of:=CONCATENATE(TEXT(INT([.E574]/(60*60*24));&quot;00&quot;);&quot; &quot;;TEXT(MOD(INT([.E574]/(60*60));24);&quot;00&quot;);&quot;:&quot;;TEXT(MOD(INT([.E574]/60);60);&quot;00&quot;);&quot;:&quot;;TEXT(MOD([.E574];60);&quot;00,0&quot;))" office:value-type="string" office:string-value="03 21:04:36,0" calcext:value-type="string">
            <text:p>03 21:04:36,0</text:p>
          </table:table-cell>
          <table:table-cell table:formula="of:=IF ([.J574]&lt;&gt;&quot;&quot;;[.J574]+[.C574];[.G573]+[.C574])" office:value-type="float" office:value="1446766454" calcext:value-type="float">
            <text:p>1446766454</text:p>
          </table:table-cell>
          <table:table-cell table:formula="of:=[.G574]/86400+DATEVALUE(&quot;1970-01-01 00:00:00&quot;)" office:value-type="date" office:date-value="2015-11-05T23:34:14" calcext:value-type="date">
            <text:p>2015/11/05 23:34:14</text:p>
          </table:table-cell>
          <table:table-cell table:number-columns-repeated="6"/>
        </table:table-row>
        <table:table-row table:style-name="ro1">
          <table:table-cell table:formula="of:=[.A574]+1" office:value-type="float" office:value="574" calcext:value-type="float">
            <text:p>574</text:p>
          </table:table-cell>
          <table:table-cell table:formula="of:=[.A575]*1000*50" office:value-type="float" office:value="28700000" calcext:value-type="float">
            <text:p>28700000</text:p>
          </table:table-cell>
          <table:table-cell office:value-type="float" office:value="607" calcext:value-type="float">
            <text:p>607,0</text:p>
          </table:table-cell>
          <table:table-cell table:style-name="ce10" table:formula="of:=CONCATENATE(TEXT(MOD(INT([.C575]/60);60);&quot;00&quot;);&quot;:&quot;;TEXT(MOD([.C575];60);&quot;00,0&quot;))" office:value-type="string" office:string-value="10:07,0" calcext:value-type="string">
            <text:p>10:07,0</text:p>
          </table:table-cell>
          <table:table-cell table:formula="of:=[.C575]+[.E574]" office:value-type="float" office:value="335683" calcext:value-type="float">
            <text:p>335683,0</text:p>
          </table:table-cell>
          <table:table-cell table:formula="of:=CONCATENATE(TEXT(INT([.E575]/(60*60*24));&quot;00&quot;);&quot; &quot;;TEXT(MOD(INT([.E575]/(60*60));24);&quot;00&quot;);&quot;:&quot;;TEXT(MOD(INT([.E575]/60);60);&quot;00&quot;);&quot;:&quot;;TEXT(MOD([.E575];60);&quot;00,0&quot;))" office:value-type="string" office:string-value="03 21:14:43,0" calcext:value-type="string">
            <text:p>03 21:14:43,0</text:p>
          </table:table-cell>
          <table:table-cell table:formula="of:=IF ([.J575]&lt;&gt;&quot;&quot;;[.J575]+[.C575];[.G574]+[.C575])" office:value-type="float" office:value="1446767061" calcext:value-type="float">
            <text:p>1446767061</text:p>
          </table:table-cell>
          <table:table-cell table:formula="of:=[.G575]/86400+DATEVALUE(&quot;1970-01-01 00:00:00&quot;)" office:value-type="date" office:date-value="2015-11-05T23:44:21" calcext:value-type="date">
            <text:p>2015/11/05 23:44:21</text:p>
          </table:table-cell>
          <table:table-cell table:number-columns-repeated="6"/>
        </table:table-row>
        <table:table-row table:style-name="ro1">
          <table:table-cell table:formula="of:=[.A575]+1" office:value-type="float" office:value="575" calcext:value-type="float">
            <text:p>575</text:p>
          </table:table-cell>
          <table:table-cell table:formula="of:=[.A576]*1000*50" office:value-type="float" office:value="28750000" calcext:value-type="float">
            <text:p>28750000</text:p>
          </table:table-cell>
          <table:table-cell office:value-type="float" office:value="568" calcext:value-type="float">
            <text:p>568,0</text:p>
          </table:table-cell>
          <table:table-cell table:style-name="ce10" table:formula="of:=CONCATENATE(TEXT(MOD(INT([.C576]/60);60);&quot;00&quot;);&quot;:&quot;;TEXT(MOD([.C576];60);&quot;00,0&quot;))" office:value-type="string" office:string-value="09:28,0" calcext:value-type="string">
            <text:p>09:28,0</text:p>
          </table:table-cell>
          <table:table-cell table:formula="of:=[.C576]+[.E575]" office:value-type="float" office:value="336251" calcext:value-type="float">
            <text:p>336251,0</text:p>
          </table:table-cell>
          <table:table-cell table:formula="of:=CONCATENATE(TEXT(INT([.E576]/(60*60*24));&quot;00&quot;);&quot; &quot;;TEXT(MOD(INT([.E576]/(60*60));24);&quot;00&quot;);&quot;:&quot;;TEXT(MOD(INT([.E576]/60);60);&quot;00&quot;);&quot;:&quot;;TEXT(MOD([.E576];60);&quot;00,0&quot;))" office:value-type="string" office:string-value="03 21:24:11,0" calcext:value-type="string">
            <text:p>03 21:24:11,0</text:p>
          </table:table-cell>
          <table:table-cell table:formula="of:=IF ([.J576]&lt;&gt;&quot;&quot;;[.J576]+[.C576];[.G575]+[.C576])" office:value-type="float" office:value="1446767629" calcext:value-type="float">
            <text:p>1446767629</text:p>
          </table:table-cell>
          <table:table-cell table:formula="of:=[.G576]/86400+DATEVALUE(&quot;1970-01-01 00:00:00&quot;)" office:value-type="date" office:date-value="2015-11-05T23:53:49" calcext:value-type="date">
            <text:p>2015/11/05 23:53:49</text:p>
          </table:table-cell>
          <table:table-cell table:number-columns-repeated="6"/>
        </table:table-row>
        <table:table-row table:style-name="ro1">
          <table:table-cell table:formula="of:=[.A576]+1" office:value-type="float" office:value="576" calcext:value-type="float">
            <text:p>576</text:p>
          </table:table-cell>
          <table:table-cell table:formula="of:=[.A577]*1000*50" office:value-type="float" office:value="28800000" calcext:value-type="float">
            <text:p>28800000</text:p>
          </table:table-cell>
          <table:table-cell office:value-type="float" office:value="567" calcext:value-type="float">
            <text:p>567,0</text:p>
          </table:table-cell>
          <table:table-cell table:style-name="ce10" table:formula="of:=CONCATENATE(TEXT(MOD(INT([.C577]/60);60);&quot;00&quot;);&quot;:&quot;;TEXT(MOD([.C577];60);&quot;00,0&quot;))" office:value-type="string" office:string-value="09:27,0" calcext:value-type="string">
            <text:p>09:27,0</text:p>
          </table:table-cell>
          <table:table-cell table:formula="of:=[.C577]+[.E576]" office:value-type="float" office:value="336818" calcext:value-type="float">
            <text:p>336818,0</text:p>
          </table:table-cell>
          <table:table-cell table:formula="of:=CONCATENATE(TEXT(INT([.E577]/(60*60*24));&quot;00&quot;);&quot; &quot;;TEXT(MOD(INT([.E577]/(60*60));24);&quot;00&quot;);&quot;:&quot;;TEXT(MOD(INT([.E577]/60);60);&quot;00&quot;);&quot;:&quot;;TEXT(MOD([.E577];60);&quot;00,0&quot;))" office:value-type="string" office:string-value="03 21:33:38,0" calcext:value-type="string">
            <text:p>03 21:33:38,0</text:p>
          </table:table-cell>
          <table:table-cell table:formula="of:=IF ([.J577]&lt;&gt;&quot;&quot;;[.J577]+[.C577];[.G576]+[.C577])" office:value-type="float" office:value="1446768196" calcext:value-type="float">
            <text:p>1446768196</text:p>
          </table:table-cell>
          <table:table-cell table:formula="of:=[.G577]/86400+DATEVALUE(&quot;1970-01-01 00:00:00&quot;)" office:value-type="date" office:date-value="2015-11-06T00:03:16" calcext:value-type="date">
            <text:p>2015/11/06 00:03:16</text:p>
          </table:table-cell>
          <table:table-cell table:number-columns-repeated="6"/>
        </table:table-row>
        <table:table-row table:style-name="ro1">
          <table:table-cell table:formula="of:=[.A577]+1" office:value-type="float" office:value="577" calcext:value-type="float">
            <text:p>577</text:p>
          </table:table-cell>
          <table:table-cell table:formula="of:=[.A578]*1000*50" office:value-type="float" office:value="28850000" calcext:value-type="float">
            <text:p>28850000</text:p>
          </table:table-cell>
          <table:table-cell office:value-type="float" office:value="587" calcext:value-type="float">
            <text:p>587,0</text:p>
          </table:table-cell>
          <table:table-cell table:style-name="ce10" table:formula="of:=CONCATENATE(TEXT(MOD(INT([.C578]/60);60);&quot;00&quot;);&quot;:&quot;;TEXT(MOD([.C578];60);&quot;00,0&quot;))" office:value-type="string" office:string-value="09:47,0" calcext:value-type="string">
            <text:p>09:47,0</text:p>
          </table:table-cell>
          <table:table-cell table:formula="of:=[.C578]+[.E577]" office:value-type="float" office:value="337405" calcext:value-type="float">
            <text:p>337405,0</text:p>
          </table:table-cell>
          <table:table-cell table:formula="of:=CONCATENATE(TEXT(INT([.E578]/(60*60*24));&quot;00&quot;);&quot; &quot;;TEXT(MOD(INT([.E578]/(60*60));24);&quot;00&quot;);&quot;:&quot;;TEXT(MOD(INT([.E578]/60);60);&quot;00&quot;);&quot;:&quot;;TEXT(MOD([.E578];60);&quot;00,0&quot;))" office:value-type="string" office:string-value="03 21:43:25,0" calcext:value-type="string">
            <text:p>03 21:43:25,0</text:p>
          </table:table-cell>
          <table:table-cell table:formula="of:=IF ([.J578]&lt;&gt;&quot;&quot;;[.J578]+[.C578];[.G577]+[.C578])" office:value-type="float" office:value="1446768783" calcext:value-type="float">
            <text:p>1446768783</text:p>
          </table:table-cell>
          <table:table-cell table:formula="of:=[.G578]/86400+DATEVALUE(&quot;1970-01-01 00:00:00&quot;)" office:value-type="date" office:date-value="2015-11-06T00:13:03" calcext:value-type="date">
            <text:p>2015/11/06 00:13:03</text:p>
          </table:table-cell>
          <table:table-cell table:number-columns-repeated="6"/>
        </table:table-row>
        <table:table-row table:style-name="ro1">
          <table:table-cell table:formula="of:=[.A578]+1" office:value-type="float" office:value="578" calcext:value-type="float">
            <text:p>578</text:p>
          </table:table-cell>
          <table:table-cell table:formula="of:=[.A579]*1000*50" office:value-type="float" office:value="28900000" calcext:value-type="float">
            <text:p>28900000</text:p>
          </table:table-cell>
          <table:table-cell office:value-type="float" office:value="568" calcext:value-type="float">
            <text:p>568,0</text:p>
          </table:table-cell>
          <table:table-cell table:style-name="ce10" table:formula="of:=CONCATENATE(TEXT(MOD(INT([.C579]/60);60);&quot;00&quot;);&quot;:&quot;;TEXT(MOD([.C579];60);&quot;00,0&quot;))" office:value-type="string" office:string-value="09:28,0" calcext:value-type="string">
            <text:p>09:28,0</text:p>
          </table:table-cell>
          <table:table-cell table:formula="of:=[.C579]+[.E578]" office:value-type="float" office:value="337973" calcext:value-type="float">
            <text:p>337973,0</text:p>
          </table:table-cell>
          <table:table-cell table:formula="of:=CONCATENATE(TEXT(INT([.E579]/(60*60*24));&quot;00&quot;);&quot; &quot;;TEXT(MOD(INT([.E579]/(60*60));24);&quot;00&quot;);&quot;:&quot;;TEXT(MOD(INT([.E579]/60);60);&quot;00&quot;);&quot;:&quot;;TEXT(MOD([.E579];60);&quot;00,0&quot;))" office:value-type="string" office:string-value="03 21:52:53,0" calcext:value-type="string">
            <text:p>03 21:52:53,0</text:p>
          </table:table-cell>
          <table:table-cell table:formula="of:=IF ([.J579]&lt;&gt;&quot;&quot;;[.J579]+[.C579];[.G578]+[.C579])" office:value-type="float" office:value="1446769351" calcext:value-type="float">
            <text:p>1446769351</text:p>
          </table:table-cell>
          <table:table-cell table:formula="of:=[.G579]/86400+DATEVALUE(&quot;1970-01-01 00:00:00&quot;)" office:value-type="date" office:date-value="2015-11-06T00:22:31" calcext:value-type="date">
            <text:p>2015/11/06 00:22:31</text:p>
          </table:table-cell>
          <table:table-cell table:number-columns-repeated="6"/>
        </table:table-row>
        <table:table-row table:style-name="ro1">
          <table:table-cell table:formula="of:=[.A579]+1" office:value-type="float" office:value="579" calcext:value-type="float">
            <text:p>579</text:p>
          </table:table-cell>
          <table:table-cell table:formula="of:=[.A580]*1000*50" office:value-type="float" office:value="28950000" calcext:value-type="float">
            <text:p>28950000</text:p>
          </table:table-cell>
          <table:table-cell office:value-type="float" office:value="567" calcext:value-type="float">
            <text:p>567,0</text:p>
          </table:table-cell>
          <table:table-cell table:style-name="ce10" table:formula="of:=CONCATENATE(TEXT(MOD(INT([.C580]/60);60);&quot;00&quot;);&quot;:&quot;;TEXT(MOD([.C580];60);&quot;00,0&quot;))" office:value-type="string" office:string-value="09:27,0" calcext:value-type="string">
            <text:p>09:27,0</text:p>
          </table:table-cell>
          <table:table-cell table:formula="of:=[.C580]+[.E579]" office:value-type="float" office:value="338540" calcext:value-type="float">
            <text:p>338540,0</text:p>
          </table:table-cell>
          <table:table-cell table:formula="of:=CONCATENATE(TEXT(INT([.E580]/(60*60*24));&quot;00&quot;);&quot; &quot;;TEXT(MOD(INT([.E580]/(60*60));24);&quot;00&quot;);&quot;:&quot;;TEXT(MOD(INT([.E580]/60);60);&quot;00&quot;);&quot;:&quot;;TEXT(MOD([.E580];60);&quot;00,0&quot;))" office:value-type="string" office:string-value="03 22:02:20,0" calcext:value-type="string">
            <text:p>03 22:02:20,0</text:p>
          </table:table-cell>
          <table:table-cell table:formula="of:=IF ([.J580]&lt;&gt;&quot;&quot;;[.J580]+[.C580];[.G579]+[.C580])" office:value-type="float" office:value="1446769918" calcext:value-type="float">
            <text:p>1446769918</text:p>
          </table:table-cell>
          <table:table-cell table:formula="of:=[.G580]/86400+DATEVALUE(&quot;1970-01-01 00:00:00&quot;)" office:value-type="date" office:date-value="2015-11-06T00:31:58" calcext:value-type="date">
            <text:p>2015/11/06 00:31:58</text:p>
          </table:table-cell>
          <table:table-cell table:number-columns-repeated="6"/>
        </table:table-row>
        <table:table-row table:style-name="ro1">
          <table:table-cell table:formula="of:=[.A580]+1" office:value-type="float" office:value="580" calcext:value-type="float">
            <text:p>580</text:p>
          </table:table-cell>
          <table:table-cell table:formula="of:=[.A581]*1000*50" office:value-type="float" office:value="29000000" calcext:value-type="float">
            <text:p>29000000</text:p>
          </table:table-cell>
          <table:table-cell office:value-type="float" office:value="567" calcext:value-type="float">
            <text:p>567,0</text:p>
          </table:table-cell>
          <table:table-cell table:style-name="ce10" table:formula="of:=CONCATENATE(TEXT(MOD(INT([.C581]/60);60);&quot;00&quot;);&quot;:&quot;;TEXT(MOD([.C581];60);&quot;00,0&quot;))" office:value-type="string" office:string-value="09:27,0" calcext:value-type="string">
            <text:p>09:27,0</text:p>
          </table:table-cell>
          <table:table-cell table:formula="of:=[.C581]+[.E580]" office:value-type="float" office:value="339107" calcext:value-type="float">
            <text:p>339107,0</text:p>
          </table:table-cell>
          <table:table-cell table:formula="of:=CONCATENATE(TEXT(INT([.E581]/(60*60*24));&quot;00&quot;);&quot; &quot;;TEXT(MOD(INT([.E581]/(60*60));24);&quot;00&quot;);&quot;:&quot;;TEXT(MOD(INT([.E581]/60);60);&quot;00&quot;);&quot;:&quot;;TEXT(MOD([.E581];60);&quot;00,0&quot;))" office:value-type="string" office:string-value="03 22:11:47,0" calcext:value-type="string">
            <text:p>03 22:11:47,0</text:p>
          </table:table-cell>
          <table:table-cell table:formula="of:=IF ([.J581]&lt;&gt;&quot;&quot;;[.J581]+[.C581];[.G580]+[.C581])" office:value-type="float" office:value="1446770485" calcext:value-type="float">
            <text:p>1446770485</text:p>
          </table:table-cell>
          <table:table-cell table:formula="of:=[.G581]/86400+DATEVALUE(&quot;1970-01-01 00:00:00&quot;)" office:value-type="date" office:date-value="2015-11-06T00:41:25" calcext:value-type="date">
            <text:p>2015/11/06 00:41:25</text:p>
          </table:table-cell>
          <table:table-cell table:number-columns-repeated="6"/>
        </table:table-row>
        <table:table-row table:style-name="ro1">
          <table:table-cell table:formula="of:=[.A581]+1" office:value-type="float" office:value="581" calcext:value-type="float">
            <text:p>581</text:p>
          </table:table-cell>
          <table:table-cell table:formula="of:=[.A582]*1000*50" office:value-type="float" office:value="29050000" calcext:value-type="float">
            <text:p>29050000</text:p>
          </table:table-cell>
          <table:table-cell office:value-type="float" office:value="585" calcext:value-type="float">
            <text:p>585,0</text:p>
          </table:table-cell>
          <table:table-cell table:style-name="ce10" table:formula="of:=CONCATENATE(TEXT(MOD(INT([.C582]/60);60);&quot;00&quot;);&quot;:&quot;;TEXT(MOD([.C582];60);&quot;00,0&quot;))" office:value-type="string" office:string-value="09:45,0" calcext:value-type="string">
            <text:p>09:45,0</text:p>
          </table:table-cell>
          <table:table-cell table:formula="of:=[.C582]+[.E581]" office:value-type="float" office:value="339692" calcext:value-type="float">
            <text:p>339692,0</text:p>
          </table:table-cell>
          <table:table-cell table:formula="of:=CONCATENATE(TEXT(INT([.E582]/(60*60*24));&quot;00&quot;);&quot; &quot;;TEXT(MOD(INT([.E582]/(60*60));24);&quot;00&quot;);&quot;:&quot;;TEXT(MOD(INT([.E582]/60);60);&quot;00&quot;);&quot;:&quot;;TEXT(MOD([.E582];60);&quot;00,0&quot;))" office:value-type="string" office:string-value="03 22:21:32,0" calcext:value-type="string">
            <text:p>03 22:21:32,0</text:p>
          </table:table-cell>
          <table:table-cell table:formula="of:=IF ([.J582]&lt;&gt;&quot;&quot;;[.J582]+[.C582];[.G581]+[.C582])" office:value-type="float" office:value="1446771070" calcext:value-type="float">
            <text:p>1446771070</text:p>
          </table:table-cell>
          <table:table-cell table:formula="of:=[.G582]/86400+DATEVALUE(&quot;1970-01-01 00:00:00&quot;)" office:value-type="date" office:date-value="2015-11-06T00:51:10" calcext:value-type="date">
            <text:p>2015/11/06 00:51:10</text:p>
          </table:table-cell>
          <table:table-cell table:number-columns-repeated="6"/>
        </table:table-row>
        <table:table-row table:style-name="ro1">
          <table:table-cell table:formula="of:=[.A582]+1" office:value-type="float" office:value="582" calcext:value-type="float">
            <text:p>582</text:p>
          </table:table-cell>
          <table:table-cell table:formula="of:=[.A583]*1000*50" office:value-type="float" office:value="29100000" calcext:value-type="float">
            <text:p>29100000</text:p>
          </table:table-cell>
          <table:table-cell office:value-type="float" office:value="602" calcext:value-type="float">
            <text:p>602,0</text:p>
          </table:table-cell>
          <table:table-cell table:style-name="ce10" table:formula="of:=CONCATENATE(TEXT(MOD(INT([.C583]/60);60);&quot;00&quot;);&quot;:&quot;;TEXT(MOD([.C583];60);&quot;00,0&quot;))" office:value-type="string" office:string-value="10:02,0" calcext:value-type="string">
            <text:p>10:02,0</text:p>
          </table:table-cell>
          <table:table-cell table:formula="of:=[.C583]+[.E582]" office:value-type="float" office:value="340294" calcext:value-type="float">
            <text:p>340294,0</text:p>
          </table:table-cell>
          <table:table-cell table:formula="of:=CONCATENATE(TEXT(INT([.E583]/(60*60*24));&quot;00&quot;);&quot; &quot;;TEXT(MOD(INT([.E583]/(60*60));24);&quot;00&quot;);&quot;:&quot;;TEXT(MOD(INT([.E583]/60);60);&quot;00&quot;);&quot;:&quot;;TEXT(MOD([.E583];60);&quot;00,0&quot;))" office:value-type="string" office:string-value="03 22:31:34,0" calcext:value-type="string">
            <text:p>03 22:31:34,0</text:p>
          </table:table-cell>
          <table:table-cell table:formula="of:=IF ([.J583]&lt;&gt;&quot;&quot;;[.J583]+[.C583];[.G582]+[.C583])" office:value-type="float" office:value="1446771672" calcext:value-type="float">
            <text:p>1446771672</text:p>
          </table:table-cell>
          <table:table-cell table:formula="of:=[.G583]/86400+DATEVALUE(&quot;1970-01-01 00:00:00&quot;)" office:value-type="date" office:date-value="2015-11-06T01:01:12" calcext:value-type="date">
            <text:p>2015/11/06 01:01:12</text:p>
          </table:table-cell>
          <table:table-cell table:number-columns-repeated="6"/>
        </table:table-row>
        <table:table-row table:style-name="ro1">
          <table:table-cell table:formula="of:=[.A583]+1" office:value-type="float" office:value="583" calcext:value-type="float">
            <text:p>583</text:p>
          </table:table-cell>
          <table:table-cell table:formula="of:=[.A584]*1000*50" office:value-type="float" office:value="29150000" calcext:value-type="float">
            <text:p>29150000</text:p>
          </table:table-cell>
          <table:table-cell office:value-type="float" office:value="589" calcext:value-type="float">
            <text:p>589,0</text:p>
          </table:table-cell>
          <table:table-cell table:style-name="ce10" table:formula="of:=CONCATENATE(TEXT(MOD(INT([.C584]/60);60);&quot;00&quot;);&quot;:&quot;;TEXT(MOD([.C584];60);&quot;00,0&quot;))" office:value-type="string" office:string-value="09:49,0" calcext:value-type="string">
            <text:p>09:49,0</text:p>
          </table:table-cell>
          <table:table-cell table:formula="of:=[.C584]+[.E583]" office:value-type="float" office:value="340883" calcext:value-type="float">
            <text:p>340883,0</text:p>
          </table:table-cell>
          <table:table-cell table:formula="of:=CONCATENATE(TEXT(INT([.E584]/(60*60*24));&quot;00&quot;);&quot; &quot;;TEXT(MOD(INT([.E584]/(60*60));24);&quot;00&quot;);&quot;:&quot;;TEXT(MOD(INT([.E584]/60);60);&quot;00&quot;);&quot;:&quot;;TEXT(MOD([.E584];60);&quot;00,0&quot;))" office:value-type="string" office:string-value="03 22:41:23,0" calcext:value-type="string">
            <text:p>03 22:41:23,0</text:p>
          </table:table-cell>
          <table:table-cell table:formula="of:=IF ([.J584]&lt;&gt;&quot;&quot;;[.J584]+[.C584];[.G583]+[.C584])" office:value-type="float" office:value="1446772261" calcext:value-type="float">
            <text:p>1446772261</text:p>
          </table:table-cell>
          <table:table-cell table:formula="of:=[.G584]/86400+DATEVALUE(&quot;1970-01-01 00:00:00&quot;)" office:value-type="date" office:date-value="2015-11-06T01:11:01" calcext:value-type="date">
            <text:p>2015/11/06 01:11:01</text:p>
          </table:table-cell>
          <table:table-cell table:number-columns-repeated="6"/>
        </table:table-row>
        <table:table-row table:style-name="ro1">
          <table:table-cell table:formula="of:=[.A584]+1" office:value-type="float" office:value="584" calcext:value-type="float">
            <text:p>584</text:p>
          </table:table-cell>
          <table:table-cell table:formula="of:=[.A585]*1000*50" office:value-type="float" office:value="29200000" calcext:value-type="float">
            <text:p>29200000</text:p>
          </table:table-cell>
          <table:table-cell office:value-type="float" office:value="586" calcext:value-type="float">
            <text:p>586,0</text:p>
          </table:table-cell>
          <table:table-cell table:style-name="ce10" table:formula="of:=CONCATENATE(TEXT(MOD(INT([.C585]/60);60);&quot;00&quot;);&quot;:&quot;;TEXT(MOD([.C585];60);&quot;00,0&quot;))" office:value-type="string" office:string-value="09:46,0" calcext:value-type="string">
            <text:p>09:46,0</text:p>
          </table:table-cell>
          <table:table-cell table:formula="of:=[.C585]+[.E584]" office:value-type="float" office:value="341469" calcext:value-type="float">
            <text:p>341469,0</text:p>
          </table:table-cell>
          <table:table-cell table:formula="of:=CONCATENATE(TEXT(INT([.E585]/(60*60*24));&quot;00&quot;);&quot; &quot;;TEXT(MOD(INT([.E585]/(60*60));24);&quot;00&quot;);&quot;:&quot;;TEXT(MOD(INT([.E585]/60);60);&quot;00&quot;);&quot;:&quot;;TEXT(MOD([.E585];60);&quot;00,0&quot;))" office:value-type="string" office:string-value="03 22:51:09,0" calcext:value-type="string">
            <text:p>03 22:51:09,0</text:p>
          </table:table-cell>
          <table:table-cell table:formula="of:=IF ([.J585]&lt;&gt;&quot;&quot;;[.J585]+[.C585];[.G584]+[.C585])" office:value-type="float" office:value="1446772847" calcext:value-type="float">
            <text:p>1446772847</text:p>
          </table:table-cell>
          <table:table-cell table:formula="of:=[.G585]/86400+DATEVALUE(&quot;1970-01-01 00:00:00&quot;)" office:value-type="date" office:date-value="2015-11-06T01:20:47" calcext:value-type="date">
            <text:p>2015/11/06 01:20:47</text:p>
          </table:table-cell>
          <table:table-cell table:number-columns-repeated="6"/>
        </table:table-row>
        <table:table-row table:style-name="ro1">
          <table:table-cell table:formula="of:=[.A585]+1" office:value-type="float" office:value="585" calcext:value-type="float">
            <text:p>585</text:p>
          </table:table-cell>
          <table:table-cell table:formula="of:=[.A586]*1000*50" office:value-type="float" office:value="29250000" calcext:value-type="float">
            <text:p>29250000</text:p>
          </table:table-cell>
          <table:table-cell office:value-type="float" office:value="580" calcext:value-type="float">
            <text:p>580,0</text:p>
          </table:table-cell>
          <table:table-cell table:style-name="ce10" table:formula="of:=CONCATENATE(TEXT(MOD(INT([.C586]/60);60);&quot;00&quot;);&quot;:&quot;;TEXT(MOD([.C586];60);&quot;00,0&quot;))" office:value-type="string" office:string-value="09:40,0" calcext:value-type="string">
            <text:p>09:40,0</text:p>
          </table:table-cell>
          <table:table-cell table:formula="of:=[.C586]+[.E585]" office:value-type="float" office:value="342049" calcext:value-type="float">
            <text:p>342049,0</text:p>
          </table:table-cell>
          <table:table-cell table:formula="of:=CONCATENATE(TEXT(INT([.E586]/(60*60*24));&quot;00&quot;);&quot; &quot;;TEXT(MOD(INT([.E586]/(60*60));24);&quot;00&quot;);&quot;:&quot;;TEXT(MOD(INT([.E586]/60);60);&quot;00&quot;);&quot;:&quot;;TEXT(MOD([.E586];60);&quot;00,0&quot;))" office:value-type="string" office:string-value="03 23:00:49,0" calcext:value-type="string">
            <text:p>03 23:00:49,0</text:p>
          </table:table-cell>
          <table:table-cell table:formula="of:=IF ([.J586]&lt;&gt;&quot;&quot;;[.J586]+[.C586];[.G585]+[.C586])" office:value-type="float" office:value="1446773427" calcext:value-type="float">
            <text:p>1446773427</text:p>
          </table:table-cell>
          <table:table-cell table:formula="of:=[.G586]/86400+DATEVALUE(&quot;1970-01-01 00:00:00&quot;)" office:value-type="date" office:date-value="2015-11-06T01:30:27" calcext:value-type="date">
            <text:p>2015/11/06 01:30:27</text:p>
          </table:table-cell>
          <table:table-cell table:number-columns-repeated="6"/>
        </table:table-row>
        <table:table-row table:style-name="ro1">
          <table:table-cell table:formula="of:=[.A586]+1" office:value-type="float" office:value="586" calcext:value-type="float">
            <text:p>586</text:p>
          </table:table-cell>
          <table:table-cell table:formula="of:=[.A587]*1000*50" office:value-type="float" office:value="29300000" calcext:value-type="float">
            <text:p>29300000</text:p>
          </table:table-cell>
          <table:table-cell office:value-type="float" office:value="603" calcext:value-type="float">
            <text:p>603,0</text:p>
          </table:table-cell>
          <table:table-cell table:style-name="ce10" table:formula="of:=CONCATENATE(TEXT(MOD(INT([.C587]/60);60);&quot;00&quot;);&quot;:&quot;;TEXT(MOD([.C587];60);&quot;00,0&quot;))" office:value-type="string" office:string-value="10:03,0" calcext:value-type="string">
            <text:p>10:03,0</text:p>
          </table:table-cell>
          <table:table-cell table:formula="of:=[.C587]+[.E586]" office:value-type="float" office:value="342652" calcext:value-type="float">
            <text:p>342652,0</text:p>
          </table:table-cell>
          <table:table-cell table:formula="of:=CONCATENATE(TEXT(INT([.E587]/(60*60*24));&quot;00&quot;);&quot; &quot;;TEXT(MOD(INT([.E587]/(60*60));24);&quot;00&quot;);&quot;:&quot;;TEXT(MOD(INT([.E587]/60);60);&quot;00&quot;);&quot;:&quot;;TEXT(MOD([.E587];60);&quot;00,0&quot;))" office:value-type="string" office:string-value="03 23:10:52,0" calcext:value-type="string">
            <text:p>03 23:10:52,0</text:p>
          </table:table-cell>
          <table:table-cell table:formula="of:=IF ([.J587]&lt;&gt;&quot;&quot;;[.J587]+[.C587];[.G586]+[.C587])" office:value-type="float" office:value="1446774030" calcext:value-type="float">
            <text:p>1446774030</text:p>
          </table:table-cell>
          <table:table-cell table:formula="of:=[.G587]/86400+DATEVALUE(&quot;1970-01-01 00:00:00&quot;)" office:value-type="date" office:date-value="2015-11-06T01:40:30" calcext:value-type="date">
            <text:p>2015/11/06 01:40:30</text:p>
          </table:table-cell>
          <table:table-cell table:number-columns-repeated="6"/>
        </table:table-row>
        <table:table-row table:style-name="ro1">
          <table:table-cell table:formula="of:=[.A587]+1" office:value-type="float" office:value="587" calcext:value-type="float">
            <text:p>587</text:p>
          </table:table-cell>
          <table:table-cell table:formula="of:=[.A588]*1000*50" office:value-type="float" office:value="29350000" calcext:value-type="float">
            <text:p>2935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588]/60);60);&quot;00&quot;);&quot;:&quot;;TEXT(MOD([.C588];60);&quot;00,0&quot;))" office:value-type="string" office:string-value="09:23,0" calcext:value-type="string">
            <text:p>09:23,0</text:p>
          </table:table-cell>
          <table:table-cell table:formula="of:=[.C588]+[.E587]" office:value-type="float" office:value="343215" calcext:value-type="float">
            <text:p>343215,0</text:p>
          </table:table-cell>
          <table:table-cell table:formula="of:=CONCATENATE(TEXT(INT([.E588]/(60*60*24));&quot;00&quot;);&quot; &quot;;TEXT(MOD(INT([.E588]/(60*60));24);&quot;00&quot;);&quot;:&quot;;TEXT(MOD(INT([.E588]/60);60);&quot;00&quot;);&quot;:&quot;;TEXT(MOD([.E588];60);&quot;00,0&quot;))" office:value-type="string" office:string-value="03 23:20:15,0" calcext:value-type="string">
            <text:p>03 23:20:15,0</text:p>
          </table:table-cell>
          <table:table-cell table:formula="of:=IF ([.J588]&lt;&gt;&quot;&quot;;[.J588]+[.C588];[.G587]+[.C588])" office:value-type="float" office:value="1446774593" calcext:value-type="float">
            <text:p>1446774593</text:p>
          </table:table-cell>
          <table:table-cell table:formula="of:=[.G588]/86400+DATEVALUE(&quot;1970-01-01 00:00:00&quot;)" office:value-type="date" office:date-value="2015-11-06T01:49:53" calcext:value-type="date">
            <text:p>2015/11/06 01:49:53</text:p>
          </table:table-cell>
          <table:table-cell table:number-columns-repeated="6"/>
        </table:table-row>
        <table:table-row table:style-name="ro1">
          <table:table-cell table:formula="of:=[.A588]+1" office:value-type="float" office:value="588" calcext:value-type="float">
            <text:p>588</text:p>
          </table:table-cell>
          <table:table-cell table:formula="of:=[.A589]*1000*50" office:value-type="float" office:value="29400000" calcext:value-type="float">
            <text:p>29400000</text:p>
          </table:table-cell>
          <table:table-cell office:value-type="float" office:value="585" calcext:value-type="float">
            <text:p>585,0</text:p>
          </table:table-cell>
          <table:table-cell table:style-name="ce10" table:formula="of:=CONCATENATE(TEXT(MOD(INT([.C589]/60);60);&quot;00&quot;);&quot;:&quot;;TEXT(MOD([.C589];60);&quot;00,0&quot;))" office:value-type="string" office:string-value="09:45,0" calcext:value-type="string">
            <text:p>09:45,0</text:p>
          </table:table-cell>
          <table:table-cell table:formula="of:=[.C589]+[.E588]" office:value-type="float" office:value="343800" calcext:value-type="float">
            <text:p>343800,0</text:p>
          </table:table-cell>
          <table:table-cell table:formula="of:=CONCATENATE(TEXT(INT([.E589]/(60*60*24));&quot;00&quot;);&quot; &quot;;TEXT(MOD(INT([.E589]/(60*60));24);&quot;00&quot;);&quot;:&quot;;TEXT(MOD(INT([.E589]/60);60);&quot;00&quot;);&quot;:&quot;;TEXT(MOD([.E589];60);&quot;00,0&quot;))" office:value-type="string" office:string-value="03 23:30:00,0" calcext:value-type="string">
            <text:p>03 23:30:00,0</text:p>
          </table:table-cell>
          <table:table-cell table:formula="of:=IF ([.J589]&lt;&gt;&quot;&quot;;[.J589]+[.C589];[.G588]+[.C589])" office:value-type="float" office:value="1446775178" calcext:value-type="float">
            <text:p>1446775178</text:p>
          </table:table-cell>
          <table:table-cell table:formula="of:=[.G589]/86400+DATEVALUE(&quot;1970-01-01 00:00:00&quot;)" office:value-type="date" office:date-value="2015-11-06T01:59:38" calcext:value-type="date">
            <text:p>2015/11/06 01:59:38</text:p>
          </table:table-cell>
          <table:table-cell table:number-columns-repeated="6"/>
        </table:table-row>
        <table:table-row table:style-name="ro1">
          <table:table-cell table:formula="of:=[.A589]+1" office:value-type="float" office:value="589" calcext:value-type="float">
            <text:p>589</text:p>
          </table:table-cell>
          <table:table-cell table:formula="of:=[.A590]*1000*50" office:value-type="float" office:value="29450000" calcext:value-type="float">
            <text:p>29450000</text:p>
          </table:table-cell>
          <table:table-cell office:value-type="float" office:value="571" calcext:value-type="float">
            <text:p>571,0</text:p>
          </table:table-cell>
          <table:table-cell table:style-name="ce10" table:formula="of:=CONCATENATE(TEXT(MOD(INT([.C590]/60);60);&quot;00&quot;);&quot;:&quot;;TEXT(MOD([.C590];60);&quot;00,0&quot;))" office:value-type="string" office:string-value="09:31,0" calcext:value-type="string">
            <text:p>09:31,0</text:p>
          </table:table-cell>
          <table:table-cell table:formula="of:=[.C590]+[.E589]" office:value-type="float" office:value="344371" calcext:value-type="float">
            <text:p>344371,0</text:p>
          </table:table-cell>
          <table:table-cell table:formula="of:=CONCATENATE(TEXT(INT([.E590]/(60*60*24));&quot;00&quot;);&quot; &quot;;TEXT(MOD(INT([.E590]/(60*60));24);&quot;00&quot;);&quot;:&quot;;TEXT(MOD(INT([.E590]/60);60);&quot;00&quot;);&quot;:&quot;;TEXT(MOD([.E590];60);&quot;00,0&quot;))" office:value-type="string" office:string-value="03 23:39:31,0" calcext:value-type="string">
            <text:p>03 23:39:31,0</text:p>
          </table:table-cell>
          <table:table-cell table:formula="of:=IF ([.J590]&lt;&gt;&quot;&quot;;[.J590]+[.C590];[.G589]+[.C590])" office:value-type="float" office:value="1446775749" calcext:value-type="float">
            <text:p>1446775749</text:p>
          </table:table-cell>
          <table:table-cell table:formula="of:=[.G590]/86400+DATEVALUE(&quot;1970-01-01 00:00:00&quot;)" office:value-type="date" office:date-value="2015-11-06T02:09:09" calcext:value-type="date">
            <text:p>2015/11/06 02:09:09</text:p>
          </table:table-cell>
          <table:table-cell table:number-columns-repeated="6"/>
        </table:table-row>
        <table:table-row table:style-name="ro1">
          <table:table-cell table:formula="of:=[.A590]+1" office:value-type="float" office:value="590" calcext:value-type="float">
            <text:p>590</text:p>
          </table:table-cell>
          <table:table-cell table:formula="of:=[.A591]*1000*50" office:value-type="float" office:value="29500000" calcext:value-type="float">
            <text:p>2950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591]/60);60);&quot;00&quot;);&quot;:&quot;;TEXT(MOD([.C591];60);&quot;00,0&quot;))" office:value-type="string" office:string-value="09:23,0" calcext:value-type="string">
            <text:p>09:23,0</text:p>
          </table:table-cell>
          <table:table-cell table:formula="of:=[.C591]+[.E590]" office:value-type="float" office:value="344934" calcext:value-type="float">
            <text:p>344934,0</text:p>
          </table:table-cell>
          <table:table-cell table:formula="of:=CONCATENATE(TEXT(INT([.E591]/(60*60*24));&quot;00&quot;);&quot; &quot;;TEXT(MOD(INT([.E591]/(60*60));24);&quot;00&quot;);&quot;:&quot;;TEXT(MOD(INT([.E591]/60);60);&quot;00&quot;);&quot;:&quot;;TEXT(MOD([.E591];60);&quot;00,0&quot;))" office:value-type="string" office:string-value="03 23:48:54,0" calcext:value-type="string">
            <text:p>03 23:48:54,0</text:p>
          </table:table-cell>
          <table:table-cell table:formula="of:=IF ([.J591]&lt;&gt;&quot;&quot;;[.J591]+[.C591];[.G590]+[.C591])" office:value-type="float" office:value="1446776312" calcext:value-type="float">
            <text:p>1446776312</text:p>
          </table:table-cell>
          <table:table-cell table:formula="of:=[.G591]/86400+DATEVALUE(&quot;1970-01-01 00:00:00&quot;)" office:value-type="date" office:date-value="2015-11-06T02:18:32" calcext:value-type="date">
            <text:p>2015/11/06 02:18:32</text:p>
          </table:table-cell>
          <table:table-cell table:number-columns-repeated="6"/>
        </table:table-row>
        <table:table-row table:style-name="ro1">
          <table:table-cell table:formula="of:=[.A591]+1" office:value-type="float" office:value="591" calcext:value-type="float">
            <text:p>591</text:p>
          </table:table-cell>
          <table:table-cell table:formula="of:=[.A592]*1000*50" office:value-type="float" office:value="29550000" calcext:value-type="float">
            <text:p>29550000</text:p>
          </table:table-cell>
          <table:table-cell office:value-type="float" office:value="565" calcext:value-type="float">
            <text:p>565,0</text:p>
          </table:table-cell>
          <table:table-cell table:style-name="ce10" table:formula="of:=CONCATENATE(TEXT(MOD(INT([.C592]/60);60);&quot;00&quot;);&quot;:&quot;;TEXT(MOD([.C592];60);&quot;00,0&quot;))" office:value-type="string" office:string-value="09:25,0" calcext:value-type="string">
            <text:p>09:25,0</text:p>
          </table:table-cell>
          <table:table-cell table:formula="of:=[.C592]+[.E591]" office:value-type="float" office:value="345499" calcext:value-type="float">
            <text:p>345499,0</text:p>
          </table:table-cell>
          <table:table-cell table:formula="of:=CONCATENATE(TEXT(INT([.E592]/(60*60*24));&quot;00&quot;);&quot; &quot;;TEXT(MOD(INT([.E592]/(60*60));24);&quot;00&quot;);&quot;:&quot;;TEXT(MOD(INT([.E592]/60);60);&quot;00&quot;);&quot;:&quot;;TEXT(MOD([.E592];60);&quot;00,0&quot;))" office:value-type="string" office:string-value="03 23:58:19,0" calcext:value-type="string">
            <text:p>03 23:58:19,0</text:p>
          </table:table-cell>
          <table:table-cell table:formula="of:=IF ([.J592]&lt;&gt;&quot;&quot;;[.J592]+[.C592];[.G591]+[.C592])" office:value-type="float" office:value="1446776877" calcext:value-type="float">
            <text:p>1446776877</text:p>
          </table:table-cell>
          <table:table-cell table:formula="of:=[.G592]/86400+DATEVALUE(&quot;1970-01-01 00:00:00&quot;)" office:value-type="date" office:date-value="2015-11-06T02:27:57" calcext:value-type="date">
            <text:p>2015/11/06 02:27:57</text:p>
          </table:table-cell>
          <table:table-cell table:number-columns-repeated="6"/>
        </table:table-row>
        <table:table-row table:style-name="ro1">
          <table:table-cell table:formula="of:=[.A592]+1" office:value-type="float" office:value="592" calcext:value-type="float">
            <text:p>592</text:p>
          </table:table-cell>
          <table:table-cell table:formula="of:=[.A593]*1000*50" office:value-type="float" office:value="29600000" calcext:value-type="float">
            <text:p>29600000</text:p>
          </table:table-cell>
          <table:table-cell office:value-type="float" office:value="560" calcext:value-type="float">
            <text:p>560,0</text:p>
          </table:table-cell>
          <table:table-cell table:style-name="ce10" table:formula="of:=CONCATENATE(TEXT(MOD(INT([.C593]/60);60);&quot;00&quot;);&quot;:&quot;;TEXT(MOD([.C593];60);&quot;00,0&quot;))" office:value-type="string" office:string-value="09:20,0" calcext:value-type="string">
            <text:p>09:20,0</text:p>
          </table:table-cell>
          <table:table-cell table:formula="of:=[.C593]+[.E592]" office:value-type="float" office:value="346059" calcext:value-type="float">
            <text:p>346059,0</text:p>
          </table:table-cell>
          <table:table-cell table:formula="of:=CONCATENATE(TEXT(INT([.E593]/(60*60*24));&quot;00&quot;);&quot; &quot;;TEXT(MOD(INT([.E593]/(60*60));24);&quot;00&quot;);&quot;:&quot;;TEXT(MOD(INT([.E593]/60);60);&quot;00&quot;);&quot;:&quot;;TEXT(MOD([.E593];60);&quot;00,0&quot;))" office:value-type="string" office:string-value="04 00:07:39,0" calcext:value-type="string">
            <text:p>04 00:07:39,0</text:p>
          </table:table-cell>
          <table:table-cell table:formula="of:=IF ([.J593]&lt;&gt;&quot;&quot;;[.J593]+[.C593];[.G592]+[.C593])" office:value-type="float" office:value="1446777437" calcext:value-type="float">
            <text:p>1446777437</text:p>
          </table:table-cell>
          <table:table-cell table:formula="of:=[.G593]/86400+DATEVALUE(&quot;1970-01-01 00:00:00&quot;)" office:value-type="date" office:date-value="2015-11-06T02:37:17" calcext:value-type="date">
            <text:p>2015/11/06 02:37:17</text:p>
          </table:table-cell>
          <table:table-cell table:number-columns-repeated="6"/>
        </table:table-row>
        <table:table-row table:style-name="ro1">
          <table:table-cell table:formula="of:=[.A593]+1" office:value-type="float" office:value="593" calcext:value-type="float">
            <text:p>593</text:p>
          </table:table-cell>
          <table:table-cell table:formula="of:=[.A594]*1000*50" office:value-type="float" office:value="29650000" calcext:value-type="float">
            <text:p>29650000</text:p>
          </table:table-cell>
          <table:table-cell office:value-type="float" office:value="559" calcext:value-type="float">
            <text:p>559,0</text:p>
          </table:table-cell>
          <table:table-cell table:style-name="ce10" table:formula="of:=CONCATENATE(TEXT(MOD(INT([.C594]/60);60);&quot;00&quot;);&quot;:&quot;;TEXT(MOD([.C594];60);&quot;00,0&quot;))" office:value-type="string" office:string-value="09:19,0" calcext:value-type="string">
            <text:p>09:19,0</text:p>
          </table:table-cell>
          <table:table-cell table:formula="of:=[.C594]+[.E593]" office:value-type="float" office:value="346618" calcext:value-type="float">
            <text:p>346618,0</text:p>
          </table:table-cell>
          <table:table-cell table:formula="of:=CONCATENATE(TEXT(INT([.E594]/(60*60*24));&quot;00&quot;);&quot; &quot;;TEXT(MOD(INT([.E594]/(60*60));24);&quot;00&quot;);&quot;:&quot;;TEXT(MOD(INT([.E594]/60);60);&quot;00&quot;);&quot;:&quot;;TEXT(MOD([.E594];60);&quot;00,0&quot;))" office:value-type="string" office:string-value="04 00:16:58,0" calcext:value-type="string">
            <text:p>04 00:16:58,0</text:p>
          </table:table-cell>
          <table:table-cell table:formula="of:=IF ([.J594]&lt;&gt;&quot;&quot;;[.J594]+[.C594];[.G593]+[.C594])" office:value-type="float" office:value="1446777996" calcext:value-type="float">
            <text:p>1446777996</text:p>
          </table:table-cell>
          <table:table-cell table:formula="of:=[.G594]/86400+DATEVALUE(&quot;1970-01-01 00:00:00&quot;)" office:value-type="date" office:date-value="2015-11-06T02:46:36" calcext:value-type="date">
            <text:p>2015/11/06 02:46:36</text:p>
          </table:table-cell>
          <table:table-cell table:number-columns-repeated="6"/>
        </table:table-row>
        <table:table-row table:style-name="ro1">
          <table:table-cell table:formula="of:=[.A594]+1" office:value-type="float" office:value="594" calcext:value-type="float">
            <text:p>594</text:p>
          </table:table-cell>
          <table:table-cell table:formula="of:=[.A595]*1000*50" office:value-type="float" office:value="29700000" calcext:value-type="float">
            <text:p>29700000</text:p>
          </table:table-cell>
          <table:table-cell office:value-type="float" office:value="579" calcext:value-type="float">
            <text:p>579,0</text:p>
          </table:table-cell>
          <table:table-cell table:style-name="ce10" table:formula="of:=CONCATENATE(TEXT(MOD(INT([.C595]/60);60);&quot;00&quot;);&quot;:&quot;;TEXT(MOD([.C595];60);&quot;00,0&quot;))" office:value-type="string" office:string-value="09:39,0" calcext:value-type="string">
            <text:p>09:39,0</text:p>
          </table:table-cell>
          <table:table-cell table:formula="of:=[.C595]+[.E594]" office:value-type="float" office:value="347197" calcext:value-type="float">
            <text:p>347197,0</text:p>
          </table:table-cell>
          <table:table-cell table:formula="of:=CONCATENATE(TEXT(INT([.E595]/(60*60*24));&quot;00&quot;);&quot; &quot;;TEXT(MOD(INT([.E595]/(60*60));24);&quot;00&quot;);&quot;:&quot;;TEXT(MOD(INT([.E595]/60);60);&quot;00&quot;);&quot;:&quot;;TEXT(MOD([.E595];60);&quot;00,0&quot;))" office:value-type="string" office:string-value="04 00:26:37,0" calcext:value-type="string">
            <text:p>04 00:26:37,0</text:p>
          </table:table-cell>
          <table:table-cell table:formula="of:=IF ([.J595]&lt;&gt;&quot;&quot;;[.J595]+[.C595];[.G594]+[.C595])" office:value-type="float" office:value="1446778575" calcext:value-type="float">
            <text:p>1446778575</text:p>
          </table:table-cell>
          <table:table-cell table:formula="of:=[.G595]/86400+DATEVALUE(&quot;1970-01-01 00:00:00&quot;)" office:value-type="date" office:date-value="2015-11-06T02:56:15" calcext:value-type="date">
            <text:p>2015/11/06 02:56:15</text:p>
          </table:table-cell>
          <table:table-cell table:number-columns-repeated="6"/>
        </table:table-row>
        <table:table-row table:style-name="ro1">
          <table:table-cell table:formula="of:=[.A595]+1" office:value-type="float" office:value="595" calcext:value-type="float">
            <text:p>595</text:p>
          </table:table-cell>
          <table:table-cell table:formula="of:=[.A596]*1000*50" office:value-type="float" office:value="29750000" calcext:value-type="float">
            <text:p>2975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596]/60);60);&quot;00&quot;);&quot;:&quot;;TEXT(MOD([.C596];60);&quot;00,0&quot;))" office:value-type="string" office:string-value="09:23,0" calcext:value-type="string">
            <text:p>09:23,0</text:p>
          </table:table-cell>
          <table:table-cell table:formula="of:=[.C596]+[.E595]" office:value-type="float" office:value="347760" calcext:value-type="float">
            <text:p>347760,0</text:p>
          </table:table-cell>
          <table:table-cell table:formula="of:=CONCATENATE(TEXT(INT([.E596]/(60*60*24));&quot;00&quot;);&quot; &quot;;TEXT(MOD(INT([.E596]/(60*60));24);&quot;00&quot;);&quot;:&quot;;TEXT(MOD(INT([.E596]/60);60);&quot;00&quot;);&quot;:&quot;;TEXT(MOD([.E596];60);&quot;00,0&quot;))" office:value-type="string" office:string-value="04 00:36:00,0" calcext:value-type="string">
            <text:p>04 00:36:00,0</text:p>
          </table:table-cell>
          <table:table-cell table:formula="of:=IF ([.J596]&lt;&gt;&quot;&quot;;[.J596]+[.C596];[.G595]+[.C596])" office:value-type="float" office:value="1446779138" calcext:value-type="float">
            <text:p>1446779138</text:p>
          </table:table-cell>
          <table:table-cell table:formula="of:=[.G596]/86400+DATEVALUE(&quot;1970-01-01 00:00:00&quot;)" office:value-type="date" office:date-value="2015-11-06T03:05:38" calcext:value-type="date">
            <text:p>2015/11/06 03:05:38</text:p>
          </table:table-cell>
          <table:table-cell table:number-columns-repeated="6"/>
        </table:table-row>
        <table:table-row table:style-name="ro1">
          <table:table-cell table:formula="of:=[.A596]+1" office:value-type="float" office:value="596" calcext:value-type="float">
            <text:p>596</text:p>
          </table:table-cell>
          <table:table-cell table:formula="of:=[.A597]*1000*50" office:value-type="float" office:value="29800000" calcext:value-type="float">
            <text:p>29800000</text:p>
          </table:table-cell>
          <table:table-cell office:value-type="float" office:value="573" calcext:value-type="float">
            <text:p>573,0</text:p>
          </table:table-cell>
          <table:table-cell table:style-name="ce10" table:formula="of:=CONCATENATE(TEXT(MOD(INT([.C597]/60);60);&quot;00&quot;);&quot;:&quot;;TEXT(MOD([.C597];60);&quot;00,0&quot;))" office:value-type="string" office:string-value="09:33,0" calcext:value-type="string">
            <text:p>09:33,0</text:p>
          </table:table-cell>
          <table:table-cell table:formula="of:=[.C597]+[.E596]" office:value-type="float" office:value="348333" calcext:value-type="float">
            <text:p>348333,0</text:p>
          </table:table-cell>
          <table:table-cell table:formula="of:=CONCATENATE(TEXT(INT([.E597]/(60*60*24));&quot;00&quot;);&quot; &quot;;TEXT(MOD(INT([.E597]/(60*60));24);&quot;00&quot;);&quot;:&quot;;TEXT(MOD(INT([.E597]/60);60);&quot;00&quot;);&quot;:&quot;;TEXT(MOD([.E597];60);&quot;00,0&quot;))" office:value-type="string" office:string-value="04 00:45:33,0" calcext:value-type="string">
            <text:p>04 00:45:33,0</text:p>
          </table:table-cell>
          <table:table-cell table:formula="of:=IF ([.J597]&lt;&gt;&quot;&quot;;[.J597]+[.C597];[.G596]+[.C597])" office:value-type="float" office:value="1446779711" calcext:value-type="float">
            <text:p>1446779711</text:p>
          </table:table-cell>
          <table:table-cell table:formula="of:=[.G597]/86400+DATEVALUE(&quot;1970-01-01 00:00:00&quot;)" office:value-type="date" office:date-value="2015-11-06T03:15:11" calcext:value-type="date">
            <text:p>2015/11/06 03:15:11</text:p>
          </table:table-cell>
          <table:table-cell table:number-columns-repeated="6"/>
        </table:table-row>
        <table:table-row table:style-name="ro1">
          <table:table-cell table:formula="of:=[.A597]+1" office:value-type="float" office:value="597" calcext:value-type="float">
            <text:p>597</text:p>
          </table:table-cell>
          <table:table-cell table:formula="of:=[.A598]*1000*50" office:value-type="float" office:value="29850000" calcext:value-type="float">
            <text:p>29850000</text:p>
          </table:table-cell>
          <table:table-cell office:value-type="float" office:value="566" calcext:value-type="float">
            <text:p>566,0</text:p>
          </table:table-cell>
          <table:table-cell table:style-name="ce10" table:formula="of:=CONCATENATE(TEXT(MOD(INT([.C598]/60);60);&quot;00&quot;);&quot;:&quot;;TEXT(MOD([.C598];60);&quot;00,0&quot;))" office:value-type="string" office:string-value="09:26,0" calcext:value-type="string">
            <text:p>09:26,0</text:p>
          </table:table-cell>
          <table:table-cell table:formula="of:=[.C598]+[.E597]" office:value-type="float" office:value="348899" calcext:value-type="float">
            <text:p>348899,0</text:p>
          </table:table-cell>
          <table:table-cell table:formula="of:=CONCATENATE(TEXT(INT([.E598]/(60*60*24));&quot;00&quot;);&quot; &quot;;TEXT(MOD(INT([.E598]/(60*60));24);&quot;00&quot;);&quot;:&quot;;TEXT(MOD(INT([.E598]/60);60);&quot;00&quot;);&quot;:&quot;;TEXT(MOD([.E598];60);&quot;00,0&quot;))" office:value-type="string" office:string-value="04 00:54:59,0" calcext:value-type="string">
            <text:p>04 00:54:59,0</text:p>
          </table:table-cell>
          <table:table-cell table:formula="of:=IF ([.J598]&lt;&gt;&quot;&quot;;[.J598]+[.C598];[.G597]+[.C598])" office:value-type="float" office:value="1446780277" calcext:value-type="float">
            <text:p>1446780277</text:p>
          </table:table-cell>
          <table:table-cell table:formula="of:=[.G598]/86400+DATEVALUE(&quot;1970-01-01 00:00:00&quot;)" office:value-type="date" office:date-value="2015-11-06T03:24:37" calcext:value-type="date">
            <text:p>2015/11/06 03:24:37</text:p>
          </table:table-cell>
          <table:table-cell table:number-columns-repeated="6"/>
        </table:table-row>
        <table:table-row table:style-name="ro1">
          <table:table-cell table:formula="of:=[.A598]+1" office:value-type="float" office:value="598" calcext:value-type="float">
            <text:p>598</text:p>
          </table:table-cell>
          <table:table-cell table:formula="of:=[.A599]*1000*50" office:value-type="float" office:value="29900000" calcext:value-type="float">
            <text:p>29900000</text:p>
          </table:table-cell>
          <table:table-cell office:value-type="float" office:value="576" calcext:value-type="float">
            <text:p>576,0</text:p>
          </table:table-cell>
          <table:table-cell table:style-name="ce10" table:formula="of:=CONCATENATE(TEXT(MOD(INT([.C599]/60);60);&quot;00&quot;);&quot;:&quot;;TEXT(MOD([.C599];60);&quot;00,0&quot;))" office:value-type="string" office:string-value="09:36,0" calcext:value-type="string">
            <text:p>09:36,0</text:p>
          </table:table-cell>
          <table:table-cell table:formula="of:=[.C599]+[.E598]" office:value-type="float" office:value="349475" calcext:value-type="float">
            <text:p>349475,0</text:p>
          </table:table-cell>
          <table:table-cell table:formula="of:=CONCATENATE(TEXT(INT([.E599]/(60*60*24));&quot;00&quot;);&quot; &quot;;TEXT(MOD(INT([.E599]/(60*60));24);&quot;00&quot;);&quot;:&quot;;TEXT(MOD(INT([.E599]/60);60);&quot;00&quot;);&quot;:&quot;;TEXT(MOD([.E599];60);&quot;00,0&quot;))" office:value-type="string" office:string-value="04 01:04:35,0" calcext:value-type="string">
            <text:p>04 01:04:35,0</text:p>
          </table:table-cell>
          <table:table-cell table:formula="of:=IF ([.J599]&lt;&gt;&quot;&quot;;[.J599]+[.C599];[.G598]+[.C599])" office:value-type="float" office:value="1446780853" calcext:value-type="float">
            <text:p>1446780853</text:p>
          </table:table-cell>
          <table:table-cell table:formula="of:=[.G599]/86400+DATEVALUE(&quot;1970-01-01 00:00:00&quot;)" office:value-type="date" office:date-value="2015-11-06T03:34:13" calcext:value-type="date">
            <text:p>2015/11/06 03:34:13</text:p>
          </table:table-cell>
          <table:table-cell table:number-columns-repeated="6"/>
        </table:table-row>
        <table:table-row table:style-name="ro1">
          <table:table-cell table:formula="of:=[.A599]+1" office:value-type="float" office:value="599" calcext:value-type="float">
            <text:p>599</text:p>
          </table:table-cell>
          <table:table-cell table:formula="of:=[.A600]*1000*50" office:value-type="float" office:value="29950000" calcext:value-type="float">
            <text:p>29950000</text:p>
          </table:table-cell>
          <table:table-cell office:value-type="float" office:value="578" calcext:value-type="float">
            <text:p>578,0</text:p>
          </table:table-cell>
          <table:table-cell table:style-name="ce10" table:formula="of:=CONCATENATE(TEXT(MOD(INT([.C600]/60);60);&quot;00&quot;);&quot;:&quot;;TEXT(MOD([.C600];60);&quot;00,0&quot;))" office:value-type="string" office:string-value="09:38,0" calcext:value-type="string">
            <text:p>09:38,0</text:p>
          </table:table-cell>
          <table:table-cell table:formula="of:=[.C600]+[.E599]" office:value-type="float" office:value="350053" calcext:value-type="float">
            <text:p>350053,0</text:p>
          </table:table-cell>
          <table:table-cell table:formula="of:=CONCATENATE(TEXT(INT([.E600]/(60*60*24));&quot;00&quot;);&quot; &quot;;TEXT(MOD(INT([.E600]/(60*60));24);&quot;00&quot;);&quot;:&quot;;TEXT(MOD(INT([.E600]/60);60);&quot;00&quot;);&quot;:&quot;;TEXT(MOD([.E600];60);&quot;00,0&quot;))" office:value-type="string" office:string-value="04 01:14:13,0" calcext:value-type="string">
            <text:p>04 01:14:13,0</text:p>
          </table:table-cell>
          <table:table-cell table:formula="of:=IF ([.J600]&lt;&gt;&quot;&quot;;[.J600]+[.C600];[.G599]+[.C600])" office:value-type="float" office:value="1446781431" calcext:value-type="float">
            <text:p>1446781431</text:p>
          </table:table-cell>
          <table:table-cell table:formula="of:=[.G600]/86400+DATEVALUE(&quot;1970-01-01 00:00:00&quot;)" office:value-type="date" office:date-value="2015-11-06T03:43:51" calcext:value-type="date">
            <text:p>2015/11/06 03:43:51</text:p>
          </table:table-cell>
          <table:table-cell table:number-columns-repeated="6"/>
        </table:table-row>
        <table:table-row table:style-name="ro1">
          <table:table-cell table:formula="of:=[.A600]+1" office:value-type="float" office:value="600" calcext:value-type="float">
            <text:p>600</text:p>
          </table:table-cell>
          <table:table-cell table:formula="of:=[.A601]*1000*50" office:value-type="float" office:value="30000000" calcext:value-type="float">
            <text:p>30000000</text:p>
          </table:table-cell>
          <table:table-cell office:value-type="float" office:value="564" calcext:value-type="float">
            <text:p>564,0</text:p>
          </table:table-cell>
          <table:table-cell table:style-name="ce10" table:formula="of:=CONCATENATE(TEXT(MOD(INT([.C601]/60);60);&quot;00&quot;);&quot;:&quot;;TEXT(MOD([.C601];60);&quot;00,0&quot;))" office:value-type="string" office:string-value="09:24,0" calcext:value-type="string">
            <text:p>09:24,0</text:p>
          </table:table-cell>
          <table:table-cell table:formula="of:=[.C601]+[.E600]" office:value-type="float" office:value="350617" calcext:value-type="float">
            <text:p>350617,0</text:p>
          </table:table-cell>
          <table:table-cell table:formula="of:=CONCATENATE(TEXT(INT([.E601]/(60*60*24));&quot;00&quot;);&quot; &quot;;TEXT(MOD(INT([.E601]/(60*60));24);&quot;00&quot;);&quot;:&quot;;TEXT(MOD(INT([.E601]/60);60);&quot;00&quot;);&quot;:&quot;;TEXT(MOD([.E601];60);&quot;00,0&quot;))" office:value-type="string" office:string-value="04 01:23:37,0" calcext:value-type="string">
            <text:p>04 01:23:37,0</text:p>
          </table:table-cell>
          <table:table-cell table:formula="of:=IF ([.J601]&lt;&gt;&quot;&quot;;[.J601]+[.C601];[.G600]+[.C601])" office:value-type="float" office:value="1446781995" calcext:value-type="float">
            <text:p>1446781995</text:p>
          </table:table-cell>
          <table:table-cell table:formula="of:=[.G601]/86400+DATEVALUE(&quot;1970-01-01 00:00:00&quot;)" office:value-type="date" office:date-value="2015-11-06T03:53:15" calcext:value-type="date">
            <text:p>2015/11/06 03:53:15</text:p>
          </table:table-cell>
          <table:table-cell table:number-columns-repeated="6"/>
        </table:table-row>
        <table:table-row table:style-name="ro1">
          <table:table-cell table:formula="of:=[.A601]+1" office:value-type="float" office:value="601" calcext:value-type="float">
            <text:p>601</text:p>
          </table:table-cell>
          <table:table-cell table:formula="of:=[.A602]*1000*50" office:value-type="float" office:value="30050000" calcext:value-type="float">
            <text:p>30050000</text:p>
          </table:table-cell>
          <table:table-cell office:value-type="float" office:value="558" calcext:value-type="float">
            <text:p>558,0</text:p>
          </table:table-cell>
          <table:table-cell table:style-name="ce10" table:formula="of:=CONCATENATE(TEXT(MOD(INT([.C602]/60);60);&quot;00&quot;);&quot;:&quot;;TEXT(MOD([.C602];60);&quot;00,0&quot;))" office:value-type="string" office:string-value="09:18,0" calcext:value-type="string">
            <text:p>09:18,0</text:p>
          </table:table-cell>
          <table:table-cell table:formula="of:=[.C602]+[.E601]" office:value-type="float" office:value="351175" calcext:value-type="float">
            <text:p>351175,0</text:p>
          </table:table-cell>
          <table:table-cell table:formula="of:=CONCATENATE(TEXT(INT([.E602]/(60*60*24));&quot;00&quot;);&quot; &quot;;TEXT(MOD(INT([.E602]/(60*60));24);&quot;00&quot;);&quot;:&quot;;TEXT(MOD(INT([.E602]/60);60);&quot;00&quot;);&quot;:&quot;;TEXT(MOD([.E602];60);&quot;00,0&quot;))" office:value-type="string" office:string-value="04 01:32:55,0" calcext:value-type="string">
            <text:p>04 01:32:55,0</text:p>
          </table:table-cell>
          <table:table-cell table:formula="of:=IF ([.J602]&lt;&gt;&quot;&quot;;[.J602]+[.C602];[.G601]+[.C602])" office:value-type="float" office:value="1446782553" calcext:value-type="float">
            <text:p>1446782553</text:p>
          </table:table-cell>
          <table:table-cell table:formula="of:=[.G602]/86400+DATEVALUE(&quot;1970-01-01 00:00:00&quot;)" office:value-type="date" office:date-value="2015-11-06T04:02:33" calcext:value-type="date">
            <text:p>2015/11/06 04:02:33</text:p>
          </table:table-cell>
          <table:table-cell table:number-columns-repeated="6"/>
        </table:table-row>
        <table:table-row table:style-name="ro1">
          <table:table-cell table:formula="of:=[.A602]+1" office:value-type="float" office:value="602" calcext:value-type="float">
            <text:p>602</text:p>
          </table:table-cell>
          <table:table-cell table:formula="of:=[.A603]*1000*50" office:value-type="float" office:value="30100000" calcext:value-type="float">
            <text:p>30100000</text:p>
          </table:table-cell>
          <table:table-cell office:value-type="float" office:value="553" calcext:value-type="float">
            <text:p>553,0</text:p>
          </table:table-cell>
          <table:table-cell table:style-name="ce10" table:formula="of:=CONCATENATE(TEXT(MOD(INT([.C603]/60);60);&quot;00&quot;);&quot;:&quot;;TEXT(MOD([.C603];60);&quot;00,0&quot;))" office:value-type="string" office:string-value="09:13,0" calcext:value-type="string">
            <text:p>09:13,0</text:p>
          </table:table-cell>
          <table:table-cell table:formula="of:=[.C603]+[.E602]" office:value-type="float" office:value="351728" calcext:value-type="float">
            <text:p>351728,0</text:p>
          </table:table-cell>
          <table:table-cell table:formula="of:=CONCATENATE(TEXT(INT([.E603]/(60*60*24));&quot;00&quot;);&quot; &quot;;TEXT(MOD(INT([.E603]/(60*60));24);&quot;00&quot;);&quot;:&quot;;TEXT(MOD(INT([.E603]/60);60);&quot;00&quot;);&quot;:&quot;;TEXT(MOD([.E603];60);&quot;00,0&quot;))" office:value-type="string" office:string-value="04 01:42:08,0" calcext:value-type="string">
            <text:p>04 01:42:08,0</text:p>
          </table:table-cell>
          <table:table-cell table:formula="of:=IF ([.J603]&lt;&gt;&quot;&quot;;[.J603]+[.C603];[.G602]+[.C603])" office:value-type="float" office:value="1446783106" calcext:value-type="float">
            <text:p>1446783106</text:p>
          </table:table-cell>
          <table:table-cell table:formula="of:=[.G603]/86400+DATEVALUE(&quot;1970-01-01 00:00:00&quot;)" office:value-type="date" office:date-value="2015-11-06T04:11:46" calcext:value-type="date">
            <text:p>2015/11/06 04:11:46</text:p>
          </table:table-cell>
          <table:table-cell table:number-columns-repeated="6"/>
        </table:table-row>
        <table:table-row table:style-name="ro1">
          <table:table-cell table:formula="of:=[.A603]+1" office:value-type="float" office:value="603" calcext:value-type="float">
            <text:p>603</text:p>
          </table:table-cell>
          <table:table-cell table:formula="of:=[.A604]*1000*50" office:value-type="float" office:value="30150000" calcext:value-type="float">
            <text:p>30150000</text:p>
          </table:table-cell>
          <table:table-cell office:value-type="float" office:value="551" calcext:value-type="float">
            <text:p>551,0</text:p>
          </table:table-cell>
          <table:table-cell table:style-name="ce10" table:formula="of:=CONCATENATE(TEXT(MOD(INT([.C604]/60);60);&quot;00&quot;);&quot;:&quot;;TEXT(MOD([.C604];60);&quot;00,0&quot;))" office:value-type="string" office:string-value="09:11,0" calcext:value-type="string">
            <text:p>09:11,0</text:p>
          </table:table-cell>
          <table:table-cell table:formula="of:=[.C604]+[.E603]" office:value-type="float" office:value="352279" calcext:value-type="float">
            <text:p>352279,0</text:p>
          </table:table-cell>
          <table:table-cell table:formula="of:=CONCATENATE(TEXT(INT([.E604]/(60*60*24));&quot;00&quot;);&quot; &quot;;TEXT(MOD(INT([.E604]/(60*60));24);&quot;00&quot;);&quot;:&quot;;TEXT(MOD(INT([.E604]/60);60);&quot;00&quot;);&quot;:&quot;;TEXT(MOD([.E604];60);&quot;00,0&quot;))" office:value-type="string" office:string-value="04 01:51:19,0" calcext:value-type="string">
            <text:p>04 01:51:19,0</text:p>
          </table:table-cell>
          <table:table-cell table:formula="of:=IF ([.J604]&lt;&gt;&quot;&quot;;[.J604]+[.C604];[.G603]+[.C604])" office:value-type="float" office:value="1446783657" calcext:value-type="float">
            <text:p>1446783657</text:p>
          </table:table-cell>
          <table:table-cell table:formula="of:=[.G604]/86400+DATEVALUE(&quot;1970-01-01 00:00:00&quot;)" office:value-type="date" office:date-value="2015-11-06T04:20:57" calcext:value-type="date">
            <text:p>2015/11/06 04:20:57</text:p>
          </table:table-cell>
          <table:table-cell table:number-columns-repeated="6"/>
        </table:table-row>
        <table:table-row table:style-name="ro1">
          <table:table-cell table:formula="of:=[.A604]+1" office:value-type="float" office:value="604" calcext:value-type="float">
            <text:p>604</text:p>
          </table:table-cell>
          <table:table-cell table:formula="of:=[.A605]*1000*50" office:value-type="float" office:value="30200000" calcext:value-type="float">
            <text:p>30200000</text:p>
          </table:table-cell>
          <table:table-cell office:value-type="float" office:value="551" calcext:value-type="float">
            <text:p>551,0</text:p>
          </table:table-cell>
          <table:table-cell table:style-name="ce10" table:formula="of:=CONCATENATE(TEXT(MOD(INT([.C605]/60);60);&quot;00&quot;);&quot;:&quot;;TEXT(MOD([.C605];60);&quot;00,0&quot;))" office:value-type="string" office:string-value="09:11,0" calcext:value-type="string">
            <text:p>09:11,0</text:p>
          </table:table-cell>
          <table:table-cell table:formula="of:=[.C605]+[.E604]" office:value-type="float" office:value="352830" calcext:value-type="float">
            <text:p>352830,0</text:p>
          </table:table-cell>
          <table:table-cell table:formula="of:=CONCATENATE(TEXT(INT([.E605]/(60*60*24));&quot;00&quot;);&quot; &quot;;TEXT(MOD(INT([.E605]/(60*60));24);&quot;00&quot;);&quot;:&quot;;TEXT(MOD(INT([.E605]/60);60);&quot;00&quot;);&quot;:&quot;;TEXT(MOD([.E605];60);&quot;00,0&quot;))" office:value-type="string" office:string-value="04 02:00:30,0" calcext:value-type="string">
            <text:p>04 02:00:30,0</text:p>
          </table:table-cell>
          <table:table-cell table:formula="of:=IF ([.J605]&lt;&gt;&quot;&quot;;[.J605]+[.C605];[.G604]+[.C605])" office:value-type="float" office:value="1446784208" calcext:value-type="float">
            <text:p>1446784208</text:p>
          </table:table-cell>
          <table:table-cell table:formula="of:=[.G605]/86400+DATEVALUE(&quot;1970-01-01 00:00:00&quot;)" office:value-type="date" office:date-value="2015-11-06T04:30:08" calcext:value-type="date">
            <text:p>2015/11/06 04:30:08</text:p>
          </table:table-cell>
          <table:table-cell table:number-columns-repeated="6"/>
        </table:table-row>
        <table:table-row table:style-name="ro1">
          <table:table-cell table:formula="of:=[.A605]+1" office:value-type="float" office:value="605" calcext:value-type="float">
            <text:p>605</text:p>
          </table:table-cell>
          <table:table-cell table:formula="of:=[.A606]*1000*50" office:value-type="float" office:value="30250000" calcext:value-type="float">
            <text:p>30250000</text:p>
          </table:table-cell>
          <table:table-cell office:value-type="float" office:value="552" calcext:value-type="float">
            <text:p>552,0</text:p>
          </table:table-cell>
          <table:table-cell table:style-name="ce10" table:formula="of:=CONCATENATE(TEXT(MOD(INT([.C606]/60);60);&quot;00&quot;);&quot;:&quot;;TEXT(MOD([.C606];60);&quot;00,0&quot;))" office:value-type="string" office:string-value="09:12,0" calcext:value-type="string">
            <text:p>09:12,0</text:p>
          </table:table-cell>
          <table:table-cell table:formula="of:=[.C606]+[.E605]" office:value-type="float" office:value="353382" calcext:value-type="float">
            <text:p>353382,0</text:p>
          </table:table-cell>
          <table:table-cell table:formula="of:=CONCATENATE(TEXT(INT([.E606]/(60*60*24));&quot;00&quot;);&quot; &quot;;TEXT(MOD(INT([.E606]/(60*60));24);&quot;00&quot;);&quot;:&quot;;TEXT(MOD(INT([.E606]/60);60);&quot;00&quot;);&quot;:&quot;;TEXT(MOD([.E606];60);&quot;00,0&quot;))" office:value-type="string" office:string-value="04 02:09:42,0" calcext:value-type="string">
            <text:p>04 02:09:42,0</text:p>
          </table:table-cell>
          <table:table-cell table:formula="of:=IF ([.J606]&lt;&gt;&quot;&quot;;[.J606]+[.C606];[.G605]+[.C606])" office:value-type="float" office:value="1446784760" calcext:value-type="float">
            <text:p>1446784760</text:p>
          </table:table-cell>
          <table:table-cell table:formula="of:=[.G606]/86400+DATEVALUE(&quot;1970-01-01 00:00:00&quot;)" office:value-type="date" office:date-value="2015-11-06T04:39:20" calcext:value-type="date">
            <text:p>2015/11/06 04:39:20</text:p>
          </table:table-cell>
          <table:table-cell table:number-columns-repeated="6"/>
        </table:table-row>
        <table:table-row table:style-name="ro1">
          <table:table-cell table:formula="of:=[.A606]+1" office:value-type="float" office:value="606" calcext:value-type="float">
            <text:p>606</text:p>
          </table:table-cell>
          <table:table-cell table:formula="of:=[.A607]*1000*50" office:value-type="float" office:value="30300000" calcext:value-type="float">
            <text:p>30300000</text:p>
          </table:table-cell>
          <table:table-cell office:value-type="float" office:value="551" calcext:value-type="float">
            <text:p>551,0</text:p>
          </table:table-cell>
          <table:table-cell table:style-name="ce10" table:formula="of:=CONCATENATE(TEXT(MOD(INT([.C607]/60);60);&quot;00&quot;);&quot;:&quot;;TEXT(MOD([.C607];60);&quot;00,0&quot;))" office:value-type="string" office:string-value="09:11,0" calcext:value-type="string">
            <text:p>09:11,0</text:p>
          </table:table-cell>
          <table:table-cell table:formula="of:=[.C607]+[.E606]" office:value-type="float" office:value="353933" calcext:value-type="float">
            <text:p>353933,0</text:p>
          </table:table-cell>
          <table:table-cell table:formula="of:=CONCATENATE(TEXT(INT([.E607]/(60*60*24));&quot;00&quot;);&quot; &quot;;TEXT(MOD(INT([.E607]/(60*60));24);&quot;00&quot;);&quot;:&quot;;TEXT(MOD(INT([.E607]/60);60);&quot;00&quot;);&quot;:&quot;;TEXT(MOD([.E607];60);&quot;00,0&quot;))" office:value-type="string" office:string-value="04 02:18:53,0" calcext:value-type="string">
            <text:p>04 02:18:53,0</text:p>
          </table:table-cell>
          <table:table-cell table:formula="of:=IF ([.J607]&lt;&gt;&quot;&quot;;[.J607]+[.C607];[.G606]+[.C607])" office:value-type="float" office:value="1446785311" calcext:value-type="float">
            <text:p>1446785311</text:p>
          </table:table-cell>
          <table:table-cell table:formula="of:=[.G607]/86400+DATEVALUE(&quot;1970-01-01 00:00:00&quot;)" office:value-type="date" office:date-value="2015-11-06T04:48:31" calcext:value-type="date">
            <text:p>2015/11/06 04:48:31</text:p>
          </table:table-cell>
          <table:table-cell table:number-columns-repeated="6"/>
        </table:table-row>
        <table:table-row table:style-name="ro1">
          <table:table-cell table:formula="of:=[.A607]+1" office:value-type="float" office:value="607" calcext:value-type="float">
            <text:p>607</text:p>
          </table:table-cell>
          <table:table-cell table:formula="of:=[.A608]*1000*50" office:value-type="float" office:value="30350000" calcext:value-type="float">
            <text:p>30350000</text:p>
          </table:table-cell>
          <table:table-cell office:value-type="float" office:value="551" calcext:value-type="float">
            <text:p>551,0</text:p>
          </table:table-cell>
          <table:table-cell table:style-name="ce10" table:formula="of:=CONCATENATE(TEXT(MOD(INT([.C608]/60);60);&quot;00&quot;);&quot;:&quot;;TEXT(MOD([.C608];60);&quot;00,0&quot;))" office:value-type="string" office:string-value="09:11,0" calcext:value-type="string">
            <text:p>09:11,0</text:p>
          </table:table-cell>
          <table:table-cell table:formula="of:=[.C608]+[.E607]" office:value-type="float" office:value="354484" calcext:value-type="float">
            <text:p>354484,0</text:p>
          </table:table-cell>
          <table:table-cell table:formula="of:=CONCATENATE(TEXT(INT([.E608]/(60*60*24));&quot;00&quot;);&quot; &quot;;TEXT(MOD(INT([.E608]/(60*60));24);&quot;00&quot;);&quot;:&quot;;TEXT(MOD(INT([.E608]/60);60);&quot;00&quot;);&quot;:&quot;;TEXT(MOD([.E608];60);&quot;00,0&quot;))" office:value-type="string" office:string-value="04 02:28:04,0" calcext:value-type="string">
            <text:p>04 02:28:04,0</text:p>
          </table:table-cell>
          <table:table-cell table:formula="of:=IF ([.J608]&lt;&gt;&quot;&quot;;[.J608]+[.C608];[.G607]+[.C608])" office:value-type="float" office:value="1446785862" calcext:value-type="float">
            <text:p>1446785862</text:p>
          </table:table-cell>
          <table:table-cell table:formula="of:=[.G608]/86400+DATEVALUE(&quot;1970-01-01 00:00:00&quot;)" office:value-type="date" office:date-value="2015-11-06T04:57:42" calcext:value-type="date">
            <text:p>2015/11/06 04:57:42</text:p>
          </table:table-cell>
          <table:table-cell table:number-columns-repeated="6"/>
        </table:table-row>
        <table:table-row table:style-name="ro1">
          <table:table-cell table:formula="of:=[.A608]+1" office:value-type="float" office:value="608" calcext:value-type="float">
            <text:p>608</text:p>
          </table:table-cell>
          <table:table-cell table:formula="of:=[.A609]*1000*50" office:value-type="float" office:value="30400000" calcext:value-type="float">
            <text:p>30400000</text:p>
          </table:table-cell>
          <table:table-cell office:value-type="float" office:value="551" calcext:value-type="float">
            <text:p>551,0</text:p>
          </table:table-cell>
          <table:table-cell table:style-name="ce10" table:formula="of:=CONCATENATE(TEXT(MOD(INT([.C609]/60);60);&quot;00&quot;);&quot;:&quot;;TEXT(MOD([.C609];60);&quot;00,0&quot;))" office:value-type="string" office:string-value="09:11,0" calcext:value-type="string">
            <text:p>09:11,0</text:p>
          </table:table-cell>
          <table:table-cell table:formula="of:=[.C609]+[.E608]" office:value-type="float" office:value="355035" calcext:value-type="float">
            <text:p>355035,0</text:p>
          </table:table-cell>
          <table:table-cell table:formula="of:=CONCATENATE(TEXT(INT([.E609]/(60*60*24));&quot;00&quot;);&quot; &quot;;TEXT(MOD(INT([.E609]/(60*60));24);&quot;00&quot;);&quot;:&quot;;TEXT(MOD(INT([.E609]/60);60);&quot;00&quot;);&quot;:&quot;;TEXT(MOD([.E609];60);&quot;00,0&quot;))" office:value-type="string" office:string-value="04 02:37:15,0" calcext:value-type="string">
            <text:p>04 02:37:15,0</text:p>
          </table:table-cell>
          <table:table-cell table:formula="of:=IF ([.J609]&lt;&gt;&quot;&quot;;[.J609]+[.C609];[.G608]+[.C609])" office:value-type="float" office:value="1446786413" calcext:value-type="float">
            <text:p>1446786413</text:p>
          </table:table-cell>
          <table:table-cell table:formula="of:=[.G609]/86400+DATEVALUE(&quot;1970-01-01 00:00:00&quot;)" office:value-type="date" office:date-value="2015-11-06T05:06:53" calcext:value-type="date">
            <text:p>2015/11/06 05:06:53</text:p>
          </table:table-cell>
          <table:table-cell table:number-columns-repeated="6"/>
        </table:table-row>
        <table:table-row table:style-name="ro1">
          <table:table-cell table:formula="of:=[.A609]+1" office:value-type="float" office:value="609" calcext:value-type="float">
            <text:p>609</text:p>
          </table:table-cell>
          <table:table-cell table:formula="of:=[.A610]*1000*50" office:value-type="float" office:value="30450000" calcext:value-type="float">
            <text:p>30450000</text:p>
          </table:table-cell>
          <table:table-cell office:value-type="float" office:value="552" calcext:value-type="float">
            <text:p>552,0</text:p>
          </table:table-cell>
          <table:table-cell table:style-name="ce10" table:formula="of:=CONCATENATE(TEXT(MOD(INT([.C610]/60);60);&quot;00&quot;);&quot;:&quot;;TEXT(MOD([.C610];60);&quot;00,0&quot;))" office:value-type="string" office:string-value="09:12,0" calcext:value-type="string">
            <text:p>09:12,0</text:p>
          </table:table-cell>
          <table:table-cell table:formula="of:=[.C610]+[.E609]" office:value-type="float" office:value="355587" calcext:value-type="float">
            <text:p>355587,0</text:p>
          </table:table-cell>
          <table:table-cell table:formula="of:=CONCATENATE(TEXT(INT([.E610]/(60*60*24));&quot;00&quot;);&quot; &quot;;TEXT(MOD(INT([.E610]/(60*60));24);&quot;00&quot;);&quot;:&quot;;TEXT(MOD(INT([.E610]/60);60);&quot;00&quot;);&quot;:&quot;;TEXT(MOD([.E610];60);&quot;00,0&quot;))" office:value-type="string" office:string-value="04 02:46:27,0" calcext:value-type="string">
            <text:p>04 02:46:27,0</text:p>
          </table:table-cell>
          <table:table-cell table:formula="of:=IF ([.J610]&lt;&gt;&quot;&quot;;[.J610]+[.C610];[.G609]+[.C610])" office:value-type="float" office:value="1446786965" calcext:value-type="float">
            <text:p>1446786965</text:p>
          </table:table-cell>
          <table:table-cell table:formula="of:=[.G610]/86400+DATEVALUE(&quot;1970-01-01 00:00:00&quot;)" office:value-type="date" office:date-value="2015-11-06T05:16:05" calcext:value-type="date">
            <text:p>2015/11/06 05:16:05</text:p>
          </table:table-cell>
          <table:table-cell table:number-columns-repeated="6"/>
        </table:table-row>
        <table:table-row table:style-name="ro1">
          <table:table-cell table:formula="of:=[.A610]+1" office:value-type="float" office:value="610" calcext:value-type="float">
            <text:p>610</text:p>
          </table:table-cell>
          <table:table-cell table:formula="of:=[.A611]*1000*50" office:value-type="float" office:value="30500000" calcext:value-type="float">
            <text:p>30500000</text:p>
          </table:table-cell>
          <table:table-cell office:value-type="float" office:value="551" calcext:value-type="float">
            <text:p>551,0</text:p>
          </table:table-cell>
          <table:table-cell table:style-name="ce10" table:formula="of:=CONCATENATE(TEXT(MOD(INT([.C611]/60);60);&quot;00&quot;);&quot;:&quot;;TEXT(MOD([.C611];60);&quot;00,0&quot;))" office:value-type="string" office:string-value="09:11,0" calcext:value-type="string">
            <text:p>09:11,0</text:p>
          </table:table-cell>
          <table:table-cell table:formula="of:=[.C611]+[.E610]" office:value-type="float" office:value="356138" calcext:value-type="float">
            <text:p>356138,0</text:p>
          </table:table-cell>
          <table:table-cell table:formula="of:=CONCATENATE(TEXT(INT([.E611]/(60*60*24));&quot;00&quot;);&quot; &quot;;TEXT(MOD(INT([.E611]/(60*60));24);&quot;00&quot;);&quot;:&quot;;TEXT(MOD(INT([.E611]/60);60);&quot;00&quot;);&quot;:&quot;;TEXT(MOD([.E611];60);&quot;00,0&quot;))" office:value-type="string" office:string-value="04 02:55:38,0" calcext:value-type="string">
            <text:p>04 02:55:38,0</text:p>
          </table:table-cell>
          <table:table-cell table:formula="of:=IF ([.J611]&lt;&gt;&quot;&quot;;[.J611]+[.C611];[.G610]+[.C611])" office:value-type="float" office:value="1446787516" calcext:value-type="float">
            <text:p>1446787516</text:p>
          </table:table-cell>
          <table:table-cell table:formula="of:=[.G611]/86400+DATEVALUE(&quot;1970-01-01 00:00:00&quot;)" office:value-type="date" office:date-value="2015-11-06T05:25:16" calcext:value-type="date">
            <text:p>2015/11/06 05:25:16</text:p>
          </table:table-cell>
          <table:table-cell table:number-columns-repeated="6"/>
        </table:table-row>
        <table:table-row table:style-name="ro1">
          <table:table-cell table:formula="of:=[.A611]+1" office:value-type="float" office:value="611" calcext:value-type="float">
            <text:p>611</text:p>
          </table:table-cell>
          <table:table-cell table:formula="of:=[.A612]*1000*50" office:value-type="float" office:value="30550000" calcext:value-type="float">
            <text:p>30550000</text:p>
          </table:table-cell>
          <table:table-cell office:value-type="float" office:value="551" calcext:value-type="float">
            <text:p>551,0</text:p>
          </table:table-cell>
          <table:table-cell table:style-name="ce10" table:formula="of:=CONCATENATE(TEXT(MOD(INT([.C612]/60);60);&quot;00&quot;);&quot;:&quot;;TEXT(MOD([.C612];60);&quot;00,0&quot;))" office:value-type="string" office:string-value="09:11,0" calcext:value-type="string">
            <text:p>09:11,0</text:p>
          </table:table-cell>
          <table:table-cell table:formula="of:=[.C612]+[.E611]" office:value-type="float" office:value="356689" calcext:value-type="float">
            <text:p>356689,0</text:p>
          </table:table-cell>
          <table:table-cell table:formula="of:=CONCATENATE(TEXT(INT([.E612]/(60*60*24));&quot;00&quot;);&quot; &quot;;TEXT(MOD(INT([.E612]/(60*60));24);&quot;00&quot;);&quot;:&quot;;TEXT(MOD(INT([.E612]/60);60);&quot;00&quot;);&quot;:&quot;;TEXT(MOD([.E612];60);&quot;00,0&quot;))" office:value-type="string" office:string-value="04 03:04:49,0" calcext:value-type="string">
            <text:p>04 03:04:49,0</text:p>
          </table:table-cell>
          <table:table-cell table:formula="of:=IF ([.J612]&lt;&gt;&quot;&quot;;[.J612]+[.C612];[.G611]+[.C612])" office:value-type="float" office:value="1446788067" calcext:value-type="float">
            <text:p>1446788067</text:p>
          </table:table-cell>
          <table:table-cell table:formula="of:=[.G612]/86400+DATEVALUE(&quot;1970-01-01 00:00:00&quot;)" office:value-type="date" office:date-value="2015-11-06T05:34:27" calcext:value-type="date">
            <text:p>2015/11/06 05:34:27</text:p>
          </table:table-cell>
          <table:table-cell table:number-columns-repeated="6"/>
        </table:table-row>
        <table:table-row table:style-name="ro1">
          <table:table-cell table:formula="of:=[.A612]+1" office:value-type="float" office:value="612" calcext:value-type="float">
            <text:p>612</text:p>
          </table:table-cell>
          <table:table-cell table:formula="of:=[.A613]*1000*50" office:value-type="float" office:value="30600000" calcext:value-type="float">
            <text:p>30600000</text:p>
          </table:table-cell>
          <table:table-cell office:value-type="float" office:value="551" calcext:value-type="float">
            <text:p>551,0</text:p>
          </table:table-cell>
          <table:table-cell table:style-name="ce10" table:formula="of:=CONCATENATE(TEXT(MOD(INT([.C613]/60);60);&quot;00&quot;);&quot;:&quot;;TEXT(MOD([.C613];60);&quot;00,0&quot;))" office:value-type="string" office:string-value="09:11,0" calcext:value-type="string">
            <text:p>09:11,0</text:p>
          </table:table-cell>
          <table:table-cell table:formula="of:=[.C613]+[.E612]" office:value-type="float" office:value="357240" calcext:value-type="float">
            <text:p>357240,0</text:p>
          </table:table-cell>
          <table:table-cell table:formula="of:=CONCATENATE(TEXT(INT([.E613]/(60*60*24));&quot;00&quot;);&quot; &quot;;TEXT(MOD(INT([.E613]/(60*60));24);&quot;00&quot;);&quot;:&quot;;TEXT(MOD(INT([.E613]/60);60);&quot;00&quot;);&quot;:&quot;;TEXT(MOD([.E613];60);&quot;00,0&quot;))" office:value-type="string" office:string-value="04 03:14:00,0" calcext:value-type="string">
            <text:p>04 03:14:00,0</text:p>
          </table:table-cell>
          <table:table-cell table:formula="of:=IF ([.J613]&lt;&gt;&quot;&quot;;[.J613]+[.C613];[.G612]+[.C613])" office:value-type="float" office:value="1446788618" calcext:value-type="float">
            <text:p>1446788618</text:p>
          </table:table-cell>
          <table:table-cell table:formula="of:=[.G613]/86400+DATEVALUE(&quot;1970-01-01 00:00:00&quot;)" office:value-type="date" office:date-value="2015-11-06T05:43:38" calcext:value-type="date">
            <text:p>2015/11/06 05:43:38</text:p>
          </table:table-cell>
          <table:table-cell table:number-columns-repeated="6"/>
        </table:table-row>
        <table:table-row table:style-name="ro1">
          <table:table-cell table:formula="of:=[.A613]+1" office:value-type="float" office:value="613" calcext:value-type="float">
            <text:p>613</text:p>
          </table:table-cell>
          <table:table-cell table:formula="of:=[.A614]*1000*50" office:value-type="float" office:value="30650000" calcext:value-type="float">
            <text:p>30650000</text:p>
          </table:table-cell>
          <table:table-cell office:value-type="float" office:value="552" calcext:value-type="float">
            <text:p>552,0</text:p>
          </table:table-cell>
          <table:table-cell table:style-name="ce10" table:formula="of:=CONCATENATE(TEXT(MOD(INT([.C614]/60);60);&quot;00&quot;);&quot;:&quot;;TEXT(MOD([.C614];60);&quot;00,0&quot;))" office:value-type="string" office:string-value="09:12,0" calcext:value-type="string">
            <text:p>09:12,0</text:p>
          </table:table-cell>
          <table:table-cell table:formula="of:=[.C614]+[.E613]" office:value-type="float" office:value="357792" calcext:value-type="float">
            <text:p>357792,0</text:p>
          </table:table-cell>
          <table:table-cell table:formula="of:=CONCATENATE(TEXT(INT([.E614]/(60*60*24));&quot;00&quot;);&quot; &quot;;TEXT(MOD(INT([.E614]/(60*60));24);&quot;00&quot;);&quot;:&quot;;TEXT(MOD(INT([.E614]/60);60);&quot;00&quot;);&quot;:&quot;;TEXT(MOD([.E614];60);&quot;00,0&quot;))" office:value-type="string" office:string-value="04 03:23:12,0" calcext:value-type="string">
            <text:p>04 03:23:12,0</text:p>
          </table:table-cell>
          <table:table-cell table:formula="of:=IF ([.J614]&lt;&gt;&quot;&quot;;[.J614]+[.C614];[.G613]+[.C614])" office:value-type="float" office:value="1446789170" calcext:value-type="float">
            <text:p>1446789170</text:p>
          </table:table-cell>
          <table:table-cell table:formula="of:=[.G614]/86400+DATEVALUE(&quot;1970-01-01 00:00:00&quot;)" office:value-type="date" office:date-value="2015-11-06T05:52:50" calcext:value-type="date">
            <text:p>2015/11/06 05:52:50</text:p>
          </table:table-cell>
          <table:table-cell table:number-columns-repeated="6"/>
        </table:table-row>
        <table:table-row table:style-name="ro1">
          <table:table-cell table:formula="of:=[.A614]+1" office:value-type="float" office:value="614" calcext:value-type="float">
            <text:p>614</text:p>
          </table:table-cell>
          <table:table-cell table:formula="of:=[.A615]*1000*50" office:value-type="float" office:value="30700000" calcext:value-type="float">
            <text:p>30700000</text:p>
          </table:table-cell>
          <table:table-cell office:value-type="float" office:value="551" calcext:value-type="float">
            <text:p>551,0</text:p>
          </table:table-cell>
          <table:table-cell table:style-name="ce10" table:formula="of:=CONCATENATE(TEXT(MOD(INT([.C615]/60);60);&quot;00&quot;);&quot;:&quot;;TEXT(MOD([.C615];60);&quot;00,0&quot;))" office:value-type="string" office:string-value="09:11,0" calcext:value-type="string">
            <text:p>09:11,0</text:p>
          </table:table-cell>
          <table:table-cell table:formula="of:=[.C615]+[.E614]" office:value-type="float" office:value="358343" calcext:value-type="float">
            <text:p>358343,0</text:p>
          </table:table-cell>
          <table:table-cell table:formula="of:=CONCATENATE(TEXT(INT([.E615]/(60*60*24));&quot;00&quot;);&quot; &quot;;TEXT(MOD(INT([.E615]/(60*60));24);&quot;00&quot;);&quot;:&quot;;TEXT(MOD(INT([.E615]/60);60);&quot;00&quot;);&quot;:&quot;;TEXT(MOD([.E615];60);&quot;00,0&quot;))" office:value-type="string" office:string-value="04 03:32:23,0" calcext:value-type="string">
            <text:p>04 03:32:23,0</text:p>
          </table:table-cell>
          <table:table-cell table:formula="of:=IF ([.J615]&lt;&gt;&quot;&quot;;[.J615]+[.C615];[.G614]+[.C615])" office:value-type="float" office:value="1446789721" calcext:value-type="float">
            <text:p>1446789721</text:p>
          </table:table-cell>
          <table:table-cell table:formula="of:=[.G615]/86400+DATEVALUE(&quot;1970-01-01 00:00:00&quot;)" office:value-type="date" office:date-value="2015-11-06T06:02:01" calcext:value-type="date">
            <text:p>2015/11/06 06:02:01</text:p>
          </table:table-cell>
          <table:table-cell table:number-columns-repeated="6"/>
        </table:table-row>
        <table:table-row table:style-name="ro1">
          <table:table-cell table:formula="of:=[.A615]+1" office:value-type="float" office:value="615" calcext:value-type="float">
            <text:p>615</text:p>
          </table:table-cell>
          <table:table-cell table:formula="of:=[.A616]*1000*50" office:value-type="float" office:value="30750000" calcext:value-type="float">
            <text:p>30750000</text:p>
          </table:table-cell>
          <table:table-cell office:value-type="float" office:value="552" calcext:value-type="float">
            <text:p>552,0</text:p>
          </table:table-cell>
          <table:table-cell table:style-name="ce10" table:formula="of:=CONCATENATE(TEXT(MOD(INT([.C616]/60);60);&quot;00&quot;);&quot;:&quot;;TEXT(MOD([.C616];60);&quot;00,0&quot;))" office:value-type="string" office:string-value="09:12,0" calcext:value-type="string">
            <text:p>09:12,0</text:p>
          </table:table-cell>
          <table:table-cell table:formula="of:=[.C616]+[.E615]" office:value-type="float" office:value="358895" calcext:value-type="float">
            <text:p>358895,0</text:p>
          </table:table-cell>
          <table:table-cell table:formula="of:=CONCATENATE(TEXT(INT([.E616]/(60*60*24));&quot;00&quot;);&quot; &quot;;TEXT(MOD(INT([.E616]/(60*60));24);&quot;00&quot;);&quot;:&quot;;TEXT(MOD(INT([.E616]/60);60);&quot;00&quot;);&quot;:&quot;;TEXT(MOD([.E616];60);&quot;00,0&quot;))" office:value-type="string" office:string-value="04 03:41:35,0" calcext:value-type="string">
            <text:p>04 03:41:35,0</text:p>
          </table:table-cell>
          <table:table-cell table:formula="of:=IF ([.J616]&lt;&gt;&quot;&quot;;[.J616]+[.C616];[.G615]+[.C616])" office:value-type="float" office:value="1446790273" calcext:value-type="float">
            <text:p>1446790273</text:p>
          </table:table-cell>
          <table:table-cell table:formula="of:=[.G616]/86400+DATEVALUE(&quot;1970-01-01 00:00:00&quot;)" office:value-type="date" office:date-value="2015-11-06T06:11:13" calcext:value-type="date">
            <text:p>2015/11/06 06:11:13</text:p>
          </table:table-cell>
          <table:table-cell table:number-columns-repeated="6"/>
        </table:table-row>
        <table:table-row table:style-name="ro1">
          <table:table-cell table:formula="of:=[.A616]+1" office:value-type="float" office:value="616" calcext:value-type="float">
            <text:p>616</text:p>
          </table:table-cell>
          <table:table-cell table:formula="of:=[.A617]*1000*50" office:value-type="float" office:value="30800000" calcext:value-type="float">
            <text:p>30800000</text:p>
          </table:table-cell>
          <table:table-cell office:value-type="float" office:value="551" calcext:value-type="float">
            <text:p>551,0</text:p>
          </table:table-cell>
          <table:table-cell table:style-name="ce10" table:formula="of:=CONCATENATE(TEXT(MOD(INT([.C617]/60);60);&quot;00&quot;);&quot;:&quot;;TEXT(MOD([.C617];60);&quot;00,0&quot;))" office:value-type="string" office:string-value="09:11,0" calcext:value-type="string">
            <text:p>09:11,0</text:p>
          </table:table-cell>
          <table:table-cell table:formula="of:=[.C617]+[.E616]" office:value-type="float" office:value="359446" calcext:value-type="float">
            <text:p>359446,0</text:p>
          </table:table-cell>
          <table:table-cell table:formula="of:=CONCATENATE(TEXT(INT([.E617]/(60*60*24));&quot;00&quot;);&quot; &quot;;TEXT(MOD(INT([.E617]/(60*60));24);&quot;00&quot;);&quot;:&quot;;TEXT(MOD(INT([.E617]/60);60);&quot;00&quot;);&quot;:&quot;;TEXT(MOD([.E617];60);&quot;00,0&quot;))" office:value-type="string" office:string-value="04 03:50:46,0" calcext:value-type="string">
            <text:p>04 03:50:46,0</text:p>
          </table:table-cell>
          <table:table-cell table:formula="of:=IF ([.J617]&lt;&gt;&quot;&quot;;[.J617]+[.C617];[.G616]+[.C617])" office:value-type="float" office:value="1446790824" calcext:value-type="float">
            <text:p>1446790824</text:p>
          </table:table-cell>
          <table:table-cell table:formula="of:=[.G617]/86400+DATEVALUE(&quot;1970-01-01 00:00:00&quot;)" office:value-type="date" office:date-value="2015-11-06T06:20:24" calcext:value-type="date">
            <text:p>2015/11/06 06:20:24</text:p>
          </table:table-cell>
          <table:table-cell table:number-columns-repeated="6"/>
        </table:table-row>
        <table:table-row table:style-name="ro1">
          <table:table-cell table:formula="of:=[.A617]+1" office:value-type="float" office:value="617" calcext:value-type="float">
            <text:p>617</text:p>
          </table:table-cell>
          <table:table-cell table:formula="of:=[.A618]*1000*50" office:value-type="float" office:value="30850000" calcext:value-type="float">
            <text:p>30850000</text:p>
          </table:table-cell>
          <table:table-cell office:value-type="float" office:value="552" calcext:value-type="float">
            <text:p>552,0</text:p>
          </table:table-cell>
          <table:table-cell table:style-name="ce10" table:formula="of:=CONCATENATE(TEXT(MOD(INT([.C618]/60);60);&quot;00&quot;);&quot;:&quot;;TEXT(MOD([.C618];60);&quot;00,0&quot;))" office:value-type="string" office:string-value="09:12,0" calcext:value-type="string">
            <text:p>09:12,0</text:p>
          </table:table-cell>
          <table:table-cell table:formula="of:=[.C618]+[.E617]" office:value-type="float" office:value="359998" calcext:value-type="float">
            <text:p>359998,0</text:p>
          </table:table-cell>
          <table:table-cell table:formula="of:=CONCATENATE(TEXT(INT([.E618]/(60*60*24));&quot;00&quot;);&quot; &quot;;TEXT(MOD(INT([.E618]/(60*60));24);&quot;00&quot;);&quot;:&quot;;TEXT(MOD(INT([.E618]/60);60);&quot;00&quot;);&quot;:&quot;;TEXT(MOD([.E618];60);&quot;00,0&quot;))" office:value-type="string" office:string-value="04 03:59:58,0" calcext:value-type="string">
            <text:p>04 03:59:58,0</text:p>
          </table:table-cell>
          <table:table-cell table:formula="of:=IF ([.J618]&lt;&gt;&quot;&quot;;[.J618]+[.C618];[.G617]+[.C618])" office:value-type="float" office:value="1446791376" calcext:value-type="float">
            <text:p>1446791376</text:p>
          </table:table-cell>
          <table:table-cell table:formula="of:=[.G618]/86400+DATEVALUE(&quot;1970-01-01 00:00:00&quot;)" office:value-type="date" office:date-value="2015-11-06T06:29:36" calcext:value-type="date">
            <text:p>2015/11/06 06:29:36</text:p>
          </table:table-cell>
          <table:table-cell table:number-columns-repeated="6"/>
        </table:table-row>
        <table:table-row table:style-name="ro1">
          <table:table-cell table:formula="of:=[.A618]+1" office:value-type="float" office:value="618" calcext:value-type="float">
            <text:p>618</text:p>
          </table:table-cell>
          <table:table-cell table:formula="of:=[.A619]*1000*50" office:value-type="float" office:value="30900000" calcext:value-type="float">
            <text:p>30900000</text:p>
          </table:table-cell>
          <table:table-cell office:value-type="float" office:value="551" calcext:value-type="float">
            <text:p>551,0</text:p>
          </table:table-cell>
          <table:table-cell table:style-name="ce10" table:formula="of:=CONCATENATE(TEXT(MOD(INT([.C619]/60);60);&quot;00&quot;);&quot;:&quot;;TEXT(MOD([.C619];60);&quot;00,0&quot;))" office:value-type="string" office:string-value="09:11,0" calcext:value-type="string">
            <text:p>09:11,0</text:p>
          </table:table-cell>
          <table:table-cell table:formula="of:=[.C619]+[.E618]" office:value-type="float" office:value="360549" calcext:value-type="float">
            <text:p>360549,0</text:p>
          </table:table-cell>
          <table:table-cell table:formula="of:=CONCATENATE(TEXT(INT([.E619]/(60*60*24));&quot;00&quot;);&quot; &quot;;TEXT(MOD(INT([.E619]/(60*60));24);&quot;00&quot;);&quot;:&quot;;TEXT(MOD(INT([.E619]/60);60);&quot;00&quot;);&quot;:&quot;;TEXT(MOD([.E619];60);&quot;00,0&quot;))" office:value-type="string" office:string-value="04 04:09:09,0" calcext:value-type="string">
            <text:p>04 04:09:09,0</text:p>
          </table:table-cell>
          <table:table-cell table:formula="of:=IF ([.J619]&lt;&gt;&quot;&quot;;[.J619]+[.C619];[.G618]+[.C619])" office:value-type="float" office:value="1446791927" calcext:value-type="float">
            <text:p>1446791927</text:p>
          </table:table-cell>
          <table:table-cell table:formula="of:=[.G619]/86400+DATEVALUE(&quot;1970-01-01 00:00:00&quot;)" office:value-type="date" office:date-value="2015-11-06T06:38:47" calcext:value-type="date">
            <text:p>2015/11/06 06:38:47</text:p>
          </table:table-cell>
          <table:table-cell table:number-columns-repeated="6"/>
        </table:table-row>
        <table:table-row table:style-name="ro1">
          <table:table-cell table:formula="of:=[.A619]+1" office:value-type="float" office:value="619" calcext:value-type="float">
            <text:p>619</text:p>
          </table:table-cell>
          <table:table-cell table:formula="of:=[.A620]*1000*50" office:value-type="float" office:value="30950000" calcext:value-type="float">
            <text:p>30950000</text:p>
          </table:table-cell>
          <table:table-cell office:value-type="float" office:value="551" calcext:value-type="float">
            <text:p>551,0</text:p>
          </table:table-cell>
          <table:table-cell table:style-name="ce10" table:formula="of:=CONCATENATE(TEXT(MOD(INT([.C620]/60);60);&quot;00&quot;);&quot;:&quot;;TEXT(MOD([.C620];60);&quot;00,0&quot;))" office:value-type="string" office:string-value="09:11,0" calcext:value-type="string">
            <text:p>09:11,0</text:p>
          </table:table-cell>
          <table:table-cell table:formula="of:=[.C620]+[.E619]" office:value-type="float" office:value="361100" calcext:value-type="float">
            <text:p>361100,0</text:p>
          </table:table-cell>
          <table:table-cell table:formula="of:=CONCATENATE(TEXT(INT([.E620]/(60*60*24));&quot;00&quot;);&quot; &quot;;TEXT(MOD(INT([.E620]/(60*60));24);&quot;00&quot;);&quot;:&quot;;TEXT(MOD(INT([.E620]/60);60);&quot;00&quot;);&quot;:&quot;;TEXT(MOD([.E620];60);&quot;00,0&quot;))" office:value-type="string" office:string-value="04 04:18:20,0" calcext:value-type="string">
            <text:p>04 04:18:20,0</text:p>
          </table:table-cell>
          <table:table-cell table:formula="of:=IF ([.J620]&lt;&gt;&quot;&quot;;[.J620]+[.C620];[.G619]+[.C620])" office:value-type="float" office:value="1446792478" calcext:value-type="float">
            <text:p>1446792478</text:p>
          </table:table-cell>
          <table:table-cell table:formula="of:=[.G620]/86400+DATEVALUE(&quot;1970-01-01 00:00:00&quot;)" office:value-type="date" office:date-value="2015-11-06T06:47:58" calcext:value-type="date">
            <text:p>2015/11/06 06:47:58</text:p>
          </table:table-cell>
          <table:table-cell table:number-columns-repeated="6"/>
        </table:table-row>
        <table:table-row table:style-name="ro1">
          <table:table-cell table:formula="of:=[.A620]+1" office:value-type="float" office:value="620" calcext:value-type="float">
            <text:p>620</text:p>
          </table:table-cell>
          <table:table-cell table:formula="of:=[.A621]*1000*50" office:value-type="float" office:value="31000000" calcext:value-type="float">
            <text:p>31000000</text:p>
          </table:table-cell>
          <table:table-cell office:value-type="float" office:value="552" calcext:value-type="float">
            <text:p>552,0</text:p>
          </table:table-cell>
          <table:table-cell table:style-name="ce10" table:formula="of:=CONCATENATE(TEXT(MOD(INT([.C621]/60);60);&quot;00&quot;);&quot;:&quot;;TEXT(MOD([.C621];60);&quot;00,0&quot;))" office:value-type="string" office:string-value="09:12,0" calcext:value-type="string">
            <text:p>09:12,0</text:p>
          </table:table-cell>
          <table:table-cell table:formula="of:=[.C621]+[.E620]" office:value-type="float" office:value="361652" calcext:value-type="float">
            <text:p>361652,0</text:p>
          </table:table-cell>
          <table:table-cell table:formula="of:=CONCATENATE(TEXT(INT([.E621]/(60*60*24));&quot;00&quot;);&quot; &quot;;TEXT(MOD(INT([.E621]/(60*60));24);&quot;00&quot;);&quot;:&quot;;TEXT(MOD(INT([.E621]/60);60);&quot;00&quot;);&quot;:&quot;;TEXT(MOD([.E621];60);&quot;00,0&quot;))" office:value-type="string" office:string-value="04 04:27:32,0" calcext:value-type="string">
            <text:p>04 04:27:32,0</text:p>
          </table:table-cell>
          <table:table-cell table:formula="of:=IF ([.J621]&lt;&gt;&quot;&quot;;[.J621]+[.C621];[.G620]+[.C621])" office:value-type="float" office:value="1446793030" calcext:value-type="float">
            <text:p>1446793030</text:p>
          </table:table-cell>
          <table:table-cell table:formula="of:=[.G621]/86400+DATEVALUE(&quot;1970-01-01 00:00:00&quot;)" office:value-type="date" office:date-value="2015-11-06T06:57:10" calcext:value-type="date">
            <text:p>2015/11/06 06:57:10</text:p>
          </table:table-cell>
          <table:table-cell table:number-columns-repeated="6"/>
        </table:table-row>
        <table:table-row table:style-name="ro1">
          <table:table-cell table:formula="of:=[.A621]+1" office:value-type="float" office:value="621" calcext:value-type="float">
            <text:p>621</text:p>
          </table:table-cell>
          <table:table-cell table:formula="of:=[.A622]*1000*50" office:value-type="float" office:value="31050000" calcext:value-type="float">
            <text:p>31050000</text:p>
          </table:table-cell>
          <table:table-cell office:value-type="float" office:value="551" calcext:value-type="float">
            <text:p>551,0</text:p>
          </table:table-cell>
          <table:table-cell table:style-name="ce10" table:formula="of:=CONCATENATE(TEXT(MOD(INT([.C622]/60);60);&quot;00&quot;);&quot;:&quot;;TEXT(MOD([.C622];60);&quot;00,0&quot;))" office:value-type="string" office:string-value="09:11,0" calcext:value-type="string">
            <text:p>09:11,0</text:p>
          </table:table-cell>
          <table:table-cell table:formula="of:=[.C622]+[.E621]" office:value-type="float" office:value="362203" calcext:value-type="float">
            <text:p>362203,0</text:p>
          </table:table-cell>
          <table:table-cell table:formula="of:=CONCATENATE(TEXT(INT([.E622]/(60*60*24));&quot;00&quot;);&quot; &quot;;TEXT(MOD(INT([.E622]/(60*60));24);&quot;00&quot;);&quot;:&quot;;TEXT(MOD(INT([.E622]/60);60);&quot;00&quot;);&quot;:&quot;;TEXT(MOD([.E622];60);&quot;00,0&quot;))" office:value-type="string" office:string-value="04 04:36:43,0" calcext:value-type="string">
            <text:p>04 04:36:43,0</text:p>
          </table:table-cell>
          <table:table-cell table:formula="of:=IF ([.J622]&lt;&gt;&quot;&quot;;[.J622]+[.C622];[.G621]+[.C622])" office:value-type="float" office:value="1446793581" calcext:value-type="float">
            <text:p>1446793581</text:p>
          </table:table-cell>
          <table:table-cell table:formula="of:=[.G622]/86400+DATEVALUE(&quot;1970-01-01 00:00:00&quot;)" office:value-type="date" office:date-value="2015-11-06T07:06:21" calcext:value-type="date">
            <text:p>2015/11/06 07:06:21</text:p>
          </table:table-cell>
          <table:table-cell table:number-columns-repeated="6"/>
        </table:table-row>
        <table:table-row table:style-name="ro1">
          <table:table-cell table:formula="of:=[.A622]+1" office:value-type="float" office:value="622" calcext:value-type="float">
            <text:p>622</text:p>
          </table:table-cell>
          <table:table-cell table:formula="of:=[.A623]*1000*50" office:value-type="float" office:value="31100000" calcext:value-type="float">
            <text:p>31100000</text:p>
          </table:table-cell>
          <table:table-cell office:value-type="float" office:value="551" calcext:value-type="float">
            <text:p>551,0</text:p>
          </table:table-cell>
          <table:table-cell table:style-name="ce10" table:formula="of:=CONCATENATE(TEXT(MOD(INT([.C623]/60);60);&quot;00&quot;);&quot;:&quot;;TEXT(MOD([.C623];60);&quot;00,0&quot;))" office:value-type="string" office:string-value="09:11,0" calcext:value-type="string">
            <text:p>09:11,0</text:p>
          </table:table-cell>
          <table:table-cell table:formula="of:=[.C623]+[.E622]" office:value-type="float" office:value="362754" calcext:value-type="float">
            <text:p>362754,0</text:p>
          </table:table-cell>
          <table:table-cell table:formula="of:=CONCATENATE(TEXT(INT([.E623]/(60*60*24));&quot;00&quot;);&quot; &quot;;TEXT(MOD(INT([.E623]/(60*60));24);&quot;00&quot;);&quot;:&quot;;TEXT(MOD(INT([.E623]/60);60);&quot;00&quot;);&quot;:&quot;;TEXT(MOD([.E623];60);&quot;00,0&quot;))" office:value-type="string" office:string-value="04 04:45:54,0" calcext:value-type="string">
            <text:p>04 04:45:54,0</text:p>
          </table:table-cell>
          <table:table-cell table:formula="of:=IF ([.J623]&lt;&gt;&quot;&quot;;[.J623]+[.C623];[.G622]+[.C623])" office:value-type="float" office:value="1446794132" calcext:value-type="float">
            <text:p>1446794132</text:p>
          </table:table-cell>
          <table:table-cell table:formula="of:=[.G623]/86400+DATEVALUE(&quot;1970-01-01 00:00:00&quot;)" office:value-type="date" office:date-value="2015-11-06T07:15:32" calcext:value-type="date">
            <text:p>2015/11/06 07:15:32</text:p>
          </table:table-cell>
          <table:table-cell table:number-columns-repeated="6"/>
        </table:table-row>
        <table:table-row table:style-name="ro1">
          <table:table-cell table:formula="of:=[.A623]+1" office:value-type="float" office:value="623" calcext:value-type="float">
            <text:p>623</text:p>
          </table:table-cell>
          <table:table-cell table:formula="of:=[.A624]*1000*50" office:value-type="float" office:value="31150000" calcext:value-type="float">
            <text:p>31150000</text:p>
          </table:table-cell>
          <table:table-cell office:value-type="float" office:value="552" calcext:value-type="float">
            <text:p>552,0</text:p>
          </table:table-cell>
          <table:table-cell table:style-name="ce10" table:formula="of:=CONCATENATE(TEXT(MOD(INT([.C624]/60);60);&quot;00&quot;);&quot;:&quot;;TEXT(MOD([.C624];60);&quot;00,0&quot;))" office:value-type="string" office:string-value="09:12,0" calcext:value-type="string">
            <text:p>09:12,0</text:p>
          </table:table-cell>
          <table:table-cell table:formula="of:=[.C624]+[.E623]" office:value-type="float" office:value="363306" calcext:value-type="float">
            <text:p>363306,0</text:p>
          </table:table-cell>
          <table:table-cell table:formula="of:=CONCATENATE(TEXT(INT([.E624]/(60*60*24));&quot;00&quot;);&quot; &quot;;TEXT(MOD(INT([.E624]/(60*60));24);&quot;00&quot;);&quot;:&quot;;TEXT(MOD(INT([.E624]/60);60);&quot;00&quot;);&quot;:&quot;;TEXT(MOD([.E624];60);&quot;00,0&quot;))" office:value-type="string" office:string-value="04 04:55:06,0" calcext:value-type="string">
            <text:p>04 04:55:06,0</text:p>
          </table:table-cell>
          <table:table-cell table:formula="of:=IF ([.J624]&lt;&gt;&quot;&quot;;[.J624]+[.C624];[.G623]+[.C624])" office:value-type="float" office:value="1446794684" calcext:value-type="float">
            <text:p>1446794684</text:p>
          </table:table-cell>
          <table:table-cell table:formula="of:=[.G624]/86400+DATEVALUE(&quot;1970-01-01 00:00:00&quot;)" office:value-type="date" office:date-value="2015-11-06T07:24:44" calcext:value-type="date">
            <text:p>2015/11/06 07:24:44</text:p>
          </table:table-cell>
          <table:table-cell table:number-columns-repeated="6"/>
        </table:table-row>
        <table:table-row table:style-name="ro1">
          <table:table-cell table:formula="of:=[.A624]+1" office:value-type="float" office:value="624" calcext:value-type="float">
            <text:p>624</text:p>
          </table:table-cell>
          <table:table-cell table:formula="of:=[.A625]*1000*50" office:value-type="float" office:value="31200000" calcext:value-type="float">
            <text:p>31200000</text:p>
          </table:table-cell>
          <table:table-cell office:value-type="float" office:value="566" calcext:value-type="float">
            <text:p>566,0</text:p>
          </table:table-cell>
          <table:table-cell table:style-name="ce10" table:formula="of:=CONCATENATE(TEXT(MOD(INT([.C625]/60);60);&quot;00&quot;);&quot;:&quot;;TEXT(MOD([.C625];60);&quot;00,0&quot;))" office:value-type="string" office:string-value="09:26,0" calcext:value-type="string">
            <text:p>09:26,0</text:p>
          </table:table-cell>
          <table:table-cell table:formula="of:=[.C625]+[.E624]" office:value-type="float" office:value="363872" calcext:value-type="float">
            <text:p>363872,0</text:p>
          </table:table-cell>
          <table:table-cell table:formula="of:=CONCATENATE(TEXT(INT([.E625]/(60*60*24));&quot;00&quot;);&quot; &quot;;TEXT(MOD(INT([.E625]/(60*60));24);&quot;00&quot;);&quot;:&quot;;TEXT(MOD(INT([.E625]/60);60);&quot;00&quot;);&quot;:&quot;;TEXT(MOD([.E625];60);&quot;00,0&quot;))" office:value-type="string" office:string-value="04 05:04:32,0" calcext:value-type="string">
            <text:p>04 05:04:32,0</text:p>
          </table:table-cell>
          <table:table-cell table:formula="of:=IF ([.J625]&lt;&gt;&quot;&quot;;[.J625]+[.C625];[.G624]+[.C625])" office:value-type="float" office:value="1446795250" calcext:value-type="float">
            <text:p>1446795250</text:p>
          </table:table-cell>
          <table:table-cell table:formula="of:=[.G625]/86400+DATEVALUE(&quot;1970-01-01 00:00:00&quot;)" office:value-type="date" office:date-value="2015-11-06T07:34:10" calcext:value-type="date">
            <text:p>2015/11/06 07:34:10</text:p>
          </table:table-cell>
          <table:table-cell table:number-columns-repeated="6"/>
        </table:table-row>
        <table:table-row table:style-name="ro1">
          <table:table-cell table:formula="of:=[.A625]+1" office:value-type="float" office:value="625" calcext:value-type="float">
            <text:p>625</text:p>
          </table:table-cell>
          <table:table-cell table:formula="of:=[.A626]*1000*50" office:value-type="float" office:value="31250000" calcext:value-type="float">
            <text:p>31250000</text:p>
          </table:table-cell>
          <table:table-cell office:value-type="float" office:value="559" calcext:value-type="float">
            <text:p>559,0</text:p>
          </table:table-cell>
          <table:table-cell table:style-name="ce10" table:formula="of:=CONCATENATE(TEXT(MOD(INT([.C626]/60);60);&quot;00&quot;);&quot;:&quot;;TEXT(MOD([.C626];60);&quot;00,0&quot;))" office:value-type="string" office:string-value="09:19,0" calcext:value-type="string">
            <text:p>09:19,0</text:p>
          </table:table-cell>
          <table:table-cell table:formula="of:=[.C626]+[.E625]" office:value-type="float" office:value="364431" calcext:value-type="float">
            <text:p>364431,0</text:p>
          </table:table-cell>
          <table:table-cell table:formula="of:=CONCATENATE(TEXT(INT([.E626]/(60*60*24));&quot;00&quot;);&quot; &quot;;TEXT(MOD(INT([.E626]/(60*60));24);&quot;00&quot;);&quot;:&quot;;TEXT(MOD(INT([.E626]/60);60);&quot;00&quot;);&quot;:&quot;;TEXT(MOD([.E626];60);&quot;00,0&quot;))" office:value-type="string" office:string-value="04 05:13:51,0" calcext:value-type="string">
            <text:p>04 05:13:51,0</text:p>
          </table:table-cell>
          <table:table-cell table:formula="of:=IF ([.J626]&lt;&gt;&quot;&quot;;[.J626]+[.C626];[.G625]+[.C626])" office:value-type="float" office:value="1446795809" calcext:value-type="float">
            <text:p>1446795809</text:p>
          </table:table-cell>
          <table:table-cell table:formula="of:=[.G626]/86400+DATEVALUE(&quot;1970-01-01 00:00:00&quot;)" office:value-type="date" office:date-value="2015-11-06T07:43:29" calcext:value-type="date">
            <text:p>2015/11/06 07:43:29</text:p>
          </table:table-cell>
          <table:table-cell table:number-columns-repeated="6"/>
        </table:table-row>
        <table:table-row table:style-name="ro1">
          <table:table-cell table:formula="of:=[.A626]+1" office:value-type="float" office:value="626" calcext:value-type="float">
            <text:p>626</text:p>
          </table:table-cell>
          <table:table-cell table:formula="of:=[.A627]*1000*50" office:value-type="float" office:value="31300000" calcext:value-type="float">
            <text:p>31300000</text:p>
          </table:table-cell>
          <table:table-cell office:value-type="float" office:value="551" calcext:value-type="float">
            <text:p>551,0</text:p>
          </table:table-cell>
          <table:table-cell table:style-name="ce10" table:formula="of:=CONCATENATE(TEXT(MOD(INT([.C627]/60);60);&quot;00&quot;);&quot;:&quot;;TEXT(MOD([.C627];60);&quot;00,0&quot;))" office:value-type="string" office:string-value="09:11,0" calcext:value-type="string">
            <text:p>09:11,0</text:p>
          </table:table-cell>
          <table:table-cell table:formula="of:=[.C627]+[.E626]" office:value-type="float" office:value="364982" calcext:value-type="float">
            <text:p>364982,0</text:p>
          </table:table-cell>
          <table:table-cell table:formula="of:=CONCATENATE(TEXT(INT([.E627]/(60*60*24));&quot;00&quot;);&quot; &quot;;TEXT(MOD(INT([.E627]/(60*60));24);&quot;00&quot;);&quot;:&quot;;TEXT(MOD(INT([.E627]/60);60);&quot;00&quot;);&quot;:&quot;;TEXT(MOD([.E627];60);&quot;00,0&quot;))" office:value-type="string" office:string-value="04 05:23:02,0" calcext:value-type="string">
            <text:p>04 05:23:02,0</text:p>
          </table:table-cell>
          <table:table-cell table:formula="of:=IF ([.J627]&lt;&gt;&quot;&quot;;[.J627]+[.C627];[.G626]+[.C627])" office:value-type="float" office:value="1446796360" calcext:value-type="float">
            <text:p>1446796360</text:p>
          </table:table-cell>
          <table:table-cell table:formula="of:=[.G627]/86400+DATEVALUE(&quot;1970-01-01 00:00:00&quot;)" office:value-type="date" office:date-value="2015-11-06T07:52:40" calcext:value-type="date">
            <text:p>2015/11/06 07:52:40</text:p>
          </table:table-cell>
          <table:table-cell table:number-columns-repeated="6"/>
        </table:table-row>
        <table:table-row table:style-name="ro1">
          <table:table-cell table:formula="of:=[.A627]+1" office:value-type="float" office:value="627" calcext:value-type="float">
            <text:p>627</text:p>
          </table:table-cell>
          <table:table-cell table:formula="of:=[.A628]*1000*50" office:value-type="float" office:value="31350000" calcext:value-type="float">
            <text:p>3135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628]/60);60);&quot;00&quot;);&quot;:&quot;;TEXT(MOD([.C628];60);&quot;00,0&quot;))" office:value-type="string" office:string-value="09:10,0" calcext:value-type="string">
            <text:p>09:10,0</text:p>
          </table:table-cell>
          <table:table-cell table:formula="of:=[.C628]+[.E627]" office:value-type="float" office:value="365532" calcext:value-type="float">
            <text:p>365532,0</text:p>
          </table:table-cell>
          <table:table-cell table:formula="of:=CONCATENATE(TEXT(INT([.E628]/(60*60*24));&quot;00&quot;);&quot; &quot;;TEXT(MOD(INT([.E628]/(60*60));24);&quot;00&quot;);&quot;:&quot;;TEXT(MOD(INT([.E628]/60);60);&quot;00&quot;);&quot;:&quot;;TEXT(MOD([.E628];60);&quot;00,0&quot;))" office:value-type="string" office:string-value="04 05:32:12,0" calcext:value-type="string">
            <text:p>04 05:32:12,0</text:p>
          </table:table-cell>
          <table:table-cell table:formula="of:=IF ([.J628]&lt;&gt;&quot;&quot;;[.J628]+[.C628];[.G627]+[.C628])" office:value-type="float" office:value="1446796910" calcext:value-type="float">
            <text:p>1446796910</text:p>
          </table:table-cell>
          <table:table-cell table:formula="of:=[.G628]/86400+DATEVALUE(&quot;1970-01-01 00:00:00&quot;)" office:value-type="date" office:date-value="2015-11-06T08:01:50" calcext:value-type="date">
            <text:p>2015/11/06 08:01:50</text:p>
          </table:table-cell>
          <table:table-cell table:number-columns-repeated="6"/>
        </table:table-row>
        <table:table-row table:style-name="ro1">
          <table:table-cell table:formula="of:=[.A628]+1" office:value-type="float" office:value="628" calcext:value-type="float">
            <text:p>628</text:p>
          </table:table-cell>
          <table:table-cell table:formula="of:=[.A629]*1000*50" office:value-type="float" office:value="31400000" calcext:value-type="float">
            <text:p>31400000</text:p>
          </table:table-cell>
          <table:table-cell office:value-type="float" office:value="550" calcext:value-type="float">
            <text:p>550,0</text:p>
          </table:table-cell>
          <table:table-cell table:style-name="ce10" table:formula="of:=CONCATENATE(TEXT(MOD(INT([.C629]/60);60);&quot;00&quot;);&quot;:&quot;;TEXT(MOD([.C629];60);&quot;00,0&quot;))" office:value-type="string" office:string-value="09:10,0" calcext:value-type="string">
            <text:p>09:10,0</text:p>
          </table:table-cell>
          <table:table-cell table:formula="of:=[.C629]+[.E628]" office:value-type="float" office:value="366082" calcext:value-type="float">
            <text:p>366082,0</text:p>
          </table:table-cell>
          <table:table-cell table:formula="of:=CONCATENATE(TEXT(INT([.E629]/(60*60*24));&quot;00&quot;);&quot; &quot;;TEXT(MOD(INT([.E629]/(60*60));24);&quot;00&quot;);&quot;:&quot;;TEXT(MOD(INT([.E629]/60);60);&quot;00&quot;);&quot;:&quot;;TEXT(MOD([.E629];60);&quot;00,0&quot;))" office:value-type="string" office:string-value="04 05:41:22,0" calcext:value-type="string">
            <text:p>04 05:41:22,0</text:p>
          </table:table-cell>
          <table:table-cell table:formula="of:=IF ([.J629]&lt;&gt;&quot;&quot;;[.J629]+[.C629];[.G628]+[.C629])" office:value-type="float" office:value="1446797460" calcext:value-type="float">
            <text:p>1446797460</text:p>
          </table:table-cell>
          <table:table-cell table:formula="of:=[.G629]/86400+DATEVALUE(&quot;1970-01-01 00:00:00&quot;)" office:value-type="date" office:date-value="2015-11-06T08:11:00" calcext:value-type="date">
            <text:p>2015/11/06 08:11:00</text:p>
          </table:table-cell>
          <table:table-cell table:number-columns-repeated="6"/>
        </table:table-row>
        <table:table-row table:style-name="ro1">
          <table:table-cell table:formula="of:=[.A629]+1" office:value-type="float" office:value="629" calcext:value-type="float">
            <text:p>629</text:p>
          </table:table-cell>
          <table:table-cell table:formula="of:=[.A630]*1000*50" office:value-type="float" office:value="31450000" calcext:value-type="float">
            <text:p>31450000</text:p>
          </table:table-cell>
          <table:table-cell office:value-type="float" office:value="549" calcext:value-type="float">
            <text:p>549,0</text:p>
          </table:table-cell>
          <table:table-cell table:style-name="ce10" table:formula="of:=CONCATENATE(TEXT(MOD(INT([.C630]/60);60);&quot;00&quot;);&quot;:&quot;;TEXT(MOD([.C630];60);&quot;00,0&quot;))" office:value-type="string" office:string-value="09:09,0" calcext:value-type="string">
            <text:p>09:09,0</text:p>
          </table:table-cell>
          <table:table-cell table:formula="of:=[.C630]+[.E629]" office:value-type="float" office:value="366631" calcext:value-type="float">
            <text:p>366631,0</text:p>
          </table:table-cell>
          <table:table-cell table:formula="of:=CONCATENATE(TEXT(INT([.E630]/(60*60*24));&quot;00&quot;);&quot; &quot;;TEXT(MOD(INT([.E630]/(60*60));24);&quot;00&quot;);&quot;:&quot;;TEXT(MOD(INT([.E630]/60);60);&quot;00&quot;);&quot;:&quot;;TEXT(MOD([.E630];60);&quot;00,0&quot;))" office:value-type="string" office:string-value="04 05:50:31,0" calcext:value-type="string">
            <text:p>04 05:50:31,0</text:p>
          </table:table-cell>
          <table:table-cell table:formula="of:=IF ([.J630]&lt;&gt;&quot;&quot;;[.J630]+[.C630];[.G629]+[.C630])" office:value-type="float" office:value="1446798009" calcext:value-type="float">
            <text:p>1446798009</text:p>
          </table:table-cell>
          <table:table-cell table:formula="of:=[.G630]/86400+DATEVALUE(&quot;1970-01-01 00:00:00&quot;)" office:value-type="date" office:date-value="2015-11-06T08:20:09" calcext:value-type="date">
            <text:p>2015/11/06 08:20:09</text:p>
          </table:table-cell>
          <table:table-cell table:number-columns-repeated="6"/>
        </table:table-row>
        <table:table-row table:style-name="ro1">
          <table:table-cell table:formula="of:=[.A630]+1" office:value-type="float" office:value="630" calcext:value-type="float">
            <text:p>630</text:p>
          </table:table-cell>
          <table:table-cell table:formula="of:=[.A631]*1000*50" office:value-type="float" office:value="31500000" calcext:value-type="float">
            <text:p>31500000</text:p>
          </table:table-cell>
          <table:table-cell office:value-type="float" office:value="547" calcext:value-type="float">
            <text:p>547,0</text:p>
          </table:table-cell>
          <table:table-cell table:style-name="ce10" table:formula="of:=CONCATENATE(TEXT(MOD(INT([.C631]/60);60);&quot;00&quot;);&quot;:&quot;;TEXT(MOD([.C631];60);&quot;00,0&quot;))" office:value-type="string" office:string-value="09:07,0" calcext:value-type="string">
            <text:p>09:07,0</text:p>
          </table:table-cell>
          <table:table-cell table:formula="of:=[.C631]+[.E630]" office:value-type="float" office:value="367178" calcext:value-type="float">
            <text:p>367178,0</text:p>
          </table:table-cell>
          <table:table-cell table:formula="of:=CONCATENATE(TEXT(INT([.E631]/(60*60*24));&quot;00&quot;);&quot; &quot;;TEXT(MOD(INT([.E631]/(60*60));24);&quot;00&quot;);&quot;:&quot;;TEXT(MOD(INT([.E631]/60);60);&quot;00&quot;);&quot;:&quot;;TEXT(MOD([.E631];60);&quot;00,0&quot;))" office:value-type="string" office:string-value="04 05:59:38,0" calcext:value-type="string">
            <text:p>04 05:59:38,0</text:p>
          </table:table-cell>
          <table:table-cell table:formula="of:=IF ([.J631]&lt;&gt;&quot;&quot;;[.J631]+[.C631];[.G630]+[.C631])" office:value-type="float" office:value="1446798556" calcext:value-type="float">
            <text:p>1446798556</text:p>
          </table:table-cell>
          <table:table-cell table:formula="of:=[.G631]/86400+DATEVALUE(&quot;1970-01-01 00:00:00&quot;)" office:value-type="date" office:date-value="2015-11-06T08:29:16" calcext:value-type="date">
            <text:p>2015/11/06 08:29:16</text:p>
          </table:table-cell>
          <table:table-cell table:number-columns-repeated="6"/>
        </table:table-row>
        <table:table-row table:style-name="ro1">
          <table:table-cell table:formula="of:=[.A631]+1" office:value-type="float" office:value="631" calcext:value-type="float">
            <text:p>631</text:p>
          </table:table-cell>
          <table:table-cell table:formula="of:=[.A632]*1000*50" office:value-type="float" office:value="31550000" calcext:value-type="float">
            <text:p>31550000</text:p>
          </table:table-cell>
          <table:table-cell office:value-type="float" office:value="547" calcext:value-type="float">
            <text:p>547,0</text:p>
          </table:table-cell>
          <table:table-cell table:style-name="ce10" table:formula="of:=CONCATENATE(TEXT(MOD(INT([.C632]/60);60);&quot;00&quot;);&quot;:&quot;;TEXT(MOD([.C632];60);&quot;00,0&quot;))" office:value-type="string" office:string-value="09:07,0" calcext:value-type="string">
            <text:p>09:07,0</text:p>
          </table:table-cell>
          <table:table-cell table:formula="of:=[.C632]+[.E631]" office:value-type="float" office:value="367725" calcext:value-type="float">
            <text:p>367725,0</text:p>
          </table:table-cell>
          <table:table-cell table:formula="of:=CONCATENATE(TEXT(INT([.E632]/(60*60*24));&quot;00&quot;);&quot; &quot;;TEXT(MOD(INT([.E632]/(60*60));24);&quot;00&quot;);&quot;:&quot;;TEXT(MOD(INT([.E632]/60);60);&quot;00&quot;);&quot;:&quot;;TEXT(MOD([.E632];60);&quot;00,0&quot;))" office:value-type="string" office:string-value="04 06:08:45,0" calcext:value-type="string">
            <text:p>04 06:08:45,0</text:p>
          </table:table-cell>
          <table:table-cell table:formula="of:=IF ([.J632]&lt;&gt;&quot;&quot;;[.J632]+[.C632];[.G631]+[.C632])" office:value-type="float" office:value="1446799103" calcext:value-type="float">
            <text:p>1446799103</text:p>
          </table:table-cell>
          <table:table-cell table:formula="of:=[.G632]/86400+DATEVALUE(&quot;1970-01-01 00:00:00&quot;)" office:value-type="date" office:date-value="2015-11-06T08:38:23" calcext:value-type="date">
            <text:p>2015/11/06 08:38:23</text:p>
          </table:table-cell>
          <table:table-cell table:number-columns-repeated="6"/>
        </table:table-row>
        <table:table-row table:style-name="ro1">
          <table:table-cell table:formula="of:=[.A632]+1" office:value-type="float" office:value="632" calcext:value-type="float">
            <text:p>632</text:p>
          </table:table-cell>
          <table:table-cell table:formula="of:=[.A633]*1000*50" office:value-type="float" office:value="31600000" calcext:value-type="float">
            <text:p>31600000</text:p>
          </table:table-cell>
          <table:table-cell office:value-type="float" office:value="547" calcext:value-type="float">
            <text:p>547,0</text:p>
          </table:table-cell>
          <table:table-cell table:style-name="ce10" table:formula="of:=CONCATENATE(TEXT(MOD(INT([.C633]/60);60);&quot;00&quot;);&quot;:&quot;;TEXT(MOD([.C633];60);&quot;00,0&quot;))" office:value-type="string" office:string-value="09:07,0" calcext:value-type="string">
            <text:p>09:07,0</text:p>
          </table:table-cell>
          <table:table-cell table:formula="of:=[.C633]+[.E632]" office:value-type="float" office:value="368272" calcext:value-type="float">
            <text:p>368272,0</text:p>
          </table:table-cell>
          <table:table-cell table:formula="of:=CONCATENATE(TEXT(INT([.E633]/(60*60*24));&quot;00&quot;);&quot; &quot;;TEXT(MOD(INT([.E633]/(60*60));24);&quot;00&quot;);&quot;:&quot;;TEXT(MOD(INT([.E633]/60);60);&quot;00&quot;);&quot;:&quot;;TEXT(MOD([.E633];60);&quot;00,0&quot;))" office:value-type="string" office:string-value="04 06:17:52,0" calcext:value-type="string">
            <text:p>04 06:17:52,0</text:p>
          </table:table-cell>
          <table:table-cell table:formula="of:=IF ([.J633]&lt;&gt;&quot;&quot;;[.J633]+[.C633];[.G632]+[.C633])" office:value-type="float" office:value="1446799650" calcext:value-type="float">
            <text:p>1446799650</text:p>
          </table:table-cell>
          <table:table-cell table:formula="of:=[.G633]/86400+DATEVALUE(&quot;1970-01-01 00:00:00&quot;)" office:value-type="date" office:date-value="2015-11-06T08:47:30" calcext:value-type="date">
            <text:p>2015/11/06 08:47:30</text:p>
          </table:table-cell>
          <table:table-cell table:number-columns-repeated="6"/>
        </table:table-row>
        <table:table-row table:style-name="ro1">
          <table:table-cell table:formula="of:=[.A633]+1" office:value-type="float" office:value="633" calcext:value-type="float">
            <text:p>633</text:p>
          </table:table-cell>
          <table:table-cell table:formula="of:=[.A634]*1000*50" office:value-type="float" office:value="31650000" calcext:value-type="float">
            <text:p>31650000</text:p>
          </table:table-cell>
          <table:table-cell office:value-type="float" office:value="547" calcext:value-type="float">
            <text:p>547,0</text:p>
          </table:table-cell>
          <table:table-cell table:style-name="ce10" table:formula="of:=CONCATENATE(TEXT(MOD(INT([.C634]/60);60);&quot;00&quot;);&quot;:&quot;;TEXT(MOD([.C634];60);&quot;00,0&quot;))" office:value-type="string" office:string-value="09:07,0" calcext:value-type="string">
            <text:p>09:07,0</text:p>
          </table:table-cell>
          <table:table-cell table:formula="of:=[.C634]+[.E633]" office:value-type="float" office:value="368819" calcext:value-type="float">
            <text:p>368819,0</text:p>
          </table:table-cell>
          <table:table-cell table:formula="of:=CONCATENATE(TEXT(INT([.E634]/(60*60*24));&quot;00&quot;);&quot; &quot;;TEXT(MOD(INT([.E634]/(60*60));24);&quot;00&quot;);&quot;:&quot;;TEXT(MOD(INT([.E634]/60);60);&quot;00&quot;);&quot;:&quot;;TEXT(MOD([.E634];60);&quot;00,0&quot;))" office:value-type="string" office:string-value="04 06:26:59,0" calcext:value-type="string">
            <text:p>04 06:26:59,0</text:p>
          </table:table-cell>
          <table:table-cell table:formula="of:=IF ([.J634]&lt;&gt;&quot;&quot;;[.J634]+[.C634];[.G633]+[.C634])" office:value-type="float" office:value="1446800197" calcext:value-type="float">
            <text:p>1446800197</text:p>
          </table:table-cell>
          <table:table-cell table:formula="of:=[.G634]/86400+DATEVALUE(&quot;1970-01-01 00:00:00&quot;)" office:value-type="date" office:date-value="2015-11-06T08:56:37" calcext:value-type="date">
            <text:p>2015/11/06 08:56:37</text:p>
          </table:table-cell>
          <table:table-cell table:number-columns-repeated="6"/>
        </table:table-row>
        <table:table-row table:style-name="ro1">
          <table:table-cell table:formula="of:=[.A634]+1" office:value-type="float" office:value="634" calcext:value-type="float">
            <text:p>634</text:p>
          </table:table-cell>
          <table:table-cell table:formula="of:=[.A635]*1000*50" office:value-type="float" office:value="31700000" calcext:value-type="float">
            <text:p>31700000</text:p>
          </table:table-cell>
          <table:table-cell office:value-type="float" office:value="547" calcext:value-type="float">
            <text:p>547,0</text:p>
          </table:table-cell>
          <table:table-cell table:style-name="ce10" table:formula="of:=CONCATENATE(TEXT(MOD(INT([.C635]/60);60);&quot;00&quot;);&quot;:&quot;;TEXT(MOD([.C635];60);&quot;00,0&quot;))" office:value-type="string" office:string-value="09:07,0" calcext:value-type="string">
            <text:p>09:07,0</text:p>
          </table:table-cell>
          <table:table-cell table:formula="of:=[.C635]+[.E634]" office:value-type="float" office:value="369366" calcext:value-type="float">
            <text:p>369366,0</text:p>
          </table:table-cell>
          <table:table-cell table:formula="of:=CONCATENATE(TEXT(INT([.E635]/(60*60*24));&quot;00&quot;);&quot; &quot;;TEXT(MOD(INT([.E635]/(60*60));24);&quot;00&quot;);&quot;:&quot;;TEXT(MOD(INT([.E635]/60);60);&quot;00&quot;);&quot;:&quot;;TEXT(MOD([.E635];60);&quot;00,0&quot;))" office:value-type="string" office:string-value="04 06:36:06,0" calcext:value-type="string">
            <text:p>04 06:36:06,0</text:p>
          </table:table-cell>
          <table:table-cell table:formula="of:=IF ([.J635]&lt;&gt;&quot;&quot;;[.J635]+[.C635];[.G634]+[.C635])" office:value-type="float" office:value="1446800744" calcext:value-type="float">
            <text:p>1446800744</text:p>
          </table:table-cell>
          <table:table-cell table:formula="of:=[.G635]/86400+DATEVALUE(&quot;1970-01-01 00:00:00&quot;)" office:value-type="date" office:date-value="2015-11-06T09:05:44" calcext:value-type="date">
            <text:p>2015/11/06 09:05:44</text:p>
          </table:table-cell>
          <table:table-cell table:number-columns-repeated="6"/>
        </table:table-row>
        <table:table-row table:style-name="ro1">
          <table:table-cell table:formula="of:=[.A635]+1" office:value-type="float" office:value="635" calcext:value-type="float">
            <text:p>635</text:p>
          </table:table-cell>
          <table:table-cell table:formula="of:=[.A636]*1000*50" office:value-type="float" office:value="31750000" calcext:value-type="float">
            <text:p>31750000</text:p>
          </table:table-cell>
          <table:table-cell office:value-type="float" office:value="547" calcext:value-type="float">
            <text:p>547,0</text:p>
          </table:table-cell>
          <table:table-cell table:style-name="ce10" table:formula="of:=CONCATENATE(TEXT(MOD(INT([.C636]/60);60);&quot;00&quot;);&quot;:&quot;;TEXT(MOD([.C636];60);&quot;00,0&quot;))" office:value-type="string" office:string-value="09:07,0" calcext:value-type="string">
            <text:p>09:07,0</text:p>
          </table:table-cell>
          <table:table-cell table:formula="of:=[.C636]+[.E635]" office:value-type="float" office:value="369913" calcext:value-type="float">
            <text:p>369913,0</text:p>
          </table:table-cell>
          <table:table-cell table:formula="of:=CONCATENATE(TEXT(INT([.E636]/(60*60*24));&quot;00&quot;);&quot; &quot;;TEXT(MOD(INT([.E636]/(60*60));24);&quot;00&quot;);&quot;:&quot;;TEXT(MOD(INT([.E636]/60);60);&quot;00&quot;);&quot;:&quot;;TEXT(MOD([.E636];60);&quot;00,0&quot;))" office:value-type="string" office:string-value="04 06:45:13,0" calcext:value-type="string">
            <text:p>04 06:45:13,0</text:p>
          </table:table-cell>
          <table:table-cell table:formula="of:=IF ([.J636]&lt;&gt;&quot;&quot;;[.J636]+[.C636];[.G635]+[.C636])" office:value-type="float" office:value="1446801291" calcext:value-type="float">
            <text:p>1446801291</text:p>
          </table:table-cell>
          <table:table-cell table:formula="of:=[.G636]/86400+DATEVALUE(&quot;1970-01-01 00:00:00&quot;)" office:value-type="date" office:date-value="2015-11-06T09:14:51" calcext:value-type="date">
            <text:p>2015/11/06 09:14:51</text:p>
          </table:table-cell>
          <table:table-cell table:number-columns-repeated="6"/>
        </table:table-row>
        <table:table-row table:style-name="ro1">
          <table:table-cell table:formula="of:=[.A636]+1" office:value-type="float" office:value="636" calcext:value-type="float">
            <text:p>636</text:p>
          </table:table-cell>
          <table:table-cell table:formula="of:=[.A637]*1000*50" office:value-type="float" office:value="31800000" calcext:value-type="float">
            <text:p>31800000</text:p>
          </table:table-cell>
          <table:table-cell office:value-type="float" office:value="547" calcext:value-type="float">
            <text:p>547,0</text:p>
          </table:table-cell>
          <table:table-cell table:style-name="ce10" table:formula="of:=CONCATENATE(TEXT(MOD(INT([.C637]/60);60);&quot;00&quot;);&quot;:&quot;;TEXT(MOD([.C637];60);&quot;00,0&quot;))" office:value-type="string" office:string-value="09:07,0" calcext:value-type="string">
            <text:p>09:07,0</text:p>
          </table:table-cell>
          <table:table-cell table:formula="of:=[.C637]+[.E636]" office:value-type="float" office:value="370460" calcext:value-type="float">
            <text:p>370460,0</text:p>
          </table:table-cell>
          <table:table-cell table:formula="of:=CONCATENATE(TEXT(INT([.E637]/(60*60*24));&quot;00&quot;);&quot; &quot;;TEXT(MOD(INT([.E637]/(60*60));24);&quot;00&quot;);&quot;:&quot;;TEXT(MOD(INT([.E637]/60);60);&quot;00&quot;);&quot;:&quot;;TEXT(MOD([.E637];60);&quot;00,0&quot;))" office:value-type="string" office:string-value="04 06:54:20,0" calcext:value-type="string">
            <text:p>04 06:54:20,0</text:p>
          </table:table-cell>
          <table:table-cell table:formula="of:=IF ([.J637]&lt;&gt;&quot;&quot;;[.J637]+[.C637];[.G636]+[.C637])" office:value-type="float" office:value="1446801838" calcext:value-type="float">
            <text:p>1446801838</text:p>
          </table:table-cell>
          <table:table-cell table:formula="of:=[.G637]/86400+DATEVALUE(&quot;1970-01-01 00:00:00&quot;)" office:value-type="date" office:date-value="2015-11-06T09:23:58" calcext:value-type="date">
            <text:p>2015/11/06 09:23:58</text:p>
          </table:table-cell>
          <table:table-cell table:number-columns-repeated="6"/>
        </table:table-row>
        <table:table-row table:style-name="ro1">
          <table:table-cell table:formula="of:=[.A637]+1" office:value-type="float" office:value="637" calcext:value-type="float">
            <text:p>637</text:p>
          </table:table-cell>
          <table:table-cell table:formula="of:=[.A638]*1000*50" office:value-type="float" office:value="31850000" calcext:value-type="float">
            <text:p>31850000</text:p>
          </table:table-cell>
          <table:table-cell office:value-type="float" office:value="547" calcext:value-type="float">
            <text:p>547,0</text:p>
          </table:table-cell>
          <table:table-cell table:style-name="ce10" table:formula="of:=CONCATENATE(TEXT(MOD(INT([.C638]/60);60);&quot;00&quot;);&quot;:&quot;;TEXT(MOD([.C638];60);&quot;00,0&quot;))" office:value-type="string" office:string-value="09:07,0" calcext:value-type="string">
            <text:p>09:07,0</text:p>
          </table:table-cell>
          <table:table-cell table:formula="of:=[.C638]+[.E637]" office:value-type="float" office:value="371007" calcext:value-type="float">
            <text:p>371007,0</text:p>
          </table:table-cell>
          <table:table-cell table:formula="of:=CONCATENATE(TEXT(INT([.E638]/(60*60*24));&quot;00&quot;);&quot; &quot;;TEXT(MOD(INT([.E638]/(60*60));24);&quot;00&quot;);&quot;:&quot;;TEXT(MOD(INT([.E638]/60);60);&quot;00&quot;);&quot;:&quot;;TEXT(MOD([.E638];60);&quot;00,0&quot;))" office:value-type="string" office:string-value="04 07:03:27,0" calcext:value-type="string">
            <text:p>04 07:03:27,0</text:p>
          </table:table-cell>
          <table:table-cell table:formula="of:=IF ([.J638]&lt;&gt;&quot;&quot;;[.J638]+[.C638];[.G637]+[.C638])" office:value-type="float" office:value="1446802385" calcext:value-type="float">
            <text:p>1446802385</text:p>
          </table:table-cell>
          <table:table-cell table:formula="of:=[.G638]/86400+DATEVALUE(&quot;1970-01-01 00:00:00&quot;)" office:value-type="date" office:date-value="2015-11-06T09:33:05" calcext:value-type="date">
            <text:p>2015/11/06 09:33:05</text:p>
          </table:table-cell>
          <table:table-cell table:number-columns-repeated="6"/>
        </table:table-row>
        <table:table-row table:style-name="ro1">
          <table:table-cell table:formula="of:=[.A638]+1" office:value-type="float" office:value="638" calcext:value-type="float">
            <text:p>638</text:p>
          </table:table-cell>
          <table:table-cell table:formula="of:=[.A639]*1000*50" office:value-type="float" office:value="31900000" calcext:value-type="float">
            <text:p>31900000</text:p>
          </table:table-cell>
          <table:table-cell office:value-type="float" office:value="547" calcext:value-type="float">
            <text:p>547,0</text:p>
          </table:table-cell>
          <table:table-cell table:style-name="ce10" table:formula="of:=CONCATENATE(TEXT(MOD(INT([.C639]/60);60);&quot;00&quot;);&quot;:&quot;;TEXT(MOD([.C639];60);&quot;00,0&quot;))" office:value-type="string" office:string-value="09:07,0" calcext:value-type="string">
            <text:p>09:07,0</text:p>
          </table:table-cell>
          <table:table-cell table:formula="of:=[.C639]+[.E638]" office:value-type="float" office:value="371554" calcext:value-type="float">
            <text:p>371554,0</text:p>
          </table:table-cell>
          <table:table-cell table:formula="of:=CONCATENATE(TEXT(INT([.E639]/(60*60*24));&quot;00&quot;);&quot; &quot;;TEXT(MOD(INT([.E639]/(60*60));24);&quot;00&quot;);&quot;:&quot;;TEXT(MOD(INT([.E639]/60);60);&quot;00&quot;);&quot;:&quot;;TEXT(MOD([.E639];60);&quot;00,0&quot;))" office:value-type="string" office:string-value="04 07:12:34,0" calcext:value-type="string">
            <text:p>04 07:12:34,0</text:p>
          </table:table-cell>
          <table:table-cell table:formula="of:=IF ([.J639]&lt;&gt;&quot;&quot;;[.J639]+[.C639];[.G638]+[.C639])" office:value-type="float" office:value="1446802932" calcext:value-type="float">
            <text:p>1446802932</text:p>
          </table:table-cell>
          <table:table-cell table:formula="of:=[.G639]/86400+DATEVALUE(&quot;1970-01-01 00:00:00&quot;)" office:value-type="date" office:date-value="2015-11-06T09:42:12" calcext:value-type="date">
            <text:p>2015/11/06 09:42:12</text:p>
          </table:table-cell>
          <table:table-cell table:number-columns-repeated="6"/>
        </table:table-row>
        <table:table-row table:style-name="ro1">
          <table:table-cell table:formula="of:=[.A639]+1" office:value-type="float" office:value="639" calcext:value-type="float">
            <text:p>639</text:p>
          </table:table-cell>
          <table:table-cell table:formula="of:=[.A640]*1000*50" office:value-type="float" office:value="31950000" calcext:value-type="float">
            <text:p>3195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40]/60);60);&quot;00&quot;);&quot;:&quot;;TEXT(MOD([.C640];60);&quot;00,0&quot;))" office:value-type="string" office:string-value="09:05,0" calcext:value-type="string">
            <text:p>09:05,0</text:p>
          </table:table-cell>
          <table:table-cell table:formula="of:=[.C640]+[.E639]" office:value-type="float" office:value="372099" calcext:value-type="float">
            <text:p>372099,0</text:p>
          </table:table-cell>
          <table:table-cell table:formula="of:=CONCATENATE(TEXT(INT([.E640]/(60*60*24));&quot;00&quot;);&quot; &quot;;TEXT(MOD(INT([.E640]/(60*60));24);&quot;00&quot;);&quot;:&quot;;TEXT(MOD(INT([.E640]/60);60);&quot;00&quot;);&quot;:&quot;;TEXT(MOD([.E640];60);&quot;00,0&quot;))" office:value-type="string" office:string-value="04 07:21:39,0" calcext:value-type="string">
            <text:p>04 07:21:39,0</text:p>
          </table:table-cell>
          <table:table-cell table:formula="of:=IF ([.J640]&lt;&gt;&quot;&quot;;[.J640]+[.C640];[.G639]+[.C640])" office:value-type="float" office:value="1446803477" calcext:value-type="float">
            <text:p>1446803477</text:p>
          </table:table-cell>
          <table:table-cell table:formula="of:=[.G640]/86400+DATEVALUE(&quot;1970-01-01 00:00:00&quot;)" office:value-type="date" office:date-value="2015-11-06T09:51:17" calcext:value-type="date">
            <text:p>2015/11/06 09:51:17</text:p>
          </table:table-cell>
          <table:table-cell table:number-columns-repeated="6"/>
        </table:table-row>
        <table:table-row table:style-name="ro1">
          <table:table-cell table:formula="of:=[.A640]+1" office:value-type="float" office:value="640" calcext:value-type="float">
            <text:p>640</text:p>
          </table:table-cell>
          <table:table-cell table:formula="of:=[.A641]*1000*50" office:value-type="float" office:value="32000000" calcext:value-type="float">
            <text:p>3200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41]/60);60);&quot;00&quot;);&quot;:&quot;;TEXT(MOD([.C641];60);&quot;00,0&quot;))" office:value-type="string" office:string-value="09:05,0" calcext:value-type="string">
            <text:p>09:05,0</text:p>
          </table:table-cell>
          <table:table-cell table:formula="of:=[.C641]+[.E640]" office:value-type="float" office:value="372644" calcext:value-type="float">
            <text:p>372644,0</text:p>
          </table:table-cell>
          <table:table-cell table:formula="of:=CONCATENATE(TEXT(INT([.E641]/(60*60*24));&quot;00&quot;);&quot; &quot;;TEXT(MOD(INT([.E641]/(60*60));24);&quot;00&quot;);&quot;:&quot;;TEXT(MOD(INT([.E641]/60);60);&quot;00&quot;);&quot;:&quot;;TEXT(MOD([.E641];60);&quot;00,0&quot;))" office:value-type="string" office:string-value="04 07:30:44,0" calcext:value-type="string">
            <text:p>04 07:30:44,0</text:p>
          </table:table-cell>
          <table:table-cell table:formula="of:=IF ([.J641]&lt;&gt;&quot;&quot;;[.J641]+[.C641];[.G640]+[.C641])" office:value-type="float" office:value="1446804022" calcext:value-type="float">
            <text:p>1446804022</text:p>
          </table:table-cell>
          <table:table-cell table:formula="of:=[.G641]/86400+DATEVALUE(&quot;1970-01-01 00:00:00&quot;)" office:value-type="date" office:date-value="2015-11-06T10:00:22" calcext:value-type="date">
            <text:p>2015/11/06 10:00:22</text:p>
          </table:table-cell>
          <table:table-cell table:number-columns-repeated="6"/>
        </table:table-row>
        <table:table-row table:style-name="ro1">
          <table:table-cell table:formula="of:=[.A641]+1" office:value-type="float" office:value="641" calcext:value-type="float">
            <text:p>641</text:p>
          </table:table-cell>
          <table:table-cell table:formula="of:=[.A642]*1000*50" office:value-type="float" office:value="32050000" calcext:value-type="float">
            <text:p>3205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42]/60);60);&quot;00&quot;);&quot;:&quot;;TEXT(MOD([.C642];60);&quot;00,0&quot;))" office:value-type="string" office:string-value="09:05,0" calcext:value-type="string">
            <text:p>09:05,0</text:p>
          </table:table-cell>
          <table:table-cell table:formula="of:=[.C642]+[.E641]" office:value-type="float" office:value="373189" calcext:value-type="float">
            <text:p>373189,0</text:p>
          </table:table-cell>
          <table:table-cell table:formula="of:=CONCATENATE(TEXT(INT([.E642]/(60*60*24));&quot;00&quot;);&quot; &quot;;TEXT(MOD(INT([.E642]/(60*60));24);&quot;00&quot;);&quot;:&quot;;TEXT(MOD(INT([.E642]/60);60);&quot;00&quot;);&quot;:&quot;;TEXT(MOD([.E642];60);&quot;00,0&quot;))" office:value-type="string" office:string-value="04 07:39:49,0" calcext:value-type="string">
            <text:p>04 07:39:49,0</text:p>
          </table:table-cell>
          <table:table-cell table:formula="of:=IF ([.J642]&lt;&gt;&quot;&quot;;[.J642]+[.C642];[.G641]+[.C642])" office:value-type="float" office:value="1446804567" calcext:value-type="float">
            <text:p>1446804567</text:p>
          </table:table-cell>
          <table:table-cell table:formula="of:=[.G642]/86400+DATEVALUE(&quot;1970-01-01 00:00:00&quot;)" office:value-type="date" office:date-value="2015-11-06T10:09:27" calcext:value-type="date">
            <text:p>2015/11/06 10:09:27</text:p>
          </table:table-cell>
          <table:table-cell table:number-columns-repeated="6"/>
        </table:table-row>
        <table:table-row table:style-name="ro1">
          <table:table-cell table:formula="of:=[.A642]+1" office:value-type="float" office:value="642" calcext:value-type="float">
            <text:p>642</text:p>
          </table:table-cell>
          <table:table-cell table:formula="of:=[.A643]*1000*50" office:value-type="float" office:value="32100000" calcext:value-type="float">
            <text:p>3210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43]/60);60);&quot;00&quot;);&quot;:&quot;;TEXT(MOD([.C643];60);&quot;00,0&quot;))" office:value-type="string" office:string-value="09:05,0" calcext:value-type="string">
            <text:p>09:05,0</text:p>
          </table:table-cell>
          <table:table-cell table:formula="of:=[.C643]+[.E642]" office:value-type="float" office:value="373734" calcext:value-type="float">
            <text:p>373734,0</text:p>
          </table:table-cell>
          <table:table-cell table:formula="of:=CONCATENATE(TEXT(INT([.E643]/(60*60*24));&quot;00&quot;);&quot; &quot;;TEXT(MOD(INT([.E643]/(60*60));24);&quot;00&quot;);&quot;:&quot;;TEXT(MOD(INT([.E643]/60);60);&quot;00&quot;);&quot;:&quot;;TEXT(MOD([.E643];60);&quot;00,0&quot;))" office:value-type="string" office:string-value="04 07:48:54,0" calcext:value-type="string">
            <text:p>04 07:48:54,0</text:p>
          </table:table-cell>
          <table:table-cell table:formula="of:=IF ([.J643]&lt;&gt;&quot;&quot;;[.J643]+[.C643];[.G642]+[.C643])" office:value-type="float" office:value="1446805112" calcext:value-type="float">
            <text:p>1446805112</text:p>
          </table:table-cell>
          <table:table-cell table:formula="of:=[.G643]/86400+DATEVALUE(&quot;1970-01-01 00:00:00&quot;)" office:value-type="date" office:date-value="2015-11-06T10:18:32" calcext:value-type="date">
            <text:p>2015/11/06 10:18:32</text:p>
          </table:table-cell>
          <table:table-cell table:number-columns-repeated="6"/>
        </table:table-row>
        <table:table-row table:style-name="ro1">
          <table:table-cell table:formula="of:=[.A643]+1" office:value-type="float" office:value="643" calcext:value-type="float">
            <text:p>643</text:p>
          </table:table-cell>
          <table:table-cell table:formula="of:=[.A644]*1000*50" office:value-type="float" office:value="32150000" calcext:value-type="float">
            <text:p>3215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44]/60);60);&quot;00&quot;);&quot;:&quot;;TEXT(MOD([.C644];60);&quot;00,0&quot;))" office:value-type="string" office:string-value="09:05,0" calcext:value-type="string">
            <text:p>09:05,0</text:p>
          </table:table-cell>
          <table:table-cell table:formula="of:=[.C644]+[.E643]" office:value-type="float" office:value="374279" calcext:value-type="float">
            <text:p>374279,0</text:p>
          </table:table-cell>
          <table:table-cell table:formula="of:=CONCATENATE(TEXT(INT([.E644]/(60*60*24));&quot;00&quot;);&quot; &quot;;TEXT(MOD(INT([.E644]/(60*60));24);&quot;00&quot;);&quot;:&quot;;TEXT(MOD(INT([.E644]/60);60);&quot;00&quot;);&quot;:&quot;;TEXT(MOD([.E644];60);&quot;00,0&quot;))" office:value-type="string" office:string-value="04 07:57:59,0" calcext:value-type="string">
            <text:p>04 07:57:59,0</text:p>
          </table:table-cell>
          <table:table-cell table:formula="of:=IF ([.J644]&lt;&gt;&quot;&quot;;[.J644]+[.C644];[.G643]+[.C644])" office:value-type="float" office:value="1446805657" calcext:value-type="float">
            <text:p>1446805657</text:p>
          </table:table-cell>
          <table:table-cell table:formula="of:=[.G644]/86400+DATEVALUE(&quot;1970-01-01 00:00:00&quot;)" office:value-type="date" office:date-value="2015-11-06T10:27:37" calcext:value-type="date">
            <text:p>2015/11/06 10:27:37</text:p>
          </table:table-cell>
          <table:table-cell table:number-columns-repeated="6"/>
        </table:table-row>
        <table:table-row table:style-name="ro1">
          <table:table-cell table:formula="of:=[.A644]+1" office:value-type="float" office:value="644" calcext:value-type="float">
            <text:p>644</text:p>
          </table:table-cell>
          <table:table-cell table:formula="of:=[.A645]*1000*50" office:value-type="float" office:value="32200000" calcext:value-type="float">
            <text:p>3220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45]/60);60);&quot;00&quot;);&quot;:&quot;;TEXT(MOD([.C645];60);&quot;00,0&quot;))" office:value-type="string" office:string-value="09:05,0" calcext:value-type="string">
            <text:p>09:05,0</text:p>
          </table:table-cell>
          <table:table-cell table:formula="of:=[.C645]+[.E644]" office:value-type="float" office:value="374824" calcext:value-type="float">
            <text:p>374824,0</text:p>
          </table:table-cell>
          <table:table-cell table:formula="of:=CONCATENATE(TEXT(INT([.E645]/(60*60*24));&quot;00&quot;);&quot; &quot;;TEXT(MOD(INT([.E645]/(60*60));24);&quot;00&quot;);&quot;:&quot;;TEXT(MOD(INT([.E645]/60);60);&quot;00&quot;);&quot;:&quot;;TEXT(MOD([.E645];60);&quot;00,0&quot;))" office:value-type="string" office:string-value="04 08:07:04,0" calcext:value-type="string">
            <text:p>04 08:07:04,0</text:p>
          </table:table-cell>
          <table:table-cell table:formula="of:=IF ([.J645]&lt;&gt;&quot;&quot;;[.J645]+[.C645];[.G644]+[.C645])" office:value-type="float" office:value="1446806202" calcext:value-type="float">
            <text:p>1446806202</text:p>
          </table:table-cell>
          <table:table-cell table:formula="of:=[.G645]/86400+DATEVALUE(&quot;1970-01-01 00:00:00&quot;)" office:value-type="date" office:date-value="2015-11-06T10:36:42" calcext:value-type="date">
            <text:p>2015/11/06 10:36:42</text:p>
          </table:table-cell>
          <table:table-cell table:number-columns-repeated="6"/>
        </table:table-row>
        <table:table-row table:style-name="ro1">
          <table:table-cell table:formula="of:=[.A645]+1" office:value-type="float" office:value="645" calcext:value-type="float">
            <text:p>645</text:p>
          </table:table-cell>
          <table:table-cell table:formula="of:=[.A646]*1000*50" office:value-type="float" office:value="32250000" calcext:value-type="float">
            <text:p>32250000</text:p>
          </table:table-cell>
          <table:table-cell office:value-type="float" office:value="544" calcext:value-type="float">
            <text:p>544,0</text:p>
          </table:table-cell>
          <table:table-cell table:style-name="ce10" table:formula="of:=CONCATENATE(TEXT(MOD(INT([.C646]/60);60);&quot;00&quot;);&quot;:&quot;;TEXT(MOD([.C646];60);&quot;00,0&quot;))" office:value-type="string" office:string-value="09:04,0" calcext:value-type="string">
            <text:p>09:04,0</text:p>
          </table:table-cell>
          <table:table-cell table:formula="of:=[.C646]+[.E645]" office:value-type="float" office:value="375368" calcext:value-type="float">
            <text:p>375368,0</text:p>
          </table:table-cell>
          <table:table-cell table:formula="of:=CONCATENATE(TEXT(INT([.E646]/(60*60*24));&quot;00&quot;);&quot; &quot;;TEXT(MOD(INT([.E646]/(60*60));24);&quot;00&quot;);&quot;:&quot;;TEXT(MOD(INT([.E646]/60);60);&quot;00&quot;);&quot;:&quot;;TEXT(MOD([.E646];60);&quot;00,0&quot;))" office:value-type="string" office:string-value="04 08:16:08,0" calcext:value-type="string">
            <text:p>04 08:16:08,0</text:p>
          </table:table-cell>
          <table:table-cell table:formula="of:=IF ([.J646]&lt;&gt;&quot;&quot;;[.J646]+[.C646];[.G645]+[.C646])" office:value-type="float" office:value="1446806746" calcext:value-type="float">
            <text:p>1446806746</text:p>
          </table:table-cell>
          <table:table-cell table:formula="of:=[.G646]/86400+DATEVALUE(&quot;1970-01-01 00:00:00&quot;)" office:value-type="date" office:date-value="2015-11-06T10:45:46" calcext:value-type="date">
            <text:p>2015/11/06 10:45:46</text:p>
          </table:table-cell>
          <table:table-cell table:number-columns-repeated="6"/>
        </table:table-row>
        <table:table-row table:style-name="ro1">
          <table:table-cell table:formula="of:=[.A646]+1" office:value-type="float" office:value="646" calcext:value-type="float">
            <text:p>646</text:p>
          </table:table-cell>
          <table:table-cell table:formula="of:=[.A647]*1000*50" office:value-type="float" office:value="32300000" calcext:value-type="float">
            <text:p>3230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47]/60);60);&quot;00&quot;);&quot;:&quot;;TEXT(MOD([.C647];60);&quot;00,0&quot;))" office:value-type="string" office:string-value="09:05,0" calcext:value-type="string">
            <text:p>09:05,0</text:p>
          </table:table-cell>
          <table:table-cell table:formula="of:=[.C647]+[.E646]" office:value-type="float" office:value="375913" calcext:value-type="float">
            <text:p>375913,0</text:p>
          </table:table-cell>
          <table:table-cell table:formula="of:=CONCATENATE(TEXT(INT([.E647]/(60*60*24));&quot;00&quot;);&quot; &quot;;TEXT(MOD(INT([.E647]/(60*60));24);&quot;00&quot;);&quot;:&quot;;TEXT(MOD(INT([.E647]/60);60);&quot;00&quot;);&quot;:&quot;;TEXT(MOD([.E647];60);&quot;00,0&quot;))" office:value-type="string" office:string-value="04 08:25:13,0" calcext:value-type="string">
            <text:p>04 08:25:13,0</text:p>
          </table:table-cell>
          <table:table-cell table:formula="of:=IF ([.J647]&lt;&gt;&quot;&quot;;[.J647]+[.C647];[.G646]+[.C647])" office:value-type="float" office:value="1446807291" calcext:value-type="float">
            <text:p>1446807291</text:p>
          </table:table-cell>
          <table:table-cell table:formula="of:=[.G647]/86400+DATEVALUE(&quot;1970-01-01 00:00:00&quot;)" office:value-type="date" office:date-value="2015-11-06T10:54:51" calcext:value-type="date">
            <text:p>2015/11/06 10:54:51</text:p>
          </table:table-cell>
          <table:table-cell table:number-columns-repeated="6"/>
        </table:table-row>
        <table:table-row table:style-name="ro1">
          <table:table-cell table:formula="of:=[.A647]+1" office:value-type="float" office:value="647" calcext:value-type="float">
            <text:p>647</text:p>
          </table:table-cell>
          <table:table-cell table:formula="of:=[.A648]*1000*50" office:value-type="float" office:value="32350000" calcext:value-type="float">
            <text:p>3235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48]/60);60);&quot;00&quot;);&quot;:&quot;;TEXT(MOD([.C648];60);&quot;00,0&quot;))" office:value-type="string" office:string-value="09:05,0" calcext:value-type="string">
            <text:p>09:05,0</text:p>
          </table:table-cell>
          <table:table-cell table:formula="of:=[.C648]+[.E647]" office:value-type="float" office:value="376458" calcext:value-type="float">
            <text:p>376458,0</text:p>
          </table:table-cell>
          <table:table-cell table:formula="of:=CONCATENATE(TEXT(INT([.E648]/(60*60*24));&quot;00&quot;);&quot; &quot;;TEXT(MOD(INT([.E648]/(60*60));24);&quot;00&quot;);&quot;:&quot;;TEXT(MOD(INT([.E648]/60);60);&quot;00&quot;);&quot;:&quot;;TEXT(MOD([.E648];60);&quot;00,0&quot;))" office:value-type="string" office:string-value="04 08:34:18,0" calcext:value-type="string">
            <text:p>04 08:34:18,0</text:p>
          </table:table-cell>
          <table:table-cell table:formula="of:=IF ([.J648]&lt;&gt;&quot;&quot;;[.J648]+[.C648];[.G647]+[.C648])" office:value-type="float" office:value="1446807836" calcext:value-type="float">
            <text:p>1446807836</text:p>
          </table:table-cell>
          <table:table-cell table:formula="of:=[.G648]/86400+DATEVALUE(&quot;1970-01-01 00:00:00&quot;)" office:value-type="date" office:date-value="2015-11-06T11:03:56" calcext:value-type="date">
            <text:p>2015/11/06 11:03:56</text:p>
          </table:table-cell>
          <table:table-cell table:number-columns-repeated="6"/>
        </table:table-row>
        <table:table-row table:style-name="ro1">
          <table:table-cell table:formula="of:=[.A648]+1" office:value-type="float" office:value="648" calcext:value-type="float">
            <text:p>648</text:p>
          </table:table-cell>
          <table:table-cell table:formula="of:=[.A649]*1000*50" office:value-type="float" office:value="32400000" calcext:value-type="float">
            <text:p>3240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49]/60);60);&quot;00&quot;);&quot;:&quot;;TEXT(MOD([.C649];60);&quot;00,0&quot;))" office:value-type="string" office:string-value="09:05,0" calcext:value-type="string">
            <text:p>09:05,0</text:p>
          </table:table-cell>
          <table:table-cell table:formula="of:=[.C649]+[.E648]" office:value-type="float" office:value="377003" calcext:value-type="float">
            <text:p>377003,0</text:p>
          </table:table-cell>
          <table:table-cell table:formula="of:=CONCATENATE(TEXT(INT([.E649]/(60*60*24));&quot;00&quot;);&quot; &quot;;TEXT(MOD(INT([.E649]/(60*60));24);&quot;00&quot;);&quot;:&quot;;TEXT(MOD(INT([.E649]/60);60);&quot;00&quot;);&quot;:&quot;;TEXT(MOD([.E649];60);&quot;00,0&quot;))" office:value-type="string" office:string-value="04 08:43:23,0" calcext:value-type="string">
            <text:p>04 08:43:23,0</text:p>
          </table:table-cell>
          <table:table-cell table:formula="of:=IF ([.J649]&lt;&gt;&quot;&quot;;[.J649]+[.C649];[.G648]+[.C649])" office:value-type="float" office:value="1446808381" calcext:value-type="float">
            <text:p>1446808381</text:p>
          </table:table-cell>
          <table:table-cell table:formula="of:=[.G649]/86400+DATEVALUE(&quot;1970-01-01 00:00:00&quot;)" office:value-type="date" office:date-value="2015-11-06T11:13:01" calcext:value-type="date">
            <text:p>2015/11/06 11:13:01</text:p>
          </table:table-cell>
          <table:table-cell table:number-columns-repeated="6"/>
        </table:table-row>
        <table:table-row table:style-name="ro1">
          <table:table-cell table:formula="of:=[.A649]+1" office:value-type="float" office:value="649" calcext:value-type="float">
            <text:p>649</text:p>
          </table:table-cell>
          <table:table-cell table:formula="of:=[.A650]*1000*50" office:value-type="float" office:value="32450000" calcext:value-type="float">
            <text:p>3245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50]/60);60);&quot;00&quot;);&quot;:&quot;;TEXT(MOD([.C650];60);&quot;00,0&quot;))" office:value-type="string" office:string-value="09:05,0" calcext:value-type="string">
            <text:p>09:05,0</text:p>
          </table:table-cell>
          <table:table-cell table:formula="of:=[.C650]+[.E649]" office:value-type="float" office:value="377548" calcext:value-type="float">
            <text:p>377548,0</text:p>
          </table:table-cell>
          <table:table-cell table:formula="of:=CONCATENATE(TEXT(INT([.E650]/(60*60*24));&quot;00&quot;);&quot; &quot;;TEXT(MOD(INT([.E650]/(60*60));24);&quot;00&quot;);&quot;:&quot;;TEXT(MOD(INT([.E650]/60);60);&quot;00&quot;);&quot;:&quot;;TEXT(MOD([.E650];60);&quot;00,0&quot;))" office:value-type="string" office:string-value="04 08:52:28,0" calcext:value-type="string">
            <text:p>04 08:52:28,0</text:p>
          </table:table-cell>
          <table:table-cell table:formula="of:=IF ([.J650]&lt;&gt;&quot;&quot;;[.J650]+[.C650];[.G649]+[.C650])" office:value-type="float" office:value="1446808926" calcext:value-type="float">
            <text:p>1446808926</text:p>
          </table:table-cell>
          <table:table-cell table:formula="of:=[.G650]/86400+DATEVALUE(&quot;1970-01-01 00:00:00&quot;)" office:value-type="date" office:date-value="2015-11-06T11:22:06" calcext:value-type="date">
            <text:p>2015/11/06 11:22:06</text:p>
          </table:table-cell>
          <table:table-cell table:number-columns-repeated="6"/>
        </table:table-row>
        <table:table-row table:style-name="ro1">
          <table:table-cell table:formula="of:=[.A650]+1" office:value-type="float" office:value="650" calcext:value-type="float">
            <text:p>650</text:p>
          </table:table-cell>
          <table:table-cell table:formula="of:=[.A651]*1000*50" office:value-type="float" office:value="32500000" calcext:value-type="float">
            <text:p>32500000</text:p>
          </table:table-cell>
          <table:table-cell office:value-type="float" office:value="544" calcext:value-type="float">
            <text:p>544,0</text:p>
          </table:table-cell>
          <table:table-cell table:style-name="ce10" table:formula="of:=CONCATENATE(TEXT(MOD(INT([.C651]/60);60);&quot;00&quot;);&quot;:&quot;;TEXT(MOD([.C651];60);&quot;00,0&quot;))" office:value-type="string" office:string-value="09:04,0" calcext:value-type="string">
            <text:p>09:04,0</text:p>
          </table:table-cell>
          <table:table-cell table:formula="of:=[.C651]+[.E650]" office:value-type="float" office:value="378092" calcext:value-type="float">
            <text:p>378092,0</text:p>
          </table:table-cell>
          <table:table-cell table:formula="of:=CONCATENATE(TEXT(INT([.E651]/(60*60*24));&quot;00&quot;);&quot; &quot;;TEXT(MOD(INT([.E651]/(60*60));24);&quot;00&quot;);&quot;:&quot;;TEXT(MOD(INT([.E651]/60);60);&quot;00&quot;);&quot;:&quot;;TEXT(MOD([.E651];60);&quot;00,0&quot;))" office:value-type="string" office:string-value="04 09:01:32,0" calcext:value-type="string">
            <text:p>04 09:01:32,0</text:p>
          </table:table-cell>
          <table:table-cell table:formula="of:=IF ([.J651]&lt;&gt;&quot;&quot;;[.J651]+[.C651];[.G650]+[.C651])" office:value-type="float" office:value="1446809470" calcext:value-type="float">
            <text:p>1446809470</text:p>
          </table:table-cell>
          <table:table-cell table:formula="of:=[.G651]/86400+DATEVALUE(&quot;1970-01-01 00:00:00&quot;)" office:value-type="date" office:date-value="2015-11-06T11:31:10" calcext:value-type="date">
            <text:p>2015/11/06 11:31:10</text:p>
          </table:table-cell>
          <table:table-cell table:number-columns-repeated="6"/>
        </table:table-row>
        <table:table-row table:style-name="ro1">
          <table:table-cell table:formula="of:=[.A651]+1" office:value-type="float" office:value="651" calcext:value-type="float">
            <text:p>651</text:p>
          </table:table-cell>
          <table:table-cell table:formula="of:=[.A652]*1000*50" office:value-type="float" office:value="32550000" calcext:value-type="float">
            <text:p>3255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52]/60);60);&quot;00&quot;);&quot;:&quot;;TEXT(MOD([.C652];60);&quot;00,0&quot;))" office:value-type="string" office:string-value="09:05,0" calcext:value-type="string">
            <text:p>09:05,0</text:p>
          </table:table-cell>
          <table:table-cell table:formula="of:=[.C652]+[.E651]" office:value-type="float" office:value="378637" calcext:value-type="float">
            <text:p>378637,0</text:p>
          </table:table-cell>
          <table:table-cell table:formula="of:=CONCATENATE(TEXT(INT([.E652]/(60*60*24));&quot;00&quot;);&quot; &quot;;TEXT(MOD(INT([.E652]/(60*60));24);&quot;00&quot;);&quot;:&quot;;TEXT(MOD(INT([.E652]/60);60);&quot;00&quot;);&quot;:&quot;;TEXT(MOD([.E652];60);&quot;00,0&quot;))" office:value-type="string" office:string-value="04 09:10:37,0" calcext:value-type="string">
            <text:p>04 09:10:37,0</text:p>
          </table:table-cell>
          <table:table-cell table:formula="of:=IF ([.J652]&lt;&gt;&quot;&quot;;[.J652]+[.C652];[.G651]+[.C652])" office:value-type="float" office:value="1446810015" calcext:value-type="float">
            <text:p>1446810015</text:p>
          </table:table-cell>
          <table:table-cell table:formula="of:=[.G652]/86400+DATEVALUE(&quot;1970-01-01 00:00:00&quot;)" office:value-type="date" office:date-value="2015-11-06T11:40:15" calcext:value-type="date">
            <text:p>2015/11/06 11:40:15</text:p>
          </table:table-cell>
          <table:table-cell table:number-columns-repeated="6"/>
        </table:table-row>
        <table:table-row table:style-name="ro1">
          <table:table-cell table:formula="of:=[.A652]+1" office:value-type="float" office:value="652" calcext:value-type="float">
            <text:p>652</text:p>
          </table:table-cell>
          <table:table-cell table:formula="of:=[.A653]*1000*50" office:value-type="float" office:value="32600000" calcext:value-type="float">
            <text:p>3260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53]/60);60);&quot;00&quot;);&quot;:&quot;;TEXT(MOD([.C653];60);&quot;00,0&quot;))" office:value-type="string" office:string-value="09:05,0" calcext:value-type="string">
            <text:p>09:05,0</text:p>
          </table:table-cell>
          <table:table-cell table:formula="of:=[.C653]+[.E652]" office:value-type="float" office:value="379182" calcext:value-type="float">
            <text:p>379182,0</text:p>
          </table:table-cell>
          <table:table-cell table:formula="of:=CONCATENATE(TEXT(INT([.E653]/(60*60*24));&quot;00&quot;);&quot; &quot;;TEXT(MOD(INT([.E653]/(60*60));24);&quot;00&quot;);&quot;:&quot;;TEXT(MOD(INT([.E653]/60);60);&quot;00&quot;);&quot;:&quot;;TEXT(MOD([.E653];60);&quot;00,0&quot;))" office:value-type="string" office:string-value="04 09:19:42,0" calcext:value-type="string">
            <text:p>04 09:19:42,0</text:p>
          </table:table-cell>
          <table:table-cell table:formula="of:=IF ([.J653]&lt;&gt;&quot;&quot;;[.J653]+[.C653];[.G652]+[.C653])" office:value-type="float" office:value="1446810560" calcext:value-type="float">
            <text:p>1446810560</text:p>
          </table:table-cell>
          <table:table-cell table:formula="of:=[.G653]/86400+DATEVALUE(&quot;1970-01-01 00:00:00&quot;)" office:value-type="date" office:date-value="2015-11-06T11:49:20" calcext:value-type="date">
            <text:p>2015/11/06 11:49:20</text:p>
          </table:table-cell>
          <table:table-cell table:number-columns-repeated="6"/>
        </table:table-row>
        <table:table-row table:style-name="ro1">
          <table:table-cell table:formula="of:=[.A653]+1" office:value-type="float" office:value="653" calcext:value-type="float">
            <text:p>653</text:p>
          </table:table-cell>
          <table:table-cell table:formula="of:=[.A654]*1000*50" office:value-type="float" office:value="32650000" calcext:value-type="float">
            <text:p>3265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54]/60);60);&quot;00&quot;);&quot;:&quot;;TEXT(MOD([.C654];60);&quot;00,0&quot;))" office:value-type="string" office:string-value="09:05,0" calcext:value-type="string">
            <text:p>09:05,0</text:p>
          </table:table-cell>
          <table:table-cell table:formula="of:=[.C654]+[.E653]" office:value-type="float" office:value="379727" calcext:value-type="float">
            <text:p>379727,0</text:p>
          </table:table-cell>
          <table:table-cell table:formula="of:=CONCATENATE(TEXT(INT([.E654]/(60*60*24));&quot;00&quot;);&quot; &quot;;TEXT(MOD(INT([.E654]/(60*60));24);&quot;00&quot;);&quot;:&quot;;TEXT(MOD(INT([.E654]/60);60);&quot;00&quot;);&quot;:&quot;;TEXT(MOD([.E654];60);&quot;00,0&quot;))" office:value-type="string" office:string-value="04 09:28:47,0" calcext:value-type="string">
            <text:p>04 09:28:47,0</text:p>
          </table:table-cell>
          <table:table-cell table:formula="of:=IF ([.J654]&lt;&gt;&quot;&quot;;[.J654]+[.C654];[.G653]+[.C654])" office:value-type="float" office:value="1446811105" calcext:value-type="float">
            <text:p>1446811105</text:p>
          </table:table-cell>
          <table:table-cell table:formula="of:=[.G654]/86400+DATEVALUE(&quot;1970-01-01 00:00:00&quot;)" office:value-type="date" office:date-value="2015-11-06T11:58:25" calcext:value-type="date">
            <text:p>2015/11/06 11:58:25</text:p>
          </table:table-cell>
          <table:table-cell table:number-columns-repeated="6"/>
        </table:table-row>
        <table:table-row table:style-name="ro1">
          <table:table-cell table:formula="of:=[.A654]+1" office:value-type="float" office:value="654" calcext:value-type="float">
            <text:p>654</text:p>
          </table:table-cell>
          <table:table-cell table:formula="of:=[.A655]*1000*50" office:value-type="float" office:value="32700000" calcext:value-type="float">
            <text:p>32700000</text:p>
          </table:table-cell>
          <table:table-cell office:value-type="float" office:value="544" calcext:value-type="float">
            <text:p>544,0</text:p>
          </table:table-cell>
          <table:table-cell table:style-name="ce10" table:formula="of:=CONCATENATE(TEXT(MOD(INT([.C655]/60);60);&quot;00&quot;);&quot;:&quot;;TEXT(MOD([.C655];60);&quot;00,0&quot;))" office:value-type="string" office:string-value="09:04,0" calcext:value-type="string">
            <text:p>09:04,0</text:p>
          </table:table-cell>
          <table:table-cell table:formula="of:=[.C655]+[.E654]" office:value-type="float" office:value="380271" calcext:value-type="float">
            <text:p>380271,0</text:p>
          </table:table-cell>
          <table:table-cell table:formula="of:=CONCATENATE(TEXT(INT([.E655]/(60*60*24));&quot;00&quot;);&quot; &quot;;TEXT(MOD(INT([.E655]/(60*60));24);&quot;00&quot;);&quot;:&quot;;TEXT(MOD(INT([.E655]/60);60);&quot;00&quot;);&quot;:&quot;;TEXT(MOD([.E655];60);&quot;00,0&quot;))" office:value-type="string" office:string-value="04 09:37:51,0" calcext:value-type="string">
            <text:p>04 09:37:51,0</text:p>
          </table:table-cell>
          <table:table-cell table:formula="of:=IF ([.J655]&lt;&gt;&quot;&quot;;[.J655]+[.C655];[.G654]+[.C655])" office:value-type="float" office:value="1446811649" calcext:value-type="float">
            <text:p>1446811649</text:p>
          </table:table-cell>
          <table:table-cell table:formula="of:=[.G655]/86400+DATEVALUE(&quot;1970-01-01 00:00:00&quot;)" office:value-type="date" office:date-value="2015-11-06T12:07:29" calcext:value-type="date">
            <text:p>2015/11/06 12:07:29</text:p>
          </table:table-cell>
          <table:table-cell table:number-columns-repeated="6"/>
        </table:table-row>
        <table:table-row table:style-name="ro1">
          <table:table-cell table:formula="of:=[.A655]+1" office:value-type="float" office:value="655" calcext:value-type="float">
            <text:p>655</text:p>
          </table:table-cell>
          <table:table-cell table:formula="of:=[.A656]*1000*50" office:value-type="float" office:value="32750000" calcext:value-type="float">
            <text:p>3275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56]/60);60);&quot;00&quot;);&quot;:&quot;;TEXT(MOD([.C656];60);&quot;00,0&quot;))" office:value-type="string" office:string-value="09:05,0" calcext:value-type="string">
            <text:p>09:05,0</text:p>
          </table:table-cell>
          <table:table-cell table:formula="of:=[.C656]+[.E655]" office:value-type="float" office:value="380816" calcext:value-type="float">
            <text:p>380816,0</text:p>
          </table:table-cell>
          <table:table-cell table:formula="of:=CONCATENATE(TEXT(INT([.E656]/(60*60*24));&quot;00&quot;);&quot; &quot;;TEXT(MOD(INT([.E656]/(60*60));24);&quot;00&quot;);&quot;:&quot;;TEXT(MOD(INT([.E656]/60);60);&quot;00&quot;);&quot;:&quot;;TEXT(MOD([.E656];60);&quot;00,0&quot;))" office:value-type="string" office:string-value="04 09:46:56,0" calcext:value-type="string">
            <text:p>04 09:46:56,0</text:p>
          </table:table-cell>
          <table:table-cell table:formula="of:=IF ([.J656]&lt;&gt;&quot;&quot;;[.J656]+[.C656];[.G655]+[.C656])" office:value-type="float" office:value="1446812194" calcext:value-type="float">
            <text:p>1446812194</text:p>
          </table:table-cell>
          <table:table-cell table:formula="of:=[.G656]/86400+DATEVALUE(&quot;1970-01-01 00:00:00&quot;)" office:value-type="date" office:date-value="2015-11-06T12:16:34" calcext:value-type="date">
            <text:p>2015/11/06 12:16:34</text:p>
          </table:table-cell>
          <table:table-cell table:number-columns-repeated="6"/>
        </table:table-row>
        <table:table-row table:style-name="ro1">
          <table:table-cell table:formula="of:=[.A656]+1" office:value-type="float" office:value="656" calcext:value-type="float">
            <text:p>656</text:p>
          </table:table-cell>
          <table:table-cell table:formula="of:=[.A657]*1000*50" office:value-type="float" office:value="32800000" calcext:value-type="float">
            <text:p>32800000</text:p>
          </table:table-cell>
          <table:table-cell office:value-type="float" office:value="544" calcext:value-type="float">
            <text:p>544,0</text:p>
          </table:table-cell>
          <table:table-cell table:style-name="ce10" table:formula="of:=CONCATENATE(TEXT(MOD(INT([.C657]/60);60);&quot;00&quot;);&quot;:&quot;;TEXT(MOD([.C657];60);&quot;00,0&quot;))" office:value-type="string" office:string-value="09:04,0" calcext:value-type="string">
            <text:p>09:04,0</text:p>
          </table:table-cell>
          <table:table-cell table:formula="of:=[.C657]+[.E656]" office:value-type="float" office:value="381360" calcext:value-type="float">
            <text:p>381360,0</text:p>
          </table:table-cell>
          <table:table-cell table:formula="of:=CONCATENATE(TEXT(INT([.E657]/(60*60*24));&quot;00&quot;);&quot; &quot;;TEXT(MOD(INT([.E657]/(60*60));24);&quot;00&quot;);&quot;:&quot;;TEXT(MOD(INT([.E657]/60);60);&quot;00&quot;);&quot;:&quot;;TEXT(MOD([.E657];60);&quot;00,0&quot;))" office:value-type="string" office:string-value="04 09:56:00,0" calcext:value-type="string">
            <text:p>04 09:56:00,0</text:p>
          </table:table-cell>
          <table:table-cell table:formula="of:=IF ([.J657]&lt;&gt;&quot;&quot;;[.J657]+[.C657];[.G656]+[.C657])" office:value-type="float" office:value="1446812738" calcext:value-type="float">
            <text:p>1446812738</text:p>
          </table:table-cell>
          <table:table-cell table:formula="of:=[.G657]/86400+DATEVALUE(&quot;1970-01-01 00:00:00&quot;)" office:value-type="date" office:date-value="2015-11-06T12:25:38" calcext:value-type="date">
            <text:p>2015/11/06 12:25:38</text:p>
          </table:table-cell>
          <table:table-cell table:number-columns-repeated="6"/>
        </table:table-row>
        <table:table-row table:style-name="ro1">
          <table:table-cell table:formula="of:=[.A657]+1" office:value-type="float" office:value="657" calcext:value-type="float">
            <text:p>657</text:p>
          </table:table-cell>
          <table:table-cell table:formula="of:=[.A658]*1000*50" office:value-type="float" office:value="32850000" calcext:value-type="float">
            <text:p>3285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58]/60);60);&quot;00&quot;);&quot;:&quot;;TEXT(MOD([.C658];60);&quot;00,0&quot;))" office:value-type="string" office:string-value="09:05,0" calcext:value-type="string">
            <text:p>09:05,0</text:p>
          </table:table-cell>
          <table:table-cell table:formula="of:=[.C658]+[.E657]" office:value-type="float" office:value="381905" calcext:value-type="float">
            <text:p>381905,0</text:p>
          </table:table-cell>
          <table:table-cell table:formula="of:=CONCATENATE(TEXT(INT([.E658]/(60*60*24));&quot;00&quot;);&quot; &quot;;TEXT(MOD(INT([.E658]/(60*60));24);&quot;00&quot;);&quot;:&quot;;TEXT(MOD(INT([.E658]/60);60);&quot;00&quot;);&quot;:&quot;;TEXT(MOD([.E658];60);&quot;00,0&quot;))" office:value-type="string" office:string-value="04 10:05:05,0" calcext:value-type="string">
            <text:p>04 10:05:05,0</text:p>
          </table:table-cell>
          <table:table-cell table:formula="of:=IF ([.J658]&lt;&gt;&quot;&quot;;[.J658]+[.C658];[.G657]+[.C658])" office:value-type="float" office:value="1446813283" calcext:value-type="float">
            <text:p>1446813283</text:p>
          </table:table-cell>
          <table:table-cell table:formula="of:=[.G658]/86400+DATEVALUE(&quot;1970-01-01 00:00:00&quot;)" office:value-type="date" office:date-value="2015-11-06T12:34:43" calcext:value-type="date">
            <text:p>2015/11/06 12:34:43</text:p>
          </table:table-cell>
          <table:table-cell table:number-columns-repeated="6"/>
        </table:table-row>
        <table:table-row table:style-name="ro1">
          <table:table-cell table:formula="of:=[.A658]+1" office:value-type="float" office:value="658" calcext:value-type="float">
            <text:p>658</text:p>
          </table:table-cell>
          <table:table-cell table:formula="of:=[.A659]*1000*50" office:value-type="float" office:value="32900000" calcext:value-type="float">
            <text:p>32900000</text:p>
          </table:table-cell>
          <table:table-cell office:value-type="float" office:value="544" calcext:value-type="float">
            <text:p>544,0</text:p>
          </table:table-cell>
          <table:table-cell table:style-name="ce10" table:formula="of:=CONCATENATE(TEXT(MOD(INT([.C659]/60);60);&quot;00&quot;);&quot;:&quot;;TEXT(MOD([.C659];60);&quot;00,0&quot;))" office:value-type="string" office:string-value="09:04,0" calcext:value-type="string">
            <text:p>09:04,0</text:p>
          </table:table-cell>
          <table:table-cell table:formula="of:=[.C659]+[.E658]" office:value-type="float" office:value="382449" calcext:value-type="float">
            <text:p>382449,0</text:p>
          </table:table-cell>
          <table:table-cell table:formula="of:=CONCATENATE(TEXT(INT([.E659]/(60*60*24));&quot;00&quot;);&quot; &quot;;TEXT(MOD(INT([.E659]/(60*60));24);&quot;00&quot;);&quot;:&quot;;TEXT(MOD(INT([.E659]/60);60);&quot;00&quot;);&quot;:&quot;;TEXT(MOD([.E659];60);&quot;00,0&quot;))" office:value-type="string" office:string-value="04 10:14:09,0" calcext:value-type="string">
            <text:p>04 10:14:09,0</text:p>
          </table:table-cell>
          <table:table-cell table:formula="of:=IF ([.J659]&lt;&gt;&quot;&quot;;[.J659]+[.C659];[.G658]+[.C659])" office:value-type="float" office:value="1446813827" calcext:value-type="float">
            <text:p>1446813827</text:p>
          </table:table-cell>
          <table:table-cell table:formula="of:=[.G659]/86400+DATEVALUE(&quot;1970-01-01 00:00:00&quot;)" office:value-type="date" office:date-value="2015-11-06T12:43:47" calcext:value-type="date">
            <text:p>2015/11/06 12:43:47</text:p>
          </table:table-cell>
          <table:table-cell table:number-columns-repeated="6"/>
        </table:table-row>
        <table:table-row table:style-name="ro1">
          <table:table-cell table:formula="of:=[.A659]+1" office:value-type="float" office:value="659" calcext:value-type="float">
            <text:p>659</text:p>
          </table:table-cell>
          <table:table-cell table:formula="of:=[.A660]*1000*50" office:value-type="float" office:value="32950000" calcext:value-type="float">
            <text:p>3295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60]/60);60);&quot;00&quot;);&quot;:&quot;;TEXT(MOD([.C660];60);&quot;00,0&quot;))" office:value-type="string" office:string-value="09:05,0" calcext:value-type="string">
            <text:p>09:05,0</text:p>
          </table:table-cell>
          <table:table-cell table:formula="of:=[.C660]+[.E659]" office:value-type="float" office:value="382994" calcext:value-type="float">
            <text:p>382994,0</text:p>
          </table:table-cell>
          <table:table-cell table:formula="of:=CONCATENATE(TEXT(INT([.E660]/(60*60*24));&quot;00&quot;);&quot; &quot;;TEXT(MOD(INT([.E660]/(60*60));24);&quot;00&quot;);&quot;:&quot;;TEXT(MOD(INT([.E660]/60);60);&quot;00&quot;);&quot;:&quot;;TEXT(MOD([.E660];60);&quot;00,0&quot;))" office:value-type="string" office:string-value="04 10:23:14,0" calcext:value-type="string">
            <text:p>04 10:23:14,0</text:p>
          </table:table-cell>
          <table:table-cell table:formula="of:=IF ([.J660]&lt;&gt;&quot;&quot;;[.J660]+[.C660];[.G659]+[.C660])" office:value-type="float" office:value="1446814372" calcext:value-type="float">
            <text:p>1446814372</text:p>
          </table:table-cell>
          <table:table-cell table:formula="of:=[.G660]/86400+DATEVALUE(&quot;1970-01-01 00:00:00&quot;)" office:value-type="date" office:date-value="2015-11-06T12:52:52" calcext:value-type="date">
            <text:p>2015/11/06 12:52:52</text:p>
          </table:table-cell>
          <table:table-cell table:number-columns-repeated="6"/>
        </table:table-row>
        <table:table-row table:style-name="ro1">
          <table:table-cell table:formula="of:=[.A660]+1" office:value-type="float" office:value="660" calcext:value-type="float">
            <text:p>660</text:p>
          </table:table-cell>
          <table:table-cell table:formula="of:=[.A661]*1000*50" office:value-type="float" office:value="33000000" calcext:value-type="float">
            <text:p>33000000</text:p>
          </table:table-cell>
          <table:table-cell office:value-type="float" office:value="544" calcext:value-type="float">
            <text:p>544,0</text:p>
          </table:table-cell>
          <table:table-cell table:style-name="ce10" table:formula="of:=CONCATENATE(TEXT(MOD(INT([.C661]/60);60);&quot;00&quot;);&quot;:&quot;;TEXT(MOD([.C661];60);&quot;00,0&quot;))" office:value-type="string" office:string-value="09:04,0" calcext:value-type="string">
            <text:p>09:04,0</text:p>
          </table:table-cell>
          <table:table-cell table:formula="of:=[.C661]+[.E660]" office:value-type="float" office:value="383538" calcext:value-type="float">
            <text:p>383538,0</text:p>
          </table:table-cell>
          <table:table-cell table:formula="of:=CONCATENATE(TEXT(INT([.E661]/(60*60*24));&quot;00&quot;);&quot; &quot;;TEXT(MOD(INT([.E661]/(60*60));24);&quot;00&quot;);&quot;:&quot;;TEXT(MOD(INT([.E661]/60);60);&quot;00&quot;);&quot;:&quot;;TEXT(MOD([.E661];60);&quot;00,0&quot;))" office:value-type="string" office:string-value="04 10:32:18,0" calcext:value-type="string">
            <text:p>04 10:32:18,0</text:p>
          </table:table-cell>
          <table:table-cell table:formula="of:=IF ([.J661]&lt;&gt;&quot;&quot;;[.J661]+[.C661];[.G660]+[.C661])" office:value-type="float" office:value="1446814916" calcext:value-type="float">
            <text:p>1446814916</text:p>
          </table:table-cell>
          <table:table-cell table:formula="of:=[.G661]/86400+DATEVALUE(&quot;1970-01-01 00:00:00&quot;)" office:value-type="date" office:date-value="2015-11-06T13:01:56" calcext:value-type="date">
            <text:p>2015/11/06 13:01:56</text:p>
          </table:table-cell>
          <table:table-cell table:number-columns-repeated="6"/>
        </table:table-row>
        <table:table-row table:style-name="ro1">
          <table:table-cell table:formula="of:=[.A661]+1" office:value-type="float" office:value="661" calcext:value-type="float">
            <text:p>661</text:p>
          </table:table-cell>
          <table:table-cell table:formula="of:=[.A662]*1000*50" office:value-type="float" office:value="33050000" calcext:value-type="float">
            <text:p>3305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62]/60);60);&quot;00&quot;);&quot;:&quot;;TEXT(MOD([.C662];60);&quot;00,0&quot;))" office:value-type="string" office:string-value="09:05,0" calcext:value-type="string">
            <text:p>09:05,0</text:p>
          </table:table-cell>
          <table:table-cell table:formula="of:=[.C662]+[.E661]" office:value-type="float" office:value="384083" calcext:value-type="float">
            <text:p>384083,0</text:p>
          </table:table-cell>
          <table:table-cell table:formula="of:=CONCATENATE(TEXT(INT([.E662]/(60*60*24));&quot;00&quot;);&quot; &quot;;TEXT(MOD(INT([.E662]/(60*60));24);&quot;00&quot;);&quot;:&quot;;TEXT(MOD(INT([.E662]/60);60);&quot;00&quot;);&quot;:&quot;;TEXT(MOD([.E662];60);&quot;00,0&quot;))" office:value-type="string" office:string-value="04 10:41:23,0" calcext:value-type="string">
            <text:p>04 10:41:23,0</text:p>
          </table:table-cell>
          <table:table-cell table:formula="of:=IF ([.J662]&lt;&gt;&quot;&quot;;[.J662]+[.C662];[.G661]+[.C662])" office:value-type="float" office:value="1446815461" calcext:value-type="float">
            <text:p>1446815461</text:p>
          </table:table-cell>
          <table:table-cell table:formula="of:=[.G662]/86400+DATEVALUE(&quot;1970-01-01 00:00:00&quot;)" office:value-type="date" office:date-value="2015-11-06T13:11:01" calcext:value-type="date">
            <text:p>2015/11/06 13:11:01</text:p>
          </table:table-cell>
          <table:table-cell table:number-columns-repeated="6"/>
        </table:table-row>
        <table:table-row table:style-name="ro1">
          <table:table-cell table:formula="of:=[.A662]+1" office:value-type="float" office:value="662" calcext:value-type="float">
            <text:p>662</text:p>
          </table:table-cell>
          <table:table-cell table:formula="of:=[.A663]*1000*50" office:value-type="float" office:value="33100000" calcext:value-type="float">
            <text:p>3310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63]/60);60);&quot;00&quot;);&quot;:&quot;;TEXT(MOD([.C663];60);&quot;00,0&quot;))" office:value-type="string" office:string-value="09:05,0" calcext:value-type="string">
            <text:p>09:05,0</text:p>
          </table:table-cell>
          <table:table-cell table:formula="of:=[.C663]+[.E662]" office:value-type="float" office:value="384628" calcext:value-type="float">
            <text:p>384628,0</text:p>
          </table:table-cell>
          <table:table-cell table:formula="of:=CONCATENATE(TEXT(INT([.E663]/(60*60*24));&quot;00&quot;);&quot; &quot;;TEXT(MOD(INT([.E663]/(60*60));24);&quot;00&quot;);&quot;:&quot;;TEXT(MOD(INT([.E663]/60);60);&quot;00&quot;);&quot;:&quot;;TEXT(MOD([.E663];60);&quot;00,0&quot;))" office:value-type="string" office:string-value="04 10:50:28,0" calcext:value-type="string">
            <text:p>04 10:50:28,0</text:p>
          </table:table-cell>
          <table:table-cell table:formula="of:=IF ([.J663]&lt;&gt;&quot;&quot;;[.J663]+[.C663];[.G662]+[.C663])" office:value-type="float" office:value="1446816006" calcext:value-type="float">
            <text:p>1446816006</text:p>
          </table:table-cell>
          <table:table-cell table:formula="of:=[.G663]/86400+DATEVALUE(&quot;1970-01-01 00:00:00&quot;)" office:value-type="date" office:date-value="2015-11-06T13:20:06" calcext:value-type="date">
            <text:p>2015/11/06 13:20:06</text:p>
          </table:table-cell>
          <table:table-cell table:number-columns-repeated="6"/>
        </table:table-row>
        <table:table-row table:style-name="ro1">
          <table:table-cell table:formula="of:=[.A663]+1" office:value-type="float" office:value="663" calcext:value-type="float">
            <text:p>663</text:p>
          </table:table-cell>
          <table:table-cell table:formula="of:=[.A664]*1000*50" office:value-type="float" office:value="33150000" calcext:value-type="float">
            <text:p>33150000</text:p>
          </table:table-cell>
          <table:table-cell office:value-type="float" office:value="544" calcext:value-type="float">
            <text:p>544,0</text:p>
          </table:table-cell>
          <table:table-cell table:style-name="ce10" table:formula="of:=CONCATENATE(TEXT(MOD(INT([.C664]/60);60);&quot;00&quot;);&quot;:&quot;;TEXT(MOD([.C664];60);&quot;00,0&quot;))" office:value-type="string" office:string-value="09:04,0" calcext:value-type="string">
            <text:p>09:04,0</text:p>
          </table:table-cell>
          <table:table-cell table:formula="of:=[.C664]+[.E663]" office:value-type="float" office:value="385172" calcext:value-type="float">
            <text:p>385172,0</text:p>
          </table:table-cell>
          <table:table-cell table:formula="of:=CONCATENATE(TEXT(INT([.E664]/(60*60*24));&quot;00&quot;);&quot; &quot;;TEXT(MOD(INT([.E664]/(60*60));24);&quot;00&quot;);&quot;:&quot;;TEXT(MOD(INT([.E664]/60);60);&quot;00&quot;);&quot;:&quot;;TEXT(MOD([.E664];60);&quot;00,0&quot;))" office:value-type="string" office:string-value="04 10:59:32,0" calcext:value-type="string">
            <text:p>04 10:59:32,0</text:p>
          </table:table-cell>
          <table:table-cell table:formula="of:=IF ([.J664]&lt;&gt;&quot;&quot;;[.J664]+[.C664];[.G663]+[.C664])" office:value-type="float" office:value="1446816550" calcext:value-type="float">
            <text:p>1446816550</text:p>
          </table:table-cell>
          <table:table-cell table:formula="of:=[.G664]/86400+DATEVALUE(&quot;1970-01-01 00:00:00&quot;)" office:value-type="date" office:date-value="2015-11-06T13:29:10" calcext:value-type="date">
            <text:p>2015/11/06 13:29:10</text:p>
          </table:table-cell>
          <table:table-cell table:number-columns-repeated="6"/>
        </table:table-row>
        <table:table-row table:style-name="ro1">
          <table:table-cell table:formula="of:=[.A664]+1" office:value-type="float" office:value="664" calcext:value-type="float">
            <text:p>664</text:p>
          </table:table-cell>
          <table:table-cell table:formula="of:=[.A665]*1000*50" office:value-type="float" office:value="33200000" calcext:value-type="float">
            <text:p>3320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65]/60);60);&quot;00&quot;);&quot;:&quot;;TEXT(MOD([.C665];60);&quot;00,0&quot;))" office:value-type="string" office:string-value="09:05,0" calcext:value-type="string">
            <text:p>09:05,0</text:p>
          </table:table-cell>
          <table:table-cell table:formula="of:=[.C665]+[.E664]" office:value-type="float" office:value="385717" calcext:value-type="float">
            <text:p>385717,0</text:p>
          </table:table-cell>
          <table:table-cell table:formula="of:=CONCATENATE(TEXT(INT([.E665]/(60*60*24));&quot;00&quot;);&quot; &quot;;TEXT(MOD(INT([.E665]/(60*60));24);&quot;00&quot;);&quot;:&quot;;TEXT(MOD(INT([.E665]/60);60);&quot;00&quot;);&quot;:&quot;;TEXT(MOD([.E665];60);&quot;00,0&quot;))" office:value-type="string" office:string-value="04 11:08:37,0" calcext:value-type="string">
            <text:p>04 11:08:37,0</text:p>
          </table:table-cell>
          <table:table-cell table:formula="of:=IF ([.J665]&lt;&gt;&quot;&quot;;[.J665]+[.C665];[.G664]+[.C665])" office:value-type="float" office:value="1446817095" calcext:value-type="float">
            <text:p>1446817095</text:p>
          </table:table-cell>
          <table:table-cell table:formula="of:=[.G665]/86400+DATEVALUE(&quot;1970-01-01 00:00:00&quot;)" office:value-type="date" office:date-value="2015-11-06T13:38:15" calcext:value-type="date">
            <text:p>2015/11/06 13:38:15</text:p>
          </table:table-cell>
          <table:table-cell table:number-columns-repeated="6"/>
        </table:table-row>
        <table:table-row table:style-name="ro1">
          <table:table-cell table:formula="of:=[.A665]+1" office:value-type="float" office:value="665" calcext:value-type="float">
            <text:p>665</text:p>
          </table:table-cell>
          <table:table-cell table:formula="of:=[.A666]*1000*50" office:value-type="float" office:value="33250000" calcext:value-type="float">
            <text:p>33250000</text:p>
          </table:table-cell>
          <table:table-cell office:value-type="float" office:value="544" calcext:value-type="float">
            <text:p>544,0</text:p>
          </table:table-cell>
          <table:table-cell table:style-name="ce10" table:formula="of:=CONCATENATE(TEXT(MOD(INT([.C666]/60);60);&quot;00&quot;);&quot;:&quot;;TEXT(MOD([.C666];60);&quot;00,0&quot;))" office:value-type="string" office:string-value="09:04,0" calcext:value-type="string">
            <text:p>09:04,0</text:p>
          </table:table-cell>
          <table:table-cell table:formula="of:=[.C666]+[.E665]" office:value-type="float" office:value="386261" calcext:value-type="float">
            <text:p>386261,0</text:p>
          </table:table-cell>
          <table:table-cell table:formula="of:=CONCATENATE(TEXT(INT([.E666]/(60*60*24));&quot;00&quot;);&quot; &quot;;TEXT(MOD(INT([.E666]/(60*60));24);&quot;00&quot;);&quot;:&quot;;TEXT(MOD(INT([.E666]/60);60);&quot;00&quot;);&quot;:&quot;;TEXT(MOD([.E666];60);&quot;00,0&quot;))" office:value-type="string" office:string-value="04 11:17:41,0" calcext:value-type="string">
            <text:p>04 11:17:41,0</text:p>
          </table:table-cell>
          <table:table-cell table:formula="of:=IF ([.J666]&lt;&gt;&quot;&quot;;[.J666]+[.C666];[.G665]+[.C666])" office:value-type="float" office:value="1446817639" calcext:value-type="float">
            <text:p>1446817639</text:p>
          </table:table-cell>
          <table:table-cell table:formula="of:=[.G666]/86400+DATEVALUE(&quot;1970-01-01 00:00:00&quot;)" office:value-type="date" office:date-value="2015-11-06T13:47:19" calcext:value-type="date">
            <text:p>2015/11/06 13:47:19</text:p>
          </table:table-cell>
          <table:table-cell table:number-columns-repeated="6"/>
        </table:table-row>
        <table:table-row table:style-name="ro1">
          <table:table-cell table:formula="of:=[.A666]+1" office:value-type="float" office:value="666" calcext:value-type="float">
            <text:p>666</text:p>
          </table:table-cell>
          <table:table-cell table:formula="of:=[.A667]*1000*50" office:value-type="float" office:value="33300000" calcext:value-type="float">
            <text:p>3330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67]/60);60);&quot;00&quot;);&quot;:&quot;;TEXT(MOD([.C667];60);&quot;00,0&quot;))" office:value-type="string" office:string-value="09:05,0" calcext:value-type="string">
            <text:p>09:05,0</text:p>
          </table:table-cell>
          <table:table-cell table:formula="of:=[.C667]+[.E666]" office:value-type="float" office:value="386806" calcext:value-type="float">
            <text:p>386806,0</text:p>
          </table:table-cell>
          <table:table-cell table:formula="of:=CONCATENATE(TEXT(INT([.E667]/(60*60*24));&quot;00&quot;);&quot; &quot;;TEXT(MOD(INT([.E667]/(60*60));24);&quot;00&quot;);&quot;:&quot;;TEXT(MOD(INT([.E667]/60);60);&quot;00&quot;);&quot;:&quot;;TEXT(MOD([.E667];60);&quot;00,0&quot;))" office:value-type="string" office:string-value="04 11:26:46,0" calcext:value-type="string">
            <text:p>04 11:26:46,0</text:p>
          </table:table-cell>
          <table:table-cell table:formula="of:=IF ([.J667]&lt;&gt;&quot;&quot;;[.J667]+[.C667];[.G666]+[.C667])" office:value-type="float" office:value="1446818184" calcext:value-type="float">
            <text:p>1446818184</text:p>
          </table:table-cell>
          <table:table-cell table:formula="of:=[.G667]/86400+DATEVALUE(&quot;1970-01-01 00:00:00&quot;)" office:value-type="date" office:date-value="2015-11-06T13:56:24" calcext:value-type="date">
            <text:p>2015/11/06 13:56:24</text:p>
          </table:table-cell>
          <table:table-cell table:number-columns-repeated="6"/>
        </table:table-row>
        <table:table-row table:style-name="ro1">
          <table:table-cell table:formula="of:=[.A667]+1" office:value-type="float" office:value="667" calcext:value-type="float">
            <text:p>667</text:p>
          </table:table-cell>
          <table:table-cell table:formula="of:=[.A668]*1000*50" office:value-type="float" office:value="33350000" calcext:value-type="float">
            <text:p>3335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68]/60);60);&quot;00&quot;);&quot;:&quot;;TEXT(MOD([.C668];60);&quot;00,0&quot;))" office:value-type="string" office:string-value="09:05,0" calcext:value-type="string">
            <text:p>09:05,0</text:p>
          </table:table-cell>
          <table:table-cell table:formula="of:=[.C668]+[.E667]" office:value-type="float" office:value="387351" calcext:value-type="float">
            <text:p>387351,0</text:p>
          </table:table-cell>
          <table:table-cell table:formula="of:=CONCATENATE(TEXT(INT([.E668]/(60*60*24));&quot;00&quot;);&quot; &quot;;TEXT(MOD(INT([.E668]/(60*60));24);&quot;00&quot;);&quot;:&quot;;TEXT(MOD(INT([.E668]/60);60);&quot;00&quot;);&quot;:&quot;;TEXT(MOD([.E668];60);&quot;00,0&quot;))" office:value-type="string" office:string-value="04 11:35:51,0" calcext:value-type="string">
            <text:p>04 11:35:51,0</text:p>
          </table:table-cell>
          <table:table-cell table:formula="of:=IF ([.J668]&lt;&gt;&quot;&quot;;[.J668]+[.C668];[.G667]+[.C668])" office:value-type="float" office:value="1446818729" calcext:value-type="float">
            <text:p>1446818729</text:p>
          </table:table-cell>
          <table:table-cell table:formula="of:=[.G668]/86400+DATEVALUE(&quot;1970-01-01 00:00:00&quot;)" office:value-type="date" office:date-value="2015-11-06T14:05:29" calcext:value-type="date">
            <text:p>2015/11/06 14:05:29</text:p>
          </table:table-cell>
          <table:table-cell table:number-columns-repeated="6"/>
        </table:table-row>
        <table:table-row table:style-name="ro1">
          <table:table-cell table:formula="of:=[.A668]+1" office:value-type="float" office:value="668" calcext:value-type="float">
            <text:p>668</text:p>
          </table:table-cell>
          <table:table-cell table:formula="of:=[.A669]*1000*50" office:value-type="float" office:value="33400000" calcext:value-type="float">
            <text:p>3340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69]/60);60);&quot;00&quot;);&quot;:&quot;;TEXT(MOD([.C669];60);&quot;00,0&quot;))" office:value-type="string" office:string-value="09:05,0" calcext:value-type="string">
            <text:p>09:05,0</text:p>
          </table:table-cell>
          <table:table-cell table:formula="of:=[.C669]+[.E668]" office:value-type="float" office:value="387896" calcext:value-type="float">
            <text:p>387896,0</text:p>
          </table:table-cell>
          <table:table-cell table:formula="of:=CONCATENATE(TEXT(INT([.E669]/(60*60*24));&quot;00&quot;);&quot; &quot;;TEXT(MOD(INT([.E669]/(60*60));24);&quot;00&quot;);&quot;:&quot;;TEXT(MOD(INT([.E669]/60);60);&quot;00&quot;);&quot;:&quot;;TEXT(MOD([.E669];60);&quot;00,0&quot;))" office:value-type="string" office:string-value="04 11:44:56,0" calcext:value-type="string">
            <text:p>04 11:44:56,0</text:p>
          </table:table-cell>
          <table:table-cell table:formula="of:=IF ([.J669]&lt;&gt;&quot;&quot;;[.J669]+[.C669];[.G668]+[.C669])" office:value-type="float" office:value="1446819274" calcext:value-type="float">
            <text:p>1446819274</text:p>
          </table:table-cell>
          <table:table-cell table:formula="of:=[.G669]/86400+DATEVALUE(&quot;1970-01-01 00:00:00&quot;)" office:value-type="date" office:date-value="2015-11-06T14:14:34" calcext:value-type="date">
            <text:p>2015/11/06 14:14:34</text:p>
          </table:table-cell>
          <table:table-cell table:number-columns-repeated="6"/>
        </table:table-row>
        <table:table-row table:style-name="ro1">
          <table:table-cell table:formula="of:=[.A669]+1" office:value-type="float" office:value="669" calcext:value-type="float">
            <text:p>669</text:p>
          </table:table-cell>
          <table:table-cell table:formula="of:=[.A670]*1000*50" office:value-type="float" office:value="33450000" calcext:value-type="float">
            <text:p>3345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70]/60);60);&quot;00&quot;);&quot;:&quot;;TEXT(MOD([.C670];60);&quot;00,0&quot;))" office:value-type="string" office:string-value="09:05,0" calcext:value-type="string">
            <text:p>09:05,0</text:p>
          </table:table-cell>
          <table:table-cell table:formula="of:=[.C670]+[.E669]" office:value-type="float" office:value="388441" calcext:value-type="float">
            <text:p>388441,0</text:p>
          </table:table-cell>
          <table:table-cell table:formula="of:=CONCATENATE(TEXT(INT([.E670]/(60*60*24));&quot;00&quot;);&quot; &quot;;TEXT(MOD(INT([.E670]/(60*60));24);&quot;00&quot;);&quot;:&quot;;TEXT(MOD(INT([.E670]/60);60);&quot;00&quot;);&quot;:&quot;;TEXT(MOD([.E670];60);&quot;00,0&quot;))" office:value-type="string" office:string-value="04 11:54:01,0" calcext:value-type="string">
            <text:p>04 11:54:01,0</text:p>
          </table:table-cell>
          <table:table-cell table:formula="of:=IF ([.J670]&lt;&gt;&quot;&quot;;[.J670]+[.C670];[.G669]+[.C670])" office:value-type="float" office:value="1446819819" calcext:value-type="float">
            <text:p>1446819819</text:p>
          </table:table-cell>
          <table:table-cell table:formula="of:=[.G670]/86400+DATEVALUE(&quot;1970-01-01 00:00:00&quot;)" office:value-type="date" office:date-value="2015-11-06T14:23:39" calcext:value-type="date">
            <text:p>2015/11/06 14:23:39</text:p>
          </table:table-cell>
          <table:table-cell table:number-columns-repeated="6"/>
        </table:table-row>
        <table:table-row table:style-name="ro1">
          <table:table-cell table:formula="of:=[.A670]+1" office:value-type="float" office:value="670" calcext:value-type="float">
            <text:p>670</text:p>
          </table:table-cell>
          <table:table-cell table:formula="of:=[.A671]*1000*50" office:value-type="float" office:value="33500000" calcext:value-type="float">
            <text:p>33500000</text:p>
          </table:table-cell>
          <table:table-cell office:value-type="float" office:value="544" calcext:value-type="float">
            <text:p>544,0</text:p>
          </table:table-cell>
          <table:table-cell table:style-name="ce10" table:formula="of:=CONCATENATE(TEXT(MOD(INT([.C671]/60);60);&quot;00&quot;);&quot;:&quot;;TEXT(MOD([.C671];60);&quot;00,0&quot;))" office:value-type="string" office:string-value="09:04,0" calcext:value-type="string">
            <text:p>09:04,0</text:p>
          </table:table-cell>
          <table:table-cell table:formula="of:=[.C671]+[.E670]" office:value-type="float" office:value="388985" calcext:value-type="float">
            <text:p>388985,0</text:p>
          </table:table-cell>
          <table:table-cell table:formula="of:=CONCATENATE(TEXT(INT([.E671]/(60*60*24));&quot;00&quot;);&quot; &quot;;TEXT(MOD(INT([.E671]/(60*60));24);&quot;00&quot;);&quot;:&quot;;TEXT(MOD(INT([.E671]/60);60);&quot;00&quot;);&quot;:&quot;;TEXT(MOD([.E671];60);&quot;00,0&quot;))" office:value-type="string" office:string-value="04 12:03:05,0" calcext:value-type="string">
            <text:p>04 12:03:05,0</text:p>
          </table:table-cell>
          <table:table-cell table:formula="of:=IF ([.J671]&lt;&gt;&quot;&quot;;[.J671]+[.C671];[.G670]+[.C671])" office:value-type="float" office:value="1446820363" calcext:value-type="float">
            <text:p>1446820363</text:p>
          </table:table-cell>
          <table:table-cell table:formula="of:=[.G671]/86400+DATEVALUE(&quot;1970-01-01 00:00:00&quot;)" office:value-type="date" office:date-value="2015-11-06T14:32:43" calcext:value-type="date">
            <text:p>2015/11/06 14:32:43</text:p>
          </table:table-cell>
          <table:table-cell table:number-columns-repeated="6"/>
        </table:table-row>
        <table:table-row table:style-name="ro1">
          <table:table-cell table:formula="of:=[.A671]+1" office:value-type="float" office:value="671" calcext:value-type="float">
            <text:p>671</text:p>
          </table:table-cell>
          <table:table-cell table:formula="of:=[.A672]*1000*50" office:value-type="float" office:value="33550000" calcext:value-type="float">
            <text:p>3355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72]/60);60);&quot;00&quot;);&quot;:&quot;;TEXT(MOD([.C672];60);&quot;00,0&quot;))" office:value-type="string" office:string-value="09:05,0" calcext:value-type="string">
            <text:p>09:05,0</text:p>
          </table:table-cell>
          <table:table-cell table:formula="of:=[.C672]+[.E671]" office:value-type="float" office:value="389530" calcext:value-type="float">
            <text:p>389530,0</text:p>
          </table:table-cell>
          <table:table-cell table:formula="of:=CONCATENATE(TEXT(INT([.E672]/(60*60*24));&quot;00&quot;);&quot; &quot;;TEXT(MOD(INT([.E672]/(60*60));24);&quot;00&quot;);&quot;:&quot;;TEXT(MOD(INT([.E672]/60);60);&quot;00&quot;);&quot;:&quot;;TEXT(MOD([.E672];60);&quot;00,0&quot;))" office:value-type="string" office:string-value="04 12:12:10,0" calcext:value-type="string">
            <text:p>04 12:12:10,0</text:p>
          </table:table-cell>
          <table:table-cell table:formula="of:=IF ([.J672]&lt;&gt;&quot;&quot;;[.J672]+[.C672];[.G671]+[.C672])" office:value-type="float" office:value="1446820908" calcext:value-type="float">
            <text:p>1446820908</text:p>
          </table:table-cell>
          <table:table-cell table:formula="of:=[.G672]/86400+DATEVALUE(&quot;1970-01-01 00:00:00&quot;)" office:value-type="date" office:date-value="2015-11-06T14:41:48" calcext:value-type="date">
            <text:p>2015/11/06 14:41:48</text:p>
          </table:table-cell>
          <table:table-cell table:number-columns-repeated="6"/>
        </table:table-row>
        <table:table-row table:style-name="ro1">
          <table:table-cell table:formula="of:=[.A672]+1" office:value-type="float" office:value="672" calcext:value-type="float">
            <text:p>672</text:p>
          </table:table-cell>
          <table:table-cell table:formula="of:=[.A673]*1000*50" office:value-type="float" office:value="33600000" calcext:value-type="float">
            <text:p>3360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73]/60);60);&quot;00&quot;);&quot;:&quot;;TEXT(MOD([.C673];60);&quot;00,0&quot;))" office:value-type="string" office:string-value="09:05,0" calcext:value-type="string">
            <text:p>09:05,0</text:p>
          </table:table-cell>
          <table:table-cell table:formula="of:=[.C673]+[.E672]" office:value-type="float" office:value="390075" calcext:value-type="float">
            <text:p>390075,0</text:p>
          </table:table-cell>
          <table:table-cell table:formula="of:=CONCATENATE(TEXT(INT([.E673]/(60*60*24));&quot;00&quot;);&quot; &quot;;TEXT(MOD(INT([.E673]/(60*60));24);&quot;00&quot;);&quot;:&quot;;TEXT(MOD(INT([.E673]/60);60);&quot;00&quot;);&quot;:&quot;;TEXT(MOD([.E673];60);&quot;00,0&quot;))" office:value-type="string" office:string-value="04 12:21:15,0" calcext:value-type="string">
            <text:p>04 12:21:15,0</text:p>
          </table:table-cell>
          <table:table-cell table:formula="of:=IF ([.J673]&lt;&gt;&quot;&quot;;[.J673]+[.C673];[.G672]+[.C673])" office:value-type="float" office:value="1446821453" calcext:value-type="float">
            <text:p>1446821453</text:p>
          </table:table-cell>
          <table:table-cell table:formula="of:=[.G673]/86400+DATEVALUE(&quot;1970-01-01 00:00:00&quot;)" office:value-type="date" office:date-value="2015-11-06T14:50:53" calcext:value-type="date">
            <text:p>2015/11/06 14:50:53</text:p>
          </table:table-cell>
          <table:table-cell table:number-columns-repeated="6"/>
        </table:table-row>
        <table:table-row table:style-name="ro1">
          <table:table-cell table:formula="of:=[.A673]+1" office:value-type="float" office:value="673" calcext:value-type="float">
            <text:p>673</text:p>
          </table:table-cell>
          <table:table-cell table:formula="of:=[.A674]*1000*50" office:value-type="float" office:value="33650000" calcext:value-type="float">
            <text:p>3365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74]/60);60);&quot;00&quot;);&quot;:&quot;;TEXT(MOD([.C674];60);&quot;00,0&quot;))" office:value-type="string" office:string-value="09:05,0" calcext:value-type="string">
            <text:p>09:05,0</text:p>
          </table:table-cell>
          <table:table-cell table:formula="of:=[.C674]+[.E673]" office:value-type="float" office:value="390620" calcext:value-type="float">
            <text:p>390620,0</text:p>
          </table:table-cell>
          <table:table-cell table:formula="of:=CONCATENATE(TEXT(INT([.E674]/(60*60*24));&quot;00&quot;);&quot; &quot;;TEXT(MOD(INT([.E674]/(60*60));24);&quot;00&quot;);&quot;:&quot;;TEXT(MOD(INT([.E674]/60);60);&quot;00&quot;);&quot;:&quot;;TEXT(MOD([.E674];60);&quot;00,0&quot;))" office:value-type="string" office:string-value="04 12:30:20,0" calcext:value-type="string">
            <text:p>04 12:30:20,0</text:p>
          </table:table-cell>
          <table:table-cell table:formula="of:=IF ([.J674]&lt;&gt;&quot;&quot;;[.J674]+[.C674];[.G673]+[.C674])" office:value-type="float" office:value="1446821998" calcext:value-type="float">
            <text:p>1446821998</text:p>
          </table:table-cell>
          <table:table-cell table:formula="of:=[.G674]/86400+DATEVALUE(&quot;1970-01-01 00:00:00&quot;)" office:value-type="date" office:date-value="2015-11-06T14:59:58" calcext:value-type="date">
            <text:p>2015/11/06 14:59:58</text:p>
          </table:table-cell>
          <table:table-cell table:number-columns-repeated="6"/>
        </table:table-row>
        <table:table-row table:style-name="ro1">
          <table:table-cell table:formula="of:=[.A674]+1" office:value-type="float" office:value="674" calcext:value-type="float">
            <text:p>674</text:p>
          </table:table-cell>
          <table:table-cell table:formula="of:=[.A675]*1000*50" office:value-type="float" office:value="33700000" calcext:value-type="float">
            <text:p>3370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75]/60);60);&quot;00&quot;);&quot;:&quot;;TEXT(MOD([.C675];60);&quot;00,0&quot;))" office:value-type="string" office:string-value="09:05,0" calcext:value-type="string">
            <text:p>09:05,0</text:p>
          </table:table-cell>
          <table:table-cell table:formula="of:=[.C675]+[.E674]" office:value-type="float" office:value="391165" calcext:value-type="float">
            <text:p>391165,0</text:p>
          </table:table-cell>
          <table:table-cell table:formula="of:=CONCATENATE(TEXT(INT([.E675]/(60*60*24));&quot;00&quot;);&quot; &quot;;TEXT(MOD(INT([.E675]/(60*60));24);&quot;00&quot;);&quot;:&quot;;TEXT(MOD(INT([.E675]/60);60);&quot;00&quot;);&quot;:&quot;;TEXT(MOD([.E675];60);&quot;00,0&quot;))" office:value-type="string" office:string-value="04 12:39:25,0" calcext:value-type="string">
            <text:p>04 12:39:25,0</text:p>
          </table:table-cell>
          <table:table-cell table:formula="of:=IF ([.J675]&lt;&gt;&quot;&quot;;[.J675]+[.C675];[.G674]+[.C675])" office:value-type="float" office:value="1446822543" calcext:value-type="float">
            <text:p>1446822543</text:p>
          </table:table-cell>
          <table:table-cell table:formula="of:=[.G675]/86400+DATEVALUE(&quot;1970-01-01 00:00:00&quot;)" office:value-type="date" office:date-value="2015-11-06T15:09:03" calcext:value-type="date">
            <text:p>2015/11/06 15:09:03</text:p>
          </table:table-cell>
          <table:table-cell table:number-columns-repeated="6"/>
        </table:table-row>
        <table:table-row table:style-name="ro1">
          <table:table-cell table:formula="of:=[.A675]+1" office:value-type="float" office:value="675" calcext:value-type="float">
            <text:p>675</text:p>
          </table:table-cell>
          <table:table-cell table:formula="of:=[.A676]*1000*50" office:value-type="float" office:value="33750000" calcext:value-type="float">
            <text:p>33750000</text:p>
          </table:table-cell>
          <table:table-cell office:value-type="float" office:value="544" calcext:value-type="float">
            <text:p>544,0</text:p>
          </table:table-cell>
          <table:table-cell table:style-name="ce10" table:formula="of:=CONCATENATE(TEXT(MOD(INT([.C676]/60);60);&quot;00&quot;);&quot;:&quot;;TEXT(MOD([.C676];60);&quot;00,0&quot;))" office:value-type="string" office:string-value="09:04,0" calcext:value-type="string">
            <text:p>09:04,0</text:p>
          </table:table-cell>
          <table:table-cell table:formula="of:=[.C676]+[.E675]" office:value-type="float" office:value="391709" calcext:value-type="float">
            <text:p>391709,0</text:p>
          </table:table-cell>
          <table:table-cell table:formula="of:=CONCATENATE(TEXT(INT([.E676]/(60*60*24));&quot;00&quot;);&quot; &quot;;TEXT(MOD(INT([.E676]/(60*60));24);&quot;00&quot;);&quot;:&quot;;TEXT(MOD(INT([.E676]/60);60);&quot;00&quot;);&quot;:&quot;;TEXT(MOD([.E676];60);&quot;00,0&quot;))" office:value-type="string" office:string-value="04 12:48:29,0" calcext:value-type="string">
            <text:p>04 12:48:29,0</text:p>
          </table:table-cell>
          <table:table-cell table:formula="of:=IF ([.J676]&lt;&gt;&quot;&quot;;[.J676]+[.C676];[.G675]+[.C676])" office:value-type="float" office:value="1446823087" calcext:value-type="float">
            <text:p>1446823087</text:p>
          </table:table-cell>
          <table:table-cell table:formula="of:=[.G676]/86400+DATEVALUE(&quot;1970-01-01 00:00:00&quot;)" office:value-type="date" office:date-value="2015-11-06T15:18:07" calcext:value-type="date">
            <text:p>2015/11/06 15:18:07</text:p>
          </table:table-cell>
          <table:table-cell table:number-columns-repeated="6"/>
        </table:table-row>
        <table:table-row table:style-name="ro1">
          <table:table-cell table:formula="of:=[.A676]+1" office:value-type="float" office:value="676" calcext:value-type="float">
            <text:p>676</text:p>
          </table:table-cell>
          <table:table-cell table:formula="of:=[.A677]*1000*50" office:value-type="float" office:value="33800000" calcext:value-type="float">
            <text:p>3380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77]/60);60);&quot;00&quot;);&quot;:&quot;;TEXT(MOD([.C677];60);&quot;00,0&quot;))" office:value-type="string" office:string-value="09:05,0" calcext:value-type="string">
            <text:p>09:05,0</text:p>
          </table:table-cell>
          <table:table-cell table:formula="of:=[.C677]+[.E676]" office:value-type="float" office:value="392254" calcext:value-type="float">
            <text:p>392254,0</text:p>
          </table:table-cell>
          <table:table-cell table:formula="of:=CONCATENATE(TEXT(INT([.E677]/(60*60*24));&quot;00&quot;);&quot; &quot;;TEXT(MOD(INT([.E677]/(60*60));24);&quot;00&quot;);&quot;:&quot;;TEXT(MOD(INT([.E677]/60);60);&quot;00&quot;);&quot;:&quot;;TEXT(MOD([.E677];60);&quot;00,0&quot;))" office:value-type="string" office:string-value="04 12:57:34,0" calcext:value-type="string">
            <text:p>04 12:57:34,0</text:p>
          </table:table-cell>
          <table:table-cell table:formula="of:=IF ([.J677]&lt;&gt;&quot;&quot;;[.J677]+[.C677];[.G676]+[.C677])" office:value-type="float" office:value="1446823632" calcext:value-type="float">
            <text:p>1446823632</text:p>
          </table:table-cell>
          <table:table-cell table:formula="of:=[.G677]/86400+DATEVALUE(&quot;1970-01-01 00:00:00&quot;)" office:value-type="date" office:date-value="2015-11-06T15:27:12" calcext:value-type="date">
            <text:p>2015/11/06 15:27:12</text:p>
          </table:table-cell>
          <table:table-cell table:number-columns-repeated="6"/>
        </table:table-row>
        <table:table-row table:style-name="ro1">
          <table:table-cell table:formula="of:=[.A677]+1" office:value-type="float" office:value="677" calcext:value-type="float">
            <text:p>677</text:p>
          </table:table-cell>
          <table:table-cell table:formula="of:=[.A678]*1000*50" office:value-type="float" office:value="33850000" calcext:value-type="float">
            <text:p>3385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78]/60);60);&quot;00&quot;);&quot;:&quot;;TEXT(MOD([.C678];60);&quot;00,0&quot;))" office:value-type="string" office:string-value="09:05,0" calcext:value-type="string">
            <text:p>09:05,0</text:p>
          </table:table-cell>
          <table:table-cell table:formula="of:=[.C678]+[.E677]" office:value-type="float" office:value="392799" calcext:value-type="float">
            <text:p>392799,0</text:p>
          </table:table-cell>
          <table:table-cell table:formula="of:=CONCATENATE(TEXT(INT([.E678]/(60*60*24));&quot;00&quot;);&quot; &quot;;TEXT(MOD(INT([.E678]/(60*60));24);&quot;00&quot;);&quot;:&quot;;TEXT(MOD(INT([.E678]/60);60);&quot;00&quot;);&quot;:&quot;;TEXT(MOD([.E678];60);&quot;00,0&quot;))" office:value-type="string" office:string-value="04 13:06:39,0" calcext:value-type="string">
            <text:p>04 13:06:39,0</text:p>
          </table:table-cell>
          <table:table-cell table:formula="of:=IF ([.J678]&lt;&gt;&quot;&quot;;[.J678]+[.C678];[.G677]+[.C678])" office:value-type="float" office:value="1446824177" calcext:value-type="float">
            <text:p>1446824177</text:p>
          </table:table-cell>
          <table:table-cell table:formula="of:=[.G678]/86400+DATEVALUE(&quot;1970-01-01 00:00:00&quot;)" office:value-type="date" office:date-value="2015-11-06T15:36:17" calcext:value-type="date">
            <text:p>2015/11/06 15:36:17</text:p>
          </table:table-cell>
          <table:table-cell table:number-columns-repeated="6"/>
        </table:table-row>
        <table:table-row table:style-name="ro1">
          <table:table-cell table:formula="of:=[.A678]+1" office:value-type="float" office:value="678" calcext:value-type="float">
            <text:p>678</text:p>
          </table:table-cell>
          <table:table-cell table:formula="of:=[.A679]*1000*50" office:value-type="float" office:value="33900000" calcext:value-type="float">
            <text:p>3390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79]/60);60);&quot;00&quot;);&quot;:&quot;;TEXT(MOD([.C679];60);&quot;00,0&quot;))" office:value-type="string" office:string-value="09:05,0" calcext:value-type="string">
            <text:p>09:05,0</text:p>
          </table:table-cell>
          <table:table-cell table:formula="of:=[.C679]+[.E678]" office:value-type="float" office:value="393344" calcext:value-type="float">
            <text:p>393344,0</text:p>
          </table:table-cell>
          <table:table-cell table:formula="of:=CONCATENATE(TEXT(INT([.E679]/(60*60*24));&quot;00&quot;);&quot; &quot;;TEXT(MOD(INT([.E679]/(60*60));24);&quot;00&quot;);&quot;:&quot;;TEXT(MOD(INT([.E679]/60);60);&quot;00&quot;);&quot;:&quot;;TEXT(MOD([.E679];60);&quot;00,0&quot;))" office:value-type="string" office:string-value="04 13:15:44,0" calcext:value-type="string">
            <text:p>04 13:15:44,0</text:p>
          </table:table-cell>
          <table:table-cell table:formula="of:=IF ([.J679]&lt;&gt;&quot;&quot;;[.J679]+[.C679];[.G678]+[.C679])" office:value-type="float" office:value="1446824722" calcext:value-type="float">
            <text:p>1446824722</text:p>
          </table:table-cell>
          <table:table-cell table:formula="of:=[.G679]/86400+DATEVALUE(&quot;1970-01-01 00:00:00&quot;)" office:value-type="date" office:date-value="2015-11-06T15:45:22" calcext:value-type="date">
            <text:p>2015/11/06 15:45:22</text:p>
          </table:table-cell>
          <table:table-cell table:number-columns-repeated="6"/>
        </table:table-row>
        <table:table-row table:style-name="ro1">
          <table:table-cell table:formula="of:=[.A679]+1" office:value-type="float" office:value="679" calcext:value-type="float">
            <text:p>679</text:p>
          </table:table-cell>
          <table:table-cell table:formula="of:=[.A680]*1000*50" office:value-type="float" office:value="33950000" calcext:value-type="float">
            <text:p>33950000</text:p>
          </table:table-cell>
          <table:table-cell office:value-type="float" office:value="544" calcext:value-type="float">
            <text:p>544,0</text:p>
          </table:table-cell>
          <table:table-cell table:style-name="ce10" table:formula="of:=CONCATENATE(TEXT(MOD(INT([.C680]/60);60);&quot;00&quot;);&quot;:&quot;;TEXT(MOD([.C680];60);&quot;00,0&quot;))" office:value-type="string" office:string-value="09:04,0" calcext:value-type="string">
            <text:p>09:04,0</text:p>
          </table:table-cell>
          <table:table-cell table:formula="of:=[.C680]+[.E679]" office:value-type="float" office:value="393888" calcext:value-type="float">
            <text:p>393888,0</text:p>
          </table:table-cell>
          <table:table-cell table:formula="of:=CONCATENATE(TEXT(INT([.E680]/(60*60*24));&quot;00&quot;);&quot; &quot;;TEXT(MOD(INT([.E680]/(60*60));24);&quot;00&quot;);&quot;:&quot;;TEXT(MOD(INT([.E680]/60);60);&quot;00&quot;);&quot;:&quot;;TEXT(MOD([.E680];60);&quot;00,0&quot;))" office:value-type="string" office:string-value="04 13:24:48,0" calcext:value-type="string">
            <text:p>04 13:24:48,0</text:p>
          </table:table-cell>
          <table:table-cell table:formula="of:=IF ([.J680]&lt;&gt;&quot;&quot;;[.J680]+[.C680];[.G679]+[.C680])" office:value-type="float" office:value="1446825266" calcext:value-type="float">
            <text:p>1446825266</text:p>
          </table:table-cell>
          <table:table-cell table:formula="of:=[.G680]/86400+DATEVALUE(&quot;1970-01-01 00:00:00&quot;)" office:value-type="date" office:date-value="2015-11-06T15:54:26" calcext:value-type="date">
            <text:p>2015/11/06 15:54:26</text:p>
          </table:table-cell>
          <table:table-cell table:number-columns-repeated="6"/>
        </table:table-row>
        <table:table-row table:style-name="ro1">
          <table:table-cell table:formula="of:=[.A680]+1" office:value-type="float" office:value="680" calcext:value-type="float">
            <text:p>680</text:p>
          </table:table-cell>
          <table:table-cell table:formula="of:=[.A681]*1000*50" office:value-type="float" office:value="34000000" calcext:value-type="float">
            <text:p>3400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81]/60);60);&quot;00&quot;);&quot;:&quot;;TEXT(MOD([.C681];60);&quot;00,0&quot;))" office:value-type="string" office:string-value="09:05,0" calcext:value-type="string">
            <text:p>09:05,0</text:p>
          </table:table-cell>
          <table:table-cell table:formula="of:=[.C681]+[.E680]" office:value-type="float" office:value="394433" calcext:value-type="float">
            <text:p>394433,0</text:p>
          </table:table-cell>
          <table:table-cell table:formula="of:=CONCATENATE(TEXT(INT([.E681]/(60*60*24));&quot;00&quot;);&quot; &quot;;TEXT(MOD(INT([.E681]/(60*60));24);&quot;00&quot;);&quot;:&quot;;TEXT(MOD(INT([.E681]/60);60);&quot;00&quot;);&quot;:&quot;;TEXT(MOD([.E681];60);&quot;00,0&quot;))" office:value-type="string" office:string-value="04 13:33:53,0" calcext:value-type="string">
            <text:p>04 13:33:53,0</text:p>
          </table:table-cell>
          <table:table-cell table:formula="of:=IF ([.J681]&lt;&gt;&quot;&quot;;[.J681]+[.C681];[.G680]+[.C681])" office:value-type="float" office:value="1446825811" calcext:value-type="float">
            <text:p>1446825811</text:p>
          </table:table-cell>
          <table:table-cell table:formula="of:=[.G681]/86400+DATEVALUE(&quot;1970-01-01 00:00:00&quot;)" office:value-type="date" office:date-value="2015-11-06T16:03:31" calcext:value-type="date">
            <text:p>2015/11/06 16:03:31</text:p>
          </table:table-cell>
          <table:table-cell table:number-columns-repeated="6"/>
        </table:table-row>
        <table:table-row table:style-name="ro1">
          <table:table-cell table:formula="of:=[.A681]+1" office:value-type="float" office:value="681" calcext:value-type="float">
            <text:p>681</text:p>
          </table:table-cell>
          <table:table-cell table:formula="of:=[.A682]*1000*50" office:value-type="float" office:value="34050000" calcext:value-type="float">
            <text:p>3405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82]/60);60);&quot;00&quot;);&quot;:&quot;;TEXT(MOD([.C682];60);&quot;00,0&quot;))" office:value-type="string" office:string-value="09:05,0" calcext:value-type="string">
            <text:p>09:05,0</text:p>
          </table:table-cell>
          <table:table-cell table:formula="of:=[.C682]+[.E681]" office:value-type="float" office:value="394978" calcext:value-type="float">
            <text:p>394978,0</text:p>
          </table:table-cell>
          <table:table-cell table:formula="of:=CONCATENATE(TEXT(INT([.E682]/(60*60*24));&quot;00&quot;);&quot; &quot;;TEXT(MOD(INT([.E682]/(60*60));24);&quot;00&quot;);&quot;:&quot;;TEXT(MOD(INT([.E682]/60);60);&quot;00&quot;);&quot;:&quot;;TEXT(MOD([.E682];60);&quot;00,0&quot;))" office:value-type="string" office:string-value="04 13:42:58,0" calcext:value-type="string">
            <text:p>04 13:42:58,0</text:p>
          </table:table-cell>
          <table:table-cell table:formula="of:=IF ([.J682]&lt;&gt;&quot;&quot;;[.J682]+[.C682];[.G681]+[.C682])" office:value-type="float" office:value="1446826356" calcext:value-type="float">
            <text:p>1446826356</text:p>
          </table:table-cell>
          <table:table-cell table:formula="of:=[.G682]/86400+DATEVALUE(&quot;1970-01-01 00:00:00&quot;)" office:value-type="date" office:date-value="2015-11-06T16:12:36" calcext:value-type="date">
            <text:p>2015/11/06 16:12:36</text:p>
          </table:table-cell>
          <table:table-cell table:number-columns-repeated="6"/>
        </table:table-row>
        <table:table-row table:style-name="ro1">
          <table:table-cell table:formula="of:=[.A682]+1" office:value-type="float" office:value="682" calcext:value-type="float">
            <text:p>682</text:p>
          </table:table-cell>
          <table:table-cell table:formula="of:=[.A683]*1000*50" office:value-type="float" office:value="34100000" calcext:value-type="float">
            <text:p>34100000</text:p>
          </table:table-cell>
          <table:table-cell office:value-type="float" office:value="544" calcext:value-type="float">
            <text:p>544,0</text:p>
          </table:table-cell>
          <table:table-cell table:style-name="ce10" table:formula="of:=CONCATENATE(TEXT(MOD(INT([.C683]/60);60);&quot;00&quot;);&quot;:&quot;;TEXT(MOD([.C683];60);&quot;00,0&quot;))" office:value-type="string" office:string-value="09:04,0" calcext:value-type="string">
            <text:p>09:04,0</text:p>
          </table:table-cell>
          <table:table-cell table:formula="of:=[.C683]+[.E682]" office:value-type="float" office:value="395522" calcext:value-type="float">
            <text:p>395522,0</text:p>
          </table:table-cell>
          <table:table-cell table:formula="of:=CONCATENATE(TEXT(INT([.E683]/(60*60*24));&quot;00&quot;);&quot; &quot;;TEXT(MOD(INT([.E683]/(60*60));24);&quot;00&quot;);&quot;:&quot;;TEXT(MOD(INT([.E683]/60);60);&quot;00&quot;);&quot;:&quot;;TEXT(MOD([.E683];60);&quot;00,0&quot;))" office:value-type="string" office:string-value="04 13:52:02,0" calcext:value-type="string">
            <text:p>04 13:52:02,0</text:p>
          </table:table-cell>
          <table:table-cell table:formula="of:=IF ([.J683]&lt;&gt;&quot;&quot;;[.J683]+[.C683];[.G682]+[.C683])" office:value-type="float" office:value="1446826900" calcext:value-type="float">
            <text:p>1446826900</text:p>
          </table:table-cell>
          <table:table-cell table:formula="of:=[.G683]/86400+DATEVALUE(&quot;1970-01-01 00:00:00&quot;)" office:value-type="date" office:date-value="2015-11-06T16:21:40" calcext:value-type="date">
            <text:p>2015/11/06 16:21:40</text:p>
          </table:table-cell>
          <table:table-cell table:number-columns-repeated="6"/>
        </table:table-row>
        <table:table-row table:style-name="ro1">
          <table:table-cell table:formula="of:=[.A683]+1" office:value-type="float" office:value="683" calcext:value-type="float">
            <text:p>683</text:p>
          </table:table-cell>
          <table:table-cell table:formula="of:=[.A684]*1000*50" office:value-type="float" office:value="34150000" calcext:value-type="float">
            <text:p>3415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84]/60);60);&quot;00&quot;);&quot;:&quot;;TEXT(MOD([.C684];60);&quot;00,0&quot;))" office:value-type="string" office:string-value="09:05,0" calcext:value-type="string">
            <text:p>09:05,0</text:p>
          </table:table-cell>
          <table:table-cell table:formula="of:=[.C684]+[.E683]" office:value-type="float" office:value="396067" calcext:value-type="float">
            <text:p>396067,0</text:p>
          </table:table-cell>
          <table:table-cell table:formula="of:=CONCATENATE(TEXT(INT([.E684]/(60*60*24));&quot;00&quot;);&quot; &quot;;TEXT(MOD(INT([.E684]/(60*60));24);&quot;00&quot;);&quot;:&quot;;TEXT(MOD(INT([.E684]/60);60);&quot;00&quot;);&quot;:&quot;;TEXT(MOD([.E684];60);&quot;00,0&quot;))" office:value-type="string" office:string-value="04 14:01:07,0" calcext:value-type="string">
            <text:p>04 14:01:07,0</text:p>
          </table:table-cell>
          <table:table-cell table:formula="of:=IF ([.J684]&lt;&gt;&quot;&quot;;[.J684]+[.C684];[.G683]+[.C684])" office:value-type="float" office:value="1446827445" calcext:value-type="float">
            <text:p>1446827445</text:p>
          </table:table-cell>
          <table:table-cell table:formula="of:=[.G684]/86400+DATEVALUE(&quot;1970-01-01 00:00:00&quot;)" office:value-type="date" office:date-value="2015-11-06T16:30:45" calcext:value-type="date">
            <text:p>2015/11/06 16:30:45</text:p>
          </table:table-cell>
          <table:table-cell table:number-columns-repeated="6"/>
        </table:table-row>
        <table:table-row table:style-name="ro1">
          <table:table-cell table:formula="of:=[.A684]+1" office:value-type="float" office:value="684" calcext:value-type="float">
            <text:p>684</text:p>
          </table:table-cell>
          <table:table-cell table:formula="of:=[.A685]*1000*50" office:value-type="float" office:value="34200000" calcext:value-type="float">
            <text:p>34200000</text:p>
          </table:table-cell>
          <table:table-cell office:value-type="float" office:value="544" calcext:value-type="float">
            <text:p>544,0</text:p>
          </table:table-cell>
          <table:table-cell table:style-name="ce10" table:formula="of:=CONCATENATE(TEXT(MOD(INT([.C685]/60);60);&quot;00&quot;);&quot;:&quot;;TEXT(MOD([.C685];60);&quot;00,0&quot;))" office:value-type="string" office:string-value="09:04,0" calcext:value-type="string">
            <text:p>09:04,0</text:p>
          </table:table-cell>
          <table:table-cell table:formula="of:=[.C685]+[.E684]" office:value-type="float" office:value="396611" calcext:value-type="float">
            <text:p>396611,0</text:p>
          </table:table-cell>
          <table:table-cell table:formula="of:=CONCATENATE(TEXT(INT([.E685]/(60*60*24));&quot;00&quot;);&quot; &quot;;TEXT(MOD(INT([.E685]/(60*60));24);&quot;00&quot;);&quot;:&quot;;TEXT(MOD(INT([.E685]/60);60);&quot;00&quot;);&quot;:&quot;;TEXT(MOD([.E685];60);&quot;00,0&quot;))" office:value-type="string" office:string-value="04 14:10:11,0" calcext:value-type="string">
            <text:p>04 14:10:11,0</text:p>
          </table:table-cell>
          <table:table-cell table:formula="of:=IF ([.J685]&lt;&gt;&quot;&quot;;[.J685]+[.C685];[.G684]+[.C685])" office:value-type="float" office:value="1446827989" calcext:value-type="float">
            <text:p>1446827989</text:p>
          </table:table-cell>
          <table:table-cell table:formula="of:=[.G685]/86400+DATEVALUE(&quot;1970-01-01 00:00:00&quot;)" office:value-type="date" office:date-value="2015-11-06T16:39:49" calcext:value-type="date">
            <text:p>2015/11/06 16:39:49</text:p>
          </table:table-cell>
          <table:table-cell table:number-columns-repeated="6"/>
        </table:table-row>
        <table:table-row table:style-name="ro1">
          <table:table-cell table:formula="of:=[.A685]+1" office:value-type="float" office:value="685" calcext:value-type="float">
            <text:p>685</text:p>
          </table:table-cell>
          <table:table-cell table:formula="of:=[.A686]*1000*50" office:value-type="float" office:value="34250000" calcext:value-type="float">
            <text:p>3425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86]/60);60);&quot;00&quot;);&quot;:&quot;;TEXT(MOD([.C686];60);&quot;00,0&quot;))" office:value-type="string" office:string-value="09:05,0" calcext:value-type="string">
            <text:p>09:05,0</text:p>
          </table:table-cell>
          <table:table-cell table:formula="of:=[.C686]+[.E685]" office:value-type="float" office:value="397156" calcext:value-type="float">
            <text:p>397156,0</text:p>
          </table:table-cell>
          <table:table-cell table:formula="of:=CONCATENATE(TEXT(INT([.E686]/(60*60*24));&quot;00&quot;);&quot; &quot;;TEXT(MOD(INT([.E686]/(60*60));24);&quot;00&quot;);&quot;:&quot;;TEXT(MOD(INT([.E686]/60);60);&quot;00&quot;);&quot;:&quot;;TEXT(MOD([.E686];60);&quot;00,0&quot;))" office:value-type="string" office:string-value="04 14:19:16,0" calcext:value-type="string">
            <text:p>04 14:19:16,0</text:p>
          </table:table-cell>
          <table:table-cell table:formula="of:=IF ([.J686]&lt;&gt;&quot;&quot;;[.J686]+[.C686];[.G685]+[.C686])" office:value-type="float" office:value="1446828534" calcext:value-type="float">
            <text:p>1446828534</text:p>
          </table:table-cell>
          <table:table-cell table:formula="of:=[.G686]/86400+DATEVALUE(&quot;1970-01-01 00:00:00&quot;)" office:value-type="date" office:date-value="2015-11-06T16:48:54" calcext:value-type="date">
            <text:p>2015/11/06 16:48:54</text:p>
          </table:table-cell>
          <table:table-cell table:number-columns-repeated="6"/>
        </table:table-row>
        <table:table-row table:style-name="ro1">
          <table:table-cell table:formula="of:=[.A686]+1" office:value-type="float" office:value="686" calcext:value-type="float">
            <text:p>686</text:p>
          </table:table-cell>
          <table:table-cell table:formula="of:=[.A687]*1000*50" office:value-type="float" office:value="34300000" calcext:value-type="float">
            <text:p>34300000</text:p>
          </table:table-cell>
          <table:table-cell office:value-type="float" office:value="544" calcext:value-type="float">
            <text:p>544,0</text:p>
          </table:table-cell>
          <table:table-cell table:style-name="ce10" table:formula="of:=CONCATENATE(TEXT(MOD(INT([.C687]/60);60);&quot;00&quot;);&quot;:&quot;;TEXT(MOD([.C687];60);&quot;00,0&quot;))" office:value-type="string" office:string-value="09:04,0" calcext:value-type="string">
            <text:p>09:04,0</text:p>
          </table:table-cell>
          <table:table-cell table:formula="of:=[.C687]+[.E686]" office:value-type="float" office:value="397700" calcext:value-type="float">
            <text:p>397700,0</text:p>
          </table:table-cell>
          <table:table-cell table:formula="of:=CONCATENATE(TEXT(INT([.E687]/(60*60*24));&quot;00&quot;);&quot; &quot;;TEXT(MOD(INT([.E687]/(60*60));24);&quot;00&quot;);&quot;:&quot;;TEXT(MOD(INT([.E687]/60);60);&quot;00&quot;);&quot;:&quot;;TEXT(MOD([.E687];60);&quot;00,0&quot;))" office:value-type="string" office:string-value="04 14:28:20,0" calcext:value-type="string">
            <text:p>04 14:28:20,0</text:p>
          </table:table-cell>
          <table:table-cell table:formula="of:=IF ([.J687]&lt;&gt;&quot;&quot;;[.J687]+[.C687];[.G686]+[.C687])" office:value-type="float" office:value="1446829078" calcext:value-type="float">
            <text:p>1446829078</text:p>
          </table:table-cell>
          <table:table-cell table:formula="of:=[.G687]/86400+DATEVALUE(&quot;1970-01-01 00:00:00&quot;)" office:value-type="date" office:date-value="2015-11-06T16:57:58" calcext:value-type="date">
            <text:p>2015/11/06 16:57:58</text:p>
          </table:table-cell>
          <table:table-cell table:number-columns-repeated="6"/>
        </table:table-row>
        <table:table-row table:style-name="ro1">
          <table:table-cell table:formula="of:=[.A687]+1" office:value-type="float" office:value="687" calcext:value-type="float">
            <text:p>687</text:p>
          </table:table-cell>
          <table:table-cell table:formula="of:=[.A688]*1000*50" office:value-type="float" office:value="34350000" calcext:value-type="float">
            <text:p>3435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88]/60);60);&quot;00&quot;);&quot;:&quot;;TEXT(MOD([.C688];60);&quot;00,0&quot;))" office:value-type="string" office:string-value="09:05,0" calcext:value-type="string">
            <text:p>09:05,0</text:p>
          </table:table-cell>
          <table:table-cell table:formula="of:=[.C688]+[.E687]" office:value-type="float" office:value="398245" calcext:value-type="float">
            <text:p>398245,0</text:p>
          </table:table-cell>
          <table:table-cell table:formula="of:=CONCATENATE(TEXT(INT([.E688]/(60*60*24));&quot;00&quot;);&quot; &quot;;TEXT(MOD(INT([.E688]/(60*60));24);&quot;00&quot;);&quot;:&quot;;TEXT(MOD(INT([.E688]/60);60);&quot;00&quot;);&quot;:&quot;;TEXT(MOD([.E688];60);&quot;00,0&quot;))" office:value-type="string" office:string-value="04 14:37:25,0" calcext:value-type="string">
            <text:p>04 14:37:25,0</text:p>
          </table:table-cell>
          <table:table-cell table:formula="of:=IF ([.J688]&lt;&gt;&quot;&quot;;[.J688]+[.C688];[.G687]+[.C688])" office:value-type="float" office:value="1446829623" calcext:value-type="float">
            <text:p>1446829623</text:p>
          </table:table-cell>
          <table:table-cell table:formula="of:=[.G688]/86400+DATEVALUE(&quot;1970-01-01 00:00:00&quot;)" office:value-type="date" office:date-value="2015-11-06T17:07:03" calcext:value-type="date">
            <text:p>2015/11/06 17:07:03</text:p>
          </table:table-cell>
          <table:table-cell table:number-columns-repeated="6"/>
        </table:table-row>
        <table:table-row table:style-name="ro1">
          <table:table-cell table:formula="of:=[.A688]+1" office:value-type="float" office:value="688" calcext:value-type="float">
            <text:p>688</text:p>
          </table:table-cell>
          <table:table-cell table:formula="of:=[.A689]*1000*50" office:value-type="float" office:value="34400000" calcext:value-type="float">
            <text:p>34400000</text:p>
          </table:table-cell>
          <table:table-cell office:value-type="float" office:value="544" calcext:value-type="float">
            <text:p>544,0</text:p>
          </table:table-cell>
          <table:table-cell table:style-name="ce10" table:formula="of:=CONCATENATE(TEXT(MOD(INT([.C689]/60);60);&quot;00&quot;);&quot;:&quot;;TEXT(MOD([.C689];60);&quot;00,0&quot;))" office:value-type="string" office:string-value="09:04,0" calcext:value-type="string">
            <text:p>09:04,0</text:p>
          </table:table-cell>
          <table:table-cell table:formula="of:=[.C689]+[.E688]" office:value-type="float" office:value="398789" calcext:value-type="float">
            <text:p>398789,0</text:p>
          </table:table-cell>
          <table:table-cell table:formula="of:=CONCATENATE(TEXT(INT([.E689]/(60*60*24));&quot;00&quot;);&quot; &quot;;TEXT(MOD(INT([.E689]/(60*60));24);&quot;00&quot;);&quot;:&quot;;TEXT(MOD(INT([.E689]/60);60);&quot;00&quot;);&quot;:&quot;;TEXT(MOD([.E689];60);&quot;00,0&quot;))" office:value-type="string" office:string-value="04 14:46:29,0" calcext:value-type="string">
            <text:p>04 14:46:29,0</text:p>
          </table:table-cell>
          <table:table-cell table:formula="of:=IF ([.J689]&lt;&gt;&quot;&quot;;[.J689]+[.C689];[.G688]+[.C689])" office:value-type="float" office:value="1446830167" calcext:value-type="float">
            <text:p>1446830167</text:p>
          </table:table-cell>
          <table:table-cell table:formula="of:=[.G689]/86400+DATEVALUE(&quot;1970-01-01 00:00:00&quot;)" office:value-type="date" office:date-value="2015-11-06T17:16:07" calcext:value-type="date">
            <text:p>2015/11/06 17:16:07</text:p>
          </table:table-cell>
          <table:table-cell table:number-columns-repeated="6"/>
        </table:table-row>
        <table:table-row table:style-name="ro1">
          <table:table-cell table:formula="of:=[.A689]+1" office:value-type="float" office:value="689" calcext:value-type="float">
            <text:p>689</text:p>
          </table:table-cell>
          <table:table-cell table:formula="of:=[.A690]*1000*50" office:value-type="float" office:value="34450000" calcext:value-type="float">
            <text:p>3445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90]/60);60);&quot;00&quot;);&quot;:&quot;;TEXT(MOD([.C690];60);&quot;00,0&quot;))" office:value-type="string" office:string-value="09:05,0" calcext:value-type="string">
            <text:p>09:05,0</text:p>
          </table:table-cell>
          <table:table-cell table:formula="of:=[.C690]+[.E689]" office:value-type="float" office:value="399334" calcext:value-type="float">
            <text:p>399334,0</text:p>
          </table:table-cell>
          <table:table-cell table:formula="of:=CONCATENATE(TEXT(INT([.E690]/(60*60*24));&quot;00&quot;);&quot; &quot;;TEXT(MOD(INT([.E690]/(60*60));24);&quot;00&quot;);&quot;:&quot;;TEXT(MOD(INT([.E690]/60);60);&quot;00&quot;);&quot;:&quot;;TEXT(MOD([.E690];60);&quot;00,0&quot;))" office:value-type="string" office:string-value="04 14:55:34,0" calcext:value-type="string">
            <text:p>04 14:55:34,0</text:p>
          </table:table-cell>
          <table:table-cell table:formula="of:=IF ([.J690]&lt;&gt;&quot;&quot;;[.J690]+[.C690];[.G689]+[.C690])" office:value-type="float" office:value="1446830712" calcext:value-type="float">
            <text:p>1446830712</text:p>
          </table:table-cell>
          <table:table-cell table:formula="of:=[.G690]/86400+DATEVALUE(&quot;1970-01-01 00:00:00&quot;)" office:value-type="date" office:date-value="2015-11-06T17:25:12" calcext:value-type="date">
            <text:p>2015/11/06 17:25:12</text:p>
          </table:table-cell>
          <table:table-cell table:number-columns-repeated="6"/>
        </table:table-row>
        <table:table-row table:style-name="ro1">
          <table:table-cell table:formula="of:=[.A690]+1" office:value-type="float" office:value="690" calcext:value-type="float">
            <text:p>690</text:p>
          </table:table-cell>
          <table:table-cell table:formula="of:=[.A691]*1000*50" office:value-type="float" office:value="34500000" calcext:value-type="float">
            <text:p>34500000</text:p>
          </table:table-cell>
          <table:table-cell office:value-type="float" office:value="544" calcext:value-type="float">
            <text:p>544,0</text:p>
          </table:table-cell>
          <table:table-cell table:style-name="ce10" table:formula="of:=CONCATENATE(TEXT(MOD(INT([.C691]/60);60);&quot;00&quot;);&quot;:&quot;;TEXT(MOD([.C691];60);&quot;00,0&quot;))" office:value-type="string" office:string-value="09:04,0" calcext:value-type="string">
            <text:p>09:04,0</text:p>
          </table:table-cell>
          <table:table-cell table:formula="of:=[.C691]+[.E690]" office:value-type="float" office:value="399878" calcext:value-type="float">
            <text:p>399878,0</text:p>
          </table:table-cell>
          <table:table-cell table:formula="of:=CONCATENATE(TEXT(INT([.E691]/(60*60*24));&quot;00&quot;);&quot; &quot;;TEXT(MOD(INT([.E691]/(60*60));24);&quot;00&quot;);&quot;:&quot;;TEXT(MOD(INT([.E691]/60);60);&quot;00&quot;);&quot;:&quot;;TEXT(MOD([.E691];60);&quot;00,0&quot;))" office:value-type="string" office:string-value="04 15:04:38,0" calcext:value-type="string">
            <text:p>04 15:04:38,0</text:p>
          </table:table-cell>
          <table:table-cell table:formula="of:=IF ([.J691]&lt;&gt;&quot;&quot;;[.J691]+[.C691];[.G690]+[.C691])" office:value-type="float" office:value="1446831256" calcext:value-type="float">
            <text:p>1446831256</text:p>
          </table:table-cell>
          <table:table-cell table:formula="of:=[.G691]/86400+DATEVALUE(&quot;1970-01-01 00:00:00&quot;)" office:value-type="date" office:date-value="2015-11-06T17:34:16" calcext:value-type="date">
            <text:p>2015/11/06 17:34:16</text:p>
          </table:table-cell>
          <table:table-cell table:number-columns-repeated="6"/>
        </table:table-row>
        <table:table-row table:style-name="ro1">
          <table:table-cell table:formula="of:=[.A691]+1" office:value-type="float" office:value="691" calcext:value-type="float">
            <text:p>691</text:p>
          </table:table-cell>
          <table:table-cell table:formula="of:=[.A692]*1000*50" office:value-type="float" office:value="34550000" calcext:value-type="float">
            <text:p>3455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92]/60);60);&quot;00&quot;);&quot;:&quot;;TEXT(MOD([.C692];60);&quot;00,0&quot;))" office:value-type="string" office:string-value="09:05,0" calcext:value-type="string">
            <text:p>09:05,0</text:p>
          </table:table-cell>
          <table:table-cell table:formula="of:=[.C692]+[.E691]" office:value-type="float" office:value="400423" calcext:value-type="float">
            <text:p>400423,0</text:p>
          </table:table-cell>
          <table:table-cell table:formula="of:=CONCATENATE(TEXT(INT([.E692]/(60*60*24));&quot;00&quot;);&quot; &quot;;TEXT(MOD(INT([.E692]/(60*60));24);&quot;00&quot;);&quot;:&quot;;TEXT(MOD(INT([.E692]/60);60);&quot;00&quot;);&quot;:&quot;;TEXT(MOD([.E692];60);&quot;00,0&quot;))" office:value-type="string" office:string-value="04 15:13:43,0" calcext:value-type="string">
            <text:p>04 15:13:43,0</text:p>
          </table:table-cell>
          <table:table-cell table:formula="of:=IF ([.J692]&lt;&gt;&quot;&quot;;[.J692]+[.C692];[.G691]+[.C692])" office:value-type="float" office:value="1446831801" calcext:value-type="float">
            <text:p>1446831801</text:p>
          </table:table-cell>
          <table:table-cell table:formula="of:=[.G692]/86400+DATEVALUE(&quot;1970-01-01 00:00:00&quot;)" office:value-type="date" office:date-value="2015-11-06T17:43:21" calcext:value-type="date">
            <text:p>2015/11/06 17:43:21</text:p>
          </table:table-cell>
          <table:table-cell table:number-columns-repeated="6"/>
        </table:table-row>
        <table:table-row table:style-name="ro1">
          <table:table-cell table:formula="of:=[.A692]+1" office:value-type="float" office:value="692" calcext:value-type="float">
            <text:p>692</text:p>
          </table:table-cell>
          <table:table-cell table:formula="of:=[.A693]*1000*50" office:value-type="float" office:value="34600000" calcext:value-type="float">
            <text:p>34600000</text:p>
          </table:table-cell>
          <table:table-cell office:value-type="float" office:value="544" calcext:value-type="float">
            <text:p>544,0</text:p>
          </table:table-cell>
          <table:table-cell table:style-name="ce10" table:formula="of:=CONCATENATE(TEXT(MOD(INT([.C693]/60);60);&quot;00&quot;);&quot;:&quot;;TEXT(MOD([.C693];60);&quot;00,0&quot;))" office:value-type="string" office:string-value="09:04,0" calcext:value-type="string">
            <text:p>09:04,0</text:p>
          </table:table-cell>
          <table:table-cell table:formula="of:=[.C693]+[.E692]" office:value-type="float" office:value="400967" calcext:value-type="float">
            <text:p>400967,0</text:p>
          </table:table-cell>
          <table:table-cell table:formula="of:=CONCATENATE(TEXT(INT([.E693]/(60*60*24));&quot;00&quot;);&quot; &quot;;TEXT(MOD(INT([.E693]/(60*60));24);&quot;00&quot;);&quot;:&quot;;TEXT(MOD(INT([.E693]/60);60);&quot;00&quot;);&quot;:&quot;;TEXT(MOD([.E693];60);&quot;00,0&quot;))" office:value-type="string" office:string-value="04 15:22:47,0" calcext:value-type="string">
            <text:p>04 15:22:47,0</text:p>
          </table:table-cell>
          <table:table-cell table:formula="of:=IF ([.J693]&lt;&gt;&quot;&quot;;[.J693]+[.C693];[.G692]+[.C693])" office:value-type="float" office:value="1446832345" calcext:value-type="float">
            <text:p>1446832345</text:p>
          </table:table-cell>
          <table:table-cell table:formula="of:=[.G693]/86400+DATEVALUE(&quot;1970-01-01 00:00:00&quot;)" office:value-type="date" office:date-value="2015-11-06T17:52:25" calcext:value-type="date">
            <text:p>2015/11/06 17:52:25</text:p>
          </table:table-cell>
          <table:table-cell table:number-columns-repeated="6"/>
        </table:table-row>
        <table:table-row table:style-name="ro1">
          <table:table-cell table:formula="of:=[.A693]+1" office:value-type="float" office:value="693" calcext:value-type="float">
            <text:p>693</text:p>
          </table:table-cell>
          <table:table-cell table:formula="of:=[.A694]*1000*50" office:value-type="float" office:value="34650000" calcext:value-type="float">
            <text:p>3465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94]/60);60);&quot;00&quot;);&quot;:&quot;;TEXT(MOD([.C694];60);&quot;00,0&quot;))" office:value-type="string" office:string-value="09:05,0" calcext:value-type="string">
            <text:p>09:05,0</text:p>
          </table:table-cell>
          <table:table-cell table:formula="of:=[.C694]+[.E693]" office:value-type="float" office:value="401512" calcext:value-type="float">
            <text:p>401512,0</text:p>
          </table:table-cell>
          <table:table-cell table:formula="of:=CONCATENATE(TEXT(INT([.E694]/(60*60*24));&quot;00&quot;);&quot; &quot;;TEXT(MOD(INT([.E694]/(60*60));24);&quot;00&quot;);&quot;:&quot;;TEXT(MOD(INT([.E694]/60);60);&quot;00&quot;);&quot;:&quot;;TEXT(MOD([.E694];60);&quot;00,0&quot;))" office:value-type="string" office:string-value="04 15:31:52,0" calcext:value-type="string">
            <text:p>04 15:31:52,0</text:p>
          </table:table-cell>
          <table:table-cell table:formula="of:=IF ([.J694]&lt;&gt;&quot;&quot;;[.J694]+[.C694];[.G693]+[.C694])" office:value-type="float" office:value="1446832890" calcext:value-type="float">
            <text:p>1446832890</text:p>
          </table:table-cell>
          <table:table-cell table:formula="of:=[.G694]/86400+DATEVALUE(&quot;1970-01-01 00:00:00&quot;)" office:value-type="date" office:date-value="2015-11-06T18:01:30" calcext:value-type="date">
            <text:p>2015/11/06 18:01:30</text:p>
          </table:table-cell>
          <table:table-cell table:number-columns-repeated="6"/>
        </table:table-row>
        <table:table-row table:style-name="ro1">
          <table:table-cell table:formula="of:=[.A694]+1" office:value-type="float" office:value="694" calcext:value-type="float">
            <text:p>694</text:p>
          </table:table-cell>
          <table:table-cell table:formula="of:=[.A695]*1000*50" office:value-type="float" office:value="34700000" calcext:value-type="float">
            <text:p>34700000</text:p>
          </table:table-cell>
          <table:table-cell office:value-type="float" office:value="544" calcext:value-type="float">
            <text:p>544,0</text:p>
          </table:table-cell>
          <table:table-cell table:style-name="ce10" table:formula="of:=CONCATENATE(TEXT(MOD(INT([.C695]/60);60);&quot;00&quot;);&quot;:&quot;;TEXT(MOD([.C695];60);&quot;00,0&quot;))" office:value-type="string" office:string-value="09:04,0" calcext:value-type="string">
            <text:p>09:04,0</text:p>
          </table:table-cell>
          <table:table-cell table:formula="of:=[.C695]+[.E694]" office:value-type="float" office:value="402056" calcext:value-type="float">
            <text:p>402056,0</text:p>
          </table:table-cell>
          <table:table-cell table:formula="of:=CONCATENATE(TEXT(INT([.E695]/(60*60*24));&quot;00&quot;);&quot; &quot;;TEXT(MOD(INT([.E695]/(60*60));24);&quot;00&quot;);&quot;:&quot;;TEXT(MOD(INT([.E695]/60);60);&quot;00&quot;);&quot;:&quot;;TEXT(MOD([.E695];60);&quot;00,0&quot;))" office:value-type="string" office:string-value="04 15:40:56,0" calcext:value-type="string">
            <text:p>04 15:40:56,0</text:p>
          </table:table-cell>
          <table:table-cell table:formula="of:=IF ([.J695]&lt;&gt;&quot;&quot;;[.J695]+[.C695];[.G694]+[.C695])" office:value-type="float" office:value="1446833434" calcext:value-type="float">
            <text:p>1446833434</text:p>
          </table:table-cell>
          <table:table-cell table:formula="of:=[.G695]/86400+DATEVALUE(&quot;1970-01-01 00:00:00&quot;)" office:value-type="date" office:date-value="2015-11-06T18:10:34" calcext:value-type="date">
            <text:p>2015/11/06 18:10:34</text:p>
          </table:table-cell>
          <table:table-cell table:number-columns-repeated="6"/>
        </table:table-row>
        <table:table-row table:style-name="ro1">
          <table:table-cell table:formula="of:=[.A695]+1" office:value-type="float" office:value="695" calcext:value-type="float">
            <text:p>695</text:p>
          </table:table-cell>
          <table:table-cell table:formula="of:=[.A696]*1000*50" office:value-type="float" office:value="34750000" calcext:value-type="float">
            <text:p>3475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96]/60);60);&quot;00&quot;);&quot;:&quot;;TEXT(MOD([.C696];60);&quot;00,0&quot;))" office:value-type="string" office:string-value="09:05,0" calcext:value-type="string">
            <text:p>09:05,0</text:p>
          </table:table-cell>
          <table:table-cell table:formula="of:=[.C696]+[.E695]" office:value-type="float" office:value="402601" calcext:value-type="float">
            <text:p>402601,0</text:p>
          </table:table-cell>
          <table:table-cell table:formula="of:=CONCATENATE(TEXT(INT([.E696]/(60*60*24));&quot;00&quot;);&quot; &quot;;TEXT(MOD(INT([.E696]/(60*60));24);&quot;00&quot;);&quot;:&quot;;TEXT(MOD(INT([.E696]/60);60);&quot;00&quot;);&quot;:&quot;;TEXT(MOD([.E696];60);&quot;00,0&quot;))" office:value-type="string" office:string-value="04 15:50:01,0" calcext:value-type="string">
            <text:p>04 15:50:01,0</text:p>
          </table:table-cell>
          <table:table-cell table:formula="of:=IF ([.J696]&lt;&gt;&quot;&quot;;[.J696]+[.C696];[.G695]+[.C696])" office:value-type="float" office:value="1446833979" calcext:value-type="float">
            <text:p>1446833979</text:p>
          </table:table-cell>
          <table:table-cell table:formula="of:=[.G696]/86400+DATEVALUE(&quot;1970-01-01 00:00:00&quot;)" office:value-type="date" office:date-value="2015-11-06T18:19:39" calcext:value-type="date">
            <text:p>2015/11/06 18:19:39</text:p>
          </table:table-cell>
          <table:table-cell table:number-columns-repeated="6"/>
        </table:table-row>
        <table:table-row table:style-name="ro1">
          <table:table-cell table:formula="of:=[.A696]+1" office:value-type="float" office:value="696" calcext:value-type="float">
            <text:p>696</text:p>
          </table:table-cell>
          <table:table-cell table:formula="of:=[.A697]*1000*50" office:value-type="float" office:value="34800000" calcext:value-type="float">
            <text:p>34800000</text:p>
          </table:table-cell>
          <table:table-cell office:value-type="float" office:value="544" calcext:value-type="float">
            <text:p>544,0</text:p>
          </table:table-cell>
          <table:table-cell table:style-name="ce10" table:formula="of:=CONCATENATE(TEXT(MOD(INT([.C697]/60);60);&quot;00&quot;);&quot;:&quot;;TEXT(MOD([.C697];60);&quot;00,0&quot;))" office:value-type="string" office:string-value="09:04,0" calcext:value-type="string">
            <text:p>09:04,0</text:p>
          </table:table-cell>
          <table:table-cell table:formula="of:=[.C697]+[.E696]" office:value-type="float" office:value="403145" calcext:value-type="float">
            <text:p>403145,0</text:p>
          </table:table-cell>
          <table:table-cell table:formula="of:=CONCATENATE(TEXT(INT([.E697]/(60*60*24));&quot;00&quot;);&quot; &quot;;TEXT(MOD(INT([.E697]/(60*60));24);&quot;00&quot;);&quot;:&quot;;TEXT(MOD(INT([.E697]/60);60);&quot;00&quot;);&quot;:&quot;;TEXT(MOD([.E697];60);&quot;00,0&quot;))" office:value-type="string" office:string-value="04 15:59:05,0" calcext:value-type="string">
            <text:p>04 15:59:05,0</text:p>
          </table:table-cell>
          <table:table-cell table:formula="of:=IF ([.J697]&lt;&gt;&quot;&quot;;[.J697]+[.C697];[.G696]+[.C697])" office:value-type="float" office:value="1446834523" calcext:value-type="float">
            <text:p>1446834523</text:p>
          </table:table-cell>
          <table:table-cell table:formula="of:=[.G697]/86400+DATEVALUE(&quot;1970-01-01 00:00:00&quot;)" office:value-type="date" office:date-value="2015-11-06T18:28:43" calcext:value-type="date">
            <text:p>2015/11/06 18:28:43</text:p>
          </table:table-cell>
          <table:table-cell table:number-columns-repeated="6"/>
        </table:table-row>
        <table:table-row table:style-name="ro1">
          <table:table-cell table:formula="of:=[.A697]+1" office:value-type="float" office:value="697" calcext:value-type="float">
            <text:p>697</text:p>
          </table:table-cell>
          <table:table-cell table:formula="of:=[.A698]*1000*50" office:value-type="float" office:value="34850000" calcext:value-type="float">
            <text:p>3485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98]/60);60);&quot;00&quot;);&quot;:&quot;;TEXT(MOD([.C698];60);&quot;00,0&quot;))" office:value-type="string" office:string-value="09:05,0" calcext:value-type="string">
            <text:p>09:05,0</text:p>
          </table:table-cell>
          <table:table-cell table:formula="of:=[.C698]+[.E697]" office:value-type="float" office:value="403690" calcext:value-type="float">
            <text:p>403690,0</text:p>
          </table:table-cell>
          <table:table-cell table:formula="of:=CONCATENATE(TEXT(INT([.E698]/(60*60*24));&quot;00&quot;);&quot; &quot;;TEXT(MOD(INT([.E698]/(60*60));24);&quot;00&quot;);&quot;:&quot;;TEXT(MOD(INT([.E698]/60);60);&quot;00&quot;);&quot;:&quot;;TEXT(MOD([.E698];60);&quot;00,0&quot;))" office:value-type="string" office:string-value="04 16:08:10,0" calcext:value-type="string">
            <text:p>04 16:08:10,0</text:p>
          </table:table-cell>
          <table:table-cell table:formula="of:=IF ([.J698]&lt;&gt;&quot;&quot;;[.J698]+[.C698];[.G697]+[.C698])" office:value-type="float" office:value="1446835068" calcext:value-type="float">
            <text:p>1446835068</text:p>
          </table:table-cell>
          <table:table-cell table:formula="of:=[.G698]/86400+DATEVALUE(&quot;1970-01-01 00:00:00&quot;)" office:value-type="date" office:date-value="2015-11-06T18:37:48" calcext:value-type="date">
            <text:p>2015/11/06 18:37:48</text:p>
          </table:table-cell>
          <table:table-cell table:number-columns-repeated="6"/>
        </table:table-row>
        <table:table-row table:style-name="ro1">
          <table:table-cell table:formula="of:=[.A698]+1" office:value-type="float" office:value="698" calcext:value-type="float">
            <text:p>698</text:p>
          </table:table-cell>
          <table:table-cell table:formula="of:=[.A699]*1000*50" office:value-type="float" office:value="34900000" calcext:value-type="float">
            <text:p>3490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699]/60);60);&quot;00&quot;);&quot;:&quot;;TEXT(MOD([.C699];60);&quot;00,0&quot;))" office:value-type="string" office:string-value="09:05,0" calcext:value-type="string">
            <text:p>09:05,0</text:p>
          </table:table-cell>
          <table:table-cell table:formula="of:=[.C699]+[.E698]" office:value-type="float" office:value="404235" calcext:value-type="float">
            <text:p>404235,0</text:p>
          </table:table-cell>
          <table:table-cell table:formula="of:=CONCATENATE(TEXT(INT([.E699]/(60*60*24));&quot;00&quot;);&quot; &quot;;TEXT(MOD(INT([.E699]/(60*60));24);&quot;00&quot;);&quot;:&quot;;TEXT(MOD(INT([.E699]/60);60);&quot;00&quot;);&quot;:&quot;;TEXT(MOD([.E699];60);&quot;00,0&quot;))" office:value-type="string" office:string-value="04 16:17:15,0" calcext:value-type="string">
            <text:p>04 16:17:15,0</text:p>
          </table:table-cell>
          <table:table-cell table:formula="of:=IF ([.J699]&lt;&gt;&quot;&quot;;[.J699]+[.C699];[.G698]+[.C699])" office:value-type="float" office:value="1446835613" calcext:value-type="float">
            <text:p>1446835613</text:p>
          </table:table-cell>
          <table:table-cell table:formula="of:=[.G699]/86400+DATEVALUE(&quot;1970-01-01 00:00:00&quot;)" office:value-type="date" office:date-value="2015-11-06T18:46:53" calcext:value-type="date">
            <text:p>2015/11/06 18:46:53</text:p>
          </table:table-cell>
          <table:table-cell table:number-columns-repeated="6"/>
        </table:table-row>
        <table:table-row table:style-name="ro1">
          <table:table-cell table:formula="of:=[.A699]+1" office:value-type="float" office:value="699" calcext:value-type="float">
            <text:p>699</text:p>
          </table:table-cell>
          <table:table-cell table:formula="of:=[.A700]*1000*50" office:value-type="float" office:value="34950000" calcext:value-type="float">
            <text:p>34950000</text:p>
          </table:table-cell>
          <table:table-cell office:value-type="float" office:value="544" calcext:value-type="float">
            <text:p>544,0</text:p>
          </table:table-cell>
          <table:table-cell table:style-name="ce10" table:formula="of:=CONCATENATE(TEXT(MOD(INT([.C700]/60);60);&quot;00&quot;);&quot;:&quot;;TEXT(MOD([.C700];60);&quot;00,0&quot;))" office:value-type="string" office:string-value="09:04,0" calcext:value-type="string">
            <text:p>09:04,0</text:p>
          </table:table-cell>
          <table:table-cell table:formula="of:=[.C700]+[.E699]" office:value-type="float" office:value="404779" calcext:value-type="float">
            <text:p>404779,0</text:p>
          </table:table-cell>
          <table:table-cell table:formula="of:=CONCATENATE(TEXT(INT([.E700]/(60*60*24));&quot;00&quot;);&quot; &quot;;TEXT(MOD(INT([.E700]/(60*60));24);&quot;00&quot;);&quot;:&quot;;TEXT(MOD(INT([.E700]/60);60);&quot;00&quot;);&quot;:&quot;;TEXT(MOD([.E700];60);&quot;00,0&quot;))" office:value-type="string" office:string-value="04 16:26:19,0" calcext:value-type="string">
            <text:p>04 16:26:19,0</text:p>
          </table:table-cell>
          <table:table-cell table:formula="of:=IF ([.J700]&lt;&gt;&quot;&quot;;[.J700]+[.C700];[.G699]+[.C700])" office:value-type="float" office:value="1446836157" calcext:value-type="float">
            <text:p>1446836157</text:p>
          </table:table-cell>
          <table:table-cell table:formula="of:=[.G700]/86400+DATEVALUE(&quot;1970-01-01 00:00:00&quot;)" office:value-type="date" office:date-value="2015-11-06T18:55:57" calcext:value-type="date">
            <text:p>2015/11/06 18:55:57</text:p>
          </table:table-cell>
          <table:table-cell table:number-columns-repeated="6"/>
        </table:table-row>
        <table:table-row table:style-name="ro1">
          <table:table-cell table:formula="of:=[.A700]+1" office:value-type="float" office:value="700" calcext:value-type="float">
            <text:p>700</text:p>
          </table:table-cell>
          <table:table-cell table:formula="of:=[.A701]*1000*50" office:value-type="float" office:value="35000000" calcext:value-type="float">
            <text:p>35000000</text:p>
          </table:table-cell>
          <table:table-cell office:value-type="float" office:value="545" calcext:value-type="float">
            <text:p>545,0</text:p>
          </table:table-cell>
          <table:table-cell table:style-name="ce10" table:formula="of:=CONCATENATE(TEXT(MOD(INT([.C701]/60);60);&quot;00&quot;);&quot;:&quot;;TEXT(MOD([.C701];60);&quot;00,0&quot;))" office:value-type="string" office:string-value="09:05,0" calcext:value-type="string">
            <text:p>09:05,0</text:p>
          </table:table-cell>
          <table:table-cell table:formula="of:=[.C701]+[.E700]" office:value-type="float" office:value="405324" calcext:value-type="float">
            <text:p>405324,0</text:p>
          </table:table-cell>
          <table:table-cell table:formula="of:=CONCATENATE(TEXT(INT([.E701]/(60*60*24));&quot;00&quot;);&quot; &quot;;TEXT(MOD(INT([.E701]/(60*60));24);&quot;00&quot;);&quot;:&quot;;TEXT(MOD(INT([.E701]/60);60);&quot;00&quot;);&quot;:&quot;;TEXT(MOD([.E701];60);&quot;00,0&quot;))" office:value-type="string" office:string-value="04 16:35:24,0" calcext:value-type="string">
            <text:p>04 16:35:24,0</text:p>
          </table:table-cell>
          <table:table-cell table:formula="of:=IF ([.J701]&lt;&gt;&quot;&quot;;[.J701]+[.C701];[.G700]+[.C701])" office:value-type="float" office:value="1446836702" calcext:value-type="float">
            <text:p>1446836702</text:p>
          </table:table-cell>
          <table:table-cell table:formula="of:=[.G701]/86400+DATEVALUE(&quot;1970-01-01 00:00:00&quot;)" office:value-type="date" office:date-value="2015-11-06T19:05:02" calcext:value-type="date">
            <text:p>2015/11/06 19:05:02</text:p>
          </table:table-cell>
          <table:table-cell table:number-columns-repeated="6"/>
        </table:table-row>
        <table:table-row table:style-name="ro1">
          <table:table-cell table:formula="of:=[.A701]+1" office:value-type="float" office:value="701" calcext:value-type="float">
            <text:p>701</text:p>
          </table:table-cell>
          <table:table-cell table:formula="of:=[.A702]*1000*50" office:value-type="float" office:value="35050000" calcext:value-type="float">
            <text:p>35050000</text:p>
          </table:table-cell>
          <table:table-cell office:value-type="float" office:value="596" calcext:value-type="float">
            <text:p>596,0</text:p>
          </table:table-cell>
          <table:table-cell table:style-name="ce10" table:formula="of:=CONCATENATE(TEXT(MOD(INT([.C702]/60);60);&quot;00&quot;);&quot;:&quot;;TEXT(MOD([.C702];60);&quot;00,0&quot;))" office:value-type="string" office:string-value="09:56,0" calcext:value-type="string">
            <text:p>09:56,0</text:p>
          </table:table-cell>
          <table:table-cell table:formula="of:=[.C702]+[.E701]" office:value-type="float" office:value="405920" calcext:value-type="float">
            <text:p>405920,0</text:p>
          </table:table-cell>
          <table:table-cell table:formula="of:=CONCATENATE(TEXT(INT([.E702]/(60*60*24));&quot;00&quot;);&quot; &quot;;TEXT(MOD(INT([.E702]/(60*60));24);&quot;00&quot;);&quot;:&quot;;TEXT(MOD(INT([.E702]/60);60);&quot;00&quot;);&quot;:&quot;;TEXT(MOD([.E702];60);&quot;00,0&quot;))" office:value-type="string" office:string-value="04 16:45:20,0" calcext:value-type="string">
            <text:p>04 16:45:20,0</text:p>
          </table:table-cell>
          <table:table-cell table:formula="of:=IF ([.J702]&lt;&gt;&quot;&quot;;[.J702]+[.C702];[.G701]+[.C702])" office:value-type="float" office:value="1446837298" calcext:value-type="float">
            <text:p>1446837298</text:p>
          </table:table-cell>
          <table:table-cell table:formula="of:=[.G702]/86400+DATEVALUE(&quot;1970-01-01 00:00:00&quot;)" office:value-type="date" office:date-value="2015-11-06T19:14:58" calcext:value-type="date">
            <text:p>2015/11/06 19:14:58</text:p>
          </table:table-cell>
          <table:table-cell table:number-columns-repeated="6"/>
        </table:table-row>
        <table:table-row table:style-name="ro1">
          <table:table-cell table:formula="of:=[.A702]+1" office:value-type="float" office:value="702" calcext:value-type="float">
            <text:p>702</text:p>
          </table:table-cell>
          <table:table-cell table:formula="of:=[.A703]*1000*50" office:value-type="float" office:value="35100000" calcext:value-type="float">
            <text:p>35100000</text:p>
          </table:table-cell>
          <table:table-cell office:value-type="float" office:value="569" calcext:value-type="float">
            <text:p>569,0</text:p>
          </table:table-cell>
          <table:table-cell table:style-name="ce10" table:formula="of:=CONCATENATE(TEXT(MOD(INT([.C703]/60);60);&quot;00&quot;);&quot;:&quot;;TEXT(MOD([.C703];60);&quot;00,0&quot;))" office:value-type="string" office:string-value="09:29,0" calcext:value-type="string">
            <text:p>09:29,0</text:p>
          </table:table-cell>
          <table:table-cell table:formula="of:=[.C703]+[.E702]" office:value-type="float" office:value="406489" calcext:value-type="float">
            <text:p>406489,0</text:p>
          </table:table-cell>
          <table:table-cell table:formula="of:=CONCATENATE(TEXT(INT([.E703]/(60*60*24));&quot;00&quot;);&quot; &quot;;TEXT(MOD(INT([.E703]/(60*60));24);&quot;00&quot;);&quot;:&quot;;TEXT(MOD(INT([.E703]/60);60);&quot;00&quot;);&quot;:&quot;;TEXT(MOD([.E703];60);&quot;00,0&quot;))" office:value-type="string" office:string-value="04 16:54:49,0" calcext:value-type="string">
            <text:p>04 16:54:49,0</text:p>
          </table:table-cell>
          <table:table-cell table:formula="of:=IF ([.J703]&lt;&gt;&quot;&quot;;[.J703]+[.C703];[.G702]+[.C703])" office:value-type="float" office:value="1446837867" calcext:value-type="float">
            <text:p>1446837867</text:p>
          </table:table-cell>
          <table:table-cell table:formula="of:=[.G703]/86400+DATEVALUE(&quot;1970-01-01 00:00:00&quot;)" office:value-type="date" office:date-value="2015-11-06T19:24:27" calcext:value-type="date">
            <text:p>2015/11/06 19:24:27</text:p>
          </table:table-cell>
          <table:table-cell table:number-columns-repeated="6"/>
        </table:table-row>
        <table:table-row table:style-name="ro1">
          <table:table-cell table:formula="of:=[.A703]+1" office:value-type="float" office:value="703" calcext:value-type="float">
            <text:p>703</text:p>
          </table:table-cell>
          <table:table-cell table:formula="of:=[.A704]*1000*50" office:value-type="float" office:value="35150000" calcext:value-type="float">
            <text:p>35150000</text:p>
          </table:table-cell>
          <table:table-cell office:value-type="float" office:value="552" calcext:value-type="float">
            <text:p>552,0</text:p>
          </table:table-cell>
          <table:table-cell table:style-name="ce10" table:formula="of:=CONCATENATE(TEXT(MOD(INT([.C704]/60);60);&quot;00&quot;);&quot;:&quot;;TEXT(MOD([.C704];60);&quot;00,0&quot;))" office:value-type="string" office:string-value="09:12,0" calcext:value-type="string">
            <text:p>09:12,0</text:p>
          </table:table-cell>
          <table:table-cell table:formula="of:=[.C704]+[.E703]" office:value-type="float" office:value="407041" calcext:value-type="float">
            <text:p>407041,0</text:p>
          </table:table-cell>
          <table:table-cell table:formula="of:=CONCATENATE(TEXT(INT([.E704]/(60*60*24));&quot;00&quot;);&quot; &quot;;TEXT(MOD(INT([.E704]/(60*60));24);&quot;00&quot;);&quot;:&quot;;TEXT(MOD(INT([.E704]/60);60);&quot;00&quot;);&quot;:&quot;;TEXT(MOD([.E704];60);&quot;00,0&quot;))" office:value-type="string" office:string-value="04 17:04:01,0" calcext:value-type="string">
            <text:p>04 17:04:01,0</text:p>
          </table:table-cell>
          <table:table-cell table:formula="of:=IF ([.J704]&lt;&gt;&quot;&quot;;[.J704]+[.C704];[.G703]+[.C704])" office:value-type="float" office:value="1446838419" calcext:value-type="float">
            <text:p>1446838419</text:p>
          </table:table-cell>
          <table:table-cell table:formula="of:=[.G704]/86400+DATEVALUE(&quot;1970-01-01 00:00:00&quot;)" office:value-type="date" office:date-value="2015-11-06T19:33:39" calcext:value-type="date">
            <text:p>2015/11/06 19:33:39</text:p>
          </table:table-cell>
          <table:table-cell table:number-columns-repeated="6"/>
        </table:table-row>
        <table:table-row table:style-name="ro1">
          <table:table-cell table:formula="of:=[.A704]+1" office:value-type="float" office:value="704" calcext:value-type="float">
            <text:p>704</text:p>
          </table:table-cell>
          <table:table-cell table:formula="of:=[.A705]*1000*50" office:value-type="float" office:value="35200000" calcext:value-type="float">
            <text:p>35200000</text:p>
          </table:table-cell>
          <table:table-cell office:value-type="float" office:value="547" calcext:value-type="float">
            <text:p>547,0</text:p>
          </table:table-cell>
          <table:table-cell table:style-name="ce10" table:formula="of:=CONCATENATE(TEXT(MOD(INT([.C705]/60);60);&quot;00&quot;);&quot;:&quot;;TEXT(MOD([.C705];60);&quot;00,0&quot;))" office:value-type="string" office:string-value="09:07,0" calcext:value-type="string">
            <text:p>09:07,0</text:p>
          </table:table-cell>
          <table:table-cell table:formula="of:=[.C705]+[.E704]" office:value-type="float" office:value="407588" calcext:value-type="float">
            <text:p>407588,0</text:p>
          </table:table-cell>
          <table:table-cell table:formula="of:=CONCATENATE(TEXT(INT([.E705]/(60*60*24));&quot;00&quot;);&quot; &quot;;TEXT(MOD(INT([.E705]/(60*60));24);&quot;00&quot;);&quot;:&quot;;TEXT(MOD(INT([.E705]/60);60);&quot;00&quot;);&quot;:&quot;;TEXT(MOD([.E705];60);&quot;00,0&quot;))" office:value-type="string" office:string-value="04 17:13:08,0" calcext:value-type="string">
            <text:p>04 17:13:08,0</text:p>
          </table:table-cell>
          <table:table-cell table:formula="of:=IF ([.J705]&lt;&gt;&quot;&quot;;[.J705]+[.C705];[.G704]+[.C705])" office:value-type="float" office:value="1446838966" calcext:value-type="float">
            <text:p>1446838966</text:p>
          </table:table-cell>
          <table:table-cell table:formula="of:=[.G705]/86400+DATEVALUE(&quot;1970-01-01 00:00:00&quot;)" office:value-type="date" office:date-value="2015-11-06T19:42:46" calcext:value-type="date">
            <text:p>2015/11/06 19:42:46</text:p>
          </table:table-cell>
          <table:table-cell table:number-columns-repeated="6"/>
        </table:table-row>
        <table:table-row table:style-name="ro1">
          <table:table-cell table:formula="of:=[.A705]+1" office:value-type="float" office:value="705" calcext:value-type="float">
            <text:p>705</text:p>
          </table:table-cell>
          <table:table-cell table:formula="of:=[.A706]*1000*50" office:value-type="float" office:value="35250000" calcext:value-type="float">
            <text:p>35250000</text:p>
          </table:table-cell>
          <table:table-cell office:value-type="float" office:value="547" calcext:value-type="float">
            <text:p>547,0</text:p>
          </table:table-cell>
          <table:table-cell table:style-name="ce10" table:formula="of:=CONCATENATE(TEXT(MOD(INT([.C706]/60);60);&quot;00&quot;);&quot;:&quot;;TEXT(MOD([.C706];60);&quot;00,0&quot;))" office:value-type="string" office:string-value="09:07,0" calcext:value-type="string">
            <text:p>09:07,0</text:p>
          </table:table-cell>
          <table:table-cell table:formula="of:=[.C706]+[.E705]" office:value-type="float" office:value="408135" calcext:value-type="float">
            <text:p>408135,0</text:p>
          </table:table-cell>
          <table:table-cell table:formula="of:=CONCATENATE(TEXT(INT([.E706]/(60*60*24));&quot;00&quot;);&quot; &quot;;TEXT(MOD(INT([.E706]/(60*60));24);&quot;00&quot;);&quot;:&quot;;TEXT(MOD(INT([.E706]/60);60);&quot;00&quot;);&quot;:&quot;;TEXT(MOD([.E706];60);&quot;00,0&quot;))" office:value-type="string" office:string-value="04 17:22:15,0" calcext:value-type="string">
            <text:p>04 17:22:15,0</text:p>
          </table:table-cell>
          <table:table-cell table:formula="of:=IF ([.J706]&lt;&gt;&quot;&quot;;[.J706]+[.C706];[.G705]+[.C706])" office:value-type="float" office:value="1446839513" calcext:value-type="float">
            <text:p>1446839513</text:p>
          </table:table-cell>
          <table:table-cell table:formula="of:=[.G706]/86400+DATEVALUE(&quot;1970-01-01 00:00:00&quot;)" office:value-type="date" office:date-value="2015-11-06T19:51:53" calcext:value-type="date">
            <text:p>2015/11/06 19:51:53</text:p>
          </table:table-cell>
          <table:table-cell table:number-columns-repeated="6"/>
        </table:table-row>
        <table:table-row table:style-name="ro1">
          <table:table-cell table:formula="of:=[.A706]+1" office:value-type="float" office:value="706" calcext:value-type="float">
            <text:p>706</text:p>
          </table:table-cell>
          <table:table-cell table:formula="of:=[.A707]*1000*50" office:value-type="float" office:value="35300000" calcext:value-type="float">
            <text:p>35300000</text:p>
          </table:table-cell>
          <table:table-cell office:value-type="float" office:value="548" calcext:value-type="float">
            <text:p>548,0</text:p>
          </table:table-cell>
          <table:table-cell table:style-name="ce10" table:formula="of:=CONCATENATE(TEXT(MOD(INT([.C707]/60);60);&quot;00&quot;);&quot;:&quot;;TEXT(MOD([.C707];60);&quot;00,0&quot;))" office:value-type="string" office:string-value="09:08,0" calcext:value-type="string">
            <text:p>09:08,0</text:p>
          </table:table-cell>
          <table:table-cell table:formula="of:=[.C707]+[.E706]" office:value-type="float" office:value="408683" calcext:value-type="float">
            <text:p>408683,0</text:p>
          </table:table-cell>
          <table:table-cell table:formula="of:=CONCATENATE(TEXT(INT([.E707]/(60*60*24));&quot;00&quot;);&quot; &quot;;TEXT(MOD(INT([.E707]/(60*60));24);&quot;00&quot;);&quot;:&quot;;TEXT(MOD(INT([.E707]/60);60);&quot;00&quot;);&quot;:&quot;;TEXT(MOD([.E707];60);&quot;00,0&quot;))" office:value-type="string" office:string-value="04 17:31:23,0" calcext:value-type="string">
            <text:p>04 17:31:23,0</text:p>
          </table:table-cell>
          <table:table-cell table:formula="of:=IF ([.J707]&lt;&gt;&quot;&quot;;[.J707]+[.C707];[.G706]+[.C707])" office:value-type="float" office:value="1446840061" calcext:value-type="float">
            <text:p>1446840061</text:p>
          </table:table-cell>
          <table:table-cell table:formula="of:=[.G707]/86400+DATEVALUE(&quot;1970-01-01 00:00:00&quot;)" office:value-type="date" office:date-value="2015-11-06T20:01:01" calcext:value-type="date">
            <text:p>2015/11/06 20:01:01</text:p>
          </table:table-cell>
          <table:table-cell table:number-columns-repeated="6"/>
        </table:table-row>
        <table:table-row table:style-name="ro1">
          <table:table-cell table:formula="of:=[.A707]+1" office:value-type="float" office:value="707" calcext:value-type="float">
            <text:p>707</text:p>
          </table:table-cell>
          <table:table-cell table:formula="of:=[.A708]*1000*50" office:value-type="float" office:value="35350000" calcext:value-type="float">
            <text:p>35350000</text:p>
          </table:table-cell>
          <table:table-cell office:value-type="float" office:value="585" calcext:value-type="float">
            <text:p>585,0</text:p>
          </table:table-cell>
          <table:table-cell table:style-name="ce10" table:formula="of:=CONCATENATE(TEXT(MOD(INT([.C708]/60);60);&quot;00&quot;);&quot;:&quot;;TEXT(MOD([.C708];60);&quot;00,0&quot;))" office:value-type="string" office:string-value="09:45,0" calcext:value-type="string">
            <text:p>09:45,0</text:p>
          </table:table-cell>
          <table:table-cell table:formula="of:=[.C708]+[.E707]" office:value-type="float" office:value="409268" calcext:value-type="float">
            <text:p>409268,0</text:p>
          </table:table-cell>
          <table:table-cell table:formula="of:=CONCATENATE(TEXT(INT([.E708]/(60*60*24));&quot;00&quot;);&quot; &quot;;TEXT(MOD(INT([.E708]/(60*60));24);&quot;00&quot;);&quot;:&quot;;TEXT(MOD(INT([.E708]/60);60);&quot;00&quot;);&quot;:&quot;;TEXT(MOD([.E708];60);&quot;00,0&quot;))" office:value-type="string" office:string-value="04 17:41:08,0" calcext:value-type="string">
            <text:p>04 17:41:08,0</text:p>
          </table:table-cell>
          <table:table-cell table:formula="of:=IF ([.J708]&lt;&gt;&quot;&quot;;[.J708]+[.C708];[.G707]+[.C708])" office:value-type="float" office:value="1446840646" calcext:value-type="float">
            <text:p>1446840646</text:p>
          </table:table-cell>
          <table:table-cell table:formula="of:=[.G708]/86400+DATEVALUE(&quot;1970-01-01 00:00:00&quot;)" office:value-type="date" office:date-value="2015-11-06T20:10:46" calcext:value-type="date">
            <text:p>2015/11/06 20:10:46</text:p>
          </table:table-cell>
          <table:table-cell table:number-columns-repeated="6"/>
        </table:table-row>
        <table:table-row table:style-name="ro1">
          <table:table-cell table:formula="of:=[.A708]+1" office:value-type="float" office:value="708" calcext:value-type="float">
            <text:p>708</text:p>
          </table:table-cell>
          <table:table-cell table:formula="of:=[.A709]*1000*50" office:value-type="float" office:value="35400000" calcext:value-type="float">
            <text:p>35400000</text:p>
          </table:table-cell>
          <table:table-cell office:value-type="float" office:value="554" calcext:value-type="float">
            <text:p>554,0</text:p>
          </table:table-cell>
          <table:table-cell table:style-name="ce10" table:formula="of:=CONCATENATE(TEXT(MOD(INT([.C709]/60);60);&quot;00&quot;);&quot;:&quot;;TEXT(MOD([.C709];60);&quot;00,0&quot;))" office:value-type="string" office:string-value="09:14,0" calcext:value-type="string">
            <text:p>09:14,0</text:p>
          </table:table-cell>
          <table:table-cell table:formula="of:=[.C709]+[.E708]" office:value-type="float" office:value="409822" calcext:value-type="float">
            <text:p>409822,0</text:p>
          </table:table-cell>
          <table:table-cell table:formula="of:=CONCATENATE(TEXT(INT([.E709]/(60*60*24));&quot;00&quot;);&quot; &quot;;TEXT(MOD(INT([.E709]/(60*60));24);&quot;00&quot;);&quot;:&quot;;TEXT(MOD(INT([.E709]/60);60);&quot;00&quot;);&quot;:&quot;;TEXT(MOD([.E709];60);&quot;00,0&quot;))" office:value-type="string" office:string-value="04 17:50:22,0" calcext:value-type="string">
            <text:p>04 17:50:22,0</text:p>
          </table:table-cell>
          <table:table-cell table:formula="of:=IF ([.J709]&lt;&gt;&quot;&quot;;[.J709]+[.C709];[.G708]+[.C709])" office:value-type="float" office:value="1446841200" calcext:value-type="float">
            <text:p>1446841200</text:p>
          </table:table-cell>
          <table:table-cell table:formula="of:=[.G709]/86400+DATEVALUE(&quot;1970-01-01 00:00:00&quot;)" office:value-type="date" office:date-value="2015-11-06T20:20:00" calcext:value-type="date">
            <text:p>2015/11/06 20:20:00</text:p>
          </table:table-cell>
          <table:table-cell table:number-columns-repeated="6"/>
        </table:table-row>
        <table:table-row table:style-name="ro1">
          <table:table-cell table:formula="of:=[.A709]+1" office:value-type="float" office:value="709" calcext:value-type="float">
            <text:p>709</text:p>
          </table:table-cell>
          <table:table-cell table:formula="of:=[.A710]*1000*50" office:value-type="float" office:value="35450000" calcext:value-type="float">
            <text:p>35450000</text:p>
          </table:table-cell>
          <table:table-cell office:value-type="float" office:value="548" calcext:value-type="float">
            <text:p>548,0</text:p>
          </table:table-cell>
          <table:table-cell table:style-name="ce10" table:formula="of:=CONCATENATE(TEXT(MOD(INT([.C710]/60);60);&quot;00&quot;);&quot;:&quot;;TEXT(MOD([.C710];60);&quot;00,0&quot;))" office:value-type="string" office:string-value="09:08,0" calcext:value-type="string">
            <text:p>09:08,0</text:p>
          </table:table-cell>
          <table:table-cell table:formula="of:=[.C710]+[.E709]" office:value-type="float" office:value="410370" calcext:value-type="float">
            <text:p>410370,0</text:p>
          </table:table-cell>
          <table:table-cell table:formula="of:=CONCATENATE(TEXT(INT([.E710]/(60*60*24));&quot;00&quot;);&quot; &quot;;TEXT(MOD(INT([.E710]/(60*60));24);&quot;00&quot;);&quot;:&quot;;TEXT(MOD(INT([.E710]/60);60);&quot;00&quot;);&quot;:&quot;;TEXT(MOD([.E710];60);&quot;00,0&quot;))" office:value-type="string" office:string-value="04 17:59:30,0" calcext:value-type="string">
            <text:p>04 17:59:30,0</text:p>
          </table:table-cell>
          <table:table-cell table:formula="of:=IF ([.J710]&lt;&gt;&quot;&quot;;[.J710]+[.C710];[.G709]+[.C710])" office:value-type="float" office:value="1446841748" calcext:value-type="float">
            <text:p>1446841748</text:p>
          </table:table-cell>
          <table:table-cell table:formula="of:=[.G710]/86400+DATEVALUE(&quot;1970-01-01 00:00:00&quot;)" office:value-type="date" office:date-value="2015-11-06T20:29:08" calcext:value-type="date">
            <text:p>2015/11/06 20:29:08</text:p>
          </table:table-cell>
          <table:table-cell table:number-columns-repeated="6"/>
        </table:table-row>
        <table:table-row table:style-name="ro1">
          <table:table-cell table:formula="of:=[.A710]+1" office:value-type="float" office:value="710" calcext:value-type="float">
            <text:p>710</text:p>
          </table:table-cell>
          <table:table-cell table:formula="of:=[.A711]*1000*50" office:value-type="float" office:value="35500000" calcext:value-type="float">
            <text:p>35500000</text:p>
          </table:table-cell>
          <table:table-cell office:value-type="float" office:value="570" calcext:value-type="float">
            <text:p>570,0</text:p>
          </table:table-cell>
          <table:table-cell table:style-name="ce10" table:formula="of:=CONCATENATE(TEXT(MOD(INT([.C711]/60);60);&quot;00&quot;);&quot;:&quot;;TEXT(MOD([.C711];60);&quot;00,0&quot;))" office:value-type="string" office:string-value="09:30,0" calcext:value-type="string">
            <text:p>09:30,0</text:p>
          </table:table-cell>
          <table:table-cell table:formula="of:=[.C711]+[.E710]" office:value-type="float" office:value="410940" calcext:value-type="float">
            <text:p>410940,0</text:p>
          </table:table-cell>
          <table:table-cell table:formula="of:=CONCATENATE(TEXT(INT([.E711]/(60*60*24));&quot;00&quot;);&quot; &quot;;TEXT(MOD(INT([.E711]/(60*60));24);&quot;00&quot;);&quot;:&quot;;TEXT(MOD(INT([.E711]/60);60);&quot;00&quot;);&quot;:&quot;;TEXT(MOD([.E711];60);&quot;00,0&quot;))" office:value-type="string" office:string-value="04 18:09:00,0" calcext:value-type="string">
            <text:p>04 18:09:00,0</text:p>
          </table:table-cell>
          <table:table-cell table:formula="of:=IF ([.J711]&lt;&gt;&quot;&quot;;[.J711]+[.C711];[.G710]+[.C711])" office:value-type="float" office:value="1446842318" calcext:value-type="float">
            <text:p>1446842318</text:p>
          </table:table-cell>
          <table:table-cell table:formula="of:=[.G711]/86400+DATEVALUE(&quot;1970-01-01 00:00:00&quot;)" office:value-type="date" office:date-value="2015-11-06T20:38:38" calcext:value-type="date">
            <text:p>2015/11/06 20:38:38</text:p>
          </table:table-cell>
          <table:table-cell table:number-columns-repeated="6"/>
        </table:table-row>
        <table:table-row table:style-name="ro1">
          <table:table-cell table:formula="of:=[.A711]+1" office:value-type="float" office:value="711" calcext:value-type="float">
            <text:p>711</text:p>
          </table:table-cell>
          <table:table-cell table:formula="of:=[.A712]*1000*50" office:value-type="float" office:value="35550000" calcext:value-type="float">
            <text:p>35550000</text:p>
          </table:table-cell>
          <table:table-cell office:value-type="float" office:value="565" calcext:value-type="float">
            <text:p>565,0</text:p>
          </table:table-cell>
          <table:table-cell table:style-name="ce10" table:formula="of:=CONCATENATE(TEXT(MOD(INT([.C712]/60);60);&quot;00&quot;);&quot;:&quot;;TEXT(MOD([.C712];60);&quot;00,0&quot;))" office:value-type="string" office:string-value="09:25,0" calcext:value-type="string">
            <text:p>09:25,0</text:p>
          </table:table-cell>
          <table:table-cell table:formula="of:=[.C712]+[.E711]" office:value-type="float" office:value="411505" calcext:value-type="float">
            <text:p>411505,0</text:p>
          </table:table-cell>
          <table:table-cell table:formula="of:=CONCATENATE(TEXT(INT([.E712]/(60*60*24));&quot;00&quot;);&quot; &quot;;TEXT(MOD(INT([.E712]/(60*60));24);&quot;00&quot;);&quot;:&quot;;TEXT(MOD(INT([.E712]/60);60);&quot;00&quot;);&quot;:&quot;;TEXT(MOD([.E712];60);&quot;00,0&quot;))" office:value-type="string" office:string-value="04 18:18:25,0" calcext:value-type="string">
            <text:p>04 18:18:25,0</text:p>
          </table:table-cell>
          <table:table-cell table:formula="of:=IF ([.J712]&lt;&gt;&quot;&quot;;[.J712]+[.C712];[.G711]+[.C712])" office:value-type="float" office:value="1446842883" calcext:value-type="float">
            <text:p>1446842883</text:p>
          </table:table-cell>
          <table:table-cell table:formula="of:=[.G712]/86400+DATEVALUE(&quot;1970-01-01 00:00:00&quot;)" office:value-type="date" office:date-value="2015-11-06T20:48:03" calcext:value-type="date">
            <text:p>2015/11/06 20:48:03</text:p>
          </table:table-cell>
          <table:table-cell table:number-columns-repeated="6"/>
        </table:table-row>
        <table:table-row table:style-name="ro1">
          <table:table-cell table:formula="of:=[.A712]+1" office:value-type="float" office:value="712" calcext:value-type="float">
            <text:p>712</text:p>
          </table:table-cell>
          <table:table-cell table:formula="of:=[.A713]*1000*50" office:value-type="float" office:value="35600000" calcext:value-type="float">
            <text:p>35600000</text:p>
          </table:table-cell>
          <table:table-cell office:value-type="float" office:value="572" calcext:value-type="float">
            <text:p>572,0</text:p>
          </table:table-cell>
          <table:table-cell table:style-name="ce10" table:formula="of:=CONCATENATE(TEXT(MOD(INT([.C713]/60);60);&quot;00&quot;);&quot;:&quot;;TEXT(MOD([.C713];60);&quot;00,0&quot;))" office:value-type="string" office:string-value="09:32,0" calcext:value-type="string">
            <text:p>09:32,0</text:p>
          </table:table-cell>
          <table:table-cell table:formula="of:=[.C713]+[.E712]" office:value-type="float" office:value="412077" calcext:value-type="float">
            <text:p>412077,0</text:p>
          </table:table-cell>
          <table:table-cell table:formula="of:=CONCATENATE(TEXT(INT([.E713]/(60*60*24));&quot;00&quot;);&quot; &quot;;TEXT(MOD(INT([.E713]/(60*60));24);&quot;00&quot;);&quot;:&quot;;TEXT(MOD(INT([.E713]/60);60);&quot;00&quot;);&quot;:&quot;;TEXT(MOD([.E713];60);&quot;00,0&quot;))" office:value-type="string" office:string-value="04 18:27:57,0" calcext:value-type="string">
            <text:p>04 18:27:57,0</text:p>
          </table:table-cell>
          <table:table-cell table:formula="of:=IF ([.J713]&lt;&gt;&quot;&quot;;[.J713]+[.C713];[.G712]+[.C713])" office:value-type="float" office:value="1446843455" calcext:value-type="float">
            <text:p>1446843455</text:p>
          </table:table-cell>
          <table:table-cell table:formula="of:=[.G713]/86400+DATEVALUE(&quot;1970-01-01 00:00:00&quot;)" office:value-type="date" office:date-value="2015-11-06T20:57:35" calcext:value-type="date">
            <text:p>2015/11/06 20:57:35</text:p>
          </table:table-cell>
          <table:table-cell table:number-columns-repeated="6"/>
        </table:table-row>
        <table:table-row table:style-name="ro1">
          <table:table-cell table:formula="of:=[.A713]+1" office:value-type="float" office:value="713" calcext:value-type="float">
            <text:p>713</text:p>
          </table:table-cell>
          <table:table-cell table:formula="of:=[.A714]*1000*50" office:value-type="float" office:value="35650000" calcext:value-type="float">
            <text:p>35650000</text:p>
          </table:table-cell>
          <table:table-cell office:value-type="float" office:value="597" calcext:value-type="float">
            <text:p>597,0</text:p>
          </table:table-cell>
          <table:table-cell table:style-name="ce10" table:formula="of:=CONCATENATE(TEXT(MOD(INT([.C714]/60);60);&quot;00&quot;);&quot;:&quot;;TEXT(MOD([.C714];60);&quot;00,0&quot;))" office:value-type="string" office:string-value="09:57,0" calcext:value-type="string">
            <text:p>09:57,0</text:p>
          </table:table-cell>
          <table:table-cell table:formula="of:=[.C714]+[.E713]" office:value-type="float" office:value="412674" calcext:value-type="float">
            <text:p>412674,0</text:p>
          </table:table-cell>
          <table:table-cell table:formula="of:=CONCATENATE(TEXT(INT([.E714]/(60*60*24));&quot;00&quot;);&quot; &quot;;TEXT(MOD(INT([.E714]/(60*60));24);&quot;00&quot;);&quot;:&quot;;TEXT(MOD(INT([.E714]/60);60);&quot;00&quot;);&quot;:&quot;;TEXT(MOD([.E714];60);&quot;00,0&quot;))" office:value-type="string" office:string-value="04 18:37:54,0" calcext:value-type="string">
            <text:p>04 18:37:54,0</text:p>
          </table:table-cell>
          <table:table-cell table:formula="of:=IF ([.J714]&lt;&gt;&quot;&quot;;[.J714]+[.C714];[.G713]+[.C714])" office:value-type="float" office:value="1446844052" calcext:value-type="float">
            <text:p>1446844052</text:p>
          </table:table-cell>
          <table:table-cell table:formula="of:=[.G714]/86400+DATEVALUE(&quot;1970-01-01 00:00:00&quot;)" office:value-type="date" office:date-value="2015-11-06T21:07:32" calcext:value-type="date">
            <text:p>2015/11/06 21:07:32</text:p>
          </table:table-cell>
          <table:table-cell table:number-columns-repeated="6"/>
        </table:table-row>
        <table:table-row table:style-name="ro1">
          <table:table-cell table:formula="of:=[.A714]+1" office:value-type="float" office:value="714" calcext:value-type="float">
            <text:p>714</text:p>
          </table:table-cell>
          <table:table-cell table:formula="of:=[.A715]*1000*50" office:value-type="float" office:value="35700000" calcext:value-type="float">
            <text:p>35700000</text:p>
          </table:table-cell>
          <table:table-cell office:value-type="float" office:value="608" calcext:value-type="float">
            <text:p>608,0</text:p>
          </table:table-cell>
          <table:table-cell table:style-name="ce10" table:formula="of:=CONCATENATE(TEXT(MOD(INT([.C715]/60);60);&quot;00&quot;);&quot;:&quot;;TEXT(MOD([.C715];60);&quot;00,0&quot;))" office:value-type="string" office:string-value="10:08,0" calcext:value-type="string">
            <text:p>10:08,0</text:p>
          </table:table-cell>
          <table:table-cell table:formula="of:=[.C715]+[.E714]" office:value-type="float" office:value="413282" calcext:value-type="float">
            <text:p>413282,0</text:p>
          </table:table-cell>
          <table:table-cell table:formula="of:=CONCATENATE(TEXT(INT([.E715]/(60*60*24));&quot;00&quot;);&quot; &quot;;TEXT(MOD(INT([.E715]/(60*60));24);&quot;00&quot;);&quot;:&quot;;TEXT(MOD(INT([.E715]/60);60);&quot;00&quot;);&quot;:&quot;;TEXT(MOD([.E715];60);&quot;00,0&quot;))" office:value-type="string" office:string-value="04 18:48:02,0" calcext:value-type="string">
            <text:p>04 18:48:02,0</text:p>
          </table:table-cell>
          <table:table-cell table:formula="of:=IF ([.J715]&lt;&gt;&quot;&quot;;[.J715]+[.C715];[.G714]+[.C715])" office:value-type="float" office:value="1446844660" calcext:value-type="float">
            <text:p>1446844660</text:p>
          </table:table-cell>
          <table:table-cell table:formula="of:=[.G715]/86400+DATEVALUE(&quot;1970-01-01 00:00:00&quot;)" office:value-type="date" office:date-value="2015-11-06T21:17:40" calcext:value-type="date">
            <text:p>2015/11/06 21:17:40</text:p>
          </table:table-cell>
          <table:table-cell table:number-columns-repeated="6"/>
        </table:table-row>
        <table:table-row table:style-name="ro1">
          <table:table-cell table:formula="of:=[.A715]+1" office:value-type="float" office:value="715" calcext:value-type="float">
            <text:p>715</text:p>
          </table:table-cell>
          <table:table-cell table:formula="of:=[.A716]*1000*50" office:value-type="float" office:value="35750000" calcext:value-type="float">
            <text:p>35750000</text:p>
          </table:table-cell>
          <table:table-cell office:value-type="float" office:value="596" calcext:value-type="float">
            <text:p>596,0</text:p>
          </table:table-cell>
          <table:table-cell table:style-name="ce10" table:formula="of:=CONCATENATE(TEXT(MOD(INT([.C716]/60);60);&quot;00&quot;);&quot;:&quot;;TEXT(MOD([.C716];60);&quot;00,0&quot;))" office:value-type="string" office:string-value="09:56,0" calcext:value-type="string">
            <text:p>09:56,0</text:p>
          </table:table-cell>
          <table:table-cell table:formula="of:=[.C716]+[.E715]" office:value-type="float" office:value="413878" calcext:value-type="float">
            <text:p>413878,0</text:p>
          </table:table-cell>
          <table:table-cell table:formula="of:=CONCATENATE(TEXT(INT([.E716]/(60*60*24));&quot;00&quot;);&quot; &quot;;TEXT(MOD(INT([.E716]/(60*60));24);&quot;00&quot;);&quot;:&quot;;TEXT(MOD(INT([.E716]/60);60);&quot;00&quot;);&quot;:&quot;;TEXT(MOD([.E716];60);&quot;00,0&quot;))" office:value-type="string" office:string-value="04 18:57:58,0" calcext:value-type="string">
            <text:p>04 18:57:58,0</text:p>
          </table:table-cell>
          <table:table-cell table:formula="of:=IF ([.J716]&lt;&gt;&quot;&quot;;[.J716]+[.C716];[.G715]+[.C716])" office:value-type="float" office:value="1446845256" calcext:value-type="float">
            <text:p>1446845256</text:p>
          </table:table-cell>
          <table:table-cell table:formula="of:=[.G716]/86400+DATEVALUE(&quot;1970-01-01 00:00:00&quot;)" office:value-type="date" office:date-value="2015-11-06T21:27:36" calcext:value-type="date">
            <text:p>2015/11/06 21:27:36</text:p>
          </table:table-cell>
          <table:table-cell table:number-columns-repeated="6"/>
        </table:table-row>
        <table:table-row table:style-name="ro1">
          <table:table-cell table:formula="of:=[.A716]+1" office:value-type="float" office:value="716" calcext:value-type="float">
            <text:p>716</text:p>
          </table:table-cell>
          <table:table-cell table:formula="of:=[.A717]*1000*50" office:value-type="float" office:value="35800000" calcext:value-type="float">
            <text:p>35800000</text:p>
          </table:table-cell>
          <table:table-cell office:value-type="float" office:value="578" calcext:value-type="float">
            <text:p>578,0</text:p>
          </table:table-cell>
          <table:table-cell table:style-name="ce10" table:formula="of:=CONCATENATE(TEXT(MOD(INT([.C717]/60);60);&quot;00&quot;);&quot;:&quot;;TEXT(MOD([.C717];60);&quot;00,0&quot;))" office:value-type="string" office:string-value="09:38,0" calcext:value-type="string">
            <text:p>09:38,0</text:p>
          </table:table-cell>
          <table:table-cell table:formula="of:=[.C717]+[.E716]" office:value-type="float" office:value="414456" calcext:value-type="float">
            <text:p>414456,0</text:p>
          </table:table-cell>
          <table:table-cell table:formula="of:=CONCATENATE(TEXT(INT([.E717]/(60*60*24));&quot;00&quot;);&quot; &quot;;TEXT(MOD(INT([.E717]/(60*60));24);&quot;00&quot;);&quot;:&quot;;TEXT(MOD(INT([.E717]/60);60);&quot;00&quot;);&quot;:&quot;;TEXT(MOD([.E717];60);&quot;00,0&quot;))" office:value-type="string" office:string-value="04 19:07:36,0" calcext:value-type="string">
            <text:p>04 19:07:36,0</text:p>
          </table:table-cell>
          <table:table-cell table:formula="of:=IF ([.J717]&lt;&gt;&quot;&quot;;[.J717]+[.C717];[.G716]+[.C717])" office:value-type="float" office:value="1446845834" calcext:value-type="float">
            <text:p>1446845834</text:p>
          </table:table-cell>
          <table:table-cell table:formula="of:=[.G717]/86400+DATEVALUE(&quot;1970-01-01 00:00:00&quot;)" office:value-type="date" office:date-value="2015-11-06T21:37:14" calcext:value-type="date">
            <text:p>2015/11/06 21:37:14</text:p>
          </table:table-cell>
          <table:table-cell table:number-columns-repeated="6"/>
        </table:table-row>
        <table:table-row table:style-name="ro1">
          <table:table-cell table:formula="of:=[.A717]+1" office:value-type="float" office:value="717" calcext:value-type="float">
            <text:p>717</text:p>
          </table:table-cell>
          <table:table-cell table:formula="of:=[.A718]*1000*50" office:value-type="float" office:value="35850000" calcext:value-type="float">
            <text:p>3585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718]/60);60);&quot;00&quot;);&quot;:&quot;;TEXT(MOD([.C718];60);&quot;00,0&quot;))" office:value-type="string" office:string-value="09:23,0" calcext:value-type="string">
            <text:p>09:23,0</text:p>
          </table:table-cell>
          <table:table-cell table:formula="of:=[.C718]+[.E717]" office:value-type="float" office:value="415019" calcext:value-type="float">
            <text:p>415019,0</text:p>
          </table:table-cell>
          <table:table-cell table:formula="of:=CONCATENATE(TEXT(INT([.E718]/(60*60*24));&quot;00&quot;);&quot; &quot;;TEXT(MOD(INT([.E718]/(60*60));24);&quot;00&quot;);&quot;:&quot;;TEXT(MOD(INT([.E718]/60);60);&quot;00&quot;);&quot;:&quot;;TEXT(MOD([.E718];60);&quot;00,0&quot;))" office:value-type="string" office:string-value="04 19:16:59,0" calcext:value-type="string">
            <text:p>04 19:16:59,0</text:p>
          </table:table-cell>
          <table:table-cell table:formula="of:=IF ([.J718]&lt;&gt;&quot;&quot;;[.J718]+[.C718];[.G717]+[.C718])" office:value-type="float" office:value="1446846397" calcext:value-type="float">
            <text:p>1446846397</text:p>
          </table:table-cell>
          <table:table-cell table:formula="of:=[.G718]/86400+DATEVALUE(&quot;1970-01-01 00:00:00&quot;)" office:value-type="date" office:date-value="2015-11-06T21:46:37" calcext:value-type="date">
            <text:p>2015/11/06 21:46:37</text:p>
          </table:table-cell>
          <table:table-cell table:number-columns-repeated="6"/>
        </table:table-row>
        <table:table-row table:style-name="ro1">
          <table:table-cell table:formula="of:=[.A718]+1" office:value-type="float" office:value="718" calcext:value-type="float">
            <text:p>718</text:p>
          </table:table-cell>
          <table:table-cell table:formula="of:=[.A719]*1000*50" office:value-type="float" office:value="35900000" calcext:value-type="float">
            <text:p>35900000</text:p>
          </table:table-cell>
          <table:table-cell office:value-type="float" office:value="567" calcext:value-type="float">
            <text:p>567,0</text:p>
          </table:table-cell>
          <table:table-cell table:style-name="ce10" table:formula="of:=CONCATENATE(TEXT(MOD(INT([.C719]/60);60);&quot;00&quot;);&quot;:&quot;;TEXT(MOD([.C719];60);&quot;00,0&quot;))" office:value-type="string" office:string-value="09:27,0" calcext:value-type="string">
            <text:p>09:27,0</text:p>
          </table:table-cell>
          <table:table-cell table:formula="of:=[.C719]+[.E718]" office:value-type="float" office:value="415586" calcext:value-type="float">
            <text:p>415586,0</text:p>
          </table:table-cell>
          <table:table-cell table:formula="of:=CONCATENATE(TEXT(INT([.E719]/(60*60*24));&quot;00&quot;);&quot; &quot;;TEXT(MOD(INT([.E719]/(60*60));24);&quot;00&quot;);&quot;:&quot;;TEXT(MOD(INT([.E719]/60);60);&quot;00&quot;);&quot;:&quot;;TEXT(MOD([.E719];60);&quot;00,0&quot;))" office:value-type="string" office:string-value="04 19:26:26,0" calcext:value-type="string">
            <text:p>04 19:26:26,0</text:p>
          </table:table-cell>
          <table:table-cell table:formula="of:=IF ([.J719]&lt;&gt;&quot;&quot;;[.J719]+[.C719];[.G718]+[.C719])" office:value-type="float" office:value="1446846964" calcext:value-type="float">
            <text:p>1446846964</text:p>
          </table:table-cell>
          <table:table-cell table:formula="of:=[.G719]/86400+DATEVALUE(&quot;1970-01-01 00:00:00&quot;)" office:value-type="date" office:date-value="2015-11-06T21:56:04" calcext:value-type="date">
            <text:p>2015/11/06 21:56:04</text:p>
          </table:table-cell>
          <table:table-cell table:number-columns-repeated="6"/>
        </table:table-row>
        <table:table-row table:style-name="ro1">
          <table:table-cell table:formula="of:=[.A719]+1" office:value-type="float" office:value="719" calcext:value-type="float">
            <text:p>719</text:p>
          </table:table-cell>
          <table:table-cell table:formula="of:=[.A720]*1000*50" office:value-type="float" office:value="35950000" calcext:value-type="float">
            <text:p>35950000</text:p>
          </table:table-cell>
          <table:table-cell office:value-type="float" office:value="565" calcext:value-type="float">
            <text:p>565,0</text:p>
          </table:table-cell>
          <table:table-cell table:style-name="ce10" table:formula="of:=CONCATENATE(TEXT(MOD(INT([.C720]/60);60);&quot;00&quot;);&quot;:&quot;;TEXT(MOD([.C720];60);&quot;00,0&quot;))" office:value-type="string" office:string-value="09:25,0" calcext:value-type="string">
            <text:p>09:25,0</text:p>
          </table:table-cell>
          <table:table-cell table:formula="of:=[.C720]+[.E719]" office:value-type="float" office:value="416151" calcext:value-type="float">
            <text:p>416151,0</text:p>
          </table:table-cell>
          <table:table-cell table:formula="of:=CONCATENATE(TEXT(INT([.E720]/(60*60*24));&quot;00&quot;);&quot; &quot;;TEXT(MOD(INT([.E720]/(60*60));24);&quot;00&quot;);&quot;:&quot;;TEXT(MOD(INT([.E720]/60);60);&quot;00&quot;);&quot;:&quot;;TEXT(MOD([.E720];60);&quot;00,0&quot;))" office:value-type="string" office:string-value="04 19:35:51,0" calcext:value-type="string">
            <text:p>04 19:35:51,0</text:p>
          </table:table-cell>
          <table:table-cell table:formula="of:=IF ([.J720]&lt;&gt;&quot;&quot;;[.J720]+[.C720];[.G719]+[.C720])" office:value-type="float" office:value="1446847529" calcext:value-type="float">
            <text:p>1446847529</text:p>
          </table:table-cell>
          <table:table-cell table:formula="of:=[.G720]/86400+DATEVALUE(&quot;1970-01-01 00:00:00&quot;)" office:value-type="date" office:date-value="2015-11-06T22:05:29" calcext:value-type="date">
            <text:p>2015/11/06 22:05:29</text:p>
          </table:table-cell>
          <table:table-cell table:number-columns-repeated="6"/>
        </table:table-row>
        <table:table-row table:style-name="ro1">
          <table:table-cell table:formula="of:=[.A720]+1" office:value-type="float" office:value="720" calcext:value-type="float">
            <text:p>720</text:p>
          </table:table-cell>
          <table:table-cell table:formula="of:=[.A721]*1000*50" office:value-type="float" office:value="36000000" calcext:value-type="float">
            <text:p>36000000</text:p>
          </table:table-cell>
          <table:table-cell office:value-type="float" office:value="561" calcext:value-type="float">
            <text:p>561,0</text:p>
          </table:table-cell>
          <table:table-cell table:style-name="ce10" table:formula="of:=CONCATENATE(TEXT(MOD(INT([.C721]/60);60);&quot;00&quot;);&quot;:&quot;;TEXT(MOD([.C721];60);&quot;00,0&quot;))" office:value-type="string" office:string-value="09:21,0" calcext:value-type="string">
            <text:p>09:21,0</text:p>
          </table:table-cell>
          <table:table-cell table:formula="of:=[.C721]+[.E720]" office:value-type="float" office:value="416712" calcext:value-type="float">
            <text:p>416712,0</text:p>
          </table:table-cell>
          <table:table-cell table:formula="of:=CONCATENATE(TEXT(INT([.E721]/(60*60*24));&quot;00&quot;);&quot; &quot;;TEXT(MOD(INT([.E721]/(60*60));24);&quot;00&quot;);&quot;:&quot;;TEXT(MOD(INT([.E721]/60);60);&quot;00&quot;);&quot;:&quot;;TEXT(MOD([.E721];60);&quot;00,0&quot;))" office:value-type="string" office:string-value="04 19:45:12,0" calcext:value-type="string">
            <text:p>04 19:45:12,0</text:p>
          </table:table-cell>
          <table:table-cell table:formula="of:=IF ([.J721]&lt;&gt;&quot;&quot;;[.J721]+[.C721];[.G720]+[.C721])" office:value-type="float" office:value="1446848090" calcext:value-type="float">
            <text:p>1446848090</text:p>
          </table:table-cell>
          <table:table-cell table:formula="of:=[.G721]/86400+DATEVALUE(&quot;1970-01-01 00:00:00&quot;)" office:value-type="date" office:date-value="2015-11-06T22:14:50" calcext:value-type="date">
            <text:p>2015/11/06 22:14:50</text:p>
          </table:table-cell>
          <table:table-cell table:number-columns-repeated="6"/>
        </table:table-row>
        <table:table-row table:style-name="ro1">
          <table:table-cell table:formula="of:=[.A721]+1" office:value-type="float" office:value="721" calcext:value-type="float">
            <text:p>721</text:p>
          </table:table-cell>
          <table:table-cell table:formula="of:=[.A722]*1000*50" office:value-type="float" office:value="36050000" calcext:value-type="float">
            <text:p>36050000</text:p>
          </table:table-cell>
          <table:table-cell office:value-type="float" office:value="576" calcext:value-type="float">
            <text:p>576,0</text:p>
          </table:table-cell>
          <table:table-cell table:style-name="ce10" table:formula="of:=CONCATENATE(TEXT(MOD(INT([.C722]/60);60);&quot;00&quot;);&quot;:&quot;;TEXT(MOD([.C722];60);&quot;00,0&quot;))" office:value-type="string" office:string-value="09:36,0" calcext:value-type="string">
            <text:p>09:36,0</text:p>
          </table:table-cell>
          <table:table-cell table:formula="of:=[.C722]+[.E721]" office:value-type="float" office:value="417288" calcext:value-type="float">
            <text:p>417288,0</text:p>
          </table:table-cell>
          <table:table-cell table:formula="of:=CONCATENATE(TEXT(INT([.E722]/(60*60*24));&quot;00&quot;);&quot; &quot;;TEXT(MOD(INT([.E722]/(60*60));24);&quot;00&quot;);&quot;:&quot;;TEXT(MOD(INT([.E722]/60);60);&quot;00&quot;);&quot;:&quot;;TEXT(MOD([.E722];60);&quot;00,0&quot;))" office:value-type="string" office:string-value="04 19:54:48,0" calcext:value-type="string">
            <text:p>04 19:54:48,0</text:p>
          </table:table-cell>
          <table:table-cell table:formula="of:=IF ([.J722]&lt;&gt;&quot;&quot;;[.J722]+[.C722];[.G721]+[.C722])" office:value-type="float" office:value="1446848666" calcext:value-type="float">
            <text:p>1446848666</text:p>
          </table:table-cell>
          <table:table-cell table:formula="of:=[.G722]/86400+DATEVALUE(&quot;1970-01-01 00:00:00&quot;)" office:value-type="date" office:date-value="2015-11-06T22:24:26" calcext:value-type="date">
            <text:p>2015/11/06 22:24:26</text:p>
          </table:table-cell>
          <table:table-cell table:number-columns-repeated="6"/>
        </table:table-row>
        <table:table-row table:style-name="ro1">
          <table:table-cell table:formula="of:=[.A722]+1" office:value-type="float" office:value="722" calcext:value-type="float">
            <text:p>722</text:p>
          </table:table-cell>
          <table:table-cell table:formula="of:=[.A723]*1000*50" office:value-type="float" office:value="36100000" calcext:value-type="float">
            <text:p>36100000</text:p>
          </table:table-cell>
          <table:table-cell office:value-type="float" office:value="592" calcext:value-type="float">
            <text:p>592,0</text:p>
          </table:table-cell>
          <table:table-cell table:style-name="ce10" table:formula="of:=CONCATENATE(TEXT(MOD(INT([.C723]/60);60);&quot;00&quot;);&quot;:&quot;;TEXT(MOD([.C723];60);&quot;00,0&quot;))" office:value-type="string" office:string-value="09:52,0" calcext:value-type="string">
            <text:p>09:52,0</text:p>
          </table:table-cell>
          <table:table-cell table:formula="of:=[.C723]+[.E722]" office:value-type="float" office:value="417880" calcext:value-type="float">
            <text:p>417880,0</text:p>
          </table:table-cell>
          <table:table-cell table:formula="of:=CONCATENATE(TEXT(INT([.E723]/(60*60*24));&quot;00&quot;);&quot; &quot;;TEXT(MOD(INT([.E723]/(60*60));24);&quot;00&quot;);&quot;:&quot;;TEXT(MOD(INT([.E723]/60);60);&quot;00&quot;);&quot;:&quot;;TEXT(MOD([.E723];60);&quot;00,0&quot;))" office:value-type="string" office:string-value="04 20:04:40,0" calcext:value-type="string">
            <text:p>04 20:04:40,0</text:p>
          </table:table-cell>
          <table:table-cell table:formula="of:=IF ([.J723]&lt;&gt;&quot;&quot;;[.J723]+[.C723];[.G722]+[.C723])" office:value-type="float" office:value="1446849258" calcext:value-type="float">
            <text:p>1446849258</text:p>
          </table:table-cell>
          <table:table-cell table:formula="of:=[.G723]/86400+DATEVALUE(&quot;1970-01-01 00:00:00&quot;)" office:value-type="date" office:date-value="2015-11-06T22:34:18" calcext:value-type="date">
            <text:p>2015/11/06 22:34:18</text:p>
          </table:table-cell>
          <table:table-cell table:number-columns-repeated="6"/>
        </table:table-row>
        <table:table-row table:style-name="ro1">
          <table:table-cell table:formula="of:=[.A723]+1" office:value-type="float" office:value="723" calcext:value-type="float">
            <text:p>723</text:p>
          </table:table-cell>
          <table:table-cell table:formula="of:=[.A724]*1000*50" office:value-type="float" office:value="36150000" calcext:value-type="float">
            <text:p>36150000</text:p>
          </table:table-cell>
          <table:table-cell office:value-type="float" office:value="666" calcext:value-type="float">
            <text:p>666,0</text:p>
          </table:table-cell>
          <table:table-cell table:style-name="ce10" table:formula="of:=CONCATENATE(TEXT(MOD(INT([.C724]/60);60);&quot;00&quot;);&quot;:&quot;;TEXT(MOD([.C724];60);&quot;00,0&quot;))" office:value-type="string" office:string-value="11:06,0" calcext:value-type="string">
            <text:p>11:06,0</text:p>
          </table:table-cell>
          <table:table-cell table:formula="of:=[.C724]+[.E723]" office:value-type="float" office:value="418546" calcext:value-type="float">
            <text:p>418546,0</text:p>
          </table:table-cell>
          <table:table-cell table:formula="of:=CONCATENATE(TEXT(INT([.E724]/(60*60*24));&quot;00&quot;);&quot; &quot;;TEXT(MOD(INT([.E724]/(60*60));24);&quot;00&quot;);&quot;:&quot;;TEXT(MOD(INT([.E724]/60);60);&quot;00&quot;);&quot;:&quot;;TEXT(MOD([.E724];60);&quot;00,0&quot;))" office:value-type="string" office:string-value="04 20:15:46,0" calcext:value-type="string">
            <text:p>04 20:15:46,0</text:p>
          </table:table-cell>
          <table:table-cell table:formula="of:=IF ([.J724]&lt;&gt;&quot;&quot;;[.J724]+[.C724];[.G723]+[.C724])" office:value-type="float" office:value="1446849924" calcext:value-type="float">
            <text:p>1446849924</text:p>
          </table:table-cell>
          <table:table-cell table:formula="of:=[.G724]/86400+DATEVALUE(&quot;1970-01-01 00:00:00&quot;)" office:value-type="date" office:date-value="2015-11-06T22:45:24" calcext:value-type="date">
            <text:p>2015/11/06 22:45:24</text:p>
          </table:table-cell>
          <table:table-cell table:number-columns-repeated="6"/>
        </table:table-row>
        <table:table-row table:style-name="ro1">
          <table:table-cell table:formula="of:=[.A724]+1" office:value-type="float" office:value="724" calcext:value-type="float">
            <text:p>724</text:p>
          </table:table-cell>
          <table:table-cell table:formula="of:=[.A725]*1000*50" office:value-type="float" office:value="36200000" calcext:value-type="float">
            <text:p>36200000</text:p>
          </table:table-cell>
          <table:table-cell office:value-type="float" office:value="622" calcext:value-type="float">
            <text:p>622,0</text:p>
          </table:table-cell>
          <table:table-cell table:style-name="ce10" table:formula="of:=CONCATENATE(TEXT(MOD(INT([.C725]/60);60);&quot;00&quot;);&quot;:&quot;;TEXT(MOD([.C725];60);&quot;00,0&quot;))" office:value-type="string" office:string-value="10:22,0" calcext:value-type="string">
            <text:p>10:22,0</text:p>
          </table:table-cell>
          <table:table-cell table:formula="of:=[.C725]+[.E724]" office:value-type="float" office:value="419168" calcext:value-type="float">
            <text:p>419168,0</text:p>
          </table:table-cell>
          <table:table-cell table:formula="of:=CONCATENATE(TEXT(INT([.E725]/(60*60*24));&quot;00&quot;);&quot; &quot;;TEXT(MOD(INT([.E725]/(60*60));24);&quot;00&quot;);&quot;:&quot;;TEXT(MOD(INT([.E725]/60);60);&quot;00&quot;);&quot;:&quot;;TEXT(MOD([.E725];60);&quot;00,0&quot;))" office:value-type="string" office:string-value="04 20:26:08,0" calcext:value-type="string">
            <text:p>04 20:26:08,0</text:p>
          </table:table-cell>
          <table:table-cell table:formula="of:=IF ([.J725]&lt;&gt;&quot;&quot;;[.J725]+[.C725];[.G724]+[.C725])" office:value-type="float" office:value="1446850546" calcext:value-type="float">
            <text:p>1446850546</text:p>
          </table:table-cell>
          <table:table-cell table:formula="of:=[.G725]/86400+DATEVALUE(&quot;1970-01-01 00:00:00&quot;)" office:value-type="date" office:date-value="2015-11-06T22:55:46" calcext:value-type="date">
            <text:p>2015/11/06 22:55:46</text:p>
          </table:table-cell>
          <table:table-cell table:number-columns-repeated="6"/>
        </table:table-row>
        <table:table-row table:style-name="ro1">
          <table:table-cell table:formula="of:=[.A725]+1" office:value-type="float" office:value="725" calcext:value-type="float">
            <text:p>725</text:p>
          </table:table-cell>
          <table:table-cell table:formula="of:=[.A726]*1000*50" office:value-type="float" office:value="36250000" calcext:value-type="float">
            <text:p>36250000</text:p>
          </table:table-cell>
          <table:table-cell office:value-type="float" office:value="552" calcext:value-type="float">
            <text:p>552,0</text:p>
          </table:table-cell>
          <table:table-cell table:style-name="ce10" table:formula="of:=CONCATENATE(TEXT(MOD(INT([.C726]/60);60);&quot;00&quot;);&quot;:&quot;;TEXT(MOD([.C726];60);&quot;00,0&quot;))" office:value-type="string" office:string-value="09:12,0" calcext:value-type="string">
            <text:p>09:12,0</text:p>
          </table:table-cell>
          <table:table-cell table:formula="of:=[.C726]+[.E725]" office:value-type="float" office:value="419720" calcext:value-type="float">
            <text:p>419720,0</text:p>
          </table:table-cell>
          <table:table-cell table:formula="of:=CONCATENATE(TEXT(INT([.E726]/(60*60*24));&quot;00&quot;);&quot; &quot;;TEXT(MOD(INT([.E726]/(60*60));24);&quot;00&quot;);&quot;:&quot;;TEXT(MOD(INT([.E726]/60);60);&quot;00&quot;);&quot;:&quot;;TEXT(MOD([.E726];60);&quot;00,0&quot;))" office:value-type="string" office:string-value="04 20:35:20,0" calcext:value-type="string">
            <text:p>04 20:35:20,0</text:p>
          </table:table-cell>
          <table:table-cell table:formula="of:=IF ([.J726]&lt;&gt;&quot;&quot;;[.J726]+[.C726];[.G725]+[.C726])" office:value-type="float" office:value="1446851098" calcext:value-type="float">
            <text:p>1446851098</text:p>
          </table:table-cell>
          <table:table-cell table:formula="of:=[.G726]/86400+DATEVALUE(&quot;1970-01-01 00:00:00&quot;)" office:value-type="date" office:date-value="2015-11-06T23:04:58" calcext:value-type="date">
            <text:p>2015/11/06 23:04:58</text:p>
          </table:table-cell>
          <table:table-cell table:number-columns-repeated="6"/>
        </table:table-row>
        <table:table-row table:style-name="ro1">
          <table:table-cell table:formula="of:=[.A726]+1" office:value-type="float" office:value="726" calcext:value-type="float">
            <text:p>726</text:p>
          </table:table-cell>
          <table:table-cell table:formula="of:=[.A727]*1000*50" office:value-type="float" office:value="36300000" calcext:value-type="float">
            <text:p>36300000</text:p>
          </table:table-cell>
          <table:table-cell office:value-type="float" office:value="552" calcext:value-type="float">
            <text:p>552,0</text:p>
          </table:table-cell>
          <table:table-cell table:style-name="ce10" table:formula="of:=CONCATENATE(TEXT(MOD(INT([.C727]/60);60);&quot;00&quot;);&quot;:&quot;;TEXT(MOD([.C727];60);&quot;00,0&quot;))" office:value-type="string" office:string-value="09:12,0" calcext:value-type="string">
            <text:p>09:12,0</text:p>
          </table:table-cell>
          <table:table-cell table:formula="of:=[.C727]+[.E726]" office:value-type="float" office:value="420272" calcext:value-type="float">
            <text:p>420272,0</text:p>
          </table:table-cell>
          <table:table-cell table:formula="of:=CONCATENATE(TEXT(INT([.E727]/(60*60*24));&quot;00&quot;);&quot; &quot;;TEXT(MOD(INT([.E727]/(60*60));24);&quot;00&quot;);&quot;:&quot;;TEXT(MOD(INT([.E727]/60);60);&quot;00&quot;);&quot;:&quot;;TEXT(MOD([.E727];60);&quot;00,0&quot;))" office:value-type="string" office:string-value="04 20:44:32,0" calcext:value-type="string">
            <text:p>04 20:44:32,0</text:p>
          </table:table-cell>
          <table:table-cell table:formula="of:=IF ([.J727]&lt;&gt;&quot;&quot;;[.J727]+[.C727];[.G726]+[.C727])" office:value-type="float" office:value="1446851650" calcext:value-type="float">
            <text:p>1446851650</text:p>
          </table:table-cell>
          <table:table-cell table:formula="of:=[.G727]/86400+DATEVALUE(&quot;1970-01-01 00:00:00&quot;)" office:value-type="date" office:date-value="2015-11-06T23:14:10" calcext:value-type="date">
            <text:p>2015/11/06 23:14:10</text:p>
          </table:table-cell>
          <table:table-cell table:number-columns-repeated="6"/>
        </table:table-row>
        <table:table-row table:style-name="ro1">
          <table:table-cell table:formula="of:=[.A727]+1" office:value-type="float" office:value="727" calcext:value-type="float">
            <text:p>727</text:p>
          </table:table-cell>
          <table:table-cell table:formula="of:=[.A728]*1000*50" office:value-type="float" office:value="36350000" calcext:value-type="float">
            <text:p>36350000</text:p>
          </table:table-cell>
          <table:table-cell office:value-type="float" office:value="552" calcext:value-type="float">
            <text:p>552,0</text:p>
          </table:table-cell>
          <table:table-cell table:style-name="ce10" table:formula="of:=CONCATENATE(TEXT(MOD(INT([.C728]/60);60);&quot;00&quot;);&quot;:&quot;;TEXT(MOD([.C728];60);&quot;00,0&quot;))" office:value-type="string" office:string-value="09:12,0" calcext:value-type="string">
            <text:p>09:12,0</text:p>
          </table:table-cell>
          <table:table-cell table:formula="of:=[.C728]+[.E727]" office:value-type="float" office:value="420824" calcext:value-type="float">
            <text:p>420824,0</text:p>
          </table:table-cell>
          <table:table-cell table:formula="of:=CONCATENATE(TEXT(INT([.E728]/(60*60*24));&quot;00&quot;);&quot; &quot;;TEXT(MOD(INT([.E728]/(60*60));24);&quot;00&quot;);&quot;:&quot;;TEXT(MOD(INT([.E728]/60);60);&quot;00&quot;);&quot;:&quot;;TEXT(MOD([.E728];60);&quot;00,0&quot;))" office:value-type="string" office:string-value="04 20:53:44,0" calcext:value-type="string">
            <text:p>04 20:53:44,0</text:p>
          </table:table-cell>
          <table:table-cell table:formula="of:=IF ([.J728]&lt;&gt;&quot;&quot;;[.J728]+[.C728];[.G727]+[.C728])" office:value-type="float" office:value="1446852202" calcext:value-type="float">
            <text:p>1446852202</text:p>
          </table:table-cell>
          <table:table-cell table:formula="of:=[.G728]/86400+DATEVALUE(&quot;1970-01-01 00:00:00&quot;)" office:value-type="date" office:date-value="2015-11-06T23:23:22" calcext:value-type="date">
            <text:p>2015/11/06 23:23:22</text:p>
          </table:table-cell>
          <table:table-cell table:number-columns-repeated="6"/>
        </table:table-row>
        <table:table-row table:style-name="ro1">
          <table:table-cell table:formula="of:=[.A728]+1" office:value-type="float" office:value="728" calcext:value-type="float">
            <text:p>728</text:p>
          </table:table-cell>
          <table:table-cell table:formula="of:=[.A729]*1000*50" office:value-type="float" office:value="36400000" calcext:value-type="float">
            <text:p>36400000</text:p>
          </table:table-cell>
          <table:table-cell office:value-type="float" office:value="632" calcext:value-type="float">
            <text:p>632,0</text:p>
          </table:table-cell>
          <table:table-cell table:style-name="ce10" table:formula="of:=CONCATENATE(TEXT(MOD(INT([.C729]/60);60);&quot;00&quot;);&quot;:&quot;;TEXT(MOD([.C729];60);&quot;00,0&quot;))" office:value-type="string" office:string-value="10:32,0" calcext:value-type="string">
            <text:p>10:32,0</text:p>
          </table:table-cell>
          <table:table-cell table:formula="of:=[.C729]+[.E728]" office:value-type="float" office:value="421456" calcext:value-type="float">
            <text:p>421456,0</text:p>
          </table:table-cell>
          <table:table-cell table:formula="of:=CONCATENATE(TEXT(INT([.E729]/(60*60*24));&quot;00&quot;);&quot; &quot;;TEXT(MOD(INT([.E729]/(60*60));24);&quot;00&quot;);&quot;:&quot;;TEXT(MOD(INT([.E729]/60);60);&quot;00&quot;);&quot;:&quot;;TEXT(MOD([.E729];60);&quot;00,0&quot;))" office:value-type="string" office:string-value="04 21:04:16,0" calcext:value-type="string">
            <text:p>04 21:04:16,0</text:p>
          </table:table-cell>
          <table:table-cell table:formula="of:=IF ([.J729]&lt;&gt;&quot;&quot;;[.J729]+[.C729];[.G728]+[.C729])" office:value-type="float" office:value="1446852834" calcext:value-type="float">
            <text:p>1446852834</text:p>
          </table:table-cell>
          <table:table-cell table:formula="of:=[.G729]/86400+DATEVALUE(&quot;1970-01-01 00:00:00&quot;)" office:value-type="date" office:date-value="2015-11-06T23:33:54" calcext:value-type="date">
            <text:p>2015/11/06 23:33:54</text:p>
          </table:table-cell>
          <table:table-cell table:number-columns-repeated="6"/>
        </table:table-row>
        <table:table-row table:style-name="ro1">
          <table:table-cell table:formula="of:=[.A729]+1" office:value-type="float" office:value="729" calcext:value-type="float">
            <text:p>729</text:p>
          </table:table-cell>
          <table:table-cell table:formula="of:=[.A730]*1000*50" office:value-type="float" office:value="36450000" calcext:value-type="float">
            <text:p>36450000</text:p>
          </table:table-cell>
          <table:table-cell office:value-type="float" office:value="703" calcext:value-type="float">
            <text:p>703,0</text:p>
          </table:table-cell>
          <table:table-cell table:style-name="ce10" table:formula="of:=CONCATENATE(TEXT(MOD(INT([.C730]/60);60);&quot;00&quot;);&quot;:&quot;;TEXT(MOD([.C730];60);&quot;00,0&quot;))" office:value-type="string" office:string-value="11:43,0" calcext:value-type="string">
            <text:p>11:43,0</text:p>
          </table:table-cell>
          <table:table-cell table:formula="of:=[.C730]+[.E729]" office:value-type="float" office:value="422159" calcext:value-type="float">
            <text:p>422159,0</text:p>
          </table:table-cell>
          <table:table-cell table:formula="of:=CONCATENATE(TEXT(INT([.E730]/(60*60*24));&quot;00&quot;);&quot; &quot;;TEXT(MOD(INT([.E730]/(60*60));24);&quot;00&quot;);&quot;:&quot;;TEXT(MOD(INT([.E730]/60);60);&quot;00&quot;);&quot;:&quot;;TEXT(MOD([.E730];60);&quot;00,0&quot;))" office:value-type="string" office:string-value="04 21:15:59,0" calcext:value-type="string">
            <text:p>04 21:15:59,0</text:p>
          </table:table-cell>
          <table:table-cell table:formula="of:=IF ([.J730]&lt;&gt;&quot;&quot;;[.J730]+[.C730];[.G729]+[.C730])" office:value-type="float" office:value="1446853537" calcext:value-type="float">
            <text:p>1446853537</text:p>
          </table:table-cell>
          <table:table-cell table:formula="of:=[.G730]/86400+DATEVALUE(&quot;1970-01-01 00:00:00&quot;)" office:value-type="date" office:date-value="2015-11-06T23:45:37" calcext:value-type="date">
            <text:p>2015/11/06 23:45:37</text:p>
          </table:table-cell>
          <table:table-cell table:number-columns-repeated="6"/>
        </table:table-row>
        <table:table-row table:style-name="ro1">
          <table:table-cell table:formula="of:=[.A730]+1" office:value-type="float" office:value="730" calcext:value-type="float">
            <text:p>730</text:p>
          </table:table-cell>
          <table:table-cell table:formula="of:=[.A731]*1000*50" office:value-type="float" office:value="36500000" calcext:value-type="float">
            <text:p>36500000</text:p>
          </table:table-cell>
          <table:table-cell office:value-type="float" office:value="599" calcext:value-type="float">
            <text:p>599,0</text:p>
          </table:table-cell>
          <table:table-cell table:style-name="ce10" table:formula="of:=CONCATENATE(TEXT(MOD(INT([.C731]/60);60);&quot;00&quot;);&quot;:&quot;;TEXT(MOD([.C731];60);&quot;00,0&quot;))" office:value-type="string" office:string-value="09:59,0" calcext:value-type="string">
            <text:p>09:59,0</text:p>
          </table:table-cell>
          <table:table-cell table:formula="of:=[.C731]+[.E730]" office:value-type="float" office:value="422758" calcext:value-type="float">
            <text:p>422758,0</text:p>
          </table:table-cell>
          <table:table-cell table:formula="of:=CONCATENATE(TEXT(INT([.E731]/(60*60*24));&quot;00&quot;);&quot; &quot;;TEXT(MOD(INT([.E731]/(60*60));24);&quot;00&quot;);&quot;:&quot;;TEXT(MOD(INT([.E731]/60);60);&quot;00&quot;);&quot;:&quot;;TEXT(MOD([.E731];60);&quot;00,0&quot;))" office:value-type="string" office:string-value="04 21:25:58,0" calcext:value-type="string">
            <text:p>04 21:25:58,0</text:p>
          </table:table-cell>
          <table:table-cell table:formula="of:=IF ([.J731]&lt;&gt;&quot;&quot;;[.J731]+[.C731];[.G730]+[.C731])" office:value-type="float" office:value="1446854136" calcext:value-type="float">
            <text:p>1446854136</text:p>
          </table:table-cell>
          <table:table-cell table:formula="of:=[.G731]/86400+DATEVALUE(&quot;1970-01-01 00:00:00&quot;)" office:value-type="date" office:date-value="2015-11-06T23:55:36" calcext:value-type="date">
            <text:p>2015/11/06 23:55:36</text:p>
          </table:table-cell>
          <table:table-cell table:number-columns-repeated="6"/>
        </table:table-row>
        <table:table-row table:style-name="ro1">
          <table:table-cell table:formula="of:=[.A731]+1" office:value-type="float" office:value="731" calcext:value-type="float">
            <text:p>731</text:p>
          </table:table-cell>
          <table:table-cell table:formula="of:=[.A732]*1000*50" office:value-type="float" office:value="36550000" calcext:value-type="float">
            <text:p>36550000</text:p>
          </table:table-cell>
          <table:table-cell office:value-type="float" office:value="601" calcext:value-type="float">
            <text:p>601,0</text:p>
          </table:table-cell>
          <table:table-cell table:style-name="ce10" table:formula="of:=CONCATENATE(TEXT(MOD(INT([.C732]/60);60);&quot;00&quot;);&quot;:&quot;;TEXT(MOD([.C732];60);&quot;00,0&quot;))" office:value-type="string" office:string-value="10:01,0" calcext:value-type="string">
            <text:p>10:01,0</text:p>
          </table:table-cell>
          <table:table-cell table:formula="of:=[.C732]+[.E731]" office:value-type="float" office:value="423359" calcext:value-type="float">
            <text:p>423359,0</text:p>
          </table:table-cell>
          <table:table-cell table:formula="of:=CONCATENATE(TEXT(INT([.E732]/(60*60*24));&quot;00&quot;);&quot; &quot;;TEXT(MOD(INT([.E732]/(60*60));24);&quot;00&quot;);&quot;:&quot;;TEXT(MOD(INT([.E732]/60);60);&quot;00&quot;);&quot;:&quot;;TEXT(MOD([.E732];60);&quot;00,0&quot;))" office:value-type="string" office:string-value="04 21:35:59,0" calcext:value-type="string">
            <text:p>04 21:35:59,0</text:p>
          </table:table-cell>
          <table:table-cell table:formula="of:=IF ([.J732]&lt;&gt;&quot;&quot;;[.J732]+[.C732];[.G731]+[.C732])" office:value-type="float" office:value="1446854737" calcext:value-type="float">
            <text:p>1446854737</text:p>
          </table:table-cell>
          <table:table-cell table:formula="of:=[.G732]/86400+DATEVALUE(&quot;1970-01-01 00:00:00&quot;)" office:value-type="date" office:date-value="2015-11-07T00:05:37" calcext:value-type="date">
            <text:p>2015/11/07 00:05:37</text:p>
          </table:table-cell>
          <table:table-cell table:number-columns-repeated="6"/>
        </table:table-row>
        <table:table-row table:style-name="ro1">
          <table:table-cell table:formula="of:=[.A732]+1" office:value-type="float" office:value="732" calcext:value-type="float">
            <text:p>732</text:p>
          </table:table-cell>
          <table:table-cell table:formula="of:=[.A733]*1000*50" office:value-type="float" office:value="36600000" calcext:value-type="float">
            <text:p>36600000</text:p>
          </table:table-cell>
          <table:table-cell office:value-type="float" office:value="584" calcext:value-type="float">
            <text:p>584,0</text:p>
          </table:table-cell>
          <table:table-cell table:style-name="ce10" table:formula="of:=CONCATENATE(TEXT(MOD(INT([.C733]/60);60);&quot;00&quot;);&quot;:&quot;;TEXT(MOD([.C733];60);&quot;00,0&quot;))" office:value-type="string" office:string-value="09:44,0" calcext:value-type="string">
            <text:p>09:44,0</text:p>
          </table:table-cell>
          <table:table-cell table:formula="of:=[.C733]+[.E732]" office:value-type="float" office:value="423943" calcext:value-type="float">
            <text:p>423943,0</text:p>
          </table:table-cell>
          <table:table-cell table:formula="of:=CONCATENATE(TEXT(INT([.E733]/(60*60*24));&quot;00&quot;);&quot; &quot;;TEXT(MOD(INT([.E733]/(60*60));24);&quot;00&quot;);&quot;:&quot;;TEXT(MOD(INT([.E733]/60);60);&quot;00&quot;);&quot;:&quot;;TEXT(MOD([.E733];60);&quot;00,0&quot;))" office:value-type="string" office:string-value="04 21:45:43,0" calcext:value-type="string">
            <text:p>04 21:45:43,0</text:p>
          </table:table-cell>
          <table:table-cell table:formula="of:=IF ([.J733]&lt;&gt;&quot;&quot;;[.J733]+[.C733];[.G732]+[.C733])" office:value-type="float" office:value="1446855321" calcext:value-type="float">
            <text:p>1446855321</text:p>
          </table:table-cell>
          <table:table-cell table:formula="of:=[.G733]/86400+DATEVALUE(&quot;1970-01-01 00:00:00&quot;)" office:value-type="date" office:date-value="2015-11-07T00:15:21" calcext:value-type="date">
            <text:p>2015/11/07 00:15:21</text:p>
          </table:table-cell>
          <table:table-cell table:number-columns-repeated="6"/>
        </table:table-row>
        <table:table-row table:style-name="ro1">
          <table:table-cell table:formula="of:=[.A733]+1" office:value-type="float" office:value="733" calcext:value-type="float">
            <text:p>733</text:p>
          </table:table-cell>
          <table:table-cell table:formula="of:=[.A734]*1000*50" office:value-type="float" office:value="36650000" calcext:value-type="float">
            <text:p>36650000</text:p>
          </table:table-cell>
          <table:table-cell office:value-type="float" office:value="566" calcext:value-type="float">
            <text:p>566,0</text:p>
          </table:table-cell>
          <table:table-cell table:style-name="ce10" table:formula="of:=CONCATENATE(TEXT(MOD(INT([.C734]/60);60);&quot;00&quot;);&quot;:&quot;;TEXT(MOD([.C734];60);&quot;00,0&quot;))" office:value-type="string" office:string-value="09:26,0" calcext:value-type="string">
            <text:p>09:26,0</text:p>
          </table:table-cell>
          <table:table-cell table:formula="of:=[.C734]+[.E733]" office:value-type="float" office:value="424509" calcext:value-type="float">
            <text:p>424509,0</text:p>
          </table:table-cell>
          <table:table-cell table:formula="of:=CONCATENATE(TEXT(INT([.E734]/(60*60*24));&quot;00&quot;);&quot; &quot;;TEXT(MOD(INT([.E734]/(60*60));24);&quot;00&quot;);&quot;:&quot;;TEXT(MOD(INT([.E734]/60);60);&quot;00&quot;);&quot;:&quot;;TEXT(MOD([.E734];60);&quot;00,0&quot;))" office:value-type="string" office:string-value="04 21:55:09,0" calcext:value-type="string">
            <text:p>04 21:55:09,0</text:p>
          </table:table-cell>
          <table:table-cell table:formula="of:=IF ([.J734]&lt;&gt;&quot;&quot;;[.J734]+[.C734];[.G733]+[.C734])" office:value-type="float" office:value="1446855887" calcext:value-type="float">
            <text:p>1446855887</text:p>
          </table:table-cell>
          <table:table-cell table:formula="of:=[.G734]/86400+DATEVALUE(&quot;1970-01-01 00:00:00&quot;)" office:value-type="date" office:date-value="2015-11-07T00:24:47" calcext:value-type="date">
            <text:p>2015/11/07 00:24:47</text:p>
          </table:table-cell>
          <table:table-cell table:number-columns-repeated="6"/>
        </table:table-row>
        <table:table-row table:style-name="ro1">
          <table:table-cell table:formula="of:=[.A734]+1" office:value-type="float" office:value="734" calcext:value-type="float">
            <text:p>734</text:p>
          </table:table-cell>
          <table:table-cell table:formula="of:=[.A735]*1000*50" office:value-type="float" office:value="36700000" calcext:value-type="float">
            <text:p>36700000</text:p>
          </table:table-cell>
          <table:table-cell office:value-type="float" office:value="566" calcext:value-type="float">
            <text:p>566,0</text:p>
          </table:table-cell>
          <table:table-cell table:style-name="ce10" table:formula="of:=CONCATENATE(TEXT(MOD(INT([.C735]/60);60);&quot;00&quot;);&quot;:&quot;;TEXT(MOD([.C735];60);&quot;00,0&quot;))" office:value-type="string" office:string-value="09:26,0" calcext:value-type="string">
            <text:p>09:26,0</text:p>
          </table:table-cell>
          <table:table-cell table:formula="of:=[.C735]+[.E734]" office:value-type="float" office:value="425075" calcext:value-type="float">
            <text:p>425075,0</text:p>
          </table:table-cell>
          <table:table-cell table:formula="of:=CONCATENATE(TEXT(INT([.E735]/(60*60*24));&quot;00&quot;);&quot; &quot;;TEXT(MOD(INT([.E735]/(60*60));24);&quot;00&quot;);&quot;:&quot;;TEXT(MOD(INT([.E735]/60);60);&quot;00&quot;);&quot;:&quot;;TEXT(MOD([.E735];60);&quot;00,0&quot;))" office:value-type="string" office:string-value="04 22:04:35,0" calcext:value-type="string">
            <text:p>04 22:04:35,0</text:p>
          </table:table-cell>
          <table:table-cell table:formula="of:=IF ([.J735]&lt;&gt;&quot;&quot;;[.J735]+[.C735];[.G734]+[.C735])" office:value-type="float" office:value="1446856453" calcext:value-type="float">
            <text:p>1446856453</text:p>
          </table:table-cell>
          <table:table-cell table:formula="of:=[.G735]/86400+DATEVALUE(&quot;1970-01-01 00:00:00&quot;)" office:value-type="date" office:date-value="2015-11-07T00:34:13" calcext:value-type="date">
            <text:p>2015/11/07 00:34:13</text:p>
          </table:table-cell>
          <table:table-cell table:number-columns-repeated="6"/>
        </table:table-row>
        <table:table-row table:style-name="ro1">
          <table:table-cell table:formula="of:=[.A735]+1" office:value-type="float" office:value="735" calcext:value-type="float">
            <text:p>735</text:p>
          </table:table-cell>
          <table:table-cell table:formula="of:=[.A736]*1000*50" office:value-type="float" office:value="36750000" calcext:value-type="float">
            <text:p>36750000</text:p>
          </table:table-cell>
          <table:table-cell office:value-type="float" office:value="566" calcext:value-type="float">
            <text:p>566,0</text:p>
          </table:table-cell>
          <table:table-cell table:style-name="ce10" table:formula="of:=CONCATENATE(TEXT(MOD(INT([.C736]/60);60);&quot;00&quot;);&quot;:&quot;;TEXT(MOD([.C736];60);&quot;00,0&quot;))" office:value-type="string" office:string-value="09:26,0" calcext:value-type="string">
            <text:p>09:26,0</text:p>
          </table:table-cell>
          <table:table-cell table:formula="of:=[.C736]+[.E735]" office:value-type="float" office:value="425641" calcext:value-type="float">
            <text:p>425641,0</text:p>
          </table:table-cell>
          <table:table-cell table:formula="of:=CONCATENATE(TEXT(INT([.E736]/(60*60*24));&quot;00&quot;);&quot; &quot;;TEXT(MOD(INT([.E736]/(60*60));24);&quot;00&quot;);&quot;:&quot;;TEXT(MOD(INT([.E736]/60);60);&quot;00&quot;);&quot;:&quot;;TEXT(MOD([.E736];60);&quot;00,0&quot;))" office:value-type="string" office:string-value="04 22:14:01,0" calcext:value-type="string">
            <text:p>04 22:14:01,0</text:p>
          </table:table-cell>
          <table:table-cell table:formula="of:=IF ([.J736]&lt;&gt;&quot;&quot;;[.J736]+[.C736];[.G735]+[.C736])" office:value-type="float" office:value="1446857019" calcext:value-type="float">
            <text:p>1446857019</text:p>
          </table:table-cell>
          <table:table-cell table:formula="of:=[.G736]/86400+DATEVALUE(&quot;1970-01-01 00:00:00&quot;)" office:value-type="date" office:date-value="2015-11-07T00:43:39" calcext:value-type="date">
            <text:p>2015/11/07 00:43:39</text:p>
          </table:table-cell>
          <table:table-cell table:number-columns-repeated="6"/>
        </table:table-row>
        <table:table-row table:style-name="ro1">
          <table:table-cell table:formula="of:=[.A736]+1" office:value-type="float" office:value="736" calcext:value-type="float">
            <text:p>736</text:p>
          </table:table-cell>
          <table:table-cell table:formula="of:=[.A737]*1000*50" office:value-type="float" office:value="36800000" calcext:value-type="float">
            <text:p>36800000</text:p>
          </table:table-cell>
          <table:table-cell office:value-type="float" office:value="584" calcext:value-type="float">
            <text:p>584,0</text:p>
          </table:table-cell>
          <table:table-cell table:style-name="ce10" table:formula="of:=CONCATENATE(TEXT(MOD(INT([.C737]/60);60);&quot;00&quot;);&quot;:&quot;;TEXT(MOD([.C737];60);&quot;00,0&quot;))" office:value-type="string" office:string-value="09:44,0" calcext:value-type="string">
            <text:p>09:44,0</text:p>
          </table:table-cell>
          <table:table-cell table:formula="of:=[.C737]+[.E736]" office:value-type="float" office:value="426225" calcext:value-type="float">
            <text:p>426225,0</text:p>
          </table:table-cell>
          <table:table-cell table:formula="of:=CONCATENATE(TEXT(INT([.E737]/(60*60*24));&quot;00&quot;);&quot; &quot;;TEXT(MOD(INT([.E737]/(60*60));24);&quot;00&quot;);&quot;:&quot;;TEXT(MOD(INT([.E737]/60);60);&quot;00&quot;);&quot;:&quot;;TEXT(MOD([.E737];60);&quot;00,0&quot;))" office:value-type="string" office:string-value="04 22:23:45,0" calcext:value-type="string">
            <text:p>04 22:23:45,0</text:p>
          </table:table-cell>
          <table:table-cell table:formula="of:=IF ([.J737]&lt;&gt;&quot;&quot;;[.J737]+[.C737];[.G736]+[.C737])" office:value-type="float" office:value="1446857603" calcext:value-type="float">
            <text:p>1446857603</text:p>
          </table:table-cell>
          <table:table-cell table:formula="of:=[.G737]/86400+DATEVALUE(&quot;1970-01-01 00:00:00&quot;)" office:value-type="date" office:date-value="2015-11-07T00:53:23" calcext:value-type="date">
            <text:p>2015/11/07 00:53:23</text:p>
          </table:table-cell>
          <table:table-cell table:number-columns-repeated="6"/>
        </table:table-row>
        <table:table-row table:style-name="ro1">
          <table:table-cell table:formula="of:=[.A737]+1" office:value-type="float" office:value="737" calcext:value-type="float">
            <text:p>737</text:p>
          </table:table-cell>
          <table:table-cell table:formula="of:=[.A738]*1000*50" office:value-type="float" office:value="36850000" calcext:value-type="float">
            <text:p>36850000</text:p>
          </table:table-cell>
          <table:table-cell office:value-type="float" office:value="597" calcext:value-type="float">
            <text:p>597,0</text:p>
          </table:table-cell>
          <table:table-cell table:style-name="ce10" table:formula="of:=CONCATENATE(TEXT(MOD(INT([.C738]/60);60);&quot;00&quot;);&quot;:&quot;;TEXT(MOD([.C738];60);&quot;00,0&quot;))" office:value-type="string" office:string-value="09:57,0" calcext:value-type="string">
            <text:p>09:57,0</text:p>
          </table:table-cell>
          <table:table-cell table:formula="of:=[.C738]+[.E737]" office:value-type="float" office:value="426822" calcext:value-type="float">
            <text:p>426822,0</text:p>
          </table:table-cell>
          <table:table-cell table:formula="of:=CONCATENATE(TEXT(INT([.E738]/(60*60*24));&quot;00&quot;);&quot; &quot;;TEXT(MOD(INT([.E738]/(60*60));24);&quot;00&quot;);&quot;:&quot;;TEXT(MOD(INT([.E738]/60);60);&quot;00&quot;);&quot;:&quot;;TEXT(MOD([.E738];60);&quot;00,0&quot;))" office:value-type="string" office:string-value="04 22:33:42,0" calcext:value-type="string">
            <text:p>04 22:33:42,0</text:p>
          </table:table-cell>
          <table:table-cell table:formula="of:=IF ([.J738]&lt;&gt;&quot;&quot;;[.J738]+[.C738];[.G737]+[.C738])" office:value-type="float" office:value="1446858200" calcext:value-type="float">
            <text:p>1446858200</text:p>
          </table:table-cell>
          <table:table-cell table:formula="of:=[.G738]/86400+DATEVALUE(&quot;1970-01-01 00:00:00&quot;)" office:value-type="date" office:date-value="2015-11-07T01:03:20" calcext:value-type="date">
            <text:p>2015/11/07 01:03:20</text:p>
          </table:table-cell>
          <table:table-cell table:number-columns-repeated="6"/>
        </table:table-row>
        <table:table-row table:style-name="ro1">
          <table:table-cell table:formula="of:=[.A738]+1" office:value-type="float" office:value="738" calcext:value-type="float">
            <text:p>738</text:p>
          </table:table-cell>
          <table:table-cell table:formula="of:=[.A739]*1000*50" office:value-type="float" office:value="36900000" calcext:value-type="float">
            <text:p>36900000</text:p>
          </table:table-cell>
          <table:table-cell office:value-type="float" office:value="568" calcext:value-type="float">
            <text:p>568,0</text:p>
          </table:table-cell>
          <table:table-cell table:style-name="ce10" table:formula="of:=CONCATENATE(TEXT(MOD(INT([.C739]/60);60);&quot;00&quot;);&quot;:&quot;;TEXT(MOD([.C739];60);&quot;00,0&quot;))" office:value-type="string" office:string-value="09:28,0" calcext:value-type="string">
            <text:p>09:28,0</text:p>
          </table:table-cell>
          <table:table-cell table:formula="of:=[.C739]+[.E738]" office:value-type="float" office:value="427390" calcext:value-type="float">
            <text:p>427390,0</text:p>
          </table:table-cell>
          <table:table-cell table:formula="of:=CONCATENATE(TEXT(INT([.E739]/(60*60*24));&quot;00&quot;);&quot; &quot;;TEXT(MOD(INT([.E739]/(60*60));24);&quot;00&quot;);&quot;:&quot;;TEXT(MOD(INT([.E739]/60);60);&quot;00&quot;);&quot;:&quot;;TEXT(MOD([.E739];60);&quot;00,0&quot;))" office:value-type="string" office:string-value="04 22:43:10,0" calcext:value-type="string">
            <text:p>04 22:43:10,0</text:p>
          </table:table-cell>
          <table:table-cell table:formula="of:=IF ([.J739]&lt;&gt;&quot;&quot;;[.J739]+[.C739];[.G738]+[.C739])" office:value-type="float" office:value="1446858768" calcext:value-type="float">
            <text:p>1446858768</text:p>
          </table:table-cell>
          <table:table-cell table:formula="of:=[.G739]/86400+DATEVALUE(&quot;1970-01-01 00:00:00&quot;)" office:value-type="date" office:date-value="2015-11-07T01:12:48" calcext:value-type="date">
            <text:p>2015/11/07 01:12:48</text:p>
          </table:table-cell>
          <table:table-cell table:number-columns-repeated="6"/>
        </table:table-row>
        <table:table-row table:style-name="ro1">
          <table:table-cell table:formula="of:=[.A739]+1" office:value-type="float" office:value="739" calcext:value-type="float">
            <text:p>739</text:p>
          </table:table-cell>
          <table:table-cell table:formula="of:=[.A740]*1000*50" office:value-type="float" office:value="36950000" calcext:value-type="float">
            <text:p>36950000</text:p>
          </table:table-cell>
          <table:table-cell office:value-type="float" office:value="586" calcext:value-type="float">
            <text:p>586,0</text:p>
          </table:table-cell>
          <table:table-cell table:style-name="ce10" table:formula="of:=CONCATENATE(TEXT(MOD(INT([.C740]/60);60);&quot;00&quot;);&quot;:&quot;;TEXT(MOD([.C740];60);&quot;00,0&quot;))" office:value-type="string" office:string-value="09:46,0" calcext:value-type="string">
            <text:p>09:46,0</text:p>
          </table:table-cell>
          <table:table-cell table:formula="of:=[.C740]+[.E739]" office:value-type="float" office:value="427976" calcext:value-type="float">
            <text:p>427976,0</text:p>
          </table:table-cell>
          <table:table-cell table:formula="of:=CONCATENATE(TEXT(INT([.E740]/(60*60*24));&quot;00&quot;);&quot; &quot;;TEXT(MOD(INT([.E740]/(60*60));24);&quot;00&quot;);&quot;:&quot;;TEXT(MOD(INT([.E740]/60);60);&quot;00&quot;);&quot;:&quot;;TEXT(MOD([.E740];60);&quot;00,0&quot;))" office:value-type="string" office:string-value="04 22:52:56,0" calcext:value-type="string">
            <text:p>04 22:52:56,0</text:p>
          </table:table-cell>
          <table:table-cell table:formula="of:=IF ([.J740]&lt;&gt;&quot;&quot;;[.J740]+[.C740];[.G739]+[.C740])" office:value-type="float" office:value="1446859354" calcext:value-type="float">
            <text:p>1446859354</text:p>
          </table:table-cell>
          <table:table-cell table:formula="of:=[.G740]/86400+DATEVALUE(&quot;1970-01-01 00:00:00&quot;)" office:value-type="date" office:date-value="2015-11-07T01:22:34" calcext:value-type="date">
            <text:p>2015/11/07 01:22:34</text:p>
          </table:table-cell>
          <table:table-cell table:number-columns-repeated="6"/>
        </table:table-row>
        <table:table-row table:style-name="ro1">
          <table:table-cell table:formula="of:=[.A740]+1" office:value-type="float" office:value="740" calcext:value-type="float">
            <text:p>740</text:p>
          </table:table-cell>
          <table:table-cell table:formula="of:=[.A741]*1000*50" office:value-type="float" office:value="37000000" calcext:value-type="float">
            <text:p>37000000</text:p>
          </table:table-cell>
          <table:table-cell office:value-type="float" office:value="618" calcext:value-type="float">
            <text:p>618,0</text:p>
          </table:table-cell>
          <table:table-cell table:style-name="ce10" table:formula="of:=CONCATENATE(TEXT(MOD(INT([.C741]/60);60);&quot;00&quot;);&quot;:&quot;;TEXT(MOD([.C741];60);&quot;00,0&quot;))" office:value-type="string" office:string-value="10:18,0" calcext:value-type="string">
            <text:p>10:18,0</text:p>
          </table:table-cell>
          <table:table-cell table:formula="of:=[.C741]+[.E740]" office:value-type="float" office:value="428594" calcext:value-type="float">
            <text:p>428594,0</text:p>
          </table:table-cell>
          <table:table-cell table:formula="of:=CONCATENATE(TEXT(INT([.E741]/(60*60*24));&quot;00&quot;);&quot; &quot;;TEXT(MOD(INT([.E741]/(60*60));24);&quot;00&quot;);&quot;:&quot;;TEXT(MOD(INT([.E741]/60);60);&quot;00&quot;);&quot;:&quot;;TEXT(MOD([.E741];60);&quot;00,0&quot;))" office:value-type="string" office:string-value="04 23:03:14,0" calcext:value-type="string">
            <text:p>04 23:03:14,0</text:p>
          </table:table-cell>
          <table:table-cell table:formula="of:=IF ([.J741]&lt;&gt;&quot;&quot;;[.J741]+[.C741];[.G740]+[.C741])" office:value-type="float" office:value="1446859972" calcext:value-type="float">
            <text:p>1446859972</text:p>
          </table:table-cell>
          <table:table-cell table:formula="of:=[.G741]/86400+DATEVALUE(&quot;1970-01-01 00:00:00&quot;)" office:value-type="date" office:date-value="2015-11-07T01:32:52" calcext:value-type="date">
            <text:p>2015/11/07 01:32:52</text:p>
          </table:table-cell>
          <table:table-cell table:number-columns-repeated="6"/>
        </table:table-row>
        <table:table-row table:style-name="ro1">
          <table:table-cell table:formula="of:=[.A741]+1" office:value-type="float" office:value="741" calcext:value-type="float">
            <text:p>741</text:p>
          </table:table-cell>
          <table:table-cell table:formula="of:=[.A742]*1000*50" office:value-type="float" office:value="37050000" calcext:value-type="float">
            <text:p>37050000</text:p>
          </table:table-cell>
          <table:table-cell office:value-type="float" office:value="578" calcext:value-type="float">
            <text:p>578,0</text:p>
          </table:table-cell>
          <table:table-cell table:style-name="ce10" table:formula="of:=CONCATENATE(TEXT(MOD(INT([.C742]/60);60);&quot;00&quot;);&quot;:&quot;;TEXT(MOD([.C742];60);&quot;00,0&quot;))" office:value-type="string" office:string-value="09:38,0" calcext:value-type="string">
            <text:p>09:38,0</text:p>
          </table:table-cell>
          <table:table-cell table:formula="of:=[.C742]+[.E741]" office:value-type="float" office:value="429172" calcext:value-type="float">
            <text:p>429172,0</text:p>
          </table:table-cell>
          <table:table-cell table:formula="of:=CONCATENATE(TEXT(INT([.E742]/(60*60*24));&quot;00&quot;);&quot; &quot;;TEXT(MOD(INT([.E742]/(60*60));24);&quot;00&quot;);&quot;:&quot;;TEXT(MOD(INT([.E742]/60);60);&quot;00&quot;);&quot;:&quot;;TEXT(MOD([.E742];60);&quot;00,0&quot;))" office:value-type="string" office:string-value="04 23:12:52,0" calcext:value-type="string">
            <text:p>04 23:12:52,0</text:p>
          </table:table-cell>
          <table:table-cell table:formula="of:=IF ([.J742]&lt;&gt;&quot;&quot;;[.J742]+[.C742];[.G741]+[.C742])" office:value-type="float" office:value="1446860550" calcext:value-type="float">
            <text:p>1446860550</text:p>
          </table:table-cell>
          <table:table-cell table:formula="of:=[.G742]/86400+DATEVALUE(&quot;1970-01-01 00:00:00&quot;)" office:value-type="date" office:date-value="2015-11-07T01:42:30" calcext:value-type="date">
            <text:p>2015/11/07 01:42:30</text:p>
          </table:table-cell>
          <table:table-cell table:number-columns-repeated="6"/>
        </table:table-row>
        <table:table-row table:style-name="ro1">
          <table:table-cell table:formula="of:=[.A742]+1" office:value-type="float" office:value="742" calcext:value-type="float">
            <text:p>742</text:p>
          </table:table-cell>
          <table:table-cell table:formula="of:=[.A743]*1000*50" office:value-type="float" office:value="37100000" calcext:value-type="float">
            <text:p>37100000</text:p>
          </table:table-cell>
          <table:table-cell office:value-type="float" office:value="564" calcext:value-type="float">
            <text:p>564,0</text:p>
          </table:table-cell>
          <table:table-cell table:style-name="ce10" table:formula="of:=CONCATENATE(TEXT(MOD(INT([.C743]/60);60);&quot;00&quot;);&quot;:&quot;;TEXT(MOD([.C743];60);&quot;00,0&quot;))" office:value-type="string" office:string-value="09:24,0" calcext:value-type="string">
            <text:p>09:24,0</text:p>
          </table:table-cell>
          <table:table-cell table:formula="of:=[.C743]+[.E742]" office:value-type="float" office:value="429736" calcext:value-type="float">
            <text:p>429736,0</text:p>
          </table:table-cell>
          <table:table-cell table:formula="of:=CONCATENATE(TEXT(INT([.E743]/(60*60*24));&quot;00&quot;);&quot; &quot;;TEXT(MOD(INT([.E743]/(60*60));24);&quot;00&quot;);&quot;:&quot;;TEXT(MOD(INT([.E743]/60);60);&quot;00&quot;);&quot;:&quot;;TEXT(MOD([.E743];60);&quot;00,0&quot;))" office:value-type="string" office:string-value="04 23:22:16,0" calcext:value-type="string">
            <text:p>04 23:22:16,0</text:p>
          </table:table-cell>
          <table:table-cell table:formula="of:=IF ([.J743]&lt;&gt;&quot;&quot;;[.J743]+[.C743];[.G742]+[.C743])" office:value-type="float" office:value="1446861114" calcext:value-type="float">
            <text:p>1446861114</text:p>
          </table:table-cell>
          <table:table-cell table:formula="of:=[.G743]/86400+DATEVALUE(&quot;1970-01-01 00:00:00&quot;)" office:value-type="date" office:date-value="2015-11-07T01:51:54" calcext:value-type="date">
            <text:p>2015/11/07 01:51:54</text:p>
          </table:table-cell>
          <table:table-cell table:number-columns-repeated="6"/>
        </table:table-row>
        <table:table-row table:style-name="ro1">
          <table:table-cell table:formula="of:=[.A743]+1" office:value-type="float" office:value="743" calcext:value-type="float">
            <text:p>743</text:p>
          </table:table-cell>
          <table:table-cell table:formula="of:=[.A744]*1000*50" office:value-type="float" office:value="37150000" calcext:value-type="float">
            <text:p>37150000</text:p>
          </table:table-cell>
          <table:table-cell office:value-type="float" office:value="563" calcext:value-type="float">
            <text:p>563,0</text:p>
          </table:table-cell>
          <table:table-cell table:style-name="ce10" table:formula="of:=CONCATENATE(TEXT(MOD(INT([.C744]/60);60);&quot;00&quot;);&quot;:&quot;;TEXT(MOD([.C744];60);&quot;00,0&quot;))" office:value-type="string" office:string-value="09:23,0" calcext:value-type="string">
            <text:p>09:23,0</text:p>
          </table:table-cell>
          <table:table-cell table:formula="of:=[.C744]+[.E743]" office:value-type="float" office:value="430299" calcext:value-type="float">
            <text:p>430299,0</text:p>
          </table:table-cell>
          <table:table-cell table:formula="of:=CONCATENATE(TEXT(INT([.E744]/(60*60*24));&quot;00&quot;);&quot; &quot;;TEXT(MOD(INT([.E744]/(60*60));24);&quot;00&quot;);&quot;:&quot;;TEXT(MOD(INT([.E744]/60);60);&quot;00&quot;);&quot;:&quot;;TEXT(MOD([.E744];60);&quot;00,0&quot;))" office:value-type="string" office:string-value="04 23:31:39,0" calcext:value-type="string">
            <text:p>04 23:31:39,0</text:p>
          </table:table-cell>
          <table:table-cell table:formula="of:=IF ([.J744]&lt;&gt;&quot;&quot;;[.J744]+[.C744];[.G743]+[.C744])" office:value-type="float" office:value="1446861677" calcext:value-type="float">
            <text:p>1446861677</text:p>
          </table:table-cell>
          <table:table-cell table:formula="of:=[.G744]/86400+DATEVALUE(&quot;1970-01-01 00:00:00&quot;)" office:value-type="date" office:date-value="2015-11-07T02:01:17" calcext:value-type="date">
            <text:p>2015/11/07 02:01:17</text:p>
          </table:table-cell>
          <table:table-cell table:number-columns-repeated="6"/>
        </table:table-row>
        <table:table-row table:style-name="ro1">
          <table:table-cell table:formula="of:=[.A744]+1" office:value-type="float" office:value="744" calcext:value-type="float">
            <text:p>744</text:p>
          </table:table-cell>
          <table:table-cell table:formula="of:=[.A745]*1000*50" office:value-type="float" office:value="37200000" calcext:value-type="float">
            <text:p>37200000</text:p>
          </table:table-cell>
          <table:table-cell office:value-type="float" office:value="564" calcext:value-type="float">
            <text:p>564,0</text:p>
          </table:table-cell>
          <table:table-cell table:style-name="ce10" table:formula="of:=CONCATENATE(TEXT(MOD(INT([.C745]/60);60);&quot;00&quot;);&quot;:&quot;;TEXT(MOD([.C745];60);&quot;00,0&quot;))" office:value-type="string" office:string-value="09:24,0" calcext:value-type="string">
            <text:p>09:24,0</text:p>
          </table:table-cell>
          <table:table-cell table:formula="of:=[.C745]+[.E744]" office:value-type="float" office:value="430863" calcext:value-type="float">
            <text:p>430863,0</text:p>
          </table:table-cell>
          <table:table-cell table:formula="of:=CONCATENATE(TEXT(INT([.E745]/(60*60*24));&quot;00&quot;);&quot; &quot;;TEXT(MOD(INT([.E745]/(60*60));24);&quot;00&quot;);&quot;:&quot;;TEXT(MOD(INT([.E745]/60);60);&quot;00&quot;);&quot;:&quot;;TEXT(MOD([.E745];60);&quot;00,0&quot;))" office:value-type="string" office:string-value="04 23:41:03,0" calcext:value-type="string">
            <text:p>04 23:41:03,0</text:p>
          </table:table-cell>
          <table:table-cell table:formula="of:=IF ([.J745]&lt;&gt;&quot;&quot;;[.J745]+[.C745];[.G744]+[.C745])" office:value-type="float" office:value="1446862241" calcext:value-type="float">
            <text:p>1446862241</text:p>
          </table:table-cell>
          <table:table-cell table:formula="of:=[.G745]/86400+DATEVALUE(&quot;1970-01-01 00:00:00&quot;)" office:value-type="date" office:date-value="2015-11-07T02:10:41" calcext:value-type="date">
            <text:p>2015/11/07 02:10:41</text:p>
          </table:table-cell>
          <table:table-cell table:number-columns-repeated="6"/>
        </table:table-row>
        <table:table-row table:style-name="ro1">
          <table:table-cell table:formula="of:=[.A745]+1" office:value-type="float" office:value="745" calcext:value-type="float">
            <text:p>745</text:p>
          </table:table-cell>
          <table:table-cell table:formula="of:=[.A746]*1000*50" office:value-type="float" office:value="37250000" calcext:value-type="float">
            <text:p>37250000</text:p>
          </table:table-cell>
          <table:table-cell office:value-type="float" office:value="565" calcext:value-type="float">
            <text:p>565,0</text:p>
          </table:table-cell>
          <table:table-cell table:style-name="ce10" table:formula="of:=CONCATENATE(TEXT(MOD(INT([.C746]/60);60);&quot;00&quot;);&quot;:&quot;;TEXT(MOD([.C746];60);&quot;00,0&quot;))" office:value-type="string" office:string-value="09:25,0" calcext:value-type="string">
            <text:p>09:25,0</text:p>
          </table:table-cell>
          <table:table-cell table:formula="of:=[.C746]+[.E745]" office:value-type="float" office:value="431428" calcext:value-type="float">
            <text:p>431428,0</text:p>
          </table:table-cell>
          <table:table-cell table:formula="of:=CONCATENATE(TEXT(INT([.E746]/(60*60*24));&quot;00&quot;);&quot; &quot;;TEXT(MOD(INT([.E746]/(60*60));24);&quot;00&quot;);&quot;:&quot;;TEXT(MOD(INT([.E746]/60);60);&quot;00&quot;);&quot;:&quot;;TEXT(MOD([.E746];60);&quot;00,0&quot;))" office:value-type="string" office:string-value="04 23:50:28,0" calcext:value-type="string">
            <text:p>04 23:50:28,0</text:p>
          </table:table-cell>
          <table:table-cell table:formula="of:=IF ([.J746]&lt;&gt;&quot;&quot;;[.J746]+[.C746];[.G745]+[.C746])" office:value-type="float" office:value="1446862806" calcext:value-type="float">
            <text:p>1446862806</text:p>
          </table:table-cell>
          <table:table-cell table:formula="of:=[.G746]/86400+DATEVALUE(&quot;1970-01-01 00:00:00&quot;)" office:value-type="date" office:date-value="2015-11-07T02:20:06" calcext:value-type="date">
            <text:p>2015/11/07 02:20:06</text:p>
          </table:table-cell>
          <table:table-cell table:number-columns-repeated="6"/>
        </table:table-row>
        <table:table-row table:style-name="ro1">
          <table:table-cell table:formula="of:=[.A746]+1" office:value-type="float" office:value="746" calcext:value-type="float">
            <text:p>746</text:p>
          </table:table-cell>
          <table:table-cell table:formula="of:=[.A747]*1000*50" office:value-type="float" office:value="37300000" calcext:value-type="float">
            <text:p>37300000</text:p>
          </table:table-cell>
          <table:table-cell office:value-type="float" office:value="580" calcext:value-type="float">
            <text:p>580,0</text:p>
          </table:table-cell>
          <table:table-cell table:style-name="ce10" table:formula="of:=CONCATENATE(TEXT(MOD(INT([.C747]/60);60);&quot;00&quot;);&quot;:&quot;;TEXT(MOD([.C747];60);&quot;00,0&quot;))" office:value-type="string" office:string-value="09:40,0" calcext:value-type="string">
            <text:p>09:40,0</text:p>
          </table:table-cell>
          <table:table-cell table:formula="of:=[.C747]+[.E746]" office:value-type="float" office:value="432008" calcext:value-type="float">
            <text:p>432008,0</text:p>
          </table:table-cell>
          <table:table-cell table:formula="of:=CONCATENATE(TEXT(INT([.E747]/(60*60*24));&quot;00&quot;);&quot; &quot;;TEXT(MOD(INT([.E747]/(60*60));24);&quot;00&quot;);&quot;:&quot;;TEXT(MOD(INT([.E747]/60);60);&quot;00&quot;);&quot;:&quot;;TEXT(MOD([.E747];60);&quot;00,0&quot;))" office:value-type="string" office:string-value="05 00:00:08,0" calcext:value-type="string">
            <text:p>05 00:00:08,0</text:p>
          </table:table-cell>
          <table:table-cell table:formula="of:=IF ([.J747]&lt;&gt;&quot;&quot;;[.J747]+[.C747];[.G746]+[.C747])" office:value-type="float" office:value="1446863386" calcext:value-type="float">
            <text:p>1446863386</text:p>
          </table:table-cell>
          <table:table-cell table:formula="of:=[.G747]/86400+DATEVALUE(&quot;1970-01-01 00:00:00&quot;)" office:value-type="date" office:date-value="2015-11-07T02:29:46" calcext:value-type="date">
            <text:p>2015/11/07 02:29:46</text:p>
          </table:table-cell>
          <table:table-cell table:number-columns-repeated="6"/>
        </table:table-row>
        <table:table-row table:style-name="ro1">
          <table:table-cell table:formula="of:=[.A747]+1" office:value-type="float" office:value="747" calcext:value-type="float">
            <text:p>747</text:p>
          </table:table-cell>
          <table:table-cell table:formula="of:=[.A748]*1000*50" office:value-type="float" office:value="37350000" calcext:value-type="float">
            <text:p>37350000</text:p>
          </table:table-cell>
          <table:table-cell office:value-type="float" office:value="568" calcext:value-type="float">
            <text:p>568,0</text:p>
          </table:table-cell>
          <table:table-cell table:style-name="ce10" table:formula="of:=CONCATENATE(TEXT(MOD(INT([.C748]/60);60);&quot;00&quot;);&quot;:&quot;;TEXT(MOD([.C748];60);&quot;00,0&quot;))" office:value-type="string" office:string-value="09:28,0" calcext:value-type="string">
            <text:p>09:28,0</text:p>
          </table:table-cell>
          <table:table-cell table:formula="of:=[.C748]+[.E747]" office:value-type="float" office:value="432576" calcext:value-type="float">
            <text:p>432576,0</text:p>
          </table:table-cell>
          <table:table-cell table:formula="of:=CONCATENATE(TEXT(INT([.E748]/(60*60*24));&quot;00&quot;);&quot; &quot;;TEXT(MOD(INT([.E748]/(60*60));24);&quot;00&quot;);&quot;:&quot;;TEXT(MOD(INT([.E748]/60);60);&quot;00&quot;);&quot;:&quot;;TEXT(MOD([.E748];60);&quot;00,0&quot;))" office:value-type="string" office:string-value="05 00:09:36,0" calcext:value-type="string">
            <text:p>05 00:09:36,0</text:p>
          </table:table-cell>
          <table:table-cell table:formula="of:=IF ([.J748]&lt;&gt;&quot;&quot;;[.J748]+[.C748];[.G747]+[.C748])" office:value-type="float" office:value="1446863954" calcext:value-type="float">
            <text:p>1446863954</text:p>
          </table:table-cell>
          <table:table-cell table:formula="of:=[.G748]/86400+DATEVALUE(&quot;1970-01-01 00:00:00&quot;)" office:value-type="date" office:date-value="2015-11-07T02:39:14" calcext:value-type="date">
            <text:p>2015/11/07 02:39:14</text:p>
          </table:table-cell>
          <table:table-cell table:number-columns-repeated="6"/>
        </table:table-row>
        <table:table-row table:style-name="ro1">
          <table:table-cell table:formula="of:=[.A748]+1" office:value-type="float" office:value="748" calcext:value-type="float">
            <text:p>748</text:p>
          </table:table-cell>
          <table:table-cell table:formula="of:=[.A749]*1000*50" office:value-type="float" office:value="37400000" calcext:value-type="float">
            <text:p>37400000</text:p>
          </table:table-cell>
          <table:table-cell office:value-type="float" office:value="567" calcext:value-type="float">
            <text:p>567,0</text:p>
          </table:table-cell>
          <table:table-cell table:style-name="ce10" table:formula="of:=CONCATENATE(TEXT(MOD(INT([.C749]/60);60);&quot;00&quot;);&quot;:&quot;;TEXT(MOD([.C749];60);&quot;00,0&quot;))" office:value-type="string" office:string-value="09:27,0" calcext:value-type="string">
            <text:p>09:27,0</text:p>
          </table:table-cell>
          <table:table-cell table:formula="of:=[.C749]+[.E748]" office:value-type="float" office:value="433143" calcext:value-type="float">
            <text:p>433143,0</text:p>
          </table:table-cell>
          <table:table-cell table:formula="of:=CONCATENATE(TEXT(INT([.E749]/(60*60*24));&quot;00&quot;);&quot; &quot;;TEXT(MOD(INT([.E749]/(60*60));24);&quot;00&quot;);&quot;:&quot;;TEXT(MOD(INT([.E749]/60);60);&quot;00&quot;);&quot;:&quot;;TEXT(MOD([.E749];60);&quot;00,0&quot;))" office:value-type="string" office:string-value="05 00:19:03,0" calcext:value-type="string">
            <text:p>05 00:19:03,0</text:p>
          </table:table-cell>
          <table:table-cell table:formula="of:=IF ([.J749]&lt;&gt;&quot;&quot;;[.J749]+[.C749];[.G748]+[.C749])" office:value-type="float" office:value="1446864521" calcext:value-type="float">
            <text:p>1446864521</text:p>
          </table:table-cell>
          <table:table-cell table:formula="of:=[.G749]/86400+DATEVALUE(&quot;1970-01-01 00:00:00&quot;)" office:value-type="date" office:date-value="2015-11-07T02:48:41" calcext:value-type="date">
            <text:p>2015/11/07 02:48:41</text:p>
          </table:table-cell>
          <table:table-cell table:number-columns-repeated="6"/>
        </table:table-row>
        <table:table-row table:style-name="ro1">
          <table:table-cell table:formula="of:=[.A749]+1" office:value-type="float" office:value="749" calcext:value-type="float">
            <text:p>749</text:p>
          </table:table-cell>
          <table:table-cell table:formula="of:=[.A750]*1000*50" office:value-type="float" office:value="37450000" calcext:value-type="float">
            <text:p>37450000</text:p>
          </table:table-cell>
          <table:table-cell office:value-type="float" office:value="566" calcext:value-type="float">
            <text:p>566,0</text:p>
          </table:table-cell>
          <table:table-cell table:style-name="ce10" table:formula="of:=CONCATENATE(TEXT(MOD(INT([.C750]/60);60);&quot;00&quot;);&quot;:&quot;;TEXT(MOD([.C750];60);&quot;00,0&quot;))" office:value-type="string" office:string-value="09:26,0" calcext:value-type="string">
            <text:p>09:26,0</text:p>
          </table:table-cell>
          <table:table-cell table:formula="of:=[.C750]+[.E749]" office:value-type="float" office:value="433709" calcext:value-type="float">
            <text:p>433709,0</text:p>
          </table:table-cell>
          <table:table-cell table:formula="of:=CONCATENATE(TEXT(INT([.E750]/(60*60*24));&quot;00&quot;);&quot; &quot;;TEXT(MOD(INT([.E750]/(60*60));24);&quot;00&quot;);&quot;:&quot;;TEXT(MOD(INT([.E750]/60);60);&quot;00&quot;);&quot;:&quot;;TEXT(MOD([.E750];60);&quot;00,0&quot;))" office:value-type="string" office:string-value="05 00:28:29,0" calcext:value-type="string">
            <text:p>05 00:28:29,0</text:p>
          </table:table-cell>
          <table:table-cell table:formula="of:=IF ([.J750]&lt;&gt;&quot;&quot;;[.J750]+[.C750];[.G749]+[.C750])" office:value-type="float" office:value="1446865087" calcext:value-type="float">
            <text:p>1446865087</text:p>
          </table:table-cell>
          <table:table-cell table:formula="of:=[.G750]/86400+DATEVALUE(&quot;1970-01-01 00:00:00&quot;)" office:value-type="date" office:date-value="2015-11-07T02:58:07" calcext:value-type="date">
            <text:p>2015/11/07 02:58:07</text:p>
          </table:table-cell>
          <table:table-cell table:number-columns-repeated="6"/>
        </table:table-row>
        <table:table-row table:style-name="ro1">
          <table:table-cell table:formula="of:=[.A750]+1" office:value-type="float" office:value="750" calcext:value-type="float">
            <text:p>750</text:p>
          </table:table-cell>
          <table:table-cell table:formula="of:=[.A751]*1000*50" office:value-type="float" office:value="37500000" calcext:value-type="float">
            <text:p>37500000</text:p>
          </table:table-cell>
          <table:table-cell office:value-type="float" office:value="568" calcext:value-type="float">
            <text:p>568,0</text:p>
          </table:table-cell>
          <table:table-cell table:style-name="ce10" table:formula="of:=CONCATENATE(TEXT(MOD(INT([.C751]/60);60);&quot;00&quot;);&quot;:&quot;;TEXT(MOD([.C751];60);&quot;00,0&quot;))" office:value-type="string" office:string-value="09:28,0" calcext:value-type="string">
            <text:p>09:28,0</text:p>
          </table:table-cell>
          <table:table-cell table:formula="of:=[.C751]+[.E750]" office:value-type="float" office:value="434277" calcext:value-type="float">
            <text:p>434277,0</text:p>
          </table:table-cell>
          <table:table-cell table:formula="of:=CONCATENATE(TEXT(INT([.E751]/(60*60*24));&quot;00&quot;);&quot; &quot;;TEXT(MOD(INT([.E751]/(60*60));24);&quot;00&quot;);&quot;:&quot;;TEXT(MOD(INT([.E751]/60);60);&quot;00&quot;);&quot;:&quot;;TEXT(MOD([.E751];60);&quot;00,0&quot;))" office:value-type="string" office:string-value="05 00:37:57,0" calcext:value-type="string">
            <text:p>05 00:37:57,0</text:p>
          </table:table-cell>
          <table:table-cell table:formula="of:=IF ([.J751]&lt;&gt;&quot;&quot;;[.J751]+[.C751];[.G750]+[.C751])" office:value-type="float" office:value="1446865655" calcext:value-type="float">
            <text:p>1446865655</text:p>
          </table:table-cell>
          <table:table-cell table:formula="of:=[.G751]/86400+DATEVALUE(&quot;1970-01-01 00:00:00&quot;)" office:value-type="date" office:date-value="2015-11-07T03:07:35" calcext:value-type="date">
            <text:p>2015/11/07 03:07:35</text:p>
          </table:table-cell>
          <table:table-cell table:number-columns-repeated="6"/>
        </table:table-row>
        <table:table-row table:style-name="ro1">
          <table:table-cell table:formula="of:=[.A751]+1" office:value-type="float" office:value="751" calcext:value-type="float">
            <text:p>751</text:p>
          </table:table-cell>
          <table:table-cell table:formula="of:=[.A752]*1000*50" office:value-type="float" office:value="37550000" calcext:value-type="float">
            <text:p>37550000</text:p>
          </table:table-cell>
          <table:table-cell office:value-type="float" office:value="624" calcext:value-type="float">
            <text:p>624,0</text:p>
          </table:table-cell>
          <table:table-cell table:style-name="ce10" table:formula="of:=CONCATENATE(TEXT(MOD(INT([.C752]/60);60);&quot;00&quot;);&quot;:&quot;;TEXT(MOD([.C752];60);&quot;00,0&quot;))" office:value-type="string" office:string-value="10:24,0" calcext:value-type="string">
            <text:p>10:24,0</text:p>
          </table:table-cell>
          <table:table-cell table:style-name="ce12" table:formula="of:=[.C752]+[.E751]" office:value-type="float" office:value="434901" calcext:value-type="float">
            <text:p>434901,0</text:p>
          </table:table-cell>
          <table:table-cell table:formula="of:=CONCATENATE(TEXT(INT([.E752]/(60*60*24));&quot;00&quot;);&quot; &quot;;TEXT(MOD(INT([.E752]/(60*60));24);&quot;00&quot;);&quot;:&quot;;TEXT(MOD(INT([.E752]/60);60);&quot;00&quot;);&quot;:&quot;;TEXT(MOD([.E752];60);&quot;00,0&quot;))" office:value-type="string" office:string-value="05 00:48:21,0" calcext:value-type="string">
            <text:p>05 00:48:21,0</text:p>
          </table:table-cell>
          <table:table-cell table:formula="of:=IF ([.J752]&lt;&gt;&quot;&quot;;[.J752]+[.C752];[.G751]+[.C752])" office:value-type="float" office:value="1446866279" calcext:value-type="float">
            <text:p>1446866279</text:p>
          </table:table-cell>
          <table:table-cell table:style-name="ce20" table:formula="of:=[.G752]/86400+DATEVALUE(&quot;1970-01-01 00:00:00&quot;)" office:value-type="date" office:date-value="2015-11-07T03:17:59" calcext:value-type="date">
            <text:p>2015/11/07 03:17:59</text:p>
          </table:table-cell>
          <table:table-cell table:number-columns-repeated="3"/>
          <table:table-cell table:style-name="ce23" office:value-type="string" calcext:value-type="string">
            <text:p>⟵</text:p>
          </table:table-cell>
          <table:table-cell table:style-name="ce30" office:value-type="string" calcext:value-type="string">
            <text:p>TZ=UTC date +"%Y/%m/%d %H:%M:%S" -d @$[<text:span text:style-name="T1">1446590825</text:span>-<text:span text:style-name="T1">159447</text:span>+<text:span text:style-name="T1">434901</text:span>] <text:span text:style-name="T2"># (em k=265)</text:span></text:p>
          </table:table-cell>
          <table:table-cell table:style-name="ce32" office:value-type="string" calcext:value-type="string">
            <text:p> = <text:span text:style-name="T1">2015/11/07 03:17:59</text:span></text:p>
          </table:table-cell>
        </table:table-row>
        <table:table-row table:style-name="ro1">
          <table:table-cell table:style-name="ce2" table:formula="of:=[.A752]+1" office:value-type="float" office:value="752" calcext:value-type="float">
            <text:p>752</text:p>
          </table:table-cell>
          <table:table-cell table:style-name="ce2" table:formula="of:=[.A753]*1000*50" office:value-type="float" office:value="37600000" calcext:value-type="float">
            <text:p>37600000</text:p>
          </table:table-cell>
          <table:table-cell table:style-name="ce6" office:value-type="float" office:value="583.3" calcext:value-type="float">
            <text:p>583,3</text:p>
          </table:table-cell>
          <table:table-cell table:style-name="ce9" table:formula="of:=CONCATENATE(TEXT(MOD(INT([.C753]/60);60);&quot;00&quot;);&quot;:&quot;;TEXT(MOD([.C753];60);&quot;00,0&quot;))" office:value-type="string" office:string-value="09:43,3" calcext:value-type="string">
            <text:p>09:43,3</text:p>
          </table:table-cell>
          <table:table-cell table:style-name="ce6" table:formula="of:=[.C753]+[.E752]" office:value-type="float" office:value="435484.3" calcext:value-type="float">
            <text:p>435484,3</text:p>
          </table:table-cell>
          <table:table-cell table:style-name="ce2" table:formula="of:=CONCATENATE(TEXT(INT([.E753]/(60*60*24));&quot;00&quot;);&quot; &quot;;TEXT(MOD(INT([.E753]/(60*60));24);&quot;00&quot;);&quot;:&quot;;TEXT(MOD(INT([.E753]/60);60);&quot;00&quot;);&quot;:&quot;;TEXT(MOD([.E753];60);&quot;00,0&quot;))" office:value-type="string" office:string-value="05 00:58:04,3" calcext:value-type="string">
            <text:p>05 00:58:04,3</text:p>
          </table:table-cell>
          <table:table-cell table:style-name="ce16" table:formula="of:=IF ([.J753]&lt;&gt;&quot;&quot;;[.J753]+[.C753];[.G752]+[.C753])" office:value-type="float" office:value="1446931679.3" calcext:value-type="float">
            <text:p>1446931679</text:p>
          </table:table-cell>
          <table:table-cell table:style-name="ce21" table:formula="of:=[.G753]/86400+DATEVALUE(&quot;1970-01-01 00:00:00&quot;)" office:value-type="date" office:date-value="2015-11-07T21:27:59.3" calcext:value-type="date">
            <text:p>2015/11/07 21:27:59</text:p>
          </table:table-cell>
          <table:table-cell table:style-name="ce22" office:value-type="string" calcext:value-type="string">
            <text:p>⟵</text:p>
          </table:table-cell>
          <table:table-cell table:style-name="ce14" table:formula="of:=([.$K753]-DATEVALUE(&quot;1970-01-01 00:00:00&quot;))*86400" office:value-type="float" office:value="1446931096" calcext:value-type="float">
            <text:p>1446931096</text:p>
          </table:table-cell>
          <table:table-cell table:style-name="ce26" office:value-type="date" office:date-value="2015-11-07T21:18:16" calcext:value-type="date">
            <text:p>2015/11/07 21:18:16 UTC</text:p>
          </table:table-cell>
          <table:table-cell table:style-name="ce23" office:value-type="string" calcext:value-type="string">
            <text:p>⟵</text:p>
          </table:table-cell>
          <table:table-cell table:style-name="ce31" office:value-type="string" calcext:value-type="string">
            <text:p>TZ=UTC date +"%Y/%m/%d %H:%M:%S" -d @<text:span text:style-name="T1">1446931679</text:span></text:p>
          </table:table-cell>
          <table:table-cell table:style-name="ce33" office:value-type="string" calcext:value-type="string">
            <text:p> = <text:span text:style-name="T1">2015/11/07 21:27:59</text:span></text:p>
          </table:table-cell>
        </table:table-row>
        <table:table-row table:style-name="ro1">
          <table:table-cell table:formula="of:=[.A753]+1" office:value-type="float" office:value="753" calcext:value-type="float">
            <text:p>753</text:p>
          </table:table-cell>
          <table:table-cell table:formula="of:=[.A754]*1000*50" office:value-type="float" office:value="37650000" calcext:value-type="float">
            <text:p>37650000</text:p>
          </table:table-cell>
          <table:table-cell office:value-type="float" office:value="559.9" calcext:value-type="float">
            <text:p>559,9</text:p>
          </table:table-cell>
          <table:table-cell table:style-name="ce10" table:formula="of:=CONCATENATE(TEXT(MOD(INT([.C754]/60);60);&quot;00&quot;);&quot;:&quot;;TEXT(MOD([.C754];60);&quot;00,0&quot;))" office:value-type="string" office:string-value="09:19,9" calcext:value-type="string">
            <text:p>09:19,9</text:p>
          </table:table-cell>
          <table:table-cell table:formula="of:=[.C754]+[.E753]" office:value-type="float" office:value="436044.2" calcext:value-type="float">
            <text:p>436044,2</text:p>
          </table:table-cell>
          <table:table-cell table:formula="of:=CONCATENATE(TEXT(INT([.E754]/(60*60*24));&quot;00&quot;);&quot; &quot;;TEXT(MOD(INT([.E754]/(60*60));24);&quot;00&quot;);&quot;:&quot;;TEXT(MOD(INT([.E754]/60);60);&quot;00&quot;);&quot;:&quot;;TEXT(MOD([.E754];60);&quot;00,0&quot;))" office:value-type="string" office:string-value="05 01:07:24,2" calcext:value-type="string">
            <text:p>05 01:07:24,2</text:p>
          </table:table-cell>
          <table:table-cell table:formula="of:=IF ([.J754]&lt;&gt;&quot;&quot;;[.J754]+[.C754];[.G753]+[.C754])" office:value-type="float" office:value="1446932239.2" calcext:value-type="float">
            <text:p>1446932239</text:p>
          </table:table-cell>
          <table:table-cell table:formula="of:=[.G754]/86400+DATEVALUE(&quot;1970-01-01 00:00:00&quot;)" office:value-type="date" office:date-value="2015-11-07T21:37:19.2" calcext:value-type="date">
            <text:p>2015/11/07 21:37:19</text:p>
          </table:table-cell>
          <table:table-cell table:number-columns-repeated="4"/>
          <table:table-cell office:value-type="string" calcext:value-type="string">
            <text:p>A partir daqui a fórmula do cálculo do TS não casa mais devido aos décimos de segundo.</text:p>
          </table:table-cell>
          <table:table-cell/>
        </table:table-row>
        <table:table-row table:style-name="ro1">
          <table:table-cell table:formula="of:=[.A754]+1" office:value-type="float" office:value="754" calcext:value-type="float">
            <text:p>754</text:p>
          </table:table-cell>
          <table:table-cell table:formula="of:=[.A755]*1000*50" office:value-type="float" office:value="37700000" calcext:value-type="float">
            <text:p>37700000</text:p>
          </table:table-cell>
          <table:table-cell office:value-type="float" office:value="556.4" calcext:value-type="float">
            <text:p>556,4</text:p>
          </table:table-cell>
          <table:table-cell table:style-name="ce10" table:formula="of:=CONCATENATE(TEXT(MOD(INT([.C755]/60);60);&quot;00&quot;);&quot;:&quot;;TEXT(MOD([.C755];60);&quot;00,0&quot;))" office:value-type="string" office:string-value="09:16,4" calcext:value-type="string">
            <text:p>09:16,4</text:p>
          </table:table-cell>
          <table:table-cell table:formula="of:=[.C755]+[.E754]" office:value-type="float" office:value="436600.6" calcext:value-type="float">
            <text:p>436600,6</text:p>
          </table:table-cell>
          <table:table-cell table:formula="of:=CONCATENATE(TEXT(INT([.E755]/(60*60*24));&quot;00&quot;);&quot; &quot;;TEXT(MOD(INT([.E755]/(60*60));24);&quot;00&quot;);&quot;:&quot;;TEXT(MOD(INT([.E755]/60);60);&quot;00&quot;);&quot;:&quot;;TEXT(MOD([.E755];60);&quot;00,0&quot;))" office:value-type="string" office:string-value="05 01:16:40,6" calcext:value-type="string">
            <text:p>05 01:16:40,6</text:p>
          </table:table-cell>
          <table:table-cell table:formula="of:=IF ([.J755]&lt;&gt;&quot;&quot;;[.J755]+[.C755];[.G754]+[.C755])" office:value-type="float" office:value="1446932795.6" calcext:value-type="float">
            <text:p>1446932796</text:p>
          </table:table-cell>
          <table:table-cell table:formula="of:=[.G755]/86400+DATEVALUE(&quot;1970-01-01 00:00:00&quot;)" office:value-type="date" office:date-value="2015-11-07T21:46:35.599999" calcext:value-type="date">
            <text:p>2015/11/07 21:46:36</text:p>
          </table:table-cell>
          <table:table-cell table:number-columns-repeated="6"/>
        </table:table-row>
        <table:table-row table:style-name="ro1">
          <table:table-cell table:formula="of:=[.A755]+1" office:value-type="float" office:value="755" calcext:value-type="float">
            <text:p>755</text:p>
          </table:table-cell>
          <table:table-cell table:formula="of:=[.A756]*1000*50" office:value-type="float" office:value="37750000" calcext:value-type="float">
            <text:p>37750000</text:p>
          </table:table-cell>
          <table:table-cell office:value-type="float" office:value="557.7" calcext:value-type="float">
            <text:p>557,7</text:p>
          </table:table-cell>
          <table:table-cell table:style-name="ce10" table:formula="of:=CONCATENATE(TEXT(MOD(INT([.C756]/60);60);&quot;00&quot;);&quot;:&quot;;TEXT(MOD([.C756];60);&quot;00,0&quot;))" office:value-type="string" office:string-value="09:17,7" calcext:value-type="string">
            <text:p>09:17,7</text:p>
          </table:table-cell>
          <table:table-cell table:formula="of:=[.C756]+[.E755]" office:value-type="float" office:value="437158.3" calcext:value-type="float">
            <text:p>437158,3</text:p>
          </table:table-cell>
          <table:table-cell table:formula="of:=CONCATENATE(TEXT(INT([.E756]/(60*60*24));&quot;00&quot;);&quot; &quot;;TEXT(MOD(INT([.E756]/(60*60));24);&quot;00&quot;);&quot;:&quot;;TEXT(MOD(INT([.E756]/60);60);&quot;00&quot;);&quot;:&quot;;TEXT(MOD([.E756];60);&quot;00,0&quot;))" office:value-type="string" office:string-value="05 01:25:58,3" calcext:value-type="string">
            <text:p>05 01:25:58,3</text:p>
          </table:table-cell>
          <table:table-cell table:formula="of:=IF ([.J756]&lt;&gt;&quot;&quot;;[.J756]+[.C756];[.G755]+[.C756])" office:value-type="float" office:value="1446933353.3" calcext:value-type="float">
            <text:p>1446933353</text:p>
          </table:table-cell>
          <table:table-cell table:formula="of:=[.G756]/86400+DATEVALUE(&quot;1970-01-01 00:00:00&quot;)" office:value-type="date" office:date-value="2015-11-07T21:55:53.3" calcext:value-type="date">
            <text:p>2015/11/07 21:55:53</text:p>
          </table:table-cell>
          <table:table-cell table:number-columns-repeated="6"/>
        </table:table-row>
        <table:table-row table:style-name="ro1">
          <table:table-cell table:formula="of:=[.A756]+1" office:value-type="float" office:value="756" calcext:value-type="float">
            <text:p>756</text:p>
          </table:table-cell>
          <table:table-cell table:formula="of:=[.A757]*1000*50" office:value-type="float" office:value="37800000" calcext:value-type="float">
            <text:p>37800000</text:p>
          </table:table-cell>
          <table:table-cell office:value-type="float" office:value="565.6" calcext:value-type="float">
            <text:p>565,6</text:p>
          </table:table-cell>
          <table:table-cell table:style-name="ce10" table:formula="of:=CONCATENATE(TEXT(MOD(INT([.C757]/60);60);&quot;00&quot;);&quot;:&quot;;TEXT(MOD([.C757];60);&quot;00,0&quot;))" office:value-type="string" office:string-value="09:25,6" calcext:value-type="string">
            <text:p>09:25,6</text:p>
          </table:table-cell>
          <table:table-cell table:formula="of:=[.C757]+[.E756]" office:value-type="float" office:value="437723.9" calcext:value-type="float">
            <text:p>437723,9</text:p>
          </table:table-cell>
          <table:table-cell table:formula="of:=CONCATENATE(TEXT(INT([.E757]/(60*60*24));&quot;00&quot;);&quot; &quot;;TEXT(MOD(INT([.E757]/(60*60));24);&quot;00&quot;);&quot;:&quot;;TEXT(MOD(INT([.E757]/60);60);&quot;00&quot;);&quot;:&quot;;TEXT(MOD([.E757];60);&quot;00,0&quot;))" office:value-type="string" office:string-value="05 01:35:23,9" calcext:value-type="string">
            <text:p>05 01:35:23,9</text:p>
          </table:table-cell>
          <table:table-cell table:formula="of:=IF ([.J757]&lt;&gt;&quot;&quot;;[.J757]+[.C757];[.G756]+[.C757])" office:value-type="float" office:value="1446933918.9" calcext:value-type="float">
            <text:p>1446933919</text:p>
          </table:table-cell>
          <table:table-cell table:formula="of:=[.G757]/86400+DATEVALUE(&quot;1970-01-01 00:00:00&quot;)" office:value-type="date" office:date-value="2015-11-07T22:05:18.899999" calcext:value-type="date">
            <text:p>2015/11/07 22:05:19</text:p>
          </table:table-cell>
          <table:table-cell table:number-columns-repeated="6"/>
        </table:table-row>
        <table:table-row table:style-name="ro1">
          <table:table-cell table:formula="of:=[.A757]+1" office:value-type="float" office:value="757" calcext:value-type="float">
            <text:p>757</text:p>
          </table:table-cell>
          <table:table-cell table:formula="of:=[.A758]*1000*50" office:value-type="float" office:value="37850000" calcext:value-type="float">
            <text:p>37850000</text:p>
          </table:table-cell>
          <table:table-cell office:value-type="float" office:value="570.1" calcext:value-type="float">
            <text:p>570,1</text:p>
          </table:table-cell>
          <table:table-cell table:style-name="ce10" table:formula="of:=CONCATENATE(TEXT(MOD(INT([.C758]/60);60);&quot;00&quot;);&quot;:&quot;;TEXT(MOD([.C758];60);&quot;00,0&quot;))" office:value-type="string" office:string-value="09:30,1" calcext:value-type="string">
            <text:p>09:30,1</text:p>
          </table:table-cell>
          <table:table-cell table:formula="of:=[.C758]+[.E757]" office:value-type="float" office:value="438294" calcext:value-type="float">
            <text:p>438294,0</text:p>
          </table:table-cell>
          <table:table-cell table:formula="of:=CONCATENATE(TEXT(INT([.E758]/(60*60*24));&quot;00&quot;);&quot; &quot;;TEXT(MOD(INT([.E758]/(60*60));24);&quot;00&quot;);&quot;:&quot;;TEXT(MOD(INT([.E758]/60);60);&quot;00&quot;);&quot;:&quot;;TEXT(MOD([.E758];60);&quot;00,0&quot;))" office:value-type="string" office:string-value="05 01:44:54,0" calcext:value-type="string">
            <text:p>05 01:44:54,0</text:p>
          </table:table-cell>
          <table:table-cell table:formula="of:=IF ([.J758]&lt;&gt;&quot;&quot;;[.J758]+[.C758];[.G757]+[.C758])" office:value-type="float" office:value="1446934489" calcext:value-type="float">
            <text:p>1446934489</text:p>
          </table:table-cell>
          <table:table-cell table:formula="of:=[.G758]/86400+DATEVALUE(&quot;1970-01-01 00:00:00&quot;)" office:value-type="date" office:date-value="2015-11-07T22:14:49" calcext:value-type="date">
            <text:p>2015/11/07 22:14:49</text:p>
          </table:table-cell>
          <table:table-cell table:number-columns-repeated="6"/>
        </table:table-row>
        <table:table-row table:style-name="ro1">
          <table:table-cell table:formula="of:=[.A758]+1" office:value-type="float" office:value="758" calcext:value-type="float">
            <text:p>758</text:p>
          </table:table-cell>
          <table:table-cell table:formula="of:=[.A759]*1000*50" office:value-type="float" office:value="37900000" calcext:value-type="float">
            <text:p>37900000</text:p>
          </table:table-cell>
          <table:table-cell office:value-type="float" office:value="604.7" calcext:value-type="float">
            <text:p>604,7</text:p>
          </table:table-cell>
          <table:table-cell table:style-name="ce10" table:formula="of:=CONCATENATE(TEXT(MOD(INT([.C759]/60);60);&quot;00&quot;);&quot;:&quot;;TEXT(MOD([.C759];60);&quot;00,0&quot;))" office:value-type="string" office:string-value="10:04,7" calcext:value-type="string">
            <text:p>10:04,7</text:p>
          </table:table-cell>
          <table:table-cell table:formula="of:=[.C759]+[.E758]" office:value-type="float" office:value="438898.7" calcext:value-type="float">
            <text:p>438898,7</text:p>
          </table:table-cell>
          <table:table-cell table:formula="of:=CONCATENATE(TEXT(INT([.E759]/(60*60*24));&quot;00&quot;);&quot; &quot;;TEXT(MOD(INT([.E759]/(60*60));24);&quot;00&quot;);&quot;:&quot;;TEXT(MOD(INT([.E759]/60);60);&quot;00&quot;);&quot;:&quot;;TEXT(MOD([.E759];60);&quot;00,0&quot;))" office:value-type="string" office:string-value="05 01:54:58,7" calcext:value-type="string">
            <text:p>05 01:54:58,7</text:p>
          </table:table-cell>
          <table:table-cell table:formula="of:=IF ([.J759]&lt;&gt;&quot;&quot;;[.J759]+[.C759];[.G758]+[.C759])" office:value-type="float" office:value="1446935093.7" calcext:value-type="float">
            <text:p>1446935094</text:p>
          </table:table-cell>
          <table:table-cell table:formula="of:=[.G759]/86400+DATEVALUE(&quot;1970-01-01 00:00:00&quot;)" office:value-type="date" office:date-value="2015-11-07T22:24:53.7" calcext:value-type="date">
            <text:p>2015/11/07 22:24:54</text:p>
          </table:table-cell>
          <table:table-cell table:number-columns-repeated="6"/>
        </table:table-row>
        <table:table-row table:style-name="ro1">
          <table:table-cell table:formula="of:=[.A759]+1" office:value-type="float" office:value="759" calcext:value-type="float">
            <text:p>759</text:p>
          </table:table-cell>
          <table:table-cell table:formula="of:=[.A760]*1000*50" office:value-type="float" office:value="37950000" calcext:value-type="float">
            <text:p>37950000</text:p>
          </table:table-cell>
          <table:table-cell office:value-type="float" office:value="595" calcext:value-type="float">
            <text:p>595,0</text:p>
          </table:table-cell>
          <table:table-cell table:style-name="ce10" table:formula="of:=CONCATENATE(TEXT(MOD(INT([.C760]/60);60);&quot;00&quot;);&quot;:&quot;;TEXT(MOD([.C760];60);&quot;00,0&quot;))" office:value-type="string" office:string-value="09:55,0" calcext:value-type="string">
            <text:p>09:55,0</text:p>
          </table:table-cell>
          <table:table-cell table:formula="of:=[.C760]+[.E759]" office:value-type="float" office:value="439493.7" calcext:value-type="float">
            <text:p>439493,7</text:p>
          </table:table-cell>
          <table:table-cell table:formula="of:=CONCATENATE(TEXT(INT([.E760]/(60*60*24));&quot;00&quot;);&quot; &quot;;TEXT(MOD(INT([.E760]/(60*60));24);&quot;00&quot;);&quot;:&quot;;TEXT(MOD(INT([.E760]/60);60);&quot;00&quot;);&quot;:&quot;;TEXT(MOD([.E760];60);&quot;00,0&quot;))" office:value-type="string" office:string-value="05 02:04:53,7" calcext:value-type="string">
            <text:p>05 02:04:53,7</text:p>
          </table:table-cell>
          <table:table-cell table:formula="of:=IF ([.J760]&lt;&gt;&quot;&quot;;[.J760]+[.C760];[.G759]+[.C760])" office:value-type="float" office:value="1446935688.7" calcext:value-type="float">
            <text:p>1446935689</text:p>
          </table:table-cell>
          <table:table-cell table:formula="of:=[.G760]/86400+DATEVALUE(&quot;1970-01-01 00:00:00&quot;)" office:value-type="date" office:date-value="2015-11-07T22:34:48.699999" calcext:value-type="date">
            <text:p>2015/11/07 22:34:49</text:p>
          </table:table-cell>
          <table:table-cell table:number-columns-repeated="6"/>
        </table:table-row>
        <table:table-row table:style-name="ro1">
          <table:table-cell table:formula="of:=[.A760]+1" office:value-type="float" office:value="760" calcext:value-type="float">
            <text:p>760</text:p>
          </table:table-cell>
          <table:table-cell table:formula="of:=[.A761]*1000*50" office:value-type="float" office:value="38000000" calcext:value-type="float">
            <text:p>38000000</text:p>
          </table:table-cell>
          <table:table-cell office:value-type="float" office:value="569.1" calcext:value-type="float">
            <text:p>569,1</text:p>
          </table:table-cell>
          <table:table-cell table:style-name="ce10" table:formula="of:=CONCATENATE(TEXT(MOD(INT([.C761]/60);60);&quot;00&quot;);&quot;:&quot;;TEXT(MOD([.C761];60);&quot;00,0&quot;))" office:value-type="string" office:string-value="09:29,1" calcext:value-type="string">
            <text:p>09:29,1</text:p>
          </table:table-cell>
          <table:table-cell table:formula="of:=[.C761]+[.E760]" office:value-type="float" office:value="440062.8" calcext:value-type="float">
            <text:p>440062,8</text:p>
          </table:table-cell>
          <table:table-cell table:formula="of:=CONCATENATE(TEXT(INT([.E761]/(60*60*24));&quot;00&quot;);&quot; &quot;;TEXT(MOD(INT([.E761]/(60*60));24);&quot;00&quot;);&quot;:&quot;;TEXT(MOD(INT([.E761]/60);60);&quot;00&quot;);&quot;:&quot;;TEXT(MOD([.E761];60);&quot;00,0&quot;))" office:value-type="string" office:string-value="05 02:14:22,8" calcext:value-type="string">
            <text:p>05 02:14:22,8</text:p>
          </table:table-cell>
          <table:table-cell table:formula="of:=IF ([.J761]&lt;&gt;&quot;&quot;;[.J761]+[.C761];[.G760]+[.C761])" office:value-type="float" office:value="1446936257.8" calcext:value-type="float">
            <text:p>1446936258</text:p>
          </table:table-cell>
          <table:table-cell table:formula="of:=[.G761]/86400+DATEVALUE(&quot;1970-01-01 00:00:00&quot;)" office:value-type="date" office:date-value="2015-11-07T22:44:17.8" calcext:value-type="date">
            <text:p>2015/11/07 22:44:18</text:p>
          </table:table-cell>
          <table:table-cell table:number-columns-repeated="6"/>
        </table:table-row>
        <table:table-row table:style-name="ro1">
          <table:table-cell table:formula="of:=[.A761]+1" office:value-type="float" office:value="761" calcext:value-type="float">
            <text:p>761</text:p>
          </table:table-cell>
          <table:table-cell table:formula="of:=[.A762]*1000*50" office:value-type="float" office:value="38050000" calcext:value-type="float">
            <text:p>38050000</text:p>
          </table:table-cell>
          <table:table-cell office:value-type="float" office:value="563.3" calcext:value-type="float">
            <text:p>563,3</text:p>
          </table:table-cell>
          <table:table-cell table:style-name="ce10" table:formula="of:=CONCATENATE(TEXT(MOD(INT([.C762]/60);60);&quot;00&quot;);&quot;:&quot;;TEXT(MOD([.C762];60);&quot;00,0&quot;))" office:value-type="string" office:string-value="09:23,3" calcext:value-type="string">
            <text:p>09:23,3</text:p>
          </table:table-cell>
          <table:table-cell table:formula="of:=[.C762]+[.E761]" office:value-type="float" office:value="440626.1" calcext:value-type="float">
            <text:p>440626,1</text:p>
          </table:table-cell>
          <table:table-cell table:formula="of:=CONCATENATE(TEXT(INT([.E762]/(60*60*24));&quot;00&quot;);&quot; &quot;;TEXT(MOD(INT([.E762]/(60*60));24);&quot;00&quot;);&quot;:&quot;;TEXT(MOD(INT([.E762]/60);60);&quot;00&quot;);&quot;:&quot;;TEXT(MOD([.E762];60);&quot;00,0&quot;))" office:value-type="string" office:string-value="05 02:23:46,1" calcext:value-type="string">
            <text:p>05 02:23:46,1</text:p>
          </table:table-cell>
          <table:table-cell table:formula="of:=IF ([.J762]&lt;&gt;&quot;&quot;;[.J762]+[.C762];[.G761]+[.C762])" office:value-type="float" office:value="1446936821.1" calcext:value-type="float">
            <text:p>1446936821</text:p>
          </table:table-cell>
          <table:table-cell table:formula="of:=[.G762]/86400+DATEVALUE(&quot;1970-01-01 00:00:00&quot;)" office:value-type="date" office:date-value="2015-11-07T22:53:41.1" calcext:value-type="date">
            <text:p>2015/11/07 22:53:41</text:p>
          </table:table-cell>
          <table:table-cell table:number-columns-repeated="6"/>
        </table:table-row>
        <table:table-row table:style-name="ro1">
          <table:table-cell table:formula="of:=[.A762]+1" office:value-type="float" office:value="762" calcext:value-type="float">
            <text:p>762</text:p>
          </table:table-cell>
          <table:table-cell table:formula="of:=[.A763]*1000*50" office:value-type="float" office:value="38100000" calcext:value-type="float">
            <text:p>38100000</text:p>
          </table:table-cell>
          <table:table-cell office:value-type="float" office:value="563.3" calcext:value-type="float">
            <text:p>563,3</text:p>
          </table:table-cell>
          <table:table-cell table:style-name="ce10" table:formula="of:=CONCATENATE(TEXT(MOD(INT([.C763]/60);60);&quot;00&quot;);&quot;:&quot;;TEXT(MOD([.C763];60);&quot;00,0&quot;))" office:value-type="string" office:string-value="09:23,3" calcext:value-type="string">
            <text:p>09:23,3</text:p>
          </table:table-cell>
          <table:table-cell table:formula="of:=[.C763]+[.E762]" office:value-type="float" office:value="441189.4" calcext:value-type="float">
            <text:p>441189,4</text:p>
          </table:table-cell>
          <table:table-cell table:formula="of:=CONCATENATE(TEXT(INT([.E763]/(60*60*24));&quot;00&quot;);&quot; &quot;;TEXT(MOD(INT([.E763]/(60*60));24);&quot;00&quot;);&quot;:&quot;;TEXT(MOD(INT([.E763]/60);60);&quot;00&quot;);&quot;:&quot;;TEXT(MOD([.E763];60);&quot;00,0&quot;))" office:value-type="string" office:string-value="05 02:33:09,4" calcext:value-type="string">
            <text:p>05 02:33:09,4</text:p>
          </table:table-cell>
          <table:table-cell table:formula="of:=IF ([.J763]&lt;&gt;&quot;&quot;;[.J763]+[.C763];[.G762]+[.C763])" office:value-type="float" office:value="1446937384.4" calcext:value-type="float">
            <text:p>1446937384</text:p>
          </table:table-cell>
          <table:table-cell table:formula="of:=[.G763]/86400+DATEVALUE(&quot;1970-01-01 00:00:00&quot;)" office:value-type="date" office:date-value="2015-11-07T23:03:04.4" calcext:value-type="date">
            <text:p>2015/11/07 23:03:04</text:p>
          </table:table-cell>
          <table:table-cell table:number-columns-repeated="6"/>
        </table:table-row>
        <table:table-row table:style-name="ro1">
          <table:table-cell table:formula="of:=[.A763]+1" office:value-type="float" office:value="763" calcext:value-type="float">
            <text:p>763</text:p>
          </table:table-cell>
          <table:table-cell table:formula="of:=[.A764]*1000*50" office:value-type="float" office:value="38150000" calcext:value-type="float">
            <text:p>38150000</text:p>
          </table:table-cell>
          <table:table-cell office:value-type="float" office:value="563.7" calcext:value-type="float">
            <text:p>563,7</text:p>
          </table:table-cell>
          <table:table-cell table:style-name="ce10" table:formula="of:=CONCATENATE(TEXT(MOD(INT([.C764]/60);60);&quot;00&quot;);&quot;:&quot;;TEXT(MOD([.C764];60);&quot;00,0&quot;))" office:value-type="string" office:string-value="09:23,7" calcext:value-type="string">
            <text:p>09:23,7</text:p>
          </table:table-cell>
          <table:table-cell table:formula="of:=[.C764]+[.E763]" office:value-type="float" office:value="441753.1" calcext:value-type="float">
            <text:p>441753,1</text:p>
          </table:table-cell>
          <table:table-cell table:formula="of:=CONCATENATE(TEXT(INT([.E764]/(60*60*24));&quot;00&quot;);&quot; &quot;;TEXT(MOD(INT([.E764]/(60*60));24);&quot;00&quot;);&quot;:&quot;;TEXT(MOD(INT([.E764]/60);60);&quot;00&quot;);&quot;:&quot;;TEXT(MOD([.E764];60);&quot;00,0&quot;))" office:value-type="string" office:string-value="05 02:42:33,1" calcext:value-type="string">
            <text:p>05 02:42:33,1</text:p>
          </table:table-cell>
          <table:table-cell table:formula="of:=IF ([.J764]&lt;&gt;&quot;&quot;;[.J764]+[.C764];[.G763]+[.C764])" office:value-type="float" office:value="1446937948.1" calcext:value-type="float">
            <text:p>1446937948</text:p>
          </table:table-cell>
          <table:table-cell table:formula="of:=[.G764]/86400+DATEVALUE(&quot;1970-01-01 00:00:00&quot;)" office:value-type="date" office:date-value="2015-11-07T23:12:28.1" calcext:value-type="date">
            <text:p>2015/11/07 23:12:28</text:p>
          </table:table-cell>
          <table:table-cell table:number-columns-repeated="6"/>
        </table:table-row>
        <table:table-row table:style-name="ro1">
          <table:table-cell table:formula="of:=[.A764]+1" office:value-type="float" office:value="764" calcext:value-type="float">
            <text:p>764</text:p>
          </table:table-cell>
          <table:table-cell table:formula="of:=[.A765]*1000*50" office:value-type="float" office:value="38200000" calcext:value-type="float">
            <text:p>38200000</text:p>
          </table:table-cell>
          <table:table-cell office:value-type="float" office:value="577.6" calcext:value-type="float">
            <text:p>577,6</text:p>
          </table:table-cell>
          <table:table-cell table:style-name="ce10" table:formula="of:=CONCATENATE(TEXT(MOD(INT([.C765]/60);60);&quot;00&quot;);&quot;:&quot;;TEXT(MOD([.C765];60);&quot;00,0&quot;))" office:value-type="string" office:string-value="09:37,6" calcext:value-type="string">
            <text:p>09:37,6</text:p>
          </table:table-cell>
          <table:table-cell table:formula="of:=[.C765]+[.E764]" office:value-type="float" office:value="442330.7" calcext:value-type="float">
            <text:p>442330,7</text:p>
          </table:table-cell>
          <table:table-cell table:formula="of:=CONCATENATE(TEXT(INT([.E765]/(60*60*24));&quot;00&quot;);&quot; &quot;;TEXT(MOD(INT([.E765]/(60*60));24);&quot;00&quot;);&quot;:&quot;;TEXT(MOD(INT([.E765]/60);60);&quot;00&quot;);&quot;:&quot;;TEXT(MOD([.E765];60);&quot;00,0&quot;))" office:value-type="string" office:string-value="05 02:52:10,7" calcext:value-type="string">
            <text:p>05 02:52:10,7</text:p>
          </table:table-cell>
          <table:table-cell table:formula="of:=IF ([.J765]&lt;&gt;&quot;&quot;;[.J765]+[.C765];[.G764]+[.C765])" office:value-type="float" office:value="1446938525.7" calcext:value-type="float">
            <text:p>1446938526</text:p>
          </table:table-cell>
          <table:table-cell table:formula="of:=[.G765]/86400+DATEVALUE(&quot;1970-01-01 00:00:00&quot;)" office:value-type="date" office:date-value="2015-11-07T23:22:05.699999" calcext:value-type="date">
            <text:p>2015/11/07 23:22:06</text:p>
          </table:table-cell>
          <table:table-cell table:number-columns-repeated="6"/>
        </table:table-row>
        <table:table-row table:style-name="ro1">
          <table:table-cell table:formula="of:=[.A765]+1" office:value-type="float" office:value="765" calcext:value-type="float">
            <text:p>765</text:p>
          </table:table-cell>
          <table:table-cell table:formula="of:=[.A766]*1000*50" office:value-type="float" office:value="38250000" calcext:value-type="float">
            <text:p>38250000</text:p>
          </table:table-cell>
          <table:table-cell office:value-type="float" office:value="656.6" calcext:value-type="float">
            <text:p>656,6</text:p>
          </table:table-cell>
          <table:table-cell table:style-name="ce10" table:formula="of:=CONCATENATE(TEXT(MOD(INT([.C766]/60);60);&quot;00&quot;);&quot;:&quot;;TEXT(MOD([.C766];60);&quot;00,0&quot;))" office:value-type="string" office:string-value="10:56,6" calcext:value-type="string">
            <text:p>10:56,6</text:p>
          </table:table-cell>
          <table:table-cell table:formula="of:=[.C766]+[.E765]" office:value-type="float" office:value="442987.3" calcext:value-type="float">
            <text:p>442987,3</text:p>
          </table:table-cell>
          <table:table-cell table:formula="of:=CONCATENATE(TEXT(INT([.E766]/(60*60*24));&quot;00&quot;);&quot; &quot;;TEXT(MOD(INT([.E766]/(60*60));24);&quot;00&quot;);&quot;:&quot;;TEXT(MOD(INT([.E766]/60);60);&quot;00&quot;);&quot;:&quot;;TEXT(MOD([.E766];60);&quot;00,0&quot;))" office:value-type="string" office:string-value="05 03:03:07,3" calcext:value-type="string">
            <text:p>05 03:03:07,3</text:p>
          </table:table-cell>
          <table:table-cell table:formula="of:=IF ([.J766]&lt;&gt;&quot;&quot;;[.J766]+[.C766];[.G765]+[.C766])" office:value-type="float" office:value="1446939182.3" calcext:value-type="float">
            <text:p>1446939182</text:p>
          </table:table-cell>
          <table:table-cell table:formula="of:=[.G766]/86400+DATEVALUE(&quot;1970-01-01 00:00:00&quot;)" office:value-type="date" office:date-value="2015-11-07T23:33:02.3" calcext:value-type="date">
            <text:p>2015/11/07 23:33:02</text:p>
          </table:table-cell>
          <table:table-cell table:number-columns-repeated="6"/>
        </table:table-row>
        <table:table-row table:style-name="ro1">
          <table:table-cell table:formula="of:=[.A766]+1" office:value-type="float" office:value="766" calcext:value-type="float">
            <text:p>766</text:p>
          </table:table-cell>
          <table:table-cell table:formula="of:=[.A767]*1000*50" office:value-type="float" office:value="38300000" calcext:value-type="float">
            <text:p>38300000</text:p>
          </table:table-cell>
          <table:table-cell office:value-type="float" office:value="612.9" calcext:value-type="float">
            <text:p>612,9</text:p>
          </table:table-cell>
          <table:table-cell table:style-name="ce10" table:formula="of:=CONCATENATE(TEXT(MOD(INT([.C767]/60);60);&quot;00&quot;);&quot;:&quot;;TEXT(MOD([.C767];60);&quot;00,0&quot;))" office:value-type="string" office:string-value="10:12,9" calcext:value-type="string">
            <text:p>10:12,9</text:p>
          </table:table-cell>
          <table:table-cell table:formula="of:=[.C767]+[.E766]" office:value-type="float" office:value="443600.2" calcext:value-type="float">
            <text:p>443600,2</text:p>
          </table:table-cell>
          <table:table-cell table:formula="of:=CONCATENATE(TEXT(INT([.E767]/(60*60*24));&quot;00&quot;);&quot; &quot;;TEXT(MOD(INT([.E767]/(60*60));24);&quot;00&quot;);&quot;:&quot;;TEXT(MOD(INT([.E767]/60);60);&quot;00&quot;);&quot;:&quot;;TEXT(MOD([.E767];60);&quot;00,0&quot;))" office:value-type="string" office:string-value="05 03:13:20,2" calcext:value-type="string">
            <text:p>05 03:13:20,2</text:p>
          </table:table-cell>
          <table:table-cell table:formula="of:=IF ([.J767]&lt;&gt;&quot;&quot;;[.J767]+[.C767];[.G766]+[.C767])" office:value-type="float" office:value="1446939795.2" calcext:value-type="float">
            <text:p>1446939795</text:p>
          </table:table-cell>
          <table:table-cell table:formula="of:=[.G767]/86400+DATEVALUE(&quot;1970-01-01 00:00:00&quot;)" office:value-type="date" office:date-value="2015-11-07T23:43:15.2" calcext:value-type="date">
            <text:p>2015/11/07 23:43:15</text:p>
          </table:table-cell>
          <table:table-cell table:number-columns-repeated="6"/>
        </table:table-row>
        <table:table-row table:style-name="ro1">
          <table:table-cell table:formula="of:=[.A767]+1" office:value-type="float" office:value="767" calcext:value-type="float">
            <text:p>767</text:p>
          </table:table-cell>
          <table:table-cell table:formula="of:=[.A768]*1000*50" office:value-type="float" office:value="38350000" calcext:value-type="float">
            <text:p>38350000</text:p>
          </table:table-cell>
          <table:table-cell office:value-type="float" office:value="566.9" calcext:value-type="float">
            <text:p>566,9</text:p>
          </table:table-cell>
          <table:table-cell table:style-name="ce10" table:formula="of:=CONCATENATE(TEXT(MOD(INT([.C768]/60);60);&quot;00&quot;);&quot;:&quot;;TEXT(MOD([.C768];60);&quot;00,0&quot;))" office:value-type="string" office:string-value="09:26,9" calcext:value-type="string">
            <text:p>09:26,9</text:p>
          </table:table-cell>
          <table:table-cell table:formula="of:=[.C768]+[.E767]" office:value-type="float" office:value="444167.1" calcext:value-type="float">
            <text:p>444167,1</text:p>
          </table:table-cell>
          <table:table-cell table:formula="of:=CONCATENATE(TEXT(INT([.E768]/(60*60*24));&quot;00&quot;);&quot; &quot;;TEXT(MOD(INT([.E768]/(60*60));24);&quot;00&quot;);&quot;:&quot;;TEXT(MOD(INT([.E768]/60);60);&quot;00&quot;);&quot;:&quot;;TEXT(MOD([.E768];60);&quot;00,0&quot;))" office:value-type="string" office:string-value="05 03:22:47,1" calcext:value-type="string">
            <text:p>05 03:22:47,1</text:p>
          </table:table-cell>
          <table:table-cell table:formula="of:=IF ([.J768]&lt;&gt;&quot;&quot;;[.J768]+[.C768];[.G767]+[.C768])" office:value-type="float" office:value="1446940362.1" calcext:value-type="float">
            <text:p>1446940362</text:p>
          </table:table-cell>
          <table:table-cell table:formula="of:=[.G768]/86400+DATEVALUE(&quot;1970-01-01 00:00:00&quot;)" office:value-type="date" office:date-value="2015-11-07T23:52:42.1" calcext:value-type="date">
            <text:p>2015/11/07 23:52:42</text:p>
          </table:table-cell>
          <table:table-cell table:number-columns-repeated="6"/>
        </table:table-row>
        <table:table-row table:style-name="ro1">
          <table:table-cell table:formula="of:=[.A768]+1" office:value-type="float" office:value="768" calcext:value-type="float">
            <text:p>768</text:p>
          </table:table-cell>
          <table:table-cell table:formula="of:=[.A769]*1000*50" office:value-type="float" office:value="38400000" calcext:value-type="float">
            <text:p>38400000</text:p>
          </table:table-cell>
          <table:table-cell office:value-type="float" office:value="672.1" calcext:value-type="float">
            <text:p>672,1</text:p>
          </table:table-cell>
          <table:table-cell table:style-name="ce10" table:formula="of:=CONCATENATE(TEXT(MOD(INT([.C769]/60);60);&quot;00&quot;);&quot;:&quot;;TEXT(MOD([.C769];60);&quot;00,0&quot;))" office:value-type="string" office:string-value="11:12,1" calcext:value-type="string">
            <text:p>11:12,1</text:p>
          </table:table-cell>
          <table:table-cell table:formula="of:=[.C769]+[.E768]" office:value-type="float" office:value="444839.2" calcext:value-type="float">
            <text:p>444839,2</text:p>
          </table:table-cell>
          <table:table-cell table:formula="of:=CONCATENATE(TEXT(INT([.E769]/(60*60*24));&quot;00&quot;);&quot; &quot;;TEXT(MOD(INT([.E769]/(60*60));24);&quot;00&quot;);&quot;:&quot;;TEXT(MOD(INT([.E769]/60);60);&quot;00&quot;);&quot;:&quot;;TEXT(MOD([.E769];60);&quot;00,0&quot;))" office:value-type="string" office:string-value="05 03:33:59,2" calcext:value-type="string">
            <text:p>05 03:33:59,2</text:p>
          </table:table-cell>
          <table:table-cell table:formula="of:=IF ([.J769]&lt;&gt;&quot;&quot;;[.J769]+[.C769];[.G768]+[.C769])" office:value-type="float" office:value="1446941034.2" calcext:value-type="float">
            <text:p>1446941034</text:p>
          </table:table-cell>
          <table:table-cell table:formula="of:=[.G769]/86400+DATEVALUE(&quot;1970-01-01 00:00:00&quot;)" office:value-type="date" office:date-value="2015-11-08T00:03:54.2" calcext:value-type="date">
            <text:p>2015/11/08 00:03:54</text:p>
          </table:table-cell>
          <table:table-cell table:number-columns-repeated="6"/>
        </table:table-row>
        <table:table-row table:style-name="ro1">
          <table:table-cell table:formula="of:=[.A769]+1" office:value-type="float" office:value="769" calcext:value-type="float">
            <text:p>769</text:p>
          </table:table-cell>
          <table:table-cell table:formula="of:=[.A770]*1000*50" office:value-type="float" office:value="38450000" calcext:value-type="float">
            <text:p>38450000</text:p>
          </table:table-cell>
          <table:table-cell office:value-type="float" office:value="711.3" calcext:value-type="float">
            <text:p>711,3</text:p>
          </table:table-cell>
          <table:table-cell table:style-name="ce10" table:formula="of:=CONCATENATE(TEXT(MOD(INT([.C770]/60);60);&quot;00&quot;);&quot;:&quot;;TEXT(MOD([.C770];60);&quot;00,0&quot;))" office:value-type="string" office:string-value="11:51,3" calcext:value-type="string">
            <text:p>11:51,3</text:p>
          </table:table-cell>
          <table:table-cell table:formula="of:=[.C770]+[.E769]" office:value-type="float" office:value="445550.5" calcext:value-type="float">
            <text:p>445550,5</text:p>
          </table:table-cell>
          <table:table-cell table:formula="of:=CONCATENATE(TEXT(INT([.E770]/(60*60*24));&quot;00&quot;);&quot; &quot;;TEXT(MOD(INT([.E770]/(60*60));24);&quot;00&quot;);&quot;:&quot;;TEXT(MOD(INT([.E770]/60);60);&quot;00&quot;);&quot;:&quot;;TEXT(MOD([.E770];60);&quot;00,0&quot;))" office:value-type="string" office:string-value="05 03:45:50,5" calcext:value-type="string">
            <text:p>05 03:45:50,5</text:p>
          </table:table-cell>
          <table:table-cell table:formula="of:=IF ([.J770]&lt;&gt;&quot;&quot;;[.J770]+[.C770];[.G769]+[.C770])" office:value-type="float" office:value="1446941745.5" calcext:value-type="float">
            <text:p>1446941746</text:p>
          </table:table-cell>
          <table:table-cell table:formula="of:=[.G770]/86400+DATEVALUE(&quot;1970-01-01 00:00:00&quot;)" office:value-type="date" office:date-value="2015-11-08T00:15:45.499999" calcext:value-type="date">
            <text:p>2015/11/08 00:15:45</text:p>
          </table:table-cell>
          <table:table-cell table:number-columns-repeated="6"/>
        </table:table-row>
        <table:table-row table:style-name="ro1">
          <table:table-cell table:formula="of:=[.A770]+1" office:value-type="float" office:value="770" calcext:value-type="float">
            <text:p>770</text:p>
          </table:table-cell>
          <table:table-cell table:formula="of:=[.A771]*1000*50" office:value-type="float" office:value="38500000" calcext:value-type="float">
            <text:p>38500000</text:p>
          </table:table-cell>
          <table:table-cell office:value-type="float" office:value="633.4" calcext:value-type="float">
            <text:p>633,4</text:p>
          </table:table-cell>
          <table:table-cell table:style-name="ce10" table:formula="of:=CONCATENATE(TEXT(MOD(INT([.C771]/60);60);&quot;00&quot;);&quot;:&quot;;TEXT(MOD([.C771];60);&quot;00,0&quot;))" office:value-type="string" office:string-value="10:33,4" calcext:value-type="string">
            <text:p>10:33,4</text:p>
          </table:table-cell>
          <table:table-cell table:formula="of:=[.C771]+[.E770]" office:value-type="float" office:value="446183.9" calcext:value-type="float">
            <text:p>446183,9</text:p>
          </table:table-cell>
          <table:table-cell table:formula="of:=CONCATENATE(TEXT(INT([.E771]/(60*60*24));&quot;00&quot;);&quot; &quot;;TEXT(MOD(INT([.E771]/(60*60));24);&quot;00&quot;);&quot;:&quot;;TEXT(MOD(INT([.E771]/60);60);&quot;00&quot;);&quot;:&quot;;TEXT(MOD([.E771];60);&quot;00,0&quot;))" office:value-type="string" office:string-value="05 03:56:23,9" calcext:value-type="string">
            <text:p>05 03:56:23,9</text:p>
          </table:table-cell>
          <table:table-cell table:formula="of:=IF ([.J771]&lt;&gt;&quot;&quot;;[.J771]+[.C771];[.G770]+[.C771])" office:value-type="float" office:value="1446942378.9" calcext:value-type="float">
            <text:p>1446942379</text:p>
          </table:table-cell>
          <table:table-cell table:formula="of:=[.G771]/86400+DATEVALUE(&quot;1970-01-01 00:00:00&quot;)" office:value-type="date" office:date-value="2015-11-08T00:26:18.899999" calcext:value-type="date">
            <text:p>2015/11/08 00:26:19</text:p>
          </table:table-cell>
          <table:table-cell table:number-columns-repeated="6"/>
        </table:table-row>
        <table:table-row table:style-name="ro1">
          <table:table-cell table:formula="of:=[.A771]+1" office:value-type="float" office:value="771" calcext:value-type="float">
            <text:p>771</text:p>
          </table:table-cell>
          <table:table-cell table:formula="of:=[.A772]*1000*50" office:value-type="float" office:value="38550000" calcext:value-type="float">
            <text:p>38550000</text:p>
          </table:table-cell>
          <table:table-cell office:value-type="float" office:value="615.8" calcext:value-type="float">
            <text:p>615,8</text:p>
          </table:table-cell>
          <table:table-cell table:style-name="ce10" table:formula="of:=CONCATENATE(TEXT(MOD(INT([.C772]/60);60);&quot;00&quot;);&quot;:&quot;;TEXT(MOD([.C772];60);&quot;00,0&quot;))" office:value-type="string" office:string-value="10:15,8" calcext:value-type="string">
            <text:p>10:15,8</text:p>
          </table:table-cell>
          <table:table-cell table:formula="of:=[.C772]+[.E771]" office:value-type="float" office:value="446799.7" calcext:value-type="float">
            <text:p>446799,7</text:p>
          </table:table-cell>
          <table:table-cell table:formula="of:=CONCATENATE(TEXT(INT([.E772]/(60*60*24));&quot;00&quot;);&quot; &quot;;TEXT(MOD(INT([.E772]/(60*60));24);&quot;00&quot;);&quot;:&quot;;TEXT(MOD(INT([.E772]/60);60);&quot;00&quot;);&quot;:&quot;;TEXT(MOD([.E772];60);&quot;00,0&quot;))" office:value-type="string" office:string-value="05 04:06:39,7" calcext:value-type="string">
            <text:p>05 04:06:39,7</text:p>
          </table:table-cell>
          <table:table-cell table:formula="of:=IF ([.J772]&lt;&gt;&quot;&quot;;[.J772]+[.C772];[.G771]+[.C772])" office:value-type="float" office:value="1446942994.7" calcext:value-type="float">
            <text:p>1446942995</text:p>
          </table:table-cell>
          <table:table-cell table:formula="of:=[.G772]/86400+DATEVALUE(&quot;1970-01-01 00:00:00&quot;)" office:value-type="date" office:date-value="2015-11-08T00:36:34.7" calcext:value-type="date">
            <text:p>2015/11/08 00:36:35</text:p>
          </table:table-cell>
          <table:table-cell table:number-columns-repeated="6"/>
        </table:table-row>
        <table:table-row table:style-name="ro1">
          <table:table-cell table:formula="of:=[.A772]+1" office:value-type="float" office:value="772" calcext:value-type="float">
            <text:p>772</text:p>
          </table:table-cell>
          <table:table-cell table:formula="of:=[.A773]*1000*50" office:value-type="float" office:value="38600000" calcext:value-type="float">
            <text:p>38600000</text:p>
          </table:table-cell>
          <table:table-cell office:value-type="float" office:value="639.4" calcext:value-type="float">
            <text:p>639,4</text:p>
          </table:table-cell>
          <table:table-cell table:style-name="ce10" table:formula="of:=CONCATENATE(TEXT(MOD(INT([.C773]/60);60);&quot;00&quot;);&quot;:&quot;;TEXT(MOD([.C773];60);&quot;00,0&quot;))" office:value-type="string" office:string-value="10:39,4" calcext:value-type="string">
            <text:p>10:39,4</text:p>
          </table:table-cell>
          <table:table-cell table:formula="of:=[.C773]+[.E772]" office:value-type="float" office:value="447439.1" calcext:value-type="float">
            <text:p>447439,1</text:p>
          </table:table-cell>
          <table:table-cell table:formula="of:=CONCATENATE(TEXT(INT([.E773]/(60*60*24));&quot;00&quot;);&quot; &quot;;TEXT(MOD(INT([.E773]/(60*60));24);&quot;00&quot;);&quot;:&quot;;TEXT(MOD(INT([.E773]/60);60);&quot;00&quot;);&quot;:&quot;;TEXT(MOD([.E773];60);&quot;00,0&quot;))" office:value-type="string" office:string-value="05 04:17:19,1" calcext:value-type="string">
            <text:p>05 04:17:19,1</text:p>
          </table:table-cell>
          <table:table-cell table:formula="of:=IF ([.J773]&lt;&gt;&quot;&quot;;[.J773]+[.C773];[.G772]+[.C773])" office:value-type="float" office:value="1446943634.1" calcext:value-type="float">
            <text:p>1446943634</text:p>
          </table:table-cell>
          <table:table-cell table:formula="of:=[.G773]/86400+DATEVALUE(&quot;1970-01-01 00:00:00&quot;)" office:value-type="date" office:date-value="2015-11-08T00:47:14.099999" calcext:value-type="date">
            <text:p>2015/11/08 00:47:14</text:p>
          </table:table-cell>
          <table:table-cell table:number-columns-repeated="6"/>
        </table:table-row>
        <table:table-row table:style-name="ro1">
          <table:table-cell table:formula="of:=[.A773]+1" office:value-type="float" office:value="773" calcext:value-type="float">
            <text:p>773</text:p>
          </table:table-cell>
          <table:table-cell table:formula="of:=[.A774]*1000*50" office:value-type="float" office:value="38650000" calcext:value-type="float">
            <text:p>38650000</text:p>
          </table:table-cell>
          <table:table-cell office:value-type="float" office:value="564" calcext:value-type="float">
            <text:p>564,0</text:p>
          </table:table-cell>
          <table:table-cell table:style-name="ce10" table:formula="of:=CONCATENATE(TEXT(MOD(INT([.C774]/60);60);&quot;00&quot;);&quot;:&quot;;TEXT(MOD([.C774];60);&quot;00,0&quot;))" office:value-type="string" office:string-value="09:24,0" calcext:value-type="string">
            <text:p>09:24,0</text:p>
          </table:table-cell>
          <table:table-cell table:formula="of:=[.C774]+[.E773]" office:value-type="float" office:value="448003.1" calcext:value-type="float">
            <text:p>448003,1</text:p>
          </table:table-cell>
          <table:table-cell table:formula="of:=CONCATENATE(TEXT(INT([.E774]/(60*60*24));&quot;00&quot;);&quot; &quot;;TEXT(MOD(INT([.E774]/(60*60));24);&quot;00&quot;);&quot;:&quot;;TEXT(MOD(INT([.E774]/60);60);&quot;00&quot;);&quot;:&quot;;TEXT(MOD([.E774];60);&quot;00,0&quot;))" office:value-type="string" office:string-value="05 04:26:43,1" calcext:value-type="string">
            <text:p>05 04:26:43,1</text:p>
          </table:table-cell>
          <table:table-cell table:formula="of:=IF ([.J774]&lt;&gt;&quot;&quot;;[.J774]+[.C774];[.G773]+[.C774])" office:value-type="float" office:value="1446944198.1" calcext:value-type="float">
            <text:p>1446944198</text:p>
          </table:table-cell>
          <table:table-cell table:formula="of:=[.G774]/86400+DATEVALUE(&quot;1970-01-01 00:00:00&quot;)" office:value-type="date" office:date-value="2015-11-08T00:56:38.1" calcext:value-type="date">
            <text:p>2015/11/08 00:56:38</text:p>
          </table:table-cell>
          <table:table-cell table:number-columns-repeated="6"/>
        </table:table-row>
        <table:table-row table:style-name="ro1">
          <table:table-cell table:formula="of:=[.A774]+1" office:value-type="float" office:value="774" calcext:value-type="float">
            <text:p>774</text:p>
          </table:table-cell>
          <table:table-cell table:formula="of:=[.A775]*1000*50" office:value-type="float" office:value="38700000" calcext:value-type="float">
            <text:p>38700000</text:p>
          </table:table-cell>
          <table:table-cell office:value-type="float" office:value="557.6" calcext:value-type="float">
            <text:p>557,6</text:p>
          </table:table-cell>
          <table:table-cell table:style-name="ce10" table:formula="of:=CONCATENATE(TEXT(MOD(INT([.C775]/60);60);&quot;00&quot;);&quot;:&quot;;TEXT(MOD([.C775];60);&quot;00,0&quot;))" office:value-type="string" office:string-value="09:17,6" calcext:value-type="string">
            <text:p>09:17,6</text:p>
          </table:table-cell>
          <table:table-cell table:formula="of:=[.C775]+[.E774]" office:value-type="float" office:value="448560.7" calcext:value-type="float">
            <text:p>448560,7</text:p>
          </table:table-cell>
          <table:table-cell table:formula="of:=CONCATENATE(TEXT(INT([.E775]/(60*60*24));&quot;00&quot;);&quot; &quot;;TEXT(MOD(INT([.E775]/(60*60));24);&quot;00&quot;);&quot;:&quot;;TEXT(MOD(INT([.E775]/60);60);&quot;00&quot;);&quot;:&quot;;TEXT(MOD([.E775];60);&quot;00,0&quot;))" office:value-type="string" office:string-value="05 04:36:00,7" calcext:value-type="string">
            <text:p>05 04:36:00,7</text:p>
          </table:table-cell>
          <table:table-cell table:formula="of:=IF ([.J775]&lt;&gt;&quot;&quot;;[.J775]+[.C775];[.G774]+[.C775])" office:value-type="float" office:value="1446944755.7" calcext:value-type="float">
            <text:p>1446944756</text:p>
          </table:table-cell>
          <table:table-cell table:formula="of:=[.G775]/86400+DATEVALUE(&quot;1970-01-01 00:00:00&quot;)" office:value-type="date" office:date-value="2015-11-08T01:05:55.7" calcext:value-type="date">
            <text:p>2015/11/08 01:05:56</text:p>
          </table:table-cell>
          <table:table-cell table:number-columns-repeated="6"/>
        </table:table-row>
        <table:table-row table:style-name="ro1">
          <table:table-cell table:formula="of:=[.A775]+1" office:value-type="float" office:value="775" calcext:value-type="float">
            <text:p>775</text:p>
          </table:table-cell>
          <table:table-cell table:formula="of:=[.A776]*1000*50" office:value-type="float" office:value="38750000" calcext:value-type="float">
            <text:p>38750000</text:p>
          </table:table-cell>
          <table:table-cell office:value-type="float" office:value="552.5" calcext:value-type="float">
            <text:p>552,5</text:p>
          </table:table-cell>
          <table:table-cell table:style-name="ce10" table:formula="of:=CONCATENATE(TEXT(MOD(INT([.C776]/60);60);&quot;00&quot;);&quot;:&quot;;TEXT(MOD([.C776];60);&quot;00,0&quot;))" office:value-type="string" office:string-value="09:12,5" calcext:value-type="string">
            <text:p>09:12,5</text:p>
          </table:table-cell>
          <table:table-cell table:formula="of:=[.C776]+[.E775]" office:value-type="float" office:value="449113.2" calcext:value-type="float">
            <text:p>449113,2</text:p>
          </table:table-cell>
          <table:table-cell table:formula="of:=CONCATENATE(TEXT(INT([.E776]/(60*60*24));&quot;00&quot;);&quot; &quot;;TEXT(MOD(INT([.E776]/(60*60));24);&quot;00&quot;);&quot;:&quot;;TEXT(MOD(INT([.E776]/60);60);&quot;00&quot;);&quot;:&quot;;TEXT(MOD([.E776];60);&quot;00,0&quot;))" office:value-type="string" office:string-value="05 04:45:13,2" calcext:value-type="string">
            <text:p>05 04:45:13,2</text:p>
          </table:table-cell>
          <table:table-cell table:formula="of:=IF ([.J776]&lt;&gt;&quot;&quot;;[.J776]+[.C776];[.G775]+[.C776])" office:value-type="float" office:value="1446945308.2" calcext:value-type="float">
            <text:p>1446945308</text:p>
          </table:table-cell>
          <table:table-cell table:formula="of:=[.G776]/86400+DATEVALUE(&quot;1970-01-01 00:00:00&quot;)" office:value-type="date" office:date-value="2015-11-08T01:15:08.199999" calcext:value-type="date">
            <text:p>2015/11/08 01:15:08</text:p>
          </table:table-cell>
          <table:table-cell table:number-columns-repeated="6"/>
        </table:table-row>
        <table:table-row table:style-name="ro1">
          <table:table-cell table:formula="of:=[.A776]+1" office:value-type="float" office:value="776" calcext:value-type="float">
            <text:p>776</text:p>
          </table:table-cell>
          <table:table-cell table:formula="of:=[.A777]*1000*50" office:value-type="float" office:value="38800000" calcext:value-type="float">
            <text:p>38800000</text:p>
          </table:table-cell>
          <table:table-cell office:value-type="float" office:value="566.9" calcext:value-type="float">
            <text:p>566,9</text:p>
          </table:table-cell>
          <table:table-cell table:style-name="ce10" table:formula="of:=CONCATENATE(TEXT(MOD(INT([.C777]/60);60);&quot;00&quot;);&quot;:&quot;;TEXT(MOD([.C777];60);&quot;00,0&quot;))" office:value-type="string" office:string-value="09:26,9" calcext:value-type="string">
            <text:p>09:26,9</text:p>
          </table:table-cell>
          <table:table-cell table:formula="of:=[.C777]+[.E776]" office:value-type="float" office:value="449680.1" calcext:value-type="float">
            <text:p>449680,1</text:p>
          </table:table-cell>
          <table:table-cell table:formula="of:=CONCATENATE(TEXT(INT([.E777]/(60*60*24));&quot;00&quot;);&quot; &quot;;TEXT(MOD(INT([.E777]/(60*60));24);&quot;00&quot;);&quot;:&quot;;TEXT(MOD(INT([.E777]/60);60);&quot;00&quot;);&quot;:&quot;;TEXT(MOD([.E777];60);&quot;00,0&quot;))" office:value-type="string" office:string-value="05 04:54:40,1" calcext:value-type="string">
            <text:p>05 04:54:40,1</text:p>
          </table:table-cell>
          <table:table-cell table:formula="of:=IF ([.J777]&lt;&gt;&quot;&quot;;[.J777]+[.C777];[.G776]+[.C777])" office:value-type="float" office:value="1446945875.1" calcext:value-type="float">
            <text:p>1446945875</text:p>
          </table:table-cell>
          <table:table-cell table:formula="of:=[.G777]/86400+DATEVALUE(&quot;1970-01-01 00:00:00&quot;)" office:value-type="date" office:date-value="2015-11-08T01:24:35.1" calcext:value-type="date">
            <text:p>2015/11/08 01:24:35</text:p>
          </table:table-cell>
          <table:table-cell table:number-columns-repeated="6"/>
        </table:table-row>
        <table:table-row table:style-name="ro1">
          <table:table-cell table:formula="of:=[.A777]+1" office:value-type="float" office:value="777" calcext:value-type="float">
            <text:p>777</text:p>
          </table:table-cell>
          <table:table-cell table:formula="of:=[.A778]*1000*50" office:value-type="float" office:value="38850000" calcext:value-type="float">
            <text:p>38850000</text:p>
          </table:table-cell>
          <table:table-cell office:value-type="float" office:value="584" calcext:value-type="float">
            <text:p>584,0</text:p>
          </table:table-cell>
          <table:table-cell table:style-name="ce10" table:formula="of:=CONCATENATE(TEXT(MOD(INT([.C778]/60);60);&quot;00&quot;);&quot;:&quot;;TEXT(MOD([.C778];60);&quot;00,0&quot;))" office:value-type="string" office:string-value="09:44,0" calcext:value-type="string">
            <text:p>09:44,0</text:p>
          </table:table-cell>
          <table:table-cell table:formula="of:=[.C778]+[.E777]" office:value-type="float" office:value="450264.1" calcext:value-type="float">
            <text:p>450264,1</text:p>
          </table:table-cell>
          <table:table-cell table:formula="of:=CONCATENATE(TEXT(INT([.E778]/(60*60*24));&quot;00&quot;);&quot; &quot;;TEXT(MOD(INT([.E778]/(60*60));24);&quot;00&quot;);&quot;:&quot;;TEXT(MOD(INT([.E778]/60);60);&quot;00&quot;);&quot;:&quot;;TEXT(MOD([.E778];60);&quot;00,0&quot;))" office:value-type="string" office:string-value="05 05:04:24,1" calcext:value-type="string">
            <text:p>05 05:04:24,1</text:p>
          </table:table-cell>
          <table:table-cell table:formula="of:=IF ([.J778]&lt;&gt;&quot;&quot;;[.J778]+[.C778];[.G777]+[.C778])" office:value-type="float" office:value="1446946459.1" calcext:value-type="float">
            <text:p>1446946459</text:p>
          </table:table-cell>
          <table:table-cell table:formula="of:=[.G778]/86400+DATEVALUE(&quot;1970-01-01 00:00:00&quot;)" office:value-type="date" office:date-value="2015-11-08T01:34:19.1" calcext:value-type="date">
            <text:p>2015/11/08 01:34:19</text:p>
          </table:table-cell>
          <table:table-cell table:number-columns-repeated="6"/>
        </table:table-row>
        <table:table-row table:style-name="ro1">
          <table:table-cell table:formula="of:=[.A778]+1" office:value-type="float" office:value="778" calcext:value-type="float">
            <text:p>778</text:p>
          </table:table-cell>
          <table:table-cell table:formula="of:=[.A779]*1000*50" office:value-type="float" office:value="38900000" calcext:value-type="float">
            <text:p>38900000</text:p>
          </table:table-cell>
          <table:table-cell office:value-type="float" office:value="587.8" calcext:value-type="float">
            <text:p>587,8</text:p>
          </table:table-cell>
          <table:table-cell table:style-name="ce10" table:formula="of:=CONCATENATE(TEXT(MOD(INT([.C779]/60);60);&quot;00&quot;);&quot;:&quot;;TEXT(MOD([.C779];60);&quot;00,0&quot;))" office:value-type="string" office:string-value="09:47,8" calcext:value-type="string">
            <text:p>09:47,8</text:p>
          </table:table-cell>
          <table:table-cell table:formula="of:=[.C779]+[.E778]" office:value-type="float" office:value="450851.9" calcext:value-type="float">
            <text:p>450851,9</text:p>
          </table:table-cell>
          <table:table-cell table:formula="of:=CONCATENATE(TEXT(INT([.E779]/(60*60*24));&quot;00&quot;);&quot; &quot;;TEXT(MOD(INT([.E779]/(60*60));24);&quot;00&quot;);&quot;:&quot;;TEXT(MOD(INT([.E779]/60);60);&quot;00&quot;);&quot;:&quot;;TEXT(MOD([.E779];60);&quot;00,0&quot;))" office:value-type="string" office:string-value="05 05:14:11,9" calcext:value-type="string">
            <text:p>05 05:14:11,9</text:p>
          </table:table-cell>
          <table:table-cell table:formula="of:=IF ([.J779]&lt;&gt;&quot;&quot;;[.J779]+[.C779];[.G778]+[.C779])" office:value-type="float" office:value="1446947046.9" calcext:value-type="float">
            <text:p>1446947047</text:p>
          </table:table-cell>
          <table:table-cell table:formula="of:=[.G779]/86400+DATEVALUE(&quot;1970-01-01 00:00:00&quot;)" office:value-type="date" office:date-value="2015-11-08T01:44:06.899999" calcext:value-type="date">
            <text:p>2015/11/08 01:44:07</text:p>
          </table:table-cell>
          <table:table-cell table:number-columns-repeated="6"/>
        </table:table-row>
        <table:table-row table:style-name="ro1">
          <table:table-cell table:formula="of:=[.A779]+1" office:value-type="float" office:value="779" calcext:value-type="float">
            <text:p>779</text:p>
          </table:table-cell>
          <table:table-cell table:formula="of:=[.A780]*1000*50" office:value-type="float" office:value="38950000" calcext:value-type="float">
            <text:p>38950000</text:p>
          </table:table-cell>
          <table:table-cell office:value-type="float" office:value="586.8" calcext:value-type="float">
            <text:p>586,8</text:p>
          </table:table-cell>
          <table:table-cell table:style-name="ce10" table:formula="of:=CONCATENATE(TEXT(MOD(INT([.C780]/60);60);&quot;00&quot;);&quot;:&quot;;TEXT(MOD([.C780];60);&quot;00,0&quot;))" office:value-type="string" office:string-value="09:46,8" calcext:value-type="string">
            <text:p>09:46,8</text:p>
          </table:table-cell>
          <table:table-cell table:formula="of:=[.C780]+[.E779]" office:value-type="float" office:value="451438.7" calcext:value-type="float">
            <text:p>451438,7</text:p>
          </table:table-cell>
          <table:table-cell table:formula="of:=CONCATENATE(TEXT(INT([.E780]/(60*60*24));&quot;00&quot;);&quot; &quot;;TEXT(MOD(INT([.E780]/(60*60));24);&quot;00&quot;);&quot;:&quot;;TEXT(MOD(INT([.E780]/60);60);&quot;00&quot;);&quot;:&quot;;TEXT(MOD([.E780];60);&quot;00,0&quot;))" office:value-type="string" office:string-value="05 05:23:58,7" calcext:value-type="string">
            <text:p>05 05:23:58,7</text:p>
          </table:table-cell>
          <table:table-cell table:formula="of:=IF ([.J780]&lt;&gt;&quot;&quot;;[.J780]+[.C780];[.G779]+[.C780])" office:value-type="float" office:value="1446947633.7" calcext:value-type="float">
            <text:p>1446947634</text:p>
          </table:table-cell>
          <table:table-cell table:formula="of:=[.G780]/86400+DATEVALUE(&quot;1970-01-01 00:00:00&quot;)" office:value-type="date" office:date-value="2015-11-08T01:53:53.7" calcext:value-type="date">
            <text:p>2015/11/08 01:53:54</text:p>
          </table:table-cell>
          <table:table-cell table:number-columns-repeated="6"/>
        </table:table-row>
        <table:table-row table:style-name="ro1">
          <table:table-cell table:formula="of:=[.A780]+1" office:value-type="float" office:value="780" calcext:value-type="float">
            <text:p>780</text:p>
          </table:table-cell>
          <table:table-cell table:formula="of:=[.A781]*1000*50" office:value-type="float" office:value="39000000" calcext:value-type="float">
            <text:p>39000000</text:p>
          </table:table-cell>
          <table:table-cell office:value-type="float" office:value="565.8" calcext:value-type="float">
            <text:p>565,8</text:p>
          </table:table-cell>
          <table:table-cell table:style-name="ce10" table:formula="of:=CONCATENATE(TEXT(MOD(INT([.C781]/60);60);&quot;00&quot;);&quot;:&quot;;TEXT(MOD([.C781];60);&quot;00,0&quot;))" office:value-type="string" office:string-value="09:25,8" calcext:value-type="string">
            <text:p>09:25,8</text:p>
          </table:table-cell>
          <table:table-cell table:formula="of:=[.C781]+[.E780]" office:value-type="float" office:value="452004.5" calcext:value-type="float">
            <text:p>452004,5</text:p>
          </table:table-cell>
          <table:table-cell table:formula="of:=CONCATENATE(TEXT(INT([.E781]/(60*60*24));&quot;00&quot;);&quot; &quot;;TEXT(MOD(INT([.E781]/(60*60));24);&quot;00&quot;);&quot;:&quot;;TEXT(MOD(INT([.E781]/60);60);&quot;00&quot;);&quot;:&quot;;TEXT(MOD([.E781];60);&quot;00,0&quot;))" office:value-type="string" office:string-value="05 05:33:24,5" calcext:value-type="string">
            <text:p>05 05:33:24,5</text:p>
          </table:table-cell>
          <table:table-cell table:formula="of:=IF ([.J781]&lt;&gt;&quot;&quot;;[.J781]+[.C781];[.G780]+[.C781])" office:value-type="float" office:value="1446948199.5" calcext:value-type="float">
            <text:p>1446948200</text:p>
          </table:table-cell>
          <table:table-cell table:formula="of:=[.G781]/86400+DATEVALUE(&quot;1970-01-01 00:00:00&quot;)" office:value-type="date" office:date-value="2015-11-08T02:03:19.499999" calcext:value-type="date">
            <text:p>2015/11/08 02:03:19</text:p>
          </table:table-cell>
          <table:table-cell table:number-columns-repeated="6"/>
        </table:table-row>
        <table:table-row table:style-name="ro1">
          <table:table-cell table:formula="of:=[.A781]+1" office:value-type="float" office:value="781" calcext:value-type="float">
            <text:p>781</text:p>
          </table:table-cell>
          <table:table-cell table:formula="of:=[.A782]*1000*50" office:value-type="float" office:value="39050000" calcext:value-type="float">
            <text:p>39050000</text:p>
          </table:table-cell>
          <table:table-cell office:value-type="float" office:value="559" calcext:value-type="float">
            <text:p>559,0</text:p>
          </table:table-cell>
          <table:table-cell table:style-name="ce10" table:formula="of:=CONCATENATE(TEXT(MOD(INT([.C782]/60);60);&quot;00&quot;);&quot;:&quot;;TEXT(MOD([.C782];60);&quot;00,0&quot;))" office:value-type="string" office:string-value="09:19,0" calcext:value-type="string">
            <text:p>09:19,0</text:p>
          </table:table-cell>
          <table:table-cell table:formula="of:=[.C782]+[.E781]" office:value-type="float" office:value="452563.5" calcext:value-type="float">
            <text:p>452563,5</text:p>
          </table:table-cell>
          <table:table-cell table:formula="of:=CONCATENATE(TEXT(INT([.E782]/(60*60*24));&quot;00&quot;);&quot; &quot;;TEXT(MOD(INT([.E782]/(60*60));24);&quot;00&quot;);&quot;:&quot;;TEXT(MOD(INT([.E782]/60);60);&quot;00&quot;);&quot;:&quot;;TEXT(MOD([.E782];60);&quot;00,0&quot;))" office:value-type="string" office:string-value="05 05:42:43,5" calcext:value-type="string">
            <text:p>05 05:42:43,5</text:p>
          </table:table-cell>
          <table:table-cell table:formula="of:=IF ([.J782]&lt;&gt;&quot;&quot;;[.J782]+[.C782];[.G781]+[.C782])" office:value-type="float" office:value="1446948758.5" calcext:value-type="float">
            <text:p>1446948759</text:p>
          </table:table-cell>
          <table:table-cell table:formula="of:=[.G782]/86400+DATEVALUE(&quot;1970-01-01 00:00:00&quot;)" office:value-type="date" office:date-value="2015-11-08T02:12:38.499999" calcext:value-type="date">
            <text:p>2015/11/08 02:12:38</text:p>
          </table:table-cell>
          <table:table-cell table:number-columns-repeated="6"/>
        </table:table-row>
        <table:table-row table:style-name="ro1">
          <table:table-cell table:formula="of:=[.A782]+1" office:value-type="float" office:value="782" calcext:value-type="float">
            <text:p>782</text:p>
          </table:table-cell>
          <table:table-cell table:formula="of:=[.A783]*1000*50" office:value-type="float" office:value="39100000" calcext:value-type="float">
            <text:p>39100000</text:p>
          </table:table-cell>
          <table:table-cell office:value-type="float" office:value="566.1" calcext:value-type="float">
            <text:p>566,1</text:p>
          </table:table-cell>
          <table:table-cell table:style-name="ce10" table:formula="of:=CONCATENATE(TEXT(MOD(INT([.C783]/60);60);&quot;00&quot;);&quot;:&quot;;TEXT(MOD([.C783];60);&quot;00,0&quot;))" office:value-type="string" office:string-value="09:26,1" calcext:value-type="string">
            <text:p>09:26,1</text:p>
          </table:table-cell>
          <table:table-cell table:formula="of:=[.C783]+[.E782]" office:value-type="float" office:value="453129.6" calcext:value-type="float">
            <text:p>453129,6</text:p>
          </table:table-cell>
          <table:table-cell table:formula="of:=CONCATENATE(TEXT(INT([.E783]/(60*60*24));&quot;00&quot;);&quot; &quot;;TEXT(MOD(INT([.E783]/(60*60));24);&quot;00&quot;);&quot;:&quot;;TEXT(MOD(INT([.E783]/60);60);&quot;00&quot;);&quot;:&quot;;TEXT(MOD([.E783];60);&quot;00,0&quot;))" office:value-type="string" office:string-value="05 05:52:09,6" calcext:value-type="string">
            <text:p>05 05:52:09,6</text:p>
          </table:table-cell>
          <table:table-cell table:formula="of:=IF ([.J783]&lt;&gt;&quot;&quot;;[.J783]+[.C783];[.G782]+[.C783])" office:value-type="float" office:value="1446949324.6" calcext:value-type="float">
            <text:p>1446949325</text:p>
          </table:table-cell>
          <table:table-cell table:formula="of:=[.G783]/86400+DATEVALUE(&quot;1970-01-01 00:00:00&quot;)" office:value-type="date" office:date-value="2015-11-08T02:22:04.599999" calcext:value-type="date">
            <text:p>2015/11/08 02:22:05</text:p>
          </table:table-cell>
          <table:table-cell table:number-columns-repeated="6"/>
        </table:table-row>
        <table:table-row table:style-name="ro1">
          <table:table-cell table:formula="of:=[.A783]+1" office:value-type="float" office:value="783" calcext:value-type="float">
            <text:p>783</text:p>
          </table:table-cell>
          <table:table-cell table:formula="of:=[.A784]*1000*50" office:value-type="float" office:value="39150000" calcext:value-type="float">
            <text:p>39150000</text:p>
          </table:table-cell>
          <table:table-cell office:value-type="float" office:value="567.6" calcext:value-type="float">
            <text:p>567,6</text:p>
          </table:table-cell>
          <table:table-cell table:style-name="ce10" table:formula="of:=CONCATENATE(TEXT(MOD(INT([.C784]/60);60);&quot;00&quot;);&quot;:&quot;;TEXT(MOD([.C784];60);&quot;00,0&quot;))" office:value-type="string" office:string-value="09:27,6" calcext:value-type="string">
            <text:p>09:27,6</text:p>
          </table:table-cell>
          <table:table-cell table:formula="of:=[.C784]+[.E783]" office:value-type="float" office:value="453697.2" calcext:value-type="float">
            <text:p>453697,2</text:p>
          </table:table-cell>
          <table:table-cell table:formula="of:=CONCATENATE(TEXT(INT([.E784]/(60*60*24));&quot;00&quot;);&quot; &quot;;TEXT(MOD(INT([.E784]/(60*60));24);&quot;00&quot;);&quot;:&quot;;TEXT(MOD(INT([.E784]/60);60);&quot;00&quot;);&quot;:&quot;;TEXT(MOD([.E784];60);&quot;00,0&quot;))" office:value-type="string" office:string-value="05 06:01:37,2" calcext:value-type="string">
            <text:p>05 06:01:37,2</text:p>
          </table:table-cell>
          <table:table-cell table:formula="of:=IF ([.J784]&lt;&gt;&quot;&quot;;[.J784]+[.C784];[.G783]+[.C784])" office:value-type="float" office:value="1446949892.2" calcext:value-type="float">
            <text:p>1446949892</text:p>
          </table:table-cell>
          <table:table-cell table:formula="of:=[.G784]/86400+DATEVALUE(&quot;1970-01-01 00:00:00&quot;)" office:value-type="date" office:date-value="2015-11-08T02:31:32.199999" calcext:value-type="date">
            <text:p>2015/11/08 02:31:32</text:p>
          </table:table-cell>
          <table:table-cell table:number-columns-repeated="6"/>
        </table:table-row>
        <table:table-row table:style-name="ro1">
          <table:table-cell table:formula="of:=[.A784]+1" office:value-type="float" office:value="784" calcext:value-type="float">
            <text:p>784</text:p>
          </table:table-cell>
          <table:table-cell table:formula="of:=[.A785]*1000*50" office:value-type="float" office:value="39200000" calcext:value-type="float">
            <text:p>39200000</text:p>
          </table:table-cell>
          <table:table-cell office:value-type="float" office:value="566.2" calcext:value-type="float">
            <text:p>566,2</text:p>
          </table:table-cell>
          <table:table-cell table:style-name="ce10" table:formula="of:=CONCATENATE(TEXT(MOD(INT([.C785]/60);60);&quot;00&quot;);&quot;:&quot;;TEXT(MOD([.C785];60);&quot;00,0&quot;))" office:value-type="string" office:string-value="09:26,2" calcext:value-type="string">
            <text:p>09:26,2</text:p>
          </table:table-cell>
          <table:table-cell table:formula="of:=[.C785]+[.E784]" office:value-type="float" office:value="454263.4" calcext:value-type="float">
            <text:p>454263,4</text:p>
          </table:table-cell>
          <table:table-cell table:formula="of:=CONCATENATE(TEXT(INT([.E785]/(60*60*24));&quot;00&quot;);&quot; &quot;;TEXT(MOD(INT([.E785]/(60*60));24);&quot;00&quot;);&quot;:&quot;;TEXT(MOD(INT([.E785]/60);60);&quot;00&quot;);&quot;:&quot;;TEXT(MOD([.E785];60);&quot;00,0&quot;))" office:value-type="string" office:string-value="05 06:11:03,4" calcext:value-type="string">
            <text:p>05 06:11:03,4</text:p>
          </table:table-cell>
          <table:table-cell table:formula="of:=IF ([.J785]&lt;&gt;&quot;&quot;;[.J785]+[.C785];[.G784]+[.C785])" office:value-type="float" office:value="1446950458.4" calcext:value-type="float">
            <text:p>1446950458</text:p>
          </table:table-cell>
          <table:table-cell table:formula="of:=[.G785]/86400+DATEVALUE(&quot;1970-01-01 00:00:00&quot;)" office:value-type="date" office:date-value="2015-11-08T02:40:58.399999" calcext:value-type="date">
            <text:p>2015/11/08 02:40:58</text:p>
          </table:table-cell>
          <table:table-cell table:number-columns-repeated="6"/>
        </table:table-row>
        <table:table-row table:style-name="ro1">
          <table:table-cell table:formula="of:=[.A785]+1" office:value-type="float" office:value="785" calcext:value-type="float">
            <text:p>785</text:p>
          </table:table-cell>
          <table:table-cell table:formula="of:=[.A786]*1000*50" office:value-type="float" office:value="39250000" calcext:value-type="float">
            <text:p>39250000</text:p>
          </table:table-cell>
          <table:table-cell office:value-type="float" office:value="566.1" calcext:value-type="float">
            <text:p>566,1</text:p>
          </table:table-cell>
          <table:table-cell table:style-name="ce10" table:formula="of:=CONCATENATE(TEXT(MOD(INT([.C786]/60);60);&quot;00&quot;);&quot;:&quot;;TEXT(MOD([.C786];60);&quot;00,0&quot;))" office:value-type="string" office:string-value="09:26,1" calcext:value-type="string">
            <text:p>09:26,1</text:p>
          </table:table-cell>
          <table:table-cell table:formula="of:=[.C786]+[.E785]" office:value-type="float" office:value="454829.5" calcext:value-type="float">
            <text:p>454829,5</text:p>
          </table:table-cell>
          <table:table-cell table:formula="of:=CONCATENATE(TEXT(INT([.E786]/(60*60*24));&quot;00&quot;);&quot; &quot;;TEXT(MOD(INT([.E786]/(60*60));24);&quot;00&quot;);&quot;:&quot;;TEXT(MOD(INT([.E786]/60);60);&quot;00&quot;);&quot;:&quot;;TEXT(MOD([.E786];60);&quot;00,0&quot;))" office:value-type="string" office:string-value="05 06:20:29,5" calcext:value-type="string">
            <text:p>05 06:20:29,5</text:p>
          </table:table-cell>
          <table:table-cell table:formula="of:=IF ([.J786]&lt;&gt;&quot;&quot;;[.J786]+[.C786];[.G785]+[.C786])" office:value-type="float" office:value="1446951024.5" calcext:value-type="float">
            <text:p>1446951025</text:p>
          </table:table-cell>
          <table:table-cell table:formula="of:=[.G786]/86400+DATEVALUE(&quot;1970-01-01 00:00:00&quot;)" office:value-type="date" office:date-value="2015-11-08T02:50:24.5" calcext:value-type="date">
            <text:p>2015/11/08 02:50:24</text:p>
          </table:table-cell>
          <table:table-cell table:number-columns-repeated="6"/>
        </table:table-row>
        <table:table-row table:style-name="ro1">
          <table:table-cell table:formula="of:=[.A786]+1" office:value-type="float" office:value="786" calcext:value-type="float">
            <text:p>786</text:p>
          </table:table-cell>
          <table:table-cell table:formula="of:=[.A787]*1000*50" office:value-type="float" office:value="39300000" calcext:value-type="float">
            <text:p>39300000</text:p>
          </table:table-cell>
          <table:table-cell office:value-type="float" office:value="566" calcext:value-type="float">
            <text:p>566,0</text:p>
          </table:table-cell>
          <table:table-cell table:style-name="ce10" table:formula="of:=CONCATENATE(TEXT(MOD(INT([.C787]/60);60);&quot;00&quot;);&quot;:&quot;;TEXT(MOD([.C787];60);&quot;00,0&quot;))" office:value-type="string" office:string-value="09:26,0" calcext:value-type="string">
            <text:p>09:26,0</text:p>
          </table:table-cell>
          <table:table-cell table:formula="of:=[.C787]+[.E786]" office:value-type="float" office:value="455395.5" calcext:value-type="float">
            <text:p>455395,5</text:p>
          </table:table-cell>
          <table:table-cell table:formula="of:=CONCATENATE(TEXT(INT([.E787]/(60*60*24));&quot;00&quot;);&quot; &quot;;TEXT(MOD(INT([.E787]/(60*60));24);&quot;00&quot;);&quot;:&quot;;TEXT(MOD(INT([.E787]/60);60);&quot;00&quot;);&quot;:&quot;;TEXT(MOD([.E787];60);&quot;00,0&quot;))" office:value-type="string" office:string-value="05 06:29:55,5" calcext:value-type="string">
            <text:p>05 06:29:55,5</text:p>
          </table:table-cell>
          <table:table-cell table:formula="of:=IF ([.J787]&lt;&gt;&quot;&quot;;[.J787]+[.C787];[.G786]+[.C787])" office:value-type="float" office:value="1446951590.5" calcext:value-type="float">
            <text:p>1446951591</text:p>
          </table:table-cell>
          <table:table-cell table:formula="of:=[.G787]/86400+DATEVALUE(&quot;1970-01-01 00:00:00&quot;)" office:value-type="date" office:date-value="2015-11-08T02:59:50.499999" calcext:value-type="date">
            <text:p>2015/11/08 02:59:50</text:p>
          </table:table-cell>
          <table:table-cell table:number-columns-repeated="6"/>
        </table:table-row>
        <table:table-row table:style-name="ro1">
          <table:table-cell table:formula="of:=[.A787]+1" office:value-type="float" office:value="787" calcext:value-type="float">
            <text:p>787</text:p>
          </table:table-cell>
          <table:table-cell table:formula="of:=[.A788]*1000*50" office:value-type="float" office:value="39350000" calcext:value-type="float">
            <text:p>39350000</text:p>
          </table:table-cell>
          <table:table-cell office:value-type="float" office:value="565.8" calcext:value-type="float">
            <text:p>565,8</text:p>
          </table:table-cell>
          <table:table-cell table:style-name="ce10" table:formula="of:=CONCATENATE(TEXT(MOD(INT([.C788]/60);60);&quot;00&quot;);&quot;:&quot;;TEXT(MOD([.C788];60);&quot;00,0&quot;))" office:value-type="string" office:string-value="09:25,8" calcext:value-type="string">
            <text:p>09:25,8</text:p>
          </table:table-cell>
          <table:table-cell table:formula="of:=[.C788]+[.E787]" office:value-type="float" office:value="455961.3" calcext:value-type="float">
            <text:p>455961,3</text:p>
          </table:table-cell>
          <table:table-cell table:formula="of:=CONCATENATE(TEXT(INT([.E788]/(60*60*24));&quot;00&quot;);&quot; &quot;;TEXT(MOD(INT([.E788]/(60*60));24);&quot;00&quot;);&quot;:&quot;;TEXT(MOD(INT([.E788]/60);60);&quot;00&quot;);&quot;:&quot;;TEXT(MOD([.E788];60);&quot;00,0&quot;))" office:value-type="string" office:string-value="05 06:39:21,3" calcext:value-type="string">
            <text:p>05 06:39:21,3</text:p>
          </table:table-cell>
          <table:table-cell table:formula="of:=IF ([.J788]&lt;&gt;&quot;&quot;;[.J788]+[.C788];[.G787]+[.C788])" office:value-type="float" office:value="1446952156.3" calcext:value-type="float">
            <text:p>1446952156</text:p>
          </table:table-cell>
          <table:table-cell table:formula="of:=[.G788]/86400+DATEVALUE(&quot;1970-01-01 00:00:00&quot;)" office:value-type="date" office:date-value="2015-11-08T03:09:16.299999" calcext:value-type="date">
            <text:p>2015/11/08 03:09:16</text:p>
          </table:table-cell>
          <table:table-cell table:number-columns-repeated="6"/>
        </table:table-row>
        <table:table-row table:style-name="ro1">
          <table:table-cell table:formula="of:=[.A788]+1" office:value-type="float" office:value="788" calcext:value-type="float">
            <text:p>788</text:p>
          </table:table-cell>
          <table:table-cell table:formula="of:=[.A789]*1000*50" office:value-type="float" office:value="39400000" calcext:value-type="float">
            <text:p>39400000</text:p>
          </table:table-cell>
          <table:table-cell office:value-type="float" office:value="565.7" calcext:value-type="float">
            <text:p>565,7</text:p>
          </table:table-cell>
          <table:table-cell table:style-name="ce10" table:formula="of:=CONCATENATE(TEXT(MOD(INT([.C789]/60);60);&quot;00&quot;);&quot;:&quot;;TEXT(MOD([.C789];60);&quot;00,0&quot;))" office:value-type="string" office:string-value="09:25,7" calcext:value-type="string">
            <text:p>09:25,7</text:p>
          </table:table-cell>
          <table:table-cell table:formula="of:=[.C789]+[.E788]" office:value-type="float" office:value="456527" calcext:value-type="float">
            <text:p>456527,0</text:p>
          </table:table-cell>
          <table:table-cell table:formula="of:=CONCATENATE(TEXT(INT([.E789]/(60*60*24));&quot;00&quot;);&quot; &quot;;TEXT(MOD(INT([.E789]/(60*60));24);&quot;00&quot;);&quot;:&quot;;TEXT(MOD(INT([.E789]/60);60);&quot;00&quot;);&quot;:&quot;;TEXT(MOD([.E789];60);&quot;00,0&quot;))" office:value-type="string" office:string-value="05 06:48:47,0" calcext:value-type="string">
            <text:p>05 06:48:47,0</text:p>
          </table:table-cell>
          <table:table-cell table:formula="of:=IF ([.J789]&lt;&gt;&quot;&quot;;[.J789]+[.C789];[.G788]+[.C789])" office:value-type="float" office:value="1446952722" calcext:value-type="float">
            <text:p>1446952722</text:p>
          </table:table-cell>
          <table:table-cell table:formula="of:=[.G789]/86400+DATEVALUE(&quot;1970-01-01 00:00:00&quot;)" office:value-type="date" office:date-value="2015-11-08T03:18:42" calcext:value-type="date">
            <text:p>2015/11/08 03:18:42</text:p>
          </table:table-cell>
          <table:table-cell table:number-columns-repeated="6"/>
        </table:table-row>
        <table:table-row table:style-name="ro1">
          <table:table-cell table:formula="of:=[.A789]+1" office:value-type="float" office:value="789" calcext:value-type="float">
            <text:p>789</text:p>
          </table:table-cell>
          <table:table-cell table:formula="of:=[.A790]*1000*50" office:value-type="float" office:value="39450000" calcext:value-type="float">
            <text:p>39450000</text:p>
          </table:table-cell>
          <table:table-cell office:value-type="float" office:value="630.3" calcext:value-type="float">
            <text:p>630,3</text:p>
          </table:table-cell>
          <table:table-cell table:style-name="ce10" table:formula="of:=CONCATENATE(TEXT(MOD(INT([.C790]/60);60);&quot;00&quot;);&quot;:&quot;;TEXT(MOD([.C790];60);&quot;00,0&quot;))" office:value-type="string" office:string-value="10:30,3" calcext:value-type="string">
            <text:p>10:30,3</text:p>
          </table:table-cell>
          <table:table-cell table:formula="of:=[.C790]+[.E789]" office:value-type="float" office:value="457157.3" calcext:value-type="float">
            <text:p>457157,3</text:p>
          </table:table-cell>
          <table:table-cell table:formula="of:=CONCATENATE(TEXT(INT([.E790]/(60*60*24));&quot;00&quot;);&quot; &quot;;TEXT(MOD(INT([.E790]/(60*60));24);&quot;00&quot;);&quot;:&quot;;TEXT(MOD(INT([.E790]/60);60);&quot;00&quot;);&quot;:&quot;;TEXT(MOD([.E790];60);&quot;00,0&quot;))" office:value-type="string" office:string-value="05 06:59:17,3" calcext:value-type="string">
            <text:p>05 06:59:17,3</text:p>
          </table:table-cell>
          <table:table-cell table:formula="of:=IF ([.J790]&lt;&gt;&quot;&quot;;[.J790]+[.C790];[.G789]+[.C790])" office:value-type="float" office:value="1446953352.3" calcext:value-type="float">
            <text:p>1446953352</text:p>
          </table:table-cell>
          <table:table-cell table:formula="of:=[.G790]/86400+DATEVALUE(&quot;1970-01-01 00:00:00&quot;)" office:value-type="date" office:date-value="2015-11-08T03:29:12.299999" calcext:value-type="date">
            <text:p>2015/11/08 03:29:12</text:p>
          </table:table-cell>
          <table:table-cell table:number-columns-repeated="6"/>
        </table:table-row>
        <table:table-row table:style-name="ro1">
          <table:table-cell table:formula="of:=[.A790]+1" office:value-type="float" office:value="790" calcext:value-type="float">
            <text:p>790</text:p>
          </table:table-cell>
          <table:table-cell table:formula="of:=[.A791]*1000*50" office:value-type="float" office:value="39500000" calcext:value-type="float">
            <text:p>39500000</text:p>
          </table:table-cell>
          <table:table-cell office:value-type="float" office:value="642.9" calcext:value-type="float">
            <text:p>642,9</text:p>
          </table:table-cell>
          <table:table-cell table:style-name="ce10" table:formula="of:=CONCATENATE(TEXT(MOD(INT([.C791]/60);60);&quot;00&quot;);&quot;:&quot;;TEXT(MOD([.C791];60);&quot;00,0&quot;))" office:value-type="string" office:string-value="10:42,9" calcext:value-type="string">
            <text:p>10:42,9</text:p>
          </table:table-cell>
          <table:table-cell table:formula="of:=[.C791]+[.E790]" office:value-type="float" office:value="457800.2" calcext:value-type="float">
            <text:p>457800,2</text:p>
          </table:table-cell>
          <table:table-cell table:formula="of:=CONCATENATE(TEXT(INT([.E791]/(60*60*24));&quot;00&quot;);&quot; &quot;;TEXT(MOD(INT([.E791]/(60*60));24);&quot;00&quot;);&quot;:&quot;;TEXT(MOD(INT([.E791]/60);60);&quot;00&quot;);&quot;:&quot;;TEXT(MOD([.E791];60);&quot;00,0&quot;))" office:value-type="string" office:string-value="05 07:10:00,2" calcext:value-type="string">
            <text:p>05 07:10:00,2</text:p>
          </table:table-cell>
          <table:table-cell table:formula="of:=IF ([.J791]&lt;&gt;&quot;&quot;;[.J791]+[.C791];[.G790]+[.C791])" office:value-type="float" office:value="1446953995.2" calcext:value-type="float">
            <text:p>1446953995</text:p>
          </table:table-cell>
          <table:table-cell table:formula="of:=[.G791]/86400+DATEVALUE(&quot;1970-01-01 00:00:00&quot;)" office:value-type="date" office:date-value="2015-11-08T03:39:55.199999" calcext:value-type="date">
            <text:p>2015/11/08 03:39:55</text:p>
          </table:table-cell>
          <table:table-cell table:number-columns-repeated="6"/>
        </table:table-row>
        <table:table-row table:style-name="ro1">
          <table:table-cell table:formula="of:=[.A791]+1" office:value-type="float" office:value="791" calcext:value-type="float">
            <text:p>791</text:p>
          </table:table-cell>
          <table:table-cell table:formula="of:=[.A792]*1000*50" office:value-type="float" office:value="39550000" calcext:value-type="float">
            <text:p>39550000</text:p>
          </table:table-cell>
          <table:table-cell office:value-type="float" office:value="585.5" calcext:value-type="float">
            <text:p>585,5</text:p>
          </table:table-cell>
          <table:table-cell table:style-name="ce10" table:formula="of:=CONCATENATE(TEXT(MOD(INT([.C792]/60);60);&quot;00&quot;);&quot;:&quot;;TEXT(MOD([.C792];60);&quot;00,0&quot;))" office:value-type="string" office:string-value="09:45,5" calcext:value-type="string">
            <text:p>09:45,5</text:p>
          </table:table-cell>
          <table:table-cell table:formula="of:=[.C792]+[.E791]" office:value-type="float" office:value="458385.7" calcext:value-type="float">
            <text:p>458385,7</text:p>
          </table:table-cell>
          <table:table-cell table:formula="of:=CONCATENATE(TEXT(INT([.E792]/(60*60*24));&quot;00&quot;);&quot; &quot;;TEXT(MOD(INT([.E792]/(60*60));24);&quot;00&quot;);&quot;:&quot;;TEXT(MOD(INT([.E792]/60);60);&quot;00&quot;);&quot;:&quot;;TEXT(MOD([.E792];60);&quot;00,0&quot;))" office:value-type="string" office:string-value="05 07:19:45,7" calcext:value-type="string">
            <text:p>05 07:19:45,7</text:p>
          </table:table-cell>
          <table:table-cell table:formula="of:=IF ([.J792]&lt;&gt;&quot;&quot;;[.J792]+[.C792];[.G791]+[.C792])" office:value-type="float" office:value="1446954580.7" calcext:value-type="float">
            <text:p>1446954581</text:p>
          </table:table-cell>
          <table:table-cell table:formula="of:=[.G792]/86400+DATEVALUE(&quot;1970-01-01 00:00:00&quot;)" office:value-type="date" office:date-value="2015-11-08T03:49:40.699999" calcext:value-type="date">
            <text:p>2015/11/08 03:49:41</text:p>
          </table:table-cell>
          <table:table-cell table:number-columns-repeated="6"/>
        </table:table-row>
        <table:table-row table:style-name="ro1">
          <table:table-cell table:formula="of:=[.A792]+1" office:value-type="float" office:value="792" calcext:value-type="float">
            <text:p>792</text:p>
          </table:table-cell>
          <table:table-cell table:formula="of:=[.A793]*1000*50" office:value-type="float" office:value="39600000" calcext:value-type="float">
            <text:p>39600000</text:p>
          </table:table-cell>
          <table:table-cell office:value-type="float" office:value="552.3" calcext:value-type="float">
            <text:p>552,3</text:p>
          </table:table-cell>
          <table:table-cell table:style-name="ce10" table:formula="of:=CONCATENATE(TEXT(MOD(INT([.C793]/60);60);&quot;00&quot;);&quot;:&quot;;TEXT(MOD([.C793];60);&quot;00,0&quot;))" office:value-type="string" office:string-value="09:12,3" calcext:value-type="string">
            <text:p>09:12,3</text:p>
          </table:table-cell>
          <table:table-cell table:formula="of:=[.C793]+[.E792]" office:value-type="float" office:value="458938" calcext:value-type="float">
            <text:p>458938,0</text:p>
          </table:table-cell>
          <table:table-cell table:formula="of:=CONCATENATE(TEXT(INT([.E793]/(60*60*24));&quot;00&quot;);&quot; &quot;;TEXT(MOD(INT([.E793]/(60*60));24);&quot;00&quot;);&quot;:&quot;;TEXT(MOD(INT([.E793]/60);60);&quot;00&quot;);&quot;:&quot;;TEXT(MOD([.E793];60);&quot;00,0&quot;))" office:value-type="string" office:string-value="05 07:28:58,0" calcext:value-type="string">
            <text:p>05 07:28:58,0</text:p>
          </table:table-cell>
          <table:table-cell table:formula="of:=IF ([.J793]&lt;&gt;&quot;&quot;;[.J793]+[.C793];[.G792]+[.C793])" office:value-type="float" office:value="1446955133" calcext:value-type="float">
            <text:p>1446955133</text:p>
          </table:table-cell>
          <table:table-cell table:formula="of:=[.G793]/86400+DATEVALUE(&quot;1970-01-01 00:00:00&quot;)" office:value-type="date" office:date-value="2015-11-08T03:58:52.999999" calcext:value-type="date">
            <text:p>2015/11/08 03:58:53</text:p>
          </table:table-cell>
          <table:table-cell table:number-columns-repeated="6"/>
        </table:table-row>
        <table:table-row table:style-name="ro1">
          <table:table-cell table:formula="of:=[.A793]+1" office:value-type="float" office:value="793" calcext:value-type="float">
            <text:p>793</text:p>
          </table:table-cell>
          <table:table-cell table:formula="of:=[.A794]*1000*50" office:value-type="float" office:value="39650000" calcext:value-type="float">
            <text:p>39650000</text:p>
          </table:table-cell>
          <table:table-cell office:value-type="float" office:value="546.7" calcext:value-type="float">
            <text:p>546,7</text:p>
          </table:table-cell>
          <table:table-cell table:style-name="ce10" table:formula="of:=CONCATENATE(TEXT(MOD(INT([.C794]/60);60);&quot;00&quot;);&quot;:&quot;;TEXT(MOD([.C794];60);&quot;00,0&quot;))" office:value-type="string" office:string-value="09:06,7" calcext:value-type="string">
            <text:p>09:06,7</text:p>
          </table:table-cell>
          <table:table-cell table:formula="of:=[.C794]+[.E793]" office:value-type="float" office:value="459484.7" calcext:value-type="float">
            <text:p>459484,7</text:p>
          </table:table-cell>
          <table:table-cell table:formula="of:=CONCATENATE(TEXT(INT([.E794]/(60*60*24));&quot;00&quot;);&quot; &quot;;TEXT(MOD(INT([.E794]/(60*60));24);&quot;00&quot;);&quot;:&quot;;TEXT(MOD(INT([.E794]/60);60);&quot;00&quot;);&quot;:&quot;;TEXT(MOD([.E794];60);&quot;00,0&quot;))" office:value-type="string" office:string-value="05 07:38:04,7" calcext:value-type="string">
            <text:p>05 07:38:04,7</text:p>
          </table:table-cell>
          <table:table-cell table:formula="of:=IF ([.J794]&lt;&gt;&quot;&quot;;[.J794]+[.C794];[.G793]+[.C794])" office:value-type="float" office:value="1446955679.7" calcext:value-type="float">
            <text:p>1446955680</text:p>
          </table:table-cell>
          <table:table-cell table:formula="of:=[.G794]/86400+DATEVALUE(&quot;1970-01-01 00:00:00&quot;)" office:value-type="date" office:date-value="2015-11-08T04:07:59.699999" calcext:value-type="date">
            <text:p>2015/11/08 04:08:00</text:p>
          </table:table-cell>
          <table:table-cell table:number-columns-repeated="6"/>
        </table:table-row>
        <table:table-row table:style-name="ro1">
          <table:table-cell table:formula="of:=[.A794]+1" office:value-type="float" office:value="794" calcext:value-type="float">
            <text:p>794</text:p>
          </table:table-cell>
          <table:table-cell table:formula="of:=[.A795]*1000*50" office:value-type="float" office:value="39700000" calcext:value-type="float">
            <text:p>39700000</text:p>
          </table:table-cell>
          <table:table-cell office:value-type="float" office:value="546.7" calcext:value-type="float">
            <text:p>546,7</text:p>
          </table:table-cell>
          <table:table-cell table:style-name="ce10" table:formula="of:=CONCATENATE(TEXT(MOD(INT([.C795]/60);60);&quot;00&quot;);&quot;:&quot;;TEXT(MOD([.C795];60);&quot;00,0&quot;))" office:value-type="string" office:string-value="09:06,7" calcext:value-type="string">
            <text:p>09:06,7</text:p>
          </table:table-cell>
          <table:table-cell table:formula="of:=[.C795]+[.E794]" office:value-type="float" office:value="460031.4" calcext:value-type="float">
            <text:p>460031,4</text:p>
          </table:table-cell>
          <table:table-cell table:formula="of:=CONCATENATE(TEXT(INT([.E795]/(60*60*24));&quot;00&quot;);&quot; &quot;;TEXT(MOD(INT([.E795]/(60*60));24);&quot;00&quot;);&quot;:&quot;;TEXT(MOD(INT([.E795]/60);60);&quot;00&quot;);&quot;:&quot;;TEXT(MOD([.E795];60);&quot;00,0&quot;))" office:value-type="string" office:string-value="05 07:47:11,4" calcext:value-type="string">
            <text:p>05 07:47:11,4</text:p>
          </table:table-cell>
          <table:table-cell table:formula="of:=IF ([.J795]&lt;&gt;&quot;&quot;;[.J795]+[.C795];[.G794]+[.C795])" office:value-type="float" office:value="1446956226.4" calcext:value-type="float">
            <text:p>1446956226</text:p>
          </table:table-cell>
          <table:table-cell table:formula="of:=[.G795]/86400+DATEVALUE(&quot;1970-01-01 00:00:00&quot;)" office:value-type="date" office:date-value="2015-11-08T04:17:06.399999" calcext:value-type="date">
            <text:p>2015/11/08 04:17:06</text:p>
          </table:table-cell>
          <table:table-cell table:number-columns-repeated="6"/>
        </table:table-row>
        <table:table-row table:style-name="ro1">
          <table:table-cell table:formula="of:=[.A795]+1" office:value-type="float" office:value="795" calcext:value-type="float">
            <text:p>795</text:p>
          </table:table-cell>
          <table:table-cell table:formula="of:=[.A796]*1000*50" office:value-type="float" office:value="39750000" calcext:value-type="float">
            <text:p>39750000</text:p>
          </table:table-cell>
          <table:table-cell office:value-type="float" office:value="546.7" calcext:value-type="float">
            <text:p>546,7</text:p>
          </table:table-cell>
          <table:table-cell table:style-name="ce10" table:formula="of:=CONCATENATE(TEXT(MOD(INT([.C796]/60);60);&quot;00&quot;);&quot;:&quot;;TEXT(MOD([.C796];60);&quot;00,0&quot;))" office:value-type="string" office:string-value="09:06,7" calcext:value-type="string">
            <text:p>09:06,7</text:p>
          </table:table-cell>
          <table:table-cell table:formula="of:=[.C796]+[.E795]" office:value-type="float" office:value="460578.1" calcext:value-type="float">
            <text:p>460578,1</text:p>
          </table:table-cell>
          <table:table-cell table:formula="of:=CONCATENATE(TEXT(INT([.E796]/(60*60*24));&quot;00&quot;);&quot; &quot;;TEXT(MOD(INT([.E796]/(60*60));24);&quot;00&quot;);&quot;:&quot;;TEXT(MOD(INT([.E796]/60);60);&quot;00&quot;);&quot;:&quot;;TEXT(MOD([.E796];60);&quot;00,0&quot;))" office:value-type="string" office:string-value="05 07:56:18,1" calcext:value-type="string">
            <text:p>05 07:56:18,1</text:p>
          </table:table-cell>
          <table:table-cell table:formula="of:=IF ([.J796]&lt;&gt;&quot;&quot;;[.J796]+[.C796];[.G795]+[.C796])" office:value-type="float" office:value="1446956773.1" calcext:value-type="float">
            <text:p>1446956773</text:p>
          </table:table-cell>
          <table:table-cell table:formula="of:=[.G796]/86400+DATEVALUE(&quot;1970-01-01 00:00:00&quot;)" office:value-type="date" office:date-value="2015-11-08T04:26:13.1" calcext:value-type="date">
            <text:p>2015/11/08 04:26:13</text:p>
          </table:table-cell>
          <table:table-cell table:number-columns-repeated="6"/>
        </table:table-row>
        <table:table-row table:style-name="ro1">
          <table:table-cell table:formula="of:=[.A796]+1" office:value-type="float" office:value="796" calcext:value-type="float">
            <text:p>796</text:p>
          </table:table-cell>
          <table:table-cell table:formula="of:=[.A797]*1000*50" office:value-type="float" office:value="39800000" calcext:value-type="float">
            <text:p>39800000</text:p>
          </table:table-cell>
          <table:table-cell office:value-type="float" office:value="546.7" calcext:value-type="float">
            <text:p>546,7</text:p>
          </table:table-cell>
          <table:table-cell table:style-name="ce10" table:formula="of:=CONCATENATE(TEXT(MOD(INT([.C797]/60);60);&quot;00&quot;);&quot;:&quot;;TEXT(MOD([.C797];60);&quot;00,0&quot;))" office:value-type="string" office:string-value="09:06,7" calcext:value-type="string">
            <text:p>09:06,7</text:p>
          </table:table-cell>
          <table:table-cell table:formula="of:=[.C797]+[.E796]" office:value-type="float" office:value="461124.8" calcext:value-type="float">
            <text:p>461124,8</text:p>
          </table:table-cell>
          <table:table-cell table:formula="of:=CONCATENATE(TEXT(INT([.E797]/(60*60*24));&quot;00&quot;);&quot; &quot;;TEXT(MOD(INT([.E797]/(60*60));24);&quot;00&quot;);&quot;:&quot;;TEXT(MOD(INT([.E797]/60);60);&quot;00&quot;);&quot;:&quot;;TEXT(MOD([.E797];60);&quot;00,0&quot;))" office:value-type="string" office:string-value="05 08:05:24,8" calcext:value-type="string">
            <text:p>05 08:05:24,8</text:p>
          </table:table-cell>
          <table:table-cell table:formula="of:=IF ([.J797]&lt;&gt;&quot;&quot;;[.J797]+[.C797];[.G796]+[.C797])" office:value-type="float" office:value="1446957319.8" calcext:value-type="float">
            <text:p>1446957320</text:p>
          </table:table-cell>
          <table:table-cell table:formula="of:=[.G797]/86400+DATEVALUE(&quot;1970-01-01 00:00:00&quot;)" office:value-type="date" office:date-value="2015-11-08T04:35:19.799999" calcext:value-type="date">
            <text:p>2015/11/08 04:35:20</text:p>
          </table:table-cell>
          <table:table-cell table:number-columns-repeated="6"/>
        </table:table-row>
        <table:table-row table:style-name="ro1">
          <table:table-cell table:formula="of:=[.A797]+1" office:value-type="float" office:value="797" calcext:value-type="float">
            <text:p>797</text:p>
          </table:table-cell>
          <table:table-cell table:formula="of:=[.A798]*1000*50" office:value-type="float" office:value="39850000" calcext:value-type="float">
            <text:p>39850000</text:p>
          </table:table-cell>
          <table:table-cell office:value-type="float" office:value="546.6" calcext:value-type="float">
            <text:p>546,6</text:p>
          </table:table-cell>
          <table:table-cell table:style-name="ce10" table:formula="of:=CONCATENATE(TEXT(MOD(INT([.C798]/60);60);&quot;00&quot;);&quot;:&quot;;TEXT(MOD([.C798];60);&quot;00,0&quot;))" office:value-type="string" office:string-value="09:06,6" calcext:value-type="string">
            <text:p>09:06,6</text:p>
          </table:table-cell>
          <table:table-cell table:formula="of:=[.C798]+[.E797]" office:value-type="float" office:value="461671.4" calcext:value-type="float">
            <text:p>461671,4</text:p>
          </table:table-cell>
          <table:table-cell table:formula="of:=CONCATENATE(TEXT(INT([.E798]/(60*60*24));&quot;00&quot;);&quot; &quot;;TEXT(MOD(INT([.E798]/(60*60));24);&quot;00&quot;);&quot;:&quot;;TEXT(MOD(INT([.E798]/60);60);&quot;00&quot;);&quot;:&quot;;TEXT(MOD([.E798];60);&quot;00,0&quot;))" office:value-type="string" office:string-value="05 08:14:31,4" calcext:value-type="string">
            <text:p>05 08:14:31,4</text:p>
          </table:table-cell>
          <table:table-cell table:formula="of:=IF ([.J798]&lt;&gt;&quot;&quot;;[.J798]+[.C798];[.G797]+[.C798])" office:value-type="float" office:value="1446957866.4" calcext:value-type="float">
            <text:p>1446957866</text:p>
          </table:table-cell>
          <table:table-cell table:formula="of:=[.G798]/86400+DATEVALUE(&quot;1970-01-01 00:00:00&quot;)" office:value-type="date" office:date-value="2015-11-08T04:44:26.399999" calcext:value-type="date">
            <text:p>2015/11/08 04:44:26</text:p>
          </table:table-cell>
          <table:table-cell table:number-columns-repeated="6"/>
        </table:table-row>
        <table:table-row table:style-name="ro1">
          <table:table-cell table:formula="of:=[.A798]+1" office:value-type="float" office:value="798" calcext:value-type="float">
            <text:p>798</text:p>
          </table:table-cell>
          <table:table-cell table:formula="of:=[.A799]*1000*50" office:value-type="float" office:value="39900000" calcext:value-type="float">
            <text:p>39900000</text:p>
          </table:table-cell>
          <table:table-cell office:value-type="float" office:value="546.7" calcext:value-type="float">
            <text:p>546,7</text:p>
          </table:table-cell>
          <table:table-cell table:style-name="ce10" table:formula="of:=CONCATENATE(TEXT(MOD(INT([.C799]/60);60);&quot;00&quot;);&quot;:&quot;;TEXT(MOD([.C799];60);&quot;00,0&quot;))" office:value-type="string" office:string-value="09:06,7" calcext:value-type="string">
            <text:p>09:06,7</text:p>
          </table:table-cell>
          <table:table-cell table:formula="of:=[.C799]+[.E798]" office:value-type="float" office:value="462218.1" calcext:value-type="float">
            <text:p>462218,1</text:p>
          </table:table-cell>
          <table:table-cell table:formula="of:=CONCATENATE(TEXT(INT([.E799]/(60*60*24));&quot;00&quot;);&quot; &quot;;TEXT(MOD(INT([.E799]/(60*60));24);&quot;00&quot;);&quot;:&quot;;TEXT(MOD(INT([.E799]/60);60);&quot;00&quot;);&quot;:&quot;;TEXT(MOD([.E799];60);&quot;00,0&quot;))" office:value-type="string" office:string-value="05 08:23:38,1" calcext:value-type="string">
            <text:p>05 08:23:38,1</text:p>
          </table:table-cell>
          <table:table-cell table:formula="of:=IF ([.J799]&lt;&gt;&quot;&quot;;[.J799]+[.C799];[.G798]+[.C799])" office:value-type="float" office:value="1446958413.1" calcext:value-type="float">
            <text:p>1446958413</text:p>
          </table:table-cell>
          <table:table-cell table:formula="of:=[.G799]/86400+DATEVALUE(&quot;1970-01-01 00:00:00&quot;)" office:value-type="date" office:date-value="2015-11-08T04:53:33.1" calcext:value-type="date">
            <text:p>2015/11/08 04:53:33</text:p>
          </table:table-cell>
          <table:table-cell table:number-columns-repeated="6"/>
        </table:table-row>
        <table:table-row table:style-name="ro1">
          <table:table-cell table:formula="of:=[.A799]+1" office:value-type="float" office:value="799" calcext:value-type="float">
            <text:p>799</text:p>
          </table:table-cell>
          <table:table-cell table:formula="of:=[.A800]*1000*50" office:value-type="float" office:value="39950000" calcext:value-type="float">
            <text:p>39950000</text:p>
          </table:table-cell>
          <table:table-cell office:value-type="float" office:value="546.7" calcext:value-type="float">
            <text:p>546,7</text:p>
          </table:table-cell>
          <table:table-cell table:style-name="ce10" table:formula="of:=CONCATENATE(TEXT(MOD(INT([.C800]/60);60);&quot;00&quot;);&quot;:&quot;;TEXT(MOD([.C800];60);&quot;00,0&quot;))" office:value-type="string" office:string-value="09:06,7" calcext:value-type="string">
            <text:p>09:06,7</text:p>
          </table:table-cell>
          <table:table-cell table:formula="of:=[.C800]+[.E799]" office:value-type="float" office:value="462764.8" calcext:value-type="float">
            <text:p>462764,8</text:p>
          </table:table-cell>
          <table:table-cell table:formula="of:=CONCATENATE(TEXT(INT([.E800]/(60*60*24));&quot;00&quot;);&quot; &quot;;TEXT(MOD(INT([.E800]/(60*60));24);&quot;00&quot;);&quot;:&quot;;TEXT(MOD(INT([.E800]/60);60);&quot;00&quot;);&quot;:&quot;;TEXT(MOD([.E800];60);&quot;00,0&quot;))" office:value-type="string" office:string-value="05 08:32:44,8" calcext:value-type="string">
            <text:p>05 08:32:44,8</text:p>
          </table:table-cell>
          <table:table-cell table:formula="of:=IF ([.J800]&lt;&gt;&quot;&quot;;[.J800]+[.C800];[.G799]+[.C800])" office:value-type="float" office:value="1446958959.8" calcext:value-type="float">
            <text:p>1446958960</text:p>
          </table:table-cell>
          <table:table-cell table:formula="of:=[.G800]/86400+DATEVALUE(&quot;1970-01-01 00:00:00&quot;)" office:value-type="date" office:date-value="2015-11-08T05:02:39.799999" calcext:value-type="date">
            <text:p>2015/11/08 05:02:40</text:p>
          </table:table-cell>
          <table:table-cell table:number-columns-repeated="6"/>
        </table:table-row>
        <table:table-row table:style-name="ro1">
          <table:table-cell table:formula="of:=[.A800]+1" office:value-type="float" office:value="800" calcext:value-type="float">
            <text:p>800</text:p>
          </table:table-cell>
          <table:table-cell table:formula="of:=[.A801]*1000*50" office:value-type="float" office:value="40000000" calcext:value-type="float">
            <text:p>40000000</text:p>
          </table:table-cell>
          <table:table-cell office:value-type="float" office:value="547" calcext:value-type="float">
            <text:p>547,0</text:p>
          </table:table-cell>
          <table:table-cell table:style-name="ce10" table:formula="of:=CONCATENATE(TEXT(MOD(INT([.C801]/60);60);&quot;00&quot;);&quot;:&quot;;TEXT(MOD([.C801];60);&quot;00,0&quot;))" office:value-type="string" office:string-value="09:07,0" calcext:value-type="string">
            <text:p>09:07,0</text:p>
          </table:table-cell>
          <table:table-cell table:formula="of:=[.C801]+[.E800]" office:value-type="float" office:value="463311.8" calcext:value-type="float">
            <text:p>463311,8</text:p>
          </table:table-cell>
          <table:table-cell table:formula="of:=CONCATENATE(TEXT(INT([.E801]/(60*60*24));&quot;00&quot;);&quot; &quot;;TEXT(MOD(INT([.E801]/(60*60));24);&quot;00&quot;);&quot;:&quot;;TEXT(MOD(INT([.E801]/60);60);&quot;00&quot;);&quot;:&quot;;TEXT(MOD([.E801];60);&quot;00,0&quot;))" office:value-type="string" office:string-value="05 08:41:51,8" calcext:value-type="string">
            <text:p>05 08:41:51,8</text:p>
          </table:table-cell>
          <table:table-cell table:formula="of:=IF ([.J801]&lt;&gt;&quot;&quot;;[.J801]+[.C801];[.G800]+[.C801])" office:value-type="float" office:value="1446959506.8" calcext:value-type="float">
            <text:p>1446959507</text:p>
          </table:table-cell>
          <table:table-cell table:formula="of:=[.G801]/86400+DATEVALUE(&quot;1970-01-01 00:00:00&quot;)" office:value-type="date" office:date-value="2015-11-08T05:11:46.799999" calcext:value-type="date">
            <text:p>2015/11/08 05:11:47</text:p>
          </table:table-cell>
          <table:table-cell table:number-columns-repeated="6"/>
        </table:table-row>
        <table:table-row table:style-name="ro1">
          <table:table-cell table:formula="of:=[.A801]+1" office:value-type="float" office:value="801" calcext:value-type="float">
            <text:p>801</text:p>
          </table:table-cell>
          <table:table-cell table:formula="of:=[.A802]*1000*50" office:value-type="float" office:value="40050000" calcext:value-type="float">
            <text:p>40050000</text:p>
          </table:table-cell>
          <table:table-cell office:value-type="float" office:value="546.9" calcext:value-type="float">
            <text:p>546,9</text:p>
          </table:table-cell>
          <table:table-cell table:style-name="ce10" table:formula="of:=CONCATENATE(TEXT(MOD(INT([.C802]/60);60);&quot;00&quot;);&quot;:&quot;;TEXT(MOD([.C802];60);&quot;00,0&quot;))" office:value-type="string" office:string-value="09:06,9" calcext:value-type="string">
            <text:p>09:06,9</text:p>
          </table:table-cell>
          <table:table-cell table:formula="of:=[.C802]+[.E801]" office:value-type="float" office:value="463858.7" calcext:value-type="float">
            <text:p>463858,7</text:p>
          </table:table-cell>
          <table:table-cell table:formula="of:=CONCATENATE(TEXT(INT([.E802]/(60*60*24));&quot;00&quot;);&quot; &quot;;TEXT(MOD(INT([.E802]/(60*60));24);&quot;00&quot;);&quot;:&quot;;TEXT(MOD(INT([.E802]/60);60);&quot;00&quot;);&quot;:&quot;;TEXT(MOD([.E802];60);&quot;00,0&quot;))" office:value-type="string" office:string-value="05 08:50:58,7" calcext:value-type="string">
            <text:p>05 08:50:58,7</text:p>
          </table:table-cell>
          <table:table-cell table:formula="of:=IF ([.J802]&lt;&gt;&quot;&quot;;[.J802]+[.C802];[.G801]+[.C802])" office:value-type="float" office:value="1446960053.7" calcext:value-type="float">
            <text:p>1446960054</text:p>
          </table:table-cell>
          <table:table-cell table:formula="of:=[.G802]/86400+DATEVALUE(&quot;1970-01-01 00:00:00&quot;)" office:value-type="date" office:date-value="2015-11-08T05:20:53.7" calcext:value-type="date">
            <text:p>2015/11/08 05:20:54</text:p>
          </table:table-cell>
          <table:table-cell table:number-columns-repeated="6"/>
        </table:table-row>
        <table:table-row table:style-name="ro1">
          <table:table-cell table:formula="of:=[.A802]+1" office:value-type="float" office:value="802" calcext:value-type="float">
            <text:p>802</text:p>
          </table:table-cell>
          <table:table-cell table:formula="of:=[.A803]*1000*50" office:value-type="float" office:value="40100000" calcext:value-type="float">
            <text:p>40100000</text:p>
          </table:table-cell>
          <table:table-cell office:value-type="float" office:value="546.8" calcext:value-type="float">
            <text:p>546,8</text:p>
          </table:table-cell>
          <table:table-cell table:style-name="ce10" table:formula="of:=CONCATENATE(TEXT(MOD(INT([.C803]/60);60);&quot;00&quot;);&quot;:&quot;;TEXT(MOD([.C803];60);&quot;00,0&quot;))" office:value-type="string" office:string-value="09:06,8" calcext:value-type="string">
            <text:p>09:06,8</text:p>
          </table:table-cell>
          <table:table-cell table:formula="of:=[.C803]+[.E802]" office:value-type="float" office:value="464405.5" calcext:value-type="float">
            <text:p>464405,5</text:p>
          </table:table-cell>
          <table:table-cell table:formula="of:=CONCATENATE(TEXT(INT([.E803]/(60*60*24));&quot;00&quot;);&quot; &quot;;TEXT(MOD(INT([.E803]/(60*60));24);&quot;00&quot;);&quot;:&quot;;TEXT(MOD(INT([.E803]/60);60);&quot;00&quot;);&quot;:&quot;;TEXT(MOD([.E803];60);&quot;00,0&quot;))" office:value-type="string" office:string-value="05 09:00:05,5" calcext:value-type="string">
            <text:p>05 09:00:05,5</text:p>
          </table:table-cell>
          <table:table-cell table:formula="of:=IF ([.J803]&lt;&gt;&quot;&quot;;[.J803]+[.C803];[.G802]+[.C803])" office:value-type="float" office:value="1446960600.5" calcext:value-type="float">
            <text:p>1446960601</text:p>
          </table:table-cell>
          <table:table-cell table:formula="of:=[.G803]/86400+DATEVALUE(&quot;1970-01-01 00:00:00&quot;)" office:value-type="date" office:date-value="2015-11-08T05:30:00.5" calcext:value-type="date">
            <text:p>2015/11/08 05:30:00</text:p>
          </table:table-cell>
          <table:table-cell table:number-columns-repeated="6"/>
        </table:table-row>
        <table:table-row table:style-name="ro1">
          <table:table-cell table:formula="of:=[.A803]+1" office:value-type="float" office:value="803" calcext:value-type="float">
            <text:p>803</text:p>
          </table:table-cell>
          <table:table-cell table:formula="of:=[.A804]*1000*50" office:value-type="float" office:value="40150000" calcext:value-type="float">
            <text:p>40150000</text:p>
          </table:table-cell>
          <table:table-cell office:value-type="float" office:value="546.9" calcext:value-type="float">
            <text:p>546,9</text:p>
          </table:table-cell>
          <table:table-cell table:style-name="ce10" table:formula="of:=CONCATENATE(TEXT(MOD(INT([.C804]/60);60);&quot;00&quot;);&quot;:&quot;;TEXT(MOD([.C804];60);&quot;00,0&quot;))" office:value-type="string" office:string-value="09:06,9" calcext:value-type="string">
            <text:p>09:06,9</text:p>
          </table:table-cell>
          <table:table-cell table:formula="of:=[.C804]+[.E803]" office:value-type="float" office:value="464952.4" calcext:value-type="float">
            <text:p>464952,4</text:p>
          </table:table-cell>
          <table:table-cell table:formula="of:=CONCATENATE(TEXT(INT([.E804]/(60*60*24));&quot;00&quot;);&quot; &quot;;TEXT(MOD(INT([.E804]/(60*60));24);&quot;00&quot;);&quot;:&quot;;TEXT(MOD(INT([.E804]/60);60);&quot;00&quot;);&quot;:&quot;;TEXT(MOD([.E804];60);&quot;00,0&quot;))" office:value-type="string" office:string-value="05 09:09:12,4" calcext:value-type="string">
            <text:p>05 09:09:12,4</text:p>
          </table:table-cell>
          <table:table-cell table:formula="of:=IF ([.J804]&lt;&gt;&quot;&quot;;[.J804]+[.C804];[.G803]+[.C804])" office:value-type="float" office:value="1446961147.4" calcext:value-type="float">
            <text:p>1446961147</text:p>
          </table:table-cell>
          <table:table-cell table:formula="of:=[.G804]/86400+DATEVALUE(&quot;1970-01-01 00:00:00&quot;)" office:value-type="date" office:date-value="2015-11-08T05:39:07.4" calcext:value-type="date">
            <text:p>2015/11/08 05:39:07</text:p>
          </table:table-cell>
          <table:table-cell table:number-columns-repeated="6"/>
        </table:table-row>
        <table:table-row table:style-name="ro1">
          <table:table-cell table:formula="of:=[.A804]+1" office:value-type="float" office:value="804" calcext:value-type="float">
            <text:p>804</text:p>
          </table:table-cell>
          <table:table-cell table:formula="of:=[.A805]*1000*50" office:value-type="float" office:value="40200000" calcext:value-type="float">
            <text:p>40200000</text:p>
          </table:table-cell>
          <table:table-cell office:value-type="float" office:value="547" calcext:value-type="float">
            <text:p>547,0</text:p>
          </table:table-cell>
          <table:table-cell table:style-name="ce10" table:formula="of:=CONCATENATE(TEXT(MOD(INT([.C805]/60);60);&quot;00&quot;);&quot;:&quot;;TEXT(MOD([.C805];60);&quot;00,0&quot;))" office:value-type="string" office:string-value="09:07,0" calcext:value-type="string">
            <text:p>09:07,0</text:p>
          </table:table-cell>
          <table:table-cell table:formula="of:=[.C805]+[.E804]" office:value-type="float" office:value="465499.4" calcext:value-type="float">
            <text:p>465499,4</text:p>
          </table:table-cell>
          <table:table-cell table:formula="of:=CONCATENATE(TEXT(INT([.E805]/(60*60*24));&quot;00&quot;);&quot; &quot;;TEXT(MOD(INT([.E805]/(60*60));24);&quot;00&quot;);&quot;:&quot;;TEXT(MOD(INT([.E805]/60);60);&quot;00&quot;);&quot;:&quot;;TEXT(MOD([.E805];60);&quot;00,0&quot;))" office:value-type="string" office:string-value="05 09:18:19,4" calcext:value-type="string">
            <text:p>05 09:18:19,4</text:p>
          </table:table-cell>
          <table:table-cell table:formula="of:=IF ([.J805]&lt;&gt;&quot;&quot;;[.J805]+[.C805];[.G804]+[.C805])" office:value-type="float" office:value="1446961694.4" calcext:value-type="float">
            <text:p>1446961694</text:p>
          </table:table-cell>
          <table:table-cell table:formula="of:=[.G805]/86400+DATEVALUE(&quot;1970-01-01 00:00:00&quot;)" office:value-type="date" office:date-value="2015-11-08T05:48:14.4" calcext:value-type="date">
            <text:p>2015/11/08 05:48:14</text:p>
          </table:table-cell>
          <table:table-cell table:number-columns-repeated="6"/>
        </table:table-row>
        <table:table-row table:style-name="ro1">
          <table:table-cell table:formula="of:=[.A805]+1" office:value-type="float" office:value="805" calcext:value-type="float">
            <text:p>805</text:p>
          </table:table-cell>
          <table:table-cell table:formula="of:=[.A806]*1000*50" office:value-type="float" office:value="40250000" calcext:value-type="float">
            <text:p>40250000</text:p>
          </table:table-cell>
          <table:table-cell office:value-type="float" office:value="546.9" calcext:value-type="float">
            <text:p>546,9</text:p>
          </table:table-cell>
          <table:table-cell table:style-name="ce10" table:formula="of:=CONCATENATE(TEXT(MOD(INT([.C806]/60);60);&quot;00&quot;);&quot;:&quot;;TEXT(MOD([.C806];60);&quot;00,0&quot;))" office:value-type="string" office:string-value="09:06,9" calcext:value-type="string">
            <text:p>09:06,9</text:p>
          </table:table-cell>
          <table:table-cell table:formula="of:=[.C806]+[.E805]" office:value-type="float" office:value="466046.3" calcext:value-type="float">
            <text:p>466046,3</text:p>
          </table:table-cell>
          <table:table-cell table:formula="of:=CONCATENATE(TEXT(INT([.E806]/(60*60*24));&quot;00&quot;);&quot; &quot;;TEXT(MOD(INT([.E806]/(60*60));24);&quot;00&quot;);&quot;:&quot;;TEXT(MOD(INT([.E806]/60);60);&quot;00&quot;);&quot;:&quot;;TEXT(MOD([.E806];60);&quot;00,0&quot;))" office:value-type="string" office:string-value="05 09:27:26,3" calcext:value-type="string">
            <text:p>05 09:27:26,3</text:p>
          </table:table-cell>
          <table:table-cell table:formula="of:=IF ([.J806]&lt;&gt;&quot;&quot;;[.J806]+[.C806];[.G805]+[.C806])" office:value-type="float" office:value="1446962241.3" calcext:value-type="float">
            <text:p>1446962241</text:p>
          </table:table-cell>
          <table:table-cell table:formula="of:=[.G806]/86400+DATEVALUE(&quot;1970-01-01 00:00:00&quot;)" office:value-type="date" office:date-value="2015-11-08T05:57:21.3" calcext:value-type="date">
            <text:p>2015/11/08 05:57:21</text:p>
          </table:table-cell>
          <table:table-cell table:number-columns-repeated="6"/>
        </table:table-row>
        <table:table-row table:style-name="ro1">
          <table:table-cell table:formula="of:=[.A806]+1" office:value-type="float" office:value="806" calcext:value-type="float">
            <text:p>806</text:p>
          </table:table-cell>
          <table:table-cell table:formula="of:=[.A807]*1000*50" office:value-type="float" office:value="40300000" calcext:value-type="float">
            <text:p>40300000</text:p>
          </table:table-cell>
          <table:table-cell office:value-type="float" office:value="546.6" calcext:value-type="float">
            <text:p>546,6</text:p>
          </table:table-cell>
          <table:table-cell table:style-name="ce10" table:formula="of:=CONCATENATE(TEXT(MOD(INT([.C807]/60);60);&quot;00&quot;);&quot;:&quot;;TEXT(MOD([.C807];60);&quot;00,0&quot;))" office:value-type="string" office:string-value="09:06,6" calcext:value-type="string">
            <text:p>09:06,6</text:p>
          </table:table-cell>
          <table:table-cell table:formula="of:=[.C807]+[.E806]" office:value-type="float" office:value="466592.9" calcext:value-type="float">
            <text:p>466592,9</text:p>
          </table:table-cell>
          <table:table-cell table:formula="of:=CONCATENATE(TEXT(INT([.E807]/(60*60*24));&quot;00&quot;);&quot; &quot;;TEXT(MOD(INT([.E807]/(60*60));24);&quot;00&quot;);&quot;:&quot;;TEXT(MOD(INT([.E807]/60);60);&quot;00&quot;);&quot;:&quot;;TEXT(MOD([.E807];60);&quot;00,0&quot;))" office:value-type="string" office:string-value="05 09:36:32,9" calcext:value-type="string">
            <text:p>05 09:36:32,9</text:p>
          </table:table-cell>
          <table:table-cell table:formula="of:=IF ([.J807]&lt;&gt;&quot;&quot;;[.J807]+[.C807];[.G806]+[.C807])" office:value-type="float" office:value="1446962787.9" calcext:value-type="float">
            <text:p>1446962788</text:p>
          </table:table-cell>
          <table:table-cell table:formula="of:=[.G807]/86400+DATEVALUE(&quot;1970-01-01 00:00:00&quot;)" office:value-type="date" office:date-value="2015-11-08T06:06:27.899999" calcext:value-type="date">
            <text:p>2015/11/08 06:06:28</text:p>
          </table:table-cell>
          <table:table-cell table:number-columns-repeated="6"/>
        </table:table-row>
        <table:table-row table:style-name="ro1">
          <table:table-cell table:formula="of:=[.A807]+1" office:value-type="float" office:value="807" calcext:value-type="float">
            <text:p>807</text:p>
          </table:table-cell>
          <table:table-cell table:formula="of:=[.A808]*1000*50" office:value-type="float" office:value="40350000" calcext:value-type="float">
            <text:p>40350000</text:p>
          </table:table-cell>
          <table:table-cell office:value-type="float" office:value="546.6" calcext:value-type="float">
            <text:p>546,6</text:p>
          </table:table-cell>
          <table:table-cell table:style-name="ce10" table:formula="of:=CONCATENATE(TEXT(MOD(INT([.C808]/60);60);&quot;00&quot;);&quot;:&quot;;TEXT(MOD([.C808];60);&quot;00,0&quot;))" office:value-type="string" office:string-value="09:06,6" calcext:value-type="string">
            <text:p>09:06,6</text:p>
          </table:table-cell>
          <table:table-cell table:formula="of:=[.C808]+[.E807]" office:value-type="float" office:value="467139.5" calcext:value-type="float">
            <text:p>467139,5</text:p>
          </table:table-cell>
          <table:table-cell table:formula="of:=CONCATENATE(TEXT(INT([.E808]/(60*60*24));&quot;00&quot;);&quot; &quot;;TEXT(MOD(INT([.E808]/(60*60));24);&quot;00&quot;);&quot;:&quot;;TEXT(MOD(INT([.E808]/60);60);&quot;00&quot;);&quot;:&quot;;TEXT(MOD([.E808];60);&quot;00,0&quot;))" office:value-type="string" office:string-value="05 09:45:39,5" calcext:value-type="string">
            <text:p>05 09:45:39,5</text:p>
          </table:table-cell>
          <table:table-cell table:formula="of:=IF ([.J808]&lt;&gt;&quot;&quot;;[.J808]+[.C808];[.G807]+[.C808])" office:value-type="float" office:value="1446963334.5" calcext:value-type="float">
            <text:p>1446963335</text:p>
          </table:table-cell>
          <table:table-cell table:formula="of:=[.G808]/86400+DATEVALUE(&quot;1970-01-01 00:00:00&quot;)" office:value-type="date" office:date-value="2015-11-08T06:15:34.499999" calcext:value-type="date">
            <text:p>2015/11/08 06:15:34</text:p>
          </table:table-cell>
          <table:table-cell table:number-columns-repeated="6"/>
        </table:table-row>
        <table:table-row table:style-name="ro1">
          <table:table-cell table:formula="of:=[.A808]+1" office:value-type="float" office:value="808" calcext:value-type="float">
            <text:p>808</text:p>
          </table:table-cell>
          <table:table-cell table:formula="of:=[.A809]*1000*50" office:value-type="float" office:value="40400000" calcext:value-type="float">
            <text:p>40400000</text:p>
          </table:table-cell>
          <table:table-cell office:value-type="float" office:value="546.8" calcext:value-type="float">
            <text:p>546,8</text:p>
          </table:table-cell>
          <table:table-cell table:style-name="ce10" table:formula="of:=CONCATENATE(TEXT(MOD(INT([.C809]/60);60);&quot;00&quot;);&quot;:&quot;;TEXT(MOD([.C809];60);&quot;00,0&quot;))" office:value-type="string" office:string-value="09:06,8" calcext:value-type="string">
            <text:p>09:06,8</text:p>
          </table:table-cell>
          <table:table-cell table:formula="of:=[.C809]+[.E808]" office:value-type="float" office:value="467686.3" calcext:value-type="float">
            <text:p>467686,3</text:p>
          </table:table-cell>
          <table:table-cell table:formula="of:=CONCATENATE(TEXT(INT([.E809]/(60*60*24));&quot;00&quot;);&quot; &quot;;TEXT(MOD(INT([.E809]/(60*60));24);&quot;00&quot;);&quot;:&quot;;TEXT(MOD(INT([.E809]/60);60);&quot;00&quot;);&quot;:&quot;;TEXT(MOD([.E809];60);&quot;00,0&quot;))" office:value-type="string" office:string-value="05 09:54:46,3" calcext:value-type="string">
            <text:p>05 09:54:46,3</text:p>
          </table:table-cell>
          <table:table-cell table:formula="of:=IF ([.J809]&lt;&gt;&quot;&quot;;[.J809]+[.C809];[.G808]+[.C809])" office:value-type="float" office:value="1446963881.3" calcext:value-type="float">
            <text:p>1446963881</text:p>
          </table:table-cell>
          <table:table-cell table:formula="of:=[.G809]/86400+DATEVALUE(&quot;1970-01-01 00:00:00&quot;)" office:value-type="date" office:date-value="2015-11-08T06:24:41.299999" calcext:value-type="date">
            <text:p>2015/11/08 06:24:41</text:p>
          </table:table-cell>
          <table:table-cell table:number-columns-repeated="6"/>
        </table:table-row>
        <table:table-row table:style-name="ro1">
          <table:table-cell table:formula="of:=[.A809]+1" office:value-type="float" office:value="809" calcext:value-type="float">
            <text:p>809</text:p>
          </table:table-cell>
          <table:table-cell table:formula="of:=[.A810]*1000*50" office:value-type="float" office:value="40450000" calcext:value-type="float">
            <text:p>40450000</text:p>
          </table:table-cell>
          <table:table-cell office:value-type="float" office:value="546.8" calcext:value-type="float">
            <text:p>546,8</text:p>
          </table:table-cell>
          <table:table-cell table:style-name="ce10" table:formula="of:=CONCATENATE(TEXT(MOD(INT([.C810]/60);60);&quot;00&quot;);&quot;:&quot;;TEXT(MOD([.C810];60);&quot;00,0&quot;))" office:value-type="string" office:string-value="09:06,8" calcext:value-type="string">
            <text:p>09:06,8</text:p>
          </table:table-cell>
          <table:table-cell table:formula="of:=[.C810]+[.E809]" office:value-type="float" office:value="468233.1" calcext:value-type="float">
            <text:p>468233,1</text:p>
          </table:table-cell>
          <table:table-cell table:formula="of:=CONCATENATE(TEXT(INT([.E810]/(60*60*24));&quot;00&quot;);&quot; &quot;;TEXT(MOD(INT([.E810]/(60*60));24);&quot;00&quot;);&quot;:&quot;;TEXT(MOD(INT([.E810]/60);60);&quot;00&quot;);&quot;:&quot;;TEXT(MOD([.E810];60);&quot;00,0&quot;))" office:value-type="string" office:string-value="05 10:03:53,1" calcext:value-type="string">
            <text:p>05 10:03:53,1</text:p>
          </table:table-cell>
          <table:table-cell table:formula="of:=IF ([.J810]&lt;&gt;&quot;&quot;;[.J810]+[.C810];[.G809]+[.C810])" office:value-type="float" office:value="1446964428.1" calcext:value-type="float">
            <text:p>1446964428</text:p>
          </table:table-cell>
          <table:table-cell table:formula="of:=[.G810]/86400+DATEVALUE(&quot;1970-01-01 00:00:00&quot;)" office:value-type="date" office:date-value="2015-11-08T06:33:48.1" calcext:value-type="date">
            <text:p>2015/11/08 06:33:48</text:p>
          </table:table-cell>
          <table:table-cell table:number-columns-repeated="6"/>
        </table:table-row>
        <table:table-row table:style-name="ro1">
          <table:table-cell table:formula="of:=[.A810]+1" office:value-type="float" office:value="810" calcext:value-type="float">
            <text:p>810</text:p>
          </table:table-cell>
          <table:table-cell table:formula="of:=[.A811]*1000*50" office:value-type="float" office:value="40500000" calcext:value-type="float">
            <text:p>40500000</text:p>
          </table:table-cell>
          <table:table-cell office:value-type="float" office:value="546.7" calcext:value-type="float">
            <text:p>546,7</text:p>
          </table:table-cell>
          <table:table-cell table:style-name="ce10" table:formula="of:=CONCATENATE(TEXT(MOD(INT([.C811]/60);60);&quot;00&quot;);&quot;:&quot;;TEXT(MOD([.C811];60);&quot;00,0&quot;))" office:value-type="string" office:string-value="09:06,7" calcext:value-type="string">
            <text:p>09:06,7</text:p>
          </table:table-cell>
          <table:table-cell table:formula="of:=[.C811]+[.E810]" office:value-type="float" office:value="468779.8" calcext:value-type="float">
            <text:p>468779,8</text:p>
          </table:table-cell>
          <table:table-cell table:formula="of:=CONCATENATE(TEXT(INT([.E811]/(60*60*24));&quot;00&quot;);&quot; &quot;;TEXT(MOD(INT([.E811]/(60*60));24);&quot;00&quot;);&quot;:&quot;;TEXT(MOD(INT([.E811]/60);60);&quot;00&quot;);&quot;:&quot;;TEXT(MOD([.E811];60);&quot;00,0&quot;))" office:value-type="string" office:string-value="05 10:12:59,8" calcext:value-type="string">
            <text:p>05 10:12:59,8</text:p>
          </table:table-cell>
          <table:table-cell table:formula="of:=IF ([.J811]&lt;&gt;&quot;&quot;;[.J811]+[.C811];[.G810]+[.C811])" office:value-type="float" office:value="1446964974.8" calcext:value-type="float">
            <text:p>1446964975</text:p>
          </table:table-cell>
          <table:table-cell table:formula="of:=[.G811]/86400+DATEVALUE(&quot;1970-01-01 00:00:00&quot;)" office:value-type="date" office:date-value="2015-11-08T06:42:54.8" calcext:value-type="date">
            <text:p>2015/11/08 06:42:55</text:p>
          </table:table-cell>
          <table:table-cell table:number-columns-repeated="6"/>
        </table:table-row>
        <table:table-row table:style-name="ro1">
          <table:table-cell table:formula="of:=[.A811]+1" office:value-type="float" office:value="811" calcext:value-type="float">
            <text:p>811</text:p>
          </table:table-cell>
          <table:table-cell table:formula="of:=[.A812]*1000*50" office:value-type="float" office:value="40550000" calcext:value-type="float">
            <text:p>40550000</text:p>
          </table:table-cell>
          <table:table-cell office:value-type="float" office:value="546.6" calcext:value-type="float">
            <text:p>546,6</text:p>
          </table:table-cell>
          <table:table-cell table:style-name="ce10" table:formula="of:=CONCATENATE(TEXT(MOD(INT([.C812]/60);60);&quot;00&quot;);&quot;:&quot;;TEXT(MOD([.C812];60);&quot;00,0&quot;))" office:value-type="string" office:string-value="09:06,6" calcext:value-type="string">
            <text:p>09:06,6</text:p>
          </table:table-cell>
          <table:table-cell table:formula="of:=[.C812]+[.E811]" office:value-type="float" office:value="469326.4" calcext:value-type="float">
            <text:p>469326,4</text:p>
          </table:table-cell>
          <table:table-cell table:formula="of:=CONCATENATE(TEXT(INT([.E812]/(60*60*24));&quot;00&quot;);&quot; &quot;;TEXT(MOD(INT([.E812]/(60*60));24);&quot;00&quot;);&quot;:&quot;;TEXT(MOD(INT([.E812]/60);60);&quot;00&quot;);&quot;:&quot;;TEXT(MOD([.E812];60);&quot;00,0&quot;))" office:value-type="string" office:string-value="05 10:22:06,4" calcext:value-type="string">
            <text:p>05 10:22:06,4</text:p>
          </table:table-cell>
          <table:table-cell table:formula="of:=IF ([.J812]&lt;&gt;&quot;&quot;;[.J812]+[.C812];[.G811]+[.C812])" office:value-type="float" office:value="1446965521.4" calcext:value-type="float">
            <text:p>1446965521</text:p>
          </table:table-cell>
          <table:table-cell table:formula="of:=[.G812]/86400+DATEVALUE(&quot;1970-01-01 00:00:00&quot;)" office:value-type="date" office:date-value="2015-11-08T06:52:01.399999" calcext:value-type="date">
            <text:p>2015/11/08 06:52:01</text:p>
          </table:table-cell>
          <table:table-cell table:number-columns-repeated="6"/>
        </table:table-row>
        <table:table-row table:style-name="ro1">
          <table:table-cell table:formula="of:=[.A812]+1" office:value-type="float" office:value="812" calcext:value-type="float">
            <text:p>812</text:p>
          </table:table-cell>
          <table:table-cell table:formula="of:=[.A813]*1000*50" office:value-type="float" office:value="40600000" calcext:value-type="float">
            <text:p>40600000</text:p>
          </table:table-cell>
          <table:table-cell office:value-type="float" office:value="546.7" calcext:value-type="float">
            <text:p>546,7</text:p>
          </table:table-cell>
          <table:table-cell table:style-name="ce10" table:formula="of:=CONCATENATE(TEXT(MOD(INT([.C813]/60);60);&quot;00&quot;);&quot;:&quot;;TEXT(MOD([.C813];60);&quot;00,0&quot;))" office:value-type="string" office:string-value="09:06,7" calcext:value-type="string">
            <text:p>09:06,7</text:p>
          </table:table-cell>
          <table:table-cell table:formula="of:=[.C813]+[.E812]" office:value-type="float" office:value="469873.1" calcext:value-type="float">
            <text:p>469873,1</text:p>
          </table:table-cell>
          <table:table-cell table:formula="of:=CONCATENATE(TEXT(INT([.E813]/(60*60*24));&quot;00&quot;);&quot; &quot;;TEXT(MOD(INT([.E813]/(60*60));24);&quot;00&quot;);&quot;:&quot;;TEXT(MOD(INT([.E813]/60);60);&quot;00&quot;);&quot;:&quot;;TEXT(MOD([.E813];60);&quot;00,0&quot;))" office:value-type="string" office:string-value="05 10:31:13,1" calcext:value-type="string">
            <text:p>05 10:31:13,1</text:p>
          </table:table-cell>
          <table:table-cell table:formula="of:=IF ([.J813]&lt;&gt;&quot;&quot;;[.J813]+[.C813];[.G812]+[.C813])" office:value-type="float" office:value="1446966068.1" calcext:value-type="float">
            <text:p>1446966068</text:p>
          </table:table-cell>
          <table:table-cell table:formula="of:=[.G813]/86400+DATEVALUE(&quot;1970-01-01 00:00:00&quot;)" office:value-type="date" office:date-value="2015-11-08T07:01:08.099999" calcext:value-type="date">
            <text:p>2015/11/08 07:01:08</text:p>
          </table:table-cell>
          <table:table-cell table:number-columns-repeated="6"/>
        </table:table-row>
        <table:table-row table:style-name="ro1">
          <table:table-cell table:formula="of:=[.A813]+1" office:value-type="float" office:value="813" calcext:value-type="float">
            <text:p>813</text:p>
          </table:table-cell>
          <table:table-cell table:formula="of:=[.A814]*1000*50" office:value-type="float" office:value="40650000" calcext:value-type="float">
            <text:p>40650000</text:p>
          </table:table-cell>
          <table:table-cell office:value-type="float" office:value="546.5" calcext:value-type="float">
            <text:p>546,5</text:p>
          </table:table-cell>
          <table:table-cell table:style-name="ce10" table:formula="of:=CONCATENATE(TEXT(MOD(INT([.C814]/60);60);&quot;00&quot;);&quot;:&quot;;TEXT(MOD([.C814];60);&quot;00,0&quot;))" office:value-type="string" office:string-value="09:06,5" calcext:value-type="string">
            <text:p>09:06,5</text:p>
          </table:table-cell>
          <table:table-cell table:formula="of:=[.C814]+[.E813]" office:value-type="float" office:value="470419.6" calcext:value-type="float">
            <text:p>470419,6</text:p>
          </table:table-cell>
          <table:table-cell table:formula="of:=CONCATENATE(TEXT(INT([.E814]/(60*60*24));&quot;00&quot;);&quot; &quot;;TEXT(MOD(INT([.E814]/(60*60));24);&quot;00&quot;);&quot;:&quot;;TEXT(MOD(INT([.E814]/60);60);&quot;00&quot;);&quot;:&quot;;TEXT(MOD([.E814];60);&quot;00,0&quot;))" office:value-type="string" office:string-value="05 10:40:19,6" calcext:value-type="string">
            <text:p>05 10:40:19,6</text:p>
          </table:table-cell>
          <table:table-cell table:formula="of:=IF ([.J814]&lt;&gt;&quot;&quot;;[.J814]+[.C814];[.G813]+[.C814])" office:value-type="float" office:value="1446966614.6" calcext:value-type="float">
            <text:p>1446966615</text:p>
          </table:table-cell>
          <table:table-cell table:formula="of:=[.G814]/86400+DATEVALUE(&quot;1970-01-01 00:00:00&quot;)" office:value-type="date" office:date-value="2015-11-08T07:10:14.6" calcext:value-type="date">
            <text:p>2015/11/08 07:10:15</text:p>
          </table:table-cell>
          <table:table-cell table:number-columns-repeated="6"/>
        </table:table-row>
        <table:table-row table:style-name="ro1">
          <table:table-cell table:formula="of:=[.A814]+1" office:value-type="float" office:value="814" calcext:value-type="float">
            <text:p>814</text:p>
          </table:table-cell>
          <table:table-cell table:formula="of:=[.A815]*1000*50" office:value-type="float" office:value="40700000" calcext:value-type="float">
            <text:p>40700000</text:p>
          </table:table-cell>
          <table:table-cell office:value-type="float" office:value="546.7" calcext:value-type="float">
            <text:p>546,7</text:p>
          </table:table-cell>
          <table:table-cell table:style-name="ce10" table:formula="of:=CONCATENATE(TEXT(MOD(INT([.C815]/60);60);&quot;00&quot;);&quot;:&quot;;TEXT(MOD([.C815];60);&quot;00,0&quot;))" office:value-type="string" office:string-value="09:06,7" calcext:value-type="string">
            <text:p>09:06,7</text:p>
          </table:table-cell>
          <table:table-cell table:formula="of:=[.C815]+[.E814]" office:value-type="float" office:value="470966.3" calcext:value-type="float">
            <text:p>470966,3</text:p>
          </table:table-cell>
          <table:table-cell table:formula="of:=CONCATENATE(TEXT(INT([.E815]/(60*60*24));&quot;00&quot;);&quot; &quot;;TEXT(MOD(INT([.E815]/(60*60));24);&quot;00&quot;);&quot;:&quot;;TEXT(MOD(INT([.E815]/60);60);&quot;00&quot;);&quot;:&quot;;TEXT(MOD([.E815];60);&quot;00,0&quot;))" office:value-type="string" office:string-value="05 10:49:26,3" calcext:value-type="string">
            <text:p>05 10:49:26,3</text:p>
          </table:table-cell>
          <table:table-cell table:formula="of:=IF ([.J815]&lt;&gt;&quot;&quot;;[.J815]+[.C815];[.G814]+[.C815])" office:value-type="float" office:value="1446967161.3" calcext:value-type="float">
            <text:p>1446967161</text:p>
          </table:table-cell>
          <table:table-cell table:formula="of:=[.G815]/86400+DATEVALUE(&quot;1970-01-01 00:00:00&quot;)" office:value-type="date" office:date-value="2015-11-08T07:19:21.299999" calcext:value-type="date">
            <text:p>2015/11/08 07:19:21</text:p>
          </table:table-cell>
          <table:table-cell table:number-columns-repeated="6"/>
        </table:table-row>
        <table:table-row table:style-name="ro1">
          <table:table-cell table:formula="of:=[.A815]+1" office:value-type="float" office:value="815" calcext:value-type="float">
            <text:p>815</text:p>
          </table:table-cell>
          <table:table-cell table:formula="of:=[.A816]*1000*50" office:value-type="float" office:value="40750000" calcext:value-type="float">
            <text:p>40750000</text:p>
          </table:table-cell>
          <table:table-cell office:value-type="float" office:value="546.8" calcext:value-type="float">
            <text:p>546,8</text:p>
          </table:table-cell>
          <table:table-cell table:style-name="ce10" table:formula="of:=CONCATENATE(TEXT(MOD(INT([.C816]/60);60);&quot;00&quot;);&quot;:&quot;;TEXT(MOD([.C816];60);&quot;00,0&quot;))" office:value-type="string" office:string-value="09:06,8" calcext:value-type="string">
            <text:p>09:06,8</text:p>
          </table:table-cell>
          <table:table-cell table:formula="of:=[.C816]+[.E815]" office:value-type="float" office:value="471513.1" calcext:value-type="float">
            <text:p>471513,1</text:p>
          </table:table-cell>
          <table:table-cell table:formula="of:=CONCATENATE(TEXT(INT([.E816]/(60*60*24));&quot;00&quot;);&quot; &quot;;TEXT(MOD(INT([.E816]/(60*60));24);&quot;00&quot;);&quot;:&quot;;TEXT(MOD(INT([.E816]/60);60);&quot;00&quot;);&quot;:&quot;;TEXT(MOD([.E816];60);&quot;00,0&quot;))" office:value-type="string" office:string-value="05 10:58:33,1" calcext:value-type="string">
            <text:p>05 10:58:33,1</text:p>
          </table:table-cell>
          <table:table-cell table:formula="of:=IF ([.J816]&lt;&gt;&quot;&quot;;[.J816]+[.C816];[.G815]+[.C816])" office:value-type="float" office:value="1446967708.1" calcext:value-type="float">
            <text:p>1446967708</text:p>
          </table:table-cell>
          <table:table-cell table:formula="of:=[.G816]/86400+DATEVALUE(&quot;1970-01-01 00:00:00&quot;)" office:value-type="date" office:date-value="2015-11-08T07:28:28.099999" calcext:value-type="date">
            <text:p>2015/11/08 07:28:28</text:p>
          </table:table-cell>
          <table:table-cell table:number-columns-repeated="6"/>
        </table:table-row>
        <table:table-row table:style-name="ro1">
          <table:table-cell table:formula="of:=[.A816]+1" office:value-type="float" office:value="816" calcext:value-type="float">
            <text:p>816</text:p>
          </table:table-cell>
          <table:table-cell table:formula="of:=[.A817]*1000*50" office:value-type="float" office:value="40800000" calcext:value-type="float">
            <text:p>40800000</text:p>
          </table:table-cell>
          <table:table-cell office:value-type="float" office:value="547.3" calcext:value-type="float">
            <text:p>547,3</text:p>
          </table:table-cell>
          <table:table-cell table:style-name="ce10" table:formula="of:=CONCATENATE(TEXT(MOD(INT([.C817]/60);60);&quot;00&quot;);&quot;:&quot;;TEXT(MOD([.C817];60);&quot;00,0&quot;))" office:value-type="string" office:string-value="09:07,3" calcext:value-type="string">
            <text:p>09:07,3</text:p>
          </table:table-cell>
          <table:table-cell table:formula="of:=[.C817]+[.E816]" office:value-type="float" office:value="472060.4" calcext:value-type="float">
            <text:p>472060,4</text:p>
          </table:table-cell>
          <table:table-cell table:formula="of:=CONCATENATE(TEXT(INT([.E817]/(60*60*24));&quot;00&quot;);&quot; &quot;;TEXT(MOD(INT([.E817]/(60*60));24);&quot;00&quot;);&quot;:&quot;;TEXT(MOD(INT([.E817]/60);60);&quot;00&quot;);&quot;:&quot;;TEXT(MOD([.E817];60);&quot;00,0&quot;))" office:value-type="string" office:string-value="05 11:07:40,4" calcext:value-type="string">
            <text:p>05 11:07:40,4</text:p>
          </table:table-cell>
          <table:table-cell table:formula="of:=IF ([.J817]&lt;&gt;&quot;&quot;;[.J817]+[.C817];[.G816]+[.C817])" office:value-type="float" office:value="1446968255.4" calcext:value-type="float">
            <text:p>1446968255</text:p>
          </table:table-cell>
          <table:table-cell table:formula="of:=[.G817]/86400+DATEVALUE(&quot;1970-01-01 00:00:00&quot;)" office:value-type="date" office:date-value="2015-11-08T07:37:35.399999" calcext:value-type="date">
            <text:p>2015/11/08 07:37:35</text:p>
          </table:table-cell>
          <table:table-cell table:number-columns-repeated="6"/>
        </table:table-row>
        <table:table-row table:style-name="ro1">
          <table:table-cell table:formula="of:=[.A817]+1" office:value-type="float" office:value="817" calcext:value-type="float">
            <text:p>817</text:p>
          </table:table-cell>
          <table:table-cell table:formula="of:=[.A818]*1000*50" office:value-type="float" office:value="40850000" calcext:value-type="float">
            <text:p>40850000</text:p>
          </table:table-cell>
          <table:table-cell office:value-type="float" office:value="546.6" calcext:value-type="float">
            <text:p>546,6</text:p>
          </table:table-cell>
          <table:table-cell table:style-name="ce10" table:formula="of:=CONCATENATE(TEXT(MOD(INT([.C818]/60);60);&quot;00&quot;);&quot;:&quot;;TEXT(MOD([.C818];60);&quot;00,0&quot;))" office:value-type="string" office:string-value="09:06,6" calcext:value-type="string">
            <text:p>09:06,6</text:p>
          </table:table-cell>
          <table:table-cell table:formula="of:=[.C818]+[.E817]" office:value-type="float" office:value="472607" calcext:value-type="float">
            <text:p>472607,0</text:p>
          </table:table-cell>
          <table:table-cell table:formula="of:=CONCATENATE(TEXT(INT([.E818]/(60*60*24));&quot;00&quot;);&quot; &quot;;TEXT(MOD(INT([.E818]/(60*60));24);&quot;00&quot;);&quot;:&quot;;TEXT(MOD(INT([.E818]/60);60);&quot;00&quot;);&quot;:&quot;;TEXT(MOD([.E818];60);&quot;00,0&quot;))" office:value-type="string" office:string-value="05 11:16:47,0" calcext:value-type="string">
            <text:p>05 11:16:47,0</text:p>
          </table:table-cell>
          <table:table-cell table:formula="of:=IF ([.J818]&lt;&gt;&quot;&quot;;[.J818]+[.C818];[.G817]+[.C818])" office:value-type="float" office:value="1446968802" calcext:value-type="float">
            <text:p>1446968802</text:p>
          </table:table-cell>
          <table:table-cell table:formula="of:=[.G818]/86400+DATEVALUE(&quot;1970-01-01 00:00:00&quot;)" office:value-type="date" office:date-value="2015-11-08T07:46:41.999999" calcext:value-type="date">
            <text:p>2015/11/08 07:46:42</text:p>
          </table:table-cell>
          <table:table-cell table:number-columns-repeated="6"/>
        </table:table-row>
        <table:table-row table:style-name="ro1">
          <table:table-cell table:formula="of:=[.A818]+1" office:value-type="float" office:value="818" calcext:value-type="float">
            <text:p>818</text:p>
          </table:table-cell>
          <table:table-cell table:formula="of:=[.A819]*1000*50" office:value-type="float" office:value="40900000" calcext:value-type="float">
            <text:p>40900000</text:p>
          </table:table-cell>
          <table:table-cell office:value-type="float" office:value="547.1" calcext:value-type="float">
            <text:p>547,1</text:p>
          </table:table-cell>
          <table:table-cell table:style-name="ce10" table:formula="of:=CONCATENATE(TEXT(MOD(INT([.C819]/60);60);&quot;00&quot;);&quot;:&quot;;TEXT(MOD([.C819];60);&quot;00,0&quot;))" office:value-type="string" office:string-value="09:07,1" calcext:value-type="string">
            <text:p>09:07,1</text:p>
          </table:table-cell>
          <table:table-cell table:formula="of:=[.C819]+[.E818]" office:value-type="float" office:value="473154.1" calcext:value-type="float">
            <text:p>473154,1</text:p>
          </table:table-cell>
          <table:table-cell table:formula="of:=CONCATENATE(TEXT(INT([.E819]/(60*60*24));&quot;00&quot;);&quot; &quot;;TEXT(MOD(INT([.E819]/(60*60));24);&quot;00&quot;);&quot;:&quot;;TEXT(MOD(INT([.E819]/60);60);&quot;00&quot;);&quot;:&quot;;TEXT(MOD([.E819];60);&quot;00,0&quot;))" office:value-type="string" office:string-value="05 11:25:54,1" calcext:value-type="string">
            <text:p>05 11:25:54,1</text:p>
          </table:table-cell>
          <table:table-cell table:formula="of:=IF ([.J819]&lt;&gt;&quot;&quot;;[.J819]+[.C819];[.G818]+[.C819])" office:value-type="float" office:value="1446969349.1" calcext:value-type="float">
            <text:p>1446969349</text:p>
          </table:table-cell>
          <table:table-cell table:formula="of:=[.G819]/86400+DATEVALUE(&quot;1970-01-01 00:00:00&quot;)" office:value-type="date" office:date-value="2015-11-08T07:55:49.099999" calcext:value-type="date">
            <text:p>2015/11/08 07:55:49</text:p>
          </table:table-cell>
          <table:table-cell table:number-columns-repeated="6"/>
        </table:table-row>
        <table:table-row table:style-name="ro1">
          <table:table-cell table:formula="of:=[.A819]+1" office:value-type="float" office:value="819" calcext:value-type="float">
            <text:p>819</text:p>
          </table:table-cell>
          <table:table-cell table:formula="of:=[.A820]*1000*50" office:value-type="float" office:value="40950000" calcext:value-type="float">
            <text:p>40950000</text:p>
          </table:table-cell>
          <table:table-cell office:value-type="float" office:value="553.3" calcext:value-type="float">
            <text:p>553,3</text:p>
          </table:table-cell>
          <table:table-cell table:style-name="ce10" table:formula="of:=CONCATENATE(TEXT(MOD(INT([.C820]/60);60);&quot;00&quot;);&quot;:&quot;;TEXT(MOD([.C820];60);&quot;00,0&quot;))" office:value-type="string" office:string-value="09:13,3" calcext:value-type="string">
            <text:p>09:13,3</text:p>
          </table:table-cell>
          <table:table-cell table:formula="of:=[.C820]+[.E819]" office:value-type="float" office:value="473707.4" calcext:value-type="float">
            <text:p>473707,4</text:p>
          </table:table-cell>
          <table:table-cell table:formula="of:=CONCATENATE(TEXT(INT([.E820]/(60*60*24));&quot;00&quot;);&quot; &quot;;TEXT(MOD(INT([.E820]/(60*60));24);&quot;00&quot;);&quot;:&quot;;TEXT(MOD(INT([.E820]/60);60);&quot;00&quot;);&quot;:&quot;;TEXT(MOD([.E820];60);&quot;00,0&quot;))" office:value-type="string" office:string-value="05 11:35:07,4" calcext:value-type="string">
            <text:p>05 11:35:07,4</text:p>
          </table:table-cell>
          <table:table-cell table:formula="of:=IF ([.J820]&lt;&gt;&quot;&quot;;[.J820]+[.C820];[.G819]+[.C820])" office:value-type="float" office:value="1446969902.4" calcext:value-type="float">
            <text:p>1446969902</text:p>
          </table:table-cell>
          <table:table-cell table:formula="of:=[.G820]/86400+DATEVALUE(&quot;1970-01-01 00:00:00&quot;)" office:value-type="date" office:date-value="2015-11-08T08:05:02.399999" calcext:value-type="date">
            <text:p>2015/11/08 08:05:02</text:p>
          </table:table-cell>
          <table:table-cell table:number-columns-repeated="6"/>
        </table:table-row>
        <table:table-row table:style-name="ro1">
          <table:table-cell table:formula="of:=[.A820]+1" office:value-type="float" office:value="820" calcext:value-type="float">
            <text:p>820</text:p>
          </table:table-cell>
          <table:table-cell table:formula="of:=[.A821]*1000*50" office:value-type="float" office:value="41000000" calcext:value-type="float">
            <text:p>41000000</text:p>
          </table:table-cell>
          <table:table-cell office:value-type="float" office:value="546.6" calcext:value-type="float">
            <text:p>546,6</text:p>
          </table:table-cell>
          <table:table-cell table:style-name="ce10" table:formula="of:=CONCATENATE(TEXT(MOD(INT([.C821]/60);60);&quot;00&quot;);&quot;:&quot;;TEXT(MOD([.C821];60);&quot;00,0&quot;))" office:value-type="string" office:string-value="09:06,6" calcext:value-type="string">
            <text:p>09:06,6</text:p>
          </table:table-cell>
          <table:table-cell table:formula="of:=[.C821]+[.E820]" office:value-type="float" office:value="474254" calcext:value-type="float">
            <text:p>474254,0</text:p>
          </table:table-cell>
          <table:table-cell table:formula="of:=CONCATENATE(TEXT(INT([.E821]/(60*60*24));&quot;00&quot;);&quot; &quot;;TEXT(MOD(INT([.E821]/(60*60));24);&quot;00&quot;);&quot;:&quot;;TEXT(MOD(INT([.E821]/60);60);&quot;00&quot;);&quot;:&quot;;TEXT(MOD([.E821];60);&quot;00,0&quot;))" office:value-type="string" office:string-value="05 11:44:14,0" calcext:value-type="string">
            <text:p>05 11:44:14,0</text:p>
          </table:table-cell>
          <table:table-cell table:formula="of:=IF ([.J821]&lt;&gt;&quot;&quot;;[.J821]+[.C821];[.G820]+[.C821])" office:value-type="float" office:value="1446970449" calcext:value-type="float">
            <text:p>1446970449</text:p>
          </table:table-cell>
          <table:table-cell table:formula="of:=[.G821]/86400+DATEVALUE(&quot;1970-01-01 00:00:00&quot;)" office:value-type="date" office:date-value="2015-11-08T08:14:08.999999" calcext:value-type="date">
            <text:p>2015/11/08 08:14:09</text:p>
          </table:table-cell>
          <table:table-cell table:number-columns-repeated="6"/>
        </table:table-row>
        <table:table-row table:style-name="ro1">
          <table:table-cell table:formula="of:=[.A821]+1" office:value-type="float" office:value="821" calcext:value-type="float">
            <text:p>821</text:p>
          </table:table-cell>
          <table:table-cell table:formula="of:=[.A822]*1000*50" office:value-type="float" office:value="41050000" calcext:value-type="float">
            <text:p>41050000</text:p>
          </table:table-cell>
          <table:table-cell office:value-type="float" office:value="546.6" calcext:value-type="float">
            <text:p>546,6</text:p>
          </table:table-cell>
          <table:table-cell table:style-name="ce10" table:formula="of:=CONCATENATE(TEXT(MOD(INT([.C822]/60);60);&quot;00&quot;);&quot;:&quot;;TEXT(MOD([.C822];60);&quot;00,0&quot;))" office:value-type="string" office:string-value="09:06,6" calcext:value-type="string">
            <text:p>09:06,6</text:p>
          </table:table-cell>
          <table:table-cell table:formula="of:=[.C822]+[.E821]" office:value-type="float" office:value="474800.6" calcext:value-type="float">
            <text:p>474800,6</text:p>
          </table:table-cell>
          <table:table-cell table:formula="of:=CONCATENATE(TEXT(INT([.E822]/(60*60*24));&quot;00&quot;);&quot; &quot;;TEXT(MOD(INT([.E822]/(60*60));24);&quot;00&quot;);&quot;:&quot;;TEXT(MOD(INT([.E822]/60);60);&quot;00&quot;);&quot;:&quot;;TEXT(MOD([.E822];60);&quot;00,0&quot;))" office:value-type="string" office:string-value="05 11:53:20,6" calcext:value-type="string">
            <text:p>05 11:53:20,6</text:p>
          </table:table-cell>
          <table:table-cell table:formula="of:=IF ([.J822]&lt;&gt;&quot;&quot;;[.J822]+[.C822];[.G821]+[.C822])" office:value-type="float" office:value="1446970995.6" calcext:value-type="float">
            <text:p>1446970996</text:p>
          </table:table-cell>
          <table:table-cell table:formula="of:=[.G822]/86400+DATEVALUE(&quot;1970-01-01 00:00:00&quot;)" office:value-type="date" office:date-value="2015-11-08T08:23:15.599999" calcext:value-type="date">
            <text:p>2015/11/08 08:23:16</text:p>
          </table:table-cell>
          <table:table-cell table:number-columns-repeated="6"/>
        </table:table-row>
        <table:table-row table:style-name="ro1">
          <table:table-cell table:formula="of:=[.A822]+1" office:value-type="float" office:value="822" calcext:value-type="float">
            <text:p>822</text:p>
          </table:table-cell>
          <table:table-cell table:formula="of:=[.A823]*1000*50" office:value-type="float" office:value="41100000" calcext:value-type="float">
            <text:p>41100000</text:p>
          </table:table-cell>
          <table:table-cell office:value-type="float" office:value="546.5" calcext:value-type="float">
            <text:p>546,5</text:p>
          </table:table-cell>
          <table:table-cell table:style-name="ce10" table:formula="of:=CONCATENATE(TEXT(MOD(INT([.C823]/60);60);&quot;00&quot;);&quot;:&quot;;TEXT(MOD([.C823];60);&quot;00,0&quot;))" office:value-type="string" office:string-value="09:06,5" calcext:value-type="string">
            <text:p>09:06,5</text:p>
          </table:table-cell>
          <table:table-cell table:formula="of:=[.C823]+[.E822]" office:value-type="float" office:value="475347.1" calcext:value-type="float">
            <text:p>475347,1</text:p>
          </table:table-cell>
          <table:table-cell table:formula="of:=CONCATENATE(TEXT(INT([.E823]/(60*60*24));&quot;00&quot;);&quot; &quot;;TEXT(MOD(INT([.E823]/(60*60));24);&quot;00&quot;);&quot;:&quot;;TEXT(MOD(INT([.E823]/60);60);&quot;00&quot;);&quot;:&quot;;TEXT(MOD([.E823];60);&quot;00,0&quot;))" office:value-type="string" office:string-value="05 12:02:27,1" calcext:value-type="string">
            <text:p>05 12:02:27,1</text:p>
          </table:table-cell>
          <table:table-cell table:formula="of:=IF ([.J823]&lt;&gt;&quot;&quot;;[.J823]+[.C823];[.G822]+[.C823])" office:value-type="float" office:value="1446971542.1" calcext:value-type="float">
            <text:p>1446971542</text:p>
          </table:table-cell>
          <table:table-cell table:formula="of:=[.G823]/86400+DATEVALUE(&quot;1970-01-01 00:00:00&quot;)" office:value-type="date" office:date-value="2015-11-08T08:32:22.099999" calcext:value-type="date">
            <text:p>2015/11/08 08:32:22</text:p>
          </table:table-cell>
          <table:table-cell table:number-columns-repeated="6"/>
        </table:table-row>
        <table:table-row table:style-name="ro1">
          <table:table-cell table:formula="of:=[.A823]+1" office:value-type="float" office:value="823" calcext:value-type="float">
            <text:p>823</text:p>
          </table:table-cell>
          <table:table-cell table:formula="of:=[.A824]*1000*50" office:value-type="float" office:value="41150000" calcext:value-type="float">
            <text:p>41150000</text:p>
          </table:table-cell>
          <table:table-cell office:value-type="float" office:value="546.5" calcext:value-type="float">
            <text:p>546,5</text:p>
          </table:table-cell>
          <table:table-cell table:style-name="ce10" table:formula="of:=CONCATENATE(TEXT(MOD(INT([.C824]/60);60);&quot;00&quot;);&quot;:&quot;;TEXT(MOD([.C824];60);&quot;00,0&quot;))" office:value-type="string" office:string-value="09:06,5" calcext:value-type="string">
            <text:p>09:06,5</text:p>
          </table:table-cell>
          <table:table-cell table:formula="of:=[.C824]+[.E823]" office:value-type="float" office:value="475893.6" calcext:value-type="float">
            <text:p>475893,6</text:p>
          </table:table-cell>
          <table:table-cell table:formula="of:=CONCATENATE(TEXT(INT([.E824]/(60*60*24));&quot;00&quot;);&quot; &quot;;TEXT(MOD(INT([.E824]/(60*60));24);&quot;00&quot;);&quot;:&quot;;TEXT(MOD(INT([.E824]/60);60);&quot;00&quot;);&quot;:&quot;;TEXT(MOD([.E824];60);&quot;00,0&quot;))" office:value-type="string" office:string-value="05 12:11:33,6" calcext:value-type="string">
            <text:p>05 12:11:33,6</text:p>
          </table:table-cell>
          <table:table-cell table:formula="of:=IF ([.J824]&lt;&gt;&quot;&quot;;[.J824]+[.C824];[.G823]+[.C824])" office:value-type="float" office:value="1446972088.6" calcext:value-type="float">
            <text:p>1446972089</text:p>
          </table:table-cell>
          <table:table-cell table:formula="of:=[.G824]/86400+DATEVALUE(&quot;1970-01-01 00:00:00&quot;)" office:value-type="date" office:date-value="2015-11-08T08:41:28.599999" calcext:value-type="date">
            <text:p>2015/11/08 08:41:29</text:p>
          </table:table-cell>
          <table:table-cell table:number-columns-repeated="6"/>
        </table:table-row>
        <table:table-row table:style-name="ro1">
          <table:table-cell table:formula="of:=[.A824]+1" office:value-type="float" office:value="824" calcext:value-type="float">
            <text:p>824</text:p>
          </table:table-cell>
          <table:table-cell table:formula="of:=[.A825]*1000*50" office:value-type="float" office:value="41200000" calcext:value-type="float">
            <text:p>41200000</text:p>
          </table:table-cell>
          <table:table-cell office:value-type="float" office:value="546.7" calcext:value-type="float">
            <text:p>546,7</text:p>
          </table:table-cell>
          <table:table-cell table:style-name="ce10" table:formula="of:=CONCATENATE(TEXT(MOD(INT([.C825]/60);60);&quot;00&quot;);&quot;:&quot;;TEXT(MOD([.C825];60);&quot;00,0&quot;))" office:value-type="string" office:string-value="09:06,7" calcext:value-type="string">
            <text:p>09:06,7</text:p>
          </table:table-cell>
          <table:table-cell table:formula="of:=[.C825]+[.E824]" office:value-type="float" office:value="476440.3" calcext:value-type="float">
            <text:p>476440,3</text:p>
          </table:table-cell>
          <table:table-cell table:formula="of:=CONCATENATE(TEXT(INT([.E825]/(60*60*24));&quot;00&quot;);&quot; &quot;;TEXT(MOD(INT([.E825]/(60*60));24);&quot;00&quot;);&quot;:&quot;;TEXT(MOD(INT([.E825]/60);60);&quot;00&quot;);&quot;:&quot;;TEXT(MOD([.E825];60);&quot;00,0&quot;))" office:value-type="string" office:string-value="05 12:20:40,3" calcext:value-type="string">
            <text:p>05 12:20:40,3</text:p>
          </table:table-cell>
          <table:table-cell table:formula="of:=IF ([.J825]&lt;&gt;&quot;&quot;;[.J825]+[.C825];[.G824]+[.C825])" office:value-type="float" office:value="1446972635.3" calcext:value-type="float">
            <text:p>1446972635</text:p>
          </table:table-cell>
          <table:table-cell table:formula="of:=[.G825]/86400+DATEVALUE(&quot;1970-01-01 00:00:00&quot;)" office:value-type="date" office:date-value="2015-11-08T08:50:35.299999" calcext:value-type="date">
            <text:p>2015/11/08 08:50:35</text:p>
          </table:table-cell>
          <table:table-cell table:number-columns-repeated="6"/>
        </table:table-row>
        <table:table-row table:style-name="ro1">
          <table:table-cell table:formula="of:=[.A825]+1" office:value-type="float" office:value="825" calcext:value-type="float">
            <text:p>825</text:p>
          </table:table-cell>
          <table:table-cell table:formula="of:=[.A826]*1000*50" office:value-type="float" office:value="41250000" calcext:value-type="float">
            <text:p>41250000</text:p>
          </table:table-cell>
          <table:table-cell office:value-type="float" office:value="546.6" calcext:value-type="float">
            <text:p>546,6</text:p>
          </table:table-cell>
          <table:table-cell table:style-name="ce10" table:formula="of:=CONCATENATE(TEXT(MOD(INT([.C826]/60);60);&quot;00&quot;);&quot;:&quot;;TEXT(MOD([.C826];60);&quot;00,0&quot;))" office:value-type="string" office:string-value="09:06,6" calcext:value-type="string">
            <text:p>09:06,6</text:p>
          </table:table-cell>
          <table:table-cell table:formula="of:=[.C826]+[.E825]" office:value-type="float" office:value="476986.9" calcext:value-type="float">
            <text:p>476986,9</text:p>
          </table:table-cell>
          <table:table-cell table:formula="of:=CONCATENATE(TEXT(INT([.E826]/(60*60*24));&quot;00&quot;);&quot; &quot;;TEXT(MOD(INT([.E826]/(60*60));24);&quot;00&quot;);&quot;:&quot;;TEXT(MOD(INT([.E826]/60);60);&quot;00&quot;);&quot;:&quot;;TEXT(MOD([.E826];60);&quot;00,0&quot;))" office:value-type="string" office:string-value="05 12:29:46,9" calcext:value-type="string">
            <text:p>05 12:29:46,9</text:p>
          </table:table-cell>
          <table:table-cell table:formula="of:=IF ([.J826]&lt;&gt;&quot;&quot;;[.J826]+[.C826];[.G825]+[.C826])" office:value-type="float" office:value="1446973181.9" calcext:value-type="float">
            <text:p>1446973182</text:p>
          </table:table-cell>
          <table:table-cell table:formula="of:=[.G826]/86400+DATEVALUE(&quot;1970-01-01 00:00:00&quot;)" office:value-type="date" office:date-value="2015-11-08T08:59:41.899999" calcext:value-type="date">
            <text:p>2015/11/08 08:59:42</text:p>
          </table:table-cell>
          <table:table-cell table:number-columns-repeated="6"/>
        </table:table-row>
        <table:table-row table:style-name="ro1">
          <table:table-cell table:formula="of:=[.A826]+1" office:value-type="float" office:value="826" calcext:value-type="float">
            <text:p>826</text:p>
          </table:table-cell>
          <table:table-cell table:formula="of:=[.A827]*1000*50" office:value-type="float" office:value="41300000" calcext:value-type="float">
            <text:p>41300000</text:p>
          </table:table-cell>
          <table:table-cell office:value-type="float" office:value="546.5" calcext:value-type="float">
            <text:p>546,5</text:p>
          </table:table-cell>
          <table:table-cell table:style-name="ce10" table:formula="of:=CONCATENATE(TEXT(MOD(INT([.C827]/60);60);&quot;00&quot;);&quot;:&quot;;TEXT(MOD([.C827];60);&quot;00,0&quot;))" office:value-type="string" office:string-value="09:06,5" calcext:value-type="string">
            <text:p>09:06,5</text:p>
          </table:table-cell>
          <table:table-cell table:formula="of:=[.C827]+[.E826]" office:value-type="float" office:value="477533.4" calcext:value-type="float">
            <text:p>477533,4</text:p>
          </table:table-cell>
          <table:table-cell table:formula="of:=CONCATENATE(TEXT(INT([.E827]/(60*60*24));&quot;00&quot;);&quot; &quot;;TEXT(MOD(INT([.E827]/(60*60));24);&quot;00&quot;);&quot;:&quot;;TEXT(MOD(INT([.E827]/60);60);&quot;00&quot;);&quot;:&quot;;TEXT(MOD([.E827];60);&quot;00,0&quot;))" office:value-type="string" office:string-value="05 12:38:53,4" calcext:value-type="string">
            <text:p>05 12:38:53,4</text:p>
          </table:table-cell>
          <table:table-cell table:formula="of:=IF ([.J827]&lt;&gt;&quot;&quot;;[.J827]+[.C827];[.G826]+[.C827])" office:value-type="float" office:value="1446973728.4" calcext:value-type="float">
            <text:p>1446973728</text:p>
          </table:table-cell>
          <table:table-cell table:formula="of:=[.G827]/86400+DATEVALUE(&quot;1970-01-01 00:00:00&quot;)" office:value-type="date" office:date-value="2015-11-08T09:08:48.399999" calcext:value-type="date">
            <text:p>2015/11/08 09:08:48</text:p>
          </table:table-cell>
          <table:table-cell table:number-columns-repeated="6"/>
        </table:table-row>
        <table:table-row table:style-name="ro1">
          <table:table-cell table:formula="of:=[.A827]+1" office:value-type="float" office:value="827" calcext:value-type="float">
            <text:p>827</text:p>
          </table:table-cell>
          <table:table-cell table:formula="of:=[.A828]*1000*50" office:value-type="float" office:value="41350000" calcext:value-type="float">
            <text:p>41350000</text:p>
          </table:table-cell>
          <table:table-cell office:value-type="float" office:value="546.3" calcext:value-type="float">
            <text:p>546,3</text:p>
          </table:table-cell>
          <table:table-cell table:style-name="ce10" table:formula="of:=CONCATENATE(TEXT(MOD(INT([.C828]/60);60);&quot;00&quot;);&quot;:&quot;;TEXT(MOD([.C828];60);&quot;00,0&quot;))" office:value-type="string" office:string-value="09:06,3" calcext:value-type="string">
            <text:p>09:06,3</text:p>
          </table:table-cell>
          <table:table-cell table:formula="of:=[.C828]+[.E827]" office:value-type="float" office:value="478079.7" calcext:value-type="float">
            <text:p>478079,7</text:p>
          </table:table-cell>
          <table:table-cell table:formula="of:=CONCATENATE(TEXT(INT([.E828]/(60*60*24));&quot;00&quot;);&quot; &quot;;TEXT(MOD(INT([.E828]/(60*60));24);&quot;00&quot;);&quot;:&quot;;TEXT(MOD(INT([.E828]/60);60);&quot;00&quot;);&quot;:&quot;;TEXT(MOD([.E828];60);&quot;00,0&quot;))" office:value-type="string" office:string-value="05 12:47:59,7" calcext:value-type="string">
            <text:p>05 12:47:59,7</text:p>
          </table:table-cell>
          <table:table-cell table:formula="of:=IF ([.J828]&lt;&gt;&quot;&quot;;[.J828]+[.C828];[.G827]+[.C828])" office:value-type="float" office:value="1446974274.7" calcext:value-type="float">
            <text:p>1446974275</text:p>
          </table:table-cell>
          <table:table-cell table:formula="of:=[.G828]/86400+DATEVALUE(&quot;1970-01-01 00:00:00&quot;)" office:value-type="date" office:date-value="2015-11-08T09:17:54.699999" calcext:value-type="date">
            <text:p>2015/11/08 09:17:55</text:p>
          </table:table-cell>
          <table:table-cell table:number-columns-repeated="6"/>
        </table:table-row>
        <table:table-row table:style-name="ro1">
          <table:table-cell table:formula="of:=[.A828]+1" office:value-type="float" office:value="828" calcext:value-type="float">
            <text:p>828</text:p>
          </table:table-cell>
          <table:table-cell table:formula="of:=[.A829]*1000*50" office:value-type="float" office:value="41400000" calcext:value-type="float">
            <text:p>41400000</text:p>
          </table:table-cell>
          <table:table-cell office:value-type="float" office:value="546.4" calcext:value-type="float">
            <text:p>546,4</text:p>
          </table:table-cell>
          <table:table-cell table:style-name="ce10" table:formula="of:=CONCATENATE(TEXT(MOD(INT([.C829]/60);60);&quot;00&quot;);&quot;:&quot;;TEXT(MOD([.C829];60);&quot;00,0&quot;))" office:value-type="string" office:string-value="09:06,4" calcext:value-type="string">
            <text:p>09:06,4</text:p>
          </table:table-cell>
          <table:table-cell table:formula="of:=[.C829]+[.E828]" office:value-type="float" office:value="478626.1" calcext:value-type="float">
            <text:p>478626,1</text:p>
          </table:table-cell>
          <table:table-cell table:formula="of:=CONCATENATE(TEXT(INT([.E829]/(60*60*24));&quot;00&quot;);&quot; &quot;;TEXT(MOD(INT([.E829]/(60*60));24);&quot;00&quot;);&quot;:&quot;;TEXT(MOD(INT([.E829]/60);60);&quot;00&quot;);&quot;:&quot;;TEXT(MOD([.E829];60);&quot;00,0&quot;))" office:value-type="string" office:string-value="05 12:57:06,1" calcext:value-type="string">
            <text:p>05 12:57:06,1</text:p>
          </table:table-cell>
          <table:table-cell table:formula="of:=IF ([.J829]&lt;&gt;&quot;&quot;;[.J829]+[.C829];[.G828]+[.C829])" office:value-type="float" office:value="1446974821.1" calcext:value-type="float">
            <text:p>1446974821</text:p>
          </table:table-cell>
          <table:table-cell table:formula="of:=[.G829]/86400+DATEVALUE(&quot;1970-01-01 00:00:00&quot;)" office:value-type="date" office:date-value="2015-11-08T09:27:01.099999" calcext:value-type="date">
            <text:p>2015/11/08 09:27:01</text:p>
          </table:table-cell>
          <table:table-cell table:number-columns-repeated="6"/>
        </table:table-row>
        <table:table-row table:style-name="ro1">
          <table:table-cell table:formula="of:=[.A829]+1" office:value-type="float" office:value="829" calcext:value-type="float">
            <text:p>829</text:p>
          </table:table-cell>
          <table:table-cell table:formula="of:=[.A830]*1000*50" office:value-type="float" office:value="41450000" calcext:value-type="float">
            <text:p>41450000</text:p>
          </table:table-cell>
          <table:table-cell office:value-type="float" office:value="546.3" calcext:value-type="float">
            <text:p>546,3</text:p>
          </table:table-cell>
          <table:table-cell table:style-name="ce10" table:formula="of:=CONCATENATE(TEXT(MOD(INT([.C830]/60);60);&quot;00&quot;);&quot;:&quot;;TEXT(MOD([.C830];60);&quot;00,0&quot;))" office:value-type="string" office:string-value="09:06,3" calcext:value-type="string">
            <text:p>09:06,3</text:p>
          </table:table-cell>
          <table:table-cell table:formula="of:=[.C830]+[.E829]" office:value-type="float" office:value="479172.4" calcext:value-type="float">
            <text:p>479172,4</text:p>
          </table:table-cell>
          <table:table-cell table:formula="of:=CONCATENATE(TEXT(INT([.E830]/(60*60*24));&quot;00&quot;);&quot; &quot;;TEXT(MOD(INT([.E830]/(60*60));24);&quot;00&quot;);&quot;:&quot;;TEXT(MOD(INT([.E830]/60);60);&quot;00&quot;);&quot;:&quot;;TEXT(MOD([.E830];60);&quot;00,0&quot;))" office:value-type="string" office:string-value="05 13:06:12,4" calcext:value-type="string">
            <text:p>05 13:06:12,4</text:p>
          </table:table-cell>
          <table:table-cell table:formula="of:=IF ([.J830]&lt;&gt;&quot;&quot;;[.J830]+[.C830];[.G829]+[.C830])" office:value-type="float" office:value="1446975367.4" calcext:value-type="float">
            <text:p>1446975367</text:p>
          </table:table-cell>
          <table:table-cell table:formula="of:=[.G830]/86400+DATEVALUE(&quot;1970-01-01 00:00:00&quot;)" office:value-type="date" office:date-value="2015-11-08T09:36:07.399999" calcext:value-type="date">
            <text:p>2015/11/08 09:36:07</text:p>
          </table:table-cell>
          <table:table-cell table:number-columns-repeated="6"/>
        </table:table-row>
        <table:table-row table:style-name="ro1">
          <table:table-cell table:formula="of:=[.A830]+1" office:value-type="float" office:value="830" calcext:value-type="float">
            <text:p>830</text:p>
          </table:table-cell>
          <table:table-cell table:formula="of:=[.A831]*1000*50" office:value-type="float" office:value="41500000" calcext:value-type="float">
            <text:p>41500000</text:p>
          </table:table-cell>
          <table:table-cell office:value-type="float" office:value="546.4" calcext:value-type="float">
            <text:p>546,4</text:p>
          </table:table-cell>
          <table:table-cell table:style-name="ce10" table:formula="of:=CONCATENATE(TEXT(MOD(INT([.C831]/60);60);&quot;00&quot;);&quot;:&quot;;TEXT(MOD([.C831];60);&quot;00,0&quot;))" office:value-type="string" office:string-value="09:06,4" calcext:value-type="string">
            <text:p>09:06,4</text:p>
          </table:table-cell>
          <table:table-cell table:formula="of:=[.C831]+[.E830]" office:value-type="float" office:value="479718.8" calcext:value-type="float">
            <text:p>479718,8</text:p>
          </table:table-cell>
          <table:table-cell table:formula="of:=CONCATENATE(TEXT(INT([.E831]/(60*60*24));&quot;00&quot;);&quot; &quot;;TEXT(MOD(INT([.E831]/(60*60));24);&quot;00&quot;);&quot;:&quot;;TEXT(MOD(INT([.E831]/60);60);&quot;00&quot;);&quot;:&quot;;TEXT(MOD([.E831];60);&quot;00,0&quot;))" office:value-type="string" office:string-value="05 13:15:18,8" calcext:value-type="string">
            <text:p>05 13:15:18,8</text:p>
          </table:table-cell>
          <table:table-cell table:formula="of:=IF ([.J831]&lt;&gt;&quot;&quot;;[.J831]+[.C831];[.G830]+[.C831])" office:value-type="float" office:value="1446975913.8" calcext:value-type="float">
            <text:p>1446975914</text:p>
          </table:table-cell>
          <table:table-cell table:formula="of:=[.G831]/86400+DATEVALUE(&quot;1970-01-01 00:00:00&quot;)" office:value-type="date" office:date-value="2015-11-08T09:45:13.799999" calcext:value-type="date">
            <text:p>2015/11/08 09:45:14</text:p>
          </table:table-cell>
          <table:table-cell table:number-columns-repeated="6"/>
        </table:table-row>
        <table:table-row table:style-name="ro1">
          <table:table-cell table:formula="of:=[.A831]+1" office:value-type="float" office:value="831" calcext:value-type="float">
            <text:p>831</text:p>
          </table:table-cell>
          <table:table-cell table:formula="of:=[.A832]*1000*50" office:value-type="float" office:value="41550000" calcext:value-type="float">
            <text:p>41550000</text:p>
          </table:table-cell>
          <table:table-cell office:value-type="float" office:value="546.4" calcext:value-type="float">
            <text:p>546,4</text:p>
          </table:table-cell>
          <table:table-cell table:style-name="ce10" table:formula="of:=CONCATENATE(TEXT(MOD(INT([.C832]/60);60);&quot;00&quot;);&quot;:&quot;;TEXT(MOD([.C832];60);&quot;00,0&quot;))" office:value-type="string" office:string-value="09:06,4" calcext:value-type="string">
            <text:p>09:06,4</text:p>
          </table:table-cell>
          <table:table-cell table:formula="of:=[.C832]+[.E831]" office:value-type="float" office:value="480265.2" calcext:value-type="float">
            <text:p>480265,2</text:p>
          </table:table-cell>
          <table:table-cell table:formula="of:=CONCATENATE(TEXT(INT([.E832]/(60*60*24));&quot;00&quot;);&quot; &quot;;TEXT(MOD(INT([.E832]/(60*60));24);&quot;00&quot;);&quot;:&quot;;TEXT(MOD(INT([.E832]/60);60);&quot;00&quot;);&quot;:&quot;;TEXT(MOD([.E832];60);&quot;00,0&quot;))" office:value-type="string" office:string-value="05 13:24:25,2" calcext:value-type="string">
            <text:p>05 13:24:25,2</text:p>
          </table:table-cell>
          <table:table-cell table:formula="of:=IF ([.J832]&lt;&gt;&quot;&quot;;[.J832]+[.C832];[.G831]+[.C832])" office:value-type="float" office:value="1446976460.2" calcext:value-type="float">
            <text:p>1446976460</text:p>
          </table:table-cell>
          <table:table-cell table:formula="of:=[.G832]/86400+DATEVALUE(&quot;1970-01-01 00:00:00&quot;)" office:value-type="date" office:date-value="2015-11-08T09:54:20.199999" calcext:value-type="date">
            <text:p>2015/11/08 09:54:20</text:p>
          </table:table-cell>
          <table:table-cell table:number-columns-repeated="6"/>
        </table:table-row>
        <table:table-row table:style-name="ro1">
          <table:table-cell table:formula="of:=[.A832]+1" office:value-type="float" office:value="832" calcext:value-type="float">
            <text:p>832</text:p>
          </table:table-cell>
          <table:table-cell table:formula="of:=[.A833]*1000*50" office:value-type="float" office:value="41600000" calcext:value-type="float">
            <text:p>41600000</text:p>
          </table:table-cell>
          <table:table-cell office:value-type="float" office:value="546.3" calcext:value-type="float">
            <text:p>546,3</text:p>
          </table:table-cell>
          <table:table-cell table:style-name="ce10" table:formula="of:=CONCATENATE(TEXT(MOD(INT([.C833]/60);60);&quot;00&quot;);&quot;:&quot;;TEXT(MOD([.C833];60);&quot;00,0&quot;))" office:value-type="string" office:string-value="09:06,3" calcext:value-type="string">
            <text:p>09:06,3</text:p>
          </table:table-cell>
          <table:table-cell table:formula="of:=[.C833]+[.E832]" office:value-type="float" office:value="480811.5" calcext:value-type="float">
            <text:p>480811,5</text:p>
          </table:table-cell>
          <table:table-cell table:formula="of:=CONCATENATE(TEXT(INT([.E833]/(60*60*24));&quot;00&quot;);&quot; &quot;;TEXT(MOD(INT([.E833]/(60*60));24);&quot;00&quot;);&quot;:&quot;;TEXT(MOD(INT([.E833]/60);60);&quot;00&quot;);&quot;:&quot;;TEXT(MOD([.E833];60);&quot;00,0&quot;))" office:value-type="string" office:string-value="05 13:33:31,5" calcext:value-type="string">
            <text:p>05 13:33:31,5</text:p>
          </table:table-cell>
          <table:table-cell table:formula="of:=IF ([.J833]&lt;&gt;&quot;&quot;;[.J833]+[.C833];[.G832]+[.C833])" office:value-type="float" office:value="1446977006.5" calcext:value-type="float">
            <text:p>1446977007</text:p>
          </table:table-cell>
          <table:table-cell table:formula="of:=[.G833]/86400+DATEVALUE(&quot;1970-01-01 00:00:00&quot;)" office:value-type="date" office:date-value="2015-11-08T10:03:26.499999" calcext:value-type="date">
            <text:p>2015/11/08 10:03:26</text:p>
          </table:table-cell>
          <table:table-cell table:number-columns-repeated="6"/>
        </table:table-row>
        <table:table-row table:style-name="ro1">
          <table:table-cell table:formula="of:=[.A833]+1" office:value-type="float" office:value="833" calcext:value-type="float">
            <text:p>833</text:p>
          </table:table-cell>
          <table:table-cell table:formula="of:=[.A834]*1000*50" office:value-type="float" office:value="41650000" calcext:value-type="float">
            <text:p>41650000</text:p>
          </table:table-cell>
          <table:table-cell office:value-type="float" office:value="546.4" calcext:value-type="float">
            <text:p>546,4</text:p>
          </table:table-cell>
          <table:table-cell table:style-name="ce10" table:formula="of:=CONCATENATE(TEXT(MOD(INT([.C834]/60);60);&quot;00&quot;);&quot;:&quot;;TEXT(MOD([.C834];60);&quot;00,0&quot;))" office:value-type="string" office:string-value="09:06,4" calcext:value-type="string">
            <text:p>09:06,4</text:p>
          </table:table-cell>
          <table:table-cell table:formula="of:=[.C834]+[.E833]" office:value-type="float" office:value="481357.9" calcext:value-type="float">
            <text:p>481357,9</text:p>
          </table:table-cell>
          <table:table-cell table:formula="of:=CONCATENATE(TEXT(INT([.E834]/(60*60*24));&quot;00&quot;);&quot; &quot;;TEXT(MOD(INT([.E834]/(60*60));24);&quot;00&quot;);&quot;:&quot;;TEXT(MOD(INT([.E834]/60);60);&quot;00&quot;);&quot;:&quot;;TEXT(MOD([.E834];60);&quot;00,0&quot;))" office:value-type="string" office:string-value="05 13:42:37,9" calcext:value-type="string">
            <text:p>05 13:42:37,9</text:p>
          </table:table-cell>
          <table:table-cell table:formula="of:=IF ([.J834]&lt;&gt;&quot;&quot;;[.J834]+[.C834];[.G833]+[.C834])" office:value-type="float" office:value="1446977552.9" calcext:value-type="float">
            <text:p>1446977553</text:p>
          </table:table-cell>
          <table:table-cell table:formula="of:=[.G834]/86400+DATEVALUE(&quot;1970-01-01 00:00:00&quot;)" office:value-type="date" office:date-value="2015-11-08T10:12:32.899999" calcext:value-type="date">
            <text:p>2015/11/08 10:12:33</text:p>
          </table:table-cell>
          <table:table-cell table:number-columns-repeated="6"/>
        </table:table-row>
        <table:table-row table:style-name="ro1">
          <table:table-cell table:formula="of:=[.A834]+1" office:value-type="float" office:value="834" calcext:value-type="float">
            <text:p>834</text:p>
          </table:table-cell>
          <table:table-cell table:formula="of:=[.A835]*1000*50" office:value-type="float" office:value="41700000" calcext:value-type="float">
            <text:p>41700000</text:p>
          </table:table-cell>
          <table:table-cell office:value-type="float" office:value="546.3" calcext:value-type="float">
            <text:p>546,3</text:p>
          </table:table-cell>
          <table:table-cell table:style-name="ce10" table:formula="of:=CONCATENATE(TEXT(MOD(INT([.C835]/60);60);&quot;00&quot;);&quot;:&quot;;TEXT(MOD([.C835];60);&quot;00,0&quot;))" office:value-type="string" office:string-value="09:06,3" calcext:value-type="string">
            <text:p>09:06,3</text:p>
          </table:table-cell>
          <table:table-cell table:formula="of:=[.C835]+[.E834]" office:value-type="float" office:value="481904.2" calcext:value-type="float">
            <text:p>481904,2</text:p>
          </table:table-cell>
          <table:table-cell table:formula="of:=CONCATENATE(TEXT(INT([.E835]/(60*60*24));&quot;00&quot;);&quot; &quot;;TEXT(MOD(INT([.E835]/(60*60));24);&quot;00&quot;);&quot;:&quot;;TEXT(MOD(INT([.E835]/60);60);&quot;00&quot;);&quot;:&quot;;TEXT(MOD([.E835];60);&quot;00,0&quot;))" office:value-type="string" office:string-value="05 13:51:44,2" calcext:value-type="string">
            <text:p>05 13:51:44,2</text:p>
          </table:table-cell>
          <table:table-cell table:formula="of:=IF ([.J835]&lt;&gt;&quot;&quot;;[.J835]+[.C835];[.G834]+[.C835])" office:value-type="float" office:value="1446978099.2" calcext:value-type="float">
            <text:p>1446978099</text:p>
          </table:table-cell>
          <table:table-cell table:formula="of:=[.G835]/86400+DATEVALUE(&quot;1970-01-01 00:00:00&quot;)" office:value-type="date" office:date-value="2015-11-08T10:21:39.199999" calcext:value-type="date">
            <text:p>2015/11/08 10:21:39</text:p>
          </table:table-cell>
          <table:table-cell table:number-columns-repeated="6"/>
        </table:table-row>
        <table:table-row table:style-name="ro1">
          <table:table-cell table:formula="of:=[.A835]+1" office:value-type="float" office:value="835" calcext:value-type="float">
            <text:p>835</text:p>
          </table:table-cell>
          <table:table-cell table:formula="of:=[.A836]*1000*50" office:value-type="float" office:value="41750000" calcext:value-type="float">
            <text:p>41750000</text:p>
          </table:table-cell>
          <table:table-cell office:value-type="float" office:value="546.4" calcext:value-type="float">
            <text:p>546,4</text:p>
          </table:table-cell>
          <table:table-cell table:style-name="ce10" table:formula="of:=CONCATENATE(TEXT(MOD(INT([.C836]/60);60);&quot;00&quot;);&quot;:&quot;;TEXT(MOD([.C836];60);&quot;00,0&quot;))" office:value-type="string" office:string-value="09:06,4" calcext:value-type="string">
            <text:p>09:06,4</text:p>
          </table:table-cell>
          <table:table-cell table:formula="of:=[.C836]+[.E835]" office:value-type="float" office:value="482450.6" calcext:value-type="float">
            <text:p>482450,6</text:p>
          </table:table-cell>
          <table:table-cell table:formula="of:=CONCATENATE(TEXT(INT([.E836]/(60*60*24));&quot;00&quot;);&quot; &quot;;TEXT(MOD(INT([.E836]/(60*60));24);&quot;00&quot;);&quot;:&quot;;TEXT(MOD(INT([.E836]/60);60);&quot;00&quot;);&quot;:&quot;;TEXT(MOD([.E836];60);&quot;00,0&quot;))" office:value-type="string" office:string-value="05 14:00:50,6" calcext:value-type="string">
            <text:p>05 14:00:50,6</text:p>
          </table:table-cell>
          <table:table-cell table:formula="of:=IF ([.J836]&lt;&gt;&quot;&quot;;[.J836]+[.C836];[.G835]+[.C836])" office:value-type="float" office:value="1446978645.6" calcext:value-type="float">
            <text:p>1446978646</text:p>
          </table:table-cell>
          <table:table-cell table:formula="of:=[.G836]/86400+DATEVALUE(&quot;1970-01-01 00:00:00&quot;)" office:value-type="date" office:date-value="2015-11-08T10:30:45.599999" calcext:value-type="date">
            <text:p>2015/11/08 10:30:46</text:p>
          </table:table-cell>
          <table:table-cell table:number-columns-repeated="6"/>
        </table:table-row>
        <table:table-row table:style-name="ro1">
          <table:table-cell table:formula="of:=[.A836]+1" office:value-type="float" office:value="836" calcext:value-type="float">
            <text:p>836</text:p>
          </table:table-cell>
          <table:table-cell table:formula="of:=[.A837]*1000*50" office:value-type="float" office:value="41800000" calcext:value-type="float">
            <text:p>41800000</text:p>
          </table:table-cell>
          <table:table-cell office:value-type="float" office:value="546.4" calcext:value-type="float">
            <text:p>546,4</text:p>
          </table:table-cell>
          <table:table-cell table:style-name="ce10" table:formula="of:=CONCATENATE(TEXT(MOD(INT([.C837]/60);60);&quot;00&quot;);&quot;:&quot;;TEXT(MOD([.C837];60);&quot;00,0&quot;))" office:value-type="string" office:string-value="09:06,4" calcext:value-type="string">
            <text:p>09:06,4</text:p>
          </table:table-cell>
          <table:table-cell table:formula="of:=[.C837]+[.E836]" office:value-type="float" office:value="482997" calcext:value-type="float">
            <text:p>482997,0</text:p>
          </table:table-cell>
          <table:table-cell table:formula="of:=CONCATENATE(TEXT(INT([.E837]/(60*60*24));&quot;00&quot;);&quot; &quot;;TEXT(MOD(INT([.E837]/(60*60));24);&quot;00&quot;);&quot;:&quot;;TEXT(MOD(INT([.E837]/60);60);&quot;00&quot;);&quot;:&quot;;TEXT(MOD([.E837];60);&quot;00,0&quot;))" office:value-type="string" office:string-value="05 14:09:57,0" calcext:value-type="string">
            <text:p>05 14:09:57,0</text:p>
          </table:table-cell>
          <table:table-cell table:formula="of:=IF ([.J837]&lt;&gt;&quot;&quot;;[.J837]+[.C837];[.G836]+[.C837])" office:value-type="float" office:value="1446979192" calcext:value-type="float">
            <text:p>1446979192</text:p>
          </table:table-cell>
          <table:table-cell table:formula="of:=[.G837]/86400+DATEVALUE(&quot;1970-01-01 00:00:00&quot;)" office:value-type="date" office:date-value="2015-11-08T10:39:51.999999" calcext:value-type="date">
            <text:p>2015/11/08 10:39:52</text:p>
          </table:table-cell>
          <table:table-cell table:number-columns-repeated="6"/>
        </table:table-row>
        <table:table-row table:style-name="ro1">
          <table:table-cell table:formula="of:=[.A837]+1" office:value-type="float" office:value="837" calcext:value-type="float">
            <text:p>837</text:p>
          </table:table-cell>
          <table:table-cell table:formula="of:=[.A838]*1000*50" office:value-type="float" office:value="41850000" calcext:value-type="float">
            <text:p>41850000</text:p>
          </table:table-cell>
          <table:table-cell office:value-type="float" office:value="546.4" calcext:value-type="float">
            <text:p>546,4</text:p>
          </table:table-cell>
          <table:table-cell table:style-name="ce10" table:formula="of:=CONCATENATE(TEXT(MOD(INT([.C838]/60);60);&quot;00&quot;);&quot;:&quot;;TEXT(MOD([.C838];60);&quot;00,0&quot;))" office:value-type="string" office:string-value="09:06,4" calcext:value-type="string">
            <text:p>09:06,4</text:p>
          </table:table-cell>
          <table:table-cell table:formula="of:=[.C838]+[.E837]" office:value-type="float" office:value="483543.4" calcext:value-type="float">
            <text:p>483543,4</text:p>
          </table:table-cell>
          <table:table-cell table:formula="of:=CONCATENATE(TEXT(INT([.E838]/(60*60*24));&quot;00&quot;);&quot; &quot;;TEXT(MOD(INT([.E838]/(60*60));24);&quot;00&quot;);&quot;:&quot;;TEXT(MOD(INT([.E838]/60);60);&quot;00&quot;);&quot;:&quot;;TEXT(MOD([.E838];60);&quot;00,0&quot;))" office:value-type="string" office:string-value="05 14:19:03,4" calcext:value-type="string">
            <text:p>05 14:19:03,4</text:p>
          </table:table-cell>
          <table:table-cell table:formula="of:=IF ([.J838]&lt;&gt;&quot;&quot;;[.J838]+[.C838];[.G837]+[.C838])" office:value-type="float" office:value="1446979738.4" calcext:value-type="float">
            <text:p>1446979738</text:p>
          </table:table-cell>
          <table:table-cell table:formula="of:=[.G838]/86400+DATEVALUE(&quot;1970-01-01 00:00:00&quot;)" office:value-type="date" office:date-value="2015-11-08T10:48:58.4" calcext:value-type="date">
            <text:p>2015/11/08 10:48:58</text:p>
          </table:table-cell>
          <table:table-cell table:number-columns-repeated="6"/>
        </table:table-row>
        <table:table-row table:style-name="ro1">
          <table:table-cell table:formula="of:=[.A838]+1" office:value-type="float" office:value="838" calcext:value-type="float">
            <text:p>838</text:p>
          </table:table-cell>
          <table:table-cell table:formula="of:=[.A839]*1000*50" office:value-type="float" office:value="41900000" calcext:value-type="float">
            <text:p>41900000</text:p>
          </table:table-cell>
          <table:table-cell office:value-type="float" office:value="546.3" calcext:value-type="float">
            <text:p>546,3</text:p>
          </table:table-cell>
          <table:table-cell table:style-name="ce10" table:formula="of:=CONCATENATE(TEXT(MOD(INT([.C839]/60);60);&quot;00&quot;);&quot;:&quot;;TEXT(MOD([.C839];60);&quot;00,0&quot;))" office:value-type="string" office:string-value="09:06,3" calcext:value-type="string">
            <text:p>09:06,3</text:p>
          </table:table-cell>
          <table:table-cell table:formula="of:=[.C839]+[.E838]" office:value-type="float" office:value="484089.7" calcext:value-type="float">
            <text:p>484089,7</text:p>
          </table:table-cell>
          <table:table-cell table:formula="of:=CONCATENATE(TEXT(INT([.E839]/(60*60*24));&quot;00&quot;);&quot; &quot;;TEXT(MOD(INT([.E839]/(60*60));24);&quot;00&quot;);&quot;:&quot;;TEXT(MOD(INT([.E839]/60);60);&quot;00&quot;);&quot;:&quot;;TEXT(MOD([.E839];60);&quot;00,0&quot;))" office:value-type="string" office:string-value="05 14:28:09,7" calcext:value-type="string">
            <text:p>05 14:28:09,7</text:p>
          </table:table-cell>
          <table:table-cell table:formula="of:=IF ([.J839]&lt;&gt;&quot;&quot;;[.J839]+[.C839];[.G838]+[.C839])" office:value-type="float" office:value="1446980284.7" calcext:value-type="float">
            <text:p>1446980285</text:p>
          </table:table-cell>
          <table:table-cell table:formula="of:=[.G839]/86400+DATEVALUE(&quot;1970-01-01 00:00:00&quot;)" office:value-type="date" office:date-value="2015-11-08T10:58:04.699999" calcext:value-type="date">
            <text:p>2015/11/08 10:58:05</text:p>
          </table:table-cell>
          <table:table-cell table:number-columns-repeated="6"/>
        </table:table-row>
        <table:table-row table:style-name="ro1">
          <table:table-cell table:formula="of:=[.A839]+1" office:value-type="float" office:value="839" calcext:value-type="float">
            <text:p>839</text:p>
          </table:table-cell>
          <table:table-cell table:formula="of:=[.A840]*1000*50" office:value-type="float" office:value="41950000" calcext:value-type="float">
            <text:p>41950000</text:p>
          </table:table-cell>
          <table:table-cell office:value-type="float" office:value="546.4" calcext:value-type="float">
            <text:p>546,4</text:p>
          </table:table-cell>
          <table:table-cell table:style-name="ce10" table:formula="of:=CONCATENATE(TEXT(MOD(INT([.C840]/60);60);&quot;00&quot;);&quot;:&quot;;TEXT(MOD([.C840];60);&quot;00,0&quot;))" office:value-type="string" office:string-value="09:06,4" calcext:value-type="string">
            <text:p>09:06,4</text:p>
          </table:table-cell>
          <table:table-cell table:formula="of:=[.C840]+[.E839]" office:value-type="float" office:value="484636.1" calcext:value-type="float">
            <text:p>484636,1</text:p>
          </table:table-cell>
          <table:table-cell table:formula="of:=CONCATENATE(TEXT(INT([.E840]/(60*60*24));&quot;00&quot;);&quot; &quot;;TEXT(MOD(INT([.E840]/(60*60));24);&quot;00&quot;);&quot;:&quot;;TEXT(MOD(INT([.E840]/60);60);&quot;00&quot;);&quot;:&quot;;TEXT(MOD([.E840];60);&quot;00,0&quot;))" office:value-type="string" office:string-value="05 14:37:16,1" calcext:value-type="string">
            <text:p>05 14:37:16,1</text:p>
          </table:table-cell>
          <table:table-cell table:formula="of:=IF ([.J840]&lt;&gt;&quot;&quot;;[.J840]+[.C840];[.G839]+[.C840])" office:value-type="float" office:value="1446980831.1" calcext:value-type="float">
            <text:p>1446980831</text:p>
          </table:table-cell>
          <table:table-cell table:formula="of:=[.G840]/86400+DATEVALUE(&quot;1970-01-01 00:00:00&quot;)" office:value-type="date" office:date-value="2015-11-08T11:07:11.1" calcext:value-type="date">
            <text:p>2015/11/08 11:07:11</text:p>
          </table:table-cell>
          <table:table-cell table:number-columns-repeated="6"/>
        </table:table-row>
        <table:table-row table:style-name="ro1">
          <table:table-cell table:formula="of:=[.A840]+1" office:value-type="float" office:value="840" calcext:value-type="float">
            <text:p>840</text:p>
          </table:table-cell>
          <table:table-cell table:formula="of:=[.A841]*1000*50" office:value-type="float" office:value="42000000" calcext:value-type="float">
            <text:p>42000000</text:p>
          </table:table-cell>
          <table:table-cell office:value-type="float" office:value="546.3" calcext:value-type="float">
            <text:p>546,3</text:p>
          </table:table-cell>
          <table:table-cell table:style-name="ce10" table:formula="of:=CONCATENATE(TEXT(MOD(INT([.C841]/60);60);&quot;00&quot;);&quot;:&quot;;TEXT(MOD([.C841];60);&quot;00,0&quot;))" office:value-type="string" office:string-value="09:06,3" calcext:value-type="string">
            <text:p>09:06,3</text:p>
          </table:table-cell>
          <table:table-cell table:formula="of:=[.C841]+[.E840]" office:value-type="float" office:value="485182.4" calcext:value-type="float">
            <text:p>485182,4</text:p>
          </table:table-cell>
          <table:table-cell table:formula="of:=CONCATENATE(TEXT(INT([.E841]/(60*60*24));&quot;00&quot;);&quot; &quot;;TEXT(MOD(INT([.E841]/(60*60));24);&quot;00&quot;);&quot;:&quot;;TEXT(MOD(INT([.E841]/60);60);&quot;00&quot;);&quot;:&quot;;TEXT(MOD([.E841];60);&quot;00,0&quot;))" office:value-type="string" office:string-value="05 14:46:22,4" calcext:value-type="string">
            <text:p>05 14:46:22,4</text:p>
          </table:table-cell>
          <table:table-cell table:formula="of:=IF ([.J841]&lt;&gt;&quot;&quot;;[.J841]+[.C841];[.G840]+[.C841])" office:value-type="float" office:value="1446981377.4" calcext:value-type="float">
            <text:p>1446981377</text:p>
          </table:table-cell>
          <table:table-cell table:formula="of:=[.G841]/86400+DATEVALUE(&quot;1970-01-01 00:00:00&quot;)" office:value-type="date" office:date-value="2015-11-08T11:16:17.399999" calcext:value-type="date">
            <text:p>2015/11/08 11:16:17</text:p>
          </table:table-cell>
          <table:table-cell table:number-columns-repeated="6"/>
        </table:table-row>
        <table:table-row table:style-name="ro1">
          <table:table-cell table:formula="of:=[.A841]+1" office:value-type="float" office:value="841" calcext:value-type="float">
            <text:p>841</text:p>
          </table:table-cell>
          <table:table-cell table:formula="of:=[.A842]*1000*50" office:value-type="float" office:value="42050000" calcext:value-type="float">
            <text:p>42050000</text:p>
          </table:table-cell>
          <table:table-cell office:value-type="float" office:value="546.4" calcext:value-type="float">
            <text:p>546,4</text:p>
          </table:table-cell>
          <table:table-cell table:style-name="ce10" table:formula="of:=CONCATENATE(TEXT(MOD(INT([.C842]/60);60);&quot;00&quot;);&quot;:&quot;;TEXT(MOD([.C842];60);&quot;00,0&quot;))" office:value-type="string" office:string-value="09:06,4" calcext:value-type="string">
            <text:p>09:06,4</text:p>
          </table:table-cell>
          <table:table-cell table:formula="of:=[.C842]+[.E841]" office:value-type="float" office:value="485728.8" calcext:value-type="float">
            <text:p>485728,8</text:p>
          </table:table-cell>
          <table:table-cell table:formula="of:=CONCATENATE(TEXT(INT([.E842]/(60*60*24));&quot;00&quot;);&quot; &quot;;TEXT(MOD(INT([.E842]/(60*60));24);&quot;00&quot;);&quot;:&quot;;TEXT(MOD(INT([.E842]/60);60);&quot;00&quot;);&quot;:&quot;;TEXT(MOD([.E842];60);&quot;00,0&quot;))" office:value-type="string" office:string-value="05 14:55:28,8" calcext:value-type="string">
            <text:p>05 14:55:28,8</text:p>
          </table:table-cell>
          <table:table-cell table:formula="of:=IF ([.J842]&lt;&gt;&quot;&quot;;[.J842]+[.C842];[.G841]+[.C842])" office:value-type="float" office:value="1446981923.8" calcext:value-type="float">
            <text:p>1446981924</text:p>
          </table:table-cell>
          <table:table-cell table:formula="of:=[.G842]/86400+DATEVALUE(&quot;1970-01-01 00:00:00&quot;)" office:value-type="date" office:date-value="2015-11-08T11:25:23.8" calcext:value-type="date">
            <text:p>2015/11/08 11:25:24</text:p>
          </table:table-cell>
          <table:table-cell table:number-columns-repeated="6"/>
        </table:table-row>
        <table:table-row table:style-name="ro1">
          <table:table-cell table:formula="of:=[.A842]+1" office:value-type="float" office:value="842" calcext:value-type="float">
            <text:p>842</text:p>
          </table:table-cell>
          <table:table-cell table:formula="of:=[.A843]*1000*50" office:value-type="float" office:value="42100000" calcext:value-type="float">
            <text:p>42100000</text:p>
          </table:table-cell>
          <table:table-cell office:value-type="float" office:value="546.3" calcext:value-type="float">
            <text:p>546,3</text:p>
          </table:table-cell>
          <table:table-cell table:style-name="ce10" table:formula="of:=CONCATENATE(TEXT(MOD(INT([.C843]/60);60);&quot;00&quot;);&quot;:&quot;;TEXT(MOD([.C843];60);&quot;00,0&quot;))" office:value-type="string" office:string-value="09:06,3" calcext:value-type="string">
            <text:p>09:06,3</text:p>
          </table:table-cell>
          <table:table-cell table:formula="of:=[.C843]+[.E842]" office:value-type="float" office:value="486275.1" calcext:value-type="float">
            <text:p>486275,1</text:p>
          </table:table-cell>
          <table:table-cell table:formula="of:=CONCATENATE(TEXT(INT([.E843]/(60*60*24));&quot;00&quot;);&quot; &quot;;TEXT(MOD(INT([.E843]/(60*60));24);&quot;00&quot;);&quot;:&quot;;TEXT(MOD(INT([.E843]/60);60);&quot;00&quot;);&quot;:&quot;;TEXT(MOD([.E843];60);&quot;00,0&quot;))" office:value-type="string" office:string-value="05 15:04:35,1" calcext:value-type="string">
            <text:p>05 15:04:35,1</text:p>
          </table:table-cell>
          <table:table-cell table:formula="of:=IF ([.J843]&lt;&gt;&quot;&quot;;[.J843]+[.C843];[.G842]+[.C843])" office:value-type="float" office:value="1446982470.1" calcext:value-type="float">
            <text:p>1446982470</text:p>
          </table:table-cell>
          <table:table-cell table:formula="of:=[.G843]/86400+DATEVALUE(&quot;1970-01-01 00:00:00&quot;)" office:value-type="date" office:date-value="2015-11-08T11:34:30.099999" calcext:value-type="date">
            <text:p>2015/11/08 11:34:30</text:p>
          </table:table-cell>
          <table:table-cell table:number-columns-repeated="6"/>
        </table:table-row>
        <table:table-row table:style-name="ro1">
          <table:table-cell table:formula="of:=[.A843]+1" office:value-type="float" office:value="843" calcext:value-type="float">
            <text:p>843</text:p>
          </table:table-cell>
          <table:table-cell table:formula="of:=[.A844]*1000*50" office:value-type="float" office:value="42150000" calcext:value-type="float">
            <text:p>42150000</text:p>
          </table:table-cell>
          <table:table-cell office:value-type="float" office:value="544" calcext:value-type="float">
            <text:p>544,0</text:p>
          </table:table-cell>
          <table:table-cell table:style-name="ce10" table:formula="of:=CONCATENATE(TEXT(MOD(INT([.C844]/60);60);&quot;00&quot;);&quot;:&quot;;TEXT(MOD([.C844];60);&quot;00,0&quot;))" office:value-type="string" office:string-value="09:04,0" calcext:value-type="string">
            <text:p>09:04,0</text:p>
          </table:table-cell>
          <table:table-cell table:formula="of:=[.C844]+[.E843]" office:value-type="float" office:value="486819.1" calcext:value-type="float">
            <text:p>486819,1</text:p>
          </table:table-cell>
          <table:table-cell table:formula="of:=CONCATENATE(TEXT(INT([.E844]/(60*60*24));&quot;00&quot;);&quot; &quot;;TEXT(MOD(INT([.E844]/(60*60));24);&quot;00&quot;);&quot;:&quot;;TEXT(MOD(INT([.E844]/60);60);&quot;00&quot;);&quot;:&quot;;TEXT(MOD([.E844];60);&quot;00,0&quot;))" office:value-type="string" office:string-value="05 15:13:39,1" calcext:value-type="string">
            <text:p>05 15:13:39,1</text:p>
          </table:table-cell>
          <table:table-cell table:formula="of:=IF ([.J844]&lt;&gt;&quot;&quot;;[.J844]+[.C844];[.G843]+[.C844])" office:value-type="float" office:value="1446983014.1" calcext:value-type="float">
            <text:p>1446983014</text:p>
          </table:table-cell>
          <table:table-cell table:formula="of:=[.G844]/86400+DATEVALUE(&quot;1970-01-01 00:00:00&quot;)" office:value-type="date" office:date-value="2015-11-08T11:43:34.099999" calcext:value-type="date">
            <text:p>2015/11/08 11:43:34</text:p>
          </table:table-cell>
          <table:table-cell table:number-columns-repeated="6"/>
        </table:table-row>
        <table:table-row table:style-name="ro1">
          <table:table-cell table:formula="of:=[.A844]+1" office:value-type="float" office:value="844" calcext:value-type="float">
            <text:p>844</text:p>
          </table:table-cell>
          <table:table-cell table:formula="of:=[.A845]*1000*50" office:value-type="float" office:value="42200000" calcext:value-type="float">
            <text:p>42200000</text:p>
          </table:table-cell>
          <table:table-cell office:value-type="float" office:value="543.4" calcext:value-type="float">
            <text:p>543,4</text:p>
          </table:table-cell>
          <table:table-cell table:style-name="ce10" table:formula="of:=CONCATENATE(TEXT(MOD(INT([.C845]/60);60);&quot;00&quot;);&quot;:&quot;;TEXT(MOD([.C845];60);&quot;00,0&quot;))" office:value-type="string" office:string-value="09:03,4" calcext:value-type="string">
            <text:p>09:03,4</text:p>
          </table:table-cell>
          <table:table-cell table:formula="of:=[.C845]+[.E844]" office:value-type="float" office:value="487362.5" calcext:value-type="float">
            <text:p>487362,5</text:p>
          </table:table-cell>
          <table:table-cell table:formula="of:=CONCATENATE(TEXT(INT([.E845]/(60*60*24));&quot;00&quot;);&quot; &quot;;TEXT(MOD(INT([.E845]/(60*60));24);&quot;00&quot;);&quot;:&quot;;TEXT(MOD(INT([.E845]/60);60);&quot;00&quot;);&quot;:&quot;;TEXT(MOD([.E845];60);&quot;00,0&quot;))" office:value-type="string" office:string-value="05 15:22:42,5" calcext:value-type="string">
            <text:p>05 15:22:42,5</text:p>
          </table:table-cell>
          <table:table-cell table:formula="of:=IF ([.J845]&lt;&gt;&quot;&quot;;[.J845]+[.C845];[.G844]+[.C845])" office:value-type="float" office:value="1446983557.5" calcext:value-type="float">
            <text:p>1446983558</text:p>
          </table:table-cell>
          <table:table-cell table:formula="of:=[.G845]/86400+DATEVALUE(&quot;1970-01-01 00:00:00&quot;)" office:value-type="date" office:date-value="2015-11-08T11:52:37.5" calcext:value-type="date">
            <text:p>2015/11/08 11:52:37</text:p>
          </table:table-cell>
          <table:table-cell table:number-columns-repeated="6"/>
        </table:table-row>
        <table:table-row table:style-name="ro1">
          <table:table-cell table:formula="of:=[.A845]+1" office:value-type="float" office:value="845" calcext:value-type="float">
            <text:p>845</text:p>
          </table:table-cell>
          <table:table-cell table:formula="of:=[.A846]*1000*50" office:value-type="float" office:value="42250000" calcext:value-type="float">
            <text:p>42250000</text:p>
          </table:table-cell>
          <table:table-cell office:value-type="float" office:value="543.5" calcext:value-type="float">
            <text:p>543,5</text:p>
          </table:table-cell>
          <table:table-cell table:style-name="ce10" table:formula="of:=CONCATENATE(TEXT(MOD(INT([.C846]/60);60);&quot;00&quot;);&quot;:&quot;;TEXT(MOD([.C846];60);&quot;00,0&quot;))" office:value-type="string" office:string-value="09:03,5" calcext:value-type="string">
            <text:p>09:03,5</text:p>
          </table:table-cell>
          <table:table-cell table:formula="of:=[.C846]+[.E845]" office:value-type="float" office:value="487906" calcext:value-type="float">
            <text:p>487906,0</text:p>
          </table:table-cell>
          <table:table-cell table:formula="of:=CONCATENATE(TEXT(INT([.E846]/(60*60*24));&quot;00&quot;);&quot; &quot;;TEXT(MOD(INT([.E846]/(60*60));24);&quot;00&quot;);&quot;:&quot;;TEXT(MOD(INT([.E846]/60);60);&quot;00&quot;);&quot;:&quot;;TEXT(MOD([.E846];60);&quot;00,0&quot;))" office:value-type="string" office:string-value="05 15:31:46,0" calcext:value-type="string">
            <text:p>05 15:31:46,0</text:p>
          </table:table-cell>
          <table:table-cell table:formula="of:=IF ([.J846]&lt;&gt;&quot;&quot;;[.J846]+[.C846];[.G845]+[.C846])" office:value-type="float" office:value="1446984101" calcext:value-type="float">
            <text:p>1446984101</text:p>
          </table:table-cell>
          <table:table-cell table:formula="of:=[.G846]/86400+DATEVALUE(&quot;1970-01-01 00:00:00&quot;)" office:value-type="date" office:date-value="2015-11-08T12:01:40.999999" calcext:value-type="date">
            <text:p>2015/11/08 12:01:41</text:p>
          </table:table-cell>
          <table:table-cell table:number-columns-repeated="6"/>
        </table:table-row>
        <table:table-row table:style-name="ro1">
          <table:table-cell table:formula="of:=[.A846]+1" office:value-type="float" office:value="846" calcext:value-type="float">
            <text:p>846</text:p>
          </table:table-cell>
          <table:table-cell table:formula="of:=[.A847]*1000*50" office:value-type="float" office:value="42300000" calcext:value-type="float">
            <text:p>42300000</text:p>
          </table:table-cell>
          <table:table-cell office:value-type="float" office:value="543.3" calcext:value-type="float">
            <text:p>543,3</text:p>
          </table:table-cell>
          <table:table-cell table:style-name="ce10" table:formula="of:=CONCATENATE(TEXT(MOD(INT([.C847]/60);60);&quot;00&quot;);&quot;:&quot;;TEXT(MOD([.C847];60);&quot;00,0&quot;))" office:value-type="string" office:string-value="09:03,3" calcext:value-type="string">
            <text:p>09:03,3</text:p>
          </table:table-cell>
          <table:table-cell table:formula="of:=[.C847]+[.E846]" office:value-type="float" office:value="488449.3" calcext:value-type="float">
            <text:p>488449,3</text:p>
          </table:table-cell>
          <table:table-cell table:formula="of:=CONCATENATE(TEXT(INT([.E847]/(60*60*24));&quot;00&quot;);&quot; &quot;;TEXT(MOD(INT([.E847]/(60*60));24);&quot;00&quot;);&quot;:&quot;;TEXT(MOD(INT([.E847]/60);60);&quot;00&quot;);&quot;:&quot;;TEXT(MOD([.E847];60);&quot;00,0&quot;))" office:value-type="string" office:string-value="05 15:40:49,3" calcext:value-type="string">
            <text:p>05 15:40:49,3</text:p>
          </table:table-cell>
          <table:table-cell table:formula="of:=IF ([.J847]&lt;&gt;&quot;&quot;;[.J847]+[.C847];[.G846]+[.C847])" office:value-type="float" office:value="1446984644.3" calcext:value-type="float">
            <text:p>1446984644</text:p>
          </table:table-cell>
          <table:table-cell table:formula="of:=[.G847]/86400+DATEVALUE(&quot;1970-01-01 00:00:00&quot;)" office:value-type="date" office:date-value="2015-11-08T12:10:44.299999" calcext:value-type="date">
            <text:p>2015/11/08 12:10:44</text:p>
          </table:table-cell>
          <table:table-cell table:number-columns-repeated="6"/>
        </table:table-row>
        <table:table-row table:style-name="ro1">
          <table:table-cell table:formula="of:=[.A847]+1" office:value-type="float" office:value="847" calcext:value-type="float">
            <text:p>847</text:p>
          </table:table-cell>
          <table:table-cell table:formula="of:=[.A848]*1000*50" office:value-type="float" office:value="42350000" calcext:value-type="float">
            <text:p>42350000</text:p>
          </table:table-cell>
          <table:table-cell office:value-type="float" office:value="543.4" calcext:value-type="float">
            <text:p>543,4</text:p>
          </table:table-cell>
          <table:table-cell table:style-name="ce10" table:formula="of:=CONCATENATE(TEXT(MOD(INT([.C848]/60);60);&quot;00&quot;);&quot;:&quot;;TEXT(MOD([.C848];60);&quot;00,0&quot;))" office:value-type="string" office:string-value="09:03,4" calcext:value-type="string">
            <text:p>09:03,4</text:p>
          </table:table-cell>
          <table:table-cell table:formula="of:=[.C848]+[.E847]" office:value-type="float" office:value="488992.7" calcext:value-type="float">
            <text:p>488992,7</text:p>
          </table:table-cell>
          <table:table-cell table:formula="of:=CONCATENATE(TEXT(INT([.E848]/(60*60*24));&quot;00&quot;);&quot; &quot;;TEXT(MOD(INT([.E848]/(60*60));24);&quot;00&quot;);&quot;:&quot;;TEXT(MOD(INT([.E848]/60);60);&quot;00&quot;);&quot;:&quot;;TEXT(MOD([.E848];60);&quot;00,0&quot;))" office:value-type="string" office:string-value="05 15:49:52,7" calcext:value-type="string">
            <text:p>05 15:49:52,7</text:p>
          </table:table-cell>
          <table:table-cell table:formula="of:=IF ([.J848]&lt;&gt;&quot;&quot;;[.J848]+[.C848];[.G847]+[.C848])" office:value-type="float" office:value="1446985187.7" calcext:value-type="float">
            <text:p>1446985188</text:p>
          </table:table-cell>
          <table:table-cell table:formula="of:=[.G848]/86400+DATEVALUE(&quot;1970-01-01 00:00:00&quot;)" office:value-type="date" office:date-value="2015-11-08T12:19:47.7" calcext:value-type="date">
            <text:p>2015/11/08 12:19:48</text:p>
          </table:table-cell>
          <table:table-cell table:number-columns-repeated="6"/>
        </table:table-row>
        <table:table-row table:style-name="ro1">
          <table:table-cell table:formula="of:=[.A848]+1" office:value-type="float" office:value="848" calcext:value-type="float">
            <text:p>848</text:p>
          </table:table-cell>
          <table:table-cell table:formula="of:=[.A849]*1000*50" office:value-type="float" office:value="42400000" calcext:value-type="float">
            <text:p>42400000</text:p>
          </table:table-cell>
          <table:table-cell office:value-type="float" office:value="543.5" calcext:value-type="float">
            <text:p>543,5</text:p>
          </table:table-cell>
          <table:table-cell table:style-name="ce10" table:formula="of:=CONCATENATE(TEXT(MOD(INT([.C849]/60);60);&quot;00&quot;);&quot;:&quot;;TEXT(MOD([.C849];60);&quot;00,0&quot;))" office:value-type="string" office:string-value="09:03,5" calcext:value-type="string">
            <text:p>09:03,5</text:p>
          </table:table-cell>
          <table:table-cell table:formula="of:=[.C849]+[.E848]" office:value-type="float" office:value="489536.2" calcext:value-type="float">
            <text:p>489536,2</text:p>
          </table:table-cell>
          <table:table-cell table:formula="of:=CONCATENATE(TEXT(INT([.E849]/(60*60*24));&quot;00&quot;);&quot; &quot;;TEXT(MOD(INT([.E849]/(60*60));24);&quot;00&quot;);&quot;:&quot;;TEXT(MOD(INT([.E849]/60);60);&quot;00&quot;);&quot;:&quot;;TEXT(MOD([.E849];60);&quot;00,0&quot;))" office:value-type="string" office:string-value="05 15:58:56,2" calcext:value-type="string">
            <text:p>05 15:58:56,2</text:p>
          </table:table-cell>
          <table:table-cell table:formula="of:=IF ([.J849]&lt;&gt;&quot;&quot;;[.J849]+[.C849];[.G848]+[.C849])" office:value-type="float" office:value="1446985731.2" calcext:value-type="float">
            <text:p>1446985731</text:p>
          </table:table-cell>
          <table:table-cell table:formula="of:=[.G849]/86400+DATEVALUE(&quot;1970-01-01 00:00:00&quot;)" office:value-type="date" office:date-value="2015-11-08T12:28:51.199999" calcext:value-type="date">
            <text:p>2015/11/08 12:28:51</text:p>
          </table:table-cell>
          <table:table-cell table:number-columns-repeated="6"/>
        </table:table-row>
        <table:table-row table:style-name="ro1">
          <table:table-cell table:formula="of:=[.A849]+1" office:value-type="float" office:value="849" calcext:value-type="float">
            <text:p>849</text:p>
          </table:table-cell>
          <table:table-cell table:formula="of:=[.A850]*1000*50" office:value-type="float" office:value="42450000" calcext:value-type="float">
            <text:p>42450000</text:p>
          </table:table-cell>
          <table:table-cell office:value-type="float" office:value="543.3" calcext:value-type="float">
            <text:p>543,3</text:p>
          </table:table-cell>
          <table:table-cell table:style-name="ce10" table:formula="of:=CONCATENATE(TEXT(MOD(INT([.C850]/60);60);&quot;00&quot;);&quot;:&quot;;TEXT(MOD([.C850];60);&quot;00,0&quot;))" office:value-type="string" office:string-value="09:03,3" calcext:value-type="string">
            <text:p>09:03,3</text:p>
          </table:table-cell>
          <table:table-cell table:formula="of:=[.C850]+[.E849]" office:value-type="float" office:value="490079.5" calcext:value-type="float">
            <text:p>490079,5</text:p>
          </table:table-cell>
          <table:table-cell table:formula="of:=CONCATENATE(TEXT(INT([.E850]/(60*60*24));&quot;00&quot;);&quot; &quot;;TEXT(MOD(INT([.E850]/(60*60));24);&quot;00&quot;);&quot;:&quot;;TEXT(MOD(INT([.E850]/60);60);&quot;00&quot;);&quot;:&quot;;TEXT(MOD([.E850];60);&quot;00,0&quot;))" office:value-type="string" office:string-value="05 16:07:59,5" calcext:value-type="string">
            <text:p>05 16:07:59,5</text:p>
          </table:table-cell>
          <table:table-cell table:formula="of:=IF ([.J850]&lt;&gt;&quot;&quot;;[.J850]+[.C850];[.G849]+[.C850])" office:value-type="float" office:value="1446986274.5" calcext:value-type="float">
            <text:p>1446986275</text:p>
          </table:table-cell>
          <table:table-cell table:formula="of:=[.G850]/86400+DATEVALUE(&quot;1970-01-01 00:00:00&quot;)" office:value-type="date" office:date-value="2015-11-08T12:37:54.5" calcext:value-type="date">
            <text:p>2015/11/08 12:37:54</text:p>
          </table:table-cell>
          <table:table-cell table:number-columns-repeated="6"/>
        </table:table-row>
        <table:table-row table:style-name="ro1">
          <table:table-cell table:formula="of:=[.A850]+1" office:value-type="float" office:value="850" calcext:value-type="float">
            <text:p>850</text:p>
          </table:table-cell>
          <table:table-cell table:formula="of:=[.A851]*1000*50" office:value-type="float" office:value="42500000" calcext:value-type="float">
            <text:p>42500000</text:p>
          </table:table-cell>
          <table:table-cell office:value-type="float" office:value="543.4" calcext:value-type="float">
            <text:p>543,4</text:p>
          </table:table-cell>
          <table:table-cell table:style-name="ce10" table:formula="of:=CONCATENATE(TEXT(MOD(INT([.C851]/60);60);&quot;00&quot;);&quot;:&quot;;TEXT(MOD([.C851];60);&quot;00,0&quot;))" office:value-type="string" office:string-value="09:03,4" calcext:value-type="string">
            <text:p>09:03,4</text:p>
          </table:table-cell>
          <table:table-cell table:formula="of:=[.C851]+[.E850]" office:value-type="float" office:value="490622.9" calcext:value-type="float">
            <text:p>490622,9</text:p>
          </table:table-cell>
          <table:table-cell table:formula="of:=CONCATENATE(TEXT(INT([.E851]/(60*60*24));&quot;00&quot;);&quot; &quot;;TEXT(MOD(INT([.E851]/(60*60));24);&quot;00&quot;);&quot;:&quot;;TEXT(MOD(INT([.E851]/60);60);&quot;00&quot;);&quot;:&quot;;TEXT(MOD([.E851];60);&quot;00,0&quot;))" office:value-type="string" office:string-value="05 16:17:02,9" calcext:value-type="string">
            <text:p>05 16:17:02,9</text:p>
          </table:table-cell>
          <table:table-cell table:formula="of:=IF ([.J851]&lt;&gt;&quot;&quot;;[.J851]+[.C851];[.G850]+[.C851])" office:value-type="float" office:value="1446986817.9" calcext:value-type="float">
            <text:p>1446986818</text:p>
          </table:table-cell>
          <table:table-cell table:formula="of:=[.G851]/86400+DATEVALUE(&quot;1970-01-01 00:00:00&quot;)" office:value-type="date" office:date-value="2015-11-08T12:46:57.899999" calcext:value-type="date">
            <text:p>2015/11/08 12:46:58</text:p>
          </table:table-cell>
          <table:table-cell table:number-columns-repeated="6"/>
        </table:table-row>
        <table:table-row table:style-name="ro1">
          <table:table-cell table:formula="of:=[.A851]+1" office:value-type="float" office:value="851" calcext:value-type="float">
            <text:p>851</text:p>
          </table:table-cell>
          <table:table-cell table:formula="of:=[.A852]*1000*50" office:value-type="float" office:value="42550000" calcext:value-type="float">
            <text:p>42550000</text:p>
          </table:table-cell>
          <table:table-cell office:value-type="float" office:value="544" calcext:value-type="float">
            <text:p>544,0</text:p>
          </table:table-cell>
          <table:table-cell table:style-name="ce10" table:formula="of:=CONCATENATE(TEXT(MOD(INT([.C852]/60);60);&quot;00&quot;);&quot;:&quot;;TEXT(MOD([.C852];60);&quot;00,0&quot;))" office:value-type="string" office:string-value="09:04,0" calcext:value-type="string">
            <text:p>09:04,0</text:p>
          </table:table-cell>
          <table:table-cell table:formula="of:=[.C852]+[.E851]" office:value-type="float" office:value="491166.9" calcext:value-type="float">
            <text:p>491166,9</text:p>
          </table:table-cell>
          <table:table-cell table:formula="of:=CONCATENATE(TEXT(INT([.E852]/(60*60*24));&quot;00&quot;);&quot; &quot;;TEXT(MOD(INT([.E852]/(60*60));24);&quot;00&quot;);&quot;:&quot;;TEXT(MOD(INT([.E852]/60);60);&quot;00&quot;);&quot;:&quot;;TEXT(MOD([.E852];60);&quot;00,0&quot;))" office:value-type="string" office:string-value="05 16:26:06,9" calcext:value-type="string">
            <text:p>05 16:26:06,9</text:p>
          </table:table-cell>
          <table:table-cell table:formula="of:=IF ([.J852]&lt;&gt;&quot;&quot;;[.J852]+[.C852];[.G851]+[.C852])" office:value-type="float" office:value="1446987361.9" calcext:value-type="float">
            <text:p>1446987362</text:p>
          </table:table-cell>
          <table:table-cell table:formula="of:=[.G852]/86400+DATEVALUE(&quot;1970-01-01 00:00:00&quot;)" office:value-type="date" office:date-value="2015-11-08T12:56:01.899999" calcext:value-type="date">
            <text:p>2015/11/08 12:56:02</text:p>
          </table:table-cell>
          <table:table-cell table:number-columns-repeated="6"/>
        </table:table-row>
        <table:table-row table:style-name="ro1">
          <table:table-cell table:formula="of:=[.A852]+1" office:value-type="float" office:value="852" calcext:value-type="float">
            <text:p>852</text:p>
          </table:table-cell>
          <table:table-cell table:formula="of:=[.A853]*1000*50" office:value-type="float" office:value="42600000" calcext:value-type="float">
            <text:p>42600000</text:p>
          </table:table-cell>
          <table:table-cell office:value-type="float" office:value="543.5" calcext:value-type="float">
            <text:p>543,5</text:p>
          </table:table-cell>
          <table:table-cell table:style-name="ce10" table:formula="of:=CONCATENATE(TEXT(MOD(INT([.C853]/60);60);&quot;00&quot;);&quot;:&quot;;TEXT(MOD([.C853];60);&quot;00,0&quot;))" office:value-type="string" office:string-value="09:03,5" calcext:value-type="string">
            <text:p>09:03,5</text:p>
          </table:table-cell>
          <table:table-cell table:formula="of:=[.C853]+[.E852]" office:value-type="float" office:value="491710.4" calcext:value-type="float">
            <text:p>491710,4</text:p>
          </table:table-cell>
          <table:table-cell table:formula="of:=CONCATENATE(TEXT(INT([.E853]/(60*60*24));&quot;00&quot;);&quot; &quot;;TEXT(MOD(INT([.E853]/(60*60));24);&quot;00&quot;);&quot;:&quot;;TEXT(MOD(INT([.E853]/60);60);&quot;00&quot;);&quot;:&quot;;TEXT(MOD([.E853];60);&quot;00,0&quot;))" office:value-type="string" office:string-value="05 16:35:10,4" calcext:value-type="string">
            <text:p>05 16:35:10,4</text:p>
          </table:table-cell>
          <table:table-cell table:formula="of:=IF ([.J853]&lt;&gt;&quot;&quot;;[.J853]+[.C853];[.G852]+[.C853])" office:value-type="float" office:value="1446987905.4" calcext:value-type="float">
            <text:p>1446987905</text:p>
          </table:table-cell>
          <table:table-cell table:formula="of:=[.G853]/86400+DATEVALUE(&quot;1970-01-01 00:00:00&quot;)" office:value-type="date" office:date-value="2015-11-08T13:05:05.4" calcext:value-type="date">
            <text:p>2015/11/08 13:05:05</text:p>
          </table:table-cell>
          <table:table-cell table:number-columns-repeated="6"/>
        </table:table-row>
        <table:table-row table:style-name="ro1">
          <table:table-cell table:formula="of:=[.A853]+1" office:value-type="float" office:value="853" calcext:value-type="float">
            <text:p>853</text:p>
          </table:table-cell>
          <table:table-cell table:formula="of:=[.A854]*1000*50" office:value-type="float" office:value="42650000" calcext:value-type="float">
            <text:p>42650000</text:p>
          </table:table-cell>
          <table:table-cell office:value-type="float" office:value="543.5" calcext:value-type="float">
            <text:p>543,5</text:p>
          </table:table-cell>
          <table:table-cell table:style-name="ce10" table:formula="of:=CONCATENATE(TEXT(MOD(INT([.C854]/60);60);&quot;00&quot;);&quot;:&quot;;TEXT(MOD([.C854];60);&quot;00,0&quot;))" office:value-type="string" office:string-value="09:03,5" calcext:value-type="string">
            <text:p>09:03,5</text:p>
          </table:table-cell>
          <table:table-cell table:formula="of:=[.C854]+[.E853]" office:value-type="float" office:value="492253.9" calcext:value-type="float">
            <text:p>492253,9</text:p>
          </table:table-cell>
          <table:table-cell table:formula="of:=CONCATENATE(TEXT(INT([.E854]/(60*60*24));&quot;00&quot;);&quot; &quot;;TEXT(MOD(INT([.E854]/(60*60));24);&quot;00&quot;);&quot;:&quot;;TEXT(MOD(INT([.E854]/60);60);&quot;00&quot;);&quot;:&quot;;TEXT(MOD([.E854];60);&quot;00,0&quot;))" office:value-type="string" office:string-value="05 16:44:13,9" calcext:value-type="string">
            <text:p>05 16:44:13,9</text:p>
          </table:table-cell>
          <table:table-cell table:formula="of:=IF ([.J854]&lt;&gt;&quot;&quot;;[.J854]+[.C854];[.G853]+[.C854])" office:value-type="float" office:value="1446988448.9" calcext:value-type="float">
            <text:p>1446988449</text:p>
          </table:table-cell>
          <table:table-cell table:formula="of:=[.G854]/86400+DATEVALUE(&quot;1970-01-01 00:00:00&quot;)" office:value-type="date" office:date-value="2015-11-08T13:14:08.9" calcext:value-type="date">
            <text:p>2015/11/08 13:14:09</text:p>
          </table:table-cell>
          <table:table-cell table:number-columns-repeated="6"/>
        </table:table-row>
        <table:table-row table:style-name="ro1">
          <table:table-cell table:formula="of:=[.A854]+1" office:value-type="float" office:value="854" calcext:value-type="float">
            <text:p>854</text:p>
          </table:table-cell>
          <table:table-cell table:formula="of:=[.A855]*1000*50" office:value-type="float" office:value="42700000" calcext:value-type="float">
            <text:p>42700000</text:p>
          </table:table-cell>
          <table:table-cell office:value-type="float" office:value="543.6" calcext:value-type="float">
            <text:p>543,6</text:p>
          </table:table-cell>
          <table:table-cell table:style-name="ce10" table:formula="of:=CONCATENATE(TEXT(MOD(INT([.C855]/60);60);&quot;00&quot;);&quot;:&quot;;TEXT(MOD([.C855];60);&quot;00,0&quot;))" office:value-type="string" office:string-value="09:03,6" calcext:value-type="string">
            <text:p>09:03,6</text:p>
          </table:table-cell>
          <table:table-cell table:formula="of:=[.C855]+[.E854]" office:value-type="float" office:value="492797.5" calcext:value-type="float">
            <text:p>492797,5</text:p>
          </table:table-cell>
          <table:table-cell table:formula="of:=CONCATENATE(TEXT(INT([.E855]/(60*60*24));&quot;00&quot;);&quot; &quot;;TEXT(MOD(INT([.E855]/(60*60));24);&quot;00&quot;);&quot;:&quot;;TEXT(MOD(INT([.E855]/60);60);&quot;00&quot;);&quot;:&quot;;TEXT(MOD([.E855];60);&quot;00,0&quot;))" office:value-type="string" office:string-value="05 16:53:17,5" calcext:value-type="string">
            <text:p>05 16:53:17,5</text:p>
          </table:table-cell>
          <table:table-cell table:formula="of:=IF ([.J855]&lt;&gt;&quot;&quot;;[.J855]+[.C855];[.G854]+[.C855])" office:value-type="float" office:value="1446988992.5" calcext:value-type="float">
            <text:p>1446988993</text:p>
          </table:table-cell>
          <table:table-cell table:formula="of:=[.G855]/86400+DATEVALUE(&quot;1970-01-01 00:00:00&quot;)" office:value-type="date" office:date-value="2015-11-08T13:23:12.5" calcext:value-type="date">
            <text:p>2015/11/08 13:23:12</text:p>
          </table:table-cell>
          <table:table-cell table:number-columns-repeated="6"/>
        </table:table-row>
        <table:table-row table:style-name="ro1">
          <table:table-cell table:formula="of:=[.A855]+1" office:value-type="float" office:value="855" calcext:value-type="float">
            <text:p>855</text:p>
          </table:table-cell>
          <table:table-cell table:formula="of:=[.A856]*1000*50" office:value-type="float" office:value="42750000" calcext:value-type="float">
            <text:p>42750000</text:p>
          </table:table-cell>
          <table:table-cell office:value-type="float" office:value="543.4" calcext:value-type="float">
            <text:p>543,4</text:p>
          </table:table-cell>
          <table:table-cell table:style-name="ce10" table:formula="of:=CONCATENATE(TEXT(MOD(INT([.C856]/60);60);&quot;00&quot;);&quot;:&quot;;TEXT(MOD([.C856];60);&quot;00,0&quot;))" office:value-type="string" office:string-value="09:03,4" calcext:value-type="string">
            <text:p>09:03,4</text:p>
          </table:table-cell>
          <table:table-cell table:formula="of:=[.C856]+[.E855]" office:value-type="float" office:value="493340.9" calcext:value-type="float">
            <text:p>493340,9</text:p>
          </table:table-cell>
          <table:table-cell table:formula="of:=CONCATENATE(TEXT(INT([.E856]/(60*60*24));&quot;00&quot;);&quot; &quot;;TEXT(MOD(INT([.E856]/(60*60));24);&quot;00&quot;);&quot;:&quot;;TEXT(MOD(INT([.E856]/60);60);&quot;00&quot;);&quot;:&quot;;TEXT(MOD([.E856];60);&quot;00,0&quot;))" office:value-type="string" office:string-value="05 17:02:20,9" calcext:value-type="string">
            <text:p>05 17:02:20,9</text:p>
          </table:table-cell>
          <table:table-cell table:formula="of:=IF ([.J856]&lt;&gt;&quot;&quot;;[.J856]+[.C856];[.G855]+[.C856])" office:value-type="float" office:value="1446989535.9" calcext:value-type="float">
            <text:p>1446989536</text:p>
          </table:table-cell>
          <table:table-cell table:formula="of:=[.G856]/86400+DATEVALUE(&quot;1970-01-01 00:00:00&quot;)" office:value-type="date" office:date-value="2015-11-08T13:32:15.9" calcext:value-type="date">
            <text:p>2015/11/08 13:32:16</text:p>
          </table:table-cell>
          <table:table-cell table:number-columns-repeated="6"/>
        </table:table-row>
        <table:table-row table:style-name="ro1">
          <table:table-cell table:formula="of:=[.A856]+1" office:value-type="float" office:value="856" calcext:value-type="float">
            <text:p>856</text:p>
          </table:table-cell>
          <table:table-cell table:formula="of:=[.A857]*1000*50" office:value-type="float" office:value="42800000" calcext:value-type="float">
            <text:p>42800000</text:p>
          </table:table-cell>
          <table:table-cell office:value-type="float" office:value="541.1" calcext:value-type="float">
            <text:p>541,1</text:p>
          </table:table-cell>
          <table:table-cell table:style-name="ce10" table:formula="of:=CONCATENATE(TEXT(MOD(INT([.C857]/60);60);&quot;00&quot;);&quot;:&quot;;TEXT(MOD([.C857];60);&quot;00,0&quot;))" office:value-type="string" office:string-value="09:01,1" calcext:value-type="string">
            <text:p>09:01,1</text:p>
          </table:table-cell>
          <table:table-cell table:formula="of:=[.C857]+[.E856]" office:value-type="float" office:value="493882" calcext:value-type="float">
            <text:p>493882,0</text:p>
          </table:table-cell>
          <table:table-cell table:formula="of:=CONCATENATE(TEXT(INT([.E857]/(60*60*24));&quot;00&quot;);&quot; &quot;;TEXT(MOD(INT([.E857]/(60*60));24);&quot;00&quot;);&quot;:&quot;;TEXT(MOD(INT([.E857]/60);60);&quot;00&quot;);&quot;:&quot;;TEXT(MOD([.E857];60);&quot;00,0&quot;))" office:value-type="string" office:string-value="05 17:11:22,0" calcext:value-type="string">
            <text:p>05 17:11:22,0</text:p>
          </table:table-cell>
          <table:table-cell table:formula="of:=IF ([.J857]&lt;&gt;&quot;&quot;;[.J857]+[.C857];[.G856]+[.C857])" office:value-type="float" office:value="1446990077" calcext:value-type="float">
            <text:p>1446990077</text:p>
          </table:table-cell>
          <table:table-cell table:formula="of:=[.G857]/86400+DATEVALUE(&quot;1970-01-01 00:00:00&quot;)" office:value-type="date" office:date-value="2015-11-08T13:41:16.999999" calcext:value-type="date">
            <text:p>2015/11/08 13:41:17</text:p>
          </table:table-cell>
          <table:table-cell table:number-columns-repeated="6"/>
        </table:table-row>
        <table:table-row table:style-name="ro1">
          <table:table-cell table:formula="of:=[.A857]+1" office:value-type="float" office:value="857" calcext:value-type="float">
            <text:p>857</text:p>
          </table:table-cell>
          <table:table-cell table:formula="of:=[.A858]*1000*50" office:value-type="float" office:value="42850000" calcext:value-type="float">
            <text:p>42850000</text:p>
          </table:table-cell>
          <table:table-cell office:value-type="float" office:value="541.1" calcext:value-type="float">
            <text:p>541,1</text:p>
          </table:table-cell>
          <table:table-cell table:style-name="ce10" table:formula="of:=CONCATENATE(TEXT(MOD(INT([.C858]/60);60);&quot;00&quot;);&quot;:&quot;;TEXT(MOD([.C858];60);&quot;00,0&quot;))" office:value-type="string" office:string-value="09:01,1" calcext:value-type="string">
            <text:p>09:01,1</text:p>
          </table:table-cell>
          <table:table-cell table:formula="of:=[.C858]+[.E857]" office:value-type="float" office:value="494423.1" calcext:value-type="float">
            <text:p>494423,1</text:p>
          </table:table-cell>
          <table:table-cell table:formula="of:=CONCATENATE(TEXT(INT([.E858]/(60*60*24));&quot;00&quot;);&quot; &quot;;TEXT(MOD(INT([.E858]/(60*60));24);&quot;00&quot;);&quot;:&quot;;TEXT(MOD(INT([.E858]/60);60);&quot;00&quot;);&quot;:&quot;;TEXT(MOD([.E858];60);&quot;00,0&quot;))" office:value-type="string" office:string-value="05 17:20:23,1" calcext:value-type="string">
            <text:p>05 17:20:23,1</text:p>
          </table:table-cell>
          <table:table-cell table:formula="of:=IF ([.J858]&lt;&gt;&quot;&quot;;[.J858]+[.C858];[.G857]+[.C858])" office:value-type="float" office:value="1446990618.1" calcext:value-type="float">
            <text:p>1446990618</text:p>
          </table:table-cell>
          <table:table-cell table:formula="of:=[.G858]/86400+DATEVALUE(&quot;1970-01-01 00:00:00&quot;)" office:value-type="date" office:date-value="2015-11-08T13:50:18.099999" calcext:value-type="date">
            <text:p>2015/11/08 13:50:18</text:p>
          </table:table-cell>
          <table:table-cell table:number-columns-repeated="6"/>
        </table:table-row>
        <table:table-row table:style-name="ro1">
          <table:table-cell table:formula="of:=[.A858]+1" office:value-type="float" office:value="858" calcext:value-type="float">
            <text:p>858</text:p>
          </table:table-cell>
          <table:table-cell table:formula="of:=[.A859]*1000*50" office:value-type="float" office:value="42900000" calcext:value-type="float">
            <text:p>42900000</text:p>
          </table:table-cell>
          <table:table-cell office:value-type="float" office:value="541.1" calcext:value-type="float">
            <text:p>541,1</text:p>
          </table:table-cell>
          <table:table-cell table:style-name="ce10" table:formula="of:=CONCATENATE(TEXT(MOD(INT([.C859]/60);60);&quot;00&quot;);&quot;:&quot;;TEXT(MOD([.C859];60);&quot;00,0&quot;))" office:value-type="string" office:string-value="09:01,1" calcext:value-type="string">
            <text:p>09:01,1</text:p>
          </table:table-cell>
          <table:table-cell table:formula="of:=[.C859]+[.E858]" office:value-type="float" office:value="494964.2" calcext:value-type="float">
            <text:p>494964,2</text:p>
          </table:table-cell>
          <table:table-cell table:formula="of:=CONCATENATE(TEXT(INT([.E859]/(60*60*24));&quot;00&quot;);&quot; &quot;;TEXT(MOD(INT([.E859]/(60*60));24);&quot;00&quot;);&quot;:&quot;;TEXT(MOD(INT([.E859]/60);60);&quot;00&quot;);&quot;:&quot;;TEXT(MOD([.E859];60);&quot;00,0&quot;))" office:value-type="string" office:string-value="05 17:29:24,2" calcext:value-type="string">
            <text:p>05 17:29:24,2</text:p>
          </table:table-cell>
          <table:table-cell table:formula="of:=IF ([.J859]&lt;&gt;&quot;&quot;;[.J859]+[.C859];[.G858]+[.C859])" office:value-type="float" office:value="1446991159.2" calcext:value-type="float">
            <text:p>1446991159</text:p>
          </table:table-cell>
          <table:table-cell table:formula="of:=[.G859]/86400+DATEVALUE(&quot;1970-01-01 00:00:00&quot;)" office:value-type="date" office:date-value="2015-11-08T13:59:19.2" calcext:value-type="date">
            <text:p>2015/11/08 13:59:19</text:p>
          </table:table-cell>
          <table:table-cell table:number-columns-repeated="6"/>
        </table:table-row>
        <table:table-row table:style-name="ro1">
          <table:table-cell table:formula="of:=[.A859]+1" office:value-type="float" office:value="859" calcext:value-type="float">
            <text:p>859</text:p>
          </table:table-cell>
          <table:table-cell table:formula="of:=[.A860]*1000*50" office:value-type="float" office:value="42950000" calcext:value-type="float">
            <text:p>42950000</text:p>
          </table:table-cell>
          <table:table-cell office:value-type="float" office:value="541.1" calcext:value-type="float">
            <text:p>541,1</text:p>
          </table:table-cell>
          <table:table-cell table:style-name="ce10" table:formula="of:=CONCATENATE(TEXT(MOD(INT([.C860]/60);60);&quot;00&quot;);&quot;:&quot;;TEXT(MOD([.C860];60);&quot;00,0&quot;))" office:value-type="string" office:string-value="09:01,1" calcext:value-type="string">
            <text:p>09:01,1</text:p>
          </table:table-cell>
          <table:table-cell table:formula="of:=[.C860]+[.E859]" office:value-type="float" office:value="495505.3" calcext:value-type="float">
            <text:p>495505,3</text:p>
          </table:table-cell>
          <table:table-cell table:formula="of:=CONCATENATE(TEXT(INT([.E860]/(60*60*24));&quot;00&quot;);&quot; &quot;;TEXT(MOD(INT([.E860]/(60*60));24);&quot;00&quot;);&quot;:&quot;;TEXT(MOD(INT([.E860]/60);60);&quot;00&quot;);&quot;:&quot;;TEXT(MOD([.E860];60);&quot;00,0&quot;))" office:value-type="string" office:string-value="05 17:38:25,3" calcext:value-type="string">
            <text:p>05 17:38:25,3</text:p>
          </table:table-cell>
          <table:table-cell table:formula="of:=IF ([.J860]&lt;&gt;&quot;&quot;;[.J860]+[.C860];[.G859]+[.C860])" office:value-type="float" office:value="1446991700.3" calcext:value-type="float">
            <text:p>1446991700</text:p>
          </table:table-cell>
          <table:table-cell table:formula="of:=[.G860]/86400+DATEVALUE(&quot;1970-01-01 00:00:00&quot;)" office:value-type="date" office:date-value="2015-11-08T14:08:20.299999" calcext:value-type="date">
            <text:p>2015/11/08 14:08:20</text:p>
          </table:table-cell>
          <table:table-cell table:number-columns-repeated="6"/>
        </table:table-row>
        <table:table-row table:style-name="ro1">
          <table:table-cell table:formula="of:=[.A860]+1" office:value-type="float" office:value="860" calcext:value-type="float">
            <text:p>860</text:p>
          </table:table-cell>
          <table:table-cell table:formula="of:=[.A861]*1000*50" office:value-type="float" office:value="43000000" calcext:value-type="float">
            <text:p>43000000</text:p>
          </table:table-cell>
          <table:table-cell office:value-type="float" office:value="540.8" calcext:value-type="float">
            <text:p>540,8</text:p>
          </table:table-cell>
          <table:table-cell table:style-name="ce10" table:formula="of:=CONCATENATE(TEXT(MOD(INT([.C861]/60);60);&quot;00&quot;);&quot;:&quot;;TEXT(MOD([.C861];60);&quot;00,0&quot;))" office:value-type="string" office:string-value="09:00,8" calcext:value-type="string">
            <text:p>09:00,8</text:p>
          </table:table-cell>
          <table:table-cell table:formula="of:=[.C861]+[.E860]" office:value-type="float" office:value="496046.1" calcext:value-type="float">
            <text:p>496046,1</text:p>
          </table:table-cell>
          <table:table-cell table:formula="of:=CONCATENATE(TEXT(INT([.E861]/(60*60*24));&quot;00&quot;);&quot; &quot;;TEXT(MOD(INT([.E861]/(60*60));24);&quot;00&quot;);&quot;:&quot;;TEXT(MOD(INT([.E861]/60);60);&quot;00&quot;);&quot;:&quot;;TEXT(MOD([.E861];60);&quot;00,0&quot;))" office:value-type="string" office:string-value="05 17:47:26,1" calcext:value-type="string">
            <text:p>05 17:47:26,1</text:p>
          </table:table-cell>
          <table:table-cell table:formula="of:=IF ([.J861]&lt;&gt;&quot;&quot;;[.J861]+[.C861];[.G860]+[.C861])" office:value-type="float" office:value="1446992241.1" calcext:value-type="float">
            <text:p>1446992241</text:p>
          </table:table-cell>
          <table:table-cell table:formula="of:=[.G861]/86400+DATEVALUE(&quot;1970-01-01 00:00:00&quot;)" office:value-type="date" office:date-value="2015-11-08T14:17:21.099999" calcext:value-type="date">
            <text:p>2015/11/08 14:17:21</text:p>
          </table:table-cell>
          <table:table-cell table:number-columns-repeated="6"/>
        </table:table-row>
        <table:table-row table:style-name="ro1">
          <table:table-cell table:formula="of:=[.A861]+1" office:value-type="float" office:value="861" calcext:value-type="float">
            <text:p>861</text:p>
          </table:table-cell>
          <table:table-cell table:formula="of:=[.A862]*1000*50" office:value-type="float" office:value="43050000" calcext:value-type="float">
            <text:p>43050000</text:p>
          </table:table-cell>
          <table:table-cell office:value-type="float" office:value="541" calcext:value-type="float">
            <text:p>541,0</text:p>
          </table:table-cell>
          <table:table-cell table:style-name="ce10" table:formula="of:=CONCATENATE(TEXT(MOD(INT([.C862]/60);60);&quot;00&quot;);&quot;:&quot;;TEXT(MOD([.C862];60);&quot;00,0&quot;))" office:value-type="string" office:string-value="09:01,0" calcext:value-type="string">
            <text:p>09:01,0</text:p>
          </table:table-cell>
          <table:table-cell table:formula="of:=[.C862]+[.E861]" office:value-type="float" office:value="496587.1" calcext:value-type="float">
            <text:p>496587,1</text:p>
          </table:table-cell>
          <table:table-cell table:formula="of:=CONCATENATE(TEXT(INT([.E862]/(60*60*24));&quot;00&quot;);&quot; &quot;;TEXT(MOD(INT([.E862]/(60*60));24);&quot;00&quot;);&quot;:&quot;;TEXT(MOD(INT([.E862]/60);60);&quot;00&quot;);&quot;:&quot;;TEXT(MOD([.E862];60);&quot;00,0&quot;))" office:value-type="string" office:string-value="05 17:56:27,1" calcext:value-type="string">
            <text:p>05 17:56:27,1</text:p>
          </table:table-cell>
          <table:table-cell table:formula="of:=IF ([.J862]&lt;&gt;&quot;&quot;;[.J862]+[.C862];[.G861]+[.C862])" office:value-type="float" office:value="1446992782.1" calcext:value-type="float">
            <text:p>1446992782</text:p>
          </table:table-cell>
          <table:table-cell table:formula="of:=[.G862]/86400+DATEVALUE(&quot;1970-01-01 00:00:00&quot;)" office:value-type="date" office:date-value="2015-11-08T14:26:22.099999" calcext:value-type="date">
            <text:p>2015/11/08 14:26:22</text:p>
          </table:table-cell>
          <table:table-cell table:number-columns-repeated="6"/>
        </table:table-row>
        <table:table-row table:style-name="ro1">
          <table:table-cell table:formula="of:=[.A862]+1" office:value-type="float" office:value="862" calcext:value-type="float">
            <text:p>862</text:p>
          </table:table-cell>
          <table:table-cell table:formula="of:=[.A863]*1000*50" office:value-type="float" office:value="43100000" calcext:value-type="float">
            <text:p>43100000</text:p>
          </table:table-cell>
          <table:table-cell office:value-type="float" office:value="540.8" calcext:value-type="float">
            <text:p>540,8</text:p>
          </table:table-cell>
          <table:table-cell table:style-name="ce10" table:formula="of:=CONCATENATE(TEXT(MOD(INT([.C863]/60);60);&quot;00&quot;);&quot;:&quot;;TEXT(MOD([.C863];60);&quot;00,0&quot;))" office:value-type="string" office:string-value="09:00,8" calcext:value-type="string">
            <text:p>09:00,8</text:p>
          </table:table-cell>
          <table:table-cell table:formula="of:=[.C863]+[.E862]" office:value-type="float" office:value="497127.9" calcext:value-type="float">
            <text:p>497127,9</text:p>
          </table:table-cell>
          <table:table-cell table:formula="of:=CONCATENATE(TEXT(INT([.E863]/(60*60*24));&quot;00&quot;);&quot; &quot;;TEXT(MOD(INT([.E863]/(60*60));24);&quot;00&quot;);&quot;:&quot;;TEXT(MOD(INT([.E863]/60);60);&quot;00&quot;);&quot;:&quot;;TEXT(MOD([.E863];60);&quot;00,0&quot;))" office:value-type="string" office:string-value="05 18:05:27,9" calcext:value-type="string">
            <text:p>05 18:05:27,9</text:p>
          </table:table-cell>
          <table:table-cell table:formula="of:=IF ([.J863]&lt;&gt;&quot;&quot;;[.J863]+[.C863];[.G862]+[.C863])" office:value-type="float" office:value="1446993322.9" calcext:value-type="float">
            <text:p>1446993323</text:p>
          </table:table-cell>
          <table:table-cell table:formula="of:=[.G863]/86400+DATEVALUE(&quot;1970-01-01 00:00:00&quot;)" office:value-type="date" office:date-value="2015-11-08T14:35:22.899999" calcext:value-type="date">
            <text:p>2015/11/08 14:35:23</text:p>
          </table:table-cell>
          <table:table-cell table:number-columns-repeated="6"/>
        </table:table-row>
        <table:table-row table:style-name="ro1">
          <table:table-cell table:formula="of:=[.A863]+1" office:value-type="float" office:value="863" calcext:value-type="float">
            <text:p>863</text:p>
          </table:table-cell>
          <table:table-cell table:formula="of:=[.A864]*1000*50" office:value-type="float" office:value="43150000" calcext:value-type="float">
            <text:p>43150000</text:p>
          </table:table-cell>
          <table:table-cell office:value-type="float" office:value="540.9" calcext:value-type="float">
            <text:p>540,9</text:p>
          </table:table-cell>
          <table:table-cell table:style-name="ce10" table:formula="of:=CONCATENATE(TEXT(MOD(INT([.C864]/60);60);&quot;00&quot;);&quot;:&quot;;TEXT(MOD([.C864];60);&quot;00,0&quot;))" office:value-type="string" office:string-value="09:00,9" calcext:value-type="string">
            <text:p>09:00,9</text:p>
          </table:table-cell>
          <table:table-cell table:formula="of:=[.C864]+[.E863]" office:value-type="float" office:value="497668.8" calcext:value-type="float">
            <text:p>497668,8</text:p>
          </table:table-cell>
          <table:table-cell table:formula="of:=CONCATENATE(TEXT(INT([.E864]/(60*60*24));&quot;00&quot;);&quot; &quot;;TEXT(MOD(INT([.E864]/(60*60));24);&quot;00&quot;);&quot;:&quot;;TEXT(MOD(INT([.E864]/60);60);&quot;00&quot;);&quot;:&quot;;TEXT(MOD([.E864];60);&quot;00,0&quot;))" office:value-type="string" office:string-value="05 18:14:28,8" calcext:value-type="string">
            <text:p>05 18:14:28,8</text:p>
          </table:table-cell>
          <table:table-cell table:formula="of:=IF ([.J864]&lt;&gt;&quot;&quot;;[.J864]+[.C864];[.G863]+[.C864])" office:value-type="float" office:value="1446993863.8" calcext:value-type="float">
            <text:p>1446993864</text:p>
          </table:table-cell>
          <table:table-cell table:formula="of:=[.G864]/86400+DATEVALUE(&quot;1970-01-01 00:00:00&quot;)" office:value-type="date" office:date-value="2015-11-08T14:44:23.799999" calcext:value-type="date">
            <text:p>2015/11/08 14:44:24</text:p>
          </table:table-cell>
          <table:table-cell table:number-columns-repeated="6"/>
        </table:table-row>
        <table:table-row table:style-name="ro1">
          <table:table-cell table:formula="of:=[.A864]+1" office:value-type="float" office:value="864" calcext:value-type="float">
            <text:p>864</text:p>
          </table:table-cell>
          <table:table-cell table:formula="of:=[.A865]*1000*50" office:value-type="float" office:value="43200000" calcext:value-type="float">
            <text:p>43200000</text:p>
          </table:table-cell>
          <table:table-cell office:value-type="float" office:value="541" calcext:value-type="float">
            <text:p>541,0</text:p>
          </table:table-cell>
          <table:table-cell table:style-name="ce10" table:formula="of:=CONCATENATE(TEXT(MOD(INT([.C865]/60);60);&quot;00&quot;);&quot;:&quot;;TEXT(MOD([.C865];60);&quot;00,0&quot;))" office:value-type="string" office:string-value="09:01,0" calcext:value-type="string">
            <text:p>09:01,0</text:p>
          </table:table-cell>
          <table:table-cell table:formula="of:=[.C865]+[.E864]" office:value-type="float" office:value="498209.8" calcext:value-type="float">
            <text:p>498209,8</text:p>
          </table:table-cell>
          <table:table-cell table:formula="of:=CONCATENATE(TEXT(INT([.E865]/(60*60*24));&quot;00&quot;);&quot; &quot;;TEXT(MOD(INT([.E865]/(60*60));24);&quot;00&quot;);&quot;:&quot;;TEXT(MOD(INT([.E865]/60);60);&quot;00&quot;);&quot;:&quot;;TEXT(MOD([.E865];60);&quot;00,0&quot;))" office:value-type="string" office:string-value="05 18:23:29,8" calcext:value-type="string">
            <text:p>05 18:23:29,8</text:p>
          </table:table-cell>
          <table:table-cell table:formula="of:=IF ([.J865]&lt;&gt;&quot;&quot;;[.J865]+[.C865];[.G864]+[.C865])" office:value-type="float" office:value="1446994404.8" calcext:value-type="float">
            <text:p>1446994405</text:p>
          </table:table-cell>
          <table:table-cell table:formula="of:=[.G865]/86400+DATEVALUE(&quot;1970-01-01 00:00:00&quot;)" office:value-type="date" office:date-value="2015-11-08T14:53:24.799999" calcext:value-type="date">
            <text:p>2015/11/08 14:53:25</text:p>
          </table:table-cell>
          <table:table-cell table:number-columns-repeated="6"/>
        </table:table-row>
        <table:table-row table:style-name="ro1">
          <table:table-cell table:formula="of:=[.A865]+1" office:value-type="float" office:value="865" calcext:value-type="float">
            <text:p>865</text:p>
          </table:table-cell>
          <table:table-cell table:formula="of:=[.A866]*1000*50" office:value-type="float" office:value="43250000" calcext:value-type="float">
            <text:p>43250000</text:p>
          </table:table-cell>
          <table:table-cell office:value-type="float" office:value="541" calcext:value-type="float">
            <text:p>541,0</text:p>
          </table:table-cell>
          <table:table-cell table:style-name="ce10" table:formula="of:=CONCATENATE(TEXT(MOD(INT([.C866]/60);60);&quot;00&quot;);&quot;:&quot;;TEXT(MOD([.C866];60);&quot;00,0&quot;))" office:value-type="string" office:string-value="09:01,0" calcext:value-type="string">
            <text:p>09:01,0</text:p>
          </table:table-cell>
          <table:table-cell table:formula="of:=[.C866]+[.E865]" office:value-type="float" office:value="498750.8" calcext:value-type="float">
            <text:p>498750,8</text:p>
          </table:table-cell>
          <table:table-cell table:formula="of:=CONCATENATE(TEXT(INT([.E866]/(60*60*24));&quot;00&quot;);&quot; &quot;;TEXT(MOD(INT([.E866]/(60*60));24);&quot;00&quot;);&quot;:&quot;;TEXT(MOD(INT([.E866]/60);60);&quot;00&quot;);&quot;:&quot;;TEXT(MOD([.E866];60);&quot;00,0&quot;))" office:value-type="string" office:string-value="05 18:32:30,8" calcext:value-type="string">
            <text:p>05 18:32:30,8</text:p>
          </table:table-cell>
          <table:table-cell table:formula="of:=IF ([.J866]&lt;&gt;&quot;&quot;;[.J866]+[.C866];[.G865]+[.C866])" office:value-type="float" office:value="1446994945.8" calcext:value-type="float">
            <text:p>1446994946</text:p>
          </table:table-cell>
          <table:table-cell table:formula="of:=[.G866]/86400+DATEVALUE(&quot;1970-01-01 00:00:00&quot;)" office:value-type="date" office:date-value="2015-11-08T15:02:25.799999" calcext:value-type="date">
            <text:p>2015/11/08 15:02:26</text:p>
          </table:table-cell>
          <table:table-cell table:number-columns-repeated="6"/>
        </table:table-row>
        <table:table-row table:style-name="ro1">
          <table:table-cell table:formula="of:=[.A866]+1" office:value-type="float" office:value="866" calcext:value-type="float">
            <text:p>866</text:p>
          </table:table-cell>
          <table:table-cell table:formula="of:=[.A867]*1000*50" office:value-type="float" office:value="43300000" calcext:value-type="float">
            <text:p>43300000</text:p>
          </table:table-cell>
          <table:table-cell office:value-type="float" office:value="541" calcext:value-type="float">
            <text:p>541,0</text:p>
          </table:table-cell>
          <table:table-cell table:style-name="ce10" table:formula="of:=CONCATENATE(TEXT(MOD(INT([.C867]/60);60);&quot;00&quot;);&quot;:&quot;;TEXT(MOD([.C867];60);&quot;00,0&quot;))" office:value-type="string" office:string-value="09:01,0" calcext:value-type="string">
            <text:p>09:01,0</text:p>
          </table:table-cell>
          <table:table-cell table:formula="of:=[.C867]+[.E866]" office:value-type="float" office:value="499291.8" calcext:value-type="float">
            <text:p>499291,8</text:p>
          </table:table-cell>
          <table:table-cell table:formula="of:=CONCATENATE(TEXT(INT([.E867]/(60*60*24));&quot;00&quot;);&quot; &quot;;TEXT(MOD(INT([.E867]/(60*60));24);&quot;00&quot;);&quot;:&quot;;TEXT(MOD(INT([.E867]/60);60);&quot;00&quot;);&quot;:&quot;;TEXT(MOD([.E867];60);&quot;00,0&quot;))" office:value-type="string" office:string-value="05 18:41:31,8" calcext:value-type="string">
            <text:p>05 18:41:31,8</text:p>
          </table:table-cell>
          <table:table-cell table:formula="of:=IF ([.J867]&lt;&gt;&quot;&quot;;[.J867]+[.C867];[.G866]+[.C867])" office:value-type="float" office:value="1446995486.8" calcext:value-type="float">
            <text:p>1446995487</text:p>
          </table:table-cell>
          <table:table-cell table:formula="of:=[.G867]/86400+DATEVALUE(&quot;1970-01-01 00:00:00&quot;)" office:value-type="date" office:date-value="2015-11-08T15:11:26.799999" calcext:value-type="date">
            <text:p>2015/11/08 15:11:27</text:p>
          </table:table-cell>
          <table:table-cell table:number-columns-repeated="6"/>
        </table:table-row>
        <table:table-row table:style-name="ro1">
          <table:table-cell table:formula="of:=[.A867]+1" office:value-type="float" office:value="867" calcext:value-type="float">
            <text:p>867</text:p>
          </table:table-cell>
          <table:table-cell table:formula="of:=[.A868]*1000*50" office:value-type="float" office:value="43350000" calcext:value-type="float">
            <text:p>43350000</text:p>
          </table:table-cell>
          <table:table-cell office:value-type="float" office:value="540.9" calcext:value-type="float">
            <text:p>540,9</text:p>
          </table:table-cell>
          <table:table-cell table:style-name="ce10" table:formula="of:=CONCATENATE(TEXT(MOD(INT([.C868]/60);60);&quot;00&quot;);&quot;:&quot;;TEXT(MOD([.C868];60);&quot;00,0&quot;))" office:value-type="string" office:string-value="09:00,9" calcext:value-type="string">
            <text:p>09:00,9</text:p>
          </table:table-cell>
          <table:table-cell table:formula="of:=[.C868]+[.E867]" office:value-type="float" office:value="499832.7" calcext:value-type="float">
            <text:p>499832,7</text:p>
          </table:table-cell>
          <table:table-cell table:formula="of:=CONCATENATE(TEXT(INT([.E868]/(60*60*24));&quot;00&quot;);&quot; &quot;;TEXT(MOD(INT([.E868]/(60*60));24);&quot;00&quot;);&quot;:&quot;;TEXT(MOD(INT([.E868]/60);60);&quot;00&quot;);&quot;:&quot;;TEXT(MOD([.E868];60);&quot;00,0&quot;))" office:value-type="string" office:string-value="05 18:50:32,7" calcext:value-type="string">
            <text:p>05 18:50:32,7</text:p>
          </table:table-cell>
          <table:table-cell table:formula="of:=IF ([.J868]&lt;&gt;&quot;&quot;;[.J868]+[.C868];[.G867]+[.C868])" office:value-type="float" office:value="1446996027.7" calcext:value-type="float">
            <text:p>1446996028</text:p>
          </table:table-cell>
          <table:table-cell table:formula="of:=[.G868]/86400+DATEVALUE(&quot;1970-01-01 00:00:00&quot;)" office:value-type="date" office:date-value="2015-11-08T15:20:27.7" calcext:value-type="date">
            <text:p>2015/11/08 15:20:28</text:p>
          </table:table-cell>
          <table:table-cell table:number-columns-repeated="6"/>
        </table:table-row>
        <table:table-row table:style-name="ro1">
          <table:table-cell table:formula="of:=[.A868]+1" office:value-type="float" office:value="868" calcext:value-type="float">
            <text:p>868</text:p>
          </table:table-cell>
          <table:table-cell table:formula="of:=[.A869]*1000*50" office:value-type="float" office:value="43400000" calcext:value-type="float">
            <text:p>43400000</text:p>
          </table:table-cell>
          <table:table-cell office:value-type="float" office:value="541" calcext:value-type="float">
            <text:p>541,0</text:p>
          </table:table-cell>
          <table:table-cell table:style-name="ce10" table:formula="of:=CONCATENATE(TEXT(MOD(INT([.C869]/60);60);&quot;00&quot;);&quot;:&quot;;TEXT(MOD([.C869];60);&quot;00,0&quot;))" office:value-type="string" office:string-value="09:01,0" calcext:value-type="string">
            <text:p>09:01,0</text:p>
          </table:table-cell>
          <table:table-cell table:formula="of:=[.C869]+[.E868]" office:value-type="float" office:value="500373.7" calcext:value-type="float">
            <text:p>500373,7</text:p>
          </table:table-cell>
          <table:table-cell table:formula="of:=CONCATENATE(TEXT(INT([.E869]/(60*60*24));&quot;00&quot;);&quot; &quot;;TEXT(MOD(INT([.E869]/(60*60));24);&quot;00&quot;);&quot;:&quot;;TEXT(MOD(INT([.E869]/60);60);&quot;00&quot;);&quot;:&quot;;TEXT(MOD([.E869];60);&quot;00,0&quot;))" office:value-type="string" office:string-value="05 18:59:33,7" calcext:value-type="string">
            <text:p>05 18:59:33,7</text:p>
          </table:table-cell>
          <table:table-cell table:formula="of:=IF ([.J869]&lt;&gt;&quot;&quot;;[.J869]+[.C869];[.G868]+[.C869])" office:value-type="float" office:value="1446996568.7" calcext:value-type="float">
            <text:p>1446996569</text:p>
          </table:table-cell>
          <table:table-cell table:formula="of:=[.G869]/86400+DATEVALUE(&quot;1970-01-01 00:00:00&quot;)" office:value-type="date" office:date-value="2015-11-08T15:29:28.7" calcext:value-type="date">
            <text:p>2015/11/08 15:29:29</text:p>
          </table:table-cell>
          <table:table-cell table:number-columns-repeated="6"/>
        </table:table-row>
        <table:table-row table:style-name="ro1">
          <table:table-cell table:formula="of:=[.A869]+1" office:value-type="float" office:value="869" calcext:value-type="float">
            <text:p>869</text:p>
          </table:table-cell>
          <table:table-cell table:formula="of:=[.A870]*1000*50" office:value-type="float" office:value="43450000" calcext:value-type="float">
            <text:p>43450000</text:p>
          </table:table-cell>
          <table:table-cell office:value-type="float" office:value="540.9" calcext:value-type="float">
            <text:p>540,9</text:p>
          </table:table-cell>
          <table:table-cell table:style-name="ce10" table:formula="of:=CONCATENATE(TEXT(MOD(INT([.C870]/60);60);&quot;00&quot;);&quot;:&quot;;TEXT(MOD([.C870];60);&quot;00,0&quot;))" office:value-type="string" office:string-value="09:00,9" calcext:value-type="string">
            <text:p>09:00,9</text:p>
          </table:table-cell>
          <table:table-cell table:formula="of:=[.C870]+[.E869]" office:value-type="float" office:value="500914.6" calcext:value-type="float">
            <text:p>500914,6</text:p>
          </table:table-cell>
          <table:table-cell table:formula="of:=CONCATENATE(TEXT(INT([.E870]/(60*60*24));&quot;00&quot;);&quot; &quot;;TEXT(MOD(INT([.E870]/(60*60));24);&quot;00&quot;);&quot;:&quot;;TEXT(MOD(INT([.E870]/60);60);&quot;00&quot;);&quot;:&quot;;TEXT(MOD([.E870];60);&quot;00,0&quot;))" office:value-type="string" office:string-value="05 19:08:34,6" calcext:value-type="string">
            <text:p>05 19:08:34,6</text:p>
          </table:table-cell>
          <table:table-cell table:formula="of:=IF ([.J870]&lt;&gt;&quot;&quot;;[.J870]+[.C870];[.G869]+[.C870])" office:value-type="float" office:value="1446997109.6" calcext:value-type="float">
            <text:p>1446997110</text:p>
          </table:table-cell>
          <table:table-cell table:formula="of:=[.G870]/86400+DATEVALUE(&quot;1970-01-01 00:00:00&quot;)" office:value-type="date" office:date-value="2015-11-08T15:38:29.599999" calcext:value-type="date">
            <text:p>2015/11/08 15:38:30</text:p>
          </table:table-cell>
          <table:table-cell table:number-columns-repeated="6"/>
        </table:table-row>
        <table:table-row table:style-name="ro1">
          <table:table-cell table:formula="of:=[.A870]+1" office:value-type="float" office:value="870" calcext:value-type="float">
            <text:p>870</text:p>
          </table:table-cell>
          <table:table-cell table:formula="of:=[.A871]*1000*50" office:value-type="float" office:value="43500000" calcext:value-type="float">
            <text:p>43500000</text:p>
          </table:table-cell>
          <table:table-cell office:value-type="float" office:value="541" calcext:value-type="float">
            <text:p>541,0</text:p>
          </table:table-cell>
          <table:table-cell table:style-name="ce10" table:formula="of:=CONCATENATE(TEXT(MOD(INT([.C871]/60);60);&quot;00&quot;);&quot;:&quot;;TEXT(MOD([.C871];60);&quot;00,0&quot;))" office:value-type="string" office:string-value="09:01,0" calcext:value-type="string">
            <text:p>09:01,0</text:p>
          </table:table-cell>
          <table:table-cell table:formula="of:=[.C871]+[.E870]" office:value-type="float" office:value="501455.6" calcext:value-type="float">
            <text:p>501455,6</text:p>
          </table:table-cell>
          <table:table-cell table:formula="of:=CONCATENATE(TEXT(INT([.E871]/(60*60*24));&quot;00&quot;);&quot; &quot;;TEXT(MOD(INT([.E871]/(60*60));24);&quot;00&quot;);&quot;:&quot;;TEXT(MOD(INT([.E871]/60);60);&quot;00&quot;);&quot;:&quot;;TEXT(MOD([.E871];60);&quot;00,0&quot;))" office:value-type="string" office:string-value="05 19:17:35,6" calcext:value-type="string">
            <text:p>05 19:17:35,6</text:p>
          </table:table-cell>
          <table:table-cell table:formula="of:=IF ([.J871]&lt;&gt;&quot;&quot;;[.J871]+[.C871];[.G870]+[.C871])" office:value-type="float" office:value="1446997650.6" calcext:value-type="float">
            <text:p>1446997651</text:p>
          </table:table-cell>
          <table:table-cell table:formula="of:=[.G871]/86400+DATEVALUE(&quot;1970-01-01 00:00:00&quot;)" office:value-type="date" office:date-value="2015-11-08T15:47:30.599999" calcext:value-type="date">
            <text:p>2015/11/08 15:47:31</text:p>
          </table:table-cell>
          <table:table-cell table:number-columns-repeated="6"/>
        </table:table-row>
        <table:table-row table:style-name="ro1">
          <table:table-cell table:formula="of:=[.A871]+1" office:value-type="float" office:value="871" calcext:value-type="float">
            <text:p>871</text:p>
          </table:table-cell>
          <table:table-cell table:formula="of:=[.A872]*1000*50" office:value-type="float" office:value="43550000" calcext:value-type="float">
            <text:p>43550000</text:p>
          </table:table-cell>
          <table:table-cell office:value-type="float" office:value="541" calcext:value-type="float">
            <text:p>541,0</text:p>
          </table:table-cell>
          <table:table-cell table:style-name="ce10" table:formula="of:=CONCATENATE(TEXT(MOD(INT([.C872]/60);60);&quot;00&quot;);&quot;:&quot;;TEXT(MOD([.C872];60);&quot;00,0&quot;))" office:value-type="string" office:string-value="09:01,0" calcext:value-type="string">
            <text:p>09:01,0</text:p>
          </table:table-cell>
          <table:table-cell table:formula="of:=[.C872]+[.E871]" office:value-type="float" office:value="501996.6" calcext:value-type="float">
            <text:p>501996,6</text:p>
          </table:table-cell>
          <table:table-cell table:formula="of:=CONCATENATE(TEXT(INT([.E872]/(60*60*24));&quot;00&quot;);&quot; &quot;;TEXT(MOD(INT([.E872]/(60*60));24);&quot;00&quot;);&quot;:&quot;;TEXT(MOD(INT([.E872]/60);60);&quot;00&quot;);&quot;:&quot;;TEXT(MOD([.E872];60);&quot;00,0&quot;))" office:value-type="string" office:string-value="05 19:26:36,6" calcext:value-type="string">
            <text:p>05 19:26:36,6</text:p>
          </table:table-cell>
          <table:table-cell table:formula="of:=IF ([.J872]&lt;&gt;&quot;&quot;;[.J872]+[.C872];[.G871]+[.C872])" office:value-type="float" office:value="1446998191.6" calcext:value-type="float">
            <text:p>1446998192</text:p>
          </table:table-cell>
          <table:table-cell table:formula="of:=[.G872]/86400+DATEVALUE(&quot;1970-01-01 00:00:00&quot;)" office:value-type="date" office:date-value="2015-11-08T15:56:31.599999" calcext:value-type="date">
            <text:p>2015/11/08 15:56:32</text:p>
          </table:table-cell>
          <table:table-cell table:number-columns-repeated="6"/>
        </table:table-row>
        <table:table-row table:style-name="ro1">
          <table:table-cell table:formula="of:=[.A872]+1" office:value-type="float" office:value="872" calcext:value-type="float">
            <text:p>872</text:p>
          </table:table-cell>
          <table:table-cell table:formula="of:=[.A873]*1000*50" office:value-type="float" office:value="43600000" calcext:value-type="float">
            <text:p>43600000</text:p>
          </table:table-cell>
          <table:table-cell office:value-type="float" office:value="541" calcext:value-type="float">
            <text:p>541,0</text:p>
          </table:table-cell>
          <table:table-cell table:style-name="ce10" table:formula="of:=CONCATENATE(TEXT(MOD(INT([.C873]/60);60);&quot;00&quot;);&quot;:&quot;;TEXT(MOD([.C873];60);&quot;00,0&quot;))" office:value-type="string" office:string-value="09:01,0" calcext:value-type="string">
            <text:p>09:01,0</text:p>
          </table:table-cell>
          <table:table-cell table:formula="of:=[.C873]+[.E872]" office:value-type="float" office:value="502537.6" calcext:value-type="float">
            <text:p>502537,6</text:p>
          </table:table-cell>
          <table:table-cell table:formula="of:=CONCATENATE(TEXT(INT([.E873]/(60*60*24));&quot;00&quot;);&quot; &quot;;TEXT(MOD(INT([.E873]/(60*60));24);&quot;00&quot;);&quot;:&quot;;TEXT(MOD(INT([.E873]/60);60);&quot;00&quot;);&quot;:&quot;;TEXT(MOD([.E873];60);&quot;00,0&quot;))" office:value-type="string" office:string-value="05 19:35:37,6" calcext:value-type="string">
            <text:p>05 19:35:37,6</text:p>
          </table:table-cell>
          <table:table-cell table:formula="of:=IF ([.J873]&lt;&gt;&quot;&quot;;[.J873]+[.C873];[.G872]+[.C873])" office:value-type="float" office:value="1446998732.6" calcext:value-type="float">
            <text:p>1446998733</text:p>
          </table:table-cell>
          <table:table-cell table:formula="of:=[.G873]/86400+DATEVALUE(&quot;1970-01-01 00:00:00&quot;)" office:value-type="date" office:date-value="2015-11-08T16:05:32.599999" calcext:value-type="date">
            <text:p>2015/11/08 16:05:33</text:p>
          </table:table-cell>
          <table:table-cell table:number-columns-repeated="6"/>
        </table:table-row>
        <table:table-row table:style-name="ro1">
          <table:table-cell table:formula="of:=[.A873]+1" office:value-type="float" office:value="873" calcext:value-type="float">
            <text:p>873</text:p>
          </table:table-cell>
          <table:table-cell table:formula="of:=[.A874]*1000*50" office:value-type="float" office:value="43650000" calcext:value-type="float">
            <text:p>43650000</text:p>
          </table:table-cell>
          <table:table-cell office:value-type="float" office:value="541.2" calcext:value-type="float">
            <text:p>541,2</text:p>
          </table:table-cell>
          <table:table-cell table:style-name="ce10" table:formula="of:=CONCATENATE(TEXT(MOD(INT([.C874]/60);60);&quot;00&quot;);&quot;:&quot;;TEXT(MOD([.C874];60);&quot;00,0&quot;))" office:value-type="string" office:string-value="09:01,2" calcext:value-type="string">
            <text:p>09:01,2</text:p>
          </table:table-cell>
          <table:table-cell table:formula="of:=[.C874]+[.E873]" office:value-type="float" office:value="503078.8" calcext:value-type="float">
            <text:p>503078,8</text:p>
          </table:table-cell>
          <table:table-cell table:formula="of:=CONCATENATE(TEXT(INT([.E874]/(60*60*24));&quot;00&quot;);&quot; &quot;;TEXT(MOD(INT([.E874]/(60*60));24);&quot;00&quot;);&quot;:&quot;;TEXT(MOD(INT([.E874]/60);60);&quot;00&quot;);&quot;:&quot;;TEXT(MOD([.E874];60);&quot;00,0&quot;))" office:value-type="string" office:string-value="05 19:44:38,8" calcext:value-type="string">
            <text:p>05 19:44:38,8</text:p>
          </table:table-cell>
          <table:table-cell table:formula="of:=IF ([.J874]&lt;&gt;&quot;&quot;;[.J874]+[.C874];[.G873]+[.C874])" office:value-type="float" office:value="1446999273.8" calcext:value-type="float">
            <text:p>1446999274</text:p>
          </table:table-cell>
          <table:table-cell table:formula="of:=[.G874]/86400+DATEVALUE(&quot;1970-01-01 00:00:00&quot;)" office:value-type="date" office:date-value="2015-11-08T16:14:33.8" calcext:value-type="date">
            <text:p>2015/11/08 16:14:34</text:p>
          </table:table-cell>
          <table:table-cell table:number-columns-repeated="6"/>
        </table:table-row>
        <table:table-row table:style-name="ro1">
          <table:table-cell table:formula="of:=[.A874]+1" office:value-type="float" office:value="874" calcext:value-type="float">
            <text:p>874</text:p>
          </table:table-cell>
          <table:table-cell table:formula="of:=[.A875]*1000*50" office:value-type="float" office:value="43700000" calcext:value-type="float">
            <text:p>43700000</text:p>
          </table:table-cell>
          <table:table-cell office:value-type="float" office:value="541.3" calcext:value-type="float">
            <text:p>541,3</text:p>
          </table:table-cell>
          <table:table-cell table:style-name="ce10" table:formula="of:=CONCATENATE(TEXT(MOD(INT([.C875]/60);60);&quot;00&quot;);&quot;:&quot;;TEXT(MOD([.C875];60);&quot;00,0&quot;))" office:value-type="string" office:string-value="09:01,3" calcext:value-type="string">
            <text:p>09:01,3</text:p>
          </table:table-cell>
          <table:table-cell table:formula="of:=[.C875]+[.E874]" office:value-type="float" office:value="503620.1" calcext:value-type="float">
            <text:p>503620,1</text:p>
          </table:table-cell>
          <table:table-cell table:formula="of:=CONCATENATE(TEXT(INT([.E875]/(60*60*24));&quot;00&quot;);&quot; &quot;;TEXT(MOD(INT([.E875]/(60*60));24);&quot;00&quot;);&quot;:&quot;;TEXT(MOD(INT([.E875]/60);60);&quot;00&quot;);&quot;:&quot;;TEXT(MOD([.E875];60);&quot;00,0&quot;))" office:value-type="string" office:string-value="05 19:53:40,1" calcext:value-type="string">
            <text:p>05 19:53:40,1</text:p>
          </table:table-cell>
          <table:table-cell table:formula="of:=IF ([.J875]&lt;&gt;&quot;&quot;;[.J875]+[.C875];[.G874]+[.C875])" office:value-type="float" office:value="1446999815.1" calcext:value-type="float">
            <text:p>1446999815</text:p>
          </table:table-cell>
          <table:table-cell table:formula="of:=[.G875]/86400+DATEVALUE(&quot;1970-01-01 00:00:00&quot;)" office:value-type="date" office:date-value="2015-11-08T16:23:35.099999" calcext:value-type="date">
            <text:p>2015/11/08 16:23:35</text:p>
          </table:table-cell>
          <table:table-cell table:number-columns-repeated="6"/>
        </table:table-row>
        <table:table-row table:style-name="ro1">
          <table:table-cell table:formula="of:=[.A875]+1" office:value-type="float" office:value="875" calcext:value-type="float">
            <text:p>875</text:p>
          </table:table-cell>
          <table:table-cell table:formula="of:=[.A876]*1000*50" office:value-type="float" office:value="43750000" calcext:value-type="float">
            <text:p>43750000</text:p>
          </table:table-cell>
          <table:table-cell office:value-type="float" office:value="541.1" calcext:value-type="float">
            <text:p>541,1</text:p>
          </table:table-cell>
          <table:table-cell table:style-name="ce10" table:formula="of:=CONCATENATE(TEXT(MOD(INT([.C876]/60);60);&quot;00&quot;);&quot;:&quot;;TEXT(MOD([.C876];60);&quot;00,0&quot;))" office:value-type="string" office:string-value="09:01,1" calcext:value-type="string">
            <text:p>09:01,1</text:p>
          </table:table-cell>
          <table:table-cell table:formula="of:=[.C876]+[.E875]" office:value-type="float" office:value="504161.2" calcext:value-type="float">
            <text:p>504161,2</text:p>
          </table:table-cell>
          <table:table-cell table:formula="of:=CONCATENATE(TEXT(INT([.E876]/(60*60*24));&quot;00&quot;);&quot; &quot;;TEXT(MOD(INT([.E876]/(60*60));24);&quot;00&quot;);&quot;:&quot;;TEXT(MOD(INT([.E876]/60);60);&quot;00&quot;);&quot;:&quot;;TEXT(MOD([.E876];60);&quot;00,0&quot;))" office:value-type="string" office:string-value="05 20:02:41,2" calcext:value-type="string">
            <text:p>05 20:02:41,2</text:p>
          </table:table-cell>
          <table:table-cell table:formula="of:=IF ([.J876]&lt;&gt;&quot;&quot;;[.J876]+[.C876];[.G875]+[.C876])" office:value-type="float" office:value="1447000356.2" calcext:value-type="float">
            <text:p>1447000356</text:p>
          </table:table-cell>
          <table:table-cell table:formula="of:=[.G876]/86400+DATEVALUE(&quot;1970-01-01 00:00:00&quot;)" office:value-type="date" office:date-value="2015-11-08T16:32:36.199999" calcext:value-type="date">
            <text:p>2015/11/08 16:32:36</text:p>
          </table:table-cell>
          <table:table-cell table:number-columns-repeated="6"/>
        </table:table-row>
        <table:table-row table:style-name="ro1">
          <table:table-cell table:formula="of:=[.A876]+1" office:value-type="float" office:value="876" calcext:value-type="float">
            <text:p>876</text:p>
          </table:table-cell>
          <table:table-cell table:formula="of:=[.A877]*1000*50" office:value-type="float" office:value="43800000" calcext:value-type="float">
            <text:p>43800000</text:p>
          </table:table-cell>
          <table:table-cell office:value-type="float" office:value="541.3" calcext:value-type="float">
            <text:p>541,3</text:p>
          </table:table-cell>
          <table:table-cell table:style-name="ce10" table:formula="of:=CONCATENATE(TEXT(MOD(INT([.C877]/60);60);&quot;00&quot;);&quot;:&quot;;TEXT(MOD([.C877];60);&quot;00,0&quot;))" office:value-type="string" office:string-value="09:01,3" calcext:value-type="string">
            <text:p>09:01,3</text:p>
          </table:table-cell>
          <table:table-cell table:formula="of:=[.C877]+[.E876]" office:value-type="float" office:value="504702.5" calcext:value-type="float">
            <text:p>504702,5</text:p>
          </table:table-cell>
          <table:table-cell table:formula="of:=CONCATENATE(TEXT(INT([.E877]/(60*60*24));&quot;00&quot;);&quot; &quot;;TEXT(MOD(INT([.E877]/(60*60));24);&quot;00&quot;);&quot;:&quot;;TEXT(MOD(INT([.E877]/60);60);&quot;00&quot;);&quot;:&quot;;TEXT(MOD([.E877];60);&quot;00,0&quot;))" office:value-type="string" office:string-value="05 20:11:42,5" calcext:value-type="string">
            <text:p>05 20:11:42,5</text:p>
          </table:table-cell>
          <table:table-cell table:formula="of:=IF ([.J877]&lt;&gt;&quot;&quot;;[.J877]+[.C877];[.G876]+[.C877])" office:value-type="float" office:value="1447000897.5" calcext:value-type="float">
            <text:p>1447000898</text:p>
          </table:table-cell>
          <table:table-cell table:formula="of:=[.G877]/86400+DATEVALUE(&quot;1970-01-01 00:00:00&quot;)" office:value-type="date" office:date-value="2015-11-08T16:41:37.499999" calcext:value-type="date">
            <text:p>2015/11/08 16:41:37</text:p>
          </table:table-cell>
          <table:table-cell table:number-columns-repeated="6"/>
        </table:table-row>
        <table:table-row table:style-name="ro1">
          <table:table-cell table:formula="of:=[.A877]+1" office:value-type="float" office:value="877" calcext:value-type="float">
            <text:p>877</text:p>
          </table:table-cell>
          <table:table-cell table:formula="of:=[.A878]*1000*50" office:value-type="float" office:value="43850000" calcext:value-type="float">
            <text:p>43850000</text:p>
          </table:table-cell>
          <table:table-cell office:value-type="float" office:value="541.2" calcext:value-type="float">
            <text:p>541,2</text:p>
          </table:table-cell>
          <table:table-cell table:style-name="ce10" table:formula="of:=CONCATENATE(TEXT(MOD(INT([.C878]/60);60);&quot;00&quot;);&quot;:&quot;;TEXT(MOD([.C878];60);&quot;00,0&quot;))" office:value-type="string" office:string-value="09:01,2" calcext:value-type="string">
            <text:p>09:01,2</text:p>
          </table:table-cell>
          <table:table-cell table:formula="of:=[.C878]+[.E877]" office:value-type="float" office:value="505243.7" calcext:value-type="float">
            <text:p>505243,7</text:p>
          </table:table-cell>
          <table:table-cell table:formula="of:=CONCATENATE(TEXT(INT([.E878]/(60*60*24));&quot;00&quot;);&quot; &quot;;TEXT(MOD(INT([.E878]/(60*60));24);&quot;00&quot;);&quot;:&quot;;TEXT(MOD(INT([.E878]/60);60);&quot;00&quot;);&quot;:&quot;;TEXT(MOD([.E878];60);&quot;00,0&quot;))" office:value-type="string" office:string-value="05 20:20:43,7" calcext:value-type="string">
            <text:p>05 20:20:43,7</text:p>
          </table:table-cell>
          <table:table-cell table:formula="of:=IF ([.J878]&lt;&gt;&quot;&quot;;[.J878]+[.C878];[.G877]+[.C878])" office:value-type="float" office:value="1447001438.7" calcext:value-type="float">
            <text:p>1447001439</text:p>
          </table:table-cell>
          <table:table-cell table:formula="of:=[.G878]/86400+DATEVALUE(&quot;1970-01-01 00:00:00&quot;)" office:value-type="date" office:date-value="2015-11-08T16:50:38.699999" calcext:value-type="date">
            <text:p>2015/11/08 16:50:39</text:p>
          </table:table-cell>
          <table:table-cell table:number-columns-repeated="6"/>
        </table:table-row>
        <table:table-row table:style-name="ro1">
          <table:table-cell table:formula="of:=[.A878]+1" office:value-type="float" office:value="878" calcext:value-type="float">
            <text:p>878</text:p>
          </table:table-cell>
          <table:table-cell table:formula="of:=[.A879]*1000*50" office:value-type="float" office:value="43900000" calcext:value-type="float">
            <text:p>43900000</text:p>
          </table:table-cell>
          <table:table-cell office:value-type="float" office:value="541.3" calcext:value-type="float">
            <text:p>541,3</text:p>
          </table:table-cell>
          <table:table-cell table:style-name="ce10" table:formula="of:=CONCATENATE(TEXT(MOD(INT([.C879]/60);60);&quot;00&quot;);&quot;:&quot;;TEXT(MOD([.C879];60);&quot;00,0&quot;))" office:value-type="string" office:string-value="09:01,3" calcext:value-type="string">
            <text:p>09:01,3</text:p>
          </table:table-cell>
          <table:table-cell table:formula="of:=[.C879]+[.E878]" office:value-type="float" office:value="505785" calcext:value-type="float">
            <text:p>505785,0</text:p>
          </table:table-cell>
          <table:table-cell table:formula="of:=CONCATENATE(TEXT(INT([.E879]/(60*60*24));&quot;00&quot;);&quot; &quot;;TEXT(MOD(INT([.E879]/(60*60));24);&quot;00&quot;);&quot;:&quot;;TEXT(MOD(INT([.E879]/60);60);&quot;00&quot;);&quot;:&quot;;TEXT(MOD([.E879];60);&quot;00,0&quot;))" office:value-type="string" office:string-value="05 20:29:45,0" calcext:value-type="string">
            <text:p>05 20:29:45,0</text:p>
          </table:table-cell>
          <table:table-cell table:formula="of:=IF ([.J879]&lt;&gt;&quot;&quot;;[.J879]+[.C879];[.G878]+[.C879])" office:value-type="float" office:value="1447001980" calcext:value-type="float">
            <text:p>1447001980</text:p>
          </table:table-cell>
          <table:table-cell table:formula="of:=[.G879]/86400+DATEVALUE(&quot;1970-01-01 00:00:00&quot;)" office:value-type="date" office:date-value="2015-11-08T16:59:39.999999" calcext:value-type="date">
            <text:p>2015/11/08 16:59:40</text:p>
          </table:table-cell>
          <table:table-cell table:number-columns-repeated="6"/>
        </table:table-row>
        <table:table-row table:style-name="ro1">
          <table:table-cell table:formula="of:=[.A879]+1" office:value-type="float" office:value="879" calcext:value-type="float">
            <text:p>879</text:p>
          </table:table-cell>
          <table:table-cell table:formula="of:=[.A880]*1000*50" office:value-type="float" office:value="43950000" calcext:value-type="float">
            <text:p>43950000</text:p>
          </table:table-cell>
          <table:table-cell office:value-type="float" office:value="541.2" calcext:value-type="float">
            <text:p>541,2</text:p>
          </table:table-cell>
          <table:table-cell table:style-name="ce10" table:formula="of:=CONCATENATE(TEXT(MOD(INT([.C880]/60);60);&quot;00&quot;);&quot;:&quot;;TEXT(MOD([.C880];60);&quot;00,0&quot;))" office:value-type="string" office:string-value="09:01,2" calcext:value-type="string">
            <text:p>09:01,2</text:p>
          </table:table-cell>
          <table:table-cell table:formula="of:=[.C880]+[.E879]" office:value-type="float" office:value="506326.2" calcext:value-type="float">
            <text:p>506326,2</text:p>
          </table:table-cell>
          <table:table-cell table:formula="of:=CONCATENATE(TEXT(INT([.E880]/(60*60*24));&quot;00&quot;);&quot; &quot;;TEXT(MOD(INT([.E880]/(60*60));24);&quot;00&quot;);&quot;:&quot;;TEXT(MOD(INT([.E880]/60);60);&quot;00&quot;);&quot;:&quot;;TEXT(MOD([.E880];60);&quot;00,0&quot;))" office:value-type="string" office:string-value="05 20:38:46,2" calcext:value-type="string">
            <text:p>05 20:38:46,2</text:p>
          </table:table-cell>
          <table:table-cell table:formula="of:=IF ([.J880]&lt;&gt;&quot;&quot;;[.J880]+[.C880];[.G879]+[.C880])" office:value-type="float" office:value="1447002521.2" calcext:value-type="float">
            <text:p>1447002521</text:p>
          </table:table-cell>
          <table:table-cell table:formula="of:=[.G880]/86400+DATEVALUE(&quot;1970-01-01 00:00:00&quot;)" office:value-type="date" office:date-value="2015-11-08T17:08:41.199999" calcext:value-type="date">
            <text:p>2015/11/08 17:08:41</text:p>
          </table:table-cell>
          <table:table-cell table:number-columns-repeated="6"/>
        </table:table-row>
        <table:table-row table:style-name="ro1">
          <table:table-cell table:formula="of:=[.A880]+1" office:value-type="float" office:value="880" calcext:value-type="float">
            <text:p>880</text:p>
          </table:table-cell>
          <table:table-cell table:formula="of:=[.A881]*1000*50" office:value-type="float" office:value="44000000" calcext:value-type="float">
            <text:p>44000000</text:p>
          </table:table-cell>
          <table:table-cell office:value-type="float" office:value="541.2" calcext:value-type="float">
            <text:p>541,2</text:p>
          </table:table-cell>
          <table:table-cell table:style-name="ce10" table:formula="of:=CONCATENATE(TEXT(MOD(INT([.C881]/60);60);&quot;00&quot;);&quot;:&quot;;TEXT(MOD([.C881];60);&quot;00,0&quot;))" office:value-type="string" office:string-value="09:01,2" calcext:value-type="string">
            <text:p>09:01,2</text:p>
          </table:table-cell>
          <table:table-cell table:formula="of:=[.C881]+[.E880]" office:value-type="float" office:value="506867.4" calcext:value-type="float">
            <text:p>506867,4</text:p>
          </table:table-cell>
          <table:table-cell table:formula="of:=CONCATENATE(TEXT(INT([.E881]/(60*60*24));&quot;00&quot;);&quot; &quot;;TEXT(MOD(INT([.E881]/(60*60));24);&quot;00&quot;);&quot;:&quot;;TEXT(MOD(INT([.E881]/60);60);&quot;00&quot;);&quot;:&quot;;TEXT(MOD([.E881];60);&quot;00,0&quot;))" office:value-type="string" office:string-value="05 20:47:47,4" calcext:value-type="string">
            <text:p>05 20:47:47,4</text:p>
          </table:table-cell>
          <table:table-cell table:formula="of:=IF ([.J881]&lt;&gt;&quot;&quot;;[.J881]+[.C881];[.G880]+[.C881])" office:value-type="float" office:value="1447003062.4" calcext:value-type="float">
            <text:p>1447003062</text:p>
          </table:table-cell>
          <table:table-cell table:formula="of:=[.G881]/86400+DATEVALUE(&quot;1970-01-01 00:00:00&quot;)" office:value-type="date" office:date-value="2015-11-08T17:17:42.399999" calcext:value-type="date">
            <text:p>2015/11/08 17:17:42</text:p>
          </table:table-cell>
          <table:table-cell table:number-columns-repeated="6"/>
        </table:table-row>
        <table:table-row table:style-name="ro1">
          <table:table-cell table:formula="of:=[.A881]+1" office:value-type="float" office:value="881" calcext:value-type="float">
            <text:p>881</text:p>
          </table:table-cell>
          <table:table-cell table:formula="of:=[.A882]*1000*50" office:value-type="float" office:value="44050000" calcext:value-type="float">
            <text:p>44050000</text:p>
          </table:table-cell>
          <table:table-cell office:value-type="float" office:value="541.3" calcext:value-type="float">
            <text:p>541,3</text:p>
          </table:table-cell>
          <table:table-cell table:style-name="ce10" table:formula="of:=CONCATENATE(TEXT(MOD(INT([.C882]/60);60);&quot;00&quot;);&quot;:&quot;;TEXT(MOD([.C882];60);&quot;00,0&quot;))" office:value-type="string" office:string-value="09:01,3" calcext:value-type="string">
            <text:p>09:01,3</text:p>
          </table:table-cell>
          <table:table-cell table:formula="of:=[.C882]+[.E881]" office:value-type="float" office:value="507408.7" calcext:value-type="float">
            <text:p>507408,7</text:p>
          </table:table-cell>
          <table:table-cell table:formula="of:=CONCATENATE(TEXT(INT([.E882]/(60*60*24));&quot;00&quot;);&quot; &quot;;TEXT(MOD(INT([.E882]/(60*60));24);&quot;00&quot;);&quot;:&quot;;TEXT(MOD(INT([.E882]/60);60);&quot;00&quot;);&quot;:&quot;;TEXT(MOD([.E882];60);&quot;00,0&quot;))" office:value-type="string" office:string-value="05 20:56:48,7" calcext:value-type="string">
            <text:p>05 20:56:48,7</text:p>
          </table:table-cell>
          <table:table-cell table:formula="of:=IF ([.J882]&lt;&gt;&quot;&quot;;[.J882]+[.C882];[.G881]+[.C882])" office:value-type="float" office:value="1447003603.7" calcext:value-type="float">
            <text:p>1447003604</text:p>
          </table:table-cell>
          <table:table-cell table:formula="of:=[.G882]/86400+DATEVALUE(&quot;1970-01-01 00:00:00&quot;)" office:value-type="date" office:date-value="2015-11-08T17:26:43.699999" calcext:value-type="date">
            <text:p>2015/11/08 17:26:44</text:p>
          </table:table-cell>
          <table:table-cell table:number-columns-repeated="6"/>
        </table:table-row>
        <table:table-row table:style-name="ro1">
          <table:table-cell table:formula="of:=[.A882]+1" office:value-type="float" office:value="882" calcext:value-type="float">
            <text:p>882</text:p>
          </table:table-cell>
          <table:table-cell table:formula="of:=[.A883]*1000*50" office:value-type="float" office:value="44100000" calcext:value-type="float">
            <text:p>44100000</text:p>
          </table:table-cell>
          <table:table-cell office:value-type="float" office:value="541.4" calcext:value-type="float">
            <text:p>541,4</text:p>
          </table:table-cell>
          <table:table-cell table:style-name="ce10" table:formula="of:=CONCATENATE(TEXT(MOD(INT([.C883]/60);60);&quot;00&quot;);&quot;:&quot;;TEXT(MOD([.C883];60);&quot;00,0&quot;))" office:value-type="string" office:string-value="09:01,4" calcext:value-type="string">
            <text:p>09:01,4</text:p>
          </table:table-cell>
          <table:table-cell table:formula="of:=[.C883]+[.E882]" office:value-type="float" office:value="507950.1" calcext:value-type="float">
            <text:p>507950,1</text:p>
          </table:table-cell>
          <table:table-cell table:formula="of:=CONCATENATE(TEXT(INT([.E883]/(60*60*24));&quot;00&quot;);&quot; &quot;;TEXT(MOD(INT([.E883]/(60*60));24);&quot;00&quot;);&quot;:&quot;;TEXT(MOD(INT([.E883]/60);60);&quot;00&quot;);&quot;:&quot;;TEXT(MOD([.E883];60);&quot;00,0&quot;))" office:value-type="string" office:string-value="05 21:05:50,1" calcext:value-type="string">
            <text:p>05 21:05:50,1</text:p>
          </table:table-cell>
          <table:table-cell table:formula="of:=IF ([.J883]&lt;&gt;&quot;&quot;;[.J883]+[.C883];[.G882]+[.C883])" office:value-type="float" office:value="1447004145.1" calcext:value-type="float">
            <text:p>1447004145</text:p>
          </table:table-cell>
          <table:table-cell table:formula="of:=[.G883]/86400+DATEVALUE(&quot;1970-01-01 00:00:00&quot;)" office:value-type="date" office:date-value="2015-11-08T17:35:45.099999" calcext:value-type="date">
            <text:p>2015/11/08 17:35:45</text:p>
          </table:table-cell>
          <table:table-cell table:number-columns-repeated="6"/>
        </table:table-row>
        <table:table-row table:style-name="ro1">
          <table:table-cell table:formula="of:=[.A883]+1" office:value-type="float" office:value="883" calcext:value-type="float">
            <text:p>883</text:p>
          </table:table-cell>
          <table:table-cell table:formula="of:=[.A884]*1000*50" office:value-type="float" office:value="44150000" calcext:value-type="float">
            <text:p>44150000</text:p>
          </table:table-cell>
          <table:table-cell office:value-type="float" office:value="541.4" calcext:value-type="float">
            <text:p>541,4</text:p>
          </table:table-cell>
          <table:table-cell table:style-name="ce10" table:formula="of:=CONCATENATE(TEXT(MOD(INT([.C884]/60);60);&quot;00&quot;);&quot;:&quot;;TEXT(MOD([.C884];60);&quot;00,0&quot;))" office:value-type="string" office:string-value="09:01,4" calcext:value-type="string">
            <text:p>09:01,4</text:p>
          </table:table-cell>
          <table:table-cell table:formula="of:=[.C884]+[.E883]" office:value-type="float" office:value="508491.5" calcext:value-type="float">
            <text:p>508491,5</text:p>
          </table:table-cell>
          <table:table-cell table:formula="of:=CONCATENATE(TEXT(INT([.E884]/(60*60*24));&quot;00&quot;);&quot; &quot;;TEXT(MOD(INT([.E884]/(60*60));24);&quot;00&quot;);&quot;:&quot;;TEXT(MOD(INT([.E884]/60);60);&quot;00&quot;);&quot;:&quot;;TEXT(MOD([.E884];60);&quot;00,0&quot;))" office:value-type="string" office:string-value="05 21:14:51,5" calcext:value-type="string">
            <text:p>05 21:14:51,5</text:p>
          </table:table-cell>
          <table:table-cell table:formula="of:=IF ([.J884]&lt;&gt;&quot;&quot;;[.J884]+[.C884];[.G883]+[.C884])" office:value-type="float" office:value="1447004686.5" calcext:value-type="float">
            <text:p>1447004687</text:p>
          </table:table-cell>
          <table:table-cell table:formula="of:=[.G884]/86400+DATEVALUE(&quot;1970-01-01 00:00:00&quot;)" office:value-type="date" office:date-value="2015-11-08T17:44:46.5" calcext:value-type="date">
            <text:p>2015/11/08 17:44:46</text:p>
          </table:table-cell>
          <table:table-cell table:number-columns-repeated="6"/>
        </table:table-row>
        <table:table-row table:style-name="ro1">
          <table:table-cell table:formula="of:=[.A884]+1" office:value-type="float" office:value="884" calcext:value-type="float">
            <text:p>884</text:p>
          </table:table-cell>
          <table:table-cell table:formula="of:=[.A885]*1000*50" office:value-type="float" office:value="44200000" calcext:value-type="float">
            <text:p>44200000</text:p>
          </table:table-cell>
          <table:table-cell office:value-type="float" office:value="541.3" calcext:value-type="float">
            <text:p>541,3</text:p>
          </table:table-cell>
          <table:table-cell table:style-name="ce10" table:formula="of:=CONCATENATE(TEXT(MOD(INT([.C885]/60);60);&quot;00&quot;);&quot;:&quot;;TEXT(MOD([.C885];60);&quot;00,0&quot;))" office:value-type="string" office:string-value="09:01,3" calcext:value-type="string">
            <text:p>09:01,3</text:p>
          </table:table-cell>
          <table:table-cell table:formula="of:=[.C885]+[.E884]" office:value-type="float" office:value="509032.8" calcext:value-type="float">
            <text:p>509032,8</text:p>
          </table:table-cell>
          <table:table-cell table:formula="of:=CONCATENATE(TEXT(INT([.E885]/(60*60*24));&quot;00&quot;);&quot; &quot;;TEXT(MOD(INT([.E885]/(60*60));24);&quot;00&quot;);&quot;:&quot;;TEXT(MOD(INT([.E885]/60);60);&quot;00&quot;);&quot;:&quot;;TEXT(MOD([.E885];60);&quot;00,0&quot;))" office:value-type="string" office:string-value="05 21:23:52,8" calcext:value-type="string">
            <text:p>05 21:23:52,8</text:p>
          </table:table-cell>
          <table:table-cell table:formula="of:=IF ([.J885]&lt;&gt;&quot;&quot;;[.J885]+[.C885];[.G884]+[.C885])" office:value-type="float" office:value="1447005227.8" calcext:value-type="float">
            <text:p>1447005228</text:p>
          </table:table-cell>
          <table:table-cell table:formula="of:=[.G885]/86400+DATEVALUE(&quot;1970-01-01 00:00:00&quot;)" office:value-type="date" office:date-value="2015-11-08T17:53:47.8" calcext:value-type="date">
            <text:p>2015/11/08 17:53:48</text:p>
          </table:table-cell>
          <table:table-cell table:number-columns-repeated="6"/>
        </table:table-row>
        <table:table-row table:style-name="ro1">
          <table:table-cell table:formula="of:=[.A885]+1" office:value-type="float" office:value="885" calcext:value-type="float">
            <text:p>885</text:p>
          </table:table-cell>
          <table:table-cell table:formula="of:=[.A886]*1000*50" office:value-type="float" office:value="44250000" calcext:value-type="float">
            <text:p>44250000</text:p>
          </table:table-cell>
          <table:table-cell office:value-type="float" office:value="541.3" calcext:value-type="float">
            <text:p>541,3</text:p>
          </table:table-cell>
          <table:table-cell table:style-name="ce10" table:formula="of:=CONCATENATE(TEXT(MOD(INT([.C886]/60);60);&quot;00&quot;);&quot;:&quot;;TEXT(MOD([.C886];60);&quot;00,0&quot;))" office:value-type="string" office:string-value="09:01,3" calcext:value-type="string">
            <text:p>09:01,3</text:p>
          </table:table-cell>
          <table:table-cell table:formula="of:=[.C886]+[.E885]" office:value-type="float" office:value="509574.1" calcext:value-type="float">
            <text:p>509574,1</text:p>
          </table:table-cell>
          <table:table-cell table:formula="of:=CONCATENATE(TEXT(INT([.E886]/(60*60*24));&quot;00&quot;);&quot; &quot;;TEXT(MOD(INT([.E886]/(60*60));24);&quot;00&quot;);&quot;:&quot;;TEXT(MOD(INT([.E886]/60);60);&quot;00&quot;);&quot;:&quot;;TEXT(MOD([.E886];60);&quot;00,0&quot;))" office:value-type="string" office:string-value="05 21:32:54,1" calcext:value-type="string">
            <text:p>05 21:32:54,1</text:p>
          </table:table-cell>
          <table:table-cell table:formula="of:=IF ([.J886]&lt;&gt;&quot;&quot;;[.J886]+[.C886];[.G885]+[.C886])" office:value-type="float" office:value="1447005769.1" calcext:value-type="float">
            <text:p>1447005769</text:p>
          </table:table-cell>
          <table:table-cell table:formula="of:=[.G886]/86400+DATEVALUE(&quot;1970-01-01 00:00:00&quot;)" office:value-type="date" office:date-value="2015-11-08T18:02:49.099999" calcext:value-type="date">
            <text:p>2015/11/08 18:02:49</text:p>
          </table:table-cell>
          <table:table-cell table:number-columns-repeated="6"/>
        </table:table-row>
        <table:table-row table:style-name="ro1">
          <table:table-cell table:formula="of:=[.A886]+1" office:value-type="float" office:value="886" calcext:value-type="float">
            <text:p>886</text:p>
          </table:table-cell>
          <table:table-cell table:formula="of:=[.A887]*1000*50" office:value-type="float" office:value="44300000" calcext:value-type="float">
            <text:p>44300000</text:p>
          </table:table-cell>
          <table:table-cell office:value-type="float" office:value="541.2" calcext:value-type="float">
            <text:p>541,2</text:p>
          </table:table-cell>
          <table:table-cell table:style-name="ce10" table:formula="of:=CONCATENATE(TEXT(MOD(INT([.C887]/60);60);&quot;00&quot;);&quot;:&quot;;TEXT(MOD([.C887];60);&quot;00,0&quot;))" office:value-type="string" office:string-value="09:01,2" calcext:value-type="string">
            <text:p>09:01,2</text:p>
          </table:table-cell>
          <table:table-cell table:formula="of:=[.C887]+[.E886]" office:value-type="float" office:value="510115.3" calcext:value-type="float">
            <text:p>510115,3</text:p>
          </table:table-cell>
          <table:table-cell table:formula="of:=CONCATENATE(TEXT(INT([.E887]/(60*60*24));&quot;00&quot;);&quot; &quot;;TEXT(MOD(INT([.E887]/(60*60));24);&quot;00&quot;);&quot;:&quot;;TEXT(MOD(INT([.E887]/60);60);&quot;00&quot;);&quot;:&quot;;TEXT(MOD([.E887];60);&quot;00,0&quot;))" office:value-type="string" office:string-value="05 21:41:55,3" calcext:value-type="string">
            <text:p>05 21:41:55,3</text:p>
          </table:table-cell>
          <table:table-cell table:formula="of:=IF ([.J887]&lt;&gt;&quot;&quot;;[.J887]+[.C887];[.G886]+[.C887])" office:value-type="float" office:value="1447006310.3" calcext:value-type="float">
            <text:p>1447006310</text:p>
          </table:table-cell>
          <table:table-cell table:formula="of:=[.G887]/86400+DATEVALUE(&quot;1970-01-01 00:00:00&quot;)" office:value-type="date" office:date-value="2015-11-08T18:11:50.3" calcext:value-type="date">
            <text:p>2015/11/08 18:11:50</text:p>
          </table:table-cell>
          <table:table-cell table:number-columns-repeated="6"/>
        </table:table-row>
        <table:table-row table:style-name="ro1">
          <table:table-cell table:formula="of:=[.A887]+1" office:value-type="float" office:value="887" calcext:value-type="float">
            <text:p>887</text:p>
          </table:table-cell>
          <table:table-cell table:formula="of:=[.A888]*1000*50" office:value-type="float" office:value="44350000" calcext:value-type="float">
            <text:p>44350000</text:p>
          </table:table-cell>
          <table:table-cell office:value-type="float" office:value="541.3" calcext:value-type="float">
            <text:p>541,3</text:p>
          </table:table-cell>
          <table:table-cell table:style-name="ce10" table:formula="of:=CONCATENATE(TEXT(MOD(INT([.C888]/60);60);&quot;00&quot;);&quot;:&quot;;TEXT(MOD([.C888];60);&quot;00,0&quot;))" office:value-type="string" office:string-value="09:01,3" calcext:value-type="string">
            <text:p>09:01,3</text:p>
          </table:table-cell>
          <table:table-cell table:formula="of:=[.C888]+[.E887]" office:value-type="float" office:value="510656.6" calcext:value-type="float">
            <text:p>510656,6</text:p>
          </table:table-cell>
          <table:table-cell table:formula="of:=CONCATENATE(TEXT(INT([.E888]/(60*60*24));&quot;00&quot;);&quot; &quot;;TEXT(MOD(INT([.E888]/(60*60));24);&quot;00&quot;);&quot;:&quot;;TEXT(MOD(INT([.E888]/60);60);&quot;00&quot;);&quot;:&quot;;TEXT(MOD([.E888];60);&quot;00,0&quot;))" office:value-type="string" office:string-value="05 21:50:56,6" calcext:value-type="string">
            <text:p>05 21:50:56,6</text:p>
          </table:table-cell>
          <table:table-cell table:formula="of:=IF ([.J888]&lt;&gt;&quot;&quot;;[.J888]+[.C888];[.G887]+[.C888])" office:value-type="float" office:value="1447006851.6" calcext:value-type="float">
            <text:p>1447006852</text:p>
          </table:table-cell>
          <table:table-cell table:formula="of:=[.G888]/86400+DATEVALUE(&quot;1970-01-01 00:00:00&quot;)" office:value-type="date" office:date-value="2015-11-08T18:20:51.599999" calcext:value-type="date">
            <text:p>2015/11/08 18:20:52</text:p>
          </table:table-cell>
          <table:table-cell table:number-columns-repeated="6"/>
        </table:table-row>
        <table:table-row table:style-name="ro1">
          <table:table-cell table:formula="of:=[.A888]+1" office:value-type="float" office:value="888" calcext:value-type="float">
            <text:p>888</text:p>
          </table:table-cell>
          <table:table-cell table:formula="of:=[.A889]*1000*50" office:value-type="float" office:value="44400000" calcext:value-type="float">
            <text:p>44400000</text:p>
          </table:table-cell>
          <table:table-cell office:value-type="float" office:value="541.3" calcext:value-type="float">
            <text:p>541,3</text:p>
          </table:table-cell>
          <table:table-cell table:style-name="ce10" table:formula="of:=CONCATENATE(TEXT(MOD(INT([.C889]/60);60);&quot;00&quot;);&quot;:&quot;;TEXT(MOD([.C889];60);&quot;00,0&quot;))" office:value-type="string" office:string-value="09:01,3" calcext:value-type="string">
            <text:p>09:01,3</text:p>
          </table:table-cell>
          <table:table-cell table:formula="of:=[.C889]+[.E888]" office:value-type="float" office:value="511197.9" calcext:value-type="float">
            <text:p>511197,9</text:p>
          </table:table-cell>
          <table:table-cell table:formula="of:=CONCATENATE(TEXT(INT([.E889]/(60*60*24));&quot;00&quot;);&quot; &quot;;TEXT(MOD(INT([.E889]/(60*60));24);&quot;00&quot;);&quot;:&quot;;TEXT(MOD(INT([.E889]/60);60);&quot;00&quot;);&quot;:&quot;;TEXT(MOD([.E889];60);&quot;00,0&quot;))" office:value-type="string" office:string-value="05 21:59:57,9" calcext:value-type="string">
            <text:p>05 21:59:57,9</text:p>
          </table:table-cell>
          <table:table-cell table:formula="of:=IF ([.J889]&lt;&gt;&quot;&quot;;[.J889]+[.C889];[.G888]+[.C889])" office:value-type="float" office:value="1447007392.9" calcext:value-type="float">
            <text:p>1447007393</text:p>
          </table:table-cell>
          <table:table-cell table:formula="of:=[.G889]/86400+DATEVALUE(&quot;1970-01-01 00:00:00&quot;)" office:value-type="date" office:date-value="2015-11-08T18:29:52.899999" calcext:value-type="date">
            <text:p>2015/11/08 18:29:53</text:p>
          </table:table-cell>
          <table:table-cell table:number-columns-repeated="6"/>
        </table:table-row>
        <table:table-row table:style-name="ro1">
          <table:table-cell table:formula="of:=[.A889]+1" office:value-type="float" office:value="889" calcext:value-type="float">
            <text:p>889</text:p>
          </table:table-cell>
          <table:table-cell table:formula="of:=[.A890]*1000*50" office:value-type="float" office:value="44450000" calcext:value-type="float">
            <text:p>44450000</text:p>
          </table:table-cell>
          <table:table-cell office:value-type="float" office:value="541.3" calcext:value-type="float">
            <text:p>541,3</text:p>
          </table:table-cell>
          <table:table-cell table:style-name="ce10" table:formula="of:=CONCATENATE(TEXT(MOD(INT([.C890]/60);60);&quot;00&quot;);&quot;:&quot;;TEXT(MOD([.C890];60);&quot;00,0&quot;))" office:value-type="string" office:string-value="09:01,3" calcext:value-type="string">
            <text:p>09:01,3</text:p>
          </table:table-cell>
          <table:table-cell table:formula="of:=[.C890]+[.E889]" office:value-type="float" office:value="511739.2" calcext:value-type="float">
            <text:p>511739,2</text:p>
          </table:table-cell>
          <table:table-cell table:formula="of:=CONCATENATE(TEXT(INT([.E890]/(60*60*24));&quot;00&quot;);&quot; &quot;;TEXT(MOD(INT([.E890]/(60*60));24);&quot;00&quot;);&quot;:&quot;;TEXT(MOD(INT([.E890]/60);60);&quot;00&quot;);&quot;:&quot;;TEXT(MOD([.E890];60);&quot;00,0&quot;))" office:value-type="string" office:string-value="05 22:08:59,2" calcext:value-type="string">
            <text:p>05 22:08:59,2</text:p>
          </table:table-cell>
          <table:table-cell table:formula="of:=IF ([.J890]&lt;&gt;&quot;&quot;;[.J890]+[.C890];[.G889]+[.C890])" office:value-type="float" office:value="1447007934.2" calcext:value-type="float">
            <text:p>1447007934</text:p>
          </table:table-cell>
          <table:table-cell table:formula="of:=[.G890]/86400+DATEVALUE(&quot;1970-01-01 00:00:00&quot;)" office:value-type="date" office:date-value="2015-11-08T18:38:54.199999" calcext:value-type="date">
            <text:p>2015/11/08 18:38:54</text:p>
          </table:table-cell>
          <table:table-cell table:number-columns-repeated="6"/>
        </table:table-row>
        <table:table-row table:style-name="ro1">
          <table:table-cell table:formula="of:=[.A890]+1" office:value-type="float" office:value="890" calcext:value-type="float">
            <text:p>890</text:p>
          </table:table-cell>
          <table:table-cell table:formula="of:=[.A891]*1000*50" office:value-type="float" office:value="44500000" calcext:value-type="float">
            <text:p>44500000</text:p>
          </table:table-cell>
          <table:table-cell office:value-type="float" office:value="541.2" calcext:value-type="float">
            <text:p>541,2</text:p>
          </table:table-cell>
          <table:table-cell table:style-name="ce10" table:formula="of:=CONCATENATE(TEXT(MOD(INT([.C891]/60);60);&quot;00&quot;);&quot;:&quot;;TEXT(MOD([.C891];60);&quot;00,0&quot;))" office:value-type="string" office:string-value="09:01,2" calcext:value-type="string">
            <text:p>09:01,2</text:p>
          </table:table-cell>
          <table:table-cell table:formula="of:=[.C891]+[.E890]" office:value-type="float" office:value="512280.4" calcext:value-type="float">
            <text:p>512280,4</text:p>
          </table:table-cell>
          <table:table-cell table:formula="of:=CONCATENATE(TEXT(INT([.E891]/(60*60*24));&quot;00&quot;);&quot; &quot;;TEXT(MOD(INT([.E891]/(60*60));24);&quot;00&quot;);&quot;:&quot;;TEXT(MOD(INT([.E891]/60);60);&quot;00&quot;);&quot;:&quot;;TEXT(MOD([.E891];60);&quot;00,0&quot;))" office:value-type="string" office:string-value="05 22:18:00,4" calcext:value-type="string">
            <text:p>05 22:18:00,4</text:p>
          </table:table-cell>
          <table:table-cell table:formula="of:=IF ([.J891]&lt;&gt;&quot;&quot;;[.J891]+[.C891];[.G890]+[.C891])" office:value-type="float" office:value="1447008475.4" calcext:value-type="float">
            <text:p>1447008475</text:p>
          </table:table-cell>
          <table:table-cell table:formula="of:=[.G891]/86400+DATEVALUE(&quot;1970-01-01 00:00:00&quot;)" office:value-type="date" office:date-value="2015-11-08T18:47:55.399999" calcext:value-type="date">
            <text:p>2015/11/08 18:47:55</text:p>
          </table:table-cell>
          <table:table-cell table:number-columns-repeated="6"/>
        </table:table-row>
        <table:table-row table:style-name="ro1">
          <table:table-cell table:formula="of:=[.A891]+1" office:value-type="float" office:value="891" calcext:value-type="float">
            <text:p>891</text:p>
          </table:table-cell>
          <table:table-cell table:formula="of:=[.A892]*1000*50" office:value-type="float" office:value="44550000" calcext:value-type="float">
            <text:p>44550000</text:p>
          </table:table-cell>
          <table:table-cell office:value-type="float" office:value="541.2" calcext:value-type="float">
            <text:p>541,2</text:p>
          </table:table-cell>
          <table:table-cell table:style-name="ce10" table:formula="of:=CONCATENATE(TEXT(MOD(INT([.C892]/60);60);&quot;00&quot;);&quot;:&quot;;TEXT(MOD([.C892];60);&quot;00,0&quot;))" office:value-type="string" office:string-value="09:01,2" calcext:value-type="string">
            <text:p>09:01,2</text:p>
          </table:table-cell>
          <table:table-cell table:formula="of:=[.C892]+[.E891]" office:value-type="float" office:value="512821.6" calcext:value-type="float">
            <text:p>512821,6</text:p>
          </table:table-cell>
          <table:table-cell table:formula="of:=CONCATENATE(TEXT(INT([.E892]/(60*60*24));&quot;00&quot;);&quot; &quot;;TEXT(MOD(INT([.E892]/(60*60));24);&quot;00&quot;);&quot;:&quot;;TEXT(MOD(INT([.E892]/60);60);&quot;00&quot;);&quot;:&quot;;TEXT(MOD([.E892];60);&quot;00,0&quot;))" office:value-type="string" office:string-value="05 22:27:01,6" calcext:value-type="string">
            <text:p>05 22:27:01,6</text:p>
          </table:table-cell>
          <table:table-cell table:formula="of:=IF ([.J892]&lt;&gt;&quot;&quot;;[.J892]+[.C892];[.G891]+[.C892])" office:value-type="float" office:value="1447009016.6" calcext:value-type="float">
            <text:p>1447009017</text:p>
          </table:table-cell>
          <table:table-cell table:formula="of:=[.G892]/86400+DATEVALUE(&quot;1970-01-01 00:00:00&quot;)" office:value-type="date" office:date-value="2015-11-08T18:56:56.599999" calcext:value-type="date">
            <text:p>2015/11/08 18:56:57</text:p>
          </table:table-cell>
          <table:table-cell table:number-columns-repeated="6"/>
        </table:table-row>
        <table:table-row table:style-name="ro1">
          <table:table-cell table:formula="of:=[.A892]+1" office:value-type="float" office:value="892" calcext:value-type="float">
            <text:p>892</text:p>
          </table:table-cell>
          <table:table-cell table:formula="of:=[.A893]*1000*50" office:value-type="float" office:value="44600000" calcext:value-type="float">
            <text:p>44600000</text:p>
          </table:table-cell>
          <table:table-cell office:value-type="float" office:value="541.3" calcext:value-type="float">
            <text:p>541,3</text:p>
          </table:table-cell>
          <table:table-cell table:style-name="ce10" table:formula="of:=CONCATENATE(TEXT(MOD(INT([.C893]/60);60);&quot;00&quot;);&quot;:&quot;;TEXT(MOD([.C893];60);&quot;00,0&quot;))" office:value-type="string" office:string-value="09:01,3" calcext:value-type="string">
            <text:p>09:01,3</text:p>
          </table:table-cell>
          <table:table-cell table:formula="of:=[.C893]+[.E892]" office:value-type="float" office:value="513362.9" calcext:value-type="float">
            <text:p>513362,9</text:p>
          </table:table-cell>
          <table:table-cell table:formula="of:=CONCATENATE(TEXT(INT([.E893]/(60*60*24));&quot;00&quot;);&quot; &quot;;TEXT(MOD(INT([.E893]/(60*60));24);&quot;00&quot;);&quot;:&quot;;TEXT(MOD(INT([.E893]/60);60);&quot;00&quot;);&quot;:&quot;;TEXT(MOD([.E893];60);&quot;00,0&quot;))" office:value-type="string" office:string-value="05 22:36:02,9" calcext:value-type="string">
            <text:p>05 22:36:02,9</text:p>
          </table:table-cell>
          <table:table-cell table:formula="of:=IF ([.J893]&lt;&gt;&quot;&quot;;[.J893]+[.C893];[.G892]+[.C893])" office:value-type="float" office:value="1447009557.9" calcext:value-type="float">
            <text:p>1447009558</text:p>
          </table:table-cell>
          <table:table-cell table:formula="of:=[.G893]/86400+DATEVALUE(&quot;1970-01-01 00:00:00&quot;)" office:value-type="date" office:date-value="2015-11-08T19:05:57.899999" calcext:value-type="date">
            <text:p>2015/11/08 19:05:58</text:p>
          </table:table-cell>
          <table:table-cell table:number-columns-repeated="6"/>
        </table:table-row>
        <table:table-row table:style-name="ro1">
          <table:table-cell table:formula="of:=[.A893]+1" office:value-type="float" office:value="893" calcext:value-type="float">
            <text:p>893</text:p>
          </table:table-cell>
          <table:table-cell table:formula="of:=[.A894]*1000*50" office:value-type="float" office:value="44650000" calcext:value-type="float">
            <text:p>44650000</text:p>
          </table:table-cell>
          <table:table-cell office:value-type="float" office:value="541.3" calcext:value-type="float">
            <text:p>541,3</text:p>
          </table:table-cell>
          <table:table-cell table:style-name="ce10" table:formula="of:=CONCATENATE(TEXT(MOD(INT([.C894]/60);60);&quot;00&quot;);&quot;:&quot;;TEXT(MOD([.C894];60);&quot;00,0&quot;))" office:value-type="string" office:string-value="09:01,3" calcext:value-type="string">
            <text:p>09:01,3</text:p>
          </table:table-cell>
          <table:table-cell table:formula="of:=[.C894]+[.E893]" office:value-type="float" office:value="513904.2" calcext:value-type="float">
            <text:p>513904,2</text:p>
          </table:table-cell>
          <table:table-cell table:formula="of:=CONCATENATE(TEXT(INT([.E894]/(60*60*24));&quot;00&quot;);&quot; &quot;;TEXT(MOD(INT([.E894]/(60*60));24);&quot;00&quot;);&quot;:&quot;;TEXT(MOD(INT([.E894]/60);60);&quot;00&quot;);&quot;:&quot;;TEXT(MOD([.E894];60);&quot;00,0&quot;))" office:value-type="string" office:string-value="05 22:45:04,2" calcext:value-type="string">
            <text:p>05 22:45:04,2</text:p>
          </table:table-cell>
          <table:table-cell table:formula="of:=IF ([.J894]&lt;&gt;&quot;&quot;;[.J894]+[.C894];[.G893]+[.C894])" office:value-type="float" office:value="1447010099.2" calcext:value-type="float">
            <text:p>1447010099</text:p>
          </table:table-cell>
          <table:table-cell table:formula="of:=[.G894]/86400+DATEVALUE(&quot;1970-01-01 00:00:00&quot;)" office:value-type="date" office:date-value="2015-11-08T19:14:59.199999" calcext:value-type="date">
            <text:p>2015/11/08 19:14:59</text:p>
          </table:table-cell>
          <table:table-cell table:number-columns-repeated="6"/>
        </table:table-row>
        <table:table-row table:style-name="ro1">
          <table:table-cell table:formula="of:=[.A894]+1" office:value-type="float" office:value="894" calcext:value-type="float">
            <text:p>894</text:p>
          </table:table-cell>
          <table:table-cell table:formula="of:=[.A895]*1000*50" office:value-type="float" office:value="44700000" calcext:value-type="float">
            <text:p>44700000</text:p>
          </table:table-cell>
          <table:table-cell office:value-type="float" office:value="541.3" calcext:value-type="float">
            <text:p>541,3</text:p>
          </table:table-cell>
          <table:table-cell table:style-name="ce10" table:formula="of:=CONCATENATE(TEXT(MOD(INT([.C895]/60);60);&quot;00&quot;);&quot;:&quot;;TEXT(MOD([.C895];60);&quot;00,0&quot;))" office:value-type="string" office:string-value="09:01,3" calcext:value-type="string">
            <text:p>09:01,3</text:p>
          </table:table-cell>
          <table:table-cell table:formula="of:=[.C895]+[.E894]" office:value-type="float" office:value="514445.5" calcext:value-type="float">
            <text:p>514445,5</text:p>
          </table:table-cell>
          <table:table-cell table:formula="of:=CONCATENATE(TEXT(INT([.E895]/(60*60*24));&quot;00&quot;);&quot; &quot;;TEXT(MOD(INT([.E895]/(60*60));24);&quot;00&quot;);&quot;:&quot;;TEXT(MOD(INT([.E895]/60);60);&quot;00&quot;);&quot;:&quot;;TEXT(MOD([.E895];60);&quot;00,0&quot;))" office:value-type="string" office:string-value="05 22:54:05,5" calcext:value-type="string">
            <text:p>05 22:54:05,5</text:p>
          </table:table-cell>
          <table:table-cell table:formula="of:=IF ([.J895]&lt;&gt;&quot;&quot;;[.J895]+[.C895];[.G894]+[.C895])" office:value-type="float" office:value="1447010640.5" calcext:value-type="float">
            <text:p>1447010641</text:p>
          </table:table-cell>
          <table:table-cell table:formula="of:=[.G895]/86400+DATEVALUE(&quot;1970-01-01 00:00:00&quot;)" office:value-type="date" office:date-value="2015-11-08T19:24:00.499999" calcext:value-type="date">
            <text:p>2015/11/08 19:24:00</text:p>
          </table:table-cell>
          <table:table-cell table:number-columns-repeated="6"/>
        </table:table-row>
        <table:table-row table:style-name="ro1">
          <table:table-cell table:formula="of:=[.A895]+1" office:value-type="float" office:value="895" calcext:value-type="float">
            <text:p>895</text:p>
          </table:table-cell>
          <table:table-cell table:formula="of:=[.A896]*1000*50" office:value-type="float" office:value="44750000" calcext:value-type="float">
            <text:p>44750000</text:p>
          </table:table-cell>
          <table:table-cell office:value-type="float" office:value="541" calcext:value-type="float">
            <text:p>541,0</text:p>
          </table:table-cell>
          <table:table-cell table:style-name="ce10" table:formula="of:=CONCATENATE(TEXT(MOD(INT([.C896]/60);60);&quot;00&quot;);&quot;:&quot;;TEXT(MOD([.C896];60);&quot;00,0&quot;))" office:value-type="string" office:string-value="09:01,0" calcext:value-type="string">
            <text:p>09:01,0</text:p>
          </table:table-cell>
          <table:table-cell table:formula="of:=[.C896]+[.E895]" office:value-type="float" office:value="514986.5" calcext:value-type="float">
            <text:p>514986,5</text:p>
          </table:table-cell>
          <table:table-cell table:formula="of:=CONCATENATE(TEXT(INT([.E896]/(60*60*24));&quot;00&quot;);&quot; &quot;;TEXT(MOD(INT([.E896]/(60*60));24);&quot;00&quot;);&quot;:&quot;;TEXT(MOD(INT([.E896]/60);60);&quot;00&quot;);&quot;:&quot;;TEXT(MOD([.E896];60);&quot;00,0&quot;))" office:value-type="string" office:string-value="05 23:03:06,5" calcext:value-type="string">
            <text:p>05 23:03:06,5</text:p>
          </table:table-cell>
          <table:table-cell table:formula="of:=IF ([.J896]&lt;&gt;&quot;&quot;;[.J896]+[.C896];[.G895]+[.C896])" office:value-type="float" office:value="1447011181.5" calcext:value-type="float">
            <text:p>1447011182</text:p>
          </table:table-cell>
          <table:table-cell table:formula="of:=[.G896]/86400+DATEVALUE(&quot;1970-01-01 00:00:00&quot;)" office:value-type="date" office:date-value="2015-11-08T19:33:01.499999" calcext:value-type="date">
            <text:p>2015/11/08 19:33:01</text:p>
          </table:table-cell>
          <table:table-cell table:number-columns-repeated="6"/>
        </table:table-row>
        <table:table-row table:style-name="ro1">
          <table:table-cell table:formula="of:=[.A896]+1" office:value-type="float" office:value="896" calcext:value-type="float">
            <text:p>896</text:p>
          </table:table-cell>
          <table:table-cell table:formula="of:=[.A897]*1000*50" office:value-type="float" office:value="44800000" calcext:value-type="float">
            <text:p>44800000</text:p>
          </table:table-cell>
          <table:table-cell office:value-type="float" office:value="541" calcext:value-type="float">
            <text:p>541,0</text:p>
          </table:table-cell>
          <table:table-cell table:style-name="ce10" table:formula="of:=CONCATENATE(TEXT(MOD(INT([.C897]/60);60);&quot;00&quot;);&quot;:&quot;;TEXT(MOD([.C897];60);&quot;00,0&quot;))" office:value-type="string" office:string-value="09:01,0" calcext:value-type="string">
            <text:p>09:01,0</text:p>
          </table:table-cell>
          <table:table-cell table:formula="of:=[.C897]+[.E896]" office:value-type="float" office:value="515527.5" calcext:value-type="float">
            <text:p>515527,5</text:p>
          </table:table-cell>
          <table:table-cell table:formula="of:=CONCATENATE(TEXT(INT([.E897]/(60*60*24));&quot;00&quot;);&quot; &quot;;TEXT(MOD(INT([.E897]/(60*60));24);&quot;00&quot;);&quot;:&quot;;TEXT(MOD(INT([.E897]/60);60);&quot;00&quot;);&quot;:&quot;;TEXT(MOD([.E897];60);&quot;00,0&quot;))" office:value-type="string" office:string-value="05 23:12:07,5" calcext:value-type="string">
            <text:p>05 23:12:07,5</text:p>
          </table:table-cell>
          <table:table-cell table:formula="of:=IF ([.J897]&lt;&gt;&quot;&quot;;[.J897]+[.C897];[.G896]+[.C897])" office:value-type="float" office:value="1447011722.5" calcext:value-type="float">
            <text:p>1447011723</text:p>
          </table:table-cell>
          <table:table-cell table:formula="of:=[.G897]/86400+DATEVALUE(&quot;1970-01-01 00:00:00&quot;)" office:value-type="date" office:date-value="2015-11-08T19:42:02.499999" calcext:value-type="date">
            <text:p>2015/11/08 19:42:02</text:p>
          </table:table-cell>
          <table:table-cell table:number-columns-repeated="6"/>
        </table:table-row>
        <table:table-row table:style-name="ro1">
          <table:table-cell table:formula="of:=[.A897]+1" office:value-type="float" office:value="897" calcext:value-type="float">
            <text:p>897</text:p>
          </table:table-cell>
          <table:table-cell table:formula="of:=[.A898]*1000*50" office:value-type="float" office:value="44850000" calcext:value-type="float">
            <text:p>44850000</text:p>
          </table:table-cell>
          <table:table-cell office:value-type="float" office:value="540.9" calcext:value-type="float">
            <text:p>540,9</text:p>
          </table:table-cell>
          <table:table-cell table:style-name="ce10" table:formula="of:=CONCATENATE(TEXT(MOD(INT([.C898]/60);60);&quot;00&quot;);&quot;:&quot;;TEXT(MOD([.C898];60);&quot;00,0&quot;))" office:value-type="string" office:string-value="09:00,9" calcext:value-type="string">
            <text:p>09:00,9</text:p>
          </table:table-cell>
          <table:table-cell table:formula="of:=[.C898]+[.E897]" office:value-type="float" office:value="516068.4" calcext:value-type="float">
            <text:p>516068,4</text:p>
          </table:table-cell>
          <table:table-cell table:formula="of:=CONCATENATE(TEXT(INT([.E898]/(60*60*24));&quot;00&quot;);&quot; &quot;;TEXT(MOD(INT([.E898]/(60*60));24);&quot;00&quot;);&quot;:&quot;;TEXT(MOD(INT([.E898]/60);60);&quot;00&quot;);&quot;:&quot;;TEXT(MOD([.E898];60);&quot;00,0&quot;))" office:value-type="string" office:string-value="05 23:21:08,4" calcext:value-type="string">
            <text:p>05 23:21:08,4</text:p>
          </table:table-cell>
          <table:table-cell table:formula="of:=IF ([.J898]&lt;&gt;&quot;&quot;;[.J898]+[.C898];[.G897]+[.C898])" office:value-type="float" office:value="1447012263.4" calcext:value-type="float">
            <text:p>1447012263</text:p>
          </table:table-cell>
          <table:table-cell table:formula="of:=[.G898]/86400+DATEVALUE(&quot;1970-01-01 00:00:00&quot;)" office:value-type="date" office:date-value="2015-11-08T19:51:03.399999" calcext:value-type="date">
            <text:p>2015/11/08 19:51:03</text:p>
          </table:table-cell>
          <table:table-cell table:number-columns-repeated="6"/>
        </table:table-row>
        <table:table-row table:style-name="ro1">
          <table:table-cell table:formula="of:=[.A898]+1" office:value-type="float" office:value="898" calcext:value-type="float">
            <text:p>898</text:p>
          </table:table-cell>
          <table:table-cell table:formula="of:=[.A899]*1000*50" office:value-type="float" office:value="44900000" calcext:value-type="float">
            <text:p>44900000</text:p>
          </table:table-cell>
          <table:table-cell office:value-type="float" office:value="541" calcext:value-type="float">
            <text:p>541,0</text:p>
          </table:table-cell>
          <table:table-cell table:style-name="ce10" table:formula="of:=CONCATENATE(TEXT(MOD(INT([.C899]/60);60);&quot;00&quot;);&quot;:&quot;;TEXT(MOD([.C899];60);&quot;00,0&quot;))" office:value-type="string" office:string-value="09:01,0" calcext:value-type="string">
            <text:p>09:01,0</text:p>
          </table:table-cell>
          <table:table-cell table:formula="of:=[.C899]+[.E898]" office:value-type="float" office:value="516609.4" calcext:value-type="float">
            <text:p>516609,4</text:p>
          </table:table-cell>
          <table:table-cell table:formula="of:=CONCATENATE(TEXT(INT([.E899]/(60*60*24));&quot;00&quot;);&quot; &quot;;TEXT(MOD(INT([.E899]/(60*60));24);&quot;00&quot;);&quot;:&quot;;TEXT(MOD(INT([.E899]/60);60);&quot;00&quot;);&quot;:&quot;;TEXT(MOD([.E899];60);&quot;00,0&quot;))" office:value-type="string" office:string-value="05 23:30:09,4" calcext:value-type="string">
            <text:p>05 23:30:09,4</text:p>
          </table:table-cell>
          <table:table-cell table:formula="of:=IF ([.J899]&lt;&gt;&quot;&quot;;[.J899]+[.C899];[.G898]+[.C899])" office:value-type="float" office:value="1447012804.4" calcext:value-type="float">
            <text:p>1447012804</text:p>
          </table:table-cell>
          <table:table-cell table:formula="of:=[.G899]/86400+DATEVALUE(&quot;1970-01-01 00:00:00&quot;)" office:value-type="date" office:date-value="2015-11-08T20:00:04.4" calcext:value-type="date">
            <text:p>2015/11/08 20:00:04</text:p>
          </table:table-cell>
          <table:table-cell table:number-columns-repeated="6"/>
        </table:table-row>
        <table:table-row table:style-name="ro1">
          <table:table-cell table:formula="of:=[.A899]+1" office:value-type="float" office:value="899" calcext:value-type="float">
            <text:p>899</text:p>
          </table:table-cell>
          <table:table-cell table:formula="of:=[.A900]*1000*50" office:value-type="float" office:value="44950000" calcext:value-type="float">
            <text:p>44950000</text:p>
          </table:table-cell>
          <table:table-cell office:value-type="float" office:value="541" calcext:value-type="float">
            <text:p>541,0</text:p>
          </table:table-cell>
          <table:table-cell table:style-name="ce10" table:formula="of:=CONCATENATE(TEXT(MOD(INT([.C900]/60);60);&quot;00&quot;);&quot;:&quot;;TEXT(MOD([.C900];60);&quot;00,0&quot;))" office:value-type="string" office:string-value="09:01,0" calcext:value-type="string">
            <text:p>09:01,0</text:p>
          </table:table-cell>
          <table:table-cell table:formula="of:=[.C900]+[.E899]" office:value-type="float" office:value="517150.4" calcext:value-type="float">
            <text:p>517150,4</text:p>
          </table:table-cell>
          <table:table-cell table:formula="of:=CONCATENATE(TEXT(INT([.E900]/(60*60*24));&quot;00&quot;);&quot; &quot;;TEXT(MOD(INT([.E900]/(60*60));24);&quot;00&quot;);&quot;:&quot;;TEXT(MOD(INT([.E900]/60);60);&quot;00&quot;);&quot;:&quot;;TEXT(MOD([.E900];60);&quot;00,0&quot;))" office:value-type="string" office:string-value="05 23:39:10,4" calcext:value-type="string">
            <text:p>05 23:39:10,4</text:p>
          </table:table-cell>
          <table:table-cell table:formula="of:=IF ([.J900]&lt;&gt;&quot;&quot;;[.J900]+[.C900];[.G899]+[.C900])" office:value-type="float" office:value="1447013345.4" calcext:value-type="float">
            <text:p>1447013345</text:p>
          </table:table-cell>
          <table:table-cell table:formula="of:=[.G900]/86400+DATEVALUE(&quot;1970-01-01 00:00:00&quot;)" office:value-type="date" office:date-value="2015-11-08T20:09:05.4" calcext:value-type="date">
            <text:p>2015/11/08 20:09:05</text:p>
          </table:table-cell>
          <table:table-cell table:number-columns-repeated="6"/>
        </table:table-row>
        <table:table-row table:style-name="ro1">
          <table:table-cell table:formula="of:=[.A900]+1" office:value-type="float" office:value="900" calcext:value-type="float">
            <text:p>900</text:p>
          </table:table-cell>
          <table:table-cell table:formula="of:=[.A901]*1000*50" office:value-type="float" office:value="45000000" calcext:value-type="float">
            <text:p>45000000</text:p>
          </table:table-cell>
          <table:table-cell office:value-type="float" office:value="541" calcext:value-type="float">
            <text:p>541,0</text:p>
          </table:table-cell>
          <table:table-cell table:style-name="ce10" table:formula="of:=CONCATENATE(TEXT(MOD(INT([.C901]/60);60);&quot;00&quot;);&quot;:&quot;;TEXT(MOD([.C901];60);&quot;00,0&quot;))" office:value-type="string" office:string-value="09:01,0" calcext:value-type="string">
            <text:p>09:01,0</text:p>
          </table:table-cell>
          <table:table-cell table:formula="of:=[.C901]+[.E900]" office:value-type="float" office:value="517691.4" calcext:value-type="float">
            <text:p>517691,4</text:p>
          </table:table-cell>
          <table:table-cell table:formula="of:=CONCATENATE(TEXT(INT([.E901]/(60*60*24));&quot;00&quot;);&quot; &quot;;TEXT(MOD(INT([.E901]/(60*60));24);&quot;00&quot;);&quot;:&quot;;TEXT(MOD(INT([.E901]/60);60);&quot;00&quot;);&quot;:&quot;;TEXT(MOD([.E901];60);&quot;00,0&quot;))" office:value-type="string" office:string-value="05 23:48:11,4" calcext:value-type="string">
            <text:p>05 23:48:11,4</text:p>
          </table:table-cell>
          <table:table-cell table:formula="of:=IF ([.J901]&lt;&gt;&quot;&quot;;[.J901]+[.C901];[.G900]+[.C901])" office:value-type="float" office:value="1447013886.4" calcext:value-type="float">
            <text:p>1447013886</text:p>
          </table:table-cell>
          <table:table-cell table:formula="of:=[.G901]/86400+DATEVALUE(&quot;1970-01-01 00:00:00&quot;)" office:value-type="date" office:date-value="2015-11-08T20:18:06.4" calcext:value-type="date">
            <text:p>2015/11/08 20:18:06</text:p>
          </table:table-cell>
          <table:table-cell table:number-columns-repeated="6"/>
        </table:table-row>
        <table:table-row table:style-name="ro1">
          <table:table-cell table:formula="of:=[.A901]+1" office:value-type="float" office:value="901" calcext:value-type="float">
            <text:p>901</text:p>
          </table:table-cell>
          <table:table-cell table:formula="of:=[.A902]*1000*50" office:value-type="float" office:value="45050000" calcext:value-type="float">
            <text:p>45050000</text:p>
          </table:table-cell>
          <table:table-cell office:value-type="float" office:value="541" calcext:value-type="float">
            <text:p>541,0</text:p>
          </table:table-cell>
          <table:table-cell table:style-name="ce10" table:formula="of:=CONCATENATE(TEXT(MOD(INT([.C902]/60);60);&quot;00&quot;);&quot;:&quot;;TEXT(MOD([.C902];60);&quot;00,0&quot;))" office:value-type="string" office:string-value="09:01,0" calcext:value-type="string">
            <text:p>09:01,0</text:p>
          </table:table-cell>
          <table:table-cell table:formula="of:=[.C902]+[.E901]" office:value-type="float" office:value="518232.4" calcext:value-type="float">
            <text:p>518232,4</text:p>
          </table:table-cell>
          <table:table-cell table:formula="of:=CONCATENATE(TEXT(INT([.E902]/(60*60*24));&quot;00&quot;);&quot; &quot;;TEXT(MOD(INT([.E902]/(60*60));24);&quot;00&quot;);&quot;:&quot;;TEXT(MOD(INT([.E902]/60);60);&quot;00&quot;);&quot;:&quot;;TEXT(MOD([.E902];60);&quot;00,0&quot;))" office:value-type="string" office:string-value="05 23:57:12,4" calcext:value-type="string">
            <text:p>05 23:57:12,4</text:p>
          </table:table-cell>
          <table:table-cell table:formula="of:=IF ([.J902]&lt;&gt;&quot;&quot;;[.J902]+[.C902];[.G901]+[.C902])" office:value-type="float" office:value="1447014427.4" calcext:value-type="float">
            <text:p>1447014427</text:p>
          </table:table-cell>
          <table:table-cell table:formula="of:=[.G902]/86400+DATEVALUE(&quot;1970-01-01 00:00:00&quot;)" office:value-type="date" office:date-value="2015-11-08T20:27:07.399999" calcext:value-type="date">
            <text:p>2015/11/08 20:27:07</text:p>
          </table:table-cell>
          <table:table-cell table:number-columns-repeated="6"/>
        </table:table-row>
        <table:table-row table:style-name="ro1">
          <table:table-cell table:formula="of:=[.A902]+1" office:value-type="float" office:value="902" calcext:value-type="float">
            <text:p>902</text:p>
          </table:table-cell>
          <table:table-cell table:formula="of:=[.A903]*1000*50" office:value-type="float" office:value="45100000" calcext:value-type="float">
            <text:p>45100000</text:p>
          </table:table-cell>
          <table:table-cell office:value-type="float" office:value="540.9" calcext:value-type="float">
            <text:p>540,9</text:p>
          </table:table-cell>
          <table:table-cell table:style-name="ce10" table:formula="of:=CONCATENATE(TEXT(MOD(INT([.C903]/60);60);&quot;00&quot;);&quot;:&quot;;TEXT(MOD([.C903];60);&quot;00,0&quot;))" office:value-type="string" office:string-value="09:00,9" calcext:value-type="string">
            <text:p>09:00,9</text:p>
          </table:table-cell>
          <table:table-cell table:formula="of:=[.C903]+[.E902]" office:value-type="float" office:value="518773.3" calcext:value-type="float">
            <text:p>518773,3</text:p>
          </table:table-cell>
          <table:table-cell table:formula="of:=CONCATENATE(TEXT(INT([.E903]/(60*60*24));&quot;00&quot;);&quot; &quot;;TEXT(MOD(INT([.E903]/(60*60));24);&quot;00&quot;);&quot;:&quot;;TEXT(MOD(INT([.E903]/60);60);&quot;00&quot;);&quot;:&quot;;TEXT(MOD([.E903];60);&quot;00,0&quot;))" office:value-type="string" office:string-value="06 00:06:13,3" calcext:value-type="string">
            <text:p>06 00:06:13,3</text:p>
          </table:table-cell>
          <table:table-cell table:formula="of:=IF ([.J903]&lt;&gt;&quot;&quot;;[.J903]+[.C903];[.G902]+[.C903])" office:value-type="float" office:value="1447014968.3" calcext:value-type="float">
            <text:p>1447014968</text:p>
          </table:table-cell>
          <table:table-cell table:formula="of:=[.G903]/86400+DATEVALUE(&quot;1970-01-01 00:00:00&quot;)" office:value-type="date" office:date-value="2015-11-08T20:36:08.299999" calcext:value-type="date">
            <text:p>2015/11/08 20:36:08</text:p>
          </table:table-cell>
          <table:table-cell table:number-columns-repeated="6"/>
        </table:table-row>
        <table:table-row table:style-name="ro1">
          <table:table-cell table:formula="of:=[.A903]+1" office:value-type="float" office:value="903" calcext:value-type="float">
            <text:p>903</text:p>
          </table:table-cell>
          <table:table-cell table:formula="of:=[.A904]*1000*50" office:value-type="float" office:value="45150000" calcext:value-type="float">
            <text:p>45150000</text:p>
          </table:table-cell>
          <table:table-cell office:value-type="float" office:value="540.9" calcext:value-type="float">
            <text:p>540,9</text:p>
          </table:table-cell>
          <table:table-cell table:style-name="ce10" table:formula="of:=CONCATENATE(TEXT(MOD(INT([.C904]/60);60);&quot;00&quot;);&quot;:&quot;;TEXT(MOD([.C904];60);&quot;00,0&quot;))" office:value-type="string" office:string-value="09:00,9" calcext:value-type="string">
            <text:p>09:00,9</text:p>
          </table:table-cell>
          <table:table-cell table:formula="of:=[.C904]+[.E903]" office:value-type="float" office:value="519314.2" calcext:value-type="float">
            <text:p>519314,2</text:p>
          </table:table-cell>
          <table:table-cell table:formula="of:=CONCATENATE(TEXT(INT([.E904]/(60*60*24));&quot;00&quot;);&quot; &quot;;TEXT(MOD(INT([.E904]/(60*60));24);&quot;00&quot;);&quot;:&quot;;TEXT(MOD(INT([.E904]/60);60);&quot;00&quot;);&quot;:&quot;;TEXT(MOD([.E904];60);&quot;00,0&quot;))" office:value-type="string" office:string-value="06 00:15:14,2" calcext:value-type="string">
            <text:p>06 00:15:14,2</text:p>
          </table:table-cell>
          <table:table-cell table:formula="of:=IF ([.J904]&lt;&gt;&quot;&quot;;[.J904]+[.C904];[.G903]+[.C904])" office:value-type="float" office:value="1447015509.2" calcext:value-type="float">
            <text:p>1447015509</text:p>
          </table:table-cell>
          <table:table-cell table:formula="of:=[.G904]/86400+DATEVALUE(&quot;1970-01-01 00:00:00&quot;)" office:value-type="date" office:date-value="2015-11-08T20:45:09.2" calcext:value-type="date">
            <text:p>2015/11/08 20:45:09</text:p>
          </table:table-cell>
          <table:table-cell table:number-columns-repeated="6"/>
        </table:table-row>
        <table:table-row table:style-name="ro1">
          <table:table-cell table:formula="of:=[.A904]+1" office:value-type="float" office:value="904" calcext:value-type="float">
            <text:p>904</text:p>
          </table:table-cell>
          <table:table-cell table:formula="of:=[.A905]*1000*50" office:value-type="float" office:value="45200000" calcext:value-type="float">
            <text:p>45200000</text:p>
          </table:table-cell>
          <table:table-cell office:value-type="float" office:value="541" calcext:value-type="float">
            <text:p>541,0</text:p>
          </table:table-cell>
          <table:table-cell table:style-name="ce10" table:formula="of:=CONCATENATE(TEXT(MOD(INT([.C905]/60);60);&quot;00&quot;);&quot;:&quot;;TEXT(MOD([.C905];60);&quot;00,0&quot;))" office:value-type="string" office:string-value="09:01,0" calcext:value-type="string">
            <text:p>09:01,0</text:p>
          </table:table-cell>
          <table:table-cell table:formula="of:=[.C905]+[.E904]" office:value-type="float" office:value="519855.2" calcext:value-type="float">
            <text:p>519855,2</text:p>
          </table:table-cell>
          <table:table-cell table:formula="of:=CONCATENATE(TEXT(INT([.E905]/(60*60*24));&quot;00&quot;);&quot; &quot;;TEXT(MOD(INT([.E905]/(60*60));24);&quot;00&quot;);&quot;:&quot;;TEXT(MOD(INT([.E905]/60);60);&quot;00&quot;);&quot;:&quot;;TEXT(MOD([.E905];60);&quot;00,0&quot;))" office:value-type="string" office:string-value="06 00:24:15,2" calcext:value-type="string">
            <text:p>06 00:24:15,2</text:p>
          </table:table-cell>
          <table:table-cell table:formula="of:=IF ([.J905]&lt;&gt;&quot;&quot;;[.J905]+[.C905];[.G904]+[.C905])" office:value-type="float" office:value="1447016050.2" calcext:value-type="float">
            <text:p>1447016050</text:p>
          </table:table-cell>
          <table:table-cell table:formula="of:=[.G905]/86400+DATEVALUE(&quot;1970-01-01 00:00:00&quot;)" office:value-type="date" office:date-value="2015-11-08T20:54:10.199999" calcext:value-type="date">
            <text:p>2015/11/08 20:54:10</text:p>
          </table:table-cell>
          <table:table-cell table:number-columns-repeated="6"/>
        </table:table-row>
        <table:table-row table:style-name="ro1">
          <table:table-cell table:formula="of:=[.A905]+1" office:value-type="float" office:value="905" calcext:value-type="float">
            <text:p>905</text:p>
          </table:table-cell>
          <table:table-cell table:formula="of:=[.A906]*1000*50" office:value-type="float" office:value="45250000" calcext:value-type="float">
            <text:p>45250000</text:p>
          </table:table-cell>
          <table:table-cell office:value-type="float" office:value="540.9" calcext:value-type="float">
            <text:p>540,9</text:p>
          </table:table-cell>
          <table:table-cell table:style-name="ce10" table:formula="of:=CONCATENATE(TEXT(MOD(INT([.C906]/60);60);&quot;00&quot;);&quot;:&quot;;TEXT(MOD([.C906];60);&quot;00,0&quot;))" office:value-type="string" office:string-value="09:00,9" calcext:value-type="string">
            <text:p>09:00,9</text:p>
          </table:table-cell>
          <table:table-cell table:formula="of:=[.C906]+[.E905]" office:value-type="float" office:value="520396.1" calcext:value-type="float">
            <text:p>520396,1</text:p>
          </table:table-cell>
          <table:table-cell table:formula="of:=CONCATENATE(TEXT(INT([.E906]/(60*60*24));&quot;00&quot;);&quot; &quot;;TEXT(MOD(INT([.E906]/(60*60));24);&quot;00&quot;);&quot;:&quot;;TEXT(MOD(INT([.E906]/60);60);&quot;00&quot;);&quot;:&quot;;TEXT(MOD([.E906];60);&quot;00,0&quot;))" office:value-type="string" office:string-value="06 00:33:16,1" calcext:value-type="string">
            <text:p>06 00:33:16,1</text:p>
          </table:table-cell>
          <table:table-cell table:formula="of:=IF ([.J906]&lt;&gt;&quot;&quot;;[.J906]+[.C906];[.G905]+[.C906])" office:value-type="float" office:value="1447016591.1" calcext:value-type="float">
            <text:p>1447016591</text:p>
          </table:table-cell>
          <table:table-cell table:formula="of:=[.G906]/86400+DATEVALUE(&quot;1970-01-01 00:00:00&quot;)" office:value-type="date" office:date-value="2015-11-08T21:03:11.099999" calcext:value-type="date">
            <text:p>2015/11/08 21:03:11</text:p>
          </table:table-cell>
          <table:table-cell table:number-columns-repeated="6"/>
        </table:table-row>
        <table:table-row table:style-name="ro1">
          <table:table-cell table:formula="of:=[.A906]+1" office:value-type="float" office:value="906" calcext:value-type="float">
            <text:p>906</text:p>
          </table:table-cell>
          <table:table-cell table:formula="of:=[.A907]*1000*50" office:value-type="float" office:value="45300000" calcext:value-type="float">
            <text:p>45300000</text:p>
          </table:table-cell>
          <table:table-cell office:value-type="float" office:value="540.9" calcext:value-type="float">
            <text:p>540,9</text:p>
          </table:table-cell>
          <table:table-cell table:style-name="ce10" table:formula="of:=CONCATENATE(TEXT(MOD(INT([.C907]/60);60);&quot;00&quot;);&quot;:&quot;;TEXT(MOD([.C907];60);&quot;00,0&quot;))" office:value-type="string" office:string-value="09:00,9" calcext:value-type="string">
            <text:p>09:00,9</text:p>
          </table:table-cell>
          <table:table-cell table:formula="of:=[.C907]+[.E906]" office:value-type="float" office:value="520937" calcext:value-type="float">
            <text:p>520937,0</text:p>
          </table:table-cell>
          <table:table-cell table:formula="of:=CONCATENATE(TEXT(INT([.E907]/(60*60*24));&quot;00&quot;);&quot; &quot;;TEXT(MOD(INT([.E907]/(60*60));24);&quot;00&quot;);&quot;:&quot;;TEXT(MOD(INT([.E907]/60);60);&quot;00&quot;);&quot;:&quot;;TEXT(MOD([.E907];60);&quot;00,0&quot;))" office:value-type="string" office:string-value="06 00:42:17,0" calcext:value-type="string">
            <text:p>06 00:42:17,0</text:p>
          </table:table-cell>
          <table:table-cell table:formula="of:=IF ([.J907]&lt;&gt;&quot;&quot;;[.J907]+[.C907];[.G906]+[.C907])" office:value-type="float" office:value="1447017132" calcext:value-type="float">
            <text:p>1447017132</text:p>
          </table:table-cell>
          <table:table-cell table:formula="of:=[.G907]/86400+DATEVALUE(&quot;1970-01-01 00:00:00&quot;)" office:value-type="date" office:date-value="2015-11-08T21:12:12" calcext:value-type="date">
            <text:p>2015/11/08 21:12:12</text:p>
          </table:table-cell>
          <table:table-cell table:number-columns-repeated="6"/>
        </table:table-row>
        <table:table-row table:style-name="ro1">
          <table:table-cell table:formula="of:=[.A907]+1" office:value-type="float" office:value="907" calcext:value-type="float">
            <text:p>907</text:p>
          </table:table-cell>
          <table:table-cell table:formula="of:=[.A908]*1000*50" office:value-type="float" office:value="45350000" calcext:value-type="float">
            <text:p>45350000</text:p>
          </table:table-cell>
          <table:table-cell office:value-type="float" office:value="540.9" calcext:value-type="float">
            <text:p>540,9</text:p>
          </table:table-cell>
          <table:table-cell table:style-name="ce10" table:formula="of:=CONCATENATE(TEXT(MOD(INT([.C908]/60);60);&quot;00&quot;);&quot;:&quot;;TEXT(MOD([.C908];60);&quot;00,0&quot;))" office:value-type="string" office:string-value="09:00,9" calcext:value-type="string">
            <text:p>09:00,9</text:p>
          </table:table-cell>
          <table:table-cell table:formula="of:=[.C908]+[.E907]" office:value-type="float" office:value="521477.9" calcext:value-type="float">
            <text:p>521477,9</text:p>
          </table:table-cell>
          <table:table-cell table:formula="of:=CONCATENATE(TEXT(INT([.E908]/(60*60*24));&quot;00&quot;);&quot; &quot;;TEXT(MOD(INT([.E908]/(60*60));24);&quot;00&quot;);&quot;:&quot;;TEXT(MOD(INT([.E908]/60);60);&quot;00&quot;);&quot;:&quot;;TEXT(MOD([.E908];60);&quot;00,0&quot;))" office:value-type="string" office:string-value="06 00:51:17,9" calcext:value-type="string">
            <text:p>06 00:51:17,9</text:p>
          </table:table-cell>
          <table:table-cell table:formula="of:=IF ([.J908]&lt;&gt;&quot;&quot;;[.J908]+[.C908];[.G907]+[.C908])" office:value-type="float" office:value="1447017672.9" calcext:value-type="float">
            <text:p>1447017673</text:p>
          </table:table-cell>
          <table:table-cell table:formula="of:=[.G908]/86400+DATEVALUE(&quot;1970-01-01 00:00:00&quot;)" office:value-type="date" office:date-value="2015-11-08T21:21:12.9" calcext:value-type="date">
            <text:p>2015/11/08 21:21:13</text:p>
          </table:table-cell>
          <table:table-cell table:number-columns-repeated="6"/>
        </table:table-row>
        <table:table-row table:style-name="ro1">
          <table:table-cell table:formula="of:=[.A908]+1" office:value-type="float" office:value="908" calcext:value-type="float">
            <text:p>908</text:p>
          </table:table-cell>
          <table:table-cell table:formula="of:=[.A909]*1000*50" office:value-type="float" office:value="45400000" calcext:value-type="float">
            <text:p>45400000</text:p>
          </table:table-cell>
          <table:table-cell office:value-type="float" office:value="543.6" calcext:value-type="float">
            <text:p>543,6</text:p>
          </table:table-cell>
          <table:table-cell table:style-name="ce10" table:formula="of:=CONCATENATE(TEXT(MOD(INT([.C909]/60);60);&quot;00&quot;);&quot;:&quot;;TEXT(MOD([.C909];60);&quot;00,0&quot;))" office:value-type="string" office:string-value="09:03,6" calcext:value-type="string">
            <text:p>09:03,6</text:p>
          </table:table-cell>
          <table:table-cell table:formula="of:=[.C909]+[.E908]" office:value-type="float" office:value="522021.5" calcext:value-type="float">
            <text:p>522021,5</text:p>
          </table:table-cell>
          <table:table-cell table:formula="of:=CONCATENATE(TEXT(INT([.E909]/(60*60*24));&quot;00&quot;);&quot; &quot;;TEXT(MOD(INT([.E909]/(60*60));24);&quot;00&quot;);&quot;:&quot;;TEXT(MOD(INT([.E909]/60);60);&quot;00&quot;);&quot;:&quot;;TEXT(MOD([.E909];60);&quot;00,0&quot;))" office:value-type="string" office:string-value="06 01:00:21,5" calcext:value-type="string">
            <text:p>06 01:00:21,5</text:p>
          </table:table-cell>
          <table:table-cell table:formula="of:=IF ([.J909]&lt;&gt;&quot;&quot;;[.J909]+[.C909];[.G908]+[.C909])" office:value-type="float" office:value="1447018216.5" calcext:value-type="float">
            <text:p>1447018217</text:p>
          </table:table-cell>
          <table:table-cell table:formula="of:=[.G909]/86400+DATEVALUE(&quot;1970-01-01 00:00:00&quot;)" office:value-type="date" office:date-value="2015-11-08T21:30:16.499999" calcext:value-type="date">
            <text:p>2015/11/08 21:30:16</text:p>
          </table:table-cell>
          <table:table-cell table:number-columns-repeated="6"/>
        </table:table-row>
        <table:table-row table:style-name="ro1">
          <table:table-cell table:formula="of:=[.A909]+1" office:value-type="float" office:value="909" calcext:value-type="float">
            <text:p>909</text:p>
          </table:table-cell>
          <table:table-cell table:formula="of:=[.A910]*1000*50" office:value-type="float" office:value="45450000" calcext:value-type="float">
            <text:p>45450000</text:p>
          </table:table-cell>
          <table:table-cell office:value-type="float" office:value="564.6" calcext:value-type="float">
            <text:p>564,6</text:p>
          </table:table-cell>
          <table:table-cell table:style-name="ce10" table:formula="of:=CONCATENATE(TEXT(MOD(INT([.C910]/60);60);&quot;00&quot;);&quot;:&quot;;TEXT(MOD([.C910];60);&quot;00,0&quot;))" office:value-type="string" office:string-value="09:24,6" calcext:value-type="string">
            <text:p>09:24,6</text:p>
          </table:table-cell>
          <table:table-cell table:formula="of:=[.C910]+[.E909]" office:value-type="float" office:value="522586.1" calcext:value-type="float">
            <text:p>522586,1</text:p>
          </table:table-cell>
          <table:table-cell table:formula="of:=CONCATENATE(TEXT(INT([.E910]/(60*60*24));&quot;00&quot;);&quot; &quot;;TEXT(MOD(INT([.E910]/(60*60));24);&quot;00&quot;);&quot;:&quot;;TEXT(MOD(INT([.E910]/60);60);&quot;00&quot;);&quot;:&quot;;TEXT(MOD([.E910];60);&quot;00,0&quot;))" office:value-type="string" office:string-value="06 01:09:46,1" calcext:value-type="string">
            <text:p>06 01:09:46,1</text:p>
          </table:table-cell>
          <table:table-cell table:formula="of:=IF ([.J910]&lt;&gt;&quot;&quot;;[.J910]+[.C910];[.G909]+[.C910])" office:value-type="float" office:value="1447018781.1" calcext:value-type="float">
            <text:p>1447018781</text:p>
          </table:table-cell>
          <table:table-cell table:formula="of:=[.G910]/86400+DATEVALUE(&quot;1970-01-01 00:00:00&quot;)" office:value-type="date" office:date-value="2015-11-08T21:39:41.1" calcext:value-type="date">
            <text:p>2015/11/08 21:39:41</text:p>
          </table:table-cell>
          <table:table-cell table:number-columns-repeated="6"/>
        </table:table-row>
        <table:table-row table:style-name="ro1">
          <table:table-cell table:formula="of:=[.A910]+1" office:value-type="float" office:value="910" calcext:value-type="float">
            <text:p>910</text:p>
          </table:table-cell>
          <table:table-cell table:formula="of:=[.A911]*1000*50" office:value-type="float" office:value="45500000" calcext:value-type="float">
            <text:p>45500000</text:p>
          </table:table-cell>
          <table:table-cell office:value-type="float" office:value="754.3" calcext:value-type="float">
            <text:p>754,3</text:p>
          </table:table-cell>
          <table:table-cell table:style-name="ce10" table:formula="of:=CONCATENATE(TEXT(MOD(INT([.C911]/60);60);&quot;00&quot;);&quot;:&quot;;TEXT(MOD([.C911];60);&quot;00,0&quot;))" office:value-type="string" office:string-value="12:34,3" calcext:value-type="string">
            <text:p>12:34,3</text:p>
          </table:table-cell>
          <table:table-cell table:formula="of:=[.C911]+[.E910]" office:value-type="float" office:value="523340.4" calcext:value-type="float">
            <text:p>523340,4</text:p>
          </table:table-cell>
          <table:table-cell table:formula="of:=CONCATENATE(TEXT(INT([.E911]/(60*60*24));&quot;00&quot;);&quot; &quot;;TEXT(MOD(INT([.E911]/(60*60));24);&quot;00&quot;);&quot;:&quot;;TEXT(MOD(INT([.E911]/60);60);&quot;00&quot;);&quot;:&quot;;TEXT(MOD([.E911];60);&quot;00,0&quot;))" office:value-type="string" office:string-value="06 01:22:20,4" calcext:value-type="string">
            <text:p>06 01:22:20,4</text:p>
          </table:table-cell>
          <table:table-cell table:formula="of:=IF ([.J911]&lt;&gt;&quot;&quot;;[.J911]+[.C911];[.G910]+[.C911])" office:value-type="float" office:value="1447019535.4" calcext:value-type="float">
            <text:p>1447019535</text:p>
          </table:table-cell>
          <table:table-cell table:formula="of:=[.G911]/86400+DATEVALUE(&quot;1970-01-01 00:00:00&quot;)" office:value-type="date" office:date-value="2015-11-08T21:52:15.4" calcext:value-type="date">
            <text:p>2015/11/08 21:52:15</text:p>
          </table:table-cell>
          <table:table-cell table:number-columns-repeated="6"/>
        </table:table-row>
        <table:table-row table:style-name="ro1">
          <table:table-cell table:formula="of:=[.A911]+1" office:value-type="float" office:value="911" calcext:value-type="float">
            <text:p>911</text:p>
          </table:table-cell>
          <table:table-cell table:formula="of:=[.A912]*1000*50" office:value-type="float" office:value="45550000" calcext:value-type="float">
            <text:p>45550000</text:p>
          </table:table-cell>
          <table:table-cell office:value-type="float" office:value="580.7" calcext:value-type="float">
            <text:p>580,7</text:p>
          </table:table-cell>
          <table:table-cell table:style-name="ce10" table:formula="of:=CONCATENATE(TEXT(MOD(INT([.C912]/60);60);&quot;00&quot;);&quot;:&quot;;TEXT(MOD([.C912];60);&quot;00,0&quot;))" office:value-type="string" office:string-value="09:40,7" calcext:value-type="string">
            <text:p>09:40,7</text:p>
          </table:table-cell>
          <table:table-cell table:formula="of:=[.C912]+[.E911]" office:value-type="float" office:value="523921.1" calcext:value-type="float">
            <text:p>523921,1</text:p>
          </table:table-cell>
          <table:table-cell table:formula="of:=CONCATENATE(TEXT(INT([.E912]/(60*60*24));&quot;00&quot;);&quot; &quot;;TEXT(MOD(INT([.E912]/(60*60));24);&quot;00&quot;);&quot;:&quot;;TEXT(MOD(INT([.E912]/60);60);&quot;00&quot;);&quot;:&quot;;TEXT(MOD([.E912];60);&quot;00,0&quot;))" office:value-type="string" office:string-value="06 01:32:01,1" calcext:value-type="string">
            <text:p>06 01:32:01,1</text:p>
          </table:table-cell>
          <table:table-cell table:formula="of:=IF ([.J912]&lt;&gt;&quot;&quot;;[.J912]+[.C912];[.G911]+[.C912])" office:value-type="float" office:value="1447020116.1" calcext:value-type="float">
            <text:p>1447020116</text:p>
          </table:table-cell>
          <table:table-cell table:formula="of:=[.G912]/86400+DATEVALUE(&quot;1970-01-01 00:00:00&quot;)" office:value-type="date" office:date-value="2015-11-08T22:01:56.099999" calcext:value-type="date">
            <text:p>2015/11/08 22:01:56</text:p>
          </table:table-cell>
          <table:table-cell table:number-columns-repeated="6"/>
        </table:table-row>
        <table:table-row table:style-name="ro1">
          <table:table-cell table:formula="of:=[.A912]+1" office:value-type="float" office:value="912" calcext:value-type="float">
            <text:p>912</text:p>
          </table:table-cell>
          <table:table-cell table:formula="of:=[.A913]*1000*50" office:value-type="float" office:value="45600000" calcext:value-type="float">
            <text:p>45600000</text:p>
          </table:table-cell>
          <table:table-cell office:value-type="float" office:value="588.6" calcext:value-type="float">
            <text:p>588,6</text:p>
          </table:table-cell>
          <table:table-cell table:style-name="ce10" table:formula="of:=CONCATENATE(TEXT(MOD(INT([.C913]/60);60);&quot;00&quot;);&quot;:&quot;;TEXT(MOD([.C913];60);&quot;00,0&quot;))" office:value-type="string" office:string-value="09:48,6" calcext:value-type="string">
            <text:p>09:48,6</text:p>
          </table:table-cell>
          <table:table-cell table:formula="of:=[.C913]+[.E912]" office:value-type="float" office:value="524509.7" calcext:value-type="float">
            <text:p>524509,7</text:p>
          </table:table-cell>
          <table:table-cell table:formula="of:=CONCATENATE(TEXT(INT([.E913]/(60*60*24));&quot;00&quot;);&quot; &quot;;TEXT(MOD(INT([.E913]/(60*60));24);&quot;00&quot;);&quot;:&quot;;TEXT(MOD(INT([.E913]/60);60);&quot;00&quot;);&quot;:&quot;;TEXT(MOD([.E913];60);&quot;00,0&quot;))" office:value-type="string" office:string-value="06 01:41:49,7" calcext:value-type="string">
            <text:p>06 01:41:49,7</text:p>
          </table:table-cell>
          <table:table-cell table:formula="of:=IF ([.J913]&lt;&gt;&quot;&quot;;[.J913]+[.C913];[.G912]+[.C913])" office:value-type="float" office:value="1447020704.7" calcext:value-type="float">
            <text:p>1447020705</text:p>
          </table:table-cell>
          <table:table-cell table:formula="of:=[.G913]/86400+DATEVALUE(&quot;1970-01-01 00:00:00&quot;)" office:value-type="date" office:date-value="2015-11-08T22:11:44.7" calcext:value-type="date">
            <text:p>2015/11/08 22:11:45</text:p>
          </table:table-cell>
          <table:table-cell table:number-columns-repeated="6"/>
        </table:table-row>
        <table:table-row table:style-name="ro1">
          <table:table-cell table:formula="of:=[.A913]+1" office:value-type="float" office:value="913" calcext:value-type="float">
            <text:p>913</text:p>
          </table:table-cell>
          <table:table-cell table:formula="of:=[.A914]*1000*50" office:value-type="float" office:value="45650000" calcext:value-type="float">
            <text:p>45650000</text:p>
          </table:table-cell>
          <table:table-cell office:value-type="float" office:value="562.8" calcext:value-type="float">
            <text:p>562,8</text:p>
          </table:table-cell>
          <table:table-cell table:style-name="ce10" table:formula="of:=CONCATENATE(TEXT(MOD(INT([.C914]/60);60);&quot;00&quot;);&quot;:&quot;;TEXT(MOD([.C914];60);&quot;00,0&quot;))" office:value-type="string" office:string-value="09:22,8" calcext:value-type="string">
            <text:p>09:22,8</text:p>
          </table:table-cell>
          <table:table-cell table:formula="of:=[.C914]+[.E913]" office:value-type="float" office:value="525072.5" calcext:value-type="float">
            <text:p>525072,5</text:p>
          </table:table-cell>
          <table:table-cell table:formula="of:=CONCATENATE(TEXT(INT([.E914]/(60*60*24));&quot;00&quot;);&quot; &quot;;TEXT(MOD(INT([.E914]/(60*60));24);&quot;00&quot;);&quot;:&quot;;TEXT(MOD(INT([.E914]/60);60);&quot;00&quot;);&quot;:&quot;;TEXT(MOD([.E914];60);&quot;00,0&quot;))" office:value-type="string" office:string-value="06 01:51:12,5" calcext:value-type="string">
            <text:p>06 01:51:12,5</text:p>
          </table:table-cell>
          <table:table-cell table:formula="of:=IF ([.J914]&lt;&gt;&quot;&quot;;[.J914]+[.C914];[.G913]+[.C914])" office:value-type="float" office:value="1447021267.5" calcext:value-type="float">
            <text:p>1447021268</text:p>
          </table:table-cell>
          <table:table-cell table:formula="of:=[.G914]/86400+DATEVALUE(&quot;1970-01-01 00:00:00&quot;)" office:value-type="date" office:date-value="2015-11-08T22:21:07.5" calcext:value-type="date">
            <text:p>2015/11/08 22:21:07</text:p>
          </table:table-cell>
          <table:table-cell table:number-columns-repeated="6"/>
        </table:table-row>
        <table:table-row table:style-name="ro1">
          <table:table-cell table:formula="of:=[.A914]+1" office:value-type="float" office:value="914" calcext:value-type="float">
            <text:p>914</text:p>
          </table:table-cell>
          <table:table-cell table:formula="of:=[.A915]*1000*50" office:value-type="float" office:value="45700000" calcext:value-type="float">
            <text:p>45700000</text:p>
          </table:table-cell>
          <table:table-cell office:value-type="float" office:value="603.7" calcext:value-type="float">
            <text:p>603,7</text:p>
          </table:table-cell>
          <table:table-cell table:style-name="ce10" table:formula="of:=CONCATENATE(TEXT(MOD(INT([.C915]/60);60);&quot;00&quot;);&quot;:&quot;;TEXT(MOD([.C915];60);&quot;00,0&quot;))" office:value-type="string" office:string-value="10:03,7" calcext:value-type="string">
            <text:p>10:03,7</text:p>
          </table:table-cell>
          <table:table-cell table:formula="of:=[.C915]+[.E914]" office:value-type="float" office:value="525676.2" calcext:value-type="float">
            <text:p>525676,2</text:p>
          </table:table-cell>
          <table:table-cell table:formula="of:=CONCATENATE(TEXT(INT([.E915]/(60*60*24));&quot;00&quot;);&quot; &quot;;TEXT(MOD(INT([.E915]/(60*60));24);&quot;00&quot;);&quot;:&quot;;TEXT(MOD(INT([.E915]/60);60);&quot;00&quot;);&quot;:&quot;;TEXT(MOD([.E915];60);&quot;00,0&quot;))" office:value-type="string" office:string-value="06 02:01:16,2" calcext:value-type="string">
            <text:p>06 02:01:16,2</text:p>
          </table:table-cell>
          <table:table-cell table:formula="of:=IF ([.J915]&lt;&gt;&quot;&quot;;[.J915]+[.C915];[.G914]+[.C915])" office:value-type="float" office:value="1447021871.2" calcext:value-type="float">
            <text:p>1447021871</text:p>
          </table:table-cell>
          <table:table-cell table:formula="of:=[.G915]/86400+DATEVALUE(&quot;1970-01-01 00:00:00&quot;)" office:value-type="date" office:date-value="2015-11-08T22:31:11.2" calcext:value-type="date">
            <text:p>2015/11/08 22:31:11</text:p>
          </table:table-cell>
          <table:table-cell table:number-columns-repeated="6"/>
        </table:table-row>
        <table:table-row table:style-name="ro1">
          <table:table-cell table:formula="of:=[.A915]+1" office:value-type="float" office:value="915" calcext:value-type="float">
            <text:p>915</text:p>
          </table:table-cell>
          <table:table-cell table:formula="of:=[.A916]*1000*50" office:value-type="float" office:value="45750000" calcext:value-type="float">
            <text:p>45750000</text:p>
          </table:table-cell>
          <table:table-cell office:value-type="float" office:value="585.7" calcext:value-type="float">
            <text:p>585,7</text:p>
          </table:table-cell>
          <table:table-cell table:style-name="ce10" table:formula="of:=CONCATENATE(TEXT(MOD(INT([.C916]/60);60);&quot;00&quot;);&quot;:&quot;;TEXT(MOD([.C916];60);&quot;00,0&quot;))" office:value-type="string" office:string-value="09:45,7" calcext:value-type="string">
            <text:p>09:45,7</text:p>
          </table:table-cell>
          <table:table-cell table:formula="of:=[.C916]+[.E915]" office:value-type="float" office:value="526261.9" calcext:value-type="float">
            <text:p>526261,9</text:p>
          </table:table-cell>
          <table:table-cell table:formula="of:=CONCATENATE(TEXT(INT([.E916]/(60*60*24));&quot;00&quot;);&quot; &quot;;TEXT(MOD(INT([.E916]/(60*60));24);&quot;00&quot;);&quot;:&quot;;TEXT(MOD(INT([.E916]/60);60);&quot;00&quot;);&quot;:&quot;;TEXT(MOD([.E916];60);&quot;00,0&quot;))" office:value-type="string" office:string-value="06 02:11:01,9" calcext:value-type="string">
            <text:p>06 02:11:01,9</text:p>
          </table:table-cell>
          <table:table-cell table:formula="of:=IF ([.J916]&lt;&gt;&quot;&quot;;[.J916]+[.C916];[.G915]+[.C916])" office:value-type="float" office:value="1447022456.9" calcext:value-type="float">
            <text:p>1447022457</text:p>
          </table:table-cell>
          <table:table-cell table:formula="of:=[.G916]/86400+DATEVALUE(&quot;1970-01-01 00:00:00&quot;)" office:value-type="date" office:date-value="2015-11-08T22:40:56.899999" calcext:value-type="date">
            <text:p>2015/11/08 22:40:57</text:p>
          </table:table-cell>
          <table:table-cell table:number-columns-repeated="6"/>
        </table:table-row>
        <table:table-row table:style-name="ro1">
          <table:table-cell table:formula="of:=[.A916]+1" office:value-type="float" office:value="916" calcext:value-type="float">
            <text:p>916</text:p>
          </table:table-cell>
          <table:table-cell table:formula="of:=[.A917]*1000*50" office:value-type="float" office:value="45800000" calcext:value-type="float">
            <text:p>45800000</text:p>
          </table:table-cell>
          <table:table-cell office:value-type="float" office:value="565.3" calcext:value-type="float">
            <text:p>565,3</text:p>
          </table:table-cell>
          <table:table-cell table:style-name="ce10" table:formula="of:=CONCATENATE(TEXT(MOD(INT([.C917]/60);60);&quot;00&quot;);&quot;:&quot;;TEXT(MOD([.C917];60);&quot;00,0&quot;))" office:value-type="string" office:string-value="09:25,3" calcext:value-type="string">
            <text:p>09:25,3</text:p>
          </table:table-cell>
          <table:table-cell table:formula="of:=[.C917]+[.E916]" office:value-type="float" office:value="526827.2" calcext:value-type="float">
            <text:p>526827,2</text:p>
          </table:table-cell>
          <table:table-cell table:formula="of:=CONCATENATE(TEXT(INT([.E917]/(60*60*24));&quot;00&quot;);&quot; &quot;;TEXT(MOD(INT([.E917]/(60*60));24);&quot;00&quot;);&quot;:&quot;;TEXT(MOD(INT([.E917]/60);60);&quot;00&quot;);&quot;:&quot;;TEXT(MOD([.E917];60);&quot;00,0&quot;))" office:value-type="string" office:string-value="06 02:20:27,2" calcext:value-type="string">
            <text:p>06 02:20:27,2</text:p>
          </table:table-cell>
          <table:table-cell table:formula="of:=IF ([.J917]&lt;&gt;&quot;&quot;;[.J917]+[.C917];[.G916]+[.C917])" office:value-type="float" office:value="1447023022.2" calcext:value-type="float">
            <text:p>1447023022</text:p>
          </table:table-cell>
          <table:table-cell table:formula="of:=[.G917]/86400+DATEVALUE(&quot;1970-01-01 00:00:00&quot;)" office:value-type="date" office:date-value="2015-11-08T22:50:22.199999" calcext:value-type="date">
            <text:p>2015/11/08 22:50:22</text:p>
          </table:table-cell>
          <table:table-cell table:number-columns-repeated="6"/>
        </table:table-row>
        <table:table-row table:style-name="ro1">
          <table:table-cell table:formula="of:=[.A917]+1" office:value-type="float" office:value="917" calcext:value-type="float">
            <text:p>917</text:p>
          </table:table-cell>
          <table:table-cell table:formula="of:=[.A918]*1000*50" office:value-type="float" office:value="45850000" calcext:value-type="float">
            <text:p>45850000</text:p>
          </table:table-cell>
          <table:table-cell office:value-type="float" office:value="615.6" calcext:value-type="float">
            <text:p>615,6</text:p>
          </table:table-cell>
          <table:table-cell table:style-name="ce10" table:formula="of:=CONCATENATE(TEXT(MOD(INT([.C918]/60);60);&quot;00&quot;);&quot;:&quot;;TEXT(MOD([.C918];60);&quot;00,0&quot;))" office:value-type="string" office:string-value="10:15,6" calcext:value-type="string">
            <text:p>10:15,6</text:p>
          </table:table-cell>
          <table:table-cell table:formula="of:=[.C918]+[.E917]" office:value-type="float" office:value="527442.8" calcext:value-type="float">
            <text:p>527442,8</text:p>
          </table:table-cell>
          <table:table-cell table:formula="of:=CONCATENATE(TEXT(INT([.E918]/(60*60*24));&quot;00&quot;);&quot; &quot;;TEXT(MOD(INT([.E918]/(60*60));24);&quot;00&quot;);&quot;:&quot;;TEXT(MOD(INT([.E918]/60);60);&quot;00&quot;);&quot;:&quot;;TEXT(MOD([.E918];60);&quot;00,0&quot;))" office:value-type="string" office:string-value="06 02:30:42,8" calcext:value-type="string">
            <text:p>06 02:30:42,8</text:p>
          </table:table-cell>
          <table:table-cell table:formula="of:=IF ([.J918]&lt;&gt;&quot;&quot;;[.J918]+[.C918];[.G917]+[.C918])" office:value-type="float" office:value="1447023637.8" calcext:value-type="float">
            <text:p>1447023638</text:p>
          </table:table-cell>
          <table:table-cell table:formula="of:=[.G918]/86400+DATEVALUE(&quot;1970-01-01 00:00:00&quot;)" office:value-type="date" office:date-value="2015-11-08T23:00:37.799999" calcext:value-type="date">
            <text:p>2015/11/08 23:00:38</text:p>
          </table:table-cell>
          <table:table-cell table:number-columns-repeated="6"/>
        </table:table-row>
        <table:table-row table:style-name="ro1">
          <table:table-cell table:formula="of:=[.A918]+1" office:value-type="float" office:value="918" calcext:value-type="float">
            <text:p>918</text:p>
          </table:table-cell>
          <table:table-cell table:formula="of:=[.A919]*1000*50" office:value-type="float" office:value="45900000" calcext:value-type="float">
            <text:p>45900000</text:p>
          </table:table-cell>
          <table:table-cell office:value-type="float" office:value="596.3" calcext:value-type="float">
            <text:p>596,3</text:p>
          </table:table-cell>
          <table:table-cell table:style-name="ce10" table:formula="of:=CONCATENATE(TEXT(MOD(INT([.C919]/60);60);&quot;00&quot;);&quot;:&quot;;TEXT(MOD([.C919];60);&quot;00,0&quot;))" office:value-type="string" office:string-value="09:56,3" calcext:value-type="string">
            <text:p>09:56,3</text:p>
          </table:table-cell>
          <table:table-cell table:formula="of:=[.C919]+[.E918]" office:value-type="float" office:value="528039.1" calcext:value-type="float">
            <text:p>528039,1</text:p>
          </table:table-cell>
          <table:table-cell table:formula="of:=CONCATENATE(TEXT(INT([.E919]/(60*60*24));&quot;00&quot;);&quot; &quot;;TEXT(MOD(INT([.E919]/(60*60));24);&quot;00&quot;);&quot;:&quot;;TEXT(MOD(INT([.E919]/60);60);&quot;00&quot;);&quot;:&quot;;TEXT(MOD([.E919];60);&quot;00,0&quot;))" office:value-type="string" office:string-value="06 02:40:39,1" calcext:value-type="string">
            <text:p>06 02:40:39,1</text:p>
          </table:table-cell>
          <table:table-cell table:formula="of:=IF ([.J919]&lt;&gt;&quot;&quot;;[.J919]+[.C919];[.G918]+[.C919])" office:value-type="float" office:value="1447024234.1" calcext:value-type="float">
            <text:p>1447024234</text:p>
          </table:table-cell>
          <table:table-cell table:formula="of:=[.G919]/86400+DATEVALUE(&quot;1970-01-01 00:00:00&quot;)" office:value-type="date" office:date-value="2015-11-08T23:10:34.1" calcext:value-type="date">
            <text:p>2015/11/08 23:10:34</text:p>
          </table:table-cell>
          <table:table-cell table:number-columns-repeated="6"/>
        </table:table-row>
        <table:table-row table:style-name="ro1">
          <table:table-cell table:formula="of:=[.A919]+1" office:value-type="float" office:value="919" calcext:value-type="float">
            <text:p>919</text:p>
          </table:table-cell>
          <table:table-cell table:formula="of:=[.A920]*1000*50" office:value-type="float" office:value="45950000" calcext:value-type="float">
            <text:p>45950000</text:p>
          </table:table-cell>
          <table:table-cell office:value-type="float" office:value="580.7" calcext:value-type="float">
            <text:p>580,7</text:p>
          </table:table-cell>
          <table:table-cell table:style-name="ce10" table:formula="of:=CONCATENATE(TEXT(MOD(INT([.C920]/60);60);&quot;00&quot;);&quot;:&quot;;TEXT(MOD([.C920];60);&quot;00,0&quot;))" office:value-type="string" office:string-value="09:40,7" calcext:value-type="string">
            <text:p>09:40,7</text:p>
          </table:table-cell>
          <table:table-cell table:formula="of:=[.C920]+[.E919]" office:value-type="float" office:value="528619.8" calcext:value-type="float">
            <text:p>528619,8</text:p>
          </table:table-cell>
          <table:table-cell table:formula="of:=CONCATENATE(TEXT(INT([.E920]/(60*60*24));&quot;00&quot;);&quot; &quot;;TEXT(MOD(INT([.E920]/(60*60));24);&quot;00&quot;);&quot;:&quot;;TEXT(MOD(INT([.E920]/60);60);&quot;00&quot;);&quot;:&quot;;TEXT(MOD([.E920];60);&quot;00,0&quot;))" office:value-type="string" office:string-value="06 02:50:19,8" calcext:value-type="string">
            <text:p>06 02:50:19,8</text:p>
          </table:table-cell>
          <table:table-cell table:formula="of:=IF ([.J920]&lt;&gt;&quot;&quot;;[.J920]+[.C920];[.G919]+[.C920])" office:value-type="float" office:value="1447024814.8" calcext:value-type="float">
            <text:p>1447024815</text:p>
          </table:table-cell>
          <table:table-cell table:formula="of:=[.G920]/86400+DATEVALUE(&quot;1970-01-01 00:00:00&quot;)" office:value-type="date" office:date-value="2015-11-08T23:20:14.8" calcext:value-type="date">
            <text:p>2015/11/08 23:20:15</text:p>
          </table:table-cell>
          <table:table-cell table:number-columns-repeated="6"/>
        </table:table-row>
        <table:table-row table:style-name="ro1">
          <table:table-cell table:formula="of:=[.A920]+1" office:value-type="float" office:value="920" calcext:value-type="float">
            <text:p>920</text:p>
          </table:table-cell>
          <table:table-cell table:formula="of:=[.A921]*1000*50" office:value-type="float" office:value="46000000" calcext:value-type="float">
            <text:p>46000000</text:p>
          </table:table-cell>
          <table:table-cell office:value-type="float" office:value="569.7" calcext:value-type="float">
            <text:p>569,7</text:p>
          </table:table-cell>
          <table:table-cell table:style-name="ce10" table:formula="of:=CONCATENATE(TEXT(MOD(INT([.C921]/60);60);&quot;00&quot;);&quot;:&quot;;TEXT(MOD([.C921];60);&quot;00,0&quot;))" office:value-type="string" office:string-value="09:29,7" calcext:value-type="string">
            <text:p>09:29,7</text:p>
          </table:table-cell>
          <table:table-cell table:formula="of:=[.C921]+[.E920]" office:value-type="float" office:value="529189.5" calcext:value-type="float">
            <text:p>529189,5</text:p>
          </table:table-cell>
          <table:table-cell table:formula="of:=CONCATENATE(TEXT(INT([.E921]/(60*60*24));&quot;00&quot;);&quot; &quot;;TEXT(MOD(INT([.E921]/(60*60));24);&quot;00&quot;);&quot;:&quot;;TEXT(MOD(INT([.E921]/60);60);&quot;00&quot;);&quot;:&quot;;TEXT(MOD([.E921];60);&quot;00,0&quot;))" office:value-type="string" office:string-value="06 02:59:49,5" calcext:value-type="string">
            <text:p>06 02:59:49,5</text:p>
          </table:table-cell>
          <table:table-cell table:formula="of:=IF ([.J921]&lt;&gt;&quot;&quot;;[.J921]+[.C921];[.G920]+[.C921])" office:value-type="float" office:value="1447025384.5" calcext:value-type="float">
            <text:p>1447025385</text:p>
          </table:table-cell>
          <table:table-cell table:formula="of:=[.G921]/86400+DATEVALUE(&quot;1970-01-01 00:00:00&quot;)" office:value-type="date" office:date-value="2015-11-08T23:29:44.5" calcext:value-type="date">
            <text:p>2015/11/08 23:29:44</text:p>
          </table:table-cell>
          <table:table-cell table:number-columns-repeated="6"/>
        </table:table-row>
        <table:table-row table:style-name="ro1">
          <table:table-cell table:formula="of:=[.A921]+1" office:value-type="float" office:value="921" calcext:value-type="float">
            <text:p>921</text:p>
          </table:table-cell>
          <table:table-cell table:formula="of:=[.A922]*1000*50" office:value-type="float" office:value="46050000" calcext:value-type="float">
            <text:p>46050000</text:p>
          </table:table-cell>
          <table:table-cell office:value-type="float" office:value="569" calcext:value-type="float">
            <text:p>569,0</text:p>
          </table:table-cell>
          <table:table-cell table:style-name="ce10" table:formula="of:=CONCATENATE(TEXT(MOD(INT([.C922]/60);60);&quot;00&quot;);&quot;:&quot;;TEXT(MOD([.C922];60);&quot;00,0&quot;))" office:value-type="string" office:string-value="09:29,0" calcext:value-type="string">
            <text:p>09:29,0</text:p>
          </table:table-cell>
          <table:table-cell table:formula="of:=[.C922]+[.E921]" office:value-type="float" office:value="529758.5" calcext:value-type="float">
            <text:p>529758,5</text:p>
          </table:table-cell>
          <table:table-cell table:formula="of:=CONCATENATE(TEXT(INT([.E922]/(60*60*24));&quot;00&quot;);&quot; &quot;;TEXT(MOD(INT([.E922]/(60*60));24);&quot;00&quot;);&quot;:&quot;;TEXT(MOD(INT([.E922]/60);60);&quot;00&quot;);&quot;:&quot;;TEXT(MOD([.E922];60);&quot;00,0&quot;))" office:value-type="string" office:string-value="06 03:09:18,5" calcext:value-type="string">
            <text:p>06 03:09:18,5</text:p>
          </table:table-cell>
          <table:table-cell table:formula="of:=IF ([.J922]&lt;&gt;&quot;&quot;;[.J922]+[.C922];[.G921]+[.C922])" office:value-type="float" office:value="1447025953.5" calcext:value-type="float">
            <text:p>1447025954</text:p>
          </table:table-cell>
          <table:table-cell table:formula="of:=[.G922]/86400+DATEVALUE(&quot;1970-01-01 00:00:00&quot;)" office:value-type="date" office:date-value="2015-11-08T23:39:13.499999" calcext:value-type="date">
            <text:p>2015/11/08 23:39:13</text:p>
          </table:table-cell>
          <table:table-cell table:number-columns-repeated="6"/>
        </table:table-row>
        <table:table-row table:style-name="ro1">
          <table:table-cell table:formula="of:=[.A922]+1" office:value-type="float" office:value="922" calcext:value-type="float">
            <text:p>922</text:p>
          </table:table-cell>
          <table:table-cell table:formula="of:=[.A923]*1000*50" office:value-type="float" office:value="46100000" calcext:value-type="float">
            <text:p>46100000</text:p>
          </table:table-cell>
          <table:table-cell office:value-type="float" office:value="632.5" calcext:value-type="float">
            <text:p>632,5</text:p>
          </table:table-cell>
          <table:table-cell table:style-name="ce10" table:formula="of:=CONCATENATE(TEXT(MOD(INT([.C923]/60);60);&quot;00&quot;);&quot;:&quot;;TEXT(MOD([.C923];60);&quot;00,0&quot;))" office:value-type="string" office:string-value="10:32,5" calcext:value-type="string">
            <text:p>10:32,5</text:p>
          </table:table-cell>
          <table:table-cell table:formula="of:=[.C923]+[.E922]" office:value-type="float" office:value="530391" calcext:value-type="float">
            <text:p>530391,0</text:p>
          </table:table-cell>
          <table:table-cell table:formula="of:=CONCATENATE(TEXT(INT([.E923]/(60*60*24));&quot;00&quot;);&quot; &quot;;TEXT(MOD(INT([.E923]/(60*60));24);&quot;00&quot;);&quot;:&quot;;TEXT(MOD(INT([.E923]/60);60);&quot;00&quot;);&quot;:&quot;;TEXT(MOD([.E923];60);&quot;00,0&quot;))" office:value-type="string" office:string-value="06 03:19:51,0" calcext:value-type="string">
            <text:p>06 03:19:51,0</text:p>
          </table:table-cell>
          <table:table-cell table:formula="of:=IF ([.J923]&lt;&gt;&quot;&quot;;[.J923]+[.C923];[.G922]+[.C923])" office:value-type="float" office:value="1447026586" calcext:value-type="float">
            <text:p>1447026586</text:p>
          </table:table-cell>
          <table:table-cell table:formula="of:=[.G923]/86400+DATEVALUE(&quot;1970-01-01 00:00:00&quot;)" office:value-type="date" office:date-value="2015-11-08T23:49:46" calcext:value-type="date">
            <text:p>2015/11/08 23:49:46</text:p>
          </table:table-cell>
          <table:table-cell table:number-columns-repeated="6"/>
        </table:table-row>
        <table:table-row table:style-name="ro1">
          <table:table-cell table:formula="of:=[.A923]+1" office:value-type="float" office:value="923" calcext:value-type="float">
            <text:p>923</text:p>
          </table:table-cell>
          <table:table-cell table:formula="of:=[.A924]*1000*50" office:value-type="float" office:value="46150000" calcext:value-type="float">
            <text:p>46150000</text:p>
          </table:table-cell>
          <table:table-cell office:value-type="float" office:value="606.5" calcext:value-type="float">
            <text:p>606,5</text:p>
          </table:table-cell>
          <table:table-cell table:style-name="ce10" table:formula="of:=CONCATENATE(TEXT(MOD(INT([.C924]/60);60);&quot;00&quot;);&quot;:&quot;;TEXT(MOD([.C924];60);&quot;00,0&quot;))" office:value-type="string" office:string-value="10:06,5" calcext:value-type="string">
            <text:p>10:06,5</text:p>
          </table:table-cell>
          <table:table-cell table:formula="of:=[.C924]+[.E923]" office:value-type="float" office:value="530997.5" calcext:value-type="float">
            <text:p>530997,5</text:p>
          </table:table-cell>
          <table:table-cell table:formula="of:=CONCATENATE(TEXT(INT([.E924]/(60*60*24));&quot;00&quot;);&quot; &quot;;TEXT(MOD(INT([.E924]/(60*60));24);&quot;00&quot;);&quot;:&quot;;TEXT(MOD(INT([.E924]/60);60);&quot;00&quot;);&quot;:&quot;;TEXT(MOD([.E924];60);&quot;00,0&quot;))" office:value-type="string" office:string-value="06 03:29:57,5" calcext:value-type="string">
            <text:p>06 03:29:57,5</text:p>
          </table:table-cell>
          <table:table-cell table:formula="of:=IF ([.J924]&lt;&gt;&quot;&quot;;[.J924]+[.C924];[.G923]+[.C924])" office:value-type="float" office:value="1447027192.5" calcext:value-type="float">
            <text:p>1447027193</text:p>
          </table:table-cell>
          <table:table-cell table:formula="of:=[.G924]/86400+DATEVALUE(&quot;1970-01-01 00:00:00&quot;)" office:value-type="date" office:date-value="2015-11-08T23:59:52.499999" calcext:value-type="date">
            <text:p>2015/11/08 23:59:52</text:p>
          </table:table-cell>
          <table:table-cell table:number-columns-repeated="6"/>
        </table:table-row>
        <table:table-row table:style-name="ro1">
          <table:table-cell table:formula="of:=[.A924]+1" office:value-type="float" office:value="924" calcext:value-type="float">
            <text:p>924</text:p>
          </table:table-cell>
          <table:table-cell table:formula="of:=[.A925]*1000*50" office:value-type="float" office:value="46200000" calcext:value-type="float">
            <text:p>46200000</text:p>
          </table:table-cell>
          <table:table-cell office:value-type="float" office:value="574.6" calcext:value-type="float">
            <text:p>574,6</text:p>
          </table:table-cell>
          <table:table-cell table:style-name="ce10" table:formula="of:=CONCATENATE(TEXT(MOD(INT([.C925]/60);60);&quot;00&quot;);&quot;:&quot;;TEXT(MOD([.C925];60);&quot;00,0&quot;))" office:value-type="string" office:string-value="09:34,6" calcext:value-type="string">
            <text:p>09:34,6</text:p>
          </table:table-cell>
          <table:table-cell table:formula="of:=[.C925]+[.E924]" office:value-type="float" office:value="531572.1" calcext:value-type="float">
            <text:p>531572,1</text:p>
          </table:table-cell>
          <table:table-cell table:formula="of:=CONCATENATE(TEXT(INT([.E925]/(60*60*24));&quot;00&quot;);&quot; &quot;;TEXT(MOD(INT([.E925]/(60*60));24);&quot;00&quot;);&quot;:&quot;;TEXT(MOD(INT([.E925]/60);60);&quot;00&quot;);&quot;:&quot;;TEXT(MOD([.E925];60);&quot;00,0&quot;))" office:value-type="string" office:string-value="06 03:39:32,1" calcext:value-type="string">
            <text:p>06 03:39:32,1</text:p>
          </table:table-cell>
          <table:table-cell table:formula="of:=IF ([.J925]&lt;&gt;&quot;&quot;;[.J925]+[.C925];[.G924]+[.C925])" office:value-type="float" office:value="1447027767.1" calcext:value-type="float">
            <text:p>1447027767</text:p>
          </table:table-cell>
          <table:table-cell table:formula="of:=[.G925]/86400+DATEVALUE(&quot;1970-01-01 00:00:00&quot;)" office:value-type="date" office:date-value="2015-11-09T00:09:27.099999" calcext:value-type="date">
            <text:p>2015/11/09 00:09:27</text:p>
          </table:table-cell>
          <table:table-cell table:number-columns-repeated="6"/>
        </table:table-row>
        <table:table-row table:style-name="ro1">
          <table:table-cell table:formula="of:=[.A925]+1" office:value-type="float" office:value="925" calcext:value-type="float">
            <text:p>925</text:p>
          </table:table-cell>
          <table:table-cell table:formula="of:=[.A926]*1000*50" office:value-type="float" office:value="46250000" calcext:value-type="float">
            <text:p>46250000</text:p>
          </table:table-cell>
          <table:table-cell office:value-type="float" office:value="570.9" calcext:value-type="float">
            <text:p>570,9</text:p>
          </table:table-cell>
          <table:table-cell table:style-name="ce10" table:formula="of:=CONCATENATE(TEXT(MOD(INT([.C926]/60);60);&quot;00&quot;);&quot;:&quot;;TEXT(MOD([.C926];60);&quot;00,0&quot;))" office:value-type="string" office:string-value="09:30,9" calcext:value-type="string">
            <text:p>09:30,9</text:p>
          </table:table-cell>
          <table:table-cell table:formula="of:=[.C926]+[.E925]" office:value-type="float" office:value="532143" calcext:value-type="float">
            <text:p>532143,0</text:p>
          </table:table-cell>
          <table:table-cell table:formula="of:=CONCATENATE(TEXT(INT([.E926]/(60*60*24));&quot;00&quot;);&quot; &quot;;TEXT(MOD(INT([.E926]/(60*60));24);&quot;00&quot;);&quot;:&quot;;TEXT(MOD(INT([.E926]/60);60);&quot;00&quot;);&quot;:&quot;;TEXT(MOD([.E926];60);&quot;00,0&quot;))" office:value-type="string" office:string-value="06 03:49:03,0" calcext:value-type="string">
            <text:p>06 03:49:03,0</text:p>
          </table:table-cell>
          <table:table-cell table:formula="of:=IF ([.J926]&lt;&gt;&quot;&quot;;[.J926]+[.C926];[.G925]+[.C926])" office:value-type="float" office:value="1447028338" calcext:value-type="float">
            <text:p>1447028338</text:p>
          </table:table-cell>
          <table:table-cell table:formula="of:=[.G926]/86400+DATEVALUE(&quot;1970-01-01 00:00:00&quot;)" office:value-type="date" office:date-value="2015-11-09T00:18:57.999999" calcext:value-type="date">
            <text:p>2015/11/09 00:18:58</text:p>
          </table:table-cell>
          <table:table-cell table:number-columns-repeated="6"/>
        </table:table-row>
        <table:table-row table:style-name="ro1">
          <table:table-cell table:formula="of:=[.A926]+1" office:value-type="float" office:value="926" calcext:value-type="float">
            <text:p>926</text:p>
          </table:table-cell>
          <table:table-cell table:formula="of:=[.A927]*1000*50" office:value-type="float" office:value="46300000" calcext:value-type="float">
            <text:p>46300000</text:p>
          </table:table-cell>
          <table:table-cell office:value-type="float" office:value="569.7" calcext:value-type="float">
            <text:p>569,7</text:p>
          </table:table-cell>
          <table:table-cell table:style-name="ce10" table:formula="of:=CONCATENATE(TEXT(MOD(INT([.C927]/60);60);&quot;00&quot;);&quot;:&quot;;TEXT(MOD([.C927];60);&quot;00,0&quot;))" office:value-type="string" office:string-value="09:29,7" calcext:value-type="string">
            <text:p>09:29,7</text:p>
          </table:table-cell>
          <table:table-cell table:formula="of:=[.C927]+[.E926]" office:value-type="float" office:value="532712.7" calcext:value-type="float">
            <text:p>532712,7</text:p>
          </table:table-cell>
          <table:table-cell table:formula="of:=CONCATENATE(TEXT(INT([.E927]/(60*60*24));&quot;00&quot;);&quot; &quot;;TEXT(MOD(INT([.E927]/(60*60));24);&quot;00&quot;);&quot;:&quot;;TEXT(MOD(INT([.E927]/60);60);&quot;00&quot;);&quot;:&quot;;TEXT(MOD([.E927];60);&quot;00,0&quot;))" office:value-type="string" office:string-value="06 03:58:32,7" calcext:value-type="string">
            <text:p>06 03:58:32,7</text:p>
          </table:table-cell>
          <table:table-cell table:formula="of:=IF ([.J927]&lt;&gt;&quot;&quot;;[.J927]+[.C927];[.G926]+[.C927])" office:value-type="float" office:value="1447028907.7" calcext:value-type="float">
            <text:p>1447028908</text:p>
          </table:table-cell>
          <table:table-cell table:formula="of:=[.G927]/86400+DATEVALUE(&quot;1970-01-01 00:00:00&quot;)" office:value-type="date" office:date-value="2015-11-09T00:28:27.7" calcext:value-type="date">
            <text:p>2015/11/09 00:28:28</text:p>
          </table:table-cell>
          <table:table-cell table:number-columns-repeated="6"/>
        </table:table-row>
        <table:table-row table:style-name="ro1">
          <table:table-cell table:formula="of:=[.A927]+1" office:value-type="float" office:value="927" calcext:value-type="float">
            <text:p>927</text:p>
          </table:table-cell>
          <table:table-cell table:formula="of:=[.A928]*1000*50" office:value-type="float" office:value="46350000" calcext:value-type="float">
            <text:p>46350000</text:p>
          </table:table-cell>
          <table:table-cell office:value-type="float" office:value="566.3" calcext:value-type="float">
            <text:p>566,3</text:p>
          </table:table-cell>
          <table:table-cell table:style-name="ce10" table:formula="of:=CONCATENATE(TEXT(MOD(INT([.C928]/60);60);&quot;00&quot;);&quot;:&quot;;TEXT(MOD([.C928];60);&quot;00,0&quot;))" office:value-type="string" office:string-value="09:26,3" calcext:value-type="string">
            <text:p>09:26,3</text:p>
          </table:table-cell>
          <table:table-cell table:formula="of:=[.C928]+[.E927]" office:value-type="float" office:value="533279" calcext:value-type="float">
            <text:p>533279,0</text:p>
          </table:table-cell>
          <table:table-cell table:formula="of:=CONCATENATE(TEXT(INT([.E928]/(60*60*24));&quot;00&quot;);&quot; &quot;;TEXT(MOD(INT([.E928]/(60*60));24);&quot;00&quot;);&quot;:&quot;;TEXT(MOD(INT([.E928]/60);60);&quot;00&quot;);&quot;:&quot;;TEXT(MOD([.E928];60);&quot;00,0&quot;))" office:value-type="string" office:string-value="06 04:07:59,0" calcext:value-type="string">
            <text:p>06 04:07:59,0</text:p>
          </table:table-cell>
          <table:table-cell table:formula="of:=IF ([.J928]&lt;&gt;&quot;&quot;;[.J928]+[.C928];[.G927]+[.C928])" office:value-type="float" office:value="1447029474" calcext:value-type="float">
            <text:p>1447029474</text:p>
          </table:table-cell>
          <table:table-cell table:formula="of:=[.G928]/86400+DATEVALUE(&quot;1970-01-01 00:00:00&quot;)" office:value-type="date" office:date-value="2015-11-09T00:37:54" calcext:value-type="date">
            <text:p>2015/11/09 00:37:54</text:p>
          </table:table-cell>
          <table:table-cell table:number-columns-repeated="6"/>
        </table:table-row>
        <table:table-row table:style-name="ro1">
          <table:table-cell table:formula="of:=[.A928]+1" office:value-type="float" office:value="928" calcext:value-type="float">
            <text:p>928</text:p>
          </table:table-cell>
          <table:table-cell table:formula="of:=[.A929]*1000*50" office:value-type="float" office:value="46400000" calcext:value-type="float">
            <text:p>46400000</text:p>
          </table:table-cell>
          <table:table-cell office:value-type="float" office:value="611.2" calcext:value-type="float">
            <text:p>611,2</text:p>
          </table:table-cell>
          <table:table-cell table:style-name="ce10" table:formula="of:=CONCATENATE(TEXT(MOD(INT([.C929]/60);60);&quot;00&quot;);&quot;:&quot;;TEXT(MOD([.C929];60);&quot;00,0&quot;))" office:value-type="string" office:string-value="10:11,2" calcext:value-type="string">
            <text:p>10:11,2</text:p>
          </table:table-cell>
          <table:table-cell table:formula="of:=[.C929]+[.E928]" office:value-type="float" office:value="533890.2" calcext:value-type="float">
            <text:p>533890,2</text:p>
          </table:table-cell>
          <table:table-cell table:formula="of:=CONCATENATE(TEXT(INT([.E929]/(60*60*24));&quot;00&quot;);&quot; &quot;;TEXT(MOD(INT([.E929]/(60*60));24);&quot;00&quot;);&quot;:&quot;;TEXT(MOD(INT([.E929]/60);60);&quot;00&quot;);&quot;:&quot;;TEXT(MOD([.E929];60);&quot;00,0&quot;))" office:value-type="string" office:string-value="06 04:18:10,2" calcext:value-type="string">
            <text:p>06 04:18:10,2</text:p>
          </table:table-cell>
          <table:table-cell table:formula="of:=IF ([.J929]&lt;&gt;&quot;&quot;;[.J929]+[.C929];[.G928]+[.C929])" office:value-type="float" office:value="1447030085.2" calcext:value-type="float">
            <text:p>1447030085</text:p>
          </table:table-cell>
          <table:table-cell table:formula="of:=[.G929]/86400+DATEVALUE(&quot;1970-01-01 00:00:00&quot;)" office:value-type="date" office:date-value="2015-11-09T00:48:05.2" calcext:value-type="date">
            <text:p>2015/11/09 00:48:05</text:p>
          </table:table-cell>
          <table:table-cell table:number-columns-repeated="6"/>
        </table:table-row>
        <table:table-row table:style-name="ro1">
          <table:table-cell table:formula="of:=[.A929]+1" office:value-type="float" office:value="929" calcext:value-type="float">
            <text:p>929</text:p>
          </table:table-cell>
          <table:table-cell table:formula="of:=[.A930]*1000*50" office:value-type="float" office:value="46450000" calcext:value-type="float">
            <text:p>46450000</text:p>
          </table:table-cell>
          <table:table-cell office:value-type="float" office:value="578.9" calcext:value-type="float">
            <text:p>578,9</text:p>
          </table:table-cell>
          <table:table-cell table:style-name="ce10" table:formula="of:=CONCATENATE(TEXT(MOD(INT([.C930]/60);60);&quot;00&quot;);&quot;:&quot;;TEXT(MOD([.C930];60);&quot;00,0&quot;))" office:value-type="string" office:string-value="09:38,9" calcext:value-type="string">
            <text:p>09:38,9</text:p>
          </table:table-cell>
          <table:table-cell table:formula="of:=[.C930]+[.E929]" office:value-type="float" office:value="534469.1" calcext:value-type="float">
            <text:p>534469,1</text:p>
          </table:table-cell>
          <table:table-cell table:formula="of:=CONCATENATE(TEXT(INT([.E930]/(60*60*24));&quot;00&quot;);&quot; &quot;;TEXT(MOD(INT([.E930]/(60*60));24);&quot;00&quot;);&quot;:&quot;;TEXT(MOD(INT([.E930]/60);60);&quot;00&quot;);&quot;:&quot;;TEXT(MOD([.E930];60);&quot;00,0&quot;))" office:value-type="string" office:string-value="06 04:27:49,1" calcext:value-type="string">
            <text:p>06 04:27:49,1</text:p>
          </table:table-cell>
          <table:table-cell table:formula="of:=IF ([.J930]&lt;&gt;&quot;&quot;;[.J930]+[.C930];[.G929]+[.C930])" office:value-type="float" office:value="1447030664.1" calcext:value-type="float">
            <text:p>1447030664</text:p>
          </table:table-cell>
          <table:table-cell table:formula="of:=[.G930]/86400+DATEVALUE(&quot;1970-01-01 00:00:00&quot;)" office:value-type="date" office:date-value="2015-11-09T00:57:44.1" calcext:value-type="date">
            <text:p>2015/11/09 00:57:44</text:p>
          </table:table-cell>
          <table:table-cell table:number-columns-repeated="6"/>
        </table:table-row>
        <table:table-row table:style-name="ro1">
          <table:table-cell table:formula="of:=[.A930]+1" office:value-type="float" office:value="930" calcext:value-type="float">
            <text:p>930</text:p>
          </table:table-cell>
          <table:table-cell table:formula="of:=[.A931]*1000*50" office:value-type="float" office:value="46500000" calcext:value-type="float">
            <text:p>46500000</text:p>
          </table:table-cell>
          <table:table-cell office:value-type="float" office:value="621.8" calcext:value-type="float">
            <text:p>621,8</text:p>
          </table:table-cell>
          <table:table-cell table:style-name="ce10" table:formula="of:=CONCATENATE(TEXT(MOD(INT([.C931]/60);60);&quot;00&quot;);&quot;:&quot;;TEXT(MOD([.C931];60);&quot;00,0&quot;))" office:value-type="string" office:string-value="10:21,8" calcext:value-type="string">
            <text:p>10:21,8</text:p>
          </table:table-cell>
          <table:table-cell table:formula="of:=[.C931]+[.E930]" office:value-type="float" office:value="535090.9" calcext:value-type="float">
            <text:p>535090,9</text:p>
          </table:table-cell>
          <table:table-cell table:formula="of:=CONCATENATE(TEXT(INT([.E931]/(60*60*24));&quot;00&quot;);&quot; &quot;;TEXT(MOD(INT([.E931]/(60*60));24);&quot;00&quot;);&quot;:&quot;;TEXT(MOD(INT([.E931]/60);60);&quot;00&quot;);&quot;:&quot;;TEXT(MOD([.E931];60);&quot;00,0&quot;))" office:value-type="string" office:string-value="06 04:38:10,9" calcext:value-type="string">
            <text:p>06 04:38:10,9</text:p>
          </table:table-cell>
          <table:table-cell table:formula="of:=IF ([.J931]&lt;&gt;&quot;&quot;;[.J931]+[.C931];[.G930]+[.C931])" office:value-type="float" office:value="1447031285.9" calcext:value-type="float">
            <text:p>1447031286</text:p>
          </table:table-cell>
          <table:table-cell table:formula="of:=[.G931]/86400+DATEVALUE(&quot;1970-01-01 00:00:00&quot;)" office:value-type="date" office:date-value="2015-11-09T01:08:05.9" calcext:value-type="date">
            <text:p>2015/11/09 01:08:06</text:p>
          </table:table-cell>
          <table:table-cell table:number-columns-repeated="6"/>
        </table:table-row>
        <table:table-row table:style-name="ro1">
          <table:table-cell table:formula="of:=[.A931]+1" office:value-type="float" office:value="931" calcext:value-type="float">
            <text:p>931</text:p>
          </table:table-cell>
          <table:table-cell table:formula="of:=[.A932]*1000*50" office:value-type="float" office:value="46550000" calcext:value-type="float">
            <text:p>46550000</text:p>
          </table:table-cell>
          <table:table-cell office:value-type="float" office:value="572.3" calcext:value-type="float">
            <text:p>572,3</text:p>
          </table:table-cell>
          <table:table-cell table:style-name="ce10" table:formula="of:=CONCATENATE(TEXT(MOD(INT([.C932]/60);60);&quot;00&quot;);&quot;:&quot;;TEXT(MOD([.C932];60);&quot;00,0&quot;))" office:value-type="string" office:string-value="09:32,3" calcext:value-type="string">
            <text:p>09:32,3</text:p>
          </table:table-cell>
          <table:table-cell table:formula="of:=[.C932]+[.E931]" office:value-type="float" office:value="535663.2" calcext:value-type="float">
            <text:p>535663,2</text:p>
          </table:table-cell>
          <table:table-cell table:formula="of:=CONCATENATE(TEXT(INT([.E932]/(60*60*24));&quot;00&quot;);&quot; &quot;;TEXT(MOD(INT([.E932]/(60*60));24);&quot;00&quot;);&quot;:&quot;;TEXT(MOD(INT([.E932]/60);60);&quot;00&quot;);&quot;:&quot;;TEXT(MOD([.E932];60);&quot;00,0&quot;))" office:value-type="string" office:string-value="06 04:47:43,2" calcext:value-type="string">
            <text:p>06 04:47:43,2</text:p>
          </table:table-cell>
          <table:table-cell table:formula="of:=IF ([.J932]&lt;&gt;&quot;&quot;;[.J932]+[.C932];[.G931]+[.C932])" office:value-type="float" office:value="1447031858.2" calcext:value-type="float">
            <text:p>1447031858</text:p>
          </table:table-cell>
          <table:table-cell table:formula="of:=[.G932]/86400+DATEVALUE(&quot;1970-01-01 00:00:00&quot;)" office:value-type="date" office:date-value="2015-11-09T01:17:38.2" calcext:value-type="date">
            <text:p>2015/11/09 01:17:38</text:p>
          </table:table-cell>
          <table:table-cell table:number-columns-repeated="6"/>
        </table:table-row>
        <table:table-row table:style-name="ro1">
          <table:table-cell table:formula="of:=[.A932]+1" office:value-type="float" office:value="932" calcext:value-type="float">
            <text:p>932</text:p>
          </table:table-cell>
          <table:table-cell table:formula="of:=[.A933]*1000*50" office:value-type="float" office:value="46600000" calcext:value-type="float">
            <text:p>46600000</text:p>
          </table:table-cell>
          <table:table-cell office:value-type="float" office:value="573.6" calcext:value-type="float">
            <text:p>573,6</text:p>
          </table:table-cell>
          <table:table-cell table:style-name="ce10" table:formula="of:=CONCATENATE(TEXT(MOD(INT([.C933]/60);60);&quot;00&quot;);&quot;:&quot;;TEXT(MOD([.C933];60);&quot;00,0&quot;))" office:value-type="string" office:string-value="09:33,6" calcext:value-type="string">
            <text:p>09:33,6</text:p>
          </table:table-cell>
          <table:table-cell table:formula="of:=[.C933]+[.E932]" office:value-type="float" office:value="536236.8" calcext:value-type="float">
            <text:p>536236,8</text:p>
          </table:table-cell>
          <table:table-cell table:formula="of:=CONCATENATE(TEXT(INT([.E933]/(60*60*24));&quot;00&quot;);&quot; &quot;;TEXT(MOD(INT([.E933]/(60*60));24);&quot;00&quot;);&quot;:&quot;;TEXT(MOD(INT([.E933]/60);60);&quot;00&quot;);&quot;:&quot;;TEXT(MOD([.E933];60);&quot;00,0&quot;))" office:value-type="string" office:string-value="06 04:57:16,8" calcext:value-type="string">
            <text:p>06 04:57:16,8</text:p>
          </table:table-cell>
          <table:table-cell table:formula="of:=IF ([.J933]&lt;&gt;&quot;&quot;;[.J933]+[.C933];[.G932]+[.C933])" office:value-type="float" office:value="1447032431.8" calcext:value-type="float">
            <text:p>1447032432</text:p>
          </table:table-cell>
          <table:table-cell table:formula="of:=[.G933]/86400+DATEVALUE(&quot;1970-01-01 00:00:00&quot;)" office:value-type="date" office:date-value="2015-11-09T01:27:11.8" calcext:value-type="date">
            <text:p>2015/11/09 01:27:12</text:p>
          </table:table-cell>
          <table:table-cell table:number-columns-repeated="6"/>
        </table:table-row>
        <table:table-row table:style-name="ro1">
          <table:table-cell table:formula="of:=[.A933]+1" office:value-type="float" office:value="933" calcext:value-type="float">
            <text:p>933</text:p>
          </table:table-cell>
          <table:table-cell table:formula="of:=[.A934]*1000*50" office:value-type="float" office:value="46650000" calcext:value-type="float">
            <text:p>46650000</text:p>
          </table:table-cell>
          <table:table-cell office:value-type="float" office:value="577.5" calcext:value-type="float">
            <text:p>577,5</text:p>
          </table:table-cell>
          <table:table-cell table:style-name="ce10" table:formula="of:=CONCATENATE(TEXT(MOD(INT([.C934]/60);60);&quot;00&quot;);&quot;:&quot;;TEXT(MOD([.C934];60);&quot;00,0&quot;))" office:value-type="string" office:string-value="09:37,5" calcext:value-type="string">
            <text:p>09:37,5</text:p>
          </table:table-cell>
          <table:table-cell table:formula="of:=[.C934]+[.E933]" office:value-type="float" office:value="536814.3" calcext:value-type="float">
            <text:p>536814,3</text:p>
          </table:table-cell>
          <table:table-cell table:formula="of:=CONCATENATE(TEXT(INT([.E934]/(60*60*24));&quot;00&quot;);&quot; &quot;;TEXT(MOD(INT([.E934]/(60*60));24);&quot;00&quot;);&quot;:&quot;;TEXT(MOD(INT([.E934]/60);60);&quot;00&quot;);&quot;:&quot;;TEXT(MOD([.E934];60);&quot;00,0&quot;))" office:value-type="string" office:string-value="06 05:06:54,3" calcext:value-type="string">
            <text:p>06 05:06:54,3</text:p>
          </table:table-cell>
          <table:table-cell table:formula="of:=IF ([.J934]&lt;&gt;&quot;&quot;;[.J934]+[.C934];[.G933]+[.C934])" office:value-type="float" office:value="1447033009.3" calcext:value-type="float">
            <text:p>1447033009</text:p>
          </table:table-cell>
          <table:table-cell table:formula="of:=[.G934]/86400+DATEVALUE(&quot;1970-01-01 00:00:00&quot;)" office:value-type="date" office:date-value="2015-11-09T01:36:49.299999" calcext:value-type="date">
            <text:p>2015/11/09 01:36:49</text:p>
          </table:table-cell>
          <table:table-cell table:number-columns-repeated="6"/>
        </table:table-row>
        <table:table-row table:style-name="ro1">
          <table:table-cell table:formula="of:=[.A934]+1" office:value-type="float" office:value="934" calcext:value-type="float">
            <text:p>934</text:p>
          </table:table-cell>
          <table:table-cell table:formula="of:=[.A935]*1000*50" office:value-type="float" office:value="46700000" calcext:value-type="float">
            <text:p>46700000</text:p>
          </table:table-cell>
          <table:table-cell office:value-type="float" office:value="595.4" calcext:value-type="float">
            <text:p>595,4</text:p>
          </table:table-cell>
          <table:table-cell table:style-name="ce10" table:formula="of:=CONCATENATE(TEXT(MOD(INT([.C935]/60);60);&quot;00&quot;);&quot;:&quot;;TEXT(MOD([.C935];60);&quot;00,0&quot;))" office:value-type="string" office:string-value="09:55,4" calcext:value-type="string">
            <text:p>09:55,4</text:p>
          </table:table-cell>
          <table:table-cell table:formula="of:=[.C935]+[.E934]" office:value-type="float" office:value="537409.7" calcext:value-type="float">
            <text:p>537409,7</text:p>
          </table:table-cell>
          <table:table-cell table:formula="of:=CONCATENATE(TEXT(INT([.E935]/(60*60*24));&quot;00&quot;);&quot; &quot;;TEXT(MOD(INT([.E935]/(60*60));24);&quot;00&quot;);&quot;:&quot;;TEXT(MOD(INT([.E935]/60);60);&quot;00&quot;);&quot;:&quot;;TEXT(MOD([.E935];60);&quot;00,0&quot;))" office:value-type="string" office:string-value="06 05:16:49,7" calcext:value-type="string">
            <text:p>06 05:16:49,7</text:p>
          </table:table-cell>
          <table:table-cell table:formula="of:=IF ([.J935]&lt;&gt;&quot;&quot;;[.J935]+[.C935];[.G934]+[.C935])" office:value-type="float" office:value="1447033604.7" calcext:value-type="float">
            <text:p>1447033605</text:p>
          </table:table-cell>
          <table:table-cell table:formula="of:=[.G935]/86400+DATEVALUE(&quot;1970-01-01 00:00:00&quot;)" office:value-type="date" office:date-value="2015-11-09T01:46:44.7" calcext:value-type="date">
            <text:p>2015/11/09 01:46:45</text:p>
          </table:table-cell>
          <table:table-cell table:number-columns-repeated="6"/>
        </table:table-row>
        <table:table-row table:style-name="ro1">
          <table:table-cell table:formula="of:=[.A935]+1" office:value-type="float" office:value="935" calcext:value-type="float">
            <text:p>935</text:p>
          </table:table-cell>
          <table:table-cell table:formula="of:=[.A936]*1000*50" office:value-type="float" office:value="46750000" calcext:value-type="float">
            <text:p>46750000</text:p>
          </table:table-cell>
          <table:table-cell office:value-type="float" office:value="561.3" calcext:value-type="float">
            <text:p>561,3</text:p>
          </table:table-cell>
          <table:table-cell table:style-name="ce10" table:formula="of:=CONCATENATE(TEXT(MOD(INT([.C936]/60);60);&quot;00&quot;);&quot;:&quot;;TEXT(MOD([.C936];60);&quot;00,0&quot;))" office:value-type="string" office:string-value="09:21,3" calcext:value-type="string">
            <text:p>09:21,3</text:p>
          </table:table-cell>
          <table:table-cell table:formula="of:=[.C936]+[.E935]" office:value-type="float" office:value="537971" calcext:value-type="float">
            <text:p>537971,0</text:p>
          </table:table-cell>
          <table:table-cell table:formula="of:=CONCATENATE(TEXT(INT([.E936]/(60*60*24));&quot;00&quot;);&quot; &quot;;TEXT(MOD(INT([.E936]/(60*60));24);&quot;00&quot;);&quot;:&quot;;TEXT(MOD(INT([.E936]/60);60);&quot;00&quot;);&quot;:&quot;;TEXT(MOD([.E936];60);&quot;00,0&quot;))" office:value-type="string" office:string-value="06 05:26:11,0" calcext:value-type="string">
            <text:p>06 05:26:11,0</text:p>
          </table:table-cell>
          <table:table-cell table:formula="of:=IF ([.J936]&lt;&gt;&quot;&quot;;[.J936]+[.C936];[.G935]+[.C936])" office:value-type="float" office:value="1447034166" calcext:value-type="float">
            <text:p>1447034166</text:p>
          </table:table-cell>
          <table:table-cell table:formula="of:=[.G936]/86400+DATEVALUE(&quot;1970-01-01 00:00:00&quot;)" office:value-type="date" office:date-value="2015-11-09T01:56:06" calcext:value-type="date">
            <text:p>2015/11/09 01:56:06</text:p>
          </table:table-cell>
          <table:table-cell table:number-columns-repeated="6"/>
        </table:table-row>
        <table:table-row table:style-name="ro1">
          <table:table-cell table:formula="of:=[.A936]+1" office:value-type="float" office:value="936" calcext:value-type="float">
            <text:p>936</text:p>
          </table:table-cell>
          <table:table-cell table:formula="of:=[.A937]*1000*50" office:value-type="float" office:value="46800000" calcext:value-type="float">
            <text:p>46800000</text:p>
          </table:table-cell>
          <table:table-cell office:value-type="float" office:value="584.6" calcext:value-type="float">
            <text:p>584,6</text:p>
          </table:table-cell>
          <table:table-cell table:style-name="ce10" table:formula="of:=CONCATENATE(TEXT(MOD(INT([.C937]/60);60);&quot;00&quot;);&quot;:&quot;;TEXT(MOD([.C937];60);&quot;00,0&quot;))" office:value-type="string" office:string-value="09:44,6" calcext:value-type="string">
            <text:p>09:44,6</text:p>
          </table:table-cell>
          <table:table-cell table:formula="of:=[.C937]+[.E936]" office:value-type="float" office:value="538555.6" calcext:value-type="float">
            <text:p>538555,6</text:p>
          </table:table-cell>
          <table:table-cell table:formula="of:=CONCATENATE(TEXT(INT([.E937]/(60*60*24));&quot;00&quot;);&quot; &quot;;TEXT(MOD(INT([.E937]/(60*60));24);&quot;00&quot;);&quot;:&quot;;TEXT(MOD(INT([.E937]/60);60);&quot;00&quot;);&quot;:&quot;;TEXT(MOD([.E937];60);&quot;00,0&quot;))" office:value-type="string" office:string-value="06 05:35:55,6" calcext:value-type="string">
            <text:p>06 05:35:55,6</text:p>
          </table:table-cell>
          <table:table-cell table:formula="of:=IF ([.J937]&lt;&gt;&quot;&quot;;[.J937]+[.C937];[.G936]+[.C937])" office:value-type="float" office:value="1447034750.6" calcext:value-type="float">
            <text:p>1447034751</text:p>
          </table:table-cell>
          <table:table-cell table:formula="of:=[.G937]/86400+DATEVALUE(&quot;1970-01-01 00:00:00&quot;)" office:value-type="date" office:date-value="2015-11-09T02:05:50.6" calcext:value-type="date">
            <text:p>2015/11/09 02:05:51</text:p>
          </table:table-cell>
          <table:table-cell table:number-columns-repeated="6"/>
        </table:table-row>
        <table:table-row table:style-name="ro1">
          <table:table-cell table:formula="of:=[.A937]+1" office:value-type="float" office:value="937" calcext:value-type="float">
            <text:p>937</text:p>
          </table:table-cell>
          <table:table-cell table:formula="of:=[.A938]*1000*50" office:value-type="float" office:value="46850000" calcext:value-type="float">
            <text:p>46850000</text:p>
          </table:table-cell>
          <table:table-cell office:value-type="float" office:value="604.7" calcext:value-type="float">
            <text:p>604,7</text:p>
          </table:table-cell>
          <table:table-cell table:style-name="ce10" table:formula="of:=CONCATENATE(TEXT(MOD(INT([.C938]/60);60);&quot;00&quot;);&quot;:&quot;;TEXT(MOD([.C938];60);&quot;00,0&quot;))" office:value-type="string" office:string-value="10:04,7" calcext:value-type="string">
            <text:p>10:04,7</text:p>
          </table:table-cell>
          <table:table-cell table:formula="of:=[.C938]+[.E937]" office:value-type="float" office:value="539160.3" calcext:value-type="float">
            <text:p>539160,3</text:p>
          </table:table-cell>
          <table:table-cell table:formula="of:=CONCATENATE(TEXT(INT([.E938]/(60*60*24));&quot;00&quot;);&quot; &quot;;TEXT(MOD(INT([.E938]/(60*60));24);&quot;00&quot;);&quot;:&quot;;TEXT(MOD(INT([.E938]/60);60);&quot;00&quot;);&quot;:&quot;;TEXT(MOD([.E938];60);&quot;00,0&quot;))" office:value-type="string" office:string-value="06 05:46:00,3" calcext:value-type="string">
            <text:p>06 05:46:00,3</text:p>
          </table:table-cell>
          <table:table-cell table:formula="of:=IF ([.J938]&lt;&gt;&quot;&quot;;[.J938]+[.C938];[.G937]+[.C938])" office:value-type="float" office:value="1447035355.3" calcext:value-type="float">
            <text:p>1447035355</text:p>
          </table:table-cell>
          <table:table-cell table:formula="of:=[.G938]/86400+DATEVALUE(&quot;1970-01-01 00:00:00&quot;)" office:value-type="date" office:date-value="2015-11-09T02:15:55.299999" calcext:value-type="date">
            <text:p>2015/11/09 02:15:55</text:p>
          </table:table-cell>
          <table:table-cell table:number-columns-repeated="6"/>
        </table:table-row>
        <table:table-row table:style-name="ro1">
          <table:table-cell table:formula="of:=[.A938]+1" office:value-type="float" office:value="938" calcext:value-type="float">
            <text:p>938</text:p>
          </table:table-cell>
          <table:table-cell table:formula="of:=[.A939]*1000*50" office:value-type="float" office:value="46900000" calcext:value-type="float">
            <text:p>46900000</text:p>
          </table:table-cell>
          <table:table-cell office:value-type="float" office:value="556.3" calcext:value-type="float">
            <text:p>556,3</text:p>
          </table:table-cell>
          <table:table-cell table:style-name="ce10" table:formula="of:=CONCATENATE(TEXT(MOD(INT([.C939]/60);60);&quot;00&quot;);&quot;:&quot;;TEXT(MOD([.C939];60);&quot;00,0&quot;))" office:value-type="string" office:string-value="09:16,3" calcext:value-type="string">
            <text:p>09:16,3</text:p>
          </table:table-cell>
          <table:table-cell table:formula="of:=[.C939]+[.E938]" office:value-type="float" office:value="539716.6" calcext:value-type="float">
            <text:p>539716,6</text:p>
          </table:table-cell>
          <table:table-cell table:formula="of:=CONCATENATE(TEXT(INT([.E939]/(60*60*24));&quot;00&quot;);&quot; &quot;;TEXT(MOD(INT([.E939]/(60*60));24);&quot;00&quot;);&quot;:&quot;;TEXT(MOD(INT([.E939]/60);60);&quot;00&quot;);&quot;:&quot;;TEXT(MOD([.E939];60);&quot;00,0&quot;))" office:value-type="string" office:string-value="06 05:55:16,6" calcext:value-type="string">
            <text:p>06 05:55:16,6</text:p>
          </table:table-cell>
          <table:table-cell table:formula="of:=IF ([.J939]&lt;&gt;&quot;&quot;;[.J939]+[.C939];[.G938]+[.C939])" office:value-type="float" office:value="1447035911.6" calcext:value-type="float">
            <text:p>1447035912</text:p>
          </table:table-cell>
          <table:table-cell table:formula="of:=[.G939]/86400+DATEVALUE(&quot;1970-01-01 00:00:00&quot;)" office:value-type="date" office:date-value="2015-11-09T02:25:11.599999" calcext:value-type="date">
            <text:p>2015/11/09 02:25:12</text:p>
          </table:table-cell>
          <table:table-cell table:number-columns-repeated="6"/>
        </table:table-row>
        <table:table-row table:style-name="ro1">
          <table:table-cell table:formula="of:=[.A939]+1" office:value-type="float" office:value="939" calcext:value-type="float">
            <text:p>939</text:p>
          </table:table-cell>
          <table:table-cell table:formula="of:=[.A940]*1000*50" office:value-type="float" office:value="46950000" calcext:value-type="float">
            <text:p>46950000</text:p>
          </table:table-cell>
          <table:table-cell office:value-type="float" office:value="557.7" calcext:value-type="float">
            <text:p>557,7</text:p>
          </table:table-cell>
          <table:table-cell table:style-name="ce10" table:formula="of:=CONCATENATE(TEXT(MOD(INT([.C940]/60);60);&quot;00&quot;);&quot;:&quot;;TEXT(MOD([.C940];60);&quot;00,0&quot;))" office:value-type="string" office:string-value="09:17,7" calcext:value-type="string">
            <text:p>09:17,7</text:p>
          </table:table-cell>
          <table:table-cell table:formula="of:=[.C940]+[.E939]" office:value-type="float" office:value="540274.3" calcext:value-type="float">
            <text:p>540274,3</text:p>
          </table:table-cell>
          <table:table-cell table:formula="of:=CONCATENATE(TEXT(INT([.E940]/(60*60*24));&quot;00&quot;);&quot; &quot;;TEXT(MOD(INT([.E940]/(60*60));24);&quot;00&quot;);&quot;:&quot;;TEXT(MOD(INT([.E940]/60);60);&quot;00&quot;);&quot;:&quot;;TEXT(MOD([.E940];60);&quot;00,0&quot;))" office:value-type="string" office:string-value="06 06:04:34,3" calcext:value-type="string">
            <text:p>06 06:04:34,3</text:p>
          </table:table-cell>
          <table:table-cell table:formula="of:=IF ([.J940]&lt;&gt;&quot;&quot;;[.J940]+[.C940];[.G939]+[.C940])" office:value-type="float" office:value="1447036469.3" calcext:value-type="float">
            <text:p>1447036469</text:p>
          </table:table-cell>
          <table:table-cell table:formula="of:=[.G940]/86400+DATEVALUE(&quot;1970-01-01 00:00:00&quot;)" office:value-type="date" office:date-value="2015-11-09T02:34:29.299999" calcext:value-type="date">
            <text:p>2015/11/09 02:34:29</text:p>
          </table:table-cell>
          <table:table-cell table:number-columns-repeated="6"/>
        </table:table-row>
        <table:table-row table:style-name="ro1">
          <table:table-cell table:formula="of:=[.A940]+1" office:value-type="float" office:value="940" calcext:value-type="float">
            <text:p>940</text:p>
          </table:table-cell>
          <table:table-cell table:formula="of:=[.A941]*1000*50" office:value-type="float" office:value="47000000" calcext:value-type="float">
            <text:p>47000000</text:p>
          </table:table-cell>
          <table:table-cell office:value-type="float" office:value="559.1" calcext:value-type="float">
            <text:p>559,1</text:p>
          </table:table-cell>
          <table:table-cell table:style-name="ce10" table:formula="of:=CONCATENATE(TEXT(MOD(INT([.C941]/60);60);&quot;00&quot;);&quot;:&quot;;TEXT(MOD([.C941];60);&quot;00,0&quot;))" office:value-type="string" office:string-value="09:19,1" calcext:value-type="string">
            <text:p>09:19,1</text:p>
          </table:table-cell>
          <table:table-cell table:formula="of:=[.C941]+[.E940]" office:value-type="float" office:value="540833.4" calcext:value-type="float">
            <text:p>540833,4</text:p>
          </table:table-cell>
          <table:table-cell table:formula="of:=CONCATENATE(TEXT(INT([.E941]/(60*60*24));&quot;00&quot;);&quot; &quot;;TEXT(MOD(INT([.E941]/(60*60));24);&quot;00&quot;);&quot;:&quot;;TEXT(MOD(INT([.E941]/60);60);&quot;00&quot;);&quot;:&quot;;TEXT(MOD([.E941];60);&quot;00,0&quot;))" office:value-type="string" office:string-value="06 06:13:53,4" calcext:value-type="string">
            <text:p>06 06:13:53,4</text:p>
          </table:table-cell>
          <table:table-cell table:formula="of:=IF ([.J941]&lt;&gt;&quot;&quot;;[.J941]+[.C941];[.G940]+[.C941])" office:value-type="float" office:value="1447037028.4" calcext:value-type="float">
            <text:p>1447037028</text:p>
          </table:table-cell>
          <table:table-cell table:formula="of:=[.G941]/86400+DATEVALUE(&quot;1970-01-01 00:00:00&quot;)" office:value-type="date" office:date-value="2015-11-09T02:43:48.399999" calcext:value-type="date">
            <text:p>2015/11/09 02:43:48</text:p>
          </table:table-cell>
          <table:table-cell table:number-columns-repeated="6"/>
        </table:table-row>
        <table:table-row table:style-name="ro1">
          <table:table-cell table:formula="of:=[.A941]+1" office:value-type="float" office:value="941" calcext:value-type="float">
            <text:p>941</text:p>
          </table:table-cell>
          <table:table-cell table:formula="of:=[.A942]*1000*50" office:value-type="float" office:value="47050000" calcext:value-type="float">
            <text:p>47050000</text:p>
          </table:table-cell>
          <table:table-cell office:value-type="float" office:value="559.1" calcext:value-type="float">
            <text:p>559,1</text:p>
          </table:table-cell>
          <table:table-cell table:style-name="ce10" table:formula="of:=CONCATENATE(TEXT(MOD(INT([.C942]/60);60);&quot;00&quot;);&quot;:&quot;;TEXT(MOD([.C942];60);&quot;00,0&quot;))" office:value-type="string" office:string-value="09:19,1" calcext:value-type="string">
            <text:p>09:19,1</text:p>
          </table:table-cell>
          <table:table-cell table:formula="of:=[.C942]+[.E941]" office:value-type="float" office:value="541392.5" calcext:value-type="float">
            <text:p>541392,5</text:p>
          </table:table-cell>
          <table:table-cell table:formula="of:=CONCATENATE(TEXT(INT([.E942]/(60*60*24));&quot;00&quot;);&quot; &quot;;TEXT(MOD(INT([.E942]/(60*60));24);&quot;00&quot;);&quot;:&quot;;TEXT(MOD(INT([.E942]/60);60);&quot;00&quot;);&quot;:&quot;;TEXT(MOD([.E942];60);&quot;00,0&quot;))" office:value-type="string" office:string-value="06 06:23:12,5" calcext:value-type="string">
            <text:p>06 06:23:12,5</text:p>
          </table:table-cell>
          <table:table-cell table:formula="of:=IF ([.J942]&lt;&gt;&quot;&quot;;[.J942]+[.C942];[.G941]+[.C942])" office:value-type="float" office:value="1447037587.5" calcext:value-type="float">
            <text:p>1447037588</text:p>
          </table:table-cell>
          <table:table-cell table:formula="of:=[.G942]/86400+DATEVALUE(&quot;1970-01-01 00:00:00&quot;)" office:value-type="date" office:date-value="2015-11-09T02:53:07.499999" calcext:value-type="date">
            <text:p>2015/11/09 02:53:07</text:p>
          </table:table-cell>
          <table:table-cell table:number-columns-repeated="6"/>
        </table:table-row>
        <table:table-row table:style-name="ro1">
          <table:table-cell table:formula="of:=[.A942]+1" office:value-type="float" office:value="942" calcext:value-type="float">
            <text:p>942</text:p>
          </table:table-cell>
          <table:table-cell table:formula="of:=[.A943]*1000*50" office:value-type="float" office:value="47100000" calcext:value-type="float">
            <text:p>47100000</text:p>
          </table:table-cell>
          <table:table-cell office:value-type="float" office:value="558.8" calcext:value-type="float">
            <text:p>558,8</text:p>
          </table:table-cell>
          <table:table-cell table:style-name="ce10" table:formula="of:=CONCATENATE(TEXT(MOD(INT([.C943]/60);60);&quot;00&quot;);&quot;:&quot;;TEXT(MOD([.C943];60);&quot;00,0&quot;))" office:value-type="string" office:string-value="09:18,8" calcext:value-type="string">
            <text:p>09:18,8</text:p>
          </table:table-cell>
          <table:table-cell table:formula="of:=[.C943]+[.E942]" office:value-type="float" office:value="541951.3" calcext:value-type="float">
            <text:p>541951,3</text:p>
          </table:table-cell>
          <table:table-cell table:formula="of:=CONCATENATE(TEXT(INT([.E943]/(60*60*24));&quot;00&quot;);&quot; &quot;;TEXT(MOD(INT([.E943]/(60*60));24);&quot;00&quot;);&quot;:&quot;;TEXT(MOD(INT([.E943]/60);60);&quot;00&quot;);&quot;:&quot;;TEXT(MOD([.E943];60);&quot;00,0&quot;))" office:value-type="string" office:string-value="06 06:32:31,3" calcext:value-type="string">
            <text:p>06 06:32:31,3</text:p>
          </table:table-cell>
          <table:table-cell table:formula="of:=IF ([.J943]&lt;&gt;&quot;&quot;;[.J943]+[.C943];[.G942]+[.C943])" office:value-type="float" office:value="1447038146.3" calcext:value-type="float">
            <text:p>1447038146</text:p>
          </table:table-cell>
          <table:table-cell table:formula="of:=[.G943]/86400+DATEVALUE(&quot;1970-01-01 00:00:00&quot;)" office:value-type="date" office:date-value="2015-11-09T03:02:26.299999" calcext:value-type="date">
            <text:p>2015/11/09 03:02:26</text:p>
          </table:table-cell>
          <table:table-cell table:number-columns-repeated="6"/>
        </table:table-row>
        <table:table-row table:style-name="ro1">
          <table:table-cell table:formula="of:=[.A943]+1" office:value-type="float" office:value="943" calcext:value-type="float">
            <text:p>943</text:p>
          </table:table-cell>
          <table:table-cell table:formula="of:=[.A944]*1000*50" office:value-type="float" office:value="47150000" calcext:value-type="float">
            <text:p>47150000</text:p>
          </table:table-cell>
          <table:table-cell office:value-type="float" office:value="568.9" calcext:value-type="float">
            <text:p>568,9</text:p>
          </table:table-cell>
          <table:table-cell table:style-name="ce10" table:formula="of:=CONCATENATE(TEXT(MOD(INT([.C944]/60);60);&quot;00&quot;);&quot;:&quot;;TEXT(MOD([.C944];60);&quot;00,0&quot;))" office:value-type="string" office:string-value="09:28,9" calcext:value-type="string">
            <text:p>09:28,9</text:p>
          </table:table-cell>
          <table:table-cell table:formula="of:=[.C944]+[.E943]" office:value-type="float" office:value="542520.2" calcext:value-type="float">
            <text:p>542520,2</text:p>
          </table:table-cell>
          <table:table-cell table:formula="of:=CONCATENATE(TEXT(INT([.E944]/(60*60*24));&quot;00&quot;);&quot; &quot;;TEXT(MOD(INT([.E944]/(60*60));24);&quot;00&quot;);&quot;:&quot;;TEXT(MOD(INT([.E944]/60);60);&quot;00&quot;);&quot;:&quot;;TEXT(MOD([.E944];60);&quot;00,0&quot;))" office:value-type="string" office:string-value="06 06:42:00,2" calcext:value-type="string">
            <text:p>06 06:42:00,2</text:p>
          </table:table-cell>
          <table:table-cell table:formula="of:=IF ([.J944]&lt;&gt;&quot;&quot;;[.J944]+[.C944];[.G943]+[.C944])" office:value-type="float" office:value="1447038715.2" calcext:value-type="float">
            <text:p>1447038715</text:p>
          </table:table-cell>
          <table:table-cell table:formula="of:=[.G944]/86400+DATEVALUE(&quot;1970-01-01 00:00:00&quot;)" office:value-type="date" office:date-value="2015-11-09T03:11:55.199999" calcext:value-type="date">
            <text:p>2015/11/09 03:11:55</text:p>
          </table:table-cell>
          <table:table-cell table:number-columns-repeated="6"/>
        </table:table-row>
        <table:table-row table:style-name="ro1">
          <table:table-cell table:formula="of:=[.A944]+1" office:value-type="float" office:value="944" calcext:value-type="float">
            <text:p>944</text:p>
          </table:table-cell>
          <table:table-cell table:formula="of:=[.A945]*1000*50" office:value-type="float" office:value="47200000" calcext:value-type="float">
            <text:p>47200000</text:p>
          </table:table-cell>
          <table:table-cell office:value-type="float" office:value="610.7" calcext:value-type="float">
            <text:p>610,7</text:p>
          </table:table-cell>
          <table:table-cell table:style-name="ce10" table:formula="of:=CONCATENATE(TEXT(MOD(INT([.C945]/60);60);&quot;00&quot;);&quot;:&quot;;TEXT(MOD([.C945];60);&quot;00,0&quot;))" office:value-type="string" office:string-value="10:10,7" calcext:value-type="string">
            <text:p>10:10,7</text:p>
          </table:table-cell>
          <table:table-cell table:formula="of:=[.C945]+[.E944]" office:value-type="float" office:value="543130.9" calcext:value-type="float">
            <text:p>543130,9</text:p>
          </table:table-cell>
          <table:table-cell table:formula="of:=CONCATENATE(TEXT(INT([.E945]/(60*60*24));&quot;00&quot;);&quot; &quot;;TEXT(MOD(INT([.E945]/(60*60));24);&quot;00&quot;);&quot;:&quot;;TEXT(MOD(INT([.E945]/60);60);&quot;00&quot;);&quot;:&quot;;TEXT(MOD([.E945];60);&quot;00,0&quot;))" office:value-type="string" office:string-value="06 06:52:10,9" calcext:value-type="string">
            <text:p>06 06:52:10,9</text:p>
          </table:table-cell>
          <table:table-cell table:formula="of:=IF ([.J945]&lt;&gt;&quot;&quot;;[.J945]+[.C945];[.G944]+[.C945])" office:value-type="float" office:value="1447039325.9" calcext:value-type="float">
            <text:p>1447039326</text:p>
          </table:table-cell>
          <table:table-cell table:formula="of:=[.G945]/86400+DATEVALUE(&quot;1970-01-01 00:00:00&quot;)" office:value-type="date" office:date-value="2015-11-09T03:22:05.899999" calcext:value-type="date">
            <text:p>2015/11/09 03:22:06</text:p>
          </table:table-cell>
          <table:table-cell table:number-columns-repeated="6"/>
        </table:table-row>
        <table:table-row table:style-name="ro1">
          <table:table-cell table:formula="of:=[.A945]+1" office:value-type="float" office:value="945" calcext:value-type="float">
            <text:p>945</text:p>
          </table:table-cell>
          <table:table-cell table:formula="of:=[.A946]*1000*50" office:value-type="float" office:value="47250000" calcext:value-type="float">
            <text:p>47250000</text:p>
          </table:table-cell>
          <table:table-cell office:value-type="float" office:value="567.6" calcext:value-type="float">
            <text:p>567,6</text:p>
          </table:table-cell>
          <table:table-cell table:style-name="ce10" table:formula="of:=CONCATENATE(TEXT(MOD(INT([.C946]/60);60);&quot;00&quot;);&quot;:&quot;;TEXT(MOD([.C946];60);&quot;00,0&quot;))" office:value-type="string" office:string-value="09:27,6" calcext:value-type="string">
            <text:p>09:27,6</text:p>
          </table:table-cell>
          <table:table-cell table:formula="of:=[.C946]+[.E945]" office:value-type="float" office:value="543698.5" calcext:value-type="float">
            <text:p>543698,5</text:p>
          </table:table-cell>
          <table:table-cell table:formula="of:=CONCATENATE(TEXT(INT([.E946]/(60*60*24));&quot;00&quot;);&quot; &quot;;TEXT(MOD(INT([.E946]/(60*60));24);&quot;00&quot;);&quot;:&quot;;TEXT(MOD(INT([.E946]/60);60);&quot;00&quot;);&quot;:&quot;;TEXT(MOD([.E946];60);&quot;00,0&quot;))" office:value-type="string" office:string-value="06 07:01:38,5" calcext:value-type="string">
            <text:p>06 07:01:38,5</text:p>
          </table:table-cell>
          <table:table-cell table:formula="of:=IF ([.J946]&lt;&gt;&quot;&quot;;[.J946]+[.C946];[.G945]+[.C946])" office:value-type="float" office:value="1447039893.5" calcext:value-type="float">
            <text:p>1447039894</text:p>
          </table:table-cell>
          <table:table-cell table:formula="of:=[.G946]/86400+DATEVALUE(&quot;1970-01-01 00:00:00&quot;)" office:value-type="date" office:date-value="2015-11-09T03:31:33.499999" calcext:value-type="date">
            <text:p>2015/11/09 03:31:33</text:p>
          </table:table-cell>
          <table:table-cell table:number-columns-repeated="6"/>
        </table:table-row>
        <table:table-row table:style-name="ro1">
          <table:table-cell table:formula="of:=[.A946]+1" office:value-type="float" office:value="946" calcext:value-type="float">
            <text:p>946</text:p>
          </table:table-cell>
          <table:table-cell table:formula="of:=[.A947]*1000*50" office:value-type="float" office:value="47300000" calcext:value-type="float">
            <text:p>47300000</text:p>
          </table:table-cell>
          <table:table-cell office:value-type="float" office:value="547.6" calcext:value-type="float">
            <text:p>547,6</text:p>
          </table:table-cell>
          <table:table-cell table:style-name="ce10" table:formula="of:=CONCATENATE(TEXT(MOD(INT([.C947]/60);60);&quot;00&quot;);&quot;:&quot;;TEXT(MOD([.C947];60);&quot;00,0&quot;))" office:value-type="string" office:string-value="09:07,6" calcext:value-type="string">
            <text:p>09:07,6</text:p>
          </table:table-cell>
          <table:table-cell table:formula="of:=[.C947]+[.E946]" office:value-type="float" office:value="544246.1" calcext:value-type="float">
            <text:p>544246,1</text:p>
          </table:table-cell>
          <table:table-cell table:formula="of:=CONCATENATE(TEXT(INT([.E947]/(60*60*24));&quot;00&quot;);&quot; &quot;;TEXT(MOD(INT([.E947]/(60*60));24);&quot;00&quot;);&quot;:&quot;;TEXT(MOD(INT([.E947]/60);60);&quot;00&quot;);&quot;:&quot;;TEXT(MOD([.E947];60);&quot;00,0&quot;))" office:value-type="string" office:string-value="06 07:10:46,1" calcext:value-type="string">
            <text:p>06 07:10:46,1</text:p>
          </table:table-cell>
          <table:table-cell table:formula="of:=IF ([.J947]&lt;&gt;&quot;&quot;;[.J947]+[.C947];[.G946]+[.C947])" office:value-type="float" office:value="1447040441.1" calcext:value-type="float">
            <text:p>1447040441</text:p>
          </table:table-cell>
          <table:table-cell table:formula="of:=[.G947]/86400+DATEVALUE(&quot;1970-01-01 00:00:00&quot;)" office:value-type="date" office:date-value="2015-11-09T03:40:41.099999" calcext:value-type="date">
            <text:p>2015/11/09 03:40:41</text:p>
          </table:table-cell>
          <table:table-cell table:number-columns-repeated="6"/>
        </table:table-row>
        <table:table-row table:style-name="ro1">
          <table:table-cell table:formula="of:=[.A947]+1" office:value-type="float" office:value="947" calcext:value-type="float">
            <text:p>947</text:p>
          </table:table-cell>
          <table:table-cell table:formula="of:=[.A948]*1000*50" office:value-type="float" office:value="47350000" calcext:value-type="float">
            <text:p>47350000</text:p>
          </table:table-cell>
          <table:table-cell office:value-type="float" office:value="548.6" calcext:value-type="float">
            <text:p>548,6</text:p>
          </table:table-cell>
          <table:table-cell table:style-name="ce10" table:formula="of:=CONCATENATE(TEXT(MOD(INT([.C948]/60);60);&quot;00&quot;);&quot;:&quot;;TEXT(MOD([.C948];60);&quot;00,0&quot;))" office:value-type="string" office:string-value="09:08,6" calcext:value-type="string">
            <text:p>09:08,6</text:p>
          </table:table-cell>
          <table:table-cell table:formula="of:=[.C948]+[.E947]" office:value-type="float" office:value="544794.7" calcext:value-type="float">
            <text:p>544794,7</text:p>
          </table:table-cell>
          <table:table-cell table:formula="of:=CONCATENATE(TEXT(INT([.E948]/(60*60*24));&quot;00&quot;);&quot; &quot;;TEXT(MOD(INT([.E948]/(60*60));24);&quot;00&quot;);&quot;:&quot;;TEXT(MOD(INT([.E948]/60);60);&quot;00&quot;);&quot;:&quot;;TEXT(MOD([.E948];60);&quot;00,0&quot;))" office:value-type="string" office:string-value="06 07:19:54,7" calcext:value-type="string">
            <text:p>06 07:19:54,7</text:p>
          </table:table-cell>
          <table:table-cell table:formula="of:=IF ([.J948]&lt;&gt;&quot;&quot;;[.J948]+[.C948];[.G947]+[.C948])" office:value-type="float" office:value="1447040989.7" calcext:value-type="float">
            <text:p>1447040990</text:p>
          </table:table-cell>
          <table:table-cell table:formula="of:=[.G948]/86400+DATEVALUE(&quot;1970-01-01 00:00:00&quot;)" office:value-type="date" office:date-value="2015-11-09T03:49:49.699999" calcext:value-type="date">
            <text:p>2015/11/09 03:49:50</text:p>
          </table:table-cell>
          <table:table-cell table:number-columns-repeated="6"/>
        </table:table-row>
        <table:table-row table:style-name="ro1">
          <table:table-cell table:formula="of:=[.A948]+1" office:value-type="float" office:value="948" calcext:value-type="float">
            <text:p>948</text:p>
          </table:table-cell>
          <table:table-cell table:formula="of:=[.A949]*1000*50" office:value-type="float" office:value="47400000" calcext:value-type="float">
            <text:p>47400000</text:p>
          </table:table-cell>
          <table:table-cell office:value-type="float" office:value="542.7" calcext:value-type="float">
            <text:p>542,7</text:p>
          </table:table-cell>
          <table:table-cell table:style-name="ce10" table:formula="of:=CONCATENATE(TEXT(MOD(INT([.C949]/60);60);&quot;00&quot;);&quot;:&quot;;TEXT(MOD([.C949];60);&quot;00,0&quot;))" office:value-type="string" office:string-value="09:02,7" calcext:value-type="string">
            <text:p>09:02,7</text:p>
          </table:table-cell>
          <table:table-cell table:formula="of:=[.C949]+[.E948]" office:value-type="float" office:value="545337.4" calcext:value-type="float">
            <text:p>545337,4</text:p>
          </table:table-cell>
          <table:table-cell table:formula="of:=CONCATENATE(TEXT(INT([.E949]/(60*60*24));&quot;00&quot;);&quot; &quot;;TEXT(MOD(INT([.E949]/(60*60));24);&quot;00&quot;);&quot;:&quot;;TEXT(MOD(INT([.E949]/60);60);&quot;00&quot;);&quot;:&quot;;TEXT(MOD([.E949];60);&quot;00,0&quot;))" office:value-type="string" office:string-value="06 07:28:57,4" calcext:value-type="string">
            <text:p>06 07:28:57,4</text:p>
          </table:table-cell>
          <table:table-cell table:formula="of:=IF ([.J949]&lt;&gt;&quot;&quot;;[.J949]+[.C949];[.G948]+[.C949])" office:value-type="float" office:value="1447041532.4" calcext:value-type="float">
            <text:p>1447041532</text:p>
          </table:table-cell>
          <table:table-cell table:formula="of:=[.G949]/86400+DATEVALUE(&quot;1970-01-01 00:00:00&quot;)" office:value-type="date" office:date-value="2015-11-09T03:58:52.399999" calcext:value-type="date">
            <text:p>2015/11/09 03:58:52</text:p>
          </table:table-cell>
          <table:table-cell table:number-columns-repeated="6"/>
        </table:table-row>
        <table:table-row table:style-name="ro1">
          <table:table-cell table:formula="of:=[.A949]+1" office:value-type="float" office:value="949" calcext:value-type="float">
            <text:p>949</text:p>
          </table:table-cell>
          <table:table-cell table:formula="of:=[.A950]*1000*50" office:value-type="float" office:value="47450000" calcext:value-type="float">
            <text:p>47450000</text:p>
          </table:table-cell>
          <table:table-cell office:value-type="float" office:value="541" calcext:value-type="float">
            <text:p>541,0</text:p>
          </table:table-cell>
          <table:table-cell table:style-name="ce10" table:formula="of:=CONCATENATE(TEXT(MOD(INT([.C950]/60);60);&quot;00&quot;);&quot;:&quot;;TEXT(MOD([.C950];60);&quot;00,0&quot;))" office:value-type="string" office:string-value="09:01,0" calcext:value-type="string">
            <text:p>09:01,0</text:p>
          </table:table-cell>
          <table:table-cell table:formula="of:=[.C950]+[.E949]" office:value-type="float" office:value="545878.4" calcext:value-type="float">
            <text:p>545878,4</text:p>
          </table:table-cell>
          <table:table-cell table:formula="of:=CONCATENATE(TEXT(INT([.E950]/(60*60*24));&quot;00&quot;);&quot; &quot;;TEXT(MOD(INT([.E950]/(60*60));24);&quot;00&quot;);&quot;:&quot;;TEXT(MOD(INT([.E950]/60);60);&quot;00&quot;);&quot;:&quot;;TEXT(MOD([.E950];60);&quot;00,0&quot;))" office:value-type="string" office:string-value="06 07:37:58,4" calcext:value-type="string">
            <text:p>06 07:37:58,4</text:p>
          </table:table-cell>
          <table:table-cell table:formula="of:=IF ([.J950]&lt;&gt;&quot;&quot;;[.J950]+[.C950];[.G949]+[.C950])" office:value-type="float" office:value="1447042073.4" calcext:value-type="float">
            <text:p>1447042073</text:p>
          </table:table-cell>
          <table:table-cell table:formula="of:=[.G950]/86400+DATEVALUE(&quot;1970-01-01 00:00:00&quot;)" office:value-type="date" office:date-value="2015-11-09T04:07:53.399999" calcext:value-type="date">
            <text:p>2015/11/09 04:07:53</text:p>
          </table:table-cell>
          <table:table-cell table:number-columns-repeated="6"/>
        </table:table-row>
        <table:table-row table:style-name="ro1">
          <table:table-cell table:formula="of:=[.A950]+1" office:value-type="float" office:value="950" calcext:value-type="float">
            <text:p>950</text:p>
          </table:table-cell>
          <table:table-cell table:formula="of:=[.A951]*1000*50" office:value-type="float" office:value="47500000" calcext:value-type="float">
            <text:p>47500000</text:p>
          </table:table-cell>
          <table:table-cell office:value-type="float" office:value="541.2" calcext:value-type="float">
            <text:p>541,2</text:p>
          </table:table-cell>
          <table:table-cell table:style-name="ce10" table:formula="of:=CONCATENATE(TEXT(MOD(INT([.C951]/60);60);&quot;00&quot;);&quot;:&quot;;TEXT(MOD([.C951];60);&quot;00,0&quot;))" office:value-type="string" office:string-value="09:01,2" calcext:value-type="string">
            <text:p>09:01,2</text:p>
          </table:table-cell>
          <table:table-cell table:formula="of:=[.C951]+[.E950]" office:value-type="float" office:value="546419.6" calcext:value-type="float">
            <text:p>546419,6</text:p>
          </table:table-cell>
          <table:table-cell table:formula="of:=CONCATENATE(TEXT(INT([.E951]/(60*60*24));&quot;00&quot;);&quot; &quot;;TEXT(MOD(INT([.E951]/(60*60));24);&quot;00&quot;);&quot;:&quot;;TEXT(MOD(INT([.E951]/60);60);&quot;00&quot;);&quot;:&quot;;TEXT(MOD([.E951];60);&quot;00,0&quot;))" office:value-type="string" office:string-value="06 07:46:59,6" calcext:value-type="string">
            <text:p>06 07:46:59,6</text:p>
          </table:table-cell>
          <table:table-cell table:formula="of:=IF ([.J951]&lt;&gt;&quot;&quot;;[.J951]+[.C951];[.G950]+[.C951])" office:value-type="float" office:value="1447042614.6" calcext:value-type="float">
            <text:p>1447042615</text:p>
          </table:table-cell>
          <table:table-cell table:formula="of:=[.G951]/86400+DATEVALUE(&quot;1970-01-01 00:00:00&quot;)" office:value-type="date" office:date-value="2015-11-09T04:16:54.599999" calcext:value-type="date">
            <text:p>2015/11/09 04:16:55</text:p>
          </table:table-cell>
          <table:table-cell table:number-columns-repeated="6"/>
        </table:table-row>
        <table:table-row table:style-name="ro1">
          <table:table-cell table:formula="of:=[.A951]+1" office:value-type="float" office:value="951" calcext:value-type="float">
            <text:p>951</text:p>
          </table:table-cell>
          <table:table-cell table:formula="of:=[.A952]*1000*50" office:value-type="float" office:value="47550000" calcext:value-type="float">
            <text:p>47550000</text:p>
          </table:table-cell>
          <table:table-cell office:value-type="float" office:value="541.5" calcext:value-type="float">
            <text:p>541,5</text:p>
          </table:table-cell>
          <table:table-cell table:style-name="ce10" table:formula="of:=CONCATENATE(TEXT(MOD(INT([.C952]/60);60);&quot;00&quot;);&quot;:&quot;;TEXT(MOD([.C952];60);&quot;00,0&quot;))" office:value-type="string" office:string-value="09:01,5" calcext:value-type="string">
            <text:p>09:01,5</text:p>
          </table:table-cell>
          <table:table-cell table:formula="of:=[.C952]+[.E951]" office:value-type="float" office:value="546961.1" calcext:value-type="float">
            <text:p>546961,1</text:p>
          </table:table-cell>
          <table:table-cell table:formula="of:=CONCATENATE(TEXT(INT([.E952]/(60*60*24));&quot;00&quot;);&quot; &quot;;TEXT(MOD(INT([.E952]/(60*60));24);&quot;00&quot;);&quot;:&quot;;TEXT(MOD(INT([.E952]/60);60);&quot;00&quot;);&quot;:&quot;;TEXT(MOD([.E952];60);&quot;00,0&quot;))" office:value-type="string" office:string-value="06 07:56:01,1" calcext:value-type="string">
            <text:p>06 07:56:01,1</text:p>
          </table:table-cell>
          <table:table-cell table:formula="of:=IF ([.J952]&lt;&gt;&quot;&quot;;[.J952]+[.C952];[.G951]+[.C952])" office:value-type="float" office:value="1447043156.1" calcext:value-type="float">
            <text:p>1447043156</text:p>
          </table:table-cell>
          <table:table-cell table:formula="of:=[.G952]/86400+DATEVALUE(&quot;1970-01-01 00:00:00&quot;)" office:value-type="date" office:date-value="2015-11-09T04:25:56.099999" calcext:value-type="date">
            <text:p>2015/11/09 04:25:56</text:p>
          </table:table-cell>
          <table:table-cell table:number-columns-repeated="6"/>
        </table:table-row>
        <table:table-row table:style-name="ro1">
          <table:table-cell table:formula="of:=[.A952]+1" office:value-type="float" office:value="952" calcext:value-type="float">
            <text:p>952</text:p>
          </table:table-cell>
          <table:table-cell table:formula="of:=[.A953]*1000*50" office:value-type="float" office:value="47600000" calcext:value-type="float">
            <text:p>47600000</text:p>
          </table:table-cell>
          <table:table-cell office:value-type="float" office:value="541.2" calcext:value-type="float">
            <text:p>541,2</text:p>
          </table:table-cell>
          <table:table-cell table:style-name="ce10" table:formula="of:=CONCATENATE(TEXT(MOD(INT([.C953]/60);60);&quot;00&quot;);&quot;:&quot;;TEXT(MOD([.C953];60);&quot;00,0&quot;))" office:value-type="string" office:string-value="09:01,2" calcext:value-type="string">
            <text:p>09:01,2</text:p>
          </table:table-cell>
          <table:table-cell table:formula="of:=[.C953]+[.E952]" office:value-type="float" office:value="547502.3" calcext:value-type="float">
            <text:p>547502,3</text:p>
          </table:table-cell>
          <table:table-cell table:formula="of:=CONCATENATE(TEXT(INT([.E953]/(60*60*24));&quot;00&quot;);&quot; &quot;;TEXT(MOD(INT([.E953]/(60*60));24);&quot;00&quot;);&quot;:&quot;;TEXT(MOD(INT([.E953]/60);60);&quot;00&quot;);&quot;:&quot;;TEXT(MOD([.E953];60);&quot;00,0&quot;))" office:value-type="string" office:string-value="06 08:05:02,3" calcext:value-type="string">
            <text:p>06 08:05:02,3</text:p>
          </table:table-cell>
          <table:table-cell table:formula="of:=IF ([.J953]&lt;&gt;&quot;&quot;;[.J953]+[.C953];[.G952]+[.C953])" office:value-type="float" office:value="1447043697.3" calcext:value-type="float">
            <text:p>1447043697</text:p>
          </table:table-cell>
          <table:table-cell table:formula="of:=[.G953]/86400+DATEVALUE(&quot;1970-01-01 00:00:00&quot;)" office:value-type="date" office:date-value="2015-11-09T04:34:57.299999" calcext:value-type="date">
            <text:p>2015/11/09 04:34:57</text:p>
          </table:table-cell>
          <table:table-cell table:number-columns-repeated="6"/>
        </table:table-row>
        <table:table-row table:style-name="ro1">
          <table:table-cell table:formula="of:=[.A953]+1" office:value-type="float" office:value="953" calcext:value-type="float">
            <text:p>953</text:p>
          </table:table-cell>
          <table:table-cell table:formula="of:=[.A954]*1000*50" office:value-type="float" office:value="47650000" calcext:value-type="float">
            <text:p>47650000</text:p>
          </table:table-cell>
          <table:table-cell office:value-type="float" office:value="541.1" calcext:value-type="float">
            <text:p>541,1</text:p>
          </table:table-cell>
          <table:table-cell table:style-name="ce10" table:formula="of:=CONCATENATE(TEXT(MOD(INT([.C954]/60);60);&quot;00&quot;);&quot;:&quot;;TEXT(MOD([.C954];60);&quot;00,0&quot;))" office:value-type="string" office:string-value="09:01,1" calcext:value-type="string">
            <text:p>09:01,1</text:p>
          </table:table-cell>
          <table:table-cell table:formula="of:=[.C954]+[.E953]" office:value-type="float" office:value="548043.4" calcext:value-type="float">
            <text:p>548043,4</text:p>
          </table:table-cell>
          <table:table-cell table:formula="of:=CONCATENATE(TEXT(INT([.E954]/(60*60*24));&quot;00&quot;);&quot; &quot;;TEXT(MOD(INT([.E954]/(60*60));24);&quot;00&quot;);&quot;:&quot;;TEXT(MOD(INT([.E954]/60);60);&quot;00&quot;);&quot;:&quot;;TEXT(MOD([.E954];60);&quot;00,0&quot;))" office:value-type="string" office:string-value="06 08:14:03,4" calcext:value-type="string">
            <text:p>06 08:14:03,4</text:p>
          </table:table-cell>
          <table:table-cell table:formula="of:=IF ([.J954]&lt;&gt;&quot;&quot;;[.J954]+[.C954];[.G953]+[.C954])" office:value-type="float" office:value="1447044238.4" calcext:value-type="float">
            <text:p>1447044238</text:p>
          </table:table-cell>
          <table:table-cell table:formula="of:=[.G954]/86400+DATEVALUE(&quot;1970-01-01 00:00:00&quot;)" office:value-type="date" office:date-value="2015-11-09T04:43:58.399999" calcext:value-type="date">
            <text:p>2015/11/09 04:43:58</text:p>
          </table:table-cell>
          <table:table-cell table:number-columns-repeated="6"/>
        </table:table-row>
        <table:table-row table:style-name="ro1">
          <table:table-cell table:formula="of:=[.A954]+1" office:value-type="float" office:value="954" calcext:value-type="float">
            <text:p>954</text:p>
          </table:table-cell>
          <table:table-cell table:formula="of:=[.A955]*1000*50" office:value-type="float" office:value="47700000" calcext:value-type="float">
            <text:p>47700000</text:p>
          </table:table-cell>
          <table:table-cell office:value-type="float" office:value="541.1" calcext:value-type="float">
            <text:p>541,1</text:p>
          </table:table-cell>
          <table:table-cell table:style-name="ce10" table:formula="of:=CONCATENATE(TEXT(MOD(INT([.C955]/60);60);&quot;00&quot;);&quot;:&quot;;TEXT(MOD([.C955];60);&quot;00,0&quot;))" office:value-type="string" office:string-value="09:01,1" calcext:value-type="string">
            <text:p>09:01,1</text:p>
          </table:table-cell>
          <table:table-cell table:formula="of:=[.C955]+[.E954]" office:value-type="float" office:value="548584.5" calcext:value-type="float">
            <text:p>548584,5</text:p>
          </table:table-cell>
          <table:table-cell table:formula="of:=CONCATENATE(TEXT(INT([.E955]/(60*60*24));&quot;00&quot;);&quot; &quot;;TEXT(MOD(INT([.E955]/(60*60));24);&quot;00&quot;);&quot;:&quot;;TEXT(MOD(INT([.E955]/60);60);&quot;00&quot;);&quot;:&quot;;TEXT(MOD([.E955];60);&quot;00,0&quot;))" office:value-type="string" office:string-value="06 08:23:04,5" calcext:value-type="string">
            <text:p>06 08:23:04,5</text:p>
          </table:table-cell>
          <table:table-cell table:formula="of:=IF ([.J955]&lt;&gt;&quot;&quot;;[.J955]+[.C955];[.G954]+[.C955])" office:value-type="float" office:value="1447044779.5" calcext:value-type="float">
            <text:p>1447044780</text:p>
          </table:table-cell>
          <table:table-cell table:formula="of:=[.G955]/86400+DATEVALUE(&quot;1970-01-01 00:00:00&quot;)" office:value-type="date" office:date-value="2015-11-09T04:52:59.499999" calcext:value-type="date">
            <text:p>2015/11/09 04:52:59</text:p>
          </table:table-cell>
          <table:table-cell table:number-columns-repeated="6"/>
        </table:table-row>
        <table:table-row table:style-name="ro1">
          <table:table-cell table:formula="of:=[.A955]+1" office:value-type="float" office:value="955" calcext:value-type="float">
            <text:p>955</text:p>
          </table:table-cell>
          <table:table-cell table:formula="of:=[.A956]*1000*50" office:value-type="float" office:value="47750000" calcext:value-type="float">
            <text:p>47750000</text:p>
          </table:table-cell>
          <table:table-cell office:value-type="float" office:value="541.1" calcext:value-type="float">
            <text:p>541,1</text:p>
          </table:table-cell>
          <table:table-cell table:style-name="ce10" table:formula="of:=CONCATENATE(TEXT(MOD(INT([.C956]/60);60);&quot;00&quot;);&quot;:&quot;;TEXT(MOD([.C956];60);&quot;00,0&quot;))" office:value-type="string" office:string-value="09:01,1" calcext:value-type="string">
            <text:p>09:01,1</text:p>
          </table:table-cell>
          <table:table-cell table:formula="of:=[.C956]+[.E955]" office:value-type="float" office:value="549125.6" calcext:value-type="float">
            <text:p>549125,6</text:p>
          </table:table-cell>
          <table:table-cell table:formula="of:=CONCATENATE(TEXT(INT([.E956]/(60*60*24));&quot;00&quot;);&quot; &quot;;TEXT(MOD(INT([.E956]/(60*60));24);&quot;00&quot;);&quot;:&quot;;TEXT(MOD(INT([.E956]/60);60);&quot;00&quot;);&quot;:&quot;;TEXT(MOD([.E956];60);&quot;00,0&quot;))" office:value-type="string" office:string-value="06 08:32:05,6" calcext:value-type="string">
            <text:p>06 08:32:05,6</text:p>
          </table:table-cell>
          <table:table-cell table:formula="of:=IF ([.J956]&lt;&gt;&quot;&quot;;[.J956]+[.C956];[.G955]+[.C956])" office:value-type="float" office:value="1447045320.6" calcext:value-type="float">
            <text:p>1447045321</text:p>
          </table:table-cell>
          <table:table-cell table:formula="of:=[.G956]/86400+DATEVALUE(&quot;1970-01-01 00:00:00&quot;)" office:value-type="date" office:date-value="2015-11-09T05:02:00.599999" calcext:value-type="date">
            <text:p>2015/11/09 05:02:01</text:p>
          </table:table-cell>
          <table:table-cell table:number-columns-repeated="6"/>
        </table:table-row>
        <table:table-row table:style-name="ro1">
          <table:table-cell table:formula="of:=[.A956]+1" office:value-type="float" office:value="956" calcext:value-type="float">
            <text:p>956</text:p>
          </table:table-cell>
          <table:table-cell table:formula="of:=[.A957]*1000*50" office:value-type="float" office:value="47800000" calcext:value-type="float">
            <text:p>47800000</text:p>
          </table:table-cell>
          <table:table-cell office:value-type="float" office:value="541.1" calcext:value-type="float">
            <text:p>541,1</text:p>
          </table:table-cell>
          <table:table-cell table:style-name="ce10" table:formula="of:=CONCATENATE(TEXT(MOD(INT([.C957]/60);60);&quot;00&quot;);&quot;:&quot;;TEXT(MOD([.C957];60);&quot;00,0&quot;))" office:value-type="string" office:string-value="09:01,1" calcext:value-type="string">
            <text:p>09:01,1</text:p>
          </table:table-cell>
          <table:table-cell table:formula="of:=[.C957]+[.E956]" office:value-type="float" office:value="549666.7" calcext:value-type="float">
            <text:p>549666,7</text:p>
          </table:table-cell>
          <table:table-cell table:formula="of:=CONCATENATE(TEXT(INT([.E957]/(60*60*24));&quot;00&quot;);&quot; &quot;;TEXT(MOD(INT([.E957]/(60*60));24);&quot;00&quot;);&quot;:&quot;;TEXT(MOD(INT([.E957]/60);60);&quot;00&quot;);&quot;:&quot;;TEXT(MOD([.E957];60);&quot;00,0&quot;))" office:value-type="string" office:string-value="06 08:41:06,7" calcext:value-type="string">
            <text:p>06 08:41:06,7</text:p>
          </table:table-cell>
          <table:table-cell table:formula="of:=IF ([.J957]&lt;&gt;&quot;&quot;;[.J957]+[.C957];[.G956]+[.C957])" office:value-type="float" office:value="1447045861.7" calcext:value-type="float">
            <text:p>1447045862</text:p>
          </table:table-cell>
          <table:table-cell table:formula="of:=[.G957]/86400+DATEVALUE(&quot;1970-01-01 00:00:00&quot;)" office:value-type="date" office:date-value="2015-11-09T05:11:01.699999" calcext:value-type="date">
            <text:p>2015/11/09 05:11:02</text:p>
          </table:table-cell>
          <table:table-cell table:number-columns-repeated="6"/>
        </table:table-row>
        <table:table-row table:style-name="ro1">
          <table:table-cell table:formula="of:=[.A957]+1" office:value-type="float" office:value="957" calcext:value-type="float">
            <text:p>957</text:p>
          </table:table-cell>
          <table:table-cell table:formula="of:=[.A958]*1000*50" office:value-type="float" office:value="47850000" calcext:value-type="float">
            <text:p>47850000</text:p>
          </table:table-cell>
          <table:table-cell office:value-type="float" office:value="541.1" calcext:value-type="float">
            <text:p>541,1</text:p>
          </table:table-cell>
          <table:table-cell table:style-name="ce10" table:formula="of:=CONCATENATE(TEXT(MOD(INT([.C958]/60);60);&quot;00&quot;);&quot;:&quot;;TEXT(MOD([.C958];60);&quot;00,0&quot;))" office:value-type="string" office:string-value="09:01,1" calcext:value-type="string">
            <text:p>09:01,1</text:p>
          </table:table-cell>
          <table:table-cell table:formula="of:=[.C958]+[.E957]" office:value-type="float" office:value="550207.8" calcext:value-type="float">
            <text:p>550207,8</text:p>
          </table:table-cell>
          <table:table-cell table:formula="of:=CONCATENATE(TEXT(INT([.E958]/(60*60*24));&quot;00&quot;);&quot; &quot;;TEXT(MOD(INT([.E958]/(60*60));24);&quot;00&quot;);&quot;:&quot;;TEXT(MOD(INT([.E958]/60);60);&quot;00&quot;);&quot;:&quot;;TEXT(MOD([.E958];60);&quot;00,0&quot;))" office:value-type="string" office:string-value="06 08:50:07,8" calcext:value-type="string">
            <text:p>06 08:50:07,8</text:p>
          </table:table-cell>
          <table:table-cell table:formula="of:=IF ([.J958]&lt;&gt;&quot;&quot;;[.J958]+[.C958];[.G957]+[.C958])" office:value-type="float" office:value="1447046402.8" calcext:value-type="float">
            <text:p>1447046403</text:p>
          </table:table-cell>
          <table:table-cell table:formula="of:=[.G958]/86400+DATEVALUE(&quot;1970-01-01 00:00:00&quot;)" office:value-type="date" office:date-value="2015-11-09T05:20:02.799998" calcext:value-type="date">
            <text:p>2015/11/09 05:20:03</text:p>
          </table:table-cell>
          <table:table-cell table:number-columns-repeated="6"/>
        </table:table-row>
        <table:table-row table:style-name="ro1">
          <table:table-cell table:formula="of:=[.A958]+1" office:value-type="float" office:value="958" calcext:value-type="float">
            <text:p>958</text:p>
          </table:table-cell>
          <table:table-cell table:formula="of:=[.A959]*1000*50" office:value-type="float" office:value="47900000" calcext:value-type="float">
            <text:p>47900000</text:p>
          </table:table-cell>
          <table:table-cell office:value-type="float" office:value="541.2" calcext:value-type="float">
            <text:p>541,2</text:p>
          </table:table-cell>
          <table:table-cell table:style-name="ce10" table:formula="of:=CONCATENATE(TEXT(MOD(INT([.C959]/60);60);&quot;00&quot;);&quot;:&quot;;TEXT(MOD([.C959];60);&quot;00,0&quot;))" office:value-type="string" office:string-value="09:01,2" calcext:value-type="string">
            <text:p>09:01,2</text:p>
          </table:table-cell>
          <table:table-cell table:formula="of:=[.C959]+[.E958]" office:value-type="float" office:value="550749" calcext:value-type="float">
            <text:p>550749,0</text:p>
          </table:table-cell>
          <table:table-cell table:formula="of:=CONCATENATE(TEXT(INT([.E959]/(60*60*24));&quot;00&quot;);&quot; &quot;;TEXT(MOD(INT([.E959]/(60*60));24);&quot;00&quot;);&quot;:&quot;;TEXT(MOD(INT([.E959]/60);60);&quot;00&quot;);&quot;:&quot;;TEXT(MOD([.E959];60);&quot;00,0&quot;))" office:value-type="string" office:string-value="06 08:59:09,0" calcext:value-type="string">
            <text:p>06 08:59:09,0</text:p>
          </table:table-cell>
          <table:table-cell table:formula="of:=IF ([.J959]&lt;&gt;&quot;&quot;;[.J959]+[.C959];[.G958]+[.C959])" office:value-type="float" office:value="1447046944" calcext:value-type="float">
            <text:p>1447046944</text:p>
          </table:table-cell>
          <table:table-cell table:formula="of:=[.G959]/86400+DATEVALUE(&quot;1970-01-01 00:00:00&quot;)" office:value-type="date" office:date-value="2015-11-09T05:29:03.999999" calcext:value-type="date">
            <text:p>2015/11/09 05:29:04</text:p>
          </table:table-cell>
          <table:table-cell table:number-columns-repeated="6"/>
        </table:table-row>
        <table:table-row table:style-name="ro1">
          <table:table-cell table:formula="of:=[.A959]+1" office:value-type="float" office:value="959" calcext:value-type="float">
            <text:p>959</text:p>
          </table:table-cell>
          <table:table-cell table:formula="of:=[.A960]*1000*50" office:value-type="float" office:value="47950000" calcext:value-type="float">
            <text:p>47950000</text:p>
          </table:table-cell>
          <table:table-cell office:value-type="float" office:value="541.4" calcext:value-type="float">
            <text:p>541,4</text:p>
          </table:table-cell>
          <table:table-cell table:style-name="ce10" table:formula="of:=CONCATENATE(TEXT(MOD(INT([.C960]/60);60);&quot;00&quot;);&quot;:&quot;;TEXT(MOD([.C960];60);&quot;00,0&quot;))" office:value-type="string" office:string-value="09:01,4" calcext:value-type="string">
            <text:p>09:01,4</text:p>
          </table:table-cell>
          <table:table-cell table:formula="of:=[.C960]+[.E959]" office:value-type="float" office:value="551290.4" calcext:value-type="float">
            <text:p>551290,4</text:p>
          </table:table-cell>
          <table:table-cell table:formula="of:=CONCATENATE(TEXT(INT([.E960]/(60*60*24));&quot;00&quot;);&quot; &quot;;TEXT(MOD(INT([.E960]/(60*60));24);&quot;00&quot;);&quot;:&quot;;TEXT(MOD(INT([.E960]/60);60);&quot;00&quot;);&quot;:&quot;;TEXT(MOD([.E960];60);&quot;00,0&quot;))" office:value-type="string" office:string-value="06 09:08:10,4" calcext:value-type="string">
            <text:p>06 09:08:10,4</text:p>
          </table:table-cell>
          <table:table-cell table:formula="of:=IF ([.J960]&lt;&gt;&quot;&quot;;[.J960]+[.C960];[.G959]+[.C960])" office:value-type="float" office:value="1447047485.4" calcext:value-type="float">
            <text:p>1447047485</text:p>
          </table:table-cell>
          <table:table-cell table:formula="of:=[.G960]/86400+DATEVALUE(&quot;1970-01-01 00:00:00&quot;)" office:value-type="date" office:date-value="2015-11-09T05:38:05.399999" calcext:value-type="date">
            <text:p>2015/11/09 05:38:05</text:p>
          </table:table-cell>
          <table:table-cell table:number-columns-repeated="6"/>
        </table:table-row>
        <table:table-row table:style-name="ro1">
          <table:table-cell table:formula="of:=[.A960]+1" office:value-type="float" office:value="960" calcext:value-type="float">
            <text:p>960</text:p>
          </table:table-cell>
          <table:table-cell table:formula="of:=[.A961]*1000*50" office:value-type="float" office:value="48000000" calcext:value-type="float">
            <text:p>48000000</text:p>
          </table:table-cell>
          <table:table-cell office:value-type="float" office:value="541.4" calcext:value-type="float">
            <text:p>541,4</text:p>
          </table:table-cell>
          <table:table-cell table:style-name="ce10" table:formula="of:=CONCATENATE(TEXT(MOD(INT([.C961]/60);60);&quot;00&quot;);&quot;:&quot;;TEXT(MOD([.C961];60);&quot;00,0&quot;))" office:value-type="string" office:string-value="09:01,4" calcext:value-type="string">
            <text:p>09:01,4</text:p>
          </table:table-cell>
          <table:table-cell table:formula="of:=[.C961]+[.E960]" office:value-type="float" office:value="551831.8" calcext:value-type="float">
            <text:p>551831,8</text:p>
          </table:table-cell>
          <table:table-cell table:formula="of:=CONCATENATE(TEXT(INT([.E961]/(60*60*24));&quot;00&quot;);&quot; &quot;;TEXT(MOD(INT([.E961]/(60*60));24);&quot;00&quot;);&quot;:&quot;;TEXT(MOD(INT([.E961]/60);60);&quot;00&quot;);&quot;:&quot;;TEXT(MOD([.E961];60);&quot;00,0&quot;))" office:value-type="string" office:string-value="06 09:17:11,8" calcext:value-type="string">
            <text:p>06 09:17:11,8</text:p>
          </table:table-cell>
          <table:table-cell table:formula="of:=IF ([.J961]&lt;&gt;&quot;&quot;;[.J961]+[.C961];[.G960]+[.C961])" office:value-type="float" office:value="1447048026.8" calcext:value-type="float">
            <text:p>1447048027</text:p>
          </table:table-cell>
          <table:table-cell table:formula="of:=[.G961]/86400+DATEVALUE(&quot;1970-01-01 00:00:00&quot;)" office:value-type="date" office:date-value="2015-11-09T05:47:06.799999" calcext:value-type="date">
            <text:p>2015/11/09 05:47:07</text:p>
          </table:table-cell>
          <table:table-cell table:number-columns-repeated="6"/>
        </table:table-row>
        <table:table-row table:style-name="ro1">
          <table:table-cell table:formula="of:=[.A961]+1" office:value-type="float" office:value="961" calcext:value-type="float">
            <text:p>961</text:p>
          </table:table-cell>
          <table:table-cell table:formula="of:=[.A962]*1000*50" office:value-type="float" office:value="48050000" calcext:value-type="float">
            <text:p>48050000</text:p>
          </table:table-cell>
          <table:table-cell office:value-type="float" office:value="541.4" calcext:value-type="float">
            <text:p>541,4</text:p>
          </table:table-cell>
          <table:table-cell table:style-name="ce10" table:formula="of:=CONCATENATE(TEXT(MOD(INT([.C962]/60);60);&quot;00&quot;);&quot;:&quot;;TEXT(MOD([.C962];60);&quot;00,0&quot;))" office:value-type="string" office:string-value="09:01,4" calcext:value-type="string">
            <text:p>09:01,4</text:p>
          </table:table-cell>
          <table:table-cell table:formula="of:=[.C962]+[.E961]" office:value-type="float" office:value="552373.2" calcext:value-type="float">
            <text:p>552373,2</text:p>
          </table:table-cell>
          <table:table-cell table:formula="of:=CONCATENATE(TEXT(INT([.E962]/(60*60*24));&quot;00&quot;);&quot; &quot;;TEXT(MOD(INT([.E962]/(60*60));24);&quot;00&quot;);&quot;:&quot;;TEXT(MOD(INT([.E962]/60);60);&quot;00&quot;);&quot;:&quot;;TEXT(MOD([.E962];60);&quot;00,0&quot;))" office:value-type="string" office:string-value="06 09:26:13,2" calcext:value-type="string">
            <text:p>06 09:26:13,2</text:p>
          </table:table-cell>
          <table:table-cell table:formula="of:=IF ([.J962]&lt;&gt;&quot;&quot;;[.J962]+[.C962];[.G961]+[.C962])" office:value-type="float" office:value="1447048568.2" calcext:value-type="float">
            <text:p>1447048568</text:p>
          </table:table-cell>
          <table:table-cell table:formula="of:=[.G962]/86400+DATEVALUE(&quot;1970-01-01 00:00:00&quot;)" office:value-type="date" office:date-value="2015-11-09T05:56:08.199999" calcext:value-type="date">
            <text:p>2015/11/09 05:56:08</text:p>
          </table:table-cell>
          <table:table-cell table:number-columns-repeated="6"/>
        </table:table-row>
        <table:table-row table:style-name="ro1">
          <table:table-cell table:formula="of:=[.A962]+1" office:value-type="float" office:value="962" calcext:value-type="float">
            <text:p>962</text:p>
          </table:table-cell>
          <table:table-cell table:formula="of:=[.A963]*1000*50" office:value-type="float" office:value="48100000" calcext:value-type="float">
            <text:p>48100000</text:p>
          </table:table-cell>
          <table:table-cell office:value-type="float" office:value="541.4" calcext:value-type="float">
            <text:p>541,4</text:p>
          </table:table-cell>
          <table:table-cell table:style-name="ce10" table:formula="of:=CONCATENATE(TEXT(MOD(INT([.C963]/60);60);&quot;00&quot;);&quot;:&quot;;TEXT(MOD([.C963];60);&quot;00,0&quot;))" office:value-type="string" office:string-value="09:01,4" calcext:value-type="string">
            <text:p>09:01,4</text:p>
          </table:table-cell>
          <table:table-cell table:formula="of:=[.C963]+[.E962]" office:value-type="float" office:value="552914.6" calcext:value-type="float">
            <text:p>552914,6</text:p>
          </table:table-cell>
          <table:table-cell table:formula="of:=CONCATENATE(TEXT(INT([.E963]/(60*60*24));&quot;00&quot;);&quot; &quot;;TEXT(MOD(INT([.E963]/(60*60));24);&quot;00&quot;);&quot;:&quot;;TEXT(MOD(INT([.E963]/60);60);&quot;00&quot;);&quot;:&quot;;TEXT(MOD([.E963];60);&quot;00,0&quot;))" office:value-type="string" office:string-value="06 09:35:14,6" calcext:value-type="string">
            <text:p>06 09:35:14,6</text:p>
          </table:table-cell>
          <table:table-cell table:formula="of:=IF ([.J963]&lt;&gt;&quot;&quot;;[.J963]+[.C963];[.G962]+[.C963])" office:value-type="float" office:value="1447049109.6" calcext:value-type="float">
            <text:p>1447049110</text:p>
          </table:table-cell>
          <table:table-cell table:formula="of:=[.G963]/86400+DATEVALUE(&quot;1970-01-01 00:00:00&quot;)" office:value-type="date" office:date-value="2015-11-09T06:05:09.599999" calcext:value-type="date">
            <text:p>2015/11/09 06:05:10</text:p>
          </table:table-cell>
          <table:table-cell table:number-columns-repeated="6"/>
        </table:table-row>
        <table:table-row table:style-name="ro1">
          <table:table-cell table:formula="of:=[.A963]+1" office:value-type="float" office:value="963" calcext:value-type="float">
            <text:p>963</text:p>
          </table:table-cell>
          <table:table-cell table:formula="of:=[.A964]*1000*50" office:value-type="float" office:value="48150000" calcext:value-type="float">
            <text:p>48150000</text:p>
          </table:table-cell>
          <table:table-cell office:value-type="float" office:value="541.3" calcext:value-type="float">
            <text:p>541,3</text:p>
          </table:table-cell>
          <table:table-cell table:style-name="ce10" table:formula="of:=CONCATENATE(TEXT(MOD(INT([.C964]/60);60);&quot;00&quot;);&quot;:&quot;;TEXT(MOD([.C964];60);&quot;00,0&quot;))" office:value-type="string" office:string-value="09:01,3" calcext:value-type="string">
            <text:p>09:01,3</text:p>
          </table:table-cell>
          <table:table-cell table:formula="of:=[.C964]+[.E963]" office:value-type="float" office:value="553455.9" calcext:value-type="float">
            <text:p>553455,9</text:p>
          </table:table-cell>
          <table:table-cell table:formula="of:=CONCATENATE(TEXT(INT([.E964]/(60*60*24));&quot;00&quot;);&quot; &quot;;TEXT(MOD(INT([.E964]/(60*60));24);&quot;00&quot;);&quot;:&quot;;TEXT(MOD(INT([.E964]/60);60);&quot;00&quot;);&quot;:&quot;;TEXT(MOD([.E964];60);&quot;00,0&quot;))" office:value-type="string" office:string-value="06 09:44:15,9" calcext:value-type="string">
            <text:p>06 09:44:15,9</text:p>
          </table:table-cell>
          <table:table-cell table:formula="of:=IF ([.J964]&lt;&gt;&quot;&quot;;[.J964]+[.C964];[.G963]+[.C964])" office:value-type="float" office:value="1447049650.9" calcext:value-type="float">
            <text:p>1447049651</text:p>
          </table:table-cell>
          <table:table-cell table:formula="of:=[.G964]/86400+DATEVALUE(&quot;1970-01-01 00:00:00&quot;)" office:value-type="date" office:date-value="2015-11-09T06:14:10.899999" calcext:value-type="date">
            <text:p>2015/11/09 06:14:11</text:p>
          </table:table-cell>
          <table:table-cell table:number-columns-repeated="6"/>
        </table:table-row>
        <table:table-row table:style-name="ro1">
          <table:table-cell table:formula="of:=[.A964]+1" office:value-type="float" office:value="964" calcext:value-type="float">
            <text:p>964</text:p>
          </table:table-cell>
          <table:table-cell table:formula="of:=[.A965]*1000*50" office:value-type="float" office:value="48200000" calcext:value-type="float">
            <text:p>48200000</text:p>
          </table:table-cell>
          <table:table-cell office:value-type="float" office:value="541.3" calcext:value-type="float">
            <text:p>541,3</text:p>
          </table:table-cell>
          <table:table-cell table:style-name="ce10" table:formula="of:=CONCATENATE(TEXT(MOD(INT([.C965]/60);60);&quot;00&quot;);&quot;:&quot;;TEXT(MOD([.C965];60);&quot;00,0&quot;))" office:value-type="string" office:string-value="09:01,3" calcext:value-type="string">
            <text:p>09:01,3</text:p>
          </table:table-cell>
          <table:table-cell table:formula="of:=[.C965]+[.E964]" office:value-type="float" office:value="553997.2" calcext:value-type="float">
            <text:p>553997,2</text:p>
          </table:table-cell>
          <table:table-cell table:formula="of:=CONCATENATE(TEXT(INT([.E965]/(60*60*24));&quot;00&quot;);&quot; &quot;;TEXT(MOD(INT([.E965]/(60*60));24);&quot;00&quot;);&quot;:&quot;;TEXT(MOD(INT([.E965]/60);60);&quot;00&quot;);&quot;:&quot;;TEXT(MOD([.E965];60);&quot;00,0&quot;))" office:value-type="string" office:string-value="06 09:53:17,2" calcext:value-type="string">
            <text:p>06 09:53:17,2</text:p>
          </table:table-cell>
          <table:table-cell table:formula="of:=IF ([.J965]&lt;&gt;&quot;&quot;;[.J965]+[.C965];[.G964]+[.C965])" office:value-type="float" office:value="1447050192.2" calcext:value-type="float">
            <text:p>1447050192</text:p>
          </table:table-cell>
          <table:table-cell table:formula="of:=[.G965]/86400+DATEVALUE(&quot;1970-01-01 00:00:00&quot;)" office:value-type="date" office:date-value="2015-11-09T06:23:12.199999" calcext:value-type="date">
            <text:p>2015/11/09 06:23:12</text:p>
          </table:table-cell>
          <table:table-cell table:number-columns-repeated="6"/>
        </table:table-row>
        <table:table-row table:style-name="ro1">
          <table:table-cell table:formula="of:=[.A965]+1" office:value-type="float" office:value="965" calcext:value-type="float">
            <text:p>965</text:p>
          </table:table-cell>
          <table:table-cell table:formula="of:=[.A966]*1000*50" office:value-type="float" office:value="48250000" calcext:value-type="float">
            <text:p>48250000</text:p>
          </table:table-cell>
          <table:table-cell office:value-type="float" office:value="554.6" calcext:value-type="float">
            <text:p>554,6</text:p>
          </table:table-cell>
          <table:table-cell table:style-name="ce10" table:formula="of:=CONCATENATE(TEXT(MOD(INT([.C966]/60);60);&quot;00&quot;);&quot;:&quot;;TEXT(MOD([.C966];60);&quot;00,0&quot;))" office:value-type="string" office:string-value="09:14,6" calcext:value-type="string">
            <text:p>09:14,6</text:p>
          </table:table-cell>
          <table:table-cell table:formula="of:=[.C966]+[.E965]" office:value-type="float" office:value="554551.8" calcext:value-type="float">
            <text:p>554551,8</text:p>
          </table:table-cell>
          <table:table-cell table:formula="of:=CONCATENATE(TEXT(INT([.E966]/(60*60*24));&quot;00&quot;);&quot; &quot;;TEXT(MOD(INT([.E966]/(60*60));24);&quot;00&quot;);&quot;:&quot;;TEXT(MOD(INT([.E966]/60);60);&quot;00&quot;);&quot;:&quot;;TEXT(MOD([.E966];60);&quot;00,0&quot;))" office:value-type="string" office:string-value="06 10:02:31,8" calcext:value-type="string">
            <text:p>06 10:02:31,8</text:p>
          </table:table-cell>
          <table:table-cell table:formula="of:=IF ([.J966]&lt;&gt;&quot;&quot;;[.J966]+[.C966];[.G965]+[.C966])" office:value-type="float" office:value="1447050746.8" calcext:value-type="float">
            <text:p>1447050747</text:p>
          </table:table-cell>
          <table:table-cell table:formula="of:=[.G966]/86400+DATEVALUE(&quot;1970-01-01 00:00:00&quot;)" office:value-type="date" office:date-value="2015-11-09T06:32:26.799999" calcext:value-type="date">
            <text:p>2015/11/09 06:32:27</text:p>
          </table:table-cell>
          <table:table-cell table:number-columns-repeated="6"/>
        </table:table-row>
        <table:table-row table:style-name="ro1">
          <table:table-cell table:formula="of:=[.A966]+1" office:value-type="float" office:value="966" calcext:value-type="float">
            <text:p>966</text:p>
          </table:table-cell>
          <table:table-cell table:formula="of:=[.A967]*1000*50" office:value-type="float" office:value="48300000" calcext:value-type="float">
            <text:p>48300000</text:p>
          </table:table-cell>
          <table:table-cell office:value-type="float" office:value="548.1" calcext:value-type="float">
            <text:p>548,1</text:p>
          </table:table-cell>
          <table:table-cell table:style-name="ce10" table:formula="of:=CONCATENATE(TEXT(MOD(INT([.C967]/60);60);&quot;00&quot;);&quot;:&quot;;TEXT(MOD([.C967];60);&quot;00,0&quot;))" office:value-type="string" office:string-value="09:08,1" calcext:value-type="string">
            <text:p>09:08,1</text:p>
          </table:table-cell>
          <table:table-cell table:formula="of:=[.C967]+[.E966]" office:value-type="float" office:value="555099.9" calcext:value-type="float">
            <text:p>555099,9</text:p>
          </table:table-cell>
          <table:table-cell table:formula="of:=CONCATENATE(TEXT(INT([.E967]/(60*60*24));&quot;00&quot;);&quot; &quot;;TEXT(MOD(INT([.E967]/(60*60));24);&quot;00&quot;);&quot;:&quot;;TEXT(MOD(INT([.E967]/60);60);&quot;00&quot;);&quot;:&quot;;TEXT(MOD([.E967];60);&quot;00,0&quot;))" office:value-type="string" office:string-value="06 10:11:39,9" calcext:value-type="string">
            <text:p>06 10:11:39,9</text:p>
          </table:table-cell>
          <table:table-cell table:formula="of:=IF ([.J967]&lt;&gt;&quot;&quot;;[.J967]+[.C967];[.G966]+[.C967])" office:value-type="float" office:value="1447051294.9" calcext:value-type="float">
            <text:p>1447051295</text:p>
          </table:table-cell>
          <table:table-cell table:formula="of:=[.G967]/86400+DATEVALUE(&quot;1970-01-01 00:00:00&quot;)" office:value-type="date" office:date-value="2015-11-09T06:41:34.899999" calcext:value-type="date">
            <text:p>2015/11/09 06:41:35</text:p>
          </table:table-cell>
          <table:table-cell table:number-columns-repeated="6"/>
        </table:table-row>
        <table:table-row table:style-name="ro1">
          <table:table-cell table:formula="of:=[.A967]+1" office:value-type="float" office:value="967" calcext:value-type="float">
            <text:p>967</text:p>
          </table:table-cell>
          <table:table-cell table:formula="of:=[.A968]*1000*50" office:value-type="float" office:value="48350000" calcext:value-type="float">
            <text:p>48350000</text:p>
          </table:table-cell>
          <table:table-cell office:value-type="float" office:value="542" calcext:value-type="float">
            <text:p>542,0</text:p>
          </table:table-cell>
          <table:table-cell table:style-name="ce10" table:formula="of:=CONCATENATE(TEXT(MOD(INT([.C968]/60);60);&quot;00&quot;);&quot;:&quot;;TEXT(MOD([.C968];60);&quot;00,0&quot;))" office:value-type="string" office:string-value="09:02,0" calcext:value-type="string">
            <text:p>09:02,0</text:p>
          </table:table-cell>
          <table:table-cell table:formula="of:=[.C968]+[.E967]" office:value-type="float" office:value="555641.9" calcext:value-type="float">
            <text:p>555641,9</text:p>
          </table:table-cell>
          <table:table-cell table:formula="of:=CONCATENATE(TEXT(INT([.E968]/(60*60*24));&quot;00&quot;);&quot; &quot;;TEXT(MOD(INT([.E968]/(60*60));24);&quot;00&quot;);&quot;:&quot;;TEXT(MOD(INT([.E968]/60);60);&quot;00&quot;);&quot;:&quot;;TEXT(MOD([.E968];60);&quot;00,0&quot;))" office:value-type="string" office:string-value="06 10:20:41,9" calcext:value-type="string">
            <text:p>06 10:20:41,9</text:p>
          </table:table-cell>
          <table:table-cell table:formula="of:=IF ([.J968]&lt;&gt;&quot;&quot;;[.J968]+[.C968];[.G967]+[.C968])" office:value-type="float" office:value="1447051836.9" calcext:value-type="float">
            <text:p>1447051837</text:p>
          </table:table-cell>
          <table:table-cell table:formula="of:=[.G968]/86400+DATEVALUE(&quot;1970-01-01 00:00:00&quot;)" office:value-type="date" office:date-value="2015-11-09T06:50:36.899999" calcext:value-type="date">
            <text:p>2015/11/09 06:50:37</text:p>
          </table:table-cell>
          <table:table-cell table:number-columns-repeated="6"/>
        </table:table-row>
        <table:table-row table:style-name="ro1">
          <table:table-cell table:formula="of:=[.A968]+1" office:value-type="float" office:value="968" calcext:value-type="float">
            <text:p>968</text:p>
          </table:table-cell>
          <table:table-cell table:formula="of:=[.A969]*1000*50" office:value-type="float" office:value="48400000" calcext:value-type="float">
            <text:p>48400000</text:p>
          </table:table-cell>
          <table:table-cell office:value-type="float" office:value="543.1" calcext:value-type="float">
            <text:p>543,1</text:p>
          </table:table-cell>
          <table:table-cell table:style-name="ce10" table:formula="of:=CONCATENATE(TEXT(MOD(INT([.C969]/60);60);&quot;00&quot;);&quot;:&quot;;TEXT(MOD([.C969];60);&quot;00,0&quot;))" office:value-type="string" office:string-value="09:03,1" calcext:value-type="string">
            <text:p>09:03,1</text:p>
          </table:table-cell>
          <table:table-cell table:formula="of:=[.C969]+[.E968]" office:value-type="float" office:value="556185" calcext:value-type="float">
            <text:p>556185,0</text:p>
          </table:table-cell>
          <table:table-cell table:formula="of:=CONCATENATE(TEXT(INT([.E969]/(60*60*24));&quot;00&quot;);&quot; &quot;;TEXT(MOD(INT([.E969]/(60*60));24);&quot;00&quot;);&quot;:&quot;;TEXT(MOD(INT([.E969]/60);60);&quot;00&quot;);&quot;:&quot;;TEXT(MOD([.E969];60);&quot;00,0&quot;))" office:value-type="string" office:string-value="06 10:29:45,0" calcext:value-type="string">
            <text:p>06 10:29:45,0</text:p>
          </table:table-cell>
          <table:table-cell table:formula="of:=IF ([.J969]&lt;&gt;&quot;&quot;;[.J969]+[.C969];[.G968]+[.C969])" office:value-type="float" office:value="1447052380" calcext:value-type="float">
            <text:p>1447052380</text:p>
          </table:table-cell>
          <table:table-cell table:formula="of:=[.G969]/86400+DATEVALUE(&quot;1970-01-01 00:00:00&quot;)" office:value-type="date" office:date-value="2015-11-09T06:59:39.999999" calcext:value-type="date">
            <text:p>2015/11/09 06:59:40</text:p>
          </table:table-cell>
          <table:table-cell table:number-columns-repeated="6"/>
        </table:table-row>
        <table:table-row table:style-name="ro1">
          <table:table-cell table:formula="of:=[.A969]+1" office:value-type="float" office:value="969" calcext:value-type="float">
            <text:p>969</text:p>
          </table:table-cell>
          <table:table-cell table:formula="of:=[.A970]*1000*50" office:value-type="float" office:value="48450000" calcext:value-type="float">
            <text:p>48450000</text:p>
          </table:table-cell>
          <table:table-cell office:value-type="float" office:value="548.2" calcext:value-type="float">
            <text:p>548,2</text:p>
          </table:table-cell>
          <table:table-cell table:style-name="ce10" table:formula="of:=CONCATENATE(TEXT(MOD(INT([.C970]/60);60);&quot;00&quot;);&quot;:&quot;;TEXT(MOD([.C970];60);&quot;00,0&quot;))" office:value-type="string" office:string-value="09:08,2" calcext:value-type="string">
            <text:p>09:08,2</text:p>
          </table:table-cell>
          <table:table-cell table:formula="of:=[.C970]+[.E969]" office:value-type="float" office:value="556733.2" calcext:value-type="float">
            <text:p>556733,2</text:p>
          </table:table-cell>
          <table:table-cell table:formula="of:=CONCATENATE(TEXT(INT([.E970]/(60*60*24));&quot;00&quot;);&quot; &quot;;TEXT(MOD(INT([.E970]/(60*60));24);&quot;00&quot;);&quot;:&quot;;TEXT(MOD(INT([.E970]/60);60);&quot;00&quot;);&quot;:&quot;;TEXT(MOD([.E970];60);&quot;00,0&quot;))" office:value-type="string" office:string-value="06 10:38:53,2" calcext:value-type="string">
            <text:p>06 10:38:53,2</text:p>
          </table:table-cell>
          <table:table-cell table:formula="of:=IF ([.J970]&lt;&gt;&quot;&quot;;[.J970]+[.C970];[.G969]+[.C970])" office:value-type="float" office:value="1447052928.2" calcext:value-type="float">
            <text:p>1447052928</text:p>
          </table:table-cell>
          <table:table-cell table:formula="of:=[.G970]/86400+DATEVALUE(&quot;1970-01-01 00:00:00&quot;)" office:value-type="date" office:date-value="2015-11-09T07:08:48.199999" calcext:value-type="date">
            <text:p>2015/11/09 07:08:48</text:p>
          </table:table-cell>
          <table:table-cell table:number-columns-repeated="6"/>
        </table:table-row>
        <table:table-row table:style-name="ro1">
          <table:table-cell table:formula="of:=[.A970]+1" office:value-type="float" office:value="970" calcext:value-type="float">
            <text:p>970</text:p>
          </table:table-cell>
          <table:table-cell table:formula="of:=[.A971]*1000*50" office:value-type="float" office:value="48500000" calcext:value-type="float">
            <text:p>48500000</text:p>
          </table:table-cell>
          <table:table-cell office:value-type="float" office:value="546.5" calcext:value-type="float">
            <text:p>546,5</text:p>
          </table:table-cell>
          <table:table-cell table:style-name="ce10" table:formula="of:=CONCATENATE(TEXT(MOD(INT([.C971]/60);60);&quot;00&quot;);&quot;:&quot;;TEXT(MOD([.C971];60);&quot;00,0&quot;))" office:value-type="string" office:string-value="09:06,5" calcext:value-type="string">
            <text:p>09:06,5</text:p>
          </table:table-cell>
          <table:table-cell table:formula="of:=[.C971]+[.E970]" office:value-type="float" office:value="557279.7" calcext:value-type="float">
            <text:p>557279,7</text:p>
          </table:table-cell>
          <table:table-cell table:formula="of:=CONCATENATE(TEXT(INT([.E971]/(60*60*24));&quot;00&quot;);&quot; &quot;;TEXT(MOD(INT([.E971]/(60*60));24);&quot;00&quot;);&quot;:&quot;;TEXT(MOD(INT([.E971]/60);60);&quot;00&quot;);&quot;:&quot;;TEXT(MOD([.E971];60);&quot;00,0&quot;))" office:value-type="string" office:string-value="06 10:47:59,7" calcext:value-type="string">
            <text:p>06 10:47:59,7</text:p>
          </table:table-cell>
          <table:table-cell table:formula="of:=IF ([.J971]&lt;&gt;&quot;&quot;;[.J971]+[.C971];[.G970]+[.C971])" office:value-type="float" office:value="1447053474.7" calcext:value-type="float">
            <text:p>1447053475</text:p>
          </table:table-cell>
          <table:table-cell table:formula="of:=[.G971]/86400+DATEVALUE(&quot;1970-01-01 00:00:00&quot;)" office:value-type="date" office:date-value="2015-11-09T07:17:54.699999" calcext:value-type="date">
            <text:p>2015/11/09 07:17:55</text:p>
          </table:table-cell>
          <table:table-cell table:number-columns-repeated="6"/>
        </table:table-row>
        <table:table-row table:style-name="ro1">
          <table:table-cell table:formula="of:=[.A971]+1" office:value-type="float" office:value="971" calcext:value-type="float">
            <text:p>971</text:p>
          </table:table-cell>
          <table:table-cell table:formula="of:=[.A972]*1000*50" office:value-type="float" office:value="48550000" calcext:value-type="float">
            <text:p>48550000</text:p>
          </table:table-cell>
          <table:table-cell office:value-type="float" office:value="540.9" calcext:value-type="float">
            <text:p>540,9</text:p>
          </table:table-cell>
          <table:table-cell table:style-name="ce10" table:formula="of:=CONCATENATE(TEXT(MOD(INT([.C972]/60);60);&quot;00&quot;);&quot;:&quot;;TEXT(MOD([.C972];60);&quot;00,0&quot;))" office:value-type="string" office:string-value="09:00,9" calcext:value-type="string">
            <text:p>09:00,9</text:p>
          </table:table-cell>
          <table:table-cell table:formula="of:=[.C972]+[.E971]" office:value-type="float" office:value="557820.6" calcext:value-type="float">
            <text:p>557820,6</text:p>
          </table:table-cell>
          <table:table-cell table:formula="of:=CONCATENATE(TEXT(INT([.E972]/(60*60*24));&quot;00&quot;);&quot; &quot;;TEXT(MOD(INT([.E972]/(60*60));24);&quot;00&quot;);&quot;:&quot;;TEXT(MOD(INT([.E972]/60);60);&quot;00&quot;);&quot;:&quot;;TEXT(MOD([.E972];60);&quot;00,0&quot;))" office:value-type="string" office:string-value="06 10:57:00,6" calcext:value-type="string">
            <text:p>06 10:57:00,6</text:p>
          </table:table-cell>
          <table:table-cell table:formula="of:=IF ([.J972]&lt;&gt;&quot;&quot;;[.J972]+[.C972];[.G971]+[.C972])" office:value-type="float" office:value="1447054015.6" calcext:value-type="float">
            <text:p>1447054016</text:p>
          </table:table-cell>
          <table:table-cell table:formula="of:=[.G972]/86400+DATEVALUE(&quot;1970-01-01 00:00:00&quot;)" office:value-type="date" office:date-value="2015-11-09T07:26:55.599999" calcext:value-type="date">
            <text:p>2015/11/09 07:26:56</text:p>
          </table:table-cell>
          <table:table-cell table:number-columns-repeated="6"/>
        </table:table-row>
        <table:table-row table:style-name="ro1">
          <table:table-cell table:formula="of:=[.A972]+1" office:value-type="float" office:value="972" calcext:value-type="float">
            <text:p>972</text:p>
          </table:table-cell>
          <table:table-cell table:formula="of:=[.A973]*1000*50" office:value-type="float" office:value="48600000" calcext:value-type="float">
            <text:p>48600000</text:p>
          </table:table-cell>
          <table:table-cell office:value-type="float" office:value="540" calcext:value-type="float">
            <text:p>540,0</text:p>
          </table:table-cell>
          <table:table-cell table:style-name="ce10" table:formula="of:=CONCATENATE(TEXT(MOD(INT([.C973]/60);60);&quot;00&quot;);&quot;:&quot;;TEXT(MOD([.C973];60);&quot;00,0&quot;))" office:value-type="string" office:string-value="09:00,0" calcext:value-type="string">
            <text:p>09:00,0</text:p>
          </table:table-cell>
          <table:table-cell table:formula="of:=[.C973]+[.E972]" office:value-type="float" office:value="558360.6" calcext:value-type="float">
            <text:p>558360,6</text:p>
          </table:table-cell>
          <table:table-cell table:formula="of:=CONCATENATE(TEXT(INT([.E973]/(60*60*24));&quot;00&quot;);&quot; &quot;;TEXT(MOD(INT([.E973]/(60*60));24);&quot;00&quot;);&quot;:&quot;;TEXT(MOD(INT([.E973]/60);60);&quot;00&quot;);&quot;:&quot;;TEXT(MOD([.E973];60);&quot;00,0&quot;))" office:value-type="string" office:string-value="06 11:06:00,6" calcext:value-type="string">
            <text:p>06 11:06:00,6</text:p>
          </table:table-cell>
          <table:table-cell table:formula="of:=IF ([.J973]&lt;&gt;&quot;&quot;;[.J973]+[.C973];[.G972]+[.C973])" office:value-type="float" office:value="1447054555.6" calcext:value-type="float">
            <text:p>1447054556</text:p>
          </table:table-cell>
          <table:table-cell table:formula="of:=[.G973]/86400+DATEVALUE(&quot;1970-01-01 00:00:00&quot;)" office:value-type="date" office:date-value="2015-11-09T07:35:55.599999" calcext:value-type="date">
            <text:p>2015/11/09 07:35:56</text:p>
          </table:table-cell>
          <table:table-cell table:number-columns-repeated="6"/>
        </table:table-row>
        <table:table-row table:style-name="ro1">
          <table:table-cell table:formula="of:=[.A973]+1" office:value-type="float" office:value="973" calcext:value-type="float">
            <text:p>973</text:p>
          </table:table-cell>
          <table:table-cell table:formula="of:=[.A974]*1000*50" office:value-type="float" office:value="48650000" calcext:value-type="float">
            <text:p>48650000</text:p>
          </table:table-cell>
          <table:table-cell office:value-type="float" office:value="539.9" calcext:value-type="float">
            <text:p>539,9</text:p>
          </table:table-cell>
          <table:table-cell table:style-name="ce10" table:formula="of:=CONCATENATE(TEXT(MOD(INT([.C974]/60);60);&quot;00&quot;);&quot;:&quot;;TEXT(MOD([.C974];60);&quot;00,0&quot;))" office:value-type="string" office:string-value="08:59,9" calcext:value-type="string">
            <text:p>08:59,9</text:p>
          </table:table-cell>
          <table:table-cell table:formula="of:=[.C974]+[.E973]" office:value-type="float" office:value="558900.5" calcext:value-type="float">
            <text:p>558900,5</text:p>
          </table:table-cell>
          <table:table-cell table:formula="of:=CONCATENATE(TEXT(INT([.E974]/(60*60*24));&quot;00&quot;);&quot; &quot;;TEXT(MOD(INT([.E974]/(60*60));24);&quot;00&quot;);&quot;:&quot;;TEXT(MOD(INT([.E974]/60);60);&quot;00&quot;);&quot;:&quot;;TEXT(MOD([.E974];60);&quot;00,0&quot;))" office:value-type="string" office:string-value="06 11:15:00,5" calcext:value-type="string">
            <text:p>06 11:15:00,5</text:p>
          </table:table-cell>
          <table:table-cell table:formula="of:=IF ([.J974]&lt;&gt;&quot;&quot;;[.J974]+[.C974];[.G973]+[.C974])" office:value-type="float" office:value="1447055095.5" calcext:value-type="float">
            <text:p>1447055096</text:p>
          </table:table-cell>
          <table:table-cell table:formula="of:=[.G974]/86400+DATEVALUE(&quot;1970-01-01 00:00:00&quot;)" office:value-type="date" office:date-value="2015-11-09T07:44:55.499999" calcext:value-type="date">
            <text:p>2015/11/09 07:44:55</text:p>
          </table:table-cell>
          <table:table-cell table:number-columns-repeated="6"/>
        </table:table-row>
        <table:table-row table:style-name="ro1">
          <table:table-cell table:formula="of:=[.A974]+1" office:value-type="float" office:value="974" calcext:value-type="float">
            <text:p>974</text:p>
          </table:table-cell>
          <table:table-cell table:formula="of:=[.A975]*1000*50" office:value-type="float" office:value="48700000" calcext:value-type="float">
            <text:p>48700000</text:p>
          </table:table-cell>
          <table:table-cell office:value-type="float" office:value="545.6" calcext:value-type="float">
            <text:p>545,6</text:p>
          </table:table-cell>
          <table:table-cell table:style-name="ce10" table:formula="of:=CONCATENATE(TEXT(MOD(INT([.C975]/60);60);&quot;00&quot;);&quot;:&quot;;TEXT(MOD([.C975];60);&quot;00,0&quot;))" office:value-type="string" office:string-value="09:05,6" calcext:value-type="string">
            <text:p>09:05,6</text:p>
          </table:table-cell>
          <table:table-cell table:formula="of:=[.C975]+[.E974]" office:value-type="float" office:value="559446.1" calcext:value-type="float">
            <text:p>559446,1</text:p>
          </table:table-cell>
          <table:table-cell table:formula="of:=CONCATENATE(TEXT(INT([.E975]/(60*60*24));&quot;00&quot;);&quot; &quot;;TEXT(MOD(INT([.E975]/(60*60));24);&quot;00&quot;);&quot;:&quot;;TEXT(MOD(INT([.E975]/60);60);&quot;00&quot;);&quot;:&quot;;TEXT(MOD([.E975];60);&quot;00,0&quot;))" office:value-type="string" office:string-value="06 11:24:06,1" calcext:value-type="string">
            <text:p>06 11:24:06,1</text:p>
          </table:table-cell>
          <table:table-cell table:formula="of:=IF ([.J975]&lt;&gt;&quot;&quot;;[.J975]+[.C975];[.G974]+[.C975])" office:value-type="float" office:value="1447055641.1" calcext:value-type="float">
            <text:p>1447055641</text:p>
          </table:table-cell>
          <table:table-cell table:formula="of:=[.G975]/86400+DATEVALUE(&quot;1970-01-01 00:00:00&quot;)" office:value-type="date" office:date-value="2015-11-09T07:54:01.099999" calcext:value-type="date">
            <text:p>2015/11/09 07:54:01</text:p>
          </table:table-cell>
          <table:table-cell table:number-columns-repeated="6"/>
        </table:table-row>
        <table:table-row table:style-name="ro1">
          <table:table-cell table:formula="of:=[.A975]+1" office:value-type="float" office:value="975" calcext:value-type="float">
            <text:p>975</text:p>
          </table:table-cell>
          <table:table-cell table:formula="of:=[.A976]*1000*50" office:value-type="float" office:value="48750000" calcext:value-type="float">
            <text:p>48750000</text:p>
          </table:table-cell>
          <table:table-cell office:value-type="float" office:value="539.9" calcext:value-type="float">
            <text:p>539,9</text:p>
          </table:table-cell>
          <table:table-cell table:style-name="ce10" table:formula="of:=CONCATENATE(TEXT(MOD(INT([.C976]/60);60);&quot;00&quot;);&quot;:&quot;;TEXT(MOD([.C976];60);&quot;00,0&quot;))" office:value-type="string" office:string-value="08:59,9" calcext:value-type="string">
            <text:p>08:59,9</text:p>
          </table:table-cell>
          <table:table-cell table:formula="of:=[.C976]+[.E975]" office:value-type="float" office:value="559986" calcext:value-type="float">
            <text:p>559986,0</text:p>
          </table:table-cell>
          <table:table-cell table:formula="of:=CONCATENATE(TEXT(INT([.E976]/(60*60*24));&quot;00&quot;);&quot; &quot;;TEXT(MOD(INT([.E976]/(60*60));24);&quot;00&quot;);&quot;:&quot;;TEXT(MOD(INT([.E976]/60);60);&quot;00&quot;);&quot;:&quot;;TEXT(MOD([.E976];60);&quot;00,0&quot;))" office:value-type="string" office:string-value="06 11:33:06,0" calcext:value-type="string">
            <text:p>06 11:33:06,0</text:p>
          </table:table-cell>
          <table:table-cell table:formula="of:=IF ([.J976]&lt;&gt;&quot;&quot;;[.J976]+[.C976];[.G975]+[.C976])" office:value-type="float" office:value="1447056181" calcext:value-type="float">
            <text:p>1447056181</text:p>
          </table:table-cell>
          <table:table-cell table:formula="of:=[.G976]/86400+DATEVALUE(&quot;1970-01-01 00:00:00&quot;)" office:value-type="date" office:date-value="2015-11-09T08:03:00.999999" calcext:value-type="date">
            <text:p>2015/11/09 08:03:01</text:p>
          </table:table-cell>
          <table:table-cell table:number-columns-repeated="6"/>
        </table:table-row>
        <table:table-row table:style-name="ro1">
          <table:table-cell table:formula="of:=[.A976]+1" office:value-type="float" office:value="976" calcext:value-type="float">
            <text:p>976</text:p>
          </table:table-cell>
          <table:table-cell table:formula="of:=[.A977]*1000*50" office:value-type="float" office:value="48800000" calcext:value-type="float">
            <text:p>48800000</text:p>
          </table:table-cell>
          <table:table-cell office:value-type="float" office:value="539.8" calcext:value-type="float">
            <text:p>539,8</text:p>
          </table:table-cell>
          <table:table-cell table:style-name="ce10" table:formula="of:=CONCATENATE(TEXT(MOD(INT([.C977]/60);60);&quot;00&quot;);&quot;:&quot;;TEXT(MOD([.C977];60);&quot;00,0&quot;))" office:value-type="string" office:string-value="08:59,8" calcext:value-type="string">
            <text:p>08:59,8</text:p>
          </table:table-cell>
          <table:table-cell table:formula="of:=[.C977]+[.E976]" office:value-type="float" office:value="560525.8" calcext:value-type="float">
            <text:p>560525,8</text:p>
          </table:table-cell>
          <table:table-cell table:formula="of:=CONCATENATE(TEXT(INT([.E977]/(60*60*24));&quot;00&quot;);&quot; &quot;;TEXT(MOD(INT([.E977]/(60*60));24);&quot;00&quot;);&quot;:&quot;;TEXT(MOD(INT([.E977]/60);60);&quot;00&quot;);&quot;:&quot;;TEXT(MOD([.E977];60);&quot;00,0&quot;))" office:value-type="string" office:string-value="06 11:42:05,8" calcext:value-type="string">
            <text:p>06 11:42:05,8</text:p>
          </table:table-cell>
          <table:table-cell table:formula="of:=IF ([.J977]&lt;&gt;&quot;&quot;;[.J977]+[.C977];[.G976]+[.C977])" office:value-type="float" office:value="1447056720.8" calcext:value-type="float">
            <text:p>1447056721</text:p>
          </table:table-cell>
          <table:table-cell table:formula="of:=[.G977]/86400+DATEVALUE(&quot;1970-01-01 00:00:00&quot;)" office:value-type="date" office:date-value="2015-11-09T08:12:00.799999" calcext:value-type="date">
            <text:p>2015/11/09 08:12:01</text:p>
          </table:table-cell>
          <table:table-cell table:number-columns-repeated="6"/>
        </table:table-row>
        <table:table-row table:style-name="ro1">
          <table:table-cell table:formula="of:=[.A977]+1" office:value-type="float" office:value="977" calcext:value-type="float">
            <text:p>977</text:p>
          </table:table-cell>
          <table:table-cell table:formula="of:=[.A978]*1000*50" office:value-type="float" office:value="48850000" calcext:value-type="float">
            <text:p>48850000</text:p>
          </table:table-cell>
          <table:table-cell office:value-type="float" office:value="539.9" calcext:value-type="float">
            <text:p>539,9</text:p>
          </table:table-cell>
          <table:table-cell table:style-name="ce10" table:formula="of:=CONCATENATE(TEXT(MOD(INT([.C978]/60);60);&quot;00&quot;);&quot;:&quot;;TEXT(MOD([.C978];60);&quot;00,0&quot;))" office:value-type="string" office:string-value="08:59,9" calcext:value-type="string">
            <text:p>08:59,9</text:p>
          </table:table-cell>
          <table:table-cell table:formula="of:=[.C978]+[.E977]" office:value-type="float" office:value="561065.7" calcext:value-type="float">
            <text:p>561065,7</text:p>
          </table:table-cell>
          <table:table-cell table:formula="of:=CONCATENATE(TEXT(INT([.E978]/(60*60*24));&quot;00&quot;);&quot; &quot;;TEXT(MOD(INT([.E978]/(60*60));24);&quot;00&quot;);&quot;:&quot;;TEXT(MOD(INT([.E978]/60);60);&quot;00&quot;);&quot;:&quot;;TEXT(MOD([.E978];60);&quot;00,0&quot;))" office:value-type="string" office:string-value="06 11:51:05,7" calcext:value-type="string">
            <text:p>06 11:51:05,7</text:p>
          </table:table-cell>
          <table:table-cell table:formula="of:=IF ([.J978]&lt;&gt;&quot;&quot;;[.J978]+[.C978];[.G977]+[.C978])" office:value-type="float" office:value="1447057260.7" calcext:value-type="float">
            <text:p>1447057261</text:p>
          </table:table-cell>
          <table:table-cell table:formula="of:=[.G978]/86400+DATEVALUE(&quot;1970-01-01 00:00:00&quot;)" office:value-type="date" office:date-value="2015-11-09T08:21:00.699999" calcext:value-type="date">
            <text:p>2015/11/09 08:21:01</text:p>
          </table:table-cell>
          <table:table-cell table:number-columns-repeated="6"/>
        </table:table-row>
        <table:table-row table:style-name="ro1">
          <table:table-cell table:formula="of:=[.A978]+1" office:value-type="float" office:value="978" calcext:value-type="float">
            <text:p>978</text:p>
          </table:table-cell>
          <table:table-cell table:formula="of:=[.A979]*1000*50" office:value-type="float" office:value="48900000" calcext:value-type="float">
            <text:p>48900000</text:p>
          </table:table-cell>
          <table:table-cell office:value-type="float" office:value="539.8" calcext:value-type="float">
            <text:p>539,8</text:p>
          </table:table-cell>
          <table:table-cell table:style-name="ce10" table:formula="of:=CONCATENATE(TEXT(MOD(INT([.C979]/60);60);&quot;00&quot;);&quot;:&quot;;TEXT(MOD([.C979];60);&quot;00,0&quot;))" office:value-type="string" office:string-value="08:59,8" calcext:value-type="string">
            <text:p>08:59,8</text:p>
          </table:table-cell>
          <table:table-cell table:formula="of:=[.C979]+[.E978]" office:value-type="float" office:value="561605.5" calcext:value-type="float">
            <text:p>561605,5</text:p>
          </table:table-cell>
          <table:table-cell table:formula="of:=CONCATENATE(TEXT(INT([.E979]/(60*60*24));&quot;00&quot;);&quot; &quot;;TEXT(MOD(INT([.E979]/(60*60));24);&quot;00&quot;);&quot;:&quot;;TEXT(MOD(INT([.E979]/60);60);&quot;00&quot;);&quot;:&quot;;TEXT(MOD([.E979];60);&quot;00,0&quot;))" office:value-type="string" office:string-value="06 12:00:05,5" calcext:value-type="string">
            <text:p>06 12:00:05,5</text:p>
          </table:table-cell>
          <table:table-cell table:formula="of:=IF ([.J979]&lt;&gt;&quot;&quot;;[.J979]+[.C979];[.G978]+[.C979])" office:value-type="float" office:value="1447057800.5" calcext:value-type="float">
            <text:p>1447057801</text:p>
          </table:table-cell>
          <table:table-cell table:formula="of:=[.G979]/86400+DATEVALUE(&quot;1970-01-01 00:00:00&quot;)" office:value-type="date" office:date-value="2015-11-09T08:30:00.499999" calcext:value-type="date">
            <text:p>2015/11/09 08:30:00</text:p>
          </table:table-cell>
          <table:table-cell table:number-columns-repeated="6"/>
        </table:table-row>
        <table:table-row table:style-name="ro1">
          <table:table-cell table:formula="of:=[.A979]+1" office:value-type="float" office:value="979" calcext:value-type="float">
            <text:p>979</text:p>
          </table:table-cell>
          <table:table-cell table:formula="of:=[.A980]*1000*50" office:value-type="float" office:value="48950000" calcext:value-type="float">
            <text:p>48950000</text:p>
          </table:table-cell>
          <table:table-cell office:value-type="float" office:value="539.9" calcext:value-type="float">
            <text:p>539,9</text:p>
          </table:table-cell>
          <table:table-cell table:style-name="ce10" table:formula="of:=CONCATENATE(TEXT(MOD(INT([.C980]/60);60);&quot;00&quot;);&quot;:&quot;;TEXT(MOD([.C980];60);&quot;00,0&quot;))" office:value-type="string" office:string-value="08:59,9" calcext:value-type="string">
            <text:p>08:59,9</text:p>
          </table:table-cell>
          <table:table-cell table:formula="of:=[.C980]+[.E979]" office:value-type="float" office:value="562145.4" calcext:value-type="float">
            <text:p>562145,4</text:p>
          </table:table-cell>
          <table:table-cell table:formula="of:=CONCATENATE(TEXT(INT([.E980]/(60*60*24));&quot;00&quot;);&quot; &quot;;TEXT(MOD(INT([.E980]/(60*60));24);&quot;00&quot;);&quot;:&quot;;TEXT(MOD(INT([.E980]/60);60);&quot;00&quot;);&quot;:&quot;;TEXT(MOD([.E980];60);&quot;00,0&quot;))" office:value-type="string" office:string-value="06 12:09:05,4" calcext:value-type="string">
            <text:p>06 12:09:05,4</text:p>
          </table:table-cell>
          <table:table-cell table:formula="of:=IF ([.J980]&lt;&gt;&quot;&quot;;[.J980]+[.C980];[.G979]+[.C980])" office:value-type="float" office:value="1447058340.4" calcext:value-type="float">
            <text:p>1447058340</text:p>
          </table:table-cell>
          <table:table-cell table:formula="of:=[.G980]/86400+DATEVALUE(&quot;1970-01-01 00:00:00&quot;)" office:value-type="date" office:date-value="2015-11-09T08:39:00.399999" calcext:value-type="date">
            <text:p>2015/11/09 08:39:00</text:p>
          </table:table-cell>
          <table:table-cell table:number-columns-repeated="6"/>
        </table:table-row>
        <table:table-row table:style-name="ro1">
          <table:table-cell table:formula="of:=[.A980]+1" office:value-type="float" office:value="980" calcext:value-type="float">
            <text:p>980</text:p>
          </table:table-cell>
          <table:table-cell table:formula="of:=[.A981]*1000*50" office:value-type="float" office:value="49000000" calcext:value-type="float">
            <text:p>49000000</text:p>
          </table:table-cell>
          <table:table-cell office:value-type="float" office:value="539.9" calcext:value-type="float">
            <text:p>539,9</text:p>
          </table:table-cell>
          <table:table-cell table:style-name="ce10" table:formula="of:=CONCATENATE(TEXT(MOD(INT([.C981]/60);60);&quot;00&quot;);&quot;:&quot;;TEXT(MOD([.C981];60);&quot;00,0&quot;))" office:value-type="string" office:string-value="08:59,9" calcext:value-type="string">
            <text:p>08:59,9</text:p>
          </table:table-cell>
          <table:table-cell table:formula="of:=[.C981]+[.E980]" office:value-type="float" office:value="562685.3" calcext:value-type="float">
            <text:p>562685,3</text:p>
          </table:table-cell>
          <table:table-cell table:formula="of:=CONCATENATE(TEXT(INT([.E981]/(60*60*24));&quot;00&quot;);&quot; &quot;;TEXT(MOD(INT([.E981]/(60*60));24);&quot;00&quot;);&quot;:&quot;;TEXT(MOD(INT([.E981]/60);60);&quot;00&quot;);&quot;:&quot;;TEXT(MOD([.E981];60);&quot;00,0&quot;))" office:value-type="string" office:string-value="06 12:18:05,3" calcext:value-type="string">
            <text:p>06 12:18:05,3</text:p>
          </table:table-cell>
          <table:table-cell table:formula="of:=IF ([.J981]&lt;&gt;&quot;&quot;;[.J981]+[.C981];[.G980]+[.C981])" office:value-type="float" office:value="1447058880.3" calcext:value-type="float">
            <text:p>1447058880</text:p>
          </table:table-cell>
          <table:table-cell table:formula="of:=[.G981]/86400+DATEVALUE(&quot;1970-01-01 00:00:00&quot;)" office:value-type="date" office:date-value="2015-11-09T08:48:00.299999" calcext:value-type="date">
            <text:p>2015/11/09 08:48:00</text:p>
          </table:table-cell>
          <table:table-cell table:number-columns-repeated="6"/>
        </table:table-row>
        <table:table-row table:style-name="ro1">
          <table:table-cell table:formula="of:=[.A981]+1" office:value-type="float" office:value="981" calcext:value-type="float">
            <text:p>981</text:p>
          </table:table-cell>
          <table:table-cell table:formula="of:=[.A982]*1000*50" office:value-type="float" office:value="49050000" calcext:value-type="float">
            <text:p>49050000</text:p>
          </table:table-cell>
          <table:table-cell office:value-type="float" office:value="539.9" calcext:value-type="float">
            <text:p>539,9</text:p>
          </table:table-cell>
          <table:table-cell table:style-name="ce10" table:formula="of:=CONCATENATE(TEXT(MOD(INT([.C982]/60);60);&quot;00&quot;);&quot;:&quot;;TEXT(MOD([.C982];60);&quot;00,0&quot;))" office:value-type="string" office:string-value="08:59,9" calcext:value-type="string">
            <text:p>08:59,9</text:p>
          </table:table-cell>
          <table:table-cell table:formula="of:=[.C982]+[.E981]" office:value-type="float" office:value="563225.2" calcext:value-type="float">
            <text:p>563225,2</text:p>
          </table:table-cell>
          <table:table-cell table:formula="of:=CONCATENATE(TEXT(INT([.E982]/(60*60*24));&quot;00&quot;);&quot; &quot;;TEXT(MOD(INT([.E982]/(60*60));24);&quot;00&quot;);&quot;:&quot;;TEXT(MOD(INT([.E982]/60);60);&quot;00&quot;);&quot;:&quot;;TEXT(MOD([.E982];60);&quot;00,0&quot;))" office:value-type="string" office:string-value="06 12:27:05,2" calcext:value-type="string">
            <text:p>06 12:27:05,2</text:p>
          </table:table-cell>
          <table:table-cell table:formula="of:=IF ([.J982]&lt;&gt;&quot;&quot;;[.J982]+[.C982];[.G981]+[.C982])" office:value-type="float" office:value="1447059420.2" calcext:value-type="float">
            <text:p>1447059420</text:p>
          </table:table-cell>
          <table:table-cell table:formula="of:=[.G982]/86400+DATEVALUE(&quot;1970-01-01 00:00:00&quot;)" office:value-type="date" office:date-value="2015-11-09T08:57:00.2" calcext:value-type="date">
            <text:p>2015/11/09 08:57:00</text:p>
          </table:table-cell>
          <table:table-cell table:number-columns-repeated="6"/>
        </table:table-row>
        <table:table-row table:style-name="ro1">
          <table:table-cell table:formula="of:=[.A982]+1" office:value-type="float" office:value="982" calcext:value-type="float">
            <text:p>982</text:p>
          </table:table-cell>
          <table:table-cell table:formula="of:=[.A983]*1000*50" office:value-type="float" office:value="49100000" calcext:value-type="float">
            <text:p>49100000</text:p>
          </table:table-cell>
          <table:table-cell office:value-type="float" office:value="539.8" calcext:value-type="float">
            <text:p>539,8</text:p>
          </table:table-cell>
          <table:table-cell table:style-name="ce10" table:formula="of:=CONCATENATE(TEXT(MOD(INT([.C983]/60);60);&quot;00&quot;);&quot;:&quot;;TEXT(MOD([.C983];60);&quot;00,0&quot;))" office:value-type="string" office:string-value="08:59,8" calcext:value-type="string">
            <text:p>08:59,8</text:p>
          </table:table-cell>
          <table:table-cell table:formula="of:=[.C983]+[.E982]" office:value-type="float" office:value="563765" calcext:value-type="float">
            <text:p>563765,0</text:p>
          </table:table-cell>
          <table:table-cell table:formula="of:=CONCATENATE(TEXT(INT([.E983]/(60*60*24));&quot;00&quot;);&quot; &quot;;TEXT(MOD(INT([.E983]/(60*60));24);&quot;00&quot;);&quot;:&quot;;TEXT(MOD(INT([.E983]/60);60);&quot;00&quot;);&quot;:&quot;;TEXT(MOD([.E983];60);&quot;00,0&quot;))" office:value-type="string" office:string-value="06 12:36:05,0" calcext:value-type="string">
            <text:p>06 12:36:05,0</text:p>
          </table:table-cell>
          <table:table-cell table:formula="of:=IF ([.J983]&lt;&gt;&quot;&quot;;[.J983]+[.C983];[.G982]+[.C983])" office:value-type="float" office:value="1447059960" calcext:value-type="float">
            <text:p>1447059960</text:p>
          </table:table-cell>
          <table:table-cell table:formula="of:=[.G983]/86400+DATEVALUE(&quot;1970-01-01 00:00:00&quot;)" office:value-type="date" office:date-value="2015-11-09T09:05:59.999999" calcext:value-type="date">
            <text:p>2015/11/09 09:06:00</text:p>
          </table:table-cell>
          <table:table-cell table:number-columns-repeated="6"/>
        </table:table-row>
        <table:table-row table:style-name="ro1">
          <table:table-cell table:formula="of:=[.A983]+1" office:value-type="float" office:value="983" calcext:value-type="float">
            <text:p>983</text:p>
          </table:table-cell>
          <table:table-cell table:formula="of:=[.A984]*1000*50" office:value-type="float" office:value="49150000" calcext:value-type="float">
            <text:p>49150000</text:p>
          </table:table-cell>
          <table:table-cell office:value-type="float" office:value="539.9" calcext:value-type="float">
            <text:p>539,9</text:p>
          </table:table-cell>
          <table:table-cell table:style-name="ce10" table:formula="of:=CONCATENATE(TEXT(MOD(INT([.C984]/60);60);&quot;00&quot;);&quot;:&quot;;TEXT(MOD([.C984];60);&quot;00,0&quot;))" office:value-type="string" office:string-value="08:59,9" calcext:value-type="string">
            <text:p>08:59,9</text:p>
          </table:table-cell>
          <table:table-cell table:formula="of:=[.C984]+[.E983]" office:value-type="float" office:value="564304.9" calcext:value-type="float">
            <text:p>564304,9</text:p>
          </table:table-cell>
          <table:table-cell table:formula="of:=CONCATENATE(TEXT(INT([.E984]/(60*60*24));&quot;00&quot;);&quot; &quot;;TEXT(MOD(INT([.E984]/(60*60));24);&quot;00&quot;);&quot;:&quot;;TEXT(MOD(INT([.E984]/60);60);&quot;00&quot;);&quot;:&quot;;TEXT(MOD([.E984];60);&quot;00,0&quot;))" office:value-type="string" office:string-value="06 12:45:04,9" calcext:value-type="string">
            <text:p>06 12:45:04,9</text:p>
          </table:table-cell>
          <table:table-cell table:formula="of:=IF ([.J984]&lt;&gt;&quot;&quot;;[.J984]+[.C984];[.G983]+[.C984])" office:value-type="float" office:value="1447060499.9" calcext:value-type="float">
            <text:p>1447060500</text:p>
          </table:table-cell>
          <table:table-cell table:formula="of:=[.G984]/86400+DATEVALUE(&quot;1970-01-01 00:00:00&quot;)" office:value-type="date" office:date-value="2015-11-09T09:14:59.9" calcext:value-type="date">
            <text:p>2015/11/09 09:15:00</text:p>
          </table:table-cell>
          <table:table-cell table:number-columns-repeated="6"/>
        </table:table-row>
        <table:table-row table:style-name="ro1">
          <table:table-cell table:formula="of:=[.A984]+1" office:value-type="float" office:value="984" calcext:value-type="float">
            <text:p>984</text:p>
          </table:table-cell>
          <table:table-cell table:formula="of:=[.A985]*1000*50" office:value-type="float" office:value="49200000" calcext:value-type="float">
            <text:p>49200000</text:p>
          </table:table-cell>
          <table:table-cell office:value-type="float" office:value="539.8" calcext:value-type="float">
            <text:p>539,8</text:p>
          </table:table-cell>
          <table:table-cell table:style-name="ce10" table:formula="of:=CONCATENATE(TEXT(MOD(INT([.C985]/60);60);&quot;00&quot;);&quot;:&quot;;TEXT(MOD([.C985];60);&quot;00,0&quot;))" office:value-type="string" office:string-value="08:59,8" calcext:value-type="string">
            <text:p>08:59,8</text:p>
          </table:table-cell>
          <table:table-cell table:formula="of:=[.C985]+[.E984]" office:value-type="float" office:value="564844.7" calcext:value-type="float">
            <text:p>564844,7</text:p>
          </table:table-cell>
          <table:table-cell table:formula="of:=CONCATENATE(TEXT(INT([.E985]/(60*60*24));&quot;00&quot;);&quot; &quot;;TEXT(MOD(INT([.E985]/(60*60));24);&quot;00&quot;);&quot;:&quot;;TEXT(MOD(INT([.E985]/60);60);&quot;00&quot;);&quot;:&quot;;TEXT(MOD([.E985];60);&quot;00,0&quot;))" office:value-type="string" office:string-value="06 12:54:04,7" calcext:value-type="string">
            <text:p>06 12:54:04,7</text:p>
          </table:table-cell>
          <table:table-cell table:formula="of:=IF ([.J985]&lt;&gt;&quot;&quot;;[.J985]+[.C985];[.G984]+[.C985])" office:value-type="float" office:value="1447061039.7" calcext:value-type="float">
            <text:p>1447061040</text:p>
          </table:table-cell>
          <table:table-cell table:formula="of:=[.G985]/86400+DATEVALUE(&quot;1970-01-01 00:00:00&quot;)" office:value-type="date" office:date-value="2015-11-09T09:23:59.699999" calcext:value-type="date">
            <text:p>2015/11/09 09:24:00</text:p>
          </table:table-cell>
          <table:table-cell table:number-columns-repeated="6"/>
        </table:table-row>
        <table:table-row table:style-name="ro1">
          <table:table-cell table:formula="of:=[.A985]+1" office:value-type="float" office:value="985" calcext:value-type="float">
            <text:p>985</text:p>
          </table:table-cell>
          <table:table-cell table:formula="of:=[.A986]*1000*50" office:value-type="float" office:value="49250000" calcext:value-type="float">
            <text:p>49250000</text:p>
          </table:table-cell>
          <table:table-cell office:value-type="float" office:value="539.9" calcext:value-type="float">
            <text:p>539,9</text:p>
          </table:table-cell>
          <table:table-cell table:style-name="ce10" table:formula="of:=CONCATENATE(TEXT(MOD(INT([.C986]/60);60);&quot;00&quot;);&quot;:&quot;;TEXT(MOD([.C986];60);&quot;00,0&quot;))" office:value-type="string" office:string-value="08:59,9" calcext:value-type="string">
            <text:p>08:59,9</text:p>
          </table:table-cell>
          <table:table-cell table:formula="of:=[.C986]+[.E985]" office:value-type="float" office:value="565384.6" calcext:value-type="float">
            <text:p>565384,6</text:p>
          </table:table-cell>
          <table:table-cell table:formula="of:=CONCATENATE(TEXT(INT([.E986]/(60*60*24));&quot;00&quot;);&quot; &quot;;TEXT(MOD(INT([.E986]/(60*60));24);&quot;00&quot;);&quot;:&quot;;TEXT(MOD(INT([.E986]/60);60);&quot;00&quot;);&quot;:&quot;;TEXT(MOD([.E986];60);&quot;00,0&quot;))" office:value-type="string" office:string-value="06 13:03:04,6" calcext:value-type="string">
            <text:p>06 13:03:04,6</text:p>
          </table:table-cell>
          <table:table-cell table:formula="of:=IF ([.J986]&lt;&gt;&quot;&quot;;[.J986]+[.C986];[.G985]+[.C986])" office:value-type="float" office:value="1447061579.6" calcext:value-type="float">
            <text:p>1447061580</text:p>
          </table:table-cell>
          <table:table-cell table:formula="of:=[.G986]/86400+DATEVALUE(&quot;1970-01-01 00:00:00&quot;)" office:value-type="date" office:date-value="2015-11-09T09:32:59.6" calcext:value-type="date">
            <text:p>2015/11/09 09:33:00</text:p>
          </table:table-cell>
          <table:table-cell table:number-columns-repeated="6"/>
        </table:table-row>
        <table:table-row table:style-name="ro1">
          <table:table-cell table:formula="of:=[.A986]+1" office:value-type="float" office:value="986" calcext:value-type="float">
            <text:p>986</text:p>
          </table:table-cell>
          <table:table-cell table:formula="of:=[.A987]*1000*50" office:value-type="float" office:value="49300000" calcext:value-type="float">
            <text:p>49300000</text:p>
          </table:table-cell>
          <table:table-cell office:value-type="float" office:value="540" calcext:value-type="float">
            <text:p>540,0</text:p>
          </table:table-cell>
          <table:table-cell table:style-name="ce10" table:formula="of:=CONCATENATE(TEXT(MOD(INT([.C987]/60);60);&quot;00&quot;);&quot;:&quot;;TEXT(MOD([.C987];60);&quot;00,0&quot;))" office:value-type="string" office:string-value="09:00,0" calcext:value-type="string">
            <text:p>09:00,0</text:p>
          </table:table-cell>
          <table:table-cell table:formula="of:=[.C987]+[.E986]" office:value-type="float" office:value="565924.6" calcext:value-type="float">
            <text:p>565924,6</text:p>
          </table:table-cell>
          <table:table-cell table:formula="of:=CONCATENATE(TEXT(INT([.E987]/(60*60*24));&quot;00&quot;);&quot; &quot;;TEXT(MOD(INT([.E987]/(60*60));24);&quot;00&quot;);&quot;:&quot;;TEXT(MOD(INT([.E987]/60);60);&quot;00&quot;);&quot;:&quot;;TEXT(MOD([.E987];60);&quot;00,0&quot;))" office:value-type="string" office:string-value="06 13:12:04,6" calcext:value-type="string">
            <text:p>06 13:12:04,6</text:p>
          </table:table-cell>
          <table:table-cell table:formula="of:=IF ([.J987]&lt;&gt;&quot;&quot;;[.J987]+[.C987];[.G986]+[.C987])" office:value-type="float" office:value="1447062119.6" calcext:value-type="float">
            <text:p>1447062120</text:p>
          </table:table-cell>
          <table:table-cell table:formula="of:=[.G987]/86400+DATEVALUE(&quot;1970-01-01 00:00:00&quot;)" office:value-type="date" office:date-value="2015-11-09T09:41:59.599999" calcext:value-type="date">
            <text:p>2015/11/09 09:42:00</text:p>
          </table:table-cell>
          <table:table-cell table:number-columns-repeated="6"/>
        </table:table-row>
        <table:table-row table:style-name="ro1">
          <table:table-cell table:formula="of:=[.A987]+1" office:value-type="float" office:value="987" calcext:value-type="float">
            <text:p>987</text:p>
          </table:table-cell>
          <table:table-cell table:formula="of:=[.A988]*1000*50" office:value-type="float" office:value="49350000" calcext:value-type="float">
            <text:p>49350000</text:p>
          </table:table-cell>
          <table:table-cell office:value-type="float" office:value="540" calcext:value-type="float">
            <text:p>540,0</text:p>
          </table:table-cell>
          <table:table-cell table:style-name="ce10" table:formula="of:=CONCATENATE(TEXT(MOD(INT([.C988]/60);60);&quot;00&quot;);&quot;:&quot;;TEXT(MOD([.C988];60);&quot;00,0&quot;))" office:value-type="string" office:string-value="09:00,0" calcext:value-type="string">
            <text:p>09:00,0</text:p>
          </table:table-cell>
          <table:table-cell table:formula="of:=[.C988]+[.E987]" office:value-type="float" office:value="566464.6" calcext:value-type="float">
            <text:p>566464,6</text:p>
          </table:table-cell>
          <table:table-cell table:formula="of:=CONCATENATE(TEXT(INT([.E988]/(60*60*24));&quot;00&quot;);&quot; &quot;;TEXT(MOD(INT([.E988]/(60*60));24);&quot;00&quot;);&quot;:&quot;;TEXT(MOD(INT([.E988]/60);60);&quot;00&quot;);&quot;:&quot;;TEXT(MOD([.E988];60);&quot;00,0&quot;))" office:value-type="string" office:string-value="06 13:21:04,6" calcext:value-type="string">
            <text:p>06 13:21:04,6</text:p>
          </table:table-cell>
          <table:table-cell table:formula="of:=IF ([.J988]&lt;&gt;&quot;&quot;;[.J988]+[.C988];[.G987]+[.C988])" office:value-type="float" office:value="1447062659.6" calcext:value-type="float">
            <text:p>1447062660</text:p>
          </table:table-cell>
          <table:table-cell table:formula="of:=[.G988]/86400+DATEVALUE(&quot;1970-01-01 00:00:00&quot;)" office:value-type="date" office:date-value="2015-11-09T09:50:59.6" calcext:value-type="date">
            <text:p>2015/11/09 09:51:00</text:p>
          </table:table-cell>
          <table:table-cell table:number-columns-repeated="6"/>
        </table:table-row>
        <table:table-row table:style-name="ro1">
          <table:table-cell table:formula="of:=[.A988]+1" office:value-type="float" office:value="988" calcext:value-type="float">
            <text:p>988</text:p>
          </table:table-cell>
          <table:table-cell table:formula="of:=[.A989]*1000*50" office:value-type="float" office:value="49400000" calcext:value-type="float">
            <text:p>49400000</text:p>
          </table:table-cell>
          <table:table-cell office:value-type="float" office:value="539.7" calcext:value-type="float">
            <text:p>539,7</text:p>
          </table:table-cell>
          <table:table-cell table:style-name="ce10" table:formula="of:=CONCATENATE(TEXT(MOD(INT([.C989]/60);60);&quot;00&quot;);&quot;:&quot;;TEXT(MOD([.C989];60);&quot;00,0&quot;))" office:value-type="string" office:string-value="08:59,7" calcext:value-type="string">
            <text:p>08:59,7</text:p>
          </table:table-cell>
          <table:table-cell table:formula="of:=[.C989]+[.E988]" office:value-type="float" office:value="567004.3" calcext:value-type="float">
            <text:p>567004,3</text:p>
          </table:table-cell>
          <table:table-cell table:formula="of:=CONCATENATE(TEXT(INT([.E989]/(60*60*24));&quot;00&quot;);&quot; &quot;;TEXT(MOD(INT([.E989]/(60*60));24);&quot;00&quot;);&quot;:&quot;;TEXT(MOD(INT([.E989]/60);60);&quot;00&quot;);&quot;:&quot;;TEXT(MOD([.E989];60);&quot;00,0&quot;))" office:value-type="string" office:string-value="06 13:30:04,3" calcext:value-type="string">
            <text:p>06 13:30:04,3</text:p>
          </table:table-cell>
          <table:table-cell table:formula="of:=IF ([.J989]&lt;&gt;&quot;&quot;;[.J989]+[.C989];[.G988]+[.C989])" office:value-type="float" office:value="1447063199.3" calcext:value-type="float">
            <text:p>1447063199</text:p>
          </table:table-cell>
          <table:table-cell table:formula="of:=[.G989]/86400+DATEVALUE(&quot;1970-01-01 00:00:00&quot;)" office:value-type="date" office:date-value="2015-11-09T09:59:59.299999" calcext:value-type="date">
            <text:p>2015/11/09 09:59:59</text:p>
          </table:table-cell>
          <table:table-cell table:number-columns-repeated="6"/>
        </table:table-row>
        <table:table-row table:style-name="ro1">
          <table:table-cell table:formula="of:=[.A989]+1" office:value-type="float" office:value="989" calcext:value-type="float">
            <text:p>989</text:p>
          </table:table-cell>
          <table:table-cell table:formula="of:=[.A990]*1000*50" office:value-type="float" office:value="49450000" calcext:value-type="float">
            <text:p>49450000</text:p>
          </table:table-cell>
          <table:table-cell office:value-type="float" office:value="539.7" calcext:value-type="float">
            <text:p>539,7</text:p>
          </table:table-cell>
          <table:table-cell table:style-name="ce10" table:formula="of:=CONCATENATE(TEXT(MOD(INT([.C990]/60);60);&quot;00&quot;);&quot;:&quot;;TEXT(MOD([.C990];60);&quot;00,0&quot;))" office:value-type="string" office:string-value="08:59,7" calcext:value-type="string">
            <text:p>08:59,7</text:p>
          </table:table-cell>
          <table:table-cell table:formula="of:=[.C990]+[.E989]" office:value-type="float" office:value="567544" calcext:value-type="float">
            <text:p>567544,0</text:p>
          </table:table-cell>
          <table:table-cell table:formula="of:=CONCATENATE(TEXT(INT([.E990]/(60*60*24));&quot;00&quot;);&quot; &quot;;TEXT(MOD(INT([.E990]/(60*60));24);&quot;00&quot;);&quot;:&quot;;TEXT(MOD(INT([.E990]/60);60);&quot;00&quot;);&quot;:&quot;;TEXT(MOD([.E990];60);&quot;00,0&quot;))" office:value-type="string" office:string-value="06 13:39:04,0" calcext:value-type="string">
            <text:p>06 13:39:04,0</text:p>
          </table:table-cell>
          <table:table-cell table:formula="of:=IF ([.J990]&lt;&gt;&quot;&quot;;[.J990]+[.C990];[.G989]+[.C990])" office:value-type="float" office:value="1447063739" calcext:value-type="float">
            <text:p>1447063739</text:p>
          </table:table-cell>
          <table:table-cell table:formula="of:=[.G990]/86400+DATEVALUE(&quot;1970-01-01 00:00:00&quot;)" office:value-type="date" office:date-value="2015-11-09T10:08:58.999999" calcext:value-type="date">
            <text:p>2015/11/09 10:08:59</text:p>
          </table:table-cell>
          <table:table-cell table:number-columns-repeated="6"/>
        </table:table-row>
        <table:table-row table:style-name="ro1">
          <table:table-cell table:formula="of:=[.A990]+1" office:value-type="float" office:value="990" calcext:value-type="float">
            <text:p>990</text:p>
          </table:table-cell>
          <table:table-cell table:formula="of:=[.A991]*1000*50" office:value-type="float" office:value="49500000" calcext:value-type="float">
            <text:p>49500000</text:p>
          </table:table-cell>
          <table:table-cell office:value-type="float" office:value="539.6" calcext:value-type="float">
            <text:p>539,6</text:p>
          </table:table-cell>
          <table:table-cell table:style-name="ce10" table:formula="of:=CONCATENATE(TEXT(MOD(INT([.C991]/60);60);&quot;00&quot;);&quot;:&quot;;TEXT(MOD([.C991];60);&quot;00,0&quot;))" office:value-type="string" office:string-value="08:59,6" calcext:value-type="string">
            <text:p>08:59,6</text:p>
          </table:table-cell>
          <table:table-cell table:formula="of:=[.C991]+[.E990]" office:value-type="float" office:value="568083.6" calcext:value-type="float">
            <text:p>568083,6</text:p>
          </table:table-cell>
          <table:table-cell table:formula="of:=CONCATENATE(TEXT(INT([.E991]/(60*60*24));&quot;00&quot;);&quot; &quot;;TEXT(MOD(INT([.E991]/(60*60));24);&quot;00&quot;);&quot;:&quot;;TEXT(MOD(INT([.E991]/60);60);&quot;00&quot;);&quot;:&quot;;TEXT(MOD([.E991];60);&quot;00,0&quot;))" office:value-type="string" office:string-value="06 13:48:03,6" calcext:value-type="string">
            <text:p>06 13:48:03,6</text:p>
          </table:table-cell>
          <table:table-cell table:formula="of:=IF ([.J991]&lt;&gt;&quot;&quot;;[.J991]+[.C991];[.G990]+[.C991])" office:value-type="float" office:value="1447064278.6" calcext:value-type="float">
            <text:p>1447064279</text:p>
          </table:table-cell>
          <table:table-cell table:formula="of:=[.G991]/86400+DATEVALUE(&quot;1970-01-01 00:00:00&quot;)" office:value-type="date" office:date-value="2015-11-09T10:17:58.599999" calcext:value-type="date">
            <text:p>2015/11/09 10:17:59</text:p>
          </table:table-cell>
          <table:table-cell table:number-columns-repeated="6"/>
        </table:table-row>
        <table:table-row table:style-name="ro1">
          <table:table-cell table:formula="of:=[.A991]+1" office:value-type="float" office:value="991" calcext:value-type="float">
            <text:p>991</text:p>
          </table:table-cell>
          <table:table-cell table:formula="of:=[.A992]*1000*50" office:value-type="float" office:value="49550000" calcext:value-type="float">
            <text:p>49550000</text:p>
          </table:table-cell>
          <table:table-cell office:value-type="float" office:value="539.7" calcext:value-type="float">
            <text:p>539,7</text:p>
          </table:table-cell>
          <table:table-cell table:style-name="ce10" table:formula="of:=CONCATENATE(TEXT(MOD(INT([.C992]/60);60);&quot;00&quot;);&quot;:&quot;;TEXT(MOD([.C992];60);&quot;00,0&quot;))" office:value-type="string" office:string-value="08:59,7" calcext:value-type="string">
            <text:p>08:59,7</text:p>
          </table:table-cell>
          <table:table-cell table:formula="of:=[.C992]+[.E991]" office:value-type="float" office:value="568623.3" calcext:value-type="float">
            <text:p>568623,3</text:p>
          </table:table-cell>
          <table:table-cell table:formula="of:=CONCATENATE(TEXT(INT([.E992]/(60*60*24));&quot;00&quot;);&quot; &quot;;TEXT(MOD(INT([.E992]/(60*60));24);&quot;00&quot;);&quot;:&quot;;TEXT(MOD(INT([.E992]/60);60);&quot;00&quot;);&quot;:&quot;;TEXT(MOD([.E992];60);&quot;00,0&quot;))" office:value-type="string" office:string-value="06 13:57:03,3" calcext:value-type="string">
            <text:p>06 13:57:03,3</text:p>
          </table:table-cell>
          <table:table-cell table:formula="of:=IF ([.J992]&lt;&gt;&quot;&quot;;[.J992]+[.C992];[.G991]+[.C992])" office:value-type="float" office:value="1447064818.3" calcext:value-type="float">
            <text:p>1447064818</text:p>
          </table:table-cell>
          <table:table-cell table:formula="of:=[.G992]/86400+DATEVALUE(&quot;1970-01-01 00:00:00&quot;)" office:value-type="date" office:date-value="2015-11-09T10:26:58.3" calcext:value-type="date">
            <text:p>2015/11/09 10:26:58</text:p>
          </table:table-cell>
          <table:table-cell table:number-columns-repeated="6"/>
        </table:table-row>
        <table:table-row table:style-name="ro1">
          <table:table-cell table:formula="of:=[.A992]+1" office:value-type="float" office:value="992" calcext:value-type="float">
            <text:p>992</text:p>
          </table:table-cell>
          <table:table-cell table:formula="of:=[.A993]*1000*50" office:value-type="float" office:value="49600000" calcext:value-type="float">
            <text:p>49600000</text:p>
          </table:table-cell>
          <table:table-cell office:value-type="float" office:value="539.7" calcext:value-type="float">
            <text:p>539,7</text:p>
          </table:table-cell>
          <table:table-cell table:style-name="ce10" table:formula="of:=CONCATENATE(TEXT(MOD(INT([.C993]/60);60);&quot;00&quot;);&quot;:&quot;;TEXT(MOD([.C993];60);&quot;00,0&quot;))" office:value-type="string" office:string-value="08:59,7" calcext:value-type="string">
            <text:p>08:59,7</text:p>
          </table:table-cell>
          <table:table-cell table:formula="of:=[.C993]+[.E992]" office:value-type="float" office:value="569163" calcext:value-type="float">
            <text:p>569163,0</text:p>
          </table:table-cell>
          <table:table-cell table:formula="of:=CONCATENATE(TEXT(INT([.E993]/(60*60*24));&quot;00&quot;);&quot; &quot;;TEXT(MOD(INT([.E993]/(60*60));24);&quot;00&quot;);&quot;:&quot;;TEXT(MOD(INT([.E993]/60);60);&quot;00&quot;);&quot;:&quot;;TEXT(MOD([.E993];60);&quot;00,0&quot;))" office:value-type="string" office:string-value="06 14:06:03,0" calcext:value-type="string">
            <text:p>06 14:06:03,0</text:p>
          </table:table-cell>
          <table:table-cell table:formula="of:=IF ([.J993]&lt;&gt;&quot;&quot;;[.J993]+[.C993];[.G992]+[.C993])" office:value-type="float" office:value="1447065358" calcext:value-type="float">
            <text:p>1447065358</text:p>
          </table:table-cell>
          <table:table-cell table:formula="of:=[.G993]/86400+DATEVALUE(&quot;1970-01-01 00:00:00&quot;)" office:value-type="date" office:date-value="2015-11-09T10:35:57.999999" calcext:value-type="date">
            <text:p>2015/11/09 10:35:58</text:p>
          </table:table-cell>
          <table:table-cell table:number-columns-repeated="6"/>
        </table:table-row>
        <table:table-row table:style-name="ro1">
          <table:table-cell table:formula="of:=[.A993]+1" office:value-type="float" office:value="993" calcext:value-type="float">
            <text:p>993</text:p>
          </table:table-cell>
          <table:table-cell table:formula="of:=[.A994]*1000*50" office:value-type="float" office:value="49650000" calcext:value-type="float">
            <text:p>49650000</text:p>
          </table:table-cell>
          <table:table-cell office:value-type="float" office:value="539.7" calcext:value-type="float">
            <text:p>539,7</text:p>
          </table:table-cell>
          <table:table-cell table:style-name="ce10" table:formula="of:=CONCATENATE(TEXT(MOD(INT([.C994]/60);60);&quot;00&quot;);&quot;:&quot;;TEXT(MOD([.C994];60);&quot;00,0&quot;))" office:value-type="string" office:string-value="08:59,7" calcext:value-type="string">
            <text:p>08:59,7</text:p>
          </table:table-cell>
          <table:table-cell table:formula="of:=[.C994]+[.E993]" office:value-type="float" office:value="569702.7" calcext:value-type="float">
            <text:p>569702,7</text:p>
          </table:table-cell>
          <table:table-cell table:formula="of:=CONCATENATE(TEXT(INT([.E994]/(60*60*24));&quot;00&quot;);&quot; &quot;;TEXT(MOD(INT([.E994]/(60*60));24);&quot;00&quot;);&quot;:&quot;;TEXT(MOD(INT([.E994]/60);60);&quot;00&quot;);&quot;:&quot;;TEXT(MOD([.E994];60);&quot;00,0&quot;))" office:value-type="string" office:string-value="06 14:15:02,7" calcext:value-type="string">
            <text:p>06 14:15:02,7</text:p>
          </table:table-cell>
          <table:table-cell table:formula="of:=IF ([.J994]&lt;&gt;&quot;&quot;;[.J994]+[.C994];[.G993]+[.C994])" office:value-type="float" office:value="1447065897.7" calcext:value-type="float">
            <text:p>1447065898</text:p>
          </table:table-cell>
          <table:table-cell table:formula="of:=[.G994]/86400+DATEVALUE(&quot;1970-01-01 00:00:00&quot;)" office:value-type="date" office:date-value="2015-11-09T10:44:57.7" calcext:value-type="date">
            <text:p>2015/11/09 10:44:58</text:p>
          </table:table-cell>
          <table:table-cell table:number-columns-repeated="6"/>
        </table:table-row>
        <table:table-row table:style-name="ro1">
          <table:table-cell table:formula="of:=[.A994]+1" office:value-type="float" office:value="994" calcext:value-type="float">
            <text:p>994</text:p>
          </table:table-cell>
          <table:table-cell table:formula="of:=[.A995]*1000*50" office:value-type="float" office:value="49700000" calcext:value-type="float">
            <text:p>49700000</text:p>
          </table:table-cell>
          <table:table-cell office:value-type="float" office:value="539.7" calcext:value-type="float">
            <text:p>539,7</text:p>
          </table:table-cell>
          <table:table-cell table:style-name="ce10" table:formula="of:=CONCATENATE(TEXT(MOD(INT([.C995]/60);60);&quot;00&quot;);&quot;:&quot;;TEXT(MOD([.C995];60);&quot;00,0&quot;))" office:value-type="string" office:string-value="08:59,7" calcext:value-type="string">
            <text:p>08:59,7</text:p>
          </table:table-cell>
          <table:table-cell table:formula="of:=[.C995]+[.E994]" office:value-type="float" office:value="570242.4" calcext:value-type="float">
            <text:p>570242,4</text:p>
          </table:table-cell>
          <table:table-cell table:formula="of:=CONCATENATE(TEXT(INT([.E995]/(60*60*24));&quot;00&quot;);&quot; &quot;;TEXT(MOD(INT([.E995]/(60*60));24);&quot;00&quot;);&quot;:&quot;;TEXT(MOD(INT([.E995]/60);60);&quot;00&quot;);&quot;:&quot;;TEXT(MOD([.E995];60);&quot;00,0&quot;))" office:value-type="string" office:string-value="06 14:24:02,4" calcext:value-type="string">
            <text:p>06 14:24:02,4</text:p>
          </table:table-cell>
          <table:table-cell table:formula="of:=IF ([.J995]&lt;&gt;&quot;&quot;;[.J995]+[.C995];[.G994]+[.C995])" office:value-type="float" office:value="1447066437.4" calcext:value-type="float">
            <text:p>1447066437</text:p>
          </table:table-cell>
          <table:table-cell table:formula="of:=[.G995]/86400+DATEVALUE(&quot;1970-01-01 00:00:00&quot;)" office:value-type="date" office:date-value="2015-11-09T10:53:57.4" calcext:value-type="date">
            <text:p>2015/11/09 10:53:57</text:p>
          </table:table-cell>
          <table:table-cell table:number-columns-repeated="6"/>
        </table:table-row>
        <table:table-row table:style-name="ro1">
          <table:table-cell table:formula="of:=[.A995]+1" office:value-type="float" office:value="995" calcext:value-type="float">
            <text:p>995</text:p>
          </table:table-cell>
          <table:table-cell table:formula="of:=[.A996]*1000*50" office:value-type="float" office:value="49750000" calcext:value-type="float">
            <text:p>49750000</text:p>
          </table:table-cell>
          <table:table-cell office:value-type="float" office:value="539.8" calcext:value-type="float">
            <text:p>539,8</text:p>
          </table:table-cell>
          <table:table-cell table:style-name="ce10" table:formula="of:=CONCATENATE(TEXT(MOD(INT([.C996]/60);60);&quot;00&quot;);&quot;:&quot;;TEXT(MOD([.C996];60);&quot;00,0&quot;))" office:value-type="string" office:string-value="08:59,8" calcext:value-type="string">
            <text:p>08:59,8</text:p>
          </table:table-cell>
          <table:table-cell table:formula="of:=[.C996]+[.E995]" office:value-type="float" office:value="570782.2" calcext:value-type="float">
            <text:p>570782,2</text:p>
          </table:table-cell>
          <table:table-cell table:formula="of:=CONCATENATE(TEXT(INT([.E996]/(60*60*24));&quot;00&quot;);&quot; &quot;;TEXT(MOD(INT([.E996]/(60*60));24);&quot;00&quot;);&quot;:&quot;;TEXT(MOD(INT([.E996]/60);60);&quot;00&quot;);&quot;:&quot;;TEXT(MOD([.E996];60);&quot;00,0&quot;))" office:value-type="string" office:string-value="06 14:33:02,2" calcext:value-type="string">
            <text:p>06 14:33:02,2</text:p>
          </table:table-cell>
          <table:table-cell table:formula="of:=IF ([.J996]&lt;&gt;&quot;&quot;;[.J996]+[.C996];[.G995]+[.C996])" office:value-type="float" office:value="1447066977.2" calcext:value-type="float">
            <text:p>1447066977</text:p>
          </table:table-cell>
          <table:table-cell table:formula="of:=[.G996]/86400+DATEVALUE(&quot;1970-01-01 00:00:00&quot;)" office:value-type="date" office:date-value="2015-11-09T11:02:57.2" calcext:value-type="date">
            <text:p>2015/11/09 11:02:57</text:p>
          </table:table-cell>
          <table:table-cell table:number-columns-repeated="6"/>
        </table:table-row>
        <table:table-row table:style-name="ro1">
          <table:table-cell table:formula="of:=[.A996]+1" office:value-type="float" office:value="996" calcext:value-type="float">
            <text:p>996</text:p>
          </table:table-cell>
          <table:table-cell table:formula="of:=[.A997]*1000*50" office:value-type="float" office:value="49800000" calcext:value-type="float">
            <text:p>49800000</text:p>
          </table:table-cell>
          <table:table-cell office:value-type="float" office:value="539.7" calcext:value-type="float">
            <text:p>539,7</text:p>
          </table:table-cell>
          <table:table-cell table:style-name="ce10" table:formula="of:=CONCATENATE(TEXT(MOD(INT([.C997]/60);60);&quot;00&quot;);&quot;:&quot;;TEXT(MOD([.C997];60);&quot;00,0&quot;))" office:value-type="string" office:string-value="08:59,7" calcext:value-type="string">
            <text:p>08:59,7</text:p>
          </table:table-cell>
          <table:table-cell table:formula="of:=[.C997]+[.E996]" office:value-type="float" office:value="571321.9" calcext:value-type="float">
            <text:p>571321,9</text:p>
          </table:table-cell>
          <table:table-cell table:formula="of:=CONCATENATE(TEXT(INT([.E997]/(60*60*24));&quot;00&quot;);&quot; &quot;;TEXT(MOD(INT([.E997]/(60*60));24);&quot;00&quot;);&quot;:&quot;;TEXT(MOD(INT([.E997]/60);60);&quot;00&quot;);&quot;:&quot;;TEXT(MOD([.E997];60);&quot;00,0&quot;))" office:value-type="string" office:string-value="06 14:42:01,9" calcext:value-type="string">
            <text:p>06 14:42:01,9</text:p>
          </table:table-cell>
          <table:table-cell table:formula="of:=IF ([.J997]&lt;&gt;&quot;&quot;;[.J997]+[.C997];[.G996]+[.C997])" office:value-type="float" office:value="1447067516.9" calcext:value-type="float">
            <text:p>1447067517</text:p>
          </table:table-cell>
          <table:table-cell table:formula="of:=[.G997]/86400+DATEVALUE(&quot;1970-01-01 00:00:00&quot;)" office:value-type="date" office:date-value="2015-11-09T11:11:56.9" calcext:value-type="date">
            <text:p>2015/11/09 11:11:57</text:p>
          </table:table-cell>
          <table:table-cell table:number-columns-repeated="6"/>
        </table:table-row>
        <table:table-row table:style-name="ro1">
          <table:table-cell table:formula="of:=[.A997]+1" office:value-type="float" office:value="997" calcext:value-type="float">
            <text:p>997</text:p>
          </table:table-cell>
          <table:table-cell table:formula="of:=[.A998]*1000*50" office:value-type="float" office:value="49850000" calcext:value-type="float">
            <text:p>49850000</text:p>
          </table:table-cell>
          <table:table-cell office:value-type="float" office:value="539.8" calcext:value-type="float">
            <text:p>539,8</text:p>
          </table:table-cell>
          <table:table-cell table:style-name="ce10" table:formula="of:=CONCATENATE(TEXT(MOD(INT([.C998]/60);60);&quot;00&quot;);&quot;:&quot;;TEXT(MOD([.C998];60);&quot;00,0&quot;))" office:value-type="string" office:string-value="08:59,8" calcext:value-type="string">
            <text:p>08:59,8</text:p>
          </table:table-cell>
          <table:table-cell table:formula="of:=[.C998]+[.E997]" office:value-type="float" office:value="571861.7" calcext:value-type="float">
            <text:p>571861,7</text:p>
          </table:table-cell>
          <table:table-cell table:formula="of:=CONCATENATE(TEXT(INT([.E998]/(60*60*24));&quot;00&quot;);&quot; &quot;;TEXT(MOD(INT([.E998]/(60*60));24);&quot;00&quot;);&quot;:&quot;;TEXT(MOD(INT([.E998]/60);60);&quot;00&quot;);&quot;:&quot;;TEXT(MOD([.E998];60);&quot;00,0&quot;))" office:value-type="string" office:string-value="06 14:51:01,7" calcext:value-type="string">
            <text:p>06 14:51:01,7</text:p>
          </table:table-cell>
          <table:table-cell table:formula="of:=IF ([.J998]&lt;&gt;&quot;&quot;;[.J998]+[.C998];[.G997]+[.C998])" office:value-type="float" office:value="1447068056.7" calcext:value-type="float">
            <text:p>1447068057</text:p>
          </table:table-cell>
          <table:table-cell table:formula="of:=[.G998]/86400+DATEVALUE(&quot;1970-01-01 00:00:00&quot;)" office:value-type="date" office:date-value="2015-11-09T11:20:56.7" calcext:value-type="date">
            <text:p>2015/11/09 11:20:57</text:p>
          </table:table-cell>
          <table:table-cell table:number-columns-repeated="6"/>
        </table:table-row>
        <table:table-row table:style-name="ro1">
          <table:table-cell table:formula="of:=[.A998]+1" office:value-type="float" office:value="998" calcext:value-type="float">
            <text:p>998</text:p>
          </table:table-cell>
          <table:table-cell table:formula="of:=[.A999]*1000*50" office:value-type="float" office:value="49900000" calcext:value-type="float">
            <text:p>49900000</text:p>
          </table:table-cell>
          <table:table-cell office:value-type="float" office:value="539.6" calcext:value-type="float">
            <text:p>539,6</text:p>
          </table:table-cell>
          <table:table-cell table:style-name="ce10" table:formula="of:=CONCATENATE(TEXT(MOD(INT([.C999]/60);60);&quot;00&quot;);&quot;:&quot;;TEXT(MOD([.C999];60);&quot;00,0&quot;))" office:value-type="string" office:string-value="08:59,6" calcext:value-type="string">
            <text:p>08:59,6</text:p>
          </table:table-cell>
          <table:table-cell table:formula="of:=[.C999]+[.E998]" office:value-type="float" office:value="572401.3" calcext:value-type="float">
            <text:p>572401,3</text:p>
          </table:table-cell>
          <table:table-cell table:formula="of:=CONCATENATE(TEXT(INT([.E999]/(60*60*24));&quot;00&quot;);&quot; &quot;;TEXT(MOD(INT([.E999]/(60*60));24);&quot;00&quot;);&quot;:&quot;;TEXT(MOD(INT([.E999]/60);60);&quot;00&quot;);&quot;:&quot;;TEXT(MOD([.E999];60);&quot;00,0&quot;))" office:value-type="string" office:string-value="06 15:00:01,3" calcext:value-type="string">
            <text:p>06 15:00:01,3</text:p>
          </table:table-cell>
          <table:table-cell table:formula="of:=IF ([.J999]&lt;&gt;&quot;&quot;;[.J999]+[.C999];[.G998]+[.C999])" office:value-type="float" office:value="1447068596.3" calcext:value-type="float">
            <text:p>1447068596</text:p>
          </table:table-cell>
          <table:table-cell table:formula="of:=[.G999]/86400+DATEVALUE(&quot;1970-01-01 00:00:00&quot;)" office:value-type="date" office:date-value="2015-11-09T11:29:56.299999" calcext:value-type="date">
            <text:p>2015/11/09 11:29:56</text:p>
          </table:table-cell>
          <table:table-cell table:number-columns-repeated="6"/>
        </table:table-row>
        <table:table-row table:style-name="ro1">
          <table:table-cell table:formula="of:=[.A999]+1" office:value-type="float" office:value="999" calcext:value-type="float">
            <text:p>999</text:p>
          </table:table-cell>
          <table:table-cell table:formula="of:=[.A1000]*1000*50" office:value-type="float" office:value="49950000" calcext:value-type="float">
            <text:p>49950000</text:p>
          </table:table-cell>
          <table:table-cell office:value-type="float" office:value="539.8" calcext:value-type="float">
            <text:p>539,8</text:p>
          </table:table-cell>
          <table:table-cell table:style-name="ce10" table:formula="of:=CONCATENATE(TEXT(MOD(INT([.C1000]/60);60);&quot;00&quot;);&quot;:&quot;;TEXT(MOD([.C1000];60);&quot;00,0&quot;))" office:value-type="string" office:string-value="08:59,8" calcext:value-type="string">
            <text:p>08:59,8</text:p>
          </table:table-cell>
          <table:table-cell table:formula="of:=[.C1000]+[.E999]" office:value-type="float" office:value="572941.1" calcext:value-type="float">
            <text:p>572941,1</text:p>
          </table:table-cell>
          <table:table-cell table:formula="of:=CONCATENATE(TEXT(INT([.E1000]/(60*60*24));&quot;00&quot;);&quot; &quot;;TEXT(MOD(INT([.E1000]/(60*60));24);&quot;00&quot;);&quot;:&quot;;TEXT(MOD(INT([.E1000]/60);60);&quot;00&quot;);&quot;:&quot;;TEXT(MOD([.E1000];60);&quot;00,0&quot;))" office:value-type="string" office:string-value="06 15:09:01,1" calcext:value-type="string">
            <text:p>06 15:09:01,1</text:p>
          </table:table-cell>
          <table:table-cell table:formula="of:=IF ([.J1000]&lt;&gt;&quot;&quot;;[.J1000]+[.C1000];[.G999]+[.C1000])" office:value-type="float" office:value="1447069136.1" calcext:value-type="float">
            <text:p>1447069136</text:p>
          </table:table-cell>
          <table:table-cell table:formula="of:=[.G1000]/86400+DATEVALUE(&quot;1970-01-01 00:00:00&quot;)" office:value-type="date" office:date-value="2015-11-09T11:38:56.099999" calcext:value-type="date">
            <text:p>2015/11/09 11:38:56</text:p>
          </table:table-cell>
          <table:table-cell table:number-columns-repeated="6"/>
        </table:table-row>
        <table:table-row table:style-name="ro1">
          <table:table-cell table:formula="of:=[.A1000]+1" office:value-type="float" office:value="1000" calcext:value-type="float">
            <text:p>1000</text:p>
          </table:table-cell>
          <table:table-cell table:formula="of:=[.A1001]*1000*50" office:value-type="float" office:value="50000000" calcext:value-type="float">
            <text:p>50000000</text:p>
          </table:table-cell>
          <table:table-cell office:value-type="float" office:value="539.7" calcext:value-type="float">
            <text:p>539,7</text:p>
          </table:table-cell>
          <table:table-cell table:style-name="ce10" table:formula="of:=CONCATENATE(TEXT(MOD(INT([.C1001]/60);60);&quot;00&quot;);&quot;:&quot;;TEXT(MOD([.C1001];60);&quot;00,0&quot;))" office:value-type="string" office:string-value="08:59,7" calcext:value-type="string">
            <text:p>08:59,7</text:p>
          </table:table-cell>
          <table:table-cell table:formula="of:=[.C1001]+[.E1000]" office:value-type="float" office:value="573480.8" calcext:value-type="float">
            <text:p>573480,8</text:p>
          </table:table-cell>
          <table:table-cell table:formula="of:=CONCATENATE(TEXT(INT([.E1001]/(60*60*24));&quot;00&quot;);&quot; &quot;;TEXT(MOD(INT([.E1001]/(60*60));24);&quot;00&quot;);&quot;:&quot;;TEXT(MOD(INT([.E1001]/60);60);&quot;00&quot;);&quot;:&quot;;TEXT(MOD([.E1001];60);&quot;00,0&quot;))" office:value-type="string" office:string-value="06 15:18:00,8" calcext:value-type="string">
            <text:p>06 15:18:00,8</text:p>
          </table:table-cell>
          <table:table-cell table:formula="of:=IF ([.J1001]&lt;&gt;&quot;&quot;;[.J1001]+[.C1001];[.G1000]+[.C1001])" office:value-type="float" office:value="1447069675.8" calcext:value-type="float">
            <text:p>1447069676</text:p>
          </table:table-cell>
          <table:table-cell table:formula="of:=[.G1001]/86400+DATEVALUE(&quot;1970-01-01 00:00:00&quot;)" office:value-type="date" office:date-value="2015-11-09T11:47:55.799999" calcext:value-type="date">
            <text:p>2015/11/09 11:47:56</text:p>
          </table:table-cell>
          <table:table-cell table:number-columns-repeated="6"/>
        </table:table-row>
        <table:table-row table:style-name="ro1" table:number-rows-repeated="104757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8" number:title="Definido pelo usuário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9">
      <number:number number:decimal-places="1" loext:min-decimal-places="1" number:min-integer-digits="1"/>
    </number:number-style>
    <number:date-style style:name="N110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UTC</number:text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21:13:51.8254373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2:18:59.100964808</meta:creation-date>
    <dc:date>2015-11-10T00:39:42.325443989</dc:date>
    <meta:editing-duration>PT4H52M11S</meta:editing-duration>
    <meta:editing-cycles>26</meta:editing-cycles>
    <meta:generator>LibreOffice/5.0.3.2$Linux_X86_64 LibreOffice_project/00m0$Build-2</meta:generator>
    <meta:document-statistic meta:table-count="1" meta:cell-count="8028" meta:object-count="0"/>
  </office:meta>
</office:document-meta>
</file>